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02847222222222cm"/>
    </style:style>
    <style:style style:name="co2" style:family="table-column">
      <style:table-column-properties fo:break-before="auto" style:column-width="3.21027777777778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29847222222222cm"/>
    </style:style>
    <style:style style:name="co6" style:family="table-column">
      <style:table-column-properties fo:break-before="auto" style:column-width="2.13430555555556cm"/>
    </style:style>
    <style:style style:name="co7" style:family="table-column">
      <style:table-column-properties fo:break-before="auto" style:column-width="2.29305555555556cm" style:use-optimal-column-width="true"/>
    </style:style>
    <style:style style:name="co8" style:family="table-column">
      <style:table-column-properties fo:break-before="auto" style:column-width="2.41652777777778cm" style:use-optimal-column-width="true"/>
    </style:style>
    <style:style style:name="co9" style:family="table-column">
      <style:table-column-properties fo:break-before="auto" style:column-width="1.88736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3" table:default-cell-style-name="ce1"/>
        <table:table-column table:style-name="co9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16370" table:default-cell-style-name="ce1"/>
        <table:table-row table:style-name="ro1">
          <table:table-cell table:style-name="ce1"/>
          <table:table-cell table:style-name="ce2"/>
          <table:table-cell office:value-type="string" table:style-name="ce2">
            <text:p>τ=</text:p>
          </table:table-cell>
          <table:table-cell office:value-type="float" office:value="2527.8876429591737" table:style-name="ce1">
            <text:p>2527,887643</text:p>
          </table:table-cell>
          <table:table-cell table:style-name="ce1"/>
          <table:table-cell office:value-type="string" table:style-name="ce1">
            <text:p>ƩR²=</text:p>
          </table:table-cell>
          <table:table-cell office:value-type="float" office:value="689.60970658566714" table:formula="of:=SUMSQ([.F5:.F1075])" table:style-name="ce2">
            <text:p>689,61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table:style-name="ce2"/>
          <table:table-cell office:value-type="string" table:style-name="ce2">
            <text:p>T<text:span text:style-name="T2">∞</text:span>-T<text:span text:style-name="T2">0</text:span>=</text:p>
          </table:table-cell>
          <table:table-cell office:value-type="float" office:value="7.175051090174847" table:style-name="ce1">
            <text:p>7,17505109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2" table:style-name="ce2"/>
          <table:table-cell table:number-columns-repeated="3" table:style-name="ce1"/>
          <table:table-cell office:value-type="string" table:number-columns-spanned="2" table:number-rows-spanned="1" table:style-name="ce3">
            <text:p>Jacobiana</text:p>
          </table:table-cell>
          <table:covered-table-cell/>
          <table:table-cell table:number-columns-repeated="16376" table:style-name="ce1"/>
        </table:table-row>
        <table:table-row table:style-name="ro2">
          <table:table-cell office:value-type="string" table:style-name="ce1">
            <text:p>tempo (s)</text:p>
          </table:table-cell>
          <table:table-cell office:value-type="string" table:style-name="ce2">
            <text:p>Temperatura (ºC)</text:p>
          </table:table-cell>
          <table:table-cell office:value-type="string" table:style-name="ce2">
            <text:p>Humidade (%)</text:p>
          </table:table-cell>
          <table:table-cell office:value-type="string" table:style-name="ce1">
            <text:p>T-T<text:span text:style-name="T2">0<text:s/></text:span>(ºC)</text:p>
          </table:table-cell>
          <table:table-cell office:value-type="string" table:style-name="ce1">
            <text:p>T-T<text:span text:style-name="T2">0</text:span>calculado (ºC)</text:p>
          </table:table-cell>
          <table:table-cell office:value-type="string" table:style-name="ce1">
            <text:p>Resíduo (ºC)</text:p>
          </table:table-cell>
          <table:table-cell office:value-type="string" table:style-name="ce1">
            <text:p>d(T-T0)/dK</text:p>
          </table:table-cell>
          <table:table-cell office:value-type="string" table:style-name="ce1">
            <text:p>d(T-T0)/dτ</text:p>
          </table:table-cell>
          <table:table-cell table:number-columns-repeated="16376" table:style-name="ce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8.940000000000001" table:style-name="ce1">
            <text:p>18,94</text:p>
          </table:table-cell>
          <table:table-cell office:value-type="float" office:value="96" table:style-name="ce1">
            <text:p>96</text:p>
          </table:table-cell>
          <table:table-cell office:value-type="float" office:value="0" table:formula="of:=[.B5]-[.$B$5]" table:style-name="ce2">
            <text:p>0,00</text:p>
          </table:table-cell>
          <table:table-cell office:value-type="float" office:value="4.8090208416558873E-2" table:formula="of:=[.$D$2]*(1-EXP(-[.A5]/[.$D$1]))" table:style-name="ce1">
            <text:p>0,048090208</text:p>
          </table:table-cell>
          <table:table-cell office:value-type="float" office:value="-4.8090208416558873E-2" table:formula="of:=[.D5]-[.E5]" table:style-name="ce2">
            <text:p>-0,05</text:p>
          </table:table-cell>
          <table:table-cell office:value-type="float" office:value="6.7024203468615262E-3" table:formula="of:=1-EXP(-[.A5]/[.$D$1])" table:style-name="ce1">
            <text:p>0,00670242</text:p>
          </table:table-cell>
          <table:table-cell office:value-type="float" office:value="-728107.70867586683" table:formula="of:=([.$D$2]-[.$D$1]*[.$D$1])*[.A5]*[.G5]" table:style-name="ce1">
            <text:p>-728107,7087</text:p>
          </table:table-cell>
          <table:table-cell table:number-columns-repeated="3" table:style-name="ce1"/>
          <table:table-cell office:value-type="string" table:style-name="ce1">
            <text:p>J<text:span text:style-name="T3">T</text:span>*J=</text:p>
          </table:table-cell>
          <table:table-cell office:value-type="float" office:value="397.94903495692756" table:formula="of:=MMULT(TRANSPOSE([.G5:.H1075]);[.G5:.H1075])" table:number-matrix-columns-spanned="2" table:number-matrix-rows-spanned="2" table:style-name="ce1">
            <text:p>397,949035</text:p>
          </table:table-cell>
          <table:table-cell office:value-type="float" office:value="-8547850834116.3125" table:style-name="ce1">
            <text:p>-8,54785E+12</text:p>
          </table:table-cell>
          <table:table-cell table:number-columns-repeated="1637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98.1" table:style-name="ce1">
            <text:p>98,1</text:p>
          </table:table-cell>
          <table:table-cell office:value-type="float" office:value="5.9999999999998721E-2" table:formula="of:=[.B6]-[.$B$5]" table:style-name="ce2">
            <text:p>0,06</text:p>
          </table:table-cell>
          <table:table-cell office:value-type="float" office:value="6.2172949020274461E-2" table:formula="of:=[.$D$2]*(1-EXP(-[.A6]/[.$D$1]))" table:style-name="ce1">
            <text:p>0,062172949</text:p>
          </table:table-cell>
          <table:table-cell office:value-type="float" office:value="-2.1729490202757398E-3" table:formula="of:=[.D6]-[.E6]" table:style-name="ce2">
            <text:p>0,00</text:p>
          </table:table-cell>
          <table:table-cell office:value-type="float" office:value="8.6651576746834547E-3" table:formula="of:=1-EXP(-[.A6]/[.$D$1])" table:style-name="ce1">
            <text:p>0,008665158</text:p>
          </table:table-cell>
          <table:table-cell office:value-type="float" office:value="-1218187.6626213663" table:formula="of:=([.$D$2]-[.$D$1]*[.$D$1])*[.A6]*[.G6]" table:style-name="ce1">
            <text:p>-1218187,663</text:p>
          </table:table-cell>
          <table:table-cell table:number-columns-repeated="4" table:style-name="ce1"/>
          <table:table-cell office:value-type="float" office:value="-8547850834116.3125" table:style-name="ce1">
            <text:p>-8,54785E+12</text:p>
          </table:table-cell>
          <table:table-cell office:value-type="float" office:value="2.0232009099295579E+23" table:style-name="ce1">
            <text:p>2,0232E+23</text:p>
          </table:table-cell>
          <table:table-cell table:number-columns-repeated="1637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88.3" table:style-name="ce1">
            <text:p>88,3</text:p>
          </table:table-cell>
          <table:table-cell office:value-type="float" office:value="5.9999999999998721E-2" table:formula="of:=[.B7]-[.$B$5]" table:style-name="ce2">
            <text:p>0,06</text:p>
          </table:table-cell>
          <table:table-cell office:value-type="float" office:value="7.6227862393534337E-2" table:formula="of:=[.$D$2]*(1-EXP(-[.A7]/[.$D$1]))" table:style-name="ce1">
            <text:p>0,076227862</text:p>
          </table:table-cell>
          <table:table-cell office:value-type="float" office:value="-1.6227862393535616E-2" table:formula="of:=[.D7]-[.E7]" table:style-name="ce2">
            <text:p>-0,02</text:p>
          </table:table-cell>
          <table:table-cell office:value-type="float" office:value="1.0624016670475966E-2" table:formula="of:=1-EXP(-[.A7]/[.$D$1])" table:style-name="ce1">
            <text:p>0,010624017</text:p>
          </table:table-cell>
          <table:table-cell office:value-type="float" office:value="-1833021.4787471145" table:formula="of:=([.$D$2]-[.$D$1]*[.$D$1])*[.A7]*[.G7]" table:style-name="ce1">
            <text:p>-1833021,479</text:p>
          </table:table-cell>
          <table:table-cell table:number-columns-repeated="16376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.940000000000001" table:style-name="ce1">
            <text:p>18,94</text:p>
          </table:table-cell>
          <table:table-cell office:value-type="float" office:value="83.5" table:style-name="ce1">
            <text:p>83,5</text:p>
          </table:table-cell>
          <table:table-cell office:value-type="float" office:value="0" table:formula="of:=[.B8]-[.$B$5]" table:style-name="ce2">
            <text:p>0,00</text:p>
          </table:table-cell>
          <table:table-cell office:value-type="float" office:value="8.7451794440513403E-2" table:formula="of:=[.$D$2]*(1-EXP(-[.A8]/[.$D$1]))" table:style-name="ce1">
            <text:p>0,087451794</text:p>
          </table:table-cell>
          <table:table-cell office:value-type="float" office:value="-8.7451794440513403E-2" table:formula="of:=[.D8]-[.E8]" table:style-name="ce2">
            <text:p>-0,09</text:p>
          </table:table-cell>
          <table:table-cell office:value-type="float" office:value="1.2188316618437112E-2" table:formula="of:=1-EXP(-[.A8]/[.$D$1])" table:style-name="ce1">
            <text:p>0,012188317</text:p>
          </table:table-cell>
          <table:table-cell office:value-type="float" office:value="-2414462.5165100391" table:formula="of:=([.$D$2]-[.$D$1]*[.$D$1])*[.A8]*[.G8]" table:style-name="ce1">
            <text:p>-2414462,517</text:p>
          </table:table-cell>
          <table:table-cell table:number-columns-repeated="16376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80.7" table:style-name="ce1">
            <text:p>80,7</text:p>
          </table:table-cell>
          <table:table-cell office:value-type="float" office:value="5.9999999999998721E-2" table:formula="of:=[.B9]-[.$B$5]" table:style-name="ce2">
            <text:p>0,06</text:p>
          </table:table-cell>
          <table:table-cell office:value-type="float" office:value="0.10145675729086186" table:formula="of:=[.$D$2]*(1-EXP(-[.A9]/[.$D$1]))" table:style-name="ce1">
            <text:p>0,101456757</text:p>
          </table:table-cell>
          <table:table-cell office:value-type="float" office:value="-4.1456757290863136E-2" table:formula="of:=[.D9]-[.E9]" table:style-name="ce2">
            <text:p>-0,04</text:p>
          </table:table-cell>
          <table:table-cell office:value-type="float" office:value="1.4140213918447442E-2" table:formula="of:=1-EXP(-[.A9]/[.$D$1])" table:style-name="ce1">
            <text:p>0,014140214</text:p>
          </table:table-cell>
          <table:table-cell office:value-type="float" office:value="-3252921.0787884113" table:formula="of:=([.$D$2]-[.$D$1]*[.$D$1])*[.A9]*[.G9]" table:style-name="ce1">
            <text:p>-3252921,079</text:p>
          </table:table-cell>
          <table:table-cell table:number-columns-repeated="3" table:style-name="ce1"/>
          <table:table-cell office:value-type="string" table:style-name="ce1">
            <text:p>Var-Cov=</text:p>
          </table:table-cell>
          <table:table-cell office:value-type="float" office:value="5.2773191949670957E-2" table:formula="of:=[.G1]/(357-2)*MINVERSE([.M5:.N6])" table:number-matrix-columns-spanned="2" table:number-matrix-rows-spanned="2" table:style-name="ce1">
            <text:p>0,052773192</text:p>
          </table:table-cell>
          <table:table-cell office:value-type="float" office:value="2.2296222318409343E-12" table:style-name="ce1">
            <text:p>2,22962E-12</text:p>
          </table:table-cell>
          <table:table-cell table:number-columns-repeated="1637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5.9999999999998721E-2" table:formula="of:=[.B10]-[.$B$5]" table:style-name="ce2">
            <text:p>0,06</text:p>
          </table:table-cell>
          <table:table-cell office:value-type="float" office:value="0.11264079999380981" table:formula="of:=[.$D$2]*(1-EXP(-[.A10]/[.$D$1]))" table:style-name="ce1">
            <text:p>0,1126408</text:p>
          </table:table-cell>
          <table:table-cell office:value-type="float" office:value="-5.2640799993811091E-2" table:formula="of:=[.D10]-[.E10]" table:style-name="ce2">
            <text:p>-0,05</text:p>
          </table:table-cell>
          <table:table-cell office:value-type="float" office:value="1.5698954415537814E-2" table:formula="of:=1-EXP(-[.A10]/[.$D$1])" table:style-name="ce1">
            <text:p>0,015698954</text:p>
          </table:table-cell>
          <table:table-cell office:value-type="float" office:value="-4012783.8413956477" table:formula="of:=([.$D$2]-[.$D$1]*[.$D$1])*[.A10]*[.G10]" table:style-name="ce1">
            <text:p>-4012783,841</text:p>
          </table:table-cell>
          <table:table-cell table:number-columns-repeated="4" table:style-name="ce1"/>
          <table:table-cell office:value-type="float" office:value="2.2296222318409347E-12" table:style-name="ce1">
            <text:p>2,22962E-12</text:p>
          </table:table-cell>
          <table:table-cell office:value-type="float" office:value="1.0380106446620493E-22" table:style-name="ce1">
            <text:p>1,03801E-22</text:p>
          </table:table-cell>
          <table:table-cell table:number-columns-repeated="1637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5.9999999999998721E-2" table:formula="of:=[.B11]-[.$B$5]" table:style-name="ce2">
            <text:p>0,06</text:p>
          </table:table-cell>
          <table:table-cell office:value-type="float" office:value="0.12659598984313319" table:formula="of:=[.$D$2]*(1-EXP(-[.A11]/[.$D$1]))" table:style-name="ce1">
            <text:p>0,12659599</text:p>
          </table:table-cell>
          <table:table-cell office:value-type="float" office:value="-6.6595989843134473E-2" table:formula="of:=[.D11]-[.E11]" table:style-name="ce2">
            <text:p>-0,07</text:p>
          </table:table-cell>
          <table:table-cell office:value-type="float" office:value="1.7643914761316104E-2" table:formula="of:=1-EXP(-[.A11]/[.$D$1])" table:style-name="ce1">
            <text:p>0,017643915</text:p>
          </table:table-cell>
          <table:table-cell office:value-type="float" office:value="-5073673.4403779171" table:formula="of:=([.$D$2]-[.$D$1]*[.$D$1])*[.A11]*[.G11]" table:style-name="ce1">
            <text:p>-5073673,44</text:p>
          </table:table-cell>
          <table:table-cell table:number-columns-repeated="16376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5.9999999999998721E-2" table:formula="of:=[.B12]-[.$B$5]" table:style-name="ce2">
            <text:p>0,06</text:p>
          </table:table-cell>
          <table:table-cell office:value-type="float" office:value="0.13774028496696528" table:formula="of:=[.$D$2]*(1-EXP(-[.A12]/[.$D$1]))" table:style-name="ce1">
            <text:p>0,137740285</text:p>
          </table:table-cell>
          <table:table-cell office:value-type="float" office:value="-7.7740284966966555E-2" table:formula="of:=[.D12]-[.E12]" table:style-name="ce2">
            <text:p>-0,08</text:p>
          </table:table-cell>
          <table:table-cell office:value-type="float" office:value="1.9197115565571354E-2" table:formula="of:=1-EXP(-[.A12]/[.$D$1])" table:style-name="ce1">
            <text:p>0,019197116</text:p>
          </table:table-cell>
          <table:table-cell office:value-type="float" office:value="-6011005.2269908413" table:formula="of:=([.$D$2]-[.$D$1]*[.$D$1])*[.A12]*[.G12]" table:style-name="ce1">
            <text:p>-6011005,227</text:p>
          </table:table-cell>
          <table:table-cell table:style-name="ce1"/>
          <table:table-cell table:style-name="ce1">
            <draw:frame draw:z-index="2" draw:id="id1" draw:style-name="a1" draw:name="Gráfico 6" svg:x="0.36806in" svg:y="0.17881in" svg:width="4.20312in" svg:height="2.619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79.7" table:style-name="ce1">
            <text:p>79,7</text:p>
          </table:table-cell>
          <table:table-cell office:value-type="float" office:value="5.9999999999998721E-2" table:formula="of:=[.B13]-[.$B$5]" table:style-name="ce2">
            <text:p>0,06</text:p>
          </table:table-cell>
          <table:table-cell office:value-type="float" office:value="0.15164587870624527" table:formula="of:=[.$D$2]*(1-EXP(-[.A13]/[.$D$1]))" table:style-name="ce1">
            <text:p>0,151645879</text:p>
          </table:table-cell>
          <table:table-cell office:value-type="float" office:value="-9.1645878706246547E-2" table:formula="of:=[.D13]-[.E13]" table:style-name="ce2">
            <text:p>-0,09</text:p>
          </table:table-cell>
          <table:table-cell office:value-type="float" office:value="2.1135163610737417E-2" table:formula="of:=1-EXP(-[.A13]/[.$D$1])" table:style-name="ce1">
            <text:p>0,021135164</text:p>
          </table:table-cell>
          <table:table-cell office:value-type="float" office:value="-7293137.813493371" table:formula="of:=([.$D$2]-[.$D$1]*[.$D$1])*[.A13]*[.G13]" table:style-name="ce1">
            <text:p>-7293137,813</text:p>
          </table:table-cell>
          <table:table-cell table:number-columns-repeated="16376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5.9999999999998721E-2" table:formula="of:=[.B14]-[.$B$5]" table:style-name="ce2">
            <text:p>0,06</text:p>
          </table:table-cell>
          <table:table-cell office:value-type="float" office:value="0.16552399525393932" table:formula="of:=[.$D$2]*(1-EXP(-[.A14]/[.$D$1]))" table:style-name="ce1">
            <text:p>0,165523995</text:p>
          </table:table-cell>
          <table:table-cell office:value-type="float" office:value="-0.1055239952539406" table:formula="of:=[.D14]-[.E14]" table:style-name="ce2">
            <text:p>-0,11</text:p>
          </table:table-cell>
          <table:table-cell office:value-type="float" office:value="2.306938210943188E-2" table:formula="of:=1-EXP(-[.A14]/[.$D$1])" table:style-name="ce1">
            <text:p>0,023069382</text:p>
          </table:table-cell>
          <table:table-cell office:value-type="float" office:value="-8697671.891475115" table:formula="of:=([.$D$2]-[.$D$1]*[.$D$1])*[.A14]*[.G14]" table:style-name="ce1">
            <text:p>-8697671,891</text:p>
          </table:table-cell>
          <table:table-cell table:number-columns-repeated="16376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office:value-type="float" office:value="83.3" table:style-name="ce1">
            <text:p>83,3</text:p>
          </table:table-cell>
          <table:table-cell office:value-type="float" office:value="5.9999999999998721E-2" table:formula="of:=[.B15]-[.$B$5]" table:style-name="ce2">
            <text:p>0,06</text:p>
          </table:table-cell>
          <table:table-cell office:value-type="float" office:value="0.17660674140360516" table:formula="of:=[.$D$2]*(1-EXP(-[.A15]/[.$D$1]))" table:style-name="ce1">
            <text:p>0,176606741</text:p>
          </table:table-cell>
          <table:table-cell office:value-type="float" office:value="-0.11660674140360644" table:formula="of:=[.D15]-[.E15]" table:style-name="ce2">
            <text:p>-0,12</text:p>
          </table:table-cell>
          <table:table-cell office:value-type="float" office:value="2.4614004720529659E-2" table:formula="of:=1-EXP(-[.A15]/[.$D$1])" table:style-name="ce1">
            <text:p>0,024614005</text:p>
          </table:table-cell>
          <table:table-cell office:value-type="float" office:value="-9909183.6013609078" table:formula="of:=([.$D$2]-[.$D$1]*[.$D$1])*[.A15]*[.G15]" table:style-name="ce1">
            <text:p>-9909183,601</text:p>
          </table:table-cell>
          <table:table-cell table:number-columns-repeated="16376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9" table:style-name="ce1">
            <text:p>19</text:p>
          </table:table-cell>
          <table:table-cell office:value-type="float" office:value="84.6" table:style-name="ce1">
            <text:p>84,6</text:p>
          </table:table-cell>
          <table:table-cell office:value-type="float" office:value="5.9999999999998721E-2" table:formula="of:=[.B16]-[.$B$5]" table:style-name="ce2">
            <text:p>0,06</text:p>
          </table:table-cell>
          <table:table-cell office:value-type="float" office:value="0.19043553575626535" table:formula="of:=[.$D$2]*(1-EXP(-[.A16]/[.$D$1]))" table:style-name="ce1">
            <text:p>0,190435536</text:p>
          </table:table-cell>
          <table:table-cell office:value-type="float" office:value="-0.13043553575626662" table:formula="of:=[.D16]-[.E16]" table:style-name="ce2">
            <text:p>-0,13</text:p>
          </table:table-cell>
          <table:table-cell office:value-type="float" office:value="2.6541349094648004E-2" table:formula="of:=1-EXP(-[.A16]/[.$D$1])" table:style-name="ce1">
            <text:p>0,026541349</text:p>
          </table:table-cell>
          <table:table-cell office:value-type="float" office:value="-11533123.781781042" table:formula="of:=([.$D$2]-[.$D$1]*[.$D$1])*[.A16]*[.G16]" table:style-name="ce1">
            <text:p>-11533123,78</text:p>
          </table:table-cell>
          <table:table-cell table:number-columns-repeated="16376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office:value-type="float" office:value="85.1" table:style-name="ce1">
            <text:p>85,1</text:p>
          </table:table-cell>
          <table:table-cell office:value-type="float" office:value="5.9999999999998721E-2" table:formula="of:=[.B17]-[.$B$5]" table:style-name="ce2">
            <text:p>0,06</text:p>
          </table:table-cell>
          <table:table-cell office:value-type="float" office:value="0.20147889433015842" table:formula="of:=[.$D$2]*(1-EXP(-[.A17]/[.$D$1]))" table:style-name="ce1">
            <text:p>0,201478894</text:p>
          </table:table-cell>
          <table:table-cell office:value-type="float" office:value="-0.1414788943301597" table:formula="of:=[.D17]-[.E17]" table:style-name="ce2">
            <text:p>-0,14</text:p>
          </table:table-cell>
          <table:table-cell office:value-type="float" office:value="2.8080482187235356E-2" table:formula="of:=1-EXP(-[.A17]/[.$D$1])" table:style-name="ce1">
            <text:p>0,028080482</text:p>
          </table:table-cell>
          <table:table-cell office:value-type="float" office:value="-12919690.315325821" table:formula="of:=([.$D$2]-[.$D$1]*[.$D$1])*[.A17]*[.G17]" table:style-name="ce1">
            <text:p>-12919690,32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85.9" table:style-name="ce1">
            <text:p>85,9</text:p>
          </table:table-cell>
          <table:table-cell office:value-type="float" office:value="5.9999999999998721E-2" table:formula="of:=[.B18]-[.$B$5]" table:style-name="ce2">
            <text:p>0,06</text:p>
          </table:table-cell>
          <table:table-cell office:value-type="float" office:value="0.21525854177662182" table:formula="of:=[.$D$2]*(1-EXP(-[.A18]/[.$D$1]))" table:style-name="ce1">
            <text:p>0,215258542</text:p>
          </table:table-cell>
          <table:table-cell office:value-type="float" office:value="-0.1552585417766231" table:formula="of:=[.D18]-[.E18]" table:style-name="ce2">
            <text:p>-0,16</text:p>
          </table:table-cell>
          <table:table-cell office:value-type="float" office:value="3.0000976867103568E-2" table:formula="of:=1-EXP(-[.A18]/[.$D$1])" table:style-name="ce1">
            <text:p>0,030000977</text:p>
          </table:table-cell>
          <table:table-cell office:value-type="float" office:value="-14761862.900088985" table:formula="of:=([.$D$2]-[.$D$1]*[.$D$1])*[.A18]*[.G18]" table:style-name="ce1">
            <text:p>-14761862,9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office:value-type="float" office:value="86.8" table:style-name="ce1">
            <text:p>86,8</text:p>
          </table:table-cell>
          <table:table-cell office:value-type="float" office:value="5.9999999999998721E-2" table:formula="of:=[.B19]-[.$B$5]" table:style-name="ce2">
            <text:p>0,06</text:p>
          </table:table-cell>
          <table:table-cell office:value-type="float" office:value="0.22626265275639509" table:formula="of:=[.$D$2]*(1-EXP(-[.A19]/[.$D$1]))" table:style-name="ce1">
            <text:p>0,226262653</text:p>
          </table:table-cell>
          <table:table-cell office:value-type="float" office:value="-0.16626265275639637" table:formula="of:=[.D19]-[.E19]" table:style-name="ce2">
            <text:p>-0,17</text:p>
          </table:table-cell>
          <table:table-cell office:value-type="float" office:value="3.1534639950679622E-2" table:formula="of:=1-EXP(-[.A19]/[.$D$1])" table:style-name="ce1">
            <text:p>0,03153464</text:p>
          </table:table-cell>
          <table:table-cell office:value-type="float" office:value="-16322547.529915422" table:formula="of:=([.$D$2]-[.$D$1]*[.$D$1])*[.A19]*[.G19]" table:style-name="ce1">
            <text:p>-16322547,53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82.7" table:style-name="ce1">
            <text:p>82,7</text:p>
          </table:table-cell>
          <table:table-cell office:value-type="float" office:value="5.9999999999998721E-2" table:formula="of:=[.B20]-[.$B$5]" table:style-name="ce2">
            <text:p>0,06</text:p>
          </table:table-cell>
          <table:table-cell office:value-type="float" office:value="0.23999332796253145" table:formula="of:=[.$D$2]*(1-EXP(-[.A20]/[.$D$1]))" table:style-name="ce1">
            <text:p>0,239993328</text:p>
          </table:table-cell>
          <table:table-cell office:value-type="float" office:value="-0.17999332796253273" table:formula="of:=[.D20]-[.E20]" table:style-name="ce2">
            <text:p>-0,18</text:p>
          </table:table-cell>
          <table:table-cell office:value-type="float" office:value="3.3448309279799582E-2" table:formula="of:=1-EXP(-[.A20]/[.$D$1])" table:style-name="ce1">
            <text:p>0,033448309</text:p>
          </table:table-cell>
          <table:table-cell office:value-type="float" office:value="-18381784.392236501" table:formula="of:=([.$D$2]-[.$D$1]*[.$D$1])*[.A20]*[.G20]" table:style-name="ce1">
            <text:p>-18381784,39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9" table:style-name="ce1">
            <text:p>19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5.9999999999998721E-2" table:formula="of:=[.B21]-[.$B$5]" table:style-name="ce2">
            <text:p>0,06</text:p>
          </table:table-cell>
          <table:table-cell office:value-type="float" office:value="0.25369687161281329" table:formula="of:=[.$D$2]*(1-EXP(-[.A21]/[.$D$1]))" table:style-name="ce1">
            <text:p>0,253696872</text:p>
          </table:table-cell>
          <table:table-cell office:value-type="float" office:value="-0.19369687161281457" table:formula="of:=[.D21]-[.E21]" table:style-name="ce2">
            <text:p>-0,19</text:p>
          </table:table-cell>
          <table:table-cell office:value-type="float" office:value="3.5358197234332311E-2" table:formula="of:=1-EXP(-[.A21]/[.$D$1])" table:style-name="ce1">
            <text:p>0,035358197</text:p>
          </table:table-cell>
          <table:table-cell office:value-type="float" office:value="-20561109.816327367" table:formula="of:=([.$D$2]-[.$D$1]*[.$D$1])*[.A21]*[.G21]" table:style-name="ce1">
            <text:p>-20561109,82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9" table:style-name="ce1">
            <text:p>19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5.9999999999998721E-2" table:formula="of:=[.B22]-[.$B$5]" table:style-name="ce2">
            <text:p>0,06</text:p>
          </table:table-cell>
          <table:table-cell office:value-type="float" office:value="0.26464020784327402" table:formula="of:=[.$D$2]*(1-EXP(-[.A22]/[.$D$1]))" table:style-name="ce1">
            <text:p>0,264640208</text:p>
          </table:table-cell>
          <table:table-cell office:value-type="float" office:value="-0.2046402078432753" table:formula="of:=[.D22]-[.E22]" table:style-name="ce2">
            <text:p>-0,20</text:p>
          </table:table-cell>
          <table:table-cell office:value-type="float" office:value="3.6883390029885499E-2" table:formula="of:=1-EXP(-[.A22]/[.$D$1])" table:style-name="ce1">
            <text:p>0,03688339</text:p>
          </table:table-cell>
          <table:table-cell office:value-type="float" office:value="-22390793.3977223" table:formula="of:=([.$D$2]-[.$D$1]*[.$D$1])*[.A22]*[.G22]" table:style-name="ce1">
            <text:p>-22390793,4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9" table:style-name="ce1">
            <text:p>19</text:p>
          </table:table-cell>
          <table:table-cell office:value-type="float" office:value="72.2" table:style-name="ce1">
            <text:p>72,2</text:p>
          </table:table-cell>
          <table:table-cell office:value-type="float" office:value="5.9999999999998721E-2" table:formula="of:=[.B23]-[.$B$5]" table:style-name="ce2">
            <text:p>0,06</text:p>
          </table:table-cell>
          <table:table-cell office:value-type="float" office:value="0.27829504972265856" table:formula="of:=[.$D$2]*(1-EXP(-[.A23]/[.$D$1]))" table:style-name="ce1">
            <text:p>0,27829505</text:p>
          </table:table-cell>
          <table:table-cell office:value-type="float" office:value="-0.21829504972265984" table:formula="of:=[.D23]-[.E23]" table:style-name="ce2">
            <text:p>-0,22</text:p>
          </table:table-cell>
          <table:table-cell office:value-type="float" office:value="3.8786490329489332E-2" table:formula="of:=1-EXP(-[.A23]/[.$D$1])" table:style-name="ce1">
            <text:p>0,03878649</text:p>
          </table:table-cell>
          <table:table-cell office:value-type="float" office:value="-24785377.028768729" table:formula="of:=([.$D$2]-[.$D$1]*[.$D$1])*[.A23]*[.G23]" table:style-name="ce1">
            <text:p>-24785377,03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9" table:style-name="ce1">
            <text:p>19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5.9999999999998721E-2" table:formula="of:=[.B24]-[.$B$5]" table:style-name="ce2">
            <text:p>0,06</text:p>
          </table:table-cell>
          <table:table-cell office:value-type="float" office:value="0.28919949383385918" table:formula="of:=[.$D$2]*(1-EXP(-[.A24]/[.$D$1]))" table:style-name="ce1">
            <text:p>0,289199494</text:p>
          </table:table-cell>
          <table:table-cell office:value-type="float" office:value="-0.22919949383386046" table:formula="of:=[.D24]-[.E24]" table:style-name="ce2">
            <text:p>-0,23</text:p>
          </table:table-cell>
          <table:table-cell office:value-type="float" office:value="4.0306262659212888E-2" table:formula="of:=1-EXP(-[.A24]/[.$D$1])" table:style-name="ce1">
            <text:p>0,040306263</text:p>
          </table:table-cell>
          <table:table-cell office:value-type="float" office:value="-26786805.005257614" table:formula="of:=([.$D$2]-[.$D$1]*[.$D$1])*[.A24]*[.G24]" table:style-name="ce1">
            <text:p>-26786805,01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9" table:style-name="ce1">
            <text:p>19</text:p>
          </table:table-cell>
          <table:table-cell office:value-type="float" office:value="77.7" table:style-name="ce1">
            <text:p>77,7</text:p>
          </table:table-cell>
          <table:table-cell office:value-type="float" office:value="5.9999999999998721E-2" table:formula="of:=[.B25]-[.$B$5]" table:style-name="ce2">
            <text:p>0,06</text:p>
          </table:table-cell>
          <table:table-cell office:value-type="float" office:value="0.30280580702622606" table:formula="of:=[.$D$2]*(1-EXP(-[.A25]/[.$D$1]))" table:style-name="ce1">
            <text:p>0,302805807</text:p>
          </table:table-cell>
          <table:table-cell office:value-type="float" office:value="-0.24280580702622734" table:formula="of:=[.D25]-[.E25]" table:style-name="ce2">
            <text:p>-0,24</text:p>
          </table:table-cell>
          <table:table-cell office:value-type="float" office:value="4.2202599426904852E-2" table:formula="of:=1-EXP(-[.A25]/[.$D$1])" table:style-name="ce1">
            <text:p>0,042202599</text:p>
          </table:table-cell>
          <table:table-cell office:value-type="float" office:value="-29395492.841954216" table:formula="of:=([.$D$2]-[.$D$1]*[.$D$1])*[.A25]*[.G25]" table:style-name="ce1">
            <text:p>-29395492,84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9" table:style-name="ce1">
            <text:p>19</text:p>
          </table:table-cell>
          <table:table-cell office:value-type="float" office:value="79.5" table:style-name="ce1">
            <text:p>79,5</text:p>
          </table:table-cell>
          <table:table-cell office:value-type="float" office:value="5.9999999999998721E-2" table:formula="of:=[.B26]-[.$B$5]" table:style-name="ce2">
            <text:p>0,06</text:p>
          </table:table-cell>
          <table:table-cell office:value-type="float" office:value="0.31367149723898918" table:formula="of:=[.$D$2]*(1-EXP(-[.A26]/[.$D$1]))" table:style-name="ce1">
            <text:p>0,313671497</text:p>
          </table:table-cell>
          <table:table-cell office:value-type="float" office:value="-0.25367149723899046" table:formula="of:=[.D26]-[.E26]" table:style-name="ce2">
            <text:p>-0,25</text:p>
          </table:table-cell>
          <table:table-cell office:value-type="float" office:value="4.3716970554887769E-2" table:formula="of:=1-EXP(-[.A26]/[.$D$1])" table:style-name="ce1">
            <text:p>0,043716971</text:p>
          </table:table-cell>
          <table:table-cell office:value-type="float" office:value="-31567744.208507679" table:formula="of:=([.$D$2]-[.$D$1]*[.$D$1])*[.A26]*[.G26]" table:style-name="ce1">
            <text:p>-31567744,21</text:p>
          </table:table-cell>
          <table:table-cell/>
          <table:table-cell table:style-name="ce1">
            <draw:frame draw:z-index="1" draw:id="id0" draw:style-name="a0" draw:name="Gráfico 5" svg:x="0.375in" svg:y="0.1875in" svg:width="4.18056in" svg:height="2.91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9" table:style-name="ce1">
            <text:p>19</text:p>
          </table:table-cell>
          <table:table-cell office:value-type="float" office:value="80.7" table:style-name="ce1">
            <text:p>80,7</text:p>
          </table:table-cell>
          <table:table-cell office:value-type="float" office:value="5.9999999999998721E-2" table:formula="of:=[.B27]-[.$B$5]" table:style-name="ce2">
            <text:p>0,06</text:p>
          </table:table-cell>
          <table:table-cell office:value-type="float" office:value="0.32722945421308508" table:formula="of:=[.$D$2]*(1-EXP(-[.A27]/[.$D$1]))" table:style-name="ce1">
            <text:p>0,327229454</text:p>
          </table:table-cell>
          <table:table-cell office:value-type="float" office:value="-0.26722945421308636" table:formula="of:=[.D27]-[.E27]" table:style-name="ce2">
            <text:p>-0,27</text:p>
          </table:table-cell>
          <table:table-cell office:value-type="float" office:value="4.5606567827952693E-2" table:formula="of:=1-EXP(-[.A27]/[.$D$1])" table:style-name="ce1">
            <text:p>0,045606568</text:p>
          </table:table-cell>
          <table:table-cell office:value-type="float" office:value="-34389387.73324658" table:formula="of:=([.$D$2]-[.$D$1]*[.$D$1])*[.A27]*[.G27]" table:style-name="ce1">
            <text:p>-34389387,73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82.4" table:style-name="ce1">
            <text:p>82,4</text:p>
          </table:table-cell>
          <table:table-cell office:value-type="float" office:value="0.11999999999999744" table:formula="of:=[.B28]-[.$B$5]" table:style-name="ce2">
            <text:p>0,12</text:p>
          </table:table-cell>
          <table:table-cell office:value-type="float" office:value="0.34076062091930265" table:formula="of:=[.$D$2]*(1-EXP(-[.A28]/[.$D$1]))" table:style-name="ce1">
            <text:p>0,340760621</text:p>
          </table:table-cell>
          <table:table-cell office:value-type="float" office:value="-0.22076062091930521" table:formula="of:=[.D28]-[.E28]" table:style-name="ce2">
            <text:p>-0,22</text:p>
          </table:table-cell>
          <table:table-cell office:value-type="float" office:value="4.7492431292360138E-2" table:formula="of:=1-EXP(-[.A28]/[.$D$1])" table:style-name="ce1">
            <text:p>0,047492431</text:p>
          </table:table-cell>
          <table:table-cell office:value-type="float" office:value="-37328845.710999191" table:formula="of:=([.$D$2]-[.$D$1]*[.$D$1])*[.A28]*[.G28]" table:style-name="ce1">
            <text:p>-37328845,71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9" table:style-name="ce1">
            <text:p>19</text:p>
          </table:table-cell>
          <table:table-cell office:value-type="float" office:value="84.2" table:style-name="ce1">
            <text:p>84,2</text:p>
          </table:table-cell>
          <table:table-cell office:value-type="float" office:value="5.9999999999998721E-2" table:formula="of:=[.B29]-[.$B$5]" table:style-name="ce2">
            <text:p>0,06</text:p>
          </table:table-cell>
          <table:table-cell office:value-type="float" office:value="0.3515663008686285" table:formula="of:=[.$D$2]*(1-EXP(-[.A29]/[.$D$1]))" table:style-name="ce1">
            <text:p>0,351566301</text:p>
          </table:table-cell>
          <table:table-cell office:value-type="float" office:value="-0.29156630086862978" table:formula="of:=[.D29]-[.E29]" table:style-name="ce2">
            <text:p>-0,29</text:p>
          </table:table-cell>
          <table:table-cell office:value-type="float" office:value="4.8998438680115552E-2" table:formula="of:=1-EXP(-[.A29]/[.$D$1])" table:style-name="ce1">
            <text:p>0,048998439</text:p>
          </table:table-cell>
          <table:table-cell office:value-type="float" office:value="-39765002.01649069" table:formula="of:=([.$D$2]-[.$D$1]*[.$D$1])*[.A29]*[.G29]" table:style-name="ce1">
            <text:p>-39765002,02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80.8" table:style-name="ce1">
            <text:p>80,8</text:p>
          </table:table-cell>
          <table:table-cell office:value-type="float" office:value="0.11999999999999744" table:formula="of:=[.B30]-[.$B$5]" table:style-name="ce2">
            <text:p>0,12</text:p>
          </table:table-cell>
          <table:table-cell office:value-type="float" office:value="0.36504937842376917" table:formula="of:=[.$D$2]*(1-EXP(-[.A30]/[.$D$1]))" table:style-name="ce1">
            <text:p>0,365049378</text:p>
          </table:table-cell>
          <table:table-cell office:value-type="float" office:value="-0.24504937842377172" table:formula="of:=[.D30]-[.E30]" table:style-name="ce2">
            <text:p>-0,25</text:p>
          </table:table-cell>
          <table:table-cell office:value-type="float" office:value="5.0877599871539503E-2" table:formula="of:=1-EXP(-[.A30]/[.$D$1])" table:style-name="ce1">
            <text:p>0,0508776</text:p>
          </table:table-cell>
          <table:table-cell office:value-type="float" office:value="-42915639.941584766" table:formula="of:=([.$D$2]-[.$D$1]*[.$D$1])*[.A30]*[.G30]" table:style-name="ce1">
            <text:p>-42915639,94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0.11999999999999744" table:formula="of:=[.B31]-[.$B$5]" table:style-name="ce2">
            <text:p>0,12</text:p>
          </table:table-cell>
          <table:table-cell office:value-type="float" office:value="0.3758166554779972" table:formula="of:=[.$D$2]*(1-EXP(-[.A31]/[.$D$1]))" table:style-name="ce1">
            <text:p>0,375816655</text:p>
          </table:table-cell>
          <table:table-cell office:value-type="float" office:value="-0.25581665547799975" table:formula="of:=[.D31]-[.E31]" table:style-name="ce2">
            <text:p>-0,26</text:p>
          </table:table-cell>
          <table:table-cell office:value-type="float" office:value="5.2378254977532013E-2" table:formula="of:=1-EXP(-[.A31]/[.$D$1])" table:style-name="ce1">
            <text:p>0,052378255</text:p>
          </table:table-cell>
          <table:table-cell office:value-type="float" office:value="-45520285.798236072" table:formula="of:=([.$D$2]-[.$D$1]*[.$D$1])*[.A31]*[.G31]" table:style-name="ce1">
            <text:p>-45520285,8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9" table:style-name="ce1">
            <text:p>19</text:p>
          </table:table-cell>
          <table:table-cell office:value-type="float" office:value="73" table:style-name="ce1">
            <text:p>73</text:p>
          </table:table-cell>
          <table:table-cell office:value-type="float" office:value="5.9999999999998721E-2" table:formula="of:=[.B32]-[.$B$5]" table:style-name="ce2">
            <text:p>0,06</text:p>
          </table:table-cell>
          <table:table-cell office:value-type="float" office:value="0.38925181478871645" table:formula="of:=[.$D$2]*(1-EXP(-[.A32]/[.$D$1]))" table:style-name="ce1">
            <text:p>0,389251815</text:p>
          </table:table-cell>
          <table:table-cell office:value-type="float" office:value="-0.32925181478871773" table:formula="of:=[.D32]-[.E32]" table:style-name="ce2">
            <text:p>-0,33</text:p>
          </table:table-cell>
          <table:table-cell office:value-type="float" office:value="5.4250737715545783E-2" table:formula="of:=1-EXP(-[.A32]/[.$D$1])" table:style-name="ce1">
            <text:p>0,054250738</text:p>
          </table:table-cell>
          <table:table-cell office:value-type="float" office:value="-48880969.056339785" table:formula="of:=([.$D$2]-[.$D$1]*[.$D$1])*[.A32]*[.G32]" table:style-name="ce1">
            <text:p>-48880969,06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9" table:style-name="ce1">
            <text:p>19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5.9999999999998721E-2" table:formula="of:=[.B33]-[.$B$5]" table:style-name="ce2">
            <text:p>0,06</text:p>
          </table:table-cell>
          <table:table-cell office:value-type="float" office:value="0.39998082542998908" table:formula="of:=[.$D$2]*(1-EXP(-[.A33]/[.$D$1]))" table:style-name="ce1">
            <text:p>0,399980825</text:p>
          </table:table-cell>
          <table:table-cell office:value-type="float" office:value="-0.33998082542999036" table:formula="of:=[.D33]-[.E33]" table:style-name="ce2">
            <text:p>-0,34</text:p>
          </table:table-cell>
          <table:table-cell office:value-type="float" office:value="5.5746059561541328E-2" table:formula="of:=1-EXP(-[.A33]/[.$D$1])" table:style-name="ce1">
            <text:p>0,05574606</text:p>
          </table:table-cell>
          <table:table-cell office:value-type="float" office:value="-51653198.934146188" table:formula="of:=([.$D$2]-[.$D$1]*[.$D$1])*[.A33]*[.G33]" table:style-name="ce1">
            <text:p>-51653198,93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9" table:style-name="ce1">
            <text:p>19</text:p>
          </table:table-cell>
          <table:table-cell office:value-type="float" office:value="79" table:style-name="ce1">
            <text:p>79</text:p>
          </table:table-cell>
          <table:table-cell office:value-type="float" office:value="5.9999999999998721E-2" table:formula="of:=[.B34]-[.$B$5]" table:style-name="ce2">
            <text:p>0,06</text:p>
          </table:table-cell>
          <table:table-cell office:value-type="float" office:value="0.41336823679554918" table:formula="of:=[.$D$2]*(1-EXP(-[.A34]/[.$D$1]))" table:style-name="ce1">
            <text:p>0,413368237</text:p>
          </table:table-cell>
          <table:table-cell office:value-type="float" office:value="-0.35336823679555046" table:formula="of:=[.D34]-[.E34]" table:style-name="ce2">
            <text:p>-0,35</text:p>
          </table:table-cell>
          <table:table-cell office:value-type="float" office:value="5.7611887581064725E-2" table:formula="of:=1-EXP(-[.A34]/[.$D$1])" table:style-name="ce1">
            <text:p>0,057611888</text:p>
          </table:table-cell>
          <table:table-cell office:value-type="float" office:value="-55222798.308335431" table:formula="of:=([.$D$2]-[.$D$1]*[.$D$1])*[.A34]*[.G34]" table:style-name="ce1">
            <text:p>-55222798,31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9" table:style-name="ce1">
            <text:p>19</text:p>
          </table:table-cell>
          <table:table-cell office:value-type="float" office:value="79.8" table:style-name="ce1">
            <text:p>79,8</text:p>
          </table:table-cell>
          <table:table-cell office:value-type="float" office:value="5.9999999999998721E-2" table:formula="of:=[.B35]-[.$B$5]" table:style-name="ce2">
            <text:p>0,06</text:p>
          </table:table-cell>
          <table:table-cell office:value-type="float" office:value="0.4267291948881432" table:formula="of:=[.$D$2]*(1-EXP(-[.A35]/[.$D$1]))" table:style-name="ce1">
            <text:p>0,426729195</text:p>
          </table:table-cell>
          <table:table-cell office:value-type="float" office:value="-0.36672919488814448" table:formula="of:=[.D35]-[.E35]" table:style-name="ce2">
            <text:p>-0,37</text:p>
          </table:table-cell>
          <table:table-cell office:value-type="float" office:value="5.947402875952823E-2" table:formula="of:=1-EXP(-[.A35]/[.$D$1])" table:style-name="ce1">
            <text:p>0,059474029</text:p>
          </table:table-cell>
          <table:table-cell office:value-type="float" office:value="-58907976.237055734" table:formula="of:=([.$D$2]-[.$D$1]*[.$D$1])*[.A35]*[.G35]" table:style-name="ce1">
            <text:p>-58907976,24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9" table:style-name="ce1">
            <text:p>19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5.9999999999998721E-2" table:formula="of:=[.B36]-[.$B$5]" table:style-name="ce2">
            <text:p>0,06</text:p>
          </table:table-cell>
          <table:table-cell office:value-type="float" office:value="0.43739895013538233" table:formula="of:=[.$D$2]*(1-EXP(-[.A36]/[.$D$1]))" table:style-name="ce1">
            <text:p>0,43739895</text:p>
          </table:table-cell>
          <table:table-cell office:value-type="float" office:value="-0.3773989501353836" table:formula="of:=[.D36]-[.E36]" table:style-name="ce2">
            <text:p>-0,38</text:p>
          </table:table-cell>
          <table:table-cell office:value-type="float" office:value="6.0961092072826406E-2" table:formula="of:=1-EXP(-[.A36]/[.$D$1])" table:style-name="ce1">
            <text:p>0,060961092</text:p>
          </table:table-cell>
          <table:table-cell office:value-type="float" office:value="-61939102.632318646" table:formula="of:=([.$D$2]-[.$D$1]*[.$D$1])*[.A36]*[.G36]" table:style-name="ce1">
            <text:p>-61939102,63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9" table:style-name="ce1">
            <text:p>19</text:p>
          </table:table-cell>
          <table:table-cell office:value-type="float" office:value="82.8" table:style-name="ce1">
            <text:p>82,8</text:p>
          </table:table-cell>
          <table:table-cell office:value-type="float" office:value="5.9999999999998721E-2" table:formula="of:=[.B37]-[.$B$5]" table:style-name="ce2">
            <text:p>0,06</text:p>
          </table:table-cell>
          <table:table-cell office:value-type="float" office:value="0.45071242399057249" table:formula="of:=[.$D$2]*(1-EXP(-[.A37]/[.$D$1]))" table:style-name="ce1">
            <text:p>0,450712424</text:p>
          </table:table-cell>
          <table:table-cell office:value-type="float" office:value="-0.39071242399057377" table:formula="of:=[.D37]-[.E37]" table:style-name="ce2">
            <text:p>-0,39</text:p>
          </table:table-cell>
          <table:table-cell office:value-type="float" office:value="6.2816615286231947E-2" table:formula="of:=1-EXP(-[.A37]/[.$D$1])" table:style-name="ce1">
            <text:p>0,062816615</text:p>
          </table:table-cell>
          <table:table-cell office:value-type="float" office:value="-65831450.789062269" table:formula="of:=([.$D$2]-[.$D$1]*[.$D$1])*[.A37]*[.G37]" table:style-name="ce1">
            <text:p>-65831450,79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9" table:style-name="ce1">
            <text:p>19</text:p>
          </table:table-cell>
          <table:table-cell office:value-type="float" office:value="84.7" table:style-name="ce1">
            <text:p>84,7</text:p>
          </table:table-cell>
          <table:table-cell office:value-type="float" office:value="5.9999999999998721E-2" table:formula="of:=[.B38]-[.$B$5]" table:style-name="ce2">
            <text:p>0,06</text:p>
          </table:table-cell>
          <table:table-cell office:value-type="float" office:value="0.46134425941292295" table:formula="of:=[.$D$2]*(1-EXP(-[.A38]/[.$D$1]))" table:style-name="ce1">
            <text:p>0,461344259</text:p>
          </table:table-cell>
          <table:table-cell office:value-type="float" office:value="-0.40134425941292423" table:formula="of:=[.D38]-[.E38]" table:style-name="ce2">
            <text:p>-0,40</text:p>
          </table:table-cell>
          <table:table-cell office:value-type="float" office:value="6.4298393644146246E-2" table:formula="of:=1-EXP(-[.A38]/[.$D$1])" table:style-name="ce1">
            <text:p>0,064298394</text:p>
          </table:table-cell>
          <table:table-cell office:value-type="float" office:value="-69027866.601596713" table:formula="of:=([.$D$2]-[.$D$1]*[.$D$1])*[.A38]*[.G38]" table:style-name="ce1">
            <text:p>-69027866,6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9" table:style-name="ce1">
            <text:p>19</text:p>
          </table:table-cell>
          <table:table-cell office:value-type="float" office:value="85.6" table:style-name="ce1">
            <text:p>85,6</text:p>
          </table:table-cell>
          <table:table-cell office:value-type="float" office:value="5.9999999999998721E-2" table:formula="of:=[.B39]-[.$B$5]" table:style-name="ce2">
            <text:p>0,06</text:p>
          </table:table-cell>
          <table:table-cell office:value-type="float" office:value="0.47461041778752733" table:formula="of:=[.$D$2]*(1-EXP(-[.A39]/[.$D$1]))" table:style-name="ce1">
            <text:p>0,474610418</text:p>
          </table:table-cell>
          <table:table-cell office:value-type="float" office:value="-0.41461041778752861" table:formula="of:=[.D39]-[.E39]" table:style-name="ce2">
            <text:p>-0,41</text:p>
          </table:table-cell>
          <table:table-cell office:value-type="float" office:value="6.6147322412440368E-2" table:formula="of:=1-EXP(-[.A39]/[.$D$1])" table:style-name="ce1">
            <text:p>0,066147322</text:p>
          </table:table-cell>
          <table:table-cell office:value-type="float" office:value="-73126269.45386678" table:formula="of:=([.$D$2]-[.$D$1]*[.$D$1])*[.A39]*[.G39]" table:style-name="ce1">
            <text:p>-73126269,45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9" table:style-name="ce1">
            <text:p>19</text:p>
          </table:table-cell>
          <table:table-cell office:value-type="float" office:value="86.2" table:style-name="ce1">
            <text:p>86,2</text:p>
          </table:table-cell>
          <table:table-cell office:value-type="float" office:value="5.9999999999998721E-2" table:formula="of:=[.B40]-[.$B$5]" table:style-name="ce2">
            <text:p>0,06</text:p>
          </table:table-cell>
          <table:table-cell office:value-type="float" office:value="0.48785036248279517" table:formula="of:=[.$D$2]*(1-EXP(-[.A40]/[.$D$1]))" table:style-name="ce1">
            <text:p>0,487850362</text:p>
          </table:table-cell>
          <table:table-cell office:value-type="float" office:value="-0.42785036248279645" table:formula="of:=[.D40]-[.E40]" table:style-name="ce2">
            <text:p>-0,43</text:p>
          </table:table-cell>
          <table:table-cell office:value-type="float" office:value="6.7992597732277171E-2" table:formula="of:=1-EXP(-[.A40]/[.$D$1])" table:style-name="ce1">
            <text:p>0,067992598</text:p>
          </table:table-cell>
          <table:table-cell office:value-type="float" office:value="-77338667.073157385" table:formula="of:=([.$D$2]-[.$D$1]*[.$D$1])*[.A40]*[.G40]" table:style-name="ce1">
            <text:p>-77338667,07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9" table:style-name="ce1">
            <text:p>19</text:p>
          </table:table-cell>
          <table:table-cell office:value-type="float" office:value="81.5" table:style-name="ce1">
            <text:p>81,5</text:p>
          </table:table-cell>
          <table:table-cell office:value-type="float" office:value="5.9999999999998721E-2" table:formula="of:=[.B41]-[.$B$5]" table:style-name="ce2">
            <text:p>0,06</text:p>
          </table:table-cell>
          <table:table-cell office:value-type="float" office:value="0.49842347920140778" table:formula="of:=[.$D$2]*(1-EXP(-[.A41]/[.$D$1]))" table:style-name="ce1">
            <text:p>0,498423479</text:p>
          </table:table-cell>
          <table:table-cell office:value-type="float" office:value="-0.43842347920140906" table:formula="of:=[.D41]-[.E41]" table:style-name="ce2">
            <text:p>-0,44</text:p>
          </table:table-cell>
          <table:table-cell office:value-type="float" office:value="6.9466192357002687E-2" table:formula="of:=1-EXP(-[.A41]/[.$D$1])" table:style-name="ce1">
            <text:p>0,069466192</text:p>
          </table:table-cell>
          <table:table-cell office:value-type="float" office:value="-80790431.712824538" table:formula="of:=([.$D$2]-[.$D$1]*[.$D$1])*[.A41]*[.G41]" table:style-name="ce1">
            <text:p>-80790431,71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76.8" table:style-name="ce1">
            <text:p>76,8</text:p>
          </table:table-cell>
          <table:table-cell office:value-type="float" office:value="0.11999999999999744" table:formula="of:=[.B42]-[.$B$5]" table:style-name="ce2">
            <text:p>0,12</text:p>
          </table:table-cell>
          <table:table-cell office:value-type="float" office:value="0.51161636973538094" table:formula="of:=[.$D$2]*(1-EXP(-[.A42]/[.$D$1]))" table:style-name="ce1">
            <text:p>0,51161637</text:p>
          </table:table-cell>
          <table:table-cell office:value-type="float" office:value="-0.3916163697353835" table:formula="of:=[.D42]-[.E42]" table:style-name="ce2">
            <text:p>-0,39</text:p>
          </table:table-cell>
          <table:table-cell office:value-type="float" office:value="7.1304909652275872E-2" table:formula="of:=1-EXP(-[.A42]/[.$D$1])" table:style-name="ce1">
            <text:p>0,07130491</text:p>
          </table:table-cell>
          <table:table-cell office:value-type="float" office:value="-85207159.305408463" table:formula="of:=([.$D$2]-[.$D$1]*[.$D$1])*[.A42]*[.G42]" table:style-name="ce1">
            <text:p>-85207159,31</text:p>
          </table:table-cell>
          <table:table-cell table:number-columns-repeated="1637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9" table:style-name="ce1">
            <text:p>19</text:p>
          </table:table-cell>
          <table:table-cell office:value-type="float" office:value="74.2" table:style-name="ce1">
            <text:p>74,2</text:p>
          </table:table-cell>
          <table:table-cell office:value-type="float" office:value="5.9999999999998721E-2" table:formula="of:=[.B43]-[.$B$5]" table:style-name="ce2">
            <text:p>0,06</text:p>
          </table:table-cell>
          <table:table-cell office:value-type="float" office:value="0.52215191007803963" table:formula="of:=[.$D$2]*(1-EXP(-[.A43]/[.$D$1]))" table:style-name="ce1">
            <text:p>0,52215191</text:p>
          </table:table-cell>
          <table:table-cell office:value-type="float" office:value="-0.46215191007804091" table:formula="of:=[.D43]-[.E43]" table:style-name="ce2">
            <text:p>-0,46</text:p>
          </table:table-cell>
          <table:table-cell office:value-type="float" office:value="7.2773267188724011E-2" table:formula="of:=1-EXP(-[.A43]/[.$D$1])" table:style-name="ce1">
            <text:p>0,072773267</text:p>
          </table:table-cell>
          <table:table-cell office:value-type="float" office:value="-88821946.576498881" table:formula="of:=([.$D$2]-[.$D$1]*[.$D$1])*[.A43]*[.G43]" table:style-name="ce1">
            <text:p>-88821946,58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9" table:style-name="ce1">
            <text:p>19</text:p>
          </table:table-cell>
          <table:table-cell office:value-type="float" office:value="75.3" table:style-name="ce1">
            <text:p>75,3</text:p>
          </table:table-cell>
          <table:table-cell office:value-type="float" office:value="5.9999999999998721E-2" table:formula="of:=[.B44]-[.$B$5]" table:style-name="ce2">
            <text:p>0,06</text:p>
          </table:table-cell>
          <table:table-cell office:value-type="float" office:value="0.53529791367906765" table:formula="of:=[.$D$2]*(1-EXP(-[.A44]/[.$D$1]))" table:style-name="ce1">
            <text:p>0,535297914</text:p>
          </table:table-cell>
          <table:table-cell office:value-type="float" office:value="-0.47529791367906893" table:formula="of:=[.D44]-[.E44]" table:style-name="ce2">
            <text:p>-0,48</text:p>
          </table:table-cell>
          <table:table-cell office:value-type="float" office:value="7.4605449766354637E-2" table:formula="of:=1-EXP(-[.A44]/[.$D$1])" table:style-name="ce1">
            <text:p>0,07460545</text:p>
          </table:table-cell>
          <table:table-cell office:value-type="float" office:value="-93441902.139054671" table:formula="of:=([.$D$2]-[.$D$1]*[.$D$1])*[.A44]*[.G44]" table:style-name="ce1">
            <text:p>-93441902,14</text:p>
          </table:table-cell>
          <table:table-cell table:number-columns-repeated="1637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77" table:style-name="ce1">
            <text:p>77</text:p>
          </table:table-cell>
          <table:table-cell office:value-type="float" office:value="0.11999999999999744" table:formula="of:=[.B45]-[.$B$5]" table:style-name="ce2">
            <text:p>0,12</text:p>
          </table:table-cell>
          <table:table-cell office:value-type="float" office:value="0.54579601119050491" table:formula="of:=[.$D$2]*(1-EXP(-[.A45]/[.$D$1]))" table:style-name="ce1">
            <text:p>0,545796011</text:p>
          </table:table-cell>
          <table:table-cell office:value-type="float" office:value="-0.42579601119050747" table:formula="of:=[.D45]-[.E45]" table:style-name="ce2">
            <text:p>-0,43</text:p>
          </table:table-cell>
          <table:table-cell office:value-type="float" office:value="7.6068588826899153E-2" table:formula="of:=1-EXP(-[.A45]/[.$D$1])" table:style-name="ce1">
            <text:p>0,076068589</text:p>
          </table:table-cell>
          <table:table-cell office:value-type="float" office:value="-97218832.54219681" table:formula="of:=([.$D$2]-[.$D$1]*[.$D$1])*[.A45]*[.G45]" table:style-name="ce1">
            <text:p>-97218832,54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9" table:style-name="ce1">
            <text:p>19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5.9999999999998721E-2" table:formula="of:=[.B46]-[.$B$5]" table:style-name="ce2">
            <text:p>0,06</text:p>
          </table:table-cell>
          <table:table-cell office:value-type="float" office:value="0.55889529449261433" table:formula="of:=[.$D$2]*(1-EXP(-[.A46]/[.$D$1]))" table:style-name="ce1">
            <text:p>0,558895294</text:p>
          </table:table-cell>
          <table:table-cell office:value-type="float" office:value="-0.4988952944926156" table:formula="of:=[.D46]-[.E46]" table:style-name="ce2">
            <text:p>-0,50</text:p>
          </table:table-cell>
          <table:table-cell office:value-type="float" office:value="7.7894259910976427E-2" table:formula="of:=1-EXP(-[.A46]/[.$D$1])" table:style-name="ce1">
            <text:p>0,07789426</text:p>
          </table:table-cell>
          <table:table-cell office:value-type="float" office:value="-102040919.32353354" table:formula="of:=([.$D$2]-[.$D$1]*[.$D$1])*[.A46]*[.G46]" table:style-name="ce1">
            <text:p>-102040919,3</text:p>
          </table:table-cell>
          <table:table-cell table:number-columns-repeated="1637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9" table:style-name="ce1">
            <text:p>19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5.9999999999998721E-2" table:formula="of:=[.B47]-[.$B$5]" table:style-name="ce2">
            <text:p>0,06</text:p>
          </table:table-cell>
          <table:table-cell office:value-type="float" office:value="0.57196869385739046" table:formula="of:=[.$D$2]*(1-EXP(-[.A47]/[.$D$1]))" table:style-name="ce1">
            <text:p>0,571968694</text:p>
          </table:table-cell>
          <table:table-cell office:value-type="float" office:value="-0.51196869385739174" table:formula="of:=[.D47]-[.E47]" table:style-name="ce2">
            <text:p>-0,51</text:p>
          </table:table-cell>
          <table:table-cell office:value-type="float" office:value="7.971632350334279E-2" table:formula="of:=1-EXP(-[.A47]/[.$D$1])" table:style-name="ce1">
            <text:p>0,079716324</text:p>
          </table:table-cell>
          <table:table-cell office:value-type="float" office:value="-106974829.24714245" table:formula="of:=([.$D$2]-[.$D$1]*[.$D$1])*[.A47]*[.G47]" table:style-name="ce1">
            <text:p>-106974829,2</text:p>
          </table:table-cell>
          <table:table-cell table:number-columns-repeated="1637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9" table:style-name="ce1">
            <text:p>19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5.9999999999998721E-2" table:formula="of:=[.B48]-[.$B$5]" table:style-name="ce2">
            <text:p>0,06</text:p>
          </table:table-cell>
          <table:table-cell office:value-type="float" office:value="0.58240881128795796" table:formula="of:=[.$D$2]*(1-EXP(-[.A48]/[.$D$1]))" table:style-name="ce1">
            <text:p>0,582408811</text:p>
          </table:table-cell>
          <table:table-cell office:value-type="float" office:value="-0.52240881128795924" table:formula="of:=[.D48]-[.E48]" table:style-name="ce2">
            <text:p>-0,52</text:p>
          </table:table-cell>
          <table:table-cell office:value-type="float" office:value="8.1171381773919249E-2" table:formula="of:=1-EXP(-[.A48]/[.$D$1])" table:style-name="ce1">
            <text:p>0,081171382</text:p>
          </table:table-cell>
          <table:table-cell office:value-type="float" office:value="-111002244.02932966" table:formula="of:=([.$D$2]-[.$D$1]*[.$D$1])*[.A48]*[.G48]" table:style-name="ce1">
            <text:p>-111002244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9" table:style-name="ce1">
            <text:p>19</text:p>
          </table:table-cell>
          <table:table-cell office:value-type="float" office:value="83.7" table:style-name="ce1">
            <text:p>83,7</text:p>
          </table:table-cell>
          <table:table-cell office:value-type="float" office:value="5.9999999999998721E-2" table:formula="of:=[.B49]-[.$B$5]" table:style-name="ce2">
            <text:p>0,06</text:p>
          </table:table-cell>
          <table:table-cell office:value-type="float" office:value="0.59543574838596969" table:formula="of:=[.$D$2]*(1-EXP(-[.A49]/[.$D$1]))" table:style-name="ce1">
            <text:p>0,595435748</text:p>
          </table:table-cell>
          <table:table-cell office:value-type="float" office:value="-0.53543574838597097" table:formula="of:=[.D49]-[.E49]" table:style-name="ce2">
            <text:p>-0,54</text:p>
          </table:table-cell>
          <table:table-cell office:value-type="float" office:value="8.2986969835145752E-2" table:formula="of:=1-EXP(-[.A49]/[.$D$1])" table:style-name="ce1">
            <text:p>0,08298697</text:p>
          </table:table-cell>
          <table:table-cell office:value-type="float" office:value="-116136589.49861047" table:formula="of:=([.$D$2]-[.$D$1]*[.$D$1])*[.A49]*[.G49]" table:style-name="ce1">
            <text:p>-116136589,5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9" table:style-name="ce1">
            <text:p>19</text:p>
          </table:table-cell>
          <table:table-cell office:value-type="float" office:value="85.4" table:style-name="ce1">
            <text:p>85,4</text:p>
          </table:table-cell>
          <table:table-cell office:value-type="float" office:value="5.9999999999998721E-2" table:formula="of:=[.B50]-[.$B$5]" table:style-name="ce2">
            <text:p>0,06</text:p>
          </table:table-cell>
          <table:table-cell office:value-type="float" office:value="0.60583876211400467" table:formula="of:=[.$D$2]*(1-EXP(-[.A50]/[.$D$1]))" table:style-name="ce1">
            <text:p>0,605838762</text:p>
          </table:table-cell>
          <table:table-cell office:value-type="float" office:value="-0.54583876211400595" table:formula="of:=[.D50]-[.E50]" table:style-name="ce2">
            <text:p>-0,55</text:p>
          </table:table-cell>
          <table:table-cell office:value-type="float" office:value="8.4436856894804513E-2" table:formula="of:=1-EXP(-[.A50]/[.$D$1])" table:style-name="ce1">
            <text:p>0,084436857</text:p>
          </table:table-cell>
          <table:table-cell office:value-type="float" office:value="-120323918.80597173" table:formula="of:=([.$D$2]-[.$D$1]*[.$D$1])*[.A50]*[.G50]" table:style-name="ce1">
            <text:p>-120323918,8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9" table:style-name="ce1">
            <text:p>19</text:p>
          </table:table-cell>
          <table:table-cell office:value-type="float" office:value="86.6" table:style-name="ce1">
            <text:p>86,6</text:p>
          </table:table-cell>
          <table:table-cell office:value-type="float" office:value="5.9999999999998721E-2" table:formula="of:=[.B51]-[.$B$5]" table:style-name="ce2">
            <text:p>0,06</text:p>
          </table:table-cell>
          <table:table-cell office:value-type="float" office:value="0.61881940207003461" table:formula="of:=[.$D$2]*(1-EXP(-[.A51]/[.$D$1]))" table:style-name="ce1">
            <text:p>0,618819402</text:p>
          </table:table-cell>
          <table:table-cell office:value-type="float" office:value="-0.55881940207003589" table:formula="of:=[.D51]-[.E51]" table:style-name="ce2">
            <text:p>-0,56</text:p>
          </table:table-cell>
          <table:table-cell office:value-type="float" office:value="8.6245992438634289E-2" table:formula="of:=1-EXP(-[.A51]/[.$D$1])" table:style-name="ce1">
            <text:p>0,086245992</text:p>
          </table:table-cell>
          <table:table-cell office:value-type="float" office:value="-125657616.38571215" table:formula="of:=([.$D$2]-[.$D$1]*[.$D$1])*[.A51]*[.G51]" table:style-name="ce1">
            <text:p>-125657616,4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9" table:style-name="ce1">
            <text:p>19</text:p>
          </table:table-cell>
          <table:table-cell office:value-type="float" office:value="82.4" table:style-name="ce1">
            <text:p>82,4</text:p>
          </table:table-cell>
          <table:table-cell office:value-type="float" office:value="5.9999999999998721E-2" table:formula="of:=[.B52]-[.$B$5]" table:style-name="ce2">
            <text:p>0,06</text:p>
          </table:table-cell>
          <table:table-cell office:value-type="float" office:value="0.62918544396040876" table:formula="of:=[.$D$2]*(1-EXP(-[.A52]/[.$D$1]))" table:style-name="ce1">
            <text:p>0,629185444</text:p>
          </table:table-cell>
          <table:table-cell office:value-type="float" office:value="-0.56918544396041004" table:formula="of:=[.D52]-[.E52]" table:style-name="ce2">
            <text:p>-0,57</text:p>
          </table:table-cell>
          <table:table-cell office:value-type="float" office:value="8.769072666562383E-2" table:formula="of:=1-EXP(-[.A52]/[.$D$1])" table:style-name="ce1">
            <text:p>0,087690727</text:p>
          </table:table-cell>
          <table:table-cell office:value-type="float" office:value="-130003995.5402098" table:formula="of:=([.$D$2]-[.$D$1]*[.$D$1])*[.A52]*[.G52]" table:style-name="ce1">
            <text:p>-130003995,5</text:p>
          </table:table-cell>
          <table:table-cell table:number-columns-repeated="16376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79" table:style-name="ce1">
            <text:p>79</text:p>
          </table:table-cell>
          <table:table-cell office:value-type="float" office:value="0.11999999999999744" table:formula="of:=[.B53]-[.$B$5]" table:style-name="ce2">
            <text:p>0,12</text:p>
          </table:table-cell>
          <table:table-cell office:value-type="float" office:value="0.64211995131239374" table:formula="of:=[.$D$2]*(1-EXP(-[.A53]/[.$D$1]))" table:style-name="ce1">
            <text:p>0,642119951</text:p>
          </table:table-cell>
          <table:table-cell office:value-type="float" office:value="-0.5221199513123963" table:formula="of:=[.D53]-[.E53]" table:style-name="ce2">
            <text:p>-0,52</text:p>
          </table:table-cell>
          <table:table-cell office:value-type="float" office:value="8.9493432624010216E-2" table:formula="of:=1-EXP(-[.A53]/[.$D$1])" table:style-name="ce1">
            <text:p>0,089493433</text:p>
          </table:table-cell>
          <table:table-cell office:value-type="float" office:value="-135535966.96453667" table:formula="of:=([.$D$2]-[.$D$1]*[.$D$1])*[.A53]*[.G53]" table:style-name="ce1">
            <text:p>-135535967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75.8" table:style-name="ce1">
            <text:p>75,8</text:p>
          </table:table-cell>
          <table:table-cell office:value-type="float" office:value="0.11999999999999744" table:formula="of:=[.B54]-[.$B$5]" table:style-name="ce2">
            <text:p>0,12</text:p>
          </table:table-cell>
          <table:table-cell office:value-type="float" office:value="0.65502890032122263" table:formula="of:=[.$D$2]*(1-EXP(-[.A54]/[.$D$1]))" table:style-name="ce1">
            <text:p>0,6550289</text:p>
          </table:table-cell>
          <table:table-cell office:value-type="float" office:value="-0.53502890032122519" table:formula="of:=[.D54]-[.E54]" table:style-name="ce2">
            <text:p>-0,54</text:p>
          </table:table-cell>
          <table:table-cell office:value-type="float" office:value="9.1292576469341968E-2" table:formula="of:=1-EXP(-[.A54]/[.$D$1])" table:style-name="ce1">
            <text:p>0,091292576</text:p>
          </table:table-cell>
          <table:table-cell office:value-type="float" office:value="-141177626.50259674" table:formula="of:=([.$D$2]-[.$D$1]*[.$D$1])*[.A54]*[.G54]" table:style-name="ce1">
            <text:p>-141177626,5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73.3" table:style-name="ce1">
            <text:p>73,3</text:p>
          </table:table-cell>
          <table:table-cell office:value-type="float" office:value="0.11999999999999744" table:formula="of:=[.B55]-[.$B$5]" table:style-name="ce2">
            <text:p>0,12</text:p>
          </table:table-cell>
          <table:table-cell office:value-type="float" office:value="0.6653376914624537" table:formula="of:=[.$D$2]*(1-EXP(-[.A55]/[.$D$1]))" table:style-name="ce1">
            <text:p>0,665337691</text:p>
          </table:table-cell>
          <table:table-cell office:value-type="float" office:value="-0.54533769146245625" table:formula="of:=[.D55]-[.E55]" table:style-name="ce2">
            <text:p>-0,55</text:p>
          </table:table-cell>
          <table:table-cell office:value-type="float" office:value="9.2729331554660788E-2" table:formula="of:=1-EXP(-[.A55]/[.$D$1])" table:style-name="ce1">
            <text:p>0,092729332</text:p>
          </table:table-cell>
          <table:table-cell office:value-type="float" office:value="-145769707.56369138" table:formula="of:=([.$D$2]-[.$D$1]*[.$D$1])*[.A55]*[.G55]" table:style-name="ce1">
            <text:p>-145769707,6</text:p>
          </table:table-cell>
          <table:table-cell table:number-columns-repeated="16376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75.8" table:style-name="ce1">
            <text:p>75,8</text:p>
          </table:table-cell>
          <table:table-cell office:value-type="float" office:value="0.11999999999999744" table:formula="of:=[.B56]-[.$B$5]" table:style-name="ce2">
            <text:p>0,12</text:p>
          </table:table-cell>
          <table:table-cell office:value-type="float" office:value="0.67820076265360418" table:formula="of:=[.$D$2]*(1-EXP(-[.A56]/[.$D$1]))" table:style-name="ce1">
            <text:p>0,678200763</text:p>
          </table:table-cell>
          <table:table-cell office:value-type="float" office:value="-0.55820076265360674" table:formula="of:=[.D56]-[.E56]" table:style-name="ce2">
            <text:p>-0,56</text:p>
          </table:table-cell>
          <table:table-cell office:value-type="float" office:value="9.4522081324591278E-2" table:formula="of:=1-EXP(-[.A56]/[.$D$1])" table:style-name="ce1">
            <text:p>0,094522081</text:p>
          </table:table-cell>
          <table:table-cell office:value-type="float" office:value="-151607973.86444005" table:formula="of:=([.$D$2]-[.$D$1]*[.$D$1])*[.A56]*[.G56]" table:style-name="ce1">
            <text:p>-151607973,9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77.8" table:style-name="ce1">
            <text:p>77,8</text:p>
          </table:table-cell>
          <table:table-cell office:value-type="float" office:value="0.11999999999999744" table:formula="of:=[.B57]-[.$B$5]" table:style-name="ce2">
            <text:p>0,12</text:p>
          </table:table-cell>
          <table:table-cell office:value-type="float" office:value="0.68847291681996237" table:formula="of:=[.$D$2]*(1-EXP(-[.A57]/[.$D$1]))" table:style-name="ce1">
            <text:p>0,688472917</text:p>
          </table:table-cell>
          <table:table-cell office:value-type="float" office:value="-0.56847291681996492" table:formula="of:=[.D57]-[.E57]" table:style-name="ce2">
            <text:p>-0,57</text:p>
          </table:table-cell>
          <table:table-cell office:value-type="float" office:value="9.5953730247680391E-2" table:formula="of:=1-EXP(-[.A57]/[.$D$1])" table:style-name="ce1">
            <text:p>0,09595373</text:p>
          </table:table-cell>
          <table:table-cell office:value-type="float" office:value="-156356913.74293378" table:formula="of:=([.$D$2]-[.$D$1]*[.$D$1])*[.A57]*[.G57]" table:style-name="ce1">
            <text:p>-156356913,7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0.11999999999999744" table:formula="of:=[.B58]-[.$B$5]" table:style-name="ce2">
            <text:p>0,12</text:p>
          </table:table-cell>
          <table:table-cell office:value-type="float" office:value="0.70129027324111171" table:formula="of:=[.$D$2]*(1-EXP(-[.A58]/[.$D$1]))" table:style-name="ce1">
            <text:p>0,701290273</text:p>
          </table:table-cell>
          <table:table-cell office:value-type="float" office:value="-0.58129027324111426" table:formula="of:=[.D58]-[.E58]" table:style-name="ce2">
            <text:p>-0,58</text:p>
          </table:table-cell>
          <table:table-cell office:value-type="float" office:value="9.7740108666462766E-2" table:formula="of:=1-EXP(-[.A58]/[.$D$1])" table:style-name="ce1">
            <text:p>0,097740109</text:p>
          </table:table-cell>
          <table:table-cell office:value-type="float" office:value="-162390721.64650279" table:formula="of:=([.$D$2]-[.$D$1]*[.$D$1])*[.A58]*[.G58]" table:style-name="ce1">
            <text:p>-162390721,6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82.3" table:style-name="ce1">
            <text:p>82,3</text:p>
          </table:table-cell>
          <table:table-cell office:value-type="float" office:value="0.11999999999999744" table:formula="of:=[.B59]-[.$B$5]" table:style-name="ce2">
            <text:p>0,12</text:p>
          </table:table-cell>
          <table:table-cell office:value-type="float" office:value="0.71152592063873998" table:formula="of:=[.$D$2]*(1-EXP(-[.A59]/[.$D$1]))" table:style-name="ce1">
            <text:p>0,711525921</text:p>
          </table:table-cell>
          <table:table-cell office:value-type="float" office:value="-0.59152592063874254" table:formula="of:=[.D59]-[.E59]" table:style-name="ce2">
            <text:p>-0,59</text:p>
          </table:table-cell>
          <table:table-cell office:value-type="float" office:value="9.9166669574390576E-2" table:formula="of:=1-EXP(-[.A59]/[.$D$1])" table:style-name="ce1">
            <text:p>0,09916667</text:p>
          </table:table-cell>
          <table:table-cell office:value-type="float" office:value="-167295670.25198111" table:formula="of:=([.$D$2]-[.$D$1]*[.$D$1])*[.A59]*[.G59]" table:style-name="ce1">
            <text:p>-167295670,3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83.7" table:style-name="ce1">
            <text:p>83,7</text:p>
          </table:table-cell>
          <table:table-cell office:value-type="float" office:value="0.11999999999999744" table:formula="of:=[.B60]-[.$B$5]" table:style-name="ce2">
            <text:p>0,12</text:p>
          </table:table-cell>
          <table:table-cell office:value-type="float" office:value="0.72429772475810139" table:formula="of:=[.$D$2]*(1-EXP(-[.A60]/[.$D$1]))" table:style-name="ce1">
            <text:p>0,724297725</text:p>
          </table:table-cell>
          <table:table-cell office:value-type="float" office:value="-0.60429772475810395" table:formula="of:=[.D60]-[.E60]" table:style-name="ce2">
            <text:p>-0,60</text:p>
          </table:table-cell>
          <table:table-cell office:value-type="float" office:value="0.10094669928551703" table:formula="of:=1-EXP(-[.A60]/[.$D$1])" table:style-name="ce1">
            <text:p>0,100946699</text:p>
          </table:table-cell>
          <table:table-cell office:value-type="float" office:value="-173523959.68630174" table:formula="of:=([.$D$2]-[.$D$1]*[.$D$1])*[.A60]*[.G60]" table:style-name="ce1">
            <text:p>-173523959,7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0.11999999999999744" table:formula="of:=[.B61]-[.$B$5]" table:style-name="ce2">
            <text:p>0,12</text:p>
          </table:table-cell>
          <table:table-cell office:value-type="float" office:value="0.73704429203283295" table:formula="of:=[.$D$2]*(1-EXP(-[.A61]/[.$D$1]))" table:style-name="ce1">
            <text:p>0,737044292</text:p>
          </table:table-cell>
          <table:table-cell office:value-type="float" office:value="-0.61704429203283551" table:formula="of:=[.D61]-[.E61]" table:style-name="ce2">
            <text:p>-0,62</text:p>
          </table:table-cell>
          <table:table-cell office:value-type="float" office:value="0.10272321169142673" table:formula="of:=1-EXP(-[.A61]/[.$D$1])" table:style-name="ce1">
            <text:p>0,102723212</text:p>
          </table:table-cell>
          <table:table-cell office:value-type="float" office:value="-179859838.22495717" table:formula="of:=([.$D$2]-[.$D$1]*[.$D$1])*[.A61]*[.G61]" table:style-name="ce1">
            <text:p>-179859838,2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77.5" table:style-name="ce1">
            <text:p>77,5</text:p>
          </table:table-cell>
          <table:table-cell office:value-type="float" office:value="0.11999999999999744" table:formula="of:=[.B62]-[.$B$5]" table:style-name="ce2">
            <text:p>0,12</text:p>
          </table:table-cell>
          <table:table-cell office:value-type="float" office:value="0.74722340883877736" table:formula="of:=[.$D$2]*(1-EXP(-[.A62]/[.$D$1]))" table:style-name="ce1">
            <text:p>0,747223409</text:p>
          </table:table-cell>
          <table:table-cell office:value-type="float" office:value="-0.62722340883877992" table:formula="of:=[.D62]-[.E62]" table:style-name="ce2">
            <text:p>-0,63</text:p>
          </table:table-cell>
          <table:table-cell office:value-type="float" office:value="0.10414189382734673" table:formula="of:=1-EXP(-[.A62]/[.$D$1])" table:style-name="ce1">
            <text:p>0,104141894</text:p>
          </table:table-cell>
          <table:table-cell office:value-type="float" office:value="-185005786.94758838" table:formula="of:=([.$D$2]-[.$D$1]*[.$D$1])*[.A62]*[.G62]" table:style-name="ce1">
            <text:p>-185005786,9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75.400000000000006" table:style-name="ce1">
            <text:p>75,4</text:p>
          </table:table-cell>
          <table:table-cell office:value-type="float" office:value="0.11999999999999744" table:formula="of:=[.B63]-[.$B$5]" table:style-name="ce2">
            <text:p>0,12</text:p>
          </table:table-cell>
          <table:table-cell office:value-type="float" office:value="0.75992467539312758" table:formula="of:=[.$D$2]*(1-EXP(-[.A63]/[.$D$1]))" table:style-name="ce1">
            <text:p>0,759924675</text:p>
          </table:table-cell>
          <table:table-cell office:value-type="float" office:value="-0.63992467539313014" table:formula="of:=[.D63]-[.E63]" table:style-name="ce2">
            <text:p>-0,64</text:p>
          </table:table-cell>
          <table:table-cell office:value-type="float" office:value="0.1059120925889615" table:formula="of:=1-EXP(-[.A63]/[.$D$1])" table:style-name="ce1">
            <text:p>0,105912093</text:p>
          </table:table-cell>
          <table:table-cell office:value-type="float" office:value="-191534508.07531917" table:formula="of:=([.$D$2]-[.$D$1]*[.$D$1])*[.A63]*[.G63]" table:style-name="ce1">
            <text:p>-191534508,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75.8" table:style-name="ce1">
            <text:p>75,8</text:p>
          </table:table-cell>
          <table:table-cell office:value-type="float" office:value="0.11999999999999744" table:formula="of:=[.B64]-[.$B$5]" table:style-name="ce2">
            <text:p>0,12</text:p>
          </table:table-cell>
          <table:table-cell office:value-type="float" office:value="0.77006761608088981" table:formula="of:=[.$D$2]*(1-EXP(-[.A64]/[.$D$1]))" table:style-name="ce1">
            <text:p>0,770067616</text:p>
          </table:table-cell>
          <table:table-cell office:value-type="float" office:value="-0.65006761608089236" table:formula="of:=[.D64]-[.E64]" table:style-name="ce2">
            <text:p>-0,65</text:p>
          </table:table-cell>
          <table:table-cell office:value-type="float" office:value="0.1073257327930921" table:formula="of:=1-EXP(-[.A64]/[.$D$1])" table:style-name="ce1">
            <text:p>0,107325733</text:p>
          </table:table-cell>
          <table:table-cell office:value-type="float" office:value="-196834311.47960755" table:formula="of:=([.$D$2]-[.$D$1]*[.$D$1])*[.A64]*[.G64]" table:style-name="ce1">
            <text:p>-196834311,5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78.2" table:style-name="ce1">
            <text:p>78,2</text:p>
          </table:table-cell>
          <table:table-cell office:value-type="float" office:value="0.11999999999999744" table:formula="of:=[.B65]-[.$B$5]" table:style-name="ce2">
            <text:p>0,12</text:p>
          </table:table-cell>
          <table:table-cell office:value-type="float" office:value="0.78272374291155955" table:formula="of:=[.$D$2]*(1-EXP(-[.A65]/[.$D$1]))" table:style-name="ce1">
            <text:p>0,782723743</text:p>
          </table:table-cell>
          <table:table-cell office:value-type="float" office:value="-0.66272374291156211" table:formula="of:=[.D65]-[.E65]" table:style-name="ce2">
            <text:p>-0,66</text:p>
          </table:table-cell>
          <table:table-cell office:value-type="float" office:value="0.10908964034881674" table:formula="of:=1-EXP(-[.A65]/[.$D$1])" table:style-name="ce1">
            <text:p>0,10908964</text:p>
          </table:table-cell>
          <table:table-cell office:value-type="float" office:value="-203554828.02355185" table:formula="of:=([.$D$2]-[.$D$1]*[.$D$1])*[.A65]*[.G65]" table:style-name="ce1">
            <text:p>-203554828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78.8" table:style-name="ce1">
            <text:p>78,8</text:p>
          </table:table-cell>
          <table:table-cell office:value-type="float" office:value="0.11999999999999744" table:formula="of:=[.B66]-[.$B$5]" table:style-name="ce2">
            <text:p>0,12</text:p>
          </table:table-cell>
          <table:table-cell office:value-type="float" office:value="0.79283063604941717" table:formula="of:=[.$D$2]*(1-EXP(-[.A66]/[.$D$1]))" table:style-name="ce1">
            <text:p>0,792830636</text:p>
          </table:table-cell>
          <table:table-cell office:value-type="float" office:value="-0.67283063604941973" table:formula="of:=[.D66]-[.E66]" table:style-name="ce2">
            <text:p>-0,67</text:p>
          </table:table-cell>
          <table:table-cell office:value-type="float" office:value="0.11049825653995404" table:formula="of:=1-EXP(-[.A66]/[.$D$1])" table:style-name="ce1">
            <text:p>0,110498257</text:p>
          </table:table-cell>
          <table:table-cell office:value-type="float" office:value="-209007650.37652922" table:formula="of:=([.$D$2]-[.$D$1]*[.$D$1])*[.A66]*[.G66]" table:style-name="ce1">
            <text:p>-209007650,4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0.11999999999999744" table:formula="of:=[.B67]-[.$B$5]" table:style-name="ce2">
            <text:p>0,12</text:p>
          </table:table-cell>
          <table:table-cell office:value-type="float" office:value="0.80544178358093133" table:formula="of:=[.$D$2]*(1-EXP(-[.A67]/[.$D$1]))" table:style-name="ce1">
            <text:p>0,805441784</text:p>
          </table:table-cell>
          <table:table-cell office:value-type="float" office:value="-0.68544178358093388" table:formula="of:=[.D67]-[.E67]" table:style-name="ce2">
            <text:p>-0,69</text:p>
          </table:table-cell>
          <table:table-cell office:value-type="float" office:value="0.11225589524844815" table:formula="of:=1-EXP(-[.A67]/[.$D$1])" table:style-name="ce1">
            <text:p>0,112255895</text:p>
          </table:table-cell>
          <table:table-cell office:value-type="float" office:value="-215918920.17131823" table:formula="of:=([.$D$2]-[.$D$1]*[.$D$1])*[.A67]*[.G67]" table:style-name="ce1">
            <text:p>-215918920,2</text:p>
          </table:table-cell>
          <table:table-cell table:number-columns-repeated="16376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79.7" table:style-name="ce1">
            <text:p>79,7</text:p>
          </table:table-cell>
          <table:table-cell office:value-type="float" office:value="0.11999999999999744" table:formula="of:=[.B68]-[.$B$5]" table:style-name="ce2">
            <text:p>0,12</text:p>
          </table:table-cell>
          <table:table-cell office:value-type="float" office:value="0.81802801172220918" table:formula="of:=[.$D$2]*(1-EXP(-[.A68]/[.$D$1]))" table:style-name="ce1">
            <text:p>0,818028012</text:p>
          </table:table-cell>
          <table:table-cell office:value-type="float" office:value="-0.69802801172221174" table:formula="of:=[.D68]-[.E68]" table:style-name="ce2">
            <text:p>-0,70</text:p>
          </table:table-cell>
          <table:table-cell office:value-type="float" office:value="0.11401006089592525" table:formula="of:=1-EXP(-[.A68]/[.$D$1])" table:style-name="ce1">
            <text:p>0,114010061</text:p>
          </table:table-cell>
          <table:table-cell office:value-type="float" office:value="-222935715.51184273" table:formula="of:=([.$D$2]-[.$D$1]*[.$D$1])*[.A68]*[.G68]" table:style-name="ce1">
            <text:p>-222935715,5</text:p>
          </table:table-cell>
          <table:table-cell table:number-columns-repeated="16376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82.2" table:style-name="ce1">
            <text:p>82,2</text:p>
          </table:table-cell>
          <table:table-cell office:value-type="float" office:value="0.11999999999999744" table:formula="of:=[.B69]-[.$B$5]" table:style-name="ce2">
            <text:p>0,12</text:p>
          </table:table-cell>
          <table:table-cell office:value-type="float" office:value="0.82807908536697938" table:formula="of:=[.$D$2]*(1-EXP(-[.A69]/[.$D$1]))" table:style-name="ce1">
            <text:p>0,828079085</text:p>
          </table:table-cell>
          <table:table-cell office:value-type="float" office:value="-0.70807908536698194" table:formula="of:=[.D69]-[.E69]" table:style-name="ce2">
            <text:p>-0,71</text:p>
          </table:table-cell>
          <table:table-cell office:value-type="float" office:value="0.11541089742216737" table:formula="of:=1-EXP(-[.A69]/[.$D$1])" table:style-name="ce1">
            <text:p>0,115410897</text:p>
          </table:table-cell>
          <table:table-cell office:value-type="float" office:value="-228624915.60244662" table:formula="of:=([.$D$2]-[.$D$1]*[.$D$1])*[.A69]*[.G69]" table:style-name="ce1">
            <text:p>-228624915,6</text:p>
          </table:table-cell>
          <table:table-cell table:number-columns-repeated="16376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83.6" table:style-name="ce1">
            <text:p>83,6</text:p>
          </table:table-cell>
          <table:table-cell office:value-type="float" office:value="0.11999999999999744" table:formula="of:=[.B70]-[.$B$5]" table:style-name="ce2">
            <text:p>0,12</text:p>
          </table:table-cell>
          <table:table-cell office:value-type="float" office:value="0.84062058262586525" table:formula="of:=[.$D$2]*(1-EXP(-[.A70]/[.$D$1]))" table:style-name="ce1">
            <text:p>0,840620583</text:p>
          </table:table-cell>
          <table:table-cell office:value-type="float" office:value="-0.72062058262586781" table:formula="of:=[.D70]-[.E70]" table:style-name="ce2">
            <text:p>-0,72</text:p>
          </table:table-cell>
          <table:table-cell office:value-type="float" office:value="0.11715882884471285" table:formula="of:=1-EXP(-[.A70]/[.$D$1])" table:style-name="ce1">
            <text:p>0,117158829</text:p>
          </table:table-cell>
          <table:table-cell office:value-type="float" office:value="-235830852.94819427" table:formula="of:=([.$D$2]-[.$D$1]*[.$D$1])*[.A70]*[.G70]" table:style-name="ce1">
            <text:p>-235830852,9</text:p>
          </table:table-cell>
          <table:table-cell table:number-columns-repeated="16376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83.4" table:style-name="ce1">
            <text:p>83,4</text:p>
          </table:table-cell>
          <table:table-cell office:value-type="float" office:value="0.11999999999999744" table:formula="of:=[.B71]-[.$B$5]" table:style-name="ce2">
            <text:p>0,12</text:p>
          </table:table-cell>
          <table:table-cell office:value-type="float" office:value="0.85063593521202374" table:formula="of:=[.$D$2]*(1-EXP(-[.A71]/[.$D$1]))" table:style-name="ce1">
            <text:p>0,850635935</text:p>
          </table:table-cell>
          <table:table-cell office:value-type="float" office:value="-0.7306359352120263" table:formula="of:=[.D71]-[.E71]" table:style-name="ce2">
            <text:p>-0,73</text:p>
          </table:table-cell>
          <table:table-cell office:value-type="float" office:value="0.1185546868616506" table:formula="of:=1-EXP(-[.A71]/[.$D$1])" table:style-name="ce1">
            <text:p>0,118554687</text:p>
          </table:table-cell>
          <table:table-cell office:value-type="float" office:value="-241670954.34280497" table:formula="of:=([.$D$2]-[.$D$1]*[.$D$1])*[.A71]*[.G71]" table:style-name="ce1">
            <text:p>-241670954,3</text:p>
          </table:table-cell>
          <table:table-cell table:number-columns-repeated="16376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85" table:style-name="ce1">
            <text:p>85</text:p>
          </table:table-cell>
          <table:table-cell office:value-type="float" office:value="0.11999999999999744" table:formula="of:=[.B72]-[.$B$5]" table:style-name="ce2">
            <text:p>0,12</text:p>
          </table:table-cell>
          <table:table-cell office:value-type="float" office:value="0.86313286056003791" table:formula="of:=[.$D$2]*(1-EXP(-[.A72]/[.$D$1]))" table:style-name="ce1">
            <text:p>0,863132861</text:p>
          </table:table-cell>
          <table:table-cell office:value-type="float" office:value="-0.74313286056004046" table:formula="of:=[.D72]-[.E72]" table:style-name="ce2">
            <text:p>-0,74</text:p>
          </table:table-cell>
          <table:table-cell office:value-type="float" office:value="0.12029640621541615" table:formula="of:=1-EXP(-[.A72]/[.$D$1])" table:style-name="ce1">
            <text:p>0,120296406</text:p>
          </table:table-cell>
          <table:table-cell office:value-type="float" office:value="-249065004.22394398" table:formula="of:=([.$D$2]-[.$D$1]*[.$D$1])*[.A72]*[.G72]" table:style-name="ce1">
            <text:p>-249065004,2</text:p>
          </table:table-cell>
          <table:table-cell table:number-columns-repeated="16376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84.6" table:style-name="ce1">
            <text:p>84,6</text:p>
          </table:table-cell>
          <table:table-cell office:value-type="float" office:value="0.11999999999999744" table:formula="of:=[.B73]-[.$B$5]" table:style-name="ce2">
            <text:p>0,12</text:p>
          </table:table-cell>
          <table:table-cell office:value-type="float" office:value="0.87311261903860315" table:formula="of:=[.$D$2]*(1-EXP(-[.A73]/[.$D$1]))" table:style-name="ce1">
            <text:p>0,873112619</text:p>
          </table:table-cell>
          <table:table-cell office:value-type="float" office:value="-0.75311261903860571" table:formula="of:=[.D73]-[.E73]" table:style-name="ce2">
            <text:p>-0,75</text:p>
          </table:table-cell>
          <table:table-cell office:value-type="float" office:value="0.12168730341644529" table:formula="of:=1-EXP(-[.A73]/[.$D$1])" table:style-name="ce1">
            <text:p>0,121687303</text:p>
          </table:table-cell>
          <table:table-cell office:value-type="float" office:value="-255055185.32034671" table:formula="of:=([.$D$2]-[.$D$1]*[.$D$1])*[.A73]*[.G73]" table:style-name="ce1">
            <text:p>-255055185,3</text:p>
          </table:table-cell>
          <table:table-cell table:number-columns-repeated="16376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19.12" table:style-name="ce1">
            <text:p>19,12</text:p>
          </table:table-cell>
          <table:table-cell office:value-type="float" office:value="84.5" table:style-name="ce1">
            <text:p>84,5</text:p>
          </table:table-cell>
          <table:table-cell office:value-type="float" office:value="0.17999999999999972" table:formula="of:=[.B74]-[.$B$5]" table:style-name="ce2">
            <text:p>0,18</text:p>
          </table:table-cell>
          <table:table-cell office:value-type="float" office:value="0.88556513088229039" table:formula="of:=[.$D$2]*(1-EXP(-[.A74]/[.$D$1]))" table:style-name="ce1">
            <text:p>0,885565131</text:p>
          </table:table-cell>
          <table:table-cell office:value-type="float" office:value="-0.70556513088229067" table:formula="of:=[.D74]-[.E74]" table:style-name="ce2">
            <text:p>-0,71</text:p>
          </table:table-cell>
          <table:table-cell office:value-type="float" office:value="0.12342283277884092" table:formula="of:=1-EXP(-[.A74]/[.$D$1])" table:style-name="ce1">
            <text:p>0,123422833</text:p>
          </table:table-cell>
          <table:table-cell office:value-type="float" office:value="-262636323.19544816" table:formula="of:=([.$D$2]-[.$D$1]*[.$D$1])*[.A74]*[.G74]" table:style-name="ce1">
            <text:p>-262636323,2</text:p>
          </table:table-cell>
          <table:table-cell table:number-columns-repeated="16376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19.12" table:style-name="ce1">
            <text:p>19,12</text:p>
          </table:table-cell>
          <table:table-cell office:value-type="float" office:value="84.1" table:style-name="ce1">
            <text:p>84,1</text:p>
          </table:table-cell>
          <table:table-cell office:value-type="float" office:value="0.17999999999999972" table:formula="of:=[.B75]-[.$B$5]" table:style-name="ce2">
            <text:p>0,18</text:p>
          </table:table-cell>
          <table:table-cell office:value-type="float" office:value="0.89799303679687681" table:formula="of:=[.$D$2]*(1-EXP(-[.A75]/[.$D$1]))" table:style-name="ce1">
            <text:p>0,897993037</text:p>
          </table:table-cell>
          <table:table-cell office:value-type="float" office:value="-0.71799303679687709" table:formula="of:=[.D75]-[.E75]" table:style-name="ce2">
            <text:p>-0,72</text:p>
          </table:table-cell>
          <table:table-cell office:value-type="float" office:value="0.1251549327678716" table:formula="of:=1-EXP(-[.A75]/[.$D$1])" table:style-name="ce1">
            <text:p>0,125154933</text:p>
          </table:table-cell>
          <table:table-cell office:value-type="float" office:value="-270320957.94874322" table:formula="of:=([.$D$2]-[.$D$1]*[.$D$1])*[.A75]*[.G75]" table:style-name="ce1">
            <text:p>-270320957,9</text:p>
          </table:table-cell>
          <table:table-cell table:number-columns-repeated="16376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19.12" table:style-name="ce1">
            <text:p>19,12</text:p>
          </table:table-cell>
          <table:table-cell office:value-type="float" office:value="83.8" table:style-name="ce1">
            <text:p>83,8</text:p>
          </table:table-cell>
          <table:table-cell office:value-type="float" office:value="0.17999999999999972" table:formula="of:=[.B76]-[.$B$5]" table:style-name="ce2">
            <text:p>0,18</text:p>
          </table:table-cell>
          <table:table-cell office:value-type="float" office:value="0.90791767793603673" table:formula="of:=[.$D$2]*(1-EXP(-[.A76]/[.$D$1]))" table:style-name="ce1">
            <text:p>0,907917678</text:p>
          </table:table-cell>
          <table:table-cell office:value-type="float" office:value="-0.72791767793603701" table:formula="of:=[.D76]-[.E76]" table:style-name="ce2">
            <text:p>-0,73</text:p>
          </table:table-cell>
          <table:table-cell office:value-type="float" office:value="0.12653814816444908" table:formula="of:=1-EXP(-[.A76]/[.$D$1])" table:style-name="ce1">
            <text:p>0,126538148</text:p>
          </table:table-cell>
          <table:table-cell office:value-type="float" office:value="-276542972.55933809" table:formula="of:=([.$D$2]-[.$D$1]*[.$D$1])*[.A76]*[.G76]" table:style-name="ce1">
            <text:p>-276542972,6</text:p>
          </table:table-cell>
          <table:table-cell table:number-columns-repeated="16376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19.12" table:style-name="ce1">
            <text:p>19,12</text:p>
          </table:table-cell>
          <table:table-cell office:value-type="float" office:value="84.9" table:style-name="ce1">
            <text:p>84,9</text:p>
          </table:table-cell>
          <table:table-cell office:value-type="float" office:value="0.17999999999999972" table:formula="of:=[.B77]-[.$B$5]" table:style-name="ce2">
            <text:p>0,18</text:p>
          </table:table-cell>
          <table:table-cell office:value-type="float" office:value="0.92030141563822332" table:formula="of:=[.$D$2]*(1-EXP(-[.A77]/[.$D$1]))" table:style-name="ce1">
            <text:p>0,920301416</text:p>
          </table:table-cell>
          <table:table-cell office:value-type="float" office:value="-0.7403014156382236" table:formula="of:=[.D77]-[.E77]" table:style-name="ce2">
            <text:p>-0,74</text:p>
          </table:table-cell>
          <table:table-cell office:value-type="float" office:value="0.12826409234889458" table:formula="of:=1-EXP(-[.A77]/[.$D$1])" table:style-name="ce1">
            <text:p>0,128264092</text:p>
          </table:table-cell>
          <table:table-cell office:value-type="float" office:value="-284413111.31958264" table:formula="of:=([.$D$2]-[.$D$1]*[.$D$1])*[.A77]*[.G77]" table:style-name="ce1">
            <text:p>-284413111,3</text:p>
          </table:table-cell>
          <table:table-cell table:number-columns-repeated="16376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19.12" table:style-name="ce1">
            <text:p>19,12</text:p>
          </table:table-cell>
          <table:table-cell office:value-type="float" office:value="85.3" table:style-name="ce1">
            <text:p>85,3</text:p>
          </table:table-cell>
          <table:table-cell office:value-type="float" office:value="0.17999999999999972" table:formula="of:=[.B78]-[.$B$5]" table:style-name="ce2">
            <text:p>0,18</text:p>
          </table:table-cell>
          <table:table-cell office:value-type="float" office:value="0.9301907850541471" table:formula="of:=[.$D$2]*(1-EXP(-[.A78]/[.$D$1]))" table:style-name="ce1">
            <text:p>0,930190785</text:p>
          </table:table-cell>
          <table:table-cell office:value-type="float" office:value="-0.75019078505414738" table:formula="of:=[.D78]-[.E78]" table:style-name="ce2">
            <text:p>-0,75</text:p>
          </table:table-cell>
          <table:table-cell office:value-type="float" office:value="0.12964239186086124" table:formula="of:=1-EXP(-[.A78]/[.$D$1])" table:style-name="ce1">
            <text:p>0,129642392</text:p>
          </table:table-cell>
          <table:table-cell office:value-type="float" office:value="-290783123.81300229" table:formula="of:=([.$D$2]-[.$D$1]*[.$D$1])*[.A78]*[.G78]" table:style-name="ce1">
            <text:p>-290783123,8</text:p>
          </table:table-cell>
          <table:table-cell table:number-columns-repeated="16376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19.12" table:style-name="ce1">
            <text:p>19,12</text:p>
          </table:table-cell>
          <table:table-cell office:value-type="float" office:value="81.5" table:style-name="ce1">
            <text:p>81,5</text:p>
          </table:table-cell>
          <table:table-cell office:value-type="float" office:value="0.17999999999999972" table:formula="of:=[.B79]-[.$B$5]" table:style-name="ce2">
            <text:p>0,18</text:p>
          </table:table-cell>
          <table:table-cell office:value-type="float" office:value="0.94253051151575196" table:formula="of:=[.$D$2]*(1-EXP(-[.A79]/[.$D$1]))" table:style-name="ce1">
            <text:p>0,942530512</text:p>
          </table:table-cell>
          <table:table-cell office:value-type="float" office:value="-0.76253051151575224" table:formula="of:=[.D79]-[.E79]" table:style-name="ce2">
            <text:p>-0,76</text:p>
          </table:table-cell>
          <table:table-cell office:value-type="float" office:value="0.13136220211817107" table:formula="of:=1-EXP(-[.A79]/[.$D$1])" table:style-name="ce1">
            <text:p>0,131362202</text:p>
          </table:table-cell>
          <table:table-cell office:value-type="float" office:value="-298837754.53371811" table:formula="of:=([.$D$2]-[.$D$1]*[.$D$1])*[.A79]*[.G79]" table:style-name="ce1">
            <text:p>-298837754,5</text:p>
          </table:table-cell>
          <table:table-cell table:number-columns-repeated="16376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0.25" table:formula="of:=[.B80]-[.$B$5]" table:style-name="ce2">
            <text:p>0,25</text:p>
          </table:table-cell>
          <table:table-cell office:value-type="float" office:value="0.95238473456253914" table:formula="of:=[.$D$2]*(1-EXP(-[.A80]/[.$D$1]))" table:style-name="ce1">
            <text:p>0,952384735</text:p>
          </table:table-cell>
          <table:table-cell office:value-type="float" office:value="-0.70238473456253914" table:formula="of:=[.D80]-[.E80]" table:style-name="ce2">
            <text:p>-0,70</text:p>
          </table:table-cell>
          <table:table-cell office:value-type="float" office:value="0.13273560321635713" table:formula="of:=1-EXP(-[.A80]/[.$D$1])" table:style-name="ce1">
            <text:p>0,132735603</text:p>
          </table:table-cell>
          <table:table-cell office:value-type="float" office:value="-305354957.21523786" table:formula="of:=([.$D$2]-[.$D$1]*[.$D$1])*[.A80]*[.G80]" table:style-name="ce1">
            <text:p>-305354957,2</text:p>
          </table:table-cell>
          <table:table-cell table:number-columns-repeated="16376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74.7" table:style-name="ce1">
            <text:p>74,7</text:p>
          </table:table-cell>
          <table:table-cell office:value-type="float" office:value="0.25" table:formula="of:=[.B81]-[.$B$5]" table:style-name="ce2">
            <text:p>0,25</text:p>
          </table:table-cell>
          <table:table-cell office:value-type="float" office:value="0.96468060619751017" table:formula="of:=[.$D$2]*(1-EXP(-[.A81]/[.$D$1]))" table:style-name="ce1">
            <text:p>0,964680606</text:p>
          </table:table-cell>
          <table:table-cell office:value-type="float" office:value="-0.71468060619751017" table:formula="of:=[.D81]-[.E81]" table:style-name="ce2">
            <text:p>-0,71</text:p>
          </table:table-cell>
          <table:table-cell office:value-type="float" office:value="0.13444930134622946" table:formula="of:=1-EXP(-[.A81]/[.$D$1])" table:style-name="ce1">
            <text:p>0,134449301</text:p>
          </table:table-cell>
          <table:table-cell office:value-type="float" office:value="-313593072.70045555" table:formula="of:=([.$D$2]-[.$D$1]*[.$D$1])*[.A81]*[.G81]" table:style-name="ce1">
            <text:p>-313593072,7</text:p>
          </table:table-cell>
          <table:table-cell table:number-columns-repeated="16376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76.7" table:style-name="ce1">
            <text:p>76,7</text:p>
          </table:table-cell>
          <table:table-cell office:value-type="float" office:value="0.25" table:formula="of:=[.B82]-[.$B$5]" table:style-name="ce2">
            <text:p>0,25</text:p>
          </table:table-cell>
          <table:table-cell office:value-type="float" office:value="0.9769521814214851" table:formula="of:=[.$D$2]*(1-EXP(-[.A82]/[.$D$1]))" table:style-name="ce1">
            <text:p>0,976952181</text:p>
          </table:table-cell>
          <table:table-cell office:value-type="float" office:value="-0.7269521814214851" table:formula="of:=[.D82]-[.E82]" table:style-name="ce2">
            <text:p>-0,73</text:p>
          </table:table-cell>
          <table:table-cell office:value-type="float" office:value="0.13615961324084147" table:formula="of:=1-EXP(-[.A82]/[.$D$1])" table:style-name="ce1">
            <text:p>0,136159613</text:p>
          </table:table-cell>
          <table:table-cell office:value-type="float" office:value="-321932690.73611158" table:formula="of:=([.$D$2]-[.$D$1]*[.$D$1])*[.A82]*[.G82]" table:style-name="ce1">
            <text:p>-321932690,7</text:p>
          </table:table-cell>
          <table:table-cell table:number-columns-repeated="16376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0.25" table:formula="of:=[.B83]-[.$B$5]" table:style-name="ce2">
            <text:p>0,25</text:p>
          </table:table-cell>
          <table:table-cell office:value-type="float" office:value="0.98675198045015455" table:formula="of:=[.$D$2]*(1-EXP(-[.A83]/[.$D$1]))" table:style-name="ce1">
            <text:p>0,98675198</text:p>
          </table:table-cell>
          <table:table-cell office:value-type="float" office:value="-0.73675198045015455" table:formula="of:=[.D83]-[.E83]" table:style-name="ce2">
            <text:p>-0,74</text:p>
          </table:table-cell>
          <table:table-cell office:value-type="float" office:value="0.13752542916403243" table:formula="of:=1-EXP(-[.A83]/[.$D$1])" table:style-name="ce1">
            <text:p>0,137525429</text:p>
          </table:table-cell>
          <table:table-cell office:value-type="float" office:value="-328677259.62963521" table:formula="of:=([.$D$2]-[.$D$1]*[.$D$1])*[.A83]*[.G83]" table:style-name="ce1">
            <text:p>-328677259,6</text:p>
          </table:table-cell>
          <table:table-cell table:number-columns-repeated="16376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0.25" table:formula="of:=[.B84]-[.$B$5]" table:style-name="ce2">
            <text:p>0,25</text:p>
          </table:table-cell>
          <table:table-cell office:value-type="float" office:value="0.99897994305389493" table:formula="of:=[.$D$2]*(1-EXP(-[.A84]/[.$D$1]))" table:style-name="ce1">
            <text:p>0,998979943</text:p>
          </table:table-cell>
          <table:table-cell office:value-type="float" office:value="-0.74897994305389493" table:formula="of:=[.D84]-[.E84]" table:style-name="ce2">
            <text:p>-0,75</text:p>
          </table:table-cell>
          <table:table-cell office:value-type="float" office:value="0.139229662687956" table:formula="of:=1-EXP(-[.A84]/[.$D$1])" table:style-name="ce1">
            <text:p>0,139229663</text:p>
          </table:table-cell>
          <table:table-cell office:value-type="float" office:value="-337198805.27056652" table:formula="of:=([.$D$2]-[.$D$1]*[.$D$1])*[.A84]*[.G84]" table:style-name="ce1">
            <text:p>-337198805,3</text:p>
          </table:table-cell>
          <table:table-cell table:number-columns-repeated="16376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81.5" table:style-name="ce1">
            <text:p>81,5</text:p>
          </table:table-cell>
          <table:table-cell office:value-type="float" office:value="0.25" table:formula="of:=[.B85]-[.$B$5]" table:style-name="ce2">
            <text:p>0,25</text:p>
          </table:table-cell>
          <table:table-cell office:value-type="float" office:value="1.0087449140425107" table:formula="of:=[.$D$2]*(1-EXP(-[.A85]/[.$D$1]))" table:style-name="ce1">
            <text:p>1,008744914</text:p>
          </table:table-cell>
          <table:table-cell office:value-type="float" office:value="-0.75874491404251065" table:formula="of:=[.D85]-[.E85]" table:style-name="ce2">
            <text:p>-0,76</text:p>
          </table:table-cell>
          <table:table-cell office:value-type="float" office:value="0.14059062456347315" table:formula="of:=1-EXP(-[.A85]/[.$D$1])" table:style-name="ce1">
            <text:p>0,140590625</text:p>
          </table:table-cell>
          <table:table-cell office:value-type="float" office:value="-344088517.79271209" table:formula="of:=([.$D$2]-[.$D$1]*[.$D$1])*[.A85]*[.G85]" table:style-name="ce1">
            <text:p>-344088517,8</text:p>
          </table:table-cell>
          <table:table-cell table:number-columns-repeated="16376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83.3" table:style-name="ce1">
            <text:p>83,3</text:p>
          </table:table-cell>
          <table:table-cell office:value-type="float" office:value="0.25" table:formula="of:=[.B86]-[.$B$5]" table:style-name="ce2">
            <text:p>0,25</text:p>
          </table:table-cell>
          <table:table-cell office:value-type="float" office:value="1.0209294190232845" table:formula="of:=[.$D$2]*(1-EXP(-[.A86]/[.$D$1]))" table:style-name="ce1">
            <text:p>1,020929419</text:p>
          </table:table-cell>
          <table:table-cell office:value-type="float" office:value="-0.77092941902328449" table:formula="of:=[.D86]-[.E86]" table:style-name="ce2">
            <text:p>-0,77</text:p>
          </table:table-cell>
          <table:table-cell office:value-type="float" office:value="0.14228880131896116" table:formula="of:=1-EXP(-[.A86]/[.$D$1])" table:style-name="ce1">
            <text:p>0,142288801</text:p>
          </table:table-cell>
          <table:table-cell office:value-type="float" office:value="-352790996.14035088" table:formula="of:=([.$D$2]-[.$D$1]*[.$D$1])*[.A86]*[.G86]" table:style-name="ce1">
            <text:p>-352790996,1</text:p>
          </table:table-cell>
          <table:table-cell table:number-columns-repeated="16376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84.7" table:style-name="ce1">
            <text:p>84,7</text:p>
          </table:table-cell>
          <table:table-cell office:value-type="float" office:value="0.25" table:formula="of:=[.B87]-[.$B$5]" table:style-name="ce2">
            <text:p>0,25</text:p>
          </table:table-cell>
          <table:table-cell office:value-type="float" office:value="1.0330898476514758" table:formula="of:=[.$D$2]*(1-EXP(-[.A87]/[.$D$1]))" table:style-name="ce1">
            <text:p>1,033089848</text:p>
          </table:table-cell>
          <table:table-cell office:value-type="float" office:value="-0.78308984765147582" table:formula="of:=[.D87]-[.E87]" table:style-name="ce2">
            <text:p>-0,78</text:p>
          </table:table-cell>
          <table:table-cell office:value-type="float" office:value="0.14398362250913266" table:formula="of:=1-EXP(-[.A87]/[.$D$1])" table:style-name="ce1">
            <text:p>0,143983623</text:p>
          </table:table-cell>
          <table:table-cell office:value-type="float" office:value="-361593564.52197301" table:formula="of:=([.$D$2]-[.$D$1]*[.$D$1])*[.A87]*[.G87]" table:style-name="ce1">
            <text:p>-361593564,5</text:p>
          </table:table-cell>
          <table:table-cell table:number-columns-repeated="16376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0.25" table:formula="of:=[.B88]-[.$B$5]" table:style-name="ce2">
            <text:p>0,25</text:p>
          </table:table-cell>
          <table:table-cell office:value-type="float" office:value="1.0428008875533401" table:formula="of:=[.$D$2]*(1-EXP(-[.A88]/[.$D$1]))" table:style-name="ce1">
            <text:p>1,042800888</text:p>
          </table:table-cell>
          <table:table-cell office:value-type="float" office:value="-0.79280088755334011" table:formula="of:=[.D88]-[.E88]" table:style-name="ce2">
            <text:p>-0,79</text:p>
          </table:table-cell>
          <table:table-cell office:value-type="float" office:value="0.14533706791040124" table:formula="of:=1-EXP(-[.A88]/[.$D$1])" table:style-name="ce1">
            <text:p>0,145337068</text:p>
          </table:table-cell>
          <table:table-cell office:value-type="float" office:value="-368707479.21357685" table:formula="of:=([.$D$2]-[.$D$1]*[.$D$1])*[.A88]*[.G88]" table:style-name="ce1">
            <text:p>-368707479,2</text:p>
          </table:table-cell>
          <table:table-cell table:number-columns-repeated="16376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77" table:style-name="ce1">
            <text:p>77</text:p>
          </table:table-cell>
          <table:table-cell office:value-type="float" office:value="0.25" table:formula="of:=[.B89]-[.$B$5]" table:style-name="ce2">
            <text:p>0,25</text:p>
          </table:table-cell>
          <table:table-cell office:value-type="float" office:value="1.0549180985712427" table:formula="of:=[.$D$2]*(1-EXP(-[.A89]/[.$D$1]))" table:style-name="ce1">
            <text:p>1,054918099</text:p>
          </table:table-cell>
          <table:table-cell office:value-type="float" office:value="-0.80491809857124275" table:formula="of:=[.D89]-[.E89]" table:style-name="ce2">
            <text:p>-0,80</text:p>
          </table:table-cell>
          <table:table-cell office:value-type="float" office:value="0.14702586578314325" table:formula="of:=1-EXP(-[.A89]/[.$D$1])" table:style-name="ce1">
            <text:p>0,147025866</text:p>
          </table:table-cell>
          <table:table-cell office:value-type="float" office:value="-377689442.16269881" table:formula="of:=([.$D$2]-[.$D$1]*[.$D$1])*[.A89]*[.G89]" table:style-name="ce1">
            <text:p>-377689442,2</text:p>
          </table:table-cell>
          <table:table-cell table:number-columns-repeated="16376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19.25" table:style-name="ce1">
            <text:p>19,25</text:p>
          </table:table-cell>
          <table:table-cell office:value-type="float" office:value="74.8" table:style-name="ce1">
            <text:p>74,8</text:p>
          </table:table-cell>
          <table:table-cell office:value-type="float" office:value="0.30999999999999872" table:formula="of:=[.B90]-[.$B$5]" table:style-name="ce2">
            <text:p>0,31</text:p>
          </table:table-cell>
          <table:table-cell office:value-type="float" office:value="1.0645946258789534" table:formula="of:=[.$D$2]*(1-EXP(-[.A90]/[.$D$1]))" table:style-name="ce1">
            <text:p>1,064594626</text:p>
          </table:table-cell>
          <table:table-cell office:value-type="float" office:value="-0.75459462587895465" table:formula="of:=[.D90]-[.E90]" table:style-name="ce2">
            <text:p>-0,75</text:p>
          </table:table-cell>
          <table:table-cell office:value-type="float" office:value="0.14837450110101036" table:formula="of:=1-EXP(-[.A90]/[.$D$1])" table:style-name="ce1">
            <text:p>0,148374501</text:p>
          </table:table-cell>
          <table:table-cell office:value-type="float" office:value="-384946478.92126596" table:formula="of:=([.$D$2]-[.$D$1]*[.$D$1])*[.A90]*[.G90]" table:style-name="ce1">
            <text:p>-384946478,9</text:p>
          </table:table-cell>
          <table:table-cell table:number-columns-repeated="16376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19.25" table:style-name="ce1">
            <text:p>19,25</text:p>
          </table:table-cell>
          <table:table-cell office:value-type="float" office:value="74.5" table:style-name="ce1">
            <text:p>74,5</text:p>
          </table:table-cell>
          <table:table-cell office:value-type="float" office:value="0.30999999999999872" table:formula="of:=[.B91]-[.$B$5]" table:style-name="ce2">
            <text:p>0,31</text:p>
          </table:table-cell>
          <table:table-cell office:value-type="float" office:value="1.0766687728799889" table:formula="of:=[.$D$2]*(1-EXP(-[.A91]/[.$D$1]))" table:style-name="ce1">
            <text:p>1,076668773</text:p>
          </table:table-cell>
          <table:table-cell office:value-type="float" office:value="-0.76666877287999013" table:formula="of:=[.D91]-[.E91]" table:style-name="ce2">
            <text:p>-0,77</text:p>
          </table:table-cell>
          <table:table-cell office:value-type="float" office:value="0.15005729706291915" table:formula="of:=1-EXP(-[.A91]/[.$D$1])" table:style-name="ce1">
            <text:p>0,150057297</text:p>
          </table:table-cell>
          <table:table-cell office:value-type="float" office:value="-394106853.69658524" table:formula="of:=([.$D$2]-[.$D$1]*[.$D$1])*[.A91]*[.G91]" table:style-name="ce1">
            <text:p>-394106853,7</text:p>
          </table:table-cell>
          <table:table-cell table:number-columns-repeated="16376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19.25" table:style-name="ce1">
            <text:p>19,25</text:p>
          </table:table-cell>
          <table:table-cell office:value-type="float" office:value="75.400000000000006" table:style-name="ce1">
            <text:p>75,4</text:p>
          </table:table-cell>
          <table:table-cell office:value-type="float" office:value="0.30999999999999872" table:formula="of:=[.B92]-[.$B$5]" table:style-name="ce2">
            <text:p>0,31</text:p>
          </table:table-cell>
          <table:table-cell office:value-type="float" office:value="1.0863109102497361" table:formula="of:=[.$D$2]*(1-EXP(-[.A92]/[.$D$1]))" table:style-name="ce1">
            <text:p>1,08631091</text:p>
          </table:table-cell>
          <table:table-cell office:value-type="float" office:value="-0.77631091024973742" table:formula="of:=[.D92]-[.E92]" table:style-name="ce2">
            <text:p>-0,78</text:p>
          </table:table-cell>
          <table:table-cell office:value-type="float" office:value="0.15140113939220246" table:formula="of:=1-EXP(-[.A92]/[.$D$1])" table:style-name="ce1">
            <text:p>0,151401139</text:p>
          </table:table-cell>
          <table:table-cell office:value-type="float" office:value="-401506228.21902025" table:formula="of:=([.$D$2]-[.$D$1]*[.$D$1])*[.A92]*[.G92]" table:style-name="ce1">
            <text:p>-401506228,2</text:p>
          </table:table-cell>
          <table:table-cell table:number-columns-repeated="16376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19.25" table:style-name="ce1">
            <text:p>19,25</text:p>
          </table:table-cell>
          <table:table-cell office:value-type="float" office:value="75.3" table:style-name="ce1">
            <text:p>75,3</text:p>
          </table:table-cell>
          <table:table-cell office:value-type="float" office:value="0.30999999999999872" table:formula="of:=[.B93]-[.$B$5]" table:style-name="ce2">
            <text:p>0,31</text:p>
          </table:table-cell>
          <table:table-cell office:value-type="float" office:value="1.0983421462814613" table:formula="of:=[.$D$2]*(1-EXP(-[.A93]/[.$D$1]))" table:style-name="ce1">
            <text:p>1,098342146</text:p>
          </table:table-cell>
          <table:table-cell office:value-type="float" office:value="-0.7883421462814626" table:formula="of:=[.D93]-[.E93]" table:style-name="ce2">
            <text:p>-0,79</text:p>
          </table:table-cell>
          <table:table-cell office:value-type="float" office:value="0.15307795477379604" table:formula="of:=1-EXP(-[.A93]/[.$D$1])" table:style-name="ce1">
            <text:p>0,153077955</text:p>
          </table:table-cell>
          <table:table-cell office:value-type="float" office:value="-410844036.79860985" table:formula="of:=([.$D$2]-[.$D$1]*[.$D$1])*[.A93]*[.G93]" table:style-name="ce1">
            <text:p>-410844036,8</text:p>
          </table:table-cell>
          <table:table-cell table:number-columns-repeated="16376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19.25" table:style-name="ce1">
            <text:p>19,25</text:p>
          </table:table-cell>
          <table:table-cell office:value-type="float" office:value="77.099999999999994" table:style-name="ce1">
            <text:p>77,1</text:p>
          </table:table-cell>
          <table:table-cell office:value-type="float" office:value="0.30999999999999872" table:formula="of:=[.B94]-[.$B$5]" table:style-name="ce2">
            <text:p>0,31</text:p>
          </table:table-cell>
          <table:table-cell office:value-type="float" office:value="1.110349608817164" table:formula="of:=[.$D$2]*(1-EXP(-[.A94]/[.$D$1]))" table:style-name="ce1">
            <text:p>1,110349609</text:p>
          </table:table-cell>
          <table:table-cell office:value-type="float" office:value="-0.80034960881716533" table:formula="of:=[.D94]-[.E94]" table:style-name="ce2">
            <text:p>-0,80</text:p>
          </table:table-cell>
          <table:table-cell office:value-type="float" office:value="0.15475145679974611" table:formula="of:=1-EXP(-[.A94]/[.$D$1])" table:style-name="ce1">
            <text:p>0,154751457</text:p>
          </table:table-cell>
          <table:table-cell office:value-type="float" office:value="-420279998.84204912" table:formula="of:=([.$D$2]-[.$D$1]*[.$D$1])*[.A94]*[.G94]" table:style-name="ce1">
            <text:p>-420279998,8</text:p>
          </table:table-cell>
          <table:table-cell table:number-columns-repeated="16376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19.309999999999999" table:style-name="ce1">
            <text:p>19,31</text:p>
          </table:table-cell>
          <table:table-cell office:value-type="float" office:value="78.3" table:style-name="ce1">
            <text:p>78,3</text:p>
          </table:table-cell>
          <table:table-cell office:value-type="float" office:value="0.36999999999999744" table:formula="of:=[.B95]-[.$B$5]" table:style-name="ce2">
            <text:p>0,37</text:p>
          </table:table-cell>
          <table:table-cell office:value-type="float" office:value="1.1199384934995695" table:formula="of:=[.$D$2]*(1-EXP(-[.A95]/[.$D$1]))" table:style-name="ce1">
            <text:p>1,119938493</text:p>
          </table:table-cell>
          <table:table-cell office:value-type="float" office:value="-0.74993849349957209" table:formula="of:=[.D95]-[.E95]" table:style-name="ce2">
            <text:p>-0,75</text:p>
          </table:table-cell>
          <table:table-cell office:value-type="float" office:value="0.15608787720454798" table:formula="of:=1-EXP(-[.A95]/[.$D$1])" table:style-name="ce1">
            <text:p>0,156087877</text:p>
          </table:table-cell>
          <table:table-cell office:value-type="float" office:value="-427899237.60903323" table:formula="of:=([.$D$2]-[.$D$1]*[.$D$1])*[.A95]*[.G95]" table:style-name="ce1">
            <text:p>-427899237,6</text:p>
          </table:table-cell>
          <table:table-cell table:number-columns-repeated="16376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19.309999999999999" table:style-name="ce1">
            <text:p>19,31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0.36999999999999744" table:formula="of:=[.B96]-[.$B$5]" table:style-name="ce2">
            <text:p>0,37</text:p>
          </table:table-cell>
          <table:table-cell office:value-type="float" office:value="1.1319032820595187" table:formula="of:=[.$D$2]*(1-EXP(-[.A96]/[.$D$1]))" table:style-name="ce1">
            <text:p>1,131903282</text:p>
          </table:table-cell>
          <table:table-cell office:value-type="float" office:value="-0.76190328205952129" table:formula="of:=[.D96]-[.E96]" table:style-name="ce2">
            <text:p>-0,76</text:p>
          </table:table-cell>
          <table:table-cell office:value-type="float" office:value="0.15775543168040851" table:formula="of:=1-EXP(-[.A96]/[.$D$1])" table:style-name="ce1">
            <text:p>0,157755432</text:p>
          </table:table-cell>
          <table:table-cell office:value-type="float" office:value="-437511121.42003703" table:formula="of:=([.$D$2]-[.$D$1]*[.$D$1])*[.A96]*[.G96]" table:style-name="ce1">
            <text:p>-437511121,4</text:p>
          </table:table-cell>
          <table:table-cell table:number-columns-repeated="16376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19.37" table:style-name="ce1">
            <text:p>19,37</text:p>
          </table:table-cell>
          <table:table-cell office:value-type="float" office:value="78.8" table:style-name="ce1">
            <text:p>78,8</text:p>
          </table:table-cell>
          <table:table-cell office:value-type="float" office:value="0.42999999999999972" table:formula="of:=[.B97]-[.$B$5]" table:style-name="ce2">
            <text:p>0,43</text:p>
          </table:table-cell>
          <table:table-cell office:value-type="float" office:value="1.141458088281865" table:formula="of:=[.$D$2]*(1-EXP(-[.A97]/[.$D$1]))" table:style-name="ce1">
            <text:p>1,141458088</text:p>
          </table:table-cell>
          <table:table-cell office:value-type="float" office:value="-0.7114580882818653" table:formula="of:=[.D97]-[.E97]" table:style-name="ce2">
            <text:p>-0,71</text:p>
          </table:table-cell>
          <table:table-cell office:value-type="float" office:value="0.15908710250787206" table:formula="of:=1-EXP(-[.A97]/[.$D$1])" table:style-name="ce1">
            <text:p>0,159087103</text:p>
          </table:table-cell>
          <table:table-cell office:value-type="float" office:value="-445270710.69548595" table:formula="of:=([.$D$2]-[.$D$1]*[.$D$1])*[.A97]*[.G97]" table:style-name="ce1">
            <text:p>-445270710,7</text:p>
          </table:table-cell>
          <table:table-cell table:number-columns-repeated="16376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19.309999999999999" table:style-name="ce1">
            <text:p>19,31</text:p>
          </table:table-cell>
          <table:table-cell office:value-type="float" office:value="78.2" table:style-name="ce1">
            <text:p>78,2</text:p>
          </table:table-cell>
          <table:table-cell office:value-type="float" office:value="0.36999999999999744" table:formula="of:=[.B98]-[.$B$5]" table:style-name="ce2">
            <text:p>0,37</text:p>
          </table:table-cell>
          <table:table-cell office:value-type="float" office:value="1.1533803545274313" table:formula="of:=[.$D$2]*(1-EXP(-[.A98]/[.$D$1]))" table:style-name="ce1">
            <text:p>1,153380355</text:p>
          </table:table-cell>
          <table:table-cell office:value-type="float" office:value="-0.78338035452743382" table:formula="of:=[.D98]-[.E98]" table:style-name="ce2">
            <text:p>-0,78</text:p>
          </table:table-cell>
          <table:table-cell office:value-type="float" office:value="0.16074873057096584" table:formula="of:=1-EXP(-[.A98]/[.$D$1])" table:style-name="ce1">
            <text:p>0,160748731</text:p>
          </table:table-cell>
          <table:table-cell office:value-type="float" office:value="-455057550.21696097" table:formula="of:=([.$D$2]-[.$D$1]*[.$D$1])*[.A98]*[.G98]" table:style-name="ce1">
            <text:p>-455057550,2</text:p>
          </table:table-cell>
          <table:table-cell table:number-columns-repeated="16376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19.37" table:style-name="ce1">
            <text:p>19,37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0.42999999999999972" table:formula="of:=[.B99]-[.$B$5]" table:style-name="ce2">
            <text:p>0,43</text:p>
          </table:table-cell>
          <table:table-cell office:value-type="float" office:value="1.1629012034030153" table:formula="of:=[.$D$2]*(1-EXP(-[.A99]/[.$D$1]))" table:style-name="ce1">
            <text:p>1,162901203</text:p>
          </table:table-cell>
          <table:table-cell office:value-type="float" office:value="-0.73290120340301557" table:formula="of:=[.D99]-[.E99]" table:style-name="ce2">
            <text:p>-0,73</text:p>
          </table:table-cell>
          <table:table-cell office:value-type="float" office:value="0.16207566870087287" table:formula="of:=1-EXP(-[.A99]/[.$D$1])" table:style-name="ce1">
            <text:p>0,162075669</text:p>
          </table:table-cell>
          <table:table-cell office:value-type="float" office:value="-462956719.01522219" table:formula="of:=([.$D$2]-[.$D$1]*[.$D$1])*[.A99]*[.G99]" table:style-name="ce1">
            <text:p>-462956719</text:p>
          </table:table-cell>
          <table:table-cell table:number-columns-repeated="16376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19.37" table:style-name="ce1">
            <text:p>19,37</text:p>
          </table:table-cell>
          <table:table-cell office:value-type="float" office:value="79.900000000000006" table:style-name="ce1">
            <text:p>79,9</text:p>
          </table:table-cell>
          <table:table-cell office:value-type="float" office:value="0.42999999999999972" table:formula="of:=[.B100]-[.$B$5]" table:style-name="ce2">
            <text:p>0,43</text:p>
          </table:table-cell>
          <table:table-cell office:value-type="float" office:value="1.1747810984565681" table:formula="of:=[.$D$2]*(1-EXP(-[.A100]/[.$D$1]))" table:style-name="ce1">
            <text:p>1,174781098</text:p>
          </table:table-cell>
          <table:table-cell office:value-type="float" office:value="-0.74478109845656837" table:formula="of:=[.D100]-[.E100]" table:style-name="ce2">
            <text:p>-0,74</text:p>
          </table:table-cell>
          <table:table-cell office:value-type="float" office:value="0.1637313914134011" table:formula="of:=1-EXP(-[.A100]/[.$D$1])" table:style-name="ce1">
            <text:p>0,163731391</text:p>
          </table:table-cell>
          <table:table-cell office:value-type="float" office:value="-472917552.83472341" table:formula="of:=([.$D$2]-[.$D$1]*[.$D$1])*[.A100]*[.G100]" table:style-name="ce1">
            <text:p>-472917552,8</text:p>
          </table:table-cell>
          <table:table-cell table:number-columns-repeated="16376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19.37" table:style-name="ce1">
            <text:p>19,37</text:p>
          </table:table-cell>
          <table:table-cell office:value-type="float" office:value="81.8" table:style-name="ce1">
            <text:p>81,8</text:p>
          </table:table-cell>
          <table:table-cell office:value-type="float" office:value="0.42999999999999972" table:formula="of:=[.B101]-[.$B$5]" table:style-name="ce2">
            <text:p>0,43</text:p>
          </table:table-cell>
          <table:table-cell office:value-type="float" office:value="1.1866375190610245" table:formula="of:=[.$D$2]*(1-EXP(-[.A101]/[.$D$1]))" table:style-name="ce1">
            <text:p>1,186637519</text:p>
          </table:table-cell>
          <table:table-cell office:value-type="float" office:value="-0.75663751906102483" table:formula="of:=[.D101]-[.E101]" table:style-name="ce2">
            <text:p>-0,76</text:p>
          </table:table-cell>
          <table:table-cell office:value-type="float" office:value="0.16538384244900306" table:formula="of:=1-EXP(-[.A101]/[.$D$1])" table:style-name="ce1">
            <text:p>0,165383842</text:p>
          </table:table-cell>
          <table:table-cell office:value-type="float" office:value="-482974636.43080831" table:formula="of:=([.$D$2]-[.$D$1]*[.$D$1])*[.A101]*[.G101]" table:style-name="ce1">
            <text:p>-482974636,4</text:p>
          </table:table-cell>
          <table:table-cell table:number-columns-repeated="16376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19.37" table:style-name="ce1">
            <text:p>19,37</text:p>
          </table:table-cell>
          <table:table-cell office:value-type="float" office:value="82.6" table:style-name="ce1">
            <text:p>82,6</text:p>
          </table:table-cell>
          <table:table-cell office:value-type="float" office:value="0.42999999999999972" table:formula="of:=[.B102]-[.$B$5]" table:style-name="ce2">
            <text:p>0,43</text:p>
          </table:table-cell>
          <table:table-cell office:value-type="float" office:value="1.1961057851150863" table:formula="of:=[.$D$2]*(1-EXP(-[.A102]/[.$D$1]))" table:style-name="ce1">
            <text:p>1,196105785</text:p>
          </table:table-cell>
          <table:table-cell office:value-type="float" office:value="-0.76610578511508653" table:formula="of:=[.D102]-[.E102]" table:style-name="ce2">
            <text:p>-0,77</text:p>
          </table:table-cell>
          <table:table-cell office:value-type="float" office:value="0.1667034520148537" table:formula="of:=1-EXP(-[.A102]/[.$D$1])" table:style-name="ce1">
            <text:p>0,166703452</text:p>
          </table:table-cell>
          <table:table-cell office:value-type="float" office:value="-491089405.20645201" table:formula="of:=([.$D$2]-[.$D$1]*[.$D$1])*[.A102]*[.G102]" table:style-name="ce1">
            <text:p>-491089405,2</text:p>
          </table:table-cell>
          <table:table-cell table:number-columns-repeated="16376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19.37" table:style-name="ce1">
            <text:p>19,37</text:p>
          </table:table-cell>
          <table:table-cell office:value-type="float" office:value="84.2" table:style-name="ce1">
            <text:p>84,2</text:p>
          </table:table-cell>
          <table:table-cell office:value-type="float" office:value="0.42999999999999972" table:formula="of:=[.B103]-[.$B$5]" table:style-name="ce2">
            <text:p>0,43</text:p>
          </table:table-cell>
          <table:table-cell office:value-type="float" office:value="1.2079200685399436" table:formula="of:=[.$D$2]*(1-EXP(-[.A103]/[.$D$1]))" table:style-name="ce1">
            <text:p>1,207920069</text:p>
          </table:table-cell>
          <table:table-cell office:value-type="float" office:value="-0.77792006853994389" table:formula="of:=[.D103]-[.E103]" table:style-name="ce2">
            <text:p>-0,78</text:p>
          </table:table-cell>
          <table:table-cell office:value-type="float" office:value="0.16835003031462847" table:formula="of:=1-EXP(-[.A103]/[.$D$1])" table:style-name="ce1">
            <text:p>0,16835003</text:p>
          </table:table-cell>
          <table:table-cell office:value-type="float" office:value="-501318996.75305438" table:formula="of:=([.$D$2]-[.$D$1]*[.$D$1])*[.A103]*[.G103]" table:style-name="ce1">
            <text:p>-501318996,8</text:p>
          </table:table-cell>
          <table:table-cell table:number-columns-repeated="16376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85.9" table:style-name="ce1">
            <text:p>85,9</text:p>
          </table:table-cell>
          <table:table-cell office:value-type="float" office:value="0.5" table:formula="of:=[.B104]-[.$B$5]" table:style-name="ce2">
            <text:p>0,50</text:p>
          </table:table-cell>
          <table:table-cell office:value-type="float" office:value="1.2173546848070667" table:formula="of:=[.$D$2]*(1-EXP(-[.A104]/[.$D$1]))" table:style-name="ce1">
            <text:p>1,217354685</text:p>
          </table:table-cell>
          <table:table-cell office:value-type="float" office:value="-0.71735468480706666" table:formula="of:=[.D104]-[.E104]" table:style-name="ce2">
            <text:p>-0,72</text:p>
          </table:table-cell>
          <table:table-cell office:value-type="float" office:value="0.16966495004809801" table:formula="of:=1-EXP(-[.A104]/[.$D$1])" table:style-name="ce1">
            <text:p>0,16966495</text:p>
          </table:table-cell>
          <table:table-cell office:value-type="float" office:value="-509571391.55916089" table:formula="of:=([.$D$2]-[.$D$1]*[.$D$1])*[.A104]*[.G104]" table:style-name="ce1">
            <text:p>-509571391,6</text:p>
          </table:table-cell>
          <table:table-cell table:number-columns-repeated="16376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86.7" table:style-name="ce1">
            <text:p>86,7</text:p>
          </table:table-cell>
          <table:table-cell office:value-type="float" office:value="0.5" table:formula="of:=[.B105]-[.$B$5]" table:style-name="ce2">
            <text:p>0,50</text:p>
          </table:table-cell>
          <table:table-cell office:value-type="float" office:value="1.2291269808059444" table:formula="of:=[.$D$2]*(1-EXP(-[.A105]/[.$D$1]))" table:style-name="ce1">
            <text:p>1,229126981</text:p>
          </table:table-cell>
          <table:table-cell office:value-type="float" office:value="-0.7291269808059444" table:formula="of:=[.D105]-[.E105]" table:style-name="ce2">
            <text:p>-0,73</text:p>
          </table:table-cell>
          <table:table-cell office:value-type="float" office:value="0.17130567648348161" table:formula="of:=1-EXP(-[.A105]/[.$D$1])" table:style-name="ce1">
            <text:p>0,171305676</text:p>
          </table:table-cell>
          <table:table-cell office:value-type="float" office:value="-519972541.41915429" table:formula="of:=([.$D$2]-[.$D$1]*[.$D$1])*[.A105]*[.G105]" table:style-name="ce1">
            <text:p>-519972541,4</text:p>
          </table:table-cell>
          <table:table-cell table:number-columns-repeated="16376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82.2" table:style-name="ce1">
            <text:p>82,2</text:p>
          </table:table-cell>
          <table:table-cell office:value-type="float" office:value="0.5" table:formula="of:=[.B106]-[.$B$5]" table:style-name="ce2">
            <text:p>0,50</text:p>
          </table:table-cell>
          <table:table-cell office:value-type="float" office:value="1.23852806687594" table:formula="of:=[.$D$2]*(1-EXP(-[.A106]/[.$D$1]))" table:style-name="ce1">
            <text:p>1,238528067</text:p>
          </table:table-cell>
          <table:table-cell office:value-type="float" office:value="-0.73852806687593997" table:formula="of:=[.D106]-[.E106]" table:style-name="ce2">
            <text:p>-0,74</text:p>
          </table:table-cell>
          <table:table-cell office:value-type="float" office:value="0.17261592305202089" table:formula="of:=1-EXP(-[.A106]/[.$D$1])" table:style-name="ce1">
            <text:p>0,172615923</text:p>
          </table:table-cell>
          <table:table-cell office:value-type="float" office:value="-528361804.37657499" table:formula="of:=([.$D$2]-[.$D$1]*[.$D$1])*[.A106]*[.G106]" table:style-name="ce1">
            <text:p>-528361804,4</text:p>
          </table:table-cell>
          <table:table-cell table:number-columns-repeated="16376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0.5" table:formula="of:=[.B107]-[.$B$5]" table:style-name="ce2">
            <text:p>0,50</text:p>
          </table:table-cell>
          <table:table-cell office:value-type="float" office:value="1.2502585246702416" table:formula="of:=[.$D$2]*(1-EXP(-[.A107]/[.$D$1]))" table:style-name="ce1">
            <text:p>1,250258525</text:p>
          </table:table-cell>
          <table:table-cell office:value-type="float" office:value="-0.75025852467024157" table:formula="of:=[.D107]-[.E107]" table:style-name="ce2">
            <text:p>-0,75</text:p>
          </table:table-cell>
          <table:table-cell office:value-type="float" office:value="0.17425081842027335" table:formula="of:=1-EXP(-[.A107]/[.$D$1])" table:style-name="ce1">
            <text:p>0,174250818</text:p>
          </table:table-cell>
          <table:table-cell office:value-type="float" office:value="-538933567.48389018" table:formula="of:=([.$D$2]-[.$D$1]*[.$D$1])*[.A107]*[.G107]" table:style-name="ce1">
            <text:p>-538933567,5</text:p>
          </table:table-cell>
          <table:table-cell table:number-columns-repeated="16376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74" table:style-name="ce1">
            <text:p>74</text:p>
          </table:table-cell>
          <table:table-cell office:value-type="float" office:value="0.5" table:formula="of:=[.B108]-[.$B$5]" table:style-name="ce2">
            <text:p>0,50</text:p>
          </table:table-cell>
          <table:table-cell office:value-type="float" office:value="1.2619658033006591" table:formula="of:=[.$D$2]*(1-EXP(-[.A108]/[.$D$1]))" table:style-name="ce1">
            <text:p>1,261965803</text:p>
          </table:table-cell>
          <table:table-cell office:value-type="float" office:value="-0.76196580330065911" table:formula="of:=[.D108]-[.E108]" table:style-name="ce2">
            <text:p>-0,76</text:p>
          </table:table-cell>
          <table:table-cell office:value-type="float" office:value="0.17588248326603995" table:formula="of:=1-EXP(-[.A108]/[.$D$1])" table:style-name="ce1">
            <text:p>0,175882483</text:p>
          </table:table-cell>
          <table:table-cell office:value-type="float" office:value="-549599709.04254949" table:formula="of:=([.$D$2]-[.$D$1]*[.$D$1])*[.A108]*[.G108]" table:style-name="ce1">
            <text:p>-549599709</text:p>
          </table:table-cell>
          <table:table-cell table:number-columns-repeated="16376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0.5" table:formula="of:=[.B109]-[.$B$5]" table:style-name="ce2">
            <text:p>0,50</text:p>
          </table:table-cell>
          <table:table-cell office:value-type="float" office:value="1.2713149679887075" table:formula="of:=[.$D$2]*(1-EXP(-[.A109]/[.$D$1]))" table:style-name="ce1">
            <text:p>1,271314968</text:p>
          </table:table-cell>
          <table:table-cell office:value-type="float" office:value="-0.77131496798870747" table:formula="of:=[.D109]-[.E109]" table:style-name="ce2">
            <text:p>-0,77</text:p>
          </table:table-cell>
          <table:table-cell office:value-type="float" office:value="0.17718549345656676" table:formula="of:=1-EXP(-[.A109]/[.$D$1])" table:style-name="ce1">
            <text:p>0,177185493</text:p>
          </table:table-cell>
          <table:table-cell office:value-type="float" office:value="-558200380.20124221" table:formula="of:=([.$D$2]-[.$D$1]*[.$D$1])*[.A109]*[.G109]" table:style-name="ce1">
            <text:p>-558200380,2</text:p>
          </table:table-cell>
          <table:table-cell table:number-columns-repeated="16376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74.7" table:style-name="ce1">
            <text:p>74,7</text:p>
          </table:table-cell>
          <table:table-cell office:value-type="float" office:value="0.5" table:formula="of:=[.B110]-[.$B$5]" table:style-name="ce2">
            <text:p>0,50</text:p>
          </table:table-cell>
          <table:table-cell office:value-type="float" office:value="1.2829806394833181" table:formula="of:=[.$D$2]*(1-EXP(-[.A110]/[.$D$1]))" table:style-name="ce1">
            <text:p>1,282980639</text:p>
          </table:table-cell>
          <table:table-cell office:value-type="float" office:value="-0.78298063948331809" table:formula="of:=[.D110]-[.E110]" table:style-name="ce2">
            <text:p>-0,78</text:p>
          </table:table-cell>
          <table:table-cell office:value-type="float" office:value="0.17881135943967941" table:formula="of:=1-EXP(-[.A110]/[.$D$1])" table:style-name="ce1">
            <text:p>0,178811359</text:p>
          </table:table-cell>
          <table:table-cell office:value-type="float" office:value="-569035673.94187319" table:formula="of:=([.$D$2]-[.$D$1]*[.$D$1])*[.A110]*[.G110]" table:style-name="ce1">
            <text:p>-569035673,9</text:p>
          </table:table-cell>
          <table:table-cell table:number-columns-repeated="16376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77.5" table:style-name="ce1">
            <text:p>77,5</text:p>
          </table:table-cell>
          <table:table-cell office:value-type="float" office:value="0.5" table:formula="of:=[.B111]-[.$B$5]" table:style-name="ce2">
            <text:p>0,50</text:p>
          </table:table-cell>
          <table:table-cell office:value-type="float" office:value="1.2922965776652646" table:formula="of:=[.$D$2]*(1-EXP(-[.A111]/[.$D$1]))" table:style-name="ce1">
            <text:p>1,292296578</text:p>
          </table:table-cell>
          <table:table-cell office:value-type="float" office:value="-0.79229657766526462" table:formula="of:=[.D111]-[.E111]" table:style-name="ce2">
            <text:p>-0,79</text:p>
          </table:table-cell>
          <table:table-cell office:value-type="float" office:value="0.18010973879124992" table:formula="of:=1-EXP(-[.A111]/[.$D$1])" table:style-name="ce1">
            <text:p>0,180109739</text:p>
          </table:table-cell>
          <table:table-cell office:value-type="float" office:value="-577771292.98761797" table:formula="of:=([.$D$2]-[.$D$1]*[.$D$1])*[.A111]*[.G111]" table:style-name="ce1">
            <text:p>-577771293</text:p>
          </table:table-cell>
          <table:table-cell table:number-columns-repeated="16376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19.5" table:style-name="ce1">
            <text:p>19,5</text:p>
          </table:table-cell>
          <table:table-cell office:value-type="float" office:value="79.8" table:style-name="ce1">
            <text:p>79,8</text:p>
          </table:table-cell>
          <table:table-cell office:value-type="float" office:value="0.55999999999999872" table:formula="of:=[.B112]-[.$B$5]" table:style-name="ce2">
            <text:p>0,56</text:p>
          </table:table-cell>
          <table:table-cell office:value-type="float" office:value="1.3039207898939382" table:formula="of:=[.$D$2]*(1-EXP(-[.A112]/[.$D$1]))" table:style-name="ce1">
            <text:p>1,30392079</text:p>
          </table:table-cell>
          <table:table-cell office:value-type="float" office:value="-0.7439207898939395" table:formula="of:=[.D112]-[.E112]" table:style-name="ce2">
            <text:p>-0,74</text:p>
          </table:table-cell>
          <table:table-cell office:value-type="float" office:value="0.18172982652060299" table:formula="of:=1-EXP(-[.A112]/[.$D$1])" table:style-name="ce1">
            <text:p>0,181729827</text:p>
          </table:table-cell>
          <table:table-cell office:value-type="float" office:value="-588774805.43282962" table:formula="of:=([.$D$2]-[.$D$1]*[.$D$1])*[.A112]*[.G112]" table:style-name="ce1">
            <text:p>-588774805,4</text:p>
          </table:table-cell>
          <table:table-cell table:number-columns-repeated="16376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19.5" table:style-name="ce1">
            <text:p>19,5</text:p>
          </table:table-cell>
          <table:table-cell office:value-type="float" office:value="80.7" table:style-name="ce1">
            <text:p>80,7</text:p>
          </table:table-cell>
          <table:table-cell office:value-type="float" office:value="0.55999999999999872" table:formula="of:=[.B113]-[.$B$5]" table:style-name="ce2">
            <text:p>0,56</text:p>
          </table:table-cell>
          <table:table-cell office:value-type="float" office:value="1.3132036196552752" table:formula="of:=[.$D$2]*(1-EXP(-[.A113]/[.$D$1]))" table:style-name="ce1">
            <text:p>1,31320362</text:p>
          </table:table-cell>
          <table:table-cell office:value-type="float" office:value="-0.75320361965527649" table:formula="of:=[.D113]-[.E113]" table:style-name="ce2">
            <text:p>-0,75</text:p>
          </table:table-cell>
          <table:table-cell office:value-type="float" office:value="0.18302359149100833" table:formula="of:=1-EXP(-[.A113]/[.$D$1])" table:style-name="ce1">
            <text:p>0,183023591</text:p>
          </table:table-cell>
          <table:table-cell office:value-type="float" office:value="-597644627.38524318" table:formula="of:=([.$D$2]-[.$D$1]*[.$D$1])*[.A113]*[.G113]" table:style-name="ce1">
            <text:p>-597644627,4</text:p>
          </table:table-cell>
          <table:table-cell table:number-columns-repeated="16376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19.5" table:style-name="ce1">
            <text:p>19,5</text:p>
          </table:table-cell>
          <table:table-cell office:value-type="float" office:value="81.5" table:style-name="ce1">
            <text:p>81,5</text:p>
          </table:table-cell>
          <table:table-cell office:value-type="float" office:value="0.55999999999999872" table:formula="of:=[.B114]-[.$B$5]" table:style-name="ce2">
            <text:p>0,56</text:p>
          </table:table-cell>
          <table:table-cell office:value-type="float" office:value="1.3247865199623565" table:formula="of:=[.$D$2]*(1-EXP(-[.A114]/[.$D$1]))" table:style-name="ce1">
            <text:p>1,32478652</text:p>
          </table:table-cell>
          <table:table-cell office:value-type="float" office:value="-0.7647865199623578" table:formula="of:=[.D114]-[.E114]" table:style-name="ce2">
            <text:p>-0,76</text:p>
          </table:table-cell>
          <table:table-cell office:value-type="float" office:value="0.18463792150225278" table:formula="of:=1-EXP(-[.A114]/[.$D$1])" table:style-name="ce1">
            <text:p>0,184637922</text:p>
          </table:table-cell>
          <table:table-cell office:value-type="float" office:value="-608815429.55622315" table:formula="of:=([.$D$2]-[.$D$1]*[.$D$1])*[.A114]*[.G114]" table:style-name="ce1">
            <text:p>-608815429,6</text:p>
          </table:table-cell>
          <table:table-cell table:number-columns-repeated="16376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19.5" table:style-name="ce1">
            <text:p>19,5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0.55999999999999872" table:formula="of:=[.B115]-[.$B$5]" table:style-name="ce2">
            <text:p>0,56</text:p>
          </table:table-cell>
          <table:table-cell office:value-type="float" office:value="1.336346532676371" table:formula="of:=[.$D$2]*(1-EXP(-[.A115]/[.$D$1]))" table:style-name="ce1">
            <text:p>1,336346533</text:p>
          </table:table-cell>
          <table:table-cell office:value-type="float" office:value="-0.77634653267637233" table:formula="of:=[.D115]-[.E115]" table:style-name="ce2">
            <text:p>-0,78</text:p>
          </table:table-cell>
          <table:table-cell office:value-type="float" office:value="0.18624906162776966" table:formula="of:=1-EXP(-[.A115]/[.$D$1])" table:style-name="ce1">
            <text:p>0,186249062</text:p>
          </table:table-cell>
          <table:table-cell office:value-type="float" office:value="-620078770.7023927" table:formula="of:=([.$D$2]-[.$D$1]*[.$D$1])*[.A115]*[.G115]" table:style-name="ce1">
            <text:p>-620078770,7</text:p>
          </table:table-cell>
          <table:table-cell table:number-columns-repeated="16376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19.5" table:style-name="ce1">
            <text:p>19,5</text:p>
          </table:table-cell>
          <table:table-cell office:value-type="float" office:value="83" table:style-name="ce1">
            <text:p>83</text:p>
          </table:table-cell>
          <table:table-cell office:value-type="float" office:value="0.55999999999999872" table:formula="of:=[.B116]-[.$B$5]" table:style-name="ce2">
            <text:p>0,56</text:p>
          </table:table-cell>
          <table:table-cell office:value-type="float" office:value="1.3455780941750835" table:formula="of:=[.$D$2]*(1-EXP(-[.A116]/[.$D$1]))" table:style-name="ce1">
            <text:p>1,345578094</text:p>
          </table:table-cell>
          <table:table-cell office:value-type="float" office:value="-0.78557809417508473" table:formula="of:=[.D116]-[.E116]" table:style-name="ce2">
            <text:p>-0,79</text:p>
          </table:table-cell>
          <table:table-cell office:value-type="float" office:value="0.1875356812465977" table:formula="of:=1-EXP(-[.A116]/[.$D$1])" table:style-name="ce1">
            <text:p>0,187535681</text:p>
          </table:table-cell>
          <table:table-cell office:value-type="float" office:value="-629155880.42203391" table:formula="of:=([.$D$2]-[.$D$1]*[.$D$1])*[.A116]*[.G116]" table:style-name="ce1">
            <text:p>-629155880,4</text:p>
          </table:table-cell>
          <table:table-cell table:number-columns-repeated="16376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19.5" table:style-name="ce1">
            <text:p>19,5</text:p>
          </table:table-cell>
          <table:table-cell office:value-type="float" office:value="84.3" table:style-name="ce1">
            <text:p>84,3</text:p>
          </table:table-cell>
          <table:table-cell office:value-type="float" office:value="0.55999999999999872" table:formula="of:=[.B117]-[.$B$5]" table:style-name="ce2">
            <text:p>0,56</text:p>
          </table:table-cell>
          <table:table-cell office:value-type="float" office:value="1.357097023129662" table:formula="of:=[.$D$2]*(1-EXP(-[.A117]/[.$D$1]))" table:style-name="ce1">
            <text:p>1,357097023</text:p>
          </table:table-cell>
          <table:table-cell office:value-type="float" office:value="-0.79709702312966324" table:formula="of:=[.D117]-[.E117]" table:style-name="ce2">
            <text:p>-0,80</text:p>
          </table:table-cell>
          <table:table-cell office:value-type="float" office:value="0.1891410954533832" table:formula="of:=1-EXP(-[.A117]/[.$D$1])" table:style-name="ce1">
            <text:p>0,189141095</text:p>
          </table:table-cell>
          <table:table-cell office:value-type="float" office:value="-640585075.10992026" table:formula="of:=([.$D$2]-[.$D$1]*[.$D$1])*[.A117]*[.G117]" table:style-name="ce1">
            <text:p>-640585075,1</text:p>
          </table:table-cell>
          <table:table-cell table:number-columns-repeated="16376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85.4" table:style-name="ce1">
            <text:p>85,4</text:p>
          </table:table-cell>
          <table:table-cell office:value-type="float" office:value="0.61999999999999744" table:formula="of:=[.B118]-[.$B$5]" table:style-name="ce2">
            <text:p>0,62</text:p>
          </table:table-cell>
          <table:table-cell office:value-type="float" office:value="1.3662957760786592" table:formula="of:=[.$D$2]*(1-EXP(-[.A118]/[.$D$1]))" table:style-name="ce1">
            <text:p>1,366295776</text:p>
          </table:table-cell>
          <table:table-cell office:value-type="float" office:value="-0.74629577607866171" table:formula="of:=[.D118]-[.E118]" table:style-name="ce2">
            <text:p>-0,75</text:p>
          </table:table-cell>
          <table:table-cell office:value-type="float" office:value="0.19042314248460135" table:formula="of:=1-EXP(-[.A118]/[.$D$1])" table:style-name="ce1">
            <text:p>0,190423142</text:p>
          </table:table-cell>
          <table:table-cell office:value-type="float" office:value="-649794500.17320716" table:formula="of:=([.$D$2]-[.$D$1]*[.$D$1])*[.A118]*[.G118]" table:style-name="ce1">
            <text:p>-649794500,2</text:p>
          </table:table-cell>
          <table:table-cell table:number-columns-repeated="16376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86.5" table:style-name="ce1">
            <text:p>86,5</text:p>
          </table:table-cell>
          <table:table-cell office:value-type="float" office:value="0.61999999999999744" table:formula="of:=[.B119]-[.$B$5]" table:style-name="ce2">
            <text:p>0,62</text:p>
          </table:table-cell>
          <table:table-cell office:value-type="float" office:value="1.3777737672836134" table:formula="of:=[.$D$2]*(1-EXP(-[.A119]/[.$D$1]))" table:style-name="ce1">
            <text:p>1,377773767</text:p>
          </table:table-cell>
          <table:table-cell office:value-type="float" office:value="-0.75777376728361601" table:formula="of:=[.D119]-[.E119]" table:style-name="ce2">
            <text:p>-0,76</text:p>
          </table:table-cell>
          <table:table-cell office:value-type="float" office:value="0.1920228511223101" table:formula="of:=1-EXP(-[.A119]/[.$D$1])" table:style-name="ce1">
            <text:p>0,192022851</text:p>
          </table:table-cell>
          <table:table-cell office:value-type="float" office:value="-661388630.82886827" table:formula="of:=([.$D$2]-[.$D$1]*[.$D$1])*[.A119]*[.G119]" table:style-name="ce1">
            <text:p>-661388630,8</text:p>
          </table:table-cell>
          <table:table-cell table:number-columns-repeated="16376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82.8" table:style-name="ce1">
            <text:p>82,8</text:p>
          </table:table-cell>
          <table:table-cell office:value-type="float" office:value="0.61999999999999744" table:formula="of:=[.B120]-[.$B$5]" table:style-name="ce2">
            <text:p>0,62</text:p>
          </table:table-cell>
          <table:table-cell office:value-type="float" office:value="1.386939828282989" table:formula="of:=[.$D$2]*(1-EXP(-[.A120]/[.$D$1]))" table:style-name="ce1">
            <text:p>1,386939828</text:p>
          </table:table-cell>
          <table:table-cell office:value-type="float" office:value="-0.76693982828299156" table:formula="of:=[.D120]-[.E120]" table:style-name="ce2">
            <text:p>-0,77</text:p>
          </table:table-cell>
          <table:table-cell office:value-type="float" office:value="0.19330034181668676" table:formula="of:=1-EXP(-[.A120]/[.$D$1])" table:style-name="ce1">
            <text:p>0,193300342</text:p>
          </table:table-cell>
          <table:table-cell office:value-type="float" office:value="-670729638.94959486" table:formula="of:=([.$D$2]-[.$D$1]*[.$D$1])*[.A120]*[.G120]" table:style-name="ce1">
            <text:p>-670729638,9</text:p>
          </table:table-cell>
          <table:table-cell table:number-columns-repeated="16376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78" table:style-name="ce1">
            <text:p>78</text:p>
          </table:table-cell>
          <table:table-cell office:value-type="float" office:value="0.61999999999999744" table:formula="of:=[.B121]-[.$B$5]" table:style-name="ce2">
            <text:p>0,62</text:p>
          </table:table-cell>
          <table:table-cell office:value-type="float" office:value="1.3983770272292186" table:formula="of:=[.$D$2]*(1-EXP(-[.A121]/[.$D$1]))" table:style-name="ce1">
            <text:p>1,398377027</text:p>
          </table:table-cell>
          <table:table-cell office:value-type="float" office:value="-0.7783770272292212" table:formula="of:=[.D121]-[.E121]" table:style-name="ce2">
            <text:p>-0,78</text:p>
          </table:table-cell>
          <table:table-cell office:value-type="float" office:value="0.19489436516265168" table:formula="of:=1-EXP(-[.A121]/[.$D$1])" table:style-name="ce1">
            <text:p>0,194894365</text:p>
          </table:table-cell>
          <table:table-cell office:value-type="float" office:value="-682487792.4262923" table:formula="of:=([.$D$2]-[.$D$1]*[.$D$1])*[.A121]*[.G121]" table:style-name="ce1">
            <text:p>-682487792,4</text:p>
          </table:table-cell>
          <table:table-cell table:number-columns-repeated="16376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74.2" table:style-name="ce1">
            <text:p>74,2</text:p>
          </table:table-cell>
          <table:table-cell office:value-type="float" office:value="0.61999999999999744" table:formula="of:=[.B122]-[.$B$5]" table:style-name="ce2">
            <text:p>0,62</text:p>
          </table:table-cell>
          <table:table-cell office:value-type="float" office:value="1.4097916264855299" table:formula="of:=[.$D$2]*(1-EXP(-[.A122]/[.$D$1]))" table:style-name="ce1">
            <text:p>1,409791626</text:p>
          </table:table-cell>
          <table:table-cell office:value-type="float" office:value="-0.78979162648553247" table:formula="of:=[.D122]-[.E122]" table:style-name="ce2">
            <text:p>-0,79</text:p>
          </table:table-cell>
          <table:table-cell office:value-type="float" office:value="0.19648523874847768" table:formula="of:=1-EXP(-[.A122]/[.$D$1])" table:style-name="ce1">
            <text:p>0,196485239</text:p>
          </table:table-cell>
          <table:table-cell office:value-type="float" office:value="-694336676.74595332" table:formula="of:=([.$D$2]-[.$D$1]*[.$D$1])*[.A122]*[.G122]" table:style-name="ce1">
            <text:p>-694336676,7</text:p>
          </table:table-cell>
          <table:table-cell table:number-columns-repeated="16376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19.62" table:style-name="ce1">
            <text:p>19,62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0.67999999999999972" table:formula="of:=[.B123]-[.$B$5]" table:style-name="ce2">
            <text:p>0,68</text:p>
          </table:table-cell>
          <table:table-cell office:value-type="float" office:value="1.4189070641260135" table:formula="of:=[.$D$2]*(1-EXP(-[.A123]/[.$D$1]))" table:style-name="ce1">
            <text:p>1,418907064</text:p>
          </table:table-cell>
          <table:table-cell office:value-type="float" office:value="-0.73890706412601381" table:formula="of:=[.D123]-[.E123]" table:style-name="ce2">
            <text:p>-0,74</text:p>
          </table:table-cell>
          <table:table-cell office:value-type="float" office:value="0.19775567397269034" table:formula="of:=1-EXP(-[.A123]/[.$D$1])" table:style-name="ce1">
            <text:p>0,197755674</text:p>
          </table:table-cell>
          <table:table-cell office:value-type="float" office:value="-703880922.41037607" table:formula="of:=([.$D$2]-[.$D$1]*[.$D$1])*[.A123]*[.G123]" table:style-name="ce1">
            <text:p>-703880922,4</text:p>
          </table:table-cell>
          <table:table-cell table:number-columns-repeated="16376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19.62" table:style-name="ce1">
            <text:p>19,62</text:p>
          </table:table-cell>
          <table:table-cell office:value-type="float" office:value="74.7" table:style-name="ce1">
            <text:p>74,7</text:p>
          </table:table-cell>
          <table:table-cell office:value-type="float" office:value="0.67999999999999972" table:formula="of:=[.B124]-[.$B$5]" table:style-name="ce2">
            <text:p>0,68</text:p>
          </table:table-cell>
          <table:table-cell office:value-type="float" office:value="1.4302810964157031" table:formula="of:=[.$D$2]*(1-EXP(-[.A124]/[.$D$1]))" table:style-name="ce1">
            <text:p>1,430281096</text:p>
          </table:table-cell>
          <table:table-cell office:value-type="float" office:value="-0.7502810964157034" table:formula="of:=[.D124]-[.E124]" table:style-name="ce2">
            <text:p>-0,75</text:p>
          </table:table-cell>
          <table:table-cell office:value-type="float" office:value="0.19934089366614516" table:formula="of:=1-EXP(-[.A124]/[.$D$1])" table:style-name="ce1">
            <text:p>0,199340894</text:p>
          </table:table-cell>
          <table:table-cell office:value-type="float" office:value="-715892417.85354149" table:formula="of:=([.$D$2]-[.$D$1]*[.$D$1])*[.A124]*[.G124]" table:style-name="ce1">
            <text:p>-715892417,9</text:p>
          </table:table-cell>
          <table:table-cell table:number-columns-repeated="16376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19.62" table:style-name="ce1">
            <text:p>19,62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0.67999999999999972" table:formula="of:=[.B125]-[.$B$5]" table:style-name="ce2">
            <text:p>0,68</text:p>
          </table:table-cell>
          <table:table-cell office:value-type="float" office:value="1.4393641382053817" table:formula="of:=[.$D$2]*(1-EXP(-[.A125]/[.$D$1]))" table:style-name="ce1">
            <text:p>1,439364138</text:p>
          </table:table-cell>
          <table:table-cell office:value-type="float" office:value="-0.75936413820538196" table:formula="of:=[.D125]-[.E125]" table:style-name="ce2">
            <text:p>-0,76</text:p>
          </table:table-cell>
          <table:table-cell office:value-type="float" office:value="0.20060681382135026" table:formula="of:=1-EXP(-[.A125]/[.$D$1])" table:style-name="ce1">
            <text:p>0,200606814</text:p>
          </table:table-cell>
          <table:table-cell office:value-type="float" office:value="-725566391.19476795" table:formula="of:=([.$D$2]-[.$D$1]*[.$D$1])*[.A125]*[.G125]" table:style-name="ce1">
            <text:p>-725566391,2</text:p>
          </table:table-cell>
          <table:table-cell table:number-columns-repeated="16376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78.3" table:style-name="ce1">
            <text:p>78,3</text:p>
          </table:table-cell>
          <table:table-cell office:value-type="float" office:value="0.75" table:formula="of:=[.B126]-[.$B$5]" table:style-name="ce2">
            <text:p>0,75</text:p>
          </table:table-cell>
          <table:table-cell office:value-type="float" office:value="1.4506977477016045" table:formula="of:=[.$D$2]*(1-EXP(-[.A126]/[.$D$1]))" table:style-name="ce1">
            <text:p>1,450697748</text:p>
          </table:table-cell>
          <table:table-cell office:value-type="float" office:value="-0.70069774770160453" table:formula="of:=[.D126]-[.E126]" table:style-name="ce2">
            <text:p>-0,70</text:p>
          </table:table-cell>
          <table:table-cell office:value-type="float" office:value="0.2021863997161103" table:formula="of:=1-EXP(-[.A126]/[.$D$1])" table:style-name="ce1">
            <text:p>0,2021864</text:p>
          </table:table-cell>
          <table:table-cell office:value-type="float" office:value="-737739595.83855247" table:formula="of:=([.$D$2]-[.$D$1]*[.$D$1])*[.A126]*[.G126]" table:style-name="ce1">
            <text:p>-737739595,8</text:p>
          </table:table-cell>
          <table:table-cell table:number-columns-repeated="16376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0.75" table:formula="of:=[.B127]-[.$B$5]" table:style-name="ce2">
            <text:p>0,75</text:p>
          </table:table-cell>
          <table:table-cell office:value-type="float" office:value="1.4597485087738595" table:formula="of:=[.$D$2]*(1-EXP(-[.A127]/[.$D$1]))" table:style-name="ce1">
            <text:p>1,459748509</text:p>
          </table:table-cell>
          <table:table-cell office:value-type="float" office:value="-0.70974850877385953" table:formula="of:=[.D127]-[.E127]" table:style-name="ce2">
            <text:p>-0,71</text:p>
          </table:table-cell>
          <table:table-cell office:value-type="float" office:value="0.20344782084865787" table:formula="of:=1-EXP(-[.A127]/[.$D$1])" table:style-name="ce1">
            <text:p>0,203447821</text:p>
          </table:table-cell>
          <table:table-cell office:value-type="float" office:value="-747542577.06307364" table:formula="of:=([.$D$2]-[.$D$1]*[.$D$1])*[.A127]*[.G127]" table:style-name="ce1">
            <text:p>-747542577,1</text:p>
          </table:table-cell>
          <table:table-cell table:number-columns-repeated="16376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81.3" table:style-name="ce1">
            <text:p>81,3</text:p>
          </table:table-cell>
          <table:table-cell office:value-type="float" office:value="0.75" table:formula="of:=[.B128]-[.$B$5]" table:style-name="ce2">
            <text:p>0,75</text:p>
          </table:table-cell>
          <table:table-cell office:value-type="float" office:value="1.4710418391373847" table:formula="of:=[.$D$2]*(1-EXP(-[.A128]/[.$D$1]))" table:style-name="ce1">
            <text:p>1,471041839</text:p>
          </table:table-cell>
          <table:table-cell office:value-type="float" office:value="-0.72104183913738473" table:formula="of:=[.D128]-[.E128]" table:style-name="ce2">
            <text:p>-0,72</text:p>
          </table:table-cell>
          <table:table-cell office:value-type="float" office:value="0.20502179296698742" table:formula="of:=1-EXP(-[.A128]/[.$D$1])" table:style-name="ce1">
            <text:p>0,205021793</text:p>
          </table:table-cell>
          <table:table-cell office:value-type="float" office:value="-759876593.3415029" table:formula="of:=([.$D$2]-[.$D$1]*[.$D$1])*[.A128]*[.G128]" table:style-name="ce1">
            <text:p>-759876593,3</text:p>
          </table:table-cell>
          <table:table-cell table:number-columns-repeated="16376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82.2" table:style-name="ce1">
            <text:p>82,2</text:p>
          </table:table-cell>
          <table:table-cell office:value-type="float" office:value="0.75" table:formula="of:=[.B129]-[.$B$5]" table:style-name="ce2">
            <text:p>0,75</text:p>
          </table:table-cell>
          <table:table-cell office:value-type="float" office:value="1.4823128540926036" table:formula="of:=[.$D$2]*(1-EXP(-[.A129]/[.$D$1]))" table:style-name="ce1">
            <text:p>1,482312854</text:p>
          </table:table-cell>
          <table:table-cell office:value-type="float" office:value="-0.7323128540926036" table:formula="of:=[.D129]-[.E129]" table:style-name="ce2">
            <text:p>-0,73</text:p>
          </table:table-cell>
          <table:table-cell office:value-type="float" office:value="0.20659265494602652" table:formula="of:=1-EXP(-[.A129]/[.$D$1])" table:style-name="ce1">
            <text:p>0,206592655</text:p>
          </table:table-cell>
          <table:table-cell office:value-type="float" office:value="-772299563.17710972" table:formula="of:=([.$D$2]-[.$D$1]*[.$D$1])*[.A129]*[.G129]" table:style-name="ce1">
            <text:p>-772299563,2</text:p>
          </table:table-cell>
          <table:table-cell table:number-columns-repeated="16376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84" table:style-name="ce1">
            <text:p>84</text:p>
          </table:table-cell>
          <table:table-cell office:value-type="float" office:value="0.75" table:formula="of:=[.B130]-[.$B$5]" table:style-name="ce2">
            <text:p>0,75</text:p>
          </table:table-cell>
          <table:table-cell office:value-type="float" office:value="1.4913136285974506" table:formula="of:=[.$D$2]*(1-EXP(-[.A130]/[.$D$1]))" table:style-name="ce1">
            <text:p>1,491313629</text:p>
          </table:table-cell>
          <table:table-cell office:value-type="float" office:value="-0.74131362859745065" table:formula="of:=[.D130]-[.E130]" table:style-name="ce2">
            <text:p>-0,74</text:p>
          </table:table-cell>
          <table:table-cell office:value-type="float" office:value="0.20784710935920447" table:formula="of:=1-EXP(-[.A130]/[.$D$1])" table:style-name="ce1">
            <text:p>0,207847109</text:p>
          </table:table-cell>
          <table:table-cell office:value-type="float" office:value="-782301800.81793213" table:formula="of:=([.$D$2]-[.$D$1]*[.$D$1])*[.A130]*[.G130]" table:style-name="ce1">
            <text:p>-782301800,8</text:p>
          </table:table-cell>
          <table:table-cell table:number-columns-repeated="16376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84.1" table:style-name="ce1">
            <text:p>84,1</text:p>
          </table:table-cell>
          <table:table-cell office:value-type="float" office:value="0.75" table:formula="of:=[.B131]-[.$B$5]" table:style-name="ce2">
            <text:p>0,75</text:p>
          </table:table-cell>
          <table:table-cell office:value-type="float" office:value="1.5025445868781238" table:formula="of:=[.$D$2]*(1-EXP(-[.A131]/[.$D$1]))" table:style-name="ce1">
            <text:p>1,502544587</text:p>
          </table:table-cell>
          <table:table-cell office:value-type="float" office:value="-0.75254458687812376" table:formula="of:=[.D131]-[.E131]" table:style-name="ce2">
            <text:p>-0,75</text:p>
          </table:table-cell>
          <table:table-cell office:value-type="float" office:value="0.2094123885662128" table:formula="of:=1-EXP(-[.A131]/[.$D$1])" table:style-name="ce1">
            <text:p>0,209412389</text:p>
          </table:table-cell>
          <table:table-cell office:value-type="float" office:value="-794884194.68838859" table:formula="of:=([.$D$2]-[.$D$1]*[.$D$1])*[.A131]*[.G131]" table:style-name="ce1">
            <text:p>-794884194,7</text:p>
          </table:table-cell>
          <table:table-cell table:number-columns-repeated="16376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85.7" table:style-name="ce1">
            <text:p>85,7</text:p>
          </table:table-cell>
          <table:table-cell office:value-type="float" office:value="0.75" table:formula="of:=[.B132]-[.$B$5]" table:style-name="ce2">
            <text:p>0,75</text:p>
          </table:table-cell>
          <table:table-cell office:value-type="float" office:value="1.5115133730397354" table:formula="of:=[.$D$2]*(1-EXP(-[.A132]/[.$D$1]))" table:style-name="ce1">
            <text:p>1,511513373</text:p>
          </table:table-cell>
          <table:table-cell office:value-type="float" office:value="-0.76151337303973543" table:formula="of:=[.D132]-[.E132]" table:style-name="ce2">
            <text:p>-0,76</text:p>
          </table:table-cell>
          <table:table-cell office:value-type="float" office:value="0.21066238470545884" table:formula="of:=1-EXP(-[.A132]/[.$D$1])" table:style-name="ce1">
            <text:p>0,210662385</text:p>
          </table:table-cell>
          <table:table-cell office:value-type="float" office:value="-805013616.50328338" table:formula="of:=([.$D$2]-[.$D$1]*[.$D$1])*[.A132]*[.G132]" table:style-name="ce1">
            <text:p>-805013616,5</text:p>
          </table:table-cell>
          <table:table-cell table:number-columns-repeated="16376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19.75" table:style-name="ce1">
            <text:p>19,75</text:p>
          </table:table-cell>
          <table:table-cell office:value-type="float" office:value="87" table:style-name="ce1">
            <text:p>87</text:p>
          </table:table-cell>
          <table:table-cell office:value-type="float" office:value="0.80999999999999872" table:formula="of:=[.B133]-[.$B$5]" table:style-name="ce2">
            <text:p>0,81</text:p>
          </table:table-cell>
          <table:table-cell office:value-type="float" office:value="1.5227044170054627" table:formula="of:=[.$D$2]*(1-EXP(-[.A133]/[.$D$1]))" table:style-name="ce1">
            <text:p>1,522704417</text:p>
          </table:table-cell>
          <table:table-cell office:value-type="float" office:value="-0.71270441700546394" table:formula="of:=[.D133]-[.E133]" table:style-name="ce2">
            <text:p>-0,71</text:p>
          </table:table-cell>
          <table:table-cell office:value-type="float" office:value="0.2122221009813543" table:formula="of:=1-EXP(-[.A133]/[.$D$1])" table:style-name="ce1">
            <text:p>0,212222101</text:p>
          </table:table-cell>
          <table:table-cell office:value-type="float" office:value="-817754547.88819993" table:formula="of:=([.$D$2]-[.$D$1]*[.$D$1])*[.A133]*[.G133]" table:style-name="ce1">
            <text:p>-817754547,9</text:p>
          </table:table-cell>
          <table:table-cell table:number-columns-repeated="16376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19.75" table:style-name="ce1">
            <text:p>19,75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0.80999999999999872" table:formula="of:=[.B134]-[.$B$5]" table:style-name="ce2">
            <text:p>0,81</text:p>
          </table:table-cell>
          <table:table-cell office:value-type="float" office:value="1.5338733476788804" table:formula="of:=[.$D$2]*(1-EXP(-[.A134]/[.$D$1]))" table:style-name="ce1">
            <text:p>1,533873348</text:p>
          </table:table-cell>
          <table:table-cell office:value-type="float" office:value="-0.72387334767888167" table:formula="of:=[.D134]-[.E134]" table:style-name="ce2">
            <text:p>-0,72</text:p>
          </table:table-cell>
          <table:table-cell office:value-type="float" office:value="0.21377873528723568" table:formula="of:=1-EXP(-[.A134]/[.$D$1])" table:style-name="ce1">
            <text:p>0,213778735</text:p>
          </table:table-cell>
          <table:table-cell office:value-type="float" office:value="-830583174.18469155" table:formula="of:=([.$D$2]-[.$D$1]*[.$D$1])*[.A134]*[.G134]" table:style-name="ce1">
            <text:p>-830583174,2</text:p>
          </table:table-cell>
          <table:table-cell table:number-columns-repeated="16376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19.75" table:style-name="ce1">
            <text:p>19,75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0.80999999999999872" table:formula="of:=[.B135]-[.$B$5]" table:style-name="ce2">
            <text:p>0,81</text:p>
          </table:table-cell>
          <table:table-cell office:value-type="float" office:value="1.5427926000133967" table:formula="of:=[.$D$2]*(1-EXP(-[.A135]/[.$D$1]))" table:style-name="ce1">
            <text:p>1,5427926</text:p>
          </table:table-cell>
          <table:table-cell office:value-type="float" office:value="-0.73279260001339797" table:formula="of:=[.D135]-[.E135]" table:style-name="ce2">
            <text:p>-0,73</text:p>
          </table:table-cell>
          <table:table-cell office:value-type="float" office:value="0.21502182780635792" table:formula="of:=1-EXP(-[.A135]/[.$D$1])" table:style-name="ce1">
            <text:p>0,215021828</text:p>
          </table:table-cell>
          <table:table-cell office:value-type="float" office:value="-840909033.04460728" table:formula="of:=([.$D$2]-[.$D$1]*[.$D$1])*[.A135]*[.G135]" table:style-name="ce1">
            <text:p>-840909033</text:p>
          </table:table-cell>
          <table:table-cell table:number-columns-repeated="16376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0.86999999999999744" table:formula="of:=[.B136]-[.$B$5]" table:style-name="ce2">
            <text:p>0,87</text:p>
          </table:table-cell>
          <table:table-cell office:value-type="float" office:value="1.5539218368151646" table:formula="of:=[.$D$2]*(1-EXP(-[.A136]/[.$D$1]))" table:style-name="ce1">
            <text:p>1,553921837</text:p>
          </table:table-cell>
          <table:table-cell office:value-type="float" office:value="-0.68392183681516716" table:formula="of:=[.D136]-[.E136]" table:style-name="ce2">
            <text:p>-0,68</text:p>
          </table:table-cell>
          <table:table-cell office:value-type="float" office:value="0.216572929904712" table:formula="of:=1-EXP(-[.A136]/[.$D$1])" table:style-name="ce1">
            <text:p>0,21657293</text:p>
          </table:table-cell>
          <table:table-cell office:value-type="float" office:value="-853894826.33918083" table:formula="of:=([.$D$2]-[.$D$1]*[.$D$1])*[.A136]*[.G136]" table:style-name="ce1">
            <text:p>-853894826,3</text:p>
          </table:table-cell>
          <table:table-cell table:number-columns-repeated="16376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74.8" table:style-name="ce1">
            <text:p>74,8</text:p>
          </table:table-cell>
          <table:table-cell office:value-type="float" office:value="0.86999999999999744" table:formula="of:=[.B137]-[.$B$5]" table:style-name="ce2">
            <text:p>0,87</text:p>
          </table:table-cell>
          <table:table-cell office:value-type="float" office:value="1.5628093905325311" table:formula="of:=[.$D$2]*(1-EXP(-[.A137]/[.$D$1]))" table:style-name="ce1">
            <text:p>1,562809391</text:p>
          </table:table-cell>
          <table:table-cell office:value-type="float" office:value="-0.69280939053253365" table:formula="of:=[.D137]-[.E137]" table:style-name="ce2">
            <text:p>-0,69</text:p>
          </table:table-cell>
          <table:table-cell office:value-type="float" office:value="0.21781160452955706" table:formula="of:=1-EXP(-[.A137]/[.$D$1])" table:style-name="ce1">
            <text:p>0,217811605</text:p>
          </table:table-cell>
          <table:table-cell office:value-type="float" office:value="-864346068.11651003" table:formula="of:=([.$D$2]-[.$D$1]*[.$D$1])*[.A137]*[.G137]" table:style-name="ce1">
            <text:p>-864346068,1</text:p>
          </table:table-cell>
          <table:table-cell table:number-columns-repeated="16376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75.8" table:style-name="ce1">
            <text:p>75,8</text:p>
          </table:table-cell>
          <table:table-cell office:value-type="float" office:value="0.86999999999999744" table:formula="of:=[.B138]-[.$B$5]" table:style-name="ce2">
            <text:p>0,87</text:p>
          </table:table-cell>
          <table:table-cell office:value-type="float" office:value="1.5738990745328623" table:formula="of:=[.$D$2]*(1-EXP(-[.A138]/[.$D$1]))" table:style-name="ce1">
            <text:p>1,573899075</text:p>
          </table:table-cell>
          <table:table-cell office:value-type="float" office:value="-0.70389907453286482" table:formula="of:=[.D138]-[.E138]" table:style-name="ce2">
            <text:p>-0,70</text:p>
          </table:table-cell>
          <table:table-cell office:value-type="float" office:value="0.2193571940815976" table:formula="of:=1-EXP(-[.A138]/[.$D$1])" table:style-name="ce1">
            <text:p>0,219357194</text:p>
          </table:table-cell>
          <table:table-cell office:value-type="float" office:value="-877488152.80790615" table:formula="of:=([.$D$2]-[.$D$1]*[.$D$1])*[.A138]*[.G138]" table:style-name="ce1">
            <text:p>-877488152,8</text:p>
          </table:table-cell>
          <table:table-cell table:number-columns-repeated="16376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0.86999999999999744" table:formula="of:=[.B139]-[.$B$5]" table:style-name="ce2">
            <text:p>0,87</text:p>
          </table:table-cell>
          <table:table-cell office:value-type="float" office:value="1.582755042288523" table:formula="of:=[.$D$2]*(1-EXP(-[.A139]/[.$D$1]))" table:style-name="ce1">
            <text:p>1,582755042</text:p>
          </table:table-cell>
          <table:table-cell office:value-type="float" office:value="-0.7127550422885256" table:formula="of:=[.D139]-[.E139]" table:style-name="ce2">
            <text:p>-0,71</text:p>
          </table:table-cell>
          <table:table-cell office:value-type="float" office:value="0.22059146651316086" table:formula="of:=1-EXP(-[.A139]/[.$D$1])" table:style-name="ce1">
            <text:p>0,220591467</text:p>
          </table:table-cell>
          <table:table-cell office:value-type="float" office:value="-888064078.71905637" table:formula="of:=([.$D$2]-[.$D$1]*[.$D$1])*[.A139]*[.G139]" table:style-name="ce1">
            <text:p>-888064078,7</text:p>
          </table:table-cell>
          <table:table-cell table:number-columns-repeated="16376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77" table:style-name="ce1">
            <text:p>77</text:p>
          </table:table-cell>
          <table:table-cell office:value-type="float" office:value="0.86999999999999744" table:formula="of:=[.B140]-[.$B$5]" table:style-name="ce2">
            <text:p>0,87</text:p>
          </table:table-cell>
          <table:table-cell office:value-type="float" office:value="1.593805314056276" table:formula="of:=[.$D$2]*(1-EXP(-[.A140]/[.$D$1]))" table:style-name="ce1">
            <text:p>1,593805314</text:p>
          </table:table-cell>
          <table:table-cell office:value-type="float" office:value="-0.72380531405627857" table:formula="of:=[.D140]-[.E140]" table:style-name="ce2">
            <text:p>-0,72</text:p>
          </table:table-cell>
          <table:table-cell office:value-type="float" office:value="0.22213156311022686" table:formula="of:=1-EXP(-[.A140]/[.$D$1])" table:style-name="ce1">
            <text:p>0,222131563</text:p>
          </table:table-cell>
          <table:table-cell office:value-type="float" office:value="-901361583.44459808" table:formula="of:=([.$D$2]-[.$D$1]*[.$D$1])*[.A140]*[.G140]" table:style-name="ce1">
            <text:p>-901361583,4</text:p>
          </table:table-cell>
          <table:table-cell table:number-columns-repeated="16376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19.87" table:style-name="ce1">
            <text:p>19,87</text:p>
          </table:table-cell>
          <table:table-cell office:value-type="float" office:value="77.3" table:style-name="ce1">
            <text:p>77,3</text:p>
          </table:table-cell>
          <table:table-cell office:value-type="float" office:value="0.92999999999999972" table:formula="of:=[.B141]-[.$B$5]" table:style-name="ce2">
            <text:p>0,93</text:p>
          </table:table-cell>
          <table:table-cell office:value-type="float" office:value="1.6048337506949337" table:formula="of:=[.$D$2]*(1-EXP(-[.A141]/[.$D$1]))" table:style-name="ce1">
            <text:p>1,604833751</text:p>
          </table:table-cell>
          <table:table-cell office:value-type="float" office:value="-0.67483375069493401" table:formula="of:=[.D141]-[.E141]" table:style-name="ce2">
            <text:p>-0,67</text:p>
          </table:table-cell>
          <table:table-cell office:value-type="float" office:value="0.22366861650539493" table:formula="of:=1-EXP(-[.A141]/[.$D$1])" table:style-name="ce1">
            <text:p>0,223668617</text:p>
          </table:table-cell>
          <table:table-cell office:value-type="float" office:value="-914745057.67273009" table:formula="of:=([.$D$2]-[.$D$1]*[.$D$1])*[.A141]*[.G141]" table:style-name="ce1">
            <text:p>-914745057,7</text:p>
          </table:table-cell>
          <table:table-cell table:number-columns-repeated="16376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19.87" table:style-name="ce1">
            <text:p>19,87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0.92999999999999972" table:formula="of:=[.B142]-[.$B$5]" table:style-name="ce2">
            <text:p>0,93</text:p>
          </table:table-cell>
          <table:table-cell office:value-type="float" office:value="1.6136408077097573" table:formula="of:=[.$D$2]*(1-EXP(-[.A142]/[.$D$1]))" table:style-name="ce1">
            <text:p>1,613640808</text:p>
          </table:table-cell>
          <table:table-cell office:value-type="float" office:value="-0.68364080770975755" table:formula="of:=[.D142]-[.E142]" table:style-name="ce2">
            <text:p>-0,68</text:p>
          </table:table-cell>
          <table:table-cell office:value-type="float" office:value="0.2248960721575064" table:formula="of:=1-EXP(-[.A142]/[.$D$1])" table:style-name="ce1">
            <text:p>0,224896072</text:p>
          </table:table-cell>
          <table:table-cell office:value-type="float" office:value="-925513555.70572913" table:formula="of:=([.$D$2]-[.$D$1]*[.$D$1])*[.A142]*[.G142]" table:style-name="ce1">
            <text:p>-925513555,7</text:p>
          </table:table-cell>
          <table:table-cell table:number-columns-repeated="16376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19.940000000000001" table:style-name="ce1">
            <text:p>19,94</text:p>
          </table:table-cell>
          <table:table-cell office:value-type="float" office:value="78.900000000000006" table:style-name="ce1">
            <text:p>78,9</text:p>
          </table:table-cell>
          <table:table-cell office:value-type="float" office:value="1" table:formula="of:=[.B143]-[.$B$5]" table:style-name="ce2">
            <text:p>1,00</text:p>
          </table:table-cell>
          <table:table-cell office:value-type="float" office:value="1.6246300497861743" table:formula="of:=[.$D$2]*(1-EXP(-[.A143]/[.$D$1]))" table:style-name="ce1">
            <text:p>1,62463005</text:p>
          </table:table-cell>
          <table:table-cell office:value-type="float" office:value="-0.62463004978617431" table:formula="of:=[.D143]-[.E143]" table:style-name="ce2">
            <text:p>-0,62</text:p>
          </table:table-cell>
          <table:table-cell office:value-type="float" office:value="0.2264276629348132" table:formula="of:=1-EXP(-[.A143]/[.$D$1])" table:style-name="ce1">
            <text:p>0,226427663</text:p>
          </table:table-cell>
          <table:table-cell office:value-type="float" office:value="-939051102.89489603" table:formula="of:=([.$D$2]-[.$D$1]*[.$D$1])*[.A143]*[.G143]" table:style-name="ce1">
            <text:p>-939051102,9</text:p>
          </table:table-cell>
          <table:table-cell table:number-columns-repeated="16376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19.940000000000001" table:style-name="ce1">
            <text:p>19,94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1" table:formula="of:=[.B144]-[.$B$5]" table:style-name="ce2">
            <text:p>1,00</text:p>
          </table:table-cell>
          <table:table-cell office:value-type="float" office:value="1.6334058069209134" table:formula="of:=[.$D$2]*(1-EXP(-[.A144]/[.$D$1]))" table:style-name="ce1">
            <text:p>1,633405807</text:p>
          </table:table-cell>
          <table:table-cell office:value-type="float" office:value="-0.63340580692091342" table:formula="of:=[.D144]-[.E144]" table:style-name="ce2">
            <text:p>-0,63</text:p>
          </table:table-cell>
          <table:table-cell office:value-type="float" office:value="0.22765075626536191" table:formula="of:=1-EXP(-[.A144]/[.$D$1])" table:style-name="ce1">
            <text:p>0,227650756</text:p>
          </table:table-cell>
          <table:table-cell office:value-type="float" office:value="-949942514.61631" table:formula="of:=([.$D$2]-[.$D$1]*[.$D$1])*[.A144]*[.G144]" table:style-name="ce1">
            <text:p>-949942514,6</text:p>
          </table:table-cell>
          <table:table-cell table:number-columns-repeated="16376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19.940000000000001" table:style-name="ce1">
            <text:p>19,94</text:p>
          </table:table-cell>
          <table:table-cell office:value-type="float" office:value="81.8" table:style-name="ce1">
            <text:p>81,8</text:p>
          </table:table-cell>
          <table:table-cell office:value-type="float" office:value="1" table:formula="of:=[.B145]-[.$B$5]" table:style-name="ce2">
            <text:p>1,00</text:p>
          </table:table-cell>
          <table:table-cell office:value-type="float" office:value="1.6443559937307799" table:formula="of:=[.$D$2]*(1-EXP(-[.A145]/[.$D$1]))" table:style-name="ce1">
            <text:p>1,644355994</text:p>
          </table:table-cell>
          <table:table-cell office:value-type="float" office:value="-0.6443559937307799" table:formula="of:=[.D145]-[.E145]" table:style-name="ce2">
            <text:p>-0,64</text:p>
          </table:table-cell>
          <table:table-cell office:value-type="float" office:value="0.22917690383870271" table:formula="of:=1-EXP(-[.A145]/[.$D$1])" table:style-name="ce1">
            <text:p>0,229176904</text:p>
          </table:table-cell>
          <table:table-cell office:value-type="float" office:value="-963633274.14932775" table:formula="of:=([.$D$2]-[.$D$1]*[.$D$1])*[.A145]*[.G145]" table:style-name="ce1">
            <text:p>-963633274,1</text:p>
          </table:table-cell>
          <table:table-cell table:number-columns-repeated="16376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19.940000000000001" table:style-name="ce1">
            <text:p>19,94</text:p>
          </table:table-cell>
          <table:table-cell office:value-type="float" office:value="82.9" table:style-name="ce1">
            <text:p>82,9</text:p>
          </table:table-cell>
          <table:table-cell office:value-type="float" office:value="1" table:formula="of:=[.B146]-[.$B$5]" table:style-name="ce2">
            <text:p>1,00</text:p>
          </table:table-cell>
          <table:table-cell office:value-type="float" office:value="1.6531005622237829" table:formula="of:=[.$D$2]*(1-EXP(-[.A146]/[.$D$1]))" table:style-name="ce1">
            <text:p>1,653100562</text:p>
          </table:table-cell>
          <table:table-cell office:value-type="float" office:value="-0.65310056222378288" table:formula="of:=[.D146]-[.E146]" table:style-name="ce2">
            <text:p>-0,65</text:p>
          </table:table-cell>
          <table:table-cell office:value-type="float" office:value="0.23039565035118081" table:formula="of:=1-EXP(-[.A146]/[.$D$1])" table:style-name="ce1">
            <text:p>0,23039565</text:p>
          </table:table-cell>
          <table:table-cell office:value-type="float" office:value="-974646912.73582256" table:formula="of:=([.$D$2]-[.$D$1]*[.$D$1])*[.A146]*[.G146]" table:style-name="ce1">
            <text:p>-974646912,7</text:p>
          </table:table-cell>
          <table:table-cell table:number-columns-repeated="16376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19.940000000000001" table:style-name="ce1">
            <text:p>19,94</text:p>
          </table:table-cell>
          <table:table-cell office:value-type="float" office:value="84.6" table:style-name="ce1">
            <text:p>84,6</text:p>
          </table:table-cell>
          <table:table-cell office:value-type="float" office:value="1" table:formula="of:=[.B147]-[.$B$5]" table:style-name="ce2">
            <text:p>1,00</text:p>
          </table:table-cell>
          <table:table-cell office:value-type="float" office:value="1.6640118325677427" table:formula="of:=[.$D$2]*(1-EXP(-[.A147]/[.$D$1]))" table:style-name="ce1">
            <text:p>1,664011833</text:p>
          </table:table-cell>
          <table:table-cell office:value-type="float" office:value="-0.66401183256774265" table:formula="of:=[.D147]-[.E147]" table:style-name="ce2">
            <text:p>-0,66</text:p>
          </table:table-cell>
          <table:table-cell office:value-type="float" office:value="0.23191637406545529" table:formula="of:=1-EXP(-[.A147]/[.$D$1])" table:style-name="ce1">
            <text:p>0,231916374</text:p>
          </table:table-cell>
          <table:table-cell office:value-type="float" office:value="-988490028.1666652" table:formula="of:=([.$D$2]-[.$D$1]*[.$D$1])*[.A147]*[.G147]" table:style-name="ce1">
            <text:p>-988490028,2</text:p>
          </table:table-cell>
          <table:table-cell table:number-columns-repeated="16376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19.940000000000001" table:style-name="ce1">
            <text:p>19,94</text:p>
          </table:table-cell>
          <table:table-cell office:value-type="float" office:value="86.5" table:style-name="ce1">
            <text:p>86,5</text:p>
          </table:table-cell>
          <table:table-cell office:value-type="float" office:value="1" table:formula="of:=[.B148]-[.$B$5]" table:style-name="ce2">
            <text:p>1,00</text:p>
          </table:table-cell>
          <table:table-cell office:value-type="float" office:value="1.6749015424468054" table:formula="of:=[.$D$2]*(1-EXP(-[.A148]/[.$D$1]))" table:style-name="ce1">
            <text:p>1,674901542</text:p>
          </table:table-cell>
          <table:table-cell office:value-type="float" office:value="-0.67490154244680545" table:formula="of:=[.D148]-[.E148]" table:style-name="ce2">
            <text:p>-0,67</text:p>
          </table:table-cell>
          <table:table-cell office:value-type="float" office:value="0.23343409285828376" table:formula="of:=1-EXP(-[.A148]/[.$D$1])" table:style-name="ce1">
            <text:p>0,233434093</text:p>
          </table:table-cell>
          <table:table-cell office:value-type="float" office:value="-1002417417.2228844" table:formula="of:=([.$D$2]-[.$D$1]*[.$D$1])*[.A148]*[.G148]" table:style-name="ce1">
            <text:p>-1002417417</text:p>
          </table:table-cell>
          <table:table-cell table:number-columns-repeated="16376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19.940000000000001" table:style-name="ce1">
            <text:p>19,94</text:p>
          </table:table-cell>
          <table:table-cell office:value-type="float" office:value="88.2" table:style-name="ce1">
            <text:p>88,2</text:p>
          </table:table-cell>
          <table:table-cell office:value-type="float" office:value="1" table:formula="of:=[.B149]-[.$B$5]" table:style-name="ce2">
            <text:p>1,00</text:p>
          </table:table-cell>
          <table:table-cell office:value-type="float" office:value="1.6835978154474245" table:formula="of:=[.$D$2]*(1-EXP(-[.A149]/[.$D$1]))" table:style-name="ce1">
            <text:p>1,683597815</text:p>
          </table:table-cell>
          <table:table-cell office:value-type="float" office:value="-0.68359781544742448" table:formula="of:=[.D149]-[.E149]" table:style-name="ce2">
            <text:p>-0,68</text:p>
          </table:table-cell>
          <table:table-cell office:value-type="float" office:value="0.23464610833961286" table:formula="of:=1-EXP(-[.A149]/[.$D$1])" table:style-name="ce1">
            <text:p>0,234646108</text:p>
          </table:table-cell>
          <table:table-cell office:value-type="float" office:value="-1013619829.1593301" table:formula="of:=([.$D$2]-[.$D$1]*[.$D$1])*[.A149]*[.G149]" table:style-name="ce1">
            <text:p>-1013619829</text:p>
          </table:table-cell>
          <table:table-cell table:number-columns-repeated="16376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20" table:style-name="ce1">
            <text:p>20</text:p>
          </table:table-cell>
          <table:table-cell office:value-type="float" office:value="83" table:style-name="ce1">
            <text:p>83</text:p>
          </table:table-cell>
          <table:table-cell office:value-type="float" office:value="1.0599999999999987" table:formula="of:=[.B150]-[.$B$5]" table:style-name="ce2">
            <text:p>1,06</text:p>
          </table:table-cell>
          <table:table-cell office:value-type="float" office:value="1.6944488237928408" table:formula="of:=[.$D$2]*(1-EXP(-[.A150]/[.$D$1]))" table:style-name="ce1">
            <text:p>1,694448824</text:p>
          </table:table-cell>
          <table:table-cell office:value-type="float" office:value="-0.63444882379284206" table:formula="of:=[.D150]-[.E150]" table:style-name="ce2">
            <text:p>-0,63</text:p>
          </table:table-cell>
          <table:table-cell office:value-type="float" office:value="0.23615843322887742" table:formula="of:=1-EXP(-[.A150]/[.$D$1])" table:style-name="ce1">
            <text:p>0,236158433</text:p>
          </table:table-cell>
          <table:table-cell office:value-type="float" office:value="-1027698250.1106033" table:formula="of:=([.$D$2]-[.$D$1]*[.$D$1])*[.A150]*[.G150]" table:style-name="ce1">
            <text:p>-1027698250</text:p>
          </table:table-cell>
          <table:table-cell table:number-columns-repeated="16376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20" table:style-name="ce1">
            <text:p>20</text:p>
          </table:table-cell>
          <table:table-cell office:value-type="float" office:value="77.7" table:style-name="ce1">
            <text:p>77,7</text:p>
          </table:table-cell>
          <table:table-cell office:value-type="float" office:value="1.0599999999999987" table:formula="of:=[.B151]-[.$B$5]" table:style-name="ce2">
            <text:p>1,06</text:p>
          </table:table-cell>
          <table:table-cell office:value-type="float" office:value="1.7031141906347216" table:formula="of:=[.$D$2]*(1-EXP(-[.A151]/[.$D$1]))" table:style-name="ce1">
            <text:p>1,703114191</text:p>
          </table:table-cell>
          <table:table-cell office:value-type="float" office:value="-0.64311419063472286" table:formula="of:=[.D151]-[.E151]" table:style-name="ce2">
            <text:p>-0,64</text:p>
          </table:table-cell>
          <table:table-cell office:value-type="float" office:value="0.23736614126230826" table:formula="of:=1-EXP(-[.A151]/[.$D$1])" table:style-name="ce1">
            <text:p>0,237366141</text:p>
          </table:table-cell>
          <table:table-cell office:value-type="float" office:value="-1039021148.7878407" table:formula="of:=([.$D$2]-[.$D$1]*[.$D$1])*[.A151]*[.G151]" table:style-name="ce1">
            <text:p>-1039021149</text:p>
          </table:table-cell>
          <table:table-cell table:number-columns-repeated="16376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20" table:style-name="ce1">
            <text:p>20</text:p>
          </table:table-cell>
          <table:table-cell office:value-type="float" office:value="75.2" table:style-name="ce1">
            <text:p>75,2</text:p>
          </table:table-cell>
          <table:table-cell office:value-type="float" office:value="1.0599999999999987" table:formula="of:=[.B152]-[.$B$5]" table:style-name="ce2">
            <text:p>1,06</text:p>
          </table:table-cell>
          <table:table-cell office:value-type="float" office:value="1.7139266349899818" table:formula="of:=[.$D$2]*(1-EXP(-[.A152]/[.$D$1]))" table:style-name="ce1">
            <text:p>1,713926635</text:p>
          </table:table-cell>
          <table:table-cell office:value-type="float" office:value="-0.65392663498998305" table:formula="of:=[.D152]-[.E152]" table:style-name="ce2">
            <text:p>-0,65</text:p>
          </table:table-cell>
          <table:table-cell office:value-type="float" office:value="0.23887309141769686" table:formula="of:=1-EXP(-[.A152]/[.$D$1])" table:style-name="ce1">
            <text:p>0,238873091</text:p>
          </table:table-cell>
          <table:table-cell office:value-type="float" office:value="-1053249755.7626384" table:formula="of:=([.$D$2]-[.$D$1]*[.$D$1])*[.A152]*[.G152]" table:style-name="ce1">
            <text:p>-1053249756</text:p>
          </table:table-cell>
          <table:table-cell table:number-columns-repeated="16376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20" table:style-name="ce1">
            <text:p>20</text:p>
          </table:table-cell>
          <table:table-cell office:value-type="float" office:value="74.3" table:style-name="ce1">
            <text:p>74,3</text:p>
          </table:table-cell>
          <table:table-cell office:value-type="float" office:value="1.0599999999999987" table:formula="of:=[.B153]-[.$B$5]" table:style-name="ce2">
            <text:p>1,06</text:p>
          </table:table-cell>
          <table:table-cell office:value-type="float" office:value="1.7225612055122077" table:formula="of:=[.$D$2]*(1-EXP(-[.A153]/[.$D$1]))" table:style-name="ce1">
            <text:p>1,722561206</text:p>
          </table:table-cell>
          <table:table-cell office:value-type="float" office:value="-0.66256120551220898" table:formula="of:=[.D153]-[.E153]" table:style-name="ce2">
            <text:p>-0,66</text:p>
          </table:table-cell>
          <table:table-cell office:value-type="float" office:value="0.24007650731170349" table:formula="of:=1-EXP(-[.A153]/[.$D$1])" table:style-name="ce1">
            <text:p>0,240076507</text:p>
          </table:table-cell>
          <table:table-cell office:value-type="float" office:value="-1064692466.1272682" table:formula="of:=([.$D$2]-[.$D$1]*[.$D$1])*[.A153]*[.G153]" table:style-name="ce1">
            <text:p>-1064692466</text:p>
          </table:table-cell>
          <table:table-cell table:number-columns-repeated="16376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20" table:style-name="ce1">
            <text:p>20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1.0599999999999987" table:formula="of:=[.B154]-[.$B$5]" table:style-name="ce2">
            <text:p>1,06</text:p>
          </table:table-cell>
          <table:table-cell office:value-type="float" office:value="1.7333352229319783" table:formula="of:=[.$D$2]*(1-EXP(-[.A154]/[.$D$1]))" table:style-name="ce1">
            <text:p>1,733335223</text:p>
          </table:table-cell>
          <table:table-cell office:value-type="float" office:value="-0.67333522293197956" table:formula="of:=[.D154]-[.E154]" table:style-name="ce2">
            <text:p>-0,67</text:p>
          </table:table-cell>
          <table:table-cell office:value-type="float" office:value="0.24157810183477579" table:formula="of:=1-EXP(-[.A154]/[.$D$1])" table:style-name="ce1">
            <text:p>0,241578102</text:p>
          </table:table-cell>
          <table:table-cell office:value-type="float" office:value="-1079070417.3588161" table:formula="of:=([.$D$2]-[.$D$1]*[.$D$1])*[.A154]*[.G154]" table:style-name="ce1">
            <text:p>-1079070417</text:p>
          </table:table-cell>
          <table:table-cell table:number-columns-repeated="16376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20.059999999999999" table:style-name="ce1">
            <text:p>20,06</text:p>
          </table:table-cell>
          <table:table-cell office:value-type="float" office:value="77.5" table:style-name="ce1">
            <text:p>77,5</text:p>
          </table:table-cell>
          <table:table-cell office:value-type="float" office:value="1.1199999999999974" table:formula="of:=[.B155]-[.$B$5]" table:style-name="ce2">
            <text:p>1,12</text:p>
          </table:table-cell>
          <table:table-cell office:value-type="float" office:value="1.7440879510960481" table:formula="of:=[.$D$2]*(1-EXP(-[.A155]/[.$D$1]))" table:style-name="ce1">
            <text:p>1,744087951</text:p>
          </table:table-cell>
          <table:table-cell office:value-type="float" office:value="-0.62408795109605064" table:formula="of:=[.D155]-[.E155]" table:style-name="ce2">
            <text:p>-0,62</text:p>
          </table:table-cell>
          <table:table-cell office:value-type="float" office:value="0.24307672923532408" table:formula="of:=1-EXP(-[.A155]/[.$D$1])" table:style-name="ce1">
            <text:p>0,243076729</text:p>
          </table:table-cell>
          <table:table-cell office:value-type="float" office:value="-1093530975.4003513" table:formula="of:=([.$D$2]-[.$D$1]*[.$D$1])*[.A155]*[.G155]" table:style-name="ce1">
            <text:p>-1093530975</text:p>
          </table:table-cell>
          <table:table-cell table:number-columns-repeated="16376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20.059999999999999" table:style-name="ce1">
            <text:p>20,06</text:p>
          </table:table-cell>
          <table:table-cell office:value-type="float" office:value="78.3" table:style-name="ce1">
            <text:p>78,3</text:p>
          </table:table-cell>
          <table:table-cell office:value-type="float" office:value="1.1199999999999974" table:formula="of:=[.B156]-[.$B$5]" table:style-name="ce2">
            <text:p>1,12</text:p>
          </table:table-cell>
          <table:table-cell office:value-type="float" office:value="1.7526748336351308" table:formula="of:=[.$D$2]*(1-EXP(-[.A156]/[.$D$1]))" table:style-name="ce1">
            <text:p>1,752674834</text:p>
          </table:table-cell>
          <table:table-cell office:value-type="float" office:value="-0.63267483363513333" table:formula="of:=[.D156]-[.E156]" table:style-name="ce2">
            <text:p>-0,63</text:p>
          </table:table-cell>
          <table:table-cell office:value-type="float" office:value="0.2442734987678562" table:formula="of:=1-EXP(-[.A156]/[.$D$1])" table:style-name="ce1">
            <text:p>0,244273499</text:p>
          </table:table-cell>
          <table:table-cell office:value-type="float" office:value="-1105158725.4416251" table:formula="of:=([.$D$2]-[.$D$1]*[.$D$1])*[.A156]*[.G156]" table:style-name="ce1">
            <text:p>-1105158725</text:p>
          </table:table-cell>
          <table:table-cell table:number-columns-repeated="16376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20.059999999999999" table:style-name="ce1">
            <text:p>20,06</text:p>
          </table:table-cell>
          <table:table-cell office:value-type="float" office:value="77.7" table:style-name="ce1">
            <text:p>77,7</text:p>
          </table:table-cell>
          <table:table-cell office:value-type="float" office:value="1.1199999999999974" table:formula="of:=[.B157]-[.$B$5]" table:style-name="ce2">
            <text:p>1,12</text:p>
          </table:table-cell>
          <table:table-cell office:value-type="float" office:value="1.7633893470923394" table:formula="of:=[.$D$2]*(1-EXP(-[.A157]/[.$D$1]))" table:style-name="ce1">
            <text:p>1,763389347</text:p>
          </table:table-cell>
          <table:table-cell office:value-type="float" office:value="-0.64338934709234197" table:formula="of:=[.D157]-[.E157]" table:style-name="ce2">
            <text:p>-0,64</text:p>
          </table:table-cell>
          <table:table-cell office:value-type="float" office:value="0.24576680011478047" table:formula="of:=1-EXP(-[.A157]/[.$D$1])" table:style-name="ce1">
            <text:p>0,2457668</text:p>
          </table:table-cell>
          <table:table-cell office:value-type="float" office:value="-1119767326.4402268" table:formula="of:=([.$D$2]-[.$D$1]*[.$D$1])*[.A157]*[.G157]" table:style-name="ce1">
            <text:p>-1119767326</text:p>
          </table:table-cell>
          <table:table-cell table:number-columns-repeated="16376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20.059999999999999" table:style-name="ce1">
            <text:p>20,06</text:p>
          </table:table-cell>
          <table:table-cell office:value-type="float" office:value="78.5" table:style-name="ce1">
            <text:p>78,5</text:p>
          </table:table-cell>
          <table:table-cell office:value-type="float" office:value="1.1199999999999974" table:formula="of:=[.B158]-[.$B$5]" table:style-name="ce2">
            <text:p>1,12</text:p>
          </table:table-cell>
          <table:table-cell office:value-type="float" office:value="1.7719457122414097" table:formula="of:=[.$D$2]*(1-EXP(-[.A158]/[.$D$1]))" table:style-name="ce1">
            <text:p>1,771945712</text:p>
          </table:table-cell>
          <table:table-cell office:value-type="float" office:value="-0.65194571224141229" table:formula="of:=[.D158]-[.E158]" table:style-name="ce2">
            <text:p>-0,65</text:p>
          </table:table-cell>
          <table:table-cell office:value-type="float" office:value="0.24695931638282309" table:formula="of:=1-EXP(-[.A158]/[.$D$1])" table:style-name="ce1">
            <text:p>0,246959316</text:p>
          </table:table-cell>
          <table:table-cell office:value-type="float" office:value="-1131513177.8830421" table:formula="of:=([.$D$2]-[.$D$1]*[.$D$1])*[.A158]*[.G158]" table:style-name="ce1">
            <text:p>-1131513178</text:p>
          </table:table-cell>
          <table:table-cell table:number-columns-repeated="16376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20.12" table:style-name="ce1">
            <text:p>20,12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1.1799999999999997" table:formula="of:=[.B159]-[.$B$5]" table:style-name="ce2">
            <text:p>1,18</text:p>
          </table:table-cell>
          <table:table-cell office:value-type="float" office:value="1.7826221468050867" table:formula="of:=[.$D$2]*(1-EXP(-[.A159]/[.$D$1]))" table:style-name="ce1">
            <text:p>1,782622147</text:p>
          </table:table-cell>
          <table:table-cell office:value-type="float" office:value="-0.60262214680508697" table:formula="of:=[.D159]-[.E159]" table:style-name="ce2">
            <text:p>-0,60</text:p>
          </table:table-cell>
          <table:table-cell office:value-type="float" office:value="0.24844731060467562" table:formula="of:=1-EXP(-[.A159]/[.$D$1])" table:style-name="ce1">
            <text:p>0,248447311</text:p>
          </table:table-cell>
          <table:table-cell office:value-type="float" office:value="-1146268990.4780397" table:formula="of:=([.$D$2]-[.$D$1]*[.$D$1])*[.A159]*[.G159]" table:style-name="ce1">
            <text:p>-1146268990</text:p>
          </table:table-cell>
          <table:table-cell table:number-columns-repeated="16376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20.12" table:style-name="ce1">
            <text:p>20,12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1.1799999999999997" table:formula="of:=[.B160]-[.$B$5]" table:style-name="ce2">
            <text:p>1,18</text:p>
          </table:table-cell>
          <table:table-cell office:value-type="float" office:value="1.7911481030215601" table:formula="of:=[.$D$2]*(1-EXP(-[.A160]/[.$D$1]))" table:style-name="ce1">
            <text:p>1,791148103</text:p>
          </table:table-cell>
          <table:table-cell office:value-type="float" office:value="-0.61114810302156042" table:formula="of:=[.D160]-[.E160]" table:style-name="ce2">
            <text:p>-0,61</text:p>
          </table:table-cell>
          <table:table-cell office:value-type="float" office:value="0.24963558872413716" table:formula="of:=1-EXP(-[.A160]/[.$D$1])" table:style-name="ce1">
            <text:p>0,249635589</text:p>
          </table:table-cell>
          <table:table-cell office:value-type="float" office:value="-1158132279.8514981" table:formula="of:=([.$D$2]-[.$D$1]*[.$D$1])*[.A160]*[.G160]" table:style-name="ce1">
            <text:p>-1158132280</text:p>
          </table:table-cell>
          <table:table-cell table:number-columns-repeated="16376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20.12" table:style-name="ce1">
            <text:p>20,12</text:p>
          </table:table-cell>
          <table:table-cell office:value-type="float" office:value="83.1" table:style-name="ce1">
            <text:p>83,1</text:p>
          </table:table-cell>
          <table:table-cell office:value-type="float" office:value="1.1799999999999997" table:formula="of:=[.B161]-[.$B$5]" table:style-name="ce2">
            <text:p>1,18</text:p>
          </table:table-cell>
          <table:table-cell office:value-type="float" office:value="1.8017865940223614" table:formula="of:=[.$D$2]*(1-EXP(-[.A161]/[.$D$1]))" table:style-name="ce1">
            <text:p>1,801786594</text:p>
          </table:table-cell>
          <table:table-cell office:value-type="float" office:value="-0.62178659402236169" table:formula="of:=[.D161]-[.E161]" table:style-name="ce2">
            <text:p>-0,62</text:p>
          </table:table-cell>
          <table:table-cell office:value-type="float" office:value="0.25111829468219915" table:formula="of:=1-EXP(-[.A161]/[.$D$1])" table:style-name="ce1">
            <text:p>0,251118295</text:p>
          </table:table-cell>
          <table:table-cell office:value-type="float" office:value="-1173034476.7215869" table:formula="of:=([.$D$2]-[.$D$1]*[.$D$1])*[.A161]*[.G161]" table:style-name="ce1">
            <text:p>-1173034477</text:p>
          </table:table-cell>
          <table:table-cell table:number-columns-repeated="16376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84.3" table:style-name="ce1">
            <text:p>84,3</text:p>
          </table:table-cell>
          <table:table-cell office:value-type="float" office:value="1.25" table:formula="of:=[.B162]-[.$B$5]" table:style-name="ce2">
            <text:p>1,25</text:p>
          </table:table-cell>
          <table:table-cell office:value-type="float" office:value="1.8124040635651166" table:formula="of:=[.$D$2]*(1-EXP(-[.A162]/[.$D$1]))" table:style-name="ce1">
            <text:p>1,812404064</text:p>
          </table:table-cell>
          <table:table-cell office:value-type="float" office:value="-0.56240406356511663" table:formula="of:=[.D162]-[.E162]" table:style-name="ce2">
            <text:p>-0,56</text:p>
          </table:table-cell>
          <table:table-cell office:value-type="float" office:value="0.25259807084118624" table:formula="of:=1-EXP(-[.A162]/[.$D$1])" table:style-name="ce1">
            <text:p>0,252598071</text:p>
          </table:table-cell>
          <table:table-cell office:value-type="float" office:value="-1188017642.1853004" table:formula="of:=([.$D$2]-[.$D$1]*[.$D$1])*[.A162]*[.G162]" table:style-name="ce1">
            <text:p>-1188017642</text:p>
          </table:table-cell>
          <table:table-cell table:number-columns-repeated="16376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81.5" table:style-name="ce1">
            <text:p>81,5</text:p>
          </table:table-cell>
          <table:table-cell office:value-type="float" office:value="1.25" table:formula="of:=[.B163]-[.$B$5]" table:style-name="ce2">
            <text:p>1,25</text:p>
          </table:table-cell>
          <table:table-cell office:value-type="float" office:value="1.820882931665825" table:formula="of:=[.$D$2]*(1-EXP(-[.A163]/[.$D$1]))" table:style-name="ce1">
            <text:p>1,820882932</text:p>
          </table:table-cell>
          <table:table-cell office:value-type="float" office:value="-0.57088293166582504" table:formula="of:=[.D163]-[.E163]" table:style-name="ce2">
            <text:p>-0,57</text:p>
          </table:table-cell>
          <table:table-cell office:value-type="float" office:value="0.25377978620378749" table:formula="of:=1-EXP(-[.A163]/[.$D$1])" table:style-name="ce1">
            <text:p>0,253779786</text:p>
          </table:table-cell>
          <table:table-cell office:value-type="float" office:value="-1200062301.6240218" table:formula="of:=([.$D$2]-[.$D$1]*[.$D$1])*[.A163]*[.G163]" table:style-name="ce1">
            <text:p>-1200062302</text:p>
          </table:table-cell>
          <table:table-cell table:number-columns-repeated="16376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77.099999999999994" table:style-name="ce1">
            <text:p>77,1</text:p>
          </table:table-cell>
          <table:table-cell office:value-type="float" office:value="1.25" table:formula="of:=[.B164]-[.$B$5]" table:style-name="ce2">
            <text:p>1,25</text:p>
          </table:table-cell>
          <table:table-cell office:value-type="float" office:value="1.8314626672047065" table:formula="of:=[.$D$2]*(1-EXP(-[.A164]/[.$D$1]))" table:style-name="ce1">
            <text:p>1,831462667</text:p>
          </table:table-cell>
          <table:table-cell office:value-type="float" office:value="-0.58146266720470652" table:formula="of:=[.D164]-[.E164]" table:style-name="ce2">
            <text:p>-0,58</text:p>
          </table:table-cell>
          <table:table-cell office:value-type="float" office:value="0.25525430330560561" table:formula="of:=1-EXP(-[.A164]/[.$D$1])" table:style-name="ce1">
            <text:p>0,255254303</text:p>
          </table:table-cell>
          <table:table-cell office:value-type="float" office:value="-1215190572.4045625" table:formula="of:=([.$D$2]-[.$D$1]*[.$D$1])*[.A164]*[.G164]" table:style-name="ce1">
            <text:p>-1215190572</text:p>
          </table:table-cell>
          <table:table-cell table:number-columns-repeated="16376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75" table:style-name="ce1">
            <text:p>75</text:p>
          </table:table-cell>
          <table:table-cell office:value-type="float" office:value="1.25" table:formula="of:=[.B165]-[.$B$5]" table:style-name="ce2">
            <text:p>1,25</text:p>
          </table:table-cell>
          <table:table-cell office:value-type="float" office:value="1.8399114017938039" table:formula="of:=[.$D$2]*(1-EXP(-[.A165]/[.$D$1]))" table:style-name="ce1">
            <text:p>1,839911402</text:p>
          </table:table-cell>
          <table:table-cell office:value-type="float" office:value="-0.58991140179380386" table:formula="of:=[.D165]-[.E165]" table:style-name="ce2">
            <text:p>-0,59</text:p>
          </table:table-cell>
          <table:table-cell office:value-type="float" office:value="0.25643181890555256" table:formula="of:=1-EXP(-[.A165]/[.$D$1])" table:style-name="ce1">
            <text:p>0,256431819</text:p>
          </table:table-cell>
          <table:table-cell office:value-type="float" office:value="-1227350988.8511815" table:formula="of:=([.$D$2]-[.$D$1]*[.$D$1])*[.A165]*[.G165]" table:style-name="ce1">
            <text:p>-1227350989</text:p>
          </table:table-cell>
          <table:table-cell table:number-columns-repeated="16376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77.7" table:style-name="ce1">
            <text:p>77,7</text:p>
          </table:table-cell>
          <table:table-cell office:value-type="float" office:value="1.25" table:formula="of:=[.B166]-[.$B$5]" table:style-name="ce2">
            <text:p>1,25</text:p>
          </table:table-cell>
          <table:table-cell office:value-type="float" office:value="1.8504535374337467" table:formula="of:=[.$D$2]*(1-EXP(-[.A166]/[.$D$1]))" table:style-name="ce1">
            <text:p>1,850453537</text:p>
          </table:table-cell>
          <table:table-cell office:value-type="float" office:value="-0.60045353743374674" table:formula="of:=[.D166]-[.E166]" table:style-name="ce2">
            <text:p>-0,60</text:p>
          </table:table-cell>
          <table:table-cell office:value-type="float" office:value="0.25790109564065189" table:formula="of:=1-EXP(-[.A166]/[.$D$1])" table:style-name="ce1">
            <text:p>0,257901096</text:p>
          </table:table-cell>
          <table:table-cell office:value-type="float" office:value="-1242623547.8675177" table:formula="of:=([.$D$2]-[.$D$1]*[.$D$1])*[.A166]*[.G166]" table:style-name="ce1">
            <text:p>-1242623548</text:p>
          </table:table-cell>
          <table:table-cell table:number-columns-repeated="16376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80.8" table:style-name="ce1">
            <text:p>80,8</text:p>
          </table:table-cell>
          <table:table-cell office:value-type="float" office:value="1.25" table:formula="of:=[.B167]-[.$B$5]" table:style-name="ce2">
            <text:p>1,25</text:p>
          </table:table-cell>
          <table:table-cell office:value-type="float" office:value="1.858872245604362" table:formula="of:=[.$D$2]*(1-EXP(-[.A167]/[.$D$1]))" table:style-name="ce1">
            <text:p>1,858872246</text:p>
          </table:table-cell>
          <table:table-cell office:value-type="float" office:value="-0.60887224560436204" table:formula="of:=[.D167]-[.E167]" table:style-name="ce2">
            <text:p>-0,61</text:p>
          </table:table-cell>
          <table:table-cell office:value-type="float" office:value="0.25907442640370992" table:formula="of:=1-EXP(-[.A167]/[.$D$1])" table:style-name="ce1">
            <text:p>0,259074426</text:p>
          </table:table-cell>
          <table:table-cell office:value-type="float" office:value="-1254899069.2490602" table:formula="of:=([.$D$2]-[.$D$1]*[.$D$1])*[.A167]*[.G167]" table:style-name="ce1">
            <text:p>-1254899069</text:p>
          </table:table-cell>
          <table:table-cell table:number-columns-repeated="16376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20.25" table:style-name="ce1">
            <text:p>20,25</text:p>
          </table:table-cell>
          <table:table-cell office:value-type="float" office:value="80.8" table:style-name="ce1">
            <text:p>80,8</text:p>
          </table:table-cell>
          <table:table-cell office:value-type="float" office:value="1.3099999999999987" table:formula="of:=[.B168]-[.$B$5]" table:style-name="ce2">
            <text:p>1,31</text:p>
          </table:table-cell>
          <table:table-cell office:value-type="float" office:value="1.8693769149736965" table:formula="of:=[.$D$2]*(1-EXP(-[.A168]/[.$D$1]))" table:style-name="ce1">
            <text:p>1,869376915</text:p>
          </table:table-cell>
          <table:table-cell office:value-type="float" office:value="-0.55937691497369779" table:formula="of:=[.D168]-[.E168]" table:style-name="ce2">
            <text:p>-0,56</text:p>
          </table:table-cell>
          <table:table-cell office:value-type="float" office:value="0.26053848139611535" table:formula="of:=1-EXP(-[.A168]/[.$D$1])" table:style-name="ce1">
            <text:p>0,260538481</text:p>
          </table:table-cell>
          <table:table-cell office:value-type="float" office:value="-1270315103.3951306" table:formula="of:=([.$D$2]-[.$D$1]*[.$D$1])*[.A168]*[.G168]" table:style-name="ce1">
            <text:p>-1270315103</text:p>
          </table:table-cell>
          <table:table-cell table:number-columns-repeated="16376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0.25" table:style-name="ce1">
            <text:p>20,25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1.3099999999999987" table:formula="of:=[.B169]-[.$B$5]" table:style-name="ce2">
            <text:p>1,31</text:p>
          </table:table-cell>
          <table:table-cell office:value-type="float" office:value="1.8798608273140098" table:formula="of:=[.$D$2]*(1-EXP(-[.A169]/[.$D$1]))" table:style-name="ce1">
            <text:p>1,879860827</text:p>
          </table:table-cell>
          <table:table-cell office:value-type="float" office:value="-0.56986082731401111" table:formula="of:=[.D169]-[.E169]" table:style-name="ce2">
            <text:p>-0,57</text:p>
          </table:table-cell>
          <table:table-cell office:value-type="float" office:value="0.26199964344340299" table:formula="of:=1-EXP(-[.A169]/[.$D$1])" table:style-name="ce1">
            <text:p>0,261999643</text:p>
          </table:table-cell>
          <table:table-cell office:value-type="float" office:value="-1285810496.0617378" table:formula="of:=([.$D$2]-[.$D$1]*[.$D$1])*[.A169]*[.G169]" table:style-name="ce1">
            <text:p>-1285810496</text:p>
          </table:table-cell>
          <table:table-cell table:number-columns-repeated="16376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20.25" table:style-name="ce1">
            <text:p>20,25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1.3099999999999987" table:formula="of:=[.B170]-[.$B$5]" table:style-name="ce2">
            <text:p>1,31</text:p>
          </table:table-cell>
          <table:table-cell office:value-type="float" office:value="1.8882330396905038" table:formula="of:=[.$D$2]*(1-EXP(-[.A170]/[.$D$1]))" table:style-name="ce1">
            <text:p>1,88823304</text:p>
          </table:table-cell>
          <table:table-cell office:value-type="float" office:value="-0.5782330396905051" table:formula="of:=[.D170]-[.E170]" table:style-name="ce2">
            <text:p>-0,58</text:p>
          </table:table-cell>
          <table:table-cell office:value-type="float" office:value="0.2631664940025521" table:formula="of:=1-EXP(-[.A170]/[.$D$1])" table:style-name="ce1">
            <text:p>0,263166494</text:p>
          </table:table-cell>
          <table:table-cell office:value-type="float" office:value="-1298263780.9382007" table:formula="of:=([.$D$2]-[.$D$1]*[.$D$1])*[.A170]*[.G170]" table:style-name="ce1">
            <text:p>-1298263781</text:p>
          </table:table-cell>
          <table:table-cell table:number-columns-repeated="16376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20.25" table:style-name="ce1">
            <text:p>20,25</text:p>
          </table:table-cell>
          <table:table-cell office:value-type="float" office:value="82.9" table:style-name="ce1">
            <text:p>82,9</text:p>
          </table:table-cell>
          <table:table-cell office:value-type="float" office:value="1.3099999999999987" table:formula="of:=[.B171]-[.$B$5]" table:style-name="ce2">
            <text:p>1,31</text:p>
          </table:table-cell>
          <table:table-cell office:value-type="float" office:value="1.8986796926831675" table:formula="of:=[.$D$2]*(1-EXP(-[.A171]/[.$D$1]))" table:style-name="ce1">
            <text:p>1,898679693</text:p>
          </table:table-cell>
          <table:table-cell office:value-type="float" office:value="-0.58867969268316878" table:formula="of:=[.D171]-[.E171]" table:style-name="ce2">
            <text:p>-0,59</text:p>
          </table:table-cell>
          <table:table-cell office:value-type="float" office:value="0.26462246314637727" table:formula="of:=1-EXP(-[.A171]/[.$D$1])" table:style-name="ce1">
            <text:p>0,264622463</text:p>
          </table:table-cell>
          <table:table-cell office:value-type="float" office:value="-1313901391.7615397" table:formula="of:=([.$D$2]-[.$D$1]*[.$D$1])*[.A171]*[.G171]" table:style-name="ce1">
            <text:p>-1313901392</text:p>
          </table:table-cell>
          <table:table-cell table:number-columns-repeated="16376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84" table:style-name="ce1">
            <text:p>84</text:p>
          </table:table-cell>
          <table:table-cell office:value-type="float" office:value="1.3699999999999974" table:formula="of:=[.B172]-[.$B$5]" table:style-name="ce2">
            <text:p>1,37</text:p>
          </table:table-cell>
          <table:table-cell office:value-type="float" office:value="1.9070221505976435" table:formula="of:=[.$D$2]*(1-EXP(-[.A172]/[.$D$1]))" table:style-name="ce1">
            <text:p>1,907022151</text:p>
          </table:table-cell>
          <table:table-cell office:value-type="float" office:value="-0.53702215059764602" table:formula="of:=[.D172]-[.E172]" table:style-name="ce2">
            <text:p>-0,54</text:p>
          </table:table-cell>
          <table:table-cell office:value-type="float" office:value="0.26578516677170749" table:formula="of:=1-EXP(-[.A172]/[.$D$1])" table:style-name="ce1">
            <text:p>0,265785167</text:p>
          </table:table-cell>
          <table:table-cell office:value-type="float" office:value="-1326468129.5451891" table:formula="of:=([.$D$2]-[.$D$1]*[.$D$1])*[.A172]*[.G172]" table:style-name="ce1">
            <text:p>-1326468130</text:p>
          </table:table-cell>
          <table:table-cell table:number-columns-repeated="16376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20.25" table:style-name="ce1">
            <text:p>20,25</text:p>
          </table:table-cell>
          <table:table-cell office:value-type="float" office:value="84.9" table:style-name="ce1">
            <text:p>84,9</text:p>
          </table:table-cell>
          <table:table-cell office:value-type="float" office:value="1.3099999999999987" table:formula="of:=[.B173]-[.$B$5]" table:style-name="ce2">
            <text:p>1,31</text:p>
          </table:table-cell>
          <table:table-cell office:value-type="float" office:value="1.9174316766606845" table:formula="of:=[.$D$2]*(1-EXP(-[.A173]/[.$D$1]))" table:style-name="ce1">
            <text:p>1,917431677</text:p>
          </table:table-cell>
          <table:table-cell office:value-type="float" office:value="-0.60743167666068576" table:formula="of:=[.D173]-[.E173]" table:style-name="ce2">
            <text:p>-0,61</text:p>
          </table:table-cell>
          <table:table-cell office:value-type="float" office:value="0.26723596146741291" table:formula="of:=1-EXP(-[.A173]/[.$D$1])" table:style-name="ce1">
            <text:p>0,267235961</text:p>
          </table:table-cell>
          <table:table-cell office:value-type="float" office:value="-1342247155.4961653" table:formula="of:=([.$D$2]-[.$D$1]*[.$D$1])*[.A173]*[.G173]" table:style-name="ce1">
            <text:p>-1342247155</text:p>
          </table:table-cell>
          <table:table-cell table:number-columns-repeated="16376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85.6" table:style-name="ce1">
            <text:p>85,6</text:p>
          </table:table-cell>
          <table:table-cell office:value-type="float" office:value="1.3699999999999974" table:formula="of:=[.B174]-[.$B$5]" table:style-name="ce2">
            <text:p>1,37</text:p>
          </table:table-cell>
          <table:table-cell office:value-type="float" office:value="1.9278206336960868" table:formula="of:=[.$D$2]*(1-EXP(-[.A174]/[.$D$1]))" table:style-name="ce1">
            <text:p>1,927820634</text:p>
          </table:table-cell>
          <table:table-cell office:value-type="float" office:value="-0.55782063369608936" table:formula="of:=[.D174]-[.E174]" table:style-name="ce2">
            <text:p>-0,56</text:p>
          </table:table-cell>
          <table:table-cell office:value-type="float" office:value="0.26868388942009724" table:formula="of:=1-EXP(-[.A174]/[.$D$1])" table:style-name="ce1">
            <text:p>0,268683889</text:p>
          </table:table-cell>
          <table:table-cell office:value-type="float" office:value="-1358104399.8595653" table:formula="of:=([.$D$2]-[.$D$1]*[.$D$1])*[.A174]*[.G174]" table:style-name="ce1">
            <text:p>-1358104400</text:p>
          </table:table-cell>
          <table:table-cell table:number-columns-repeated="16376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86.7" table:style-name="ce1">
            <text:p>86,7</text:p>
          </table:table-cell>
          <table:table-cell office:value-type="float" office:value="1.3699999999999974" table:formula="of:=[.B175]-[.$B$5]" table:style-name="ce2">
            <text:p>1,37</text:p>
          </table:table-cell>
          <table:table-cell office:value-type="float" office:value="1.9361170169399848" table:formula="of:=[.$D$2]*(1-EXP(-[.A175]/[.$D$1]))" table:style-name="ce1">
            <text:p>1,936117017</text:p>
          </table:table-cell>
          <table:table-cell office:value-type="float" office:value="-0.56611701693998739" table:formula="of:=[.D175]-[.E175]" table:style-name="ce2">
            <text:p>-0,57</text:p>
          </table:table-cell>
          <table:table-cell office:value-type="float" office:value="0.26984017153427742" table:formula="of:=1-EXP(-[.A175]/[.$D$1])" table:style-name="ce1">
            <text:p>0,269840172</text:p>
          </table:table-cell>
          <table:table-cell office:value-type="float" office:value="-1370846347.2912619" table:formula="of:=([.$D$2]-[.$D$1]*[.$D$1])*[.A175]*[.G175]" table:style-name="ce1">
            <text:p>-1370846347</text:p>
          </table:table-cell>
          <table:table-cell table:number-columns-repeated="16376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82.9" table:style-name="ce1">
            <text:p>82,9</text:p>
          </table:table-cell>
          <table:table-cell office:value-type="float" office:value="1.3699999999999974" table:formula="of:=[.B176]-[.$B$5]" table:style-name="ce2">
            <text:p>1,37</text:p>
          </table:table-cell>
          <table:table-cell office:value-type="float" office:value="1.9464690520945727" table:formula="of:=[.$D$2]*(1-EXP(-[.A176]/[.$D$1]))" table:style-name="ce1">
            <text:p>1,946469052</text:p>
          </table:table-cell>
          <table:table-cell office:value-type="float" office:value="-0.57646905209457522" table:formula="of:=[.D176]-[.E176]" table:style-name="ce2">
            <text:p>-0,58</text:p>
          </table:table-cell>
          <table:table-cell office:value-type="float" office:value="0.2712829536168696" table:formula="of:=1-EXP(-[.A176]/[.$D$1])" table:style-name="ce1">
            <text:p>0,271282954</text:p>
          </table:table-cell>
          <table:table-cell office:value-type="float" office:value="-1386843765.3942523" table:formula="of:=([.$D$2]-[.$D$1]*[.$D$1])*[.A176]*[.G176]" table:style-name="ce1">
            <text:p>-1386843765</text:p>
          </table:table-cell>
          <table:table-cell table:number-columns-repeated="16376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1.3699999999999974" table:formula="of:=[.B177]-[.$B$5]" table:style-name="ce2">
            <text:p>1,37</text:p>
          </table:table-cell>
          <table:table-cell office:value-type="float" office:value="1.954735950369741" table:formula="of:=[.$D$2]*(1-EXP(-[.A177]/[.$D$1]))" table:style-name="ce1">
            <text:p>1,95473595</text:p>
          </table:table-cell>
          <table:table-cell office:value-type="float" office:value="-0.58473595036974357" table:formula="of:=[.D177]-[.E177]" table:style-name="ce2">
            <text:p>-0,58</text:p>
          </table:table-cell>
          <table:table-cell office:value-type="float" office:value="0.27243512635700362" table:formula="of:=1-EXP(-[.A177]/[.$D$1])" table:style-name="ce1">
            <text:p>0,272435126</text:p>
          </table:table-cell>
          <table:table-cell office:value-type="float" office:value="-1399697534.1885488" table:formula="of:=([.$D$2]-[.$D$1]*[.$D$1])*[.A177]*[.G177]" table:style-name="ce1">
            <text:p>-1399697534</text:p>
          </table:table-cell>
          <table:table-cell table:number-columns-repeated="16376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76.7" table:style-name="ce1">
            <text:p>76,7</text:p>
          </table:table-cell>
          <table:table-cell office:value-type="float" office:value="1.3699999999999974" table:formula="of:=[.B178]-[.$B$5]" table:style-name="ce2">
            <text:p>1,37</text:p>
          </table:table-cell>
          <table:table-cell office:value-type="float" office:value="1.9650511948622005" table:formula="of:=[.$D$2]*(1-EXP(-[.A178]/[.$D$1]))" table:style-name="ce1">
            <text:p>1,965051195</text:p>
          </table:table-cell>
          <table:table-cell office:value-type="float" office:value="-0.59505119486220304" table:formula="of:=[.D178]-[.E178]" table:style-name="ce2">
            <text:p>-0,60</text:p>
          </table:table-cell>
          <table:table-cell office:value-type="float" office:value="0.27387278085769207" table:formula="of:=1-EXP(-[.A178]/[.$D$1])" table:style-name="ce1">
            <text:p>0,273872781</text:p>
          </table:table-cell>
          <table:table-cell office:value-type="float" office:value="-1415834332.9631655" table:formula="of:=([.$D$2]-[.$D$1]*[.$D$1])*[.A178]*[.G178]" table:style-name="ce1">
            <text:p>-1415834333</text:p>
          </table:table-cell>
          <table:table-cell table:number-columns-repeated="16376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20.37" table:style-name="ce1">
            <text:p>20,37</text:p>
          </table:table-cell>
          <table:table-cell office:value-type="float" office:value="74.099999999999994" table:style-name="ce1">
            <text:p>74,1</text:p>
          </table:table-cell>
          <table:table-cell office:value-type="float" office:value="1.4299999999999997" table:formula="of:=[.B179]-[.$B$5]" table:style-name="ce2">
            <text:p>1,43</text:p>
          </table:table-cell>
          <table:table-cell office:value-type="float" office:value="1.9732887129568768" table:formula="of:=[.$D$2]*(1-EXP(-[.A179]/[.$D$1]))" table:style-name="ce1">
            <text:p>1,973288713</text:p>
          </table:table-cell>
          <table:table-cell office:value-type="float" office:value="-0.54328871295687708" table:formula="of:=[.D179]-[.E179]" table:style-name="ce2">
            <text:p>-0,54</text:p>
          </table:table-cell>
          <table:table-cell office:value-type="float" office:value="0.2750208588283084" table:formula="of:=1-EXP(-[.A179]/[.$D$1])" table:style-name="ce1">
            <text:p>0,275020859</text:p>
          </table:table-cell>
          <table:table-cell office:value-type="float" office:value="-1428799290.2141364" table:formula="of:=([.$D$2]-[.$D$1]*[.$D$1])*[.A179]*[.G179]" table:style-name="ce1">
            <text:p>-1428799290</text:p>
          </table:table-cell>
          <table:table-cell table:number-columns-repeated="16376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20.37" table:style-name="ce1">
            <text:p>20,37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1.4299999999999997" table:formula="of:=[.B180]-[.$B$5]" table:style-name="ce2">
            <text:p>1,43</text:p>
          </table:table-cell>
          <table:table-cell office:value-type="float" office:value="1.9835672975395469" table:formula="of:=[.$D$2]*(1-EXP(-[.A180]/[.$D$1]))" table:style-name="ce1">
            <text:p>1,983567298</text:p>
          </table:table-cell>
          <table:table-cell office:value-type="float" office:value="-0.55356729753954714" table:formula="of:=[.D180]-[.E180]" table:style-name="ce2">
            <text:p>-0,55</text:p>
          </table:table-cell>
          <table:table-cell office:value-type="float" office:value="0.27645340397028584" table:formula="of:=1-EXP(-[.A180]/[.$D$1])" table:style-name="ce1">
            <text:p>0,276453404</text:p>
          </table:table-cell>
          <table:table-cell office:value-type="float" office:value="-1445074680.4589915" table:formula="of:=([.$D$2]-[.$D$1]*[.$D$1])*[.A180]*[.G180]" table:style-name="ce1">
            <text:p>-1445074680</text:p>
          </table:table-cell>
          <table:table-cell table:number-columns-repeated="16376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20.37" table:style-name="ce1">
            <text:p>20,37</text:p>
          </table:table-cell>
          <table:table-cell office:value-type="float" office:value="78.599999999999994" table:style-name="ce1">
            <text:p>78,6</text:p>
          </table:table-cell>
          <table:table-cell office:value-type="float" office:value="1.4299999999999997" table:formula="of:=[.B181]-[.$B$5]" table:style-name="ce2">
            <text:p>1,43</text:p>
          </table:table-cell>
          <table:table-cell office:value-type="float" office:value="1.9938255718324789" table:formula="of:=[.$D$2]*(1-EXP(-[.A181]/[.$D$1]))" table:style-name="ce1">
            <text:p>1,993825572</text:p>
          </table:table-cell>
          <table:table-cell office:value-type="float" office:value="-0.56382557183247917" table:formula="of:=[.D181]-[.E181]" table:style-name="ce2">
            <text:p>-0,56</text:p>
          </table:table-cell>
          <table:table-cell office:value-type="float" office:value="0.2778831184300169" table:formula="of:=1-EXP(-[.A181]/[.$D$1])" table:style-name="ce1">
            <text:p>0,277883118</text:p>
          </table:table-cell>
          <table:table-cell office:value-type="float" office:value="-1461426726.3696535" table:formula="of:=([.$D$2]-[.$D$1]*[.$D$1])*[.A181]*[.G181]" table:style-name="ce1">
            <text:p>-1461426726</text:p>
          </table:table-cell>
          <table:table-cell table:number-columns-repeated="16376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20.37" table:style-name="ce1">
            <text:p>20,37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1.4299999999999997" table:formula="of:=[.B182]-[.$B$5]" table:style-name="ce2">
            <text:p>1,43</text:p>
          </table:table-cell>
          <table:table-cell office:value-type="float" office:value="2.0020175948300887" table:formula="of:=[.$D$2]*(1-EXP(-[.A182]/[.$D$1]))" table:style-name="ce1">
            <text:p>2,002017595</text:p>
          </table:table-cell>
          <table:table-cell office:value-type="float" office:value="-0.57201759483008896" table:formula="of:=[.D182]-[.E182]" table:style-name="ce2">
            <text:p>-0,57</text:p>
          </table:table-cell>
          <table:table-cell office:value-type="float" office:value="0.27902485566570401" table:formula="of:=1-EXP(-[.A182]/[.$D$1])" table:style-name="ce1">
            <text:p>0,279024856</text:p>
          </table:table-cell>
          <table:table-cell office:value-type="float" office:value="-1474563392.7097967" table:formula="of:=([.$D$2]-[.$D$1]*[.$D$1])*[.A182]*[.G182]" table:style-name="ce1">
            <text:p>-1474563393</text:p>
          </table:table-cell>
          <table:table-cell table:number-columns-repeated="16376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20.37" table:style-name="ce1">
            <text:p>20,37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1.4299999999999997" table:formula="of:=[.B183]-[.$B$5]" table:style-name="ce2">
            <text:p>1,43</text:p>
          </table:table-cell>
          <table:table-cell office:value-type="float" office:value="2.0122394116827307" table:formula="of:=[.$D$2]*(1-EXP(-[.A183]/[.$D$1]))" table:style-name="ce1">
            <text:p>2,012239412</text:p>
          </table:table-cell>
          <table:table-cell office:value-type="float" office:value="-0.58223941168273097" table:formula="of:=[.D183]-[.E183]" table:style-name="ce2">
            <text:p>-0,58</text:p>
          </table:table-cell>
          <table:table-cell office:value-type="float" office:value="0.28044948898526867" table:formula="of:=1-EXP(-[.A183]/[.$D$1])" table:style-name="ce1">
            <text:p>0,280449489</text:p>
          </table:table-cell>
          <table:table-cell office:value-type="float" office:value="-1491052810.0883939" table:formula="of:=([.$D$2]-[.$D$1]*[.$D$1])*[.A183]*[.G183]" table:style-name="ce1">
            <text:p>-1491052810</text:p>
          </table:table-cell>
          <table:table-cell table:number-columns-repeated="16376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20.37" table:style-name="ce1">
            <text:p>20,37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1.4299999999999997" table:formula="of:=[.B184]-[.$B$5]" table:style-name="ce2">
            <text:p>1,43</text:p>
          </table:table-cell>
          <table:table-cell office:value-type="float" office:value="2.0204023206031794" table:formula="of:=[.$D$2]*(1-EXP(-[.A184]/[.$D$1]))" table:style-name="ce1">
            <text:p>2,020402321</text:p>
          </table:table-cell>
          <table:table-cell office:value-type="float" office:value="-0.59040232060317965" table:formula="of:=[.D184]-[.E184]" table:style-name="ce2">
            <text:p>-0,59</text:p>
          </table:table-cell>
          <table:table-cell office:value-type="float" office:value="0.28158716853874621" table:formula="of:=1-EXP(-[.A184]/[.$D$1])" table:style-name="ce1">
            <text:p>0,281587169</text:p>
          </table:table-cell>
          <table:table-cell office:value-type="float" office:value="-1504299061.4476926" table:formula="of:=([.$D$2]-[.$D$1]*[.$D$1])*[.A184]*[.G184]" table:style-name="ce1">
            <text:p>-1504299061</text:p>
          </table:table-cell>
          <table:table-cell table:number-columns-repeated="16376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20.440000000000001" table:style-name="ce1">
            <text:p>20,44</text:p>
          </table:table-cell>
          <table:table-cell office:value-type="float" office:value="82.8" table:style-name="ce1">
            <text:p>82,8</text:p>
          </table:table-cell>
          <table:table-cell office:value-type="float" office:value="1.5" table:formula="of:=[.B185]-[.$B$5]" table:style-name="ce2">
            <text:p>1,50</text:p>
          </table:table-cell>
          <table:table-cell office:value-type="float" office:value="2.030587809583615" table:formula="of:=[.$D$2]*(1-EXP(-[.A185]/[.$D$1]))" table:style-name="ce1">
            <text:p>2,03058781</text:p>
          </table:table-cell>
          <table:table-cell office:value-type="float" office:value="-0.53058780958361496" table:formula="of:=[.D185]-[.E185]" table:style-name="ce2">
            <text:p>-0,53</text:p>
          </table:table-cell>
          <table:table-cell office:value-type="float" office:value="0.28300673877628546" table:formula="of:=1-EXP(-[.A185]/[.$D$1])" table:style-name="ce1">
            <text:p>0,283006739</text:p>
          </table:table-cell>
          <table:table-cell office:value-type="float" office:value="-1520925070.8949153" table:formula="of:=([.$D$2]-[.$D$1]*[.$D$1])*[.A185]*[.G185]" table:style-name="ce1">
            <text:p>-1520925071</text:p>
          </table:table-cell>
          <table:table-cell table:number-columns-repeated="16376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20.37" table:style-name="ce1">
            <text:p>20,37</text:p>
          </table:table-cell>
          <table:table-cell office:value-type="float" office:value="83.7" table:style-name="ce1">
            <text:p>83,7</text:p>
          </table:table-cell>
          <table:table-cell office:value-type="float" office:value="1.4299999999999997" table:formula="of:=[.B186]-[.$B$5]" table:style-name="ce2">
            <text:p>1,43</text:p>
          </table:table-cell>
          <table:table-cell office:value-type="float" office:value="2.0387217078970097" table:formula="of:=[.$D$2]*(1-EXP(-[.A186]/[.$D$1]))" table:style-name="ce1">
            <text:p>2,038721708</text:p>
          </table:table-cell>
          <table:table-cell office:value-type="float" office:value="-0.60872170789700997" table:formula="of:=[.D186]-[.E186]" table:style-name="ce2">
            <text:p>-0,61</text:p>
          </table:table-cell>
          <table:table-cell office:value-type="float" office:value="0.28414037506837164" table:formula="of:=1-EXP(-[.A186]/[.$D$1])" table:style-name="ce1">
            <text:p>0,284140375</text:p>
          </table:table-cell>
          <table:table-cell office:value-type="float" office:value="-1534280285.277637" table:formula="of:=([.$D$2]-[.$D$1]*[.$D$1])*[.A186]*[.G186]" table:style-name="ce1">
            <text:p>-1534280285</text:p>
          </table:table-cell>
          <table:table-cell table:number-columns-repeated="16376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20.440000000000001" table:style-name="ce1">
            <text:p>20,44</text:p>
          </table:table-cell>
          <table:table-cell office:value-type="float" office:value="85.3" table:style-name="ce1">
            <text:p>85,3</text:p>
          </table:table-cell>
          <table:table-cell office:value-type="float" office:value="1.5" table:formula="of:=[.B187]-[.$B$5]" table:style-name="ce2">
            <text:p>1,50</text:p>
          </table:table-cell>
          <table:table-cell office:value-type="float" office:value="2.0488709981128439" table:formula="of:=[.$D$2]*(1-EXP(-[.A187]/[.$D$1]))" table:style-name="ce1">
            <text:p>2,048870998</text:p>
          </table:table-cell>
          <table:table-cell office:value-type="float" office:value="-0.5488709981128439" table:formula="of:=[.D187]-[.E187]" table:style-name="ce2">
            <text:p>-0,55</text:p>
          </table:table-cell>
          <table:table-cell office:value-type="float" office:value="0.28555490021784857" table:formula="of:=1-EXP(-[.A187]/[.$D$1])" table:style-name="ce1">
            <text:p>0,2855549</text:p>
          </table:table-cell>
          <table:table-cell office:value-type="float" office:value="-1551042111.1989913" table:formula="of:=([.$D$2]-[.$D$1]*[.$D$1])*[.A187]*[.G187]" table:style-name="ce1">
            <text:p>-1551042111</text:p>
          </table:table-cell>
          <table:table-cell table:number-columns-repeated="16376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20.440000000000001" table:style-name="ce1">
            <text:p>20,44</text:p>
          </table:table-cell>
          <table:table-cell office:value-type="float" office:value="86.8" table:style-name="ce1">
            <text:p>86,8</text:p>
          </table:table-cell>
          <table:table-cell office:value-type="float" office:value="1.5" table:formula="of:=[.B188]-[.$B$5]" table:style-name="ce2">
            <text:p>1,50</text:p>
          </table:table-cell>
          <table:table-cell office:value-type="float" office:value="2.0590002335221773" table:formula="of:=[.$D$2]*(1-EXP(-[.A188]/[.$D$1]))" table:style-name="ce1">
            <text:p>2,059000234</text:p>
          </table:table-cell>
          <table:table-cell office:value-type="float" office:value="-0.55900023352217731" table:formula="of:=[.D188]-[.E188]" table:style-name="ce2">
            <text:p>-0,56</text:p>
          </table:table-cell>
          <table:table-cell office:value-type="float" office:value="0.28696663029224534" table:formula="of:=1-EXP(-[.A188]/[.$D$1])" table:style-name="ce1">
            <text:p>0,28696663</text:p>
          </table:table-cell>
          <table:table-cell office:value-type="float" office:value="-1567879056.9785252" table:formula="of:=([.$D$2]-[.$D$1]*[.$D$1])*[.A188]*[.G188]" table:style-name="ce1">
            <text:p>-1567879057</text:p>
          </table:table-cell>
          <table:table-cell table:number-columns-repeated="16376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20.440000000000001" table:style-name="ce1">
            <text:p>20,44</text:p>
          </table:table-cell>
          <table:table-cell office:value-type="float" office:value="82.6" table:style-name="ce1">
            <text:p>82,6</text:p>
          </table:table-cell>
          <table:table-cell office:value-type="float" office:value="1.5" table:formula="of:=[.B189]-[.$B$5]" table:style-name="ce2">
            <text:p>1,50</text:p>
          </table:table-cell>
          <table:table-cell office:value-type="float" office:value="2.0670892090215589" table:formula="of:=[.$D$2]*(1-EXP(-[.A189]/[.$D$1]))" table:style-name="ce1">
            <text:p>2,067089209</text:p>
          </table:table-cell>
          <table:table-cell office:value-type="float" office:value="-0.5670892090215589" table:formula="of:=[.D189]-[.E189]" table:style-name="ce2">
            <text:p>-0,57</text:p>
          </table:table-cell>
          <table:table-cell office:value-type="float" office:value="0.28809400560953868" table:formula="of:=1-EXP(-[.A189]/[.$D$1])" table:style-name="ce1">
            <text:p>0,288094006</text:p>
          </table:table-cell>
          <table:table-cell office:value-type="float" office:value="-1581402540.2349772" table:formula="of:=([.$D$2]-[.$D$1]*[.$D$1])*[.A189]*[.G189]" table:style-name="ce1">
            <text:p>-1581402540</text:p>
          </table:table-cell>
          <table:table-cell table:number-columns-repeated="16376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20.440000000000001" table:style-name="ce1">
            <text:p>20,44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1.5" table:formula="of:=[.B190]-[.$B$5]" table:style-name="ce2">
            <text:p>1,50</text:p>
          </table:table-cell>
          <table:table-cell office:value-type="float" office:value="2.0771824455889245" table:formula="of:=[.$D$2]*(1-EXP(-[.A190]/[.$D$1]))" table:style-name="ce1">
            <text:p>2,077182446</text:p>
          </table:table-cell>
          <table:table-cell office:value-type="float" office:value="-0.57718244558892451" table:formula="of:=[.D190]-[.E190]" table:style-name="ce2">
            <text:p>-0,58</text:p>
          </table:table-cell>
          <table:table-cell office:value-type="float" office:value="0.28950071845945646" table:formula="of:=1-EXP(-[.A190]/[.$D$1])" table:style-name="ce1">
            <text:p>0,289500718</text:p>
          </table:table-cell>
          <table:table-cell office:value-type="float" office:value="-1598374103.5304856" table:formula="of:=([.$D$2]-[.$D$1]*[.$D$1])*[.A190]*[.G190]" table:style-name="ce1">
            <text:p>-1598374104</text:p>
          </table:table-cell>
          <table:table-cell table:number-columns-repeated="16376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20.5" table:style-name="ce1">
            <text:p>20,5</text:p>
          </table:table-cell>
          <table:table-cell office:value-type="float" office:value="77.8" table:style-name="ce1">
            <text:p>77,8</text:p>
          </table:table-cell>
          <table:table-cell office:value-type="float" office:value="1.5599999999999987" table:formula="of:=[.B191]-[.$B$5]" table:style-name="ce2">
            <text:p>1,56</text:p>
          </table:table-cell>
          <table:table-cell office:value-type="float" office:value="2.0852426732372673" table:formula="of:=[.$D$2]*(1-EXP(-[.A191]/[.$D$1]))" table:style-name="ce1">
            <text:p>2,085242673</text:p>
          </table:table-cell>
          <table:table-cell office:value-type="float" office:value="-0.52524267323726859" table:formula="of:=[.D191]-[.E191]" table:style-name="ce2">
            <text:p>-0,53</text:p>
          </table:table-cell>
          <table:table-cell office:value-type="float" office:value="0.29062408713614507" table:formula="of:=1-EXP(-[.A191]/[.$D$1])" table:style-name="ce1">
            <text:p>0,290624087</text:p>
          </table:table-cell>
          <table:table-cell office:value-type="float" office:value="-1612004974.0309534" table:formula="of:=([.$D$2]-[.$D$1]*[.$D$1])*[.A191]*[.G191]" table:style-name="ce1">
            <text:p>-1612004974</text:p>
          </table:table-cell>
          <table:table-cell table:number-columns-repeated="16376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20.5" table:style-name="ce1">
            <text:p>20,5</text:p>
          </table:table-cell>
          <table:table-cell office:value-type="float" office:value="74.5" table:style-name="ce1">
            <text:p>74,5</text:p>
          </table:table-cell>
          <table:table-cell office:value-type="float" office:value="1.5599999999999987" table:formula="of:=[.B192]-[.$B$5]" table:style-name="ce2">
            <text:p>1,56</text:p>
          </table:table-cell>
          <table:table-cell office:value-type="float" office:value="2.0953000389009131" table:formula="of:=[.$D$2]*(1-EXP(-[.A192]/[.$D$1]))" table:style-name="ce1">
            <text:p>2,095300039</text:p>
          </table:table-cell>
          <table:table-cell office:value-type="float" office:value="-0.53530003890091438" table:formula="of:=[.D192]-[.E192]" table:style-name="ce2">
            <text:p>-0,54</text:p>
          </table:table-cell>
          <table:table-cell office:value-type="float" office:value="0.29202580059257155" table:formula="of:=1-EXP(-[.A192]/[.$D$1])" table:style-name="ce1">
            <text:p>0,292025801</text:p>
          </table:table-cell>
          <table:table-cell office:value-type="float" office:value="-1629110388.8933947" table:formula="of:=([.$D$2]-[.$D$1]*[.$D$1])*[.A192]*[.G192]" table:style-name="ce1">
            <text:p>-1629110389</text:p>
          </table:table-cell>
          <table:table-cell table:number-columns-repeated="16376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20.5" table:style-name="ce1">
            <text:p>20,5</text:p>
          </table:table-cell>
          <table:table-cell office:value-type="float" office:value="76.2" table:style-name="ce1">
            <text:p>76,2</text:p>
          </table:table-cell>
          <table:table-cell office:value-type="float" office:value="1.5599999999999987" table:formula="of:=[.B193]-[.$B$5]" table:style-name="ce2">
            <text:p>1,56</text:p>
          </table:table-cell>
          <table:table-cell office:value-type="float" office:value="2.1033316208667725" table:formula="of:=[.$D$2]*(1-EXP(-[.A193]/[.$D$1]))" table:style-name="ce1">
            <text:p>2,103331621</text:p>
          </table:table-cell>
          <table:table-cell office:value-type="float" office:value="-0.54333162086677378" table:formula="of:=[.D193]-[.E193]" table:style-name="ce2">
            <text:p>-0,54</text:p>
          </table:table-cell>
          <table:table-cell office:value-type="float" office:value="0.29314517686807395" table:formula="of:=1-EXP(-[.A193]/[.$D$1])" table:style-name="ce1">
            <text:p>0,293145177</text:p>
          </table:table-cell>
          <table:table-cell office:value-type="float" office:value="-1642848035.3780038" table:formula="of:=([.$D$2]-[.$D$1]*[.$D$1])*[.A193]*[.G193]" table:style-name="ce1">
            <text:p>-1642848035</text:p>
          </table:table-cell>
          <table:table-cell table:number-columns-repeated="16376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20.5" table:style-name="ce1">
            <text:p>20,5</text:p>
          </table:table-cell>
          <table:table-cell office:value-type="float" office:value="76.2" table:style-name="ce1">
            <text:p>76,2</text:p>
          </table:table-cell>
          <table:table-cell office:value-type="float" office:value="1.5599999999999987" table:formula="of:=[.B194]-[.$B$5]" table:style-name="ce2">
            <text:p>1,56</text:p>
          </table:table-cell>
          <table:table-cell office:value-type="float" office:value="2.1133532431102582" table:formula="of:=[.$D$2]*(1-EXP(-[.A194]/[.$D$1]))" table:style-name="ce1">
            <text:p>2,113353243</text:p>
          </table:table-cell>
          <table:table-cell office:value-type="float" office:value="-0.55335324311025946" table:formula="of:=[.D194]-[.E194]" table:style-name="ce2">
            <text:p>-0,55</text:p>
          </table:table-cell>
          <table:table-cell office:value-type="float" office:value="0.29454190869862618" table:formula="of:=1-EXP(-[.A194]/[.$D$1])" table:style-name="ce1">
            <text:p>0,294541909</text:p>
          </table:table-cell>
          <table:table-cell office:value-type="float" office:value="-1660086539.6023326" table:formula="of:=([.$D$2]-[.$D$1]*[.$D$1])*[.A194]*[.G194]" table:style-name="ce1">
            <text:p>-1660086540</text:p>
          </table:table-cell>
          <table:table-cell table:number-columns-repeated="16376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20.5" table:style-name="ce1">
            <text:p>20,5</text:p>
          </table:table-cell>
          <table:table-cell office:value-type="float" office:value="77.8" table:style-name="ce1">
            <text:p>77,8</text:p>
          </table:table-cell>
          <table:table-cell office:value-type="float" office:value="1.5599999999999987" table:formula="of:=[.B195]-[.$B$5]" table:style-name="ce2">
            <text:p>1,56</text:p>
          </table:table-cell>
          <table:table-cell office:value-type="float" office:value="2.1233550628167546" table:formula="of:=[.$D$2]*(1-EXP(-[.A195]/[.$D$1]))" table:style-name="ce1">
            <text:p>2,123355063</text:p>
          </table:table-cell>
          <table:table-cell office:value-type="float" office:value="-0.56335506281675585" table:formula="of:=[.D195]-[.E195]" table:style-name="ce2">
            <text:p>-0,56</text:p>
          </table:table-cell>
          <table:table-cell office:value-type="float" office:value="0.29593588061336173" table:formula="of:=1-EXP(-[.A195]/[.$D$1])" table:style-name="ce1">
            <text:p>0,295935881</text:p>
          </table:table-cell>
          <table:table-cell office:value-type="float" office:value="-1677398654.3857465" table:formula="of:=([.$D$2]-[.$D$1]*[.$D$1])*[.A195]*[.G195]" table:style-name="ce1">
            <text:p>-1677398654</text:p>
          </table:table-cell>
          <table:table-cell table:number-columns-repeated="16376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20.5" table:style-name="ce1">
            <text:p>20,5</text:p>
          </table:table-cell>
          <table:table-cell office:value-type="float" office:value="80.2" table:style-name="ce1">
            <text:p>80,2</text:p>
          </table:table-cell>
          <table:table-cell office:value-type="float" office:value="1.5599999999999987" table:formula="of:=[.B196]-[.$B$5]" table:style-name="ce2">
            <text:p>1,56</text:p>
          </table:table-cell>
          <table:table-cell office:value-type="float" office:value="2.1313422870529024" table:formula="of:=[.$D$2]*(1-EXP(-[.A196]/[.$D$1]))" table:style-name="ce1">
            <text:p>2,131342287</text:p>
          </table:table-cell>
          <table:table-cell office:value-type="float" office:value="-0.57134228705290369" table:formula="of:=[.D196]-[.E196]" table:style-name="ce2">
            <text:p>-0,57</text:p>
          </table:table-cell>
          <table:table-cell office:value-type="float" office:value="0.29704907467090447" table:formula="of:=1-EXP(-[.A196]/[.$D$1])" table:style-name="ce1">
            <text:p>0,297049075</text:p>
          </table:table-cell>
          <table:table-cell office:value-type="float" office:value="-1691301188.9078543" table:formula="of:=([.$D$2]-[.$D$1]*[.$D$1])*[.A196]*[.G196]" table:style-name="ce1">
            <text:p>-1691301189</text:p>
          </table:table-cell>
          <table:table-cell table:number-columns-repeated="16376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20.5" table:style-name="ce1">
            <text:p>20,5</text:p>
          </table:table-cell>
          <table:table-cell office:value-type="float" office:value="80.7" table:style-name="ce1">
            <text:p>80,7</text:p>
          </table:table-cell>
          <table:table-cell office:value-type="float" office:value="1.5599999999999987" table:formula="of:=[.B197]-[.$B$5]" table:style-name="ce2">
            <text:p>1,56</text:p>
          </table:table-cell>
          <table:table-cell office:value-type="float" office:value="2.1413085607470443" table:formula="of:=[.$D$2]*(1-EXP(-[.A197]/[.$D$1]))" table:style-name="ce1">
            <text:p>2,141308561</text:p>
          </table:table-cell>
          <table:table-cell office:value-type="float" office:value="-0.58130856074704562" table:formula="of:=[.D197]-[.E197]" table:style-name="ce2">
            <text:p>-0,58</text:p>
          </table:table-cell>
          <table:table-cell office:value-type="float" office:value="0.2984380924728528" table:formula="of:=1-EXP(-[.A197]/[.$D$1])" table:style-name="ce1">
            <text:p>0,298438092</text:p>
          </table:table-cell>
          <table:table-cell office:value-type="float" office:value="-1708745214.8027589" table:formula="of:=([.$D$2]-[.$D$1]*[.$D$1])*[.A197]*[.G197]" table:style-name="ce1">
            <text:p>-1708745215</text:p>
          </table:table-cell>
          <table:table-cell table:number-columns-repeated="16376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20.56" table:style-name="ce1">
            <text:p>20,56</text:p>
          </table:table-cell>
          <table:table-cell office:value-type="float" office:value="82.3" table:style-name="ce1">
            <text:p>82,3</text:p>
          </table:table-cell>
          <table:table-cell office:value-type="float" office:value="1.6199999999999974" table:formula="of:=[.B198]-[.$B$5]" table:style-name="ce2">
            <text:p>1,62</text:p>
          </table:table-cell>
          <table:table-cell office:value-type="float" office:value="2.1492673987515154" table:formula="of:=[.$D$2]*(1-EXP(-[.A198]/[.$D$1]))" table:style-name="ce1">
            <text:p>2,149267399</text:p>
          </table:table-cell>
          <table:table-cell office:value-type="float" office:value="-0.52926739875151796" table:formula="of:=[.D198]-[.E198]" table:style-name="ce2">
            <text:p>-0,53</text:p>
          </table:table-cell>
          <table:table-cell office:value-type="float" office:value="0.29954733028934299" table:formula="of:=1-EXP(-[.A198]/[.$D$1])" table:style-name="ce1">
            <text:p>0,29954733</text:p>
          </table:table-cell>
          <table:table-cell office:value-type="float" office:value="-1722752976.7456038" table:formula="of:=([.$D$2]-[.$D$1]*[.$D$1])*[.A198]*[.G198]" table:style-name="ce1">
            <text:p>-1722752977</text:p>
          </table:table-cell>
          <table:table-cell table:number-columns-repeated="16376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20.56" table:style-name="ce1">
            <text:p>20,56</text:p>
          </table:table-cell>
          <table:table-cell office:value-type="float" office:value="84.8" table:style-name="ce1">
            <text:p>84,8</text:p>
          </table:table-cell>
          <table:table-cell office:value-type="float" office:value="1.6199999999999974" table:formula="of:=[.B199]-[.$B$5]" table:style-name="ce2">
            <text:p>1,62</text:p>
          </table:table-cell>
          <table:table-cell office:value-type="float" office:value="2.1591982527622138" table:formula="of:=[.$D$2]*(1-EXP(-[.A199]/[.$D$1]))" table:style-name="ce1">
            <text:p>2,159198253</text:p>
          </table:table-cell>
          <table:table-cell office:value-type="float" office:value="-0.53919825276221633" table:formula="of:=[.D199]-[.E199]" table:style-name="ce2">
            <text:p>-0,54</text:p>
          </table:table-cell>
          <table:table-cell office:value-type="float" office:value="0.30093141158519565" table:formula="of:=1-EXP(-[.A199]/[.$D$1])" table:style-name="ce1">
            <text:p>0,300931412</text:p>
          </table:table-cell>
          <table:table-cell office:value-type="float" office:value="-1740328161.0381675" table:formula="of:=([.$D$2]-[.$D$1]*[.$D$1])*[.A199]*[.G199]" table:style-name="ce1">
            <text:p>-1740328161</text:p>
          </table:table-cell>
          <table:table-cell table:number-columns-repeated="16376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20.56" table:style-name="ce1">
            <text:p>20,56</text:p>
          </table:table-cell>
          <table:table-cell office:value-type="float" office:value="86.1" table:style-name="ce1">
            <text:p>86,1</text:p>
          </table:table-cell>
          <table:table-cell office:value-type="float" office:value="1.6199999999999974" table:formula="of:=[.B200]-[.$B$5]" table:style-name="ce2">
            <text:p>1,62</text:p>
          </table:table-cell>
          <table:table-cell office:value-type="float" office:value="2.1671288054183844" table:formula="of:=[.$D$2]*(1-EXP(-[.A200]/[.$D$1]))" table:style-name="ce1">
            <text:p>2,167128805</text:p>
          </table:table-cell>
          <table:table-cell office:value-type="float" office:value="-0.54712880541838693" table:formula="of:=[.D200]-[.E200]" table:style-name="ce2">
            <text:p>-0,55</text:p>
          </table:table-cell>
          <table:table-cell office:value-type="float" office:value="0.30203670722093412" table:formula="of:=1-EXP(-[.A200]/[.$D$1])" table:style-name="ce1">
            <text:p>0,302036707</text:p>
          </table:table-cell>
          <table:table-cell office:value-type="float" office:value="-1754440549.7060604" table:formula="of:=([.$D$2]-[.$D$1]*[.$D$1])*[.A200]*[.G200]" table:style-name="ce1">
            <text:p>-1754440550</text:p>
          </table:table-cell>
          <table:table-cell table:number-columns-repeated="16376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20.56" table:style-name="ce1">
            <text:p>20,56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1.6199999999999974" table:formula="of:=[.B201]-[.$B$5]" table:style-name="ce2">
            <text:p>1,62</text:p>
          </table:table-cell>
          <table:table-cell office:value-type="float" office:value="2.1770243656255843" table:formula="of:=[.$D$2]*(1-EXP(-[.A201]/[.$D$1]))" table:style-name="ce1">
            <text:p>2,177024366</text:p>
          </table:table-cell>
          <table:table-cell office:value-type="float" office:value="-0.55702436562558688" table:formula="of:=[.D201]-[.E201]" table:style-name="ce2">
            <text:p>-0,56</text:p>
          </table:table-cell>
          <table:table-cell office:value-type="float" office:value="0.30341586955480937" table:formula="of:=1-EXP(-[.A201]/[.$D$1])" table:style-name="ce1">
            <text:p>0,30341587</text:p>
          </table:table-cell>
          <table:table-cell office:value-type="float" office:value="-1772146143.3665581" table:formula="of:=([.$D$2]-[.$D$1]*[.$D$1])*[.A201]*[.G201]" table:style-name="ce1">
            <text:p>-1772146143</text:p>
          </table:table-cell>
          <table:table-cell table:number-columns-repeated="16376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20.56" table:style-name="ce1">
            <text:p>20,56</text:p>
          </table:table-cell>
          <table:table-cell office:value-type="float" office:value="76.8" table:style-name="ce1">
            <text:p>76,8</text:p>
          </table:table-cell>
          <table:table-cell office:value-type="float" office:value="1.6199999999999974" table:formula="of:=[.B202]-[.$B$5]" table:style-name="ce2">
            <text:p>1,62</text:p>
          </table:table-cell>
          <table:table-cell office:value-type="float" office:value="2.1869003723920057" table:formula="of:=[.$D$2]*(1-EXP(-[.A202]/[.$D$1]))" table:style-name="ce1">
            <text:p>2,186900372</text:p>
          </table:table-cell>
          <table:table-cell office:value-type="float" office:value="-0.5669003723920083" table:formula="of:=[.D202]-[.E202]" table:style-name="ce2">
            <text:p>-0,57</text:p>
          </table:table-cell>
          <table:table-cell office:value-type="float" office:value="0.30479230668986268" table:formula="of:=1-EXP(-[.A202]/[.$D$1])" table:style-name="ce1">
            <text:p>0,304792307</text:p>
          </table:table-cell>
          <table:table-cell office:value-type="float" office:value="-1789923864.3716896" table:formula="of:=([.$D$2]-[.$D$1]*[.$D$1])*[.A202]*[.G202]" table:style-name="ce1">
            <text:p>-1789923864</text:p>
          </table:table-cell>
          <table:table-cell table:number-columns-repeated="16376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20.56" table:style-name="ce1">
            <text:p>20,56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1.6199999999999974" table:formula="of:=[.B203]-[.$B$5]" table:style-name="ce2">
            <text:p>1,62</text:p>
          </table:table-cell>
          <table:table-cell office:value-type="float" office:value="2.1947871252945688" table:formula="of:=[.$D$2]*(1-EXP(-[.A203]/[.$D$1]))" table:style-name="ce1">
            <text:p>2,194787125</text:p>
          </table:table-cell>
          <table:table-cell office:value-type="float" office:value="-0.57478712529457132" table:formula="of:=[.D203]-[.E203]" table:style-name="ce2">
            <text:p>-0,57</text:p>
          </table:table-cell>
          <table:table-cell office:value-type="float" office:value="0.30589149787379211" table:formula="of:=1-EXP(-[.A203]/[.$D$1])" table:style-name="ce1">
            <text:p>0,305891498</text:p>
          </table:table-cell>
          <table:table-cell office:value-type="float" office:value="-1804197818.670548" table:formula="of:=([.$D$2]-[.$D$1]*[.$D$1])*[.A203]*[.G203]" table:style-name="ce1">
            <text:p>-1804197819</text:p>
          </table:table-cell>
          <table:table-cell table:number-columns-repeated="16376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20.56" table:style-name="ce1">
            <text:p>20,56</text:p>
          </table:table-cell>
          <table:table-cell office:value-type="float" office:value="76.2" table:style-name="ce1">
            <text:p>76,2</text:p>
          </table:table-cell>
          <table:table-cell office:value-type="float" office:value="1.6199999999999974" table:formula="of:=[.B204]-[.$B$5]" table:style-name="ce2">
            <text:p>1,62</text:p>
          </table:table-cell>
          <table:table-cell office:value-type="float" office:value="2.2046280331821029" table:formula="of:=[.$D$2]*(1-EXP(-[.A204]/[.$D$1]))" table:style-name="ce1">
            <text:p>2,204628033</text:p>
          </table:table-cell>
          <table:table-cell office:value-type="float" office:value="-0.58462803318210543" table:formula="of:=[.D204]-[.E204]" table:style-name="ce2">
            <text:p>-0,58</text:p>
          </table:table-cell>
          <table:table-cell office:value-type="float" office:value="0.30726304321386777" table:formula="of:=1-EXP(-[.A204]/[.$D$1])" table:style-name="ce1">
            <text:p>0,307263043</text:p>
          </table:table-cell>
          <table:table-cell office:value-type="float" office:value="-1822104791.1697237" table:formula="of:=([.$D$2]-[.$D$1]*[.$D$1])*[.A204]*[.G204]" table:style-name="ce1">
            <text:p>-1822104791</text:p>
          </table:table-cell>
          <table:table-cell table:number-columns-repeated="16376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20.56" table:style-name="ce1">
            <text:p>20,56</text:p>
          </table:table-cell>
          <table:table-cell office:value-type="float" office:value="79" table:style-name="ce1">
            <text:p>79</text:p>
          </table:table-cell>
          <table:table-cell office:value-type="float" office:value="1.6199999999999974" table:formula="of:=[.B205]-[.$B$5]" table:style-name="ce2">
            <text:p>1,62</text:p>
          </table:table-cell>
          <table:table-cell office:value-type="float" office:value="2.2124867569235396" table:formula="of:=[.$D$2]*(1-EXP(-[.A205]/[.$D$1]))" table:style-name="ce1">
            <text:p>2,212486757</text:p>
          </table:table-cell>
          <table:table-cell office:value-type="float" office:value="-0.59248675692354213" table:formula="of:=[.D205]-[.E205]" table:style-name="ce2">
            <text:p>-0,59</text:p>
          </table:table-cell>
          <table:table-cell office:value-type="float" office:value="0.30835832792232065" table:formula="of:=1-EXP(-[.A205]/[.$D$1])" table:style-name="ce1">
            <text:p>0,308358328</text:p>
          </table:table-cell>
          <table:table-cell office:value-type="float" office:value="-1836481850.410866" table:formula="of:=([.$D$2]-[.$D$1]*[.$D$1])*[.A205]*[.G205]" table:style-name="ce1">
            <text:p>-1836481850</text:p>
          </table:table-cell>
          <table:table-cell table:number-columns-repeated="16376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20.56" table:style-name="ce1">
            <text:p>20,56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1.6199999999999974" table:formula="of:=[.B206]-[.$B$5]" table:style-name="ce2">
            <text:p>1,62</text:p>
          </table:table-cell>
          <table:table-cell office:value-type="float" office:value="2.2222926906720053" table:formula="of:=[.$D$2]*(1-EXP(-[.A206]/[.$D$1]))" table:style-name="ce1">
            <text:p>2,222292691</text:p>
          </table:table-cell>
          <table:table-cell office:value-type="float" office:value="-0.60229269067200786" table:formula="of:=[.D206]-[.E206]" table:style-name="ce2">
            <text:p>-0,60</text:p>
          </table:table-cell>
          <table:table-cell office:value-type="float" office:value="0.30972499885263549" table:formula="of:=1-EXP(-[.A206]/[.$D$1])" table:style-name="ce1">
            <text:p>0,309724999</text:p>
          </table:table-cell>
          <table:table-cell office:value-type="float" office:value="-1854517334.7136903" table:formula="of:=([.$D$2]-[.$D$1]*[.$D$1])*[.A206]*[.G206]" table:style-name="ce1">
            <text:p>-1854517335</text:p>
          </table:table-cell>
          <table:table-cell table:number-columns-repeated="16376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20.62" table:style-name="ce1">
            <text:p>20,62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1.6799999999999997" table:formula="of:=[.B207]-[.$B$5]" table:style-name="ce2">
            <text:p>1,68</text:p>
          </table:table-cell>
          <table:table-cell office:value-type="float" office:value="2.23012348486668" table:formula="of:=[.$D$2]*(1-EXP(-[.A207]/[.$D$1]))" table:style-name="ce1">
            <text:p>2,230123485</text:p>
          </table:table-cell>
          <table:table-cell office:value-type="float" office:value="-0.55012348486668028" table:formula="of:=[.D207]-[.E207]" table:style-name="ce2">
            <text:p>-0,55</text:p>
          </table:table-cell>
          <table:table-cell office:value-type="float" office:value="0.31081639096904812" table:formula="of:=1-EXP(-[.A207]/[.$D$1])" table:style-name="ce1">
            <text:p>0,310816391</text:p>
          </table:table-cell>
          <table:table-cell office:value-type="float" office:value="-1868996908.5965595" table:formula="of:=([.$D$2]-[.$D$1]*[.$D$1])*[.A207]*[.G207]" table:style-name="ce1">
            <text:p>-1868996909</text:p>
          </table:table-cell>
          <table:table-cell table:number-columns-repeated="16376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20.62" table:style-name="ce1">
            <text:p>20,62</text:p>
          </table:table-cell>
          <table:table-cell office:value-type="float" office:value="81.3" table:style-name="ce1">
            <text:p>81,3</text:p>
          </table:table-cell>
          <table:table-cell office:value-type="float" office:value="1.6799999999999997" table:formula="of:=[.B208]-[.$B$5]" table:style-name="ce2">
            <text:p>1,68</text:p>
          </table:table-cell>
          <table:table-cell office:value-type="float" office:value="2.2398945687725771" table:formula="of:=[.$D$2]*(1-EXP(-[.A208]/[.$D$1]))" table:style-name="ce1">
            <text:p>2,239894569</text:p>
          </table:table-cell>
          <table:table-cell office:value-type="float" office:value="-0.55989456877257737" table:formula="of:=[.D208]-[.E208]" table:style-name="ce2">
            <text:p>-0,56</text:p>
          </table:table-cell>
          <table:table-cell office:value-type="float" office:value="0.31217820481303271" table:formula="of:=1-EXP(-[.A208]/[.$D$1])" table:style-name="ce1">
            <text:p>0,312178205</text:p>
          </table:table-cell>
          <table:table-cell office:value-type="float" office:value="-1887160168.6377668" table:formula="of:=([.$D$2]-[.$D$1]*[.$D$1])*[.A208]*[.G208]" table:style-name="ce1">
            <text:p>-1887160169</text:p>
          </table:table-cell>
          <table:table-cell table:number-columns-repeated="16376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20.62" table:style-name="ce1">
            <text:p>20,62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1.6799999999999997" table:formula="of:=[.B209]-[.$B$5]" table:style-name="ce2">
            <text:p>1,68</text:p>
          </table:table-cell>
          <table:table-cell office:value-type="float" office:value="2.2496463452005266" table:formula="of:=[.$D$2]*(1-EXP(-[.A209]/[.$D$1]))" table:style-name="ce1">
            <text:p>2,249646345</text:p>
          </table:table-cell>
          <table:table-cell office:value-type="float" office:value="-0.56964634520052693" table:formula="of:=[.D209]-[.E209]" table:style-name="ce2">
            <text:p>-0,57</text:p>
          </table:table-cell>
          <table:table-cell office:value-type="float" office:value="0.31353732773848519" table:formula="of:=1-EXP(-[.A209]/[.$D$1])" table:style-name="ce1">
            <text:p>0,313537328</text:p>
          </table:table-cell>
          <table:table-cell office:value-type="float" office:value="-1905394098.4763825" table:formula="of:=([.$D$2]-[.$D$1]*[.$D$1])*[.A209]*[.G209]" table:style-name="ce1">
            <text:p>-1905394098</text:p>
          </table:table-cell>
          <table:table-cell table:number-columns-repeated="16376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20.62" table:style-name="ce1">
            <text:p>20,62</text:p>
          </table:table-cell>
          <table:table-cell office:value-type="float" office:value="81.3" table:style-name="ce1">
            <text:p>81,3</text:p>
          </table:table-cell>
          <table:table-cell office:value-type="float" office:value="1.6799999999999997" table:formula="of:=[.B210]-[.$B$5]" table:style-name="ce2">
            <text:p>1,68</text:p>
          </table:table-cell>
          <table:table-cell office:value-type="float" office:value="2.2574338905989122" table:formula="of:=[.$D$2]*(1-EXP(-[.A210]/[.$D$1]))" table:style-name="ce1">
            <text:p>2,257433891</text:p>
          </table:table-cell>
          <table:table-cell office:value-type="float" office:value="-0.57743389059891248" table:formula="of:=[.D210]-[.E210]" table:style-name="ce2">
            <text:p>-0,58</text:p>
          </table:table-cell>
          <table:table-cell office:value-type="float" office:value="0.31462269219101846" table:formula="of:=1-EXP(-[.A210]/[.$D$1])" table:style-name="ce1">
            <text:p>0,314622692</text:p>
          </table:table-cell>
          <table:table-cell office:value-type="float" office:value="-1920031973.0783603" table:formula="of:=([.$D$2]-[.$D$1]*[.$D$1])*[.A210]*[.G210]" table:style-name="ce1">
            <text:p>-1920031973</text:p>
          </table:table-cell>
          <table:table-cell table:number-columns-repeated="16376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20.62" table:style-name="ce1">
            <text:p>20,62</text:p>
          </table:table-cell>
          <table:table-cell office:value-type="float" office:value="83.4" table:style-name="ce1">
            <text:p>83,4</text:p>
          </table:table-cell>
          <table:table-cell office:value-type="float" office:value="1.6799999999999997" table:formula="of:=[.B211]-[.$B$5]" table:style-name="ce2">
            <text:p>1,68</text:p>
          </table:table-cell>
          <table:table-cell office:value-type="float" office:value="2.2671510096569469" table:formula="of:=[.$D$2]*(1-EXP(-[.A211]/[.$D$1]))" table:style-name="ce1">
            <text:p>2,26715101</text:p>
          </table:table-cell>
          <table:table-cell office:value-type="float" office:value="-0.58715100965694722" table:formula="of:=[.D211]-[.E211]" table:style-name="ce2">
            <text:p>-0,59</text:p>
          </table:table-cell>
          <table:table-cell office:value-type="float" office:value="0.31597698485540671" table:formula="of:=1-EXP(-[.A211]/[.$D$1])" table:style-name="ce1">
            <text:p>0,315976985</text:p>
          </table:table-cell>
          <table:table-cell office:value-type="float" office:value="-1938392540.8317804" table:formula="of:=([.$D$2]-[.$D$1]*[.$D$1])*[.A211]*[.G211]" table:style-name="ce1">
            <text:p>-1938392541</text:p>
          </table:table-cell>
          <table:table-cell table:number-columns-repeated="16376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20.69" table:style-name="ce1">
            <text:p>20,69</text:p>
          </table:table-cell>
          <table:table-cell office:value-type="float" office:value="85.3" table:style-name="ce1">
            <text:p>85,3</text:p>
          </table:table-cell>
          <table:table-cell office:value-type="float" office:value="1.75" table:formula="of:=[.B212]-[.$B$5]" table:style-name="ce2">
            <text:p>1,75</text:p>
          </table:table-cell>
          <table:table-cell office:value-type="float" office:value="2.2749108784731638" table:formula="of:=[.$D$2]*(1-EXP(-[.A212]/[.$D$1]))" table:style-name="ce1">
            <text:p>2,274910878</text:p>
          </table:table-cell>
          <table:table-cell office:value-type="float" office:value="-0.52491087847316376" table:formula="of:=[.D212]-[.E212]" table:style-name="ce2">
            <text:p>-0,52</text:p>
          </table:table-cell>
          <table:table-cell office:value-type="float" office:value="0.31705849197203795" table:formula="of:=1-EXP(-[.A212]/[.$D$1])" table:style-name="ce1">
            <text:p>0,317058492</text:p>
          </table:table-cell>
          <table:table-cell office:value-type="float" office:value="-1953131434.644644" table:formula="of:=([.$D$2]-[.$D$1]*[.$D$1])*[.A212]*[.G212]" table:style-name="ce1">
            <text:p>-1953131435</text:p>
          </table:table-cell>
          <table:table-cell table:number-columns-repeated="16376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20.69" table:style-name="ce1">
            <text:p>20,69</text:p>
          </table:table-cell>
          <table:table-cell office:value-type="float" office:value="82.1" table:style-name="ce1">
            <text:p>82,1</text:p>
          </table:table-cell>
          <table:table-cell office:value-type="float" office:value="1.75" table:formula="of:=[.B213]-[.$B$5]" table:style-name="ce2">
            <text:p>1,75</text:p>
          </table:table-cell>
          <table:table-cell office:value-type="float" office:value="2.284593463332" table:formula="of:=[.$D$2]*(1-EXP(-[.A213]/[.$D$1]))" table:style-name="ce1">
            <text:p>2,284593463</text:p>
          </table:table-cell>
          <table:table-cell office:value-type="float" office:value="-0.53459346333199997" table:formula="of:=[.D213]-[.E213]" table:style-name="ce2">
            <text:p>-0,53</text:p>
          </table:table-cell>
          <table:table-cell office:value-type="float" office:value="0.31840797154189004" table:formula="of:=1-EXP(-[.A213]/[.$D$1])" table:style-name="ce1">
            <text:p>0,318407972</text:p>
          </table:table-cell>
          <table:table-cell office:value-type="float" office:value="-1971617913.4373682" table:formula="of:=([.$D$2]-[.$D$1]*[.$D$1])*[.A213]*[.G213]" table:style-name="ce1">
            <text:p>-1971617913</text:p>
          </table:table-cell>
          <table:table-cell table:number-columns-repeated="16376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20.69" table:style-name="ce1">
            <text:p>20,69</text:p>
          </table:table-cell>
          <table:table-cell office:value-type="float" office:value="79.3" table:style-name="ce1">
            <text:p>79,3</text:p>
          </table:table-cell>
          <table:table-cell office:value-type="float" office:value="1.75" table:formula="of:=[.B214]-[.$B$5]" table:style-name="ce2">
            <text:p>1,75</text:p>
          </table:table-cell>
          <table:table-cell office:value-type="float" office:value="2.2923257539273632" table:formula="of:=[.$D$2]*(1-EXP(-[.A214]/[.$D$1]))" table:style-name="ce1">
            <text:p>2,292325754</text:p>
          </table:table-cell>
          <table:table-cell office:value-type="float" office:value="-0.54232575392736315" table:formula="of:=[.D214]-[.E214]" table:style-name="ce2">
            <text:p>-0,54</text:p>
          </table:table-cell>
          <table:table-cell office:value-type="float" office:value="0.3194856350314158" table:formula="of:=1-EXP(-[.A214]/[.$D$1])" table:style-name="ce1">
            <text:p>0,319485635</text:p>
          </table:table-cell>
          <table:table-cell office:value-type="float" office:value="-1986457246.3892214" table:formula="of:=([.$D$2]-[.$D$1]*[.$D$1])*[.A214]*[.G214]" table:style-name="ce1">
            <text:p>-1986457246</text:p>
          </table:table-cell>
          <table:table-cell table:number-columns-repeated="16376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20.69" table:style-name="ce1">
            <text:p>20,69</text:p>
          </table:table-cell>
          <table:table-cell office:value-type="float" office:value="76.3" table:style-name="ce1">
            <text:p>76,3</text:p>
          </table:table-cell>
          <table:table-cell office:value-type="float" office:value="1.75" table:formula="of:=[.B215]-[.$B$5]" table:style-name="ce2">
            <text:p>1,75</text:p>
          </table:table-cell>
          <table:table-cell office:value-type="float" office:value="2.3019739273199749" table:formula="of:=[.$D$2]*(1-EXP(-[.A215]/[.$D$1]))" table:style-name="ce1">
            <text:p>2,301973927</text:p>
          </table:table-cell>
          <table:table-cell office:value-type="float" office:value="-0.55197392731997486" table:formula="of:=[.D215]-[.E215]" table:style-name="ce2">
            <text:p>-0,55</text:p>
          </table:table-cell>
          <table:table-cell office:value-type="float" office:value="0.32083031861225098" table:formula="of:=1-EXP(-[.A215]/[.$D$1])" table:style-name="ce1">
            <text:p>0,320830319</text:p>
          </table:table-cell>
          <table:table-cell office:value-type="float" office:value="-2005068912.9128041" table:formula="of:=([.$D$2]-[.$D$1]*[.$D$1])*[.A215]*[.G215]" table:style-name="ce1">
            <text:p>-2005068913</text:p>
          </table:table-cell>
          <table:table-cell table:number-columns-repeated="16376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20.69" table:style-name="ce1">
            <text:p>20,69</text:p>
          </table:table-cell>
          <table:table-cell office:value-type="float" office:value="74.3" table:style-name="ce1">
            <text:p>74,3</text:p>
          </table:table-cell>
          <table:table-cell office:value-type="float" office:value="1.75" table:formula="of:=[.B216]-[.$B$5]" table:style-name="ce2">
            <text:p>1,75</text:p>
          </table:table-cell>
          <table:table-cell office:value-type="float" office:value="2.3116030361034996" table:formula="of:=[.$D$2]*(1-EXP(-[.A216]/[.$D$1]))" table:style-name="ce1">
            <text:p>2,311603036</text:p>
          </table:table-cell>
          <table:table-cell office:value-type="float" office:value="-0.5616030361034996" table:formula="of:=[.D216]-[.E216]" table:style-name="ce2">
            <text:p>-0,56</text:p>
          </table:table-cell>
          <table:table-cell office:value-type="float" office:value="0.32217234512363158" table:formula="of:=1-EXP(-[.A216]/[.$D$1])" table:style-name="ce1">
            <text:p>0,322172345</text:p>
          </table:table-cell>
          <table:table-cell office:value-type="float" office:value="-2023749816.9427474" table:formula="of:=([.$D$2]-[.$D$1]*[.$D$1])*[.A216]*[.G216]" table:style-name="ce1">
            <text:p>-2023749817</text:p>
          </table:table-cell>
          <table:table-cell table:number-columns-repeated="16376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20.69" table:style-name="ce1">
            <text:p>20,69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1.75" table:formula="of:=[.B217]-[.$B$5]" table:style-name="ce2">
            <text:p>1,75</text:p>
          </table:table-cell>
          <table:table-cell office:value-type="float" office:value="2.3192926219293994" table:formula="of:=[.$D$2]*(1-EXP(-[.A217]/[.$D$1]))" table:style-name="ce1">
            <text:p>2,319292622</text:p>
          </table:table-cell>
          <table:table-cell office:value-type="float" office:value="-0.56929262192939944" table:formula="of:=[.D217]-[.E217]" table:style-name="ce2">
            <text:p>-0,57</text:p>
          </table:table-cell>
          <table:table-cell office:value-type="float" office:value="0.32324405677129209" table:formula="of:=1-EXP(-[.A217]/[.$D$1])" table:style-name="ce1">
            <text:p>0,323244057</text:p>
          </table:table-cell>
          <table:table-cell office:value-type="float" office:value="-2038744242.2757881" table:formula="of:=([.$D$2]-[.$D$1]*[.$D$1])*[.A217]*[.G217]" table:style-name="ce1">
            <text:p>-2038744242</text:p>
          </table:table-cell>
          <table:table-cell table:number-columns-repeated="16376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20.75" table:style-name="ce1">
            <text:p>20,75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1.8099999999999987" table:formula="of:=[.B218]-[.$B$5]" table:style-name="ce2">
            <text:p>1,81</text:p>
          </table:table-cell>
          <table:table-cell office:value-type="float" office:value="2.3288875092982386" table:formula="of:=[.$D$2]*(1-EXP(-[.A218]/[.$D$1]))" table:style-name="ce1">
            <text:p>2,328887509</text:p>
          </table:table-cell>
          <table:table-cell office:value-type="float" office:value="-0.5188875092982399" table:formula="of:=[.D218]-[.E218]" table:style-name="ce2">
            <text:p>-0,52</text:p>
          </table:table-cell>
          <table:table-cell office:value-type="float" office:value="0.32458131378148647" table:formula="of:=1-EXP(-[.A218]/[.$D$1])" table:style-name="ce1">
            <text:p>0,324581314</text:p>
          </table:table-cell>
          <table:table-cell office:value-type="float" office:value="-2057549215.9421077" table:formula="of:=([.$D$2]-[.$D$1]*[.$D$1])*[.A218]*[.G218]" table:style-name="ce1">
            <text:p>-2057549216</text:p>
          </table:table-cell>
          <table:table-cell table:number-columns-repeated="16376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20.75" table:style-name="ce1">
            <text:p>20,75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1.8099999999999987" table:formula="of:=[.B219]-[.$B$5]" table:style-name="ce2">
            <text:p>1,81</text:p>
          </table:table-cell>
          <table:table-cell office:value-type="float" office:value="2.336549766685835" table:formula="of:=[.$D$2]*(1-EXP(-[.A219]/[.$D$1]))" table:style-name="ce1">
            <text:p>2,336549767</text:p>
          </table:table-cell>
          <table:table-cell office:value-type="float" office:value="-0.52654976668583631" table:formula="of:=[.D219]-[.E219]" table:style-name="ce2">
            <text:p>-0,53</text:p>
          </table:table-cell>
          <table:table-cell office:value-type="float" office:value="0.32564921661469259" table:formula="of:=1-EXP(-[.A219]/[.$D$1])" table:style-name="ce1">
            <text:p>0,325649217</text:p>
          </table:table-cell>
          <table:table-cell office:value-type="float" office:value="-2072642610.9130521" table:formula="of:=([.$D$2]-[.$D$1]*[.$D$1])*[.A219]*[.G219]" table:style-name="ce1">
            <text:p>-2072642611</text:p>
          </table:table-cell>
          <table:table-cell table:number-columns-repeated="16376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20.75" table:style-name="ce1">
            <text:p>20,75</text:p>
          </table:table-cell>
          <table:table-cell office:value-type="float" office:value="81.8" table:style-name="ce1">
            <text:p>81,8</text:p>
          </table:table-cell>
          <table:table-cell office:value-type="float" office:value="1.8099999999999987" table:formula="of:=[.B220]-[.$B$5]" table:style-name="ce2">
            <text:p>1,81</text:p>
          </table:table-cell>
          <table:table-cell office:value-type="float" office:value="2.3461105542613412" table:formula="of:=[.$D$2]*(1-EXP(-[.A220]/[.$D$1]))" table:style-name="ce1">
            <text:p>2,346110554</text:p>
          </table:table-cell>
          <table:table-cell office:value-type="float" office:value="-0.53611055426134246" table:formula="of:=[.D220]-[.E220]" table:style-name="ce2">
            <text:p>-0,54</text:p>
          </table:table-cell>
          <table:table-cell office:value-type="float" office:value="0.32698172107429124" table:formula="of:=1-EXP(-[.A220]/[.$D$1])" table:style-name="ce1">
            <text:p>0,326981721</text:p>
          </table:table-cell>
          <table:table-cell office:value-type="float" office:value="-2091570939.9497898" table:formula="of:=([.$D$2]-[.$D$1]*[.$D$1])*[.A220]*[.G220]" table:style-name="ce1">
            <text:p>-2091570940</text:p>
          </table:table-cell>
          <table:table-cell table:number-columns-repeated="16376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20.75" table:style-name="ce1">
            <text:p>20,75</text:p>
          </table:table-cell>
          <table:table-cell office:value-type="float" office:value="83.6" table:style-name="ce1">
            <text:p>83,6</text:p>
          </table:table-cell>
          <table:table-cell office:value-type="float" office:value="1.8099999999999987" table:formula="of:=[.B221]-[.$B$5]" table:style-name="ce2">
            <text:p>1,81</text:p>
          </table:table-cell>
          <table:table-cell office:value-type="float" office:value="2.3556524499004903" table:formula="of:=[.$D$2]*(1-EXP(-[.A221]/[.$D$1]))" table:style-name="ce1">
            <text:p>2,35565245</text:p>
          </table:table-cell>
          <table:table-cell office:value-type="float" office:value="-0.54565244990049155" table:formula="of:=[.D221]-[.E221]" table:style-name="ce2">
            <text:p>-0,55</text:p>
          </table:table-cell>
          <table:table-cell office:value-type="float" office:value="0.32831159253014963" table:formula="of:=1-EXP(-[.A221]/[.$D$1])" table:style-name="ce1">
            <text:p>0,328311593</text:p>
          </table:table-cell>
          <table:table-cell office:value-type="float" office:value="-2110567492.4070091" table:formula="of:=([.$D$2]-[.$D$1]*[.$D$1])*[.A221]*[.G221]" table:style-name="ce1">
            <text:p>-2110567492</text:p>
          </table:table-cell>
          <table:table-cell table:number-columns-repeated="16376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20.75" table:style-name="ce1">
            <text:p>20,75</text:p>
          </table:table-cell>
          <table:table-cell office:value-type="float" office:value="84.1" table:style-name="ce1">
            <text:p>84,1</text:p>
          </table:table-cell>
          <table:table-cell office:value-type="float" office:value="1.8099999999999987" table:formula="of:=[.B222]-[.$B$5]" table:style-name="ce2">
            <text:p>1,81</text:p>
          </table:table-cell>
          <table:table-cell office:value-type="float" office:value="2.3632723893059477" table:formula="of:=[.$D$2]*(1-EXP(-[.A222]/[.$D$1]))" table:style-name="ce1">
            <text:p>2,363272389</text:p>
          </table:table-cell>
          <table:table-cell office:value-type="float" office:value="-0.55327238930594902" table:formula="of:=[.D222]-[.E222]" table:style-name="ce2">
            <text:p>-0,55</text:p>
          </table:table-cell>
          <table:table-cell office:value-type="float" office:value="0.32937359742874772" table:formula="of:=1-EXP(-[.A222]/[.$D$1])" table:style-name="ce1">
            <text:p>0,329373597</text:p>
          </table:table-cell>
          <table:table-cell office:value-type="float" office:value="-2125813708.2025321" table:formula="of:=([.$D$2]-[.$D$1]*[.$D$1])*[.A222]*[.G222]" table:style-name="ce1">
            <text:p>-2125813708</text:p>
          </table:table-cell>
          <table:table-cell table:number-columns-repeated="16376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float" office:value="20.75" table:style-name="ce1">
            <text:p>20,75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1.8099999999999987" table:formula="of:=[.B223]-[.$B$5]" table:style-name="ce2">
            <text:p>1,81</text:p>
          </table:table-cell>
          <table:table-cell office:value-type="float" office:value="2.3727803734819606" table:formula="of:=[.$D$2]*(1-EXP(-[.A223]/[.$D$1]))" table:style-name="ce1">
            <text:p>2,372780373</text:p>
          </table:table-cell>
          <table:table-cell office:value-type="float" office:value="-0.56278037348196186" table:formula="of:=[.D223]-[.E223]" table:style-name="ce2">
            <text:p>-0,56</text:p>
          </table:table-cell>
          <table:table-cell office:value-type="float" office:value="0.33069874258193455" table:formula="of:=1-EXP(-[.A223]/[.$D$1])" table:style-name="ce1">
            <text:p>0,330698743</text:p>
          </table:table-cell>
          <table:table-cell office:value-type="float" office:value="-2144932511.9203207" table:formula="of:=([.$D$2]-[.$D$1]*[.$D$1])*[.A223]*[.G223]" table:style-name="ce1">
            <text:p>-2144932512</text:p>
          </table:table-cell>
          <table:table-cell table:number-columns-repeated="16376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float" office:value="20.81" table:style-name="ce1">
            <text:p>20,81</text:p>
          </table:table-cell>
          <table:table-cell office:value-type="float" office:value="77.8" table:style-name="ce1">
            <text:p>77,8</text:p>
          </table:table-cell>
          <table:table-cell office:value-type="float" office:value="1.8699999999999974" table:formula="of:=[.B224]-[.$B$5]" table:style-name="ce2">
            <text:p>1,87</text:p>
          </table:table-cell>
          <table:table-cell office:value-type="float" office:value="2.3803732319693256" table:formula="of:=[.$D$2]*(1-EXP(-[.A224]/[.$D$1]))" table:style-name="ce1">
            <text:p>2,380373232</text:p>
          </table:table-cell>
          <table:table-cell office:value-type="float" office:value="-0.51037323196932816" table:formula="of:=[.D224]-[.E224]" table:style-name="ce2">
            <text:p>-0,51</text:p>
          </table:table-cell>
          <table:table-cell office:value-type="float" office:value="0.33175697316342301" table:formula="of:=1-EXP(-[.A224]/[.$D$1])" table:style-name="ce1">
            <text:p>0,331756973</text:p>
          </table:table-cell>
          <table:table-cell office:value-type="float" office:value="-2160276246.2325263" table:formula="of:=([.$D$2]-[.$D$1]*[.$D$1])*[.A224]*[.G224]" table:style-name="ce1">
            <text:p>-2160276246</text:p>
          </table:table-cell>
          <table:table-cell table:number-columns-repeated="16376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20.81" table:style-name="ce1">
            <text:p>20,81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1.8699999999999974" table:formula="of:=[.B225]-[.$B$5]" table:style-name="ce2">
            <text:p>1,87</text:p>
          </table:table-cell>
          <table:table-cell office:value-type="float" office:value="2.3898474252019994" table:formula="of:=[.$D$2]*(1-EXP(-[.A225]/[.$D$1]))" table:style-name="ce1">
            <text:p>2,389847425</text:p>
          </table:table-cell>
          <table:table-cell office:value-type="float" office:value="-0.519847425202002" table:formula="of:=[.D225]-[.E225]" table:style-name="ce2">
            <text:p>-0,52</text:p>
          </table:table-cell>
          <table:table-cell office:value-type="float" office:value="0.3330774088110029" table:formula="of:=1-EXP(-[.A225]/[.$D$1])" table:style-name="ce1">
            <text:p>0,333077409</text:p>
          </table:table-cell>
          <table:table-cell office:value-type="float" office:value="-2179516595.8829479" table:formula="of:=([.$D$2]-[.$D$1]*[.$D$1])*[.A225]*[.G225]" table:style-name="ce1">
            <text:p>-2179516596</text:p>
          </table:table-cell>
          <table:table-cell table:number-columns-repeated="16376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20.87" table:style-name="ce1">
            <text:p>20,87</text:p>
          </table:table-cell>
          <table:table-cell office:value-type="float" office:value="75.5" table:style-name="ce1">
            <text:p>75,5</text:p>
          </table:table-cell>
          <table:table-cell office:value-type="float" office:value="1.9299999999999997" table:formula="of:=[.B226]-[.$B$5]" table:style-name="ce2">
            <text:p>1,93</text:p>
          </table:table-cell>
          <table:table-cell office:value-type="float" office:value="2.3974132990156227" table:formula="of:=[.$D$2]*(1-EXP(-[.A226]/[.$D$1]))" table:style-name="ce1">
            <text:p>2,397413299</text:p>
          </table:table-cell>
          <table:table-cell office:value-type="float" office:value="-0.46741329901562301" table:formula="of:=[.D226]-[.E226]" table:style-name="ce2">
            <text:p>-0,47</text:p>
          </table:table-cell>
          <table:table-cell office:value-type="float" office:value="0.33413187848913295" table:formula="of:=1-EXP(-[.A226]/[.$D$1])" table:style-name="ce1">
            <text:p>0,334131878</text:p>
          </table:table-cell>
          <table:table-cell office:value-type="float" office:value="-2194957285.8388443" table:formula="of:=([.$D$2]-[.$D$1]*[.$D$1])*[.A226]*[.G226]" table:style-name="ce1">
            <text:p>-2194957286</text:p>
          </table:table-cell>
          <table:table-cell table:number-columns-repeated="16376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float" office:value="20.87" table:style-name="ce1">
            <text:p>20,87</text:p>
          </table:table-cell>
          <table:table-cell office:value-type="float" office:value="77.099999999999994" table:style-name="ce1">
            <text:p>77,1</text:p>
          </table:table-cell>
          <table:table-cell office:value-type="float" office:value="1.9299999999999997" table:formula="of:=[.B227]-[.$B$5]" table:style-name="ce2">
            <text:p>1,93</text:p>
          </table:table-cell>
          <table:table-cell office:value-type="float" office:value="2.4068538213964348" table:formula="of:=[.$D$2]*(1-EXP(-[.A227]/[.$D$1]))" table:style-name="ce1">
            <text:p>2,406853821</text:p>
          </table:table-cell>
          <table:table-cell office:value-type="float" office:value="-0.47685382139643506" table:formula="of:=[.D227]-[.E227]" table:style-name="ce2">
            <text:p>-0,48</text:p>
          </table:table-cell>
          <table:table-cell office:value-type="float" office:value="0.33544762136847484" table:formula="of:=1-EXP(-[.A227]/[.$D$1])" table:style-name="ce1">
            <text:p>0,335447621</text:p>
          </table:table-cell>
          <table:table-cell office:value-type="float" office:value="-2214318479.5632648" table:formula="of:=([.$D$2]-[.$D$1]*[.$D$1])*[.A227]*[.G227]" table:style-name="ce1">
            <text:p>-2214318480</text:p>
          </table:table-cell>
          <table:table-cell table:number-columns-repeated="16376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float" office:value="20.87" table:style-name="ce1">
            <text:p>20,87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1.9299999999999997" table:formula="of:=[.B228]-[.$B$5]" table:style-name="ce2">
            <text:p>1,93</text:p>
          </table:table-cell>
          <table:table-cell office:value-type="float" office:value="2.4162756894826511" table:formula="of:=[.$D$2]*(1-EXP(-[.A228]/[.$D$1]))" table:style-name="ce1">
            <text:p>2,416275689</text:p>
          </table:table-cell>
          <table:table-cell office:value-type="float" office:value="-0.48627568948265143" table:formula="of:=[.D228]-[.E228]" table:style-name="ce2">
            <text:p>-0,49</text:p>
          </table:table-cell>
          <table:table-cell office:value-type="float" office:value="0.33676076436464364" table:formula="of:=1-EXP(-[.A228]/[.$D$1])" table:style-name="ce1">
            <text:p>0,336760764</text:p>
          </table:table-cell>
          <table:table-cell office:value-type="float" office:value="-2233746506.8839397" table:formula="of:=([.$D$2]-[.$D$1]*[.$D$1])*[.A228]*[.G228]" table:style-name="ce1">
            <text:p>-2233746507</text:p>
          </table:table-cell>
          <table:table-cell table:number-columns-repeated="16376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20.87" table:style-name="ce1">
            <text:p>20,87</text:p>
          </table:table-cell>
          <table:table-cell office:value-type="float" office:value="78.7" table:style-name="ce1">
            <text:p>78,7</text:p>
          </table:table-cell>
          <table:table-cell office:value-type="float" office:value="1.9299999999999997" table:formula="of:=[.B229]-[.$B$5]" table:style-name="ce2">
            <text:p>1,93</text:p>
          </table:table-cell>
          <table:table-cell office:value-type="float" office:value="2.4237997776322442" table:formula="of:=[.$D$2]*(1-EXP(-[.A229]/[.$D$1]))" table:style-name="ce1">
            <text:p>2,423799778</text:p>
          </table:table-cell>
          <table:table-cell office:value-type="float" office:value="-0.49379977763224447" table:formula="of:=[.D229]-[.E229]" table:style-name="ce2">
            <text:p>-0,49</text:p>
          </table:table-cell>
          <table:table-cell office:value-type="float" office:value="0.33780941029831457" table:formula="of:=1-EXP(-[.A229]/[.$D$1])" table:style-name="ce1">
            <text:p>0,33780941</text:p>
          </table:table-cell>
          <table:table-cell office:value-type="float" office:value="-2249336904.4523273" table:formula="of:=([.$D$2]-[.$D$1]*[.$D$1])*[.A229]*[.G229]" table:style-name="ce1">
            <text:p>-2249336904</text:p>
          </table:table-cell>
          <table:table-cell table:number-columns-repeated="16376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float" office:value="20.87" table:style-name="ce1">
            <text:p>20,87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1.9299999999999997" table:formula="of:=[.B230]-[.$B$5]" table:style-name="ce2">
            <text:p>1,93</text:p>
          </table:table-cell>
          <table:table-cell office:value-type="float" office:value="2.4331881608277888" table:formula="of:=[.$D$2]*(1-EXP(-[.A230]/[.$D$1]))" table:style-name="ce1">
            <text:p>2,433188161</text:p>
          </table:table-cell>
          <table:table-cell office:value-type="float" office:value="-0.50318816082778905" table:formula="of:=[.D230]-[.E230]" table:style-name="ce2">
            <text:p>-0,50</text:p>
          </table:table-cell>
          <table:table-cell office:value-type="float" office:value="0.33911788644399676" table:formula="of:=1-EXP(-[.A230]/[.$D$1])" table:style-name="ce1">
            <text:p>0,339117886</text:p>
          </table:table-cell>
          <table:table-cell office:value-type="float" office:value="-2268884690.9255905" table:formula="of:=([.$D$2]-[.$D$1]*[.$D$1])*[.A230]*[.G230]" table:style-name="ce1">
            <text:p>-2268884691</text:p>
          </table:table-cell>
          <table:table-cell table:number-columns-repeated="16376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float" office:value="20.87" table:style-name="ce1">
            <text:p>20,87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1.9299999999999997" table:formula="of:=[.B231]-[.$B$5]" table:style-name="ce2">
            <text:p>1,93</text:p>
          </table:table-cell>
          <table:table-cell office:value-type="float" office:value="2.4406855087102937" table:formula="of:=[.$D$2]*(1-EXP(-[.A231]/[.$D$1]))" table:style-name="ce1">
            <text:p>2,440685509</text:p>
          </table:table-cell>
          <table:table-cell office:value-type="float" office:value="-0.51068550871029395" table:formula="of:=[.D231]-[.E231]" table:style-name="ce2">
            <text:p>-0,51</text:p>
          </table:table-cell>
          <table:table-cell office:value-type="float" office:value="0.34016280553771183" table:formula="of:=1-EXP(-[.A231]/[.$D$1])" table:style-name="ce1">
            <text:p>0,340162806</text:p>
          </table:table-cell>
          <table:table-cell office:value-type="float" office:value="-2284570618.2356215" table:formula="of:=([.$D$2]-[.$D$1]*[.$D$1])*[.A231]*[.G231]" table:style-name="ce1">
            <text:p>-2284570618</text:p>
          </table:table-cell>
          <table:table-cell table:number-columns-repeated="16376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20.94" table:style-name="ce1">
            <text:p>20,94</text:p>
          </table:table-cell>
          <table:table-cell office:value-type="float" office:value="84" table:style-name="ce1">
            <text:p>84</text:p>
          </table:table-cell>
          <table:table-cell office:value-type="float" office:value="2" table:formula="of:=[.B232]-[.$B$5]" table:style-name="ce2">
            <text:p>2,00</text:p>
          </table:table-cell>
          <table:table-cell office:value-type="float" office:value="2.4500405260189448" table:formula="of:=[.$D$2]*(1-EXP(-[.A232]/[.$D$1]))" table:style-name="ce1">
            <text:p>2,450040526</text:p>
          </table:table-cell>
          <table:table-cell office:value-type="float" office:value="-0.45004052601894484" table:formula="of:=[.D232]-[.E232]" table:style-name="ce2">
            <text:p>-0,45</text:p>
          </table:table-cell>
          <table:table-cell office:value-type="float" office:value="0.34146663141868172" table:formula="of:=1-EXP(-[.A232]/[.$D$1])" table:style-name="ce1">
            <text:p>0,341466631</text:p>
          </table:table-cell>
          <table:table-cell office:value-type="float" office:value="-2304237470.79743" table:formula="of:=([.$D$2]-[.$D$1]*[.$D$1])*[.A232]*[.G232]" table:style-name="ce1">
            <text:p>-2304237471</text:p>
          </table:table-cell>
          <table:table-cell table:number-columns-repeated="16376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20.94" table:style-name="ce1">
            <text:p>20,94</text:p>
          </table:table-cell>
          <table:table-cell office:value-type="float" office:value="86.7" table:style-name="ce1">
            <text:p>86,7</text:p>
          </table:table-cell>
          <table:table-cell office:value-type="float" office:value="2" table:formula="of:=[.B233]-[.$B$5]" table:style-name="ce2">
            <text:p>2,00</text:p>
          </table:table-cell>
          <table:table-cell office:value-type="float" office:value="2.457511228668054" table:formula="of:=[.$D$2]*(1-EXP(-[.A233]/[.$D$1]))" table:style-name="ce1">
            <text:p>2,457511229</text:p>
          </table:table-cell>
          <table:table-cell office:value-type="float" office:value="-0.45751122866805405" table:formula="of:=[.D233]-[.E233]" table:style-name="ce2">
            <text:p>-0,46</text:p>
          </table:table-cell>
          <table:table-cell office:value-type="float" office:value="0.34250783691746056" table:formula="of:=1-EXP(-[.A233]/[.$D$1])" table:style-name="ce1">
            <text:p>0,342507837</text:p>
          </table:table-cell>
          <table:table-cell office:value-type="float" office:value="-2320018374.7649245" table:formula="of:=([.$D$2]-[.$D$1]*[.$D$1])*[.A233]*[.G233]" table:style-name="ce1">
            <text:p>-2320018375</text:p>
          </table:table-cell>
          <table:table-cell table:number-columns-repeated="16376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float" office:value="20.94" table:style-name="ce1">
            <text:p>20,94</text:p>
          </table:table-cell>
          <table:table-cell office:value-type="float" office:value="83.8" table:style-name="ce1">
            <text:p>83,8</text:p>
          </table:table-cell>
          <table:table-cell office:value-type="float" office:value="2" table:formula="of:=[.B234]-[.$B$5]" table:style-name="ce2">
            <text:p>2,00</text:p>
          </table:table-cell>
          <table:table-cell office:value-type="float" office:value="2.4668329986706556" table:formula="of:=[.$D$2]*(1-EXP(-[.A234]/[.$D$1]))" table:style-name="ce1">
            <text:p>2,466832999</text:p>
          </table:table-cell>
          <table:table-cell office:value-type="float" office:value="-0.46683299867065564" table:formula="of:=[.D234]-[.E234]" table:style-name="ce2">
            <text:p>-0,47</text:p>
          </table:table-cell>
          <table:table-cell office:value-type="float" office:value="0.34380702906054739" table:formula="of:=1-EXP(-[.A234]/[.$D$1])" table:style-name="ce1">
            <text:p>0,343807029</text:p>
          </table:table-cell>
          <table:table-cell office:value-type="float" office:value="-2339803603.764843" table:formula="of:=([.$D$2]-[.$D$1]*[.$D$1])*[.A234]*[.G234]" table:style-name="ce1">
            <text:p>-2339803604</text:p>
          </table:table-cell>
          <table:table-cell table:number-columns-repeated="16376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21" table:style-name="ce1">
            <text:p>21</text:p>
          </table:table-cell>
          <table:table-cell office:value-type="float" office:value="78.7" table:style-name="ce1">
            <text:p>78,7</text:p>
          </table:table-cell>
          <table:table-cell office:value-type="float" office:value="2.0599999999999987" table:formula="of:=[.B235]-[.$B$5]" table:style-name="ce2">
            <text:p>2,06</text:p>
          </table:table-cell>
          <table:table-cell office:value-type="float" office:value="2.4761363490311279" table:formula="of:=[.$D$2]*(1-EXP(-[.A235]/[.$D$1]))" table:style-name="ce1">
            <text:p>2,476136349</text:p>
          </table:table-cell>
          <table:table-cell office:value-type="float" office:value="-0.41613634903112917" table:formula="of:=[.D235]-[.E235]" table:style-name="ce2">
            <text:p>-0,42</text:p>
          </table:table-cell>
          <table:table-cell office:value-type="float" office:value="0.34510365402440468" table:formula="of:=1-EXP(-[.A235]/[.$D$1])" table:style-name="ce1">
            <text:p>0,345103654</text:p>
          </table:table-cell>
          <table:table-cell office:value-type="float" office:value="-2359654300.7069168" table:formula="of:=([.$D$2]-[.$D$1]*[.$D$1])*[.A235]*[.G235]" table:style-name="ce1">
            <text:p>-2359654301</text:p>
          </table:table-cell>
          <table:table-cell table:number-columns-repeated="16376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21" table:style-name="ce1">
            <text:p>21</text:p>
          </table:table-cell>
          <table:table-cell office:value-type="float" office:value="75.400000000000006" table:style-name="ce1">
            <text:p>75,4</text:p>
          </table:table-cell>
          <table:table-cell office:value-type="float" office:value="2.0599999999999987" table:formula="of:=[.B236]-[.$B$5]" table:style-name="ce2">
            <text:p>2,06</text:p>
          </table:table-cell>
          <table:table-cell office:value-type="float" office:value="2.4835657916382843" table:formula="of:=[.$D$2]*(1-EXP(-[.A236]/[.$D$1]))" table:style-name="ce1">
            <text:p>2,483565792</text:p>
          </table:table-cell>
          <table:table-cell office:value-type="float" office:value="-0.42356579163828556" table:formula="of:=[.D236]-[.E236]" table:style-name="ce2">
            <text:p>-0,42</text:p>
          </table:table-cell>
          <table:table-cell office:value-type="float" office:value="0.34613910903563516" table:formula="of:=1-EXP(-[.A236]/[.$D$1])" table:style-name="ce1">
            <text:p>0,346139109</text:p>
          </table:table-cell>
          <table:table-cell office:value-type="float" office:value="-2375581853.2159886" table:formula="of:=([.$D$2]-[.$D$1]*[.$D$1])*[.A236]*[.G236]" table:style-name="ce1">
            <text:p>-2375581853</text:p>
          </table:table-cell>
          <table:table-cell table:number-columns-repeated="16376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float" office:value="21" table:style-name="ce1">
            <text:p>21</text:p>
          </table:table-cell>
          <table:table-cell office:value-type="float" office:value="73.900000000000006" table:style-name="ce1">
            <text:p>73,9</text:p>
          </table:table-cell>
          <table:table-cell office:value-type="float" office:value="2.0599999999999987" table:formula="of:=[.B237]-[.$B$5]" table:style-name="ce2">
            <text:p>2,06</text:p>
          </table:table-cell>
          <table:table-cell office:value-type="float" office:value="2.4928360783146912" table:formula="of:=[.$D$2]*(1-EXP(-[.A237]/[.$D$1]))" table:style-name="ce1">
            <text:p>2,492836078</text:p>
          </table:table-cell>
          <table:table-cell office:value-type="float" office:value="-0.43283607831469251" table:formula="of:=[.D237]-[.E237]" table:style-name="ce2">
            <text:p>-0,43</text:p>
          </table:table-cell>
          <table:table-cell office:value-type="float" office:value="0.34743112585334135" table:formula="of:=1-EXP(-[.A237]/[.$D$1])" table:style-name="ce1">
            <text:p>0,347431126</text:p>
          </table:table-cell>
          <table:table-cell office:value-type="float" office:value="-2395549860.5551624" table:formula="of:=([.$D$2]-[.$D$1]*[.$D$1])*[.A237]*[.G237]" table:style-name="ce1">
            <text:p>-2395549861</text:p>
          </table:table-cell>
          <table:table-cell table:number-columns-repeated="16376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float" office:value="21" table:style-name="ce1">
            <text:p>21</text:p>
          </table:table-cell>
          <table:table-cell office:value-type="float" office:value="75.5" table:style-name="ce1">
            <text:p>75,5</text:p>
          </table:table-cell>
          <table:table-cell office:value-type="float" office:value="2.0599999999999987" table:formula="of:=[.B238]-[.$B$5]" table:style-name="ce2">
            <text:p>2,06</text:p>
          </table:table-cell>
          <table:table-cell office:value-type="float" office:value="2.5002391170207123" table:formula="of:=[.$D$2]*(1-EXP(-[.A238]/[.$D$1]))" table:style-name="ce1">
            <text:p>2,500239117</text:p>
          </table:table-cell>
          <table:table-cell office:value-type="float" office:value="-0.44023911702071361" table:formula="of:=[.D238]-[.E238]" table:style-name="ce2">
            <text:p>-0,44</text:p>
          </table:table-cell>
          <table:table-cell office:value-type="float" office:value="0.34846290090455434" table:formula="of:=1-EXP(-[.A238]/[.$D$1])" table:style-name="ce1">
            <text:p>0,348462901</text:p>
          </table:table-cell>
          <table:table-cell office:value-type="float" office:value="-2411570988.6339717" table:formula="of:=([.$D$2]-[.$D$1]*[.$D$1])*[.A238]*[.G238]" table:style-name="ce1">
            <text:p>-2411570989</text:p>
          </table:table-cell>
          <table:table-cell table:number-columns-repeated="16376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float" office:value="21" table:style-name="ce1">
            <text:p>21</text:p>
          </table:table-cell>
          <table:table-cell office:value-type="float" office:value="77" table:style-name="ce1">
            <text:p>77</text:p>
          </table:table-cell>
          <table:table-cell office:value-type="float" office:value="2.0599999999999987" table:formula="of:=[.B239]-[.$B$5]" table:style-name="ce2">
            <text:p>2,06</text:p>
          </table:table-cell>
          <table:table-cell office:value-type="float" office:value="2.5094764575198831" table:formula="of:=[.$D$2]*(1-EXP(-[.A239]/[.$D$1]))" table:style-name="ce1">
            <text:p>2,509476458</text:p>
          </table:table-cell>
          <table:table-cell office:value-type="float" office:value="-0.44947645751988441" table:formula="of:=[.D239]-[.E239]" table:style-name="ce2">
            <text:p>-0,45</text:p>
          </table:table-cell>
          <table:table-cell office:value-type="float" office:value="0.34975032595325117" table:formula="of:=1-EXP(-[.A239]/[.$D$1])" table:style-name="ce1">
            <text:p>0,349750326</text:p>
          </table:table-cell>
          <table:table-cell office:value-type="float" office:value="-2431655625.3731656" table:formula="of:=([.$D$2]-[.$D$1]*[.$D$1])*[.A239]*[.G239]" table:style-name="ce1">
            <text:p>-2431655625</text:p>
          </table:table-cell>
          <table:table-cell table:number-columns-repeated="16376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float" office:value="21.06" table:style-name="ce1">
            <text:p>21,06</text:p>
          </table:table-cell>
          <table:table-cell office:value-type="float" office:value="77.5" table:style-name="ce1">
            <text:p>77,5</text:p>
          </table:table-cell>
          <table:table-cell office:value-type="float" office:value="2.1199999999999974" table:formula="of:=[.B240]-[.$B$5]" table:style-name="ce2">
            <text:p>2,12</text:p>
          </table:table-cell>
          <table:table-cell office:value-type="float" office:value="2.5168531861630337" table:formula="of:=[.$D$2]*(1-EXP(-[.A240]/[.$D$1]))" table:style-name="ce1">
            <text:p>2,516853186</text:p>
          </table:table-cell>
          <table:table-cell office:value-type="float" office:value="-0.39685318616303622" table:formula="of:=[.D240]-[.E240]" table:style-name="ce2">
            <text:p>-0,40</text:p>
          </table:table-cell>
          <table:table-cell office:value-type="float" office:value="0.35077843412285736" table:formula="of:=1-EXP(-[.A240]/[.$D$1])" table:style-name="ce1">
            <text:p>0,350778434</text:p>
          </table:table-cell>
          <table:table-cell office:value-type="float" office:value="-2447769785.5691442" table:formula="of:=([.$D$2]-[.$D$1]*[.$D$1])*[.A240]*[.G240]" table:style-name="ce1">
            <text:p>-2447769786</text:p>
          </table:table-cell>
          <table:table-cell table:number-columns-repeated="16376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float" office:value="21.06" table:style-name="ce1">
            <text:p>21,06</text:p>
          </table:table-cell>
          <table:table-cell office:value-type="float" office:value="78.3" table:style-name="ce1">
            <text:p>78,3</text:p>
          </table:table-cell>
          <table:table-cell office:value-type="float" office:value="2.1199999999999974" table:formula="of:=[.B241]-[.$B$5]" table:style-name="ce2">
            <text:p>2,12</text:p>
          </table:table-cell>
          <table:table-cell office:value-type="float" office:value="2.526057697574184" table:formula="of:=[.$D$2]*(1-EXP(-[.A241]/[.$D$1]))" table:style-name="ce1">
            <text:p>2,526057698</text:p>
          </table:table-cell>
          <table:table-cell office:value-type="float" office:value="-0.40605769757418653" table:formula="of:=[.D241]-[.E241]" table:style-name="ce2">
            <text:p>-0,41</text:p>
          </table:table-cell>
          <table:table-cell office:value-type="float" office:value="0.35206128372148315" table:formula="of:=1-EXP(-[.A241]/[.$D$1])" table:style-name="ce1">
            <text:p>0,352061284</text:p>
          </table:table-cell>
          <table:table-cell office:value-type="float" office:value="-2467970374.0700455" table:formula="of:=([.$D$2]-[.$D$1]*[.$D$1])*[.A241]*[.G241]" table:style-name="ce1">
            <text:p>-2467970374</text:p>
          </table:table-cell>
          <table:table-cell table:number-columns-repeated="16376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float" office:value="21.06" table:style-name="ce1">
            <text:p>21,06</text:p>
          </table:table-cell>
          <table:table-cell office:value-type="float" office:value="79" table:style-name="ce1">
            <text:p>79</text:p>
          </table:table-cell>
          <table:table-cell office:value-type="float" office:value="2.1199999999999974" table:formula="of:=[.B242]-[.$B$5]" table:style-name="ce2">
            <text:p>2,12</text:p>
          </table:table-cell>
          <table:table-cell office:value-type="float" office:value="2.5352440210439764" table:formula="of:=[.$D$2]*(1-EXP(-[.A242]/[.$D$1]))" table:style-name="ce1">
            <text:p>2,535244021</text:p>
          </table:table-cell>
          <table:table-cell office:value-type="float" office:value="-0.41524402104397895" table:formula="of:=[.D242]-[.E242]" table:style-name="ce2">
            <text:p>-0,42</text:p>
          </table:table-cell>
          <table:table-cell office:value-type="float" office:value="0.35334159843343993" table:formula="of:=1-EXP(-[.A242]/[.$D$1])" table:style-name="ce1">
            <text:p>0,353341598</text:p>
          </table:table-cell>
          <table:table-cell office:value-type="float" office:value="-2488235088.6409717" table:formula="of:=([.$D$2]-[.$D$1]*[.$D$1])*[.A242]*[.G242]" table:style-name="ce1">
            <text:p>-2488235089</text:p>
          </table:table-cell>
          <table:table-cell table:number-columns-repeated="16376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float" office:value="21.06" table:style-name="ce1">
            <text:p>21,06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2.1199999999999974" table:formula="of:=[.B243]-[.$B$5]" table:style-name="ce2">
            <text:p>2,12</text:p>
          </table:table-cell>
          <table:table-cell office:value-type="float" office:value="2.5425800086554466" table:formula="of:=[.$D$2]*(1-EXP(-[.A243]/[.$D$1]))" table:style-name="ce1">
            <text:p>2,542580009</text:p>
          </table:table-cell>
          <table:table-cell office:value-type="float" office:value="-0.4225800086554492" table:formula="of:=[.D243]-[.E243]" table:style-name="ce2">
            <text:p>-0,42</text:p>
          </table:table-cell>
          <table:table-cell office:value-type="float" office:value="0.3543640284509092" table:formula="of:=1-EXP(-[.A243]/[.$D$1])" table:style-name="ce1">
            <text:p>0,354364028</text:p>
          </table:table-cell>
          <table:table-cell office:value-type="float" office:value="-2504492891.5793076" table:formula="of:=([.$D$2]-[.$D$1]*[.$D$1])*[.A243]*[.G243]" table:style-name="ce1">
            <text:p>-2504492892</text:p>
          </table:table-cell>
          <table:table-cell table:number-columns-repeated="16376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float" office:value="21.12" table:style-name="ce1">
            <text:p>21,12</text:p>
          </table:table-cell>
          <table:table-cell office:value-type="float" office:value="82.2" table:style-name="ce1">
            <text:p>82,2</text:p>
          </table:table-cell>
          <table:table-cell office:value-type="float" office:value="2.1799999999999997" table:formula="of:=[.B244]-[.$B$5]" table:style-name="ce2">
            <text:p>2,18</text:p>
          </table:table-cell>
          <table:table-cell office:value-type="float" office:value="2.5517336843494198" table:formula="of:=[.$D$2]*(1-EXP(-[.A244]/[.$D$1]))" table:style-name="ce1">
            <text:p>2,551733684</text:p>
          </table:table-cell>
          <table:table-cell office:value-type="float" office:value="-0.37173368434942011" table:formula="of:=[.D244]-[.E244]" table:style-name="ce2">
            <text:p>-0,37</text:p>
          </table:table-cell>
          <table:table-cell office:value-type="float" office:value="0.35563979298260817" table:formula="of:=1-EXP(-[.A244]/[.$D$1])" table:style-name="ce1">
            <text:p>0,355639793</text:p>
          </table:table-cell>
          <table:table-cell office:value-type="float" office:value="-2524872510.4480057" table:formula="of:=([.$D$2]-[.$D$1]*[.$D$1])*[.A244]*[.G244]" table:style-name="ce1">
            <text:p>-2524872510</text:p>
          </table:table-cell>
          <table:table-cell table:number-columns-repeated="16376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float" office:value="21.12" table:style-name="ce1">
            <text:p>21,12</text:p>
          </table:table-cell>
          <table:table-cell office:value-type="float" office:value="83.4" table:style-name="ce1">
            <text:p>83,4</text:p>
          </table:table-cell>
          <table:table-cell office:value-type="float" office:value="2.1799999999999997" table:formula="of:=[.B245]-[.$B$5]" table:style-name="ce2">
            <text:p>2,18</text:p>
          </table:table-cell>
          <table:table-cell office:value-type="float" office:value="2.5590436001945598" table:formula="of:=[.$D$2]*(1-EXP(-[.A245]/[.$D$1]))" table:style-name="ce1">
            <text:p>2,5590436</text:p>
          </table:table-cell>
          <table:table-cell office:value-type="float" office:value="-0.37904360019456007" table:formula="of:=[.D245]-[.E245]" table:style-name="ce2">
            <text:p>-0,38</text:p>
          </table:table-cell>
          <table:table-cell office:value-type="float" office:value="0.35665858933029548" table:formula="of:=1-EXP(-[.A245]/[.$D$1])" table:style-name="ce1">
            <text:p>0,356658589</text:p>
          </table:table-cell>
          <table:table-cell office:value-type="float" office:value="-2541221968.831449" table:formula="of:=([.$D$2]-[.$D$1]*[.$D$1])*[.A245]*[.G245]" table:style-name="ce1">
            <text:p>-2541221969</text:p>
          </table:table-cell>
          <table:table-cell table:number-columns-repeated="16376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float" office:value="21.12" table:style-name="ce1">
            <text:p>21,12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2.1799999999999997" table:formula="of:=[.B246]-[.$B$5]" table:style-name="ce2">
            <text:p>2,18</text:p>
          </table:table-cell>
          <table:table-cell office:value-type="float" office:value="2.5681647441414253" table:formula="of:=[.$D$2]*(1-EXP(-[.A246]/[.$D$1]))" table:style-name="ce1">
            <text:p>2,568164744</text:p>
          </table:table-cell>
          <table:table-cell office:value-type="float" office:value="-0.38816474414142554" table:formula="of:=[.D246]-[.E246]" table:style-name="ce2">
            <text:p>-0,39</text:p>
          </table:table-cell>
          <table:table-cell office:value-type="float" office:value="0.35792981985287053" table:formula="of:=1-EXP(-[.A246]/[.$D$1])" table:style-name="ce1">
            <text:p>0,35792982</text:p>
          </table:table-cell>
          <table:table-cell office:value-type="float" office:value="-2561715822.873888" table:formula="of:=([.$D$2]-[.$D$1]*[.$D$1])*[.A246]*[.G246]" table:style-name="ce1">
            <text:p>-2561715823</text:p>
          </table:table-cell>
          <table:table-cell table:number-columns-repeated="16376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float" office:value="21.19" table:style-name="ce1">
            <text:p>21,19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2.25" table:formula="of:=[.B247]-[.$B$5]" table:style-name="ce2">
            <text:p>2,25</text:p>
          </table:table-cell>
          <table:table-cell office:value-type="float" office:value="2.5754486808781061" table:formula="of:=[.$D$2]*(1-EXP(-[.A247]/[.$D$1]))" table:style-name="ce1">
            <text:p>2,575448681</text:p>
          </table:table-cell>
          <table:table-cell office:value-type="float" office:value="-0.32544868087810608" table:formula="of:=[.D247]-[.E247]" table:style-name="ce2">
            <text:p>-0,33</text:p>
          </table:table-cell>
          <table:table-cell office:value-type="float" office:value="0.35894499544467295" table:formula="of:=1-EXP(-[.A247]/[.$D$1])" table:style-name="ce1">
            <text:p>0,358944995</text:p>
          </table:table-cell>
          <table:table-cell office:value-type="float" office:value="-2578156402.7266817" table:formula="of:=([.$D$2]-[.$D$1]*[.$D$1])*[.A247]*[.G247]" table:style-name="ce1">
            <text:p>-2578156403</text:p>
          </table:table-cell>
          <table:table-cell table:number-columns-repeated="16376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float" office:value="21.19" table:style-name="ce1">
            <text:p>21,19</text:p>
          </table:table-cell>
          <table:table-cell office:value-type="float" office:value="75" table:style-name="ce1">
            <text:p>75</text:p>
          </table:table-cell>
          <table:table-cell office:value-type="float" office:value="2.25" table:formula="of:=[.B248]-[.$B$5]" table:style-name="ce2">
            <text:p>2,25</text:p>
          </table:table-cell>
          <table:table-cell office:value-type="float" office:value="2.5845374086942146" table:formula="of:=[.$D$2]*(1-EXP(-[.A248]/[.$D$1]))" table:style-name="ce1">
            <text:p>2,584537409</text:p>
          </table:table-cell>
          <table:table-cell office:value-type="float" office:value="-0.33453740869421456" table:formula="of:=[.D248]-[.E248]" table:style-name="ce2">
            <text:p>-0,33</text:p>
          </table:table-cell>
          <table:table-cell office:value-type="float" office:value="0.36021170807178637" table:formula="of:=1-EXP(-[.A248]/[.$D$1])" table:style-name="ce1">
            <text:p>0,360211708</text:p>
          </table:table-cell>
          <table:table-cell office:value-type="float" office:value="-2598763826.1235933" table:formula="of:=([.$D$2]-[.$D$1]*[.$D$1])*[.A248]*[.G248]" table:style-name="ce1">
            <text:p>-2598763826</text:p>
          </table:table-cell>
          <table:table-cell table:number-columns-repeated="16376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float" office:value="21.19" table:style-name="ce1">
            <text:p>21,19</text:p>
          </table:table-cell>
          <table:table-cell office:value-type="float" office:value="75.8" table:style-name="ce1">
            <text:p>75,8</text:p>
          </table:table-cell>
          <table:table-cell office:value-type="float" office:value="2.25" table:formula="of:=[.B249]-[.$B$5]" table:style-name="ce2">
            <text:p>2,25</text:p>
          </table:table-cell>
          <table:table-cell office:value-type="float" office:value="2.5936081773551689" table:formula="of:=[.$D$2]*(1-EXP(-[.A249]/[.$D$1]))" table:style-name="ce1">
            <text:p>2,593608177</text:p>
          </table:table-cell>
          <table:table-cell office:value-type="float" office:value="-0.34360817735516891" table:formula="of:=[.D249]-[.E249]" table:style-name="ce2">
            <text:p>-0,34</text:p>
          </table:table-cell>
          <table:table-cell office:value-type="float" office:value="0.36147591769858267" table:formula="of:=1-EXP(-[.A249]/[.$D$1])" table:style-name="ce1">
            <text:p>0,361475918</text:p>
          </table:table-cell>
          <table:table-cell office:value-type="float" office:value="-2619434057.1181483" table:formula="of:=([.$D$2]-[.$D$1]*[.$D$1])*[.A249]*[.G249]" table:style-name="ce1">
            <text:p>-2619434057</text:p>
          </table:table-cell>
          <table:table-cell table:number-columns-repeated="16376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float" office:value="21.19" table:style-name="ce1">
            <text:p>21,19</text:p>
          </table:table-cell>
          <table:table-cell office:value-type="float" office:value="75.5" table:style-name="ce1">
            <text:p>75,5</text:p>
          </table:table-cell>
          <table:table-cell office:value-type="float" office:value="2.25" table:formula="of:=[.B250]-[.$B$5]" table:style-name="ce2">
            <text:p>2,25</text:p>
          </table:table-cell>
          <table:table-cell office:value-type="float" office:value="2.600851885541811" table:formula="of:=[.$D$2]*(1-EXP(-[.A250]/[.$D$1]))" table:style-name="ce1">
            <text:p>2,600851886</text:p>
          </table:table-cell>
          <table:table-cell office:value-type="float" office:value="-0.35085188554181101" table:formula="of:=[.D250]-[.E250]" table:style-name="ce2">
            <text:p>-0,35</text:p>
          </table:table-cell>
          <table:table-cell office:value-type="float" office:value="0.36248548656375235" table:formula="of:=1-EXP(-[.A250]/[.$D$1])" table:style-name="ce1">
            <text:p>0,362485487</text:p>
          </table:table-cell>
          <table:table-cell office:value-type="float" office:value="-2636015326.3296089" table:formula="of:=([.$D$2]-[.$D$1]*[.$D$1])*[.A250]*[.G250]" table:style-name="ce1">
            <text:p>-2636015326</text:p>
          </table:table-cell>
          <table:table-cell table:number-columns-repeated="16376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float" office:value="21.19" table:style-name="ce1">
            <text:p>21,19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2.25" table:formula="of:=[.B251]-[.$B$5]" table:style-name="ce2">
            <text:p>2,25</text:p>
          </table:table-cell>
          <table:table-cell office:value-type="float" office:value="2.6098904171034825" table:formula="of:=[.$D$2]*(1-EXP(-[.A251]/[.$D$1]))" table:style-name="ce1">
            <text:p>2,609890417</text:p>
          </table:table-cell>
          <table:table-cell office:value-type="float" office:value="-0.35989041710348246" table:formula="of:=[.D251]-[.E251]" table:style-name="ce2">
            <text:p>-0,36</text:p>
          </table:table-cell>
          <table:table-cell office:value-type="float" office:value="0.36374520324703119" table:formula="of:=1-EXP(-[.A251]/[.$D$1])" table:style-name="ce1">
            <text:p>0,363745203</text:p>
          </table:table-cell>
          <table:table-cell office:value-type="float" office:value="-2656798097.4930954" table:formula="of:=([.$D$2]-[.$D$1]*[.$D$1])*[.A251]*[.G251]" table:style-name="ce1">
            <text:p>-2656798097</text:p>
          </table:table-cell>
          <table:table-cell table:number-columns-repeated="16376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float" office:value="21.19" table:style-name="ce1">
            <text:p>21,19</text:p>
          </table:table-cell>
          <table:table-cell office:value-type="float" office:value="79.3" table:style-name="ce1">
            <text:p>79,3</text:p>
          </table:table-cell>
          <table:table-cell office:value-type="float" office:value="2.25" table:formula="of:=[.B252]-[.$B$5]" table:style-name="ce2">
            <text:p>2,25</text:p>
          </table:table-cell>
          <table:table-cell office:value-type="float" office:value="2.6171083814806733" table:formula="of:=[.$D$2]*(1-EXP(-[.A252]/[.$D$1]))" table:style-name="ce1">
            <text:p>2,617108381</text:p>
          </table:table-cell>
          <table:table-cell office:value-type="float" office:value="-0.36710838148067326" table:formula="of:=[.D252]-[.E252]" table:style-name="ce2">
            <text:p>-0,37</text:p>
          </table:table-cell>
          <table:table-cell office:value-type="float" office:value="0.36475118415036922" table:formula="of:=1-EXP(-[.A252]/[.$D$1])" table:style-name="ce1">
            <text:p>0,364751184</text:p>
          </table:table-cell>
          <table:table-cell office:value-type="float" office:value="-2673469135.5249577" table:formula="of:=([.$D$2]-[.$D$1]*[.$D$1])*[.A252]*[.G252]" table:style-name="ce1">
            <text:p>-2673469136</text:p>
          </table:table-cell>
          <table:table-cell table:number-columns-repeated="16376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float" office:value="21.25" table:style-name="ce1">
            <text:p>21,25</text:p>
          </table:table-cell>
          <table:table-cell office:value-type="float" office:value="80.5" table:style-name="ce1">
            <text:p>80,5</text:p>
          </table:table-cell>
          <table:table-cell office:value-type="float" office:value="2.3099999999999987" table:formula="of:=[.B253]-[.$B$5]" table:style-name="ce2">
            <text:p>2,31</text:p>
          </table:table-cell>
          <table:table-cell office:value-type="float" office:value="2.6261147905122462" table:formula="of:=[.$D$2]*(1-EXP(-[.A253]/[.$D$1]))" table:style-name="ce1">
            <text:p>2,626114791</text:p>
          </table:table-cell>
          <table:table-cell office:value-type="float" office:value="-0.31611479051224745" table:formula="of:=[.D253]-[.E253]" table:style-name="ce2">
            <text:p>-0,32</text:p>
          </table:table-cell>
          <table:table-cell office:value-type="float" office:value="0.36600642385784754" table:formula="of:=1-EXP(-[.A253]/[.$D$1])" table:style-name="ce1">
            <text:p>0,366006424</text:p>
          </table:table-cell>
          <table:table-cell office:value-type="float" office:value="-2694363789.4154439" table:formula="of:=([.$D$2]-[.$D$1]*[.$D$1])*[.A253]*[.G253]" table:style-name="ce1">
            <text:p>-2694363789</text:p>
          </table:table-cell>
          <table:table-cell table:number-columns-repeated="16376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float" office:value="21.25" table:style-name="ce1">
            <text:p>21,25</text:p>
          </table:table-cell>
          <table:table-cell office:value-type="float" office:value="80.7" table:style-name="ce1">
            <text:p>80,7</text:p>
          </table:table-cell>
          <table:table-cell office:value-type="float" office:value="2.3099999999999987" table:formula="of:=[.B254]-[.$B$5]" table:style-name="ce2">
            <text:p>2,31</text:p>
          </table:table-cell>
          <table:table-cell office:value-type="float" office:value="2.6333071025723127" table:formula="of:=[.$D$2]*(1-EXP(-[.A254]/[.$D$1]))" table:style-name="ce1">
            <text:p>2,633307103</text:p>
          </table:table-cell>
          <table:table-cell office:value-type="float" office:value="-0.32330710257231399" table:formula="of:=[.D254]-[.E254]" table:style-name="ce2">
            <text:p>-0,32</text:p>
          </table:table-cell>
          <table:table-cell office:value-type="float" office:value="0.36700882955080705" table:formula="of:=1-EXP(-[.A254]/[.$D$1])" table:style-name="ce1">
            <text:p>0,36700883</text:p>
          </table:table-cell>
          <table:table-cell office:value-type="float" office:value="-2711124071.6163359" table:formula="of:=([.$D$2]-[.$D$1]*[.$D$1])*[.A254]*[.G254]" table:style-name="ce1">
            <text:p>-2711124072</text:p>
          </table:table-cell>
          <table:table-cell table:number-columns-repeated="16376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float" office:value="21.25" table:style-name="ce1">
            <text:p>21,25</text:p>
          </table:table-cell>
          <table:table-cell office:value-type="float" office:value="82.5" table:style-name="ce1">
            <text:p>82,5</text:p>
          </table:table-cell>
          <table:table-cell office:value-type="float" office:value="2.3099999999999987" table:formula="of:=[.B255]-[.$B$5]" table:style-name="ce2">
            <text:p>2,31</text:p>
          </table:table-cell>
          <table:table-cell office:value-type="float" office:value="2.6422815032357989" table:formula="of:=[.$D$2]*(1-EXP(-[.A255]/[.$D$1]))" table:style-name="ce1">
            <text:p>2,642281503</text:p>
          </table:table-cell>
          <table:table-cell office:value-type="float" office:value="-0.33228150323580019" table:formula="of:=[.D255]-[.E255]" table:style-name="ce2">
            <text:p>-0,33</text:p>
          </table:table-cell>
          <table:table-cell office:value-type="float" office:value="0.36825960819345327" table:formula="of:=1-EXP(-[.A255]/[.$D$1])" table:style-name="ce1">
            <text:p>0,368259608</text:p>
          </table:table-cell>
          <table:table-cell office:value-type="float" office:value="-2732129954.043479" table:formula="of:=([.$D$2]-[.$D$1]*[.$D$1])*[.A255]*[.G255]" table:style-name="ce1">
            <text:p>-2732129954</text:p>
          </table:table-cell>
          <table:table-cell table:number-columns-repeated="16376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float" office:value="21.25" table:style-name="ce1">
            <text:p>21,25</text:p>
          </table:table-cell>
          <table:table-cell office:value-type="float" office:value="84.6" table:style-name="ce1">
            <text:p>84,6</text:p>
          </table:table-cell>
          <table:table-cell office:value-type="float" office:value="2.3099999999999987" table:formula="of:=[.B256]-[.$B$5]" table:style-name="ce2">
            <text:p>2,31</text:p>
          </table:table-cell>
          <table:table-cell office:value-type="float" office:value="2.6512381706524337" table:formula="of:=[.$D$2]*(1-EXP(-[.A256]/[.$D$1]))" table:style-name="ce1">
            <text:p>2,651238171</text:p>
          </table:table-cell>
          <table:table-cell office:value-type="float" office:value="-0.341238170652435" table:formula="of:=[.D256]-[.E256]" table:style-name="ce2">
            <text:p>-0,34</text:p>
          </table:table-cell>
          <table:table-cell office:value-type="float" office:value="0.36950791532103588" table:formula="of:=1-EXP(-[.A256]/[.$D$1])" table:style-name="ce1">
            <text:p>0,369507915</text:p>
          </table:table-cell>
          <table:table-cell office:value-type="float" office:value="-2753197348.6192694" table:formula="of:=([.$D$2]-[.$D$1]*[.$D$1])*[.A256]*[.G256]" table:style-name="ce1">
            <text:p>-2753197349</text:p>
          </table:table-cell>
          <table:table-cell table:number-columns-repeated="16376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float" office:value="21.25" table:style-name="ce1">
            <text:p>21,25</text:p>
          </table:table-cell>
          <table:table-cell office:value-type="float" office:value="85.6" table:style-name="ce1">
            <text:p>85,6</text:p>
          </table:table-cell>
          <table:table-cell office:value-type="float" office:value="2.3099999999999987" table:formula="of:=[.B257]-[.$B$5]" table:style-name="ce2">
            <text:p>2,31</text:p>
          </table:table-cell>
          <table:table-cell office:value-type="float" office:value="2.658390760197594" table:formula="of:=[.$D$2]*(1-EXP(-[.A257]/[.$D$1]))" table:style-name="ce1">
            <text:p>2,65839076</text:p>
          </table:table-cell>
          <table:table-cell office:value-type="float" office:value="-0.3483907601975953" table:formula="of:=[.D257]-[.E257]" table:style-name="ce2">
            <text:p>-0,35</text:p>
          </table:table-cell>
          <table:table-cell office:value-type="float" office:value="0.37050478481440507" table:formula="of:=1-EXP(-[.A257]/[.$D$1])" table:style-name="ce1">
            <text:p>0,370504785</text:p>
          </table:table-cell>
          <table:table-cell office:value-type="float" office:value="-2770095418.3676081" table:formula="of:=([.$D$2]-[.$D$1]*[.$D$1])*[.A257]*[.G257]" table:style-name="ce1">
            <text:p>-2770095418</text:p>
          </table:table-cell>
          <table:table-cell table:number-columns-repeated="16376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float" office:value="21.25" table:style-name="ce1">
            <text:p>21,25</text:p>
          </table:table-cell>
          <table:table-cell office:value-type="float" office:value="86.9" table:style-name="ce1">
            <text:p>86,9</text:p>
          </table:table-cell>
          <table:table-cell office:value-type="float" office:value="2.3099999999999987" table:formula="of:=[.B258]-[.$B$5]" table:style-name="ce2">
            <text:p>2,31</text:p>
          </table:table-cell>
          <table:table-cell office:value-type="float" office:value="2.6673155960255786" table:formula="of:=[.$D$2]*(1-EXP(-[.A258]/[.$D$1]))" table:style-name="ce1">
            <text:p>2,667315596</text:p>
          </table:table-cell>
          <table:table-cell office:value-type="float" office:value="-0.35731559602557983" table:formula="of:=[.D258]-[.E258]" table:style-name="ce2">
            <text:p>-0,36</text:p>
          </table:table-cell>
          <table:table-cell office:value-type="float" office:value="0.37174865551522918" table:formula="of:=1-EXP(-[.A258]/[.$D$1])" table:style-name="ce1">
            <text:p>0,371748656</text:p>
          </table:table-cell>
          <table:table-cell office:value-type="float" office:value="-2791273030.2788019" table:formula="of:=([.$D$2]-[.$D$1]*[.$D$1])*[.A258]*[.G258]" table:style-name="ce1">
            <text:p>-2791273030</text:p>
          </table:table-cell>
          <table:table-cell table:number-columns-repeated="16376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float" office:value="21.31" table:style-name="ce1">
            <text:p>21,31</text:p>
          </table:table-cell>
          <table:table-cell office:value-type="float" office:value="84.3" table:style-name="ce1">
            <text:p>84,3</text:p>
          </table:table-cell>
          <table:table-cell office:value-type="float" office:value="2.3699999999999974" table:formula="of:=[.B259]-[.$B$5]" table:style-name="ce2">
            <text:p>2,37</text:p>
          </table:table-cell>
          <table:table-cell office:value-type="float" office:value="2.6744427655927945" table:formula="of:=[.$D$2]*(1-EXP(-[.A259]/[.$D$1]))" table:style-name="ce1">
            <text:p>2,674442766</text:p>
          </table:table-cell>
          <table:table-cell office:value-type="float" office:value="-0.30444276559279704" table:formula="of:=[.D259]-[.E259]" table:style-name="ce2">
            <text:p>-0,30</text:p>
          </table:table-cell>
          <table:table-cell office:value-type="float" office:value="0.3727419821797564" table:formula="of:=1-EXP(-[.A259]/[.$D$1])" table:style-name="ce1">
            <text:p>0,372741982</text:p>
          </table:table-cell>
          <table:table-cell office:value-type="float" office:value="-2808259015.1837916" table:formula="of:=([.$D$2]-[.$D$1]*[.$D$1])*[.A259]*[.G259]" table:style-name="ce1">
            <text:p>-2808259015</text:p>
          </table:table-cell>
          <table:table-cell table:number-columns-repeated="16376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float" office:value="21.31" table:style-name="ce1">
            <text:p>21,31</text:p>
          </table:table-cell>
          <table:table-cell office:value-type="float" office:value="81.2" table:style-name="ce1">
            <text:p>81,2</text:p>
          </table:table-cell>
          <table:table-cell office:value-type="float" office:value="2.3699999999999974" table:formula="of:=[.B260]-[.$B$5]" table:style-name="ce2">
            <text:p>2,37</text:p>
          </table:table-cell>
          <table:table-cell office:value-type="float" office:value="2.6833358829601481" table:formula="of:=[.$D$2]*(1-EXP(-[.A260]/[.$D$1]))" table:style-name="ce1">
            <text:p>2,683335883</text:p>
          </table:table-cell>
          <table:table-cell office:value-type="float" office:value="-0.31333588296015069" table:formula="of:=[.D260]-[.E260]" table:style-name="ce2">
            <text:p>-0,31</text:p>
          </table:table-cell>
          <table:table-cell office:value-type="float" office:value="0.37398143222068103" table:formula="of:=1-EXP(-[.A260]/[.$D$1])" table:style-name="ce1">
            <text:p>0,373981432</text:p>
          </table:table-cell>
          <table:table-cell office:value-type="float" office:value="-2829546198.4825363" table:formula="of:=([.$D$2]-[.$D$1]*[.$D$1])*[.A260]*[.G260]" table:style-name="ce1">
            <text:p>-2829546198</text:p>
          </table:table-cell>
          <table:table-cell table:number-columns-repeated="16376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float" office:value="21.37" table:style-name="ce1">
            <text:p>21,37</text:p>
          </table:table-cell>
          <table:table-cell office:value-type="float" office:value="78.2" table:style-name="ce1">
            <text:p>78,2</text:p>
          </table:table-cell>
          <table:table-cell office:value-type="float" office:value="2.4299999999999997" table:formula="of:=[.B261]-[.$B$5]" table:style-name="ce2">
            <text:p>2,43</text:p>
          </table:table-cell>
          <table:table-cell office:value-type="float" office:value="2.6922114276949141" table:formula="of:=[.$D$2]*(1-EXP(-[.A261]/[.$D$1]))" table:style-name="ce1">
            <text:p>2,692211428</text:p>
          </table:table-cell>
          <table:table-cell office:value-type="float" office:value="-0.26221142769491435" table:formula="of:=[.D261]-[.E261]" table:style-name="ce2">
            <text:p>-0,26</text:p>
          </table:table-cell>
          <table:table-cell office:value-type="float" office:value="0.37521843313164593" table:formula="of:=1-EXP(-[.A261]/[.$D$1])" table:style-name="ce1">
            <text:p>0,375218433</text:p>
          </table:table-cell>
          <table:table-cell office:value-type="float" office:value="-2850893976.8392777" table:formula="of:=([.$D$2]-[.$D$1]*[.$D$1])*[.A261]*[.G261]" table:style-name="ce1">
            <text:p>-2850893977</text:p>
          </table:table-cell>
          <table:table-cell table:number-columns-repeated="16376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float" office:value="21.37" table:style-name="ce1">
            <text:p>21,37</text:p>
          </table:table-cell>
          <table:table-cell office:value-type="float" office:value="74.5" table:style-name="ce1">
            <text:p>74,5</text:p>
          </table:table-cell>
          <table:table-cell office:value-type="float" office:value="2.4299999999999997" table:formula="of:=[.B262]-[.$B$5]" table:style-name="ce2">
            <text:p>2,43</text:p>
          </table:table-cell>
          <table:table-cell office:value-type="float" office:value="2.6992992345235547" table:formula="of:=[.$D$2]*(1-EXP(-[.A262]/[.$D$1]))" table:style-name="ce1">
            <text:p>2,699299235</text:p>
          </table:table-cell>
          <table:table-cell office:value-type="float" office:value="-0.26929923452355498" table:formula="of:=[.D262]-[.E262]" table:style-name="ce2">
            <text:p>-0,27</text:p>
          </table:table-cell>
          <table:table-cell office:value-type="float" office:value="0.3762062737392684" table:formula="of:=1-EXP(-[.A262]/[.$D$1])" table:style-name="ce1">
            <text:p>0,376206274</text:p>
          </table:table-cell>
          <table:table-cell office:value-type="float" office:value="-2868015695.0047717" table:formula="of:=([.$D$2]-[.$D$1]*[.$D$1])*[.A262]*[.G262]" table:style-name="ce1">
            <text:p>-2868015695</text:p>
          </table:table-cell>
          <table:table-cell table:number-columns-repeated="16376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float" office:value="21.37" table:style-name="ce1">
            <text:p>21,37</text:p>
          </table:table-cell>
          <table:table-cell office:value-type="float" office:value="73.3" table:style-name="ce1">
            <text:p>73,3</text:p>
          </table:table-cell>
          <table:table-cell office:value-type="float" office:value="2.4299999999999997" table:formula="of:=[.B263]-[.$B$5]" table:style-name="ce2">
            <text:p>2,43</text:p>
          </table:table-cell>
          <table:table-cell office:value-type="float" office:value="2.7081432359759927" table:formula="of:=[.$D$2]*(1-EXP(-[.A263]/[.$D$1]))" table:style-name="ce1">
            <text:p>2,708143236</text:p>
          </table:table-cell>
          <table:table-cell office:value-type="float" office:value="-0.278143235975993" table:formula="of:=[.D263]-[.E263]" table:style-name="ce2">
            <text:p>-0,28</text:p>
          </table:table-cell>
          <table:table-cell office:value-type="float" office:value="0.37743887840525447" table:formula="of:=1-EXP(-[.A263]/[.$D$1])" table:style-name="ce1">
            <text:p>0,377438878</text:p>
          </table:table-cell>
          <table:table-cell office:value-type="float" office:value="-2889472046.2948804" table:formula="of:=([.$D$2]-[.$D$1]*[.$D$1])*[.A263]*[.G263]" table:style-name="ce1">
            <text:p>-2889472046</text:p>
          </table:table-cell>
          <table:table-cell table:number-columns-repeated="16376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float" office:value="21.44" table:style-name="ce1">
            <text:p>21,44</text:p>
          </table:table-cell>
          <table:table-cell office:value-type="float" office:value="73.2" table:style-name="ce1">
            <text:p>73,2</text:p>
          </table:table-cell>
          <table:table-cell office:value-type="float" office:value="2.5" table:formula="of:=[.B264]-[.$B$5]" table:style-name="ce2">
            <text:p>2,50</text:p>
          </table:table-cell>
          <table:table-cell office:value-type="float" office:value="2.7152058530615171" table:formula="of:=[.$D$2]*(1-EXP(-[.A264]/[.$D$1]))" table:style-name="ce1">
            <text:p>2,715205853</text:p>
          </table:table-cell>
          <table:table-cell office:value-type="float" office:value="-0.21520585306151707" table:formula="of:=[.D264]-[.E264]" table:style-name="ce2">
            <text:p>-0,22</text:p>
          </table:table-cell>
          <table:table-cell office:value-type="float" office:value="0.37842320827228437" table:formula="of:=1-EXP(-[.A264]/[.$D$1])" table:style-name="ce1">
            <text:p>0,378423208</text:p>
          </table:table-cell>
          <table:table-cell office:value-type="float" office:value="-2906680367.3579955" table:formula="of:=([.$D$2]-[.$D$1]*[.$D$1])*[.A264]*[.G264]" table:style-name="ce1">
            <text:p>-2906680367</text:p>
          </table:table-cell>
          <table:table-cell table:number-columns-repeated="16376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float" office:value="21.44" table:style-name="ce1">
            <text:p>21,44</text:p>
          </table:table-cell>
          <table:table-cell office:value-type="float" office:value="74.8" table:style-name="ce1">
            <text:p>74,8</text:p>
          </table:table-cell>
          <table:table-cell office:value-type="float" office:value="2.5" table:formula="of:=[.B265]-[.$B$5]" table:style-name="ce2">
            <text:p>2,50</text:p>
          </table:table-cell>
          <table:table-cell office:value-type="float" office:value="2.7240184233350178" table:formula="of:=[.$D$2]*(1-EXP(-[.A265]/[.$D$1]))" table:style-name="ce1">
            <text:p>2,724018423</text:p>
          </table:table-cell>
          <table:table-cell office:value-type="float" office:value="-0.22401842333501776" table:formula="of:=[.D265]-[.E265]" table:style-name="ce2">
            <text:p>-0,22</text:p>
          </table:table-cell>
          <table:table-cell office:value-type="float" office:value="0.37965143231734633" table:formula="of:=1-EXP(-[.A265]/[.$D$1])" table:style-name="ce1">
            <text:p>0,379651432</text:p>
          </table:table-cell>
          <table:table-cell office:value-type="float" office:value="-2928244653.7804651" table:formula="of:=([.$D$2]-[.$D$1]*[.$D$1])*[.A265]*[.G265]" table:style-name="ce1">
            <text:p>-2928244654</text:p>
          </table:table-cell>
          <table:table-cell table:number-columns-repeated="16376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float" office:value="21.44" table:style-name="ce1">
            <text:p>21,44</text:p>
          </table:table-cell>
          <table:table-cell office:value-type="float" office:value="75" table:style-name="ce1">
            <text:p>75</text:p>
          </table:table-cell>
          <table:table-cell office:value-type="float" office:value="2.5" table:formula="of:=[.B266]-[.$B$5]" table:style-name="ce2">
            <text:p>2,50</text:p>
          </table:table-cell>
          <table:table-cell office:value-type="float" office:value="2.731055940200628" table:formula="of:=[.$D$2]*(1-EXP(-[.A266]/[.$D$1]))" table:style-name="ce1">
            <text:p>2,73105594</text:p>
          </table:table-cell>
          <table:table-cell office:value-type="float" office:value="-0.23105594020062803" table:formula="of:=[.D266]-[.E266]" table:style-name="ce2">
            <text:p>-0,23</text:p>
          </table:table-cell>
          <table:table-cell office:value-type="float" office:value="0.38063226392079608" table:formula="of:=1-EXP(-[.A266]/[.$D$1])" table:style-name="ce1">
            <text:p>0,380632264</text:p>
          </table:table-cell>
          <table:table-cell office:value-type="float" office:value="-2945539068.7667303" table:formula="of:=([.$D$2]-[.$D$1]*[.$D$1])*[.A266]*[.G266]" table:style-name="ce1">
            <text:p>-2945539069</text:p>
          </table:table-cell>
          <table:table-cell table:number-columns-repeated="16376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float" office:value="21.5" table:style-name="ce1">
            <text:p>21,5</text:p>
          </table:table-cell>
          <table:table-cell office:value-type="float" office:value="77.3" table:style-name="ce1">
            <text:p>77,3</text:p>
          </table:table-cell>
          <table:table-cell office:value-type="float" office:value="2.5599999999999987" table:formula="of:=[.B267]-[.$B$5]" table:style-name="ce2">
            <text:p>2,56</text:p>
          </table:table-cell>
          <table:table-cell office:value-type="float" office:value="2.7398371910001713" table:formula="of:=[.$D$2]*(1-EXP(-[.A267]/[.$D$1]))" table:style-name="ce1">
            <text:p>2,739837191</text:p>
          </table:table-cell>
          <table:table-cell office:value-type="float" office:value="-0.17983719100017259" table:formula="of:=[.D267]-[.E267]" table:style-name="ce2">
            <text:p>-0,18</text:p>
          </table:table-cell>
          <table:table-cell office:value-type="float" office:value="0.38185612291346138" table:formula="of:=1-EXP(-[.A267]/[.$D$1])" table:style-name="ce1">
            <text:p>0,381856123</text:p>
          </table:table-cell>
          <table:table-cell office:value-type="float" office:value="-2967210655.6826439" table:formula="of:=([.$D$2]-[.$D$1]*[.$D$1])*[.A267]*[.G267]" table:style-name="ce1">
            <text:p>-2967210656</text:p>
          </table:table-cell>
          <table:table-cell table:number-columns-repeated="16376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float" office:value="21.5" table:style-name="ce1">
            <text:p>21,5</text:p>
          </table:table-cell>
          <table:table-cell office:value-type="float" office:value="79.3" table:style-name="ce1">
            <text:p>79,3</text:p>
          </table:table-cell>
          <table:table-cell office:value-type="float" office:value="2.5599999999999987" table:formula="of:=[.B268]-[.$B$5]" table:style-name="ce2">
            <text:p>2,56</text:p>
          </table:table-cell>
          <table:table-cell office:value-type="float" office:value="2.7486010902133615" table:formula="of:=[.$D$2]*(1-EXP(-[.A268]/[.$D$1]))" table:style-name="ce1">
            <text:p>2,74860109</text:p>
          </table:table-cell>
          <table:table-cell office:value-type="float" office:value="-0.1886010902133628" table:formula="of:=[.D268]-[.E268]" table:style-name="ce2">
            <text:p>-0,19</text:p>
          </table:table-cell>
          <table:table-cell office:value-type="float" office:value="0.38307756358378509" table:formula="of:=1-EXP(-[.A268]/[.$D$1])" table:style-name="ce1">
            <text:p>0,383077564</text:p>
          </table:table-cell>
          <table:table-cell office:value-type="float" office:value="-2988941580.9163094" table:formula="of:=([.$D$2]-[.$D$1]*[.$D$1])*[.A268]*[.G268]" table:style-name="ce1">
            <text:p>-2988941581</text:p>
          </table:table-cell>
          <table:table-cell table:number-columns-repeated="16376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float" office:value="21.5" table:style-name="ce1">
            <text:p>21,5</text:p>
          </table:table-cell>
          <table:table-cell office:value-type="float" office:value="81.5" table:style-name="ce1">
            <text:p>81,5</text:p>
          </table:table-cell>
          <table:table-cell office:value-type="float" office:value="2.5599999999999987" table:formula="of:=[.B269]-[.$B$5]" table:style-name="ce2">
            <text:p>2,56</text:p>
          </table:table-cell>
          <table:table-cell office:value-type="float" office:value="2.7555997394844813" table:formula="of:=[.$D$2]*(1-EXP(-[.A269]/[.$D$1]))" table:style-name="ce1">
            <text:p>2,755599739</text:p>
          </table:table-cell>
          <table:table-cell office:value-type="float" office:value="-0.19559973948448262" table:formula="of:=[.D269]-[.E269]" table:style-name="ce2">
            <text:p>-0,20</text:p>
          </table:table-cell>
          <table:table-cell office:value-type="float" office:value="0.38405297813946726" table:formula="of:=1-EXP(-[.A269]/[.$D$1])" table:style-name="ce1">
            <text:p>0,384052978</text:p>
          </table:table-cell>
          <table:table-cell office:value-type="float" office:value="-3006368914.0596018" table:formula="of:=([.$D$2]-[.$D$1]*[.$D$1])*[.A269]*[.G269]" table:style-name="ce1">
            <text:p>-3006368914</text:p>
          </table:table-cell>
          <table:table-cell table:number-columns-repeated="16376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float" office:value="21.5" table:style-name="ce1">
            <text:p>21,5</text:p>
          </table:table-cell>
          <table:table-cell office:value-type="float" office:value="82.9" table:style-name="ce1">
            <text:p>82,9</text:p>
          </table:table-cell>
          <table:table-cell office:value-type="float" office:value="2.5599999999999987" table:formula="of:=[.B270]-[.$B$5]" table:style-name="ce2">
            <text:p>2,56</text:p>
          </table:table-cell>
          <table:table-cell office:value-type="float" office:value="2.7643324921984478" table:formula="of:=[.$D$2]*(1-EXP(-[.A270]/[.$D$1]))" table:style-name="ce1">
            <text:p>2,764332492</text:p>
          </table:table-cell>
          <table:table-cell office:value-type="float" office:value="-0.20433249219844907" table:formula="of:=[.D270]-[.E270]" table:style-name="ce2">
            <text:p>-0,20</text:p>
          </table:table-cell>
          <table:table-cell office:value-type="float" office:value="0.38527007786519951" table:formula="of:=1-EXP(-[.A270]/[.$D$1])" table:style-name="ce1">
            <text:p>0,385270078</text:p>
          </table:table-cell>
          <table:table-cell office:value-type="float" office:value="-3028206158.8218131" table:formula="of:=([.$D$2]-[.$D$1]*[.$D$1])*[.A270]*[.G270]" table:style-name="ce1">
            <text:p>-3028206159</text:p>
          </table:table-cell>
          <table:table-cell table:number-columns-repeated="16376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float" office:value="21.5" table:style-name="ce1">
            <text:p>21,5</text:p>
          </table:table-cell>
          <table:table-cell office:value-type="float" office:value="84.3" table:style-name="ce1">
            <text:p>84,3</text:p>
          </table:table-cell>
          <table:table-cell office:value-type="float" office:value="2.5599999999999987" table:formula="of:=[.B271]-[.$B$5]" table:style-name="ce2">
            <text:p>2,56</text:p>
          </table:table-cell>
          <table:table-cell office:value-type="float" office:value="2.7713062685883569" table:formula="of:=[.$D$2]*(1-EXP(-[.A271]/[.$D$1]))" table:style-name="ce1">
            <text:p>2,771306269</text:p>
          </table:table-cell>
          <table:table-cell office:value-type="float" office:value="-0.21130626858835821" table:formula="of:=[.D271]-[.E271]" table:style-name="ce2">
            <text:p>-0,21</text:p>
          </table:table-cell>
          <table:table-cell office:value-type="float" office:value="0.3862420258419127" table:formula="of:=1-EXP(-[.A271]/[.$D$1])" table:style-name="ce1">
            <text:p>0,386242026</text:p>
          </table:table-cell>
          <table:table-cell office:value-type="float" office:value="-3045718296.6152201" table:formula="of:=([.$D$2]-[.$D$1]*[.$D$1])*[.A271]*[.G271]" table:style-name="ce1">
            <text:p>-3045718297</text:p>
          </table:table-cell>
          <table:table-cell table:number-columns-repeated="16376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float" office:value="21.5" table:style-name="ce1">
            <text:p>21,5</text:p>
          </table:table-cell>
          <table:table-cell office:value-type="float" office:value="86.7" table:style-name="ce1">
            <text:p>86,7</text:p>
          </table:table-cell>
          <table:table-cell office:value-type="float" office:value="2.5599999999999987" table:formula="of:=[.B272]-[.$B$5]" table:style-name="ce2">
            <text:p>2,56</text:p>
          </table:table-cell>
          <table:table-cell office:value-type="float" office:value="2.780007985496344" table:formula="of:=[.$D$2]*(1-EXP(-[.A272]/[.$D$1]))" table:style-name="ce1">
            <text:p>2,780007985</text:p>
          </table:table-cell>
          <table:table-cell office:value-type="float" office:value="-0.22000798549634526" table:formula="of:=[.D272]-[.E272]" table:style-name="ce2">
            <text:p>-0,22</text:p>
          </table:table-cell>
          <table:table-cell office:value-type="float" office:value="0.38745480005057342" table:formula="of:=1-EXP(-[.A272]/[.$D$1])" table:style-name="ce1">
            <text:p>0,3874548</text:p>
          </table:table-cell>
          <table:table-cell office:value-type="float" office:value="-3067661234.2825966" table:formula="of:=([.$D$2]-[.$D$1]*[.$D$1])*[.A272]*[.G272]" table:style-name="ce1">
            <text:p>-3067661234</text:p>
          </table:table-cell>
          <table:table-cell table:number-columns-repeated="16376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float" office:value="21.5" table:style-name="ce1">
            <text:p>21,5</text:p>
          </table:table-cell>
          <table:table-cell office:value-type="float" office:value="88.7" table:style-name="ce1">
            <text:p>88,7</text:p>
          </table:table-cell>
          <table:table-cell office:value-type="float" office:value="2.5599999999999987" table:formula="of:=[.B273]-[.$B$5]" table:style-name="ce2">
            <text:p>2,56</text:p>
          </table:table-cell>
          <table:table-cell office:value-type="float" office:value="2.7869569774021303" table:formula="of:=[.$D$2]*(1-EXP(-[.A273]/[.$D$1]))" table:style-name="ce1">
            <text:p>2,786956977</text:p>
          </table:table-cell>
          <table:table-cell office:value-type="float" office:value="-0.22695697740213161" table:formula="of:=[.D273]-[.E273]" table:style-name="ce2">
            <text:p>-0,23</text:p>
          </table:table-cell>
          <table:table-cell office:value-type="float" office:value="0.38842329376838147" table:formula="of:=1-EXP(-[.A273]/[.$D$1])" table:style-name="ce1">
            <text:p>0,388423294</text:p>
          </table:table-cell>
          <table:table-cell office:value-type="float" office:value="-3085257676.6733274" table:formula="of:=([.$D$2]-[.$D$1]*[.$D$1])*[.A273]*[.G273]" table:style-name="ce1">
            <text:p>-3085257677</text:p>
          </table:table-cell>
          <table:table-cell table:number-columns-repeated="16376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float" office:value="21.5" table:style-name="ce1">
            <text:p>21,5</text:p>
          </table:table-cell>
          <table:table-cell office:value-type="float" office:value="84.7" table:style-name="ce1">
            <text:p>84,7</text:p>
          </table:table-cell>
          <table:table-cell office:value-type="float" office:value="2.5599999999999987" table:formula="of:=[.B274]-[.$B$5]" table:style-name="ce2">
            <text:p>2,56</text:p>
          </table:table-cell>
          <table:table-cell office:value-type="float" office:value="2.7956277688039806" table:formula="of:=[.$D$2]*(1-EXP(-[.A274]/[.$D$1]))" table:style-name="ce1">
            <text:p>2,795627769</text:p>
          </table:table-cell>
          <table:table-cell office:value-type="float" office:value="-0.23562776880398184" table:formula="of:=[.D274]-[.E274]" table:style-name="ce2">
            <text:p>-0,24</text:p>
          </table:table-cell>
          <table:table-cell office:value-type="float" office:value="0.38963175783266157" table:formula="of:=1-EXP(-[.A274]/[.$D$1])" table:style-name="ce1">
            <text:p>0,389631758</text:p>
          </table:table-cell>
          <table:table-cell office:value-type="float" office:value="-3107305683.7335892" table:formula="of:=([.$D$2]-[.$D$1]*[.$D$1])*[.A274]*[.G274]" table:style-name="ce1">
            <text:p>-3107305684</text:p>
          </table:table-cell>
          <table:table-cell table:number-columns-repeated="16376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float" office:value="21.56" table:style-name="ce1">
            <text:p>21,56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2.6199999999999974" table:formula="of:=[.B275]-[.$B$5]" table:style-name="ce2">
            <text:p>2,62</text:p>
          </table:table-cell>
          <table:table-cell office:value-type="float" office:value="2.8042814268851672" table:formula="of:=[.$D$2]*(1-EXP(-[.A275]/[.$D$1]))" table:style-name="ce1">
            <text:p>2,804281427</text:p>
          </table:table-cell>
          <table:table-cell office:value-type="float" office:value="-0.1842814268851698" table:formula="of:=[.D275]-[.E275]" table:style-name="ce2">
            <text:p>-0,18</text:p>
          </table:table-cell>
          <table:table-cell office:value-type="float" office:value="0.39083783399468874" table:formula="of:=1-EXP(-[.A275]/[.$D$1])" table:style-name="ce1">
            <text:p>0,390837834</text:p>
          </table:table-cell>
          <table:table-cell office:value-type="float" office:value="-3129411794.4004016" table:formula="of:=([.$D$2]-[.$D$1]*[.$D$1])*[.A275]*[.G275]" table:style-name="ce1">
            <text:p>-3129411794</text:p>
          </table:table-cell>
          <table:table-cell table:number-columns-repeated="16376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float" office:value="21.56" table:style-name="ce1">
            <text:p>21,56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2.6199999999999974" table:formula="of:=[.B276]-[.$B$5]" table:style-name="ce2">
            <text:p>2,62</text:p>
          </table:table-cell>
          <table:table-cell office:value-type="float" office:value="2.8111920401121284" table:formula="of:=[.$D$2]*(1-EXP(-[.A276]/[.$D$1]))" table:style-name="ce1">
            <text:p>2,81119204</text:p>
          </table:table-cell>
          <table:table-cell office:value-type="float" office:value="-0.19119204011213098" table:formula="of:=[.D276]-[.E276]" table:style-name="ce2">
            <text:p>-0,19</text:p>
          </table:table-cell>
          <table:table-cell office:value-type="float" office:value="0.39180097880580012" table:formula="of:=1-EXP(-[.A276]/[.$D$1])" table:style-name="ce1">
            <text:p>0,391800979</text:p>
          </table:table-cell>
          <table:table-cell office:value-type="float" office:value="-3147138389.1898241" table:formula="of:=([.$D$2]-[.$D$1]*[.$D$1])*[.A276]*[.G276]" table:style-name="ce1">
            <text:p>-3147138389</text:p>
          </table:table-cell>
          <table:table-cell table:number-columns-repeated="16376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float" office:value="21.56" table:style-name="ce1">
            <text:p>21,56</text:p>
          </table:table-cell>
          <table:table-cell office:value-type="float" office:value="73.400000000000006" table:style-name="ce1">
            <text:p>73,4</text:p>
          </table:table-cell>
          <table:table-cell office:value-type="float" office:value="2.6199999999999974" table:formula="of:=[.B277]-[.$B$5]" table:style-name="ce2">
            <text:p>2,62</text:p>
          </table:table-cell>
          <table:table-cell office:value-type="float" office:value="2.8198149434860622" table:formula="of:=[.$D$2]*(1-EXP(-[.A277]/[.$D$1]))" table:style-name="ce1">
            <text:p>2,819814943</text:p>
          </table:table-cell>
          <table:table-cell office:value-type="float" office:value="-0.19981494348606477" table:formula="of:=[.D277]-[.E277]" table:style-name="ce2">
            <text:p>-0,20</text:p>
          </table:table-cell>
          <table:table-cell office:value-type="float" office:value="0.39300276862799965" table:formula="of:=1-EXP(-[.A277]/[.$D$1])" table:style-name="ce1">
            <text:p>0,393002769</text:p>
          </table:table-cell>
          <table:table-cell office:value-type="float" office:value="-3169348605.4919" table:formula="of:=([.$D$2]-[.$D$1]*[.$D$1])*[.A277]*[.G277]" table:style-name="ce1">
            <text:p>-3169348605</text:p>
          </table:table-cell>
          <table:table-cell table:number-columns-repeated="16376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float" office:value="21.56" table:style-name="ce1">
            <text:p>21,56</text:p>
          </table:table-cell>
          <table:table-cell office:value-type="float" office:value="74.3" table:style-name="ce1">
            <text:p>74,3</text:p>
          </table:table-cell>
          <table:table-cell office:value-type="float" office:value="2.6199999999999974" table:formula="of:=[.B278]-[.$B$5]" table:style-name="ce2">
            <text:p>2,62</text:p>
          </table:table-cell>
          <table:table-cell office:value-type="float" office:value="2.8267009967079093" table:formula="of:=[.$D$2]*(1-EXP(-[.A278]/[.$D$1]))" table:style-name="ce1">
            <text:p>2,826700997</text:p>
          </table:table-cell>
          <table:table-cell office:value-type="float" office:value="-0.20670099670791187" table:formula="of:=[.D278]-[.E278]" table:style-name="ce2">
            <text:p>-0,21</text:p>
          </table:table-cell>
          <table:table-cell office:value-type="float" office:value="0.3939624904662562" table:formula="of:=1-EXP(-[.A278]/[.$D$1])" table:style-name="ce1">
            <text:p>0,39396249</text:p>
          </table:table-cell>
          <table:table-cell office:value-type="float" office:value="-3187158238.220963" table:formula="of:=([.$D$2]-[.$D$1]*[.$D$1])*[.A278]*[.G278]" table:style-name="ce1">
            <text:p>-3187158238</text:p>
          </table:table-cell>
          <table:table-cell table:number-columns-repeated="16376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float" office:value="21.56" table:style-name="ce1">
            <text:p>21,56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2.6199999999999974" table:formula="of:=[.B279]-[.$B$5]" table:style-name="ce2">
            <text:p>2,62</text:p>
          </table:table-cell>
          <table:table-cell office:value-type="float" office:value="2.8352932546754217" table:formula="of:=[.$D$2]*(1-EXP(-[.A279]/[.$D$1]))" table:style-name="ce1">
            <text:p>2,835293255</text:p>
          </table:table-cell>
          <table:table-cell office:value-type="float" office:value="-0.21529325467542426" table:formula="of:=[.D279]-[.E279]" table:style-name="ce2">
            <text:p>-0,22</text:p>
          </table:table-cell>
          <table:table-cell office:value-type="float" office:value="0.39516000918208505" table:formula="of:=1-EXP(-[.A279]/[.$D$1])" table:style-name="ce1">
            <text:p>0,395160009</text:p>
          </table:table-cell>
          <table:table-cell office:value-type="float" office:value="-3209471944.532259" table:formula="of:=([.$D$2]-[.$D$1]*[.$D$1])*[.A279]*[.G279]" table:style-name="ce1">
            <text:p>-3209471945</text:p>
          </table:table-cell>
          <table:table-cell table:number-columns-repeated="16376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float" office:value="21.56" table:style-name="ce1">
            <text:p>21,56</text:p>
          </table:table-cell>
          <table:table-cell office:value-type="float" office:value="80.7" table:style-name="ce1">
            <text:p>80,7</text:p>
          </table:table-cell>
          <table:table-cell office:value-type="float" office:value="2.6199999999999974" table:formula="of:=[.B280]-[.$B$5]" table:style-name="ce2">
            <text:p>2,62</text:p>
          </table:table-cell>
          <table:table-cell office:value-type="float" office:value="2.8421548351772956" table:formula="of:=[.$D$2]*(1-EXP(-[.A280]/[.$D$1]))" table:style-name="ce1">
            <text:p>2,842154835</text:p>
          </table:table-cell>
          <table:table-cell office:value-type="float" office:value="-0.22215483517729817" table:formula="of:=[.D280]-[.E280]" table:style-name="ce2">
            <text:p>-0,22</text:p>
          </table:table-cell>
          <table:table-cell office:value-type="float" office:value="0.39611632021257648" table:formula="of:=1-EXP(-[.A280]/[.$D$1])" table:style-name="ce1">
            <text:p>0,39611632</text:p>
          </table:table-cell>
          <table:table-cell office:value-type="float" office:value="-3227364123.9259377" table:formula="of:=([.$D$2]-[.$D$1]*[.$D$1])*[.A280]*[.G280]" table:style-name="ce1">
            <text:p>-3227364124</text:p>
          </table:table-cell>
          <table:table-cell table:number-columns-repeated="16376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float" office:value="21.62" table:style-name="ce1">
            <text:p>21,62</text:p>
          </table:table-cell>
          <table:table-cell office:value-type="float" office:value="83.4" table:style-name="ce1">
            <text:p>83,4</text:p>
          </table:table-cell>
          <table:table-cell office:value-type="float" office:value="2.6799999999999997" table:formula="of:=[.B281]-[.$B$5]" table:style-name="ce2">
            <text:p>2,68</text:p>
          </table:table-cell>
          <table:table-cell office:value-type="float" office:value="2.8507165566507675" table:formula="of:=[.$D$2]*(1-EXP(-[.A281]/[.$D$1]))" table:style-name="ce1">
            <text:p>2,850716557</text:p>
          </table:table-cell>
          <table:table-cell office:value-type="float" office:value="-0.17071655665076779" table:formula="of:=[.D281]-[.E281]" table:style-name="ce2">
            <text:p>-0,17</text:p>
          </table:table-cell>
          <table:table-cell office:value-type="float" office:value="0.39730958300135244" table:formula="of:=1-EXP(-[.A281]/[.$D$1])" table:style-name="ce1">
            <text:p>0,397309583</text:p>
          </table:table-cell>
          <table:table-cell office:value-type="float" office:value="-3249780707.6813059" table:formula="of:=([.$D$2]-[.$D$1]*[.$D$1])*[.A281]*[.G281]" table:style-name="ce1">
            <text:p>-3249780708</text:p>
          </table:table-cell>
          <table:table-cell table:number-columns-repeated="16376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float" office:value="21.56" table:style-name="ce1">
            <text:p>21,56</text:p>
          </table:table-cell>
          <table:table-cell office:value-type="float" office:value="85.5" table:style-name="ce1">
            <text:p>85,5</text:p>
          </table:table-cell>
          <table:table-cell office:value-type="float" office:value="2.6199999999999974" table:formula="of:=[.B282]-[.$B$5]" table:style-name="ce2">
            <text:p>2,62</text:p>
          </table:table-cell>
          <table:table-cell office:value-type="float" office:value="2.8592613603237016" table:formula="of:=[.$D$2]*(1-EXP(-[.A282]/[.$D$1]))" table:style-name="ce1">
            <text:p>2,85926136</text:p>
          </table:table-cell>
          <table:table-cell office:value-type="float" office:value="-0.23926136032370415" table:formula="of:=[.D282]-[.E282]" table:style-name="ce2">
            <text:p>-0,24</text:p>
          </table:table-cell>
          <table:table-cell office:value-type="float" office:value="0.39850048792530968" table:formula="of:=1-EXP(-[.A282]/[.$D$1])" table:style-name="ce1">
            <text:p>0,398500488</text:p>
          </table:table-cell>
          <table:table-cell office:value-type="float" office:value="-3272254182.0057163" table:formula="of:=([.$D$2]-[.$D$1]*[.$D$1])*[.A282]*[.G282]" table:style-name="ce1">
            <text:p>-3272254182</text:p>
          </table:table-cell>
          <table:table-cell table:number-columns-repeated="16376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float" office:value="21.62" table:style-name="ce1">
            <text:p>21,62</text:p>
          </table:table-cell>
          <table:table-cell office:value-type="float" office:value="85.6" table:style-name="ce1">
            <text:p>85,6</text:p>
          </table:table-cell>
          <table:table-cell office:value-type="float" office:value="2.6799999999999997" table:formula="of:=[.B283]-[.$B$5]" table:style-name="ce2">
            <text:p>2,68</text:p>
          </table:table-cell>
          <table:table-cell office:value-type="float" office:value="2.8660850449123441" table:formula="of:=[.$D$2]*(1-EXP(-[.A283]/[.$D$1]))" table:style-name="ce1">
            <text:p>2,866085045</text:p>
          </table:table-cell>
          <table:table-cell office:value-type="float" office:value="-0.18608504491234434" table:formula="of:=[.D283]-[.E283]" table:style-name="ce2">
            <text:p>-0,19</text:p>
          </table:table-cell>
          <table:table-cell office:value-type="float" office:value="0.39945151733302864" table:formula="of:=1-EXP(-[.A283]/[.$D$1])" table:style-name="ce1">
            <text:p>0,399451517</text:p>
          </table:table-cell>
          <table:table-cell office:value-type="float" office:value="-3290273796.5889068" table:formula="of:=([.$D$2]-[.$D$1]*[.$D$1])*[.A283]*[.G283]" table:style-name="ce1">
            <text:p>-3290273797</text:p>
          </table:table-cell>
          <table:table-cell table:number-columns-repeated="16376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float" office:value="21.62" table:style-name="ce1">
            <text:p>21,62</text:p>
          </table:table-cell>
          <table:table-cell office:value-type="float" office:value="81.5" table:style-name="ce1">
            <text:p>81,5</text:p>
          </table:table-cell>
          <table:table-cell office:value-type="float" office:value="2.6799999999999997" table:formula="of:=[.B284]-[.$B$5]" table:style-name="ce2">
            <text:p>2,68</text:p>
          </table:table-cell>
          <table:table-cell office:value-type="float" office:value="2.874599480741642" table:formula="of:=[.$D$2]*(1-EXP(-[.A284]/[.$D$1]))" table:style-name="ce1">
            <text:p>2,874599481</text:p>
          </table:table-cell>
          <table:table-cell office:value-type="float" office:value="-0.19459948074164224" table:formula="of:=[.D284]-[.E284]" table:style-name="ce2">
            <text:p>-0,19</text:p>
          </table:table-cell>
          <table:table-cell office:value-type="float" office:value="0.40063818983504851" table:formula="of:=1-EXP(-[.A284]/[.$D$1])" table:style-name="ce1">
            <text:p>0,40063819</text:p>
          </table:table-cell>
          <table:table-cell office:value-type="float" office:value="-3312849201.5293646" table:formula="of:=([.$D$2]-[.$D$1]*[.$D$1])*[.A284]*[.G284]" table:style-name="ce1">
            <text:p>-3312849202</text:p>
          </table:table-cell>
          <table:table-cell table:number-columns-repeated="16376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float" office:value="21.62" table:style-name="ce1">
            <text:p>21,62</text:p>
          </table:table-cell>
          <table:table-cell office:value-type="float" office:value="79.5" table:style-name="ce1">
            <text:p>79,5</text:p>
          </table:table-cell>
          <table:table-cell office:value-type="float" office:value="2.6799999999999997" table:formula="of:=[.B285]-[.$B$5]" table:style-name="ce2">
            <text:p>2,68</text:p>
          </table:table-cell>
          <table:table-cell office:value-type="float" office:value="2.8813989142655965" table:formula="of:=[.$D$2]*(1-EXP(-[.A285]/[.$D$1]))" table:style-name="ce1">
            <text:p>2,881398914</text:p>
          </table:table-cell>
          <table:table-cell office:value-type="float" office:value="-0.20139891426559675" table:formula="of:=[.D285]-[.E285]" table:style-name="ce2">
            <text:p>-0,20</text:p>
          </table:table-cell>
          <table:table-cell office:value-type="float" office:value="0.40158583932750513" table:formula="of:=1-EXP(-[.A285]/[.$D$1])" table:style-name="ce1">
            <text:p>0,401585839</text:p>
          </table:table-cell>
          <table:table-cell office:value-type="float" office:value="-3330950118.369885" table:formula="of:=([.$D$2]-[.$D$1]*[.$D$1])*[.A285]*[.G285]" table:style-name="ce1">
            <text:p>-3330950118</text:p>
          </table:table-cell>
          <table:table-cell table:number-columns-repeated="16376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float" office:value="21.62" table:style-name="ce1">
            <text:p>21,62</text:p>
          </table:table-cell>
          <table:table-cell office:value-type="float" office:value="77.2" table:style-name="ce1">
            <text:p>77,2</text:p>
          </table:table-cell>
          <table:table-cell office:value-type="float" office:value="2.6799999999999997" table:formula="of:=[.B286]-[.$B$5]" table:style-name="ce2">
            <text:p>2,68</text:p>
          </table:table-cell>
          <table:table-cell office:value-type="float" office:value="2.8898830901771935" table:formula="of:=[.$D$2]*(1-EXP(-[.A286]/[.$D$1]))" table:style-name="ce1">
            <text:p>2,88988309</text:p>
          </table:table-cell>
          <table:table-cell office:value-type="float" office:value="-0.20988309017719375" table:formula="of:=[.D286]-[.E286]" table:style-name="ce2">
            <text:p>-0,21</text:p>
          </table:table-cell>
          <table:table-cell office:value-type="float" office:value="0.40276829444942264" table:formula="of:=1-EXP(-[.A286]/[.$D$1])" table:style-name="ce1">
            <text:p>0,402768294</text:p>
          </table:table-cell>
          <table:table-cell office:value-type="float" office:value="-3353626849.1201615" table:formula="of:=([.$D$2]-[.$D$1]*[.$D$1])*[.A286]*[.G286]" table:style-name="ce1">
            <text:p>-3353626849</text:p>
          </table:table-cell>
          <table:table-cell table:number-columns-repeated="16376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float" office:value="21.69" table:style-name="ce1">
            <text:p>21,69</text:p>
          </table:table-cell>
          <table:table-cell office:value-type="float" office:value="75.3" table:style-name="ce1">
            <text:p>75,3</text:p>
          </table:table-cell>
          <table:table-cell office:value-type="float" office:value="2.75" table:formula="of:=[.B287]-[.$B$5]" table:style-name="ce2">
            <text:p>2,75</text:p>
          </table:table-cell>
          <table:table-cell office:value-type="float" office:value="2.8966583588236414" table:formula="of:=[.$D$2]*(1-EXP(-[.A287]/[.$D$1]))" table:style-name="ce1">
            <text:p>2,896658359</text:p>
          </table:table-cell>
          <table:table-cell office:value-type="float" office:value="-0.14665835882364142" table:formula="of:=[.D287]-[.E287]" table:style-name="ce2">
            <text:p>-0,15</text:p>
          </table:table-cell>
          <table:table-cell office:value-type="float" office:value="0.40371257603868205" table:formula="of:=1-EXP(-[.A287]/[.$D$1])" table:style-name="ce1">
            <text:p>0,403712576</text:p>
          </table:table-cell>
          <table:table-cell office:value-type="float" office:value="-3371808585.5790462" table:formula="of:=([.$D$2]-[.$D$1]*[.$D$1])*[.A287]*[.G287]" table:style-name="ce1">
            <text:p>-3371808586</text:p>
          </table:table-cell>
          <table:table-cell table:number-columns-repeated="16376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float" office:value="21.62" table:style-name="ce1">
            <text:p>21,62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2.6799999999999997" table:formula="of:=[.B288]-[.$B$5]" table:style-name="ce2">
            <text:p>2,68</text:p>
          </table:table-cell>
          <table:table-cell office:value-type="float" office:value="2.9051123823599094" table:formula="of:=[.$D$2]*(1-EXP(-[.A288]/[.$D$1]))" table:style-name="ce1">
            <text:p>2,905112382</text:p>
          </table:table-cell>
          <table:table-cell office:value-type="float" office:value="-0.22511238235990971" table:formula="of:=[.D288]-[.E288]" table:style-name="ce2">
            <text:p>-0,23</text:p>
          </table:table-cell>
          <table:table-cell office:value-type="float" office:value="0.40489082876887439" table:formula="of:=1-EXP(-[.A288]/[.$D$1])" table:style-name="ce1">
            <text:p>0,404890829</text:p>
          </table:table-cell>
          <table:table-cell office:value-type="float" office:value="-3394586040.3443794" table:formula="of:=([.$D$2]-[.$D$1]*[.$D$1])*[.A288]*[.G288]" table:style-name="ce1">
            <text:p>-3394586040</text:p>
          </table:table-cell>
          <table:table-cell table:number-columns-repeated="16376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float" office:value="21.69" table:style-name="ce1">
            <text:p>21,69</text:p>
          </table:table-cell>
          <table:table-cell office:value-type="float" office:value="77.8" table:style-name="ce1">
            <text:p>77,8</text:p>
          </table:table-cell>
          <table:table-cell office:value-type="float" office:value="2.75" table:formula="of:=[.B289]-[.$B$5]" table:style-name="ce2">
            <text:p>2,75</text:p>
          </table:table-cell>
          <table:table-cell office:value-type="float" office:value="2.913549700904738" table:formula="of:=[.$D$2]*(1-EXP(-[.A289]/[.$D$1]))" table:style-name="ce1">
            <text:p>2,913549701</text:p>
          </table:table-cell>
          <table:table-cell office:value-type="float" office:value="-0.16354970090473797" table:formula="of:=[.D289]-[.E289]" table:style-name="ce2">
            <text:p>-0,16</text:p>
          </table:table-cell>
          <table:table-cell office:value-type="float" office:value="0.40606675329384145" table:formula="of:=1-EXP(-[.A289]/[.$D$1])" table:style-name="ce1">
            <text:p>0,406066753</text:p>
          </table:table-cell>
          <table:table-cell office:value-type="float" office:value="-3417419193.9650464" table:formula="of:=([.$D$2]-[.$D$1]*[.$D$1])*[.A289]*[.G289]" table:style-name="ce1">
            <text:p>-3417419194</text:p>
          </table:table-cell>
          <table:table-cell table:number-columns-repeated="16376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float" office:value="21.69" table:style-name="ce1">
            <text:p>21,69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2.75" table:formula="of:=[.B290]-[.$B$5]" table:style-name="ce2">
            <text:p>2,75</text:p>
          </table:table-cell>
          <table:table-cell office:value-type="float" office:value="2.9202875503308352" table:formula="of:=[.$D$2]*(1-EXP(-[.A290]/[.$D$1]))" table:style-name="ce1">
            <text:p>2,92028755</text:p>
          </table:table-cell>
          <table:table-cell office:value-type="float" office:value="-0.1702875503308352" table:formula="of:=[.D290]-[.E290]" table:style-name="ce2">
            <text:p>-0,17</text:p>
          </table:table-cell>
          <table:table-cell office:value-type="float" office:value="0.40700581969788752" table:formula="of:=1-EXP(-[.A290]/[.$D$1])" table:style-name="ce1">
            <text:p>0,40700582</text:p>
          </table:table-cell>
          <table:table-cell office:value-type="float" office:value="-3435725696.1696439" table:formula="of:=([.$D$2]-[.$D$1]*[.$D$1])*[.A290]*[.G290]" table:style-name="ce1">
            <text:p>-3435725696</text:p>
          </table:table-cell>
          <table:table-cell table:number-columns-repeated="16376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float" office:value="21.69" table:style-name="ce1">
            <text:p>21,69</text:p>
          </table:table-cell>
          <table:table-cell office:value-type="float" office:value="83" table:style-name="ce1">
            <text:p>83</text:p>
          </table:table-cell>
          <table:table-cell office:value-type="float" office:value="2.75" table:formula="of:=[.B291]-[.$B$5]" table:style-name="ce2">
            <text:p>2,75</text:p>
          </table:table-cell>
          <table:table-cell office:value-type="float" office:value="2.928694883029284" table:formula="of:=[.$D$2]*(1-EXP(-[.A291]/[.$D$1]))" table:style-name="ce1">
            <text:p>2,928694883</text:p>
          </table:table-cell>
          <table:table-cell office:value-type="float" office:value="-0.17869488302928405" table:formula="of:=[.D291]-[.E291]" table:style-name="ce2">
            <text:p>-0,18</text:p>
          </table:table-cell>
          <table:table-cell office:value-type="float" office:value="0.4081775650405739" table:formula="of:=1-EXP(-[.A291]/[.$D$1])" table:style-name="ce1">
            <text:p>0,408177565</text:p>
          </table:table-cell>
          <table:table-cell office:value-type="float" office:value="-3458658643.6335177" table:formula="of:=([.$D$2]-[.$D$1]*[.$D$1])*[.A291]*[.G291]" table:style-name="ce1">
            <text:p>-3458658644</text:p>
          </table:table-cell>
          <table:table-cell table:number-columns-repeated="16376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float" office:value="21.69" table:style-name="ce1">
            <text:p>21,69</text:p>
          </table:table-cell>
          <table:table-cell office:value-type="float" office:value="83.1" table:style-name="ce1">
            <text:p>83,1</text:p>
          </table:table-cell>
          <table:table-cell office:value-type="float" office:value="2.75" table:formula="of:=[.B292]-[.$B$5]" table:style-name="ce2">
            <text:p>2,75</text:p>
          </table:table-cell>
          <table:table-cell office:value-type="float" office:value="2.9354087864449592" table:formula="of:=[.$D$2]*(1-EXP(-[.A292]/[.$D$1]))" table:style-name="ce1">
            <text:p>2,935408786</text:p>
          </table:table-cell>
          <table:table-cell office:value-type="float" office:value="-0.18540878644495917" table:formula="of:=[.D292]-[.E292]" table:style-name="ce2">
            <text:p>-0,19</text:p>
          </table:table-cell>
          <table:table-cell office:value-type="float" office:value="0.40911329404532881" table:formula="of:=1-EXP(-[.A292]/[.$D$1])" table:style-name="ce1">
            <text:p>0,409113294</text:p>
          </table:table-cell>
          <table:table-cell office:value-type="float" office:value="-3477044742.9402437" table:formula="of:=([.$D$2]-[.$D$1]*[.$D$1])*[.A292]*[.G292]" table:style-name="ce1">
            <text:p>-3477044743</text:p>
          </table:table-cell>
          <table:table-cell table:number-columns-repeated="16376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float" office:value="21.69" table:style-name="ce1">
            <text:p>21,69</text:p>
          </table:table-cell>
          <table:table-cell office:value-type="float" office:value="84.7" table:style-name="ce1">
            <text:p>84,7</text:p>
          </table:table-cell>
          <table:table-cell office:value-type="float" office:value="2.75" table:formula="of:=[.B293]-[.$B$5]" table:style-name="ce2">
            <text:p>2,75</text:p>
          </table:table-cell>
          <table:table-cell office:value-type="float" office:value="2.9437862398653625" table:formula="of:=[.$D$2]*(1-EXP(-[.A293]/[.$D$1]))" table:style-name="ce1">
            <text:p>2,94378624</text:p>
          </table:table-cell>
          <table:table-cell office:value-type="float" office:value="-0.19378623986536248" table:formula="of:=[.D293]-[.E293]" table:style-name="ce2">
            <text:p>-0,19</text:p>
          </table:table-cell>
          <table:table-cell office:value-type="float" office:value="0.41028087505835809" table:formula="of:=1-EXP(-[.A293]/[.$D$1])" table:style-name="ce1">
            <text:p>0,410280875</text:p>
          </table:table-cell>
          <table:table-cell office:value-type="float" office:value="-3500076890.0861201" table:formula="of:=([.$D$2]-[.$D$1]*[.$D$1])*[.A293]*[.G293]" table:style-name="ce1">
            <text:p>-3500076890</text:p>
          </table:table-cell>
          <table:table-cell table:number-columns-repeated="16376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float" office:value="21.75" table:style-name="ce1">
            <text:p>21,75</text:p>
          </table:table-cell>
          <table:table-cell office:value-type="float" office:value="86.1" table:style-name="ce1">
            <text:p>86,1</text:p>
          </table:table-cell>
          <table:table-cell office:value-type="float" office:value="2.8099999999999987" table:formula="of:=[.B294]-[.$B$5]" table:style-name="ce2">
            <text:p>2,81</text:p>
          </table:table-cell>
          <table:table-cell office:value-type="float" office:value="2.9504762823736463" table:formula="of:=[.$D$2]*(1-EXP(-[.A294]/[.$D$1]))" table:style-name="ce1">
            <text:p>2,950476282</text:p>
          </table:table-cell>
          <table:table-cell office:value-type="float" office:value="-0.14047628237364762" table:formula="of:=[.D294]-[.E294]" table:style-name="ce2">
            <text:p>-0,14</text:p>
          </table:table-cell>
          <table:table-cell office:value-type="float" office:value="0.41121327852478706" table:formula="of:=1-EXP(-[.A294]/[.$D$1])" table:style-name="ce1">
            <text:p>0,411213279</text:p>
          </table:table-cell>
          <table:table-cell office:value-type="float" office:value="-3518542112.3525357" table:formula="of:=([.$D$2]-[.$D$1]*[.$D$1])*[.A294]*[.G294]" table:style-name="ce1">
            <text:p>-3518542112</text:p>
          </table:table-cell>
          <table:table-cell table:number-columns-repeated="16376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float" office:value="21.75" table:style-name="ce1">
            <text:p>21,75</text:p>
          </table:table-cell>
          <table:table-cell office:value-type="float" office:value="87.2" table:style-name="ce1">
            <text:p>87,2</text:p>
          </table:table-cell>
          <table:table-cell office:value-type="float" office:value="2.8099999999999987" table:formula="of:=[.B295]-[.$B$5]" table:style-name="ce2">
            <text:p>2,81</text:p>
          </table:table-cell>
          <table:table-cell office:value-type="float" office:value="2.9588239627055999" table:formula="of:=[.$D$2]*(1-EXP(-[.A295]/[.$D$1]))" table:style-name="ce1">
            <text:p>2,958823963</text:p>
          </table:table-cell>
          <table:table-cell office:value-type="float" office:value="-0.14882396270560116" table:formula="of:=[.D295]-[.E295]" table:style-name="ce2">
            <text:p>-0,15</text:p>
          </table:table-cell>
          <table:table-cell office:value-type="float" office:value="0.41237671000799758" table:formula="of:=1-EXP(-[.A295]/[.$D$1])" table:style-name="ce1">
            <text:p>0,41237671</text:p>
          </table:table-cell>
          <table:table-cell office:value-type="float" office:value="-3541672867.9820013" table:formula="of:=([.$D$2]-[.$D$1]*[.$D$1])*[.A295]*[.G295]" table:style-name="ce1">
            <text:p>-3541672868</text:p>
          </table:table-cell>
          <table:table-cell table:number-columns-repeated="16376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float" office:value="21.75" table:style-name="ce1">
            <text:p>21,75</text:p>
          </table:table-cell>
          <table:table-cell office:value-type="float" office:value="81.8" table:style-name="ce1">
            <text:p>81,8</text:p>
          </table:table-cell>
          <table:table-cell office:value-type="float" office:value="2.8099999999999987" table:formula="of:=[.B296]-[.$B$5]" table:style-name="ce2">
            <text:p>2,81</text:p>
          </table:table-cell>
          <table:table-cell office:value-type="float" office:value="2.9671551481782852" table:formula="of:=[.$D$2]*(1-EXP(-[.A296]/[.$D$1]))" table:style-name="ce1">
            <text:p>2,967155148</text:p>
          </table:table-cell>
          <table:table-cell office:value-type="float" office:value="-0.15715514817828646" table:formula="of:=[.D296]-[.E296]" table:style-name="ce2">
            <text:p>-0,16</text:p>
          </table:table-cell>
          <table:table-cell office:value-type="float" office:value="0.41353784257248816" table:formula="of:=1-EXP(-[.A296]/[.$D$1])" table:style-name="ce1">
            <text:p>0,413537843</text:p>
          </table:table-cell>
          <table:table-cell office:value-type="float" office:value="-3564858151.7323651" table:formula="of:=([.$D$2]-[.$D$1]*[.$D$1])*[.A296]*[.G296]" table:style-name="ce1">
            <text:p>-3564858152</text:p>
          </table:table-cell>
          <table:table-cell table:number-columns-repeated="16376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float" office:value="21.75" table:style-name="ce1">
            <text:p>21,75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2.8099999999999987" table:formula="of:=[.B297]-[.$B$5]" table:style-name="ce2">
            <text:p>2,81</text:p>
          </table:table-cell>
          <table:table-cell office:value-type="float" office:value="2.9738082421627778" table:formula="of:=[.$D$2]*(1-EXP(-[.A297]/[.$D$1]))" table:style-name="ce1">
            <text:p>2,973808242</text:p>
          </table:table-cell>
          <table:table-cell office:value-type="float" office:value="-0.16380824216277912" table:formula="of:=[.D297]-[.E297]" table:style-name="ce2">
            <text:p>-0,16</text:p>
          </table:table-cell>
          <table:table-cell office:value-type="float" office:value="0.41446509645554452" table:formula="of:=1-EXP(-[.A297]/[.$D$1])" table:style-name="ce1">
            <text:p>0,414465096</text:p>
          </table:table-cell>
          <table:table-cell office:value-type="float" office:value="-3583445517.2943449" table:formula="of:=([.$D$2]-[.$D$1]*[.$D$1])*[.A297]*[.G297]" table:style-name="ce1">
            <text:p>-3583445517</text:p>
          </table:table-cell>
          <table:table-cell table:number-columns-repeated="16376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float" office:value="21.75" table:style-name="ce1">
            <text:p>21,75</text:p>
          </table:table-cell>
          <table:table-cell office:value-type="float" office:value="75.8" table:style-name="ce1">
            <text:p>75,8</text:p>
          </table:table-cell>
          <table:table-cell office:value-type="float" office:value="2.8099999999999987" table:formula="of:=[.B298]-[.$B$5]" table:style-name="ce2">
            <text:p>2,81</text:p>
          </table:table-cell>
          <table:table-cell office:value-type="float" office:value="2.9821098189811952" table:formula="of:=[.$D$2]*(1-EXP(-[.A298]/[.$D$1]))" table:style-name="ce1">
            <text:p>2,982109819</text:p>
          </table:table-cell>
          <table:table-cell office:value-type="float" office:value="-0.17210981898119648" table:formula="of:=[.D298]-[.E298]" table:style-name="ce2">
            <text:p>-0,17</text:p>
          </table:table-cell>
          <table:table-cell office:value-type="float" office:value="0.41562210240770914" table:formula="of:=1-EXP(-[.A298]/[.$D$1])" table:style-name="ce1">
            <text:p>0,415622102</text:p>
          </table:table-cell>
          <table:table-cell office:value-type="float" office:value="-3606728495.7434063" table:formula="of:=([.$D$2]-[.$D$1]*[.$D$1])*[.A298]*[.G298]" table:style-name="ce1">
            <text:p>-3606728496</text:p>
          </table:table-cell>
          <table:table-cell table:number-columns-repeated="16376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float" office:value="21.81" table:style-name="ce1">
            <text:p>21,81</text:p>
          </table:table-cell>
          <table:table-cell office:value-type="float" office:value="75.400000000000006" table:style-name="ce1">
            <text:p>75,4</text:p>
          </table:table-cell>
          <table:table-cell office:value-type="float" office:value="2.8699999999999974" table:formula="of:=[.B299]-[.$B$5]" table:style-name="ce2">
            <text:p>2,87</text:p>
          </table:table-cell>
          <table:table-cell office:value-type="float" office:value="2.9887392681722491" table:formula="of:=[.$D$2]*(1-EXP(-[.A299]/[.$D$1]))" table:style-name="ce1">
            <text:p>2,988739268</text:p>
          </table:table-cell>
          <table:table-cell office:value-type="float" office:value="-0.11873926817225167" table:formula="of:=[.D299]-[.E299]" table:style-name="ce2">
            <text:p>-0,12</text:p>
          </table:table-cell>
          <table:table-cell office:value-type="float" office:value="0.41654606087263657" table:formula="of:=1-EXP(-[.A299]/[.$D$1])" table:style-name="ce1">
            <text:p>0,416546061</text:p>
          </table:table-cell>
          <table:table-cell office:value-type="float" office:value="-3625393783.2860541" table:formula="of:=([.$D$2]-[.$D$1]*[.$D$1])*[.A299]*[.G299]" table:style-name="ce1">
            <text:p>-3625393783</text:p>
          </table:table-cell>
          <table:table-cell table:number-columns-repeated="16376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float" office:value="21.87" table:style-name="ce1">
            <text:p>21,87</text:p>
          </table:table-cell>
          <table:table-cell office:value-type="float" office:value="76.2" table:style-name="ce1">
            <text:p>76,2</text:p>
          </table:table-cell>
          <table:table-cell office:value-type="float" office:value="2.9299999999999997" table:formula="of:=[.B300]-[.$B$5]" table:style-name="ce2">
            <text:p>2,93</text:p>
          </table:table-cell>
          <table:table-cell office:value-type="float" office:value="2.9970113415642095" table:formula="of:=[.$D$2]*(1-EXP(-[.A300]/[.$D$1]))" table:style-name="ce1">
            <text:p>2,997011342</text:p>
          </table:table-cell>
          <table:table-cell office:value-type="float" office:value="-6.7011341564209737E-2" table:formula="of:=[.D300]-[.E300]" table:style-name="ce2">
            <text:p>-0,07</text:p>
          </table:table-cell>
          <table:table-cell office:value-type="float" office:value="0.4176989548782678" table:formula="of:=1-EXP(-[.A300]/[.$D$1])" table:style-name="ce1">
            <text:p>0,417698955</text:p>
          </table:table-cell>
          <table:table-cell office:value-type="float" office:value="-3648773872.7455287" table:formula="of:=([.$D$2]-[.$D$1]*[.$D$1])*[.A300]*[.G300]" table:style-name="ce1">
            <text:p>-3648773873</text:p>
          </table:table-cell>
          <table:table-cell table:number-columns-repeated="16376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float" office:value="21.87" table:style-name="ce1">
            <text:p>21,87</text:p>
          </table:table-cell>
          <table:table-cell office:value-type="float" office:value="79.2" table:style-name="ce1">
            <text:p>79,2</text:p>
          </table:table-cell>
          <table:table-cell office:value-type="float" office:value="2.9299999999999997" table:formula="of:=[.B301]-[.$B$5]" table:style-name="ce2">
            <text:p>2,93</text:p>
          </table:table-cell>
          <table:table-cell office:value-type="float" office:value="3.0052670694947916" table:formula="of:=[.$D$2]*(1-EXP(-[.A301]/[.$D$1]))" table:style-name="ce1">
            <text:p>3,005267069</text:p>
          </table:table-cell>
          <table:table-cell office:value-type="float" office:value="-7.5267069494791894E-2" table:formula="of:=[.D301]-[.E301]" table:style-name="ce2">
            <text:p>-0,08</text:p>
          </table:table-cell>
          <table:table-cell office:value-type="float" office:value="0.41884957078703633" table:formula="of:=1-EXP(-[.A301]/[.$D$1])" table:style-name="ce1">
            <text:p>0,418849571</text:p>
          </table:table-cell>
          <table:table-cell office:value-type="float" office:value="-3672207661.6288137" table:formula="of:=([.$D$2]-[.$D$1]*[.$D$1])*[.A301]*[.G301]" table:style-name="ce1">
            <text:p>-3672207662</text:p>
          </table:table-cell>
          <table:table-cell table:number-columns-repeated="16376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float" office:value="21.87" table:style-name="ce1">
            <text:p>21,87</text:p>
          </table:table-cell>
          <table:table-cell office:value-type="float" office:value="81.7" table:style-name="ce1">
            <text:p>81,7</text:p>
          </table:table-cell>
          <table:table-cell office:value-type="float" office:value="2.9299999999999997" table:formula="of:=[.B302]-[.$B$5]" table:style-name="ce2">
            <text:p>2,93</text:p>
          </table:table-cell>
          <table:table-cell office:value-type="float" office:value="3.0118599048136843" table:formula="of:=[.$D$2]*(1-EXP(-[.A302]/[.$D$1]))" table:style-name="ce1">
            <text:p>3,011859905</text:p>
          </table:table-cell>
          <table:table-cell office:value-type="float" office:value="-8.1859904813684548E-2" table:formula="of:=[.D302]-[.E302]" table:style-name="ce2">
            <text:p>-0,08</text:p>
          </table:table-cell>
          <table:table-cell office:value-type="float" office:value="0.41976842630960121" table:formula="of:=1-EXP(-[.A302]/[.$D$1])" table:style-name="ce1">
            <text:p>0,419768426</text:p>
          </table:table-cell>
          <table:table-cell office:value-type="float" office:value="-3690993236.1820059" table:formula="of:=([.$D$2]-[.$D$1]*[.$D$1])*[.A302]*[.G302]" table:style-name="ce1">
            <text:p>-3690993236</text:p>
          </table:table-cell>
          <table:table-cell table:number-columns-repeated="16376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float" office:value="21.87" table:style-name="ce1">
            <text:p>21,87</text:p>
          </table:table-cell>
          <table:table-cell office:value-type="float" office:value="83.1" table:style-name="ce1">
            <text:p>83,1</text:p>
          </table:table-cell>
          <table:table-cell office:value-type="float" office:value="2.9299999999999997" table:formula="of:=[.B303]-[.$B$5]" table:style-name="ce2">
            <text:p>2,93</text:p>
          </table:table-cell>
          <table:table-cell office:value-type="float" office:value="3.0200862922626714" table:formula="of:=[.$D$2]*(1-EXP(-[.A303]/[.$D$1]))" table:style-name="ce1">
            <text:p>3,020086292</text:p>
          </table:table-cell>
          <table:table-cell office:value-type="float" office:value="-9.008629226267173E-2" table:formula="of:=[.D303]-[.E303]" table:style-name="ce2">
            <text:p>-0,09</text:p>
          </table:table-cell>
          <table:table-cell office:value-type="float" office:value="0.42091495298175996" table:formula="of:=1-EXP(-[.A303]/[.$D$1])" table:style-name="ce1">
            <text:p>0,420914953</text:p>
          </table:table-cell>
          <table:table-cell office:value-type="float" office:value="-3714523233.9049683" table:formula="of:=([.$D$2]-[.$D$1]*[.$D$1])*[.A303]*[.G303]" table:style-name="ce1">
            <text:p>-3714523234</text:p>
          </table:table-cell>
          <table:table-cell table:number-columns-repeated="16376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float" office:value="21.87" table:style-name="ce1">
            <text:p>21,87</text:p>
          </table:table-cell>
          <table:table-cell office:value-type="float" office:value="83.8" table:style-name="ce1">
            <text:p>83,8</text:p>
          </table:table-cell>
          <table:table-cell office:value-type="float" office:value="2.9299999999999997" table:formula="of:=[.B304]-[.$B$5]" table:style-name="ce2">
            <text:p>2,93</text:p>
          </table:table-cell>
          <table:table-cell office:value-type="float" office:value="3.0266556969446827" table:formula="of:=[.$D$2]*(1-EXP(-[.A304]/[.$D$1]))" table:style-name="ce1">
            <text:p>3,026655697</text:p>
          </table:table-cell>
          <table:table-cell office:value-type="float" office:value="-9.6655696944683012E-2" table:formula="of:=[.D304]-[.E304]" table:style-name="ce2">
            <text:p>-0,10</text:p>
          </table:table-cell>
          <table:table-cell office:value-type="float" office:value="0.42183054293358724" table:formula="of:=1-EXP(-[.A304]/[.$D$1])" table:style-name="ce1">
            <text:p>0,421830543</text:p>
          </table:table-cell>
          <table:table-cell office:value-type="float" office:value="-3733385544.7241774" table:formula="of:=([.$D$2]-[.$D$1]*[.$D$1])*[.A304]*[.G304]" table:style-name="ce1">
            <text:p>-3733385545</text:p>
          </table:table-cell>
          <table:table-cell table:number-columns-repeated="16376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float" office:value="21.87" table:style-name="ce1">
            <text:p>21,87</text:p>
          </table:table-cell>
          <table:table-cell office:value-type="float" office:value="79.3" table:style-name="ce1">
            <text:p>79,3</text:p>
          </table:table-cell>
          <table:table-cell office:value-type="float" office:value="2.9299999999999997" table:formula="of:=[.B305]-[.$B$5]" table:style-name="ce2">
            <text:p>2,93</text:p>
          </table:table-cell>
          <table:table-cell office:value-type="float" office:value="3.0348528481868122" table:formula="of:=[.$D$2]*(1-EXP(-[.A305]/[.$D$1]))" table:style-name="ce1">
            <text:p>3,034852848</text:p>
          </table:table-cell>
          <table:table-cell office:value-type="float" office:value="-0.10485284818681251" table:formula="of:=[.D305]-[.E305]" table:style-name="ce2">
            <text:p>-0,10</text:p>
          </table:table-cell>
          <table:table-cell office:value-type="float" office:value="0.42297299490209717" table:formula="of:=1-EXP(-[.A305]/[.$D$1])" table:style-name="ce1">
            <text:p>0,422972995</text:p>
          </table:table-cell>
          <table:table-cell office:value-type="float" office:value="-3757011175.0211124" table:formula="of:=([.$D$2]-[.$D$1]*[.$D$1])*[.A305]*[.G305]" table:style-name="ce1">
            <text:p>-3757011175</text:p>
          </table:table-cell>
          <table:table-cell table:number-columns-repeated="16376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float" office:value="21.87" table:style-name="ce1">
            <text:p>21,87</text:p>
          </table:table-cell>
          <table:table-cell office:value-type="float" office:value="77.599999999999994" table:style-name="ce1">
            <text:p>77,6</text:p>
          </table:table-cell>
          <table:table-cell office:value-type="float" office:value="2.9299999999999997" table:formula="of:=[.B306]-[.$B$5]" table:style-name="ce2">
            <text:p>2,93</text:p>
          </table:table-cell>
          <table:table-cell office:value-type="float" office:value="3.0413989055033603" table:formula="of:=[.$D$2]*(1-EXP(-[.A306]/[.$D$1]))" table:style-name="ce1">
            <text:p>3,041398906</text:p>
          </table:table-cell>
          <table:table-cell office:value-type="float" office:value="-0.11139890550336062" table:formula="of:=[.D306]-[.E306]" table:style-name="ce2">
            <text:p>-0,11</text:p>
          </table:table-cell>
          <table:table-cell office:value-type="float" office:value="0.4238853308888767" table:formula="of:=1-EXP(-[.A306]/[.$D$1])" table:style-name="ce1">
            <text:p>0,423885331</text:p>
          </table:table-cell>
          <table:table-cell office:value-type="float" office:value="-3775949762.2474957" table:formula="of:=([.$D$2]-[.$D$1]*[.$D$1])*[.A306]*[.G306]" table:style-name="ce1">
            <text:p>-3775949762</text:p>
          </table:table-cell>
          <table:table-cell table:number-columns-repeated="16376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float" office:value="21.94" table:style-name="ce1">
            <text:p>21,94</text:p>
          </table:table-cell>
          <table:table-cell office:value-type="float" office:value="74.7" table:style-name="ce1">
            <text:p>74,7</text:p>
          </table:table-cell>
          <table:table-cell office:value-type="float" office:value="3" table:formula="of:=[.B307]-[.$B$5]" table:style-name="ce2">
            <text:p>3,00</text:p>
          </table:table-cell>
          <table:table-cell office:value-type="float" office:value="3.0495669244427805" table:formula="of:=[.$D$2]*(1-EXP(-[.A307]/[.$D$1]))" table:style-name="ce1">
            <text:p>3,049566924</text:p>
          </table:table-cell>
          <table:table-cell office:value-type="float" office:value="-4.9566924442780547E-2" table:formula="of:=[.D307]-[.E307]" table:style-name="ce2">
            <text:p>-0,05</text:p>
          </table:table-cell>
          <table:table-cell office:value-type="float" office:value="0.42502372263504906" table:formula="of:=1-EXP(-[.A307]/[.$D$1])" table:style-name="ce1">
            <text:p>0,425023723</text:p>
          </table:table-cell>
          <table:table-cell office:value-type="float" office:value="-3799670451.7335691" table:formula="of:=([.$D$2]-[.$D$1]*[.$D$1])*[.A307]*[.G307]" table:style-name="ce1">
            <text:p>-3799670452</text:p>
          </table:table-cell>
          <table:table-cell table:number-columns-repeated="16376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float" office:value="21.94" table:style-name="ce1">
            <text:p>21,94</text:p>
          </table:table-cell>
          <table:table-cell office:value-type="float" office:value="76.3" table:style-name="ce1">
            <text:p>76,3</text:p>
          </table:table-cell>
          <table:table-cell office:value-type="float" office:value="3" table:formula="of:=[.B308]-[.$B$5]" table:style-name="ce2">
            <text:p>3,00</text:p>
          </table:table-cell>
          <table:table-cell office:value-type="float" office:value="3.0577188035304639" table:formula="of:=[.$D$2]*(1-EXP(-[.A308]/[.$D$1]))" table:style-name="ce1">
            <text:p>3,057718804</text:p>
          </table:table-cell>
          <table:table-cell office:value-type="float" office:value="-5.771880353046388E-2" table:formula="of:=[.D308]-[.E308]" table:style-name="ce2">
            <text:p>-0,06</text:p>
          </table:table-cell>
          <table:table-cell office:value-type="float" office:value="0.42615986494055069" table:formula="of:=1-EXP(-[.A308]/[.$D$1])" table:style-name="ce1">
            <text:p>0,426159865</text:p>
          </table:table-cell>
          <table:table-cell office:value-type="float" office:value="-3823443705.1774793" table:formula="of:=([.$D$2]-[.$D$1]*[.$D$1])*[.A308]*[.G308]" table:style-name="ce1">
            <text:p>-3823443705</text:p>
          </table:table-cell>
          <table:table-cell table:number-columns-repeated="16376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float" office:value="21.94" table:style-name="ce1">
            <text:p>21,94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3" table:formula="of:=[.B309]-[.$B$5]" table:style-name="ce2">
            <text:p>3,00</text:p>
          </table:table-cell>
          <table:table-cell office:value-type="float" office:value="3.0642287075409311" table:formula="of:=[.$D$2]*(1-EXP(-[.A309]/[.$D$1]))" table:style-name="ce1">
            <text:p>3,064228708</text:p>
          </table:table-cell>
          <table:table-cell office:value-type="float" office:value="-6.4228707540931129E-2" table:formula="of:=[.D309]-[.E309]" table:style-name="ce2">
            <text:p>-0,06</text:p>
          </table:table-cell>
          <table:table-cell office:value-type="float" office:value="0.42706716217490515" table:formula="of:=1-EXP(-[.A309]/[.$D$1])" table:style-name="ce1">
            <text:p>0,427067162</text:p>
          </table:table-cell>
          <table:table-cell office:value-type="float" office:value="-3842500035.9657435" table:formula="of:=([.$D$2]-[.$D$1]*[.$D$1])*[.A309]*[.G309]" table:style-name="ce1">
            <text:p>-3842500036</text:p>
          </table:table-cell>
          <table:table-cell table:number-columns-repeated="16376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float" office:value="21.94" table:style-name="ce1">
            <text:p>21,94</text:p>
          </table:table-cell>
          <table:table-cell office:value-type="float" office:value="80.5" table:style-name="ce1">
            <text:p>80,5</text:p>
          </table:table-cell>
          <table:table-cell office:value-type="float" office:value="3" table:formula="of:=[.B310]-[.$B$5]" table:style-name="ce2">
            <text:p>3,00</text:p>
          </table:table-cell>
          <table:table-cell office:value-type="float" office:value="3.0723516152210846" table:formula="of:=[.$D$2]*(1-EXP(-[.A310]/[.$D$1]))" table:style-name="ce1">
            <text:p>3,072351615</text:p>
          </table:table-cell>
          <table:table-cell office:value-type="float" office:value="-7.2351615221084575E-2" table:formula="of:=[.D310]-[.E310]" table:style-name="ce2">
            <text:p>-0,07</text:p>
          </table:table-cell>
          <table:table-cell office:value-type="float" office:value="0.42819926668232478" table:formula="of:=1-EXP(-[.A310]/[.$D$1])" table:style-name="ce1">
            <text:p>0,428199267</text:p>
          </table:table-cell>
          <table:table-cell office:value-type="float" office:value="-3866367462.3619299" table:formula="of:=([.$D$2]-[.$D$1]*[.$D$1])*[.A310]*[.G310]" table:style-name="ce1">
            <text:p>-3866367462</text:p>
          </table:table-cell>
          <table:table-cell table:number-columns-repeated="16376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float" office:value="21.94" table:style-name="ce1">
            <text:p>21,94</text:p>
          </table:table-cell>
          <table:table-cell office:value-type="float" office:value="83.3" table:style-name="ce1">
            <text:p>83,3</text:p>
          </table:table-cell>
          <table:table-cell office:value-type="float" office:value="3" table:formula="of:=[.B311]-[.$B$5]" table:style-name="ce2">
            <text:p>3,00</text:p>
          </table:table-cell>
          <table:table-cell office:value-type="float" office:value="3.078838383328768" table:formula="of:=[.$D$2]*(1-EXP(-[.A311]/[.$D$1]))" table:style-name="ce1">
            <text:p>3,078838383</text:p>
          </table:table-cell>
          <table:table-cell office:value-type="float" office:value="-7.8838383328768025E-2" table:formula="of:=[.D311]-[.E311]" table:style-name="ce2">
            <text:p>-0,08</text:p>
          </table:table-cell>
          <table:table-cell office:value-type="float" office:value="0.42910333942357204" table:formula="of:=1-EXP(-[.A311]/[.$D$1])" table:style-name="ce1">
            <text:p>0,429103339</text:p>
          </table:table-cell>
          <table:table-cell office:value-type="float" office:value="-3885498904.7844443" table:formula="of:=([.$D$2]-[.$D$1]*[.$D$1])*[.A311]*[.G311]" table:style-name="ce1">
            <text:p>-3885498905</text:p>
          </table:table-cell>
          <table:table-cell table:number-columns-repeated="16376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float" office:value="22" table:style-name="ce1">
            <text:p>22</text:p>
          </table:table-cell>
          <table:table-cell office:value-type="float" office:value="85.6" table:style-name="ce1">
            <text:p>85,6</text:p>
          </table:table-cell>
          <table:table-cell office:value-type="float" office:value="3.0599999999999987" table:formula="of:=[.B312]-[.$B$5]" table:style-name="ce2">
            <text:p>3,06</text:p>
          </table:table-cell>
          <table:table-cell office:value-type="float" office:value="3.0869324225644554" table:formula="of:=[.$D$2]*(1-EXP(-[.A312]/[.$D$1]))" table:style-name="ce1">
            <text:p>3,086932423</text:p>
          </table:table-cell>
          <table:table-cell office:value-type="float" office:value="-2.6932422564456715E-2" table:formula="of:=[.D312]-[.E312]" table:style-name="ce2">
            <text:p>-0,03</text:p>
          </table:table-cell>
          <table:table-cell office:value-type="float" office:value="0.4302314204830604" table:formula="of:=1-EXP(-[.A312]/[.$D$1])" table:style-name="ce1">
            <text:p>0,43023142</text:p>
          </table:table-cell>
          <table:table-cell office:value-type="float" office:value="-3909459938.0504665" table:formula="of:=([.$D$2]-[.$D$1]*[.$D$1])*[.A312]*[.G312]" table:style-name="ce1">
            <text:p>-3909459938</text:p>
          </table:table-cell>
          <table:table-cell table:number-columns-repeated="16376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float" office:value="21.94" table:style-name="ce1">
            <text:p>21,94</text:p>
          </table:table-cell>
          <table:table-cell office:value-type="float" office:value="87.2" table:style-name="ce1">
            <text:p>87,2</text:p>
          </table:table-cell>
          <table:table-cell office:value-type="float" office:value="3" table:formula="of:=[.B313]-[.$B$5]" table:style-name="ce2">
            <text:p>3,00</text:p>
          </table:table-cell>
          <table:table-cell office:value-type="float" office:value="3.0933961369933027" table:formula="of:=[.$D$2]*(1-EXP(-[.A313]/[.$D$1]))" table:style-name="ce1">
            <text:p>3,093396137</text:p>
          </table:table-cell>
          <table:table-cell office:value-type="float" office:value="-9.3396136993302736E-2" table:formula="of:=[.D313]-[.E313]" table:style-name="ce2">
            <text:p>-0,09</text:p>
          </table:table-cell>
          <table:table-cell office:value-type="float" office:value="0.43113228019090255" table:formula="of:=1-EXP(-[.A313]/[.$D$1])" table:style-name="ce1">
            <text:p>0,43113228</text:p>
          </table:table-cell>
          <table:table-cell office:value-type="float" office:value="-3928666040.3763132" table:formula="of:=([.$D$2]-[.$D$1]*[.$D$1])*[.A313]*[.G313]" table:style-name="ce1">
            <text:p>-3928666040</text:p>
          </table:table-cell>
          <table:table-cell table:number-columns-repeated="16376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float" office:value="22" table:style-name="ce1">
            <text:p>22</text:p>
          </table:table-cell>
          <table:table-cell office:value-type="float" office:value="84.6" table:style-name="ce1">
            <text:p>84,6</text:p>
          </table:table-cell>
          <table:table-cell office:value-type="float" office:value="3.0599999999999987" table:formula="of:=[.B314]-[.$B$5]" table:style-name="ce2">
            <text:p>3,06</text:p>
          </table:table-cell>
          <table:table-cell office:value-type="float" office:value="3.1014614103816629" table:formula="of:=[.$D$2]*(1-EXP(-[.A314]/[.$D$1]))" table:style-name="ce1">
            <text:p>3,10146141</text:p>
          </table:table-cell>
          <table:table-cell office:value-type="float" office:value="-4.1461410381664177E-2" table:formula="of:=[.D314]-[.E314]" table:style-name="ce2">
            <text:p>-0,04</text:p>
          </table:table-cell>
          <table:table-cell office:value-type="float" office:value="0.43225635210161051" table:formula="of:=1-EXP(-[.A314]/[.$D$1])" table:style-name="ce1">
            <text:p>0,432256352</text:p>
          </table:table-cell>
          <table:table-cell office:value-type="float" office:value="-3952720117.2639337" table:formula="of:=([.$D$2]-[.$D$1]*[.$D$1])*[.A314]*[.G314]" table:style-name="ce1">
            <text:p>-3952720117</text:p>
          </table:table-cell>
          <table:table-cell table:number-columns-repeated="16376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float" office:value="22" table:style-name="ce1">
            <text:p>22</text:p>
          </table:table-cell>
          <table:table-cell office:value-type="float" office:value="81.2" table:style-name="ce1">
            <text:p>81,2</text:p>
          </table:table-cell>
          <table:table-cell office:value-type="float" office:value="3.0599999999999987" table:formula="of:=[.B315]-[.$B$5]" table:style-name="ce2">
            <text:p>3,06</text:p>
          </table:table-cell>
          <table:table-cell office:value-type="float" office:value="3.1095107469415608" table:formula="of:=[.$D$2]*(1-EXP(-[.A315]/[.$D$1]))" table:style-name="ce1">
            <text:p>3,109510747</text:p>
          </table:table-cell>
          <table:table-cell office:value-type="float" office:value="-4.95107469415621E-2" table:formula="of:=[.D315]-[.E315]" table:style-name="ce2">
            <text:p>-0,05</text:p>
          </table:table-cell>
          <table:table-cell office:value-type="float" office:value="0.43337820286737305" table:formula="of:=1-EXP(-[.A315]/[.$D$1])" table:style-name="ce1">
            <text:p>0,433378203</text:p>
          </table:table-cell>
          <table:table-cell office:value-type="float" office:value="-3976825642.7125463" table:formula="of:=([.$D$2]-[.$D$1]*[.$D$1])*[.A315]*[.G315]" table:style-name="ce1">
            <text:p>-3976825643</text:p>
          </table:table-cell>
          <table:table-cell table:number-columns-repeated="16376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float" office:value="22" table:style-name="ce1">
            <text:p>22</text:p>
          </table:table-cell>
          <table:table-cell office:value-type="float" office:value="79.5" table:style-name="ce1">
            <text:p>79,5</text:p>
          </table:table-cell>
          <table:table-cell office:value-type="float" office:value="3.0599999999999987" table:formula="of:=[.B316]-[.$B$5]" table:style-name="ce2">
            <text:p>3,06</text:p>
          </table:table-cell>
          <table:table-cell office:value-type="float" office:value="3.1159387628369455" table:formula="of:=[.$D$2]*(1-EXP(-[.A316]/[.$D$1]))" table:style-name="ce1">
            <text:p>3,115938763</text:p>
          </table:table-cell>
          <table:table-cell office:value-type="float" office:value="-5.5938762836946765E-2" table:formula="of:=[.D316]-[.E316]" table:style-name="ce2">
            <text:p>-0,06</text:p>
          </table:table-cell>
          <table:table-cell office:value-type="float" office:value="0.43427408720528204" table:formula="of:=1-EXP(-[.A316]/[.$D$1])" table:style-name="ce1">
            <text:p>0,434274087</text:p>
          </table:table-cell>
          <table:table-cell office:value-type="float" office:value="-3996146990.1065397" table:formula="of:=([.$D$2]-[.$D$1]*[.$D$1])*[.A316]*[.G316]" table:style-name="ce1">
            <text:p>-3996146990</text:p>
          </table:table-cell>
          <table:table-cell table:number-columns-repeated="16376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float" office:value="22" table:style-name="ce1">
            <text:p>22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3.0599999999999987" table:formula="of:=[.B317]-[.$B$5]" table:style-name="ce2">
            <text:p>3,06</text:p>
          </table:table-cell>
          <table:table-cell office:value-type="float" office:value="3.1239594924207932" table:formula="of:=[.$D$2]*(1-EXP(-[.A317]/[.$D$1]))" table:style-name="ce1">
            <text:p>3,123959492</text:p>
          </table:table-cell>
          <table:table-cell office:value-type="float" office:value="-6.3959492420794462E-2" table:formula="of:=[.D317]-[.E317]" table:style-name="ce2">
            <text:p>-0,06</text:p>
          </table:table-cell>
          <table:table-cell office:value-type="float" office:value="0.43539195096444483" table:formula="of:=1-EXP(-[.A317]/[.$D$1])" table:style-name="ce1">
            <text:p>0,435391951</text:p>
          </table:table-cell>
          <table:table-cell office:value-type="float" office:value="-4020344688.6156459" table:formula="of:=([.$D$2]-[.$D$1]*[.$D$1])*[.A317]*[.G317]" table:style-name="ce1">
            <text:p>-4020344689</text:p>
          </table:table-cell>
          <table:table-cell table:number-columns-repeated="16376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float" office:value="22" table:style-name="ce1">
            <text:p>22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3.0599999999999987" table:formula="of:=[.B318]-[.$B$5]" table:style-name="ce2">
            <text:p>3,06</text:p>
          </table:table-cell>
          <table:table-cell office:value-type="float" office:value="3.1303646634400319" table:formula="of:=[.$D$2]*(1-EXP(-[.A318]/[.$D$1]))" table:style-name="ce1">
            <text:p>3,130364663</text:p>
          </table:table-cell>
          <table:table-cell office:value-type="float" office:value="-7.0364663440033226E-2" table:formula="of:=[.D318]-[.E318]" table:style-name="ce2">
            <text:p>-0,07</text:p>
          </table:table-cell>
          <table:table-cell office:value-type="float" office:value="0.4362846513701617" table:formula="of:=1-EXP(-[.A318]/[.$D$1])" table:style-name="ce1">
            <text:p>0,436284651</text:p>
          </table:table-cell>
          <table:table-cell office:value-type="float" office:value="-4039739551.7425437" table:formula="of:=([.$D$2]-[.$D$1]*[.$D$1])*[.A318]*[.G318]" table:style-name="ce1">
            <text:p>-4039739552</text:p>
          </table:table-cell>
          <table:table-cell table:number-columns-repeated="16376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float" office:value="22.06" table:style-name="ce1">
            <text:p>22,06</text:p>
          </table:table-cell>
          <table:table-cell office:value-type="float" office:value="73.3" table:style-name="ce1">
            <text:p>73,3</text:p>
          </table:table-cell>
          <table:table-cell office:value-type="float" office:value="3.1199999999999974" table:formula="of:=[.B319]-[.$B$5]" table:style-name="ce2">
            <text:p>3,12</text:p>
          </table:table-cell>
          <table:table-cell office:value-type="float" office:value="3.1383568877157213" table:formula="of:=[.$D$2]*(1-EXP(-[.A319]/[.$D$1]))" table:style-name="ce1">
            <text:p>3,138356888</text:p>
          </table:table-cell>
          <table:table-cell office:value-type="float" office:value="-1.8356887715723857E-2" table:formula="of:=[.D319]-[.E319]" table:style-name="ce2">
            <text:p>-0,02</text:p>
          </table:table-cell>
          <table:table-cell office:value-type="float" office:value="0.43739854229236486" table:formula="of:=1-EXP(-[.A319]/[.$D$1])" table:style-name="ce1">
            <text:p>0,437398542</text:p>
          </table:table-cell>
          <table:table-cell office:value-type="float" office:value="-4064028867.247962" table:formula="of:=([.$D$2]-[.$D$1]*[.$D$1])*[.A319]*[.G319]" table:style-name="ce1">
            <text:p>-4064028867</text:p>
          </table:table-cell>
          <table:table-cell table:number-columns-repeated="16376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float" office:value="22.06" table:style-name="ce1">
            <text:p>22,06</text:p>
          </table:table-cell>
          <table:table-cell office:value-type="float" office:value="74.8" table:style-name="ce1">
            <text:p>74,8</text:p>
          </table:table-cell>
          <table:table-cell office:value-type="float" office:value="3.1199999999999974" table:formula="of:=[.B320]-[.$B$5]" table:style-name="ce2">
            <text:p>3,12</text:p>
          </table:table-cell>
          <table:table-cell office:value-type="float" office:value="3.1447392950484643" table:formula="of:=[.$D$2]*(1-EXP(-[.A320]/[.$D$1]))" table:style-name="ce1">
            <text:p>3,144739295</text:p>
          </table:table-cell>
          <table:table-cell office:value-type="float" office:value="-2.4739295048466836E-2" table:formula="of:=[.D320]-[.E320]" table:style-name="ce2">
            <text:p>-0,02</text:p>
          </table:table-cell>
          <table:table-cell office:value-type="float" office:value="0.43828807008143977" table:formula="of:=1-EXP(-[.A320]/[.$D$1])" table:style-name="ce1">
            <text:p>0,43828807</text:p>
          </table:table-cell>
          <table:table-cell office:value-type="float" office:value="-4083496802.3730493" table:formula="of:=([.$D$2]-[.$D$1]*[.$D$1])*[.A320]*[.G320]" table:style-name="ce1">
            <text:p>-4083496802</text:p>
          </table:table-cell>
          <table:table-cell table:number-columns-repeated="16376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float" office:value="22.06" table:style-name="ce1">
            <text:p>22,06</text:p>
          </table:table-cell>
          <table:table-cell office:value-type="float" office:value="78.5" table:style-name="ce1">
            <text:p>78,5</text:p>
          </table:table-cell>
          <table:table-cell office:value-type="float" office:value="3.1199999999999974" table:formula="of:=[.B321]-[.$B$5]" table:style-name="ce2">
            <text:p>3,12</text:p>
          </table:table-cell>
          <table:table-cell office:value-type="float" office:value="3.1527031153225642" table:formula="of:=[.$D$2]*(1-EXP(-[.A321]/[.$D$1]))" table:style-name="ce1">
            <text:p>3,152703115</text:p>
          </table:table-cell>
          <table:table-cell office:value-type="float" office:value="-3.2703115322566756E-2" table:formula="of:=[.D321]-[.E321]" table:style-name="ce2">
            <text:p>-0,03</text:p>
          </table:table-cell>
          <table:table-cell office:value-type="float" office:value="0.43939800228596515" table:formula="of:=1-EXP(-[.A321]/[.$D$1])" table:style-name="ce1">
            <text:p>0,439398002</text:p>
          </table:table-cell>
          <table:table-cell office:value-type="float" office:value="-4107877181.5988488" table:formula="of:=([.$D$2]-[.$D$1]*[.$D$1])*[.A321]*[.G321]" table:style-name="ce1">
            <text:p>-4107877182</text:p>
          </table:table-cell>
          <table:table-cell table:number-columns-repeated="16376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float" office:value="22.06" table:style-name="ce1">
            <text:p>22,06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3.1199999999999974" table:formula="of:=[.B322]-[.$B$5]" table:style-name="ce2">
            <text:p>3,12</text:p>
          </table:table-cell>
          <table:table-cell office:value-type="float" office:value="3.1606511992376469" table:formula="of:=[.$D$2]*(1-EXP(-[.A322]/[.$D$1]))" table:style-name="ce1">
            <text:p>3,160651199</text:p>
          </table:table-cell>
          <table:table-cell office:value-type="float" office:value="-4.0651199237649482E-2" table:formula="of:=[.D322]-[.E322]" table:style-name="ce2">
            <text:p>-0,04</text:p>
          </table:table-cell>
          <table:table-cell office:value-type="float" office:value="0.44050574128533848" table:formula="of:=1-EXP(-[.A322]/[.$D$1])" table:style-name="ce1">
            <text:p>0,440505741</text:p>
          </table:table-cell>
          <table:table-cell office:value-type="float" office:value="-4132307913.7326932" table:formula="of:=([.$D$2]-[.$D$1]*[.$D$1])*[.A322]*[.G322]" table:style-name="ce1">
            <text:p>-4132307914</text:p>
          </table:table-cell>
          <table:table-cell table:number-columns-repeated="16376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float" office:value="22.06" table:style-name="ce1">
            <text:p>22,06</text:p>
          </table:table-cell>
          <table:table-cell office:value-type="float" office:value="82.2" table:style-name="ce1">
            <text:p>82,2</text:p>
          </table:table-cell>
          <table:table-cell office:value-type="float" office:value="3.1199999999999974" table:formula="of:=[.B323]-[.$B$5]" table:style-name="ce2">
            <text:p>3,12</text:p>
          </table:table-cell>
          <table:table-cell office:value-type="float" office:value="3.1669983570889575" table:formula="of:=[.$D$2]*(1-EXP(-[.A323]/[.$D$1]))" table:style-name="ce1">
            <text:p>3,166998357</text:p>
          </table:table-cell>
          <table:table-cell office:value-type="float" office:value="-4.6998357088960052E-2" table:formula="of:=[.D323]-[.E323]" table:style-name="ce2">
            <text:p>-0,05</text:p>
          </table:table-cell>
          <table:table-cell office:value-type="float" office:value="0.44139035628968348" table:formula="of:=1-EXP(-[.A323]/[.$D$1])" table:style-name="ce1">
            <text:p>0,441390356</text:p>
          </table:table-cell>
          <table:table-cell office:value-type="float" office:value="-4151888639.6585979" table:formula="of:=([.$D$2]-[.$D$1]*[.$D$1])*[.A323]*[.G323]" table:style-name="ce1">
            <text:p>-4151888640</text:p>
          </table:table-cell>
          <table:table-cell table:number-columns-repeated="16376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float" office:value="22.12" table:style-name="ce1">
            <text:p>22,12</text:p>
          </table:table-cell>
          <table:table-cell office:value-type="float" office:value="83.8" table:style-name="ce1">
            <text:p>83,8</text:p>
          </table:table-cell>
          <table:table-cell office:value-type="float" office:value="3.1799999999999997" table:formula="of:=[.B324]-[.$B$5]" table:style-name="ce2">
            <text:p>3,18</text:p>
          </table:table-cell>
          <table:table-cell office:value-type="float" office:value="3.1749181938752851" table:formula="of:=[.$D$2]*(1-EXP(-[.A324]/[.$D$1]))" table:style-name="ce1">
            <text:p>3,174918194</text:p>
          </table:table-cell>
          <table:table-cell office:value-type="float" office:value="5.0818061247146495E-3" table:formula="of:=[.D324]-[.E324]" table:style-name="ce2">
            <text:p>0,01</text:p>
          </table:table-cell>
          <table:table-cell office:value-type="float" office:value="0.44249415843503304" table:formula="of:=1-EXP(-[.A324]/[.$D$1])" table:style-name="ce1">
            <text:p>0,442494158</text:p>
          </table:table-cell>
          <table:table-cell office:value-type="float" office:value="-4176409580.3733377" table:formula="of:=([.$D$2]-[.$D$1]*[.$D$1])*[.A324]*[.G324]" table:style-name="ce1">
            <text:p>-4176409580</text:p>
          </table:table-cell>
          <table:table-cell table:number-columns-repeated="16376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float" office:value="22.06" table:style-name="ce1">
            <text:p>22,06</text:p>
          </table:table-cell>
          <table:table-cell office:value-type="float" office:value="83.8" table:style-name="ce1">
            <text:p>83,8</text:p>
          </table:table-cell>
          <table:table-cell office:value-type="float" office:value="3.1199999999999974" table:formula="of:=[.B325]-[.$B$5]" table:style-name="ce2">
            <text:p>3,12</text:p>
          </table:table-cell>
          <table:table-cell office:value-type="float" office:value="3.1812427942162613" table:formula="of:=[.$D$2]*(1-EXP(-[.A325]/[.$D$1]))" table:style-name="ce1">
            <text:p>3,181242794</text:p>
          </table:table-cell>
          <table:table-cell office:value-type="float" office:value="-6.1242794216263885E-2" table:formula="of:=[.D325]-[.E325]" table:style-name="ce2">
            <text:p>-0,06</text:p>
          </table:table-cell>
          <table:table-cell office:value-type="float" office:value="0.4433756295578849" table:formula="of:=1-EXP(-[.A325]/[.$D$1])" table:style-name="ce1">
            <text:p>0,44337563</text:p>
          </table:table-cell>
          <table:table-cell office:value-type="float" office:value="-4196062254.3954859" table:formula="of:=([.$D$2]-[.$D$1]*[.$D$1])*[.A325]*[.G325]" table:style-name="ce1">
            <text:p>-4196062254</text:p>
          </table:table-cell>
          <table:table-cell table:number-columns-repeated="16376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float" office:value="22.12" table:style-name="ce1">
            <text:p>22,12</text:p>
          </table:table-cell>
          <table:table-cell office:value-type="float" office:value="85.8" table:style-name="ce1">
            <text:p>85,8</text:p>
          </table:table-cell>
          <table:table-cell office:value-type="float" office:value="3.1799999999999997" table:formula="of:=[.B326]-[.$B$5]" table:style-name="ce2">
            <text:p>3,18</text:p>
          </table:table-cell>
          <table:table-cell office:value-type="float" office:value="3.1891344842628429" table:formula="of:=[.$D$2]*(1-EXP(-[.A326]/[.$D$1]))" table:style-name="ce1">
            <text:p>3,189134484</text:p>
          </table:table-cell>
          <table:table-cell office:value-type="float" office:value="-9.1344842628431344E-3" table:formula="of:=[.D326]-[.E326]" table:style-name="ce2">
            <text:p>-0,01</text:p>
          </table:table-cell>
          <table:table-cell office:value-type="float" office:value="0.4444755088406106" table:formula="of:=1-EXP(-[.A326]/[.$D$1])" table:style-name="ce1">
            <text:p>0,444475509</text:p>
          </table:table-cell>
          <table:table-cell office:value-type="float" office:value="-4220672857.4827266" table:formula="of:=([.$D$2]-[.$D$1]*[.$D$1])*[.A326]*[.G326]" table:style-name="ce1">
            <text:p>-4220672857</text:p>
          </table:table-cell>
          <table:table-cell table:number-columns-repeated="16376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float" office:value="22.12" table:style-name="ce1">
            <text:p>22,12</text:p>
          </table:table-cell>
          <table:table-cell office:value-type="float" office:value="87" table:style-name="ce1">
            <text:p>87</text:p>
          </table:table-cell>
          <table:table-cell office:value-type="float" office:value="3.1799999999999997" table:formula="of:=[.B327]-[.$B$5]" table:style-name="ce2">
            <text:p>3,18</text:p>
          </table:table-cell>
          <table:table-cell office:value-type="float" office:value="3.1954366072618496" table:formula="of:=[.$D$2]*(1-EXP(-[.A327]/[.$D$1]))" table:style-name="ce1">
            <text:p>3,195436607</text:p>
          </table:table-cell>
          <table:table-cell office:value-type="float" office:value="-1.5436607261849922E-2" table:formula="of:=[.D327]-[.E327]" table:style-name="ce2">
            <text:p>-0,02</text:p>
          </table:table-cell>
          <table:table-cell office:value-type="float" office:value="0.44535384725518112" table:formula="of:=1-EXP(-[.A327]/[.$D$1])" table:style-name="ce1">
            <text:p>0,445353847</text:p>
          </table:table-cell>
          <table:table-cell office:value-type="float" office:value="-4240397043.7329168" table:formula="of:=([.$D$2]-[.$D$1]*[.$D$1])*[.A327]*[.G327]" table:style-name="ce1">
            <text:p>-4240397044</text:p>
          </table:table-cell>
          <table:table-cell table:number-columns-repeated="16376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float" office:value="22.19" table:style-name="ce1">
            <text:p>22,19</text:p>
          </table:table-cell>
          <table:table-cell office:value-type="float" office:value="83.6" table:style-name="ce1">
            <text:p>83,6</text:p>
          </table:table-cell>
          <table:table-cell office:value-type="float" office:value="3.25" table:formula="of:=[.B328]-[.$B$5]" table:style-name="ce2">
            <text:p>3,25</text:p>
          </table:table-cell>
          <table:table-cell office:value-type="float" office:value="3.2033002506009201" table:formula="of:=[.$D$2]*(1-EXP(-[.A328]/[.$D$1]))" table:style-name="ce1">
            <text:p>3,203300251</text:p>
          </table:table-cell>
          <table:table-cell office:value-type="float" office:value="4.6699749399079948E-2" table:formula="of:=[.D328]-[.E328]" table:style-name="ce2">
            <text:p>0,05</text:p>
          </table:table-cell>
          <table:table-cell office:value-type="float" office:value="0.44644981761695857" table:formula="of:=1-EXP(-[.A328]/[.$D$1])" table:style-name="ce1">
            <text:p>0,446449818</text:p>
          </table:table-cell>
          <table:table-cell office:value-type="float" office:value="-4265096765.7272763" table:formula="of:=([.$D$2]-[.$D$1]*[.$D$1])*[.A328]*[.G328]" table:style-name="ce1">
            <text:p>-4265096766</text:p>
          </table:table-cell>
          <table:table-cell table:number-columns-repeated="16376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22.25" table:style-name="ce1">
            <text:p>22,25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3.3099999999999987" table:formula="of:=[.B329]-[.$B$5]" table:style-name="ce2">
            <text:p>3,31</text:p>
          </table:table-cell>
          <table:table-cell office:value-type="float" office:value="3.2111483555287128" table:formula="of:=[.$D$2]*(1-EXP(-[.A329]/[.$D$1]))" table:style-name="ce1">
            <text:p>3,211148356</text:p>
          </table:table-cell>
          <table:table-cell office:value-type="float" office:value="9.8851644471285915E-2" table:formula="of:=[.D329]-[.E329]" table:style-name="ce2">
            <text:p>0,10</text:p>
          </table:table-cell>
          <table:table-cell office:value-type="float" office:value="0.44754362236192258" table:formula="of:=1-EXP(-[.A329]/[.$D$1])" table:style-name="ce1">
            <text:p>0,447543622</text:p>
          </table:table-cell>
          <table:table-cell office:value-type="float" office:value="-4289845764.4004068" table:formula="of:=([.$D$2]-[.$D$1]*[.$D$1])*[.A329]*[.G329]" table:style-name="ce1">
            <text:p>-4289845764</text:p>
          </table:table-cell>
          <table:table-cell table:number-columns-repeated="16376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float" office:value="22.25" table:style-name="ce1">
            <text:p>22,25</text:p>
          </table:table-cell>
          <table:table-cell office:value-type="float" office:value="77" table:style-name="ce1">
            <text:p>77</text:p>
          </table:table-cell>
          <table:table-cell office:value-type="float" office:value="3.3099999999999987" table:formula="of:=[.B330]-[.$B$5]" table:style-name="ce2">
            <text:p>3,31</text:p>
          </table:table-cell>
          <table:table-cell office:value-type="float" office:value="3.217415672449691" table:formula="of:=[.$D$2]*(1-EXP(-[.A330]/[.$D$1]))" table:style-name="ce1">
            <text:p>3,217415672</text:p>
          </table:table-cell>
          <table:table-cell office:value-type="float" office:value="9.2584327550307766E-2" table:formula="of:=[.D330]-[.E330]" table:style-name="ce2">
            <text:p>0,09</text:p>
          </table:table-cell>
          <table:table-cell office:value-type="float" office:value="0.44841710978970695" table:formula="of:=1-EXP(-[.A330]/[.$D$1])" table:style-name="ce1">
            <text:p>0,44841711</text:p>
          </table:table-cell>
          <table:table-cell office:value-type="float" office:value="-4309680330.6931839" table:formula="of:=([.$D$2]-[.$D$1]*[.$D$1])*[.A330]*[.G330]" table:style-name="ce1">
            <text:p>-4309680331</text:p>
          </table:table-cell>
          <table:table-cell table:number-columns-repeated="16376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float" office:value="22.25" table:style-name="ce1">
            <text:p>22,25</text:p>
          </table:table-cell>
          <table:table-cell office:value-type="float" office:value="73.2" table:style-name="ce1">
            <text:p>73,2</text:p>
          </table:table-cell>
          <table:table-cell office:value-type="float" office:value="3.3099999999999987" table:formula="of:=[.B331]-[.$B$5]" table:style-name="ce2">
            <text:p>3,31</text:p>
          </table:table-cell>
          <table:table-cell office:value-type="float" office:value="3.2252358855695009" table:formula="of:=[.$D$2]*(1-EXP(-[.A331]/[.$D$1]))" table:style-name="ce1">
            <text:p>3,225235886</text:p>
          </table:table-cell>
          <table:table-cell office:value-type="float" office:value="8.4764114430497806E-2" table:formula="of:=[.D331]-[.E331]" table:style-name="ce2">
            <text:p>0,08</text:p>
          </table:table-cell>
          <table:table-cell office:value-type="float" office:value="0.44950702720235347" table:formula="of:=1-EXP(-[.A331]/[.$D$1])" table:style-name="ce1">
            <text:p>0,449507027</text:p>
          </table:table-cell>
          <table:table-cell office:value-type="float" office:value="-4334517608.3053379" table:formula="of:=([.$D$2]-[.$D$1]*[.$D$1])*[.A331]*[.G331]" table:style-name="ce1">
            <text:p>-4334517608</text:p>
          </table:table-cell>
          <table:table-cell table:number-columns-repeated="16376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float" office:value="22.25" table:style-name="ce1">
            <text:p>22,25</text:p>
          </table:table-cell>
          <table:table-cell office:value-type="float" office:value="73.400000000000006" table:style-name="ce1">
            <text:p>73,4</text:p>
          </table:table-cell>
          <table:table-cell office:value-type="float" office:value="3.3099999999999987" table:formula="of:=[.B332]-[.$B$5]" table:style-name="ce2">
            <text:p>3,31</text:p>
          </table:table-cell>
          <table:table-cell office:value-type="float" office:value="3.2314809287311794" table:formula="of:=[.$D$2]*(1-EXP(-[.A332]/[.$D$1]))" table:style-name="ce1">
            <text:p>3,231480929</text:p>
          </table:table-cell>
          <table:table-cell office:value-type="float" office:value="7.8519071268819296E-2" table:formula="of:=[.D332]-[.E332]" table:style-name="ce2">
            <text:p>0,08</text:p>
          </table:table-cell>
          <table:table-cell office:value-type="float" office:value="0.45037741029554568" table:formula="of:=1-EXP(-[.A332]/[.$D$1])" table:style-name="ce1">
            <text:p>0,45037741</text:p>
          </table:table-cell>
          <table:table-cell office:value-type="float" office:value="-4354422582.8638201" table:formula="of:=([.$D$2]-[.$D$1]*[.$D$1])*[.A332]*[.G332]" table:style-name="ce1">
            <text:p>-4354422583</text:p>
          </table:table-cell>
          <table:table-cell table:number-columns-repeated="16376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float" office:value="22.31" table:style-name="ce1">
            <text:p>22,31</text:p>
          </table:table-cell>
          <table:table-cell office:value-type="float" office:value="77.3" table:style-name="ce1">
            <text:p>77,3</text:p>
          </table:table-cell>
          <table:table-cell office:value-type="float" office:value="3.3699999999999974" table:formula="of:=[.B333]-[.$B$5]" table:style-name="ce2">
            <text:p>3,37</text:p>
          </table:table-cell>
          <table:table-cell office:value-type="float" office:value="3.2392733491692249" table:formula="of:=[.$D$2]*(1-EXP(-[.A333]/[.$D$1]))" table:style-name="ce1">
            <text:p>3,239273349</text:p>
          </table:table-cell>
          <table:table-cell office:value-type="float" office:value="0.13072665083077251" table:formula="of:=[.D333]-[.E333]" table:style-name="ce2">
            <text:p>0,13</text:p>
          </table:table-cell>
          <table:table-cell office:value-type="float" office:value="0.45146345419127709" table:formula="of:=1-EXP(-[.A333]/[.$D$1])" table:style-name="ce1">
            <text:p>0,451463454</text:p>
          </table:table-cell>
          <table:table-cell office:value-type="float" office:value="-4379347602.9024286" table:formula="of:=([.$D$2]-[.$D$1]*[.$D$1])*[.A333]*[.G333]" table:style-name="ce1">
            <text:p>-4379347603</text:p>
          </table:table-cell>
          <table:table-cell table:number-columns-repeated="16376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float" office:value="22.31" table:style-name="ce1">
            <text:p>22,31</text:p>
          </table:table-cell>
          <table:table-cell office:value-type="float" office:value="80" table:style-name="ce1">
            <text:p>80</text:p>
          </table:table-cell>
          <table:table-cell office:value-type="float" office:value="3.3699999999999974" table:formula="of:=[.B334]-[.$B$5]" table:style-name="ce2">
            <text:p>3,37</text:p>
          </table:table-cell>
          <table:table-cell office:value-type="float" office:value="3.2454961977315304" table:formula="of:=[.$D$2]*(1-EXP(-[.A334]/[.$D$1]))" table:style-name="ce1">
            <text:p>3,245496198</text:p>
          </table:table-cell>
          <table:table-cell office:value-type="float" office:value="0.12450380226846702" table:formula="of:=[.D334]-[.E334]" table:style-name="ce2">
            <text:p>0,12</text:p>
          </table:table-cell>
          <table:table-cell office:value-type="float" office:value="0.45233074398254103" table:formula="of:=1-EXP(-[.A334]/[.$D$1])" table:style-name="ce1">
            <text:p>0,452330744</text:p>
          </table:table-cell>
          <table:table-cell office:value-type="float" office:value="-4399322557.5972366" table:formula="of:=([.$D$2]-[.$D$1]*[.$D$1])*[.A334]*[.G334]" table:style-name="ce1">
            <text:p>-4399322558</text:p>
          </table:table-cell>
          <table:table-cell table:number-columns-repeated="16376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float" office:value="22.31" table:style-name="ce1">
            <text:p>22,31</text:p>
          </table:table-cell>
          <table:table-cell office:value-type="float" office:value="82.3" table:style-name="ce1">
            <text:p>82,3</text:p>
          </table:table-cell>
          <table:table-cell office:value-type="float" office:value="3.3699999999999974" table:formula="of:=[.B335]-[.$B$5]" table:style-name="ce2">
            <text:p>3,37</text:p>
          </table:table-cell>
          <table:table-cell office:value-type="float" office:value="3.2532609242617387" table:formula="of:=[.$D$2]*(1-EXP(-[.A335]/[.$D$1]))" table:style-name="ce1">
            <text:p>3,253260924</text:p>
          </table:table-cell>
          <table:table-cell office:value-type="float" office:value="0.1167390757382587" table:formula="of:=[.D335]-[.E335]" table:style-name="ce2">
            <text:p>0,12</text:p>
          </table:table-cell>
          <table:table-cell office:value-type="float" office:value="0.45341292812766032" table:formula="of:=1-EXP(-[.A335]/[.$D$1])" table:style-name="ce1">
            <text:p>0,453412928</text:p>
          </table:table-cell>
          <table:table-cell office:value-type="float" office:value="-4424334786.2481966" table:formula="of:=([.$D$2]-[.$D$1]*[.$D$1])*[.A335]*[.G335]" table:style-name="ce1">
            <text:p>-4424334786</text:p>
          </table:table-cell>
          <table:table-cell table:number-columns-repeated="16376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float" office:value="22.31" table:style-name="ce1">
            <text:p>22,31</text:p>
          </table:table-cell>
          <table:table-cell office:value-type="float" office:value="85.3" table:style-name="ce1">
            <text:p>85,3</text:p>
          </table:table-cell>
          <table:table-cell office:value-type="float" office:value="3.3699999999999974" table:formula="of:=[.B336]-[.$B$5]" table:style-name="ce2">
            <text:p>3,37</text:p>
          </table:table-cell>
          <table:table-cell office:value-type="float" office:value="3.2610103078384216" table:formula="of:=[.$D$2]*(1-EXP(-[.A336]/[.$D$1]))" table:style-name="ce1">
            <text:p>3,261010308</text:p>
          </table:table-cell>
          <table:table-cell office:value-type="float" office:value="0.10898969216157584" table:formula="of:=[.D336]-[.E336]" table:style-name="ce2">
            <text:p>0,11</text:p>
          </table:table-cell>
          <table:table-cell office:value-type="float" office:value="0.45449297389727084" table:formula="of:=1-EXP(-[.A336]/[.$D$1])" table:style-name="ce1">
            <text:p>0,454492974</text:p>
          </table:table-cell>
          <table:table-cell office:value-type="float" office:value="-4449395234.4570293" table:formula="of:=([.$D$2]-[.$D$1]*[.$D$1])*[.A336]*[.G336]" table:style-name="ce1">
            <text:p>-4449395234</text:p>
          </table:table-cell>
          <table:table-cell table:number-columns-repeated="16376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float" office:value="22.31" table:style-name="ce1">
            <text:p>22,31</text:p>
          </table:table-cell>
          <table:table-cell office:value-type="float" office:value="85.8" table:style-name="ce1">
            <text:p>85,8</text:p>
          </table:table-cell>
          <table:table-cell office:value-type="float" office:value="3.3699999999999974" table:formula="of:=[.B337]-[.$B$5]" table:style-name="ce2">
            <text:p>3,37</text:p>
          </table:table-cell>
          <table:table-cell office:value-type="float" office:value="3.2671987881485283" table:formula="of:=[.$D$2]*(1-EXP(-[.A337]/[.$D$1]))" table:style-name="ce1">
            <text:p>3,267198788</text:p>
          </table:table-cell>
          <table:table-cell office:value-type="float" office:value="0.10280121185146918" table:formula="of:=[.D337]-[.E337]" table:style-name="ce2">
            <text:p>0,10</text:p>
          </table:table-cell>
          <table:table-cell office:value-type="float" office:value="0.45535547372233565" table:formula="of:=1-EXP(-[.A337]/[.$D$1])" table:style-name="ce1">
            <text:p>0,455355474</text:p>
          </table:table-cell>
          <table:table-cell office:value-type="float" office:value="-4469478201.2390299" table:formula="of:=([.$D$2]-[.$D$1]*[.$D$1])*[.A337]*[.G337]" table:style-name="ce1">
            <text:p>-4469478201</text:p>
          </table:table-cell>
          <table:table-cell table:number-columns-repeated="16376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float" office:value="22.31" table:style-name="ce1">
            <text:p>22,31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3.3699999999999974" table:formula="of:=[.B338]-[.$B$5]" table:style-name="ce2">
            <text:p>3,37</text:p>
          </table:table-cell>
          <table:table-cell office:value-type="float" office:value="3.2749206307684209" table:formula="of:=[.$D$2]*(1-EXP(-[.A338]/[.$D$1]))" table:style-name="ce1">
            <text:p>3,274920631</text:p>
          </table:table-cell>
          <table:table-cell office:value-type="float" office:value="9.507936923157656E-2" table:formula="of:=[.D338]-[.E338]" table:style-name="ce2">
            <text:p>0,10</text:p>
          </table:table-cell>
          <table:table-cell office:value-type="float" office:value="0.45643168105840137" table:formula="of:=1-EXP(-[.A338]/[.$D$1])" table:style-name="ce1">
            <text:p>0,456431681</text:p>
          </table:table-cell>
          <table:table-cell office:value-type="float" office:value="-4494625033.0171385" table:formula="of:=([.$D$2]-[.$D$1]*[.$D$1])*[.A338]*[.G338]" table:style-name="ce1">
            <text:p>-4494625033</text:p>
          </table:table-cell>
          <table:table-cell table:number-columns-repeated="16376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float" office:value="22.31" table:style-name="ce1">
            <text:p>22,31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3.3699999999999974" table:formula="of:=[.B339]-[.$B$5]" table:style-name="ce2">
            <text:p>3,37</text:p>
          </table:table-cell>
          <table:table-cell office:value-type="float" office:value="3.2810871175009568" table:formula="of:=[.$D$2]*(1-EXP(-[.A339]/[.$D$1]))" table:style-name="ce1">
            <text:p>3,281087118</text:p>
          </table:table-cell>
          <table:table-cell office:value-type="float" office:value="8.8912882499040613E-2" table:formula="of:=[.D339]-[.E339]" table:style-name="ce2">
            <text:p>0,09</text:p>
          </table:table-cell>
          <table:table-cell office:value-type="float" office:value="0.45729111559831426" table:formula="of:=1-EXP(-[.A339]/[.$D$1])" table:style-name="ce1">
            <text:p>0,457291116</text:p>
          </table:table-cell>
          <table:table-cell office:value-type="float" office:value="-4514776895.588932" table:formula="of:=([.$D$2]-[.$D$1]*[.$D$1])*[.A339]*[.G339]" table:style-name="ce1">
            <text:p>-4514776896</text:p>
          </table:table-cell>
          <table:table-cell table:number-columns-repeated="16376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float" office:value="22.31" table:style-name="ce1">
            <text:p>22,31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3.3699999999999974" table:formula="of:=[.B340]-[.$B$5]" table:style-name="ce2">
            <text:p>3,37</text:p>
          </table:table-cell>
          <table:table-cell office:value-type="float" office:value="3.2887815170433679" table:formula="of:=[.$D$2]*(1-EXP(-[.A340]/[.$D$1]))" table:style-name="ce1">
            <text:p>3,288781517</text:p>
          </table:table-cell>
          <table:table-cell office:value-type="float" office:value="8.121848295662959E-2" table:formula="of:=[.D340]-[.E340]" table:style-name="ce2">
            <text:p>0,08</text:p>
          </table:table-cell>
          <table:table-cell office:value-type="float" office:value="0.45836349814245358" table:formula="of:=1-EXP(-[.A340]/[.$D$1])" table:style-name="ce1">
            <text:p>0,458363498</text:p>
          </table:table-cell>
          <table:table-cell office:value-type="float" office:value="-4540009583.9620705" table:formula="of:=([.$D$2]-[.$D$1]*[.$D$1])*[.A340]*[.G340]" table:style-name="ce1">
            <text:p>-4540009584</text:p>
          </table:table-cell>
          <table:table-cell table:number-columns-repeated="16376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float" office:value="22.31" table:style-name="ce1">
            <text:p>22,31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3.3699999999999974" table:formula="of:=[.B341]-[.$B$5]" table:style-name="ce2">
            <text:p>3,37</text:p>
          </table:table-cell>
          <table:table-cell office:value-type="float" office:value="3.296460712597058" table:formula="of:=[.$D$2]*(1-EXP(-[.A341]/[.$D$1]))" table:style-name="ce1">
            <text:p>3,296460713</text:p>
          </table:table-cell>
          <table:table-cell office:value-type="float" office:value="7.3539287402939468E-2" table:formula="of:=[.D341]-[.E341]" table:style-name="ce2">
            <text:p>0,07</text:p>
          </table:table-cell>
          <table:table-cell office:value-type="float" office:value="0.45943376167886318" table:formula="of:=1-EXP(-[.A341]/[.$D$1])" table:style-name="ce1">
            <text:p>0,459433762</text:p>
          </table:table-cell>
          <table:table-cell office:value-type="float" office:value="-4565289743.7162561" table:formula="of:=([.$D$2]-[.$D$1]*[.$D$1])*[.A341]*[.G341]" table:style-name="ce1">
            <text:p>-4565289744</text:p>
          </table:table-cell>
          <table:table-cell table:number-columns-repeated="16376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float" office:value="22.31" table:style-name="ce1">
            <text:p>22,31</text:p>
          </table:table-cell>
          <table:table-cell office:value-type="float" office:value="75.3" table:style-name="ce1">
            <text:p>75,3</text:p>
          </table:table-cell>
          <table:table-cell office:value-type="float" office:value="3.3699999999999974" table:formula="of:=[.B342]-[.$B$5]" table:style-name="ce2">
            <text:p>3,37</text:p>
          </table:table-cell>
          <table:table-cell office:value-type="float" office:value="3.3025931423588863" table:formula="of:=[.$D$2]*(1-EXP(-[.A342]/[.$D$1]))" table:style-name="ce1">
            <text:p>3,302593142</text:p>
          </table:table-cell>
          <table:table-cell office:value-type="float" office:value="6.7406857641111095E-2" table:formula="of:=[.D342]-[.E342]" table:style-name="ce2">
            <text:p>0,07</text:p>
          </table:table-cell>
          <table:table-cell office:value-type="float" office:value="0.46028844963644799" table:formula="of:=1-EXP(-[.A342]/[.$D$1])" table:style-name="ce1">
            <text:p>0,46028845</text:p>
          </table:table-cell>
          <table:table-cell office:value-type="float" office:value="-4585547942.455905" table:formula="of:=([.$D$2]-[.$D$1]*[.$D$1])*[.A342]*[.G342]" table:style-name="ce1">
            <text:p>-4585547942</text:p>
          </table:table-cell>
          <table:table-cell table:number-columns-repeated="16376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float" office:value="22.31" table:style-name="ce1">
            <text:p>22,31</text:p>
          </table:table-cell>
          <table:table-cell office:value-type="float" office:value="76.8" table:style-name="ce1">
            <text:p>76,8</text:p>
          </table:table-cell>
          <table:table-cell office:value-type="float" office:value="3.3699999999999974" table:formula="of:=[.B343]-[.$B$5]" table:style-name="ce2">
            <text:p>3,37</text:p>
          </table:table-cell>
          <table:table-cell office:value-type="float" office:value="3.3102450464008291" table:formula="of:=[.$D$2]*(1-EXP(-[.A343]/[.$D$1]))" table:style-name="ce1">
            <text:p>3,310245046</text:p>
          </table:table-cell>
          <table:table-cell office:value-type="float" office:value="5.9754953599168381E-2" table:formula="of:=[.D343]-[.E343]" table:style-name="ce2">
            <text:p>0,06</text:p>
          </table:table-cell>
          <table:table-cell office:value-type="float" office:value="0.46135490950492486" table:formula="of:=1-EXP(-[.A343]/[.$D$1])" table:style-name="ce1">
            <text:p>0,46135491</text:p>
          </table:table-cell>
          <table:table-cell office:value-type="float" office:value="-4610913144.3393526" table:formula="of:=([.$D$2]-[.$D$1]*[.$D$1])*[.A343]*[.G343]" table:style-name="ce1">
            <text:p>-4610913144</text:p>
          </table:table-cell>
          <table:table-cell table:number-columns-repeated="16376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float" office:value="22.37" table:style-name="ce1">
            <text:p>22,37</text:p>
          </table:table-cell>
          <table:table-cell office:value-type="float" office:value="77.3" table:style-name="ce1">
            <text:p>77,3</text:p>
          </table:table-cell>
          <table:table-cell office:value-type="float" office:value="3.4299999999999997" table:formula="of:=[.B344]-[.$B$5]" table:style-name="ce2">
            <text:p>3,43</text:p>
          </table:table-cell>
          <table:table-cell office:value-type="float" office:value="3.3163556817861859" table:formula="of:=[.$D$2]*(1-EXP(-[.A344]/[.$D$1]))" table:style-name="ce1">
            <text:p>3,316355682</text:p>
          </table:table-cell>
          <table:table-cell office:value-type="float" office:value="0.11364431821381382" table:formula="of:=[.D344]-[.E344]" table:style-name="ce2">
            <text:p>0,11</text:p>
          </table:table-cell>
          <table:table-cell office:value-type="float" office:value="0.46220655994037951" table:formula="of:=1-EXP(-[.A344]/[.$D$1])" table:style-name="ce1">
            <text:p>0,46220656</text:p>
          </table:table-cell>
          <table:table-cell office:value-type="float" office:value="-4631239168.4239149" table:formula="of:=([.$D$2]-[.$D$1]*[.$D$1])*[.A344]*[.G344]" table:style-name="ce1">
            <text:p>-4631239168</text:p>
          </table:table-cell>
          <table:table-cell table:number-columns-repeated="16376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float" office:value="22.37" table:style-name="ce1">
            <text:p>22,37</text:p>
          </table:table-cell>
          <table:table-cell office:value-type="float" office:value="77.8" table:style-name="ce1">
            <text:p>77,8</text:p>
          </table:table-cell>
          <table:table-cell office:value-type="float" office:value="3.4299999999999997" table:formula="of:=[.B345]-[.$B$5]" table:style-name="ce2">
            <text:p>3,43</text:p>
          </table:table-cell>
          <table:table-cell office:value-type="float" office:value="3.3239803913091714" table:formula="of:=[.$D$2]*(1-EXP(-[.A345]/[.$D$1]))" table:style-name="ce1">
            <text:p>3,323980391</text:p>
          </table:table-cell>
          <table:table-cell office:value-type="float" office:value="0.10601960869082827" table:formula="of:=[.D345]-[.E345]" table:style-name="ce2">
            <text:p>0,11</text:p>
          </table:table-cell>
          <table:table-cell office:value-type="float" office:value="0.46326922965898631" table:formula="of:=1-EXP(-[.A345]/[.$D$1])" table:style-name="ce1">
            <text:p>0,46326923</text:p>
          </table:table-cell>
          <table:table-cell office:value-type="float" office:value="-4656688892.2221231" table:formula="of:=([.$D$2]-[.$D$1]*[.$D$1])*[.A345]*[.G345]" table:style-name="ce1">
            <text:p>-4656688892</text:p>
          </table:table-cell>
          <table:table-cell table:number-columns-repeated="16376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float" office:value="22.37" table:style-name="ce1">
            <text:p>22,37</text:p>
          </table:table-cell>
          <table:table-cell office:value-type="float" office:value="80" table:style-name="ce1">
            <text:p>80</text:p>
          </table:table-cell>
          <table:table-cell office:value-type="float" office:value="3.4299999999999997" table:formula="of:=[.B346]-[.$B$5]" table:style-name="ce2">
            <text:p>3,43</text:p>
          </table:table-cell>
          <table:table-cell office:value-type="float" office:value="3.3300693097742804" table:formula="of:=[.$D$2]*(1-EXP(-[.A346]/[.$D$1]))" table:style-name="ce1">
            <text:p>3,33006931</text:p>
          </table:table-cell>
          <table:table-cell office:value-type="float" office:value="9.9930690225719321E-2" table:formula="of:=[.D346]-[.E346]" table:style-name="ce2">
            <text:p>0,10</text:p>
          </table:table-cell>
          <table:table-cell office:value-type="float" office:value="0.46411785336752642" table:formula="of:=1-EXP(-[.A346]/[.$D$1])" table:style-name="ce1">
            <text:p>0,464117853</text:p>
          </table:table-cell>
          <table:table-cell office:value-type="float" office:value="-4677082326.5306568" table:formula="of:=([.$D$2]-[.$D$1]*[.$D$1])*[.A346]*[.G346]" table:style-name="ce1">
            <text:p>-4677082327</text:p>
          </table:table-cell>
          <table:table-cell table:number-columns-repeated="16376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float" office:value="22.37" table:style-name="ce1">
            <text:p>22,37</text:p>
          </table:table-cell>
          <table:table-cell office:value-type="float" office:value="82.7" table:style-name="ce1">
            <text:p>82,7</text:p>
          </table:table-cell>
          <table:table-cell office:value-type="float" office:value="3.4299999999999997" table:formula="of:=[.B347]-[.$B$5]" table:style-name="ce2">
            <text:p>3,43</text:p>
          </table:table-cell>
          <table:table-cell office:value-type="float" office:value="3.3376669214263925" table:formula="of:=[.$D$2]*(1-EXP(-[.A347]/[.$D$1]))" table:style-name="ce1">
            <text:p>3,337666921</text:p>
          </table:table-cell>
          <table:table-cell office:value-type="float" office:value="9.2333078573607175E-2" table:formula="of:=[.D347]-[.E347]" table:style-name="ce2">
            <text:p>0,09</text:p>
          </table:table-cell>
          <table:table-cell office:value-type="float" office:value="0.46517674640628348" table:formula="of:=1-EXP(-[.A347]/[.$D$1])" table:style-name="ce1">
            <text:p>0,465176746</text:p>
          </table:table-cell>
          <table:table-cell office:value-type="float" office:value="-4702616054.6526318" table:formula="of:=([.$D$2]-[.$D$1]*[.$D$1])*[.A347]*[.G347]" table:style-name="ce1">
            <text:p>-4702616055</text:p>
          </table:table-cell>
          <table:table-cell table:number-columns-repeated="16376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float" office:value="22.37" table:style-name="ce1">
            <text:p>22,37</text:p>
          </table:table-cell>
          <table:table-cell office:value-type="float" office:value="83.1" table:style-name="ce1">
            <text:p>83,1</text:p>
          </table:table-cell>
          <table:table-cell office:value-type="float" office:value="3.4299999999999997" table:formula="of:=[.B348]-[.$B$5]" table:style-name="ce2">
            <text:p>3,43</text:p>
          </table:table-cell>
          <table:table-cell office:value-type="float" office:value="3.3452495203408343" table:formula="of:=[.$D$2]*(1-EXP(-[.A348]/[.$D$1]))" table:style-name="ce1">
            <text:p>3,34524952</text:p>
          </table:table-cell>
          <table:table-cell office:value-type="float" office:value="8.4750479659165379E-2" table:formula="of:=[.D348]-[.E348]" table:style-name="ce2">
            <text:p>0,08</text:p>
          </table:table-cell>
          <table:table-cell office:value-type="float" office:value="0.46623354709231968" table:formula="of:=1-EXP(-[.A348]/[.$D$1])" table:style-name="ce1">
            <text:p>0,466233547</text:p>
          </table:table-cell>
          <table:table-cell office:value-type="float" office:value="-4728196229.1546535" table:formula="of:=([.$D$2]-[.$D$1]*[.$D$1])*[.A348]*[.G348]" table:style-name="ce1">
            <text:p>-4728196229</text:p>
          </table:table-cell>
          <table:table-cell table:number-columns-repeated="16376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float" office:value="22.37" table:style-name="ce1">
            <text:p>22,37</text:p>
          </table:table-cell>
          <table:table-cell office:value-type="float" office:value="84.8" table:style-name="ce1">
            <text:p>84,8</text:p>
          </table:table-cell>
          <table:table-cell office:value-type="float" office:value="3.4299999999999997" table:formula="of:=[.B349]-[.$B$5]" table:style-name="ce2">
            <text:p>3,43</text:p>
          </table:table-cell>
          <table:table-cell office:value-type="float" office:value="3.3513048102380401" table:formula="of:=[.$D$2]*(1-EXP(-[.A349]/[.$D$1]))" table:style-name="ce1">
            <text:p>3,35130481</text:p>
          </table:table-cell>
          <table:table-cell office:value-type="float" office:value="7.8695189761959661E-2" table:formula="of:=[.D349]-[.E349]" table:style-name="ce2">
            <text:p>0,08</text:p>
          </table:table-cell>
          <table:table-cell office:value-type="float" office:value="0.4670774839258145" table:formula="of:=1-EXP(-[.A349]/[.$D$1])" table:style-name="ce1">
            <text:p>0,467077484</text:p>
          </table:table-cell>
          <table:table-cell office:value-type="float" office:value="-4748693703.6243353" table:formula="of:=([.$D$2]-[.$D$1]*[.$D$1])*[.A349]*[.G349]" table:style-name="ce1">
            <text:p>-4748693704</text:p>
          </table:table-cell>
          <table:table-cell table:number-columns-repeated="16376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float" office:value="22.37" table:style-name="ce1">
            <text:p>22,37</text:p>
          </table:table-cell>
          <table:table-cell office:value-type="float" office:value="86.5" table:style-name="ce1">
            <text:p>86,5</text:p>
          </table:table-cell>
          <table:table-cell office:value-type="float" office:value="3.4299999999999997" table:formula="of:=[.B350]-[.$B$5]" table:style-name="ce2">
            <text:p>3,43</text:p>
          </table:table-cell>
          <table:table-cell office:value-type="float" office:value="3.3588604609407962" table:formula="of:=[.$D$2]*(1-EXP(-[.A350]/[.$D$1]))" table:style-name="ce1">
            <text:p>3,358860461</text:p>
          </table:table-cell>
          <table:table-cell office:value-type="float" office:value="7.113953905920356E-2" table:formula="of:=[.D350]-[.E350]" table:style-name="ce2">
            <text:p>0,07</text:p>
          </table:table-cell>
          <table:table-cell office:value-type="float" office:value="0.46813052879027583" table:formula="of:=1-EXP(-[.A350]/[.$D$1])" table:style-name="ce1">
            <text:p>0,468130529</text:p>
          </table:table-cell>
          <table:table-cell office:value-type="float" office:value="-4774357082.4947624" table:formula="of:=([.$D$2]-[.$D$1]*[.$D$1])*[.A350]*[.G350]" table:style-name="ce1">
            <text:p>-4774357082</text:p>
          </table:table-cell>
          <table:table-cell table:number-columns-repeated="16376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float" office:value="22.44" table:style-name="ce1">
            <text:p>22,44</text:p>
          </table:table-cell>
          <table:table-cell office:value-type="float" office:value="87.4" table:style-name="ce1">
            <text:p>87,4</text:p>
          </table:table-cell>
          <table:table-cell office:value-type="float" office:value="3.5" table:formula="of:=[.B351]-[.$B$5]" table:style-name="ce2">
            <text:p>3,50</text:p>
          </table:table-cell>
          <table:table-cell office:value-type="float" office:value="3.364894230613102" table:formula="of:=[.$D$2]*(1-EXP(-[.A351]/[.$D$1]))" table:style-name="ce1">
            <text:p>3,364894231</text:p>
          </table:table-cell>
          <table:table-cell office:value-type="float" office:value="0.135105769386898" table:formula="of:=[.D351]-[.E351]" table:style-name="ce2">
            <text:p>0,14</text:p>
          </table:table-cell>
          <table:table-cell office:value-type="float" office:value="0.46897146631064668" table:formula="of:=1-EXP(-[.A351]/[.$D$1])" table:style-name="ce1">
            <text:p>0,468971466</text:p>
          </table:table-cell>
          <table:table-cell office:value-type="float" office:value="-4794920915.8144226" table:formula="of:=([.$D$2]-[.$D$1]*[.$D$1])*[.A351]*[.G351]" table:style-name="ce1">
            <text:p>-4794920916</text:p>
          </table:table-cell>
          <table:table-cell table:number-columns-repeated="16376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float" office:value="22.44" table:style-name="ce1">
            <text:p>22,44</text:p>
          </table:table-cell>
          <table:table-cell office:value-type="float" office:value="83.2" table:style-name="ce1">
            <text:p>83,2</text:p>
          </table:table-cell>
          <table:table-cell office:value-type="float" office:value="3.5" table:formula="of:=[.B352]-[.$B$5]" table:style-name="ce2">
            <text:p>3,50</text:p>
          </table:table-cell>
          <table:table-cell office:value-type="float" office:value="3.3724230288768906" table:formula="of:=[.$D$2]*(1-EXP(-[.A352]/[.$D$1]))" table:style-name="ce1">
            <text:p>3,372423029</text:p>
          </table:table-cell>
          <table:table-cell office:value-type="float" office:value="0.1275769711231094" table:formula="of:=[.D352]-[.E352]" table:style-name="ce2">
            <text:p>0,13</text:p>
          </table:table-cell>
          <table:table-cell office:value-type="float" office:value="0.47002076870155207" table:formula="of:=1-EXP(-[.A352]/[.$D$1])" table:style-name="ce1">
            <text:p>0,470020769</text:p>
          </table:table-cell>
          <table:table-cell office:value-type="float" office:value="-4820666988.11203" table:formula="of:=([.$D$2]-[.$D$1]*[.$D$1])*[.A352]*[.G352]" table:style-name="ce1">
            <text:p>-4820666988</text:p>
          </table:table-cell>
          <table:table-cell table:number-columns-repeated="16376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float" office:value="22.44" table:style-name="ce1">
            <text:p>22,44</text:p>
          </table:table-cell>
          <table:table-cell office:value-type="float" office:value="79.3" table:style-name="ce1">
            <text:p>79,3</text:p>
          </table:table-cell>
          <table:table-cell office:value-type="float" office:value="3.5" table:formula="of:=[.B353]-[.$B$5]" table:style-name="ce2">
            <text:p>3,50</text:p>
          </table:table-cell>
          <table:table-cell office:value-type="float" office:value="3.3784353548061965" table:formula="of:=[.$D$2]*(1-EXP(-[.A353]/[.$D$1]))" table:style-name="ce1">
            <text:p>3,378435355</text:p>
          </table:table-cell>
          <table:table-cell office:value-type="float" office:value="0.1215646451938035" table:formula="of:=[.D353]-[.E353]" table:style-name="ce2">
            <text:p>0,12</text:p>
          </table:table-cell>
          <table:table-cell office:value-type="float" office:value="0.47085871756822129" table:formula="of:=1-EXP(-[.A353]/[.$D$1])" table:style-name="ce1">
            <text:p>0,470858718</text:p>
          </table:table-cell>
          <table:table-cell office:value-type="float" office:value="-4841296772.5622416" table:formula="of:=([.$D$2]-[.$D$1]*[.$D$1])*[.A353]*[.G353]" table:style-name="ce1">
            <text:p>-4841296773</text:p>
          </table:table-cell>
          <table:table-cell table:number-columns-repeated="16376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float" office:value="22.44" table:style-name="ce1">
            <text:p>22,44</text:p>
          </table:table-cell>
          <table:table-cell office:value-type="float" office:value="77.099999999999994" table:style-name="ce1">
            <text:p>77,1</text:p>
          </table:table-cell>
          <table:table-cell office:value-type="float" office:value="3.5" table:formula="of:=[.B354]-[.$B$5]" table:style-name="ce2">
            <text:p>3,50</text:p>
          </table:table-cell>
          <table:table-cell office:value-type="float" office:value="3.3859373960633659" table:formula="of:=[.$D$2]*(1-EXP(-[.A354]/[.$D$1]))" table:style-name="ce1">
            <text:p>3,385937396</text:p>
          </table:table-cell>
          <table:table-cell office:value-type="float" office:value="0.11406260393663414" table:formula="of:=[.D354]-[.E354]" table:style-name="ce2">
            <text:p>0,11</text:p>
          </table:table-cell>
          <table:table-cell office:value-type="float" office:value="0.4719042907861517" table:formula="of:=1-EXP(-[.A354]/[.$D$1])" table:style-name="ce1">
            <text:p>0,471904291</text:p>
          </table:table-cell>
          <table:table-cell office:value-type="float" office:value="-4867125029.9266043" table:formula="of:=([.$D$2]-[.$D$1]*[.$D$1])*[.A354]*[.G354]" table:style-name="ce1">
            <text:p>-4867125030</text:p>
          </table:table-cell>
          <table:table-cell table:number-columns-repeated="16376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float" office:value="22.44" table:style-name="ce1">
            <text:p>22,44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3.5" table:formula="of:=[.B355]-[.$B$5]" table:style-name="ce2">
            <text:p>3,50</text:p>
          </table:table-cell>
          <table:table-cell office:value-type="float" office:value="3.3934246134281669" table:formula="of:=[.$D$2]*(1-EXP(-[.A355]/[.$D$1]))" table:style-name="ce1">
            <text:p>3,393424613</text:p>
          </table:table-cell>
          <table:table-cell office:value-type="float" office:value="0.10657538657183308" table:formula="of:=[.D355]-[.E355]" table:style-name="ce2">
            <text:p>0,11</text:p>
          </table:table-cell>
          <table:table-cell office:value-type="float" office:value="0.47294779797107667" table:formula="of:=1-EXP(-[.A355]/[.$D$1])" table:style-name="ce1">
            <text:p>0,472947798</text:p>
          </table:table-cell>
          <table:table-cell office:value-type="float" office:value="-4892998726.9455357" table:formula="of:=([.$D$2]-[.$D$1]*[.$D$1])*[.A355]*[.G355]" table:style-name="ce1">
            <text:p>-4892998727</text:p>
          </table:table-cell>
          <table:table-cell table:number-columns-repeated="16376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float" office:value="22.44" table:style-name="ce1">
            <text:p>22,44</text:p>
          </table:table-cell>
          <table:table-cell office:value-type="float" office:value="75.8" table:style-name="ce1">
            <text:p>75,8</text:p>
          </table:table-cell>
          <table:table-cell office:value-type="float" office:value="3.5" table:formula="of:=[.B356]-[.$B$5]" table:style-name="ce2">
            <text:p>3,50</text:p>
          </table:table-cell>
          <table:table-cell office:value-type="float" office:value="3.3994037338034926" table:formula="of:=[.$D$2]*(1-EXP(-[.A356]/[.$D$1]))" table:style-name="ce1">
            <text:p>3,399403734</text:p>
          </table:table-cell>
          <table:table-cell office:value-type="float" office:value="0.10059626619650741" table:formula="of:=[.D356]-[.E356]" table:style-name="ce2">
            <text:p>0,10</text:p>
          </table:table-cell>
          <table:table-cell office:value-type="float" office:value="0.47378111891892516" table:formula="of:=1-EXP(-[.A356]/[.$D$1])" table:style-name="ce1">
            <text:p>0,473781119</text:p>
          </table:table-cell>
          <table:table-cell office:value-type="float" office:value="-4913730296.4874344" table:formula="of:=([.$D$2]-[.$D$1]*[.$D$1])*[.A356]*[.G356]" table:style-name="ce1">
            <text:p>-4913730296</text:p>
          </table:table-cell>
          <table:table-cell table:number-columns-repeated="16376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float" office:value="22.44" table:style-name="ce1">
            <text:p>22,44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3.5" table:formula="of:=[.B357]-[.$B$5]" table:style-name="ce2">
            <text:p>3,50</text:p>
          </table:table-cell>
          <table:table-cell office:value-type="float" office:value="3.4068643419382978" table:formula="of:=[.$D$2]*(1-EXP(-[.A357]/[.$D$1]))" table:style-name="ce1">
            <text:p>3,406864342</text:p>
          </table:table-cell>
          <table:table-cell office:value-type="float" office:value="9.3135658061702209E-2" table:formula="of:=[.D357]-[.E357]" table:style-name="ce2">
            <text:p>0,09</text:p>
          </table:table-cell>
          <table:table-cell office:value-type="float" office:value="0.47482091752677358" table:formula="of:=1-EXP(-[.A357]/[.$D$1])" table:style-name="ce1">
            <text:p>0,474820918</text:p>
          </table:table-cell>
          <table:table-cell office:value-type="float" office:value="-4939685392.8919907" table:formula="of:=([.$D$2]-[.$D$1]*[.$D$1])*[.A357]*[.G357]" table:style-name="ce1">
            <text:p>-4939685393</text:p>
          </table:table-cell>
          <table:table-cell table:number-columns-repeated="16376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float" office:value="22.44" table:style-name="ce1">
            <text:p>22,44</text:p>
          </table:table-cell>
          <table:table-cell office:value-type="float" office:value="82" table:style-name="ce1">
            <text:p>82</text:p>
          </table:table-cell>
          <table:table-cell office:value-type="float" office:value="3.5" table:formula="of:=[.B358]-[.$B$5]" table:style-name="ce2">
            <text:p>3,50</text:p>
          </table:table-cell>
          <table:table-cell office:value-type="float" office:value="3.41282221279174" table:formula="of:=[.$D$2]*(1-EXP(-[.A358]/[.$D$1]))" table:style-name="ce1">
            <text:p>3,412822213</text:p>
          </table:table-cell>
          <table:table-cell office:value-type="float" office:value="8.7177787208259971E-2" table:formula="of:=[.D358]-[.E358]" table:style-name="ce2">
            <text:p>0,09</text:p>
          </table:table-cell>
          <table:table-cell office:value-type="float" office:value="0.47565127688987285" table:formula="of:=1-EXP(-[.A358]/[.$D$1])" table:style-name="ce1">
            <text:p>0,475651277</text:p>
          </table:table-cell>
          <table:table-cell office:value-type="float" office:value="-4960481880.9509258" table:formula="of:=([.$D$2]-[.$D$1]*[.$D$1])*[.A358]*[.G358]" table:style-name="ce1">
            <text:p>-4960481881</text:p>
          </table:table-cell>
          <table:table-cell table:number-columns-repeated="16376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float" office:value="22.5" table:style-name="ce1">
            <text:p>22,5</text:p>
          </table:table-cell>
          <table:table-cell office:value-type="float" office:value="84.7" table:style-name="ce1">
            <text:p>84,7</text:p>
          </table:table-cell>
          <table:table-cell office:value-type="float" office:value="3.5599999999999987" table:formula="of:=[.B359]-[.$B$5]" table:style-name="ce2">
            <text:p>3,56</text:p>
          </table:table-cell>
          <table:table-cell office:value-type="float" office:value="3.4202563062645424" table:formula="of:=[.$D$2]*(1-EXP(-[.A359]/[.$D$1]))" table:style-name="ce1">
            <text:p>3,420256306</text:p>
          </table:table-cell>
          <table:table-cell office:value-type="float" office:value="0.13974369373545636" table:formula="of:=[.D359]-[.E359]" table:style-name="ce2">
            <text:p>0,14</text:p>
          </table:table-cell>
          <table:table-cell office:value-type="float" office:value="0.47668738010075895" table:formula="of:=1-EXP(-[.A359]/[.$D$1])" table:style-name="ce1">
            <text:p>0,47668738</text:p>
          </table:table-cell>
          <table:table-cell office:value-type="float" office:value="-4986517874.9221716" table:formula="of:=([.$D$2]-[.$D$1]*[.$D$1])*[.A359]*[.G359]" table:style-name="ce1">
            <text:p>-4986517875</text:p>
          </table:table-cell>
          <table:table-cell table:number-columns-repeated="16376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float" office:value="22.5" table:style-name="ce1">
            <text:p>22,5</text:p>
          </table:table-cell>
          <table:table-cell office:value-type="float" office:value="84.8" table:style-name="ce1">
            <text:p>84,8</text:p>
          </table:table-cell>
          <table:table-cell office:value-type="float" office:value="3.5599999999999987" table:formula="of:=[.B360]-[.$B$5]" table:style-name="ce2">
            <text:p>3,56</text:p>
          </table:table-cell>
          <table:table-cell office:value-type="float" office:value="3.4261930031159347" table:formula="of:=[.$D$2]*(1-EXP(-[.A360]/[.$D$1]))" table:style-name="ce1">
            <text:p>3,426193003</text:p>
          </table:table-cell>
          <table:table-cell office:value-type="float" office:value="0.13380699688406406" table:formula="of:=[.D360]-[.E360]" table:style-name="ce2">
            <text:p>0,13</text:p>
          </table:table-cell>
          <table:table-cell office:value-type="float" office:value="0.47751478840444639" table:formula="of:=1-EXP(-[.A360]/[.$D$1])" table:style-name="ce1">
            <text:p>0,477514788</text:p>
          </table:table-cell>
          <table:table-cell office:value-type="float" office:value="-5007378881.0597153" table:formula="of:=([.$D$2]-[.$D$1]*[.$D$1])*[.A360]*[.G360]" table:style-name="ce1">
            <text:p>-5007378881</text:p>
          </table:table-cell>
          <table:table-cell table:number-columns-repeated="16376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float" office:value="22.5" table:style-name="ce1">
            <text:p>22,5</text:p>
          </table:table-cell>
          <table:table-cell office:value-type="float" office:value="82" table:style-name="ce1">
            <text:p>82</text:p>
          </table:table-cell>
          <table:table-cell office:value-type="float" office:value="3.5599999999999987" table:formula="of:=[.B361]-[.$B$5]" table:style-name="ce2">
            <text:p>3,56</text:p>
          </table:table-cell>
          <table:table-cell office:value-type="float" office:value="3.4336006761586373" table:formula="of:=[.$D$2]*(1-EXP(-[.A361]/[.$D$1]))" table:style-name="ce1">
            <text:p>3,433600676</text:p>
          </table:table-cell>
          <table:table-cell office:value-type="float" office:value="0.12639932384136143" table:formula="of:=[.D361]-[.E361]" table:style-name="ce2">
            <text:p>0,13</text:p>
          </table:table-cell>
          <table:table-cell office:value-type="float" office:value="0.47854720935164308" table:formula="of:=1-EXP(-[.A361]/[.$D$1])" table:style-name="ce1">
            <text:p>0,478547209</text:p>
          </table:table-cell>
          <table:table-cell office:value-type="float" office:value="-5033495273.3174744" table:formula="of:=([.$D$2]-[.$D$1]*[.$D$1])*[.A361]*[.G361]" table:style-name="ce1">
            <text:p>-5033495273</text:p>
          </table:table-cell>
          <table:table-cell table:number-columns-repeated="16376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float" office:value="22.5" table:style-name="ce1">
            <text:p>22,5</text:p>
          </table:table-cell>
          <table:table-cell office:value-type="float" office:value="77.5" table:style-name="ce1">
            <text:p>77,5</text:p>
          </table:table-cell>
          <table:table-cell office:value-type="float" office:value="3.5599999999999987" table:formula="of:=[.B362]-[.$B$5]" table:style-name="ce2">
            <text:p>3,56</text:p>
          </table:table-cell>
          <table:table-cell office:value-type="float" office:value="3.4409937117787872" table:formula="of:=[.$D$2]*(1-EXP(-[.A362]/[.$D$1]))" table:style-name="ce1">
            <text:p>3,440993712</text:p>
          </table:table-cell>
          <table:table-cell office:value-type="float" office:value="0.11900628822121151" table:formula="of:=[.D362]-[.E362]" table:style-name="ce2">
            <text:p>0,12</text:p>
          </table:table-cell>
          <table:table-cell office:value-type="float" office:value="0.47957759025447366" table:formula="of:=1-EXP(-[.A362]/[.$D$1])" table:style-name="ce1">
            <text:p>0,47957759</text:p>
          </table:table-cell>
          <table:table-cell office:value-type="float" office:value="-5059656116.4822588" table:formula="of:=([.$D$2]-[.$D$1]*[.$D$1])*[.A362]*[.G362]" table:style-name="ce1">
            <text:p>-5059656116</text:p>
          </table:table-cell>
          <table:table-cell table:number-columns-repeated="16376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float" office:value="22.56" table:style-name="ce1">
            <text:p>22,56</text:p>
          </table:table-cell>
          <table:table-cell office:value-type="float" office:value="74.8" table:style-name="ce1">
            <text:p>74,8</text:p>
          </table:table-cell>
          <table:table-cell office:value-type="float" office:value="3.6199999999999974" table:formula="of:=[.B363]-[.$B$5]" table:style-name="ce2">
            <text:p>3,62</text:p>
          </table:table-cell>
          <table:table-cell office:value-type="float" office:value="3.4468976207690303" table:formula="of:=[.$D$2]*(1-EXP(-[.A363]/[.$D$1]))" table:style-name="ce1">
            <text:p>3,446897621</text:p>
          </table:table-cell>
          <table:table-cell office:value-type="float" office:value="0.17310237923096716" table:formula="of:=[.D363]-[.E363]" table:style-name="ce2">
            <text:p>0,17</text:p>
          </table:table-cell>
          <table:table-cell office:value-type="float" office:value="0.48040042885395451" table:formula="of:=1-EXP(-[.A363]/[.$D$1])" table:style-name="ce1">
            <text:p>0,480400429</text:p>
          </table:table-cell>
          <table:table-cell office:value-type="float" office:value="-5080616692.9126682" table:formula="of:=([.$D$2]-[.$D$1]*[.$D$1])*[.A363]*[.G363]" table:style-name="ce1">
            <text:p>-5080616693</text:p>
          </table:table-cell>
          <table:table-cell table:number-columns-repeated="16376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float" office:value="22.56" table:style-name="ce1">
            <text:p>22,56</text:p>
          </table:table-cell>
          <table:table-cell office:value-type="float" office:value="77.2" table:style-name="ce1">
            <text:p>77,2</text:p>
          </table:table-cell>
          <table:table-cell office:value-type="float" office:value="3.6199999999999974" table:formula="of:=[.B364]-[.$B$5]" table:style-name="ce2">
            <text:p>3,62</text:p>
          </table:table-cell>
          <table:table-cell office:value-type="float" office:value="3.4542643818768206" table:formula="of:=[.$D$2]*(1-EXP(-[.A364]/[.$D$1]))" table:style-name="ce1">
            <text:p>3,454264382</text:p>
          </table:table-cell>
          <table:table-cell office:value-type="float" office:value="0.16573561812317683" table:formula="of:=[.D364]-[.E364]" table:style-name="ce2">
            <text:p>0,17</text:p>
          </table:table-cell>
          <table:table-cell office:value-type="float" office:value="0.48142714782991802" table:formula="of:=1-EXP(-[.A364]/[.$D$1])" table:style-name="ce1">
            <text:p>0,481427148</text:p>
          </table:table-cell>
          <table:table-cell office:value-type="float" office:value="-5106857162.7245312" table:formula="of:=([.$D$2]-[.$D$1]*[.$D$1])*[.A364]*[.G364]" table:style-name="ce1">
            <text:p>-5106857163</text:p>
          </table:table-cell>
          <table:table-cell table:number-columns-repeated="16376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float" office:value="22.56" table:style-name="ce1">
            <text:p>22,56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3.6199999999999974" table:formula="of:=[.B365]-[.$B$5]" table:style-name="ce2">
            <text:p>3,62</text:p>
          </table:table-cell>
          <table:table-cell office:value-type="float" office:value="3.4601473086430214" table:formula="of:=[.$D$2]*(1-EXP(-[.A365]/[.$D$1]))" table:style-name="ce1">
            <text:p>3,460147309</text:p>
          </table:table-cell>
          <table:table-cell office:value-type="float" office:value="0.159852691356976" table:formula="of:=[.D365]-[.E365]" table:style-name="ce2">
            <text:p>0,16</text:p>
          </table:table-cell>
          <table:table-cell office:value-type="float" office:value="0.48224706209843893" table:formula="of:=1-EXP(-[.A365]/[.$D$1])" table:style-name="ce1">
            <text:p>0,482247062</text:p>
          </table:table-cell>
          <table:table-cell office:value-type="float" office:value="-5127881243.0748968" table:formula="of:=([.$D$2]-[.$D$1]*[.$D$1])*[.A365]*[.G365]" table:style-name="ce1">
            <text:p>-5127881243</text:p>
          </table:table-cell>
          <table:table-cell table:number-columns-repeated="16376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float" office:value="22.62" table:style-name="ce1">
            <text:p>22,62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3.6799999999999997" table:formula="of:=[.B366]-[.$B$5]" table:style-name="ce2">
            <text:p>3,68</text:p>
          </table:table-cell>
          <table:table-cell office:value-type="float" office:value="3.4674878886168758" table:formula="of:=[.$D$2]*(1-EXP(-[.A366]/[.$D$1]))" table:style-name="ce1">
            <text:p>3,467487889</text:p>
          </table:table-cell>
          <table:table-cell office:value-type="float" office:value="0.21251211138312387" table:formula="of:=[.D366]-[.E366]" table:style-name="ce2">
            <text:p>0,21</text:p>
          </table:table-cell>
          <table:table-cell office:value-type="float" office:value="0.48327013216185721" table:formula="of:=1-EXP(-[.A366]/[.$D$1])" table:style-name="ce1">
            <text:p>0,483270132</text:p>
          </table:table-cell>
          <table:table-cell office:value-type="float" office:value="-5154200846.6885405" table:formula="of:=([.$D$2]-[.$D$1]*[.$D$1])*[.A366]*[.G366]" table:style-name="ce1">
            <text:p>-5154200847</text:p>
          </table:table-cell>
          <table:table-cell table:number-columns-repeated="16376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float" office:value="22.62" table:style-name="ce1">
            <text:p>22,62</text:p>
          </table:table-cell>
          <table:table-cell office:value-type="float" office:value="83.1" table:style-name="ce1">
            <text:p>83,1</text:p>
          </table:table-cell>
          <table:table-cell office:value-type="float" office:value="3.6799999999999997" table:formula="of:=[.B367]-[.$B$5]" table:style-name="ce2">
            <text:p>3,68</text:p>
          </table:table-cell>
          <table:table-cell office:value-type="float" office:value="3.4733499077289043" table:formula="of:=[.$D$2]*(1-EXP(-[.A367]/[.$D$1]))" table:style-name="ce1">
            <text:p>3,473349908</text:p>
          </table:table-cell>
          <table:table-cell office:value-type="float" office:value="0.20665009227109543" table:formula="of:=[.D367]-[.E367]" table:style-name="ce2">
            <text:p>0,21</text:p>
          </table:table-cell>
          <table:table-cell office:value-type="float" office:value="0.48408713249235735" table:formula="of:=1-EXP(-[.A367]/[.$D$1])" table:style-name="ce1">
            <text:p>0,484087132</text:p>
          </table:table-cell>
          <table:table-cell office:value-type="float" office:value="-5175288037.6827688" table:formula="of:=([.$D$2]-[.$D$1]*[.$D$1])*[.A367]*[.G367]" table:style-name="ce1">
            <text:p>-5175288038</text:p>
          </table:table-cell>
          <table:table-cell table:number-columns-repeated="16376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float" office:value="22.62" table:style-name="ce1">
            <text:p>22,62</text:p>
          </table:table-cell>
          <table:table-cell office:value-type="float" office:value="83.7" table:style-name="ce1">
            <text:p>83,7</text:p>
          </table:table-cell>
          <table:table-cell office:value-type="float" office:value="3.6799999999999997" table:formula="of:=[.B368]-[.$B$5]" table:style-name="ce2">
            <text:p>3,68</text:p>
          </table:table-cell>
          <table:table-cell office:value-type="float" office:value="3.4806643996153803" table:formula="of:=[.$D$2]*(1-EXP(-[.A368]/[.$D$1]))" table:style-name="ce1">
            <text:p>3,4806644</text:p>
          </table:table-cell>
          <table:table-cell office:value-type="float" office:value="0.19933560038461939" table:formula="of:=[.D368]-[.E368]" table:style-name="ce2">
            <text:p>0,20</text:p>
          </table:table-cell>
          <table:table-cell office:value-type="float" office:value="0.48510656661129936" table:formula="of:=1-EXP(-[.A368]/[.$D$1])" table:style-name="ce1">
            <text:p>0,485106567</text:p>
          </table:table-cell>
          <table:table-cell office:value-type="float" office:value="-5201686284.7502604" table:formula="of:=([.$D$2]-[.$D$1]*[.$D$1])*[.A368]*[.G368]" table:style-name="ce1">
            <text:p>-5201686285</text:p>
          </table:table-cell>
          <table:table-cell table:number-columns-repeated="16376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float" office:value="22.62" table:style-name="ce1">
            <text:p>22,62</text:p>
          </table:table-cell>
          <table:table-cell office:value-type="float" office:value="83" table:style-name="ce1">
            <text:p>83</text:p>
          </table:table-cell>
          <table:table-cell office:value-type="float" office:value="3.6799999999999997" table:formula="of:=[.B369]-[.$B$5]" table:style-name="ce2">
            <text:p>3,68</text:p>
          </table:table-cell>
          <table:table-cell office:value-type="float" office:value="3.4879644382035169" table:formula="of:=[.$D$2]*(1-EXP(-[.A369]/[.$D$1]))" table:style-name="ce1">
            <text:p>3,487964438</text:p>
          </table:table-cell>
          <table:table-cell office:value-type="float" office:value="0.19203556179648285" table:formula="of:=[.D369]-[.E369]" table:style-name="ce2">
            <text:p>0,19</text:p>
          </table:table-cell>
          <table:table-cell office:value-type="float" office:value="0.48612398634760379" table:formula="of:=1-EXP(-[.A369]/[.$D$1])" table:style-name="ce1">
            <text:p>0,486123986</text:p>
          </table:table-cell>
          <table:table-cell office:value-type="float" office:value="-5228128011.6621799" table:formula="of:=([.$D$2]-[.$D$1]*[.$D$1])*[.A369]*[.G369]" table:style-name="ce1">
            <text:p>-5228128012</text:p>
          </table:table-cell>
          <table:table-cell table:number-columns-repeated="16376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float" office:value="22.62" table:style-name="ce1">
            <text:p>22,62</text:p>
          </table:table-cell>
          <table:table-cell office:value-type="float" office:value="78.2" table:style-name="ce1">
            <text:p>78,2</text:p>
          </table:table-cell>
          <table:table-cell office:value-type="float" office:value="3.6799999999999997" table:formula="of:=[.B370]-[.$B$5]" table:style-name="ce2">
            <text:p>3,68</text:p>
          </table:table-cell>
          <table:table-cell office:value-type="float" office:value="3.4937940818930651" table:formula="of:=[.$D$2]*(1-EXP(-[.A370]/[.$D$1]))" table:style-name="ce1">
            <text:p>3,493794082</text:p>
          </table:table-cell>
          <table:table-cell office:value-type="float" office:value="0.18620591810693465" table:formula="of:=[.D370]-[.E370]" table:style-name="ce2">
            <text:p>0,19</text:p>
          </table:table-cell>
          <table:table-cell office:value-type="float" office:value="0.48693647445622934" table:formula="of:=1-EXP(-[.A370]/[.$D$1])" table:style-name="ce1">
            <text:p>0,486936474</text:p>
          </table:table-cell>
          <table:table-cell office:value-type="float" office:value="-5249312597.7647905" table:formula="of:=([.$D$2]-[.$D$1]*[.$D$1])*[.A370]*[.G370]" table:style-name="ce1">
            <text:p>-5249312598</text:p>
          </table:table-cell>
          <table:table-cell table:number-columns-repeated="16376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float" office:value="22.69" table:style-name="ce1">
            <text:p>22,69</text:p>
          </table:table-cell>
          <table:table-cell office:value-type="float" office:value="74.8" table:style-name="ce1">
            <text:p>74,8</text:p>
          </table:table-cell>
          <table:table-cell office:value-type="float" office:value="3.75" table:formula="of:=[.B371]-[.$B$5]" table:style-name="ce2">
            <text:p>3,75</text:p>
          </table:table-cell>
          <table:table-cell office:value-type="float" office:value="3.5010681764760636" table:formula="of:=[.$D$2]*(1-EXP(-[.A371]/[.$D$1]))" table:style-name="ce1">
            <text:p>3,501068176</text:p>
          </table:table-cell>
          <table:table-cell office:value-type="float" office:value="0.24893182352393639" table:formula="of:=[.D371]-[.E371]" table:style-name="ce2">
            <text:p>0,25</text:p>
          </table:table-cell>
          <table:table-cell office:value-type="float" office:value="0.48795027832906301" table:formula="of:=1-EXP(-[.A371]/[.$D$1])" table:style-name="ce1">
            <text:p>0,487950278</text:p>
          </table:table-cell>
          <table:table-cell office:value-type="float" office:value="-5275832210.3038769" table:formula="of:=([.$D$2]-[.$D$1]*[.$D$1])*[.A371]*[.G371]" table:style-name="ce1">
            <text:p>-5275832210</text:p>
          </table:table-cell>
          <table:table-cell table:number-columns-repeated="16376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float" office:value="22.69" table:style-name="ce1">
            <text:p>22,69</text:p>
          </table:table-cell>
          <table:table-cell office:value-type="float" office:value="72.8" table:style-name="ce1">
            <text:p>72,8</text:p>
          </table:table-cell>
          <table:table-cell office:value-type="float" office:value="3.75" table:formula="of:=[.B372]-[.$B$5]" table:style-name="ce2">
            <text:p>3,75</text:p>
          </table:table-cell>
          <table:table-cell office:value-type="float" office:value="3.5068771018770706" table:formula="of:=[.$D$2]*(1-EXP(-[.A372]/[.$D$1]))" table:style-name="ce1">
            <text:p>3,506877102</text:p>
          </table:table-cell>
          <table:table-cell office:value-type="float" office:value="0.24312289812292942" table:formula="of:=[.D372]-[.E372]" table:style-name="ce2">
            <text:p>0,24</text:p>
          </table:table-cell>
          <table:table-cell office:value-type="float" office:value="0.48875987889190242" table:formula="of:=1-EXP(-[.A372]/[.$D$1])" table:style-name="ce1">
            <text:p>0,488759879</text:p>
          </table:table-cell>
          <table:table-cell office:value-type="float" office:value="-5297078911.0456667" table:formula="of:=([.$D$2]-[.$D$1]*[.$D$1])*[.A372]*[.G372]" table:style-name="ce1">
            <text:p>-5297078911</text:p>
          </table:table-cell>
          <table:table-cell table:number-columns-repeated="16376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float" office:value="22.69" table:style-name="ce1">
            <text:p>22,69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3.75" table:formula="of:=[.B373]-[.$B$5]" table:style-name="ce2">
            <text:p>3,75</text:p>
          </table:table-cell>
          <table:table-cell office:value-type="float" office:value="3.5141253446587468" table:formula="of:=[.$D$2]*(1-EXP(-[.A373]/[.$D$1]))" table:style-name="ce1">
            <text:p>3,514125345</text:p>
          </table:table-cell>
          <table:table-cell office:value-type="float" office:value="0.23587465534125318" table:formula="of:=[.D373]-[.E373]" table:style-name="ce2">
            <text:p>0,24</text:p>
          </table:table-cell>
          <table:table-cell office:value-type="float" office:value="0.48977007975187981" table:formula="of:=1-EXP(-[.A373]/[.$D$1])" table:style-name="ce1">
            <text:p>0,48977008</text:p>
          </table:table-cell>
          <table:table-cell office:value-type="float" office:value="-5323675925.1939058" table:formula="of:=([.$D$2]-[.$D$1]*[.$D$1])*[.A373]*[.G373]" table:style-name="ce1">
            <text:p>-5323675925</text:p>
          </table:table-cell>
          <table:table-cell table:number-columns-repeated="16376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float" office:value="22.69" table:style-name="ce1">
            <text:p>22,69</text:p>
          </table:table-cell>
          <table:table-cell office:value-type="float" office:value="77.8" table:style-name="ce1">
            <text:p>77,8</text:p>
          </table:table-cell>
          <table:table-cell office:value-type="float" office:value="3.75" table:formula="of:=[.B374]-[.$B$5]" table:style-name="ce2">
            <text:p>3,75</text:p>
          </table:table-cell>
          <table:table-cell office:value-type="float" office:value="3.5199136254030692" table:formula="of:=[.$D$2]*(1-EXP(-[.A374]/[.$D$1]))" table:style-name="ce1">
            <text:p>3,519913625</text:p>
          </table:table-cell>
          <table:table-cell office:value-type="float" office:value="0.23008637459693082" table:formula="of:=[.D374]-[.E374]" table:style-name="ce2">
            <text:p>0,23</text:p>
          </table:table-cell>
          <table:table-cell office:value-type="float" office:value="0.4905768030311396" table:formula="of:=1-EXP(-[.A374]/[.$D$1])" table:style-name="ce1">
            <text:p>0,490576803</text:p>
          </table:table-cell>
          <table:table-cell office:value-type="float" office:value="-5344984354.3442879" table:formula="of:=([.$D$2]-[.$D$1]*[.$D$1])*[.A374]*[.G374]" table:style-name="ce1">
            <text:p>-5344984354</text:p>
          </table:table-cell>
          <table:table-cell table:number-columns-repeated="16376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float" office:value="22.75" table:style-name="ce1">
            <text:p>22,75</text:p>
          </table:table-cell>
          <table:table-cell office:value-type="float" office:value="82.5" table:style-name="ce1">
            <text:p>82,5</text:p>
          </table:table-cell>
          <table:table-cell office:value-type="float" office:value="3.8099999999999987" table:formula="of:=[.B375]-[.$B$5]" table:style-name="ce2">
            <text:p>3,81</text:p>
          </table:table-cell>
          <table:table-cell office:value-type="float" office:value="3.5271361082595489" table:formula="of:=[.$D$2]*(1-EXP(-[.A375]/[.$D$1]))" table:style-name="ce1">
            <text:p>3,527136108</text:p>
          </table:table-cell>
          <table:table-cell office:value-type="float" office:value="0.28286389174044979" table:formula="of:=[.D375]-[.E375]" table:style-name="ce2">
            <text:p>0,28</text:p>
          </table:table-cell>
          <table:table-cell office:value-type="float" office:value="0.49158341368320446" table:formula="of:=1-EXP(-[.A375]/[.$D$1])" table:style-name="ce1">
            <text:p>0,491583414</text:p>
          </table:table-cell>
          <table:table-cell office:value-type="float" office:value="-5371658288.5402794" table:formula="of:=([.$D$2]-[.$D$1]*[.$D$1])*[.A375]*[.G375]" table:style-name="ce1">
            <text:p>-5371658289</text:p>
          </table:table-cell>
          <table:table-cell table:number-columns-repeated="16376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float" office:value="22.75" table:style-name="ce1">
            <text:p>22,75</text:p>
          </table:table-cell>
          <table:table-cell office:value-type="float" office:value="84.2" table:style-name="ce1">
            <text:p>84,2</text:p>
          </table:table-cell>
          <table:table-cell office:value-type="float" office:value="3.8099999999999987" table:formula="of:=[.B376]-[.$B$5]" table:style-name="ce2">
            <text:p>3,81</text:p>
          </table:table-cell>
          <table:table-cell office:value-type="float" office:value="3.5343443196258009" table:formula="of:=[.$D$2]*(1-EXP(-[.A376]/[.$D$1]))" table:style-name="ce1">
            <text:p>3,53434432</text:p>
          </table:table-cell>
          <table:table-cell office:value-type="float" office:value="0.27565568037419785" table:formula="of:=[.D376]-[.E376]" table:style-name="ce2">
            <text:p>0,28</text:p>
          </table:table-cell>
          <table:table-cell office:value-type="float" office:value="0.49258803529156103" table:formula="of:=1-EXP(-[.A376]/[.$D$1])" table:style-name="ce1">
            <text:p>0,492588035</text:p>
          </table:table-cell>
          <table:table-cell office:value-type="float" office:value="-5398374748.9145727" table:formula="of:=([.$D$2]-[.$D$1]*[.$D$1])*[.A376]*[.G376]" table:style-name="ce1">
            <text:p>-5398374749</text:p>
          </table:table-cell>
          <table:table-cell table:number-columns-repeated="16376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float" office:value="22.75" table:style-name="ce1">
            <text:p>22,75</text:p>
          </table:table-cell>
          <table:table-cell office:value-type="float" office:value="81.2" table:style-name="ce1">
            <text:p>81,2</text:p>
          </table:table-cell>
          <table:table-cell office:value-type="float" office:value="3.8099999999999987" table:formula="of:=[.B377]-[.$B$5]" table:style-name="ce2">
            <text:p>3,81</text:p>
          </table:table-cell>
          <table:table-cell office:value-type="float" office:value="3.5401006321982433" table:formula="of:=[.$D$2]*(1-EXP(-[.A377]/[.$D$1]))" table:style-name="ce1">
            <text:p>3,540100632</text:p>
          </table:table-cell>
          <table:table-cell office:value-type="float" office:value="0.26989936780175539" table:formula="of:=[.D377]-[.E377]" table:style-name="ce2">
            <text:p>0,27</text:p>
          </table:table-cell>
          <table:table-cell office:value-type="float" office:value="0.49339030310820764" table:formula="of:=1-EXP(-[.A377]/[.$D$1])" table:style-name="ce1">
            <text:p>0,493390303</text:p>
          </table:table-cell>
          <table:table-cell office:value-type="float" office:value="-5419778436.9570208" table:formula="of:=([.$D$2]-[.$D$1]*[.$D$1])*[.A377]*[.G377]" table:style-name="ce1">
            <text:p>-5419778437</text:p>
          </table:table-cell>
          <table:table-cell table:number-columns-repeated="16376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float" office:value="22.75" table:style-name="ce1">
            <text:p>22,75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3.8099999999999987" table:formula="of:=[.B378]-[.$B$5]" table:style-name="ce2">
            <text:p>3,81</text:p>
          </table:table-cell>
          <table:table-cell office:value-type="float" office:value="3.547283225909128" table:formula="of:=[.$D$2]*(1-EXP(-[.A378]/[.$D$1]))" table:style-name="ce1">
            <text:p>3,547283226</text:p>
          </table:table-cell>
          <table:table-cell office:value-type="float" office:value="0.26271677409087069" table:formula="of:=[.D378]-[.E378]" table:style-name="ce2">
            <text:p>0,26</text:p>
          </table:table-cell>
          <table:table-cell office:value-type="float" office:value="0.49439135433705816" table:formula="of:=1-EXP(-[.A378]/[.$D$1])" table:style-name="ce1">
            <text:p>0,494391354</text:p>
          </table:table-cell>
          <table:table-cell office:value-type="float" office:value="-5446571073.1397362" table:formula="of:=([.$D$2]-[.$D$1]*[.$D$1])*[.A378]*[.G378]" table:style-name="ce1">
            <text:p>-5446571073</text:p>
          </table:table-cell>
          <table:table-cell table:number-columns-repeated="16376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float" office:value="22.75" table:style-name="ce1">
            <text:p>22,75</text:p>
          </table:table-cell>
          <table:table-cell office:value-type="float" office:value="75.8" table:style-name="ce1">
            <text:p>75,8</text:p>
          </table:table-cell>
          <table:table-cell office:value-type="float" office:value="3.8099999999999987" table:formula="of:=[.B379]-[.$B$5]" table:style-name="ce2">
            <text:p>3,81</text:p>
          </table:table-cell>
          <table:table-cell office:value-type="float" office:value="3.5530190808084856" table:formula="of:=[.$D$2]*(1-EXP(-[.A379]/[.$D$1]))" table:style-name="ce1">
            <text:p>3,553019081</text:p>
          </table:table-cell>
          <table:table-cell office:value-type="float" office:value="0.25698091919151311" table:formula="of:=[.D379]-[.E379]" table:style-name="ce2">
            <text:p>0,26</text:p>
          </table:table-cell>
          <table:table-cell office:value-type="float" office:value="0.49519077093037156" table:formula="of:=1-EXP(-[.A379]/[.$D$1])" table:style-name="ce1">
            <text:p>0,495190771</text:p>
          </table:table-cell>
          <table:table-cell office:value-type="float" office:value="-5468035511.4438133" table:formula="of:=([.$D$2]-[.$D$1]*[.$D$1])*[.A379]*[.G379]" table:style-name="ce1">
            <text:p>-5468035511</text:p>
          </table:table-cell>
          <table:table-cell table:number-columns-repeated="16376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float" office:value="22.81" table:style-name="ce1">
            <text:p>22,81</text:p>
          </table:table-cell>
          <table:table-cell office:value-type="float" office:value="75.3" table:style-name="ce1">
            <text:p>75,3</text:p>
          </table:table-cell>
          <table:table-cell office:value-type="float" office:value="3.8699999999999974" table:formula="of:=[.B380]-[.$B$5]" table:style-name="ce2">
            <text:p>3,87</text:p>
          </table:table-cell>
          <table:table-cell office:value-type="float" office:value="3.5601761479079861" table:formula="of:=[.$D$2]*(1-EXP(-[.A380]/[.$D$1]))" table:style-name="ce1">
            <text:p>3,560176148</text:p>
          </table:table-cell>
          <table:table-cell office:value-type="float" office:value="0.30982385209201135" table:formula="of:=[.D380]-[.E380]" table:style-name="ce2">
            <text:p>0,31</text:p>
          </table:table-cell>
          <table:table-cell office:value-type="float" office:value="0.49618826446868258" table:formula="of:=1-EXP(-[.A380]/[.$D$1])" table:style-name="ce1">
            <text:p>0,496188264</text:p>
          </table:table-cell>
          <table:table-cell office:value-type="float" office:value="-5494903848.1001263" table:formula="of:=([.$D$2]-[.$D$1]*[.$D$1])*[.A380]*[.G380]" table:style-name="ce1">
            <text:p>-5494903848</text:p>
          </table:table-cell>
          <table:table-cell table:number-columns-repeated="16376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float" office:value="22.81" table:style-name="ce1">
            <text:p>22,81</text:p>
          </table:table-cell>
          <table:table-cell office:value-type="float" office:value="77.5" table:style-name="ce1">
            <text:p>77,5</text:p>
          </table:table-cell>
          <table:table-cell office:value-type="float" office:value="3.8699999999999974" table:formula="of:=[.B381]-[.$B$5]" table:style-name="ce2">
            <text:p>3,87</text:p>
          </table:table-cell>
          <table:table-cell office:value-type="float" office:value="3.5673190727775634" table:formula="of:=[.$D$2]*(1-EXP(-[.A381]/[.$D$1]))" table:style-name="ce1">
            <text:p>3,567319073</text:p>
          </table:table-cell>
          <table:table-cell office:value-type="float" office:value="0.302680927222434" table:formula="of:=[.D381]-[.E381]" table:style-name="ce2">
            <text:p>0,30</text:p>
          </table:table-cell>
          <table:table-cell office:value-type="float" office:value="0.49718378697853038" table:formula="of:=1-EXP(-[.A381]/[.$D$1])" table:style-name="ce1">
            <text:p>0,497183787</text:p>
          </table:table-cell>
          <table:table-cell office:value-type="float" office:value="-5521814036.0734415" table:formula="of:=([.$D$2]-[.$D$1]*[.$D$1])*[.A381]*[.G381]" table:style-name="ce1">
            <text:p>-5521814036</text:p>
          </table:table-cell>
          <table:table-cell table:number-columns-repeated="16376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float" office:value="22.81" table:style-name="ce1">
            <text:p>22,81</text:p>
          </table:table-cell>
          <table:table-cell office:value-type="float" office:value="79.8" table:style-name="ce1">
            <text:p>79,8</text:p>
          </table:table-cell>
          <table:table-cell office:value-type="float" office:value="3.8699999999999974" table:formula="of:=[.B382]-[.$B$5]" table:style-name="ce2">
            <text:p>3,87</text:p>
          </table:table-cell>
          <table:table-cell office:value-type="float" office:value="3.5730232490484291" table:formula="of:=[.$D$2]*(1-EXP(-[.A382]/[.$D$1]))" table:style-name="ce1">
            <text:p>3,573023249</text:p>
          </table:table-cell>
          <table:table-cell office:value-type="float" office:value="0.29697675095156839" table:formula="of:=[.D382]-[.E382]" table:style-name="ce2">
            <text:p>0,30</text:p>
          </table:table-cell>
          <table:table-cell office:value-type="float" office:value="0.49797878846342247" table:formula="of:=1-EXP(-[.A382]/[.$D$1])" table:style-name="ce1">
            <text:p>0,497978788</text:p>
          </table:table-cell>
          <table:table-cell office:value-type="float" office:value="-5543372221.5773001" table:formula="of:=([.$D$2]-[.$D$1]*[.$D$1])*[.A382]*[.G382]" table:style-name="ce1">
            <text:p>-5543372222</text:p>
          </table:table-cell>
          <table:table-cell table:number-columns-repeated="16376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float" office:value="22.81" table:style-name="ce1">
            <text:p>22,81</text:p>
          </table:table-cell>
          <table:table-cell office:value-type="float" office:value="82.6" table:style-name="ce1">
            <text:p>82,6</text:p>
          </table:table-cell>
          <table:table-cell office:value-type="float" office:value="3.8699999999999974" table:formula="of:=[.B383]-[.$B$5]" table:style-name="ce2">
            <text:p>3,87</text:p>
          </table:table-cell>
          <table:table-cell office:value-type="float" office:value="3.58014078828788" table:formula="of:=[.$D$2]*(1-EXP(-[.A383]/[.$D$1]))" table:style-name="ce1">
            <text:p>3,580140788</text:p>
          </table:table-cell>
          <table:table-cell office:value-type="float" office:value="0.28985921171211748" table:formula="of:=[.D383]-[.E383]" table:style-name="ce2">
            <text:p>0,29</text:p>
          </table:table-cell>
          <table:table-cell office:value-type="float" office:value="0.49897077293154668" table:formula="of:=1-EXP(-[.A383]/[.$D$1])" table:style-name="ce1">
            <text:p>0,498970773</text:p>
          </table:table-cell>
          <table:table-cell office:value-type="float" office:value="-5570357375.4135189" table:formula="of:=([.$D$2]-[.$D$1]*[.$D$1])*[.A383]*[.G383]" table:style-name="ce1">
            <text:p>-5570357375</text:p>
          </table:table-cell>
          <table:table-cell table:number-columns-repeated="16376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float" office:value="22.81" table:style-name="ce1">
            <text:p>22,81</text:p>
          </table:table-cell>
          <table:table-cell office:value-type="float" office:value="85" table:style-name="ce1">
            <text:p>85</text:p>
          </table:table-cell>
          <table:table-cell office:value-type="float" office:value="3.8699999999999974" table:formula="of:=[.B384]-[.$B$5]" table:style-name="ce2">
            <text:p>3,87</text:p>
          </table:table-cell>
          <table:table-cell office:value-type="float" office:value="3.5858246921757049" table:formula="of:=[.$D$2]*(1-EXP(-[.A384]/[.$D$1]))" table:style-name="ce1">
            <text:p>3,585824692</text:p>
          </table:table-cell>
          <table:table-cell office:value-type="float" office:value="0.28417530782429257" table:formula="of:=[.D384]-[.E384]" table:style-name="ce2">
            <text:p>0,28</text:p>
          </table:table-cell>
          <table:table-cell office:value-type="float" office:value="0.4997629490173181" table:formula="of:=1-EXP(-[.A384]/[.$D$1])" table:style-name="ce1">
            <text:p>0,499762949</text:p>
          </table:table-cell>
          <table:table-cell office:value-type="float" office:value="-5591975345.686862" table:formula="of:=([.$D$2]-[.$D$1]*[.$D$1])*[.A384]*[.G384]" table:style-name="ce1">
            <text:p>-5591975346</text:p>
          </table:table-cell>
          <table:table-cell table:number-columns-repeated="16376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float" office:value="22.87" table:style-name="ce1">
            <text:p>22,87</text:p>
          </table:table-cell>
          <table:table-cell office:value-type="float" office:value="86.5" table:style-name="ce1">
            <text:p>86,5</text:p>
          </table:table-cell>
          <table:table-cell office:value-type="float" office:value="3.9299999999999997" table:formula="of:=[.B385]-[.$B$5]" table:style-name="ce2">
            <text:p>3,93</text:p>
          </table:table-cell>
          <table:table-cell office:value-type="float" office:value="3.592916936004404" table:formula="of:=[.$D$2]*(1-EXP(-[.A385]/[.$D$1]))" table:style-name="ce1">
            <text:p>3,592916936</text:p>
          </table:table-cell>
          <table:table-cell office:value-type="float" office:value="0.33708306399559573" table:formula="of:=[.D385]-[.E385]" table:style-name="ce2">
            <text:p>0,34</text:p>
          </table:table-cell>
          <table:table-cell office:value-type="float" office:value="0.50075140801775797" table:formula="of:=1-EXP(-[.A385]/[.$D$1])" table:style-name="ce1">
            <text:p>0,500751408</text:p>
          </table:table-cell>
          <table:table-cell office:value-type="float" office:value="-5619034996.2044439" table:formula="of:=([.$D$2]-[.$D$1]*[.$D$1])*[.A385]*[.G385]" table:style-name="ce1">
            <text:p>-5619034996</text:p>
          </table:table-cell>
          <table:table-cell table:number-columns-repeated="1637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2.87" table:style-name="ce1">
            <text:p>22,87</text:p>
          </table:table-cell>
          <table:table-cell office:value-type="float" office:value="87.5" table:style-name="ce1">
            <text:p>87,5</text:p>
          </table:table-cell>
          <table:table-cell office:value-type="float" office:value="3.9299999999999997" table:formula="of:=[.B386]-[.$B$5]" table:style-name="ce2">
            <text:p>3,93</text:p>
          </table:table-cell>
          <table:table-cell office:value-type="float" office:value="3.5985806395563151" table:formula="of:=[.$D$2]*(1-EXP(-[.A386]/[.$D$1]))" table:style-name="ce1">
            <text:p>3,59858064</text:p>
          </table:table-cell>
          <table:table-cell office:value-type="float" office:value="0.33141936044368459" table:formula="of:=[.D386]-[.E386]" table:style-name="ce2">
            <text:p>0,33</text:p>
          </table:table-cell>
          <table:table-cell office:value-type="float" office:value="0.50154076874574871" table:formula="of:=1-EXP(-[.A386]/[.$D$1])" table:style-name="ce1">
            <text:p>0,501540769</text:p>
          </table:table-cell>
          <table:table-cell office:value-type="float" office:value="-5640712376.8584032" table:formula="of:=([.$D$2]-[.$D$1]*[.$D$1])*[.A386]*[.G386]" table:style-name="ce1">
            <text:p>-5640712377</text:p>
          </table:table-cell>
          <table:table-cell table:number-columns-repeated="16376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float" office:value="22.87" table:style-name="ce1">
            <text:p>22,87</text:p>
          </table:table-cell>
          <table:table-cell office:value-type="float" office:value="82.4" table:style-name="ce1">
            <text:p>82,4</text:p>
          </table:table-cell>
          <table:table-cell office:value-type="float" office:value="3.9299999999999997" table:formula="of:=[.B387]-[.$B$5]" table:style-name="ce2">
            <text:p>3,93</text:p>
          </table:table-cell>
          <table:table-cell office:value-type="float" office:value="3.6056476778730024" table:formula="of:=[.$D$2]*(1-EXP(-[.A387]/[.$D$1]))" table:style-name="ce1">
            <text:p>3,605647678</text:p>
          </table:table-cell>
          <table:table-cell office:value-type="float" office:value="0.32435232212699727" table:formula="of:=[.D387]-[.E387]" table:style-name="ce2">
            <text:p>0,32</text:p>
          </table:table-cell>
          <table:table-cell office:value-type="float" office:value="0.50252571480785613" table:formula="of:=1-EXP(-[.A387]/[.$D$1])" table:style-name="ce1">
            <text:p>0,502525715</text:p>
          </table:table-cell>
          <table:table-cell office:value-type="float" office:value="-5667846057.2638493" table:formula="of:=([.$D$2]-[.$D$1]*[.$D$1])*[.A387]*[.G387]" table:style-name="ce1">
            <text:p>-5667846057</text:p>
          </table:table-cell>
          <table:table-cell table:number-columns-repeated="16376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float" office:value="22.87" table:style-name="ce1">
            <text:p>22,87</text:p>
          </table:table-cell>
          <table:table-cell office:value-type="float" office:value="79.5" table:style-name="ce1">
            <text:p>79,5</text:p>
          </table:table-cell>
          <table:table-cell office:value-type="float" office:value="3.9299999999999997" table:formula="of:=[.B388]-[.$B$5]" table:style-name="ce2">
            <text:p>3,93</text:p>
          </table:table-cell>
          <table:table-cell office:value-type="float" office:value="3.6127007518549465" table:formula="of:=[.$D$2]*(1-EXP(-[.A388]/[.$D$1]))" table:style-name="ce1">
            <text:p>3,612700752</text:p>
          </table:table-cell>
          <table:table-cell office:value-type="float" office:value="0.31729924814505317" table:formula="of:=[.D388]-[.E388]" table:style-name="ce2">
            <text:p>0,32</text:p>
          </table:table-cell>
          <table:table-cell office:value-type="float" office:value="0.50350871463507718" table:formula="of:=1-EXP(-[.A388]/[.$D$1])" table:style-name="ce1">
            <text:p>0,503508715</text:p>
          </table:table-cell>
          <table:table-cell office:value-type="float" office:value="-5695020664.5592604" table:formula="of:=([.$D$2]-[.$D$1]*[.$D$1])*[.A388]*[.G388]" table:style-name="ce1">
            <text:p>-5695020665</text:p>
          </table:table-cell>
          <table:table-cell table:number-columns-repeated="16376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float" office:value="22.87" table:style-name="ce1">
            <text:p>22,87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3.9299999999999997" table:formula="of:=[.B389]-[.$B$5]" table:style-name="ce2">
            <text:p>3,93</text:p>
          </table:table-cell>
          <table:table-cell office:value-type="float" office:value="3.6183331752639925" table:formula="of:=[.$D$2]*(1-EXP(-[.A389]/[.$D$1]))" table:style-name="ce1">
            <text:p>3,618333175</text:p>
          </table:table-cell>
          <table:table-cell office:value-type="float" office:value="0.31166682473600726" table:formula="of:=[.D389]-[.E389]" table:style-name="ce2">
            <text:p>0,31</text:p>
          </table:table-cell>
          <table:table-cell office:value-type="float" office:value="0.50429371579231752" table:formula="of:=1-EXP(-[.A389]/[.$D$1])" table:style-name="ce1">
            <text:p>0,504293716</text:p>
          </table:table-cell>
          <table:table-cell office:value-type="float" office:value="-5716789721.6923571" table:formula="of:=([.$D$2]-[.$D$1]*[.$D$1])*[.A389]*[.G389]" table:style-name="ce1">
            <text:p>-5716789722</text:p>
          </table:table-cell>
          <table:table-cell table:number-columns-repeated="16376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float" office:value="22.87" table:style-name="ce1">
            <text:p>22,87</text:p>
          </table:table-cell>
          <table:table-cell office:value-type="float" office:value="73.5" table:style-name="ce1">
            <text:p>73,5</text:p>
          </table:table-cell>
          <table:table-cell office:value-type="float" office:value="3.9299999999999997" table:formula="of:=[.B390]-[.$B$5]" table:style-name="ce2">
            <text:p>3,93</text:p>
          </table:table-cell>
          <table:table-cell office:value-type="float" office:value="3.6253611829417789" table:formula="of:=[.$D$2]*(1-EXP(-[.A390]/[.$D$1]))" table:style-name="ce1">
            <text:p>3,625361183</text:p>
          </table:table-cell>
          <table:table-cell office:value-type="float" office:value="0.30463881705822082" table:formula="of:=[.D390]-[.E390]" table:style-name="ce2">
            <text:p>0,30</text:p>
          </table:table-cell>
          <table:table-cell office:value-type="float" office:value="0.50527322208285952" table:formula="of:=1-EXP(-[.A390]/[.$D$1])" table:style-name="ce1">
            <text:p>0,505273222</text:p>
          </table:table-cell>
          <table:table-cell office:value-type="float" office:value="-5744037637.47299" table:formula="of:=([.$D$2]-[.$D$1]*[.$D$1])*[.A390]*[.G390]" table:style-name="ce1">
            <text:p>-5744037637</text:p>
          </table:table-cell>
          <table:table-cell table:number-columns-repeated="16376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float" office:value="22.87" table:style-name="ce1">
            <text:p>22,87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3.9299999999999997" table:formula="of:=[.B391]-[.$B$5]" table:style-name="ce2">
            <text:p>3,93</text:p>
          </table:table-cell>
          <table:table-cell office:value-type="float" office:value="3.6309735889741916" table:formula="of:=[.$D$2]*(1-EXP(-[.A391]/[.$D$1]))" table:style-name="ce1">
            <text:p>3,630973589</text:p>
          </table:table-cell>
          <table:table-cell office:value-type="float" office:value="0.29902641102580807" table:formula="of:=[.D391]-[.E391]" table:style-name="ce2">
            <text:p>0,30</text:p>
          </table:table-cell>
          <table:table-cell office:value-type="float" office:value="0.5060554333816889" table:formula="of:=1-EXP(-[.A391]/[.$D$1])" table:style-name="ce1">
            <text:p>0,506055433</text:p>
          </table:table-cell>
          <table:table-cell office:value-type="float" office:value="-5765865156.8537722" table:formula="of:=([.$D$2]-[.$D$1]*[.$D$1])*[.A391]*[.G391]" table:style-name="ce1">
            <text:p>-5765865157</text:p>
          </table:table-cell>
          <table:table-cell table:number-columns-repeated="16376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float" office:value="22.87" table:style-name="ce1">
            <text:p>22,87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3.9299999999999997" table:formula="of:=[.B392]-[.$B$5]" table:style-name="ce2">
            <text:p>3,93</text:p>
          </table:table-cell>
          <table:table-cell office:value-type="float" office:value="3.6379766194323246" table:formula="of:=[.$D$2]*(1-EXP(-[.A392]/[.$D$1]))" table:style-name="ce1">
            <text:p>3,637976619</text:p>
          </table:table-cell>
          <table:table-cell office:value-type="float" office:value="0.29202338056767507" table:formula="of:=[.D392]-[.E392]" table:style-name="ce2">
            <text:p>0,29</text:p>
          </table:table-cell>
          <table:table-cell office:value-type="float" office:value="0.50703145855142218" table:formula="of:=1-EXP(-[.A392]/[.$D$1])" table:style-name="ce1">
            <text:p>0,507031459</text:p>
          </table:table-cell>
          <table:table-cell office:value-type="float" office:value="-5793185920.3788033" table:formula="of:=([.$D$2]-[.$D$1]*[.$D$1])*[.A392]*[.G392]" table:style-name="ce1">
            <text:p>-5793185920</text:p>
          </table:table-cell>
          <table:table-cell table:number-columns-repeated="16376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float" office:value="22.87" table:style-name="ce1">
            <text:p>22,87</text:p>
          </table:table-cell>
          <table:table-cell office:value-type="float" office:value="79.900000000000006" table:style-name="ce1">
            <text:p>79,9</text:p>
          </table:table-cell>
          <table:table-cell office:value-type="float" office:value="3.9299999999999997" table:formula="of:=[.B393]-[.$B$5]" table:style-name="ce2">
            <text:p>3,93</text:p>
          </table:table-cell>
          <table:table-cell office:value-type="float" office:value="3.6435690792289503" table:formula="of:=[.$D$2]*(1-EXP(-[.A393]/[.$D$1]))" table:style-name="ce1">
            <text:p>3,643569079</text:p>
          </table:table-cell>
          <table:table-cell office:value-type="float" office:value="0.28643092077104937" table:formula="of:=[.D393]-[.E393]" table:style-name="ce2">
            <text:p>0,29</text:p>
          </table:table-cell>
          <table:table-cell office:value-type="float" office:value="0.50781088990687051" table:formula="of:=1-EXP(-[.A393]/[.$D$1])" table:style-name="ce1">
            <text:p>0,50781089</text:p>
          </table:table-cell>
          <table:table-cell office:value-type="float" office:value="-5815071534.3553343" table:formula="of:=([.$D$2]-[.$D$1]*[.$D$1])*[.A393]*[.G393]" table:style-name="ce1">
            <text:p>-5815071534</text:p>
          </table:table-cell>
          <table:table-cell table:number-columns-repeated="16376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float" office:value="22.87" table:style-name="ce1">
            <text:p>22,87</text:p>
          </table:table-cell>
          <table:table-cell office:value-type="float" office:value="82.2" table:style-name="ce1">
            <text:p>82,2</text:p>
          </table:table-cell>
          <table:table-cell office:value-type="float" office:value="3.9299999999999997" table:formula="of:=[.B394]-[.$B$5]" table:style-name="ce2">
            <text:p>3,93</text:p>
          </table:table-cell>
          <table:table-cell office:value-type="float" office:value="3.6505472212353336" table:formula="of:=[.$D$2]*(1-EXP(-[.A394]/[.$D$1]))" table:style-name="ce1">
            <text:p>3,650547221</text:p>
          </table:table-cell>
          <table:table-cell office:value-type="float" office:value="0.27945277876466612" table:formula="of:=[.D394]-[.E394]" table:style-name="ce2">
            <text:p>0,28</text:p>
          </table:table-cell>
          <table:table-cell office:value-type="float" office:value="0.50878344632754025" table:formula="of:=1-EXP(-[.A394]/[.$D$1])" table:style-name="ce1">
            <text:p>0,508783446</text:p>
          </table:table-cell>
          <table:table-cell office:value-type="float" office:value="-5842464687.2329197" table:formula="of:=([.$D$2]-[.$D$1]*[.$D$1])*[.A394]*[.G394]" table:style-name="ce1">
            <text:p>-5842464687</text:p>
          </table:table-cell>
          <table:table-cell table:number-columns-repeated="16376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float" office:value="22.94" table:style-name="ce1">
            <text:p>22,94</text:p>
          </table:table-cell>
          <table:table-cell office:value-type="float" office:value="84" table:style-name="ce1">
            <text:p>84</text:p>
          </table:table-cell>
          <table:table-cell office:value-type="float" office:value="4" table:formula="of:=[.B395]-[.$B$5]" table:style-name="ce2">
            <text:p>4,00</text:p>
          </table:table-cell>
          <table:table-cell office:value-type="float" office:value="3.6575115745644089" table:formula="of:=[.$D$2]*(1-EXP(-[.A395]/[.$D$1]))" table:style-name="ce1">
            <text:p>3,657511575</text:p>
          </table:table-cell>
          <table:table-cell office:value-type="float" office:value="0.3424884254355911" table:formula="of:=[.D395]-[.E395]" table:style-name="ce2">
            <text:p>0,34</text:p>
          </table:table-cell>
          <table:table-cell office:value-type="float" office:value="0.50975408099502184" table:formula="of:=1-EXP(-[.A395]/[.$D$1])" table:style-name="ce1">
            <text:p>0,509754081</text:p>
          </table:table-cell>
          <table:table-cell office:value-type="float" office:value="-5869897859.207984" table:formula="of:=([.$D$2]-[.$D$1]*[.$D$1])*[.A395]*[.G395]" table:style-name="ce1">
            <text:p>-5869897859</text:p>
          </table:table-cell>
          <table:table-cell table:number-columns-repeated="16376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float" office:value="22.94" table:style-name="ce1">
            <text:p>22,94</text:p>
          </table:table-cell>
          <table:table-cell office:value-type="float" office:value="86.7" table:style-name="ce1">
            <text:p>86,7</text:p>
          </table:table-cell>
          <table:table-cell office:value-type="float" office:value="4" table:formula="of:=[.B396]-[.$B$5]" table:style-name="ce2">
            <text:p>4,00</text:p>
          </table:table-cell>
          <table:table-cell office:value-type="float" office:value="3.6630731476912439" table:formula="of:=[.$D$2]*(1-EXP(-[.A396]/[.$D$1]))" table:style-name="ce1">
            <text:p>3,663073148</text:p>
          </table:table-cell>
          <table:table-cell office:value-type="float" office:value="0.33692685230875608" table:formula="of:=[.D396]-[.E396]" table:style-name="ce2">
            <text:p>0,34</text:p>
          </table:table-cell>
          <table:table-cell office:value-type="float" office:value="0.51052920761878218" table:formula="of:=1-EXP(-[.A396]/[.$D$1])" table:style-name="ce1">
            <text:p>0,510529208</text:p>
          </table:table-cell>
          <table:table-cell office:value-type="float" office:value="-5891873116.2044735" table:formula="of:=([.$D$2]-[.$D$1]*[.$D$1])*[.A396]*[.G396]" table:style-name="ce1">
            <text:p>-5891873116</text:p>
          </table:table-cell>
          <table:table-cell table:number-columns-repeated="16376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float" office:value="22.94" table:style-name="ce1">
            <text:p>22,94</text:p>
          </table:table-cell>
          <table:table-cell office:value-type="float" office:value="87.7" table:style-name="ce1">
            <text:p>87,7</text:p>
          </table:table-cell>
          <table:table-cell office:value-type="float" office:value="4" table:formula="of:=[.B397]-[.$B$5]" table:style-name="ce2">
            <text:p>4,00</text:p>
          </table:table-cell>
          <table:table-cell office:value-type="float" office:value="3.6700127500253261" table:formula="of:=[.$D$2]*(1-EXP(-[.A397]/[.$D$1]))" table:style-name="ce1">
            <text:p>3,67001275</text:p>
          </table:table-cell>
          <table:table-cell office:value-type="float" office:value="0.32998724997467388" table:formula="of:=[.D397]-[.E397]" table:style-name="ce2">
            <text:p>0,33</text:p>
          </table:table-cell>
          <table:table-cell office:value-type="float" office:value="0.51149639269479996" table:formula="of:=1-EXP(-[.A397]/[.$D$1])" table:style-name="ce1">
            <text:p>0,511496393</text:p>
          </table:table-cell>
          <table:table-cell office:value-type="float" office:value="-5919377969.1214495" table:formula="of:=([.$D$2]-[.$D$1]*[.$D$1])*[.A397]*[.G397]" table:style-name="ce1">
            <text:p>-5919377969</text:p>
          </table:table-cell>
          <table:table-cell table:number-columns-repeated="16376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float" office:value="22.94" table:style-name="ce1">
            <text:p>22,94</text:p>
          </table:table-cell>
          <table:table-cell office:value-type="float" office:value="83.5" table:style-name="ce1">
            <text:p>83,5</text:p>
          </table:table-cell>
          <table:table-cell office:value-type="float" office:value="4" table:formula="of:=[.B398]-[.$B$5]" table:style-name="ce2">
            <text:p>4,00</text:p>
          </table:table-cell>
          <table:table-cell office:value-type="float" office:value="3.6755545575742081" table:formula="of:=[.$D$2]*(1-EXP(-[.A398]/[.$D$1]))" table:style-name="ce1">
            <text:p>3,675554558</text:p>
          </table:table-cell>
          <table:table-cell office:value-type="float" office:value="0.32444544242579187" table:formula="of:=[.D398]-[.E398]" table:style-name="ce2">
            <text:p>0,32</text:p>
          </table:table-cell>
          <table:table-cell office:value-type="float" office:value="0.51226876455379211" table:formula="of:=1-EXP(-[.A398]/[.$D$1])" table:style-name="ce1">
            <text:p>0,512268765</text:p>
          </table:table-cell>
          <table:table-cell office:value-type="float" office:value="-5941410389.6560144" table:formula="of:=([.$D$2]-[.$D$1]*[.$D$1])*[.A398]*[.G398]" table:style-name="ce1">
            <text:p>-5941410390</text:p>
          </table:table-cell>
          <table:table-cell table:number-columns-repeated="16376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float" office:value="22.94" table:style-name="ce1">
            <text:p>22,94</text:p>
          </table:table-cell>
          <table:table-cell office:value-type="float" office:value="80.2" table:style-name="ce1">
            <text:p>80,2</text:p>
          </table:table-cell>
          <table:table-cell office:value-type="float" office:value="4" table:formula="of:=[.B399]-[.$B$5]" table:style-name="ce2">
            <text:p>4,00</text:p>
          </table:table-cell>
          <table:table-cell office:value-type="float" office:value="3.6824694968772094" table:formula="of:=[.$D$2]*(1-EXP(-[.A399]/[.$D$1]))" table:style-name="ce1">
            <text:p>3,682469497</text:p>
          </table:table-cell>
          <table:table-cell office:value-type="float" office:value="0.31753050312279063" table:formula="of:=[.D399]-[.E399]" table:style-name="ce2">
            <text:p>0,32</text:p>
          </table:table-cell>
          <table:table-cell office:value-type="float" office:value="0.51323251229803746" table:formula="of:=1-EXP(-[.A399]/[.$D$1])" table:style-name="ce1">
            <text:p>0,513232512</text:p>
          </table:table-cell>
          <table:table-cell office:value-type="float" office:value="-5968986471.0766869" table:formula="of:=([.$D$2]-[.$D$1]*[.$D$1])*[.A399]*[.G399]" table:style-name="ce1">
            <text:p>-5968986471</text:p>
          </table:table-cell>
          <table:table-cell table:number-columns-repeated="16376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float" office:value="22.94" table:style-name="ce1">
            <text:p>22,94</text:p>
          </table:table-cell>
          <table:table-cell office:value-type="float" office:value="76.8" table:style-name="ce1">
            <text:p>76,8</text:p>
          </table:table-cell>
          <table:table-cell office:value-type="float" office:value="4" table:formula="of:=[.B400]-[.$B$5]" table:style-name="ce2">
            <text:p>4,00</text:p>
          </table:table-cell>
          <table:table-cell office:value-type="float" office:value="3.687991609094103" table:formula="of:=[.$D$2]*(1-EXP(-[.A400]/[.$D$1]))" table:style-name="ce1">
            <text:p>3,687991609</text:p>
          </table:table-cell>
          <table:table-cell office:value-type="float" office:value="0.31200839090589705" table:formula="of:=[.D400]-[.E400]" table:style-name="ce2">
            <text:p>0,31</text:p>
          </table:table-cell>
          <table:table-cell office:value-type="float" office:value="0.51400213918257009" table:formula="of:=1-EXP(-[.A400]/[.$D$1])" table:style-name="ce1">
            <text:p>0,514002139</text:p>
          </table:table-cell>
          <table:table-cell office:value-type="float" office:value="-5991075694.124073" table:formula="of:=([.$D$2]-[.$D$1]*[.$D$1])*[.A400]*[.G400]" table:style-name="ce1">
            <text:p>-5991075694</text:p>
          </table:table-cell>
          <table:table-cell table:number-columns-repeated="16376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float" office:value="22.94" table:style-name="ce1">
            <text:p>22,94</text:p>
          </table:table-cell>
          <table:table-cell office:value-type="float" office:value="74.3" table:style-name="ce1">
            <text:p>74,3</text:p>
          </table:table-cell>
          <table:table-cell office:value-type="float" office:value="4" table:formula="of:=[.B401]-[.$B$5]" table:style-name="ce2">
            <text:p>4,00</text:p>
          </table:table-cell>
          <table:table-cell office:value-type="float" office:value="3.6948819730173121" table:formula="of:=[.$D$2]*(1-EXP(-[.A401]/[.$D$1]))" table:style-name="ce1">
            <text:p>3,694881973</text:p>
          </table:table-cell>
          <table:table-cell office:value-type="float" office:value="0.30511802698268786" table:formula="of:=[.D401]-[.E401]" table:style-name="ce2">
            <text:p>0,31</text:p>
          </table:table-cell>
          <table:table-cell office:value-type="float" office:value="0.51496246181116356" table:formula="of:=1-EXP(-[.A401]/[.$D$1])" table:style-name="ce1">
            <text:p>0,514962462</text:p>
          </table:table-cell>
          <table:table-cell office:value-type="float" office:value="-6018722553.9207411" table:formula="of:=([.$D$2]-[.$D$1]*[.$D$1])*[.A401]*[.G401]" table:style-name="ce1">
            <text:p>-6018722554</text:p>
          </table:table-cell>
          <table:table-cell table:number-columns-repeated="16376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float" office:value="23" table:style-name="ce1">
            <text:p>23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4.0599999999999987" table:formula="of:=[.B402]-[.$B$5]" table:style-name="ce2">
            <text:p>4,06</text:p>
          </table:table-cell>
          <table:table-cell office:value-type="float" office:value="3.7017587217110557" table:formula="of:=[.$D$2]*(1-EXP(-[.A402]/[.$D$1]))" table:style-name="ce1">
            <text:p>3,701758722</text:p>
          </table:table-cell>
          <table:table-cell office:value-type="float" office:value="0.35824127828894303" table:formula="of:=[.D402]-[.E402]" table:style-name="ce2">
            <text:p>0,36</text:p>
          </table:table-cell>
          <table:table-cell office:value-type="float" office:value="0.51592088686031201" table:formula="of:=1-EXP(-[.A402]/[.$D$1])" table:style-name="ce1">
            <text:p>0,515920887</text:p>
          </table:table-cell>
          <table:table-cell office:value-type="float" office:value="-6046408541.3847446" table:formula="of:=([.$D$2]-[.$D$1]*[.$D$1])*[.A402]*[.G402]" table:style-name="ce1">
            <text:p>-6046408541</text:p>
          </table:table-cell>
          <table:table-cell table:number-columns-repeated="16376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float" office:value="23" table:style-name="ce1">
            <text:p>23</text:p>
          </table:table-cell>
          <table:table-cell office:value-type="float" office:value="78.7" table:style-name="ce1">
            <text:p>78,7</text:p>
          </table:table-cell>
          <table:table-cell office:value-type="float" office:value="4.0599999999999987" table:formula="of:=[.B403]-[.$B$5]" table:style-name="ce2">
            <text:p>4,06</text:p>
          </table:table-cell>
          <table:table-cell office:value-type="float" office:value="3.7072503357817324" table:formula="of:=[.$D$2]*(1-EXP(-[.A403]/[.$D$1]))" table:style-name="ce1">
            <text:p>3,707250336</text:p>
          </table:table-cell>
          <table:table-cell office:value-type="float" office:value="0.35274966421826637" table:formula="of:=[.D403]-[.E403]" table:style-name="ce2">
            <text:p>0,35</text:p>
          </table:table-cell>
          <table:table-cell office:value-type="float" office:value="0.51668626316239807" table:formula="of:=1-EXP(-[.A403]/[.$D$1])" table:style-name="ce1">
            <text:p>0,516686263</text:p>
          </table:table-cell>
          <table:table-cell office:value-type="float" office:value="-6068585410.644598" table:formula="of:=([.$D$2]-[.$D$1]*[.$D$1])*[.A403]*[.G403]" table:style-name="ce1">
            <text:p>-6068585411</text:p>
          </table:table-cell>
          <table:table-cell table:number-columns-repeated="16376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float" office:value="23" table:style-name="ce1">
            <text:p>23</text:p>
          </table:table-cell>
          <table:table-cell office:value-type="float" office:value="80.5" table:style-name="ce1">
            <text:p>80,5</text:p>
          </table:table-cell>
          <table:table-cell office:value-type="float" office:value="4.0599999999999987" table:formula="of:=[.B404]-[.$B$5]" table:style-name="ce2">
            <text:p>4,06</text:p>
          </table:table-cell>
          <table:table-cell office:value-type="float" office:value="3.714102644823372" table:formula="of:=[.$D$2]*(1-EXP(-[.A404]/[.$D$1]))" table:style-name="ce1">
            <text:p>3,714102645</text:p>
          </table:table-cell>
          <table:table-cell office:value-type="float" office:value="0.34589735517662668" table:formula="of:=[.D404]-[.E404]" table:style-name="ce2">
            <text:p>0,35</text:p>
          </table:table-cell>
          <table:table-cell office:value-type="float" office:value="0.51764128201251092" table:formula="of:=1-EXP(-[.A404]/[.$D$1])" table:style-name="ce1">
            <text:p>0,517641282</text:p>
          </table:table-cell>
          <table:table-cell office:value-type="float" office:value="-6096341480.8532505" table:formula="of:=([.$D$2]-[.$D$1]*[.$D$1])*[.A404]*[.G404]" table:style-name="ce1">
            <text:p>-6096341481</text:p>
          </table:table-cell>
          <table:table-cell table:number-columns-repeated="16376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float" office:value="23" table:style-name="ce1">
            <text:p>23</text:p>
          </table:table-cell>
          <table:table-cell office:value-type="float" office:value="83.4" table:style-name="ce1">
            <text:p>83,4</text:p>
          </table:table-cell>
          <table:table-cell office:value-type="float" office:value="4.0599999999999987" table:formula="of:=[.B405]-[.$B$5]" table:style-name="ce2">
            <text:p>4,06</text:p>
          </table:table-cell>
          <table:table-cell office:value-type="float" office:value="3.7195747419474006" table:formula="of:=[.$D$2]*(1-EXP(-[.A405]/[.$D$1]))" table:style-name="ce1">
            <text:p>3,719574742</text:p>
          </table:table-cell>
          <table:table-cell office:value-type="float" office:value="0.34042525805259816" table:formula="of:=[.D405]-[.E405]" table:style-name="ce2">
            <text:p>0,34</text:p>
          </table:table-cell>
          <table:table-cell office:value-type="float" office:value="0.51840393820202879" table:formula="of:=1-EXP(-[.A405]/[.$D$1])" table:style-name="ce1">
            <text:p>0,518403938</text:p>
          </table:table-cell>
          <table:table-cell office:value-type="float" office:value="-6118574238.3639622" table:formula="of:=([.$D$2]-[.$D$1]*[.$D$1])*[.A405]*[.G405]" table:style-name="ce1">
            <text:p>-6118574238</text:p>
          </table:table-cell>
          <table:table-cell table:number-columns-repeated="16376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float" office:value="23" table:style-name="ce1">
            <text:p>23</text:p>
          </table:table-cell>
          <table:table-cell office:value-type="float" office:value="85.8" table:style-name="ce1">
            <text:p>85,8</text:p>
          </table:table-cell>
          <table:table-cell office:value-type="float" office:value="4.0599999999999987" table:formula="of:=[.B406]-[.$B$5]" table:style-name="ce2">
            <text:p>4,06</text:p>
          </table:table-cell>
          <table:table-cell office:value-type="float" office:value="3.7264026981943497" table:formula="of:=[.$D$2]*(1-EXP(-[.A406]/[.$D$1]))" table:style-name="ce1">
            <text:p>3,726402698</text:p>
          </table:table-cell>
          <table:table-cell office:value-type="float" office:value="0.33359730180564906" table:formula="of:=[.D406]-[.E406]" table:style-name="ce2">
            <text:p>0,33</text:p>
          </table:table-cell>
          <table:table-cell office:value-type="float" office:value="0.51935556295858265" table:formula="of:=1-EXP(-[.A406]/[.$D$1])" table:style-name="ce1">
            <text:p>0,519355563</text:p>
          </table:table-cell>
          <table:table-cell office:value-type="float" office:value="-6146399947.0456829" table:formula="of:=([.$D$2]-[.$D$1]*[.$D$1])*[.A406]*[.G406]" table:style-name="ce1">
            <text:p>-6146399947</text:p>
          </table:table-cell>
          <table:table-cell table:number-columns-repeated="16376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float" office:value="23.06" table:style-name="ce1">
            <text:p>23,06</text:p>
          </table:table-cell>
          <table:table-cell office:value-type="float" office:value="86.5" table:style-name="ce1">
            <text:p>86,5</text:p>
          </table:table-cell>
          <table:table-cell office:value-type="float" office:value="4.1199999999999974" table:formula="of:=[.B407]-[.$B$5]" table:style-name="ce2">
            <text:p>4,12</text:p>
          </table:table-cell>
          <table:table-cell office:value-type="float" office:value="3.731855347734069" table:formula="of:=[.$D$2]*(1-EXP(-[.A407]/[.$D$1]))" table:style-name="ce1">
            <text:p>3,731855348</text:p>
          </table:table-cell>
          <table:table-cell office:value-type="float" office:value="0.38814465226592842" table:formula="of:=[.D407]-[.E407]" table:style-name="ce2">
            <text:p>0,39</text:p>
          </table:table-cell>
          <table:table-cell office:value-type="float" office:value="0.5201155087026883" table:formula="of:=1-EXP(-[.A407]/[.$D$1])" table:style-name="ce1">
            <text:p>0,520115509</text:p>
          </table:table-cell>
          <table:table-cell office:value-type="float" office:value="-6168688238.3001375" table:formula="of:=([.$D$2]-[.$D$1]*[.$D$1])*[.A407]*[.G407]" table:style-name="ce1">
            <text:p>-6168688238</text:p>
          </table:table-cell>
          <table:table-cell table:number-columns-repeated="16376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float" office:value="23" table:style-name="ce1">
            <text:p>23</text:p>
          </table:table-cell>
          <table:table-cell office:value-type="float" office:value="82.8" table:style-name="ce1">
            <text:p>82,8</text:p>
          </table:table-cell>
          <table:table-cell office:value-type="float" office:value="4.0599999999999987" table:formula="of:=[.B408]-[.$B$5]" table:style-name="ce2">
            <text:p>4,06</text:p>
          </table:table-cell>
          <table:table-cell office:value-type="float" office:value="3.7386590377350521" table:formula="of:=[.$D$2]*(1-EXP(-[.A408]/[.$D$1]))" table:style-name="ce1">
            <text:p>3,738659038</text:p>
          </table:table-cell>
          <table:table-cell office:value-type="float" office:value="0.32134096226494657" table:formula="of:=[.D408]-[.E408]" table:style-name="ce2">
            <text:p>0,32</text:p>
          </table:table-cell>
          <table:table-cell office:value-type="float" office:value="0.52106375142813732" table:formula="of:=1-EXP(-[.A408]/[.$D$1])" table:style-name="ce1">
            <text:p>0,521063751</text:p>
          </table:table-cell>
          <table:table-cell office:value-type="float" office:value="-6196583143.4559946" table:formula="of:=([.$D$2]-[.$D$1]*[.$D$1])*[.A408]*[.G408]" table:style-name="ce1">
            <text:p>-6196583143</text:p>
          </table:table-cell>
          <table:table-cell table:number-columns-repeated="16376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float" office:value="23.06" table:style-name="ce1">
            <text:p>23,06</text:p>
          </table:table-cell>
          <table:table-cell office:value-type="float" office:value="79.7" table:style-name="ce1">
            <text:p>79,7</text:p>
          </table:table-cell>
          <table:table-cell office:value-type="float" office:value="4.1199999999999974" table:formula="of:=[.B409]-[.$B$5]" table:style-name="ce2">
            <text:p>4,12</text:p>
          </table:table-cell>
          <table:table-cell office:value-type="float" office:value="3.7454492837726088" table:formula="of:=[.$D$2]*(1-EXP(-[.A409]/[.$D$1]))" table:style-name="ce1">
            <text:p>3,745449284</text:p>
          </table:table-cell>
          <table:table-cell office:value-type="float" office:value="0.37455071622738867" table:formula="of:=[.D409]-[.E409]" table:style-name="ce2">
            <text:p>0,37</text:p>
          </table:table-cell>
          <table:table-cell office:value-type="float" office:value="0.52201012044380257" table:formula="of:=1-EXP(-[.A409]/[.$D$1])" table:style-name="ce1">
            <text:p>0,52201012</text:p>
          </table:table-cell>
          <table:table-cell office:value-type="float" office:value="-6224516300.9433699" table:formula="of:=([.$D$2]-[.$D$1]*[.$D$1])*[.A409]*[.G409]" table:style-name="ce1">
            <text:p>-6224516301</text:p>
          </table:table-cell>
          <table:table-cell table:number-columns-repeated="16376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float" office:value="23.06" table:style-name="ce1">
            <text:p>23,06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4.1199999999999974" table:formula="of:=[.B410]-[.$B$5]" table:style-name="ce2">
            <text:p>4,12</text:p>
          </table:table-cell>
          <table:table-cell office:value-type="float" office:value="3.7508718188024441" table:formula="of:=[.$D$2]*(1-EXP(-[.A410]/[.$D$1]))" table:style-name="ce1">
            <text:p>3,750871819</text:p>
          </table:table-cell>
          <table:table-cell office:value-type="float" office:value="0.36912818119755331" table:formula="of:=[.D410]-[.E410]" table:style-name="ce2">
            <text:p>0,37</text:p>
          </table:table-cell>
          <table:table-cell office:value-type="float" office:value="0.52276586907355949" table:formula="of:=1-EXP(-[.A410]/[.$D$1])" table:style-name="ce1">
            <text:p>0,522765869</text:p>
          </table:table-cell>
          <table:table-cell office:value-type="float" office:value="-6246890277.6541672" table:formula="of:=([.$D$2]-[.$D$1]*[.$D$1])*[.A410]*[.G410]" table:style-name="ce1">
            <text:p>-6246890278</text:p>
          </table:table-cell>
          <table:table-cell table:number-columns-repeated="16376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float" office:value="23.06" table:style-name="ce1">
            <text:p>23,06</text:p>
          </table:table-cell>
          <table:table-cell office:value-type="float" office:value="75.400000000000006" table:style-name="ce1">
            <text:p>75,4</text:p>
          </table:table-cell>
          <table:table-cell office:value-type="float" office:value="4.1199999999999974" table:formula="of:=[.B411]-[.$B$5]" table:style-name="ce2">
            <text:p>4,12</text:p>
          </table:table-cell>
          <table:table-cell office:value-type="float" office:value="3.7576379326144043" table:formula="of:=[.$D$2]*(1-EXP(-[.A411]/[.$D$1]))" table:style-name="ce1">
            <text:p>3,757637933</text:p>
          </table:table-cell>
          <table:table-cell office:value-type="float" office:value="0.36236206738559318" table:formula="of:=[.D411]-[.E411]" table:style-name="ce2">
            <text:p>0,36</text:p>
          </table:table-cell>
          <table:table-cell office:value-type="float" office:value="0.52370887473678396" table:formula="of:=1-EXP(-[.A411]/[.$D$1])" table:style-name="ce1">
            <text:p>0,523708875</text:p>
          </table:table-cell>
          <table:table-cell office:value-type="float" office:value="-6274891948.5542231" table:formula="of:=([.$D$2]-[.$D$1]*[.$D$1])*[.A411]*[.G411]" table:style-name="ce1">
            <text:p>-6274891949</text:p>
          </table:table-cell>
          <table:table-cell table:number-columns-repeated="16376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float" office:value="23.06" table:style-name="ce1">
            <text:p>23,06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4.1199999999999974" table:formula="of:=[.B412]-[.$B$5]" table:style-name="ce2">
            <text:p>4,12</text:p>
          </table:table-cell>
          <table:table-cell office:value-type="float" office:value="3.7630411962013603" table:formula="of:=[.$D$2]*(1-EXP(-[.A412]/[.$D$1]))" table:style-name="ce1">
            <text:p>3,763041196</text:p>
          </table:table-cell>
          <table:table-cell office:value-type="float" office:value="0.35695880379863709" table:formula="of:=[.D412]-[.E412]" table:style-name="ce2">
            <text:p>0,36</text:p>
          </table:table-cell>
          <table:table-cell office:value-type="float" office:value="0.52446193747028214" table:formula="of:=1-EXP(-[.A412]/[.$D$1])" table:style-name="ce1">
            <text:p>0,524461937</text:p>
          </table:table-cell>
          <table:table-cell office:value-type="float" office:value="-6297320561.2672796" table:formula="of:=([.$D$2]-[.$D$1]*[.$D$1])*[.A412]*[.G412]" table:style-name="ce1">
            <text:p>-6297320561</text:p>
          </table:table-cell>
          <table:table-cell table:number-columns-repeated="16376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float" office:value="23.06" table:style-name="ce1">
            <text:p>23,06</text:p>
          </table:table-cell>
          <table:table-cell office:value-type="float" office:value="80.3" table:style-name="ce1">
            <text:p>80,3</text:p>
          </table:table-cell>
          <table:table-cell office:value-type="float" office:value="4.1199999999999974" table:formula="of:=[.B413]-[.$B$5]" table:style-name="ce2">
            <text:p>4,12</text:p>
          </table:table-cell>
          <table:table-cell office:value-type="float" office:value="3.7697832635525548" table:formula="of:=[.$D$2]*(1-EXP(-[.A413]/[.$D$1]))" table:style-name="ce1">
            <text:p>3,769783264</text:p>
          </table:table-cell>
          <table:table-cell office:value-type="float" office:value="0.35021673644744267" table:formula="of:=[.D413]-[.E413]" table:style-name="ce2">
            <text:p>0,35</text:p>
          </table:table-cell>
          <table:table-cell office:value-type="float" office:value="0.52540159173426737" table:formula="of:=1-EXP(-[.A413]/[.$D$1])" table:style-name="ce1">
            <text:p>0,525401592</text:p>
          </table:table-cell>
          <table:table-cell office:value-type="float" office:value="-6325390309.341197" table:formula="of:=([.$D$2]-[.$D$1]*[.$D$1])*[.A413]*[.G413]" table:style-name="ce1">
            <text:p>-6325390309</text:p>
          </table:table-cell>
          <table:table-cell table:number-columns-repeated="16376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float" office:value="23.12" table:style-name="ce1">
            <text:p>23,12</text:p>
          </table:table-cell>
          <table:table-cell office:value-type="float" office:value="83" table:style-name="ce1">
            <text:p>83</text:p>
          </table:table-cell>
          <table:table-cell office:value-type="float" office:value="4.18" table:formula="of:=[.B414]-[.$B$5]" table:style-name="ce2">
            <text:p>4,18</text:p>
          </table:table-cell>
          <table:table-cell office:value-type="float" office:value="3.7765120087055193" table:formula="of:=[.$D$2]*(1-EXP(-[.A414]/[.$D$1]))" table:style-name="ce1">
            <text:p>3,776512009</text:p>
          </table:table-cell>
          <table:table-cell office:value-type="float" office:value="0.40348799129448043" table:formula="of:=[.D414]-[.E414]" table:style-name="ce2">
            <text:p>0,40</text:p>
          </table:table-cell>
          <table:table-cell office:value-type="float" office:value="0.52633938925910706" table:formula="of:=1-EXP(-[.A414]/[.$D$1])" table:style-name="ce1">
            <text:p>0,526339389</text:p>
          </table:table-cell>
          <table:table-cell office:value-type="float" office:value="-6353497690.3922338" table:formula="of:=([.$D$2]-[.$D$1]*[.$D$1])*[.A414]*[.G414]" table:style-name="ce1">
            <text:p>-6353497690</text:p>
          </table:table-cell>
          <table:table-cell table:number-columns-repeated="16376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float" office:value="23.12" table:style-name="ce1">
            <text:p>23,12</text:p>
          </table:table-cell>
          <table:table-cell office:value-type="float" office:value="85.3" table:style-name="ce1">
            <text:p>85,3</text:p>
          </table:table-cell>
          <table:table-cell office:value-type="float" office:value="4.18" table:formula="of:=[.B415]-[.$B$5]" table:style-name="ce2">
            <text:p>4,18</text:p>
          </table:table-cell>
          <table:table-cell office:value-type="float" office:value="3.7818854305369203" table:formula="of:=[.$D$2]*(1-EXP(-[.A415]/[.$D$1]))" table:style-name="ce1">
            <text:p>3,781885431</text:p>
          </table:table-cell>
          <table:table-cell office:value-type="float" office:value="0.39811456946307944" table:formula="of:=[.D415]-[.E415]" table:style-name="ce2">
            <text:p>0,40</text:p>
          </table:table-cell>
          <table:table-cell office:value-type="float" office:value="0.52708829289252634" table:formula="of:=1-EXP(-[.A415]/[.$D$1])" table:style-name="ce1">
            <text:p>0,527088293</text:p>
          </table:table-cell>
          <table:table-cell office:value-type="float" office:value="-6376010601.2050257" table:formula="of:=([.$D$2]-[.$D$1]*[.$D$1])*[.A415]*[.G415]" table:style-name="ce1">
            <text:p>-6376010601</text:p>
          </table:table-cell>
          <table:table-cell table:number-columns-repeated="16376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float" office:value="23.12" table:style-name="ce1">
            <text:p>23,12</text:p>
          </table:table-cell>
          <table:table-cell office:value-type="float" office:value="83.2" table:style-name="ce1">
            <text:p>83,2</text:p>
          </table:table-cell>
          <table:table-cell office:value-type="float" office:value="4.18" table:formula="of:=[.B416]-[.$B$5]" table:style-name="ce2">
            <text:p>4,18</text:p>
          </table:table-cell>
          <table:table-cell office:value-type="float" office:value="3.7885902620356346" table:formula="of:=[.$D$2]*(1-EXP(-[.A416]/[.$D$1]))" table:style-name="ce1">
            <text:p>3,788590262</text:p>
          </table:table-cell>
          <table:table-cell office:value-type="float" office:value="0.39140973796436507" table:formula="of:=[.D416]-[.E416]" table:style-name="ce2">
            <text:p>0,39</text:p>
          </table:table-cell>
          <table:table-cell office:value-type="float" office:value="0.52802275752761385" table:formula="of:=1-EXP(-[.A416]/[.$D$1])" table:style-name="ce1">
            <text:p>0,528022758</text:p>
          </table:table-cell>
          <table:table-cell office:value-type="float" office:value="-6404185385.275548" table:formula="of:=([.$D$2]-[.$D$1]*[.$D$1])*[.A416]*[.G416]" table:style-name="ce1">
            <text:p>-6404185385</text:p>
          </table:table-cell>
          <table:table-cell table:number-columns-repeated="16376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float" office:value="23.12" table:style-name="ce1">
            <text:p>23,12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4.18" table:formula="of:=[.B417]-[.$B$5]" table:style-name="ce2">
            <text:p>4,18</text:p>
          </table:table-cell>
          <table:table-cell office:value-type="float" office:value="3.79394458697023" table:formula="of:=[.$D$2]*(1-EXP(-[.A417]/[.$D$1]))" table:style-name="ce1">
            <text:p>3,793944587</text:p>
          </table:table-cell>
          <table:table-cell office:value-type="float" office:value="0.38605541302976976" table:formula="of:=[.D417]-[.E417]" table:style-name="ce2">
            <text:p>0,39</text:p>
          </table:table-cell>
          <table:table-cell office:value-type="float" office:value="0.52876899959158008" table:formula="of:=1-EXP(-[.A417]/[.$D$1])" table:style-name="ce1">
            <text:p>0,528769</text:p>
          </table:table-cell>
          <table:table-cell office:value-type="float" office:value="-6426752046.0556002" table:formula="of:=([.$D$2]-[.$D$1]*[.$D$1])*[.A417]*[.G417]" table:style-name="ce1">
            <text:p>-6426752046</text:p>
          </table:table-cell>
          <table:table-cell table:number-columns-repeated="16376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float" office:value="23.12" table:style-name="ce1">
            <text:p>23,12</text:p>
          </table:table-cell>
          <table:table-cell office:value-type="float" office:value="76.8" table:style-name="ce1">
            <text:p>76,8</text:p>
          </table:table-cell>
          <table:table-cell office:value-type="float" office:value="4.18" table:formula="of:=[.B418]-[.$B$5]" table:style-name="ce2">
            <text:p>4,18</text:p>
          </table:table-cell>
          <table:table-cell office:value-type="float" office:value="3.800625589802733" table:formula="of:=[.$D$2]*(1-EXP(-[.A418]/[.$D$1]))" table:style-name="ce1">
            <text:p>3,80062559</text:p>
          </table:table-cell>
          <table:table-cell office:value-type="float" office:value="0.3793744101972667" table:formula="of:=[.D418]-[.E418]" table:style-name="ce2">
            <text:p>0,38</text:p>
          </table:table-cell>
          <table:table-cell office:value-type="float" office:value="0.52970014318185388" table:formula="of:=1-EXP(-[.A418]/[.$D$1])" table:style-name="ce1">
            <text:p>0,529700143</text:p>
          </table:table-cell>
          <table:table-cell office:value-type="float" office:value="-6454993802.5988121" table:formula="of:=([.$D$2]-[.$D$1]*[.$D$1])*[.A418]*[.G418]" table:style-name="ce1">
            <text:p>-6454993803</text:p>
          </table:table-cell>
          <table:table-cell table:number-columns-repeated="16376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float" office:value="23.19" table:style-name="ce1">
            <text:p>23,19</text:p>
          </table:table-cell>
          <table:table-cell office:value-type="float" office:value="75.2" table:style-name="ce1">
            <text:p>75,2</text:p>
          </table:table-cell>
          <table:table-cell office:value-type="float" office:value="4.25" table:formula="of:=[.B419]-[.$B$5]" table:style-name="ce2">
            <text:p>4,25</text:p>
          </table:table-cell>
          <table:table-cell office:value-type="float" office:value="3.805960885710026" table:formula="of:=[.$D$2]*(1-EXP(-[.A419]/[.$D$1]))" table:style-name="ce1">
            <text:p>3,805960886</text:p>
          </table:table-cell>
          <table:table-cell office:value-type="float" office:value="0.444039114289974" table:formula="of:=[.D419]-[.E419]" table:style-name="ce2">
            <text:p>0,44</text:p>
          </table:table-cell>
          <table:table-cell office:value-type="float" office:value="0.53044373313546389" table:formula="of:=1-EXP(-[.A419]/[.$D$1])" table:style-name="ce1">
            <text:p>0,530443733</text:p>
          </table:table-cell>
          <table:table-cell office:value-type="float" office:value="-6477613869.7933359" table:formula="of:=([.$D$2]-[.$D$1]*[.$D$1])*[.A419]*[.G419]" table:style-name="ce1">
            <text:p>-6477613870</text:p>
          </table:table-cell>
          <table:table-cell table:number-columns-repeated="16376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float" office:value="23.19" table:style-name="ce1">
            <text:p>23,19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4.25" table:formula="of:=[.B420]-[.$B$5]" table:style-name="ce2">
            <text:p>4,25</text:p>
          </table:table-cell>
          <table:table-cell office:value-type="float" office:value="3.8126181445623142" table:formula="of:=[.$D$2]*(1-EXP(-[.A420]/[.$D$1]))" table:style-name="ce1">
            <text:p>3,812618145</text:p>
          </table:table-cell>
          <table:table-cell office:value-type="float" office:value="0.43738185543768582" table:formula="of:=[.D420]-[.E420]" table:style-name="ce2">
            <text:p>0,44</text:p>
          </table:table-cell>
          <table:table-cell office:value-type="float" office:value="0.53137156748376624" table:formula="of:=1-EXP(-[.A420]/[.$D$1])" table:style-name="ce1">
            <text:p>0,531371567</text:p>
          </table:table-cell>
          <table:table-cell office:value-type="float" office:value="-6505922170.4713936" table:formula="of:=([.$D$2]-[.$D$1]*[.$D$1])*[.A420]*[.G420]" table:style-name="ce1">
            <text:p>-6505922170</text:p>
          </table:table-cell>
          <table:table-cell table:number-columns-repeated="16376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float" office:value="23.19" table:style-name="ce1">
            <text:p>23,19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4.25" table:formula="of:=[.B421]-[.$B$5]" table:style-name="ce2">
            <text:p>4,25</text:p>
          </table:table-cell>
          <table:table-cell office:value-type="float" office:value="3.8192622487963703" table:formula="of:=[.$D$2]*(1-EXP(-[.A421]/[.$D$1]))" table:style-name="ce1">
            <text:p>3,819262249</text:p>
          </table:table-cell>
          <table:table-cell office:value-type="float" office:value="0.43073775120362967" table:formula="of:=[.D421]-[.E421]" table:style-name="ce2">
            <text:p>0,43</text:p>
          </table:table-cell>
          <table:table-cell office:value-type="float" office:value="0.53229756844885401" table:formula="of:=1-EXP(-[.A421]/[.$D$1])" table:style-name="ce1">
            <text:p>0,532297568</text:p>
          </table:table-cell>
          <table:table-cell office:value-type="float" office:value="-6534267255.8387175" table:formula="of:=([.$D$2]-[.$D$1]*[.$D$1])*[.A421]*[.G421]" table:style-name="ce1">
            <text:p>-6534267256</text:p>
          </table:table-cell>
          <table:table-cell table:number-columns-repeated="16376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float" office:value="23.19" table:style-name="ce1">
            <text:p>23,19</text:p>
          </table:table-cell>
          <table:table-cell office:value-type="float" office:value="83.1" table:style-name="ce1">
            <text:p>83,1</text:p>
          </table:table-cell>
          <table:table-cell office:value-type="float" office:value="4.25" table:formula="of:=[.B422]-[.$B$5]" table:style-name="ce2">
            <text:p>4,25</text:p>
          </table:table-cell>
          <table:table-cell office:value-type="float" office:value="3.8245680783277001" table:formula="of:=[.$D$2]*(1-EXP(-[.A422]/[.$D$1]))" table:style-name="ce1">
            <text:p>3,824568078</text:p>
          </table:table-cell>
          <table:table-cell office:value-type="float" office:value="0.42543192167229993" table:formula="of:=[.D422]-[.E422]" table:style-name="ce2">
            <text:p>0,43</text:p>
          </table:table-cell>
          <table:table-cell office:value-type="float" office:value="0.53303705161972581" table:formula="of:=1-EXP(-[.A422]/[.$D$1])" table:style-name="ce1">
            <text:p>0,533037052</text:p>
          </table:table-cell>
          <table:table-cell office:value-type="float" office:value="-6556969720.9643888" table:formula="of:=([.$D$2]-[.$D$1]*[.$D$1])*[.A422]*[.G422]" table:style-name="ce1">
            <text:p>-6556969721</text:p>
          </table:table-cell>
          <table:table-cell table:number-columns-repeated="16376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float" office:value="23.19" table:style-name="ce1">
            <text:p>23,19</text:p>
          </table:table-cell>
          <table:table-cell office:value-type="float" office:value="82.9" table:style-name="ce1">
            <text:p>82,9</text:p>
          </table:table-cell>
          <table:table-cell office:value-type="float" office:value="4.25" table:formula="of:=[.B423]-[.$B$5]" table:style-name="ce2">
            <text:p>4,25</text:p>
          </table:table-cell>
          <table:table-cell office:value-type="float" office:value="3.8311885697174821" table:formula="of:=[.$D$2]*(1-EXP(-[.A423]/[.$D$1]))" table:style-name="ce1">
            <text:p>3,83118857</text:p>
          </table:table-cell>
          <table:table-cell office:value-type="float" office:value="0.41881143028251788" table:formula="of:=[.D423]-[.E423]" table:style-name="ce2">
            <text:p>0,42</text:p>
          </table:table-cell>
          <table:table-cell office:value-type="float" office:value="0.53395976161949821" table:formula="of:=1-EXP(-[.A423]/[.$D$1])" table:style-name="ce1">
            <text:p>0,533959762</text:p>
          </table:table-cell>
          <table:table-cell office:value-type="float" office:value="-6585380688.529705" table:formula="of:=([.$D$2]-[.$D$1]*[.$D$1])*[.A423]*[.G423]" table:style-name="ce1">
            <text:p>-6585380689</text:p>
          </table:table-cell>
          <table:table-cell table:number-columns-repeated="16376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float" office:value="23.19" table:style-name="ce1">
            <text:p>23,19</text:p>
          </table:table-cell>
          <table:table-cell office:value-type="float" office:value="83.5" table:style-name="ce1">
            <text:p>83,5</text:p>
          </table:table-cell>
          <table:table-cell office:value-type="float" office:value="4.25" table:formula="of:=[.B424]-[.$B$5]" table:style-name="ce2">
            <text:p>4,25</text:p>
          </table:table-cell>
          <table:table-cell office:value-type="float" office:value="3.8364755425719652" table:formula="of:=[.$D$2]*(1-EXP(-[.A424]/[.$D$1]))" table:style-name="ce1">
            <text:p>3,836475543</text:p>
          </table:table-cell>
          <table:table-cell office:value-type="float" office:value="0.41352445742803479" table:formula="of:=[.D424]-[.E424]" table:style-name="ce2">
            <text:p>0,41</text:p>
          </table:table-cell>
          <table:table-cell office:value-type="float" office:value="0.53469661670081226" table:formula="of:=1-EXP(-[.A424]/[.$D$1])" table:style-name="ce1">
            <text:p>0,534696617</text:p>
          </table:table-cell>
          <table:table-cell office:value-type="float" office:value="-6608135690.0922194" table:formula="of:=([.$D$2]-[.$D$1]*[.$D$1])*[.A424]*[.G424]" table:style-name="ce1">
            <text:p>-6608135690</text:p>
          </table:table-cell>
          <table:table-cell table:number-columns-repeated="16376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float" office:value="23.19" table:style-name="ce1">
            <text:p>23,19</text:p>
          </table:table-cell>
          <table:table-cell office:value-type="float" office:value="85.9" table:style-name="ce1">
            <text:p>85,9</text:p>
          </table:table-cell>
          <table:table-cell office:value-type="float" office:value="4.25" table:formula="of:=[.B425]-[.$B$5]" table:style-name="ce2">
            <text:p>4,25</text:p>
          </table:table-cell>
          <table:table-cell office:value-type="float" office:value="3.8430725050364485" table:formula="of:=[.$D$2]*(1-EXP(-[.A425]/[.$D$1]))" table:style-name="ce1">
            <text:p>3,843072505</text:p>
          </table:table-cell>
          <table:table-cell office:value-type="float" office:value="0.40692749496355152" table:formula="of:=[.D425]-[.E425]" table:style-name="ce2">
            <text:p>0,41</text:p>
          </table:table-cell>
          <table:table-cell office:value-type="float" office:value="0.53561604743121038" table:formula="of:=1-EXP(-[.A425]/[.$D$1])" table:style-name="ce1">
            <text:p>0,535616047</text:p>
          </table:table-cell>
          <table:table-cell office:value-type="float" office:value="-6636612117.1162519" table:formula="of:=([.$D$2]-[.$D$1]*[.$D$1])*[.A425]*[.G425]" table:style-name="ce1">
            <text:p>-6636612117</text:p>
          </table:table-cell>
          <table:table-cell table:number-columns-repeated="16376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float" office:value="23.19" table:style-name="ce1">
            <text:p>23,19</text:p>
          </table:table-cell>
          <table:table-cell office:value-type="float" office:value="88" table:style-name="ce1">
            <text:p>88</text:p>
          </table:table-cell>
          <table:table-cell office:value-type="float" office:value="4.25" table:formula="of:=[.B426]-[.$B$5]" table:style-name="ce2">
            <text:p>4,25</text:p>
          </table:table-cell>
          <table:table-cell office:value-type="float" office:value="3.8483406882298583" table:formula="of:=[.$D$2]*(1-EXP(-[.A426]/[.$D$1]))" table:style-name="ce1">
            <text:p>3,848340688</text:p>
          </table:table-cell>
          <table:table-cell office:value-type="float" office:value="0.40165931177014169" table:formula="of:=[.D426]-[.E426]" table:style-name="ce2">
            <text:p>0,40</text:p>
          </table:table-cell>
          <table:table-cell office:value-type="float" office:value="0.53635028376307758" table:formula="of:=1-EXP(-[.A426]/[.$D$1])" table:style-name="ce1">
            <text:p>0,536350284</text:p>
          </table:table-cell>
          <table:table-cell office:value-type="float" office:value="-6659419317.794302" table:formula="of:=([.$D$2]-[.$D$1]*[.$D$1])*[.A426]*[.G426]" table:style-name="ce1">
            <text:p>-6659419318</text:p>
          </table:table-cell>
          <table:table-cell table:number-columns-repeated="16376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float" office:value="23.25" table:style-name="ce1">
            <text:p>23,25</text:p>
          </table:table-cell>
          <table:table-cell office:value-type="float" office:value="83.9" table:style-name="ce1">
            <text:p>83,9</text:p>
          </table:table-cell>
          <table:table-cell office:value-type="float" office:value="4.3099999999999987" table:formula="of:=[.B427]-[.$B$5]" table:style-name="ce2">
            <text:p>4,31</text:p>
          </table:table-cell>
          <table:table-cell office:value-type="float" office:value="3.8549142053897727" table:formula="of:=[.$D$2]*(1-EXP(-[.A427]/[.$D$1]))" table:style-name="ce1">
            <text:p>3,854914205</text:p>
          </table:table-cell>
          <table:table-cell office:value-type="float" office:value="0.45508579461022602" table:formula="of:=[.D427]-[.E427]" table:style-name="ce2">
            <text:p>0,46</text:p>
          </table:table-cell>
          <table:table-cell office:value-type="float" office:value="0.53726644687847558" table:formula="of:=1-EXP(-[.A427]/[.$D$1])" table:style-name="ce1">
            <text:p>0,537266447</text:p>
          </table:table-cell>
          <table:table-cell office:value-type="float" office:value="-6687960783.7104292" table:formula="of:=([.$D$2]-[.$D$1]*[.$D$1])*[.A427]*[.G427]" table:style-name="ce1">
            <text:p>-6687960784</text:p>
          </table:table-cell>
          <table:table-cell table:number-columns-repeated="16376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float" office:value="23.25" table:style-name="ce1">
            <text:p>23,25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4.3099999999999987" table:formula="of:=[.B428]-[.$B$5]" table:style-name="ce2">
            <text:p>4,31</text:p>
          </table:table-cell>
          <table:table-cell office:value-type="float" office:value="3.8614747334034649" table:formula="of:=[.$D$2]*(1-EXP(-[.A428]/[.$D$1]))" table:style-name="ce1">
            <text:p>3,861474733</text:p>
          </table:table-cell>
          <table:table-cell office:value-type="float" office:value="0.4485252665965338" table:formula="of:=[.D428]-[.E428]" table:style-name="ce2">
            <text:p>0,45</text:p>
          </table:table-cell>
          <table:table-cell office:value-type="float" office:value="0.53818079967279586" table:formula="of:=1-EXP(-[.A428]/[.$D$1])" table:style-name="ce1">
            <text:p>0,5381808</text:p>
          </table:table-cell>
          <table:table-cell office:value-type="float" office:value="-6716538201.4144897" table:formula="of:=([.$D$2]-[.$D$1]*[.$D$1])*[.A428]*[.G428]" table:style-name="ce1">
            <text:p>-6716538201</text:p>
          </table:table-cell>
          <table:table-cell table:number-columns-repeated="16376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float" office:value="23.25" table:style-name="ce1">
            <text:p>23,25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4.3099999999999987" table:formula="of:=[.B429]-[.$B$5]" table:style-name="ce2">
            <text:p>4,31</text:p>
          </table:table-cell>
          <table:table-cell office:value-type="float" office:value="3.8667138208786009" table:formula="of:=[.$D$2]*(1-EXP(-[.A429]/[.$D$1]))" table:style-name="ce1">
            <text:p>3,866713821</text:p>
          </table:table-cell>
          <table:table-cell office:value-type="float" office:value="0.44328617912139778" table:formula="of:=[.D429]-[.E429]" table:style-name="ce2">
            <text:p>0,44</text:p>
          </table:table-cell>
          <table:table-cell office:value-type="float" office:value="0.53891098088116529" table:formula="of:=1-EXP(-[.A429]/[.$D$1])" table:style-name="ce1">
            <text:p>0,538910981</text:p>
          </table:table-cell>
          <table:table-cell office:value-type="float" office:value="-6739425934.3209562" table:formula="of:=([.$D$2]-[.$D$1]*[.$D$1])*[.A429]*[.G429]" table:style-name="ce1">
            <text:p>-6739425934</text:p>
          </table:table-cell>
          <table:table-cell table:number-columns-repeated="16376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float" office:value="23.31" table:style-name="ce1">
            <text:p>23,31</text:p>
          </table:table-cell>
          <table:table-cell office:value-type="float" office:value="73.5" table:style-name="ce1">
            <text:p>73,5</text:p>
          </table:table-cell>
          <table:table-cell office:value-type="float" office:value="4.3699999999999974" table:formula="of:=[.B430]-[.$B$5]" table:style-name="ce2">
            <text:p>4,37</text:p>
          </table:table-cell>
          <table:table-cell office:value-type="float" office:value="3.8732510330741046" table:formula="of:=[.$D$2]*(1-EXP(-[.A430]/[.$D$1]))" table:style-name="ce1">
            <text:p>3,873251033</text:p>
          </table:table-cell>
          <table:table-cell office:value-type="float" office:value="0.49674896692589288" table:formula="of:=[.D430]-[.E430]" table:style-name="ce2">
            <text:p>0,50</text:p>
          </table:table-cell>
          <table:table-cell office:value-type="float" office:value="0.5398220841072392" table:formula="of:=1-EXP(-[.A430]/[.$D$1])" table:style-name="ce1">
            <text:p>0,539822084</text:p>
          </table:table-cell>
          <table:table-cell office:value-type="float" office:value="-6768067740.9970856" table:formula="of:=([.$D$2]-[.$D$1]*[.$D$1])*[.A430]*[.G430]" table:style-name="ce1">
            <text:p>-6768067741</text:p>
          </table:table-cell>
          <table:table-cell table:number-columns-repeated="16376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float" office:value="23.31" table:style-name="ce1">
            <text:p>23,31</text:p>
          </table:table-cell>
          <table:table-cell office:value-type="float" office:value="74" table:style-name="ce1">
            <text:p>74</text:p>
          </table:table-cell>
          <table:table-cell office:value-type="float" office:value="4.3699999999999974" table:formula="of:=[.B431]-[.$B$5]" table:style-name="ce2">
            <text:p>4,37</text:p>
          </table:table-cell>
          <table:table-cell office:value-type="float" office:value="3.8784715010706288" table:formula="of:=[.$D$2]*(1-EXP(-[.A431]/[.$D$1]))" table:style-name="ce1">
            <text:p>3,878471501</text:p>
          </table:table-cell>
          <table:table-cell office:value-type="float" office:value="0.49152849892936867" table:formula="of:=[.D431]-[.E431]" table:style-name="ce2">
            <text:p>0,49</text:p>
          </table:table-cell>
          <table:table-cell office:value-type="float" office:value="0.54054967028480283" table:formula="of:=1-EXP(-[.A431]/[.$D$1])" table:style-name="ce1">
            <text:p>0,54054967</text:p>
          </table:table-cell>
          <table:table-cell office:value-type="float" office:value="-6791006818.8350601" table:formula="of:=([.$D$2]-[.$D$1]*[.$D$1])*[.A431]*[.G431]" table:style-name="ce1">
            <text:p>-6791006819</text:p>
          </table:table-cell>
          <table:table-cell table:number-columns-repeated="16376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float" office:value="23.31" table:style-name="ce1">
            <text:p>23,31</text:p>
          </table:table-cell>
          <table:table-cell office:value-type="float" office:value="76.8" table:style-name="ce1">
            <text:p>76,8</text:p>
          </table:table-cell>
          <table:table-cell office:value-type="float" office:value="4.3699999999999974" table:formula="of:=[.B432]-[.$B$5]" table:style-name="ce2">
            <text:p>4,37</text:p>
          </table:table-cell>
          <table:table-cell office:value-type="float" office:value="3.8849854803113009" table:formula="of:=[.$D$2]*(1-EXP(-[.A432]/[.$D$1]))" table:style-name="ce1">
            <text:p>3,88498548</text:p>
          </table:table-cell>
          <table:table-cell office:value-type="float" office:value="0.48501451968869658" table:formula="of:=[.D432]-[.E432]" table:style-name="ce2">
            <text:p>0,49</text:p>
          </table:table-cell>
          <table:table-cell office:value-type="float" office:value="0.54145753549144815" table:formula="of:=1-EXP(-[.A432]/[.$D$1])" table:style-name="ce1">
            <text:p>0,541457535</text:p>
          </table:table-cell>
          <table:table-cell office:value-type="float" office:value="-6819712599.4232016" table:formula="of:=([.$D$2]-[.$D$1]*[.$D$1])*[.A432]*[.G432]" table:style-name="ce1">
            <text:p>-6819712599</text:p>
          </table:table-cell>
          <table:table-cell table:number-columns-repeated="16376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float" office:value="23.31" table:style-name="ce1">
            <text:p>23,31</text:p>
          </table:table-cell>
          <table:table-cell office:value-type="float" office:value="78.2" table:style-name="ce1">
            <text:p>78,2</text:p>
          </table:table-cell>
          <table:table-cell office:value-type="float" office:value="4.3699999999999974" table:formula="of:=[.B433]-[.$B$5]" table:style-name="ce2">
            <text:p>4,37</text:p>
          </table:table-cell>
          <table:table-cell office:value-type="float" office:value="3.8901873950019912" table:formula="of:=[.$D$2]*(1-EXP(-[.A433]/[.$D$1]))" table:style-name="ce1">
            <text:p>3,890187395</text:p>
          </table:table-cell>
          <table:table-cell office:value-type="float" office:value="0.47981260499800626" table:formula="of:=[.D433]-[.E433]" table:style-name="ce2">
            <text:p>0,48</text:p>
          </table:table-cell>
          <table:table-cell office:value-type="float" office:value="0.54218253586082721" table:formula="of:=1-EXP(-[.A433]/[.$D$1])" table:style-name="ce1">
            <text:p>0,542182536</text:p>
          </table:table-cell>
          <table:table-cell office:value-type="float" office:value="-6842702691.0004444" table:formula="of:=([.$D$2]-[.$D$1]*[.$D$1])*[.A433]*[.G433]" table:style-name="ce1">
            <text:p>-6842702691</text:p>
          </table:table-cell>
          <table:table-cell table:number-columns-repeated="16376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float" office:value="23.31" table:style-name="ce1">
            <text:p>23,31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4.3699999999999974" table:formula="of:=[.B434]-[.$B$5]" table:style-name="ce2">
            <text:p>4,37</text:p>
          </table:table-cell>
          <table:table-cell office:value-type="float" office:value="3.8966782238566986" table:formula="of:=[.$D$2]*(1-EXP(-[.A434]/[.$D$1]))" table:style-name="ce1">
            <text:p>3,896678224</text:p>
          </table:table-cell>
          <table:table-cell office:value-type="float" office:value="0.47332177614329884" table:formula="of:=[.D434]-[.E434]" table:style-name="ce2">
            <text:p>0,47</text:p>
          </table:table-cell>
          <table:table-cell office:value-type="float" office:value="0.5430871745558179" table:formula="of:=1-EXP(-[.A434]/[.$D$1])" table:style-name="ce1">
            <text:p>0,543087175</text:p>
          </table:table-cell>
          <table:table-cell office:value-type="float" office:value="-6871472032.5774765" table:formula="of:=([.$D$2]-[.$D$1]*[.$D$1])*[.A434]*[.G434]" table:style-name="ce1">
            <text:p>-6871472033</text:p>
          </table:table-cell>
          <table:table-cell table:number-columns-repeated="16376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23.31" table:style-name="ce1">
            <text:p>23,31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4.3699999999999974" table:formula="of:=[.B435]-[.$B$5]" table:style-name="ce2">
            <text:p>4,37</text:p>
          </table:table-cell>
          <table:table-cell office:value-type="float" office:value="3.9031562269557183" table:formula="of:=[.$D$2]*(1-EXP(-[.A435]/[.$D$1]))" table:style-name="ce1">
            <text:p>3,903156227</text:p>
          </table:table-cell>
          <table:table-cell office:value-type="float" office:value="0.46684377304427915" table:formula="of:=[.D435]-[.E435]" table:style-name="ce2">
            <text:p>0,47</text:p>
          </table:table-cell>
          <table:table-cell office:value-type="float" office:value="0.54399002570176869" table:formula="of:=1-EXP(-[.A435]/[.$D$1])" table:style-name="ce1">
            <text:p>0,543990026</text:p>
          </table:table-cell>
          <table:table-cell office:value-type="float" office:value="-6900276508.1747513" table:formula="of:=([.$D$2]-[.$D$1]*[.$D$1])*[.A435]*[.G435]" table:style-name="ce1">
            <text:p>-6900276508</text:p>
          </table:table-cell>
          <table:table-cell table:number-columns-repeated="16376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23.31" table:style-name="ce1">
            <text:p>23,31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4.3699999999999974" table:formula="of:=[.B436]-[.$B$5]" table:style-name="ce2">
            <text:p>4,37</text:p>
          </table:table-cell>
          <table:table-cell office:value-type="float" office:value="3.9083294119233214" table:formula="of:=[.$D$2]*(1-EXP(-[.A436]/[.$D$1]))" table:style-name="ce1">
            <text:p>3,908329412</text:p>
          </table:table-cell>
          <table:table-cell office:value-type="float" office:value="0.46167058807667605" table:formula="of:=[.D436]-[.E436]" table:style-name="ce2">
            <text:p>0,46</text:p>
          </table:table-cell>
          <table:table-cell office:value-type="float" office:value="0.54471102195706878" table:formula="of:=1-EXP(-[.A436]/[.$D$1])" table:style-name="ce1">
            <text:p>0,544711022</text:p>
          </table:table-cell>
          <table:table-cell office:value-type="float" office:value="-6923345300.1771107" table:formula="of:=([.$D$2]-[.$D$1]*[.$D$1])*[.A436]*[.G436]" table:style-name="ce1">
            <text:p>-6923345300</text:p>
          </table:table-cell>
          <table:table-cell table:number-columns-repeated="16376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3.31" table:style-name="ce1">
            <text:p>23,31</text:p>
          </table:table-cell>
          <table:table-cell office:value-type="float" office:value="83.8" table:style-name="ce1">
            <text:p>83,8</text:p>
          </table:table-cell>
          <table:table-cell office:value-type="float" office:value="4.3699999999999974" table:formula="of:=[.B437]-[.$B$5]" table:style-name="ce2">
            <text:p>4,37</text:p>
          </table:table-cell>
          <table:table-cell office:value-type="float" office:value="3.9147843924939458" table:formula="of:=[.$D$2]*(1-EXP(-[.A437]/[.$D$1]))" table:style-name="ce1">
            <text:p>3,914784392</text:p>
          </table:table-cell>
          <table:table-cell office:value-type="float" office:value="0.45521560750605161" table:formula="of:=[.D437]-[.E437]" table:style-name="ce2">
            <text:p>0,46</text:p>
          </table:table-cell>
          <table:table-cell office:value-type="float" office:value="0.54561066441110839" table:formula="of:=1-EXP(-[.A437]/[.$D$1])" table:style-name="ce1">
            <text:p>0,545610664</text:p>
          </table:table-cell>
          <table:table-cell office:value-type="float" office:value="-6952212698.6624956" table:formula="of:=([.$D$2]-[.$D$1]*[.$D$1])*[.A437]*[.G437]" table:style-name="ce1">
            <text:p>-6952212699</text:p>
          </table:table-cell>
          <table:table-cell table:number-columns-repeated="16376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23.37" table:style-name="ce1">
            <text:p>23,37</text:p>
          </table:table-cell>
          <table:table-cell office:value-type="float" office:value="85.1" table:style-name="ce1">
            <text:p>85,1</text:p>
          </table:table-cell>
          <table:table-cell office:value-type="float" office:value="4.43" table:formula="of:=[.B438]-[.$B$5]" table:style-name="ce2">
            <text:p>4,43</text:p>
          </table:table-cell>
          <table:table-cell office:value-type="float" office:value="3.9199391921974502" table:formula="of:=[.$D$2]*(1-EXP(-[.A438]/[.$D$1]))" table:style-name="ce1">
            <text:p>3,919939192</text:p>
          </table:table-cell>
          <table:table-cell office:value-type="float" office:value="0.51006080780254948" table:formula="of:=[.D438]-[.E438]" table:style-name="ce2">
            <text:p>0,51</text:p>
          </table:table-cell>
          <table:table-cell office:value-type="float" office:value="0.54632909827850806" table:formula="of:=1-EXP(-[.A438]/[.$D$1])" table:style-name="ce1">
            <text:p>0,546329098</text:p>
          </table:table-cell>
          <table:table-cell office:value-type="float" office:value="-6975331665.7540178" table:formula="of:=([.$D$2]-[.$D$1]*[.$D$1])*[.A438]*[.G438]" table:style-name="ce1">
            <text:p>-6975331666</text:p>
          </table:table-cell>
          <table:table-cell table:number-columns-repeated="16376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23.37" table:style-name="ce1">
            <text:p>23,37</text:p>
          </table:table-cell>
          <table:table-cell office:value-type="float" office:value="82.2" table:style-name="ce1">
            <text:p>82,2</text:p>
          </table:table-cell>
          <table:table-cell office:value-type="float" office:value="4.43" table:formula="of:=[.B439]-[.$B$5]" table:style-name="ce2">
            <text:p>4,43</text:p>
          </table:table-cell>
          <table:table-cell office:value-type="float" office:value="3.9263712320607" table:formula="of:=[.$D$2]*(1-EXP(-[.A439]/[.$D$1]))" table:style-name="ce1">
            <text:p>3,926371232</text:p>
          </table:table-cell>
          <table:table-cell office:value-type="float" office:value="0.50362876793929967" table:formula="of:=[.D439]-[.E439]" table:style-name="ce2">
            <text:p>0,50</text:p>
          </table:table-cell>
          <table:table-cell office:value-type="float" office:value="0.54722554344418184" table:formula="of:=1-EXP(-[.A439]/[.$D$1])" table:style-name="ce1">
            <text:p>0,547225543</text:p>
          </table:table-cell>
          <table:table-cell office:value-type="float" office:value="-7004261579.6203737" table:formula="of:=([.$D$2]-[.$D$1]*[.$D$1])*[.A439]*[.G439]" table:style-name="ce1">
            <text:p>-7004261580</text:p>
          </table:table-cell>
          <table:table-cell table:number-columns-repeated="16376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3.44" table:style-name="ce1">
            <text:p>23,44</text:p>
          </table:table-cell>
          <table:table-cell office:value-type="float" office:value="79.3" table:style-name="ce1">
            <text:p>79,3</text:p>
          </table:table-cell>
          <table:table-cell office:value-type="float" office:value="4.5" table:formula="of:=[.B440]-[.$B$5]" table:style-name="ce2">
            <text:p>4,50</text:p>
          </table:table-cell>
          <table:table-cell office:value-type="float" office:value="3.9315077118404984" table:formula="of:=[.$D$2]*(1-EXP(-[.A440]/[.$D$1]))" table:style-name="ce1">
            <text:p>3,931507712</text:p>
          </table:table-cell>
          <table:table-cell office:value-type="float" office:value="0.56849228815950159" table:formula="of:=[.D440]-[.E440]" table:style-name="ce2">
            <text:p>0,57</text:p>
          </table:table-cell>
          <table:table-cell office:value-type="float" office:value="0.54794142403029111" table:formula="of:=1-EXP(-[.A440]/[.$D$1])" table:style-name="ce1">
            <text:p>0,547941424</text:p>
          </table:table-cell>
          <table:table-cell office:value-type="float" office:value="-7027430396.6370687" table:formula="of:=([.$D$2]-[.$D$1]*[.$D$1])*[.A440]*[.G440]" table:style-name="ce1">
            <text:p>-7027430397</text:p>
          </table:table-cell>
          <table:table-cell table:number-columns-repeated="16376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23.44" table:style-name="ce1">
            <text:p>23,44</text:p>
          </table:table-cell>
          <table:table-cell office:value-type="float" office:value="74.5" table:style-name="ce1">
            <text:p>74,5</text:p>
          </table:table-cell>
          <table:table-cell office:value-type="float" office:value="4.5" table:formula="of:=[.B441]-[.$B$5]" table:style-name="ce2">
            <text:p>4,50</text:p>
          </table:table-cell>
          <table:table-cell office:value-type="float" office:value="3.9379168925266028" table:formula="of:=[.$D$2]*(1-EXP(-[.A441]/[.$D$1]))" table:style-name="ce1">
            <text:p>3,937916893</text:p>
          </table:table-cell>
          <table:table-cell office:value-type="float" office:value="0.56208310747339718" table:formula="of:=[.D441]-[.E441]" table:style-name="ce2">
            <text:p>0,56</text:p>
          </table:table-cell>
          <table:table-cell office:value-type="float" office:value="0.54883468327061635" table:formula="of:=1-EXP(-[.A441]/[.$D$1])" table:style-name="ce1">
            <text:p>0,548834683</text:p>
          </table:table-cell>
          <table:table-cell office:value-type="float" office:value="-7056422420.4790192" table:formula="of:=([.$D$2]-[.$D$1]*[.$D$1])*[.A441]*[.G441]" table:style-name="ce1">
            <text:p>-7056422420</text:p>
          </table:table-cell>
          <table:table-cell table:number-columns-repeated="16376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23.44" table:style-name="ce1">
            <text:p>23,44</text:p>
          </table:table-cell>
          <table:table-cell office:value-type="float" office:value="74.2" table:style-name="ce1">
            <text:p>74,2</text:p>
          </table:table-cell>
          <table:table-cell office:value-type="float" office:value="4.5" table:formula="of:=[.B442]-[.$B$5]" table:style-name="ce2">
            <text:p>4,50</text:p>
          </table:table-cell>
          <table:table-cell office:value-type="float" office:value="3.9443134087922633" table:formula="of:=[.$D$2]*(1-EXP(-[.A442]/[.$D$1]))" table:style-name="ce1">
            <text:p>3,944313409</text:p>
          </table:table-cell>
          <table:table-cell office:value-type="float" office:value="0.55568659120773667" table:formula="of:=[.D442]-[.E442]" table:style-name="ce2">
            <text:p>0,56</text:p>
          </table:table-cell>
          <table:table-cell office:value-type="float" office:value="0.54972617744748986" table:formula="of:=1-EXP(-[.A442]/[.$D$1])" table:style-name="ce1">
            <text:p>0,549726177</text:p>
          </table:table-cell>
          <table:table-cell office:value-type="float" office:value="-7085448775.4582262" table:formula="of:=([.$D$2]-[.$D$1]*[.$D$1])*[.A442]*[.G442]" table:style-name="ce1">
            <text:p>-7085448775</text:p>
          </table:table-cell>
          <table:table-cell table:number-columns-repeated="16376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23.44" table:style-name="ce1">
            <text:p>23,44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4.5" table:formula="of:=[.B443]-[.$B$5]" table:style-name="ce2">
            <text:p>4,50</text:p>
          </table:table-cell>
          <table:table-cell office:value-type="float" office:value="3.9494215202403051" table:formula="of:=[.$D$2]*(1-EXP(-[.A443]/[.$D$1]))" table:style-name="ce1">
            <text:p>3,94942152</text:p>
          </table:table-cell>
          <table:table-cell office:value-type="float" office:value="0.55057847975969487" table:formula="of:=[.D443]-[.E443]" table:style-name="ce2">
            <text:p>0,55</text:p>
          </table:table-cell>
          <table:table-cell office:value-type="float" office:value="0.55043810428729123" table:formula="of:=1-EXP(-[.A443]/[.$D$1])" table:style-name="ce1">
            <text:p>0,550438104</text:p>
          </table:table-cell>
          <table:table-cell office:value-type="float" office:value="-7108694494.4385424" table:formula="of:=([.$D$2]-[.$D$1]*[.$D$1])*[.A443]*[.G443]" table:style-name="ce1">
            <text:p>-7108694494</text:p>
          </table:table-cell>
          <table:table-cell table:number-columns-repeated="16376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float" office:value="23.44" table:style-name="ce1">
            <text:p>23,44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4.5" table:formula="of:=[.B444]-[.$B$5]" table:style-name="ce2">
            <text:p>4,50</text:p>
          </table:table-cell>
          <table:table-cell office:value-type="float" office:value="3.9557953035780722" table:formula="of:=[.$D$2]*(1-EXP(-[.A444]/[.$D$1]))" table:style-name="ce1">
            <text:p>3,955795304</text:p>
          </table:table-cell>
          <table:table-cell office:value-type="float" office:value="0.54420469642192781" table:formula="of:=[.D444]-[.E444]" table:style-name="ce2">
            <text:p>0,54</text:p>
          </table:table-cell>
          <table:table-cell office:value-type="float" office:value="0.55132643013440541" table:formula="of:=1-EXP(-[.A444]/[.$D$1])" table:style-name="ce1">
            <text:p>0,55132643</text:p>
          </table:table-cell>
          <table:table-cell office:value-type="float" office:value="-7137782332.917305" table:formula="of:=([.$D$2]-[.$D$1]*[.$D$1])*[.A444]*[.G444]" table:style-name="ce1">
            <text:p>-7137782333</text:p>
          </table:table-cell>
          <table:table-cell table:number-columns-repeated="16376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float" office:value="23.44" table:style-name="ce1">
            <text:p>23,44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4.5" table:formula="of:=[.B445]-[.$B$5]" table:style-name="ce2">
            <text:p>4,50</text:p>
          </table:table-cell>
          <table:table-cell office:value-type="float" office:value="3.9608852610303442" table:formula="of:=[.$D$2]*(1-EXP(-[.A445]/[.$D$1]))" table:style-name="ce1">
            <text:p>3,960885261</text:p>
          </table:table-cell>
          <table:table-cell office:value-type="float" office:value="0.53911473896965578" table:formula="of:=[.D445]-[.E445]" table:style-name="ce2">
            <text:p>0,54</text:p>
          </table:table-cell>
          <table:table-cell office:value-type="float" office:value="0.55203582681859653" table:formula="of:=1-EXP(-[.A445]/[.$D$1])" table:style-name="ce1">
            <text:p>0,552035827</text:p>
          </table:table-cell>
          <table:table-cell office:value-type="float" office:value="-7161077078.450963" table:formula="of:=([.$D$2]-[.$D$1]*[.$D$1])*[.A445]*[.G445]" table:style-name="ce1">
            <text:p>-7161077078</text:p>
          </table:table-cell>
          <table:table-cell table:number-columns-repeated="16376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float" office:value="23.5" table:style-name="ce1">
            <text:p>23,5</text:p>
          </table:table-cell>
          <table:table-cell office:value-type="float" office:value="82.8" table:style-name="ce1">
            <text:p>82,8</text:p>
          </table:table-cell>
          <table:table-cell office:value-type="float" office:value="4.5599999999999987" table:formula="of:=[.B446]-[.$B$5]" table:style-name="ce2">
            <text:p>4,56</text:p>
          </table:table-cell>
          <table:table-cell office:value-type="float" office:value="3.9672363922320075" table:formula="of:=[.$D$2]*(1-EXP(-[.A446]/[.$D$1]))" table:style-name="ce1">
            <text:p>3,967236392</text:p>
          </table:table-cell>
          <table:table-cell office:value-type="float" office:value="0.5927636077679912" table:formula="of:=[.D446]-[.E446]" table:style-name="ce2">
            <text:p>0,59</text:p>
          </table:table-cell>
          <table:table-cell office:value-type="float" office:value="0.55292099559605101" table:formula="of:=1-EXP(-[.A446]/[.$D$1])" table:style-name="ce1">
            <text:p>0,552920996</text:p>
          </table:table-cell>
          <table:table-cell office:value-type="float" office:value="-7190226000.3507099" table:formula="of:=([.$D$2]-[.$D$1]*[.$D$1])*[.A446]*[.G446]" table:style-name="ce1">
            <text:p>-7190226000</text:p>
          </table:table-cell>
          <table:table-cell table:number-columns-repeated="16376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float" office:value="23.5" table:style-name="ce1">
            <text:p>23,5</text:p>
          </table:table-cell>
          <table:table-cell office:value-type="float" office:value="84" table:style-name="ce1">
            <text:p>84</text:p>
          </table:table-cell>
          <table:table-cell office:value-type="float" office:value="4.5599999999999987" table:formula="of:=[.B447]-[.$B$5]" table:style-name="ce2">
            <text:p>4,56</text:p>
          </table:table-cell>
          <table:table-cell office:value-type="float" office:value="3.9723082602069852" table:formula="of:=[.$D$2]*(1-EXP(-[.A447]/[.$D$1]))" table:style-name="ce1">
            <text:p>3,97230826</text:p>
          </table:table-cell>
          <table:table-cell office:value-type="float" office:value="0.58769173979301348" table:formula="of:=[.D447]-[.E447]" table:style-name="ce2">
            <text:p>0,59</text:p>
          </table:table-cell>
          <table:table-cell office:value-type="float" office:value="0.55362787111668987" table:formula="of:=1-EXP(-[.A447]/[.$D$1])" table:style-name="ce1">
            <text:p>0,553627871</text:p>
          </table:table-cell>
          <table:table-cell office:value-type="float" office:value="-7213569453.2027187" table:formula="of:=([.$D$2]-[.$D$1]*[.$D$1])*[.A447]*[.G447]" table:style-name="ce1">
            <text:p>-7213569453</text:p>
          </table:table-cell>
          <table:table-cell table:number-columns-repeated="16376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float" office:value="23.5" table:style-name="ce1">
            <text:p>23,5</text:p>
          </table:table-cell>
          <table:table-cell office:value-type="float" office:value="85.4" table:style-name="ce1">
            <text:p>85,4</text:p>
          </table:table-cell>
          <table:table-cell office:value-type="float" office:value="4.5599999999999987" table:formula="of:=[.B448]-[.$B$5]" table:style-name="ce2">
            <text:p>4,56</text:p>
          </table:table-cell>
          <table:table-cell office:value-type="float" office:value="3.9786368197772073" table:formula="of:=[.$D$2]*(1-EXP(-[.A448]/[.$D$1]))" table:style-name="ce1">
            <text:p>3,97863682</text:p>
          </table:table-cell>
          <table:table-cell office:value-type="float" office:value="0.58136318022279143" table:formula="of:=[.D448]-[.E448]" table:style-name="ce2">
            <text:p>0,58</text:p>
          </table:table-cell>
          <table:table-cell office:value-type="float" office:value="0.55450989404456674" table:formula="of:=1-EXP(-[.A448]/[.$D$1])" table:style-name="ce1">
            <text:p>0,554509894</text:p>
          </table:table-cell>
          <table:table-cell office:value-type="float" office:value="-7242779060.5120306" table:formula="of:=([.$D$2]-[.$D$1]*[.$D$1])*[.A448]*[.G448]" table:style-name="ce1">
            <text:p>-7242779061</text:p>
          </table:table-cell>
          <table:table-cell table:number-columns-repeated="16376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float" office:value="23.5" table:style-name="ce1">
            <text:p>23,5</text:p>
          </table:table-cell>
          <table:table-cell office:value-type="float" office:value="87.3" table:style-name="ce1">
            <text:p>87,3</text:p>
          </table:table-cell>
          <table:table-cell office:value-type="float" office:value="4.5599999999999987" table:formula="of:=[.B449]-[.$B$5]" table:style-name="ce2">
            <text:p>4,56</text:p>
          </table:table-cell>
          <table:table-cell office:value-type="float" office:value="3.9849528742327949" table:formula="of:=[.$D$2]*(1-EXP(-[.A449]/[.$D$1]))" table:style-name="ce1">
            <text:p>3,984952874</text:p>
          </table:table-cell>
          <table:table-cell office:value-type="float" office:value="0.57504712576720385" table:formula="of:=[.D449]-[.E449]" table:style-name="ce2">
            <text:p>0,58</text:p>
          </table:table-cell>
          <table:table-cell office:value-type="float" office:value="0.55539017411173397" table:formula="of:=1-EXP(-[.A449]/[.$D$1])" table:style-name="ce1">
            <text:p>0,555390174</text:p>
          </table:table-cell>
          <table:table-cell office:value-type="float" office:value="-7272022210.7152529" table:formula="of:=([.$D$2]-[.$D$1]*[.$D$1])*[.A449]*[.G449]" table:style-name="ce1">
            <text:p>-7272022211</text:p>
          </table:table-cell>
          <table:table-cell table:number-columns-repeated="16376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float" office:value="23.5" table:style-name="ce1">
            <text:p>23,5</text:p>
          </table:table-cell>
          <table:table-cell office:value-type="float" office:value="84.1" table:style-name="ce1">
            <text:p>84,1</text:p>
          </table:table-cell>
          <table:table-cell office:value-type="float" office:value="4.5599999999999987" table:formula="of:=[.B450]-[.$B$5]" table:style-name="ce2">
            <text:p>4,56</text:p>
          </table:table-cell>
          <table:table-cell office:value-type="float" office:value="3.9899967307214017" table:formula="of:=[.$D$2]*(1-EXP(-[.A450]/[.$D$1]))" table:style-name="ce1">
            <text:p>3,989996731</text:p>
          </table:table-cell>
          <table:table-cell office:value-type="float" office:value="0.57000326927859701" table:formula="of:=[.D450]-[.E450]" table:style-name="ce2">
            <text:p>0,57</text:p>
          </table:table-cell>
          <table:table-cell office:value-type="float" office:value="0.55609314562025935" table:formula="of:=1-EXP(-[.A450]/[.$D$1])" table:style-name="ce1">
            <text:p>0,556093146</text:p>
          </table:table-cell>
          <table:table-cell office:value-type="float" office:value="-7295440799.8622169" table:formula="of:=([.$D$2]-[.$D$1]*[.$D$1])*[.A450]*[.G450]" table:style-name="ce1">
            <text:p>-7295440800</text:p>
          </table:table-cell>
          <table:table-cell table:number-columns-repeated="16376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float" office:value="23.5" table:style-name="ce1">
            <text:p>23,5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4.5599999999999987" table:formula="of:=[.B451]-[.$B$5]" table:style-name="ce2">
            <text:p>4,56</text:p>
          </table:table-cell>
          <table:table-cell office:value-type="float" office:value="3.9962903382067081" table:formula="of:=[.$D$2]*(1-EXP(-[.A451]/[.$D$1]))" table:style-name="ce1">
            <text:p>3,996290338</text:p>
          </table:table-cell>
          <table:table-cell office:value-type="float" office:value="0.56370966179329063" table:formula="of:=[.D451]-[.E451]" table:style-name="ce2">
            <text:p>0,56</text:p>
          </table:table-cell>
          <table:table-cell office:value-type="float" office:value="0.556970297212103" table:formula="of:=1-EXP(-[.A451]/[.$D$1])" table:style-name="ce1">
            <text:p>0,556970297</text:p>
          </table:table-cell>
          <table:table-cell office:value-type="float" office:value="-7324744020.4322138" table:formula="of:=([.$D$2]-[.$D$1]*[.$D$1])*[.A451]*[.G451]" table:style-name="ce1">
            <text:p>-7324744020</text:p>
          </table:table-cell>
          <table:table-cell table:number-columns-repeated="16376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float" office:value="23.5" table:style-name="ce1">
            <text:p>23,5</text:p>
          </table:table-cell>
          <table:table-cell office:value-type="float" office:value="79.7" table:style-name="ce1">
            <text:p>79,7</text:p>
          </table:table-cell>
          <table:table-cell office:value-type="float" office:value="4.5599999999999987" table:formula="of:=[.B452]-[.$B$5]" table:style-name="ce2">
            <text:p>4,56</text:p>
          </table:table-cell>
          <table:table-cell office:value-type="float" office:value="4.0013162690587496" table:formula="of:=[.$D$2]*(1-EXP(-[.A452]/[.$D$1]))" table:style-name="ce1">
            <text:p>4,001316269</text:p>
          </table:table-cell>
          <table:table-cell office:value-type="float" office:value="0.55868373094124912" table:formula="of:=[.D452]-[.E452]" table:style-name="ce2">
            <text:p>0,56</text:p>
          </table:table-cell>
          <table:table-cell office:value-type="float" office:value="0.55767077039185831" table:formula="of:=1-EXP(-[.A452]/[.$D$1])" table:style-name="ce1">
            <text:p>0,55767077</text:p>
          </table:table-cell>
          <table:table-cell office:value-type="float" office:value="-7348210508.5523062" table:formula="of:=([.$D$2]-[.$D$1]*[.$D$1])*[.A452]*[.G452]" table:style-name="ce1">
            <text:p>-7348210509</text:p>
          </table:table-cell>
          <table:table-cell table:number-columns-repeated="16376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float" office:value="23.5" table:style-name="ce1">
            <text:p>23,5</text:p>
          </table:table-cell>
          <table:table-cell office:value-type="float" office:value="76.3" table:style-name="ce1">
            <text:p>76,3</text:p>
          </table:table-cell>
          <table:table-cell office:value-type="float" office:value="4.5599999999999987" table:formula="of:=[.B453]-[.$B$5]" table:style-name="ce2">
            <text:p>4,56</text:p>
          </table:table-cell>
          <table:table-cell office:value-type="float" office:value="4.0075875093492863" table:formula="of:=[.$D$2]*(1-EXP(-[.A453]/[.$D$1]))" table:style-name="ce1">
            <text:p>4,007587509</text:p>
          </table:table-cell>
          <table:table-cell office:value-type="float" office:value="0.55241249065071241" table:formula="of:=[.D453]-[.E453]" table:style-name="ce2">
            <text:p>0,55</text:p>
          </table:table-cell>
          <table:table-cell office:value-type="float" office:value="0.55854480462683731" table:formula="of:=1-EXP(-[.A453]/[.$D$1])" table:style-name="ce1">
            <text:p>0,558544805</text:p>
          </table:table-cell>
          <table:table-cell office:value-type="float" office:value="-7377573406.716671" table:formula="of:=([.$D$2]-[.$D$1]*[.$D$1])*[.A453]*[.G453]" table:style-name="ce1">
            <text:p>-7377573407</text:p>
          </table:table-cell>
          <table:table-cell table:number-columns-repeated="16376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float" office:value="23.56" table:style-name="ce1">
            <text:p>23,56</text:p>
          </table:table-cell>
          <table:table-cell office:value-type="float" office:value="73.8" table:style-name="ce1">
            <text:p>73,8</text:p>
          </table:table-cell>
          <table:table-cell office:value-type="float" office:value="4.6199999999999974" table:formula="of:=[.B454]-[.$B$5]" table:style-name="ce2">
            <text:p>4,62</text:p>
          </table:table-cell>
          <table:table-cell office:value-type="float" office:value="4.0138463577870063" table:formula="of:=[.$D$2]*(1-EXP(-[.A454]/[.$D$1]))" table:style-name="ce1">
            <text:p>4,013846358</text:p>
          </table:table-cell>
          <table:table-cell office:value-type="float" office:value="0.60615364221299117" table:formula="of:=[.D454]-[.E454]" table:style-name="ce2">
            <text:p>0,61</text:p>
          </table:table-cell>
          <table:table-cell office:value-type="float" office:value="0.55941711178661357" table:formula="of:=1-EXP(-[.A454]/[.$D$1])" table:style-name="ce1">
            <text:p>0,559417112</text:p>
          </table:table-cell>
          <table:table-cell office:value-type="float" office:value="-7406969290.13239" table:formula="of:=([.$D$2]-[.$D$1]*[.$D$1])*[.A454]*[.G454]" table:style-name="ce1">
            <text:p>-7406969290</text:p>
          </table:table-cell>
          <table:table-cell table:number-columns-repeated="16376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float" office:value="23.56" table:style-name="ce1">
            <text:p>23,56</text:p>
          </table:table-cell>
          <table:table-cell office:value-type="float" office:value="74" table:style-name="ce1">
            <text:p>74</text:p>
          </table:table-cell>
          <table:table-cell office:value-type="float" office:value="4.6199999999999974" table:formula="of:=[.B455]-[.$B$5]" table:style-name="ce2">
            <text:p>4,62</text:p>
          </table:table-cell>
          <table:table-cell office:value-type="float" office:value="4.0188445308594183" table:formula="of:=[.$D$2]*(1-EXP(-[.A455]/[.$D$1]))" table:style-name="ce1">
            <text:p>4,018844531</text:p>
          </table:table-cell>
          <table:table-cell office:value-type="float" office:value="0.60115546914057916" table:formula="of:=[.D455]-[.E455]" table:style-name="ce2">
            <text:p>0,60</text:p>
          </table:table-cell>
          <table:table-cell office:value-type="float" office:value="0.56011371631382822" table:formula="of:=1-EXP(-[.A455]/[.$D$1])" table:style-name="ce1">
            <text:p>0,560113716</text:p>
          </table:table-cell>
          <table:table-cell office:value-type="float" office:value="-7430509665.4255829" table:formula="of:=([.$D$2]-[.$D$1]*[.$D$1])*[.A455]*[.G455]" table:style-name="ce1">
            <text:p>-7430509665</text:p>
          </table:table-cell>
          <table:table-cell table:number-columns-repeated="16376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float" office:value="23.56" table:style-name="ce1">
            <text:p>23,56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4.6199999999999974" table:formula="of:=[.B456]-[.$B$5]" table:style-name="ce2">
            <text:p>4,62</text:p>
          </table:table-cell>
          <table:table-cell office:value-type="float" office:value="4.0250811356344434" table:formula="of:=[.$D$2]*(1-EXP(-[.A456]/[.$D$1]))" table:style-name="ce1">
            <text:p>4,025081136</text:p>
          </table:table-cell>
          <table:table-cell office:value-type="float" office:value="0.59491886436555408" table:formula="of:=[.D456]-[.E456]" table:style-name="ce2">
            <text:p>0,59</text:p>
          </table:table-cell>
          <table:table-cell office:value-type="float" office:value="0.5609829233336312" table:formula="of:=1-EXP(-[.A456]/[.$D$1])" table:style-name="ce1">
            <text:p>0,560982923</text:p>
          </table:table-cell>
          <table:table-cell office:value-type="float" office:value="-7459964619.4939184" table:formula="of:=([.$D$2]-[.$D$1]*[.$D$1])*[.A456]*[.G456]" table:style-name="ce1">
            <text:p>-7459964619</text:p>
          </table:table-cell>
          <table:table-cell table:number-columns-repeated="16376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float" office:value="23.56" table:style-name="ce1">
            <text:p>23,56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4.6199999999999974" table:formula="of:=[.B457]-[.$B$5]" table:style-name="ce2">
            <text:p>4,62</text:p>
          </table:table-cell>
          <table:table-cell office:value-type="float" office:value="4.0300615454270723" table:formula="of:=[.$D$2]*(1-EXP(-[.A457]/[.$D$1]))" table:style-name="ce1">
            <text:p>4,030061545</text:p>
          </table:table-cell>
          <table:table-cell office:value-type="float" office:value="0.58993845457292515" table:formula="of:=[.D457]-[.E457]" table:style-name="ce2">
            <text:p>0,59</text:p>
          </table:table-cell>
          <table:table-cell office:value-type="float" office:value="0.5616770521600376" table:formula="of:=1-EXP(-[.A457]/[.$D$1])" table:style-name="ce1">
            <text:p>0,561677052</text:p>
          </table:table-cell>
          <table:table-cell office:value-type="float" office:value="-7483552096.0621309" table:formula="of:=([.$D$2]-[.$D$1]*[.$D$1])*[.A457]*[.G457]" table:style-name="ce1">
            <text:p>-7483552096</text:p>
          </table:table-cell>
          <table:table-cell table:number-columns-repeated="16376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float" office:value="23.56" table:style-name="ce1">
            <text:p>23,56</text:p>
          </table:table-cell>
          <table:table-cell office:value-type="float" office:value="84.2" table:style-name="ce1">
            <text:p>84,2</text:p>
          </table:table-cell>
          <table:table-cell office:value-type="float" office:value="4.6199999999999974" table:formula="of:=[.B458]-[.$B$5]" table:style-name="ce2">
            <text:p>4,62</text:p>
          </table:table-cell>
          <table:table-cell office:value-type="float" office:value="4.0362759855923667" table:formula="of:=[.$D$2]*(1-EXP(-[.A458]/[.$D$1]))" table:style-name="ce1">
            <text:p>4,036275986</text:p>
          </table:table-cell>
          <table:table-cell office:value-type="float" office:value="0.58372401440763078" table:formula="of:=[.D458]-[.E458]" table:style-name="ce2">
            <text:p>0,58</text:p>
          </table:table-cell>
          <table:table-cell office:value-type="float" office:value="0.56254317005762366" table:formula="of:=1-EXP(-[.A458]/[.$D$1])" table:style-name="ce1">
            <text:p>0,56254317</text:p>
          </table:table-cell>
          <table:table-cell office:value-type="float" office:value="-7513065733.1874475" table:formula="of:=([.$D$2]-[.$D$1]*[.$D$1])*[.A458]*[.G458]" table:style-name="ce1">
            <text:p>-7513065733</text:p>
          </table:table-cell>
          <table:table-cell table:number-columns-repeated="16376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float" office:value="23.56" table:style-name="ce1">
            <text:p>23,56</text:p>
          </table:table-cell>
          <table:table-cell office:value-type="float" office:value="83.8" table:style-name="ce1">
            <text:p>83,8</text:p>
          </table:table-cell>
          <table:table-cell office:value-type="float" office:value="4.6199999999999974" table:formula="of:=[.B459]-[.$B$5]" table:style-name="ce2">
            <text:p>4,62</text:p>
          </table:table-cell>
          <table:table-cell office:value-type="float" office:value="4.0412386952351023" table:formula="of:=[.$D$2]*(1-EXP(-[.A459]/[.$D$1]))" table:style-name="ce1">
            <text:p>4,041238695</text:p>
          </table:table-cell>
          <table:table-cell office:value-type="float" office:value="0.57876130476489518" table:formula="of:=[.D459]-[.E459]" table:style-name="ce2">
            <text:p>0,58</text:p>
          </table:table-cell>
          <table:table-cell office:value-type="float" office:value="0.56323483198175006" table:formula="of:=1-EXP(-[.A459]/[.$D$1])" table:style-name="ce1">
            <text:p>0,563234832</text:p>
          </table:table-cell>
          <table:table-cell office:value-type="float" office:value="-7536700001.758709" table:formula="of:=([.$D$2]-[.$D$1]*[.$D$1])*[.A459]*[.G459]" table:style-name="ce1">
            <text:p>-7536700002</text:p>
          </table:table-cell>
          <table:table-cell table:number-columns-repeated="16376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float" office:value="23.56" table:style-name="ce1">
            <text:p>23,56</text:p>
          </table:table-cell>
          <table:table-cell office:value-type="float" office:value="81.8" table:style-name="ce1">
            <text:p>81,8</text:p>
          </table:table-cell>
          <table:table-cell office:value-type="float" office:value="4.6199999999999974" table:formula="of:=[.B460]-[.$B$5]" table:style-name="ce2">
            <text:p>4,62</text:p>
          </table:table-cell>
          <table:table-cell office:value-type="float" office:value="4.0474310495626815" table:formula="of:=[.$D$2]*(1-EXP(-[.A460]/[.$D$1]))" table:style-name="ce1">
            <text:p>4,04743105</text:p>
          </table:table-cell>
          <table:table-cell office:value-type="float" office:value="0.57256895043731593" table:formula="of:=[.D460]-[.E460]" table:style-name="ce2">
            <text:p>0,57</text:p>
          </table:table-cell>
          <table:table-cell office:value-type="float" office:value="0.56409787173571901" table:formula="of:=1-EXP(-[.A460]/[.$D$1])" table:style-name="ce1">
            <text:p>0,564097872</text:p>
          </table:table-cell>
          <table:table-cell office:value-type="float" office:value="-7566271936.3542652" table:formula="of:=([.$D$2]-[.$D$1]*[.$D$1])*[.A460]*[.G460]" table:style-name="ce1">
            <text:p>-7566271936</text:p>
          </table:table-cell>
          <table:table-cell table:number-columns-repeated="16376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float" office:value="23.62" table:style-name="ce1">
            <text:p>23,62</text:p>
          </table:table-cell>
          <table:table-cell office:value-type="float" office:value="78.7" table:style-name="ce1">
            <text:p>78,7</text:p>
          </table:table-cell>
          <table:table-cell office:value-type="float" office:value="4.68" table:formula="of:=[.B461]-[.$B$5]" table:style-name="ce2">
            <text:p>4,68</text:p>
          </table:table-cell>
          <table:table-cell office:value-type="float" office:value="4.0536111679146236" table:formula="of:=[.$D$2]*(1-EXP(-[.A461]/[.$D$1]))" table:style-name="ce1">
            <text:p>4,053611168</text:p>
          </table:table-cell>
          <table:table-cell office:value-type="float" office:value="0.6263888320853761" table:formula="of:=[.D461]-[.E461]" table:style-name="ce2">
            <text:p>0,63</text:p>
          </table:table-cell>
          <table:table-cell office:value-type="float" office:value="0.56495920613937289" table:formula="of:=1-EXP(-[.A461]/[.$D$1])" table:style-name="ce1">
            <text:p>0,564959206</text:p>
          </table:table-cell>
          <table:table-cell office:value-type="float" office:value="-7595876092.5581102" table:formula="of:=([.$D$2]-[.$D$1]*[.$D$1])*[.A461]*[.G461]" table:style-name="ce1">
            <text:p>-7595876093</text:p>
          </table:table-cell>
          <table:table-cell table:number-columns-repeated="16376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float" office:value="23.62" table:style-name="ce1">
            <text:p>23,62</text:p>
          </table:table-cell>
          <table:table-cell office:value-type="float" office:value="77.7" table:style-name="ce1">
            <text:p>77,7</text:p>
          </table:table-cell>
          <table:table-cell office:value-type="float" office:value="4.68" table:formula="of:=[.B462]-[.$B$5]" table:style-name="ce2">
            <text:p>4,68</text:p>
          </table:table-cell>
          <table:table-cell office:value-type="float" office:value="4.0585464689429784" table:formula="of:=[.$D$2]*(1-EXP(-[.A462]/[.$D$1]))" table:style-name="ce1">
            <text:p>4,058546469</text:p>
          </table:table-cell>
          <table:table-cell office:value-type="float" office:value="0.62145353105702128" table:formula="of:=[.D462]-[.E462]" table:style-name="ce2">
            <text:p>0,62</text:p>
          </table:table-cell>
          <table:table-cell office:value-type="float" office:value="0.5656470480747583" table:formula="of:=1-EXP(-[.A462]/[.$D$1])" table:style-name="ce1">
            <text:p>0,565647048</text:p>
          </table:table-cell>
          <table:table-cell office:value-type="float" office:value="-7619582537.7385359" table:formula="of:=([.$D$2]-[.$D$1]*[.$D$1])*[.A462]*[.G462]" table:style-name="ce1">
            <text:p>-7619582538</text:p>
          </table:table-cell>
          <table:table-cell table:number-columns-repeated="16376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float" office:value="23.62" table:style-name="ce1">
            <text:p>23,62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4.68" table:formula="of:=[.B463]-[.$B$5]" table:style-name="ce2">
            <text:p>4,68</text:p>
          </table:table-cell>
          <table:table-cell office:value-type="float" office:value="4.064704623435369" table:formula="of:=[.$D$2]*(1-EXP(-[.A463]/[.$D$1]))" table:style-name="ce1">
            <text:p>4,064704623</text:p>
          </table:table-cell>
          <table:table-cell office:value-type="float" office:value="0.61529537656463074" table:formula="of:=[.D463]-[.E463]" table:style-name="ce2">
            <text:p>0,62</text:p>
          </table:table-cell>
          <table:table-cell office:value-type="float" office:value="0.566505321335115" table:formula="of:=1-EXP(-[.A463]/[.$D$1])" table:style-name="ce1">
            <text:p>0,566505321</text:p>
          </table:table-cell>
          <table:table-cell office:value-type="float" office:value="-7649244395.5819311" table:formula="of:=([.$D$2]-[.$D$1]*[.$D$1])*[.A463]*[.G463]" table:style-name="ce1">
            <text:p>-7649244396</text:p>
          </table:table-cell>
          <table:table-cell table:number-columns-repeated="16376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float" office:value="23.62" table:style-name="ce1">
            <text:p>23,62</text:p>
          </table:table-cell>
          <table:table-cell office:value-type="float" office:value="77.7" table:style-name="ce1">
            <text:p>77,7</text:p>
          </table:table-cell>
          <table:table-cell office:value-type="float" office:value="4.68" table:formula="of:=[.B464]-[.$B$5]" table:style-name="ce2">
            <text:p>4,68</text:p>
          </table:table-cell>
          <table:table-cell office:value-type="float" office:value="4.0696223846283264" table:formula="of:=[.$D$2]*(1-EXP(-[.A464]/[.$D$1]))" table:style-name="ce1">
            <text:p>4,069622385</text:p>
          </table:table-cell>
          <table:table-cell office:value-type="float" office:value="0.61037761537167334" table:formula="of:=[.D464]-[.E464]" table:style-name="ce2">
            <text:p>0,61</text:p>
          </table:table-cell>
          <table:table-cell office:value-type="float" office:value="0.56719071871154503" table:formula="of:=1-EXP(-[.A464]/[.$D$1])" table:style-name="ce1">
            <text:p>0,567190719</text:p>
          </table:table-cell>
          <table:table-cell office:value-type="float" office:value="-7672996849.6704569" table:formula="of:=([.$D$2]-[.$D$1]*[.$D$1])*[.A464]*[.G464]" table:style-name="ce1">
            <text:p>-7672996850</text:p>
          </table:table-cell>
          <table:table-cell table:number-columns-repeated="16376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float" office:value="23.69" table:style-name="ce1">
            <text:p>23,69</text:p>
          </table:table-cell>
          <table:table-cell office:value-type="float" office:value="79.7" table:style-name="ce1">
            <text:p>79,7</text:p>
          </table:table-cell>
          <table:table-cell office:value-type="float" office:value="4.75" table:formula="of:=[.B465]-[.$B$5]" table:style-name="ce2">
            <text:p>4,75</text:p>
          </table:table-cell>
          <table:table-cell office:value-type="float" office:value="4.0757586533197232" table:formula="of:=[.$D$2]*(1-EXP(-[.A465]/[.$D$1]))" table:style-name="ce1">
            <text:p>4,075758653</text:p>
          </table:table-cell>
          <table:table-cell office:value-type="float" office:value="0.6742413466802768" table:formula="of:=[.D465]-[.E465]" table:style-name="ce2">
            <text:p>0,67</text:p>
          </table:table-cell>
          <table:table-cell office:value-type="float" office:value="0.56804594170776868" table:formula="of:=1-EXP(-[.A465]/[.$D$1])" table:style-name="ce1">
            <text:p>0,568045942</text:p>
          </table:table-cell>
          <table:table-cell office:value-type="float" office:value="-7702716028.65798" table:formula="of:=([.$D$2]-[.$D$1]*[.$D$1])*[.A465]*[.G465]" table:style-name="ce1">
            <text:p>-7702716029</text:p>
          </table:table-cell>
          <table:table-cell table:number-columns-repeated="16376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float" office:value="23.69" table:style-name="ce1">
            <text:p>23,69</text:p>
          </table:table-cell>
          <table:table-cell office:value-type="float" office:value="80.3" table:style-name="ce1">
            <text:p>80,3</text:p>
          </table:table-cell>
          <table:table-cell office:value-type="float" office:value="4.75" table:formula="of:=[.B466]-[.$B$5]" table:style-name="ce2">
            <text:p>4,75</text:p>
          </table:table-cell>
          <table:table-cell office:value-type="float" office:value="4.0806589370130597" table:formula="of:=[.$D$2]*(1-EXP(-[.A466]/[.$D$1]))" table:style-name="ce1">
            <text:p>4,080658937</text:p>
          </table:table-cell>
          <table:table-cell office:value-type="float" office:value="0.66934106298694029" table:formula="of:=[.D466]-[.E466]" table:style-name="ce2">
            <text:p>0,67</text:p>
          </table:table-cell>
          <table:table-cell office:value-type="float" office:value="0.56872890321309466" table:formula="of:=1-EXP(-[.A466]/[.$D$1])" table:style-name="ce1">
            <text:p>0,568728903</text:p>
          </table:table-cell>
          <table:table-cell office:value-type="float" office:value="-7726514188.0495167" table:formula="of:=([.$D$2]-[.$D$1]*[.$D$1])*[.A466]*[.G466]" table:style-name="ce1">
            <text:p>-7726514188</text:p>
          </table:table-cell>
          <table:table-cell table:number-columns-repeated="16376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float" office:value="23.69" table:style-name="ce1">
            <text:p>23,69</text:p>
          </table:table-cell>
          <table:table-cell office:value-type="float" office:value="81.5" table:style-name="ce1">
            <text:p>81,5</text:p>
          </table:table-cell>
          <table:table-cell office:value-type="float" office:value="4.75" table:formula="of:=[.B467]-[.$B$5]" table:style-name="ce2">
            <text:p>4,75</text:p>
          </table:table-cell>
          <table:table-cell office:value-type="float" office:value="4.0867733976846052" table:formula="of:=[.$D$2]*(1-EXP(-[.A467]/[.$D$1]))" table:style-name="ce1">
            <text:p>4,086773398</text:p>
          </table:table-cell>
          <table:table-cell office:value-type="float" office:value="0.66322660231539476" table:formula="of:=[.D467]-[.E467]" table:style-name="ce2">
            <text:p>0,66</text:p>
          </table:table-cell>
          <table:table-cell office:value-type="float" office:value="0.56958108678568531" table:formula="of:=1-EXP(-[.A467]/[.$D$1])" table:style-name="ce1">
            <text:p>0,569581087</text:p>
          </table:table-cell>
          <table:table-cell office:value-type="float" office:value="-7756290309.6614647" table:formula="of:=([.$D$2]-[.$D$1]*[.$D$1])*[.A467]*[.G467]" table:style-name="ce1">
            <text:p>-7756290310</text:p>
          </table:table-cell>
          <table:table-cell table:number-columns-repeated="16376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float" office:value="23.69" table:style-name="ce1">
            <text:p>23,69</text:p>
          </table:table-cell>
          <table:table-cell office:value-type="float" office:value="82.5" table:style-name="ce1">
            <text:p>82,5</text:p>
          </table:table-cell>
          <table:table-cell office:value-type="float" office:value="4.75" table:formula="of:=[.B468]-[.$B$5]" table:style-name="ce2">
            <text:p>4,75</text:p>
          </table:table-cell>
          <table:table-cell office:value-type="float" office:value="4.0928757762969115" table:formula="of:=[.$D$2]*(1-EXP(-[.A468]/[.$D$1]))" table:style-name="ce1">
            <text:p>4,092875776</text:p>
          </table:table-cell>
          <table:table-cell office:value-type="float" office:value="0.65712422370308854" table:formula="of:=[.D468]-[.E468]" table:style-name="ce2">
            <text:p>0,66</text:p>
          </table:table-cell>
          <table:table-cell office:value-type="float" office:value="0.57043158645957082" table:formula="of:=1-EXP(-[.A468]/[.$D$1])" table:style-name="ce1">
            <text:p>0,570431586</text:p>
          </table:table-cell>
          <table:table-cell office:value-type="float" office:value="-7786097903.2310696" table:formula="of:=([.$D$2]-[.$D$1]*[.$D$1])*[.A468]*[.G468]" table:style-name="ce1">
            <text:p>-7786097903</text:p>
          </table:table-cell>
          <table:table-cell table:number-columns-repeated="16376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float" office:value="23.69" table:style-name="ce1">
            <text:p>23,69</text:p>
          </table:table-cell>
          <table:table-cell office:value-type="float" office:value="85.2" table:style-name="ce1">
            <text:p>85,2</text:p>
          </table:table-cell>
          <table:table-cell office:value-type="float" office:value="4.75" table:formula="of:=[.B469]-[.$B$5]" table:style-name="ce2">
            <text:p>4,75</text:p>
          </table:table-cell>
          <table:table-cell office:value-type="float" office:value="4.0977489961489653" table:formula="of:=[.$D$2]*(1-EXP(-[.A469]/[.$D$1]))" table:style-name="ce1">
            <text:p>4,097748996</text:p>
          </table:table-cell>
          <table:table-cell office:value-type="float" office:value="0.65225100385103474" table:formula="of:=[.D469]-[.E469]" table:style-name="ce2">
            <text:p>0,65</text:p>
          </table:table-cell>
          <table:table-cell office:value-type="float" office:value="0.57111077602781335" table:formula="of:=1-EXP(-[.A469]/[.$D$1])" table:style-name="ce1">
            <text:p>0,571110776</text:p>
          </table:table-cell>
          <table:table-cell office:value-type="float" office:value="-7809966560.010951" table:formula="of:=([.$D$2]-[.$D$1]*[.$D$1])*[.A469]*[.G469]" table:style-name="ce1">
            <text:p>-7809966560</text:p>
          </table:table-cell>
          <table:table-cell table:number-columns-repeated="16376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float" office:value="23.69" table:style-name="ce1">
            <text:p>23,69</text:p>
          </table:table-cell>
          <table:table-cell office:value-type="float" office:value="87.9" table:style-name="ce1">
            <text:p>87,9</text:p>
          </table:table-cell>
          <table:table-cell office:value-type="float" office:value="4.75" table:formula="of:=[.B470]-[.$B$5]" table:style-name="ce2">
            <text:p>4,75</text:p>
          </table:table-cell>
          <table:table-cell office:value-type="float" office:value="4.1038296871852191" table:formula="of:=[.$D$2]*(1-EXP(-[.A470]/[.$D$1]))" table:style-name="ce1">
            <text:p>4,103829687</text:p>
          </table:table-cell>
          <table:table-cell office:value-type="float" office:value="0.64617031281478088" table:formula="of:=[.D470]-[.E470]" table:style-name="ce2">
            <text:p>0,65</text:p>
          </table:table-cell>
          <table:table-cell office:value-type="float" office:value="0.57195825306453862" table:formula="of:=1-EXP(-[.A470]/[.$D$1])" table:style-name="ce1">
            <text:p>0,571958253</text:p>
          </table:table-cell>
          <table:table-cell office:value-type="float" office:value="-7839830511.301857" table:formula="of:=([.$D$2]-[.$D$1]*[.$D$1])*[.A470]*[.G470]" table:style-name="ce1">
            <text:p>-7839830511</text:p>
          </table:table-cell>
          <table:table-cell table:number-columns-repeated="16376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float" office:value="23.69" table:style-name="ce1">
            <text:p>23,69</text:p>
          </table:table-cell>
          <table:table-cell office:value-type="float" office:value="83" table:style-name="ce1">
            <text:p>83</text:p>
          </table:table-cell>
          <table:table-cell office:value-type="float" office:value="4.75" table:formula="of:=[.B471]-[.$B$5]" table:style-name="ce2">
            <text:p>4,75</text:p>
          </table:table-cell>
          <table:table-cell office:value-type="float" office:value="4.1086855878355513" table:formula="of:=[.$D$2]*(1-EXP(-[.A471]/[.$D$1]))" table:style-name="ce1">
            <text:p>4,108685588</text:p>
          </table:table-cell>
          <table:table-cell office:value-type="float" office:value="0.64131441216444873" table:formula="of:=[.D471]-[.E471]" table:style-name="ce2">
            <text:p>0,64</text:p>
          </table:table-cell>
          <table:table-cell office:value-type="float" office:value="0.57263502882394501" table:formula="of:=1-EXP(-[.A471]/[.$D$1])" table:style-name="ce1">
            <text:p>0,572635029</text:p>
          </table:table-cell>
          <table:table-cell office:value-type="float" office:value="-7863744104.6517973" table:formula="of:=([.$D$2]-[.$D$1]*[.$D$1])*[.A471]*[.G471]" table:style-name="ce1">
            <text:p>-7863744105</text:p>
          </table:table-cell>
          <table:table-cell table:number-columns-repeated="16376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float" office:value="23.69" table:style-name="ce1">
            <text:p>23,69</text:p>
          </table:table-cell>
          <table:table-cell office:value-type="float" office:value="79.3" table:style-name="ce1">
            <text:p>79,3</text:p>
          </table:table-cell>
          <table:table-cell office:value-type="float" office:value="4.75" table:formula="of:=[.B472]-[.$B$5]" table:style-name="ce2">
            <text:p>4,75</text:p>
          </table:table-cell>
          <table:table-cell office:value-type="float" office:value="4.1147446683724125" table:formula="of:=[.$D$2]*(1-EXP(-[.A472]/[.$D$1]))" table:style-name="ce1">
            <text:p>4,114744668</text:p>
          </table:table-cell>
          <table:table-cell office:value-type="float" office:value="0.63525533162758752" table:formula="of:=[.D472]-[.E472]" table:style-name="ce2">
            <text:p>0,64</text:p>
          </table:table-cell>
          <table:table-cell office:value-type="float" office:value="0.57347949396582498" table:formula="of:=1-EXP(-[.A472]/[.$D$1])" table:style-name="ce1">
            <text:p>0,573479494</text:p>
          </table:table-cell>
          <table:table-cell office:value-type="float" office:value="-7893664040.1514931" table:formula="of:=([.$D$2]-[.$D$1]*[.$D$1])*[.A472]*[.G472]" table:style-name="ce1">
            <text:p>-7893664040</text:p>
          </table:table-cell>
          <table:table-cell table:number-columns-repeated="16376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float" office:value="23.75" table:style-name="ce1">
            <text:p>23,75</text:p>
          </table:table-cell>
          <table:table-cell office:value-type="float" office:value="76" table:style-name="ce1">
            <text:p>76</text:p>
          </table:table-cell>
          <table:table-cell office:value-type="float" office:value="4.8099999999999987" table:formula="of:=[.B473]-[.$B$5]" table:style-name="ce2">
            <text:p>4,81</text:p>
          </table:table-cell>
          <table:table-cell office:value-type="float" office:value="4.1195833113726819" table:formula="of:=[.$D$2]*(1-EXP(-[.A473]/[.$D$1]))" table:style-name="ce1">
            <text:p>4,119583311</text:p>
          </table:table-cell>
          <table:table-cell office:value-type="float" office:value="0.69041668862731687" table:formula="of:=[.D473]-[.E473]" table:style-name="ce2">
            <text:p>0,69</text:p>
          </table:table-cell>
          <table:table-cell office:value-type="float" office:value="0.57415386449496242" table:formula="of:=1-EXP(-[.A473]/[.$D$1])" table:style-name="ce1">
            <text:p>0,574153864</text:p>
          </table:table-cell>
          <table:table-cell office:value-type="float" office:value="-7917622272.0396595" table:formula="of:=([.$D$2]-[.$D$1]*[.$D$1])*[.A473]*[.G473]" table:style-name="ce1">
            <text:p>-7917622272</text:p>
          </table:table-cell>
          <table:table-cell table:number-columns-repeated="16376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float" office:value="23.75" table:style-name="ce1">
            <text:p>23,75</text:p>
          </table:table-cell>
          <table:table-cell office:value-type="float" office:value="74" table:style-name="ce1">
            <text:p>74</text:p>
          </table:table-cell>
          <table:table-cell office:value-type="float" office:value="4.8099999999999987" table:formula="of:=[.B474]-[.$B$5]" table:style-name="ce2">
            <text:p>4,81</text:p>
          </table:table-cell>
          <table:table-cell office:value-type="float" office:value="4.1256208582128799" table:formula="of:=[.$D$2]*(1-EXP(-[.A474]/[.$D$1]))" table:style-name="ce1">
            <text:p>4,125620858</text:p>
          </table:table-cell>
          <table:table-cell office:value-type="float" office:value="0.68437914178711878" table:formula="of:=[.D474]-[.E474]" table:style-name="ce2">
            <text:p>0,68</text:p>
          </table:table-cell>
          <table:table-cell office:value-type="float" office:value="0.57499532844613432" table:formula="of:=1-EXP(-[.A474]/[.$D$1])" table:style-name="ce1">
            <text:p>0,574995328</text:p>
          </table:table-cell>
          <table:table-cell office:value-type="float" office:value="-7947597820.1786976" table:formula="of:=([.$D$2]-[.$D$1]*[.$D$1])*[.A474]*[.G474]" table:style-name="ce1">
            <text:p>-7947597820</text:p>
          </table:table-cell>
          <table:table-cell table:number-columns-repeated="16376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float" office:value="23.75" table:style-name="ce1">
            <text:p>23,75</text:p>
          </table:table-cell>
          <table:table-cell office:value-type="float" office:value="75.8" table:style-name="ce1">
            <text:p>75,8</text:p>
          </table:table-cell>
          <table:table-cell office:value-type="float" office:value="4.8099999999999987" table:formula="of:=[.B475]-[.$B$5]" table:style-name="ce2">
            <text:p>4,81</text:p>
          </table:table-cell>
          <table:table-cell office:value-type="float" office:value="4.1316464749741231" table:formula="of:=[.$D$2]*(1-EXP(-[.A475]/[.$D$1]))" table:style-name="ce1">
            <text:p>4,131646475</text:p>
          </table:table-cell>
          <table:table-cell office:value-type="float" office:value="0.67835352502587565" table:formula="of:=[.D475]-[.E475]" table:style-name="ce2">
            <text:p>0,68</text:p>
          </table:table-cell>
          <table:table-cell office:value-type="float" office:value="0.57583512968037143" table:formula="of:=1-EXP(-[.A475]/[.$D$1])" table:style-name="ce1">
            <text:p>0,57583513</text:p>
          </table:table-cell>
          <table:table-cell office:value-type="float" office:value="-7977604104.386014" table:formula="of:=([.$D$2]-[.$D$1]*[.$D$1])*[.A475]*[.G475]" table:style-name="ce1">
            <text:p>-7977604104</text:p>
          </table:table-cell>
          <table:table-cell table:number-columns-repeated="16376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float" office:value="23.75" table:style-name="ce1">
            <text:p>23,75</text:p>
          </table:table-cell>
          <table:table-cell office:value-type="float" office:value="79.8" table:style-name="ce1">
            <text:p>79,8</text:p>
          </table:table-cell>
          <table:table-cell office:value-type="float" office:value="4.8099999999999987" table:formula="of:=[.B476]-[.$B$5]" table:style-name="ce2">
            <text:p>4,81</text:p>
          </table:table-cell>
          <table:table-cell office:value-type="float" office:value="4.1364583945693028" table:formula="of:=[.$D$2]*(1-EXP(-[.A476]/[.$D$1]))" table:style-name="ce1">
            <text:p>4,136458395</text:p>
          </table:table-cell>
          <table:table-cell office:value-type="float" office:value="0.67354160543069597" table:formula="of:=[.D476]-[.E476]" table:style-name="ce2">
            <text:p>0,67</text:p>
          </table:table-cell>
          <table:table-cell office:value-type="float" office:value="0.57650577571964057" table:formula="of:=1-EXP(-[.A476]/[.$D$1])" table:style-name="ce1">
            <text:p>0,576505776</text:p>
          </table:table-cell>
          <table:table-cell office:value-type="float" office:value="-8001631185.2669525" table:formula="of:=([.$D$2]-[.$D$1]*[.$D$1])*[.A476]*[.G476]" table:style-name="ce1">
            <text:p>-8001631185</text:p>
          </table:table-cell>
          <table:table-cell table:number-columns-repeated="16376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float" office:value="23.75" table:style-name="ce1">
            <text:p>23,75</text:p>
          </table:table-cell>
          <table:table-cell office:value-type="float" office:value="81.8" table:style-name="ce1">
            <text:p>81,8</text:p>
          </table:table-cell>
          <table:table-cell office:value-type="float" office:value="4.8099999999999987" table:formula="of:=[.B477]-[.$B$5]" table:style-name="ce2">
            <text:p>4,81</text:p>
          </table:table-cell>
          <table:table-cell office:value-type="float" office:value="4.1424625965626216" table:formula="of:=[.$D$2]*(1-EXP(-[.A477]/[.$D$1]))" table:style-name="ce1">
            <text:p>4,142462597</text:p>
          </table:table-cell>
          <table:table-cell office:value-type="float" office:value="0.66753740343737711" table:formula="of:=[.D477]-[.E477]" table:style-name="ce2">
            <text:p>0,67</text:p>
          </table:table-cell>
          <table:table-cell office:value-type="float" office:value="0.57734259233848539" table:formula="of:=1-EXP(-[.A477]/[.$D$1])" table:style-name="ce1">
            <text:p>0,577342592</text:p>
          </table:table-cell>
          <table:table-cell office:value-type="float" office:value="-8031692507.9574194" table:formula="of:=([.$D$2]-[.$D$1]*[.$D$1])*[.A477]*[.G477]" table:style-name="ce1">
            <text:p>-8031692508</text:p>
          </table:table-cell>
          <table:table-cell table:number-columns-repeated="16376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float" office:value="23.75" table:style-name="ce1">
            <text:p>23,75</text:p>
          </table:table-cell>
          <table:table-cell office:value-type="float" office:value="84.7" table:style-name="ce1">
            <text:p>84,7</text:p>
          </table:table-cell>
          <table:table-cell office:value-type="float" office:value="4.8099999999999987" table:formula="of:=[.B478]-[.$B$5]" table:style-name="ce2">
            <text:p>4,81</text:p>
          </table:table-cell>
          <table:table-cell office:value-type="float" office:value="4.1472574148144066" table:formula="of:=[.$D$2]*(1-EXP(-[.A478]/[.$D$1]))" table:style-name="ce1">
            <text:p>4,147257415</text:p>
          </table:table-cell>
          <table:table-cell office:value-type="float" office:value="0.66274258518559215" table:formula="of:=[.D478]-[.E478]" table:style-name="ce2">
            <text:p>0,66</text:p>
          </table:table-cell>
          <table:table-cell office:value-type="float" office:value="0.57801085493223203" table:formula="of:=1-EXP(-[.A478]/[.$D$1])" table:style-name="ce1">
            <text:p>0,578010855</text:p>
          </table:table-cell>
          <table:table-cell office:value-type="float" office:value="-8055763472.768219" table:formula="of:=([.$D$2]-[.$D$1]*[.$D$1])*[.A478]*[.G478]" table:style-name="ce1">
            <text:p>-8055763473</text:p>
          </table:table-cell>
          <table:table-cell table:number-columns-repeated="16376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float" office:value="23.75" table:style-name="ce1">
            <text:p>23,75</text:p>
          </table:table-cell>
          <table:table-cell office:value-type="float" office:value="86.7" table:style-name="ce1">
            <text:p>86,7</text:p>
          </table:table-cell>
          <table:table-cell office:value-type="float" office:value="4.8099999999999987" table:formula="of:=[.B479]-[.$B$5]" table:style-name="ce2">
            <text:p>4,81</text:p>
          </table:table-cell>
          <table:table-cell office:value-type="float" office:value="4.153240278146912" table:formula="of:=[.$D$2]*(1-EXP(-[.A479]/[.$D$1]))" table:style-name="ce1">
            <text:p>4,153240278</text:p>
          </table:table-cell>
          <table:table-cell office:value-type="float" office:value="0.65675972185308673" table:formula="of:=[.D479]-[.E479]" table:style-name="ce2">
            <text:p>0,66</text:p>
          </table:table-cell>
          <table:table-cell office:value-type="float" office:value="0.57884469754287182" table:formula="of:=1-EXP(-[.A479]/[.$D$1])" table:style-name="ce1">
            <text:p>0,578844698</text:p>
          </table:table-cell>
          <table:table-cell office:value-type="float" office:value="-8085879467.2967672" table:formula="of:=([.$D$2]-[.$D$1]*[.$D$1])*[.A479]*[.G479]" table:style-name="ce1">
            <text:p>-8085879467</text:p>
          </table:table-cell>
          <table:table-cell table:number-columns-repeated="16376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float" office:value="23.81" table:style-name="ce1">
            <text:p>23,81</text:p>
          </table:table-cell>
          <table:table-cell office:value-type="float" office:value="83.9" table:style-name="ce1">
            <text:p>83,9</text:p>
          </table:table-cell>
          <table:table-cell office:value-type="float" office:value="4.8699999999999974" table:formula="of:=[.B480]-[.$B$5]" table:style-name="ce2">
            <text:p>4,87</text:p>
          </table:table-cell>
          <table:table-cell office:value-type="float" office:value="4.1580180558326969" table:formula="of:=[.$D$2]*(1-EXP(-[.A480]/[.$D$1]))" table:style-name="ce1">
            <text:p>4,158018056</text:p>
          </table:table-cell>
          <table:table-cell office:value-type="float" office:value="0.71198194416730054" table:formula="of:=[.D480]-[.E480]" table:style-name="ce2">
            <text:p>0,71</text:p>
          </table:table-cell>
          <table:table-cell office:value-type="float" office:value="0.57951058516175269" table:formula="of:=1-EXP(-[.A480]/[.$D$1])" table:style-name="ce1">
            <text:p>0,579510585</text:p>
          </table:table-cell>
          <table:table-cell office:value-type="float" office:value="-8109994023.4866648" table:formula="of:=([.$D$2]-[.$D$1]*[.$D$1])*[.A480]*[.G480]" table:style-name="ce1">
            <text:p>-8109994023</text:p>
          </table:table-cell>
          <table:table-cell table:number-columns-repeated="16376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float" office:value="23.75" table:style-name="ce1">
            <text:p>23,75</text:p>
          </table:table-cell>
          <table:table-cell office:value-type="float" office:value="79.8" table:style-name="ce1">
            <text:p>79,8</text:p>
          </table:table-cell>
          <table:table-cell office:value-type="float" office:value="4.8099999999999987" table:formula="of:=[.B481]-[.$B$5]" table:style-name="ce2">
            <text:p>4,81</text:p>
          </table:table-cell>
          <table:table-cell office:value-type="float" office:value="4.1639796563410201" table:formula="of:=[.$D$2]*(1-EXP(-[.A481]/[.$D$1]))" table:style-name="ce1">
            <text:p>4,163979656</text:p>
          </table:table-cell>
          <table:table-cell office:value-type="float" office:value="0.64602034365897865" table:formula="of:=[.D481]-[.E481]" table:style-name="ce2">
            <text:p>0,65</text:p>
          </table:table-cell>
          <table:table-cell office:value-type="float" office:value="0.5803414643336775" table:formula="of:=1-EXP(-[.A481]/[.$D$1])" table:style-name="ce1">
            <text:p>0,580341464</text:p>
          </table:table-cell>
          <table:table-cell office:value-type="float" office:value="-8140164325.1191444" table:formula="of:=([.$D$2]-[.$D$1]*[.$D$1])*[.A481]*[.G481]" table:style-name="ce1">
            <text:p>-8140164325</text:p>
          </table:table-cell>
          <table:table-cell table:number-columns-repeated="16376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23.81" table:style-name="ce1">
            <text:p>23,81</text:p>
          </table:table-cell>
          <table:table-cell office:value-type="float" office:value="78.5" table:style-name="ce1">
            <text:p>78,5</text:p>
          </table:table-cell>
          <table:table-cell office:value-type="float" office:value="4.8699999999999974" table:formula="of:=[.B482]-[.$B$5]" table:style-name="ce2">
            <text:p>4,87</text:p>
          </table:table-cell>
          <table:table-cell office:value-type="float" office:value="4.1699294768389086" table:formula="of:=[.$D$2]*(1-EXP(-[.A482]/[.$D$1]))" table:style-name="ce1">
            <text:p>4,169929477</text:p>
          </table:table-cell>
          <table:table-cell office:value-type="float" office:value="0.70007052316108886" table:formula="of:=[.D482]-[.E482]" table:style-name="ce2">
            <text:p>0,70</text:p>
          </table:table-cell>
          <table:table-cell office:value-type="float" office:value="0.58117070170399199" table:formula="of:=1-EXP(-[.A482]/[.$D$1])" table:style-name="ce1">
            <text:p>0,581170702</text:p>
          </table:table-cell>
          <table:table-cell office:value-type="float" office:value="-8170364640.4641819" table:formula="of:=([.$D$2]-[.$D$1]*[.$D$1])*[.A482]*[.G482]" table:style-name="ce1">
            <text:p>-8170364640</text:p>
          </table:table-cell>
          <table:table-cell table:number-columns-repeated="16376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float" office:value="23.81" table:style-name="ce1">
            <text:p>23,81</text:p>
          </table:table-cell>
          <table:table-cell office:value-type="float" office:value="76.8" table:style-name="ce1">
            <text:p>76,8</text:p>
          </table:table-cell>
          <table:table-cell office:value-type="float" office:value="4.8699999999999974" table:formula="of:=[.B483]-[.$B$5]" table:style-name="ce2">
            <text:p>4,87</text:p>
          </table:table-cell>
          <table:table-cell office:value-type="float" office:value="4.1746808672734517" table:formula="of:=[.$D$2]*(1-EXP(-[.A483]/[.$D$1]))" table:style-name="ce1">
            <text:p>4,174680867</text:p>
          </table:table-cell>
          <table:table-cell office:value-type="float" office:value="0.69531913272654577" table:formula="of:=[.D483]-[.E483]" table:style-name="ce2">
            <text:p>0,70</text:p>
          </table:table-cell>
          <table:table-cell office:value-type="float" office:value="0.58183291168338147" table:formula="of:=1-EXP(-[.A483]/[.$D$1])" table:style-name="ce1">
            <text:p>0,581832912</text:p>
          </table:table-cell>
          <table:table-cell office:value-type="float" office:value="-8194546427.56674" table:formula="of:=([.$D$2]-[.$D$1]*[.$D$1])*[.A483]*[.G483]" table:style-name="ce1">
            <text:p>-8194546428</text:p>
          </table:table-cell>
          <table:table-cell table:number-columns-repeated="16376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float" office:value="23.81" table:style-name="ce1">
            <text:p>23,81</text:p>
          </table:table-cell>
          <table:table-cell office:value-type="float" office:value="75.400000000000006" table:style-name="ce1">
            <text:p>75,4</text:p>
          </table:table-cell>
          <table:table-cell office:value-type="float" office:value="4.8699999999999974" table:formula="of:=[.B484]-[.$B$5]" table:style-name="ce2">
            <text:p>4,87</text:p>
          </table:table-cell>
          <table:table-cell office:value-type="float" office:value="4.180609542379889" table:formula="of:=[.$D$2]*(1-EXP(-[.A484]/[.$D$1]))" table:style-name="ce1">
            <text:p>4,180609542</text:p>
          </table:table-cell>
          <table:table-cell office:value-type="float" office:value="0.68939045762010842" table:formula="of:=[.D484]-[.E484]" table:style-name="ce2">
            <text:p>0,69</text:p>
          </table:table-cell>
          <table:table-cell office:value-type="float" office:value="0.58265920198179566" table:formula="of:=1-EXP(-[.A484]/[.$D$1])" table:style-name="ce1">
            <text:p>0,582659202</text:p>
          </table:table-cell>
          <table:table-cell office:value-type="float" office:value="-8224800486.4286242" table:formula="of:=([.$D$2]-[.$D$1]*[.$D$1])*[.A484]*[.G484]" table:style-name="ce1">
            <text:p>-8224800486</text:p>
          </table:table-cell>
          <table:table-cell table:number-columns-repeated="16376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float" office:value="23.81" table:style-name="ce1">
            <text:p>23,81</text:p>
          </table:table-cell>
          <table:table-cell office:value-type="float" office:value="77" table:style-name="ce1">
            <text:p>77</text:p>
          </table:table-cell>
          <table:table-cell office:value-type="float" office:value="4.8699999999999974" table:formula="of:=[.B485]-[.$B$5]" table:style-name="ce2">
            <text:p>4,87</text:p>
          </table:table-cell>
          <table:table-cell office:value-type="float" office:value="4.1853440465889209" table:formula="of:=[.$D$2]*(1-EXP(-[.A485]/[.$D$1]))" table:style-name="ce1">
            <text:p>4,185344047</text:p>
          </table:table-cell>
          <table:table-cell office:value-type="float" office:value="0.68465595341107655" table:formula="of:=[.D485]-[.E485]" table:style-name="ce2">
            <text:p>0,68</text:p>
          </table:table-cell>
          <table:table-cell office:value-type="float" office:value="0.58331905849703558" table:formula="of:=1-EXP(-[.A485]/[.$D$1])" table:style-name="ce1">
            <text:p>0,583319058</text:p>
          </table:table-cell>
          <table:table-cell office:value-type="float" office:value="-8249025124.1927967" table:formula="of:=([.$D$2]-[.$D$1]*[.$D$1])*[.A485]*[.G485]" table:style-name="ce1">
            <text:p>-8249025124</text:p>
          </table:table-cell>
          <table:table-cell table:number-columns-repeated="16376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float" office:value="23.81" table:style-name="ce1">
            <text:p>23,81</text:p>
          </table:table-cell>
          <table:table-cell office:value-type="float" office:value="79.2" table:style-name="ce1">
            <text:p>79,2</text:p>
          </table:table-cell>
          <table:table-cell office:value-type="float" office:value="4.8699999999999974" table:formula="of:=[.B486]-[.$B$5]" table:style-name="ce2">
            <text:p>4,87</text:p>
          </table:table-cell>
          <table:table-cell office:value-type="float" office:value="4.1912516514536664" table:formula="of:=[.$D$2]*(1-EXP(-[.A486]/[.$D$1]))" table:style-name="ce1">
            <text:p>4,191251651</text:p>
          </table:table-cell>
          <table:table-cell office:value-type="float" office:value="0.67874834854633104" table:formula="of:=[.D486]-[.E486]" table:style-name="ce2">
            <text:p>0,68</text:p>
          </table:table-cell>
          <table:table-cell office:value-type="float" office:value="0.58414241219730889" table:formula="of:=1-EXP(-[.A486]/[.$D$1])" table:style-name="ce1">
            <text:p>0,584142412</text:p>
          </table:table-cell>
          <table:table-cell office:value-type="float" office:value="-8279332566.6802349" table:formula="of:=([.$D$2]-[.$D$1]*[.$D$1])*[.A486]*[.G486]" table:style-name="ce1">
            <text:p>-8279332567</text:p>
          </table:table-cell>
          <table:table-cell table:number-columns-repeated="16376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float" office:value="23.81" table:style-name="ce1">
            <text:p>23,81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4.8699999999999974" table:formula="of:=[.B487]-[.$B$5]" table:style-name="ce2">
            <text:p>4,87</text:p>
          </table:table-cell>
          <table:table-cell office:value-type="float" office:value="4.1959693294500644" table:formula="of:=[.$D$2]*(1-EXP(-[.A487]/[.$D$1]))" table:style-name="ce1">
            <text:p>4,195969329</text:p>
          </table:table-cell>
          <table:table-cell office:value-type="float" office:value="0.67403067054993304" table:formula="of:=[.D487]-[.E487]" table:style-name="ce2">
            <text:p>0,67</text:p>
          </table:table-cell>
          <table:table-cell office:value-type="float" office:value="0.58479992361250399" table:formula="of:=1-EXP(-[.A487]/[.$D$1])" table:style-name="ce1">
            <text:p>0,584799924</text:p>
          </table:table-cell>
          <table:table-cell office:value-type="float" office:value="-8303599767.9456091" table:formula="of:=([.$D$2]-[.$D$1]*[.$D$1])*[.A487]*[.G487]" table:style-name="ce1">
            <text:p>-8303599768</text:p>
          </table:table-cell>
          <table:table-cell table:number-columns-repeated="16376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float" office:value="23.81" table:style-name="ce1">
            <text:p>23,81</text:p>
          </table:table-cell>
          <table:table-cell office:value-type="float" office:value="83.3" table:style-name="ce1">
            <text:p>83,3</text:p>
          </table:table-cell>
          <table:table-cell office:value-type="float" office:value="4.8699999999999974" table:formula="of:=[.B488]-[.$B$5]" table:style-name="ce2">
            <text:p>4,87</text:p>
          </table:table-cell>
          <table:table-cell office:value-type="float" office:value="4.2018559389557977" table:formula="of:=[.$D$2]*(1-EXP(-[.A488]/[.$D$1]))" table:style-name="ce1">
            <text:p>4,201855939</text:p>
          </table:table-cell>
          <table:table-cell office:value-type="float" office:value="0.66814406104419977" table:formula="of:=[.D488]-[.E488]" table:style-name="ce2">
            <text:p>0,67</text:p>
          </table:table-cell>
          <table:table-cell office:value-type="float" office:value="0.58562035115117261" table:formula="of:=1-EXP(-[.A488]/[.$D$1])" table:style-name="ce1">
            <text:p>0,585620351</text:p>
          </table:table-cell>
          <table:table-cell office:value-type="float" office:value="-8333960236.0465708" table:formula="of:=([.$D$2]-[.$D$1]*[.$D$1])*[.A488]*[.G488]" table:style-name="ce1">
            <text:p>-8333960236</text:p>
          </table:table-cell>
          <table:table-cell table:number-columns-repeated="16376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float" office:value="23.87" table:style-name="ce1">
            <text:p>23,87</text:p>
          </table:table-cell>
          <table:table-cell office:value-type="float" office:value="85.9" table:style-name="ce1">
            <text:p>85,9</text:p>
          </table:table-cell>
          <table:table-cell office:value-type="float" office:value="4.93" table:formula="of:=[.B489]-[.$B$5]" table:style-name="ce2">
            <text:p>4,93</text:p>
          </table:table-cell>
          <table:table-cell office:value-type="float" office:value="4.2077309166319079" table:formula="of:=[.$D$2]*(1-EXP(-[.A489]/[.$D$1]))" table:style-name="ce1">
            <text:p>4,207730917</text:p>
          </table:table-cell>
          <table:table-cell office:value-type="float" office:value="0.72226908336809181" table:formula="of:=[.D489]-[.E489]" table:style-name="ce2">
            <text:p>0,72</text:p>
          </table:table-cell>
          <table:table-cell office:value-type="float" office:value="0.58643915754046161" table:formula="of:=1-EXP(-[.A489]/[.$D$1])" table:style-name="ce1">
            <text:p>0,586439158</text:p>
          </table:table-cell>
          <table:table-cell office:value-type="float" office:value="-8364350008.8139992" table:formula="of:=([.$D$2]-[.$D$1]*[.$D$1])*[.A489]*[.G489]" table:style-name="ce1">
            <text:p>-8364350009</text:p>
          </table:table-cell>
          <table:table-cell table:number-columns-repeated="16376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float" office:value="23.87" table:style-name="ce1">
            <text:p>23,87</text:p>
          </table:table-cell>
          <table:table-cell office:value-type="float" office:value="82.6" table:style-name="ce1">
            <text:p>82,6</text:p>
          </table:table-cell>
          <table:table-cell office:value-type="float" office:value="4.93" table:formula="of:=[.B490]-[.$B$5]" table:style-name="ce2">
            <text:p>4,93</text:p>
          </table:table-cell>
          <table:table-cell office:value-type="float" office:value="4.2124225393024286" table:formula="of:=[.$D$2]*(1-EXP(-[.A490]/[.$D$1]))" table:style-name="ce1">
            <text:p>4,212422539</text:p>
          </table:table-cell>
          <table:table-cell office:value-type="float" office:value="0.71757746069757111" table:formula="of:=[.D490]-[.E490]" table:style-name="ce2">
            <text:p>0,72</text:p>
          </table:table-cell>
          <table:table-cell office:value-type="float" office:value="0.58709303757721076" table:formula="of:=1-EXP(-[.A490]/[.$D$1])" table:style-name="ce1">
            <text:p>0,587093038</text:p>
          </table:table-cell>
          <table:table-cell office:value-type="float" office:value="-8388682852.725523" table:formula="of:=([.$D$2]-[.$D$1]*[.$D$1])*[.A490]*[.G490]" table:style-name="ce1">
            <text:p>-8388682853</text:p>
          </table:table-cell>
          <table:table-cell table:number-columns-repeated="16376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float" office:value="23.87" table:style-name="ce1">
            <text:p>23,87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4.93" table:formula="of:=[.B491]-[.$B$5]" table:style-name="ce2">
            <text:p>4,93</text:p>
          </table:table-cell>
          <table:table-cell office:value-type="float" office:value="4.2182766375750722" table:formula="of:=[.$D$2]*(1-EXP(-[.A491]/[.$D$1]))" table:style-name="ce1">
            <text:p>4,218276638</text:p>
          </table:table-cell>
          <table:table-cell office:value-type="float" office:value="0.71172336242492751" table:formula="of:=[.D491]-[.E491]" table:style-name="ce2">
            <text:p>0,71</text:p>
          </table:table-cell>
          <table:table-cell office:value-type="float" office:value="0.58790893396583166" table:formula="of:=1-EXP(-[.A491]/[.$D$1])" table:style-name="ce1">
            <text:p>0,587908934</text:p>
          </table:table-cell>
          <table:table-cell office:value-type="float" office:value="-8419125097.9134531" table:formula="of:=([.$D$2]-[.$D$1]*[.$D$1])*[.A491]*[.G491]" table:style-name="ce1">
            <text:p>-8419125098</text:p>
          </table:table-cell>
          <table:table-cell table:number-columns-repeated="16376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float" office:value="23.94" table:style-name="ce1">
            <text:p>23,94</text:p>
          </table:table-cell>
          <table:table-cell office:value-type="float" office:value="76.7" table:style-name="ce1">
            <text:p>76,7</text:p>
          </table:table-cell>
          <table:table-cell office:value-type="float" office:value="5" table:formula="of:=[.B492]-[.$B$5]" table:style-name="ce2">
            <text:p>5,00</text:p>
          </table:table-cell>
          <table:table-cell office:value-type="float" office:value="4.2229515864319973" table:formula="of:=[.$D$2]*(1-EXP(-[.A492]/[.$D$1]))" table:style-name="ce1">
            <text:p>4,222951586</text:p>
          </table:table-cell>
          <table:table-cell office:value-type="float" office:value="0.77704841356800269" table:formula="of:=[.D492]-[.E492]" table:style-name="ce2">
            <text:p>0,78</text:p>
          </table:table-cell>
          <table:table-cell office:value-type="float" office:value="0.58856049014266865" table:formula="of:=1-EXP(-[.A492]/[.$D$1])" table:style-name="ce1">
            <text:p>0,58856049</text:p>
          </table:table-cell>
          <table:table-cell office:value-type="float" office:value="-8443499778.2695065" table:formula="of:=([.$D$2]-[.$D$1]*[.$D$1])*[.A492]*[.G492]" table:style-name="ce1">
            <text:p>-8443499778</text:p>
          </table:table-cell>
          <table:table-cell table:number-columns-repeated="16376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float" office:value="23.94" table:style-name="ce1">
            <text:p>23,94</text:p>
          </table:table-cell>
          <table:table-cell office:value-type="float" office:value="74.099999999999994" table:style-name="ce1">
            <text:p>74,1</text:p>
          </table:table-cell>
          <table:table-cell office:value-type="float" office:value="5" table:formula="of:=[.B493]-[.$B$5]" table:style-name="ce2">
            <text:p>5,00</text:p>
          </table:table-cell>
          <table:table-cell office:value-type="float" office:value="4.228784879505624" table:formula="of:=[.$D$2]*(1-EXP(-[.A493]/[.$D$1]))" table:style-name="ce1">
            <text:p>4,22878488</text:p>
          </table:table-cell>
          <table:table-cell office:value-type="float" office:value="0.77121512049437602" table:formula="of:=[.D493]-[.E493]" table:style-name="ce2">
            <text:p>0,77</text:p>
          </table:table-cell>
          <table:table-cell office:value-type="float" office:value="0.58937348687263125" table:formula="of:=1-EXP(-[.A493]/[.$D$1])" table:style-name="ce1">
            <text:p>0,589373487</text:p>
          </table:table-cell>
          <table:table-cell office:value-type="float" office:value="-8473994142.6285238" table:formula="of:=([.$D$2]-[.$D$1]*[.$D$1])*[.A493]*[.G493]" table:style-name="ce1">
            <text:p>-8473994143</text:p>
          </table:table-cell>
          <table:table-cell table:number-columns-repeated="16376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float" office:value="23.94" table:style-name="ce1">
            <text:p>23,94</text:p>
          </table:table-cell>
          <table:table-cell office:value-type="float" office:value="75" table:style-name="ce1">
            <text:p>75</text:p>
          </table:table-cell>
          <table:table-cell office:value-type="float" office:value="5" table:formula="of:=[.B494]-[.$B$5]" table:style-name="ce2">
            <text:p>5,00</text:p>
          </table:table-cell>
          <table:table-cell office:value-type="float" office:value="4.2346066461018941" table:formula="of:=[.$D$2]*(1-EXP(-[.A494]/[.$D$1]))" table:style-name="ce1">
            <text:p>4,234606646</text:p>
          </table:table-cell>
          <table:table-cell office:value-type="float" office:value="0.76539335389810592" table:formula="of:=[.D494]-[.E494]" table:style-name="ce2">
            <text:p>0,77</text:p>
          </table:table-cell>
          <table:table-cell office:value-type="float" office:value="0.59018487713635248" table:formula="of:=1-EXP(-[.A494]/[.$D$1])" table:style-name="ce1">
            <text:p>0,590184877</text:p>
          </table:table-cell>
          <table:table-cell office:value-type="float" office:value="-8504517310.1245661" table:formula="of:=([.$D$2]-[.$D$1]*[.$D$1])*[.A494]*[.G494]" table:style-name="ce1">
            <text:p>-8504517310</text:p>
          </table:table-cell>
          <table:table-cell table:number-columns-repeated="16376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float" office:value="23.94" table:style-name="ce1">
            <text:p>23,94</text:p>
          </table:table-cell>
          <table:table-cell office:value-type="float" office:value="78.2" table:style-name="ce1">
            <text:p>78,2</text:p>
          </table:table-cell>
          <table:table-cell office:value-type="float" office:value="5" table:formula="of:=[.B495]-[.$B$5]" table:style-name="ce2">
            <text:p>5,00</text:p>
          </table:table-cell>
          <table:table-cell office:value-type="float" office:value="4.2392557756222677" table:formula="of:=[.$D$2]*(1-EXP(-[.A495]/[.$D$1]))" table:style-name="ce1">
            <text:p>4,239255776</text:p>
          </table:table-cell>
          <table:table-cell office:value-type="float" office:value="0.76074422437773226" table:formula="of:=[.D495]-[.E495]" table:style-name="ce2">
            <text:p>0,76</text:p>
          </table:table-cell>
          <table:table-cell office:value-type="float" office:value="0.59083283482500781" table:formula="of:=1-EXP(-[.A495]/[.$D$1])" table:style-name="ce1">
            <text:p>0,590832835</text:p>
          </table:table-cell>
          <table:table-cell office:value-type="float" office:value="-8528956509.6985149" table:formula="of:=([.$D$2]-[.$D$1]*[.$D$1])*[.A495]*[.G495]" table:style-name="ce1">
            <text:p>-8528956510</text:p>
          </table:table-cell>
          <table:table-cell table:number-columns-repeated="16376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float" office:value="24" table:style-name="ce1">
            <text:p>24</text:p>
          </table:table-cell>
          <table:table-cell office:value-type="float" office:value="82.3" table:style-name="ce1">
            <text:p>82,3</text:p>
          </table:table-cell>
          <table:table-cell office:value-type="float" office:value="5.0599999999999987" table:formula="of:=[.B496]-[.$B$5]" table:style-name="ce2">
            <text:p>5,06</text:p>
          </table:table-cell>
          <table:table-cell office:value-type="float" office:value="4.2450568519248293" table:formula="of:=[.$D$2]*(1-EXP(-[.A496]/[.$D$1]))" table:style-name="ce1">
            <text:p>4,245056852</text:p>
          </table:table-cell>
          <table:table-cell office:value-type="float" office:value="0.81494314807516943" table:formula="of:=[.D496]-[.E496]" table:style-name="ce2">
            <text:p>0,81</text:p>
          </table:table-cell>
          <table:table-cell office:value-type="float" office:value="0.59164134144463387" table:formula="of:=1-EXP(-[.A496]/[.$D$1])" table:style-name="ce1">
            <text:p>0,591641341</text:p>
          </table:table-cell>
          <table:table-cell office:value-type="float" office:value="-8559531250.5367641" table:formula="of:=([.$D$2]-[.$D$1]*[.$D$1])*[.A496]*[.G496]" table:style-name="ce1">
            <text:p>-8559531251</text:p>
          </table:table-cell>
          <table:table-cell table:number-columns-repeated="16376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float" office:value="24" table:style-name="ce1">
            <text:p>24</text:p>
          </table:table-cell>
          <table:table-cell office:value-type="float" office:value="85.1" table:style-name="ce1">
            <text:p>85,1</text:p>
          </table:table-cell>
          <table:table-cell office:value-type="float" office:value="5.0599999999999987" table:formula="of:=[.B497]-[.$B$5]" table:style-name="ce2">
            <text:p>5,06</text:p>
          </table:table-cell>
          <table:table-cell office:value-type="float" office:value="4.2496894586503293" table:formula="of:=[.$D$2]*(1-EXP(-[.A497]/[.$D$1]))" table:style-name="ce1">
            <text:p>4,249689459</text:p>
          </table:table-cell>
          <table:table-cell office:value-type="float" office:value="0.8103105413496694" table:formula="of:=[.D497]-[.E497]" table:style-name="ce2">
            <text:p>0,81</text:p>
          </table:table-cell>
          <table:table-cell office:value-type="float" office:value="0.5922869963211328" table:formula="of:=1-EXP(-[.A497]/[.$D$1])" table:style-name="ce1">
            <text:p>0,592286996</text:p>
          </table:table-cell>
          <table:table-cell office:value-type="float" office:value="-8584011569.1771841" table:formula="of:=([.$D$2]-[.$D$1]*[.$D$1])*[.A497]*[.G497]" table:style-name="ce1">
            <text:p>-8584011569</text:p>
          </table:table-cell>
          <table:table-cell table:number-columns-repeated="16376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float" office:value="24" table:style-name="ce1">
            <text:p>24</text:p>
          </table:table-cell>
          <table:table-cell office:value-type="float" office:value="85.8" table:style-name="ce1">
            <text:p>85,8</text:p>
          </table:table-cell>
          <table:table-cell office:value-type="float" office:value="5.0599999999999987" table:formula="of:=[.B498]-[.$B$5]" table:style-name="ce2">
            <text:p>5,06</text:p>
          </table:table-cell>
          <table:table-cell office:value-type="float" office:value="4.2554699181915439" table:formula="of:=[.$D$2]*(1-EXP(-[.A498]/[.$D$1]))" table:style-name="ce1">
            <text:p>4,255469918</text:p>
          </table:table-cell>
          <table:table-cell office:value-type="float" office:value="0.80453008180845487" table:formula="of:=[.D498]-[.E498]" table:style-name="ce2">
            <text:p>0,80</text:p>
          </table:table-cell>
          <table:table-cell office:value-type="float" office:value="0.59309262954500352" table:formula="of:=1-EXP(-[.A498]/[.$D$1])" table:style-name="ce1">
            <text:p>0,59309263</text:p>
          </table:table-cell>
          <table:table-cell office:value-type="float" office:value="-8614637534.8139324" table:formula="of:=([.$D$2]-[.$D$1]*[.$D$1])*[.A498]*[.G498]" table:style-name="ce1">
            <text:p>-8614637535</text:p>
          </table:table-cell>
          <table:table-cell table:number-columns-repeated="16376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float" office:value="24" table:style-name="ce1">
            <text:p>24</text:p>
          </table:table-cell>
          <table:table-cell office:value-type="float" office:value="83.3" table:style-name="ce1">
            <text:p>83,3</text:p>
          </table:table-cell>
          <table:table-cell office:value-type="float" office:value="5.0599999999999987" table:formula="of:=[.B499]-[.$B$5]" table:style-name="ce2">
            <text:p>5,06</text:p>
          </table:table-cell>
          <table:table-cell office:value-type="float" office:value="4.2600860608434337" table:formula="of:=[.$D$2]*(1-EXP(-[.A499]/[.$D$1]))" table:style-name="ce1">
            <text:p>4,260086061</text:p>
          </table:table-cell>
          <table:table-cell office:value-type="float" office:value="0.79991393915656506" table:formula="of:=[.D499]-[.E499]" table:style-name="ce2">
            <text:p>0,80</text:p>
          </table:table-cell>
          <table:table-cell office:value-type="float" office:value="0.59373598979343578" table:formula="of:=1-EXP(-[.A499]/[.$D$1])" table:style-name="ce1">
            <text:p>0,59373599</text:p>
          </table:table-cell>
          <table:table-cell office:value-type="float" office:value="-8639158694.4171619" table:formula="of:=([.$D$2]-[.$D$1]*[.$D$1])*[.A499]*[.G499]" table:style-name="ce1">
            <text:p>-8639158694</text:p>
          </table:table-cell>
          <table:table-cell table:number-columns-repeated="16376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float" office:value="24" table:style-name="ce1">
            <text:p>24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5.0599999999999987" table:formula="of:=[.B500]-[.$B$5]" table:style-name="ce2">
            <text:p>5,06</text:p>
          </table:table-cell>
          <table:table-cell office:value-type="float" office:value="4.265845976894334" table:formula="of:=[.$D$2]*(1-EXP(-[.A500]/[.$D$1]))" table:style-name="ce1">
            <text:p>4,265845977</text:p>
          </table:table-cell>
          <table:table-cell office:value-type="float" office:value="0.79415402310566474" table:formula="of:=[.D500]-[.E500]" table:style-name="ce2">
            <text:p>0,79</text:p>
          </table:table-cell>
          <table:table-cell office:value-type="float" office:value="0.59453875983346904" table:formula="of:=1-EXP(-[.A500]/[.$D$1])" table:style-name="ce1">
            <text:p>0,59453876</text:p>
          </table:table-cell>
          <table:table-cell office:value-type="float" office:value="-8669835538.1347275" table:formula="of:=([.$D$2]-[.$D$1]*[.$D$1])*[.A500]*[.G500]" table:style-name="ce1">
            <text:p>-8669835538</text:p>
          </table:table-cell>
          <table:table-cell table:number-columns-repeated="16376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float" office:value="24.06" table:style-name="ce1">
            <text:p>24,06</text:p>
          </table:table-cell>
          <table:table-cell office:value-type="float" office:value="78.3" table:style-name="ce1">
            <text:p>78,3</text:p>
          </table:table-cell>
          <table:table-cell office:value-type="float" office:value="5.1199999999999974" table:formula="of:=[.B501]-[.$B$5]" table:style-name="ce2">
            <text:p>5,12</text:p>
          </table:table-cell>
          <table:table-cell office:value-type="float" office:value="4.2715945114594938" table:formula="of:=[.$D$2]*(1-EXP(-[.A501]/[.$D$1]))" table:style-name="ce1">
            <text:p>4,271594511</text:p>
          </table:table-cell>
          <table:table-cell office:value-type="float" office:value="0.84840548854050368" table:formula="of:=[.D501]-[.E501]" table:style-name="ce2">
            <text:p>0,85</text:p>
          </table:table-cell>
          <table:table-cell office:value-type="float" office:value="0.59533994361500786" table:formula="of:=1-EXP(-[.A501]/[.$D$1])" table:style-name="ce1">
            <text:p>0,595339944</text:p>
          </table:table-cell>
          <table:table-cell office:value-type="float" office:value="-8700540498.3057804" table:formula="of:=([.$D$2]-[.$D$1]*[.$D$1])*[.A501]*[.G501]" table:style-name="ce1">
            <text:p>-8700540498</text:p>
          </table:table-cell>
          <table:table-cell table:number-columns-repeated="16376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float" office:value="24" table:style-name="ce1">
            <text:p>24</text:p>
          </table:table-cell>
          <table:table-cell office:value-type="float" office:value="76.5" table:style-name="ce1">
            <text:p>76,5</text:p>
          </table:table-cell>
          <table:table-cell office:value-type="float" office:value="5.0599999999999987" table:formula="of:=[.B502]-[.$B$5]" table:style-name="ce2">
            <text:p>5,06</text:p>
          </table:table-cell>
          <table:table-cell office:value-type="float" office:value="4.2761851595563956" table:formula="of:=[.$D$2]*(1-EXP(-[.A502]/[.$D$1]))" table:style-name="ce1">
            <text:p>4,27618516</text:p>
          </table:table-cell>
          <table:table-cell office:value-type="float" office:value="0.78381484044360317" table:formula="of:=[.D502]-[.E502]" table:style-name="ce2">
            <text:p>0,78</text:p>
          </table:table-cell>
          <table:table-cell office:value-type="float" office:value="0.59597975064065922" table:formula="of:=1-EXP(-[.A502]/[.$D$1])" table:style-name="ce1">
            <text:p>0,595979751</text:p>
          </table:table-cell>
          <table:table-cell office:value-type="float" office:value="-8725124638.95261" table:formula="of:=([.$D$2]-[.$D$1]*[.$D$1])*[.A502]*[.G502]" table:style-name="ce1">
            <text:p>-8725124639</text:p>
          </table:table-cell>
          <table:table-cell table:number-columns-repeated="16376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float" office:value="24.06" table:style-name="ce1">
            <text:p>24,06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5.1199999999999974" table:formula="of:=[.B503]-[.$B$5]" table:style-name="ce2">
            <text:p>5,12</text:p>
          </table:table-cell>
          <table:table-cell office:value-type="float" office:value="4.2819132640911546" table:formula="of:=[.$D$2]*(1-EXP(-[.A503]/[.$D$1]))" table:style-name="ce1">
            <text:p>4,281913264</text:p>
          </table:table-cell>
          <table:table-cell office:value-type="float" office:value="0.83808673590884286" table:formula="of:=[.D503]-[.E503]" table:style-name="ce2">
            <text:p>0,84</text:p>
          </table:table-cell>
          <table:table-cell office:value-type="float" office:value="0.59677808705147628" table:formula="of:=1-EXP(-[.A503]/[.$D$1])" table:style-name="ce1">
            <text:p>0,596778087</text:p>
          </table:table-cell>
          <table:table-cell office:value-type="float" office:value="-8755879941.475153" table:formula="of:=([.$D$2]-[.$D$1]*[.$D$1])*[.A503]*[.G503]" table:style-name="ce1">
            <text:p>-8755879941</text:p>
          </table:table-cell>
          <table:table-cell table:number-columns-repeated="16376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float" office:value="24.06" table:style-name="ce1">
            <text:p>24,06</text:p>
          </table:table-cell>
          <table:table-cell office:value-type="float" office:value="75.3" table:style-name="ce1">
            <text:p>75,3</text:p>
          </table:table-cell>
          <table:table-cell office:value-type="float" office:value="5.1199999999999974" table:formula="of:=[.B504]-[.$B$5]" table:style-name="ce2">
            <text:p>5,12</text:p>
          </table:table-cell>
          <table:table-cell office:value-type="float" office:value="4.2864875972335028" table:formula="of:=[.$D$2]*(1-EXP(-[.A504]/[.$D$1]))" table:style-name="ce1">
            <text:p>4,286487597</text:p>
          </table:table-cell>
          <table:table-cell office:value-type="float" office:value="0.83351240276649463" table:formula="of:=[.D504]-[.E504]" table:style-name="ce2">
            <text:p>0,83</text:p>
          </table:table-cell>
          <table:table-cell office:value-type="float" office:value="0.59741562023205697" table:formula="of:=1-EXP(-[.A504]/[.$D$1])" table:style-name="ce1">
            <text:p>0,59741562</text:p>
          </table:table-cell>
          <table:table-cell office:value-type="float" office:value="-8780504218.9804802" table:formula="of:=([.$D$2]-[.$D$1]*[.$D$1])*[.A504]*[.G504]" table:style-name="ce1">
            <text:p>-8780504219</text:p>
          </table:table-cell>
          <table:table-cell table:number-columns-repeated="16376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float" office:value="24.06" table:style-name="ce1">
            <text:p>24,06</text:p>
          </table:table-cell>
          <table:table-cell office:value-type="float" office:value="77.099999999999994" table:style-name="ce1">
            <text:p>77,1</text:p>
          </table:table-cell>
          <table:table-cell office:value-type="float" office:value="5.1199999999999974" table:formula="of:=[.B505]-[.$B$5]" table:style-name="ce2">
            <text:p>5,12</text:p>
          </table:table-cell>
          <table:table-cell office:value-type="float" office:value="4.2921953443452585" table:formula="of:=[.$D$2]*(1-EXP(-[.A505]/[.$D$1]))" table:style-name="ce1">
            <text:p>4,292195344</text:p>
          </table:table-cell>
          <table:table-cell office:value-type="float" office:value="0.82780465565473893" table:formula="of:=[.D505]-[.E505]" table:style-name="ce2">
            <text:p>0,83</text:p>
          </table:table-cell>
          <table:table-cell office:value-type="float" office:value="0.59821111939157823" table:formula="of:=1-EXP(-[.A505]/[.$D$1])" table:style-name="ce1">
            <text:p>0,598211119</text:p>
          </table:table-cell>
          <table:table-cell office:value-type="float" office:value="-8811309521.7644291" table:formula="of:=([.$D$2]-[.$D$1]*[.$D$1])*[.A505]*[.G505]" table:style-name="ce1">
            <text:p>-8811309522</text:p>
          </table:table-cell>
          <table:table-cell table:number-columns-repeated="16376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float" office:value="24.06" table:style-name="ce1">
            <text:p>24,06</text:p>
          </table:table-cell>
          <table:table-cell office:value-type="float" office:value="79.3" table:style-name="ce1">
            <text:p>79,3</text:p>
          </table:table-cell>
          <table:table-cell office:value-type="float" office:value="5.1199999999999974" table:formula="of:=[.B506]-[.$B$5]" table:style-name="ce2">
            <text:p>5,12</text:p>
          </table:table-cell>
          <table:table-cell office:value-type="float" office:value="4.2967534205156594" table:formula="of:=[.$D$2]*(1-EXP(-[.A506]/[.$D$1]))" table:style-name="ce1">
            <text:p>4,296753421</text:p>
          </table:table-cell>
          <table:table-cell office:value-type="float" office:value="0.82324657948433799" table:formula="of:=[.D506]-[.E506]" table:style-name="ce2">
            <text:p>0,82</text:p>
          </table:table-cell>
          <table:table-cell office:value-type="float" office:value="0.5988463868082301" table:formula="of:=1-EXP(-[.A506]/[.$D$1])" table:style-name="ce1">
            <text:p>0,598846387</text:p>
          </table:table-cell>
          <table:table-cell office:value-type="float" office:value="-8835973663.1753464" table:formula="of:=([.$D$2]-[.$D$1]*[.$D$1])*[.A506]*[.G506]" table:style-name="ce1">
            <text:p>-8835973663</text:p>
          </table:table-cell>
          <table:table-cell table:number-columns-repeated="16376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float" office:value="24.06" table:style-name="ce1">
            <text:p>24,06</text:p>
          </table:table-cell>
          <table:table-cell office:value-type="float" office:value="81.2" table:style-name="ce1">
            <text:p>81,2</text:p>
          </table:table-cell>
          <table:table-cell office:value-type="float" office:value="5.1199999999999974" table:formula="of:=[.B507]-[.$B$5]" table:style-name="ce2">
            <text:p>5,12</text:p>
          </table:table-cell>
          <table:table-cell office:value-type="float" office:value="4.3024408825537694" table:formula="of:=[.$D$2]*(1-EXP(-[.A507]/[.$D$1]))" table:style-name="ce1">
            <text:p>4,302440883</text:p>
          </table:table-cell>
          <table:table-cell office:value-type="float" office:value="0.817559117446228" table:formula="of:=[.D507]-[.E507]" table:style-name="ce2">
            <text:p>0,82</text:p>
          </table:table-cell>
          <table:table-cell office:value-type="float" office:value="0.59963905879991775" table:formula="of:=1-EXP(-[.A507]/[.$D$1])" table:style-name="ce1">
            <text:p>0,599639059</text:p>
          </table:table-cell>
          <table:table-cell office:value-type="float" office:value="-8866828625.9263134" table:formula="of:=([.$D$2]-[.$D$1]*[.$D$1])*[.A507]*[.G507]" table:style-name="ce1">
            <text:p>-8866828626</text:p>
          </table:table-cell>
          <table:table-cell table:number-columns-repeated="16376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float" office:value="24.12" table:style-name="ce1">
            <text:p>24,12</text:p>
          </table:table-cell>
          <table:table-cell office:value-type="float" office:value="82.1" table:style-name="ce1">
            <text:p>82,1</text:p>
          </table:table-cell>
          <table:table-cell office:value-type="float" office:value="5.18" table:formula="of:=[.B508]-[.$B$5]" table:style-name="ce2">
            <text:p>5,18</text:p>
          </table:table-cell>
          <table:table-cell office:value-type="float" office:value="4.3081171062739054" table:formula="of:=[.$D$2]*(1-EXP(-[.A508]/[.$D$1]))" table:style-name="ce1">
            <text:p>4,308117106</text:p>
          </table:table-cell>
          <table:table-cell office:value-type="float" office:value="0.87188289372609429" table:formula="of:=[.D508]-[.E508]" table:style-name="ce2">
            <text:p>0,87</text:p>
          </table:table-cell>
          <table:table-cell office:value-type="float" office:value="0.60043016448666453" table:formula="of:=1-EXP(-[.A508]/[.$D$1])" table:style-name="ce1">
            <text:p>0,600430164</text:p>
          </table:table-cell>
          <table:table-cell office:value-type="float" office:value="-8897711031.1652603" table:formula="of:=([.$D$2]-[.$D$1]*[.$D$1])*[.A508]*[.G508]" table:style-name="ce1">
            <text:p>-8897711031</text:p>
          </table:table-cell>
          <table:table-cell table:number-columns-repeated="16376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float" office:value="24.12" table:style-name="ce1">
            <text:p>24,12</text:p>
          </table:table-cell>
          <table:table-cell office:value-type="float" office:value="84.1" table:style-name="ce1">
            <text:p>84,1</text:p>
          </table:table-cell>
          <table:table-cell office:value-type="float" office:value="5.18" table:formula="of:=[.B509]-[.$B$5]" table:style-name="ce2">
            <text:p>5,18</text:p>
          </table:table-cell>
          <table:table-cell office:value-type="float" office:value="4.3126500085854529" table:formula="of:=[.$D$2]*(1-EXP(-[.A509]/[.$D$1]))" table:style-name="ce1">
            <text:p>4,312650009</text:p>
          </table:table-cell>
          <table:table-cell office:value-type="float" office:value="0.86734999141454683" table:formula="of:=[.D509]-[.E509]" table:style-name="ce2">
            <text:p>0,87</text:p>
          </table:table-cell>
          <table:table-cell office:value-type="float" office:value="0.60106192337654263" table:formula="of:=1-EXP(-[.A509]/[.$D$1])" table:style-name="ce1">
            <text:p>0,601061923</text:p>
          </table:table-cell>
          <table:table-cell office:value-type="float" office:value="-8922436643.9339237" table:formula="of:=([.$D$2]-[.$D$1]*[.$D$1])*[.A509]*[.G509]" table:style-name="ce1">
            <text:p>-8922436644</text:p>
          </table:table-cell>
          <table:table-cell table:number-columns-repeated="16376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float" office:value="24.12" table:style-name="ce1">
            <text:p>24,12</text:p>
          </table:table-cell>
          <table:table-cell office:value-type="float" office:value="86.6" table:style-name="ce1">
            <text:p>86,6</text:p>
          </table:table-cell>
          <table:table-cell office:value-type="float" office:value="5.18" table:formula="of:=[.B510]-[.$B$5]" table:style-name="ce2">
            <text:p>5,18</text:p>
          </table:table-cell>
          <table:table-cell office:value-type="float" office:value="4.318306059264641" table:formula="of:=[.$D$2]*(1-EXP(-[.A510]/[.$D$1]))" table:style-name="ce1">
            <text:p>4,318306059</text:p>
          </table:table-cell>
          <table:table-cell office:value-type="float" office:value="0.86169394073535877" table:formula="of:=[.D510]-[.E510]" table:style-name="ce2">
            <text:p>0,86</text:p>
          </table:table-cell>
          <table:table-cell office:value-type="float" office:value="0.60185021750965806" table:formula="of:=1-EXP(-[.A510]/[.$D$1])" table:style-name="ce1">
            <text:p>0,601850218</text:p>
          </table:table-cell>
          <table:table-cell office:value-type="float" office:value="-8953368183.3423977" table:formula="of:=([.$D$2]-[.$D$1]*[.$D$1])*[.A510]*[.G510]" table:style-name="ce1">
            <text:p>-8953368183</text:p>
          </table:table-cell>
          <table:table-cell table:number-columns-repeated="16376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float" office:value="24.12" table:style-name="ce1">
            <text:p>24,12</text:p>
          </table:table-cell>
          <table:table-cell office:value-type="float" office:value="83.2" table:style-name="ce1">
            <text:p>83,2</text:p>
          </table:table-cell>
          <table:table-cell office:value-type="float" office:value="5.18" table:formula="of:=[.B511]-[.$B$5]" table:style-name="ce2">
            <text:p>5,18</text:p>
          </table:table-cell>
          <table:table-cell office:value-type="float" office:value="4.3228228518475298" table:formula="of:=[.$D$2]*(1-EXP(-[.A511]/[.$D$1]))" table:style-name="ce1">
            <text:p>4,322822852</text:p>
          </table:table-cell>
          <table:table-cell office:value-type="float" office:value="0.85717714815246993" table:formula="of:=[.D511]-[.E511]" table:style-name="ce2">
            <text:p>0,86</text:p>
          </table:table-cell>
          <table:table-cell office:value-type="float" office:value="0.60247973115717401" table:formula="of:=1-EXP(-[.A511]/[.$D$1])" table:style-name="ce1">
            <text:p>0,602479731</text:p>
          </table:table-cell>
          <table:table-cell office:value-type="float" office:value="-8978132968.9656601" table:formula="of:=([.$D$2]-[.$D$1]*[.$D$1])*[.A511]*[.G511]" table:style-name="ce1">
            <text:p>-8978132969</text:p>
          </table:table-cell>
          <table:table-cell table:number-columns-repeated="16376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float" office:value="24.12" table:style-name="ce1">
            <text:p>24,12</text:p>
          </table:table-cell>
          <table:table-cell office:value-type="float" office:value="80.8" table:style-name="ce1">
            <text:p>80,8</text:p>
          </table:table-cell>
          <table:table-cell office:value-type="float" office:value="5.18" table:formula="of:=[.B512]-[.$B$5]" table:style-name="ce2">
            <text:p>5,18</text:p>
          </table:table-cell>
          <table:table-cell office:value-type="float" office:value="4.3284588011798411" table:formula="of:=[.$D$2]*(1-EXP(-[.A512]/[.$D$1]))" table:style-name="ce1">
            <text:p>4,328458801</text:p>
          </table:table-cell>
          <table:table-cell office:value-type="float" office:value="0.85154119882015866" table:formula="of:=[.D512]-[.E512]" table:style-name="ce2">
            <text:p>0,85</text:p>
          </table:table-cell>
          <table:table-cell office:value-type="float" office:value="0.60326522372879188" table:formula="of:=1-EXP(-[.A512]/[.$D$1])" table:style-name="ce1">
            <text:p>0,603265224</text:p>
          </table:table-cell>
          <table:table-cell office:value-type="float" office:value="-9009113306.7999935" table:formula="of:=([.$D$2]-[.$D$1]*[.$D$1])*[.A512]*[.G512]" table:style-name="ce1">
            <text:p>-9009113307</text:p>
          </table:table-cell>
          <table:table-cell table:number-columns-repeated="16376"/>
        </table:table-row>
        <table:table-row table:style-name="ro1">
          <table:table-cell office:value-type="float" office:value="2341" table:style-name="ce1">
            <text:p>2341</text:p>
          </table:table-cell>
          <table:table-cell office:value-type="float" office:value="24.12" table:style-name="ce1">
            <text:p>24,12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5.18" table:formula="of:=[.B513]-[.$B$5]" table:style-name="ce2">
            <text:p>5,18</text:p>
          </table:table-cell>
          <table:table-cell office:value-type="float" office:value="4.3329595412873143" table:formula="of:=[.$D$2]*(1-EXP(-[.A513]/[.$D$1]))" table:style-name="ce1">
            <text:p>4,332959541</text:p>
          </table:table-cell>
          <table:table-cell office:value-type="float" office:value="0.84704045871268541" table:formula="of:=[.D513]-[.E513]" table:style-name="ce2">
            <text:p>0,85</text:p>
          </table:table-cell>
          <table:table-cell office:value-type="float" office:value="0.60389250011343476" table:formula="of:=1-EXP(-[.A513]/[.$D$1])" table:style-name="ce1">
            <text:p>0,6038925</text:p>
          </table:table-cell>
          <table:table-cell office:value-type="float" office:value="-9033916997.3901157" table:formula="of:=([.$D$2]-[.$D$1]*[.$D$1])*[.A513]*[.G513]" table:style-name="ce1">
            <text:p>-9033916997</text:p>
          </table:table-cell>
          <table:table-cell table:number-columns-repeated="16376"/>
        </table:table-row>
        <table:table-row table:style-name="ro1">
          <table:table-cell office:value-type="float" office:value="2346" table:style-name="ce1">
            <text:p>2346</text:p>
          </table:table-cell>
          <table:table-cell office:value-type="float" office:value="24.12" table:style-name="ce1">
            <text:p>24,12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5.18" table:formula="of:=[.B514]-[.$B$5]" table:style-name="ce2">
            <text:p>5,18</text:p>
          </table:table-cell>
          <table:table-cell office:value-type="float" office:value="4.3385754607120219" table:formula="of:=[.$D$2]*(1-EXP(-[.A514]/[.$D$1]))" table:style-name="ce1">
            <text:p>4,338575461</text:p>
          </table:table-cell>
          <table:table-cell office:value-type="float" office:value="0.84142453928797778" table:formula="of:=[.D514]-[.E514]" table:style-name="ce2">
            <text:p>0,84</text:p>
          </table:table-cell>
          <table:table-cell office:value-type="float" office:value="0.60467520108017747" table:formula="of:=1-EXP(-[.A514]/[.$D$1])" table:style-name="ce1">
            <text:p>0,604675201</text:p>
          </table:table-cell>
          <table:table-cell office:value-type="float" office:value="-9064945799.6724834" table:formula="of:=([.$D$2]-[.$D$1]*[.$D$1])*[.A514]*[.G514]" table:style-name="ce1">
            <text:p>-9064945800</text:p>
          </table:table-cell>
          <table:table-cell table:number-columns-repeated="16376"/>
        </table:table-row>
        <table:table-row table:style-name="ro1">
          <table:table-cell office:value-type="float" office:value="2351" table:style-name="ce1">
            <text:p>2351</text:p>
          </table:table-cell>
          <table:table-cell office:value-type="float" office:value="24.06" table:style-name="ce1">
            <text:p>24,06</text:p>
          </table:table-cell>
          <table:table-cell office:value-type="float" office:value="73.8" table:style-name="ce1">
            <text:p>73,8</text:p>
          </table:table-cell>
          <table:table-cell office:value-type="float" office:value="5.1199999999999974" table:formula="of:=[.B515]-[.$B$5]" table:style-name="ce2">
            <text:p>5,12</text:p>
          </table:table-cell>
          <table:table-cell office:value-type="float" office:value="4.3441802831856142" table:formula="of:=[.$D$2]*(1-EXP(-[.A515]/[.$D$1]))" table:style-name="ce1">
            <text:p>4,344180283</text:p>
          </table:table-cell>
          <table:table-cell office:value-type="float" office:value="0.77581971681438322" table:formula="of:=[.D515]-[.E515]" table:style-name="ce2">
            <text:p>0,78</text:p>
          </table:table-cell>
          <table:table-cell office:value-type="float" office:value="0.60545635544453691" table:formula="of:=1-EXP(-[.A515]/[.$D$1])" table:style-name="ce1">
            <text:p>0,605456355</text:p>
          </table:table-cell>
          <table:table-cell office:value-type="float" office:value="-9096001382.9840508" table:formula="of:=([.$D$2]-[.$D$1]*[.$D$1])*[.A515]*[.G515]" table:style-name="ce1">
            <text:p>-9096001383</text:p>
          </table:table-cell>
          <table:table-cell table:number-columns-repeated="16376"/>
        </table:table-row>
        <table:table-row table:style-name="ro1">
          <table:table-cell office:value-type="float" office:value="2355" table:style-name="ce1">
            <text:p>2355</text:p>
          </table:table-cell>
          <table:table-cell office:value-type="float" office:value="24.06" table:style-name="ce1">
            <text:p>24,06</text:p>
          </table:table-cell>
          <table:table-cell office:value-type="float" office:value="74.7" table:style-name="ce1">
            <text:p>74,7</text:p>
          </table:table-cell>
          <table:table-cell office:value-type="float" office:value="5.1199999999999974" table:formula="of:=[.B516]-[.$B$5]" table:style-name="ce2">
            <text:p>5,12</text:p>
          </table:table-cell>
          <table:table-cell office:value-type="float" office:value="4.3486561660963305" table:formula="of:=[.$D$2]*(1-EXP(-[.A516]/[.$D$1]))" table:style-name="ce1">
            <text:p>4,348656166</text:p>
          </table:table-cell>
          <table:table-cell office:value-type="float" office:value="0.7713438339036669" table:formula="of:=[.D516]-[.E516]" table:style-name="ce2">
            <text:p>0,77</text:p>
          </table:table-cell>
          <table:table-cell office:value-type="float" office:value="0.60608016743618187" table:formula="of:=1-EXP(-[.A516]/[.$D$1])" table:style-name="ce1">
            <text:p>0,606080167</text:p>
          </table:table-cell>
          <table:table-cell office:value-type="float" office:value="-9120865063.2611809" table:formula="of:=([.$D$2]-[.$D$1]*[.$D$1])*[.A516]*[.G516]" table:style-name="ce1">
            <text:p>-9120865063</text:p>
          </table:table-cell>
          <table:table-cell table:number-columns-repeated="16376"/>
        </table:table-row>
        <table:table-row table:style-name="ro1">
          <table:table-cell office:value-type="float" office:value="2360" table:style-name="ce1">
            <text:p>2360</text:p>
          </table:table-cell>
          <table:table-cell office:value-type="float" office:value="24.06" table:style-name="ce1">
            <text:p>24,06</text:p>
          </table:table-cell>
          <table:table-cell office:value-type="float" office:value="76.7" table:style-name="ce1">
            <text:p>76,7</text:p>
          </table:table-cell>
          <table:table-cell office:value-type="float" office:value="5.1199999999999974" table:formula="of:=[.B517]-[.$B$5]" table:style-name="ce2">
            <text:p>5,12</text:p>
          </table:table-cell>
          <table:table-cell office:value-type="float" office:value="4.3542410692857585" table:formula="of:=[.$D$2]*(1-EXP(-[.A517]/[.$D$1]))" table:style-name="ce1">
            <text:p>4,354241069</text:p>
          </table:table-cell>
          <table:table-cell office:value-type="float" office:value="0.76575893071423895" table:formula="of:=[.D517]-[.E517]" table:style-name="ce2">
            <text:p>0,77</text:p>
          </table:table-cell>
          <table:table-cell office:value-type="float" office:value="0.6068585456134572" table:formula="of:=1-EXP(-[.A517]/[.$D$1])" table:style-name="ce1">
            <text:p>0,606858546</text:p>
          </table:table-cell>
          <table:table-cell office:value-type="float" office:value="-9151968594.9900303" table:formula="of:=([.$D$2]-[.$D$1]*[.$D$1])*[.A517]*[.G517]" table:style-name="ce1">
            <text:p>-9151968595</text:p>
          </table:table-cell>
          <table:table-cell table:number-columns-repeated="16376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float" office:value="24.06" table:style-name="ce1">
            <text:p>24,06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5.1199999999999974" table:formula="of:=[.B518]-[.$B$5]" table:style-name="ce2">
            <text:p>5,12</text:p>
          </table:table-cell>
          <table:table-cell office:value-type="float" office:value="4.3587010451121735" table:formula="of:=[.$D$2]*(1-EXP(-[.A518]/[.$D$1]))" table:style-name="ce1">
            <text:p>4,358701045</text:p>
          </table:table-cell>
          <table:table-cell office:value-type="float" office:value="0.76129895488782395" table:formula="of:=[.D518]-[.E518]" table:style-name="ce2">
            <text:p>0,76</text:p>
          </table:table-cell>
          <table:table-cell office:value-type="float" office:value="0.60748014060565492" table:formula="of:=1-EXP(-[.A518]/[.$D$1])" table:style-name="ce1">
            <text:p>0,607480141</text:p>
          </table:table-cell>
          <table:table-cell office:value-type="float" office:value="-9176870502.0193672" table:formula="of:=([.$D$2]-[.$D$1]*[.$D$1])*[.A518]*[.G518]" table:style-name="ce1">
            <text:p>-9176870502</text:p>
          </table:table-cell>
          <table:table-cell table:number-columns-repeated="16376"/>
        </table:table-row>
        <table:table-row table:style-name="ro1">
          <table:table-cell office:value-type="float" office:value="2369" table:style-name="ce1">
            <text:p>2369</text:p>
          </table:table-cell>
          <table:table-cell office:value-type="float" office:value="24.06" table:style-name="ce1">
            <text:p>24,06</text:p>
          </table:table-cell>
          <table:table-cell office:value-type="float" office:value="83.8" table:style-name="ce1">
            <text:p>83,8</text:p>
          </table:table-cell>
          <table:table-cell office:value-type="float" office:value="5.1199999999999974" table:formula="of:=[.B519]-[.$B$5]" table:style-name="ce2">
            <text:p>5,12</text:p>
          </table:table-cell>
          <table:table-cell office:value-type="float" office:value="4.3642660998096661" table:formula="of:=[.$D$2]*(1-EXP(-[.A519]/[.$D$1]))" table:style-name="ce1">
            <text:p>4,3642661</text:p>
          </table:table-cell>
          <table:table-cell office:value-type="float" office:value="0.75573390019033138" table:formula="of:=[.D519]-[.E519]" table:style-name="ce2">
            <text:p>0,76</text:p>
          </table:table-cell>
          <table:table-cell office:value-type="float" office:value="0.60825575246228869" table:formula="of:=1-EXP(-[.A519]/[.$D$1])" table:style-name="ce1">
            <text:p>0,608255752</text:p>
          </table:table-cell>
          <table:table-cell office:value-type="float" office:value="-9208021652.6627064" table:formula="of:=([.$D$2]-[.$D$1]*[.$D$1])*[.A519]*[.G519]" table:style-name="ce1">
            <text:p>-9208021653</text:p>
          </table:table-cell>
          <table:table-cell table:number-columns-repeated="16376"/>
        </table:table-row>
        <table:table-row table:style-name="ro1">
          <table:table-cell office:value-type="float" office:value="2373" table:style-name="ce1">
            <text:p>2373</text:p>
          </table:table-cell>
          <table:table-cell office:value-type="float" office:value="24.12" table:style-name="ce1">
            <text:p>24,12</text:p>
          </table:table-cell>
          <table:table-cell office:value-type="float" office:value="85.6" table:style-name="ce1">
            <text:p>85,6</text:p>
          </table:table-cell>
          <table:table-cell office:value-type="float" office:value="5.18" table:formula="of:=[.B520]-[.$B$5]" table:style-name="ce2">
            <text:p>5,18</text:p>
          </table:table-cell>
          <table:table-cell office:value-type="float" office:value="4.3687102250848335" table:formula="of:=[.$D$2]*(1-EXP(-[.A520]/[.$D$1]))" table:style-name="ce1">
            <text:p>4,368710225</text:p>
          </table:table-cell>
          <table:table-cell office:value-type="float" office:value="0.81128977491516618" table:formula="of:=[.D520]-[.E520]" table:style-name="ce2">
            <text:p>0,81</text:p>
          </table:table-cell>
          <table:table-cell office:value-type="float" office:value="0.60887513833415419" table:formula="of:=1-EXP(-[.A520]/[.$D$1])" table:style-name="ce1">
            <text:p>0,608875138</text:p>
          </table:table-cell>
          <table:table-cell office:value-type="float" office:value="-9232961523.5374508" table:formula="of:=([.$D$2]-[.$D$1]*[.$D$1])*[.A520]*[.G520]" table:style-name="ce1">
            <text:p>-9232961524</text:p>
          </table:table-cell>
          <table:table-cell table:number-columns-repeated="16376"/>
        </table:table-row>
        <table:table-row table:style-name="ro1">
          <table:table-cell office:value-type="float" office:value="2378" table:style-name="ce1">
            <text:p>2378</text:p>
          </table:table-cell>
          <table:table-cell office:value-type="float" office:value="24.12" table:style-name="ce1">
            <text:p>24,12</text:p>
          </table:table-cell>
          <table:table-cell office:value-type="float" office:value="82.6" table:style-name="ce1">
            <text:p>82,6</text:p>
          </table:table-cell>
          <table:table-cell office:value-type="float" office:value="5.18" table:formula="of:=[.B521]-[.$B$5]" table:style-name="ce2">
            <text:p>5,18</text:p>
          </table:table-cell>
          <table:table-cell office:value-type="float" office:value="4.3742555018310316" table:formula="of:=[.$D$2]*(1-EXP(-[.A521]/[.$D$1]))" table:style-name="ce1">
            <text:p>4,374255502</text:p>
          </table:table-cell>
          <table:table-cell office:value-type="float" office:value="0.80574449816896809" table:formula="of:=[.D521]-[.E521]" table:style-name="ce2">
            <text:p>0,81</text:p>
          </table:table-cell>
          <table:table-cell office:value-type="float" office:value="0.60964799370152445" table:formula="of:=1-EXP(-[.A521]/[.$D$1])" table:style-name="ce1">
            <text:p>0,609647994</text:p>
          </table:table-cell>
          <table:table-cell office:value-type="float" office:value="-9264159965.328949" table:formula="of:=([.$D$2]-[.$D$1]*[.$D$1])*[.A521]*[.G521]" table:style-name="ce1">
            <text:p>-9264159965</text:p>
          </table:table-cell>
          <table:table-cell table:number-columns-repeated="16376"/>
        </table:table-row>
        <table:table-row table:style-name="ro1">
          <table:table-cell office:value-type="float" office:value="2383" table:style-name="ce1">
            <text:p>2383</text:p>
          </table:table-cell>
          <table:table-cell office:value-type="float" office:value="24.12" table:style-name="ce1">
            <text:p>24,12</text:p>
          </table:table-cell>
          <table:table-cell office:value-type="float" office:value="79.900000000000006" table:style-name="ce1">
            <text:p>79,9</text:p>
          </table:table-cell>
          <table:table-cell office:value-type="float" office:value="5.18" table:formula="of:=[.B522]-[.$B$5]" table:style-name="ce2">
            <text:p>5,18</text:p>
          </table:table-cell>
          <table:table-cell office:value-type="float" office:value="4.3797898212147155" table:formula="of:=[.$D$2]*(1-EXP(-[.A522]/[.$D$1]))" table:style-name="ce1">
            <text:p>4,379789821</text:p>
          </table:table-cell>
          <table:table-cell office:value-type="float" office:value="0.80021017878528422" table:formula="of:=[.D522]-[.E522]" table:style-name="ce2">
            <text:p>0,80</text:p>
          </table:table-cell>
          <table:table-cell office:value-type="float" office:value="0.6104193219212305" table:formula="of:=1-EXP(-[.A522]/[.$D$1])" table:style-name="ce1">
            <text:p>0,610419322</text:p>
          </table:table-cell>
          <table:table-cell office:value-type="float" office:value="-9295384538.9895935" table:formula="of:=([.$D$2]-[.$D$1]*[.$D$1])*[.A522]*[.G522]" table:style-name="ce1">
            <text:p>-9295384539</text:p>
          </table:table-cell>
          <table:table-cell table:number-columns-repeated="16376"/>
        </table:table-row>
        <table:table-row table:style-name="ro1">
          <table:table-cell office:value-type="float" office:value="2387" table:style-name="ce1">
            <text:p>2387</text:p>
          </table:table-cell>
          <table:table-cell office:value-type="float" office:value="24.19" table:style-name="ce1">
            <text:p>24,19</text:p>
          </table:table-cell>
          <table:table-cell office:value-type="float" office:value="76.5" table:style-name="ce1">
            <text:p>76,5</text:p>
          </table:table-cell>
          <table:table-cell office:value-type="float" office:value="5.25" table:formula="of:=[.B523]-[.$B$5]" table:style-name="ce2">
            <text:p>5,25</text:p>
          </table:table-cell>
          <table:table-cell office:value-type="float" office:value="4.3842094019719298" table:formula="of:=[.$D$2]*(1-EXP(-[.A523]/[.$D$1]))" table:style-name="ce1">
            <text:p>4,384209402</text:p>
          </table:table-cell>
          <table:table-cell office:value-type="float" office:value="0.86579059802807024" table:formula="of:=[.D523]-[.E523]" table:style-name="ce2">
            <text:p>0,87</text:p>
          </table:table-cell>
          <table:table-cell office:value-type="float" office:value="0.61103528697871501" table:formula="of:=1-EXP(-[.A523]/[.$D$1])" table:style-name="ce1">
            <text:p>0,611035287</text:p>
          </table:table-cell>
          <table:table-cell office:value-type="float" office:value="-9320382945.4297943" table:formula="of:=([.$D$2]-[.$D$1]*[.$D$1])*[.A523]*[.G523]" table:style-name="ce1">
            <text:p>-9320382945</text:p>
          </table:table-cell>
          <table:table-cell table:number-columns-repeated="16376"/>
        </table:table-row>
        <table:table-row table:style-name="ro1">
          <table:table-cell office:value-type="float" office:value="2392" table:style-name="ce1">
            <text:p>2392</text:p>
          </table:table-cell>
          <table:table-cell office:value-type="float" office:value="24.19" table:style-name="ce1">
            <text:p>24,19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5.25" table:formula="of:=[.B524]-[.$B$5]" table:style-name="ce2">
            <text:p>5,25</text:p>
          </table:table-cell>
          <table:table-cell office:value-type="float" office:value="4.3897240526362253" table:formula="of:=[.$D$2]*(1-EXP(-[.A524]/[.$D$1]))" table:style-name="ce1">
            <text:p>4,389724053</text:p>
          </table:table-cell>
          <table:table-cell office:value-type="float" office:value="0.86027594736377466" table:formula="of:=[.D524]-[.E524]" table:style-name="ce2">
            <text:p>0,86</text:p>
          </table:table-cell>
          <table:table-cell office:value-type="float" office:value="0.61180387393300817" table:formula="of:=1-EXP(-[.A524]/[.$D$1])" table:style-name="ce1">
            <text:p>0,611803874</text:p>
          </table:table-cell>
          <table:table-cell office:value-type="float" office:value="-9351654303.8120747" table:formula="of:=([.$D$2]-[.$D$1]*[.$D$1])*[.A524]*[.G524]" table:style-name="ce1">
            <text:p>-9351654304</text:p>
          </table:table-cell>
          <table:table-cell table:number-columns-repeated="16376"/>
        </table:table-row>
        <table:table-row table:style-name="ro1">
          <table:table-cell office:value-type="float" office:value="2396" table:style-name="ce1">
            <text:p>2396</text:p>
          </table:table-cell>
          <table:table-cell office:value-type="float" office:value="24.19" table:style-name="ce1">
            <text:p>24,19</text:p>
          </table:table-cell>
          <table:table-cell office:value-type="float" office:value="75.8" table:style-name="ce1">
            <text:p>75,8</text:p>
          </table:table-cell>
          <table:table-cell office:value-type="float" office:value="5.25" table:formula="of:=[.B525]-[.$B$5]" table:style-name="ce2">
            <text:p>5,25</text:p>
          </table:table-cell>
          <table:table-cell office:value-type="float" office:value="4.3941279264044297" table:formula="of:=[.$D$2]*(1-EXP(-[.A525]/[.$D$1]))" table:style-name="ce1">
            <text:p>4,394127926</text:p>
          </table:table-cell>
          <table:table-cell office:value-type="float" office:value="0.85587207359557027" table:formula="of:=[.D525]-[.E525]" table:style-name="ce2">
            <text:p>0,86</text:p>
          </table:table-cell>
          <table:table-cell office:value-type="float" office:value="0.6124176498786924" table:formula="of:=1-EXP(-[.A525]/[.$D$1])" table:style-name="ce1">
            <text:p>0,61241765</text:p>
          </table:table-cell>
          <table:table-cell office:value-type="float" office:value="-9376690008.5057697" table:formula="of:=([.$D$2]-[.$D$1]*[.$D$1])*[.A525]*[.G525]" table:style-name="ce1">
            <text:p>-9376690009</text:p>
          </table:table-cell>
          <table:table-cell table:number-columns-repeated="16376"/>
        </table:table-row>
        <table:table-row table:style-name="ro1">
          <table:table-cell office:value-type="float" office:value="2401" table:style-name="ce1">
            <text:p>2401</text:p>
          </table:table-cell>
          <table:table-cell office:value-type="float" office:value="24.19" table:style-name="ce1">
            <text:p>24,19</text:p>
          </table:table-cell>
          <table:table-cell office:value-type="float" office:value="79" table:style-name="ce1">
            <text:p>79</text:p>
          </table:table-cell>
          <table:table-cell office:value-type="float" office:value="5.25" table:formula="of:=[.B526]-[.$B$5]" table:style-name="ce2">
            <text:p>5,25</text:p>
          </table:table-cell>
          <table:table-cell office:value-type="float" office:value="4.3996229782510712" table:formula="of:=[.$D$2]*(1-EXP(-[.A526]/[.$D$1]))" table:style-name="ce1">
            <text:p>4,399622978</text:p>
          </table:table-cell>
          <table:table-cell office:value-type="float" office:value="0.85037702174892882" table:formula="of:=[.D526]-[.E526]" table:style-name="ce2">
            <text:p>0,85</text:p>
          </table:table-cell>
          <table:table-cell office:value-type="float" office:value="0.6131835053099054" table:formula="of:=1-EXP(-[.A526]/[.$D$1])" table:style-name="ce1">
            <text:p>0,613183505</text:p>
          </table:table-cell>
          <table:table-cell office:value-type="float" office:value="-9408007828.2438946" table:formula="of:=([.$D$2]-[.$D$1]*[.$D$1])*[.A526]*[.G526]" table:style-name="ce1">
            <text:p>-9408007828</text:p>
          </table:table-cell>
          <table:table-cell table:number-columns-repeated="16376"/>
        </table:table-row>
        <table:table-row table:style-name="ro1">
          <table:table-cell office:value-type="float" office:value="2405" table:style-name="ce1">
            <text:p>2405</text:p>
          </table:table-cell>
          <table:table-cell office:value-type="float" office:value="24.19" table:style-name="ce1">
            <text:p>24,19</text:p>
          </table:table-cell>
          <table:table-cell office:value-type="float" office:value="82.7" table:style-name="ce1">
            <text:p>82,7</text:p>
          </table:table-cell>
          <table:table-cell office:value-type="float" office:value="5.25" table:formula="of:=[.B527]-[.$B$5]" table:style-name="ce2">
            <text:p>5,25</text:p>
          </table:table-cell>
          <table:table-cell office:value-type="float" office:value="4.4040112008521906" table:formula="of:=[.$D$2]*(1-EXP(-[.A527]/[.$D$1]))" table:style-name="ce1">
            <text:p>4,404011201</text:p>
          </table:table-cell>
          <table:table-cell office:value-type="float" office:value="0.84598879914780944" table:formula="of:=[.D527]-[.E527]" table:style-name="ce2">
            <text:p>0,85</text:p>
          </table:table-cell>
          <table:table-cell office:value-type="float" office:value="0.61379509992379311" table:formula="of:=1-EXP(-[.A527]/[.$D$1])" table:style-name="ce1">
            <text:p>0,6137951</text:p>
          </table:table-cell>
          <table:table-cell office:value-type="float" office:value="-9433080573.1822968" table:formula="of:=([.$D$2]-[.$D$1]*[.$D$1])*[.A527]*[.G527]" table:style-name="ce1">
            <text:p>-9433080573</text:p>
          </table:table-cell>
          <table:table-cell table:number-columns-repeated="16376"/>
        </table:table-row>
        <table:table-row table:style-name="ro1">
          <table:table-cell office:value-type="float" office:value="2410" table:style-name="ce1">
            <text:p>2410</text:p>
          </table:table-cell>
          <table:table-cell office:value-type="float" office:value="24.19" table:style-name="ce1">
            <text:p>24,19</text:p>
          </table:table-cell>
          <table:table-cell office:value-type="float" office:value="83.9" table:style-name="ce1">
            <text:p>83,9</text:p>
          </table:table-cell>
          <table:table-cell office:value-type="float" office:value="5.25" table:formula="of:=[.B528]-[.$B$5]" table:style-name="ce2">
            <text:p>5,25</text:p>
          </table:table-cell>
          <table:table-cell office:value-type="float" office:value="4.4094867235344841" table:formula="of:=[.$D$2]*(1-EXP(-[.A528]/[.$D$1]))" table:style-name="ce1">
            <text:p>4,409486724</text:p>
          </table:table-cell>
          <table:table-cell office:value-type="float" office:value="0.84051327646551588" table:formula="of:=[.D528]-[.E528]" table:style-name="ce2">
            <text:p>0,84</text:p>
          </table:table-cell>
          <table:table-cell office:value-type="float" office:value="0.61455823353963468" table:formula="of:=1-EXP(-[.A528]/[.$D$1])" table:style-name="ce1">
            <text:p>0,614558234</text:p>
          </table:table-cell>
          <table:table-cell office:value-type="float" office:value="-9464444532.6179981" table:formula="of:=([.$D$2]-[.$D$1]*[.$D$1])*[.A528]*[.G528]" table:style-name="ce1">
            <text:p>-9464444533</text:p>
          </table:table-cell>
          <table:table-cell table:number-columns-repeated="16376"/>
        </table:table-row>
        <table:table-row table:style-name="ro1">
          <table:table-cell office:value-type="float" office:value="2415" table:style-name="ce1">
            <text:p>2415</text:p>
          </table:table-cell>
          <table:table-cell office:value-type="float" office:value="24.12" table:style-name="ce1">
            <text:p>24,12</text:p>
          </table:table-cell>
          <table:table-cell office:value-type="float" office:value="85.7" table:style-name="ce1">
            <text:p>85,7</text:p>
          </table:table-cell>
          <table:table-cell office:value-type="float" office:value="5.18" table:formula="of:=[.B529]-[.$B$5]" table:style-name="ce2">
            <text:p>5,18</text:p>
          </table:table-cell>
          <table:table-cell office:value-type="float" office:value="4.414951426686982" table:formula="of:=[.$D$2]*(1-EXP(-[.A529]/[.$D$1]))" table:style-name="ce1">
            <text:p>4,414951427</text:p>
          </table:table-cell>
          <table:table-cell office:value-type="float" office:value="0.76504857331301768" table:formula="of:=[.D529]-[.E529]" table:style-name="ce2">
            <text:p>0,77</text:p>
          </table:table-cell>
          <table:table-cell office:value-type="float" office:value="0.61531985921781018" table:formula="of:=1-EXP(-[.A529]/[.$D$1])" table:style-name="ce1">
            <text:p>0,615319859</text:p>
          </table:table-cell>
          <table:table-cell office:value-type="float" office:value="-9495833986.8567638" table:formula="of:=([.$D$2]-[.$D$1]*[.$D$1])*[.A529]*[.G529]" table:style-name="ce1">
            <text:p>-9495833987</text:p>
          </table:table-cell>
          <table:table-cell table:number-columns-repeated="16376"/>
        </table:table-row>
        <table:table-row table:style-name="ro1">
          <table:table-cell office:value-type="float" office:value="2419" table:style-name="ce1">
            <text:p>2419</text:p>
          </table:table-cell>
          <table:table-cell office:value-type="float" office:value="24.12" table:style-name="ce1">
            <text:p>24,12</text:p>
          </table:table-cell>
          <table:table-cell office:value-type="float" office:value="88.2" table:style-name="ce1">
            <text:p>88,2</text:p>
          </table:table-cell>
          <table:table-cell office:value-type="float" office:value="5.18" table:formula="of:=[.B530]-[.$B$5]" table:style-name="ce2">
            <text:p>5,18</text:p>
          </table:table-cell>
          <table:table-cell office:value-type="float" office:value="4.4193154135157631" table:formula="of:=[.$D$2]*(1-EXP(-[.A530]/[.$D$1]))" table:style-name="ce1">
            <text:p>4,419315414</text:p>
          </table:table-cell>
          <table:table-cell office:value-type="float" office:value="0.76068458648423665" table:formula="of:=[.D530]-[.E530]" table:style-name="ce2">
            <text:p>0,76</text:p>
          </table:table-cell>
          <table:table-cell office:value-type="float" office:value="0.61592807604775812" table:formula="of:=1-EXP(-[.A530]/[.$D$1])" table:style-name="ce1">
            <text:p>0,615928076</text:p>
          </table:table-cell>
          <table:table-cell office:value-type="float" office:value="-9520963840.3296318" table:formula="of:=([.$D$2]-[.$D$1]*[.$D$1])*[.A530]*[.G530]" table:style-name="ce1">
            <text:p>-9520963840</text:p>
          </table:table-cell>
          <table:table-cell table:number-columns-repeated="16376"/>
        </table:table-row>
        <table:table-row table:style-name="ro1">
          <table:table-cell office:value-type="float" office:value="2424" table:style-name="ce1">
            <text:p>2424</text:p>
          </table:table-cell>
          <table:table-cell office:value-type="float" office:value="24.19" table:style-name="ce1">
            <text:p>24,19</text:p>
          </table:table-cell>
          <table:table-cell office:value-type="float" office:value="84.8" table:style-name="ce1">
            <text:p>84,8</text:p>
          </table:table-cell>
          <table:table-cell office:value-type="float" office:value="5.25" table:formula="of:=[.B531]-[.$B$5]" table:style-name="ce2">
            <text:p>5,25</text:p>
          </table:table-cell>
          <table:table-cell office:value-type="float" office:value="4.4247606953617922" table:formula="of:=[.$D$2]*(1-EXP(-[.A531]/[.$D$1]))" table:style-name="ce1">
            <text:p>4,424760695</text:p>
          </table:table-cell>
          <table:table-cell office:value-type="float" office:value="0.82523930463820783" table:formula="of:=[.D531]-[.E531]" table:style-name="ce2">
            <text:p>0,83</text:p>
          </table:table-cell>
          <table:table-cell office:value-type="float" office:value="0.61668699494291213" table:formula="of:=1-EXP(-[.A531]/[.$D$1])" table:style-name="ce1">
            <text:p>0,616686995</text:p>
          </table:table-cell>
          <table:table-cell office:value-type="float" office:value="-9552398937.2837143" table:formula="of:=([.$D$2]-[.$D$1]*[.$D$1])*[.A531]*[.G531]" table:style-name="ce1">
            <text:p>-9552398937</text:p>
          </table:table-cell>
          <table:table-cell table:number-columns-repeated="16376"/>
        </table:table-row>
        <table:table-row table:style-name="ro1">
          <table:table-cell office:value-type="float" office:value="2428" table:style-name="ce1">
            <text:p>2428</text:p>
          </table:table-cell>
          <table:table-cell office:value-type="float" office:value="24.19" table:style-name="ce1">
            <text:p>24,19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5.25" table:formula="of:=[.B532]-[.$B$5]" table:style-name="ce2">
            <text:p>5,25</text:p>
          </table:table-cell>
          <table:table-cell office:value-type="float" office:value="4.4291091727798566" table:formula="of:=[.$D$2]*(1-EXP(-[.A532]/[.$D$1]))" table:style-name="ce1">
            <text:p>4,429109173</text:p>
          </table:table-cell>
          <table:table-cell office:value-type="float" office:value="0.82089082722014339" table:formula="of:=[.D532]-[.E532]" table:style-name="ce2">
            <text:p>0,82</text:p>
          </table:table-cell>
          <table:table-cell office:value-type="float" office:value="0.61729305019790803" table:formula="of:=1-EXP(-[.A532]/[.$D$1])" table:style-name="ce1">
            <text:p>0,61729305</text:p>
          </table:table-cell>
          <table:table-cell office:value-type="float" office:value="-9577565177.8218708" table:formula="of:=([.$D$2]-[.$D$1]*[.$D$1])*[.A532]*[.G532]" table:style-name="ce1">
            <text:p>-9577565178</text:p>
          </table:table-cell>
          <table:table-cell table:number-columns-repeated="16376"/>
        </table:table-row>
        <table:table-row table:style-name="ro1">
          <table:table-cell office:value-type="float" office:value="2433" table:style-name="ce1">
            <text:p>2433</text:p>
          </table:table-cell>
          <table:table-cell office:value-type="float" office:value="24.19" table:style-name="ce1">
            <text:p>24,19</text:p>
          </table:table-cell>
          <table:table-cell office:value-type="float" office:value="77.2" table:style-name="ce1">
            <text:p>77,2</text:p>
          </table:table-cell>
          <table:table-cell office:value-type="float" office:value="5.25" table:formula="of:=[.B533]-[.$B$5]" table:style-name="ce2">
            <text:p>5,25</text:p>
          </table:table-cell>
          <table:table-cell office:value-type="float" office:value="4.4345351023418562" table:formula="of:=[.$D$2]*(1-EXP(-[.A533]/[.$D$1]))" table:style-name="ce1">
            <text:p>4,434535102</text:p>
          </table:table-cell>
          <table:table-cell office:value-type="float" office:value="0.81546489765814378" table:formula="of:=[.D533]-[.E533]" table:style-name="ce2">
            <text:p>0,82</text:p>
          </table:table-cell>
          <table:table-cell office:value-type="float" office:value="0.61804927192982428" table:formula="of:=1-EXP(-[.A533]/[.$D$1])" table:style-name="ce1">
            <text:p>0,618049272</text:p>
          </table:table-cell>
          <table:table-cell office:value-type="float" office:value="-9609045600.1602097" table:formula="of:=([.$D$2]-[.$D$1]*[.$D$1])*[.A533]*[.G533]" table:style-name="ce1">
            <text:p>-9609045600</text:p>
          </table:table-cell>
          <table:table-cell table:number-columns-repeated="16376"/>
        </table:table-row>
        <table:table-row table:style-name="ro1">
          <table:table-cell office:value-type="float" office:value="2438" table:style-name="ce1">
            <text:p>2438</text:p>
          </table:table-cell>
          <table:table-cell office:value-type="float" office:value="24.12" table:style-name="ce1">
            <text:p>24,12</text:p>
          </table:table-cell>
          <table:table-cell office:value-type="float" office:value="75.5" table:style-name="ce1">
            <text:p>75,5</text:p>
          </table:table-cell>
          <table:table-cell office:value-type="float" office:value="5.18" table:formula="of:=[.B534]-[.$B$5]" table:style-name="ce2">
            <text:p>5,18</text:p>
          </table:table-cell>
          <table:table-cell office:value-type="float" office:value="4.4399503103691336" table:formula="of:=[.$D$2]*(1-EXP(-[.A534]/[.$D$1]))" table:style-name="ce1">
            <text:p>4,43995031</text:p>
          </table:table-cell>
          <table:table-cell office:value-type="float" office:value="0.74004968963086615" table:formula="of:=[.D534]-[.E534]" table:style-name="ce2">
            <text:p>0,74</text:p>
          </table:table-cell>
          <table:table-cell office:value-type="float" office:value="0.61880399938182706" table:formula="of:=1-EXP(-[.A534]/[.$D$1])" table:style-name="ce1">
            <text:p>0,618803999</text:p>
          </table:table-cell>
          <table:table-cell office:value-type="float" office:value="-9640551066.7675858" table:formula="of:=([.$D$2]-[.$D$1]*[.$D$1])*[.A534]*[.G534]" table:style-name="ce1">
            <text:p>-9640551067</text:p>
          </table:table-cell>
          <table:table-cell table:number-columns-repeated="16376"/>
        </table:table-row>
        <table:table-row table:style-name="ro1">
          <table:table-cell office:value-type="float" office:value="2442" table:style-name="ce1">
            <text:p>2442</text:p>
          </table:table-cell>
          <table:table-cell office:value-type="float" office:value="24.19" table:style-name="ce1">
            <text:p>24,19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5.25" table:formula="of:=[.B535]-[.$B$5]" table:style-name="ce2">
            <text:p>5,25</text:p>
          </table:table-cell>
          <table:table-cell office:value-type="float" office:value="4.4442747715240527" table:formula="of:=[.$D$2]*(1-EXP(-[.A535]/[.$D$1]))" table:style-name="ce1">
            <text:p>4,444274772</text:p>
          </table:table-cell>
          <table:table-cell office:value-type="float" office:value="0.8057252284759473" table:formula="of:=[.D535]-[.E535]" table:style-name="ce2">
            <text:p>0,81</text:p>
          </table:table-cell>
          <table:table-cell office:value-type="float" office:value="0.61940670744628124" table:formula="of:=1-EXP(-[.A535]/[.$D$1])" table:style-name="ce1">
            <text:p>0,619406707</text:p>
          </table:table-cell>
          <table:table-cell office:value-type="float" office:value="-9665773406.6418629" table:formula="of:=([.$D$2]-[.$D$1]*[.$D$1])*[.A535]*[.G535]" table:style-name="ce1">
            <text:p>-9665773407</text:p>
          </table:table-cell>
          <table:table-cell table:number-columns-repeated="16376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float" office:value="24.19" table:style-name="ce1">
            <text:p>24,19</text:p>
          </table:table-cell>
          <table:table-cell office:value-type="float" office:value="78.7" table:style-name="ce1">
            <text:p>78,7</text:p>
          </table:table-cell>
          <table:table-cell office:value-type="float" office:value="5.25" table:formula="of:=[.B536]-[.$B$5]" table:style-name="ce2">
            <text:p>5,25</text:p>
          </table:table-cell>
          <table:table-cell office:value-type="float" office:value="4.4496707341482846" table:formula="of:=[.$D$2]*(1-EXP(-[.A536]/[.$D$1]))" table:style-name="ce1">
            <text:p>4,449670734</text:p>
          </table:table-cell>
          <table:table-cell office:value-type="float" office:value="0.80032926585171538" table:formula="of:=[.D536]-[.E536]" table:style-name="ce2">
            <text:p>0,80</text:p>
          </table:table-cell>
          <table:table-cell office:value-type="float" office:value="0.62015875263124454" table:formula="of:=1-EXP(-[.A536]/[.$D$1])" table:style-name="ce1">
            <text:p>0,620158753</text:p>
          </table:table-cell>
          <table:table-cell office:value-type="float" office:value="-9697323708.3418827" table:formula="of:=([.$D$2]-[.$D$1]*[.$D$1])*[.A536]*[.G536]" table:style-name="ce1">
            <text:p>-9697323708</text:p>
          </table:table-cell>
          <table:table-cell table:number-columns-repeated="16376"/>
        </table:table-row>
        <table:table-row table:style-name="ro1">
          <table:table-cell office:value-type="float" office:value="2451" table:style-name="ce1">
            <text:p>2451</text:p>
          </table:table-cell>
          <table:table-cell office:value-type="float" office:value="24.19" table:style-name="ce1">
            <text:p>24,19</text:p>
          </table:table-cell>
          <table:table-cell office:value-type="float" office:value="79.8" table:style-name="ce1">
            <text:p>79,8</text:p>
          </table:table-cell>
          <table:table-cell office:value-type="float" office:value="5.25" table:formula="of:=[.B537]-[.$B$5]" table:style-name="ce2">
            <text:p>5,25</text:p>
          </table:table-cell>
          <table:table-cell office:value-type="float" office:value="4.4539798263649359" table:formula="of:=[.$D$2]*(1-EXP(-[.A537]/[.$D$1]))" table:style-name="ce1">
            <text:p>4,453979826</text:p>
          </table:table-cell>
          <table:table-cell office:value-type="float" office:value="0.79602017363506405" table:formula="of:=[.D537]-[.E537]" table:style-name="ce2">
            <text:p>0,80</text:p>
          </table:table-cell>
          <table:table-cell office:value-type="float" office:value="0.62075931869864887" table:formula="of:=1-EXP(-[.A537]/[.$D$1])" table:style-name="ce1">
            <text:p>0,620759319</text:p>
          </table:table-cell>
          <table:table-cell office:value-type="float" office:value="-9722581790.8954983" table:formula="of:=([.$D$2]-[.$D$1]*[.$D$1])*[.A537]*[.G537]" table:style-name="ce1">
            <text:p>-9722581791</text:p>
          </table:table-cell>
          <table:table-cell table:number-columns-repeated="16376"/>
        </table:table-row>
        <table:table-row table:style-name="ro1">
          <table:table-cell office:value-type="float" office:value="2456" table:style-name="ce1">
            <text:p>2456</text:p>
          </table:table-cell>
          <table:table-cell office:value-type="float" office:value="24.19" table:style-name="ce1">
            <text:p>24,19</text:p>
          </table:table-cell>
          <table:table-cell office:value-type="float" office:value="83.8" table:style-name="ce1">
            <text:p>83,8</text:p>
          </table:table-cell>
          <table:table-cell office:value-type="float" office:value="5.25" table:formula="of:=[.B538]-[.$B$5]" table:style-name="ce2">
            <text:p>5,25</text:p>
          </table:table-cell>
          <table:table-cell office:value-type="float" office:value="4.4593566119834094" table:formula="of:=[.$D$2]*(1-EXP(-[.A538]/[.$D$1]))" table:style-name="ce1">
            <text:p>4,459356612</text:p>
          </table:table-cell>
          <table:table-cell office:value-type="float" office:value="0.79064338801659062" table:formula="of:=[.D538]-[.E538]" table:style-name="ce2">
            <text:p>0,79</text:p>
          </table:table-cell>
          <table:table-cell office:value-type="float" office:value="0.6215086911492278" table:formula="of:=1-EXP(-[.A538]/[.$D$1])" table:style-name="ce1">
            <text:p>0,621508691</text:p>
          </table:table-cell>
          <table:table-cell office:value-type="float" office:value="-9754176614.632309" table:formula="of:=([.$D$2]-[.$D$1]*[.$D$1])*[.A538]*[.G538]" table:style-name="ce1">
            <text:p>-9754176615</text:p>
          </table:table-cell>
          <table:table-cell table:number-columns-repeated="16376"/>
        </table:table-row>
        <table:table-row table:style-name="ro1">
          <table:table-cell office:value-type="float" office:value="2460" table:style-name="ce1">
            <text:p>2460</text:p>
          </table:table-cell>
          <table:table-cell office:value-type="float" office:value="24.19" table:style-name="ce1">
            <text:p>24,19</text:p>
          </table:table-cell>
          <table:table-cell office:value-type="float" office:value="85.6" table:style-name="ce1">
            <text:p>85,6</text:p>
          </table:table-cell>
          <table:table-cell office:value-type="float" office:value="5.25" table:formula="of:=[.B539]-[.$B$5]" table:style-name="ce2">
            <text:p>5,25</text:p>
          </table:table-cell>
          <table:table-cell office:value-type="float" office:value="4.4636503898822992" table:formula="of:=[.$D$2]*(1-EXP(-[.A539]/[.$D$1]))" table:style-name="ce1">
            <text:p>4,46365039</text:p>
          </table:table-cell>
          <table:table-cell office:value-type="float" office:value="0.78634961011770077" table:formula="of:=[.D539]-[.E539]" table:style-name="ce2">
            <text:p>0,79</text:p>
          </table:table-cell>
          <table:table-cell office:value-type="float" office:value="0.6221071228321422" table:formula="of:=1-EXP(-[.A539]/[.$D$1])" table:style-name="ce1">
            <text:p>0,622107123</text:p>
          </table:table-cell>
          <table:table-cell office:value-type="float" office:value="-9779470190.08494" table:formula="of:=([.$D$2]-[.$D$1]*[.$D$1])*[.A539]*[.G539]" table:style-name="ce1">
            <text:p>-9779470190</text:p>
          </table:table-cell>
          <table:table-cell table:number-columns-repeated="16376"/>
        </table:table-row>
        <table:table-row table:style-name="ro1">
          <table:table-cell office:value-type="float" office:value="2465" table:style-name="ce1">
            <text:p>2465</text:p>
          </table:table-cell>
          <table:table-cell office:value-type="float" office:value="24.19" table:style-name="ce1">
            <text:p>24,19</text:p>
          </table:table-cell>
          <table:table-cell office:value-type="float" office:value="81.8" table:style-name="ce1">
            <text:p>81,8</text:p>
          </table:table-cell>
          <table:table-cell office:value-type="float" office:value="5.25" table:formula="of:=[.B540]-[.$B$5]" table:style-name="ce2">
            <text:p>5,25</text:p>
          </table:table-cell>
          <table:table-cell office:value-type="float" office:value="4.4690080666492209" table:formula="of:=[.$D$2]*(1-EXP(-[.A540]/[.$D$1]))" table:style-name="ce1">
            <text:p>4,469008067</text:p>
          </table:table-cell>
          <table:table-cell office:value-type="float" office:value="0.7809919333507791" table:formula="of:=[.D540]-[.E540]" table:style-name="ce2">
            <text:p>0,78</text:p>
          </table:table-cell>
          <table:table-cell office:value-type="float" office:value="0.6228538320471132" table:formula="of:=1-EXP(-[.A540]/[.$D$1])" table:style-name="ce1">
            <text:p>0,622853832</text:p>
          </table:table-cell>
          <table:table-cell office:value-type="float" office:value="-9811109224.4615631" table:formula="of:=([.$D$2]-[.$D$1]*[.$D$1])*[.A540]*[.G540]" table:style-name="ce1">
            <text:p>-9811109224</text:p>
          </table:table-cell>
          <table:table-cell table:number-columns-repeated="16376"/>
        </table:table-row>
        <table:table-row table:style-name="ro1">
          <table:table-cell office:value-type="float" office:value="2470" table:style-name="ce1">
            <text:p>2470</text:p>
          </table:table-cell>
          <table:table-cell office:value-type="float" office:value="24.19" table:style-name="ce1">
            <text:p>24,19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5.25" table:formula="of:=[.B541]-[.$B$5]" table:style-name="ce2">
            <text:p>5,25</text:p>
          </table:table-cell>
          <table:table-cell office:value-type="float" office:value="4.4743551567476585" table:formula="of:=[.$D$2]*(1-EXP(-[.A541]/[.$D$1]))" table:style-name="ce1">
            <text:p>4,474355157</text:p>
          </table:table-cell>
          <table:table-cell office:value-type="float" office:value="0.77564484325234151" table:formula="of:=[.D541]-[.E541]" table:style-name="ce2">
            <text:p>0,78</text:p>
          </table:table-cell>
          <table:table-cell office:value-type="float" office:value="0.62359906577872526" table:formula="of:=1-EXP(-[.A541]/[.$D$1])" table:style-name="ce1">
            <text:p>0,623599066</text:p>
          </table:table-cell>
          <table:table-cell office:value-type="float" office:value="-9842772686.3585434" table:formula="of:=([.$D$2]-[.$D$1]*[.$D$1])*[.A541]*[.G541]" table:style-name="ce1">
            <text:p>-9842772686</text:p>
          </table:table-cell>
          <table:table-cell table:number-columns-repeated="16376"/>
        </table:table-row>
        <table:table-row table:style-name="ro1">
          <table:table-cell office:value-type="float" office:value="2474" table:style-name="ce1">
            <text:p>2474</text:p>
          </table:table-cell>
          <table:table-cell office:value-type="float" office:value="24.19" table:style-name="ce1">
            <text:p>24,19</text:p>
          </table:table-cell>
          <table:table-cell office:value-type="float" office:value="76.7" table:style-name="ce1">
            <text:p>76,7</text:p>
          </table:table-cell>
          <table:table-cell office:value-type="float" office:value="5.25" table:formula="of:=[.B542]-[.$B$5]" table:style-name="ce2">
            <text:p>5,25</text:p>
          </table:table-cell>
          <table:table-cell office:value-type="float" office:value="4.4786252204840986" table:formula="of:=[.$D$2]*(1-EXP(-[.A542]/[.$D$1]))" table:style-name="ce1">
            <text:p>4,47862522</text:p>
          </table:table-cell>
          <table:table-cell office:value-type="float" office:value="0.77137477951590139" table:formula="of:=[.D542]-[.E542]" table:style-name="ce2">
            <text:p>0,77</text:p>
          </table:table-cell>
          <table:table-cell office:value-type="float" office:value="0.62419419237542462" table:formula="of:=1-EXP(-[.A542]/[.$D$1])" table:style-name="ce1">
            <text:p>0,624194192</text:p>
          </table:table-cell>
          <table:table-cell office:value-type="float" office:value="-9868120979.6273594" table:formula="of:=([.$D$2]-[.$D$1]*[.$D$1])*[.A542]*[.G542]" table:style-name="ce1">
            <text:p>-9868120980</text:p>
          </table:table-cell>
          <table:table-cell table:number-columns-repeated="16376"/>
        </table:table-row>
        <table:table-row table:style-name="ro1">
          <table:table-cell office:value-type="float" office:value="2479" table:style-name="ce1">
            <text:p>2479</text:p>
          </table:table-cell>
          <table:table-cell office:value-type="float" office:value="24.19" table:style-name="ce1">
            <text:p>24,19</text:p>
          </table:table-cell>
          <table:table-cell office:value-type="float" office:value="74.3" table:style-name="ce1">
            <text:p>74,3</text:p>
          </table:table-cell>
          <table:table-cell office:value-type="float" office:value="5.25" table:formula="of:=[.B543]-[.$B$5]" table:style-name="ce2">
            <text:p>5,25</text:p>
          </table:table-cell>
          <table:table-cell office:value-type="float" office:value="4.4839533072675124" table:formula="of:=[.$D$2]*(1-EXP(-[.A543]/[.$D$1]))" table:style-name="ce1">
            <text:p>4,483953307</text:p>
          </table:table-cell>
          <table:table-cell office:value-type="float" office:value="0.7660466927324876" table:formula="of:=[.D543]-[.E543]" table:style-name="ce2">
            <text:p>0,77</text:p>
          </table:table-cell>
          <table:table-cell office:value-type="float" office:value="0.62493677758024768" table:formula="of:=1-EXP(-[.A543]/[.$D$1])" table:style-name="ce1">
            <text:p>0,624936778</text:p>
          </table:table-cell>
          <table:table-cell office:value-type="float" office:value="-9899828171.047678" table:formula="of:=([.$D$2]-[.$D$1]*[.$D$1])*[.A543]*[.G543]" table:style-name="ce1">
            <text:p>-9899828171</text:p>
          </table:table-cell>
          <table:table-cell table:number-columns-repeated="16376"/>
        </table:table-row>
        <table:table-row table:style-name="ro1">
          <table:table-cell office:value-type="float" office:value="2483" table:style-name="ce1">
            <text:p>2483</text:p>
          </table:table-cell>
          <table:table-cell office:value-type="float" office:value="24.19" table:style-name="ce1">
            <text:p>24,19</text:p>
          </table:table-cell>
          <table:table-cell office:value-type="float" office:value="75.3" table:style-name="ce1">
            <text:p>75,3</text:p>
          </table:table-cell>
          <table:table-cell office:value-type="float" office:value="5.25" table:formula="of:=[.B544]-[.$B$5]" table:style-name="ce2">
            <text:p>5,25</text:p>
          </table:table-cell>
          <table:table-cell office:value-type="float" office:value="4.4882081953916346" table:formula="of:=[.$D$2]*(1-EXP(-[.A544]/[.$D$1]))" table:style-name="ce1">
            <text:p>4,488208195</text:p>
          </table:table-cell>
          <table:table-cell office:value-type="float" office:value="0.76179180460836537" table:formula="of:=[.D544]-[.E544]" table:style-name="ce2">
            <text:p>0,76</text:p>
          </table:table-cell>
          <table:table-cell office:value-type="float" office:value="0.62552978912408863" table:formula="of:=1-EXP(-[.A544]/[.$D$1])" table:style-name="ce1">
            <text:p>0,625529789</text:p>
          </table:table-cell>
          <table:table-cell office:value-type="float" office:value="-9925211324.8883495" table:formula="of:=([.$D$2]-[.$D$1]*[.$D$1])*[.A544]*[.G544]" table:style-name="ce1">
            <text:p>-9925211325</text:p>
          </table:table-cell>
          <table:table-cell table:number-columns-repeated="16376"/>
        </table:table-row>
        <table:table-row table:style-name="ro1">
          <table:table-cell office:value-type="float" office:value="2488" table:style-name="ce1">
            <text:p>2488</text:p>
          </table:table-cell>
          <table:table-cell office:value-type="float" office:value="24.19" table:style-name="ce1">
            <text:p>24,19</text:p>
          </table:table-cell>
          <table:table-cell office:value-type="float" office:value="78.900000000000006" table:style-name="ce1">
            <text:p>78,9</text:p>
          </table:table-cell>
          <table:table-cell office:value-type="float" office:value="5.25" table:formula="of:=[.B545]-[.$B$5]" table:style-name="ce2">
            <text:p>5,25</text:p>
          </table:table-cell>
          <table:table-cell office:value-type="float" office:value="4.4935173463969411" table:formula="of:=[.$D$2]*(1-EXP(-[.A545]/[.$D$1]))" table:style-name="ce1">
            <text:p>4,493517346</text:p>
          </table:table-cell>
          <table:table-cell office:value-type="float" office:value="0.75648265360305889" table:formula="of:=[.D545]-[.E545]" table:style-name="ce2">
            <text:p>0,76</text:p>
          </table:table-cell>
          <table:table-cell office:value-type="float" office:value="0.62626973521486651" table:formula="of:=1-EXP(-[.A545]/[.$D$1])" table:style-name="ce1">
            <text:p>0,626269735</text:p>
          </table:table-cell>
          <table:table-cell office:value-type="float" office:value="-9956961938.6388664" table:formula="of:=([.$D$2]-[.$D$1]*[.$D$1])*[.A545]*[.G545]" table:style-name="ce1">
            <text:p>-9956961939</text:p>
          </table:table-cell>
          <table:table-cell table:number-columns-repeated="16376"/>
        </table:table-row>
        <table:table-row table:style-name="ro1">
          <table:table-cell office:value-type="float" office:value="2492" table:style-name="ce1">
            <text:p>2492</text:p>
          </table:table-cell>
          <table:table-cell office:value-type="float" office:value="24.19" table:style-name="ce1">
            <text:p>24,19</text:p>
          </table:table-cell>
          <table:table-cell office:value-type="float" office:value="82.3" table:style-name="ce1">
            <text:p>82,3</text:p>
          </table:table-cell>
          <table:table-cell office:value-type="float" office:value="5.25" table:formula="of:=[.B546]-[.$B$5]" table:style-name="ce2">
            <text:p>5,25</text:p>
          </table:table-cell>
          <table:table-cell office:value-type="float" office:value="4.4977571128421818" table:formula="of:=[.$D$2]*(1-EXP(-[.A546]/[.$D$1]))" table:style-name="ce1">
            <text:p>4,497757113</text:p>
          </table:table-cell>
          <table:table-cell office:value-type="float" office:value="0.75224288715781817" table:formula="of:=[.D546]-[.E546]" table:style-name="ce2">
            <text:p>0,75</text:p>
          </table:table-cell>
          <table:table-cell office:value-type="float" office:value="0.62686063922265078" table:formula="of:=1-EXP(-[.A546]/[.$D$1])" table:style-name="ce1">
            <text:p>0,626860639</text:p>
          </table:table-cell>
          <table:table-cell office:value-type="float" office:value="-9982379707.9501495" table:formula="of:=([.$D$2]-[.$D$1]*[.$D$1])*[.A546]*[.G546]" table:style-name="ce1">
            <text:p>-9982379708</text:p>
          </table:table-cell>
          <table:table-cell table:number-columns-repeated="16376"/>
        </table:table-row>
        <table:table-row table:style-name="ro1">
          <table:table-cell office:value-type="float" office:value="2497" table:style-name="ce1">
            <text:p>2497</text:p>
          </table:table-cell>
          <table:table-cell office:value-type="float" office:value="24.19" table:style-name="ce1">
            <text:p>24,19</text:p>
          </table:table-cell>
          <table:table-cell office:value-type="float" office:value="83.3" table:style-name="ce1">
            <text:p>83,3</text:p>
          </table:table-cell>
          <table:table-cell office:value-type="float" office:value="5.25" table:formula="of:=[.B547]-[.$B$5]" table:style-name="ce2">
            <text:p>5,25</text:p>
          </table:table-cell>
          <table:table-cell office:value-type="float" office:value="4.5030473953662762" table:formula="of:=[.$D$2]*(1-EXP(-[.A547]/[.$D$1]))" table:style-name="ce1">
            <text:p>4,503047395</text:p>
          </table:table-cell>
          <table:table-cell office:value-type="float" office:value="0.74695260463372382" table:formula="of:=[.D547]-[.E547]" table:style-name="ce2">
            <text:p>0,75</text:p>
          </table:table-cell>
          <table:table-cell office:value-type="float" office:value="0.62759795557867482" table:formula="of:=1-EXP(-[.A547]/[.$D$1])" table:style-name="ce1">
            <text:p>0,627597956</text:p>
          </table:table-cell>
          <table:table-cell office:value-type="float" office:value="-10014173438.468891" table:formula="of:=([.$D$2]-[.$D$1]*[.$D$1])*[.A547]*[.G547]" table:style-name="ce1">
            <text:p>-10014173438</text:p>
          </table:table-cell>
          <table:table-cell table:number-columns-repeated="16376"/>
        </table:table-row>
        <table:table-row table:style-name="ro1">
          <table:table-cell office:value-type="float" office:value="2502" table:style-name="ce1">
            <text:p>2502</text:p>
          </table:table-cell>
          <table:table-cell office:value-type="float" office:value="24.19" table:style-name="ce1">
            <text:p>24,19</text:p>
          </table:table-cell>
          <table:table-cell office:value-type="float" office:value="80.7" table:style-name="ce1">
            <text:p>80,7</text:p>
          </table:table-cell>
          <table:table-cell office:value-type="float" office:value="5.25" table:formula="of:=[.B548]-[.$B$5]" table:style-name="ce2">
            <text:p>5,25</text:p>
          </table:table-cell>
          <table:table-cell office:value-type="float" office:value="4.5083272243916426" table:formula="of:=[.$D$2]*(1-EXP(-[.A548]/[.$D$1]))" table:style-name="ce1">
            <text:p>4,508327224</text:p>
          </table:table-cell>
          <table:table-cell office:value-type="float" office:value="0.74167277560835743" table:formula="of:=[.D548]-[.E548]" table:style-name="ce2">
            <text:p>0,74</text:p>
          </table:table-cell>
          <table:table-cell office:value-type="float" office:value="0.62833381501145247" table:formula="of:=1-EXP(-[.A548]/[.$D$1])" table:style-name="ce1">
            <text:p>0,628333815</text:p>
          </table:table-cell>
          <table:table-cell office:value-type="float" office:value="-10045990991.312687" table:formula="of:=([.$D$2]-[.$D$1]*[.$D$1])*[.A548]*[.G548]" table:style-name="ce1">
            <text:p>-10045990991</text:p>
          </table:table-cell>
          <table:table-cell table:number-columns-repeated="16376"/>
        </table:table-row>
        <table:table-row table:style-name="ro1">
          <table:table-cell office:value-type="float" office:value="2506" table:style-name="ce1">
            <text:p>2506</text:p>
          </table:table-cell>
          <table:table-cell office:value-type="float" office:value="24.25" table:style-name="ce1">
            <text:p>24,25</text:p>
          </table:table-cell>
          <table:table-cell office:value-type="float" office:value="77.3" table:style-name="ce1">
            <text:p>77,3</text:p>
          </table:table-cell>
          <table:table-cell office:value-type="float" office:value="5.3099999999999987" table:formula="of:=[.B549]-[.$B$5]" table:style-name="ce2">
            <text:p>5,31</text:p>
          </table:table-cell>
          <table:table-cell office:value-type="float" office:value="4.5125435749750009" table:formula="of:=[.$D$2]*(1-EXP(-[.A549]/[.$D$1]))" table:style-name="ce1">
            <text:p>4,512543575</text:p>
          </table:table-cell>
          <table:table-cell office:value-type="float" office:value="0.79745642502499781" table:formula="of:=[.D549]-[.E549]" table:style-name="ce2">
            <text:p>0,80</text:p>
          </table:table-cell>
          <table:table-cell office:value-type="float" office:value="0.62892145550771761" table:formula="of:=1-EXP(-[.A549]/[.$D$1])" table:style-name="ce1">
            <text:p>0,628921456</text:p>
          </table:table-cell>
          <table:table-cell office:value-type="float" office:value="-10071462122.799835" table:formula="of:=([.$D$2]-[.$D$1]*[.$D$1])*[.A549]*[.G549]" table:style-name="ce1">
            <text:p>-10071462123</text:p>
          </table:table-cell>
          <table:table-cell table:number-columns-repeated="16376"/>
        </table:table-row>
        <table:table-row table:style-name="ro1">
          <table:table-cell office:value-type="float" office:value="2511" table:style-name="ce1">
            <text:p>2511</text:p>
          </table:table-cell>
          <table:table-cell office:value-type="float" office:value="24.25" table:style-name="ce1">
            <text:p>24,25</text:p>
          </table:table-cell>
          <table:table-cell office:value-type="float" office:value="75.8" table:style-name="ce1">
            <text:p>75,8</text:p>
          </table:table-cell>
          <table:table-cell office:value-type="float" office:value="5.3099999999999987" table:formula="of:=[.B550]-[.$B$5]" table:style-name="ce2">
            <text:p>5,31</text:p>
          </table:table-cell>
          <table:table-cell office:value-type="float" office:value="4.5178046397281379" table:formula="of:=[.$D$2]*(1-EXP(-[.A550]/[.$D$1]))" table:style-name="ce1">
            <text:p>4,51780464</text:p>
          </table:table-cell>
          <table:table-cell office:value-type="float" office:value="0.79219536027186077" table:formula="of:=[.D550]-[.E550]" table:style-name="ce2">
            <text:p>0,79</text:p>
          </table:table-cell>
          <table:table-cell office:value-type="float" office:value="0.62965469972953803" table:formula="of:=1-EXP(-[.A550]/[.$D$1])" table:style-name="ce1">
            <text:p>0,6296547</text:p>
          </table:table-cell>
          <table:table-cell office:value-type="float" office:value="-10103322320.317274" table:formula="of:=([.$D$2]-[.$D$1]*[.$D$1])*[.A550]*[.G550]" table:style-name="ce1">
            <text:p>-10103322320</text:p>
          </table:table-cell>
          <table:table-cell table:number-columns-repeated="16376"/>
        </table:table-row>
        <table:table-row table:style-name="ro1">
          <table:table-cell office:value-type="float" office:value="2515" table:style-name="ce1">
            <text:p>2515</text:p>
          </table:table-cell>
          <table:table-cell office:value-type="float" office:value="24.31" table:style-name="ce1">
            <text:p>24,31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5.3699999999999974" table:formula="of:=[.B551]-[.$B$5]" table:style-name="ce2">
            <text:p>5,37</text:p>
          </table:table-cell>
          <table:table-cell office:value-type="float" office:value="4.5220060055932816" table:formula="of:=[.$D$2]*(1-EXP(-[.A551]/[.$D$1]))" table:style-name="ce1">
            <text:p>4,522006006</text:p>
          </table:table-cell>
          <table:table-cell office:value-type="float" office:value="0.84799399440671586" table:formula="of:=[.D551]-[.E551]" table:style-name="ce2">
            <text:p>0,85</text:p>
          </table:table-cell>
          <table:table-cell office:value-type="float" office:value="0.6302402517782052" table:formula="of:=1-EXP(-[.A551]/[.$D$1])" table:style-name="ce1">
            <text:p>0,630240252</text:p>
          </table:table-cell>
          <table:table-cell office:value-type="float" office:value="-10128827446.805252" table:formula="of:=([.$D$2]-[.$D$1]*[.$D$1])*[.A551]*[.G551]" table:style-name="ce1">
            <text:p>-10128827447</text:p>
          </table:table-cell>
          <table:table-cell table:number-columns-repeated="16376"/>
        </table:table-row>
        <table:table-row table:style-name="ro1">
          <table:table-cell office:value-type="float" office:value="2520" table:style-name="ce1">
            <text:p>2520</text:p>
          </table:table-cell>
          <table:table-cell office:value-type="float" office:value="24.31" table:style-name="ce1">
            <text:p>24,31</text:p>
          </table:table-cell>
          <table:table-cell office:value-type="float" office:value="81.2" table:style-name="ce1">
            <text:p>81,2</text:p>
          </table:table-cell>
          <table:table-cell office:value-type="float" office:value="5.3699999999999974" table:formula="of:=[.B552]-[.$B$5]" table:style-name="ce2">
            <text:p>5,37</text:p>
          </table:table-cell>
          <table:table-cell office:value-type="float" office:value="4.5272483727615587" table:formula="of:=[.$D$2]*(1-EXP(-[.A552]/[.$D$1]))" table:style-name="ce1">
            <text:p>4,527248373</text:p>
          </table:table-cell>
          <table:table-cell office:value-type="float" office:value="0.84275162723843877" table:formula="of:=[.D552]-[.E552]" table:style-name="ce2">
            <text:p>0,84</text:p>
          </table:table-cell>
          <table:table-cell office:value-type="float" office:value="0.63097089008340923" table:formula="of:=1-EXP(-[.A552]/[.$D$1])" table:style-name="ce1">
            <text:p>0,63097089</text:p>
          </table:table-cell>
          <table:table-cell office:value-type="float" office:value="-10160729987.567942" table:formula="of:=([.$D$2]-[.$D$1]*[.$D$1])*[.A552]*[.G552]" table:style-name="ce1">
            <text:p>-10160729988</text:p>
          </table:table-cell>
          <table:table-cell table:number-columns-repeated="16376"/>
        </table:table-row>
        <table:table-row table:style-name="ro1">
          <table:table-cell office:value-type="float" office:value="2524" table:style-name="ce1">
            <text:p>2524</text:p>
          </table:table-cell>
          <table:table-cell office:value-type="float" office:value="24.31" table:style-name="ce1">
            <text:p>24,31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5.3699999999999974" table:formula="of:=[.B553]-[.$B$5]" table:style-name="ce2">
            <text:p>5,37</text:p>
          </table:table-cell>
          <table:table-cell office:value-type="float" office:value="4.5314348071634951" table:formula="of:=[.$D$2]*(1-EXP(-[.A553]/[.$D$1]))" table:style-name="ce1">
            <text:p>4,531434807</text:p>
          </table:table-cell>
          <table:table-cell office:value-type="float" office:value="0.83856519283650233" table:formula="of:=[.D553]-[.E553]" table:style-name="ce2">
            <text:p>0,84</text:p>
          </table:table-cell>
          <table:table-cell office:value-type="float" office:value="0.63155436110672625" table:formula="of:=1-EXP(-[.A553]/[.$D$1])" table:style-name="ce1">
            <text:p>0,631554361</text:p>
          </table:table-cell>
          <table:table-cell office:value-type="float" office:value="-10186268868.556387" table:formula="of:=([.$D$2]-[.$D$1]*[.$D$1])*[.A553]*[.G553]" table:style-name="ce1">
            <text:p>-10186268869</text:p>
          </table:table-cell>
          <table:table-cell table:number-columns-repeated="16376"/>
        </table:table-row>
        <table:table-row table:style-name="ro1">
          <table:table-cell office:value-type="float" office:value="2529" table:style-name="ce1">
            <text:p>2529</text:p>
          </table:table-cell>
          <table:table-cell office:value-type="float" office:value="24.31" table:style-name="ce1">
            <text:p>24,31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5.3699999999999974" table:formula="of:=[.B554]-[.$B$5]" table:style-name="ce2">
            <text:p>5,37</text:p>
          </table:table-cell>
          <table:table-cell office:value-type="float" office:value="4.5366585431972792" table:formula="of:=[.$D$2]*(1-EXP(-[.A554]/[.$D$1]))" table:style-name="ce1">
            <text:p>4,536658543</text:p>
          </table:table-cell>
          <table:table-cell office:value-type="float" office:value="0.83334145680271821" table:formula="of:=[.D554]-[.E554]" table:style-name="ce2">
            <text:p>0,83</text:p>
          </table:table-cell>
          <table:table-cell office:value-type="float" office:value="0.63228240275662295" table:formula="of:=1-EXP(-[.A554]/[.$D$1])" table:style-name="ce1">
            <text:p>0,632282403</text:p>
          </table:table-cell>
          <table:table-cell office:value-type="float" office:value="-10218213452.739834" table:formula="of:=([.$D$2]-[.$D$1]*[.$D$1])*[.A554]*[.G554]" table:style-name="ce1">
            <text:p>-10218213453</text:p>
          </table:table-cell>
          <table:table-cell table:number-columns-repeated="16376"/>
        </table:table-row>
        <table:table-row table:style-name="ro1">
          <table:table-cell office:value-type="float" office:value="2534" table:style-name="ce1">
            <text:p>2534</text:p>
          </table:table-cell>
          <table:table-cell office:value-type="float" office:value="24.31" table:style-name="ce1">
            <text:p>24,31</text:p>
          </table:table-cell>
          <table:table-cell office:value-type="float" office:value="83.2" table:style-name="ce1">
            <text:p>83,2</text:p>
          </table:table-cell>
          <table:table-cell office:value-type="float" office:value="5.3699999999999974" table:formula="of:=[.B555]-[.$B$5]" table:style-name="ce2">
            <text:p>5,37</text:p>
          </table:table-cell>
          <table:table-cell office:value-type="float" office:value="4.5418719572269488" table:formula="of:=[.$D$2]*(1-EXP(-[.A555]/[.$D$1]))" table:style-name="ce1">
            <text:p>4,541871957</text:p>
          </table:table-cell>
          <table:table-cell office:value-type="float" office:value="0.82812804277304863" table:formula="of:=[.D555]-[.E555]" table:style-name="ce2">
            <text:p>0,83</text:p>
          </table:table-cell>
          <table:table-cell office:value-type="float" office:value="0.63300900580991804" table:formula="of:=1-EXP(-[.A555]/[.$D$1])" table:style-name="ce1">
            <text:p>0,633009006</text:p>
          </table:table-cell>
          <table:table-cell office:value-type="float" office:value="-10250181265.413347" table:formula="of:=([.$D$2]-[.$D$1]*[.$D$1])*[.A555]*[.G555]" table:style-name="ce1">
            <text:p>-10250181265</text:p>
          </table:table-cell>
          <table:table-cell table:number-columns-repeated="16376"/>
        </table:table-row>
        <table:table-row table:style-name="ro1">
          <table:table-cell office:value-type="float" office:value="2538" table:style-name="ce1">
            <text:p>2538</text:p>
          </table:table-cell>
          <table:table-cell office:value-type="float" office:value="24.31" table:style-name="ce1">
            <text:p>24,31</text:p>
          </table:table-cell>
          <table:table-cell office:value-type="float" office:value="84.9" table:style-name="ce1">
            <text:p>84,9</text:p>
          </table:table-cell>
          <table:table-cell office:value-type="float" office:value="5.3699999999999974" table:formula="of:=[.B556]-[.$B$5]" table:style-name="ce2">
            <text:p>5,37</text:p>
          </table:table-cell>
          <table:table-cell office:value-type="float" office:value="4.5460352703152465" table:formula="of:=[.$D$2]*(1-EXP(-[.A556]/[.$D$1]))" table:style-name="ce1">
            <text:p>4,54603527</text:p>
          </table:table-cell>
          <table:table-cell office:value-type="float" office:value="0.82396472968475098" table:formula="of:=[.D556]-[.E556]" table:style-name="ce2">
            <text:p>0,82</text:p>
          </table:table-cell>
          <table:table-cell office:value-type="float" office:value="0.63358925437344382" table:formula="of:=1-EXP(-[.A556]/[.$D$1])" table:style-name="ce1">
            <text:p>0,633589254</text:p>
          </table:table-cell>
          <table:table-cell office:value-type="float" office:value="-10275772178.384476" table:formula="of:=([.$D$2]-[.$D$1]*[.$D$1])*[.A556]*[.G556]" table:style-name="ce1">
            <text:p>-10275772178</text:p>
          </table:table-cell>
          <table:table-cell table:number-columns-repeated="16376"/>
        </table:table-row>
        <table:table-row table:style-name="ro1">
          <table:table-cell office:value-type="float" office:value="2543" table:style-name="ce1">
            <text:p>2543</text:p>
          </table:table-cell>
          <table:table-cell office:value-type="float" office:value="24.31" table:style-name="ce1">
            <text:p>24,31</text:p>
          </table:table-cell>
          <table:table-cell office:value-type="float" office:value="82.1" table:style-name="ce1">
            <text:p>82,1</text:p>
          </table:table-cell>
          <table:table-cell office:value-type="float" office:value="5.3699999999999974" table:formula="of:=[.B557]-[.$B$5]" table:style-name="ce2">
            <text:p>5,37</text:p>
          </table:table-cell>
          <table:table-cell office:value-type="float" office:value="4.5512301561085602" table:formula="of:=[.$D$2]*(1-EXP(-[.A557]/[.$D$1]))" table:style-name="ce1">
            <text:p>4,551230156</text:p>
          </table:table-cell>
          <table:table-cell office:value-type="float" office:value="0.81876984389143725" table:formula="of:=[.D557]-[.E557]" table:style-name="ce2">
            <text:p>0,82</text:p>
          </table:table-cell>
          <table:table-cell office:value-type="float" office:value="0.63431327511253333" table:formula="of:=1-EXP(-[.A557]/[.$D$1])" table:style-name="ce1">
            <text:p>0,634313275</text:p>
          </table:table-cell>
          <table:table-cell office:value-type="float" office:value="-10307781571.255209" table:formula="of:=([.$D$2]-[.$D$1]*[.$D$1])*[.A557]*[.G557]" table:style-name="ce1">
            <text:p>-10307781571</text:p>
          </table:table-cell>
          <table:table-cell table:number-columns-repeated="16376"/>
        </table:table-row>
        <table:table-row table:style-name="ro1">
          <table:table-cell office:value-type="float" office:value="2547" table:style-name="ce1">
            <text:p>2547</text:p>
          </table:table-cell>
          <table:table-cell office:value-type="float" office:value="24.31" table:style-name="ce1">
            <text:p>24,31</text:p>
          </table:table-cell>
          <table:table-cell office:value-type="float" office:value="78.2" table:style-name="ce1">
            <text:p>78,2</text:p>
          </table:table-cell>
          <table:table-cell office:value-type="float" office:value="5.3699999999999974" table:formula="of:=[.B558]-[.$B$5]" table:style-name="ce2">
            <text:p>5,37</text:p>
          </table:table-cell>
          <table:table-cell office:value-type="float" office:value="4.5553786729714894" table:formula="of:=[.$D$2]*(1-EXP(-[.A558]/[.$D$1]))" table:style-name="ce1">
            <text:p>4,555378673</text:p>
          </table:table-cell>
          <table:table-cell office:value-type="float" office:value="0.81462132702850809" table:formula="of:=[.D558]-[.E558]" table:style-name="ce2">
            <text:p>0,81</text:p>
          </table:table-cell>
          <table:table-cell office:value-type="float" office:value="0.63489146149905396" table:formula="of:=1-EXP(-[.A558]/[.$D$1])" table:style-name="ce1">
            <text:p>0,634891461</text:p>
          </table:table-cell>
          <table:table-cell office:value-type="float" office:value="-10333405629.916153" table:formula="of:=([.$D$2]-[.$D$1]*[.$D$1])*[.A558]*[.G558]" table:style-name="ce1">
            <text:p>-10333405630</text:p>
          </table:table-cell>
          <table:table-cell table:number-columns-repeated="16376"/>
        </table:table-row>
        <table:table-row table:style-name="ro1">
          <table:table-cell office:value-type="float" office:value="2552" table:style-name="ce1">
            <text:p>2552</text:p>
          </table:table-cell>
          <table:table-cell office:value-type="float" office:value="24.37" table:style-name="ce1">
            <text:p>24,37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5.43" table:formula="of:=[.B559]-[.$B$5]" table:style-name="ce2">
            <text:p>5,43</text:p>
          </table:table-cell>
          <table:table-cell office:value-type="float" office:value="4.5605550963769561" table:formula="of:=[.$D$2]*(1-EXP(-[.A559]/[.$D$1]))" table:style-name="ce1">
            <text:p>4,560555096</text:p>
          </table:table-cell>
          <table:table-cell office:value-type="float" office:value="0.86944490362304361" table:formula="of:=[.D559]-[.E559]" table:style-name="ce2">
            <text:p>0,87</text:p>
          </table:table-cell>
          <table:table-cell office:value-type="float" office:value="0.63561290910136514" table:formula="of:=1-EXP(-[.A559]/[.$D$1])" table:style-name="ce1">
            <text:p>0,635612909</text:p>
          </table:table-cell>
          <table:table-cell office:value-type="float" office:value="-10365456307.224043" table:formula="of:=([.$D$2]-[.$D$1]*[.$D$1])*[.A559]*[.G559]" table:style-name="ce1">
            <text:p>-10365456307</text:p>
          </table:table-cell>
          <table:table-cell table:number-columns-repeated="16376"/>
        </table:table-row>
        <table:table-row table:style-name="ro1">
          <table:table-cell office:value-type="float" office:value="2556" table:style-name="ce1">
            <text:p>2556</text:p>
          </table:table-cell>
          <table:table-cell office:value-type="float" office:value="24.31" table:style-name="ce1">
            <text:p>24,31</text:p>
          </table:table-cell>
          <table:table-cell office:value-type="float" office:value="74.5" table:style-name="ce1">
            <text:p>74,5</text:p>
          </table:table-cell>
          <table:table-cell office:value-type="float" office:value="5.3699999999999974" table:formula="of:=[.B560]-[.$B$5]" table:style-name="ce2">
            <text:p>5,37</text:p>
          </table:table-cell>
          <table:table-cell office:value-type="float" office:value="4.5646888695996282" table:formula="of:=[.$D$2]*(1-EXP(-[.A560]/[.$D$1]))" table:style-name="ce1">
            <text:p>4,56468887</text:p>
          </table:table-cell>
          <table:table-cell office:value-type="float" office:value="0.80531113040036928" table:formula="of:=[.D560]-[.E560]" table:style-name="ce2">
            <text:p>0,81</text:p>
          </table:table-cell>
          <table:table-cell office:value-type="float" office:value="0.63618904063976389" table:formula="of:=1-EXP(-[.A560]/[.$D$1])" table:style-name="ce1">
            <text:p>0,636189041</text:p>
          </table:table-cell>
          <table:table-cell office:value-type="float" office:value="-10391113275.598352" table:formula="of:=([.$D$2]-[.$D$1]*[.$D$1])*[.A560]*[.G560]" table:style-name="ce1">
            <text:p>-10391113276</text:p>
          </table:table-cell>
          <table:table-cell table:number-columns-repeated="16376"/>
        </table:table-row>
        <table:table-row table:style-name="ro1">
          <table:table-cell office:value-type="float" office:value="2561" table:style-name="ce1">
            <text:p>2561</text:p>
          </table:table-cell>
          <table:table-cell office:value-type="float" office:value="24.37" table:style-name="ce1">
            <text:p>24,37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5.43" table:formula="of:=[.B561]-[.$B$5]" table:style-name="ce2">
            <text:p>5,43</text:p>
          </table:table-cell>
          <table:table-cell office:value-type="float" office:value="4.569846896231736" table:formula="of:=[.$D$2]*(1-EXP(-[.A561]/[.$D$1]))" table:style-name="ce1">
            <text:p>4,569846896</text:p>
          </table:table-cell>
          <table:table-cell office:value-type="float" office:value="0.8601531037682637" table:formula="of:=[.D561]-[.E561]" table:style-name="ce2">
            <text:p>0,86</text:p>
          </table:table-cell>
          <table:table-cell office:value-type="float" office:value="0.636907924250108" table:formula="of:=1-EXP(-[.A561]/[.$D$1])" table:style-name="ce1">
            <text:p>0,636907924</text:p>
          </table:table-cell>
          <table:table-cell office:value-type="float" office:value="-10423204943.160398" table:formula="of:=([.$D$2]-[.$D$1]*[.$D$1])*[.A561]*[.G561]" table:style-name="ce1">
            <text:p>-10423204943</text:p>
          </table:table-cell>
          <table:table-cell table:number-columns-repeated="16376"/>
        </table:table-row>
        <table:table-row table:style-name="ro1">
          <table:table-cell office:value-type="float" office:value="2566" table:style-name="ce1">
            <text:p>2566</text:p>
          </table:table-cell>
          <table:table-cell office:value-type="float" office:value="24.31" table:style-name="ce1">
            <text:p>24,31</text:p>
          </table:table-cell>
          <table:table-cell office:value-type="float" office:value="78.8" table:style-name="ce1">
            <text:p>78,8</text:p>
          </table:table-cell>
          <table:table-cell office:value-type="float" office:value="5.3699999999999974" table:formula="of:=[.B562]-[.$B$5]" table:style-name="ce2">
            <text:p>5,37</text:p>
          </table:table-cell>
          <table:table-cell office:value-type="float" office:value="4.5749947307002712" table:formula="of:=[.$D$2]*(1-EXP(-[.A562]/[.$D$1]))" table:style-name="ce1">
            <text:p>4,574994731</text:p>
          </table:table-cell>
          <table:table-cell office:value-type="float" office:value="0.79500526929972626" table:formula="of:=[.D562]-[.E562]" table:style-name="ce2">
            <text:p>0,80</text:p>
          </table:table-cell>
          <table:table-cell office:value-type="float" office:value="0.63762538735996432" table:formula="of:=1-EXP(-[.A562]/[.$D$1])" table:style-name="ce1">
            <text:p>0,637625387</text:p>
          </table:table-cell>
          <table:table-cell office:value-type="float" office:value="-10455319256.547787" table:formula="of:=([.$D$2]-[.$D$1]*[.$D$1])*[.A562]*[.G562]" table:style-name="ce1">
            <text:p>-10455319257</text:p>
          </table:table-cell>
          <table:table-cell table:number-columns-repeated="16376"/>
        </table:table-row>
        <table:table-row table:style-name="ro1">
          <table:table-cell office:value-type="float" office:value="2570" table:style-name="ce1">
            <text:p>2570</text:p>
          </table:table-cell>
          <table:table-cell office:value-type="float" office:value="24.37" table:style-name="ce1">
            <text:p>24,37</text:p>
          </table:table-cell>
          <table:table-cell office:value-type="float" office:value="82.6" table:style-name="ce1">
            <text:p>82,6</text:p>
          </table:table-cell>
          <table:table-cell office:value-type="float" office:value="5.43" table:formula="of:=[.B563]-[.$B$5]" table:style-name="ce2">
            <text:p>5,43</text:p>
          </table:table-cell>
          <table:table-cell office:value-type="float" office:value="4.5791056734524238" table:formula="of:=[.$D$2]*(1-EXP(-[.A563]/[.$D$1]))" table:style-name="ce1">
            <text:p>4,579105673</text:p>
          </table:table-cell>
          <table:table-cell office:value-type="float" office:value="0.85089432654757591" table:formula="of:=[.D563]-[.E563]" table:style-name="ce2">
            <text:p>0,85</text:p>
          </table:table-cell>
          <table:table-cell office:value-type="float" office:value="0.63819833697390949" table:formula="of:=1-EXP(-[.A563]/[.$D$1])" table:style-name="ce1">
            <text:p>0,638198337</text:p>
          </table:table-cell>
          <table:table-cell office:value-type="float" office:value="-10481026951.73304" table:formula="of:=([.$D$2]-[.$D$1]*[.$D$1])*[.A563]*[.G563]" table:style-name="ce1">
            <text:p>-10481026952</text:p>
          </table:table-cell>
          <table:table-cell table:number-columns-repeated="16376"/>
        </table:table-row>
        <table:table-row table:style-name="ro1">
          <table:table-cell office:value-type="float" office:value="2575" table:style-name="ce1">
            <text:p>2575</text:p>
          </table:table-cell>
          <table:table-cell office:value-type="float" office:value="24.37" table:style-name="ce1">
            <text:p>24,37</text:p>
          </table:table-cell>
          <table:table-cell office:value-type="float" office:value="84.7" table:style-name="ce1">
            <text:p>84,7</text:p>
          </table:table-cell>
          <table:table-cell office:value-type="float" office:value="5.43" table:formula="of:=[.B564]-[.$B$5]" table:style-name="ce2">
            <text:p>5,43</text:p>
          </table:table-cell>
          <table:table-cell office:value-type="float" office:value="4.5842352127513806" table:formula="of:=[.$D$2]*(1-EXP(-[.A564]/[.$D$1]))" table:style-name="ce1">
            <text:p>4,584235213</text:p>
          </table:table-cell>
          <table:table-cell office:value-type="float" office:value="0.84576478724861914" table:formula="of:=[.D564]-[.E564]" table:style-name="ce2">
            <text:p>0,85</text:p>
          </table:table-cell>
          <table:table-cell office:value-type="float" office:value="0.63891325025250356" table:formula="of:=1-EXP(-[.A564]/[.$D$1])" table:style-name="ce1">
            <text:p>0,63891325</text:p>
          </table:table-cell>
          <table:table-cell office:value-type="float" office:value="-10513181800.87361" table:formula="of:=([.$D$2]-[.$D$1]*[.$D$1])*[.A564]*[.G564]" table:style-name="ce1">
            <text:p>-10513181801</text:p>
          </table:table-cell>
          <table:table-cell table:number-columns-repeated="16376"/>
        </table:table-row>
        <table:table-row table:style-name="ro1">
          <table:table-cell office:value-type="float" office:value="2579" table:style-name="ce1">
            <text:p>2579</text:p>
          </table:table-cell>
          <table:table-cell office:value-type="float" office:value="24.37" table:style-name="ce1">
            <text:p>24,37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5.43" table:formula="of:=[.B565]-[.$B$5]" table:style-name="ce2">
            <text:p>5,43</text:p>
          </table:table-cell>
          <table:table-cell office:value-type="float" office:value="4.5883315453999574" table:formula="of:=[.$D$2]*(1-EXP(-[.A565]/[.$D$1]))" table:style-name="ce1">
            <text:p>4,588331545</text:p>
          </table:table-cell>
          <table:table-cell office:value-type="float" office:value="0.84166845460004236" table:formula="of:=[.D565]-[.E565]" table:style-name="ce2">
            <text:p>0,84</text:p>
          </table:table-cell>
          <table:table-cell office:value-type="float" office:value="0.63948416362957849" table:formula="of:=1-EXP(-[.A565]/[.$D$1])" table:style-name="ce1">
            <text:p>0,639484164</text:p>
          </table:table-cell>
          <table:table-cell office:value-type="float" office:value="-10538921808.425564" table:formula="of:=([.$D$2]-[.$D$1]*[.$D$1])*[.A565]*[.G565]" table:style-name="ce1">
            <text:p>-10538921808</text:p>
          </table:table-cell>
          <table:table-cell table:number-columns-repeated="16376"/>
        </table:table-row>
        <table:table-row table:style-name="ro1">
          <table:table-cell office:value-type="float" office:value="2584" table:style-name="ce1">
            <text:p>2584</text:p>
          </table:table-cell>
          <table:table-cell office:value-type="float" office:value="24.37" table:style-name="ce1">
            <text:p>24,37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5.43" table:formula="of:=[.B566]-[.$B$5]" table:style-name="ce2">
            <text:p>5,43</text:p>
          </table:table-cell>
          <table:table-cell office:value-type="float" office:value="4.5934428545495374" table:formula="of:=[.$D$2]*(1-EXP(-[.A566]/[.$D$1]))" table:style-name="ce1">
            <text:p>4,593442855</text:p>
          </table:table-cell>
          <table:table-cell office:value-type="float" office:value="0.83655714545046234" table:formula="of:=[.D566]-[.E566]" table:style-name="ce2">
            <text:p>0,84</text:p>
          </table:table-cell>
          <table:table-cell office:value-type="float" office:value="0.64019653613889471" table:formula="of:=1-EXP(-[.A566]/[.$D$1])" table:style-name="ce1">
            <text:p>0,640196536</text:p>
          </table:table-cell>
          <table:table-cell office:value-type="float" office:value="-10571116903.132675" table:formula="of:=([.$D$2]-[.$D$1]*[.$D$1])*[.A566]*[.G566]" table:style-name="ce1">
            <text:p>-10571116903</text:p>
          </table:table-cell>
          <table:table-cell table:number-columns-repeated="16376"/>
        </table:table-row>
        <table:table-row table:style-name="ro1">
          <table:table-cell office:value-type="float" office:value="2588" table:style-name="ce1">
            <text:p>2588</text:p>
          </table:table-cell>
          <table:table-cell office:value-type="float" office:value="24.37" table:style-name="ce1">
            <text:p>24,37</text:p>
          </table:table-cell>
          <table:table-cell office:value-type="float" office:value="77.3" table:style-name="ce1">
            <text:p>77,3</text:p>
          </table:table-cell>
          <table:table-cell office:value-type="float" office:value="5.43" table:formula="of:=[.B567]-[.$B$5]" table:style-name="ce2">
            <text:p>5,43</text:p>
          </table:table-cell>
          <table:table-cell office:value-type="float" office:value="4.5975246290181824" table:formula="of:=[.$D$2]*(1-EXP(-[.A567]/[.$D$1]))" table:style-name="ce1">
            <text:p>4,597524629</text:p>
          </table:table-cell>
          <table:table-cell office:value-type="float" office:value="0.83247537098181734" table:formula="of:=[.D567]-[.E567]" table:style-name="ce2">
            <text:p>0,83</text:p>
          </table:table-cell>
          <table:table-cell office:value-type="float" office:value="0.64076542051579266" table:formula="of:=1-EXP(-[.A567]/[.$D$1])" table:style-name="ce1">
            <text:p>0,640765421</text:p>
          </table:table-cell>
          <table:table-cell office:value-type="float" office:value="-10596888991.523037" table:formula="of:=([.$D$2]-[.$D$1]*[.$D$1])*[.A567]*[.G567]" table:style-name="ce1">
            <text:p>-10596888992</text:p>
          </table:table-cell>
          <table:table-cell table:number-columns-repeated="16376"/>
        </table:table-row>
        <table:table-row table:style-name="ro1">
          <table:table-cell office:value-type="float" office:value="2593" table:style-name="ce1">
            <text:p>2593</text:p>
          </table:table-cell>
          <table:table-cell office:value-type="float" office:value="24.31" table:style-name="ce1">
            <text:p>24,31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5.3699999999999974" table:formula="of:=[.B568]-[.$B$5]" table:style-name="ce2">
            <text:p>5,37</text:p>
          </table:table-cell>
          <table:table-cell office:value-type="float" office:value="4.6026177728075064" table:formula="of:=[.$D$2]*(1-EXP(-[.A568]/[.$D$1]))" table:style-name="ce1">
            <text:p>4,602617773</text:p>
          </table:table-cell>
          <table:table-cell office:value-type="float" office:value="0.76738222719249105" table:formula="of:=[.D568]-[.E568]" table:style-name="ce2">
            <text:p>0,77</text:p>
          </table:table-cell>
          <table:table-cell office:value-type="float" office:value="0.64147526128560939" table:formula="of:=1-EXP(-[.A568]/[.$D$1])" table:style-name="ce1">
            <text:p>0,641475261</text:p>
          </table:table-cell>
          <table:table-cell office:value-type="float" office:value="-10629124043.160683" table:formula="of:=([.$D$2]-[.$D$1]*[.$D$1])*[.A568]*[.G568]" table:style-name="ce1">
            <text:p>-10629124043</text:p>
          </table:table-cell>
          <table:table-cell table:number-columns-repeated="16376"/>
        </table:table-row>
        <table:table-row table:style-name="ro1">
          <table:table-cell office:value-type="float" office:value="2598" table:style-name="ce1">
            <text:p>2598</text:p>
          </table:table-cell>
          <table:table-cell office:value-type="float" office:value="24.37" table:style-name="ce1">
            <text:p>24,37</text:p>
          </table:table-cell>
          <table:table-cell office:value-type="float" office:value="77" table:style-name="ce1">
            <text:p>77</text:p>
          </table:table-cell>
          <table:table-cell office:value-type="float" office:value="5.43" table:formula="of:=[.B569]-[.$B$5]" table:style-name="ce2">
            <text:p>5,43</text:p>
          </table:table-cell>
          <table:table-cell office:value-type="float" office:value="4.6077008526405336" table:formula="of:=[.$D$2]*(1-EXP(-[.A569]/[.$D$1]))" table:style-name="ce1">
            <text:p>4,607700853</text:p>
          </table:table-cell>
          <table:table-cell office:value-type="float" office:value="0.82229914735946608" table:formula="of:=[.D569]-[.E569]" table:style-name="ce2">
            <text:p>0,82</text:p>
          </table:table-cell>
          <table:table-cell office:value-type="float" office:value="0.64218369942342113" table:formula="of:=1-EXP(-[.A569]/[.$D$1])" table:style-name="ce1">
            <text:p>0,642183699</text:p>
          </table:table-cell>
          <table:table-cell office:value-type="float" office:value="-10661381168.942162" table:formula="of:=([.$D$2]-[.$D$1]*[.$D$1])*[.A569]*[.G569]" table:style-name="ce1">
            <text:p>-10661381169</text:p>
          </table:table-cell>
          <table:table-cell table:number-columns-repeated="16376"/>
        </table:table-row>
        <table:table-row table:style-name="ro1">
          <table:table-cell office:value-type="float" office:value="2602" table:style-name="ce1">
            <text:p>2602</text:p>
          </table:table-cell>
          <table:table-cell office:value-type="float" office:value="24.37" table:style-name="ce1">
            <text:p>24,37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5.43" table:formula="of:=[.B570]-[.$B$5]" table:style-name="ce2">
            <text:p>5,43</text:p>
          </table:table-cell>
          <table:table-cell office:value-type="float" office:value="4.6117600838232615" table:formula="of:=[.$D$2]*(1-EXP(-[.A570]/[.$D$1]))" table:style-name="ce1">
            <text:p>4,611760084</text:p>
          </table:table-cell>
          <table:table-cell office:value-type="float" office:value="0.81823991617673819" table:formula="of:=[.D570]-[.E570]" table:style-name="ce2">
            <text:p>0,82</text:p>
          </table:table-cell>
          <table:table-cell office:value-type="float" office:value="0.642749441901309" table:formula="of:=1-EXP(-[.A570]/[.$D$1])" table:style-name="ce1">
            <text:p>0,642749442</text:p>
          </table:table-cell>
          <table:table-cell office:value-type="float" office:value="-10687202703.574158" table:formula="of:=([.$D$2]-[.$D$1]*[.$D$1])*[.A570]*[.G570]" table:style-name="ce1">
            <text:p>-10687202704</text:p>
          </table:table-cell>
          <table:table-cell table:number-columns-repeated="16376"/>
        </table:table-row>
        <table:table-row table:style-name="ro1">
          <table:table-cell office:value-type="float" office:value="2607" table:style-name="ce1">
            <text:p>2607</text:p>
          </table:table-cell>
          <table:table-cell office:value-type="float" office:value="24.37" table:style-name="ce1">
            <text:p>24,37</text:p>
          </table:table-cell>
          <table:table-cell office:value-type="float" office:value="82.2" table:style-name="ce1">
            <text:p>82,2</text:p>
          </table:table-cell>
          <table:table-cell office:value-type="float" office:value="5.43" table:formula="of:=[.B571]-[.$B$5]" table:style-name="ce2">
            <text:p>5,43</text:p>
          </table:table-cell>
          <table:table-cell office:value-type="float" office:value="4.6168250986217405" table:formula="of:=[.$D$2]*(1-EXP(-[.A571]/[.$D$1]))" table:style-name="ce1">
            <text:p>4,616825099</text:p>
          </table:table-cell>
          <table:table-cell office:value-type="float" office:value="0.81317490137825921" table:formula="of:=[.D571]-[.E571]" table:style-name="ce2">
            <text:p>0,81</text:p>
          </table:table-cell>
          <table:table-cell office:value-type="float" office:value="0.64345536228219868" table:formula="of:=1-EXP(-[.A571]/[.$D$1])" table:style-name="ce1">
            <text:p>0,643455362</text:p>
          </table:table-cell>
          <table:table-cell office:value-type="float" office:value="-10719499340.36162" table:formula="of:=([.$D$2]-[.$D$1]*[.$D$1])*[.A571]*[.G571]" table:style-name="ce1">
            <text:p>-10719499340</text:p>
          </table:table-cell>
          <table:table-cell table:number-columns-repeated="16376"/>
        </table:table-row>
        <table:table-row table:style-name="ro1">
          <table:table-cell office:value-type="float" office:value="2611" table:style-name="ce1">
            <text:p>2611</text:p>
          </table:table-cell>
          <table:table-cell office:value-type="float" office:value="24.37" table:style-name="ce1">
            <text:p>24,37</text:p>
          </table:table-cell>
          <table:table-cell office:value-type="float" office:value="82.2" table:style-name="ce1">
            <text:p>82,2</text:p>
          </table:table-cell>
          <table:table-cell office:value-type="float" office:value="5.43" table:formula="of:=[.B572]-[.$B$5]" table:style-name="ce2">
            <text:p>5,43</text:p>
          </table:table-cell>
          <table:table-cell office:value-type="float" office:value="4.6208699034814584" table:formula="of:=[.$D$2]*(1-EXP(-[.A572]/[.$D$1]))" table:style-name="ce1">
            <text:p>4,620869903</text:p>
          </table:table-cell>
          <table:table-cell office:value-type="float" office:value="0.80913009651854129" table:formula="of:=[.D572]-[.E572]" table:style-name="ce2">
            <text:p>0,81</text:p>
          </table:table-cell>
          <table:table-cell office:value-type="float" office:value="0.64401909413705005" table:formula="of:=1-EXP(-[.A572]/[.$D$1])" table:style-name="ce1">
            <text:p>0,644019094</text:p>
          </table:table-cell>
          <table:table-cell office:value-type="float" office:value="-10745352369.757267" table:formula="of:=([.$D$2]-[.$D$1]*[.$D$1])*[.A572]*[.G572]" table:style-name="ce1">
            <text:p>-10745352370</text:p>
          </table:table-cell>
          <table:table-cell table:number-columns-repeated="16376"/>
        </table:table-row>
        <table:table-row table:style-name="ro1">
          <table:table-cell office:value-type="float" office:value="2616" table:style-name="ce1">
            <text:p>2616</text:p>
          </table:table-cell>
          <table:table-cell office:value-type="float" office:value="24.37" table:style-name="ce1">
            <text:p>24,37</text:p>
          </table:table-cell>
          <table:table-cell office:value-type="float" office:value="83.6" table:style-name="ce1">
            <text:p>83,6</text:p>
          </table:table-cell>
          <table:table-cell office:value-type="float" office:value="5.43" table:formula="of:=[.B573]-[.$B$5]" table:style-name="ce2">
            <text:p>5,43</text:p>
          </table:table-cell>
          <table:table-cell office:value-type="float" office:value="4.6259169174477011" table:formula="of:=[.$D$2]*(1-EXP(-[.A573]/[.$D$1]))" table:style-name="ce1">
            <text:p>4,625916917</text:p>
          </table:table-cell>
          <table:table-cell office:value-type="float" office:value="0.80408308255229866" table:formula="of:=[.D573]-[.E573]" table:style-name="ce2">
            <text:p>0,80</text:p>
          </table:table-cell>
          <table:table-cell office:value-type="float" office:value="0.64472250570901135" table:formula="of:=1-EXP(-[.A573]/[.$D$1])" table:style-name="ce1">
            <text:p>0,644722506</text:p>
          </table:table-cell>
          <table:table-cell office:value-type="float" office:value="-10777688232.84408" table:formula="of:=([.$D$2]-[.$D$1]*[.$D$1])*[.A573]*[.G573]" table:style-name="ce1">
            <text:p>-10777688233</text:p>
          </table:table-cell>
          <table:table-cell table:number-columns-repeated="16376"/>
        </table:table-row>
        <table:table-row table:style-name="ro1">
          <table:table-cell office:value-type="float" office:value="2621" table:style-name="ce1">
            <text:p>2621</text:p>
          </table:table-cell>
          <table:table-cell office:value-type="float" office:value="24.37" table:style-name="ce1">
            <text:p>24,37</text:p>
          </table:table-cell>
          <table:table-cell office:value-type="float" office:value="86" table:style-name="ce1">
            <text:p>86</text:p>
          </table:table-cell>
          <table:table-cell office:value-type="float" office:value="5.43" table:formula="of:=[.B574]-[.$B$5]" table:style-name="ce2">
            <text:p>5,43</text:p>
          </table:table-cell>
          <table:table-cell office:value-type="float" office:value="4.6309539586093083" table:formula="of:=[.$D$2]*(1-EXP(-[.A574]/[.$D$1]))" table:style-name="ce1">
            <text:p>4,630953959</text:p>
          </table:table-cell>
          <table:table-cell office:value-type="float" office:value="0.79904604139069146" table:formula="of:=[.D574]-[.E574]" table:style-name="ce2">
            <text:p>0,80</text:p>
          </table:table-cell>
          <table:table-cell office:value-type="float" office:value="0.64542452735294153" table:formula="of:=1-EXP(-[.A574]/[.$D$1])" table:style-name="ce1">
            <text:p>0,645424527</text:p>
          </table:table-cell>
          <table:table-cell office:value-type="float" office:value="-10810045765.85952" table:formula="of:=([.$D$2]-[.$D$1]*[.$D$1])*[.A574]*[.G574]" table:style-name="ce1">
            <text:p>-10810045766</text:p>
          </table:table-cell>
          <table:table-cell table:number-columns-repeated="16376"/>
        </table:table-row>
        <table:table-row table:style-name="ro1">
          <table:table-cell office:value-type="float" office:value="2625" table:style-name="ce1">
            <text:p>2625</text:p>
          </table:table-cell>
          <table:table-cell office:value-type="float" office:value="24.44" table:style-name="ce1">
            <text:p>24,44</text:p>
          </table:table-cell>
          <table:table-cell office:value-type="float" office:value="86.9" table:style-name="ce1">
            <text:p>86,9</text:p>
          </table:table-cell>
          <table:table-cell office:value-type="float" office:value="5.5" table:formula="of:=[.B575]-[.$B$5]" table:style-name="ce2">
            <text:p>5,50</text:p>
          </table:table-cell>
          <table:table-cell office:value-type="float" office:value="4.6349764243630487" table:formula="of:=[.$D$2]*(1-EXP(-[.A575]/[.$D$1]))" table:style-name="ce1">
            <text:p>4,634976424</text:p>
          </table:table-cell>
          <table:table-cell office:value-type="float" office:value="0.86502357563695131" table:formula="of:=[.D575]-[.E575]" table:style-name="ce2">
            <text:p>0,87</text:p>
          </table:table-cell>
          <table:table-cell office:value-type="float" office:value="0.64598514576571464" table:formula="of:=1-EXP(-[.A575]/[.$D$1])" table:style-name="ce1">
            <text:p>0,645985146</text:p>
          </table:table-cell>
          <table:table-cell office:value-type="float" office:value="-10835947336.052816" table:formula="of:=([.$D$2]-[.$D$1]*[.$D$1])*[.A575]*[.G575]" table:style-name="ce1">
            <text:p>-10835947336</text:p>
          </table:table-cell>
          <table:table-cell table:number-columns-repeated="16376"/>
        </table:table-row>
        <table:table-row table:style-name="ro1">
          <table:table-cell office:value-type="float" office:value="2630" table:style-name="ce1">
            <text:p>2630</text:p>
          </table:table-cell>
          <table:table-cell office:value-type="float" office:value="24.44" table:style-name="ce1">
            <text:p>24,44</text:p>
          </table:table-cell>
          <table:table-cell office:value-type="float" office:value="83.2" table:style-name="ce1">
            <text:p>83,2</text:p>
          </table:table-cell>
          <table:table-cell office:value-type="float" office:value="5.5" table:formula="of:=[.B576]-[.$B$5]" table:style-name="ce2">
            <text:p>5,50</text:p>
          </table:table-cell>
          <table:table-cell office:value-type="float" office:value="4.6399955641094524" table:formula="of:=[.$D$2]*(1-EXP(-[.A576]/[.$D$1]))" table:style-name="ce1">
            <text:p>4,639995564</text:p>
          </table:table-cell>
          <table:table-cell office:value-type="float" office:value="0.86000443589054765" table:formula="of:=[.D576]-[.E576]" table:style-name="ce2">
            <text:p>0,86</text:p>
          </table:table-cell>
          <table:table-cell office:value-type="float" office:value="0.64668467245665029" table:formula="of:=1-EXP(-[.A576]/[.$D$1])" table:style-name="ce1">
            <text:p>0,646684672</text:p>
          </table:table-cell>
          <table:table-cell office:value-type="float" office:value="-10868343655.518377" table:formula="of:=([.$D$2]-[.$D$1]*[.$D$1])*[.A576]*[.G576]" table:style-name="ce1">
            <text:p>-10868343656</text:p>
          </table:table-cell>
          <table:table-cell table:number-columns-repeated="16376"/>
        </table:table-row>
        <table:table-row table:style-name="ro1">
          <table:table-cell office:value-type="float" office:value="2634" table:style-name="ce1">
            <text:p>2634</text:p>
          </table:table-cell>
          <table:table-cell office:value-type="float" office:value="24.44" table:style-name="ce1">
            <text:p>24,44</text:p>
          </table:table-cell>
          <table:table-cell office:value-type="float" office:value="80.5" table:style-name="ce1">
            <text:p>80,5</text:p>
          </table:table-cell>
          <table:table-cell office:value-type="float" office:value="5.5" table:formula="of:=[.B577]-[.$B$5]" table:style-name="ce2">
            <text:p>5,50</text:p>
          </table:table-cell>
          <table:table-cell office:value-type="float" office:value="4.6440037342028457" table:formula="of:=[.$D$2]*(1-EXP(-[.A577]/[.$D$1]))" table:style-name="ce1">
            <text:p>4,644003734</text:p>
          </table:table-cell>
          <table:table-cell office:value-type="float" office:value="0.85599626579715427" table:formula="of:=[.D577]-[.E577]" table:style-name="ce2">
            <text:p>0,86</text:p>
          </table:table-cell>
          <table:table-cell office:value-type="float" office:value="0.6472432984570814" table:formula="of:=1-EXP(-[.A577]/[.$D$1])" table:style-name="ce1">
            <text:p>0,647243298</text:p>
          </table:table-cell>
          <table:table-cell office:value-type="float" office:value="-10894276142.3853" table:formula="of:=([.$D$2]-[.$D$1]*[.$D$1])*[.A577]*[.G577]" table:style-name="ce1">
            <text:p>-10894276142</text:p>
          </table:table-cell>
          <table:table-cell table:number-columns-repeated="16376"/>
        </table:table-row>
        <table:table-row table:style-name="ro1">
          <table:table-cell office:value-type="float" office:value="2639" table:style-name="ce1">
            <text:p>2639</text:p>
          </table:table-cell>
          <table:table-cell office:value-type="float" office:value="24.44" table:style-name="ce1">
            <text:p>24,44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5.5" table:formula="of:=[.B578]-[.$B$5]" table:style-name="ce2">
            <text:p>5,50</text:p>
          </table:table-cell>
          <table:table-cell office:value-type="float" office:value="4.6490050361548603" table:formula="of:=[.$D$2]*(1-EXP(-[.A578]/[.$D$1]))" table:style-name="ce1">
            <text:p>4,649005036</text:p>
          </table:table-cell>
          <table:table-cell office:value-type="float" office:value="0.85099496384513973" table:formula="of:=[.D578]-[.E578]" table:style-name="ce2">
            <text:p>0,85</text:p>
          </table:table-cell>
          <table:table-cell office:value-type="float" office:value="0.64794033906197179" table:formula="of:=1-EXP(-[.A578]/[.$D$1])" table:style-name="ce1">
            <text:p>0,647940339</text:p>
          </table:table-cell>
          <table:table-cell office:value-type="float" office:value="-10926710967.476217" table:formula="of:=([.$D$2]-[.$D$1]*[.$D$1])*[.A578]*[.G578]" table:style-name="ce1">
            <text:p>-10926710967</text:p>
          </table:table-cell>
          <table:table-cell table:number-columns-repeated="16376"/>
        </table:table-row>
        <table:table-row table:style-name="ro1">
          <table:table-cell office:value-type="float" office:value="2643" table:style-name="ce1">
            <text:p>2643</text:p>
          </table:table-cell>
          <table:table-cell office:value-type="float" office:value="24.44" table:style-name="ce1">
            <text:p>24,44</text:p>
          </table:table-cell>
          <table:table-cell office:value-type="float" office:value="75.8" table:style-name="ce1">
            <text:p>75,8</text:p>
          </table:table-cell>
          <table:table-cell office:value-type="float" office:value="5.5" table:formula="of:=[.B579]-[.$B$5]" table:style-name="ce2">
            <text:p>5,50</text:p>
          </table:table-cell>
          <table:table-cell office:value-type="float" office:value="4.652998961394033" table:formula="of:=[.$D$2]*(1-EXP(-[.A579]/[.$D$1]))" table:style-name="ce1">
            <text:p>4,652998961</text:p>
          </table:table-cell>
          <table:table-cell office:value-type="float" office:value="0.84700103860596698" table:formula="of:=[.D579]-[.E579]" table:style-name="ce2">
            <text:p>0,85</text:p>
          </table:table-cell>
          <table:table-cell office:value-type="float" office:value="0.64849697973100362" table:formula="of:=1-EXP(-[.A579]/[.$D$1])" table:style-name="ce1">
            <text:p>0,64849698</text:p>
          </table:table-cell>
          <table:table-cell office:value-type="float" office:value="-10952674146.960169" table:formula="of:=([.$D$2]-[.$D$1]*[.$D$1])*[.A579]*[.G579]" table:style-name="ce1">
            <text:p>-10952674147</text:p>
          </table:table-cell>
          <table:table-cell table:number-columns-repeated="16376"/>
        </table:table-row>
        <table:table-row table:style-name="ro1">
          <table:table-cell office:value-type="float" office:value="2648" table:style-name="ce1">
            <text:p>2648</text:p>
          </table:table-cell>
          <table:table-cell office:value-type="float" office:value="24.44" table:style-name="ce1">
            <text:p>24,44</text:p>
          </table:table-cell>
          <table:table-cell office:value-type="float" office:value="73.5" table:style-name="ce1">
            <text:p>73,5</text:p>
          </table:table-cell>
          <table:table-cell office:value-type="float" office:value="5.5" table:formula="of:=[.B580]-[.$B$5]" table:style-name="ce2">
            <text:p>5,50</text:p>
          </table:table-cell>
          <table:table-cell office:value-type="float" office:value="4.6579824889463701" table:formula="of:=[.$D$2]*(1-EXP(-[.A580]/[.$D$1]))" table:style-name="ce1">
            <text:p>4,657982489</text:p>
          </table:table-cell>
          <table:table-cell office:value-type="float" office:value="0.84201751105362987" table:formula="of:=[.D580]-[.E580]" table:style-name="ce2">
            <text:p>0,84</text:p>
          </table:table-cell>
          <table:table-cell office:value-type="float" office:value="0.6491915430852857" table:formula="of:=1-EXP(-[.A580]/[.$D$1])" table:style-name="ce1">
            <text:p>0,649191543</text:p>
          </table:table-cell>
          <table:table-cell office:value-type="float" office:value="-10985147198.357872" table:formula="of:=([.$D$2]-[.$D$1]*[.$D$1])*[.A580]*[.G580]" table:style-name="ce1">
            <text:p>-10985147198</text:p>
          </table:table-cell>
          <table:table-cell table:number-columns-repeated="16376"/>
        </table:table-row>
        <table:table-row table:style-name="ro1">
          <table:table-cell office:value-type="float" office:value="2653" table:style-name="ce1">
            <text:p>2653</text:p>
          </table:table-cell>
          <table:table-cell office:value-type="float" office:value="24.44" table:style-name="ce1">
            <text:p>24,44</text:p>
          </table:table-cell>
          <table:table-cell office:value-type="float" office:value="75.7" table:style-name="ce1">
            <text:p>75,7</text:p>
          </table:table-cell>
          <table:table-cell office:value-type="float" office:value="5.5" table:formula="of:=[.B581]-[.$B$5]" table:style-name="ce2">
            <text:p>5,50</text:p>
          </table:table-cell>
          <table:table-cell office:value-type="float" office:value="4.6629561691420331" table:formula="of:=[.$D$2]*(1-EXP(-[.A581]/[.$D$1]))" table:style-name="ce1">
            <text:p>4,662956169</text:p>
          </table:table-cell>
          <table:table-cell office:value-type="float" office:value="0.83704383085796685" table:formula="of:=[.D581]-[.E581]" table:style-name="ce2">
            <text:p>0,84</text:p>
          </table:table-cell>
          <table:table-cell office:value-type="float" office:value="0.64988473399544844" table:formula="of:=1-EXP(-[.A581]/[.$D$1])" table:style-name="ce1">
            <text:p>0,649884734</text:p>
          </table:table-cell>
          <table:table-cell office:value-type="float" office:value="-11017641366.451521" table:formula="of:=([.$D$2]-[.$D$1]*[.$D$1])*[.A581]*[.G581]" table:style-name="ce1">
            <text:p>-11017641366</text:p>
          </table:table-cell>
          <table:table-cell table:number-columns-repeated="16376"/>
        </table:table-row>
        <table:table-row table:style-name="ro1">
          <table:table-cell office:value-type="float" office:value="2657" table:style-name="ce1">
            <text:p>2657</text:p>
          </table:table-cell>
          <table:table-cell office:value-type="float" office:value="24.44" table:style-name="ce1">
            <text:p>24,44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5.5" table:formula="of:=[.B582]-[.$B$5]" table:style-name="ce2">
            <text:p>5,50</text:p>
          </table:table-cell>
          <table:table-cell office:value-type="float" office:value="4.6669280362789536" table:formula="of:=[.$D$2]*(1-EXP(-[.A582]/[.$D$1]))" table:style-name="ce1">
            <text:p>4,666928036</text:p>
          </table:table-cell>
          <table:table-cell office:value-type="float" office:value="0.83307196372104642" table:formula="of:=[.D582]-[.E582]" table:style-name="ce2">
            <text:p>0,83</text:p>
          </table:table-cell>
          <table:table-cell office:value-type="float" office:value="0.65043830038640549" table:formula="of:=1-EXP(-[.A582]/[.$D$1])" table:style-name="ce1">
            <text:p>0,6504383</text:p>
          </table:table-cell>
          <table:table-cell office:value-type="float" office:value="-11043651847.489271" table:formula="of:=([.$D$2]-[.$D$1]*[.$D$1])*[.A582]*[.G582]" table:style-name="ce1">
            <text:p>-11043651847</text:p>
          </table:table-cell>
          <table:table-cell table:number-columns-repeated="16376"/>
        </table:table-row>
        <table:table-row table:style-name="ro1">
          <table:table-cell office:value-type="float" office:value="2662" table:style-name="ce1">
            <text:p>2662</text:p>
          </table:table-cell>
          <table:table-cell office:value-type="float" office:value="24.5" table:style-name="ce1">
            <text:p>24,5</text:p>
          </table:table-cell>
          <table:table-cell office:value-type="float" office:value="80.7" table:style-name="ce1">
            <text:p>80,7</text:p>
          </table:table-cell>
          <table:table-cell office:value-type="float" office:value="5.5599999999999987" table:formula="of:=[.B583]-[.$B$5]" table:style-name="ce2">
            <text:p>5,56</text:p>
          </table:table-cell>
          <table:table-cell office:value-type="float" office:value="4.6718840402414026" table:formula="of:=[.$D$2]*(1-EXP(-[.A583]/[.$D$1]))" table:style-name="ce1">
            <text:p>4,67188404</text:p>
          </table:table-cell>
          <table:table-cell office:value-type="float" office:value="0.88811595975859614" table:formula="of:=[.D583]-[.E583]" table:style-name="ce2">
            <text:p>0,89</text:p>
          </table:table-cell>
          <table:table-cell office:value-type="float" office:value="0.65112902772759973" table:formula="of:=1-EXP(-[.A583]/[.$D$1])" table:style-name="ce1">
            <text:p>0,651129028</text:p>
          </table:table-cell>
          <table:table-cell office:value-type="float" office:value="-11076183810.371048" table:formula="of:=([.$D$2]-[.$D$1]*[.$D$1])*[.A583]*[.G583]" table:style-name="ce1">
            <text:p>-11076183810</text:p>
          </table:table-cell>
          <table:table-cell table:number-columns-repeated="16376"/>
        </table:table-row>
        <table:table-row table:style-name="ro1">
          <table:table-cell office:value-type="float" office:value="2666" table:style-name="ce1">
            <text:p>2666</text:p>
          </table:table-cell>
          <table:table-cell office:value-type="float" office:value="24.5" table:style-name="ce1">
            <text:p>24,5</text:p>
          </table:table-cell>
          <table:table-cell office:value-type="float" office:value="83.5" table:style-name="ce1">
            <text:p>83,5</text:p>
          </table:table-cell>
          <table:table-cell office:value-type="float" office:value="5.5599999999999987" table:formula="of:=[.B584]-[.$B$5]" table:style-name="ce2">
            <text:p>5,56</text:p>
          </table:table-cell>
          <table:table-cell office:value-type="float" office:value="4.6758417915431592" table:formula="of:=[.$D$2]*(1-EXP(-[.A584]/[.$D$1]))" table:style-name="ce1">
            <text:p>4,675841792</text:p>
          </table:table-cell>
          <table:table-cell office:value-type="float" office:value="0.88415820845683957" table:formula="of:=[.D584]-[.E584]" table:style-name="ce2">
            <text:p>0,88</text:p>
          </table:table-cell>
          <table:table-cell office:value-type="float" office:value="0.65168062676877958" table:formula="of:=1-EXP(-[.A584]/[.$D$1])" table:style-name="ce1">
            <text:p>0,651680627</text:p>
          </table:table-cell>
          <table:table-cell office:value-type="float" office:value="-11102224416.884605" table:formula="of:=([.$D$2]-[.$D$1]*[.$D$1])*[.A584]*[.G584]" table:style-name="ce1">
            <text:p>-11102224417</text:p>
          </table:table-cell>
          <table:table-cell table:number-columns-repeated="16376"/>
        </table:table-row>
        <table:table-row table:style-name="ro1">
          <table:table-cell office:value-type="float" office:value="2671" table:style-name="ce1">
            <text:p>2671</text:p>
          </table:table-cell>
          <table:table-cell office:value-type="float" office:value="24.5" table:style-name="ce1">
            <text:p>24,5</text:p>
          </table:table-cell>
          <table:table-cell office:value-type="float" office:value="86.9" table:style-name="ce1">
            <text:p>86,9</text:p>
          </table:table-cell>
          <table:table-cell office:value-type="float" office:value="5.5599999999999987" table:formula="of:=[.B585]-[.$B$5]" table:style-name="ce2">
            <text:p>5,56</text:p>
          </table:table-cell>
          <table:table-cell office:value-type="float" office:value="4.6807801820929242" table:formula="of:=[.$D$2]*(1-EXP(-[.A585]/[.$D$1]))" table:style-name="ce1">
            <text:p>4,680780182</text:p>
          </table:table-cell>
          <table:table-cell office:value-type="float" office:value="0.87921981790707449" table:formula="of:=[.D585]-[.E585]" table:style-name="ce2">
            <text:p>0,88</text:p>
          </table:table-cell>
          <table:table-cell office:value-type="float" office:value="0.65236889929641739" table:formula="of:=1-EXP(-[.A585]/[.$D$1])" table:style-name="ce1">
            <text:p>0,652368899</text:p>
          </table:table-cell>
          <table:table-cell office:value-type="float" office:value="-11134793899.05261" table:formula="of:=([.$D$2]-[.$D$1]*[.$D$1])*[.A585]*[.G585]" table:style-name="ce1">
            <text:p>-11134793899</text:p>
          </table:table-cell>
          <table:table-cell table:number-columns-repeated="16376"/>
        </table:table-row>
        <table:table-row table:style-name="ro1">
          <table:table-cell office:value-type="float" office:value="2675" table:style-name="ce1">
            <text:p>2675</text:p>
          </table:table-cell>
          <table:table-cell office:value-type="float" office:value="24.56" table:style-name="ce1">
            <text:p>24,56</text:p>
          </table:table-cell>
          <table:table-cell office:value-type="float" office:value="83.5" table:style-name="ce1">
            <text:p>83,5</text:p>
          </table:table-cell>
          <table:table-cell office:value-type="float" office:value="5.6199999999999974" table:formula="of:=[.B586]-[.$B$5]" table:style-name="ce2">
            <text:p>5,62</text:p>
          </table:table-cell>
          <table:table-cell office:value-type="float" office:value="4.6847238677265528" table:formula="of:=[.$D$2]*(1-EXP(-[.A586]/[.$D$1]))" table:style-name="ce1">
            <text:p>4,684723868</text:p>
          </table:table-cell>
          <table:table-cell office:value-type="float" office:value="0.93527613227344464" table:formula="of:=[.D586]-[.E586]" table:style-name="ce2">
            <text:p>0,94</text:p>
          </table:table-cell>
          <table:table-cell office:value-type="float" office:value="0.65291853797969157" table:formula="of:=1-EXP(-[.A586]/[.$D$1])" table:style-name="ce1">
            <text:p>0,652918538</text:p>
          </table:table-cell>
          <table:table-cell office:value-type="float" office:value="-11160864411.233536" table:formula="of:=([.$D$2]-[.$D$1]*[.$D$1])*[.A586]*[.G586]" table:style-name="ce1">
            <text:p>-11160864411</text:p>
          </table:table-cell>
          <table:table-cell table:number-columns-repeated="16376"/>
        </table:table-row>
        <table:table-row table:style-name="ro1">
          <table:table-cell office:value-type="float" office:value="2680" table:style-name="ce1">
            <text:p>2680</text:p>
          </table:table-cell>
          <table:table-cell office:value-type="float" office:value="24.56" table:style-name="ce1">
            <text:p>24,56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5.6199999999999974" table:formula="of:=[.B587]-[.$B$5]" table:style-name="ce2">
            <text:p>5,62</text:p>
          </table:table-cell>
          <table:table-cell office:value-type="float" office:value="4.6896447074609036" table:formula="of:=[.$D$2]*(1-EXP(-[.A587]/[.$D$1]))" table:style-name="ce1">
            <text:p>4,689644707</text:p>
          </table:table-cell>
          <table:table-cell office:value-type="float" office:value="0.93035529253909388" table:formula="of:=[.D587]-[.E587]" table:style-name="ce2">
            <text:p>0,93</text:p>
          </table:table-cell>
          <table:table-cell office:value-type="float" office:value="0.65360436441806891" table:formula="of:=1-EXP(-[.A587]/[.$D$1])" table:style-name="ce1">
            <text:p>0,653604364</text:p>
          </table:table-cell>
          <table:table-cell office:value-type="float" office:value="-11193471138.66675" table:formula="of:=([.$D$2]-[.$D$1]*[.$D$1])*[.A587]*[.G587]" table:style-name="ce1">
            <text:p>-11193471139</text:p>
          </table:table-cell>
          <table:table-cell table:number-columns-repeated="16376"/>
        </table:table-row>
        <table:table-row table:style-name="ro1">
          <table:table-cell office:value-type="float" office:value="2685" table:style-name="ce1">
            <text:p>2685</text:p>
          </table:table-cell>
          <table:table-cell office:value-type="float" office:value="24.62" table:style-name="ce1">
            <text:p>24,62</text:p>
          </table:table-cell>
          <table:table-cell office:value-type="float" office:value="78.8" table:style-name="ce1">
            <text:p>78,8</text:p>
          </table:table-cell>
          <table:table-cell office:value-type="float" office:value="5.68" table:formula="of:=[.B588]-[.$B$5]" table:style-name="ce2">
            <text:p>5,68</text:p>
          </table:table-cell>
          <table:table-cell office:value-type="float" office:value="4.6945558237085256" table:formula="of:=[.$D$2]*(1-EXP(-[.A588]/[.$D$1]))" table:style-name="ce1">
            <text:p>4,694555824</text:p>
          </table:table-cell>
          <table:table-cell office:value-type="float" office:value="0.98544417629147407" table:formula="of:=[.D588]-[.E588]" table:style-name="ce2">
            <text:p>0,99</text:p>
          </table:table-cell>
          <table:table-cell office:value-type="float" office:value="0.65428883567630813" table:formula="of:=1-EXP(-[.A588]/[.$D$1])" table:style-name="ce1">
            <text:p>0,654288836</text:p>
          </table:table-cell>
          <table:table-cell office:value-type="float" office:value="-11226098440.052595" table:formula="of:=([.$D$2]-[.$D$1]*[.$D$1])*[.A588]*[.G588]" table:style-name="ce1">
            <text:p>-11226098440</text:p>
          </table:table-cell>
          <table:table-cell table:number-columns-repeated="16376"/>
        </table:table-row>
        <table:table-row table:style-name="ro1">
          <table:table-cell office:value-type="float" office:value="2689" table:style-name="ce1">
            <text:p>2689</text:p>
          </table:table-cell>
          <table:table-cell office:value-type="float" office:value="24.62" table:style-name="ce1">
            <text:p>24,62</text:p>
          </table:table-cell>
          <table:table-cell office:value-type="float" office:value="75.400000000000006" table:style-name="ce1">
            <text:p>75,4</text:p>
          </table:table-cell>
          <table:table-cell office:value-type="float" office:value="5.68" table:formula="of:=[.B589]-[.$B$5]" table:style-name="ce2">
            <text:p>5,68</text:p>
          </table:table-cell>
          <table:table-cell office:value-type="float" office:value="4.6984777287088821" table:formula="of:=[.$D$2]*(1-EXP(-[.A589]/[.$D$1]))" table:style-name="ce1">
            <text:p>4,698477729</text:p>
          </table:table-cell>
          <table:table-cell office:value-type="float" office:value="0.98152227129111758" table:formula="of:=[.D589]-[.E589]" table:style-name="ce2">
            <text:p>0,98</text:p>
          </table:table-cell>
          <table:table-cell office:value-type="float" office:value="0.65483543875286687" table:formula="of:=1-EXP(-[.A589]/[.$D$1])" table:style-name="ce1">
            <text:p>0,654835439</text:p>
          </table:table-cell>
          <table:table-cell office:value-type="float" office:value="-11252215038.039698" table:formula="of:=([.$D$2]-[.$D$1]*[.$D$1])*[.A589]*[.G589]" table:style-name="ce1">
            <text:p>-11252215038</text:p>
          </table:table-cell>
          <table:table-cell table:number-columns-repeated="16376"/>
        </table:table-row>
        <table:table-row table:style-name="ro1">
          <table:table-cell office:value-type="float" office:value="2694" table:style-name="ce1">
            <text:p>2694</text:p>
          </table:table-cell>
          <table:table-cell office:value-type="float" office:value="24.62" table:style-name="ce1">
            <text:p>24,62</text:p>
          </table:table-cell>
          <table:table-cell office:value-type="float" office:value="73.8" table:style-name="ce1">
            <text:p>73,8</text:p>
          </table:table-cell>
          <table:table-cell office:value-type="float" office:value="5.68" table:formula="of:=[.B590]-[.$B$5]" table:style-name="ce2">
            <text:p>5,68</text:p>
          </table:table-cell>
          <table:table-cell office:value-type="float" office:value="4.703371391072718" table:formula="of:=[.$D$2]*(1-EXP(-[.A590]/[.$D$1]))" table:style-name="ce1">
            <text:p>4,703371391</text:p>
          </table:table-cell>
          <table:table-cell office:value-type="float" office:value="0.97662860892728176" table:formula="of:=[.D590]-[.E590]" table:style-name="ce2">
            <text:p>0,98</text:p>
          </table:table-cell>
          <table:table-cell office:value-type="float" office:value="0.65551747743138411" table:formula="of:=1-EXP(-[.A590]/[.$D$1])" table:style-name="ce1">
            <text:p>0,655517477</text:p>
          </table:table-cell>
          <table:table-cell office:value-type="float" office:value="-11284879161.362692" table:formula="of:=([.$D$2]-[.$D$1]*[.$D$1])*[.A590]*[.G590]" table:style-name="ce1">
            <text:p>-11284879161</text:p>
          </table:table-cell>
          <table:table-cell table:number-columns-repeated="16376"/>
        </table:table-row>
        <table:table-row table:style-name="ro1">
          <table:table-cell office:value-type="float" office:value="2698" table:style-name="ce1">
            <text:p>2698</text:p>
          </table:table-cell>
          <table:table-cell office:value-type="float" office:value="24.62" table:style-name="ce1">
            <text:p>24,62</text:p>
          </table:table-cell>
          <table:table-cell office:value-type="float" office:value="74.7" table:style-name="ce1">
            <text:p>74,7</text:p>
          </table:table-cell>
          <table:table-cell office:value-type="float" office:value="5.68" table:formula="of:=[.B591]-[.$B$5]" table:style-name="ce2">
            <text:p>5,68</text:p>
          </table:table-cell>
          <table:table-cell office:value-type="float" office:value="4.7072793578010712" table:formula="of:=[.$D$2]*(1-EXP(-[.A591]/[.$D$1]))" table:style-name="ce1">
            <text:p>4,707279358</text:p>
          </table:table-cell>
          <table:table-cell office:value-type="float" office:value="0.97272064219892851" table:formula="of:=[.D591]-[.E591]" table:style-name="ce2">
            <text:p>0,97</text:p>
          </table:table-cell>
          <table:table-cell office:value-type="float" office:value="0.6560621379054683" table:formula="of:=1-EXP(-[.A591]/[.$D$1])" table:style-name="ce1">
            <text:p>0,656062138</text:p>
          </table:table-cell>
          <table:table-cell office:value-type="float" office:value="-11311025108.64076" table:formula="of:=([.$D$2]-[.$D$1]*[.$D$1])*[.A591]*[.G591]" table:style-name="ce1">
            <text:p>-11311025109</text:p>
          </table:table-cell>
          <table:table-cell table:number-columns-repeated="16376"/>
        </table:table-row>
        <table:table-row table:style-name="ro1">
          <table:table-cell office:value-type="float" office:value="2703" table:style-name="ce1">
            <text:p>2703</text:p>
          </table:table-cell>
          <table:table-cell office:value-type="float" office:value="24.62" table:style-name="ce1">
            <text:p>24,62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5.68" table:formula="of:=[.B592]-[.$B$5]" table:style-name="ce2">
            <text:p>5,68</text:p>
          </table:table-cell>
          <table:table-cell office:value-type="float" office:value="4.7121556283114296" table:formula="of:=[.$D$2]*(1-EXP(-[.A592]/[.$D$1]))" table:style-name="ce1">
            <text:p>4,712155628</text:p>
          </table:table-cell>
          <table:table-cell office:value-type="float" office:value="0.96784437168857007" table:formula="of:=[.D592]-[.E592]" table:style-name="ce2">
            <text:p>0,97</text:p>
          </table:table-cell>
          <table:table-cell office:value-type="float" office:value="0.65674175264954116" table:formula="of:=1-EXP(-[.A592]/[.$D$1])" table:style-name="ce1">
            <text:p>0,656741753</text:p>
          </table:table-cell>
          <table:table-cell office:value-type="float" office:value="-11343725783.632387" table:formula="of:=([.$D$2]-[.$D$1]*[.$D$1])*[.A592]*[.G592]" table:style-name="ce1">
            <text:p>-11343725784</text:p>
          </table:table-cell>
          <table:table-cell table:number-columns-repeated="16376"/>
        </table:table-row>
        <table:table-row table:style-name="ro1">
          <table:table-cell office:value-type="float" office:value="2707" table:style-name="ce1">
            <text:p>2707</text:p>
          </table:table-cell>
          <table:table-cell office:value-type="float" office:value="24.69" table:style-name="ce1">
            <text:p>24,69</text:p>
          </table:table-cell>
          <table:table-cell office:value-type="float" office:value="79.5" table:style-name="ce1">
            <text:p>79,5</text:p>
          </table:table-cell>
          <table:table-cell office:value-type="float" office:value="5.75" table:formula="of:=[.B593]-[.$B$5]" table:style-name="ce2">
            <text:p>5,75</text:p>
          </table:table-cell>
          <table:table-cell office:value-type="float" office:value="4.7160497063037639" table:formula="of:=[.$D$2]*(1-EXP(-[.A593]/[.$D$1]))" table:style-name="ce1">
            <text:p>4,716049706</text:p>
          </table:table-cell>
          <table:table-cell office:value-type="float" office:value="1.0339502936962361" table:formula="of:=[.D593]-[.E593]" table:style-name="ce2">
            <text:p>1,03</text:p>
          </table:table-cell>
          <table:table-cell office:value-type="float" office:value="0.65728447742507146" table:formula="of:=1-EXP(-[.A593]/[.$D$1])" table:style-name="ce1">
            <text:p>0,657284477</text:p>
          </table:table-cell>
          <table:table-cell office:value-type="float" office:value="-11369900864.569712" table:formula="of:=([.$D$2]-[.$D$1]*[.$D$1])*[.A593]*[.G593]" table:style-name="ce1">
            <text:p>-11369900865</text:p>
          </table:table-cell>
          <table:table-cell table:number-columns-repeated="16376"/>
        </table:table-row>
        <table:table-row table:style-name="ro1">
          <table:table-cell office:value-type="float" office:value="2712" table:style-name="ce1">
            <text:p>2712</text:p>
          </table:table-cell>
          <table:table-cell office:value-type="float" office:value="24.69" table:style-name="ce1">
            <text:p>24,69</text:p>
          </table:table-cell>
          <table:table-cell office:value-type="float" office:value="81.5" table:style-name="ce1">
            <text:p>81,5</text:p>
          </table:table-cell>
          <table:table-cell office:value-type="float" office:value="5.75" table:formula="of:=[.B594]-[.$B$5]" table:style-name="ce2">
            <text:p>5,75</text:p>
          </table:table-cell>
          <table:table-cell office:value-type="float" office:value="4.7209086467705026" table:formula="of:=[.$D$2]*(1-EXP(-[.A594]/[.$D$1]))" table:style-name="ce1">
            <text:p>4,720908647</text:p>
          </table:table-cell>
          <table:table-cell office:value-type="float" office:value="1.0290913532294974" table:formula="of:=[.D594]-[.E594]" table:style-name="ce2">
            <text:p>1,03</text:p>
          </table:table-cell>
          <table:table-cell office:value-type="float" office:value="0.65796167684925289" table:formula="of:=1-EXP(-[.A594]/[.$D$1])" table:style-name="ce1">
            <text:p>0,657961677</text:p>
          </table:table-cell>
          <table:table-cell office:value-type="float" office:value="-11402637822.417423" table:formula="of:=([.$D$2]-[.$D$1]*[.$D$1])*[.A594]*[.G594]" table:style-name="ce1">
            <text:p>-11402637822</text:p>
          </table:table-cell>
          <table:table-cell table:number-columns-repeated="16376"/>
        </table:table-row>
        <table:table-row table:style-name="ro1">
          <table:table-cell office:value-type="float" office:value="2717" table:style-name="ce1">
            <text:p>2717</text:p>
          </table:table-cell>
          <table:table-cell office:value-type="float" office:value="24.69" table:style-name="ce1">
            <text:p>24,69</text:p>
          </table:table-cell>
          <table:table-cell office:value-type="float" office:value="83.5" table:style-name="ce1">
            <text:p>83,5</text:p>
          </table:table-cell>
          <table:table-cell office:value-type="float" office:value="5.75" table:formula="of:=[.B595]-[.$B$5]" table:style-name="ce2">
            <text:p>5,75</text:p>
          </table:table-cell>
          <table:table-cell office:value-type="float" office:value="4.7257579860623018" table:formula="of:=[.$D$2]*(1-EXP(-[.A595]/[.$D$1]))" table:style-name="ce1">
            <text:p>4,725757986</text:p>
          </table:table-cell>
          <table:table-cell office:value-type="float" office:value="1.0242420139376982" table:formula="of:=[.D595]-[.E595]" table:style-name="ce2">
            <text:p>1,02</text:p>
          </table:table-cell>
          <table:table-cell office:value-type="float" office:value="0.65863753814011394" table:formula="of:=1-EXP(-[.A595]/[.$D$1])" table:style-name="ce1">
            <text:p>0,658637538</text:p>
          </table:table-cell>
          <table:table-cell office:value-type="float" office:value="-11435394821.787474" table:formula="of:=([.$D$2]-[.$D$1]*[.$D$1])*[.A595]*[.G595]" table:style-name="ce1">
            <text:p>-11435394822</text:p>
          </table:table-cell>
          <table:table-cell table:number-columns-repeated="16376"/>
        </table:table-row>
        <table:table-row table:style-name="ro1">
          <table:table-cell office:value-type="float" office:value="2721" table:style-name="ce1">
            <text:p>2721</text:p>
          </table:table-cell>
          <table:table-cell office:value-type="float" office:value="24.75" table:style-name="ce1">
            <text:p>24,75</text:p>
          </table:table-cell>
          <table:table-cell office:value-type="float" office:value="84.8" table:style-name="ce1">
            <text:p>84,8</text:p>
          </table:table-cell>
          <table:table-cell office:value-type="float" office:value="5.8099999999999987" table:formula="of:=[.B596]-[.$B$5]" table:style-name="ce2">
            <text:p>5,81</text:p>
          </table:table-cell>
          <table:table-cell office:value-type="float" office:value="4.729630557400057" table:formula="of:=[.$D$2]*(1-EXP(-[.A596]/[.$D$1]))" table:style-name="ce1">
            <text:p>4,729630557</text:p>
          </table:table-cell>
          <table:table-cell office:value-type="float" office:value="1.0803694425999417" table:formula="of:=[.D596]-[.E596]" table:style-name="ce2">
            <text:p>1,08</text:p>
          </table:table-cell>
          <table:table-cell office:value-type="float" office:value="0.65917726549384081" table:formula="of:=1-EXP(-[.A596]/[.$D$1])" table:style-name="ce1">
            <text:p>0,659177265</text:p>
          </table:table-cell>
          <table:table-cell office:value-type="float" office:value="-11461614795.884552" table:formula="of:=([.$D$2]-[.$D$1]*[.$D$1])*[.A596]*[.G596]" table:style-name="ce1">
            <text:p>-11461614796</text:p>
          </table:table-cell>
          <table:table-cell table:number-columns-repeated="16376"/>
        </table:table-row>
        <table:table-row table:style-name="ro1">
          <table:table-cell office:value-type="float" office:value="2726" table:style-name="ce1">
            <text:p>2726</text:p>
          </table:table-cell>
          <table:table-cell office:value-type="float" office:value="24.75" table:style-name="ce1">
            <text:p>24,75</text:p>
          </table:table-cell>
          <table:table-cell office:value-type="float" office:value="81.7" table:style-name="ce1">
            <text:p>81,7</text:p>
          </table:table-cell>
          <table:table-cell office:value-type="float" office:value="5.8099999999999987" table:formula="of:=[.B597]-[.$B$5]" table:style-name="ce2">
            <text:p>5,81</text:p>
          </table:table-cell>
          <table:table-cell office:value-type="float" office:value="4.7344626623605617" table:formula="of:=[.$D$2]*(1-EXP(-[.A597]/[.$D$1]))" table:style-name="ce1">
            <text:p>4,734462662</text:p>
          </table:table-cell>
          <table:table-cell office:value-type="float" office:value="1.075537337639437" table:formula="of:=[.D597]-[.E597]" table:style-name="ce2">
            <text:p>1,08</text:p>
          </table:table-cell>
          <table:table-cell office:value-type="float" office:value="0.65985072480441231" table:formula="of:=1-EXP(-[.A597]/[.$D$1])" table:style-name="ce1">
            <text:p>0,659850725</text:p>
          </table:table-cell>
          <table:table-cell office:value-type="float" office:value="-11494407662.835445" table:formula="of:=([.$D$2]-[.$D$1]*[.$D$1])*[.A597]*[.G597]" table:style-name="ce1">
            <text:p>-11494407663</text:p>
          </table:table-cell>
          <table:table-cell table:number-columns-repeated="16376"/>
        </table:table-row>
        <table:table-row table:style-name="ro1">
          <table:table-cell office:value-type="float" office:value="2730" table:style-name="ce1">
            <text:p>2730</text:p>
          </table:table-cell>
          <table:table-cell office:value-type="float" office:value="24.75" table:style-name="ce1">
            <text:p>24,75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5.8099999999999987" table:formula="of:=[.B598]-[.$B$5]" table:style-name="ce2">
            <text:p>5,81</text:p>
          </table:table-cell>
          <table:table-cell office:value-type="float" office:value="4.7383214707559071" table:formula="of:=[.$D$2]*(1-EXP(-[.A598]/[.$D$1]))" table:style-name="ce1">
            <text:p>4,738321471</text:p>
          </table:table-cell>
          <table:table-cell office:value-type="float" office:value="1.0716785292440916" table:formula="of:=[.D598]-[.E598]" table:style-name="ce2">
            <text:p>1,07</text:p>
          </table:table-cell>
          <table:table-cell office:value-type="float" office:value="0.66038853399167086" table:formula="of:=1-EXP(-[.A598]/[.$D$1])" table:style-name="ce1">
            <text:p>0,660388534</text:p>
          </table:table-cell>
          <table:table-cell office:value-type="float" office:value="-11520656224.799118" table:formula="of:=([.$D$2]-[.$D$1]*[.$D$1])*[.A598]*[.G598]" table:style-name="ce1">
            <text:p>-11520656225</text:p>
          </table:table-cell>
          <table:table-cell table:number-columns-repeated="16376"/>
        </table:table-row>
        <table:table-row table:style-name="ro1">
          <table:table-cell office:value-type="float" office:value="2735" table:style-name="ce1">
            <text:p>2735</text:p>
          </table:table-cell>
          <table:table-cell office:value-type="float" office:value="24.75" table:style-name="ce1">
            <text:p>24,75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5.8099999999999987" table:formula="of:=[.B599]-[.$B$5]" table:style-name="ce2">
            <text:p>5,81</text:p>
          </table:table-cell>
          <table:table-cell office:value-type="float" office:value="4.7431364026351455" table:formula="of:=[.$D$2]*(1-EXP(-[.A599]/[.$D$1]))" table:style-name="ce1">
            <text:p>4,743136403</text:p>
          </table:table-cell>
          <table:table-cell office:value-type="float" office:value="1.0668635973648533" table:formula="of:=[.D599]-[.E599]" table:style-name="ce2">
            <text:p>1,07</text:p>
          </table:table-cell>
          <table:table-cell office:value-type="float" office:value="0.66105959985848151" table:formula="of:=1-EXP(-[.A599]/[.$D$1])" table:style-name="ce1">
            <text:p>0,6610596</text:p>
          </table:table-cell>
          <table:table-cell office:value-type="float" office:value="-11553484694.207651" table:formula="of:=([.$D$2]-[.$D$1]*[.$D$1])*[.A599]*[.G599]" table:style-name="ce1">
            <text:p>-11553484694</text:p>
          </table:table-cell>
          <table:table-cell table:number-columns-repeated="16376"/>
        </table:table-row>
        <table:table-row table:style-name="ro1">
          <table:table-cell office:value-type="float" office:value="2739" table:style-name="ce1">
            <text:p>2739</text:p>
          </table:table-cell>
          <table:table-cell office:value-type="float" office:value="24.75" table:style-name="ce1">
            <text:p>24,75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5.8099999999999987" table:formula="of:=[.B600]-[.$B$5]" table:style-name="ce2">
            <text:p>5,81</text:p>
          </table:table-cell>
          <table:table-cell office:value-type="float" office:value="4.7469814970009523" table:formula="of:=[.$D$2]*(1-EXP(-[.A600]/[.$D$1]))" table:style-name="ce1">
            <text:p>4,746981497</text:p>
          </table:table-cell>
          <table:table-cell office:value-type="float" office:value="1.0630185029990464" table:formula="of:=[.D600]-[.E600]" table:style-name="ce2">
            <text:p>1,06</text:p>
          </table:table-cell>
          <table:table-cell office:value-type="float" office:value="0.66159549769634796" table:formula="of:=1-EXP(-[.A600]/[.$D$1])" table:style-name="ce1">
            <text:p>0,661595498</text:p>
          </table:table-cell>
          <table:table-cell office:value-type="float" office:value="-11579761632.512644" table:formula="of:=([.$D$2]-[.$D$1]*[.$D$1])*[.A600]*[.G600]" table:style-name="ce1">
            <text:p>-11579761633</text:p>
          </table:table-cell>
          <table:table-cell table:number-columns-repeated="16376"/>
        </table:table-row>
        <table:table-row table:style-name="ro1">
          <table:table-cell office:value-type="float" office:value="2744" table:style-name="ce1">
            <text:p>2744</text:p>
          </table:table-cell>
          <table:table-cell office:value-type="float" office:value="24.75" table:style-name="ce1">
            <text:p>24,75</text:p>
          </table:table-cell>
          <table:table-cell office:value-type="float" office:value="75" table:style-name="ce1">
            <text:p>75</text:p>
          </table:table-cell>
          <table:table-cell office:value-type="float" office:value="5.8099999999999987" table:formula="of:=[.B601]-[.$B$5]" table:style-name="ce2">
            <text:p>5,81</text:p>
          </table:table-cell>
          <table:table-cell office:value-type="float" office:value="4.751779316831275" table:formula="of:=[.$D$2]*(1-EXP(-[.A601]/[.$D$1]))" table:style-name="ce1">
            <text:p>4,751779317</text:p>
          </table:table-cell>
          <table:table-cell office:value-type="float" office:value="1.0582206831687238" table:formula="of:=[.D601]-[.E601]" table:style-name="ce2">
            <text:p>1,06</text:p>
          </table:table-cell>
          <table:table-cell office:value-type="float" office:value="0.66226417862558806" table:formula="of:=1-EXP(-[.A601]/[.$D$1])" table:style-name="ce1">
            <text:p>0,662264179</text:p>
          </table:table-cell>
          <table:table-cell office:value-type="float" office:value="-11612625440.687065" table:formula="of:=([.$D$2]-[.$D$1]*[.$D$1])*[.A601]*[.G601]" table:style-name="ce1">
            <text:p>-11612625441</text:p>
          </table:table-cell>
          <table:table-cell table:number-columns-repeated="16376"/>
        </table:table-row>
        <table:table-row table:style-name="ro1">
          <table:table-cell office:value-type="float" office:value="2749" table:style-name="ce1">
            <text:p>2749</text:p>
          </table:table-cell>
          <table:table-cell office:value-type="float" office:value="24.75" table:style-name="ce1">
            <text:p>24,75</text:p>
          </table:table-cell>
          <table:table-cell office:value-type="float" office:value="78.7" table:style-name="ce1">
            <text:p>78,7</text:p>
          </table:table-cell>
          <table:table-cell office:value-type="float" office:value="5.8099999999999987" table:formula="of:=[.B602]-[.$B$5]" table:style-name="ce2">
            <text:p>5,81</text:p>
          </table:table-cell>
          <table:table-cell office:value-type="float" office:value="4.7565676562598878" table:formula="of:=[.$D$2]*(1-EXP(-[.A602]/[.$D$1]))" table:style-name="ce1">
            <text:p>4,756567656</text:p>
          </table:table-cell>
          <table:table-cell office:value-type="float" office:value="1.053432343740111" table:formula="of:=[.D602]-[.E602]" table:style-name="ce2">
            <text:p>1,05</text:p>
          </table:table-cell>
          <table:table-cell office:value-type="float" office:value="0.66293153825389362" table:formula="of:=1-EXP(-[.A602]/[.$D$1])" table:style-name="ce1">
            <text:p>0,662931538</text:p>
          </table:table-cell>
          <table:table-cell office:value-type="float" office:value="-11645508768.092974" table:formula="of:=([.$D$2]-[.$D$1]*[.$D$1])*[.A602]*[.G602]" table:style-name="ce1">
            <text:p>-11645508768</text:p>
          </table:table-cell>
          <table:table-cell table:number-columns-repeated="16376"/>
        </table:table-row>
        <table:table-row table:style-name="ro1">
          <table:table-cell office:value-type="float" office:value="2753" table:style-name="ce1">
            <text:p>2753</text:p>
          </table:table-cell>
          <table:table-cell office:value-type="float" office:value="24.75" table:style-name="ce1">
            <text:p>24,75</text:p>
          </table:table-cell>
          <table:table-cell office:value-type="float" office:value="81.5" table:style-name="ce1">
            <text:p>81,5</text:p>
          </table:table-cell>
          <table:table-cell office:value-type="float" office:value="5.8099999999999987" table:formula="of:=[.B603]-[.$B$5]" table:style-name="ce2">
            <text:p>5,81</text:p>
          </table:table-cell>
          <table:table-cell office:value-type="float" office:value="4.7603915145034312" table:formula="of:=[.$D$2]*(1-EXP(-[.A603]/[.$D$1]))" table:style-name="ce1">
            <text:p>4,760391515</text:p>
          </table:table-cell>
          <table:table-cell office:value-type="float" office:value="1.0496084854965675" table:formula="of:=[.D603]-[.E603]" table:style-name="ce2">
            <text:p>1,05</text:p>
          </table:table-cell>
          <table:table-cell office:value-type="float" office:value="0.66346447637454053" table:formula="of:=1-EXP(-[.A603]/[.$D$1])" table:style-name="ce1">
            <text:p>0,663464476</text:p>
          </table:table-cell>
          <table:table-cell office:value-type="float" office:value="-11671829429.623695" table:formula="of:=([.$D$2]-[.$D$1]*[.$D$1])*[.A603]*[.G603]" table:style-name="ce1">
            <text:p>-11671829430</text:p>
          </table:table-cell>
          <table:table-cell table:number-columns-repeated="16376"/>
        </table:table-row>
        <table:table-row table:style-name="ro1">
          <table:table-cell office:value-type="float" office:value="2758" table:style-name="ce1">
            <text:p>2758</text:p>
          </table:table-cell>
          <table:table-cell office:value-type="float" office:value="24.75" table:style-name="ce1">
            <text:p>24,75</text:p>
          </table:table-cell>
          <table:table-cell office:value-type="float" office:value="83.2" table:style-name="ce1">
            <text:p>83,2</text:p>
          </table:table-cell>
          <table:table-cell office:value-type="float" office:value="5.8099999999999987" table:formula="of:=[.B604]-[.$B$5]" table:style-name="ce2">
            <text:p>5,81</text:p>
          </table:table-cell>
          <table:table-cell office:value-type="float" office:value="4.7651628363914877" table:formula="of:=[.$D$2]*(1-EXP(-[.A604]/[.$D$1]))" table:style-name="ce1">
            <text:p>4,765162836</text:p>
          </table:table-cell>
          <table:table-cell office:value-type="float" office:value="1.044837163608511" table:formula="of:=[.D604]-[.E604]" table:style-name="ce2">
            <text:p>1,04</text:p>
          </table:table-cell>
          <table:table-cell office:value-type="float" office:value="0.66412946423707864" table:formula="of:=1-EXP(-[.A604]/[.$D$1])" table:style-name="ce1">
            <text:p>0,664129464</text:p>
          </table:table-cell>
          <table:table-cell office:value-type="float" office:value="-11704747688.43746" table:formula="of:=([.$D$2]-[.$D$1]*[.$D$1])*[.A604]*[.G604]" table:style-name="ce1">
            <text:p>-11704747688</text:p>
          </table:table-cell>
          <table:table-cell table:number-columns-repeated="16376"/>
        </table:table-row>
        <table:table-row table:style-name="ro1">
          <table:table-cell office:value-type="float" office:value="2762" table:style-name="ce1">
            <text:p>2762</text:p>
          </table:table-cell>
          <table:table-cell office:value-type="float" office:value="24.75" table:style-name="ce1">
            <text:p>24,75</text:p>
          </table:table-cell>
          <table:table-cell office:value-type="float" office:value="86.4" table:style-name="ce1">
            <text:p>86,4</text:p>
          </table:table-cell>
          <table:table-cell office:value-type="float" office:value="5.8099999999999987" table:formula="of:=[.B605]-[.$B$5]" table:style-name="ce2">
            <text:p>5,81</text:p>
          </table:table-cell>
          <table:table-cell office:value-type="float" office:value="4.7689731048167427" table:formula="of:=[.$D$2]*(1-EXP(-[.A605]/[.$D$1]))" table:style-name="ce1">
            <text:p>4,768973105</text:p>
          </table:table-cell>
          <table:table-cell office:value-type="float" office:value="1.041026895183256" table:formula="of:=[.D605]-[.E605]" table:style-name="ce2">
            <text:p>1,04</text:p>
          </table:table-cell>
          <table:table-cell office:value-type="float" office:value="0.66466050831988277" table:formula="of:=1-EXP(-[.A605]/[.$D$1])" table:style-name="ce1">
            <text:p>0,664660508</text:p>
          </table:table-cell>
          <table:table-cell office:value-type="float" office:value="-11731096190.922344" table:formula="of:=([.$D$2]-[.$D$1]*[.$D$1])*[.A605]*[.G605]" table:style-name="ce1">
            <text:p>-11731096191</text:p>
          </table:table-cell>
          <table:table-cell table:number-columns-repeated="16376"/>
        </table:table-row>
        <table:table-row table:style-name="ro1">
          <table:table-cell office:value-type="float" office:value="2767" table:style-name="ce1">
            <text:p>2767</text:p>
          </table:table-cell>
          <table:table-cell office:value-type="float" office:value="24.75" table:style-name="ce1">
            <text:p>24,75</text:p>
          </table:table-cell>
          <table:table-cell office:value-type="float" office:value="83.6" table:style-name="ce1">
            <text:p>83,6</text:p>
          </table:table-cell>
          <table:table-cell office:value-type="float" office:value="5.8099999999999987" table:formula="of:=[.B606]-[.$B$5]" table:style-name="ce2">
            <text:p>5,81</text:p>
          </table:table-cell>
          <table:table-cell office:value-type="float" office:value="4.7737274696438092" table:formula="of:=[.$D$2]*(1-EXP(-[.A606]/[.$D$1]))" table:style-name="ce1">
            <text:p>4,77372747</text:p>
          </table:table-cell>
          <table:table-cell office:value-type="float" office:value="1.0362725303561895" table:formula="of:=[.D606]-[.E606]" table:style-name="ce2">
            <text:p>1,04</text:p>
          </table:table-cell>
          <table:table-cell office:value-type="float" office:value="0.66532313284580102" table:formula="of:=1-EXP(-[.A606]/[.$D$1])" table:style-name="ce1">
            <text:p>0,665323133</text:p>
          </table:table-cell>
          <table:table-cell office:value-type="float" office:value="-11764049121.079399" table:formula="of:=([.$D$2]-[.$D$1]*[.$D$1])*[.A606]*[.G606]" table:style-name="ce1">
            <text:p>-11764049121</text:p>
          </table:table-cell>
          <table:table-cell table:number-columns-repeated="16376"/>
        </table:table-row>
        <table:table-row table:style-name="ro1">
          <table:table-cell office:value-type="float" office:value="2771" table:style-name="ce1">
            <text:p>2771</text:p>
          </table:table-cell>
          <table:table-cell office:value-type="float" office:value="24.75" table:style-name="ce1">
            <text:p>24,75</text:p>
          </table:table-cell>
          <table:table-cell office:value-type="float" office:value="79" table:style-name="ce1">
            <text:p>79</text:p>
          </table:table-cell>
          <table:table-cell office:value-type="float" office:value="5.8099999999999987" table:formula="of:=[.B607]-[.$B$5]" table:style-name="ce2">
            <text:p>5,81</text:p>
          </table:table-cell>
          <table:table-cell office:value-type="float" office:value="4.777524196548371" table:formula="of:=[.$D$2]*(1-EXP(-[.A607]/[.$D$1]))" table:style-name="ce1">
            <text:p>4,777524197</text:p>
          </table:table-cell>
          <table:table-cell office:value-type="float" office:value="1.0324758034516277" table:formula="of:=[.D607]-[.E607]" table:style-name="ce2">
            <text:p>1,03</text:p>
          </table:table-cell>
          <table:table-cell office:value-type="float" office:value="0.66585228962208665" table:formula="of:=1-EXP(-[.A607]/[.$D$1])" table:style-name="ce1">
            <text:p>0,66585229</text:p>
          </table:table-cell>
          <table:table-cell office:value-type="float" office:value="-11790425257.030416" table:formula="of:=([.$D$2]-[.$D$1]*[.$D$1])*[.A607]*[.G607]" table:style-name="ce1">
            <text:p>-11790425257</text:p>
          </table:table-cell>
          <table:table-cell table:number-columns-repeated="16376"/>
        </table:table-row>
        <table:table-row table:style-name="ro1">
          <table:table-cell office:value-type="float" office:value="2776" table:style-name="ce1">
            <text:p>2776</text:p>
          </table:table-cell>
          <table:table-cell office:value-type="float" office:value="24.81" table:style-name="ce1">
            <text:p>24,81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5.8699999999999974" table:formula="of:=[.B608]-[.$B$5]" table:style-name="ce2">
            <text:p>5,87</text:p>
          </table:table-cell>
          <table:table-cell office:value-type="float" office:value="4.782261664579071" table:formula="of:=[.$D$2]*(1-EXP(-[.A608]/[.$D$1]))" table:style-name="ce1">
            <text:p>4,782261665</text:p>
          </table:table-cell>
          <table:table-cell office:value-type="float" office:value="1.0877383354209265" table:formula="of:=[.D608]-[.E608]" table:style-name="ce2">
            <text:p>1,09</text:p>
          </table:table-cell>
          <table:table-cell office:value-type="float" office:value="0.66651255921057606" table:formula="of:=1-EXP(-[.A608]/[.$D$1])" table:style-name="ce1">
            <text:p>0,666512559</text:p>
          </table:table-cell>
          <table:table-cell office:value-type="float" office:value="-11823412599.873512" table:formula="of:=([.$D$2]-[.$D$1]*[.$D$1])*[.A608]*[.G608]" table:style-name="ce1">
            <text:p>-11823412600</text:p>
          </table:table-cell>
          <table:table-cell table:number-columns-repeated="16376"/>
        </table:table-row>
        <table:table-row table:style-name="ro1">
          <table:table-cell office:value-type="float" office:value="2781" table:style-name="ce1">
            <text:p>2781</text:p>
          </table:table-cell>
          <table:table-cell office:value-type="float" office:value="24.81" table:style-name="ce1">
            <text:p>24,81</text:p>
          </table:table-cell>
          <table:table-cell office:value-type="float" office:value="72.900000000000006" table:style-name="ce1">
            <text:p>72,9</text:p>
          </table:table-cell>
          <table:table-cell office:value-type="float" office:value="5.8699999999999974" table:formula="of:=[.B609]-[.$B$5]" table:style-name="ce2">
            <text:p>5,87</text:p>
          </table:table-cell>
          <table:table-cell office:value-type="float" office:value="4.7869897714620802" table:formula="of:=[.$D$2]*(1-EXP(-[.A609]/[.$D$1]))" table:style-name="ce1">
            <text:p>4,786989771</text:p>
          </table:table-cell>
          <table:table-cell office:value-type="float" office:value="1.0830102285379173" table:formula="of:=[.D609]-[.E609]" table:style-name="ce2">
            <text:p>1,08</text:p>
          </table:table-cell>
          <table:table-cell office:value-type="float" office:value="0.66717152411878189" table:formula="of:=1-EXP(-[.A609]/[.$D$1])" table:style-name="ce1">
            <text:p>0,667171524</text:p>
          </table:table-cell>
          <table:table-cell office:value-type="float" office:value="-11856418949.625843" table:formula="of:=([.$D$2]-[.$D$1]*[.$D$1])*[.A609]*[.G609]" table:style-name="ce1">
            <text:p>-11856418950</text:p>
          </table:table-cell>
          <table:table-cell table:number-columns-repeated="16376"/>
        </table:table-row>
        <table:table-row table:style-name="ro1">
          <table:table-cell office:value-type="float" office:value="2785" table:style-name="ce1">
            <text:p>2785</text:p>
          </table:table-cell>
          <table:table-cell office:value-type="float" office:value="24.81" table:style-name="ce1">
            <text:p>24,81</text:p>
          </table:table-cell>
          <table:table-cell office:value-type="float" office:value="73.2" table:style-name="ce1">
            <text:p>73,2</text:p>
          </table:table-cell>
          <table:table-cell office:value-type="float" office:value="5.8699999999999974" table:formula="of:=[.B610]-[.$B$5]" table:style-name="ce2">
            <text:p>5,87</text:p>
          </table:table-cell>
          <table:table-cell office:value-type="float" office:value="4.7907655293736671" table:formula="of:=[.$D$2]*(1-EXP(-[.A610]/[.$D$1]))" table:style-name="ce1">
            <text:p>4,790765529</text:p>
          </table:table-cell>
          <table:table-cell office:value-type="float" office:value="1.0792344706263304" table:formula="of:=[.D610]-[.E610]" table:style-name="ce2">
            <text:p>1,08</text:p>
          </table:table-cell>
          <table:table-cell office:value-type="float" office:value="0.6676977584081456" table:formula="of:=1-EXP(-[.A610]/[.$D$1])" table:style-name="ce1">
            <text:p>0,667697758</text:p>
          </table:table-cell>
          <table:table-cell office:value-type="float" office:value="-11882837661.198261" table:formula="of:=([.$D$2]-[.$D$1]*[.$D$1])*[.A610]*[.G610]" table:style-name="ce1">
            <text:p>-11882837661</text:p>
          </table:table-cell>
          <table:table-cell table:number-columns-repeated="16376"/>
        </table:table-row>
        <table:table-row table:style-name="ro1">
          <table:table-cell office:value-type="float" office:value="2790" table:style-name="ce1">
            <text:p>2790</text:p>
          </table:table-cell>
          <table:table-cell office:value-type="float" office:value="24.87" table:style-name="ce1">
            <text:p>24,87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5.93" table:formula="of:=[.B611]-[.$B$5]" table:style-name="ce2">
            <text:p>5,93</text:p>
          </table:table-cell>
          <table:table-cell office:value-type="float" office:value="4.7954768327798485" table:formula="of:=[.$D$2]*(1-EXP(-[.A611]/[.$D$1]))" table:style-name="ce1">
            <text:p>4,795476833</text:p>
          </table:table-cell>
          <table:table-cell office:value-type="float" office:value="1.1345231672201512" table:formula="of:=[.D611]-[.E611]" table:style-name="ce2">
            <text:p>1,13</text:p>
          </table:table-cell>
          <table:table-cell office:value-type="float" office:value="0.66835438138503744" table:formula="of:=1-EXP(-[.A611]/[.$D$1])" table:style-name="ce1">
            <text:p>0,668354381</text:p>
          </table:table-cell>
          <table:table-cell office:value-type="float" office:value="-11915878024.062336" table:formula="of:=([.$D$2]-[.$D$1]*[.$D$1])*[.A611]*[.G611]" table:style-name="ce1">
            <text:p>-11915878024</text:p>
          </table:table-cell>
          <table:table-cell table:number-columns-repeated="16376"/>
        </table:table-row>
        <table:table-row table:style-name="ro1">
          <table:table-cell office:value-type="float" office:value="2794" table:style-name="ce1">
            <text:p>2794</text:p>
          </table:table-cell>
          <table:table-cell office:value-type="float" office:value="24.87" table:style-name="ce1">
            <text:p>24,87</text:p>
          </table:table-cell>
          <table:table-cell office:value-type="float" office:value="79.900000000000006" table:style-name="ce1">
            <text:p>79,9</text:p>
          </table:table-cell>
          <table:table-cell office:value-type="float" office:value="5.93" table:formula="of:=[.B612]-[.$B$5]" table:style-name="ce2">
            <text:p>5,93</text:p>
          </table:table-cell>
          <table:table-cell office:value-type="float" office:value="4.7992391718195382" table:formula="of:=[.$D$2]*(1-EXP(-[.A612]/[.$D$1]))" table:style-name="ce1">
            <text:p>4,799239172</text:p>
          </table:table-cell>
          <table:table-cell office:value-type="float" office:value="1.1307608281804615" table:formula="of:=[.D612]-[.E612]" table:style-name="ce2">
            <text:p>1,13</text:p>
          </table:table-cell>
          <table:table-cell office:value-type="float" office:value="0.66887874546166981" table:formula="of:=1-EXP(-[.A612]/[.$D$1])" table:style-name="ce1">
            <text:p>0,668878745</text:p>
          </table:table-cell>
          <table:table-cell office:value-type="float" office:value="-11942323843.943825" table:formula="of:=([.$D$2]-[.$D$1]*[.$D$1])*[.A612]*[.G612]" table:style-name="ce1">
            <text:p>-11942323844</text:p>
          </table:table-cell>
          <table:table-cell table:number-columns-repeated="16376"/>
        </table:table-row>
        <table:table-row table:style-name="ro1">
          <table:table-cell office:value-type="float" office:value="2799" table:style-name="ce1">
            <text:p>2799</text:p>
          </table:table-cell>
          <table:table-cell office:value-type="float" office:value="24.87" table:style-name="ce1">
            <text:p>24,87</text:p>
          </table:table-cell>
          <table:table-cell office:value-type="float" office:value="81.2" table:style-name="ce1">
            <text:p>81,2</text:p>
          </table:table-cell>
          <table:table-cell office:value-type="float" office:value="5.93" table:formula="of:=[.B613]-[.$B$5]" table:style-name="ce2">
            <text:p>5,93</text:p>
          </table:table-cell>
          <table:table-cell office:value-type="float" office:value="4.8039337314676835" table:formula="of:=[.$D$2]*(1-EXP(-[.A613]/[.$D$1]))" table:style-name="ce1">
            <text:p>4,803933731</text:p>
          </table:table-cell>
          <table:table-cell office:value-type="float" office:value="1.1260662685323162" table:formula="of:=[.D613]-[.E613]" table:style-name="ce2">
            <text:p>1,13</text:p>
          </table:table-cell>
          <table:table-cell office:value-type="float" office:value="0.66953303483036497" table:formula="of:=1-EXP(-[.A613]/[.$D$1])" table:style-name="ce1">
            <text:p>0,669533035</text:p>
          </table:table-cell>
          <table:table-cell office:value-type="float" office:value="-11975397964.828392" table:formula="of:=([.$D$2]-[.$D$1]*[.$D$1])*[.A613]*[.G613]" table:style-name="ce1">
            <text:p>-11975397965</text:p>
          </table:table-cell>
          <table:table-cell table:number-columns-repeated="16376"/>
        </table:table-row>
        <table:table-row table:style-name="ro1">
          <table:table-cell office:value-type="float" office:value="2804" table:style-name="ce1">
            <text:p>2804</text:p>
          </table:table-cell>
          <table:table-cell office:value-type="float" office:value="24.87" table:style-name="ce1">
            <text:p>24,87</text:p>
          </table:table-cell>
          <table:table-cell office:value-type="float" office:value="83.7" table:style-name="ce1">
            <text:p>83,7</text:p>
          </table:table-cell>
          <table:table-cell office:value-type="float" office:value="5.93" table:formula="of:=[.B614]-[.$B$5]" table:style-name="ce2">
            <text:p>5,93</text:p>
          </table:table-cell>
          <table:table-cell office:value-type="float" office:value="4.8086190147542958" table:formula="of:=[.$D$2]*(1-EXP(-[.A614]/[.$D$1]))" table:style-name="ce1">
            <text:p>4,808619015</text:p>
          </table:table-cell>
          <table:table-cell office:value-type="float" office:value="1.121380985245704" table:formula="of:=[.D614]-[.E614]" table:style-name="ce2">
            <text:p>1,12</text:p>
          </table:table-cell>
          <table:table-cell office:value-type="float" office:value="0.67018603133557841" table:formula="of:=1-EXP(-[.A614]/[.$D$1])" table:style-name="ce1">
            <text:p>0,670186031</text:p>
          </table:table-cell>
          <table:table-cell office:value-type="float" office:value="-12008490730.453716" table:formula="of:=([.$D$2]-[.$D$1]*[.$D$1])*[.A614]*[.G614]" table:style-name="ce1">
            <text:p>-12008490730</text:p>
          </table:table-cell>
          <table:table-cell table:number-columns-repeated="16376"/>
        </table:table-row>
        <table:table-row table:style-name="ro1">
          <table:table-cell office:value-type="float" office:value="2808" table:style-name="ce1">
            <text:p>2808</text:p>
          </table:table-cell>
          <table:table-cell office:value-type="float" office:value="24.87" table:style-name="ce1">
            <text:p>24,87</text:p>
          </table:table-cell>
          <table:table-cell office:value-type="float" office:value="84.6" table:style-name="ce1">
            <text:p>84,6</text:p>
          </table:table-cell>
          <table:table-cell office:value-type="float" office:value="5.93" table:formula="of:=[.B615]-[.$B$5]" table:style-name="ce2">
            <text:p>5,93</text:p>
          </table:table-cell>
          <table:table-cell office:value-type="float" office:value="4.8123605747222031" table:formula="of:=[.$D$2]*(1-EXP(-[.A615]/[.$D$1]))" table:style-name="ce1">
            <text:p>4,812360575</text:p>
          </table:table-cell>
          <table:table-cell office:value-type="float" office:value="1.1176394252777966" table:formula="of:=[.D615]-[.E615]" table:style-name="ce2">
            <text:p>1,12</text:p>
          </table:table-cell>
          <table:table-cell office:value-type="float" office:value="0.670707499394953" table:formula="of:=1-EXP(-[.A615]/[.$D$1])" table:style-name="ce1">
            <text:p>0,670707499</text:p>
          </table:table-cell>
          <table:table-cell office:value-type="float" office:value="-12034978314.697451" table:formula="of:=([.$D$2]-[.$D$1]*[.$D$1])*[.A615]*[.G615]" table:style-name="ce1">
            <text:p>-12034978315</text:p>
          </table:table-cell>
          <table:table-cell table:number-columns-repeated="16376"/>
        </table:table-row>
        <table:table-row table:style-name="ro1">
          <table:table-cell office:value-type="float" office:value="2813" table:style-name="ce1">
            <text:p>2813</text:p>
          </table:table-cell>
          <table:table-cell office:value-type="float" office:value="24.81" table:style-name="ce1">
            <text:p>24,81</text:p>
          </table:table-cell>
          <table:table-cell office:value-type="float" office:value="83.4" table:style-name="ce1">
            <text:p>83,4</text:p>
          </table:table-cell>
          <table:table-cell office:value-type="float" office:value="5.8699999999999974" table:formula="of:=[.B616]-[.$B$5]" table:style-name="ce2">
            <text:p>5,87</text:p>
          </table:table-cell>
          <table:table-cell office:value-type="float" office:value="4.8170292067251008" table:formula="of:=[.$D$2]*(1-EXP(-[.A616]/[.$D$1]))" table:style-name="ce1">
            <text:p>4,817029207</text:p>
          </table:table-cell>
          <table:table-cell office:value-type="float" office:value="1.0529707932748966" table:formula="of:=[.D616]-[.E616]" table:style-name="ce2">
            <text:p>1,05</text:p>
          </table:table-cell>
          <table:table-cell office:value-type="float" office:value="0.67135817518028518" table:formula="of:=1-EXP(-[.A616]/[.$D$1])" table:style-name="ce1">
            <text:p>0,671358175</text:p>
          </table:table-cell>
          <table:table-cell office:value-type="float" office:value="-12068104444.28227" table:formula="of:=([.$D$2]-[.$D$1]*[.$D$1])*[.A616]*[.G616]" table:style-name="ce1">
            <text:p>-12068104444</text:p>
          </table:table-cell>
          <table:table-cell table:number-columns-repeated="16376"/>
        </table:table-row>
        <table:table-row table:style-name="ro1">
          <table:table-cell office:value-type="float" office:value="2817" table:style-name="ce1">
            <text:p>2817</text:p>
          </table:table-cell>
          <table:table-cell office:value-type="float" office:value="24.81" table:style-name="ce1">
            <text:p>24,81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5.8699999999999974" table:formula="of:=[.B617]-[.$B$5]" table:style-name="ce2">
            <text:p>5,87</text:p>
          </table:table-cell>
          <table:table-cell office:value-type="float" office:value="4.8207574693590471" table:formula="of:=[.$D$2]*(1-EXP(-[.A617]/[.$D$1]))" table:style-name="ce1">
            <text:p>4,820757469</text:p>
          </table:table-cell>
          <table:table-cell office:value-type="float" office:value="1.0492425306409503" table:formula="of:=[.D617]-[.E617]" table:style-name="ce2">
            <text:p>1,05</text:p>
          </table:table-cell>
          <table:table-cell office:value-type="float" office:value="0.67187778996589298" table:formula="of:=1-EXP(-[.A617]/[.$D$1])" table:style-name="ce1">
            <text:p>0,67187779</text:p>
          </table:table-cell>
          <table:table-cell office:value-type="float" office:value="-12094618618.924084" table:formula="of:=([.$D$2]-[.$D$1]*[.$D$1])*[.A617]*[.G617]" table:style-name="ce1">
            <text:p>-12094618619</text:p>
          </table:table-cell>
          <table:table-cell table:number-columns-repeated="16376"/>
        </table:table-row>
        <table:table-row table:style-name="ro1">
          <table:table-cell office:value-type="float" office:value="2822" table:style-name="ce1">
            <text:p>2822</text:p>
          </table:table-cell>
          <table:table-cell office:value-type="float" office:value="24.81" table:style-name="ce1">
            <text:p>24,81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5.8699999999999974" table:formula="of:=[.B618]-[.$B$5]" table:style-name="ce2">
            <text:p>5,87</text:p>
          </table:table-cell>
          <table:table-cell office:value-type="float" office:value="4.8254095092561373" table:formula="of:=[.$D$2]*(1-EXP(-[.A618]/[.$D$1]))" table:style-name="ce1">
            <text:p>4,825409509</text:p>
          </table:table-cell>
          <table:table-cell office:value-type="float" office:value="1.0445904907438601" table:formula="of:=[.D618]-[.E618]" table:style-name="ce2">
            <text:p>1,04</text:p>
          </table:table-cell>
          <table:table-cell office:value-type="float" office:value="0.67252615327907694" table:formula="of:=1-EXP(-[.A618]/[.$D$1])" table:style-name="ce1">
            <text:p>0,672526153</text:p>
          </table:table-cell>
          <table:table-cell office:value-type="float" office:value="-12127777860.89979" table:formula="of:=([.$D$2]-[.$D$1]*[.$D$1])*[.A618]*[.G618]" table:style-name="ce1">
            <text:p>-12127777861</text:p>
          </table:table-cell>
          <table:table-cell table:number-columns-repeated="16376"/>
        </table:table-row>
        <table:table-row table:style-name="ro1">
          <table:table-cell office:value-type="float" office:value="2826" table:style-name="ce1">
            <text:p>2826</text:p>
          </table:table-cell>
          <table:table-cell office:value-type="float" office:value="24.81" table:style-name="ce1">
            <text:p>24,81</text:p>
          </table:table-cell>
          <table:table-cell office:value-type="float" office:value="75.7" table:style-name="ce1">
            <text:p>75,7</text:p>
          </table:table-cell>
          <table:table-cell office:value-type="float" office:value="5.8699999999999974" table:formula="of:=[.B619]-[.$B$5]" table:style-name="ce2">
            <text:p>5,87</text:p>
          </table:table-cell>
          <table:table-cell office:value-type="float" office:value="4.8291245218142445" table:formula="of:=[.$D$2]*(1-EXP(-[.A619]/[.$D$1]))" table:style-name="ce1">
            <text:p>4,829124522</text:p>
          </table:table-cell>
          <table:table-cell office:value-type="float" office:value="1.040875478185753" table:formula="of:=[.D619]-[.E619]" table:style-name="ce2">
            <text:p>1,04</text:p>
          </table:table-cell>
          <table:table-cell office:value-type="float" office:value="0.6730439213773689" table:formula="of:=1-EXP(-[.A619]/[.$D$1])" table:style-name="ce1">
            <text:p>0,673043921</text:p>
          </table:table-cell>
          <table:table-cell office:value-type="float" office:value="-12154318425.232162" table:formula="of:=([.$D$2]-[.$D$1]*[.$D$1])*[.A619]*[.G619]" table:style-name="ce1">
            <text:p>-12154318425</text:p>
          </table:table-cell>
          <table:table-cell table:number-columns-repeated="16376"/>
        </table:table-row>
        <table:table-row table:style-name="ro1">
          <table:table-cell office:value-type="float" office:value="2831" table:style-name="ce1">
            <text:p>2831</text:p>
          </table:table-cell>
          <table:table-cell office:value-type="float" office:value="24.87" table:style-name="ce1">
            <text:p>24,87</text:p>
          </table:table-cell>
          <table:table-cell office:value-type="float" office:value="76.3" table:style-name="ce1">
            <text:p>76,3</text:p>
          </table:table-cell>
          <table:table-cell office:value-type="float" office:value="5.93" table:formula="of:=[.B620]-[.$B$5]" table:style-name="ce2">
            <text:p>5,93</text:p>
          </table:table-cell>
          <table:table-cell office:value-type="float" office:value="4.8337600285731135" table:formula="of:=[.$D$2]*(1-EXP(-[.A620]/[.$D$1]))" table:style-name="ce1">
            <text:p>4,833760029</text:p>
          </table:table-cell>
          <table:table-cell office:value-type="float" office:value="1.0962399714268862" table:formula="of:=[.D620]-[.E620]" table:style-name="ce2">
            <text:p>1,10</text:p>
          </table:table-cell>
          <table:table-cell office:value-type="float" office:value="0.67368998043682515" table:formula="of:=1-EXP(-[.A620]/[.$D$1])" table:style-name="ce1">
            <text:p>0,67368998</text:p>
          </table:table-cell>
          <table:table-cell office:value-type="float" office:value="-12187510529.396858" table:formula="of:=([.$D$2]-[.$D$1]*[.$D$1])*[.A620]*[.G620]" table:style-name="ce1">
            <text:p>-12187510529</text:p>
          </table:table-cell>
          <table:table-cell table:number-columns-repeated="16376"/>
        </table:table-row>
        <table:table-row table:style-name="ro1">
          <table:table-cell office:value-type="float" office:value="2836" table:style-name="ce1">
            <text:p>2836</text:p>
          </table:table-cell>
          <table:table-cell office:value-type="float" office:value="24.87" table:style-name="ce1">
            <text:p>24,87</text:p>
          </table:table-cell>
          <table:table-cell office:value-type="float" office:value="76.5" table:style-name="ce1">
            <text:p>76,5</text:p>
          </table:table-cell>
          <table:table-cell office:value-type="float" office:value="5.93" table:formula="of:=[.B621]-[.$B$5]" table:style-name="ce2">
            <text:p>5,93</text:p>
          </table:table-cell>
          <table:table-cell office:value-type="float" office:value="4.8383863756578469" table:formula="of:=[.$D$2]*(1-EXP(-[.A621]/[.$D$1]))" table:style-name="ce1">
            <text:p>4,838386376</text:p>
          </table:table-cell>
          <table:table-cell office:value-type="float" office:value="1.0916136243421528" table:formula="of:=[.D621]-[.E621]" table:style-name="ce2">
            <text:p>1,09</text:p>
          </table:table-cell>
          <table:table-cell office:value-type="float" office:value="0.67433476289573591" table:formula="of:=1-EXP(-[.A621]/[.$D$1])" table:style-name="ce1">
            <text:p>0,674334763</text:p>
          </table:table-cell>
          <table:table-cell office:value-type="float" office:value="-12220720782.722216" table:formula="of:=([.$D$2]-[.$D$1]*[.$D$1])*[.A621]*[.G621]" table:style-name="ce1">
            <text:p>-12220720783</text:p>
          </table:table-cell>
          <table:table-cell table:number-columns-repeated="16376"/>
        </table:table-row>
        <table:table-row table:style-name="ro1">
          <table:table-cell office:value-type="float" office:value="2840" table:style-name="ce1">
            <text:p>2840</text:p>
          </table:table-cell>
          <table:table-cell office:value-type="float" office:value="24.87" table:style-name="ce1">
            <text:p>24,87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5.93" table:formula="of:=[.B622]-[.$B$5]" table:style-name="ce2">
            <text:p>5,93</text:p>
          </table:table-cell>
          <table:table-cell office:value-type="float" office:value="4.8420808705242182" table:formula="of:=[.$D$2]*(1-EXP(-[.A622]/[.$D$1]))" table:style-name="ce1">
            <text:p>4,842080871</text:p>
          </table:table-cell>
          <table:table-cell office:value-type="float" office:value="1.0879191294757815" table:formula="of:=[.D622]-[.E622]" table:style-name="ce2">
            <text:p>1,09</text:p>
          </table:table-cell>
          <table:table-cell office:value-type="float" office:value="0.67484967140578545" table:formula="of:=1-EXP(-[.A622]/[.$D$1])" table:style-name="ce1">
            <text:p>0,674849671</text:p>
          </table:table-cell>
          <table:table-cell office:value-type="float" office:value="-12247302001.314995" table:formula="of:=([.$D$2]-[.$D$1]*[.$D$1])*[.A622]*[.G622]" table:style-name="ce1">
            <text:p>-12247302001</text:p>
          </table:table-cell>
          <table:table-cell table:number-columns-repeated="16376"/>
        </table:table-row>
        <table:table-row table:style-name="ro1">
          <table:table-cell office:value-type="float" office:value="2845" table:style-name="ce1">
            <text:p>2845</text:p>
          </table:table-cell>
          <table:table-cell office:value-type="float" office:value="24.87" table:style-name="ce1">
            <text:p>24,87</text:p>
          </table:table-cell>
          <table:table-cell office:value-type="float" office:value="82.9" table:style-name="ce1">
            <text:p>82,9</text:p>
          </table:table-cell>
          <table:table-cell office:value-type="float" office:value="5.93" table:formula="of:=[.B623]-[.$B$5]" table:style-name="ce2">
            <text:p>5,93</text:p>
          </table:table-cell>
          <table:table-cell office:value-type="float" office:value="4.8466907757818198" table:formula="of:=[.$D$2]*(1-EXP(-[.A623]/[.$D$1]))" table:style-name="ce1">
            <text:p>4,846690776</text:p>
          </table:table-cell>
          <table:table-cell office:value-type="float" office:value="1.0833092242181799" table:formula="of:=[.D623]-[.E623]" table:style-name="ce2">
            <text:p>1,08</text:p>
          </table:table-cell>
          <table:table-cell office:value-type="float" office:value="0.67549216233716214" table:formula="of:=1-EXP(-[.A623]/[.$D$1])" table:style-name="ce1">
            <text:p>0,675492162</text:p>
          </table:table-cell>
          <table:table-cell office:value-type="float" office:value="-12280544730.327585" table:formula="of:=([.$D$2]-[.$D$1]*[.$D$1])*[.A623]*[.G623]" table:style-name="ce1">
            <text:p>-12280544730</text:p>
          </table:table-cell>
          <table:table-cell table:number-columns-repeated="16376"/>
        </table:table-row>
        <table:table-row table:style-name="ro1">
          <table:table-cell office:value-type="float" office:value="2849" table:style-name="ce1">
            <text:p>2849</text:p>
          </table:table-cell>
          <table:table-cell office:value-type="float" office:value="24.87" table:style-name="ce1">
            <text:p>24,87</text:p>
          </table:table-cell>
          <table:table-cell office:value-type="float" office:value="86.1" table:style-name="ce1">
            <text:p>86,1</text:p>
          </table:table-cell>
          <table:table-cell office:value-type="float" office:value="5.93" table:formula="of:=[.B624]-[.$B$5]" table:style-name="ce2">
            <text:p>5,93</text:p>
          </table:table-cell>
          <table:table-cell office:value-type="float" office:value="4.8503721405814604" table:formula="of:=[.$D$2]*(1-EXP(-[.A624]/[.$D$1]))" table:style-name="ce1">
            <text:p>4,850372141</text:p>
          </table:table-cell>
          <table:table-cell office:value-type="float" office:value="1.0796278594185393" table:formula="of:=[.D624]-[.E624]" table:style-name="ce2">
            <text:p>1,08</text:p>
          </table:table-cell>
          <table:table-cell office:value-type="float" office:value="0.67600524088578484" table:formula="of:=1-EXP(-[.A624]/[.$D$1])" table:style-name="ce1">
            <text:p>0,676005241</text:p>
          </table:table-cell>
          <table:table-cell office:value-type="float" office:value="-12307151830.634954" table:formula="of:=([.$D$2]-[.$D$1]*[.$D$1])*[.A624]*[.G624]" table:style-name="ce1">
            <text:p>-12307151831</text:p>
          </table:table-cell>
          <table:table-cell table:number-columns-repeated="16376"/>
        </table:table-row>
        <table:table-row table:style-name="ro1">
          <table:table-cell office:value-type="float" office:value="2854" table:style-name="ce1">
            <text:p>2854</text:p>
          </table:table-cell>
          <table:table-cell office:value-type="float" office:value="24.87" table:style-name="ce1">
            <text:p>24,87</text:p>
          </table:table-cell>
          <table:table-cell office:value-type="float" office:value="86.9" table:style-name="ce1">
            <text:p>86,9</text:p>
          </table:table-cell>
          <table:table-cell office:value-type="float" office:value="5.93" table:formula="of:=[.B625]-[.$B$5]" table:style-name="ce2">
            <text:p>5,93</text:p>
          </table:table-cell>
          <table:table-cell office:value-type="float" office:value="4.8549656624454354" table:formula="of:=[.$D$2]*(1-EXP(-[.A625]/[.$D$1]))" table:style-name="ce1">
            <text:p>4,854965662</text:p>
          </table:table-cell>
          <table:table-cell office:value-type="float" office:value="1.0750343375545643" table:formula="of:=[.D625]-[.E625]" table:style-name="ce2">
            <text:p>1,08</text:p>
          </table:table-cell>
          <table:table-cell office:value-type="float" office:value="0.67664544843361185" table:formula="of:=1-EXP(-[.A625]/[.$D$1])" table:style-name="ce1">
            <text:p>0,676645448</text:p>
          </table:table-cell>
          <table:table-cell office:value-type="float" office:value="-12340426788.595972" table:formula="of:=([.$D$2]-[.$D$1]*[.$D$1])*[.A625]*[.G625]" table:style-name="ce1">
            <text:p>-12340426789</text:p>
          </table:table-cell>
          <table:table-cell table:number-columns-repeated="16376"/>
        </table:table-row>
        <table:table-row table:style-name="ro1">
          <table:table-cell office:value-type="float" office:value="2858" table:style-name="ce1">
            <text:p>2858</text:p>
          </table:table-cell>
          <table:table-cell office:value-type="float" office:value="24.87" table:style-name="ce1">
            <text:p>24,87</text:p>
          </table:table-cell>
          <table:table-cell office:value-type="float" office:value="82.4" table:style-name="ce1">
            <text:p>82,4</text:p>
          </table:table-cell>
          <table:table-cell office:value-type="float" office:value="5.93" table:formula="of:=[.B626]-[.$B$5]" table:style-name="ce2">
            <text:p>5,93</text:p>
          </table:table-cell>
          <table:table-cell office:value-type="float" office:value="4.8586339438420065" table:formula="of:=[.$D$2]*(1-EXP(-[.A626]/[.$D$1]))" table:style-name="ce1">
            <text:p>4,858633944</text:p>
          </table:table-cell>
          <table:table-cell office:value-type="float" office:value="1.0713660561579932" table:formula="of:=[.D626]-[.E626]" table:style-name="ce2">
            <text:p>1,07</text:p>
          </table:table-cell>
          <table:table-cell office:value-type="float" office:value="0.6771567035244076" table:formula="of:=1-EXP(-[.A626]/[.$D$1])" table:style-name="ce1">
            <text:p>0,677156704</text:p>
          </table:table-cell>
          <table:table-cell office:value-type="float" office:value="-12367059573.765015" table:formula="of:=([.$D$2]-[.$D$1]*[.$D$1])*[.A626]*[.G626]" table:style-name="ce1">
            <text:p>-12367059574</text:p>
          </table:table-cell>
          <table:table-cell table:number-columns-repeated="16376"/>
        </table:table-row>
        <table:table-row table:style-name="ro1">
          <table:table-cell office:value-type="float" office:value="2863" table:style-name="ce1">
            <text:p>2863</text:p>
          </table:table-cell>
          <table:table-cell office:value-type="float" office:value="24.94" table:style-name="ce1">
            <text:p>24,94</text:p>
          </table:table-cell>
          <table:table-cell office:value-type="float" office:value="77.599999999999994" table:style-name="ce1">
            <text:p>77,6</text:p>
          </table:table-cell>
          <table:table-cell office:value-type="float" office:value="6" table:formula="of:=[.B627]-[.$B$5]" table:style-name="ce2">
            <text:p>6,00</text:p>
          </table:table-cell>
          <table:table-cell office:value-type="float" office:value="4.8632111405381888" table:formula="of:=[.$D$2]*(1-EXP(-[.A627]/[.$D$1]))" table:style-name="ce1">
            <text:p>4,863211141</text:p>
          </table:table-cell>
          <table:table-cell office:value-type="float" office:value="1.1367888594618112" table:formula="of:=[.D627]-[.E627]" table:style-name="ce2">
            <text:p>1,14</text:p>
          </table:table-cell>
          <table:table-cell office:value-type="float" office:value="0.67779463580372612" table:formula="of:=1-EXP(-[.A627]/[.$D$1])" table:style-name="ce1">
            <text:p>0,677794636</text:p>
          </table:table-cell>
          <table:table-cell office:value-type="float" office:value="-12400366515.27928" table:formula="of:=([.$D$2]-[.$D$1]*[.$D$1])*[.A627]*[.G627]" table:style-name="ce1">
            <text:p>-12400366515</text:p>
          </table:table-cell>
          <table:table-cell table:number-columns-repeated="16376"/>
        </table:table-row>
        <table:table-row table:style-name="ro1">
          <table:table-cell office:value-type="float" office:value="2868" table:style-name="ce1">
            <text:p>2868</text:p>
          </table:table-cell>
          <table:table-cell office:value-type="float" office:value="24.94" table:style-name="ce1">
            <text:p>24,94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6" table:formula="of:=[.B628]-[.$B$5]" table:style-name="ce2">
            <text:p>6,00</text:p>
          </table:table-cell>
          <table:table-cell office:value-type="float" office:value="4.8677792927798222" table:formula="of:=[.$D$2]*(1-EXP(-[.A628]/[.$D$1]))" table:style-name="ce1">
            <text:p>4,867779293</text:p>
          </table:table-cell>
          <table:table-cell office:value-type="float" office:value="1.1322207072201778" table:formula="of:=[.D628]-[.E628]" table:style-name="ce2">
            <text:p>1,13</text:p>
          </table:table-cell>
          <table:table-cell office:value-type="float" office:value="0.67843130754086389" table:formula="of:=1-EXP(-[.A628]/[.$D$1])" table:style-name="ce1">
            <text:p>0,678431308</text:p>
          </table:table-cell>
          <table:table-cell office:value-type="float" office:value="-12433691119.891737" table:formula="of:=([.$D$2]-[.$D$1]*[.$D$1])*[.A628]*[.G628]" table:style-name="ce1">
            <text:p>-12433691120</text:p>
          </table:table-cell>
          <table:table-cell table:number-columns-repeated="16376"/>
        </table:table-row>
        <table:table-row table:style-name="ro1">
          <table:table-cell office:value-type="float" office:value="2872" table:style-name="ce1">
            <text:p>2872</text:p>
          </table:table-cell>
          <table:table-cell office:value-type="float" office:value="25" table:style-name="ce1">
            <text:p>25</text:p>
          </table:table-cell>
          <table:table-cell office:value-type="float" office:value="76.2" table:style-name="ce1">
            <text:p>76,2</text:p>
          </table:table-cell>
          <table:table-cell office:value-type="float" office:value="6.0599999999999987" table:formula="of:=[.B629]-[.$B$5]" table:style-name="ce2">
            <text:p>6,06</text:p>
          </table:table-cell>
          <table:table-cell office:value-type="float" office:value="4.8714273145768061" table:formula="of:=[.$D$2]*(1-EXP(-[.A629]/[.$D$1]))" table:style-name="ce1">
            <text:p>4,871427315</text:p>
          </table:table-cell>
          <table:table-cell office:value-type="float" office:value="1.1885726854231926" table:formula="of:=[.D629]-[.E629]" table:style-name="ce2">
            <text:p>1,19</text:p>
          </table:table-cell>
          <table:table-cell office:value-type="float" office:value="0.67893973901419225" table:formula="of:=1-EXP(-[.A629]/[.$D$1])" table:style-name="ce1">
            <text:p>0,678939739</text:p>
          </table:table-cell>
          <table:table-cell office:value-type="float" office:value="-12460363470.538889" table:formula="of:=([.$D$2]-[.$D$1]*[.$D$1])*[.A629]*[.G629]" table:style-name="ce1">
            <text:p>-12460363471</text:p>
          </table:table-cell>
          <table:table-cell table:number-columns-repeated="16376"/>
        </table:table-row>
        <table:table-row table:style-name="ro1">
          <table:table-cell office:value-type="float" office:value="2877" table:style-name="ce1">
            <text:p>2877</text:p>
          </table:table-cell>
          <table:table-cell office:value-type="float" office:value="25" table:style-name="ce1">
            <text:p>25</text:p>
          </table:table-cell>
          <table:table-cell office:value-type="float" office:value="79.5" table:style-name="ce1">
            <text:p>79,5</text:p>
          </table:table-cell>
          <table:table-cell office:value-type="float" office:value="6.0599999999999987" table:formula="of:=[.B630]-[.$B$5]" table:style-name="ce2">
            <text:p>6,06</text:p>
          </table:table-cell>
          <table:table-cell office:value-type="float" office:value="4.8759792318131314" table:formula="of:=[.$D$2]*(1-EXP(-[.A630]/[.$D$1]))" table:style-name="ce1">
            <text:p>4,875979232</text:p>
          </table:table-cell>
          <table:table-cell office:value-type="float" office:value="1.1840207681868673" table:formula="of:=[.D630]-[.E630]" table:style-name="ce2">
            <text:p>1,18</text:p>
          </table:table-cell>
          <table:table-cell office:value-type="float" office:value="0.6795741480489319" table:formula="of:=1-EXP(-[.A630]/[.$D$1])" table:style-name="ce1">
            <text:p>0,679574148</text:p>
          </table:table-cell>
          <table:table-cell office:value-type="float" office:value="-12493719679.634237" table:formula="of:=([.$D$2]-[.$D$1]*[.$D$1])*[.A630]*[.G630]" table:style-name="ce1">
            <text:p>-12493719680</text:p>
          </table:table-cell>
          <table:table-cell table:number-columns-repeated="16376"/>
        </table:table-row>
        <table:table-row table:style-name="ro1">
          <table:table-cell office:value-type="float" office:value="2881" table:style-name="ce1">
            <text:p>2881</text:p>
          </table:table-cell>
          <table:table-cell office:value-type="float" office:value="24.94" table:style-name="ce1">
            <text:p>24,94</text:p>
          </table:table-cell>
          <table:table-cell office:value-type="float" office:value="83.3" table:style-name="ce1">
            <text:p>83,3</text:p>
          </table:table-cell>
          <table:table-cell office:value-type="float" office:value="6" table:formula="of:=[.B631]-[.$B$5]" table:style-name="ce2">
            <text:p>6,00</text:p>
          </table:table-cell>
          <table:table-cell office:value-type="float" office:value="4.8796142887065601" table:formula="of:=[.$D$2]*(1-EXP(-[.A631]/[.$D$1]))" table:style-name="ce1">
            <text:p>4,879614289</text:p>
          </table:table-cell>
          <table:table-cell office:value-type="float" office:value="1.1203857112934399" table:formula="of:=[.D631]-[.E631]" table:style-name="ce2">
            <text:p>1,12</text:p>
          </table:table-cell>
          <table:table-cell office:value-type="float" office:value="0.68008077257992738" table:formula="of:=1-EXP(-[.A631]/[.$D$1])" table:style-name="ce1">
            <text:p>0,680080773</text:p>
          </table:table-cell>
          <table:table-cell office:value-type="float" office:value="-12520417216.934122" table:formula="of:=([.$D$2]-[.$D$1]*[.$D$1])*[.A631]*[.G631]" table:style-name="ce1">
            <text:p>-12520417217</text:p>
          </table:table-cell>
          <table:table-cell table:number-columns-repeated="16376"/>
        </table:table-row>
        <table:table-row table:style-name="ro1">
          <table:table-cell office:value-type="float" office:value="2886" table:style-name="ce1">
            <text:p>2886</text:p>
          </table:table-cell>
          <table:table-cell office:value-type="float" office:value="24.94" table:style-name="ce1">
            <text:p>24,94</text:p>
          </table:table-cell>
          <table:table-cell office:value-type="float" office:value="85.1" table:style-name="ce1">
            <text:p>85,1</text:p>
          </table:table-cell>
          <table:table-cell office:value-type="float" office:value="6" table:formula="of:=[.B632]-[.$B$5]" table:style-name="ce2">
            <text:p>6,00</text:p>
          </table:table-cell>
          <table:table-cell office:value-type="float" office:value="4.88415002863605" table:formula="of:=[.$D$2]*(1-EXP(-[.A632]/[.$D$1]))" table:style-name="ce1">
            <text:p>4,884150029</text:p>
          </table:table-cell>
          <table:table-cell office:value-type="float" office:value="1.11584997136395" table:formula="of:=[.D632]-[.E632]" table:style-name="ce2">
            <text:p>1,12</text:p>
          </table:table-cell>
          <table:table-cell office:value-type="float" office:value="0.68071292695381058" table:formula="of:=1-EXP(-[.A632]/[.$D$1])" table:style-name="ce1">
            <text:p>0,680712927</text:p>
          </table:table-cell>
          <table:table-cell office:value-type="float" office:value="-12553804788.521687" table:formula="of:=([.$D$2]-[.$D$1]*[.$D$1])*[.A632]*[.G632]" table:style-name="ce1">
            <text:p>-12553804789</text:p>
          </table:table-cell>
          <table:table-cell table:number-columns-repeated="16376"/>
        </table:table-row>
        <table:table-row table:style-name="ro1">
          <table:table-cell office:value-type="float" office:value="2890" table:style-name="ce1">
            <text:p>2890</text:p>
          </table:table-cell>
          <table:table-cell office:value-type="float" office:value="25" table:style-name="ce1">
            <text:p>25</text:p>
          </table:table-cell>
          <table:table-cell office:value-type="float" office:value="84.5" table:style-name="ce1">
            <text:p>84,5</text:p>
          </table:table-cell>
          <table:table-cell office:value-type="float" office:value="6.0599999999999987" table:formula="of:=[.B633]-[.$B$5]" table:style-name="ce2">
            <text:p>6,06</text:p>
          </table:table-cell>
          <table:table-cell office:value-type="float" office:value="4.8877721667026011" table:formula="of:=[.$D$2]*(1-EXP(-[.A633]/[.$D$1]))" table:style-name="ce1">
            <text:p>4,887772167</text:p>
          </table:table-cell>
          <table:table-cell office:value-type="float" office:value="1.1722278332973977" table:formula="of:=[.D633]-[.E633]" table:style-name="ce2">
            <text:p>1,17</text:p>
          </table:table-cell>
          <table:table-cell office:value-type="float" office:value="0.68121775096426418" table:formula="of:=1-EXP(-[.A633]/[.$D$1])" table:style-name="ce1">
            <text:p>0,681217751</text:p>
          </table:table-cell>
          <table:table-cell office:value-type="float" office:value="-12580527319.410765" table:formula="of:=([.$D$2]-[.$D$1]*[.$D$1])*[.A633]*[.G633]" table:style-name="ce1">
            <text:p>-12580527319</text:p>
          </table:table-cell>
          <table:table-cell table:number-columns-repeated="16376"/>
        </table:table-row>
        <table:table-row table:style-name="ro1">
          <table:table-cell office:value-type="float" office:value="2895" table:style-name="ce1">
            <text:p>2895</text:p>
          </table:table-cell>
          <table:table-cell office:value-type="float" office:value="25" table:style-name="ce1">
            <text:p>25</text:p>
          </table:table-cell>
          <table:table-cell office:value-type="float" office:value="82" table:style-name="ce1">
            <text:p>82</text:p>
          </table:table-cell>
          <table:table-cell office:value-type="float" office:value="6.0599999999999987" table:formula="of:=[.B634]-[.$B$5]" table:style-name="ce2">
            <text:p>6,06</text:p>
          </table:table-cell>
          <table:table-cell office:value-type="float" office:value="4.8922917868186655" table:formula="of:=[.$D$2]*(1-EXP(-[.A634]/[.$D$1]))" table:style-name="ce1">
            <text:p>4,892291787</text:p>
          </table:table-cell>
          <table:table-cell office:value-type="float" office:value="1.1677082131813332" table:formula="of:=[.D634]-[.E634]" table:style-name="ce2">
            <text:p>1,17</text:p>
          </table:table-cell>
          <table:table-cell office:value-type="float" office:value="0.68184765869025288" table:formula="of:=1-EXP(-[.A634]/[.$D$1])" table:style-name="ce1">
            <text:p>0,681847659</text:p>
          </table:table-cell>
          <table:table-cell office:value-type="float" office:value="-12613946012.820734" table:formula="of:=([.$D$2]-[.$D$1]*[.$D$1])*[.A634]*[.G634]" table:style-name="ce1">
            <text:p>-12613946013</text:p>
          </table:table-cell>
          <table:table-cell table:number-columns-repeated="16376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float" office:value="25" table:style-name="ce1">
            <text:p>25</text:p>
          </table:table-cell>
          <table:table-cell office:value-type="float" office:value="79.2" table:style-name="ce1">
            <text:p>79,2</text:p>
          </table:table-cell>
          <table:table-cell office:value-type="float" office:value="6.0599999999999987" table:formula="of:=[.B635]-[.$B$5]" table:style-name="ce2">
            <text:p>6,06</text:p>
          </table:table-cell>
          <table:table-cell office:value-type="float" office:value="4.8968024762504214" table:formula="of:=[.$D$2]*(1-EXP(-[.A635]/[.$D$1]))" table:style-name="ce1">
            <text:p>4,896802476</text:p>
          </table:table-cell>
          <table:table-cell office:value-type="float" office:value="1.1631975237495773" table:formula="of:=[.D635]-[.E635]" table:style-name="ce2">
            <text:p>1,16</text:p>
          </table:table-cell>
          <table:table-cell office:value-type="float" office:value="0.68247632173042727" table:formula="of:=1-EXP(-[.A635]/[.$D$1])" table:style-name="ce1">
            <text:p>0,682476322</text:p>
          </table:table-cell>
          <table:table-cell office:value-type="float" office:value="-12647381892.623024" table:formula="of:=([.$D$2]-[.$D$1]*[.$D$1])*[.A635]*[.G635]" table:style-name="ce1">
            <text:p>-12647381893</text:p>
          </table:table-cell>
          <table:table-cell table:number-columns-repeated="16376"/>
        </table:table-row>
        <table:table-row table:style-name="ro1">
          <table:table-cell office:value-type="float" office:value="2904" table:style-name="ce1">
            <text:p>2904</text:p>
          </table:table-cell>
          <table:table-cell office:value-type="float" office:value="25" table:style-name="ce1">
            <text:p>25</text:p>
          </table:table-cell>
          <table:table-cell office:value-type="float" office:value="77.2" table:style-name="ce1">
            <text:p>77,2</text:p>
          </table:table-cell>
          <table:table-cell office:value-type="float" office:value="6.0599999999999987" table:formula="of:=[.B636]-[.$B$5]" table:style-name="ce2">
            <text:p>6,06</text:p>
          </table:table-cell>
          <table:table-cell office:value-type="float" office:value="4.9004046095629894" table:formula="of:=[.$D$2]*(1-EXP(-[.A636]/[.$D$1]))" table:style-name="ce1">
            <text:p>4,90040461</text:p>
          </table:table-cell>
          <table:table-cell office:value-type="float" office:value="1.1595953904370093" table:formula="of:=[.D636]-[.E636]" table:style-name="ce2">
            <text:p>1,16</text:p>
          </table:table-cell>
          <table:table-cell office:value-type="float" office:value="0.68297835764171155" table:formula="of:=1-EXP(-[.A636]/[.$D$1])" table:style-name="ce1">
            <text:p>0,682978358</text:p>
          </table:table-cell>
          <table:table-cell office:value-type="float" office:value="-12674142921.166719" table:formula="of:=([.$D$2]-[.$D$1]*[.$D$1])*[.A636]*[.G636]" table:style-name="ce1">
            <text:p>-12674142921</text:p>
          </table:table-cell>
          <table:table-cell table:number-columns-repeated="16376"/>
        </table:table-row>
        <table:table-row table:style-name="ro1">
          <table:table-cell office:value-type="float" office:value="2909" table:style-name="ce1">
            <text:p>2909</text:p>
          </table:table-cell>
          <table:table-cell office:value-type="float" office:value="25" table:style-name="ce1">
            <text:p>25</text:p>
          </table:table-cell>
          <table:table-cell office:value-type="float" office:value="75.3" table:style-name="ce1">
            <text:p>75,3</text:p>
          </table:table-cell>
          <table:table-cell office:value-type="float" office:value="6.0599999999999987" table:formula="of:=[.B637]-[.$B$5]" table:style-name="ce2">
            <text:p>6,06</text:p>
          </table:table-cell>
          <table:table-cell office:value-type="float" office:value="4.9048992682096504" table:formula="of:=[.$D$2]*(1-EXP(-[.A637]/[.$D$1]))" table:style-name="ce1">
            <text:p>4,904899268</text:p>
          </table:table-cell>
          <table:table-cell office:value-type="float" office:value="1.1551007317903483" table:formula="of:=[.D637]-[.E637]" table:style-name="ce2">
            <text:p>1,16</text:p>
          </table:table-cell>
          <table:table-cell office:value-type="float" office:value="0.68360478644203271" table:formula="of:=1-EXP(-[.A637]/[.$D$1])" table:style-name="ce1">
            <text:p>0,683604786</text:p>
          </table:table-cell>
          <table:table-cell office:value-type="float" office:value="-12707609551.026661" table:formula="of:=([.$D$2]-[.$D$1]*[.$D$1])*[.A637]*[.G637]" table:style-name="ce1">
            <text:p>-12707609551</text:p>
          </table:table-cell>
          <table:table-cell table:number-columns-repeated="16376"/>
        </table:table-row>
        <table:table-row table:style-name="ro1">
          <table:table-cell office:value-type="float" office:value="2913" table:style-name="ce1">
            <text:p>2913</text:p>
          </table:table-cell>
          <table:table-cell office:value-type="float" office:value="25" table:style-name="ce1">
            <text:p>25</text:p>
          </table:table-cell>
          <table:table-cell office:value-type="float" office:value="75.7" table:style-name="ce1">
            <text:p>75,7</text:p>
          </table:table-cell>
          <table:table-cell office:value-type="float" office:value="6.0599999999999987" table:formula="of:=[.B638]-[.$B$5]" table:style-name="ce2">
            <text:p>6,06</text:p>
          </table:table-cell>
          <table:table-cell office:value-type="float" office:value="4.9084885997042482" table:formula="of:=[.$D$2]*(1-EXP(-[.A638]/[.$D$1]))" table:style-name="ce1">
            <text:p>4,9084886</text:p>
          </table:table-cell>
          <table:table-cell office:value-type="float" office:value="1.1515114002957505" table:formula="of:=[.D638]-[.E638]" table:style-name="ce2">
            <text:p>1,15</text:p>
          </table:table-cell>
          <table:table-cell office:value-type="float" office:value="0.6841050381405207" table:formula="of:=1-EXP(-[.A638]/[.$D$1])" table:style-name="ce1">
            <text:p>0,684105038</text:p>
          </table:table-cell>
          <table:table-cell office:value-type="float" office:value="-12734395084.552309" table:formula="of:=([.$D$2]-[.$D$1]*[.$D$1])*[.A638]*[.G638]" table:style-name="ce1">
            <text:p>-12734395085</text:p>
          </table:table-cell>
          <table:table-cell table:number-columns-repeated="16376"/>
        </table:table-row>
        <table:table-row table:style-name="ro1">
          <table:table-cell office:value-type="float" office:value="2918" table:style-name="ce1">
            <text:p>2918</text:p>
          </table:table-cell>
          <table:table-cell office:value-type="float" office:value="25" table:style-name="ce1">
            <text:p>25</text:p>
          </table:table-cell>
          <table:table-cell office:value-type="float" office:value="77.8" table:style-name="ce1">
            <text:p>77,8</text:p>
          </table:table-cell>
          <table:table-cell office:value-type="float" office:value="6.0599999999999987" table:formula="of:=[.B639]-[.$B$5]" table:style-name="ce2">
            <text:p>6,06</text:p>
          </table:table-cell>
          <table:table-cell office:value-type="float" office:value="4.9129672845384977" table:formula="of:=[.$D$2]*(1-EXP(-[.A639]/[.$D$1]))" table:style-name="ce1">
            <text:p>4,912967285</text:p>
          </table:table-cell>
          <table:table-cell office:value-type="float" office:value="1.147032715461501" table:formula="of:=[.D639]-[.E639]" table:style-name="ce2">
            <text:p>1,15</text:p>
          </table:table-cell>
          <table:table-cell office:value-type="float" office:value="0.68472924064137564" table:formula="of:=1-EXP(-[.A639]/[.$D$1])" table:style-name="ce1">
            <text:p>0,684729241</text:p>
          </table:table-cell>
          <table:table-cell office:value-type="float" office:value="-12767892227.146935" table:formula="of:=([.$D$2]-[.$D$1]*[.$D$1])*[.A639]*[.G639]" table:style-name="ce1">
            <text:p>-12767892227</text:p>
          </table:table-cell>
          <table:table-cell table:number-columns-repeated="16376"/>
        </table:table-row>
        <table:table-row table:style-name="ro1">
          <table:table-cell office:value-type="float" office:value="2922" table:style-name="ce1">
            <text:p>2922</text:p>
          </table:table-cell>
          <table:table-cell office:value-type="float" office:value="25" table:style-name="ce1">
            <text:p>25</text:p>
          </table:table-cell>
          <table:table-cell office:value-type="float" office:value="79" table:style-name="ce1">
            <text:p>79</text:p>
          </table:table-cell>
          <table:table-cell office:value-type="float" office:value="6.0599999999999987" table:formula="of:=[.B640]-[.$B$5]" table:style-name="ce2">
            <text:p>6,06</text:p>
          </table:table-cell>
          <table:table-cell office:value-type="float" office:value="4.9165438597122071" table:formula="of:=[.$D$2]*(1-EXP(-[.A640]/[.$D$1]))" table:style-name="ce1">
            <text:p>4,91654386</text:p>
          </table:table-cell>
          <table:table-cell office:value-type="float" office:value="1.1434561402877916" table:formula="of:=[.D640]-[.E640]" table:style-name="ce2">
            <text:p>1,14</text:p>
          </table:table-cell>
          <table:table-cell office:value-type="float" office:value="0.68522771446807873" table:formula="of:=1-EXP(-[.A640]/[.$D$1])" table:style-name="ce1">
            <text:p>0,685227714</text:p>
          </table:table-cell>
          <table:table-cell office:value-type="float" office:value="-12794702076.316198" table:formula="of:=([.$D$2]-[.$D$1]*[.$D$1])*[.A640]*[.G640]" table:style-name="ce1">
            <text:p>-12794702076</text:p>
          </table:table-cell>
          <table:table-cell table:number-columns-repeated="16376"/>
        </table:table-row>
        <table:table-row table:style-name="ro1">
          <table:table-cell office:value-type="float" office:value="2927" table:style-name="ce1">
            <text:p>2927</text:p>
          </table:table-cell>
          <table:table-cell office:value-type="float" office:value="25" table:style-name="ce1">
            <text:p>25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6.0599999999999987" table:formula="of:=[.B641]-[.$B$5]" table:style-name="ce2">
            <text:p>6,06</text:p>
          </table:table-cell>
          <table:table-cell office:value-type="float" office:value="4.9210066275042443" table:formula="of:=[.$D$2]*(1-EXP(-[.A641]/[.$D$1]))" table:style-name="ce1">
            <text:p>4,921006628</text:p>
          </table:table-cell>
          <table:table-cell office:value-type="float" office:value="1.1389933724957544" table:formula="of:=[.D641]-[.E641]" table:style-name="ce2">
            <text:p>1,14</text:p>
          </table:table-cell>
          <table:table-cell office:value-type="float" office:value="0.68584969858163414" table:formula="of:=1-EXP(-[.A641]/[.$D$1])" table:style-name="ce1">
            <text:p>0,685849699</text:p>
          </table:table-cell>
          <table:table-cell office:value-type="float" office:value="-12828229495.62101" table:formula="of:=([.$D$2]-[.$D$1]*[.$D$1])*[.A641]*[.G641]" table:style-name="ce1">
            <text:p>-12828229496</text:p>
          </table:table-cell>
          <table:table-cell table:number-columns-repeated="16376"/>
        </table:table-row>
        <table:table-row table:style-name="ro1">
          <table:table-cell office:value-type="float" office:value="2932" table:style-name="ce1">
            <text:p>2932</text:p>
          </table:table-cell>
          <table:table-cell office:value-type="float" office:value="25" table:style-name="ce1">
            <text:p>25</text:p>
          </table:table-cell>
          <table:table-cell office:value-type="float" office:value="82.7" table:style-name="ce1">
            <text:p>82,7</text:p>
          </table:table-cell>
          <table:table-cell office:value-type="float" office:value="6.0599999999999987" table:formula="of:=[.B642]-[.$B$5]" table:style-name="ce2">
            <text:p>6,06</text:p>
          </table:table-cell>
          <table:table-cell office:value-type="float" office:value="4.9254605769510942" table:formula="of:=[.$D$2]*(1-EXP(-[.A642]/[.$D$1]))" table:style-name="ce1">
            <text:p>4,925460577</text:p>
          </table:table-cell>
          <table:table-cell office:value-type="float" office:value="1.1345394230489045" table:formula="of:=[.D642]-[.E642]" table:style-name="ce2">
            <text:p>1,13</text:p>
          </table:table-cell>
          <table:table-cell office:value-type="float" office:value="0.68647045366628423" table:formula="of:=1-EXP(-[.A642]/[.$D$1])" table:style-name="ce1">
            <text:p>0,686470454</text:p>
          </table:table-cell>
          <table:table-cell office:value-type="float" office:value="-12861773633.810389" table:formula="of:=([.$D$2]-[.$D$1]*[.$D$1])*[.A642]*[.G642]" table:style-name="ce1">
            <text:p>-12861773634</text:p>
          </table:table-cell>
          <table:table-cell table:number-columns-repeated="16376"/>
        </table:table-row>
        <table:table-row table:style-name="ro1">
          <table:table-cell office:value-type="float" office:value="2936" table:style-name="ce1">
            <text:p>2936</text:p>
          </table:table-cell>
          <table:table-cell office:value-type="float" office:value="25" table:style-name="ce1">
            <text:p>25</text:p>
          </table:table-cell>
          <table:table-cell office:value-type="float" office:value="84.5" table:style-name="ce1">
            <text:p>84,5</text:p>
          </table:table-cell>
          <table:table-cell office:value-type="float" office:value="6.0599999999999987" table:formula="of:=[.B643]-[.$B$5]" table:style-name="ce2">
            <text:p>6,06</text:p>
          </table:table-cell>
          <table:table-cell office:value-type="float" office:value="4.9290173990107196" table:formula="of:=[.$D$2]*(1-EXP(-[.A643]/[.$D$1]))" table:style-name="ce1">
            <text:p>4,929017399</text:p>
          </table:table-cell>
          <table:table-cell office:value-type="float" office:value="1.1309826009892792" table:formula="of:=[.D643]-[.E643]" table:style-name="ce2">
            <text:p>1,13</text:p>
          </table:table-cell>
          <table:table-cell office:value-type="float" office:value="0.68696617446533137" table:formula="of:=1-EXP(-[.A643]/[.$D$1])" table:style-name="ce1">
            <text:p>0,686966174</text:p>
          </table:table-cell>
          <table:table-cell office:value-type="float" office:value="-12888620933.414591" table:formula="of:=([.$D$2]-[.$D$1]*[.$D$1])*[.A643]*[.G643]" table:style-name="ce1">
            <text:p>-12888620933</text:p>
          </table:table-cell>
          <table:table-cell table:number-columns-repeated="16376"/>
        </table:table-row>
        <table:table-row table:style-name="ro1">
          <table:table-cell office:value-type="float" office:value="2941" table:style-name="ce1">
            <text:p>2941</text:p>
          </table:table-cell>
          <table:table-cell office:value-type="float" office:value="25" table:style-name="ce1">
            <text:p>25</text:p>
          </table:table-cell>
          <table:table-cell office:value-type="float" office:value="84.7" table:style-name="ce1">
            <text:p>84,7</text:p>
          </table:table-cell>
          <table:table-cell office:value-type="float" office:value="6.0599999999999987" table:formula="of:=[.B644]-[.$B$5]" table:style-name="ce2">
            <text:p>6,06</text:p>
          </table:table-cell>
          <table:table-cell office:value-type="float" office:value="4.9334555193238021" table:formula="of:=[.$D$2]*(1-EXP(-[.A644]/[.$D$1]))" table:style-name="ce1">
            <text:p>4,933455519</text:p>
          </table:table-cell>
          <table:table-cell office:value-type="float" office:value="1.1265444806761966" table:formula="of:=[.D644]-[.E644]" table:style-name="ce2">
            <text:p>1,13</text:p>
          </table:table-cell>
          <table:table-cell office:value-type="float" office:value="0.68758472341464261" table:formula="of:=1-EXP(-[.A644]/[.$D$1])" table:style-name="ce1">
            <text:p>0,687584723</text:p>
          </table:table-cell>
          <table:table-cell office:value-type="float" office:value="-12922194983.731203" table:formula="of:=([.$D$2]-[.$D$1]*[.$D$1])*[.A644]*[.G644]" table:style-name="ce1">
            <text:p>-12922194984</text:p>
          </table:table-cell>
          <table:table-cell table:number-columns-repeated="16376"/>
        </table:table-row>
        <table:table-row table:style-name="ro1">
          <table:table-cell office:value-type="float" office:value="2945" table:style-name="ce1">
            <text:p>2945</text:p>
          </table:table-cell>
          <table:table-cell office:value-type="float" office:value="25" table:style-name="ce1">
            <text:p>25</text:p>
          </table:table-cell>
          <table:table-cell office:value-type="float" office:value="84.9" table:style-name="ce1">
            <text:p>84,9</text:p>
          </table:table-cell>
          <table:table-cell office:value-type="float" office:value="6.0599999999999987" table:formula="of:=[.B645]-[.$B$5]" table:style-name="ce2">
            <text:p>6,06</text:p>
          </table:table-cell>
          <table:table-cell office:value-type="float" office:value="4.9369997005995909" table:formula="of:=[.$D$2]*(1-EXP(-[.A645]/[.$D$1]))" table:style-name="ce1">
            <text:p>4,936999701</text:p>
          </table:table-cell>
          <table:table-cell office:value-type="float" office:value="1.1230002994004078" table:formula="of:=[.D645]-[.E645]" table:style-name="ce2">
            <text:p>1,12</text:p>
          </table:table-cell>
          <table:table-cell office:value-type="float" office:value="0.6880786824445152" table:formula="of:=1-EXP(-[.A645]/[.$D$1])" table:style-name="ce1">
            <text:p>0,688078682</text:p>
          </table:table-cell>
          <table:table-cell office:value-type="float" office:value="-12949066119.810734" table:formula="of:=([.$D$2]-[.$D$1]*[.$D$1])*[.A645]*[.G645]" table:style-name="ce1">
            <text:p>-12949066120</text:p>
          </table:table-cell>
          <table:table-cell table:number-columns-repeated="16376"/>
        </table:table-row>
        <table:table-row table:style-name="ro1">
          <table:table-cell office:value-type="float" office:value="2950" table:style-name="ce1">
            <text:p>2950</text:p>
          </table:table-cell>
          <table:table-cell office:value-type="float" office:value="25" table:style-name="ce1">
            <text:p>25</text:p>
          </table:table-cell>
          <table:table-cell office:value-type="float" office:value="82.6" table:style-name="ce1">
            <text:p>82,6</text:p>
          </table:table-cell>
          <table:table-cell office:value-type="float" office:value="6.0599999999999987" table:formula="of:=[.B646]-[.$B$5]" table:style-name="ce2">
            <text:p>6,06</text:p>
          </table:table-cell>
          <table:table-cell office:value-type="float" office:value="4.9414220480349265" table:formula="of:=[.$D$2]*(1-EXP(-[.A646]/[.$D$1]))" table:style-name="ce1">
            <text:p>4,941422048</text:p>
          </table:table-cell>
          <table:table-cell office:value-type="float" office:value="1.1185779519650723" table:formula="of:=[.D646]-[.E646]" table:style-name="ce2">
            <text:p>1,12</text:p>
          </table:table-cell>
          <table:table-cell office:value-type="float" office:value="0.68869503309899216" table:formula="of:=1-EXP(-[.A646]/[.$D$1])" table:style-name="ce1">
            <text:p>0,688695033</text:p>
          </table:table-cell>
          <table:table-cell office:value-type="float" office:value="-12982669849.520176" table:formula="of:=([.$D$2]-[.$D$1]*[.$D$1])*[.A646]*[.G646]" table:style-name="ce1">
            <text:p>-12982669850</text:p>
          </table:table-cell>
          <table:table-cell table:number-columns-repeated="16376"/>
        </table:table-row>
        <table:table-row table:style-name="ro1">
          <table:table-cell office:value-type="float" office:value="2955" table:style-name="ce1">
            <text:p>2955</text:p>
          </table:table-cell>
          <table:table-cell office:value-type="float" office:value="25" table:style-name="ce1">
            <text:p>25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6.0599999999999987" table:formula="of:=[.B647]-[.$B$5]" table:style-name="ce2">
            <text:p>6,06</text:p>
          </table:table-cell>
          <table:table-cell office:value-type="float" office:value="4.9458356569949382" table:formula="of:=[.$D$2]*(1-EXP(-[.A647]/[.$D$1]))" table:style-name="ce1">
            <text:p>4,945835657</text:p>
          </table:table-cell>
          <table:table-cell office:value-type="float" office:value="1.1141643430050605" table:formula="of:=[.D647]-[.E647]" table:style-name="ce2">
            <text:p>1,11</text:p>
          </table:table-cell>
          <table:table-cell office:value-type="float" office:value="0.68931016585617289" table:formula="of:=1-EXP(-[.A647]/[.$D$1])" table:style-name="ce1">
            <text:p>0,689310166</text:p>
          </table:table-cell>
          <table:table-cell office:value-type="float" office:value="-13016289967.687023" table:formula="of:=([.$D$2]-[.$D$1]*[.$D$1])*[.A647]*[.G647]" table:style-name="ce1">
            <text:p>-13016289968</text:p>
          </table:table-cell>
          <table:table-cell table:number-columns-repeated="16376"/>
        </table:table-row>
        <table:table-row table:style-name="ro1">
          <table:table-cell office:value-type="float" office:value="2959" table:style-name="ce1">
            <text:p>2959</text:p>
          </table:table-cell>
          <table:table-cell office:value-type="float" office:value="25" table:style-name="ce1">
            <text:p>25</text:p>
          </table:table-cell>
          <table:table-cell office:value-type="float" office:value="77.7" table:style-name="ce1">
            <text:p>77,7</text:p>
          </table:table-cell>
          <table:table-cell office:value-type="float" office:value="6.0599999999999987" table:formula="of:=[.B648]-[.$B$5]" table:style-name="ce2">
            <text:p>6,06</text:p>
          </table:table-cell>
          <table:table-cell office:value-type="float" office:value="4.9493602640653283" table:formula="of:=[.$D$2]*(1-EXP(-[.A648]/[.$D$1]))" table:style-name="ce1">
            <text:p>4,949360264</text:p>
          </table:table-cell>
          <table:table-cell office:value-type="float" office:value="1.1106397359346705" table:formula="of:=[.D648]-[.E648]" table:style-name="ce2">
            <text:p>1,11</text:p>
          </table:table-cell>
          <table:table-cell office:value-type="float" office:value="0.68980139679322039" table:formula="of:=1-EXP(-[.A648]/[.$D$1])" table:style-name="ce1">
            <text:p>0,689801397</text:p>
          </table:table-cell>
          <table:table-cell office:value-type="float" office:value="-13043197814.043036" table:formula="of:=([.$D$2]-[.$D$1]*[.$D$1])*[.A648]*[.G648]" table:style-name="ce1">
            <text:p>-13043197814</text:p>
          </table:table-cell>
          <table:table-cell table:number-columns-repeated="16376"/>
        </table:table-row>
        <table:table-row table:style-name="ro1">
          <table:table-cell office:value-type="float" office:value="2964" table:style-name="ce1">
            <text:p>2964</text:p>
          </table:table-cell>
          <table:table-cell office:value-type="float" office:value="25.06" table:style-name="ce1">
            <text:p>25,06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6.1199999999999974" table:formula="of:=[.B649]-[.$B$5]" table:style-name="ce2">
            <text:p>6,12</text:p>
          </table:table-cell>
          <table:table-cell office:value-type="float" office:value="4.9537581872598277" table:formula="of:=[.$D$2]*(1-EXP(-[.A649]/[.$D$1]))" table:style-name="ce1">
            <text:p>4,953758187</text:p>
          </table:table-cell>
          <table:table-cell office:value-type="float" office:value="1.1662418127401697" table:formula="of:=[.D649]-[.E649]" table:style-name="ce2">
            <text:p>1,17</text:p>
          </table:table-cell>
          <table:table-cell office:value-type="float" office:value="0.69041434339655838" table:formula="of:=1-EXP(-[.A649]/[.$D$1])" table:style-name="ce1">
            <text:p>0,690414343</text:p>
          </table:table-cell>
          <table:table-cell office:value-type="float" office:value="-13076847252.106293" table:formula="of:=([.$D$2]-[.$D$1]*[.$D$1])*[.A649]*[.G649]" table:style-name="ce1">
            <text:p>-13076847252</text:p>
          </table:table-cell>
          <table:table-cell table:number-columns-repeated="16376"/>
        </table:table-row>
        <table:table-row table:style-name="ro1">
          <table:table-cell office:value-type="float" office:value="2968" table:style-name="ce1">
            <text:p>2968</text:p>
          </table:table-cell>
          <table:table-cell office:value-type="float" office:value="25.06" table:style-name="ce1">
            <text:p>25,06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6.1199999999999974" table:formula="of:=[.B650]-[.$B$5]" table:style-name="ce2">
            <text:p>6,12</text:p>
          </table:table-cell>
          <table:table-cell office:value-type="float" office:value="4.9572702680369884" table:formula="of:=[.$D$2]*(1-EXP(-[.A650]/[.$D$1]))" table:style-name="ce1">
            <text:p>4,957270268</text:p>
          </table:table-cell>
          <table:table-cell office:value-type="float" office:value="1.162729731963009" table:formula="of:=[.D650]-[.E650]" table:style-name="ce2">
            <text:p>1,16</text:p>
          </table:table-cell>
          <table:table-cell office:value-type="float" office:value="0.69090382852119681" table:formula="of:=1-EXP(-[.A650]/[.$D$1])" table:style-name="ce1">
            <text:p>0,690903829</text:p>
          </table:table-cell>
          <table:table-cell office:value-type="float" office:value="-13103778462.454538" table:formula="of:=([.$D$2]-[.$D$1]*[.$D$1])*[.A650]*[.G650]" table:style-name="ce1">
            <text:p>-13103778462</text:p>
          </table:table-cell>
          <table:table-cell table:number-columns-repeated="16376"/>
        </table:table-row>
        <table:table-row table:style-name="ro1">
          <table:table-cell office:value-type="float" office:value="2973" table:style-name="ce1">
            <text:p>2973</text:p>
          </table:table-cell>
          <table:table-cell office:value-type="float" office:value="25.06" table:style-name="ce1">
            <text:p>25,06</text:p>
          </table:table-cell>
          <table:table-cell office:value-type="float" office:value="78.8" table:style-name="ce1">
            <text:p>78,8</text:p>
          </table:table-cell>
          <table:table-cell office:value-type="float" office:value="6.1199999999999974" table:formula="of:=[.B651]-[.$B$5]" table:style-name="ce2">
            <text:p>6,12</text:p>
          </table:table-cell>
          <table:table-cell office:value-type="float" office:value="4.9616525612124711" table:formula="of:=[.$D$2]*(1-EXP(-[.A651]/[.$D$1]))" table:style-name="ce1">
            <text:p>4,961652561</text:p>
          </table:table-cell>
          <table:table-cell office:value-type="float" office:value="1.1583474387875263" table:formula="of:=[.D651]-[.E651]" table:style-name="ce2">
            <text:p>1,16</text:p>
          </table:table-cell>
          <table:table-cell office:value-type="float" office:value="0.69151459674018323" table:formula="of:=1-EXP(-[.A651]/[.$D$1])" table:style-name="ce1">
            <text:p>0,691514597</text:p>
          </table:table-cell>
          <table:table-cell office:value-type="float" office:value="-13137456990.929642" table:formula="of:=([.$D$2]-[.$D$1]*[.$D$1])*[.A651]*[.G651]" table:style-name="ce1">
            <text:p>-13137456991</text:p>
          </table:table-cell>
          <table:table-cell table:number-columns-repeated="16376"/>
        </table:table-row>
        <table:table-row table:style-name="ro1">
          <table:table-cell office:value-type="float" office:value="2977" table:style-name="ce1">
            <text:p>2977</text:p>
          </table:table-cell>
          <table:table-cell office:value-type="float" office:value="25.06" table:style-name="ce1">
            <text:p>25,06</text:p>
          </table:table-cell>
          <table:table-cell office:value-type="float" office:value="84.1" table:style-name="ce1">
            <text:p>84,1</text:p>
          </table:table-cell>
          <table:table-cell office:value-type="float" office:value="6.1199999999999974" table:formula="of:=[.B652]-[.$B$5]" table:style-name="ce2">
            <text:p>6,12</text:p>
          </table:table-cell>
          <table:table-cell office:value-type="float" office:value="4.9651521602142799" table:formula="of:=[.$D$2]*(1-EXP(-[.A652]/[.$D$1]))" table:style-name="ce1">
            <text:p>4,96515216</text:p>
          </table:table-cell>
          <table:table-cell office:value-type="float" office:value="1.1548478397857176" table:formula="of:=[.D652]-[.E652]" table:style-name="ce2">
            <text:p>1,15</text:p>
          </table:table-cell>
          <table:table-cell office:value-type="float" office:value="0.69200234225695045" table:formula="of:=1-EXP(-[.A652]/[.$D$1])" table:style-name="ce1">
            <text:p>0,692002342</text:p>
          </table:table-cell>
          <table:table-cell office:value-type="float" office:value="-13164411382.187441" table:formula="of:=([.$D$2]-[.$D$1]*[.$D$1])*[.A652]*[.G652]" table:style-name="ce1">
            <text:p>-13164411382</text:p>
          </table:table-cell>
          <table:table-cell table:number-columns-repeated="16376"/>
        </table:table-row>
        <table:table-row table:style-name="ro1">
          <table:table-cell office:value-type="float" office:value="2982" table:style-name="ce1">
            <text:p>2982</text:p>
          </table:table-cell>
          <table:table-cell office:value-type="float" office:value="25.06" table:style-name="ce1">
            <text:p>25,06</text:p>
          </table:table-cell>
          <table:table-cell office:value-type="float" office:value="86.7" table:style-name="ce1">
            <text:p>86,7</text:p>
          </table:table-cell>
          <table:table-cell office:value-type="float" office:value="6.1199999999999974" table:formula="of:=[.B653]-[.$B$5]" table:style-name="ce2">
            <text:p>6,12</text:p>
          </table:table-cell>
          <table:table-cell office:value-type="float" office:value="4.969518878919124" table:formula="of:=[.$D$2]*(1-EXP(-[.A653]/[.$D$1]))" table:style-name="ce1">
            <text:p>4,969518879</text:p>
          </table:table-cell>
          <table:table-cell office:value-type="float" office:value="1.1504811210808734" table:formula="of:=[.D653]-[.E653]" table:style-name="ce2">
            <text:p>1,15</text:p>
          </table:table-cell>
          <table:table-cell office:value-type="float" office:value="0.69261093983346433" table:formula="of:=1-EXP(-[.A653]/[.$D$1])" table:style-name="ce1">
            <text:p>0,69261094</text:p>
          </table:table-cell>
          <table:table-cell office:value-type="float" office:value="-13198118772.850668" table:formula="of:=([.$D$2]-[.$D$1]*[.$D$1])*[.A653]*[.G653]" table:style-name="ce1">
            <text:p>-13198118773</text:p>
          </table:table-cell>
          <table:table-cell table:number-columns-repeated="16376"/>
        </table:table-row>
        <table:table-row table:style-name="ro1">
          <table:table-cell office:value-type="float" office:value="2987" table:style-name="ce1">
            <text:p>2987</text:p>
          </table:table-cell>
          <table:table-cell office:value-type="float" office:value="25.06" table:style-name="ce1">
            <text:p>25,06</text:p>
          </table:table-cell>
          <table:table-cell office:value-type="float" office:value="83.2" table:style-name="ce1">
            <text:p>83,2</text:p>
          </table:table-cell>
          <table:table-cell office:value-type="float" office:value="6.1199999999999974" table:formula="of:=[.B654]-[.$B$5]" table:style-name="ce2">
            <text:p>6,12</text:p>
          </table:table-cell>
          <table:table-cell office:value-type="float" office:value="4.9738769690699689" table:formula="of:=[.$D$2]*(1-EXP(-[.A654]/[.$D$1]))" table:style-name="ce1">
            <text:p>4,973876969</text:p>
          </table:table-cell>
          <table:table-cell office:value-type="float" office:value="1.1461230309300285" table:formula="of:=[.D654]-[.E654]" table:style-name="ce2">
            <text:p>1,15</text:p>
          </table:table-cell>
          <table:table-cell office:value-type="float" office:value="0.69321833483261819" table:formula="of:=1-EXP(-[.A654]/[.$D$1])" table:style-name="ce1">
            <text:p>0,693218335</text:p>
          </table:table-cell>
          <table:table-cell office:value-type="float" office:value="-13231842099.909763" table:formula="of:=([.$D$2]-[.$D$1]*[.$D$1])*[.A654]*[.G654]" table:style-name="ce1">
            <text:p>-13231842100</text:p>
          </table:table-cell>
          <table:table-cell table:number-columns-repeated="16376"/>
        </table:table-row>
        <table:table-row table:style-name="ro1">
          <table:table-cell office:value-type="float" office:value="2991" table:style-name="ce1">
            <text:p>2991</text:p>
          </table:table-cell>
          <table:table-cell office:value-type="float" office:value="25.06" table:style-name="ce1">
            <text:p>25,06</text:p>
          </table:table-cell>
          <table:table-cell office:value-type="float" office:value="78.7" table:style-name="ce1">
            <text:p>78,7</text:p>
          </table:table-cell>
          <table:table-cell office:value-type="float" office:value="6.1199999999999974" table:formula="of:=[.B655]-[.$B$5]" table:style-name="ce2">
            <text:p>6,12</text:p>
          </table:table-cell>
          <table:table-cell office:value-type="float" office:value="4.9773572400904067" table:formula="of:=[.$D$2]*(1-EXP(-[.A655]/[.$D$1]))" table:style-name="ce1">
            <text:p>4,97735724</text:p>
          </table:table-cell>
          <table:table-cell office:value-type="float" office:value="1.1426427599095907" table:formula="of:=[.D655]-[.E655]" table:style-name="ce2">
            <text:p>1,14</text:p>
          </table:table-cell>
          <table:table-cell office:value-type="float" office:value="0.69370338657325359" table:formula="of:=1-EXP(-[.A655]/[.$D$1])" table:style-name="ce1">
            <text:p>0,693703387</text:p>
          </table:table-cell>
          <table:table-cell office:value-type="float" office:value="-13258832188.823954" table:formula="of:=([.$D$2]-[.$D$1]*[.$D$1])*[.A655]*[.G655]" table:style-name="ce1">
            <text:p>-13258832189</text:p>
          </table:table-cell>
          <table:table-cell table:number-columns-repeated="16376"/>
        </table:table-row>
        <table:table-row table:style-name="ro1">
          <table:table-cell office:value-type="float" office:value="2996" table:style-name="ce1">
            <text:p>2996</text:p>
          </table:table-cell>
          <table:table-cell office:value-type="float" office:value="25.06" table:style-name="ce1">
            <text:p>25,06</text:p>
          </table:table-cell>
          <table:table-cell office:value-type="float" office:value="78.2" table:style-name="ce1">
            <text:p>78,2</text:p>
          </table:table-cell>
          <table:table-cell office:value-type="float" office:value="6.1199999999999974" table:formula="of:=[.B656]-[.$B$5]" table:style-name="ce2">
            <text:p>6,12</text:p>
          </table:table-cell>
          <table:table-cell office:value-type="float" office:value="4.9816998417870613" table:formula="of:=[.$D$2]*(1-EXP(-[.A656]/[.$D$1]))" table:style-name="ce1">
            <text:p>4,981699842</text:p>
          </table:table-cell>
          <table:table-cell office:value-type="float" office:value="1.1383001582129362" table:formula="of:=[.D656]-[.E656]" table:style-name="ce2">
            <text:p>1,14</text:p>
          </table:table-cell>
          <table:table-cell office:value-type="float" office:value="0.69430862291820472" table:formula="of:=1-EXP(-[.A656]/[.$D$1])" table:style-name="ce1">
            <text:p>0,694308623</text:p>
          </table:table-cell>
          <table:table-cell office:value-type="float" office:value="-13292584025.5483" table:formula="of:=([.$D$2]-[.$D$1]*[.$D$1])*[.A656]*[.G656]" table:style-name="ce1">
            <text:p>-13292584026</text:p>
          </table:table-cell>
          <table:table-cell table:number-columns-repeated="16376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25.06" table:style-name="ce1">
            <text:p>25,06</text:p>
          </table:table-cell>
          <table:table-cell office:value-type="float" office:value="75.400000000000006" table:style-name="ce1">
            <text:p>75,4</text:p>
          </table:table-cell>
          <table:table-cell office:value-type="float" office:value="6.1199999999999974" table:formula="of:=[.B657]-[.$B$5]" table:style-name="ce2">
            <text:p>6,12</text:p>
          </table:table-cell>
          <table:table-cell office:value-type="float" office:value="4.9851677440825739" table:formula="of:=[.$D$2]*(1-EXP(-[.A657]/[.$D$1]))" table:style-name="ce1">
            <text:p>4,985167744</text:p>
          </table:table-cell>
          <table:table-cell office:value-type="float" office:value="1.1348322559174235" table:formula="of:=[.D657]-[.E657]" table:style-name="ce2">
            <text:p>1,13</text:p>
          </table:table-cell>
          <table:table-cell office:value-type="float" office:value="0.69479195080701395" table:formula="of:=1-EXP(-[.A657]/[.$D$1])" table:style-name="ce1">
            <text:p>0,694791951</text:p>
          </table:table-cell>
          <table:table-cell office:value-type="float" office:value="-13319596832.054209" table:formula="of:=([.$D$2]-[.$D$1]*[.$D$1])*[.A657]*[.G657]" table:style-name="ce1">
            <text:p>-13319596832</text:p>
          </table:table-cell>
          <table:table-cell table:number-columns-repeated="16376"/>
        </table:table-row>
        <table:table-row table:style-name="ro1">
          <table:table-cell office:value-type="float" office:value="3005" table:style-name="ce1">
            <text:p>3005</text:p>
          </table:table-cell>
          <table:table-cell office:value-type="float" office:value="25.06" table:style-name="ce1">
            <text:p>25,06</text:p>
          </table:table-cell>
          <table:table-cell office:value-type="float" office:value="73.5" table:style-name="ce1">
            <text:p>73,5</text:p>
          </table:table-cell>
          <table:table-cell office:value-type="float" office:value="6.1199999999999974" table:formula="of:=[.B658]-[.$B$5]" table:style-name="ce2">
            <text:p>6,12</text:p>
          </table:table-cell>
          <table:table-cell office:value-type="float" office:value="4.9894949123703016" table:formula="of:=[.$D$2]*(1-EXP(-[.A658]/[.$D$1]))" table:style-name="ce1">
            <text:p>4,989494912</text:p>
          </table:table-cell>
          <table:table-cell office:value-type="float" office:value="1.1305050876296958" table:formula="of:=[.D658]-[.E658]" table:style-name="ce2">
            <text:p>1,13</text:p>
          </table:table-cell>
          <table:table-cell office:value-type="float" office:value="0.69539503616952136" table:formula="of:=1-EXP(-[.A658]/[.$D$1])" table:style-name="ce1">
            <text:p>0,695395036</text:p>
          </table:table-cell>
          <table:table-cell office:value-type="float" office:value="-13353376953.414713" table:formula="of:=([.$D$2]-[.$D$1]*[.$D$1])*[.A658]*[.G658]" table:style-name="ce1">
            <text:p>-13353376953</text:p>
          </table:table-cell>
          <table:table-cell table:number-columns-repeated="16376"/>
        </table:table-row>
        <table:table-row table:style-name="ro1">
          <table:table-cell office:value-type="float" office:value="3009" table:style-name="ce1">
            <text:p>3009</text:p>
          </table:table-cell>
          <table:table-cell office:value-type="float" office:value="25" table:style-name="ce1">
            <text:p>25</text:p>
          </table:table-cell>
          <table:table-cell office:value-type="float" office:value="74.3" table:style-name="ce1">
            <text:p>74,3</text:p>
          </table:table-cell>
          <table:table-cell office:value-type="float" office:value="6.0599999999999987" table:formula="of:=[.B659]-[.$B$5]" table:style-name="ce2">
            <text:p>6,06</text:p>
          </table:table-cell>
          <table:table-cell office:value-type="float" office:value="4.9929504898987762" table:formula="of:=[.$D$2]*(1-EXP(-[.A659]/[.$D$1]))" table:style-name="ce1">
            <text:p>4,99295049</text:p>
          </table:table-cell>
          <table:table-cell office:value-type="float" office:value="1.0670495101012225" table:formula="of:=[.D659]-[.E659]" table:style-name="ce2">
            <text:p>1,07</text:p>
          </table:table-cell>
          <table:table-cell office:value-type="float" office:value="0.69587664633299551" table:formula="of:=1-EXP(-[.A659]/[.$D$1])" table:style-name="ce1">
            <text:p>0,695876646</text:p>
          </table:table-cell>
          <table:table-cell office:value-type="float" office:value="-13380412297.985441" table:formula="of:=([.$D$2]-[.$D$1]*[.$D$1])*[.A659]*[.G659]" table:style-name="ce1">
            <text:p>-13380412298</text:p>
          </table:table-cell>
          <table:table-cell table:number-columns-repeated="16376"/>
        </table:table-row>
        <table:table-row table:style-name="ro1">
          <table:table-cell office:value-type="float" office:value="3014" table:style-name="ce1">
            <text:p>3014</text:p>
          </table:table-cell>
          <table:table-cell office:value-type="float" office:value="25" table:style-name="ce1">
            <text:p>25</text:p>
          </table:table-cell>
          <table:table-cell office:value-type="float" office:value="78.599999999999994" table:style-name="ce1">
            <text:p>78,6</text:p>
          </table:table-cell>
          <table:table-cell office:value-type="float" office:value="6.0599999999999987" table:formula="of:=[.B660]-[.$B$5]" table:style-name="ce2">
            <text:p>6,06</text:p>
          </table:table-cell>
          <table:table-cell office:value-type="float" office:value="4.9972622796272086" table:formula="of:=[.$D$2]*(1-EXP(-[.A660]/[.$D$1]))" table:style-name="ce1">
            <text:p>4,99726228</text:p>
          </table:table-cell>
          <table:table-cell office:value-type="float" office:value="1.0627377203727901" table:formula="of:=[.D660]-[.E660]" table:style-name="ce2">
            <text:p>1,06</text:p>
          </table:table-cell>
          <table:table-cell office:value-type="float" office:value="0.69647758835755291" table:formula="of:=1-EXP(-[.A660]/[.$D$1])" table:style-name="ce1">
            <text:p>0,696477588</text:p>
          </table:table-cell>
          <table:table-cell office:value-type="float" office:value="-13414220480.192396" table:formula="of:=([.$D$2]-[.$D$1]*[.$D$1])*[.A660]*[.G660]" table:style-name="ce1">
            <text:p>-13414220480</text:p>
          </table:table-cell>
          <table:table-cell table:number-columns-repeated="16376"/>
        </table:table-row>
        <table:table-row table:style-name="ro1">
          <table:table-cell office:value-type="float" office:value="3019" table:style-name="ce1">
            <text:p>3019</text:p>
          </table:table-cell>
          <table:table-cell office:value-type="float" office:value="25.06" table:style-name="ce1">
            <text:p>25,06</text:p>
          </table:table-cell>
          <table:table-cell office:value-type="float" office:value="82.9" table:style-name="ce1">
            <text:p>82,9</text:p>
          </table:table-cell>
          <table:table-cell office:value-type="float" office:value="6.1199999999999974" table:formula="of:=[.B661]-[.$B$5]" table:style-name="ce2">
            <text:p>6,12</text:p>
          </table:table-cell>
          <table:table-cell office:value-type="float" office:value="5.001565549340266" table:formula="of:=[.$D$2]*(1-EXP(-[.A661]/[.$D$1]))" table:style-name="ce1">
            <text:p>5,001565549</text:p>
          </table:table-cell>
          <table:table-cell office:value-type="float" office:value="1.1184344506597315" table:formula="of:=[.D661]-[.E661]" table:style-name="ce2">
            <text:p>1,12</text:p>
          </table:table-cell>
          <table:table-cell office:value-type="float" office:value="0.69707734293197676" table:formula="of:=1-EXP(-[.A661]/[.$D$1])" table:style-name="ce1">
            <text:p>0,697077343</text:p>
          </table:table-cell>
          <table:table-cell office:value-type="float" office:value="-13448044155.513483" table:formula="of:=([.$D$2]-[.$D$1]*[.$D$1])*[.A661]*[.G661]" table:style-name="ce1">
            <text:p>-13448044156</text:p>
          </table:table-cell>
          <table:table-cell table:number-columns-repeated="16376"/>
        </table:table-row>
        <table:table-row table:style-name="ro1">
          <table:table-cell office:value-type="float" office:value="3023" table:style-name="ce1">
            <text:p>3023</text:p>
          </table:table-cell>
          <table:table-cell office:value-type="float" office:value="25" table:style-name="ce1">
            <text:p>25</text:p>
          </table:table-cell>
          <table:table-cell office:value-type="float" office:value="83.7" table:style-name="ce1">
            <text:p>83,7</text:p>
          </table:table-cell>
          <table:table-cell office:value-type="float" office:value="6.0599999999999987" table:formula="of:=[.B662]-[.$B$5]" table:style-name="ce2">
            <text:p>6,06</text:p>
          </table:table-cell>
          <table:table-cell office:value-type="float" office:value="5.0050020420141426" table:formula="of:=[.$D$2]*(1-EXP(-[.A662]/[.$D$1]))" table:style-name="ce1">
            <text:p>5,005002042</text:p>
          </table:table-cell>
          <table:table-cell office:value-type="float" office:value="1.0549979579858562" table:formula="of:=[.D662]-[.E662]" table:style-name="ce2">
            <text:p>1,05</text:p>
          </table:table-cell>
          <table:table-cell office:value-type="float" office:value="0.69755629320434243" table:formula="of:=1-EXP(-[.A662]/[.$D$1])" table:style-name="ce1">
            <text:p>0,697556293</text:p>
          </table:table-cell>
          <table:table-cell office:value-type="float" office:value="-13475114204.7873" table:formula="of:=([.$D$2]-[.$D$1]*[.$D$1])*[.A662]*[.G662]" table:style-name="ce1">
            <text:p>-13475114205</text:p>
          </table:table-cell>
          <table:table-cell table:number-columns-repeated="16376"/>
        </table:table-row>
        <table:table-row table:style-name="ro1">
          <table:table-cell office:value-type="float" office:value="3028" table:style-name="ce1">
            <text:p>3028</text:p>
          </table:table-cell>
          <table:table-cell office:value-type="float" office:value="25.06" table:style-name="ce1">
            <text:p>25,06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6.1199999999999974" table:formula="of:=[.B663]-[.$B$5]" table:style-name="ce2">
            <text:p>6,12</text:p>
          </table:table-cell>
          <table:table-cell office:value-type="float" office:value="5.0092900181023525" table:formula="of:=[.$D$2]*(1-EXP(-[.A663]/[.$D$1]))" table:style-name="ce1">
            <text:p>5,009290018</text:p>
          </table:table-cell>
          <table:table-cell office:value-type="float" office:value="1.1107099818976449" table:formula="of:=[.D663]-[.E663]" table:style-name="ce2">
            <text:p>1,11</text:p>
          </table:table-cell>
          <table:table-cell office:value-type="float" office:value="0.69815391627828571" table:formula="of:=1-EXP(-[.A663]/[.$D$1])" table:style-name="ce1">
            <text:p>0,698153916</text:p>
          </table:table-cell>
          <table:table-cell office:value-type="float" office:value="-13508965595.286959" table:formula="of:=([.$D$2]-[.$D$1]*[.$D$1])*[.A663]*[.G663]" table:style-name="ce1">
            <text:p>-13508965595</text:p>
          </table:table-cell>
          <table:table-cell table:number-columns-repeated="16376"/>
        </table:table-row>
        <table:table-row table:style-name="ro1">
          <table:table-cell office:value-type="float" office:value="3032" table:style-name="ce1">
            <text:p>3032</text:p>
          </table:table-cell>
          <table:table-cell office:value-type="float" office:value="25.06" table:style-name="ce1">
            <text:p>25,06</text:p>
          </table:table-cell>
          <table:table-cell office:value-type="float" office:value="77.8" table:style-name="ce1">
            <text:p>77,8</text:p>
          </table:table-cell>
          <table:table-cell office:value-type="float" office:value="6.1199999999999974" table:formula="of:=[.B664]-[.$B$5]" table:style-name="ce2">
            <text:p>6,12</text:p>
          </table:table-cell>
          <table:table-cell office:value-type="float" office:value="5.0127142976375589" table:formula="of:=[.$D$2]*(1-EXP(-[.A664]/[.$D$1]))" table:style-name="ce1">
            <text:p>5,012714298</text:p>
          </table:table-cell>
          <table:table-cell office:value-type="float" office:value="1.1072857023624385" table:formula="of:=[.D664]-[.E664]" table:style-name="ce2">
            <text:p>1,11</text:p>
          </table:table-cell>
          <table:table-cell office:value-type="float" office:value="0.69863116438316608" table:formula="of:=1-EXP(-[.A664]/[.$D$1])" table:style-name="ce1">
            <text:p>0,698631164</text:p>
          </table:table-cell>
          <table:table-cell office:value-type="float" office:value="-13536057728.317223" table:formula="of:=([.$D$2]-[.$D$1]*[.$D$1])*[.A664]*[.G664]" table:style-name="ce1">
            <text:p>-13536057728</text:p>
          </table:table-cell>
          <table:table-cell table:number-columns-repeated="16376"/>
        </table:table-row>
        <table:table-row table:style-name="ro1">
          <table:table-cell office:value-type="float" office:value="3037" table:style-name="ce1">
            <text:p>3037</text:p>
          </table:table-cell>
          <table:table-cell office:value-type="float" office:value="25.06" table:style-name="ce1">
            <text:p>25,06</text:p>
          </table:table-cell>
          <table:table-cell office:value-type="float" office:value="75.5" table:style-name="ce1">
            <text:p>75,5</text:p>
          </table:table-cell>
          <table:table-cell office:value-type="float" office:value="6.1199999999999974" table:formula="of:=[.B665]-[.$B$5]" table:style-name="ce2">
            <text:p>6,12</text:p>
          </table:table-cell>
          <table:table-cell office:value-type="float" office:value="5.0169870344537681" table:formula="of:=[.$D$2]*(1-EXP(-[.A665]/[.$D$1]))" table:style-name="ce1">
            <text:p>5,016987034</text:p>
          </table:table-cell>
          <table:table-cell office:value-type="float" office:value="1.1030129655462293" table:formula="of:=[.D665]-[.E665]" table:style-name="ce2">
            <text:p>1,10</text:p>
          </table:table-cell>
          <table:table-cell office:value-type="float" office:value="0.69922666353188445" table:formula="of:=1-EXP(-[.A665]/[.$D$1])" table:style-name="ce1">
            <text:p>0,699226664</text:p>
          </table:table-cell>
          <table:table-cell office:value-type="float" office:value="-13569936613.346035" table:formula="of:=([.$D$2]-[.$D$1]*[.$D$1])*[.A665]*[.G665]" table:style-name="ce1">
            <text:p>-13569936613</text:p>
          </table:table-cell>
          <table:table-cell table:number-columns-repeated="16376"/>
        </table:table-row>
        <table:table-row table:style-name="ro1">
          <table:table-cell office:value-type="float" office:value="3041" table:style-name="ce1">
            <text:p>3041</text:p>
          </table:table-cell>
          <table:table-cell office:value-type="float" office:value="25.06" table:style-name="ce1">
            <text:p>25,06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6.1199999999999974" table:formula="of:=[.B666]-[.$B$5]" table:style-name="ce2">
            <text:p>6,12</text:p>
          </table:table-cell>
          <table:table-cell office:value-type="float" office:value="5.0203991442552418" table:formula="of:=[.$D$2]*(1-EXP(-[.A666]/[.$D$1]))" table:style-name="ce1">
            <text:p>5,020399144</text:p>
          </table:table-cell>
          <table:table-cell office:value-type="float" office:value="1.0996008557447556" table:formula="of:=[.D666]-[.E666]" table:style-name="ce2">
            <text:p>1,10</text:p>
          </table:table-cell>
          <table:table-cell office:value-type="float" office:value="0.69970221551870526" table:formula="of:=1-EXP(-[.A666]/[.$D$1])" table:style-name="ce1">
            <text:p>0,699702216</text:p>
          </table:table-cell>
          <table:table-cell office:value-type="float" office:value="-13597050654.101141" table:formula="of:=([.$D$2]-[.$D$1]*[.$D$1])*[.A666]*[.G666]" table:style-name="ce1">
            <text:p>-13597050654</text:p>
          </table:table-cell>
          <table:table-cell table:number-columns-repeated="16376"/>
        </table:table-row>
        <table:table-row table:style-name="ro1">
          <table:table-cell office:value-type="float" office:value="3046" table:style-name="ce1">
            <text:p>3046</text:p>
          </table:table-cell>
          <table:table-cell office:value-type="float" office:value="25.06" table:style-name="ce1">
            <text:p>25,06</text:p>
          </table:table-cell>
          <table:table-cell office:value-type="float" office:value="77.3" table:style-name="ce1">
            <text:p>77,3</text:p>
          </table:table-cell>
          <table:table-cell office:value-type="float" office:value="6.1199999999999974" table:formula="of:=[.B667]-[.$B$5]" table:style-name="ce2">
            <text:p>6,12</text:p>
          </table:table-cell>
          <table:table-cell office:value-type="float" office:value="5.0246566959591306" table:formula="of:=[.$D$2]*(1-EXP(-[.A667]/[.$D$1]))" table:style-name="ce1">
            <text:p>5,024656696</text:p>
          </table:table-cell>
          <table:table-cell office:value-type="float" office:value="1.0953433040408669" table:formula="of:=[.D667]-[.E667]" table:style-name="ce2">
            <text:p>1,10</text:p>
          </table:table-cell>
          <table:table-cell office:value-type="float" office:value="0.70029559829053234" table:formula="of:=1-EXP(-[.A667]/[.$D$1])" table:style-name="ce1">
            <text:p>0,700295598</text:p>
          </table:table-cell>
          <table:table-cell office:value-type="float" office:value="-13630956814.227991" table:formula="of:=([.$D$2]-[.$D$1]*[.$D$1])*[.A667]*[.G667]" table:style-name="ce1">
            <text:p>-13630956814</text:p>
          </table:table-cell>
          <table:table-cell table:number-columns-repeated="16376"/>
        </table:table-row>
        <table:table-row table:style-name="ro1">
          <table:table-cell office:value-type="float" office:value="3051" table:style-name="ce1">
            <text:p>3051</text:p>
          </table:table-cell>
          <table:table-cell office:value-type="float" office:value="25.06" table:style-name="ce1">
            <text:p>25,06</text:p>
          </table:table-cell>
          <table:table-cell office:value-type="float" office:value="81.7" table:style-name="ce1">
            <text:p>81,7</text:p>
          </table:table-cell>
          <table:table-cell office:value-type="float" office:value="6.1199999999999974" table:formula="of:=[.B668]-[.$B$5]" table:style-name="ce2">
            <text:p>6,12</text:p>
          </table:table-cell>
          <table:table-cell office:value-type="float" office:value="5.0289058348209617" table:formula="of:=[.$D$2]*(1-EXP(-[.A668]/[.$D$1]))" table:style-name="ce1">
            <text:p>5,028905835</text:p>
          </table:table-cell>
          <table:table-cell office:value-type="float" office:value="1.0910941651790358" table:formula="of:=[.D668]-[.E668]" table:style-name="ce2">
            <text:p>1,09</text:p>
          </table:table-cell>
          <table:table-cell office:value-type="float" office:value="0.70088780854916721" table:formula="of:=1-EXP(-[.A668]/[.$D$1])" table:style-name="ce1">
            <text:p>0,700887809</text:p>
          </table:table-cell>
          <table:table-cell office:value-type="float" office:value="-13664878032.817686" table:formula="of:=([.$D$2]-[.$D$1]*[.$D$1])*[.A668]*[.G668]" table:style-name="ce1">
            <text:p>-13664878033</text:p>
          </table:table-cell>
          <table:table-cell table:number-columns-repeated="16376"/>
        </table:table-row>
        <table:table-row table:style-name="ro1">
          <table:table-cell office:value-type="float" office:value="3055" table:style-name="ce1">
            <text:p>3055</text:p>
          </table:table-cell>
          <table:table-cell office:value-type="float" office:value="25.06" table:style-name="ce1">
            <text:p>25,06</text:p>
          </table:table-cell>
          <table:table-cell office:value-type="float" office:value="86.6" table:style-name="ce1">
            <text:p>86,6</text:p>
          </table:table-cell>
          <table:table-cell office:value-type="float" office:value="6.1199999999999974" table:formula="of:=[.B669]-[.$B$5]" table:style-name="ce2">
            <text:p>6,12</text:p>
          </table:table-cell>
          <table:table-cell office:value-type="float" office:value="5.0322990998363197" table:formula="of:=[.$D$2]*(1-EXP(-[.A669]/[.$D$1]))" table:style-name="ce1">
            <text:p>5,0322991</text:p>
          </table:table-cell>
          <table:table-cell office:value-type="float" office:value="1.0877009001636777" table:formula="of:=[.D669]-[.E669]" table:style-name="ce2">
            <text:p>1,09</text:p>
          </table:table-cell>
          <table:table-cell office:value-type="float" office:value="0.70136073410366317" table:formula="of:=1-EXP(-[.A669]/[.$D$1])" table:style-name="ce1">
            <text:p>0,701360734</text:p>
          </table:table-cell>
          <table:table-cell office:value-type="float" office:value="-13692025804.654819" table:formula="of:=([.$D$2]-[.$D$1]*[.$D$1])*[.A669]*[.G669]" table:style-name="ce1">
            <text:p>-13692025805</text:p>
          </table:table-cell>
          <table:table-cell table:number-columns-repeated="16376"/>
        </table:table-row>
        <table:table-row table:style-name="ro1">
          <table:table-cell office:value-type="float" office:value="3060" table:style-name="ce1">
            <text:p>3060</text:p>
          </table:table-cell>
          <table:table-cell office:value-type="float" office:value="25.06" table:style-name="ce1">
            <text:p>25,06</text:p>
          </table:table-cell>
          <table:table-cell office:value-type="float" office:value="88.6" table:style-name="ce1">
            <text:p>88,6</text:p>
          </table:table-cell>
          <table:table-cell office:value-type="float" office:value="6.1199999999999974" table:formula="of:=[.B670]-[.$B$5]" table:style-name="ce2">
            <text:p>6,12</text:p>
          </table:table-cell>
          <table:table-cell office:value-type="float" office:value="5.0365331374518849" table:formula="of:=[.$D$2]*(1-EXP(-[.A670]/[.$D$1]))" table:style-name="ce1">
            <text:p>5,036533137</text:p>
          </table:table-cell>
          <table:table-cell office:value-type="float" office:value="1.0834668625481125" table:formula="of:=[.D670]-[.E670]" table:style-name="ce2">
            <text:p>1,08</text:p>
          </table:table-cell>
          <table:table-cell office:value-type="float" office:value="0.70195083967397243" table:formula="of:=1-EXP(-[.A670]/[.$D$1])" table:style-name="ce1">
            <text:p>0,70195084</text:p>
          </table:table-cell>
          <table:table-cell office:value-type="float" office:value="-13725973959.412983" table:formula="of:=([.$D$2]-[.$D$1]*[.$D$1])*[.A670]*[.G670]" table:style-name="ce1">
            <text:p>-13725973959</text:p>
          </table:table-cell>
          <table:table-cell table:number-columns-repeated="16376"/>
        </table:table-row>
        <table:table-row table:style-name="ro1">
          <table:table-cell office:value-type="float" office:value="3064" table:style-name="ce1">
            <text:p>3064</text:p>
          </table:table-cell>
          <table:table-cell office:value-type="float" office:value="25.06" table:style-name="ce1">
            <text:p>25,06</text:p>
          </table:table-cell>
          <table:table-cell office:value-type="float" office:value="83.4" table:style-name="ce1">
            <text:p>83,4</text:p>
          </table:table-cell>
          <table:table-cell office:value-type="float" office:value="6.1199999999999974" table:formula="of:=[.B671]-[.$B$5]" table:style-name="ce2">
            <text:p>6,12</text:p>
          </table:table-cell>
          <table:table-cell office:value-type="float" office:value="5.0399143429577045" table:formula="of:=[.$D$2]*(1-EXP(-[.A671]/[.$D$1]))" table:style-name="ce1">
            <text:p>5,039914343</text:p>
          </table:table-cell>
          <table:table-cell office:value-type="float" office:value="1.080085657042293" table:formula="of:=[.D671]-[.E671]" table:style-name="ce2">
            <text:p>1,08</text:p>
          </table:table-cell>
          <table:table-cell office:value-type="float" office:value="0.70242208447255639" table:formula="of:=1-EXP(-[.A671]/[.$D$1])" table:style-name="ce1">
            <text:p>0,702422084</text:p>
          </table:table-cell>
          <table:table-cell office:value-type="float" office:value="-13753143193.522678" table:formula="of:=([.$D$2]-[.$D$1]*[.$D$1])*[.A671]*[.G671]" table:style-name="ce1">
            <text:p>-13753143194</text:p>
          </table:table-cell>
          <table:table-cell table:number-columns-repeated="16376"/>
        </table:table-row>
        <table:table-row table:style-name="ro1">
          <table:table-cell office:value-type="float" office:value="3069" table:style-name="ce1">
            <text:p>3069</text:p>
          </table:table-cell>
          <table:table-cell office:value-type="float" office:value="25.06" table:style-name="ce1">
            <text:p>25,06</text:p>
          </table:table-cell>
          <table:table-cell office:value-type="float" office:value="81.5" table:style-name="ce1">
            <text:p>81,5</text:p>
          </table:table-cell>
          <table:table-cell office:value-type="float" office:value="6.1199999999999974" table:formula="of:=[.B672]-[.$B$5]" table:style-name="ce2">
            <text:p>6,12</text:p>
          </table:table-cell>
          <table:table-cell office:value-type="float" office:value="5.0441333329961484" table:formula="of:=[.$D$2]*(1-EXP(-[.A672]/[.$D$1]))" table:style-name="ce1">
            <text:p>5,044133333</text:p>
          </table:table-cell>
          <table:table-cell office:value-type="float" office:value="1.075866667003849" table:formula="of:=[.D672]-[.E672]" table:style-name="ce2">
            <text:p>1,08</text:p>
          </table:table-cell>
          <table:table-cell office:value-type="float" office:value="0.70301009283450677" table:formula="of:=1-EXP(-[.A672]/[.$D$1])" table:style-name="ce1">
            <text:p>0,703010093</text:p>
          </table:table-cell>
          <table:table-cell office:value-type="float" office:value="-13787118068.105005" table:formula="of:=([.$D$2]-[.$D$1]*[.$D$1])*[.A672]*[.G672]" table:style-name="ce1">
            <text:p>-13787118068</text:p>
          </table:table-cell>
          <table:table-cell table:number-columns-repeated="16376"/>
        </table:table-row>
        <table:table-row table:style-name="ro1">
          <table:table-cell office:value-type="float" office:value="3073" table:style-name="ce1">
            <text:p>3073</text:p>
          </table:table-cell>
          <table:table-cell office:value-type="float" office:value="25.06" table:style-name="ce1">
            <text:p>25,06</text:p>
          </table:table-cell>
          <table:table-cell office:value-type="float" office:value="76.3" table:style-name="ce1">
            <text:p>76,3</text:p>
          </table:table-cell>
          <table:table-cell office:value-type="float" office:value="6.1199999999999974" table:formula="of:=[.B673]-[.$B$5]" table:style-name="ce2">
            <text:p>6,12</text:p>
          </table:table-cell>
          <table:table-cell office:value-type="float" office:value="5.0475025218513769" table:formula="of:=[.$D$2]*(1-EXP(-[.A673]/[.$D$1]))" table:style-name="ce1">
            <text:p>5,047502522</text:p>
          </table:table-cell>
          <table:table-cell office:value-type="float" office:value="1.0724974781486205" table:formula="of:=[.D673]-[.E673]" table:style-name="ce2">
            <text:p>1,07</text:p>
          </table:table-cell>
          <table:table-cell office:value-type="float" office:value="0.70347966285050878" table:formula="of:=1-EXP(-[.A673]/[.$D$1])" table:style-name="ce1">
            <text:p>0,703479663</text:p>
          </table:table-cell>
          <table:table-cell office:value-type="float" office:value="-13814308591.891432" table:formula="of:=([.$D$2]-[.$D$1]*[.$D$1])*[.A673]*[.G673]" table:style-name="ce1">
            <text:p>-13814308592</text:p>
          </table:table-cell>
          <table:table-cell table:number-columns-repeated="16376"/>
        </table:table-row>
        <table:table-row table:style-name="ro1">
          <table:table-cell office:value-type="float" office:value="3078" table:style-name="ce1">
            <text:p>3078</text:p>
          </table:table-cell>
          <table:table-cell office:value-type="float" office:value="25.06" table:style-name="ce1">
            <text:p>25,06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6.1199999999999974" table:formula="of:=[.B674]-[.$B$5]" table:style-name="ce2">
            <text:p>6,12</text:p>
          </table:table-cell>
          <table:table-cell office:value-type="float" office:value="5.0517065177911045" table:formula="of:=[.$D$2]*(1-EXP(-[.A674]/[.$D$1]))" table:style-name="ce1">
            <text:p>5,051706518</text:p>
          </table:table-cell>
          <table:table-cell office:value-type="float" office:value="1.068293482208893" table:formula="of:=[.D674]-[.E674]" table:style-name="ce2">
            <text:p>1,07</text:p>
          </table:table-cell>
          <table:table-cell office:value-type="float" office:value="0.70406558145748344" table:formula="of:=1-EXP(-[.A674]/[.$D$1])" table:style-name="ce1">
            <text:p>0,704065581</text:p>
          </table:table-cell>
          <table:table-cell office:value-type="float" office:value="-13848309971.151144" table:formula="of:=([.$D$2]-[.$D$1]*[.$D$1])*[.A674]*[.G674]" table:style-name="ce1">
            <text:p>-13848309971</text:p>
          </table:table-cell>
          <table:table-cell table:number-columns-repeated="16376"/>
        </table:table-row>
        <table:table-row table:style-name="ro1">
          <table:table-cell office:value-type="float" office:value="3083" table:style-name="ce1">
            <text:p>3083</text:p>
          </table:table-cell>
          <table:table-cell office:value-type="float" office:value="25.12" table:style-name="ce1">
            <text:p>25,12</text:p>
          </table:table-cell>
          <table:table-cell office:value-type="float" office:value="76" table:style-name="ce1">
            <text:p>76</text:p>
          </table:table-cell>
          <table:table-cell office:value-type="float" office:value="6.18" table:formula="of:=[.B675]-[.$B$5]" table:style-name="ce2">
            <text:p>6,18</text:p>
          </table:table-cell>
          <table:table-cell office:value-type="float" office:value="5.055902206713955" table:formula="of:=[.$D$2]*(1-EXP(-[.A675]/[.$D$1]))" table:style-name="ce1">
            <text:p>5,055902207</text:p>
          </table:table-cell>
          <table:table-cell office:value-type="float" office:value="1.1240977932860448" table:formula="of:=[.D675]-[.E675]" table:style-name="ce2">
            <text:p>1,12</text:p>
          </table:table-cell>
          <table:table-cell office:value-type="float" office:value="0.70465034230031509" table:formula="of:=1-EXP(-[.A675]/[.$D$1])" table:style-name="ce1">
            <text:p>0,704650342</text:p>
          </table:table-cell>
          <table:table-cell office:value-type="float" office:value="-13882325982.705875" table:formula="of:=([.$D$2]-[.$D$1]*[.$D$1])*[.A675]*[.G675]" table:style-name="ce1">
            <text:p>-13882325983</text:p>
          </table:table-cell>
          <table:table-cell table:number-columns-repeated="16376"/>
        </table:table-row>
        <table:table-row table:style-name="ro1">
          <table:table-cell office:value-type="float" office:value="3087" table:style-name="ce1">
            <text:p>3087</text:p>
          </table:table-cell>
          <table:table-cell office:value-type="float" office:value="25.12" table:style-name="ce1">
            <text:p>25,12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6.18" table:formula="of:=[.B676]-[.$B$5]" table:style-name="ce2">
            <text:p>6,18</text:p>
          </table:table-cell>
          <table:table-cell office:value-type="float" office:value="5.0592527878317259" table:formula="of:=[.$D$2]*(1-EXP(-[.A676]/[.$D$1]))" table:style-name="ce1">
            <text:p>5,059252788</text:p>
          </table:table-cell>
          <table:table-cell office:value-type="float" office:value="1.1207472121682738" table:formula="of:=[.D676]-[.E676]" table:style-name="ce2">
            <text:p>1,12</text:p>
          </table:table-cell>
          <table:table-cell office:value-type="float" office:value="0.70511731892189755" table:formula="of:=1-EXP(-[.A676]/[.$D$1])" table:style-name="ce1">
            <text:p>0,705117319</text:p>
          </table:table-cell>
          <table:table-cell office:value-type="float" office:value="-13909549282.956264" table:formula="of:=([.$D$2]-[.$D$1]*[.$D$1])*[.A676]*[.G676]" table:style-name="ce1">
            <text:p>-13909549283</text:p>
          </table:table-cell>
          <table:table-cell table:number-columns-repeated="16376"/>
        </table:table-row>
        <table:table-row table:style-name="ro1">
          <table:table-cell office:value-type="float" office:value="3092" table:style-name="ce1">
            <text:p>3092</text:p>
          </table:table-cell>
          <table:table-cell office:value-type="float" office:value="25.12" table:style-name="ce1">
            <text:p>25,12</text:p>
          </table:table-cell>
          <table:table-cell office:value-type="float" office:value="79.8" table:style-name="ce1">
            <text:p>79,8</text:p>
          </table:table-cell>
          <table:table-cell office:value-type="float" office:value="6.18" table:formula="of:=[.B677]-[.$B$5]" table:style-name="ce2">
            <text:p>6,18</text:p>
          </table:table-cell>
          <table:table-cell office:value-type="float" office:value="5.0634335654669655" table:formula="of:=[.$D$2]*(1-EXP(-[.A677]/[.$D$1]))" table:style-name="ce1">
            <text:p>5,063433565</text:p>
          </table:table-cell>
          <table:table-cell office:value-type="float" office:value="1.1165664345330342" table:formula="of:=[.D677]-[.E677]" table:style-name="ce2">
            <text:p>1,12</text:p>
          </table:table-cell>
          <table:table-cell office:value-type="float" office:value="0.70570000155128876" table:formula="of:=1-EXP(-[.A677]/[.$D$1])" table:style-name="ce1">
            <text:p>0,705700002</text:p>
          </table:table-cell>
          <table:table-cell office:value-type="float" office:value="-13943591466.882299" table:formula="of:=([.$D$2]-[.$D$1]*[.$D$1])*[.A677]*[.G677]" table:style-name="ce1">
            <text:p>-13943591467</text:p>
          </table:table-cell>
          <table:table-cell table:number-columns-repeated="16376"/>
        </table:table-row>
        <table:table-row table:style-name="ro1">
          <table:table-cell office:value-type="float" office:value="3096" table:style-name="ce1">
            <text:p>3096</text:p>
          </table:table-cell>
          <table:table-cell office:value-type="float" office:value="25.12" table:style-name="ce1">
            <text:p>25,12</text:p>
          </table:table-cell>
          <table:table-cell office:value-type="float" office:value="83.8" table:style-name="ce1">
            <text:p>83,8</text:p>
          </table:table-cell>
          <table:table-cell office:value-type="float" office:value="6.18" table:formula="of:=[.B678]-[.$B$5]" table:style-name="ce2">
            <text:p>6,18</text:p>
          </table:table-cell>
          <table:table-cell office:value-type="float" office:value="5.0667722387718275" table:formula="of:=[.$D$2]*(1-EXP(-[.A678]/[.$D$1]))" table:style-name="ce1">
            <text:p>5,066772239</text:p>
          </table:table-cell>
          <table:table-cell office:value-type="float" office:value="1.1132277612281722" table:formula="of:=[.D678]-[.E678]" table:style-name="ce2">
            <text:p>1,11</text:p>
          </table:table-cell>
          <table:table-cell office:value-type="float" office:value="0.70616531855919606" table:formula="of:=1-EXP(-[.A678]/[.$D$1])" table:style-name="ce1">
            <text:p>0,706165319</text:p>
          </table:table-cell>
          <table:table-cell office:value-type="float" office:value="-13970835620.062328" table:formula="of:=([.$D$2]-[.$D$1]*[.$D$1])*[.A678]*[.G678]" table:style-name="ce1">
            <text:p>-13970835620</text:p>
          </table:table-cell>
          <table:table-cell table:number-columns-repeated="16376"/>
        </table:table-row>
        <table:table-row table:style-name="ro1">
          <table:table-cell office:value-type="float" office:value="3101" table:style-name="ce1">
            <text:p>3101</text:p>
          </table:table-cell>
          <table:table-cell office:value-type="float" office:value="25.12" table:style-name="ce1">
            <text:p>25,12</text:p>
          </table:table-cell>
          <table:table-cell office:value-type="float" office:value="85.9" table:style-name="ce1">
            <text:p>85,9</text:p>
          </table:table-cell>
          <table:table-cell office:value-type="float" office:value="6.18" table:formula="of:=[.B679]-[.$B$5]" table:style-name="ce2">
            <text:p>6,18</text:p>
          </table:table-cell>
          <table:table-cell office:value-type="float" office:value="5.0709381581134938" table:formula="of:=[.$D$2]*(1-EXP(-[.A679]/[.$D$1]))" table:style-name="ce1">
            <text:p>5,070938158</text:p>
          </table:table-cell>
          <table:table-cell office:value-type="float" office:value="1.1090618418865059" table:formula="of:=[.D679]-[.E679]" table:style-name="ce2">
            <text:p>1,11</text:p>
          </table:table-cell>
          <table:table-cell office:value-type="float" office:value="0.70674593036102284" table:formula="of:=1-EXP(-[.A679]/[.$D$1])" table:style-name="ce1">
            <text:p>0,70674593</text:p>
          </table:table-cell>
          <table:table-cell office:value-type="float" office:value="-14004903764.24707" table:formula="of:=([.$D$2]-[.$D$1]*[.$D$1])*[.A679]*[.G679]" table:style-name="ce1">
            <text:p>-14004903764</text:p>
          </table:table-cell>
          <table:table-cell table:number-columns-repeated="16376"/>
        </table:table-row>
        <table:table-row table:style-name="ro1">
          <table:table-cell office:value-type="float" office:value="3105" table:style-name="ce1">
            <text:p>3105</text:p>
          </table:table-cell>
          <table:table-cell office:value-type="float" office:value="25.12" table:style-name="ce1">
            <text:p>25,12</text:p>
          </table:table-cell>
          <table:table-cell office:value-type="float" office:value="82.6" table:style-name="ce1">
            <text:p>82,6</text:p>
          </table:table-cell>
          <table:table-cell office:value-type="float" office:value="6.18" table:formula="of:=[.B680]-[.$B$5]" table:style-name="ce2">
            <text:p>6,18</text:p>
          </table:table-cell>
          <table:table-cell office:value-type="float" office:value="5.0742649659252734" table:formula="of:=[.$D$2]*(1-EXP(-[.A680]/[.$D$1]))" table:style-name="ce1">
            <text:p>5,074264966</text:p>
          </table:table-cell>
          <table:table-cell office:value-type="float" office:value="1.1057350340747263" table:formula="of:=[.D680]-[.E680]" table:style-name="ce2">
            <text:p>1,11</text:p>
          </table:table-cell>
          <table:table-cell office:value-type="float" office:value="0.70720959365344671" table:formula="of:=1-EXP(-[.A680]/[.$D$1])" table:style-name="ce1">
            <text:p>0,707209594</text:p>
          </table:table-cell>
          <table:table-cell office:value-type="float" office:value="-14032168601.13809" table:formula="of:=([.$D$2]-[.$D$1]*[.$D$1])*[.A680]*[.G680]" table:style-name="ce1">
            <text:p>-14032168601</text:p>
          </table:table-cell>
          <table:table-cell table:number-columns-repeated="16376"/>
        </table:table-row>
        <table:table-row table:style-name="ro1">
          <table:table-cell office:value-type="float" office:value="3110" table:style-name="ce1">
            <text:p>3110</text:p>
          </table:table-cell>
          <table:table-cell office:value-type="float" office:value="25.12" table:style-name="ce1">
            <text:p>25,12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6.18" table:formula="of:=[.B681]-[.$B$5]" table:style-name="ce2">
            <text:p>6,18</text:p>
          </table:table-cell>
          <table:table-cell office:value-type="float" office:value="5.0784160797790641" table:formula="of:=[.$D$2]*(1-EXP(-[.A681]/[.$D$1]))" table:style-name="ce1">
            <text:p>5,07841608</text:p>
          </table:table-cell>
          <table:table-cell office:value-type="float" office:value="1.1015839202209357" table:formula="of:=[.D681]-[.E681]" table:style-name="ce2">
            <text:p>1,10</text:p>
          </table:table-cell>
          <table:table-cell office:value-type="float" office:value="0.70778814198733597" table:formula="of:=1-EXP(-[.A681]/[.$D$1])" table:style-name="ce1">
            <text:p>0,707788142</text:p>
          </table:table-cell>
          <table:table-cell office:value-type="float" office:value="-14066262494.64604" table:formula="of:=([.$D$2]-[.$D$1]*[.$D$1])*[.A681]*[.G681]" table:style-name="ce1">
            <text:p>-14066262495</text:p>
          </table:table-cell>
          <table:table-cell table:number-columns-repeated="16376"/>
        </table:table-row>
        <table:table-row table:style-name="ro1">
          <table:table-cell office:value-type="float" office:value="3115" table:style-name="ce1">
            <text:p>3115</text:p>
          </table:table-cell>
          <table:table-cell office:value-type="float" office:value="25.12" table:style-name="ce1">
            <text:p>25,12</text:p>
          </table:table-cell>
          <table:table-cell office:value-type="float" office:value="78.7" table:style-name="ce1">
            <text:p>78,7</text:p>
          </table:table-cell>
          <table:table-cell office:value-type="float" office:value="6.18" table:formula="of:=[.B682]-[.$B$5]" table:style-name="ce2">
            <text:p>6,18</text:p>
          </table:table-cell>
          <table:table-cell office:value-type="float" office:value="5.0825589911099858" table:formula="of:=[.$D$2]*(1-EXP(-[.A682]/[.$D$1]))" table:style-name="ce1">
            <text:p>5,082558991</text:p>
          </table:table-cell>
          <table:table-cell office:value-type="float" office:value="1.0974410088900139" table:formula="of:=[.D682]-[.E682]" table:style-name="ce2">
            <text:p>1,10</text:p>
          </table:table-cell>
          <table:table-cell office:value-type="float" office:value="0.70836554712060318" table:formula="of:=1-EXP(-[.A682]/[.$D$1])" table:style-name="ce1">
            <text:p>0,708365547</text:p>
          </table:table-cell>
          <table:table-cell office:value-type="float" office:value="-14100370602.619993" table:formula="of:=([.$D$2]-[.$D$1]*[.$D$1])*[.A682]*[.G682]" table:style-name="ce1">
            <text:p>-14100370603</text:p>
          </table:table-cell>
          <table:table-cell table:number-columns-repeated="16376"/>
        </table:table-row>
        <table:table-row table:style-name="ro1">
          <table:table-cell office:value-type="float" office:value="3119" table:style-name="ce1">
            <text:p>3119</text:p>
          </table:table-cell>
          <table:table-cell office:value-type="float" office:value="25.19" table:style-name="ce1">
            <text:p>25,19</text:p>
          </table:table-cell>
          <table:table-cell office:value-type="float" office:value="75.7" table:style-name="ce1">
            <text:p>75,7</text:p>
          </table:table-cell>
          <table:table-cell office:value-type="float" office:value="6.25" table:formula="of:=[.B683]-[.$B$5]" table:style-name="ce2">
            <text:p>6,25</text:p>
          </table:table-cell>
          <table:table-cell office:value-type="float" office:value="5.0858674252511316" table:formula="of:=[.$D$2]*(1-EXP(-[.A683]/[.$D$1]))" table:style-name="ce1">
            <text:p>5,085867425</text:p>
          </table:table-cell>
          <table:table-cell office:value-type="float" office:value="1.1641325747488684" table:formula="of:=[.D683]-[.E683]" table:style-name="ce2">
            <text:p>1,16</text:p>
          </table:table-cell>
          <table:table-cell office:value-type="float" office:value="0.7088266496409289" table:formula="of:=1-EXP(-[.A683]/[.$D$1])" table:style-name="ce1">
            <text:p>0,70882665</text:p>
          </table:table-cell>
          <table:table-cell office:value-type="float" office:value="-14127667280.035885" table:formula="of:=([.$D$2]-[.$D$1]*[.$D$1])*[.A683]*[.G683]" table:style-name="ce1">
            <text:p>-14127667280</text:p>
          </table:table-cell>
          <table:table-cell table:number-columns-repeated="16376"/>
        </table:table-row>
        <table:table-row table:style-name="ro1">
          <table:table-cell office:value-type="float" office:value="3124" table:style-name="ce1">
            <text:p>3124</text:p>
          </table:table-cell>
          <table:table-cell office:value-type="float" office:value="25.19" table:style-name="ce1">
            <text:p>25,19</text:p>
          </table:table-cell>
          <table:table-cell office:value-type="float" office:value="73.7" table:style-name="ce1">
            <text:p>73,7</text:p>
          </table:table-cell>
          <table:table-cell office:value-type="float" office:value="6.25" table:formula="of:=[.B684]-[.$B$5]" table:style-name="ce2">
            <text:p>6,25</text:p>
          </table:table-cell>
          <table:table-cell office:value-type="float" office:value="5.0899956128636026" table:formula="of:=[.$D$2]*(1-EXP(-[.A684]/[.$D$1]))" table:style-name="ce1">
            <text:p>5,089995613</text:p>
          </table:table-cell>
          <table:table-cell office:value-type="float" office:value="1.1600043871363974" table:formula="of:=[.D684]-[.E684]" table:style-name="ce2">
            <text:p>1,16</text:p>
          </table:table-cell>
          <table:table-cell office:value-type="float" office:value="0.70940200270261289" table:formula="of:=1-EXP(-[.A684]/[.$D$1])" table:style-name="ce1">
            <text:p>0,709402003</text:p>
          </table:table-cell>
          <table:table-cell office:value-type="float" office:value="-14161800811.537453" table:formula="of:=([.$D$2]-[.$D$1]*[.$D$1])*[.A684]*[.G684]" table:style-name="ce1">
            <text:p>-14161800812</text:p>
          </table:table-cell>
          <table:table-cell table:number-columns-repeated="16376"/>
        </table:table-row>
        <table:table-row table:style-name="ro1">
          <table:table-cell office:value-type="float" office:value="3128" table:style-name="ce1">
            <text:p>3128</text:p>
          </table:table-cell>
          <table:table-cell office:value-type="float" office:value="25.19" table:style-name="ce1">
            <text:p>25,19</text:p>
          </table:table-cell>
          <table:table-cell office:value-type="float" office:value="75.3" table:style-name="ce1">
            <text:p>75,3</text:p>
          </table:table-cell>
          <table:table-cell office:value-type="float" office:value="6.25" table:formula="of:=[.B685]-[.$B$5]" table:style-name="ce2">
            <text:p>6,25</text:p>
          </table:table-cell>
          <table:table-cell office:value-type="float" office:value="5.093292288980277" table:formula="of:=[.$D$2]*(1-EXP(-[.A685]/[.$D$1]))" table:style-name="ce1">
            <text:p>5,093292289</text:p>
          </table:table-cell>
          <table:table-cell office:value-type="float" office:value="1.156707711019723" table:formula="of:=[.D685]-[.E685]" table:style-name="ce2">
            <text:p>1,16</text:p>
          </table:table-cell>
          <table:table-cell office:value-type="float" office:value="0.70986146648555226" table:formula="of:=1-EXP(-[.A685]/[.$D$1])" table:style-name="ce1">
            <text:p>0,709861466</text:p>
          </table:table-cell>
          <table:table-cell office:value-type="float" office:value="-14189117744.473907" table:formula="of:=([.$D$2]-[.$D$1]*[.$D$1])*[.A685]*[.G685]" table:style-name="ce1">
            <text:p>-14189117744</text:p>
          </table:table-cell>
          <table:table-cell table:number-columns-repeated="16376"/>
        </table:table-row>
        <table:table-row table:style-name="ro1">
          <table:table-cell office:value-type="float" office:value="3133" table:style-name="ce1">
            <text:p>3133</text:p>
          </table:table-cell>
          <table:table-cell office:value-type="float" office:value="25.19" table:style-name="ce1">
            <text:p>25,19</text:p>
          </table:table-cell>
          <table:table-cell office:value-type="float" office:value="80.8" table:style-name="ce1">
            <text:p>80,8</text:p>
          </table:table-cell>
          <table:table-cell office:value-type="float" office:value="6.25" table:formula="of:=[.B686]-[.$B$5]" table:style-name="ce2">
            <text:p>6,25</text:p>
          </table:table-cell>
          <table:table-cell office:value-type="float" office:value="5.0974058052017233" table:formula="of:=[.$D$2]*(1-EXP(-[.A686]/[.$D$1]))" table:style-name="ce1">
            <text:p>5,097405805</text:p>
          </table:table-cell>
          <table:table-cell office:value-type="float" office:value="1.1525941947982767" table:formula="of:=[.D686]-[.E686]" table:style-name="ce2">
            <text:p>1,15</text:p>
          </table:table-cell>
          <table:table-cell office:value-type="float" office:value="0.71043477476862205" table:formula="of:=1-EXP(-[.A686]/[.$D$1])" table:style-name="ce1">
            <text:p>0,710434775</text:p>
          </table:table-cell>
          <table:table-cell office:value-type="float" office:value="-14223276491.549965" table:formula="of:=([.$D$2]-[.$D$1]*[.$D$1])*[.A686]*[.G686]" table:style-name="ce1">
            <text:p>-14223276492</text:p>
          </table:table-cell>
          <table:table-cell table:number-columns-repeated="16376"/>
        </table:table-row>
        <table:table-row table:style-name="ro1">
          <table:table-cell office:value-type="float" office:value="3138" table:style-name="ce1">
            <text:p>3138</text:p>
          </table:table-cell>
          <table:table-cell office:value-type="float" office:value="25.19" table:style-name="ce1">
            <text:p>25,19</text:p>
          </table:table-cell>
          <table:table-cell office:value-type="float" office:value="84.8" table:style-name="ce1">
            <text:p>84,8</text:p>
          </table:table-cell>
          <table:table-cell office:value-type="float" office:value="6.25" table:formula="of:=[.B687]-[.$B$5]" table:style-name="ce2">
            <text:p>6,25</text:p>
          </table:table-cell>
          <table:table-cell office:value-type="float" office:value="5.1015111931925157" table:formula="of:=[.$D$2]*(1-EXP(-[.A687]/[.$D$1]))" table:style-name="ce1">
            <text:p>5,101511193</text:p>
          </table:table-cell>
          <table:table-cell office:value-type="float" office:value="1.1484888068074843" table:formula="of:=[.D687]-[.E687]" table:style-name="ce2">
            <text:p>1,15</text:p>
          </table:table-cell>
          <table:table-cell office:value-type="float" office:value="0.71100695020531179" table:formula="of:=1-EXP(-[.A687]/[.$D$1])" table:style-name="ce1">
            <text:p>0,71100695</text:p>
          </table:table-cell>
          <table:table-cell office:value-type="float" office:value="-14257449157.848335" table:formula="of:=([.$D$2]-[.$D$1]*[.$D$1])*[.A687]*[.G687]" table:style-name="ce1">
            <text:p>-14257449158</text:p>
          </table:table-cell>
          <table:table-cell table:number-columns-repeated="16376"/>
        </table:table-row>
        <table:table-row table:style-name="ro1">
          <table:table-cell office:value-type="float" office:value="3142" table:style-name="ce1">
            <text:p>3142</text:p>
          </table:table-cell>
          <table:table-cell office:value-type="float" office:value="25.19" table:style-name="ce1">
            <text:p>25,19</text:p>
          </table:table-cell>
          <table:table-cell office:value-type="float" office:value="88.4" table:style-name="ce1">
            <text:p>88,4</text:p>
          </table:table-cell>
          <table:table-cell office:value-type="float" office:value="6.25" table:formula="of:=[.B688]-[.$B$5]" table:style-name="ce2">
            <text:p>6,25</text:p>
          </table:table-cell>
          <table:table-cell office:value-type="float" office:value="5.1047896620532898" table:formula="of:=[.$D$2]*(1-EXP(-[.A688]/[.$D$1]))" table:style-name="ce1">
            <text:p>5,104789662</text:p>
          </table:table-cell>
          <table:table-cell office:value-type="float" office:value="1.1452103379467102" table:formula="of:=[.D688]-[.E688]" table:style-name="ce2">
            <text:p>1,15</text:p>
          </table:table-cell>
          <table:table-cell office:value-type="float" office:value="0.71146387640967901" table:formula="of:=1-EXP(-[.A688]/[.$D$1])" table:style-name="ce1">
            <text:p>0,711463876</text:p>
          </table:table-cell>
          <table:table-cell office:value-type="float" office:value="-14284797269.962294" table:formula="of:=([.$D$2]-[.$D$1]*[.$D$1])*[.A688]*[.G688]" table:style-name="ce1">
            <text:p>-14284797270</text:p>
          </table:table-cell>
          <table:table-cell table:number-columns-repeated="16376"/>
        </table:table-row>
        <table:table-row table:style-name="ro1">
          <table:table-cell office:value-type="float" office:value="3147" table:style-name="ce1">
            <text:p>3147</text:p>
          </table:table-cell>
          <table:table-cell office:value-type="float" office:value="25.19" table:style-name="ce1">
            <text:p>25,19</text:p>
          </table:table-cell>
          <table:table-cell office:value-type="float" office:value="86.4" table:style-name="ce1">
            <text:p>86,4</text:p>
          </table:table-cell>
          <table:table-cell office:value-type="float" office:value="6.25" table:formula="of:=[.B689]-[.$B$5]" table:style-name="ce2">
            <text:p>6,25</text:p>
          </table:table-cell>
          <table:table-cell office:value-type="float" office:value="5.1088804596818758" table:formula="of:=[.$D$2]*(1-EXP(-[.A689]/[.$D$1]))" table:style-name="ce1">
            <text:p>5,10888046</text:p>
          </table:table-cell>
          <table:table-cell office:value-type="float" office:value="1.1411195403181242" table:formula="of:=[.D689]-[.E689]" table:style-name="ce2">
            <text:p>1,14</text:p>
          </table:table-cell>
          <table:table-cell office:value-type="float" office:value="0.71203401836088931" table:formula="of:=1-EXP(-[.A689]/[.$D$1])" table:style-name="ce1">
            <text:p>0,712034018</text:p>
          </table:table-cell>
          <table:table-cell office:value-type="float" office:value="-14318994830.650171" table:formula="of:=([.$D$2]-[.$D$1]*[.$D$1])*[.A689]*[.G689]" table:style-name="ce1">
            <text:p>-14318994831</text:p>
          </table:table-cell>
          <table:table-cell table:number-columns-repeated="16376"/>
        </table:table-row>
        <table:table-row table:style-name="ro1">
          <table:table-cell office:value-type="float" office:value="3151" table:style-name="ce1">
            <text:p>3151</text:p>
          </table:table-cell>
          <table:table-cell office:value-type="float" office:value="25.19" table:style-name="ce1">
            <text:p>25,19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6.25" table:formula="of:=[.B690]-[.$B$5]" table:style-name="ce2">
            <text:p>6,25</text:p>
          </table:table-cell>
          <table:table-cell office:value-type="float" office:value="5.112147277013424" table:formula="of:=[.$D$2]*(1-EXP(-[.A690]/[.$D$1]))" table:style-name="ce1">
            <text:p>5,112147277</text:p>
          </table:table-cell>
          <table:table-cell office:value-type="float" office:value="1.137852722986576" table:formula="of:=[.D690]-[.E690]" table:style-name="ce2">
            <text:p>1,14</text:p>
          </table:table-cell>
          <table:table-cell office:value-type="float" office:value="0.71248932067030724" table:formula="of:=1-EXP(-[.A690]/[.$D$1])" table:style-name="ce1">
            <text:p>0,712489321</text:p>
          </table:table-cell>
          <table:table-cell office:value-type="float" office:value="-14346362776.153959" table:formula="of:=([.$D$2]-[.$D$1]*[.$D$1])*[.A690]*[.G690]" table:style-name="ce1">
            <text:p>-14346362776</text:p>
          </table:table-cell>
          <table:table-cell table:number-columns-repeated="16376"/>
        </table:table-row>
        <table:table-row table:style-name="ro1">
          <table:table-cell office:value-type="float" office:value="3156" table:style-name="ce1">
            <text:p>3156</text:p>
          </table:table-cell>
          <table:table-cell office:value-type="float" office:value="25.25" table:style-name="ce1">
            <text:p>25,25</text:p>
          </table:table-cell>
          <table:table-cell office:value-type="float" office:value="77.7" table:style-name="ce1">
            <text:p>77,7</text:p>
          </table:table-cell>
          <table:table-cell office:value-type="float" office:value="6.3099999999999987" table:formula="of:=[.B691]-[.$B$5]" table:style-name="ce2">
            <text:p>6,31</text:p>
          </table:table-cell>
          <table:table-cell office:value-type="float" office:value="5.1162235361332868" table:formula="of:=[.$D$2]*(1-EXP(-[.A691]/[.$D$1]))" table:style-name="ce1">
            <text:p>5,116223536</text:p>
          </table:table-cell>
          <table:table-cell office:value-type="float" office:value="1.1937764638667119" table:formula="of:=[.D691]-[.E691]" table:style-name="ce2">
            <text:p>1,19</text:p>
          </table:table-cell>
          <table:table-cell office:value-type="float" office:value="0.71305743636295293" table:formula="of:=1-EXP(-[.A691]/[.$D$1])" table:style-name="ce1">
            <text:p>0,713057436</text:p>
          </table:table-cell>
          <table:table-cell office:value-type="float" office:value="-14380585026.223879" table:formula="of:=([.$D$2]-[.$D$1]*[.$D$1])*[.A691]*[.G691]" table:style-name="ce1">
            <text:p>-14380585026</text:p>
          </table:table-cell>
          <table:table-cell table:number-columns-repeated="16376"/>
        </table:table-row>
        <table:table-row table:style-name="ro1">
          <table:table-cell office:value-type="float" office:value="3160" table:style-name="ce1">
            <text:p>3160</text:p>
          </table:table-cell>
          <table:table-cell office:value-type="float" office:value="25.19" table:style-name="ce1">
            <text:p>25,19</text:p>
          </table:table-cell>
          <table:table-cell office:value-type="float" office:value="74.2" table:style-name="ce1">
            <text:p>74,2</text:p>
          </table:table-cell>
          <table:table-cell office:value-type="float" office:value="6.25" table:formula="of:=[.B692]-[.$B$5]" table:style-name="ce2">
            <text:p>6,25</text:p>
          </table:table-cell>
          <table:table-cell office:value-type="float" office:value="5.1194787433446143" table:formula="of:=[.$D$2]*(1-EXP(-[.A692]/[.$D$1]))" table:style-name="ce1">
            <text:p>5,119478743</text:p>
          </table:table-cell>
          <table:table-cell office:value-type="float" office:value="1.1305212566553857" table:formula="of:=[.D692]-[.E692]" table:style-name="ce2">
            <text:p>1,13</text:p>
          </table:table-cell>
          <table:table-cell office:value-type="float" office:value="0.71351112054867039" table:formula="of:=1-EXP(-[.A692]/[.$D$1])" table:style-name="ce1">
            <text:p>0,713511121</text:p>
          </table:table-cell>
          <table:table-cell office:value-type="float" office:value="-14407972641.569195" table:formula="of:=([.$D$2]-[.$D$1]*[.$D$1])*[.A692]*[.G692]" table:style-name="ce1">
            <text:p>-14407972642</text:p>
          </table:table-cell>
          <table:table-cell table:number-columns-repeated="16376"/>
        </table:table-row>
        <table:table-row table:style-name="ro1">
          <table:table-cell office:value-type="float" office:value="3165" table:style-name="ce1">
            <text:p>3165</text:p>
          </table:table-cell>
          <table:table-cell office:value-type="float" office:value="25.19" table:style-name="ce1">
            <text:p>25,19</text:p>
          </table:table-cell>
          <table:table-cell office:value-type="float" office:value="72.2" table:style-name="ce1">
            <text:p>72,2</text:p>
          </table:table-cell>
          <table:table-cell office:value-type="float" office:value="6.25" table:formula="of:=[.B693]-[.$B$5]" table:style-name="ce2">
            <text:p>6,25</text:p>
          </table:table-cell>
          <table:table-cell office:value-type="float" office:value="5.1235405156249527" table:formula="of:=[.$D$2]*(1-EXP(-[.A693]/[.$D$1]))" table:style-name="ce1">
            <text:p>5,123540516</text:p>
          </table:table-cell>
          <table:table-cell office:value-type="float" office:value="1.1264594843750473" table:formula="of:=[.D693]-[.E693]" table:style-name="ce2">
            <text:p>1,13</text:p>
          </table:table-cell>
          <table:table-cell office:value-type="float" office:value="0.7140772171839822" table:formula="of:=1-EXP(-[.A693]/[.$D$1])" table:style-name="ce1">
            <text:p>0,714077217</text:p>
          </table:table-cell>
          <table:table-cell office:value-type="float" office:value="-14442219377.156433" table:formula="of:=([.$D$2]-[.$D$1]*[.$D$1])*[.A693]*[.G693]" table:style-name="ce1">
            <text:p>-14442219377</text:p>
          </table:table-cell>
          <table:table-cell table:number-columns-repeated="16376"/>
        </table:table-row>
        <table:table-row table:style-name="ro1">
          <table:table-cell office:value-type="float" office:value="3170" table:style-name="ce1">
            <text:p>3170</text:p>
          </table:table-cell>
          <table:table-cell office:value-type="float" office:value="25.19" table:style-name="ce1">
            <text:p>25,19</text:p>
          </table:table-cell>
          <table:table-cell office:value-type="float" office:value="74.8" table:style-name="ce1">
            <text:p>74,8</text:p>
          </table:table-cell>
          <table:table-cell office:value-type="float" office:value="6.25" table:formula="of:=[.B694]-[.$B$5]" table:style-name="ce2">
            <text:p>6,25</text:p>
          </table:table-cell>
          <table:table-cell office:value-type="float" office:value="5.1275942619196897" table:formula="of:=[.$D$2]*(1-EXP(-[.A694]/[.$D$1]))" table:style-name="ce1">
            <text:p>5,127594262</text:p>
          </table:table-cell>
          <table:table-cell office:value-type="float" office:value="1.1224057380803103" table:formula="of:=[.D694]-[.E694]" table:style-name="ce2">
            <text:p>1,12</text:p>
          </table:table-cell>
          <table:table-cell office:value-type="float" office:value="0.7146421952229941" table:formula="of:=1-EXP(-[.A694]/[.$D$1])" table:style-name="ce1">
            <text:p>0,714642195</text:p>
          </table:table-cell>
          <table:table-cell office:value-type="float" office:value="-14476479628.13797" table:formula="of:=([.$D$2]-[.$D$1]*[.$D$1])*[.A694]*[.G694]" table:style-name="ce1">
            <text:p>-14476479628</text:p>
          </table:table-cell>
          <table:table-cell table:number-columns-repeated="16376"/>
        </table:table-row>
        <table:table-row table:style-name="ro1">
          <table:table-cell office:value-type="float" office:value="3174" table:style-name="ce1">
            <text:p>3174</text:p>
          </table:table-cell>
          <table:table-cell office:value-type="float" office:value="25.19" table:style-name="ce1">
            <text:p>25,19</text:p>
          </table:table-cell>
          <table:table-cell office:value-type="float" office:value="78" table:style-name="ce1">
            <text:p>78</text:p>
          </table:table-cell>
          <table:table-cell office:value-type="float" office:value="6.25" table:formula="of:=[.B695]-[.$B$5]" table:style-name="ce2">
            <text:p>6,25</text:p>
          </table:table-cell>
          <table:table-cell office:value-type="float" office:value="5.1308314909042805" table:formula="of:=[.$D$2]*(1-EXP(-[.A695]/[.$D$1]))" table:style-name="ce1">
            <text:p>5,130831491</text:p>
          </table:table-cell>
          <table:table-cell office:value-type="float" office:value="1.1191685090957195" table:formula="of:=[.D695]-[.E695]" table:style-name="ce2">
            <text:p>1,12</text:p>
          </table:table-cell>
          <table:table-cell office:value-type="float" office:value="0.71509337375035309" table:formula="of:=1-EXP(-[.A695]/[.$D$1])" table:style-name="ce1">
            <text:p>0,715093374</text:p>
          </table:table-cell>
          <table:table-cell office:value-type="float" office:value="-14503897518.084003" table:formula="of:=([.$D$2]-[.$D$1]*[.$D$1])*[.A695]*[.G695]" table:style-name="ce1">
            <text:p>-14503897518</text:p>
          </table:table-cell>
          <table:table-cell table:number-columns-repeated="16376"/>
        </table:table-row>
        <table:table-row table:style-name="ro1">
          <table:table-cell office:value-type="float" office:value="3179" table:style-name="ce1">
            <text:p>3179</text:p>
          </table:table-cell>
          <table:table-cell office:value-type="float" office:value="25.25" table:style-name="ce1">
            <text:p>25,25</text:p>
          </table:table-cell>
          <table:table-cell office:value-type="float" office:value="82.4" table:style-name="ce1">
            <text:p>82,4</text:p>
          </table:table-cell>
          <table:table-cell office:value-type="float" office:value="6.3099999999999987" table:formula="of:=[.B696]-[.$B$5]" table:style-name="ce2">
            <text:p>6,31</text:p>
          </table:table-cell>
          <table:table-cell office:value-type="float" office:value="5.1348708303690511" table:formula="of:=[.$D$2]*(1-EXP(-[.A696]/[.$D$1]))" table:style-name="ce1">
            <text:p>5,13487083</text:p>
          </table:table-cell>
          <table:table-cell office:value-type="float" office:value="1.1751291696309476" table:formula="of:=[.D696]-[.E696]" table:style-name="ce2">
            <text:p>1,18</text:p>
          </table:table-cell>
          <table:table-cell office:value-type="float" office:value="0.71565634388310961" table:formula="of:=1-EXP(-[.A696]/[.$D$1])" table:style-name="ce1">
            <text:p>0,715656344</text:p>
          </table:table-cell>
          <table:table-cell office:value-type="float" office:value="-14538181939.718317" table:formula="of:=([.$D$2]-[.$D$1]*[.$D$1])*[.A696]*[.G696]" table:style-name="ce1">
            <text:p>-14538181940</text:p>
          </table:table-cell>
          <table:table-cell table:number-columns-repeated="16376"/>
        </table:table-row>
        <table:table-row table:style-name="ro1">
          <table:table-cell office:value-type="float" office:value="3183" table:style-name="ce1">
            <text:p>3183</text:p>
          </table:table-cell>
          <table:table-cell office:value-type="float" office:value="25.25" table:style-name="ce1">
            <text:p>25,25</text:p>
          </table:table-cell>
          <table:table-cell office:value-type="float" office:value="85" table:style-name="ce1">
            <text:p>85</text:p>
          </table:table-cell>
          <table:table-cell office:value-type="float" office:value="6.3099999999999987" table:formula="of:=[.B697]-[.$B$5]" table:style-name="ce2">
            <text:p>6,31</text:p>
          </table:table-cell>
          <table:table-cell office:value-type="float" office:value="5.1380965543890582" table:formula="of:=[.$D$2]*(1-EXP(-[.A697]/[.$D$1]))" table:style-name="ce1">
            <text:p>5,138096554</text:p>
          </table:table-cell>
          <table:table-cell office:value-type="float" office:value="1.1719034456109405" table:formula="of:=[.D697]-[.E697]" table:style-name="ce2">
            <text:p>1,17</text:p>
          </table:table-cell>
          <table:table-cell office:value-type="float" office:value="0.71610591894250186" table:formula="of:=1-EXP(-[.A697]/[.$D$1])" table:style-name="ce1">
            <text:p>0,716105919</text:p>
          </table:table-cell>
          <table:table-cell office:value-type="float" office:value="-14565619085.68202" table:formula="of:=([.$D$2]-[.$D$1]*[.$D$1])*[.A697]*[.G697]" table:style-name="ce1">
            <text:p>-14565619086</text:p>
          </table:table-cell>
          <table:table-cell table:number-columns-repeated="16376"/>
        </table:table-row>
        <table:table-row table:style-name="ro1">
          <table:table-cell office:value-type="float" office:value="3188" table:style-name="ce1">
            <text:p>3188</text:p>
          </table:table-cell>
          <table:table-cell office:value-type="float" office:value="25.25" table:style-name="ce1">
            <text:p>25,25</text:p>
          </table:table-cell>
          <table:table-cell office:value-type="float" office:value="87.1" table:style-name="ce1">
            <text:p>87,1</text:p>
          </table:table-cell>
          <table:table-cell office:value-type="float" office:value="6.3099999999999987" table:formula="of:=[.B698]-[.$B$5]" table:style-name="ce2">
            <text:p>6,31</text:p>
          </table:table-cell>
          <table:table-cell office:value-type="float" office:value="5.1421215382250809" table:formula="of:=[.$D$2]*(1-EXP(-[.A698]/[.$D$1]))" table:style-name="ce1">
            <text:p>5,142121538</text:p>
          </table:table-cell>
          <table:table-cell office:value-type="float" office:value="1.1678784617749178" table:formula="of:=[.D698]-[.E698]" table:style-name="ce2">
            <text:p>1,17</text:p>
          </table:table-cell>
          <table:table-cell office:value-type="float" office:value="0.71666688830501046" table:formula="of:=1-EXP(-[.A698]/[.$D$1])" table:style-name="ce1">
            <text:p>0,716666888</text:p>
          </table:table-cell>
          <table:table-cell office:value-type="float" office:value="-14599927476.999653" table:formula="of:=([.$D$2]-[.$D$1]*[.$D$1])*[.A698]*[.G698]" table:style-name="ce1">
            <text:p>-14599927477</text:p>
          </table:table-cell>
          <table:table-cell table:number-columns-repeated="16376"/>
        </table:table-row>
        <table:table-row table:style-name="ro1">
          <table:table-cell office:value-type="float" office:value="3192" table:style-name="ce1">
            <text:p>3192</text:p>
          </table:table-cell>
          <table:table-cell office:value-type="float" office:value="25.25" table:style-name="ce1">
            <text:p>25,25</text:p>
          </table:table-cell>
          <table:table-cell office:value-type="float" office:value="84" table:style-name="ce1">
            <text:p>84</text:p>
          </table:table-cell>
          <table:table-cell office:value-type="float" office:value="6.3099999999999987" table:formula="of:=[.B699]-[.$B$5]" table:style-name="ce2">
            <text:p>6,31</text:p>
          </table:table-cell>
          <table:table-cell office:value-type="float" office:value="5.1453357981686274" table:formula="of:=[.$D$2]*(1-EXP(-[.A699]/[.$D$1]))" table:style-name="ce1">
            <text:p>5,145335798</text:p>
          </table:table-cell>
          <table:table-cell office:value-type="float" office:value="1.1646642018313713" table:formula="of:=[.D699]-[.E699]" table:style-name="ce2">
            <text:p>1,16</text:p>
          </table:table-cell>
          <table:table-cell office:value-type="float" office:value="0.7171148655950883" table:formula="of:=1-EXP(-[.A699]/[.$D$1])" table:style-name="ce1">
            <text:p>0,717114866</text:p>
          </table:table-cell>
          <table:table-cell office:value-type="float" office:value="-14627383718.655306" table:formula="of:=([.$D$2]-[.$D$1]*[.$D$1])*[.A699]*[.G699]" table:style-name="ce1">
            <text:p>-14627383719</text:p>
          </table:table-cell>
          <table:table-cell table:number-columns-repeated="16376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float" office:value="25.25" table:style-name="ce1">
            <text:p>25,25</text:p>
          </table:table-cell>
          <table:table-cell office:value-type="float" office:value="81.5" table:style-name="ce1">
            <text:p>81,5</text:p>
          </table:table-cell>
          <table:table-cell office:value-type="float" office:value="6.3099999999999987" table:formula="of:=[.B700]-[.$B$5]" table:style-name="ce2">
            <text:p>6,31</text:p>
          </table:table-cell>
          <table:table-cell office:value-type="float" office:value="5.1493464773951523" table:formula="of:=[.$D$2]*(1-EXP(-[.A700]/[.$D$1]))" table:style-name="ce1">
            <text:p>5,149346477</text:p>
          </table:table-cell>
          <table:table-cell office:value-type="float" office:value="1.1606535226048464" table:formula="of:=[.D700]-[.E700]" table:style-name="ce2">
            <text:p>1,16</text:p>
          </table:table-cell>
          <table:table-cell office:value-type="float" office:value="0.71767384129799539" table:formula="of:=1-EXP(-[.A700]/[.$D$1])" table:style-name="ce1">
            <text:p>0,717673841</text:p>
          </table:table-cell>
          <table:table-cell office:value-type="float" office:value="-14661715879.809978" table:formula="of:=([.$D$2]-[.$D$1]*[.$D$1])*[.A700]*[.G700]" table:style-name="ce1">
            <text:p>-14661715880</text:p>
          </table:table-cell>
          <table:table-cell table:number-columns-repeated="16376"/>
        </table:table-row>
        <table:table-row table:style-name="ro1">
          <table:table-cell office:value-type="float" office:value="3202" table:style-name="ce1">
            <text:p>3202</text:p>
          </table:table-cell>
          <table:table-cell office:value-type="float" office:value="25.25" table:style-name="ce1">
            <text:p>25,25</text:p>
          </table:table-cell>
          <table:table-cell office:value-type="float" office:value="78.8" table:style-name="ce1">
            <text:p>78,8</text:p>
          </table:table-cell>
          <table:table-cell office:value-type="float" office:value="6.3099999999999987" table:formula="of:=[.B701]-[.$B$5]" table:style-name="ce2">
            <text:p>6,31</text:p>
          </table:table-cell>
          <table:table-cell office:value-type="float" office:value="5.153349231594988" table:formula="of:=[.$D$2]*(1-EXP(-[.A701]/[.$D$1]))" table:style-name="ce1">
            <text:p>5,153349232</text:p>
          </table:table-cell>
          <table:table-cell office:value-type="float" office:value="1.1566507684050107" table:formula="of:=[.D701]-[.E701]" table:style-name="ce2">
            <text:p>1,16</text:p>
          </table:table-cell>
          <table:table-cell office:value-type="float" office:value="0.71823171247543094" table:formula="of:=1-EXP(-[.A701]/[.$D$1])" table:style-name="ce1">
            <text:p>0,718231712</text:p>
          </table:table-cell>
          <table:table-cell office:value-type="float" office:value="-14696061160.487988" table:formula="of:=([.$D$2]-[.$D$1]*[.$D$1])*[.A701]*[.G701]" table:style-name="ce1">
            <text:p>-14696061160</text:p>
          </table:table-cell>
          <table:table-cell table:number-columns-repeated="16376"/>
        </table:table-row>
        <table:table-row table:style-name="ro1">
          <table:table-cell office:value-type="float" office:value="3206" table:style-name="ce1">
            <text:p>3206</text:p>
          </table:table-cell>
          <table:table-cell office:value-type="float" office:value="25.25" table:style-name="ce1">
            <text:p>25,25</text:p>
          </table:table-cell>
          <table:table-cell office:value-type="float" office:value="75.8" table:style-name="ce1">
            <text:p>75,8</text:p>
          </table:table-cell>
          <table:table-cell office:value-type="float" office:value="6.3099999999999987" table:formula="of:=[.B702]-[.$B$5]" table:style-name="ce2">
            <text:p>6,31</text:p>
          </table:table-cell>
          <table:table-cell office:value-type="float" office:value="5.1565457394600029" table:formula="of:=[.$D$2]*(1-EXP(-[.A702]/[.$D$1]))" table:style-name="ce1">
            <text:p>5,156545739</text:p>
          </table:table-cell>
          <table:table-cell office:value-type="float" office:value="1.1534542605399958" table:formula="of:=[.D702]-[.E702]" table:style-name="ce2">
            <text:p>1,15</text:p>
          </table:table-cell>
          <table:table-cell office:value-type="float" office:value="0.71867721562583942" table:formula="of:=1-EXP(-[.A702]/[.$D$1])" table:style-name="ce1">
            <text:p>0,718677216</text:p>
          </table:table-cell>
          <table:table-cell office:value-type="float" office:value="-14723546789.991402" table:formula="of:=([.$D$2]-[.$D$1]*[.$D$1])*[.A702]*[.G702]" table:style-name="ce1">
            <text:p>-14723546790</text:p>
          </table:table-cell>
          <table:table-cell table:number-columns-repeated="16376"/>
        </table:table-row>
        <table:table-row table:style-name="ro1">
          <table:table-cell office:value-type="float" office:value="3211" table:style-name="ce1">
            <text:p>3211</text:p>
          </table:table-cell>
          <table:table-cell office:value-type="float" office:value="25.31" table:style-name="ce1">
            <text:p>25,31</text:p>
          </table:table-cell>
          <table:table-cell office:value-type="float" office:value="75.8" table:style-name="ce1">
            <text:p>75,8</text:p>
          </table:table-cell>
          <table:table-cell office:value-type="float" office:value="6.3699999999999974" table:formula="of:=[.B703]-[.$B$5]" table:style-name="ce2">
            <text:p>6,37</text:p>
          </table:table-cell>
          <table:table-cell office:value-type="float" office:value="5.1605342680534578" table:formula="of:=[.$D$2]*(1-EXP(-[.A703]/[.$D$1]))" table:style-name="ce1">
            <text:p>5,160534268</text:p>
          </table:table-cell>
          <table:table-cell office:value-type="float" office:value="1.2094657319465396" table:formula="of:=[.D703]-[.E703]" table:style-name="ce2">
            <text:p>1,21</text:p>
          </table:table-cell>
          <table:table-cell office:value-type="float" office:value="0.71923310415448238" table:formula="of:=1-EXP(-[.A703]/[.$D$1])" table:style-name="ce1">
            <text:p>0,719233104</text:p>
          </table:table-cell>
          <table:table-cell office:value-type="float" office:value="-14757915531.854155" table:formula="of:=([.$D$2]-[.$D$1]*[.$D$1])*[.A703]*[.G703]" table:style-name="ce1">
            <text:p>-14757915532</text:p>
          </table:table-cell>
          <table:table-cell table:number-columns-repeated="16376"/>
        </table:table-row>
        <table:table-row table:style-name="ro1">
          <table:table-cell office:value-type="float" office:value="3215" table:style-name="ce1">
            <text:p>3215</text:p>
          </table:table-cell>
          <table:table-cell office:value-type="float" office:value="25.31" table:style-name="ce1">
            <text:p>25,31</text:p>
          </table:table-cell>
          <table:table-cell office:value-type="float" office:value="76.7" table:style-name="ce1">
            <text:p>76,7</text:p>
          </table:table-cell>
          <table:table-cell office:value-type="float" office:value="6.3699999999999974" table:formula="of:=[.B704]-[.$B$5]" table:style-name="ce2">
            <text:p>6,37</text:p>
          </table:table-cell>
          <table:table-cell office:value-type="float" office:value="5.1637194156748984" table:formula="of:=[.$D$2]*(1-EXP(-[.A704]/[.$D$1]))" table:style-name="ce1">
            <text:p>5,163719416</text:p>
          </table:table-cell>
          <table:table-cell office:value-type="float" office:value="1.206280584325099" table:formula="of:=[.D704]-[.E704]" table:style-name="ce2">
            <text:p>1,21</text:p>
          </table:table-cell>
          <table:table-cell office:value-type="float" office:value="0.71967702400695588" table:formula="of:=1-EXP(-[.A704]/[.$D$1])" table:style-name="ce1">
            <text:p>0,719677024</text:p>
          </table:table-cell>
          <table:table-cell office:value-type="float" office:value="-14785419851.390362" table:formula="of:=([.$D$2]-[.$D$1]*[.$D$1])*[.A704]*[.G704]" table:style-name="ce1">
            <text:p>-14785419851</text:p>
          </table:table-cell>
          <table:table-cell table:number-columns-repeated="16376"/>
        </table:table-row>
        <table:table-row table:style-name="ro1">
          <table:table-cell office:value-type="float" office:value="3220" table:style-name="ce1">
            <text:p>3220</text:p>
          </table:table-cell>
          <table:table-cell office:value-type="float" office:value="25.31" table:style-name="ce1">
            <text:p>25,31</text:p>
          </table:table-cell>
          <table:table-cell office:value-type="float" office:value="77.7" table:style-name="ce1">
            <text:p>77,7</text:p>
          </table:table-cell>
          <table:table-cell office:value-type="float" office:value="6.3699999999999974" table:formula="of:=[.B705]-[.$B$5]" table:style-name="ce2">
            <text:p>6,37</text:p>
          </table:table-cell>
          <table:table-cell office:value-type="float" office:value="5.1676937692191309" table:formula="of:=[.$D$2]*(1-EXP(-[.A705]/[.$D$1]))" table:style-name="ce1">
            <text:p>5,167693769</text:p>
          </table:table-cell>
          <table:table-cell office:value-type="float" office:value="1.2023062307808665" table:formula="of:=[.D705]-[.E705]" table:style-name="ce2">
            <text:p>1,20</text:p>
          </table:table-cell>
          <table:table-cell office:value-type="float" office:value="0.72023093693304985" table:formula="of:=1-EXP(-[.A705]/[.$D$1])" table:style-name="ce1">
            <text:p>0,720230937</text:p>
          </table:table-cell>
          <table:table-cell office:value-type="float" office:value="-14819811857.43726" table:formula="of:=([.$D$2]-[.$D$1]*[.$D$1])*[.A705]*[.G705]" table:style-name="ce1">
            <text:p>-14819811857</text:p>
          </table:table-cell>
          <table:table-cell table:number-columns-repeated="16376"/>
        </table:table-row>
        <table:table-row table:style-name="ro1">
          <table:table-cell office:value-type="float" office:value="3224" table:style-name="ce1">
            <text:p>3224</text:p>
          </table:table-cell>
          <table:table-cell office:value-type="float" office:value="25.31" table:style-name="ce1">
            <text:p>25,31</text:p>
          </table:table-cell>
          <table:table-cell office:value-type="float" office:value="78" table:style-name="ce1">
            <text:p>78</text:p>
          </table:table-cell>
          <table:table-cell office:value-type="float" office:value="6.3699999999999974" table:formula="of:=[.B706]-[.$B$5]" table:style-name="ce2">
            <text:p>6,37</text:p>
          </table:table-cell>
          <table:table-cell office:value-type="float" office:value="5.1708675969707834" table:formula="of:=[.$D$2]*(1-EXP(-[.A706]/[.$D$1]))" table:style-name="ce1">
            <text:p>5,170867597</text:p>
          </table:table-cell>
          <table:table-cell office:value-type="float" office:value="1.1991324030292141" table:formula="of:=[.D706]-[.E706]" table:style-name="ce2">
            <text:p>1,20</text:p>
          </table:table-cell>
          <table:table-cell office:value-type="float" office:value="0.72067327911455692" table:formula="of:=1-EXP(-[.A706]/[.$D$1])" table:style-name="ce1">
            <text:p>0,720673279</text:p>
          </table:table-cell>
          <table:table-cell office:value-type="float" office:value="-14847334709.84791" table:formula="of:=([.$D$2]-[.$D$1]*[.$D$1])*[.A706]*[.G706]" table:style-name="ce1">
            <text:p>-14847334710</text:p>
          </table:table-cell>
          <table:table-cell table:number-columns-repeated="16376"/>
        </table:table-row>
        <table:table-row table:style-name="ro1">
          <table:table-cell office:value-type="float" office:value="3229" table:style-name="ce1">
            <text:p>3229</text:p>
          </table:table-cell>
          <table:table-cell office:value-type="float" office:value="25.31" table:style-name="ce1">
            <text:p>25,31</text:p>
          </table:table-cell>
          <table:table-cell office:value-type="float" office:value="82.6" table:style-name="ce1">
            <text:p>82,6</text:p>
          </table:table-cell>
          <table:table-cell office:value-type="float" office:value="6.3699999999999974" table:formula="of:=[.B707]-[.$B$5]" table:style-name="ce2">
            <text:p>6,37</text:p>
          </table:table-cell>
          <table:table-cell office:value-type="float" office:value="5.1748278258432734" table:formula="of:=[.$D$2]*(1-EXP(-[.A707]/[.$D$1]))" table:style-name="ce1">
            <text:p>5,174827826</text:p>
          </table:table-cell>
          <table:table-cell office:value-type="float" office:value="1.1951721741567241" table:formula="of:=[.D707]-[.E707]" table:style-name="ce2">
            <text:p>1,20</text:p>
          </table:table-cell>
          <table:table-cell office:value-type="float" office:value="0.72122522345930351" table:formula="of:=1-EXP(-[.A707]/[.$D$1])" table:style-name="ce1">
            <text:p>0,721225223</text:p>
          </table:table-cell>
          <table:table-cell office:value-type="float" office:value="-14881749784.182285" table:formula="of:=([.$D$2]-[.$D$1]*[.$D$1])*[.A707]*[.G707]" table:style-name="ce1">
            <text:p>-14881749784</text:p>
          </table:table-cell>
          <table:table-cell table:number-columns-repeated="16376"/>
        </table:table-row>
        <table:table-row table:style-name="ro1">
          <table:table-cell office:value-type="float" office:value="3234" table:style-name="ce1">
            <text:p>3234</text:p>
          </table:table-cell>
          <table:table-cell office:value-type="float" office:value="25.37" table:style-name="ce1">
            <text:p>25,37</text:p>
          </table:table-cell>
          <table:table-cell office:value-type="float" office:value="86.1" table:style-name="ce1">
            <text:p>86,1</text:p>
          </table:table-cell>
          <table:table-cell office:value-type="float" office:value="6.43" table:formula="of:=[.B708]-[.$B$5]" table:style-name="ce2">
            <text:p>6,43</text:p>
          </table:table-cell>
          <table:table-cell office:value-type="float" office:value="5.1787802293780247" table:formula="of:=[.$D$2]*(1-EXP(-[.A708]/[.$D$1]))" table:style-name="ce1">
            <text:p>5,178780229</text:p>
          </table:table-cell>
          <table:table-cell office:value-type="float" office:value="1.251219770621975" table:formula="of:=[.D708]-[.E708]" table:style-name="ce2">
            <text:p>1,25</text:p>
          </table:table-cell>
          <table:table-cell office:value-type="float" office:value="0.72177607717240999" table:formula="of:=1-EXP(-[.A708]/[.$D$1])" table:style-name="ce1">
            <text:p>0,721776077</text:p>
          </table:table-cell>
          <table:table-cell office:value-type="float" office:value="-14916177589.989807" table:formula="of:=([.$D$2]-[.$D$1]*[.$D$1])*[.A708]*[.G708]" table:style-name="ce1">
            <text:p>-14916177590</text:p>
          </table:table-cell>
          <table:table-cell table:number-columns-repeated="16376"/>
        </table:table-row>
        <table:table-row table:style-name="ro1">
          <table:table-cell office:value-type="float" office:value="3238" table:style-name="ce1">
            <text:p>3238</text:p>
          </table:table-cell>
          <table:table-cell office:value-type="float" office:value="25.37" table:style-name="ce1">
            <text:p>25,37</text:p>
          </table:table-cell>
          <table:table-cell office:value-type="float" office:value="87.3" table:style-name="ce1">
            <text:p>87,3</text:p>
          </table:table-cell>
          <table:table-cell office:value-type="float" office:value="6.43" table:formula="of:=[.B709]-[.$B$5]" table:style-name="ce2">
            <text:p>6,43</text:p>
          </table:table-cell>
          <table:table-cell office:value-type="float" office:value="5.1819365283546306" table:formula="of:=[.$D$2]*(1-EXP(-[.A709]/[.$D$1]))" table:style-name="ce1">
            <text:p>5,181936528</text:p>
          </table:table-cell>
          <table:table-cell office:value-type="float" office:value="1.2480634716453691" table:formula="of:=[.D709]-[.E709]" table:style-name="ce2">
            <text:p>1,25</text:p>
          </table:table-cell>
          <table:table-cell office:value-type="float" office:value="0.72221597633646306" table:formula="of:=1-EXP(-[.A709]/[.$D$1])" table:style-name="ce1">
            <text:p>0,722215976</text:p>
          </table:table-cell>
          <table:table-cell office:value-type="float" office:value="-14943728961.0138" table:formula="of:=([.$D$2]-[.$D$1]*[.$D$1])*[.A709]*[.G709]" table:style-name="ce1">
            <text:p>-14943728961</text:p>
          </table:table-cell>
          <table:table-cell table:number-columns-repeated="16376"/>
        </table:table-row>
        <table:table-row table:style-name="ro1">
          <table:table-cell office:value-type="float" office:value="3243" table:style-name="ce1">
            <text:p>3243</text:p>
          </table:table-cell>
          <table:table-cell office:value-type="float" office:value="25.37" table:style-name="ce1">
            <text:p>25,37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6.43" table:formula="of:=[.B710]-[.$B$5]" table:style-name="ce2">
            <text:p>6,43</text:p>
          </table:table-cell>
          <table:table-cell office:value-type="float" office:value="5.1858748852269754" table:formula="of:=[.$D$2]*(1-EXP(-[.A710]/[.$D$1]))" table:style-name="ce1">
            <text:p>5,185874885</text:p>
          </table:table-cell>
          <table:table-cell office:value-type="float" office:value="1.2441251147730243" table:formula="of:=[.D710]-[.E710]" table:style-name="ce2">
            <text:p>1,24</text:p>
          </table:table-cell>
          <table:table-cell office:value-type="float" office:value="0.722764872340526" table:formula="of:=1-EXP(-[.A710]/[.$D$1])" table:style-name="ce1">
            <text:p>0,722764872</text:p>
          </table:table-cell>
          <table:table-cell office:value-type="float" office:value="-14978179532.562283" table:formula="of:=([.$D$2]-[.$D$1]*[.$D$1])*[.A710]*[.G710]" table:style-name="ce1">
            <text:p>-14978179533</text:p>
          </table:table-cell>
          <table:table-cell table:number-columns-repeated="16376"/>
        </table:table-row>
        <table:table-row table:style-name="ro1">
          <table:table-cell office:value-type="float" office:value="3247" table:style-name="ce1">
            <text:p>3247</text:p>
          </table:table-cell>
          <table:table-cell office:value-type="float" office:value="25.37" table:style-name="ce1">
            <text:p>25,37</text:p>
          </table:table-cell>
          <table:table-cell office:value-type="float" office:value="78.900000000000006" table:style-name="ce1">
            <text:p>78,9</text:p>
          </table:table-cell>
          <table:table-cell office:value-type="float" office:value="6.43" table:formula="of:=[.B711]-[.$B$5]" table:style-name="ce2">
            <text:p>6,43</text:p>
          </table:table-cell>
          <table:table-cell office:value-type="float" office:value="5.1890199668605659" table:formula="of:=[.$D$2]*(1-EXP(-[.A711]/[.$D$1]))" table:style-name="ce1">
            <text:p>5,189019967</text:p>
          </table:table-cell>
          <table:table-cell office:value-type="float" office:value="1.2409800331394338" table:formula="of:=[.D711]-[.E711]" table:style-name="ce2">
            <text:p>1,24</text:p>
          </table:table-cell>
          <table:table-cell office:value-type="float" office:value="0.72320320812295646" table:formula="of:=1-EXP(-[.A711]/[.$D$1])" table:style-name="ce1">
            <text:p>0,723203208</text:p>
          </table:table-cell>
          <table:table-cell office:value-type="float" office:value="-15005749038.826334" table:formula="of:=([.$D$2]-[.$D$1]*[.$D$1])*[.A711]*[.G711]" table:style-name="ce1">
            <text:p>-15005749039</text:p>
          </table:table-cell>
          <table:table-cell table:number-columns-repeated="16376"/>
        </table:table-row>
        <table:table-row table:style-name="ro1">
          <table:table-cell office:value-type="float" office:value="3252" table:style-name="ce1">
            <text:p>3252</text:p>
          </table:table-cell>
          <table:table-cell office:value-type="float" office:value="25.37" table:style-name="ce1">
            <text:p>25,37</text:p>
          </table:table-cell>
          <table:table-cell office:value-type="float" office:value="75" table:style-name="ce1">
            <text:p>75</text:p>
          </table:table-cell>
          <table:table-cell office:value-type="float" office:value="6.43" table:formula="of:=[.B712]-[.$B$5]" table:style-name="ce2">
            <text:p>6,43</text:p>
          </table:table-cell>
          <table:table-cell office:value-type="float" office:value="5.1929443269917019" table:formula="of:=[.$D$2]*(1-EXP(-[.A712]/[.$D$1]))" table:style-name="ce1">
            <text:p>5,192944327</text:p>
          </table:table-cell>
          <table:table-cell office:value-type="float" office:value="1.2370556730082978" table:formula="of:=[.D712]-[.E712]" table:style-name="ce2">
            <text:p>1,24</text:p>
          </table:table-cell>
          <table:table-cell office:value-type="float" office:value="0.72375015337558479" table:formula="of:=1-EXP(-[.A712]/[.$D$1])" table:style-name="ce1">
            <text:p>0,723750153</text:p>
          </table:table-cell>
          <table:table-cell office:value-type="float" office:value="-15040222183.015984" table:formula="of:=([.$D$2]-[.$D$1]*[.$D$1])*[.A712]*[.G712]" table:style-name="ce1">
            <text:p>-15040222183</text:p>
          </table:table-cell>
          <table:table-cell table:number-columns-repeated="16376"/>
        </table:table-row>
        <table:table-row table:style-name="ro1">
          <table:table-cell office:value-type="float" office:value="3256" table:style-name="ce1">
            <text:p>3256</text:p>
          </table:table-cell>
          <table:table-cell office:value-type="float" office:value="25.44" table:style-name="ce1">
            <text:p>25,44</text:p>
          </table:table-cell>
          <table:table-cell office:value-type="float" office:value="73.7" table:style-name="ce1">
            <text:p>73,7</text:p>
          </table:table-cell>
          <table:table-cell office:value-type="float" office:value="6.5" table:formula="of:=[.B713]-[.$B$5]" table:style-name="ce2">
            <text:p>6,50</text:p>
          </table:table-cell>
          <table:table-cell office:value-type="float" office:value="5.1960782311482054" table:formula="of:=[.$D$2]*(1-EXP(-[.A713]/[.$D$1]))" table:style-name="ce1">
            <text:p>5,196078231</text:p>
          </table:table-cell>
          <table:table-cell office:value-type="float" office:value="1.3039217688517946" table:formula="of:=[.D713]-[.E713]" table:style-name="ce2">
            <text:p>1,30</text:p>
          </table:table-cell>
          <table:table-cell office:value-type="float" office:value="0.72418693133258005" table:formula="of:=1-EXP(-[.A713]/[.$D$1])" table:style-name="ce1">
            <text:p>0,724186931</text:p>
          </table:table-cell>
          <table:table-cell office:value-type="float" office:value="-15067809670.474812" table:formula="of:=([.$D$2]-[.$D$1]*[.$D$1])*[.A713]*[.G713]" table:style-name="ce1">
            <text:p>-15067809670</text:p>
          </table:table-cell>
          <table:table-cell table:number-columns-repeated="16376"/>
        </table:table-row>
        <table:table-row table:style-name="ro1">
          <table:table-cell office:value-type="float" office:value="3261" table:style-name="ce1">
            <text:p>3261</text:p>
          </table:table-cell>
          <table:table-cell office:value-type="float" office:value="25.44" table:style-name="ce1">
            <text:p>25,44</text:p>
          </table:table-cell>
          <table:table-cell office:value-type="float" office:value="73.2" table:style-name="ce1">
            <text:p>73,2</text:p>
          </table:table-cell>
          <table:table-cell office:value-type="float" office:value="6.5" table:formula="of:=[.B714]-[.$B$5]" table:style-name="ce2">
            <text:p>6,50</text:p>
          </table:table-cell>
          <table:table-cell office:value-type="float" office:value="5.1999886442819161" table:formula="of:=[.$D$2]*(1-EXP(-[.A714]/[.$D$1]))" table:style-name="ce1">
            <text:p>5,199988644</text:p>
          </table:table-cell>
          <table:table-cell office:value-type="float" office:value="1.3000113557180839" table:formula="of:=[.D714]-[.E714]" table:style-name="ce2">
            <text:p>1,30</text:p>
          </table:table-cell>
          <table:table-cell office:value-type="float" office:value="0.7247319327666556" table:formula="of:=1-EXP(-[.A714]/[.$D$1])" table:style-name="ce1">
            <text:p>0,724731933</text:p>
          </table:table-cell>
          <table:table-cell office:value-type="float" office:value="-15102305195.290836" table:formula="of:=([.$D$2]-[.$D$1]*[.$D$1])*[.A714]*[.G714]" table:style-name="ce1">
            <text:p>-15102305195</text:p>
          </table:table-cell>
          <table:table-cell table:number-columns-repeated="16376"/>
        </table:table-row>
        <table:table-row table:style-name="ro1">
          <table:table-cell office:value-type="float" office:value="3266" table:style-name="ce1">
            <text:p>3266</text:p>
          </table:table-cell>
          <table:table-cell office:value-type="float" office:value="25.44" table:style-name="ce1">
            <text:p>25,44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6.5" table:formula="of:=[.B715]-[.$B$5]" table:style-name="ce2">
            <text:p>6,50</text:p>
          </table:table-cell>
          <table:table-cell office:value-type="float" office:value="5.2038913305128514" table:formula="of:=[.$D$2]*(1-EXP(-[.A715]/[.$D$1]))" table:style-name="ce1">
            <text:p>5,203891331</text:p>
          </table:table-cell>
          <table:table-cell office:value-type="float" office:value="1.2961086694871486" table:formula="of:=[.D715]-[.E715]" table:style-name="ce2">
            <text:p>1,30</text:p>
          </table:table-cell>
          <table:table-cell office:value-type="float" office:value="0.72527585728815192" table:formula="of:=1-EXP(-[.A715]/[.$D$1])" table:style-name="ce1">
            <text:p>0,725275857</text:p>
          </table:table-cell>
          <table:table-cell office:value-type="float" office:value="-15136813071.216461" table:formula="of:=([.$D$2]-[.$D$1]*[.$D$1])*[.A715]*[.G715]" table:style-name="ce1">
            <text:p>-15136813071</text:p>
          </table:table-cell>
          <table:table-cell table:number-columns-repeated="16376"/>
        </table:table-row>
        <table:table-row table:style-name="ro1">
          <table:table-cell office:value-type="float" office:value="3270" table:style-name="ce1">
            <text:p>3270</text:p>
          </table:table-cell>
          <table:table-cell office:value-type="float" office:value="25.44" table:style-name="ce1">
            <text:p>25,44</text:p>
          </table:table-cell>
          <table:table-cell office:value-type="float" office:value="76.8" table:style-name="ce1">
            <text:p>76,8</text:p>
          </table:table-cell>
          <table:table-cell office:value-type="float" office:value="6.5" table:formula="of:=[.B716]-[.$B$5]" table:style-name="ce2">
            <text:p>6,50</text:p>
          </table:table-cell>
          <table:table-cell office:value-type="float" office:value="5.2070079263888553" table:formula="of:=[.$D$2]*(1-EXP(-[.A716]/[.$D$1]))" table:style-name="ce1">
            <text:p>5,207007926</text:p>
          </table:table-cell>
          <table:table-cell office:value-type="float" office:value="1.2929920736111447" table:formula="of:=[.D716]-[.E716]" table:style-name="ce2">
            <text:p>1,29</text:p>
          </table:table-cell>
          <table:table-cell office:value-type="float" office:value="0.7257102229584218" table:formula="of:=1-EXP(-[.A716]/[.$D$1])" table:style-name="ce1">
            <text:p>0,725710223</text:p>
          </table:table-cell>
          <table:table-cell office:value-type="float" office:value="-15164428225.272348" table:formula="of:=([.$D$2]-[.$D$1]*[.$D$1])*[.A716]*[.G716]" table:style-name="ce1">
            <text:p>-15164428225</text:p>
          </table:table-cell>
          <table:table-cell table:number-columns-repeated="16376"/>
        </table:table-row>
        <table:table-row table:style-name="ro1">
          <table:table-cell office:value-type="float" office:value="3275" table:style-name="ce1">
            <text:p>3275</text:p>
          </table:table-cell>
          <table:table-cell office:value-type="float" office:value="25.44" table:style-name="ce1">
            <text:p>25,44</text:p>
          </table:table-cell>
          <table:table-cell office:value-type="float" office:value="79.7" table:style-name="ce1">
            <text:p>79,7</text:p>
          </table:table-cell>
          <table:table-cell office:value-type="float" office:value="6.5" table:formula="of:=[.B717]-[.$B$5]" table:style-name="ce2">
            <text:p>6,50</text:p>
          </table:table-cell>
          <table:table-cell office:value-type="float" office:value="5.2108967426504194" table:formula="of:=[.$D$2]*(1-EXP(-[.A717]/[.$D$1]))" table:style-name="ce1">
            <text:p>5,210896743</text:p>
          </table:table-cell>
          <table:table-cell office:value-type="float" office:value="1.2891032573495806" table:formula="of:=[.D717]-[.E717]" table:style-name="ce2">
            <text:p>1,29</text:p>
          </table:table-cell>
          <table:table-cell office:value-type="float" office:value="0.72625221439690635" table:formula="of:=1-EXP(-[.A717]/[.$D$1])" table:style-name="ce1">
            <text:p>0,726252214</text:p>
          </table:table-cell>
          <table:table-cell office:value-type="float" office:value="-15198958185.278835" table:formula="of:=([.$D$2]-[.$D$1]*[.$D$1])*[.A717]*[.G717]" table:style-name="ce1">
            <text:p>-15198958185</text:p>
          </table:table-cell>
          <table:table-cell table:number-columns-repeated="16376"/>
        </table:table-row>
        <table:table-row table:style-name="ro1">
          <table:table-cell office:value-type="float" office:value="3279" table:style-name="ce1">
            <text:p>3279</text:p>
          </table:table-cell>
          <table:table-cell office:value-type="float" office:value="25.44" table:style-name="ce1">
            <text:p>25,44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6.5" table:formula="of:=[.B718]-[.$B$5]" table:style-name="ce2">
            <text:p>6,50</text:p>
          </table:table-cell>
          <table:table-cell office:value-type="float" office:value="5.2140022622864235" table:formula="of:=[.$D$2]*(1-EXP(-[.A718]/[.$D$1]))" table:style-name="ce1">
            <text:p>5,214002262</text:p>
          </table:table-cell>
          <table:table-cell office:value-type="float" office:value="1.2859977377135765" table:formula="of:=[.D718]-[.E718]" table:style-name="ce2">
            <text:p>1,29</text:p>
          </table:table-cell>
          <table:table-cell office:value-type="float" office:value="0.72668503635133908" table:formula="of:=1-EXP(-[.A718]/[.$D$1])" table:style-name="ce1">
            <text:p>0,726685036</text:p>
          </table:table-cell>
          <table:table-cell office:value-type="float" office:value="-15226590930.782181" table:formula="of:=([.$D$2]-[.$D$1]*[.$D$1])*[.A718]*[.G718]" table:style-name="ce1">
            <text:p>-15226590931</text:p>
          </table:table-cell>
          <table:table-cell table:number-columns-repeated="16376"/>
        </table:table-row>
        <table:table-row table:style-name="ro1">
          <table:table-cell office:value-type="float" office:value="3284" table:style-name="ce1">
            <text:p>3284</text:p>
          </table:table-cell>
          <table:table-cell office:value-type="float" office:value="25.44" table:style-name="ce1">
            <text:p>25,44</text:p>
          </table:table-cell>
          <table:table-cell office:value-type="float" office:value="81.2" table:style-name="ce1">
            <text:p>81,2</text:p>
          </table:table-cell>
          <table:table-cell office:value-type="float" office:value="6.5" table:formula="of:=[.B719]-[.$B$5]" table:style-name="ce2">
            <text:p>6,50</text:p>
          </table:table-cell>
          <table:table-cell office:value-type="float" office:value="5.2178772578718569" table:formula="of:=[.$D$2]*(1-EXP(-[.A719]/[.$D$1]))" table:style-name="ce1">
            <text:p>5,217877258</text:p>
          </table:table-cell>
          <table:table-cell office:value-type="float" office:value="1.2821227421281431" table:formula="of:=[.D719]-[.E719]" table:style-name="ce2">
            <text:p>1,28</text:p>
          </table:table-cell>
          <table:table-cell office:value-type="float" office:value="0.7272251015769009" table:formula="of:=1-EXP(-[.A719]/[.$D$1])" table:style-name="ce1">
            <text:p>0,727225102</text:p>
          </table:table-cell>
          <table:table-cell office:value-type="float" office:value="-15261142785.603582" table:formula="of:=([.$D$2]-[.$D$1]*[.$D$1])*[.A719]*[.G719]" table:style-name="ce1">
            <text:p>-15261142786</text:p>
          </table:table-cell>
          <table:table-cell table:number-columns-repeated="16376"/>
        </table:table-row>
        <table:table-row table:style-name="ro1">
          <table:table-cell office:value-type="float" office:value="3288" table:style-name="ce1">
            <text:p>3288</text:p>
          </table:table-cell>
          <table:table-cell office:value-type="float" office:value="25.44" table:style-name="ce1">
            <text:p>25,44</text:p>
          </table:table-cell>
          <table:table-cell office:value-type="float" office:value="84.8" table:style-name="ce1">
            <text:p>84,8</text:p>
          </table:table-cell>
          <table:table-cell office:value-type="float" office:value="6.5" table:formula="of:=[.B720]-[.$B$5]" table:style-name="ce2">
            <text:p>6,50</text:p>
          </table:table-cell>
          <table:table-cell office:value-type="float" office:value="5.2209717406323133" table:formula="of:=[.$D$2]*(1-EXP(-[.A720]/[.$D$1]))" table:style-name="ce1">
            <text:p>5,220971741</text:p>
          </table:table-cell>
          <table:table-cell office:value-type="float" office:value="1.2790282593676867" table:formula="of:=[.D720]-[.E720]" table:style-name="ce2">
            <text:p>1,28</text:p>
          </table:table-cell>
          <table:table-cell office:value-type="float" office:value="0.72765638530179233" table:formula="of:=1-EXP(-[.A720]/[.$D$1])" table:style-name="ce1">
            <text:p>0,727656385</text:p>
          </table:table-cell>
          <table:table-cell office:value-type="float" office:value="-15288792971.568708" table:formula="of:=([.$D$2]-[.$D$1]*[.$D$1])*[.A720]*[.G720]" table:style-name="ce1">
            <text:p>-15288792972</text:p>
          </table:table-cell>
          <table:table-cell table:number-columns-repeated="16376"/>
        </table:table-row>
        <table:table-row table:style-name="ro1">
          <table:table-cell office:value-type="float" office:value="3293" table:style-name="ce1">
            <text:p>3293</text:p>
          </table:table-cell>
          <table:table-cell office:value-type="float" office:value="25.44" table:style-name="ce1">
            <text:p>25,44</text:p>
          </table:table-cell>
          <table:table-cell office:value-type="float" office:value="84.1" table:style-name="ce1">
            <text:p>84,1</text:p>
          </table:table-cell>
          <table:table-cell office:value-type="float" office:value="6.5" table:formula="of:=[.B721]-[.$B$5]" table:style-name="ce2">
            <text:p>6,50</text:p>
          </table:table-cell>
          <table:table-cell office:value-type="float" office:value="5.2248329646596714" table:formula="of:=[.$D$2]*(1-EXP(-[.A721]/[.$D$1]))" table:style-name="ce1">
            <text:p>5,224832965</text:p>
          </table:table-cell>
          <table:table-cell office:value-type="float" office:value="1.2751670353403286" table:formula="of:=[.D721]-[.E721]" table:style-name="ce2">
            <text:p>1,28</text:p>
          </table:table-cell>
          <table:table-cell office:value-type="float" office:value="0.7281945311601048" table:formula="of:=1-EXP(-[.A721]/[.$D$1])" table:style-name="ce1">
            <text:p>0,728194531</text:p>
          </table:table-cell>
          <table:table-cell office:value-type="float" office:value="-15323366533.005442" table:formula="of:=([.$D$2]-[.$D$1]*[.$D$1])*[.A721]*[.G721]" table:style-name="ce1">
            <text:p>-15323366533</text:p>
          </table:table-cell>
          <table:table-cell table:number-columns-repeated="16376"/>
        </table:table-row>
        <table:table-row table:style-name="ro1">
          <table:table-cell office:value-type="float" office:value="3298" table:style-name="ce1">
            <text:p>3298</text:p>
          </table:table-cell>
          <table:table-cell office:value-type="float" office:value="25.44" table:style-name="ce1">
            <text:p>25,44</text:p>
          </table:table-cell>
          <table:table-cell office:value-type="float" office:value="83.4" table:style-name="ce1">
            <text:p>83,4</text:p>
          </table:table-cell>
          <table:table-cell office:value-type="float" office:value="6.5" table:formula="of:=[.B722]-[.$B$5]" table:style-name="ce2">
            <text:p>6,50</text:p>
          </table:table-cell>
          <table:table-cell office:value-type="float" office:value="5.2286865589810025" table:formula="of:=[.$D$2]*(1-EXP(-[.A722]/[.$D$1]))" table:style-name="ce1">
            <text:p>5,228686559</text:p>
          </table:table-cell>
          <table:table-cell office:value-type="float" office:value="1.2713134410189975" table:formula="of:=[.D722]-[.E722]" table:style-name="ce2">
            <text:p>1,27</text:p>
          </table:table-cell>
          <table:table-cell office:value-type="float" office:value="0.72873161365232675" table:formula="of:=1-EXP(-[.A722]/[.$D$1])" table:style-name="ce1">
            <text:p>0,728731614</text:p>
          </table:table-cell>
          <table:table-cell office:value-type="float" office:value="-15357952072.742901" table:formula="of:=([.$D$2]-[.$D$1]*[.$D$1])*[.A722]*[.G722]" table:style-name="ce1">
            <text:p>-15357952073</text:p>
          </table:table-cell>
          <table:table-cell table:number-columns-repeated="16376"/>
        </table:table-row>
        <table:table-row table:style-name="ro1">
          <table:table-cell office:value-type="float" office:value="3302" table:style-name="ce1">
            <text:p>3302</text:p>
          </table:table-cell>
          <table:table-cell office:value-type="float" office:value="25.44" table:style-name="ce1">
            <text:p>25,44</text:p>
          </table:table-cell>
          <table:table-cell office:value-type="float" office:value="80" table:style-name="ce1">
            <text:p>80</text:p>
          </table:table-cell>
          <table:table-cell office:value-type="float" office:value="6.5" table:formula="of:=[.B723]-[.$B$5]" table:style-name="ce2">
            <text:p>6,50</text:p>
          </table:table-cell>
          <table:table-cell office:value-type="float" office:value="5.2317639511819065" table:formula="of:=[.$D$2]*(1-EXP(-[.A723]/[.$D$1]))" table:style-name="ce1">
            <text:p>5,231763951</text:p>
          </table:table-cell>
          <table:table-cell office:value-type="float" office:value="1.2682360488180935" table:formula="of:=[.D723]-[.E723]" table:style-name="ce2">
            <text:p>1,27</text:p>
          </table:table-cell>
          <table:table-cell office:value-type="float" office:value="0.72916051543465943" table:formula="of:=1-EXP(-[.A723]/[.$D$1])" table:style-name="ce1">
            <text:p>0,729160515</text:p>
          </table:table-cell>
          <table:table-cell office:value-type="float" office:value="-15385629090.211294" table:formula="of:=([.$D$2]-[.$D$1]*[.$D$1])*[.A723]*[.G723]" table:style-name="ce1">
            <text:p>-15385629090</text:p>
          </table:table-cell>
          <table:table-cell table:number-columns-repeated="16376"/>
        </table:table-row>
        <table:table-row table:style-name="ro1">
          <table:table-cell office:value-type="float" office:value="3307" table:style-name="ce1">
            <text:p>3307</text:p>
          </table:table-cell>
          <table:table-cell office:value-type="float" office:value="25.44" table:style-name="ce1">
            <text:p>25,44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6.5" table:formula="of:=[.B724]-[.$B$5]" table:style-name="ce2">
            <text:p>6,50</text:p>
          </table:table-cell>
          <table:table-cell office:value-type="float" office:value="5.2356038500042823" table:formula="of:=[.$D$2]*(1-EXP(-[.A724]/[.$D$1]))" table:style-name="ce1">
            <text:p>5,23560385</text:p>
          </table:table-cell>
          <table:table-cell office:value-type="float" office:value="1.2643961499957177" table:formula="of:=[.D724]-[.E724]" table:style-name="ce2">
            <text:p>1,26</text:p>
          </table:table-cell>
          <table:table-cell office:value-type="float" office:value="0.72969568916013072" table:formula="of:=1-EXP(-[.A724]/[.$D$1])" table:style-name="ce1">
            <text:p>0,729695689</text:p>
          </table:table-cell>
          <table:table-cell office:value-type="float" office:value="-15420236045.916481" table:formula="of:=([.$D$2]-[.$D$1]*[.$D$1])*[.A724]*[.G724]" table:style-name="ce1">
            <text:p>-15420236046</text:p>
          </table:table-cell>
          <table:table-cell table:number-columns-repeated="16376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25.44" table:style-name="ce1">
            <text:p>25,44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6.5" table:formula="of:=[.B725]-[.$B$5]" table:style-name="ce2">
            <text:p>6,50</text:p>
          </table:table-cell>
          <table:table-cell office:value-type="float" office:value="5.2386703052932635" table:formula="of:=[.$D$2]*(1-EXP(-[.A725]/[.$D$1]))" table:style-name="ce1">
            <text:p>5,238670305</text:p>
          </table:table-cell>
          <table:table-cell office:value-type="float" office:value="1.2613296947067365" table:formula="of:=[.D725]-[.E725]" table:style-name="ce2">
            <text:p>1,26</text:p>
          </table:table-cell>
          <table:table-cell office:value-type="float" office:value="0.73012306664503535" table:formula="of:=1-EXP(-[.A725]/[.$D$1])" table:style-name="ce1">
            <text:p>0,730123067</text:p>
          </table:table-cell>
          <table:table-cell office:value-type="float" office:value="-15447930121.850904" table:formula="of:=([.$D$2]-[.$D$1]*[.$D$1])*[.A725]*[.G725]" table:style-name="ce1">
            <text:p>-15447930122</text:p>
          </table:table-cell>
          <table:table-cell table:number-columns-repeated="16376"/>
        </table:table-row>
        <table:table-row table:style-name="ro1">
          <table:table-cell office:value-type="float" office:value="3316" table:style-name="ce1">
            <text:p>3316</text:p>
          </table:table-cell>
          <table:table-cell office:value-type="float" office:value="25.5" table:style-name="ce1">
            <text:p>25,5</text:p>
          </table:table-cell>
          <table:table-cell office:value-type="float" office:value="75.5" table:style-name="ce1">
            <text:p>75,5</text:p>
          </table:table-cell>
          <table:table-cell office:value-type="float" office:value="6.5599999999999987" table:formula="of:=[.B726]-[.$B$5]" table:style-name="ce2">
            <text:p>6,56</text:p>
          </table:table-cell>
          <table:table-cell office:value-type="float" office:value="5.2424965572898614" table:formula="of:=[.$D$2]*(1-EXP(-[.A726]/[.$D$1]))" table:style-name="ce1">
            <text:p>5,242496557</text:p>
          </table:table-cell>
          <table:table-cell office:value-type="float" office:value="1.3175034427101373" table:formula="of:=[.D726]-[.E726]" table:style-name="ce2">
            <text:p>1,32</text:p>
          </table:table-cell>
          <table:table-cell office:value-type="float" office:value="0.73065633838742583" table:formula="of:=1-EXP(-[.A726]/[.$D$1])" table:style-name="ce1">
            <text:p>0,730656338</text:p>
          </table:table-cell>
          <table:table-cell office:value-type="float" office:value="-15482558308.025812" table:formula="of:=([.$D$2]-[.$D$1]*[.$D$1])*[.A726]*[.G726]" table:style-name="ce1">
            <text:p>-15482558308</text:p>
          </table:table-cell>
          <table:table-cell table:number-columns-repeated="16376"/>
        </table:table-row>
        <table:table-row table:style-name="ro1">
          <table:table-cell office:value-type="float" office:value="3321" table:style-name="ce1">
            <text:p>3321</text:p>
          </table:table-cell>
          <table:table-cell office:value-type="float" office:value="25.5" table:style-name="ce1">
            <text:p>25,5</text:p>
          </table:table-cell>
          <table:table-cell office:value-type="float" office:value="79.5" table:style-name="ce1">
            <text:p>79,5</text:p>
          </table:table-cell>
          <table:table-cell office:value-type="float" office:value="6.5599999999999987" table:formula="of:=[.B727]-[.$B$5]" table:style-name="ce2">
            <text:p>6,56</text:p>
          </table:table-cell>
          <table:table-cell office:value-type="float" office:value="5.2463152486845086" table:formula="of:=[.$D$2]*(1-EXP(-[.A727]/[.$D$1]))" table:style-name="ce1">
            <text:p>5,246315249</text:p>
          </table:table-cell>
          <table:table-cell office:value-type="float" office:value="1.3136847513154901" table:formula="of:=[.D727]-[.E727]" table:style-name="ce2">
            <text:p>1,31</text:p>
          </table:table-cell>
          <table:table-cell office:value-type="float" office:value="0.73118855639488722" table:formula="of:=1-EXP(-[.A727]/[.$D$1])" table:style-name="ce1">
            <text:p>0,731188556</text:p>
          </table:table-cell>
          <table:table-cell office:value-type="float" office:value="-15517198209.138632" table:formula="of:=([.$D$2]-[.$D$1]*[.$D$1])*[.A727]*[.G727]" table:style-name="ce1">
            <text:p>-15517198209</text:p>
          </table:table-cell>
          <table:table-cell table:number-columns-repeated="16376"/>
        </table:table-row>
        <table:table-row table:style-name="ro1">
          <table:table-cell office:value-type="float" office:value="3325" table:style-name="ce1">
            <text:p>3325</text:p>
          </table:table-cell>
          <table:table-cell office:value-type="float" office:value="25.5" table:style-name="ce1">
            <text:p>25,5</text:p>
          </table:table-cell>
          <table:table-cell office:value-type="float" office:value="82.7" table:style-name="ce1">
            <text:p>82,7</text:p>
          </table:table-cell>
          <table:table-cell office:value-type="float" office:value="6.5599999999999987" table:formula="of:=[.B728]-[.$B$5]" table:style-name="ce2">
            <text:p>6,56</text:p>
          </table:table-cell>
          <table:table-cell office:value-type="float" office:value="5.2493647682072293" table:formula="of:=[.$D$2]*(1-EXP(-[.A728]/[.$D$1]))" table:style-name="ce1">
            <text:p>5,249364768</text:p>
          </table:table-cell>
          <table:table-cell office:value-type="float" office:value="1.3106352317927694" table:formula="of:=[.D728]-[.E728]" table:style-name="ce2">
            <text:p>1,31</text:p>
          </table:table-cell>
          <table:table-cell office:value-type="float" office:value="0.7316135735110576" table:formula="of:=1-EXP(-[.A728]/[.$D$1])" table:style-name="ce1">
            <text:p>0,731613574</text:p>
          </table:table-cell>
          <table:table-cell office:value-type="float" office:value="-15544918526.642252" table:formula="of:=([.$D$2]-[.$D$1]*[.$D$1])*[.A728]*[.G728]" table:style-name="ce1">
            <text:p>-15544918527</text:p>
          </table:table-cell>
          <table:table-cell table:number-columns-repeated="16376"/>
        </table:table-row>
        <table:table-row table:style-name="ro1">
          <table:table-cell office:value-type="float" office:value="3330" table:style-name="ce1">
            <text:p>3330</text:p>
          </table:table-cell>
          <table:table-cell office:value-type="float" office:value="25.5" table:style-name="ce1">
            <text:p>25,5</text:p>
          </table:table-cell>
          <table:table-cell office:value-type="float" office:value="86.1" table:style-name="ce1">
            <text:p>86,1</text:p>
          </table:table-cell>
          <table:table-cell office:value-type="float" office:value="6.5599999999999987" table:formula="of:=[.B729]-[.$B$5]" table:style-name="ce2">
            <text:p>6,56</text:p>
          </table:table-cell>
          <table:table-cell office:value-type="float" office:value="5.2531698881463331" table:formula="of:=[.$D$2]*(1-EXP(-[.A729]/[.$D$1]))" table:style-name="ce1">
            <text:p>5,253169888</text:p>
          </table:table-cell>
          <table:table-cell office:value-type="float" office:value="1.3068301118536656" table:formula="of:=[.D729]-[.E729]" table:style-name="ce2">
            <text:p>1,31</text:p>
          </table:table-cell>
          <table:table-cell office:value-type="float" office:value="0.73214390003992569" table:formula="of:=1-EXP(-[.A729]/[.$D$1])" table:style-name="ce1">
            <text:p>0,7321439</text:p>
          </table:table-cell>
          <table:table-cell office:value-type="float" office:value="-15579579371.753553" table:formula="of:=([.$D$2]-[.$D$1]*[.$D$1])*[.A729]*[.G729]" table:style-name="ce1">
            <text:p>-15579579372</text:p>
          </table:table-cell>
          <table:table-cell table:number-columns-repeated="16376"/>
        </table:table-row>
        <table:table-row table:style-name="ro1">
          <table:table-cell office:value-type="float" office:value="3334" table:style-name="ce1">
            <text:p>3334</text:p>
          </table:table-cell>
          <table:table-cell office:value-type="float" office:value="25.5" table:style-name="ce1">
            <text:p>25,5</text:p>
          </table:table-cell>
          <table:table-cell office:value-type="float" office:value="85.8" table:style-name="ce1">
            <text:p>85,8</text:p>
          </table:table-cell>
          <table:table-cell office:value-type="float" office:value="6.5599999999999987" table:formula="of:=[.B730]-[.$B$5]" table:style-name="ce2">
            <text:p>6,56</text:p>
          </table:table-cell>
          <table:table-cell office:value-type="float" office:value="5.2562085698153629" table:formula="of:=[.$D$2]*(1-EXP(-[.A730]/[.$D$1]))" table:style-name="ce1">
            <text:p>5,25620857</text:p>
          </table:table-cell>
          <table:table-cell office:value-type="float" office:value="1.3037914301846358" table:formula="of:=[.D730]-[.E730]" table:style-name="ce2">
            <text:p>1,30</text:p>
          </table:table-cell>
          <table:table-cell office:value-type="float" office:value="0.73256740666459497" table:formula="of:=1-EXP(-[.A730]/[.$D$1])" table:style-name="ce1">
            <text:p>0,732567407</text:p>
          </table:table-cell>
          <table:table-cell office:value-type="float" office:value="-15607316371.216404" table:formula="of:=([.$D$2]-[.$D$1]*[.$D$1])*[.A730]*[.G730]" table:style-name="ce1">
            <text:p>-15607316371</text:p>
          </table:table-cell>
          <table:table-cell table:number-columns-repeated="16376"/>
        </table:table-row>
        <table:table-row table:style-name="ro1">
          <table:table-cell office:value-type="float" office:value="3339" table:style-name="ce1">
            <text:p>3339</text:p>
          </table:table-cell>
          <table:table-cell office:value-type="float" office:value="25.56" table:style-name="ce1">
            <text:p>25,56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6.6199999999999974" table:formula="of:=[.B731]-[.$B$5]" table:style-name="ce2">
            <text:p>6,62</text:p>
          </table:table-cell>
          <table:table-cell office:value-type="float" office:value="5.2600001665312597" table:formula="of:=[.$D$2]*(1-EXP(-[.A731]/[.$D$1]))" table:style-name="ce1">
            <text:p>5,260000167</text:p>
          </table:table-cell>
          <table:table-cell office:value-type="float" office:value="1.3599998334687378" table:formula="of:=[.D731]-[.E731]" table:style-name="ce2">
            <text:p>1,36</text:p>
          </table:table-cell>
          <table:table-cell office:value-type="float" office:value="0.73309584843709874" table:formula="of:=1-EXP(-[.A731]/[.$D$1])" table:style-name="ce1">
            <text:p>0,733095848</text:p>
          </table:table-cell>
          <table:table-cell office:value-type="float" office:value="-15641997977.496288" table:formula="of:=([.$D$2]-[.$D$1]*[.$D$1])*[.A731]*[.G731]" table:style-name="ce1">
            <text:p>-15641997977</text:p>
          </table:table-cell>
          <table:table-cell table:number-columns-repeated="16376"/>
        </table:table-row>
        <table:table-row table:style-name="ro1">
          <table:table-cell office:value-type="float" office:value="3343" table:style-name="ce1">
            <text:p>3343</text:p>
          </table:table-cell>
          <table:table-cell office:value-type="float" office:value="25.56" table:style-name="ce1">
            <text:p>25,56</text:p>
          </table:table-cell>
          <table:table-cell office:value-type="float" office:value="78.5" table:style-name="ce1">
            <text:p>78,5</text:p>
          </table:table-cell>
          <table:table-cell office:value-type="float" office:value="6.6199999999999974" table:formula="of:=[.B732]-[.$B$5]" table:style-name="ce2">
            <text:p>6,62</text:p>
          </table:table-cell>
          <table:table-cell office:value-type="float" office:value="5.2630280488638359" table:formula="of:=[.$D$2]*(1-EXP(-[.A732]/[.$D$1]))" table:style-name="ce1">
            <text:p>5,263028049</text:p>
          </table:table-cell>
          <table:table-cell office:value-type="float" office:value="1.3569719511361615" table:formula="of:=[.D732]-[.E732]" table:style-name="ce2">
            <text:p>1,36</text:p>
          </table:table-cell>
          <table:table-cell office:value-type="float" office:value="0.7335178499384849" table:formula="of:=1-EXP(-[.A732]/[.$D$1])" table:style-name="ce1">
            <text:p>0,73351785</text:p>
          </table:table-cell>
          <table:table-cell office:value-type="float" office:value="-15669751513.068972" table:formula="of:=([.$D$2]-[.$D$1]*[.$D$1])*[.A732]*[.G732]" table:style-name="ce1">
            <text:p>-15669751513</text:p>
          </table:table-cell>
          <table:table-cell table:number-columns-repeated="16376"/>
        </table:table-row>
        <table:table-row table:style-name="ro1">
          <table:table-cell office:value-type="float" office:value="3348" table:style-name="ce1">
            <text:p>3348</text:p>
          </table:table-cell>
          <table:table-cell office:value-type="float" office:value="25.56" table:style-name="ce1">
            <text:p>25,56</text:p>
          </table:table-cell>
          <table:table-cell office:value-type="float" office:value="77.2" table:style-name="ce1">
            <text:p>77,2</text:p>
          </table:table-cell>
          <table:table-cell office:value-type="float" office:value="6.6199999999999974" table:formula="of:=[.B733]-[.$B$5]" table:style-name="ce2">
            <text:p>6,62</text:p>
          </table:table-cell>
          <table:table-cell office:value-type="float" office:value="5.2668061704174463" table:formula="of:=[.$D$2]*(1-EXP(-[.A733]/[.$D$1]))" table:style-name="ce1">
            <text:p>5,26680617</text:p>
          </table:table-cell>
          <table:table-cell office:value-type="float" office:value="1.3531938295825512" table:formula="of:=[.D733]-[.E733]" table:style-name="ce2">
            <text:p>1,35</text:p>
          </table:table-cell>
          <table:table-cell office:value-type="float" office:value="0.73404441365296269" table:formula="of:=1-EXP(-[.A733]/[.$D$1])" table:style-name="ce1">
            <text:p>0,734044414</text:p>
          </table:table-cell>
          <table:table-cell office:value-type="float" office:value="-15704453698.722549" table:formula="of:=([.$D$2]-[.$D$1]*[.$D$1])*[.A733]*[.G733]" table:style-name="ce1">
            <text:p>-15704453699</text:p>
          </table:table-cell>
          <table:table-cell table:number-columns-repeated="16376"/>
        </table:table-row>
        <table:table-row table:style-name="ro1">
          <table:table-cell office:value-type="float" office:value="3353" table:style-name="ce1">
            <text:p>3353</text:p>
          </table:table-cell>
          <table:table-cell office:value-type="float" office:value="25.56" table:style-name="ce1">
            <text:p>25,56</text:p>
          </table:table-cell>
          <table:table-cell office:value-type="float" office:value="75.3" table:style-name="ce1">
            <text:p>75,3</text:p>
          </table:table-cell>
          <table:table-cell office:value-type="float" office:value="6.6199999999999974" table:formula="of:=[.B734]-[.$B$5]" table:style-name="ce2">
            <text:p>6,62</text:p>
          </table:table-cell>
          <table:table-cell office:value-type="float" office:value="5.2705768264739552" table:formula="of:=[.$D$2]*(1-EXP(-[.A734]/[.$D$1]))" table:style-name="ce1">
            <text:p>5,270576826</text:p>
          </table:table-cell>
          <table:table-cell office:value-type="float" office:value="1.3494231735260422" table:formula="of:=[.D734]-[.E734]" table:style-name="ce2">
            <text:p>1,35</text:p>
          </table:table-cell>
          <table:table-cell office:value-type="float" office:value="0.73456993688744843" table:formula="of:=1-EXP(-[.A734]/[.$D$1])" table:style-name="ce1">
            <text:p>0,734569937</text:p>
          </table:table-cell>
          <table:table-cell office:value-type="float" office:value="-15739167239.187475" table:formula="of:=([.$D$2]-[.$D$1]*[.$D$1])*[.A734]*[.G734]" table:style-name="ce1">
            <text:p>-15739167239</text:p>
          </table:table-cell>
          <table:table-cell table:number-columns-repeated="16376"/>
        </table:table-row>
        <table:table-row table:style-name="ro1">
          <table:table-cell office:value-type="float" office:value="3357" table:style-name="ce1">
            <text:p>3357</text:p>
          </table:table-cell>
          <table:table-cell office:value-type="float" office:value="25.56" table:style-name="ce1">
            <text:p>25,56</text:p>
          </table:table-cell>
          <table:table-cell office:value-type="float" office:value="75.2" table:style-name="ce1">
            <text:p>75,2</text:p>
          </table:table-cell>
          <table:table-cell office:value-type="float" office:value="6.6199999999999974" table:formula="of:=[.B735]-[.$B$5]" table:style-name="ce2">
            <text:p>6,62</text:p>
          </table:table-cell>
          <table:table-cell office:value-type="float" office:value="5.2735879860753592" table:formula="of:=[.$D$2]*(1-EXP(-[.A735]/[.$D$1]))" table:style-name="ce1">
            <text:p>5,273587986</text:p>
          </table:table-cell>
          <table:table-cell office:value-type="float" office:value="1.3464120139246383" table:formula="of:=[.D735]-[.E735]" table:style-name="ce2">
            <text:p>1,35</text:p>
          </table:table-cell>
          <table:table-cell office:value-type="float" office:value="0.73498960771119026" table:formula="of:=1-EXP(-[.A735]/[.$D$1])" table:style-name="ce1">
            <text:p>0,734989608</text:p>
          </table:table-cell>
          <table:table-cell office:value-type="float" office:value="-15766946209.643988" table:formula="of:=([.$D$2]-[.$D$1]*[.$D$1])*[.A735]*[.G735]" table:style-name="ce1">
            <text:p>-15766946210</text:p>
          </table:table-cell>
          <table:table-cell table:number-columns-repeated="16376"/>
        </table:table-row>
        <table:table-row table:style-name="ro1">
          <table:table-cell office:value-type="float" office:value="3362" table:style-name="ce1">
            <text:p>3362</text:p>
          </table:table-cell>
          <table:table-cell office:value-type="float" office:value="25.56" table:style-name="ce1">
            <text:p>25,56</text:p>
          </table:table-cell>
          <table:table-cell office:value-type="float" office:value="76.7" table:style-name="ce1">
            <text:p>76,7</text:p>
          </table:table-cell>
          <table:table-cell office:value-type="float" office:value="6.6199999999999974" table:formula="of:=[.B736]-[.$B$5]" table:style-name="ce2">
            <text:p>6,62</text:p>
          </table:table-cell>
          <table:table-cell office:value-type="float" office:value="5.2773452413917328" table:formula="of:=[.$D$2]*(1-EXP(-[.A736]/[.$D$1]))" table:style-name="ce1">
            <text:p>5,277345241</text:p>
          </table:table-cell>
          <table:table-cell office:value-type="float" office:value="1.3426547586082647" table:formula="of:=[.D736]-[.E736]" table:style-name="ce2">
            <text:p>1,34</text:p>
          </table:table-cell>
          <table:table-cell office:value-type="float" office:value="0.73551326326000144" table:formula="of:=1-EXP(-[.A736]/[.$D$1])" table:style-name="ce1">
            <text:p>0,735513263</text:p>
          </table:table-cell>
          <table:table-cell office:value-type="float" office:value="-15801680048.735893" table:formula="of:=([.$D$2]-[.$D$1]*[.$D$1])*[.A736]*[.G736]" table:style-name="ce1">
            <text:p>-15801680049</text:p>
          </table:table-cell>
          <table:table-cell table:number-columns-repeated="16376"/>
        </table:table-row>
        <table:table-row table:style-name="ro1">
          <table:table-cell office:value-type="float" office:value="3366" table:style-name="ce1">
            <text:p>3366</text:p>
          </table:table-cell>
          <table:table-cell office:value-type="float" office:value="25.62" table:style-name="ce1">
            <text:p>25,62</text:p>
          </table:table-cell>
          <table:table-cell office:value-type="float" office:value="82" table:style-name="ce1">
            <text:p>82</text:p>
          </table:table-cell>
          <table:table-cell office:value-type="float" office:value="6.68" table:formula="of:=[.B737]-[.$B$5]" table:style-name="ce2">
            <text:p>6,68</text:p>
          </table:table-cell>
          <table:table-cell office:value-type="float" office:value="5.2803456994688593" table:formula="of:=[.$D$2]*(1-EXP(-[.A737]/[.$D$1]))" table:style-name="ce1">
            <text:p>5,280345699</text:p>
          </table:table-cell>
          <table:table-cell office:value-type="float" office:value="1.3996543005311404" table:formula="of:=[.D737]-[.E737]" table:style-name="ce2">
            <text:p>1,40</text:p>
          </table:table-cell>
          <table:table-cell office:value-type="float" office:value="0.73593144259272225" table:formula="of:=1-EXP(-[.A737]/[.$D$1])" table:style-name="ce1">
            <text:p>0,735931443</text:p>
          </table:table-cell>
          <table:table-cell office:value-type="float" office:value="-15829475186.319138" table:formula="of:=([.$D$2]-[.$D$1]*[.$D$1])*[.A737]*[.G737]" table:style-name="ce1">
            <text:p>-15829475186</text:p>
          </table:table-cell>
          <table:table-cell table:number-columns-repeated="16376"/>
        </table:table-row>
        <table:table-row table:style-name="ro1">
          <table:table-cell office:value-type="float" office:value="3371" table:style-name="ce1">
            <text:p>3371</text:p>
          </table:table-cell>
          <table:table-cell office:value-type="float" office:value="25.62" table:style-name="ce1">
            <text:p>25,62</text:p>
          </table:table-cell>
          <table:table-cell office:value-type="float" office:value="85.9" table:style-name="ce1">
            <text:p>85,9</text:p>
          </table:table-cell>
          <table:table-cell office:value-type="float" office:value="6.68" table:formula="of:=[.B738]-[.$B$5]" table:style-name="ce2">
            <text:p>6,68</text:p>
          </table:table-cell>
          <table:table-cell office:value-type="float" office:value="5.2840896016707184" table:formula="of:=[.$D$2]*(1-EXP(-[.A738]/[.$D$1]))" table:style-name="ce1">
            <text:p>5,284089602</text:p>
          </table:table-cell>
          <table:table-cell office:value-type="float" office:value="1.3959103983292813" table:formula="of:=[.D738]-[.E738]" table:style-name="ce2">
            <text:p>1,40</text:p>
          </table:table-cell>
          <table:table-cell office:value-type="float" office:value="0.73645323709352872" table:formula="of:=1-EXP(-[.A738]/[.$D$1])" table:style-name="ce1">
            <text:p>0,736453237</text:p>
          </table:table-cell>
          <table:table-cell office:value-type="float" office:value="-15864229144.865252" table:formula="of:=([.$D$2]-[.$D$1]*[.$D$1])*[.A738]*[.G738]" table:style-name="ce1">
            <text:p>-15864229145</text:p>
          </table:table-cell>
          <table:table-cell table:number-columns-repeated="16376"/>
        </table:table-row>
        <table:table-row table:style-name="ro1">
          <table:table-cell office:value-type="float" office:value="3375" table:style-name="ce1">
            <text:p>3375</text:p>
          </table:table-cell>
          <table:table-cell office:value-type="float" office:value="25.62" table:style-name="ce1">
            <text:p>25,62</text:p>
          </table:table-cell>
          <table:table-cell office:value-type="float" office:value="88.2" table:style-name="ce1">
            <text:p>88,2</text:p>
          </table:table-cell>
          <table:table-cell office:value-type="float" office:value="6.68" table:formula="of:=[.B739]-[.$B$5]" table:style-name="ce2">
            <text:p>6,68</text:p>
          </table:table-cell>
          <table:table-cell office:value-type="float" office:value="5.2870793962563001" table:formula="of:=[.$D$2]*(1-EXP(-[.A739]/[.$D$1]))" table:style-name="ce1">
            <text:p>5,287079396</text:p>
          </table:table-cell>
          <table:table-cell office:value-type="float" office:value="1.3929206037436996" table:formula="of:=[.D739]-[.E739]" table:style-name="ce2">
            <text:p>1,39</text:p>
          </table:table-cell>
          <table:table-cell office:value-type="float" office:value="0.73686993023591985" table:formula="of:=1-EXP(-[.A739]/[.$D$1])" table:style-name="ce1">
            <text:p>0,73686993</text:p>
          </table:table-cell>
          <table:table-cell office:value-type="float" office:value="-15892040306.6444" table:formula="of:=([.$D$2]-[.$D$1]*[.$D$1])*[.A739]*[.G739]" table:style-name="ce1">
            <text:p>-15892040307</text:p>
          </table:table-cell>
          <table:table-cell table:number-columns-repeated="16376"/>
        </table:table-row>
        <table:table-row table:style-name="ro1">
          <table:table-cell office:value-type="float" office:value="3380" table:style-name="ce1">
            <text:p>3380</text:p>
          </table:table-cell>
          <table:table-cell office:value-type="float" office:value="25.69" table:style-name="ce1">
            <text:p>25,69</text:p>
          </table:table-cell>
          <table:table-cell office:value-type="float" office:value="83.1" table:style-name="ce1">
            <text:p>83,1</text:p>
          </table:table-cell>
          <table:table-cell office:value-type="float" office:value="6.75" table:formula="of:=[.B740]-[.$B$5]" table:style-name="ce2">
            <text:p>6,75</text:p>
          </table:table-cell>
          <table:table-cell office:value-type="float" office:value="5.2908099928000061" table:formula="of:=[.$D$2]*(1-EXP(-[.A740]/[.$D$1]))" table:style-name="ce1">
            <text:p>5,290809993</text:p>
          </table:table-cell>
          <table:table-cell office:value-type="float" office:value="1.4591900071999939" table:formula="of:=[.D740]-[.E740]" table:style-name="ce2">
            <text:p>1,46</text:p>
          </table:table-cell>
          <table:table-cell office:value-type="float" office:value="0.73738987030280168" table:formula="of:=1-EXP(-[.A740]/[.$D$1])" table:style-name="ce1">
            <text:p>0,73738987</text:p>
          </table:table-cell>
          <table:table-cell office:value-type="float" office:value="-15926814206.489122" table:formula="of:=([.$D$2]-[.$D$1]*[.$D$1])*[.A740]*[.G740]" table:style-name="ce1">
            <text:p>-15926814206</text:p>
          </table:table-cell>
          <table:table-cell table:number-columns-repeated="16376"/>
        </table:table-row>
        <table:table-row table:style-name="ro1">
          <table:table-cell office:value-type="float" office:value="3385" table:style-name="ce1">
            <text:p>3385</text:p>
          </table:table-cell>
          <table:table-cell office:value-type="float" office:value="25.69" table:style-name="ce1">
            <text:p>25,69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6.75" table:formula="of:=[.B741]-[.$B$5]" table:style-name="ce2">
            <text:p>6,75</text:p>
          </table:table-cell>
          <table:table-cell office:value-type="float" office:value="5.2945332177551352" table:formula="of:=[.$D$2]*(1-EXP(-[.A741]/[.$D$1]))" table:style-name="ce1">
            <text:p>5,294533218</text:p>
          </table:table-cell>
          <table:table-cell office:value-type="float" office:value="1.4554667822448648" table:formula="of:=[.D741]-[.E741]" table:style-name="ce2">
            <text:p>1,46</text:p>
          </table:table-cell>
          <table:table-cell office:value-type="float" office:value="0.73790878297789431" table:formula="of:=1-EXP(-[.A741]/[.$D$1])" table:style-name="ce1">
            <text:p>0,737908783</text:p>
          </table:table-cell>
          <table:table-cell office:value-type="float" office:value="-15961599108.225029" table:formula="of:=([.$D$2]-[.$D$1]*[.$D$1])*[.A741]*[.G741]" table:style-name="ce1">
            <text:p>-15961599108</text:p>
          </table:table-cell>
          <table:table-cell table:number-columns-repeated="16376"/>
        </table:table-row>
        <table:table-row table:style-name="ro1">
          <table:table-cell office:value-type="float" office:value="3389" table:style-name="ce1">
            <text:p>3389</text:p>
          </table:table-cell>
          <table:table-cell office:value-type="float" office:value="25.69" table:style-name="ce1">
            <text:p>25,69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6.75" table:formula="of:=[.B742]-[.$B$5]" table:style-name="ce2">
            <text:p>6,75</text:p>
          </table:table-cell>
          <table:table-cell office:value-type="float" office:value="5.2975064999648636" table:formula="of:=[.$D$2]*(1-EXP(-[.A742]/[.$D$1]))" table:style-name="ce1">
            <text:p>5,2975065</text:p>
          </table:table-cell>
          <table:table-cell office:value-type="float" office:value="1.4524935000351364" table:formula="of:=[.D742]-[.E742]" table:style-name="ce2">
            <text:p>1,45</text:p>
          </table:table-cell>
          <table:table-cell office:value-type="float" office:value="0.73832317476024689" table:formula="of:=1-EXP(-[.A742]/[.$D$1])" table:style-name="ce1">
            <text:p>0,738323175</text:p>
          </table:table-cell>
          <table:table-cell office:value-type="float" office:value="-15989434914.345001" table:formula="of:=([.$D$2]-[.$D$1]*[.$D$1])*[.A742]*[.G742]" table:style-name="ce1">
            <text:p>-15989434914</text:p>
          </table:table-cell>
          <table:table-cell table:number-columns-repeated="16376"/>
        </table:table-row>
        <table:table-row table:style-name="ro1">
          <table:table-cell office:value-type="float" office:value="3394" table:style-name="ce1">
            <text:p>3394</text:p>
          </table:table-cell>
          <table:table-cell office:value-type="float" office:value="25.69" table:style-name="ce1">
            <text:p>25,69</text:p>
          </table:table-cell>
          <table:table-cell office:value-type="float" office:value="73.8" table:style-name="ce1">
            <text:p>73,8</text:p>
          </table:table-cell>
          <table:table-cell office:value-type="float" office:value="6.75" table:formula="of:=[.B743]-[.$B$5]" table:style-name="ce2">
            <text:p>6,75</text:p>
          </table:table-cell>
          <table:table-cell office:value-type="float" office:value="5.3012164927478338" table:formula="of:=[.$D$2]*(1-EXP(-[.A743]/[.$D$1]))" table:style-name="ce1">
            <text:p>5,301216493</text:p>
          </table:table-cell>
          <table:table-cell office:value-type="float" office:value="1.4487835072521662" table:formula="of:=[.D743]-[.E743]" table:style-name="ce2">
            <text:p>1,45</text:p>
          </table:table-cell>
          <table:table-cell office:value-type="float" office:value="0.73884024324329234" table:formula="of:=1-EXP(-[.A743]/[.$D$1])" table:style-name="ce1">
            <text:p>0,738840243</text:p>
          </table:table-cell>
          <table:table-cell office:value-type="float" office:value="-16024239482.258644" table:formula="of:=([.$D$2]-[.$D$1]*[.$D$1])*[.A743]*[.G743]" table:style-name="ce1">
            <text:p>-16024239482</text:p>
          </table:table-cell>
          <table:table-cell table:number-columns-repeated="16376"/>
        </table:table-row>
        <table:table-row table:style-name="ro1">
          <table:table-cell office:value-type="float" office:value="3398" table:style-name="ce1">
            <text:p>3398</text:p>
          </table:table-cell>
          <table:table-cell office:value-type="float" office:value="25.69" table:style-name="ce1">
            <text:p>25,69</text:p>
          </table:table-cell>
          <table:table-cell office:value-type="float" office:value="74.2" table:style-name="ce1">
            <text:p>74,2</text:p>
          </table:table-cell>
          <table:table-cell office:value-type="float" office:value="6.75" table:formula="of:=[.B744]-[.$B$5]" table:style-name="ce2">
            <text:p>6,75</text:p>
          </table:table-cell>
          <table:table-cell office:value-type="float" office:value="5.3041792080478132" table:formula="of:=[.$D$2]*(1-EXP(-[.A744]/[.$D$1]))" table:style-name="ce1">
            <text:p>5,304179208</text:p>
          </table:table-cell>
          <table:table-cell office:value-type="float" office:value="1.4458207919521868" table:formula="of:=[.D744]-[.E744]" table:style-name="ce2">
            <text:p>1,45</text:p>
          </table:table-cell>
          <table:table-cell office:value-type="float" office:value="0.73925316229609694" table:formula="of:=1-EXP(-[.A744]/[.$D$1])" table:style-name="ce1">
            <text:p>0,739253162</text:p>
          </table:table-cell>
          <table:table-cell office:value-type="float" office:value="-16052090950.985405" table:formula="of:=([.$D$2]-[.$D$1]*[.$D$1])*[.A744]*[.G744]" table:style-name="ce1">
            <text:p>-16052090951</text:p>
          </table:table-cell>
          <table:table-cell table:number-columns-repeated="16376"/>
        </table:table-row>
        <table:table-row table:style-name="ro1">
          <table:table-cell office:value-type="float" office:value="3403" table:style-name="ce1">
            <text:p>3403</text:p>
          </table:table-cell>
          <table:table-cell office:value-type="float" office:value="25.62" table:style-name="ce1">
            <text:p>25,62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6.68" table:formula="of:=[.B745]-[.$B$5]" table:style-name="ce2">
            <text:p>6,68</text:p>
          </table:table-cell>
          <table:table-cell office:value-type="float" office:value="5.3078760156851637" table:formula="of:=[.$D$2]*(1-EXP(-[.A745]/[.$D$1]))" table:style-name="ce1">
            <text:p>5,307876016</text:p>
          </table:table-cell>
          <table:table-cell office:value-type="float" office:value="1.3721239843148361" table:formula="of:=[.D745]-[.E745]" table:style-name="ce2">
            <text:p>1,37</text:p>
          </table:table-cell>
          <table:table-cell office:value-type="float" office:value="0.73976839314126996" table:formula="of:=1-EXP(-[.A745]/[.$D$1])" table:style-name="ce1">
            <text:p>0,739768393</text:p>
          </table:table-cell>
          <table:table-cell office:value-type="float" office:value="-16086915009.498077" table:formula="of:=([.$D$2]-[.$D$1]*[.$D$1])*[.A745]*[.G745]" table:style-name="ce1">
            <text:p>-16086915009</text:p>
          </table:table-cell>
          <table:table-cell table:number-columns-repeated="16376"/>
        </table:table-row>
        <table:table-row table:style-name="ro1">
          <table:table-cell office:value-type="float" office:value="3407" table:style-name="ce1">
            <text:p>3407</text:p>
          </table:table-cell>
          <table:table-cell office:value-type="float" office:value="25.62" table:style-name="ce1">
            <text:p>25,62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6.68" table:formula="of:=[.B746]-[.$B$5]" table:style-name="ce2">
            <text:p>6,68</text:p>
          </table:table-cell>
          <table:table-cell office:value-type="float" office:value="5.3108282016297128" table:formula="of:=[.$D$2]*(1-EXP(-[.A746]/[.$D$1]))" table:style-name="ce1">
            <text:p>5,310828202</text:p>
          </table:table-cell>
          <table:table-cell office:value-type="float" office:value="1.3691717983702869" table:formula="of:=[.D746]-[.E746]" table:style-name="ce2">
            <text:p>1,37</text:p>
          </table:table-cell>
          <table:table-cell office:value-type="float" office:value="0.74017984469854059" table:formula="of:=1-EXP(-[.A746]/[.$D$1])" table:style-name="ce1">
            <text:p>0,740179845</text:p>
          </table:table-cell>
          <table:table-cell office:value-type="float" office:value="-16114782000.769012" table:formula="of:=([.$D$2]-[.$D$1]*[.$D$1])*[.A746]*[.G746]" table:style-name="ce1">
            <text:p>-16114782001</text:p>
          </table:table-cell>
          <table:table-cell table:number-columns-repeated="16376"/>
        </table:table-row>
        <table:table-row table:style-name="ro1">
          <table:table-cell office:value-type="float" office:value="3412" table:style-name="ce1">
            <text:p>3412</text:p>
          </table:table-cell>
          <table:table-cell office:value-type="float" office:value="25.62" table:style-name="ce1">
            <text:p>25,62</text:p>
          </table:table-cell>
          <table:table-cell office:value-type="float" office:value="80.8" table:style-name="ce1">
            <text:p>80,8</text:p>
          </table:table-cell>
          <table:table-cell office:value-type="float" office:value="6.68" table:formula="of:=[.B747]-[.$B$5]" table:style-name="ce2">
            <text:p>6,68</text:p>
          </table:table-cell>
          <table:table-cell office:value-type="float" office:value="5.3145118709808497" table:formula="of:=[.$D$2]*(1-EXP(-[.A747]/[.$D$1]))" table:style-name="ce1">
            <text:p>5,314511871</text:p>
          </table:table-cell>
          <table:table-cell office:value-type="float" office:value="1.3654881290191501" table:formula="of:=[.D747]-[.E747]" table:style-name="ce2">
            <text:p>1,37</text:p>
          </table:table-cell>
          <table:table-cell office:value-type="float" office:value="0.74069324443672246" table:formula="of:=1-EXP(-[.A747]/[.$D$1])" table:style-name="ce1">
            <text:p>0,740693244</text:p>
          </table:table-cell>
          <table:table-cell office:value-type="float" office:value="-16149625375.301605" table:formula="of:=([.$D$2]-[.$D$1]*[.$D$1])*[.A747]*[.G747]" table:style-name="ce1">
            <text:p>-16149625375</text:p>
          </table:table-cell>
          <table:table-cell table:number-columns-repeated="16376"/>
        </table:table-row>
        <table:table-row table:style-name="ro1">
          <table:table-cell office:value-type="float" office:value="3417" table:style-name="ce1">
            <text:p>3417</text:p>
          </table:table-cell>
          <table:table-cell office:value-type="float" office:value="25.69" table:style-name="ce1">
            <text:p>25,69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6.75" table:formula="of:=[.B748]-[.$B$5]" table:style-name="ce2">
            <text:p>6,75</text:p>
          </table:table-cell>
          <table:table-cell office:value-type="float" office:value="5.3181882614706613" table:formula="of:=[.$D$2]*(1-EXP(-[.A748]/[.$D$1]))" table:style-name="ce1">
            <text:p>5,318188261</text:p>
          </table:table-cell>
          <table:table-cell office:value-type="float" office:value="1.4318117385293387" table:formula="of:=[.D748]-[.E748]" table:style-name="ce2">
            <text:p>1,43</text:p>
          </table:table-cell>
          <table:table-cell office:value-type="float" office:value="0.7412056297066818" table:formula="of:=1-EXP(-[.A748]/[.$D$1])" table:style-name="ce1">
            <text:p>0,74120563</text:p>
          </table:table-cell>
          <table:table-cell office:value-type="float" office:value="-16184479405.887306" table:formula="of:=([.$D$2]-[.$D$1]*[.$D$1])*[.A748]*[.G748]" table:style-name="ce1">
            <text:p>-16184479406</text:p>
          </table:table-cell>
          <table:table-cell table:number-columns-repeated="16376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float" office:value="25.62" table:style-name="ce1">
            <text:p>25,62</text:p>
          </table:table-cell>
          <table:table-cell office:value-type="float" office:value="84.9" table:style-name="ce1">
            <text:p>84,9</text:p>
          </table:table-cell>
          <table:table-cell office:value-type="float" office:value="6.68" table:formula="of:=[.B749]-[.$B$5]" table:style-name="ce2">
            <text:p>6,68</text:p>
          </table:table-cell>
          <table:table-cell office:value-type="float" office:value="5.3211241427486131" table:formula="of:=[.$D$2]*(1-EXP(-[.A749]/[.$D$1]))" table:style-name="ce1">
            <text:p>5,321124143</text:p>
          </table:table-cell>
          <table:table-cell office:value-type="float" office:value="1.3588758572513866" table:formula="of:=[.D749]-[.E749]" table:style-name="ce2">
            <text:p>1,36</text:p>
          </table:table-cell>
          <table:table-cell office:value-type="float" office:value="0.74161480885273301" table:formula="of:=1-EXP(-[.A749]/[.$D$1])" table:style-name="ce1">
            <text:p>0,741614809</text:p>
          </table:table-cell>
          <table:table-cell office:value-type="float" office:value="-16212370266.819944" table:formula="of:=([.$D$2]-[.$D$1]*[.$D$1])*[.A749]*[.G749]" table:style-name="ce1">
            <text:p>-16212370267</text:p>
          </table:table-cell>
          <table:table-cell table:number-columns-repeated="16376"/>
        </table:table-row>
        <table:table-row table:style-name="ro1">
          <table:table-cell office:value-type="float" office:value="3426" table:style-name="ce1">
            <text:p>3426</text:p>
          </table:table-cell>
          <table:table-cell office:value-type="float" office:value="25.62" table:style-name="ce1">
            <text:p>25,62</text:p>
          </table:table-cell>
          <table:table-cell office:value-type="float" office:value="86.7" table:style-name="ce1">
            <text:p>86,7</text:p>
          </table:table-cell>
          <table:table-cell office:value-type="float" office:value="6.68" table:formula="of:=[.B750]-[.$B$5]" table:style-name="ce2">
            <text:p>6,68</text:p>
          </table:table-cell>
          <table:table-cell office:value-type="float" office:value="5.3247874675138256" table:formula="of:=[.$D$2]*(1-EXP(-[.A750]/[.$D$1]))" table:style-name="ce1">
            <text:p>5,324787468</text:p>
          </table:table-cell>
          <table:table-cell office:value-type="float" office:value="1.3552125324861741" table:formula="of:=[.D750]-[.E750]" table:style-name="ce2">
            <text:p>1,36</text:p>
          </table:table-cell>
          <table:table-cell office:value-type="float" office:value="0.74212537312874616" table:formula="of:=1-EXP(-[.A750]/[.$D$1])" table:style-name="ce1">
            <text:p>0,742125373</text:p>
          </table:table-cell>
          <table:table-cell office:value-type="float" office:value="-16247243343.833424" table:formula="of:=([.$D$2]-[.$D$1]*[.$D$1])*[.A750]*[.G750]" table:style-name="ce1">
            <text:p>-16247243344</text:p>
          </table:table-cell>
          <table:table-cell table:number-columns-repeated="16376"/>
        </table:table-row>
        <table:table-row table:style-name="ro1">
          <table:table-cell office:value-type="float" office:value="3430" table:style-name="ce1">
            <text:p>3430</text:p>
          </table:table-cell>
          <table:table-cell office:value-type="float" office:value="25.62" table:style-name="ce1">
            <text:p>25,62</text:p>
          </table:table-cell>
          <table:table-cell office:value-type="float" office:value="85.9" table:style-name="ce1">
            <text:p>85,9</text:p>
          </table:table-cell>
          <table:table-cell office:value-type="float" office:value="6.68" table:formula="of:=[.B751]-[.$B$5]" table:style-name="ce2">
            <text:p>6,68</text:p>
          </table:table-cell>
          <table:table-cell office:value-type="float" office:value="5.3277129148032394" table:formula="of:=[.$D$2]*(1-EXP(-[.A751]/[.$D$1]))" table:style-name="ce1">
            <text:p>5,327712915</text:p>
          </table:table-cell>
          <table:table-cell office:value-type="float" office:value="1.3522870851967603" table:formula="of:=[.D751]-[.E751]" table:style-name="ce2">
            <text:p>1,35</text:p>
          </table:table-cell>
          <table:table-cell office:value-type="float" office:value="0.74253309807072188" table:formula="of:=1-EXP(-[.A751]/[.$D$1])" table:style-name="ce1">
            <text:p>0,742533098</text:p>
          </table:table-cell>
          <table:table-cell office:value-type="float" office:value="-16275149372.987484" table:formula="of:=([.$D$2]-[.$D$1]*[.$D$1])*[.A751]*[.G751]" table:style-name="ce1">
            <text:p>-16275149373</text:p>
          </table:table-cell>
          <table:table-cell table:number-columns-repeated="16376"/>
        </table:table-row>
        <table:table-row table:style-name="ro1">
          <table:table-cell office:value-type="float" office:value="3435" table:style-name="ce1">
            <text:p>3435</text:p>
          </table:table-cell>
          <table:table-cell office:value-type="float" office:value="25.62" table:style-name="ce1">
            <text:p>25,62</text:p>
          </table:table-cell>
          <table:table-cell office:value-type="float" office:value="81.3" table:style-name="ce1">
            <text:p>81,3</text:p>
          </table:table-cell>
          <table:table-cell office:value-type="float" office:value="6.68" table:formula="of:=[.B752]-[.$B$5]" table:style-name="ce2">
            <text:p>6,68</text:p>
          </table:table-cell>
          <table:table-cell office:value-type="float" office:value="5.3313632202788437" table:formula="of:=[.$D$2]*(1-EXP(-[.A752]/[.$D$1]))" table:style-name="ce1">
            <text:p>5,33136322</text:p>
          </table:table-cell>
          <table:table-cell office:value-type="float" office:value="1.348636779721156" table:formula="of:=[.D752]-[.E752]" table:style-name="ce2">
            <text:p>1,35</text:p>
          </table:table-cell>
          <table:table-cell office:value-type="float" office:value="0.74304184782451843" table:formula="of:=1-EXP(-[.A752]/[.$D$1])" table:style-name="ce1">
            <text:p>0,743041848</text:p>
          </table:table-cell>
          <table:table-cell office:value-type="float" office:value="-16310041324.382023" table:formula="of:=([.$D$2]-[.$D$1]*[.$D$1])*[.A752]*[.G752]" table:style-name="ce1">
            <text:p>-16310041324</text:p>
          </table:table-cell>
          <table:table-cell table:number-columns-repeated="16376"/>
        </table:table-row>
        <table:table-row table:style-name="ro1">
          <table:table-cell office:value-type="float" office:value="3439" table:style-name="ce1">
            <text:p>3439</text:p>
          </table:table-cell>
          <table:table-cell office:value-type="float" office:value="25.62" table:style-name="ce1">
            <text:p>25,62</text:p>
          </table:table-cell>
          <table:table-cell office:value-type="float" office:value="78.8" table:style-name="ce1">
            <text:p>78,8</text:p>
          </table:table-cell>
          <table:table-cell office:value-type="float" office:value="6.68" table:formula="of:=[.B753]-[.$B$5]" table:style-name="ce2">
            <text:p>6,68</text:p>
          </table:table-cell>
          <table:table-cell office:value-type="float" office:value="5.334278270661641" table:formula="of:=[.$D$2]*(1-EXP(-[.A753]/[.$D$1]))" table:style-name="ce1">
            <text:p>5,334278271</text:p>
          </table:table-cell>
          <table:table-cell office:value-type="float" office:value="1.3457217293383588" table:formula="of:=[.D753]-[.E753]" table:style-name="ce2">
            <text:p>1,35</text:p>
          </table:table-cell>
          <table:table-cell office:value-type="float" office:value="0.74344812373059377" table:formula="of:=1-EXP(-[.A753]/[.$D$1])" table:style-name="ce1">
            <text:p>0,743448124</text:p>
          </table:table-cell>
          <table:table-cell office:value-type="float" office:value="-16337962384.513556" table:formula="of:=([.$D$2]-[.$D$1]*[.$D$1])*[.A753]*[.G753]" table:style-name="ce1">
            <text:p>-16337962385</text:p>
          </table:table-cell>
          <table:table-cell table:number-columns-repeated="16376"/>
        </table:table-row>
        <table:table-row table:style-name="ro1">
          <table:table-cell office:value-type="float" office:value="3444" table:style-name="ce1">
            <text:p>3444</text:p>
          </table:table-cell>
          <table:table-cell office:value-type="float" office:value="25.62" table:style-name="ce1">
            <text:p>25,62</text:p>
          </table:table-cell>
          <table:table-cell office:value-type="float" office:value="76.7" table:style-name="ce1">
            <text:p>76,7</text:p>
          </table:table-cell>
          <table:table-cell office:value-type="float" office:value="6.68" table:formula="of:=[.B754]-[.$B$5]" table:style-name="ce2">
            <text:p>6,68</text:p>
          </table:table-cell>
          <table:table-cell office:value-type="float" office:value="5.3379156031176009" table:formula="of:=[.$D$2]*(1-EXP(-[.A754]/[.$D$1]))" table:style-name="ce1">
            <text:p>5,337915603</text:p>
          </table:table-cell>
          <table:table-cell office:value-type="float" office:value="1.3420843968823988" table:formula="of:=[.D754]-[.E754]" table:style-name="ce2">
            <text:p>1,34</text:p>
          </table:table-cell>
          <table:table-cell office:value-type="float" office:value="0.74395506541090328" table:formula="of:=1-EXP(-[.A754]/[.$D$1])" table:style-name="ce1">
            <text:p>0,743955065</text:p>
          </table:table-cell>
          <table:table-cell office:value-type="float" office:value="-16372873039.224762" table:formula="of:=([.$D$2]-[.$D$1]*[.$D$1])*[.A754]*[.G754]" table:style-name="ce1">
            <text:p>-16372873039</text:p>
          </table:table-cell>
          <table:table-cell table:number-columns-repeated="16376"/>
        </table:table-row>
        <table:table-row table:style-name="ro1">
          <table:table-cell office:value-type="float" office:value="3449" table:style-name="ce1">
            <text:p>3449</text:p>
          </table:table-cell>
          <table:table-cell office:value-type="float" office:value="25.62" table:style-name="ce1">
            <text:p>25,62</text:p>
          </table:table-cell>
          <table:table-cell office:value-type="float" office:value="73.7" table:style-name="ce1">
            <text:p>73,7</text:p>
          </table:table-cell>
          <table:table-cell office:value-type="float" office:value="6.68" table:formula="of:=[.B755]-[.$B$5]" table:style-name="ce2">
            <text:p>6,68</text:p>
          </table:table-cell>
          <table:table-cell office:value-type="float" office:value="5.3415457482730666" table:formula="of:=[.$D$2]*(1-EXP(-[.A755]/[.$D$1]))" table:style-name="ce1">
            <text:p>5,341545748</text:p>
          </table:table-cell>
          <table:table-cell office:value-type="float" office:value="1.3384542517269331" table:formula="of:=[.D755]-[.E755]" table:style-name="ce2">
            <text:p>1,34</text:p>
          </table:table-cell>
          <table:table-cell office:value-type="float" office:value="0.74446100538399096" table:formula="of:=1-EXP(-[.A755]/[.$D$1])" table:style-name="ce1">
            <text:p>0,744461005</text:p>
          </table:table-cell>
          <table:table-cell office:value-type="float" office:value="-16407794011.110739" table:formula="of:=([.$D$2]-[.$D$1]*[.$D$1])*[.A755]*[.G755]" table:style-name="ce1">
            <text:p>-16407794011</text:p>
          </table:table-cell>
          <table:table-cell table:number-columns-repeated="16376"/>
        </table:table-row>
        <table:table-row table:style-name="ro1">
          <table:table-cell office:value-type="float" office:value="3453" table:style-name="ce1">
            <text:p>3453</text:p>
          </table:table-cell>
          <table:table-cell office:value-type="float" office:value="25.62" table:style-name="ce1">
            <text:p>25,62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6.68" table:formula="of:=[.B756]-[.$B$5]" table:style-name="ce2">
            <text:p>6,68</text:p>
          </table:table-cell>
          <table:table-cell office:value-type="float" office:value="5.3444446990857504" table:formula="of:=[.$D$2]*(1-EXP(-[.A756]/[.$D$1]))" table:style-name="ce1">
            <text:p>5,344444699</text:p>
          </table:table-cell>
          <table:table-cell office:value-type="float" office:value="1.3355553009142493" table:formula="of:=[.D756]-[.E756]" table:style-name="ce2">
            <text:p>1,34</text:p>
          </table:table-cell>
          <table:table-cell office:value-type="float" office:value="0.74486503746351906" table:formula="of:=1-EXP(-[.A756]/[.$D$1])" table:style-name="ce1">
            <text:p>0,744865037</text:p>
          </table:table-cell>
          <table:table-cell office:value-type="float" office:value="-16435738181.814743" table:formula="of:=([.$D$2]-[.$D$1]*[.$D$1])*[.A756]*[.G756]" table:style-name="ce1">
            <text:p>-16435738182</text:p>
          </table:table-cell>
          <table:table-cell table:number-columns-repeated="16376"/>
        </table:table-row>
        <table:table-row table:style-name="ro1">
          <table:table-cell office:value-type="float" office:value="3458" table:style-name="ce1">
            <text:p>3458</text:p>
          </table:table-cell>
          <table:table-cell office:value-type="float" office:value="25.62" table:style-name="ce1">
            <text:p>25,62</text:p>
          </table:table-cell>
          <table:table-cell office:value-type="float" office:value="76.7" table:style-name="ce1">
            <text:p>76,7</text:p>
          </table:table-cell>
          <table:table-cell office:value-type="float" office:value="6.68" table:formula="of:=[.B757]-[.$B$5]" table:style-name="ce2">
            <text:p>6,68</text:p>
          </table:table-cell>
          <table:table-cell office:value-type="float" office:value="5.3480619428704328" table:formula="of:=[.$D$2]*(1-EXP(-[.A757]/[.$D$1]))" table:style-name="ce1">
            <text:p>5,348061943</text:p>
          </table:table-cell>
          <table:table-cell office:value-type="float" office:value="1.3319380571295669" table:formula="of:=[.D757]-[.E757]" table:style-name="ce2">
            <text:p>1,33</text:p>
          </table:table-cell>
          <table:table-cell office:value-type="float" office:value="0.74536917934895253" table:formula="of:=1-EXP(-[.A757]/[.$D$1])" table:style-name="ce1">
            <text:p>0,745369179</text:p>
          </table:table-cell>
          <table:table-cell office:value-type="float" office:value="-16470677592.858418" table:formula="of:=([.$D$2]-[.$D$1]*[.$D$1])*[.A757]*[.G757]" table:style-name="ce1">
            <text:p>-16470677593</text:p>
          </table:table-cell>
          <table:table-cell table:number-columns-repeated="16376"/>
        </table:table-row>
        <table:table-row table:style-name="ro1">
          <table:table-cell office:value-type="float" office:value="3462" table:style-name="ce1">
            <text:p>3462</text:p>
          </table:table-cell>
          <table:table-cell office:value-type="float" office:value="25.62" table:style-name="ce1">
            <text:p>25,62</text:p>
          </table:table-cell>
          <table:table-cell office:value-type="float" office:value="82" table:style-name="ce1">
            <text:p>82</text:p>
          </table:table-cell>
          <table:table-cell office:value-type="float" office:value="6.68" table:formula="of:=[.B758]-[.$B$5]" table:style-name="ce2">
            <text:p>6,68</text:p>
          </table:table-cell>
          <table:table-cell office:value-type="float" office:value="5.350950590943774" table:formula="of:=[.$D$2]*(1-EXP(-[.A758]/[.$D$1]))" table:style-name="ce1">
            <text:p>5,350950591</text:p>
          </table:table-cell>
          <table:table-cell office:value-type="float" office:value="1.3290494090562257" table:formula="of:=[.D758]-[.E758]" table:style-name="ce2">
            <text:p>1,33</text:p>
          </table:table-cell>
          <table:table-cell office:value-type="float" office:value="0.74577177551684559" table:formula="of:=1-EXP(-[.A758]/[.$D$1])" table:style-name="ce1">
            <text:p>0,745771776</text:p>
          </table:table-cell>
          <table:table-cell office:value-type="float" office:value="-16498636447.357903" table:formula="of:=([.$D$2]-[.$D$1]*[.$D$1])*[.A758]*[.G758]" table:style-name="ce1">
            <text:p>-16498636447</text:p>
          </table:table-cell>
          <table:table-cell table:number-columns-repeated="16376"/>
        </table:table-row>
        <table:table-row table:style-name="ro1">
          <table:table-cell office:value-type="float" office:value="3467" table:style-name="ce1">
            <text:p>3467</text:p>
          </table:table-cell>
          <table:table-cell office:value-type="float" office:value="25.69" table:style-name="ce1">
            <text:p>25,69</text:p>
          </table:table-cell>
          <table:table-cell office:value-type="float" office:value="81.3" table:style-name="ce1">
            <text:p>81,3</text:p>
          </table:table-cell>
          <table:table-cell office:value-type="float" office:value="6.75" table:formula="of:=[.B759]-[.$B$5]" table:style-name="ce2">
            <text:p>6,75</text:p>
          </table:table-cell>
          <table:table-cell office:value-type="float" office:value="5.3545549792085572" table:formula="of:=[.$D$2]*(1-EXP(-[.A759]/[.$D$1]))" table:style-name="ce1">
            <text:p>5,354554979</text:p>
          </table:table-cell>
          <table:table-cell office:value-type="float" office:value="1.3954450207914428" table:formula="of:=[.D759]-[.E759]" table:style-name="ce2">
            <text:p>1,40</text:p>
          </table:table-cell>
          <table:table-cell office:value-type="float" office:value="0.74627412570494644" table:formula="of:=1-EXP(-[.A759]/[.$D$1])" table:style-name="ce1">
            <text:p>0,746274126</text:p>
          </table:table-cell>
          <table:table-cell office:value-type="float" office:value="-16533594128.983465" table:formula="of:=([.$D$2]-[.$D$1]*[.$D$1])*[.A759]*[.G759]" table:style-name="ce1">
            <text:p>-16533594129</text:p>
          </table:table-cell>
          <table:table-cell table:number-columns-repeated="16376"/>
        </table:table-row>
        <table:table-row table:style-name="ro1">
          <table:table-cell office:value-type="float" office:value="3471" table:style-name="ce1">
            <text:p>3471</text:p>
          </table:table-cell>
          <table:table-cell office:value-type="float" office:value="25.69" table:style-name="ce1">
            <text:p>25,69</text:p>
          </table:table-cell>
          <table:table-cell office:value-type="float" office:value="85.1" table:style-name="ce1">
            <text:p>85,1</text:p>
          </table:table-cell>
          <table:table-cell office:value-type="float" office:value="6.75" table:formula="of:=[.B760]-[.$B$5]" table:style-name="ce2">
            <text:p>6,75</text:p>
          </table:table-cell>
          <table:table-cell office:value-type="float" office:value="5.3574333611580203" table:formula="of:=[.$D$2]*(1-EXP(-[.A760]/[.$D$1]))" table:style-name="ce1">
            <text:p>5,357433361</text:p>
          </table:table-cell>
          <table:table-cell office:value-type="float" office:value="1.3925666388419797" table:formula="of:=[.D760]-[.E760]" table:style-name="ce2">
            <text:p>1,39</text:p>
          </table:table-cell>
          <table:table-cell office:value-type="float" office:value="0.74667529106436881" table:formula="of:=1-EXP(-[.A760]/[.$D$1])" table:style-name="ce1">
            <text:p>0,746675291</text:p>
          </table:table-cell>
          <table:table-cell office:value-type="float" office:value="-16561567532.804405" table:formula="of:=([.$D$2]-[.$D$1]*[.$D$1])*[.A760]*[.G760]" table:style-name="ce1">
            <text:p>-16561567533</text:p>
          </table:table-cell>
          <table:table-cell table:number-columns-repeated="16376"/>
        </table:table-row>
        <table:table-row table:style-name="ro1">
          <table:table-cell office:value-type="float" office:value="3476" table:style-name="ce1">
            <text:p>3476</text:p>
          </table:table-cell>
          <table:table-cell office:value-type="float" office:value="25.69" table:style-name="ce1">
            <text:p>25,69</text:p>
          </table:table-cell>
          <table:table-cell office:value-type="float" office:value="85.7" table:style-name="ce1">
            <text:p>85,7</text:p>
          </table:table-cell>
          <table:table-cell office:value-type="float" office:value="6.75" table:formula="of:=[.B761]-[.$B$5]" table:style-name="ce2">
            <text:p>6,75</text:p>
          </table:table-cell>
          <table:table-cell office:value-type="float" office:value="5.3610249395908385" table:formula="of:=[.$D$2]*(1-EXP(-[.A761]/[.$D$1]))" table:style-name="ce1">
            <text:p>5,36102494</text:p>
          </table:table-cell>
          <table:table-cell office:value-type="float" office:value="1.3889750604091615" table:formula="of:=[.D761]-[.E761]" table:style-name="ce2">
            <text:p>1,39</text:p>
          </table:table-cell>
          <table:table-cell office:value-type="float" office:value="0.74717585592274816" table:formula="of:=1-EXP(-[.A761]/[.$D$1])" table:style-name="ce1">
            <text:p>0,747175856</text:p>
          </table:table-cell>
          <table:table-cell office:value-type="float" office:value="-16596543317.401373" table:formula="of:=([.$D$2]-[.$D$1]*[.$D$1])*[.A761]*[.G761]" table:style-name="ce1">
            <text:p>-16596543317</text:p>
          </table:table-cell>
          <table:table-cell table:number-columns-repeated="16376"/>
        </table:table-row>
        <table:table-row table:style-name="ro1">
          <table:table-cell office:value-type="float" office:value="3481" table:style-name="ce1">
            <text:p>3481</text:p>
          </table:table-cell>
          <table:table-cell office:value-type="float" office:value="25.69" table:style-name="ce1">
            <text:p>25,69</text:p>
          </table:table-cell>
          <table:table-cell office:value-type="float" office:value="83.6" table:style-name="ce1">
            <text:p>83,6</text:p>
          </table:table-cell>
          <table:table-cell office:value-type="float" office:value="6.75" table:formula="of:=[.B762]-[.$B$5]" table:style-name="ce2">
            <text:p>6,75</text:p>
          </table:table-cell>
          <table:table-cell office:value-type="float" office:value="5.3646094211322506" table:formula="of:=[.$D$2]*(1-EXP(-[.A762]/[.$D$1]))" table:style-name="ce1">
            <text:p>5,364609421</text:p>
          </table:table-cell>
          <table:table-cell office:value-type="float" office:value="1.3853905788677494" table:formula="of:=[.D762]-[.E762]" table:style-name="ce2">
            <text:p>1,39</text:p>
          </table:table-cell>
          <table:table-cell office:value-type="float" office:value="0.74767543167438577" table:formula="of:=1-EXP(-[.A762]/[.$D$1])" table:style-name="ce1">
            <text:p>0,747675432</text:p>
          </table:table-cell>
          <table:table-cell office:value-type="float" office:value="-16631529087.134167" table:formula="of:=([.$D$2]-[.$D$1]*[.$D$1])*[.A762]*[.G762]" table:style-name="ce1">
            <text:p>-16631529087</text:p>
          </table:table-cell>
          <table:table-cell table:number-columns-repeated="16376"/>
        </table:table-row>
        <table:table-row table:style-name="ro1">
          <table:table-cell office:value-type="float" office:value="3485" table:style-name="ce1">
            <text:p>3485</text:p>
          </table:table-cell>
          <table:table-cell office:value-type="float" office:value="25.69" table:style-name="ce1">
            <text:p>25,69</text:p>
          </table:table-cell>
          <table:table-cell office:value-type="float" office:value="82.1" table:style-name="ce1">
            <text:p>82,1</text:p>
          </table:table-cell>
          <table:table-cell office:value-type="float" office:value="6.75" table:formula="of:=[.B763]-[.$B$5]" table:style-name="ce2">
            <text:p>6,75</text:p>
          </table:table-cell>
          <table:table-cell office:value-type="float" office:value="5.3674719060281735" table:formula="of:=[.$D$2]*(1-EXP(-[.A763]/[.$D$1]))" table:style-name="ce1">
            <text:p>5,367471906</text:p>
          </table:table-cell>
          <table:table-cell office:value-type="float" office:value="1.3825280939718265" table:formula="of:=[.D763]-[.E763]" table:style-name="ce2">
            <text:p>1,38</text:p>
          </table:table-cell>
          <table:table-cell office:value-type="float" office:value="0.74807438143236626" table:formula="of:=1-EXP(-[.A763]/[.$D$1])" table:style-name="ce1">
            <text:p>0,748074381</text:p>
          </table:table-cell>
          <table:table-cell office:value-type="float" office:value="-16659524857.758585" table:formula="of:=([.$D$2]-[.$D$1]*[.$D$1])*[.A763]*[.G763]" table:style-name="ce1">
            <text:p>-16659524858</text:p>
          </table:table-cell>
          <table:table-cell table:number-columns-repeated="16376"/>
        </table:table-row>
        <table:table-row table:style-name="ro1">
          <table:table-cell office:value-type="float" office:value="3490" table:style-name="ce1">
            <text:p>3490</text:p>
          </table:table-cell>
          <table:table-cell office:value-type="float" office:value="25.69" table:style-name="ce1">
            <text:p>25,69</text:p>
          </table:table-cell>
          <table:table-cell office:value-type="float" office:value="80" table:style-name="ce1">
            <text:p>80</text:p>
          </table:table-cell>
          <table:table-cell office:value-type="float" office:value="6.75" table:formula="of:=[.B764]-[.$B$5]" table:style-name="ce2">
            <text:p>6,75</text:p>
          </table:table-cell>
          <table:table-cell office:value-type="float" office:value="5.3710436484852107" table:formula="of:=[.$D$2]*(1-EXP(-[.A764]/[.$D$1]))" table:style-name="ce1">
            <text:p>5,371043648</text:p>
          </table:table-cell>
          <table:table-cell office:value-type="float" office:value="1.3789563515147893" table:formula="of:=[.D764]-[.E764]" table:style-name="ce2">
            <text:p>1,38</text:p>
          </table:table-cell>
          <table:table-cell office:value-type="float" office:value="0.74857218171450335" table:formula="of:=1-EXP(-[.A764]/[.$D$1])" table:style-name="ce1">
            <text:p>0,748572182</text:p>
          </table:table-cell>
          <table:table-cell office:value-type="float" office:value="-16694528471.642954" table:formula="of:=([.$D$2]-[.$D$1]*[.$D$1])*[.A764]*[.G764]" table:style-name="ce1">
            <text:p>-16694528472</text:p>
          </table:table-cell>
          <table:table-cell table:number-columns-repeated="16376"/>
        </table:table-row>
        <table:table-row table:style-name="ro1">
          <table:table-cell office:value-type="float" office:value="3494" table:style-name="ce1">
            <text:p>3494</text:p>
          </table:table-cell>
          <table:table-cell office:value-type="float" office:value="25.69" table:style-name="ce1">
            <text:p>25,69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6.75" table:formula="of:=[.B765]-[.$B$5]" table:style-name="ce2">
            <text:p>6,75</text:p>
          </table:table-cell>
          <table:table-cell office:value-type="float" office:value="5.3738959602400005" table:formula="of:=[.$D$2]*(1-EXP(-[.A765]/[.$D$1]))" table:style-name="ce1">
            <text:p>5,37389596</text:p>
          </table:table-cell>
          <table:table-cell office:value-type="float" office:value="1.3761040397599995" table:formula="of:=[.D765]-[.E765]" table:style-name="ce2">
            <text:p>1,38</text:p>
          </table:table-cell>
          <table:table-cell office:value-type="float" office:value="0.74896971362318832" table:formula="of:=1-EXP(-[.A765]/[.$D$1])" table:style-name="ce1">
            <text:p>0,748969714</text:p>
          </table:table-cell>
          <table:table-cell office:value-type="float" office:value="-16722538451.424026" table:formula="of:=([.$D$2]-[.$D$1]*[.$D$1])*[.A765]*[.G765]" table:style-name="ce1">
            <text:p>-16722538451</text:p>
          </table:table-cell>
          <table:table-cell table:number-columns-repeated="16376"/>
        </table:table-row>
        <table:table-row table:style-name="ro1">
          <table:table-cell office:value-type="float" office:value="3499" table:style-name="ce1">
            <text:p>3499</text:p>
          </table:table-cell>
          <table:table-cell office:value-type="float" office:value="25.69" table:style-name="ce1">
            <text:p>25,69</text:p>
          </table:table-cell>
          <table:table-cell office:value-type="float" office:value="75.5" table:style-name="ce1">
            <text:p>75,5</text:p>
          </table:table-cell>
          <table:table-cell office:value-type="float" office:value="6.75" table:formula="of:=[.B766]-[.$B$5]" table:style-name="ce2">
            <text:p>6,75</text:p>
          </table:table-cell>
          <table:table-cell office:value-type="float" office:value="5.3774550088867867" table:formula="of:=[.$D$2]*(1-EXP(-[.A766]/[.$D$1]))" table:style-name="ce1">
            <text:p>5,377455009</text:p>
          </table:table-cell>
          <table:table-cell office:value-type="float" office:value="1.3725449911132133" table:formula="of:=[.D766]-[.E766]" table:style-name="ce2">
            <text:p>1,37</text:p>
          </table:table-cell>
          <table:table-cell office:value-type="float" office:value="0.74946574474576244" table:formula="of:=1-EXP(-[.A766]/[.$D$1])" table:style-name="ce1">
            <text:p>0,749465745</text:p>
          </table:table-cell>
          <table:table-cell office:value-type="float" office:value="-16757559744.294973" table:formula="of:=([.$D$2]-[.$D$1]*[.$D$1])*[.A766]*[.G766]" table:style-name="ce1">
            <text:p>-16757559744</text:p>
          </table:table-cell>
          <table:table-cell table:number-columns-repeated="16376"/>
        </table:table-row>
        <table:table-row table:style-name="ro1">
          <table:table-cell office:value-type="float" office:value="3504" table:style-name="ce1">
            <text:p>3504</text:p>
          </table:table-cell>
          <table:table-cell office:value-type="float" office:value="25.69" table:style-name="ce1">
            <text:p>25,69</text:p>
          </table:table-cell>
          <table:table-cell office:value-type="float" office:value="79.5" table:style-name="ce1">
            <text:p>79,5</text:p>
          </table:table-cell>
          <table:table-cell office:value-type="float" office:value="6.75" table:formula="of:=[.B767]-[.$B$5]" table:style-name="ce2">
            <text:p>6,75</text:p>
          </table:table-cell>
          <table:table-cell office:value-type="float" office:value="5.3810070249204136" table:formula="of:=[.$D$2]*(1-EXP(-[.A767]/[.$D$1]))" table:style-name="ce1">
            <text:p>5,381007025</text:p>
          </table:table-cell>
          <table:table-cell office:value-type="float" office:value="1.3689929750795864" table:formula="of:=[.D767]-[.E767]" table:style-name="ce2">
            <text:p>1,37</text:p>
          </table:table-cell>
          <table:table-cell office:value-type="float" office:value="0.74996079572017171" table:formula="of:=1-EXP(-[.A767]/[.$D$1])" table:style-name="ce1">
            <text:p>0,749960796</text:p>
          </table:table-cell>
          <table:table-cell office:value-type="float" office:value="-16792590787.806898" table:formula="of:=([.$D$2]-[.$D$1]*[.$D$1])*[.A767]*[.G767]" table:style-name="ce1">
            <text:p>-16792590788</text:p>
          </table:table-cell>
          <table:table-cell table:number-columns-repeated="16376"/>
        </table:table-row>
        <table:table-row table:style-name="ro1">
          <table:table-cell office:value-type="float" office:value="3508" table:style-name="ce1">
            <text:p>3508</text:p>
          </table:table-cell>
          <table:table-cell office:value-type="float" office:value="25.69" table:style-name="ce1">
            <text:p>25,69</text:p>
          </table:table-cell>
          <table:table-cell office:value-type="float" office:value="80.8" table:style-name="ce1">
            <text:p>80,8</text:p>
          </table:table-cell>
          <table:table-cell office:value-type="float" office:value="6.75" table:formula="of:=[.B768]-[.$B$5]" table:style-name="ce2">
            <text:p>6,75</text:p>
          </table:table-cell>
          <table:table-cell office:value-type="float" office:value="5.3838435836050831" table:formula="of:=[.$D$2]*(1-EXP(-[.A768]/[.$D$1]))" table:style-name="ce1">
            <text:p>5,383843584</text:p>
          </table:table-cell>
          <table:table-cell office:value-type="float" office:value="1.3661564163949169" table:formula="of:=[.D768]-[.E768]" table:style-name="ce2">
            <text:p>1,37</text:p>
          </table:table-cell>
          <table:table-cell office:value-type="float" office:value="0.75035613209464769" table:formula="of:=1-EXP(-[.A768]/[.$D$1])" table:style-name="ce1">
            <text:p>0,750356132</text:p>
          </table:table-cell>
          <table:table-cell office:value-type="float" office:value="-16820622609.121752" table:formula="of:=([.$D$2]-[.$D$1]*[.$D$1])*[.A768]*[.G768]" table:style-name="ce1">
            <text:p>-16820622609</text:p>
          </table:table-cell>
          <table:table-cell table:number-columns-repeated="16376"/>
        </table:table-row>
        <table:table-row table:style-name="ro1">
          <table:table-cell office:value-type="float" office:value="3513" table:style-name="ce1">
            <text:p>3513</text:p>
          </table:table-cell>
          <table:table-cell office:value-type="float" office:value="25.69" table:style-name="ce1">
            <text:p>25,69</text:p>
          </table:table-cell>
          <table:table-cell office:value-type="float" office:value="82.5" table:style-name="ce1">
            <text:p>82,5</text:p>
          </table:table-cell>
          <table:table-cell office:value-type="float" office:value="6.75" table:formula="of:=[.B769]-[.$B$5]" table:style-name="ce2">
            <text:p>6,75</text:p>
          </table:table-cell>
          <table:table-cell office:value-type="float" office:value="5.3873829759352727" table:formula="of:=[.$D$2]*(1-EXP(-[.A769]/[.$D$1]))" table:style-name="ce1">
            <text:p>5,387382976</text:p>
          </table:table-cell>
          <table:table-cell office:value-type="float" office:value="1.3626170240647273" table:formula="of:=[.D769]-[.E769]" table:style-name="ce2">
            <text:p>1,36</text:p>
          </table:table-cell>
          <table:table-cell office:value-type="float" office:value="0.75084942368040875" table:formula="of:=1-EXP(-[.A769]/[.$D$1])" table:style-name="ce1">
            <text:p>0,750849424</text:p>
          </table:table-cell>
          <table:table-cell office:value-type="float" office:value="-16855671076.5807" table:formula="of:=([.$D$2]-[.$D$1]*[.$D$1])*[.A769]*[.G769]" table:style-name="ce1">
            <text:p>-16855671077</text:p>
          </table:table-cell>
          <table:table-cell table:number-columns-repeated="16376"/>
        </table:table-row>
        <table:table-row table:style-name="ro1">
          <table:table-cell office:value-type="float" office:value="3517" table:style-name="ce1">
            <text:p>3517</text:p>
          </table:table-cell>
          <table:table-cell office:value-type="float" office:value="25.69" table:style-name="ce1">
            <text:p>25,69</text:p>
          </table:table-cell>
          <table:table-cell office:value-type="float" office:value="85.1" table:style-name="ce1">
            <text:p>85,1</text:p>
          </table:table-cell>
          <table:table-cell office:value-type="float" office:value="6.75" table:formula="of:=[.B770]-[.$B$5]" table:style-name="ce2">
            <text:p>6,75</text:p>
          </table:table-cell>
          <table:table-cell office:value-type="float" office:value="5.3902094536193843" table:formula="of:=[.$D$2]*(1-EXP(-[.A770]/[.$D$1]))" table:style-name="ce1">
            <text:p>5,390209454</text:p>
          </table:table-cell>
          <table:table-cell office:value-type="float" office:value="1.3597905463806157" table:formula="of:=[.D770]-[.E770]" table:style-name="ce2">
            <text:p>1,36</text:p>
          </table:table-cell>
          <table:table-cell office:value-type="float" office:value="0.75124335504738982" table:formula="of:=1-EXP(-[.A770]/[.$D$1])" table:style-name="ce1">
            <text:p>0,751243355</text:p>
          </table:table-cell>
          <table:table-cell office:value-type="float" office:value="-16883716771.855766" table:formula="of:=([.$D$2]-[.$D$1]*[.$D$1])*[.A770]*[.G770]" table:style-name="ce1">
            <text:p>-16883716772</text:p>
          </table:table-cell>
          <table:table-cell table:number-columns-repeated="16376"/>
        </table:table-row>
        <table:table-row table:style-name="ro1">
          <table:table-cell office:value-type="float" office:value="3522" table:style-name="ce1">
            <text:p>3522</text:p>
          </table:table-cell>
          <table:table-cell office:value-type="float" office:value="25.69" table:style-name="ce1">
            <text:p>25,69</text:p>
          </table:table-cell>
          <table:table-cell office:value-type="float" office:value="87.5" table:style-name="ce1">
            <text:p>87,5</text:p>
          </table:table-cell>
          <table:table-cell office:value-type="float" office:value="6.75" table:formula="of:=[.B771]-[.$B$5]" table:style-name="ce2">
            <text:p>6,75</text:p>
          </table:table-cell>
          <table:table-cell office:value-type="float" office:value="5.3937362671102029" table:formula="of:=[.$D$2]*(1-EXP(-[.A771]/[.$D$1]))" table:style-name="ce1">
            <text:p>5,393736267</text:p>
          </table:table-cell>
          <table:table-cell office:value-type="float" office:value="1.3562637328897971" table:formula="of:=[.D771]-[.E771]" table:style-name="ce2">
            <text:p>1,36</text:p>
          </table:table-cell>
          <table:table-cell office:value-type="float" office:value="0.75173489349728995" table:formula="of:=1-EXP(-[.A771]/[.$D$1])" table:style-name="ce1">
            <text:p>0,751734893</text:p>
          </table:table-cell>
          <table:table-cell office:value-type="float" office:value="-16918782500.511688" table:formula="of:=([.$D$2]-[.$D$1]*[.$D$1])*[.A771]*[.G771]" table:style-name="ce1">
            <text:p>-16918782501</text:p>
          </table:table-cell>
          <table:table-cell table:number-columns-repeated="16376"/>
        </table:table-row>
        <table:table-row table:style-name="ro1">
          <table:table-cell office:value-type="float" office:value="3526" table:style-name="ce1">
            <text:p>3526</text:p>
          </table:table-cell>
          <table:table-cell office:value-type="float" office:value="25.69" table:style-name="ce1">
            <text:p>25,69</text:p>
          </table:table-cell>
          <table:table-cell office:value-type="float" office:value="85.1" table:style-name="ce1">
            <text:p>85,1</text:p>
          </table:table-cell>
          <table:table-cell office:value-type="float" office:value="6.75" table:formula="of:=[.B772]-[.$B$5]" table:style-name="ce2">
            <text:p>6,75</text:p>
          </table:table-cell>
          <table:table-cell office:value-type="float" office:value="5.3965526996211732" table:formula="of:=[.$D$2]*(1-EXP(-[.A772]/[.$D$1]))" table:style-name="ce1">
            <text:p>5,3965527</text:p>
          </table:table-cell>
          <table:table-cell office:value-type="float" office:value="1.3534473003788268" table:formula="of:=[.D772]-[.E772]" table:style-name="ce2">
            <text:p>1,35</text:p>
          </table:table-cell>
          <table:table-cell office:value-type="float" office:value="0.75212742485010875" table:formula="of:=1-EXP(-[.A772]/[.$D$1])" table:style-name="ce1">
            <text:p>0,752127425</text:p>
          </table:table-cell>
          <table:table-cell office:value-type="float" office:value="-16946841939.922102" table:formula="of:=([.$D$2]-[.$D$1]*[.$D$1])*[.A772]*[.G772]" table:style-name="ce1">
            <text:p>-16946841940</text:p>
          </table:table-cell>
          <table:table-cell table:number-columns-repeated="16376"/>
        </table:table-row>
        <table:table-row table:style-name="ro1">
          <table:table-cell office:value-type="float" office:value="3531" table:style-name="ce1">
            <text:p>3531</text:p>
          </table:table-cell>
          <table:table-cell office:value-type="float" office:value="25.69" table:style-name="ce1">
            <text:p>25,69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6.75" table:formula="of:=[.B773]-[.$B$5]" table:style-name="ce2">
            <text:p>6,75</text:p>
          </table:table-cell>
          <table:table-cell office:value-type="float" office:value="5.4000669789772449" table:formula="of:=[.$D$2]*(1-EXP(-[.A773]/[.$D$1]))" table:style-name="ce1">
            <text:p>5,400066979</text:p>
          </table:table-cell>
          <table:table-cell office:value-type="float" office:value="1.3499330210227551" table:formula="of:=[.D773]-[.E773]" table:style-name="ce2">
            <text:p>1,35</text:p>
          </table:table-cell>
          <table:table-cell office:value-type="float" office:value="0.75261721639471313" table:formula="of:=1-EXP(-[.A773]/[.$D$1])" table:style-name="ce1">
            <text:p>0,752617216</text:p>
          </table:table-cell>
          <table:table-cell office:value-type="float" office:value="-16981924767.961678" table:formula="of:=([.$D$2]-[.$D$1]*[.$D$1])*[.A773]*[.G773]" table:style-name="ce1">
            <text:p>-16981924768</text:p>
          </table:table-cell>
          <table:table-cell table:number-columns-repeated="16376"/>
        </table:table-row>
        <table:table-row table:style-name="ro1">
          <table:table-cell office:value-type="float" office:value="3536" table:style-name="ce1">
            <text:p>3536</text:p>
          </table:table-cell>
          <table:table-cell office:value-type="float" office:value="25.69" table:style-name="ce1">
            <text:p>25,69</text:p>
          </table:table-cell>
          <table:table-cell office:value-type="float" office:value="79.8" table:style-name="ce1">
            <text:p>79,8</text:p>
          </table:table-cell>
          <table:table-cell office:value-type="float" office:value="6.75" table:formula="of:=[.B774]-[.$B$5]" table:style-name="ce2">
            <text:p>6,75</text:p>
          </table:table-cell>
          <table:table-cell office:value-type="float" office:value="5.403574314183432" table:formula="of:=[.$D$2]*(1-EXP(-[.A774]/[.$D$1]))" table:style-name="ce1">
            <text:p>5,403574314</text:p>
          </table:table-cell>
          <table:table-cell office:value-type="float" office:value="1.346425685816568" table:formula="of:=[.D774]-[.E774]" table:style-name="ce2">
            <text:p>1,35</text:p>
          </table:table-cell>
          <table:table-cell office:value-type="float" office:value="0.75310604012044102" table:formula="of:=1-EXP(-[.A774]/[.$D$1])" table:style-name="ce1">
            <text:p>0,75310604</text:p>
          </table:table-cell>
          <table:table-cell office:value-type="float" office:value="-17017017026.082798" table:formula="of:=([.$D$2]-[.$D$1]*[.$D$1])*[.A774]*[.G774]" table:style-name="ce1">
            <text:p>-17017017026</text:p>
          </table:table-cell>
          <table:table-cell table:number-columns-repeated="16376"/>
        </table:table-row>
        <table:table-row table:style-name="ro1">
          <table:table-cell office:value-type="float" office:value="3540" table:style-name="ce1">
            <text:p>3540</text:p>
          </table:table-cell>
          <table:table-cell office:value-type="float" office:value="25.69" table:style-name="ce1">
            <text:p>25,69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6.75" table:formula="of:=[.B775]-[.$B$5]" table:style-name="ce2">
            <text:p>6,75</text:p>
          </table:table-cell>
          <table:table-cell office:value-type="float" office:value="5.4063751917822316" table:formula="of:=[.$D$2]*(1-EXP(-[.A775]/[.$D$1]))" table:style-name="ce1">
            <text:p>5,406375192</text:p>
          </table:table-cell>
          <table:table-cell office:value-type="float" office:value="1.3436248082177684" table:formula="of:=[.D775]-[.E775]" table:style-name="ce2">
            <text:p>1,34</text:p>
          </table:table-cell>
          <table:table-cell office:value-type="float" office:value="0.75349640355668679" table:formula="of:=1-EXP(-[.A775]/[.$D$1])" table:style-name="ce1">
            <text:p>0,753496404</text:p>
          </table:table-cell>
          <table:table-cell office:value-type="float" office:value="-17045097588.97217" table:formula="of:=([.$D$2]-[.$D$1]*[.$D$1])*[.A775]*[.G775]" table:style-name="ce1">
            <text:p>-17045097589</text:p>
          </table:table-cell>
          <table:table-cell table:number-columns-repeated="16376"/>
        </table:table-row>
        <table:table-row table:style-name="ro1">
          <table:table-cell office:value-type="float" office:value="3545" table:style-name="ce1">
            <text:p>3545</text:p>
          </table:table-cell>
          <table:table-cell office:value-type="float" office:value="25.69" table:style-name="ce1">
            <text:p>25,69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6.75" table:formula="of:=[.B776]-[.$B$5]" table:style-name="ce2">
            <text:p>6,75</text:p>
          </table:table-cell>
          <table:table-cell office:value-type="float" office:value="5.4098700620786104" table:formula="of:=[.$D$2]*(1-EXP(-[.A776]/[.$D$1]))" table:style-name="ce1">
            <text:p>5,409870062</text:p>
          </table:table-cell>
          <table:table-cell office:value-type="float" office:value="1.3401299379213896" table:formula="of:=[.D776]-[.E776]" table:style-name="ce2">
            <text:p>1,34</text:p>
          </table:table-cell>
          <table:table-cell office:value-type="float" office:value="0.75398349002512521" table:formula="of:=1-EXP(-[.A776]/[.$D$1])" table:style-name="ce1">
            <text:p>0,75398349</text:p>
          </table:table-cell>
          <table:table-cell office:value-type="float" office:value="-17080206696.618422" table:formula="of:=([.$D$2]-[.$D$1]*[.$D$1])*[.A776]*[.G776]" table:style-name="ce1">
            <text:p>-17080206697</text:p>
          </table:table-cell>
          <table:table-cell table:number-columns-repeated="16376"/>
        </table:table-row>
        <table:table-row table:style-name="ro1">
          <table:table-cell office:value-type="float" office:value="3549" table:style-name="ce1">
            <text:p>3549</text:p>
          </table:table-cell>
          <table:table-cell office:value-type="float" office:value="25.69" table:style-name="ce1">
            <text:p>25,69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6.75" table:formula="of:=[.B777]-[.$B$5]" table:style-name="ce2">
            <text:p>6,75</text:p>
          </table:table-cell>
          <table:table-cell office:value-type="float" office:value="5.4126609854858074" table:formula="of:=[.$D$2]*(1-EXP(-[.A777]/[.$D$1]))" table:style-name="ce1">
            <text:p>5,412660985</text:p>
          </table:table-cell>
          <table:table-cell office:value-type="float" office:value="1.3373390145141926" table:formula="of:=[.D777]-[.E777]" table:style-name="ce2">
            <text:p>1,34</text:p>
          </table:table-cell>
          <table:table-cell office:value-type="float" office:value="0.75437246612747222" table:formula="of:=1-EXP(-[.A777]/[.$D$1])" table:style-name="ce1">
            <text:p>0,754372466</text:p>
          </table:table-cell>
          <table:table-cell office:value-type="float" office:value="-17108300675.25609" table:formula="of:=([.$D$2]-[.$D$1]*[.$D$1])*[.A777]*[.G777]" table:style-name="ce1">
            <text:p>-17108300675</text:p>
          </table:table-cell>
          <table:table-cell table:number-columns-repeated="16376"/>
        </table:table-row>
        <table:table-row table:style-name="ro1">
          <table:table-cell office:value-type="float" office:value="3554" table:style-name="ce1">
            <text:p>3554</text:p>
          </table:table-cell>
          <table:table-cell office:value-type="float" office:value="25.69" table:style-name="ce1">
            <text:p>25,69</text:p>
          </table:table-cell>
          <table:table-cell office:value-type="float" office:value="79.8" table:style-name="ce1">
            <text:p>79,8</text:p>
          </table:table-cell>
          <table:table-cell office:value-type="float" office:value="6.75" table:formula="of:=[.B778]-[.$B$5]" table:style-name="ce2">
            <text:p>6,75</text:p>
          </table:table-cell>
          <table:table-cell office:value-type="float" office:value="5.4161434351720992" table:formula="of:=[.$D$2]*(1-EXP(-[.A778]/[.$D$1]))" table:style-name="ce1">
            <text:p>5,416143435</text:p>
          </table:table-cell>
          <table:table-cell office:value-type="float" office:value="1.3338565648279008" table:formula="of:=[.D778]-[.E778]" table:style-name="ce2">
            <text:p>1,33</text:p>
          </table:table-cell>
          <table:table-cell office:value-type="float" office:value="0.75485782151275449" table:formula="of:=1-EXP(-[.A778]/[.$D$1])" table:style-name="ce1">
            <text:p>0,754857822</text:p>
          </table:table-cell>
          <table:table-cell office:value-type="float" office:value="-17143426472.987181" table:formula="of:=([.$D$2]-[.$D$1]*[.$D$1])*[.A778]*[.G778]" table:style-name="ce1">
            <text:p>-17143426473</text:p>
          </table:table-cell>
          <table:table-cell table:number-columns-repeated="16376"/>
        </table:table-row>
        <table:table-row table:style-name="ro1">
          <table:table-cell office:value-type="float" office:value="3558" table:style-name="ce1">
            <text:p>3558</text:p>
          </table:table-cell>
          <table:table-cell office:value-type="float" office:value="25.69" table:style-name="ce1">
            <text:p>25,69</text:p>
          </table:table-cell>
          <table:table-cell office:value-type="float" office:value="84.4" table:style-name="ce1">
            <text:p>84,4</text:p>
          </table:table-cell>
          <table:table-cell office:value-type="float" office:value="6.75" table:formula="of:=[.B779]-[.$B$5]" table:style-name="ce2">
            <text:p>6,75</text:p>
          </table:table-cell>
          <table:table-cell office:value-type="float" office:value="5.4189244397644378" table:formula="of:=[.$D$2]*(1-EXP(-[.A779]/[.$D$1]))" table:style-name="ce1">
            <text:p>5,41892444</text:p>
          </table:table-cell>
          <table:table-cell office:value-type="float" office:value="1.3310755602355622" table:formula="of:=[.D779]-[.E779]" table:style-name="ce2">
            <text:p>1,33</text:p>
          </table:table-cell>
          <table:table-cell office:value-type="float" office:value="0.75524541521172439" table:formula="of:=1-EXP(-[.A779]/[.$D$1])" table:style-name="ce1">
            <text:p>0,755245415</text:p>
          </table:table-cell>
          <table:table-cell office:value-type="float" office:value="-17171533740.189573" table:formula="of:=([.$D$2]-[.$D$1]*[.$D$1])*[.A779]*[.G779]" table:style-name="ce1">
            <text:p>-17171533740</text:p>
          </table:table-cell>
          <table:table-cell table:number-columns-repeated="16376"/>
        </table:table-row>
        <table:table-row table:style-name="ro1">
          <table:table-cell office:value-type="float" office:value="3563" table:style-name="ce1">
            <text:p>3563</text:p>
          </table:table-cell>
          <table:table-cell office:value-type="float" office:value="25.69" table:style-name="ce1">
            <text:p>25,69</text:p>
          </table:table-cell>
          <table:table-cell office:value-type="float" office:value="85.1" table:style-name="ce1">
            <text:p>85,1</text:p>
          </table:table-cell>
          <table:table-cell office:value-type="float" office:value="6.75" table:formula="of:=[.B780]-[.$B$5]" table:style-name="ce2">
            <text:p>6,75</text:p>
          </table:table-cell>
          <table:table-cell office:value-type="float" office:value="5.4223945129829261" table:formula="of:=[.$D$2]*(1-EXP(-[.A780]/[.$D$1]))" table:style-name="ce1">
            <text:p>5,422394513</text:p>
          </table:table-cell>
          <table:table-cell office:value-type="float" office:value="1.3276054870170739" table:formula="of:=[.D780]-[.E780]" table:style-name="ce2">
            <text:p>1,33</text:p>
          </table:table-cell>
          <table:table-cell office:value-type="float" office:value="0.75572904566604127" table:formula="of:=1-EXP(-[.A780]/[.$D$1])" table:style-name="ce1">
            <text:p>0,755729046</text:p>
          </table:table-cell>
          <table:table-cell office:value-type="float" office:value="-17206676069.48568" table:formula="of:=([.$D$2]-[.$D$1]*[.$D$1])*[.A780]*[.G780]" table:style-name="ce1">
            <text:p>-17206676069</text:p>
          </table:table-cell>
          <table:table-cell table:number-columns-repeated="16376"/>
        </table:table-row>
        <table:table-row table:style-name="ro1">
          <table:table-cell office:value-type="float" office:value="3568" table:style-name="ce1">
            <text:p>3568</text:p>
          </table:table-cell>
          <table:table-cell office:value-type="float" office:value="25.69" table:style-name="ce1">
            <text:p>25,69</text:p>
          </table:table-cell>
          <table:table-cell office:value-type="float" office:value="81" table:style-name="ce1">
            <text:p>81</text:p>
          </table:table-cell>
          <table:table-cell office:value-type="float" office:value="6.75" table:formula="of:=[.B781]-[.$B$5]" table:style-name="ce2">
            <text:p>6,75</text:p>
          </table:table-cell>
          <table:table-cell office:value-type="float" office:value="5.4258577294020265" table:formula="of:=[.$D$2]*(1-EXP(-[.A781]/[.$D$1]))" table:style-name="ce1">
            <text:p>5,425857729</text:p>
          </table:table-cell>
          <table:table-cell office:value-type="float" office:value="1.3241422705979735" table:formula="of:=[.D781]-[.E781]" table:style-name="ce2">
            <text:p>1,32</text:p>
          </table:table-cell>
          <table:table-cell office:value-type="float" office:value="0.7562117204756803" table:formula="of:=1-EXP(-[.A781]/[.$D$1])" table:style-name="ce1">
            <text:p>0,75621172</text:p>
          </table:table-cell>
          <table:table-cell office:value-type="float" office:value="-17241827514.825684" table:formula="of:=([.$D$2]-[.$D$1]*[.$D$1])*[.A781]*[.G781]" table:style-name="ce1">
            <text:p>-17241827515</text:p>
          </table:table-cell>
          <table:table-cell table:number-columns-repeated="16376"/>
        </table:table-row>
        <table:table-row table:style-name="ro1">
          <table:table-cell office:value-type="float" office:value="3572" table:style-name="ce1">
            <text:p>3572</text:p>
          </table:table-cell>
          <table:table-cell office:value-type="float" office:value="25.69" table:style-name="ce1">
            <text:p>25,69</text:p>
          </table:table-cell>
          <table:table-cell office:value-type="float" office:value="77.3" table:style-name="ce1">
            <text:p>77,3</text:p>
          </table:table-cell>
          <table:table-cell office:value-type="float" office:value="6.75" table:formula="of:=[.B782]-[.$B$5]" table:style-name="ce2">
            <text:p>6,75</text:p>
          </table:table-cell>
          <table:table-cell office:value-type="float" office:value="5.428623374747513" table:formula="of:=[.$D$2]*(1-EXP(-[.A782]/[.$D$1]))" table:style-name="ce1">
            <text:p>5,428623375</text:p>
          </table:table-cell>
          <table:table-cell office:value-type="float" office:value="1.321376625252487" table:formula="of:=[.D782]-[.E782]" table:style-name="ce2">
            <text:p>1,32</text:p>
          </table:table-cell>
          <table:table-cell office:value-type="float" office:value="0.75659717352831057" table:formula="of:=1-EXP(-[.A782]/[.$D$1])" table:style-name="ce1">
            <text:p>0,756597174</text:p>
          </table:table-cell>
          <table:table-cell office:value-type="float" office:value="-17269955202.06102" table:formula="of:=([.$D$2]-[.$D$1]*[.$D$1])*[.A782]*[.G782]" table:style-name="ce1">
            <text:p>-17269955202</text:p>
          </table:table-cell>
          <table:table-cell table:number-columns-repeated="16376"/>
        </table:table-row>
        <table:table-row table:style-name="ro1">
          <table:table-cell office:value-type="float" office:value="3577" table:style-name="ce1">
            <text:p>3577</text:p>
          </table:table-cell>
          <table:table-cell office:value-type="float" office:value="25.69" table:style-name="ce1">
            <text:p>25,69</text:p>
          </table:table-cell>
          <table:table-cell office:value-type="float" office:value="75.5" table:style-name="ce1">
            <text:p>75,5</text:p>
          </table:table-cell>
          <table:table-cell office:value-type="float" office:value="6.75" table:formula="of:=[.B783]-[.$B$5]" table:style-name="ce2">
            <text:p>6,75</text:p>
          </table:table-cell>
          <table:table-cell office:value-type="float" office:value="5.432074283052966" table:formula="of:=[.$D$2]*(1-EXP(-[.A783]/[.$D$1]))" table:style-name="ce1">
            <text:p>5,432074283</text:p>
          </table:table-cell>
          <table:table-cell office:value-type="float" office:value="1.317925716947034" table:formula="of:=[.D783]-[.E783]" table:style-name="ce2">
            <text:p>1,32</text:p>
          </table:table-cell>
          <table:table-cell office:value-type="float" office:value="0.75707813293362813" table:formula="of:=1-EXP(-[.A783]/[.$D$1])" table:style-name="ce1">
            <text:p>0,757078133</text:p>
          </table:table-cell>
          <table:table-cell office:value-type="float" office:value="-17305122934.198559" table:formula="of:=([.$D$2]-[.$D$1]*[.$D$1])*[.A783]*[.G783]" table:style-name="ce1">
            <text:p>-17305122934</text:p>
          </table:table-cell>
          <table:table-cell table:number-columns-repeated="16376"/>
        </table:table-row>
        <table:table-row table:style-name="ro1">
          <table:table-cell office:value-type="float" office:value="3581" table:style-name="ce1">
            <text:p>3581</text:p>
          </table:table-cell>
          <table:table-cell office:value-type="float" office:value="25.75" table:style-name="ce1">
            <text:p>25,75</text:p>
          </table:table-cell>
          <table:table-cell office:value-type="float" office:value="76" table:style-name="ce1">
            <text:p>76</text:p>
          </table:table-cell>
          <table:table-cell office:value-type="float" office:value="6.8099999999999987" table:formula="of:=[.B784]-[.$B$5]" table:style-name="ce2">
            <text:p>6,81</text:p>
          </table:table-cell>
          <table:table-cell office:value-type="float" office:value="5.434830099420676" table:formula="of:=[.$D$2]*(1-EXP(-[.A784]/[.$D$1]))" table:style-name="ce1">
            <text:p>5,434830099</text:p>
          </table:table-cell>
          <table:table-cell office:value-type="float" office:value="1.3751699005793228" table:formula="of:=[.D784]-[.E784]" table:style-name="ce2">
            <text:p>1,38</text:p>
          </table:table-cell>
          <table:table-cell office:value-type="float" office:value="0.75746221610363973" table:formula="of:=1-EXP(-[.A784]/[.$D$1])" table:style-name="ce1">
            <text:p>0,757462216</text:p>
          </table:table-cell>
          <table:table-cell office:value-type="float" office:value="-17333263588.302677" table:formula="of:=([.$D$2]-[.$D$1]*[.$D$1])*[.A784]*[.G784]" table:style-name="ce1">
            <text:p>-17333263588</text:p>
          </table:table-cell>
          <table:table-cell table:number-columns-repeated="16376"/>
        </table:table-row>
        <table:table-row table:style-name="ro1">
          <table:table-cell office:value-type="float" office:value="3586" table:style-name="ce1">
            <text:p>3586</text:p>
          </table:table-cell>
          <table:table-cell office:value-type="float" office:value="25.75" table:style-name="ce1">
            <text:p>25,75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6.8099999999999987" table:formula="of:=[.B785]-[.$B$5]" table:style-name="ce2">
            <text:p>6,81</text:p>
          </table:table-cell>
          <table:table-cell office:value-type="float" office:value="5.4382687433549588" table:formula="of:=[.$D$2]*(1-EXP(-[.A785]/[.$D$1]))" table:style-name="ce1">
            <text:p>5,438268743</text:p>
          </table:table-cell>
          <table:table-cell office:value-type="float" office:value="1.3717312566450399" table:formula="of:=[.D785]-[.E785]" table:style-name="ce2">
            <text:p>1,37</text:p>
          </table:table-cell>
          <table:table-cell office:value-type="float" office:value="0.75794146620110481" table:formula="of:=1-EXP(-[.A785]/[.$D$1])" table:style-name="ce1">
            <text:p>0,757941466</text:p>
          </table:table-cell>
          <table:table-cell office:value-type="float" office:value="-17368447451.049706" table:formula="of:=([.$D$2]-[.$D$1]*[.$D$1])*[.A785]*[.G785]" table:style-name="ce1">
            <text:p>-17368447451</text:p>
          </table:table-cell>
          <table:table-cell table:number-columns-repeated="16376"/>
        </table:table-row>
        <table:table-row table:style-name="ro1">
          <table:table-cell office:value-type="float" office:value="3590" table:style-name="ce1">
            <text:p>3590</text:p>
          </table:table-cell>
          <table:table-cell office:value-type="float" office:value="25.69" table:style-name="ce1">
            <text:p>25,69</text:p>
          </table:table-cell>
          <table:table-cell office:value-type="float" office:value="84.6" table:style-name="ce1">
            <text:p>84,6</text:p>
          </table:table-cell>
          <table:table-cell office:value-type="float" office:value="6.75" table:formula="of:=[.B786]-[.$B$5]" table:style-name="ce2">
            <text:p>6,75</text:p>
          </table:table-cell>
          <table:table-cell office:value-type="float" office:value="5.4410147656766323" table:formula="of:=[.$D$2]*(1-EXP(-[.A786]/[.$D$1]))" table:style-name="ce1">
            <text:p>5,441014766</text:p>
          </table:table-cell>
          <table:table-cell office:value-type="float" office:value="1.3089852343233677" table:formula="of:=[.D786]-[.E786]" table:style-name="ce2">
            <text:p>1,31</text:p>
          </table:table-cell>
          <table:table-cell office:value-type="float" office:value="0.75832418435699833" table:formula="of:=1-EXP(-[.A786]/[.$D$1])" table:style-name="ce1">
            <text:p>0,758324184</text:p>
          </table:table-cell>
          <table:table-cell office:value-type="float" office:value="-17396600947.434422" table:formula="of:=([.$D$2]-[.$D$1]*[.$D$1])*[.A786]*[.G786]" table:style-name="ce1">
            <text:p>-17396600947</text:p>
          </table:table-cell>
          <table:table-cell table:number-columns-repeated="16376"/>
        </table:table-row>
        <table:table-row table:style-name="ro1">
          <table:table-cell office:value-type="float" office:value="3595" table:style-name="ce1">
            <text:p>3595</text:p>
          </table:table-cell>
          <table:table-cell office:value-type="float" office:value="25.69" table:style-name="ce1">
            <text:p>25,69</text:p>
          </table:table-cell>
          <table:table-cell office:value-type="float" office:value="88" table:style-name="ce1">
            <text:p>88</text:p>
          </table:table-cell>
          <table:table-cell office:value-type="float" office:value="6.75" table:formula="of:=[.B787]-[.$B$5]" table:style-name="ce2">
            <text:p>6,75</text:p>
          </table:table-cell>
          <table:table-cell office:value-type="float" office:value="5.4444411888267634" table:formula="of:=[.$D$2]*(1-EXP(-[.A787]/[.$D$1]))" table:style-name="ce1">
            <text:p>5,444441189</text:p>
          </table:table-cell>
          <table:table-cell office:value-type="float" office:value="1.3055588111732366" table:formula="of:=[.D787]-[.E787]" table:style-name="ce2">
            <text:p>1,31</text:p>
          </table:table-cell>
          <table:table-cell office:value-type="float" office:value="0.75880173122141337" table:formula="of:=1-EXP(-[.A787]/[.$D$1])" table:style-name="ce1">
            <text:p>0,758801731</text:p>
          </table:table-cell>
          <table:table-cell office:value-type="float" office:value="-17431800785.507355" table:formula="of:=([.$D$2]-[.$D$1]*[.$D$1])*[.A787]*[.G787]" table:style-name="ce1">
            <text:p>-17431800786</text:p>
          </table:table-cell>
          <table:table-cell table:number-columns-repeated="16376"/>
        </table:table-row>
        <table:table-row table:style-name="ro1">
          <table:table-cell office:value-type="float" office:value="3600" table:style-name="ce1">
            <text:p>3600</text:p>
          </table:table-cell>
          <table:table-cell office:value-type="float" office:value="25.75" table:style-name="ce1">
            <text:p>25,75</text:p>
          </table:table-cell>
          <table:table-cell office:value-type="float" office:value="83.8" table:style-name="ce1">
            <text:p>83,8</text:p>
          </table:table-cell>
          <table:table-cell office:value-type="float" office:value="6.8099999999999987" table:formula="of:=[.B788]-[.$B$5]" table:style-name="ce2">
            <text:p>6,81</text:p>
          </table:table-cell>
          <table:table-cell office:value-type="float" office:value="5.4478608414292191" table:formula="of:=[.$D$2]*(1-EXP(-[.A788]/[.$D$1]))" table:style-name="ce1">
            <text:p>5,447860841</text:p>
          </table:table-cell>
          <table:table-cell office:value-type="float" office:value="1.3621391585707796" table:formula="of:=[.D788]-[.E788]" table:style-name="ce2">
            <text:p>1,36</text:p>
          </table:table-cell>
          <table:table-cell office:value-type="float" office:value="0.7592783344622096" table:formula="of:=1-EXP(-[.A788]/[.$D$1])" table:style-name="ce1">
            <text:p>0,759278334</text:p>
          </table:table-cell>
          <table:table-cell office:value-type="float" office:value="-17467009431.994961" table:formula="of:=([.$D$2]-[.$D$1]*[.$D$1])*[.A788]*[.G788]" table:style-name="ce1">
            <text:p>-17467009432</text:p>
          </table:table-cell>
          <table:table-cell table:number-columns-repeated="16376"/>
        </table:table-row>
        <table:table-row table:style-name="ro1">
          <table:table-cell office:value-type="float" office:value="3604" table:style-name="ce1">
            <text:p>3604</text:p>
          </table:table-cell>
          <table:table-cell office:value-type="float" office:value="25.75" table:style-name="ce1">
            <text:p>25,75</text:p>
          </table:table-cell>
          <table:table-cell office:value-type="float" office:value="79.7" table:style-name="ce1">
            <text:p>79,7</text:p>
          </table:table-cell>
          <table:table-cell office:value-type="float" office:value="6.8099999999999987" table:formula="of:=[.B789]-[.$B$5]" table:style-name="ce2">
            <text:p>6,81</text:p>
          </table:table-cell>
          <table:table-cell office:value-type="float" office:value="5.4505916977080817" table:formula="of:=[.$D$2]*(1-EXP(-[.A789]/[.$D$1]))" table:style-name="ce1">
            <text:p>5,450591698</text:p>
          </table:table-cell>
          <table:table-cell office:value-type="float" office:value="1.359408302291917" table:formula="of:=[.D789]-[.E789]" table:style-name="ce2">
            <text:p>1,36</text:p>
          </table:table-cell>
          <table:table-cell office:value-type="float" office:value="0.75965893889896441" table:formula="of:=1-EXP(-[.A789]/[.$D$1])" table:style-name="ce1">
            <text:p>0,759658939</text:p>
          </table:table-cell>
          <table:table-cell office:value-type="float" office:value="-17495182659.321514" table:formula="of:=([.$D$2]-[.$D$1]*[.$D$1])*[.A789]*[.G789]" table:style-name="ce1">
            <text:p>-17495182659</text:p>
          </table:table-cell>
          <table:table-cell table:number-columns-repeated="16376"/>
        </table:table-row>
        <table:table-row table:style-name="ro1">
          <table:table-cell office:value-type="float" office:value="3609" table:style-name="ce1">
            <text:p>3609</text:p>
          </table:table-cell>
          <table:table-cell office:value-type="float" office:value="25.75" table:style-name="ce1">
            <text:p>25,75</text:p>
          </table:table-cell>
          <table:table-cell office:value-type="float" office:value="76.7" table:style-name="ce1">
            <text:p>76,7</text:p>
          </table:table-cell>
          <table:table-cell office:value-type="float" office:value="6.8099999999999987" table:formula="of:=[.B790]-[.$B$5]" table:style-name="ce2">
            <text:p>6,81</text:p>
          </table:table-cell>
          <table:table-cell office:value-type="float" office:value="5.4539991970207149" table:formula="of:=[.$D$2]*(1-EXP(-[.A790]/[.$D$1]))" table:style-name="ce1">
            <text:p>5,453999197</text:p>
          </table:table-cell>
          <table:table-cell office:value-type="float" office:value="1.3560008029792838" table:formula="of:=[.D790]-[.E790]" table:style-name="ce2">
            <text:p>1,36</text:p>
          </table:table-cell>
          <table:table-cell office:value-type="float" office:value="0.76013384831351882" table:formula="of:=1-EXP(-[.A790]/[.$D$1])" table:style-name="ce1">
            <text:p>0,760133848</text:p>
          </table:table-cell>
          <table:table-cell office:value-type="float" office:value="-17530407041.370041" table:formula="of:=([.$D$2]-[.$D$1]*[.$D$1])*[.A790]*[.G790]" table:style-name="ce1">
            <text:p>-17530407041</text:p>
          </table:table-cell>
          <table:table-cell table:number-columns-repeated="16376"/>
        </table:table-row>
        <table:table-row table:style-name="ro1">
          <table:table-cell office:value-type="float" office:value="3613" table:style-name="ce1">
            <text:p>3613</text:p>
          </table:table-cell>
          <table:table-cell office:value-type="float" office:value="25.69" table:style-name="ce1">
            <text:p>25,69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6.75" table:formula="of:=[.B791]-[.$B$5]" table:style-name="ce2">
            <text:p>6,75</text:p>
          </table:table-cell>
          <table:table-cell office:value-type="float" office:value="5.4567203479605624" table:formula="of:=[.$D$2]*(1-EXP(-[.A791]/[.$D$1]))" table:style-name="ce1">
            <text:p>5,456720348</text:p>
          </table:table-cell>
          <table:table-cell office:value-type="float" office:value="1.2932796520394376" table:formula="of:=[.D791]-[.E791]" table:style-name="ce2">
            <text:p>1,29</text:p>
          </table:table-cell>
          <table:table-cell office:value-type="float" office:value="0.76051310009941531" table:formula="of:=1-EXP(-[.A791]/[.$D$1])" table:style-name="ce1">
            <text:p>0,7605131</text:p>
          </table:table-cell>
          <table:table-cell office:value-type="float" office:value="-17558592795.855988" table:formula="of:=([.$D$2]-[.$D$1]*[.$D$1])*[.A791]*[.G791]" table:style-name="ce1">
            <text:p>-17558592796</text:p>
          </table:table-cell>
          <table:table-cell table:number-columns-repeated="16376"/>
        </table:table-row>
        <table:table-row table:style-name="ro1">
          <table:table-cell office:value-type="float" office:value="3618" table:style-name="ce1">
            <text:p>3618</text:p>
          </table:table-cell>
          <table:table-cell office:value-type="float" office:value="25.69" table:style-name="ce1">
            <text:p>25,69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6.75" table:formula="of:=[.B792]-[.$B$5]" table:style-name="ce2">
            <text:p>6,75</text:p>
          </table:table-cell>
          <table:table-cell office:value-type="float" office:value="5.4601157371756113" table:formula="of:=[.$D$2]*(1-EXP(-[.A792]/[.$D$1]))" table:style-name="ce1">
            <text:p>5,460115737</text:p>
          </table:table-cell>
          <table:table-cell office:value-type="float" office:value="1.2898842628243887" table:formula="of:=[.D792]-[.E792]" table:style-name="ce2">
            <text:p>1,29</text:p>
          </table:table-cell>
          <table:table-cell office:value-type="float" office:value="0.76098632170750924" table:formula="of:=1-EXP(-[.A792]/[.$D$1])" table:style-name="ce1">
            <text:p>0,760986322</text:p>
          </table:table-cell>
          <table:table-cell office:value-type="float" office:value="-17593832760.473049" table:formula="of:=([.$D$2]-[.$D$1]*[.$D$1])*[.A792]*[.G792]" table:style-name="ce1">
            <text:p>-17593832760</text:p>
          </table:table-cell>
          <table:table-cell table:number-columns-repeated="16376"/>
        </table:table-row>
        <table:table-row table:style-name="ro1">
          <table:table-cell office:value-type="float" office:value="3622" table:style-name="ce1">
            <text:p>3622</text:p>
          </table:table-cell>
          <table:table-cell office:value-type="float" office:value="25.69" table:style-name="ce1">
            <text:p>25,69</text:p>
          </table:table-cell>
          <table:table-cell office:value-type="float" office:value="79.5" table:style-name="ce1">
            <text:p>79,5</text:p>
          </table:table-cell>
          <table:table-cell office:value-type="float" office:value="6.75" table:formula="of:=[.B793]-[.$B$5]" table:style-name="ce2">
            <text:p>6,75</text:p>
          </table:table-cell>
          <table:table-cell office:value-type="float" office:value="5.4628272172687762" table:formula="of:=[.$D$2]*(1-EXP(-[.A793]/[.$D$1]))" table:style-name="ce1">
            <text:p>5,462827217</text:p>
          </table:table-cell>
          <table:table-cell office:value-type="float" office:value="1.2871727827312238" table:formula="of:=[.D793]-[.E793]" table:style-name="ce2">
            <text:p>1,29</text:p>
          </table:table-cell>
          <table:table-cell office:value-type="float" office:value="0.76136422564980699" table:formula="of:=1-EXP(-[.A793]/[.$D$1])" table:style-name="ce1">
            <text:p>0,761364226</text:p>
          </table:table-cell>
          <table:table-cell office:value-type="float" office:value="-17622030920.080414" table:formula="of:=([.$D$2]-[.$D$1]*[.$D$1])*[.A793]*[.G793]" table:style-name="ce1">
            <text:p>-17622030920</text:p>
          </table:table-cell>
          <table:table-cell table:number-columns-repeated="16376"/>
        </table:table-row>
        <table:table-row table:style-name="ro1">
          <table:table-cell office:value-type="float" office:value="3627" table:style-name="ce1">
            <text:p>3627</text:p>
          </table:table-cell>
          <table:table-cell office:value-type="float" office:value="25.69" table:style-name="ce1">
            <text:p>25,69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6.75" table:formula="of:=[.B794]-[.$B$5]" table:style-name="ce2">
            <text:p>6,75</text:p>
          </table:table-cell>
          <table:table-cell office:value-type="float" office:value="5.466210539424976" table:formula="of:=[.$D$2]*(1-EXP(-[.A794]/[.$D$1]))" table:style-name="ce1">
            <text:p>5,466210539</text:p>
          </table:table-cell>
          <table:table-cell office:value-type="float" office:value="1.283789460575024" table:formula="of:=[.D794]-[.E794]" table:style-name="ce2">
            <text:p>1,28</text:p>
          </table:table-cell>
          <table:table-cell office:value-type="float" office:value="0.76183576544982778" table:formula="of:=1-EXP(-[.A794]/[.$D$1])" table:style-name="ce1">
            <text:p>0,761835765</text:p>
          </table:table-cell>
          <table:table-cell office:value-type="float" office:value="-17657286315.162327" table:formula="of:=([.$D$2]-[.$D$1]*[.$D$1])*[.A794]*[.G794]" table:style-name="ce1">
            <text:p>-17657286315</text:p>
          </table:table-cell>
          <table:table-cell table:number-columns-repeated="16376"/>
        </table:table-row>
        <table:table-row table:style-name="ro1">
          <table:table-cell office:value-type="float" office:value="3632" table:style-name="ce1">
            <text:p>3632</text:p>
          </table:table-cell>
          <table:table-cell office:value-type="float" office:value="25.69" table:style-name="ce1">
            <text:p>25,69</text:p>
          </table:table-cell>
          <table:table-cell office:value-type="float" office:value="82.9" table:style-name="ce1">
            <text:p>82,9</text:p>
          </table:table-cell>
          <table:table-cell office:value-type="float" office:value="6.75" table:formula="of:=[.B795]-[.$B$5]" table:style-name="ce2">
            <text:p>6,75</text:p>
          </table:table-cell>
          <table:table-cell office:value-type="float" office:value="5.4695871762002559" table:formula="of:=[.$D$2]*(1-EXP(-[.A795]/[.$D$1]))" table:style-name="ce1">
            <text:p>5,469587176</text:p>
          </table:table-cell>
          <table:table-cell office:value-type="float" office:value="1.2804128237997441" table:formula="of:=[.D795]-[.E795]" table:style-name="ce2">
            <text:p>1,28</text:p>
          </table:table-cell>
          <table:table-cell office:value-type="float" office:value="0.76230637349607622" table:formula="of:=1-EXP(-[.A795]/[.$D$1])" table:style-name="ce1">
            <text:p>0,762306373</text:p>
          </table:table-cell>
          <table:table-cell office:value-type="float" office:value="-17692550217.326584" table:formula="of:=([.$D$2]-[.$D$1]*[.$D$1])*[.A795]*[.G795]" table:style-name="ce1">
            <text:p>-17692550217</text:p>
          </table:table-cell>
          <table:table-cell table:number-columns-repeated="16376"/>
        </table:table-row>
        <table:table-row table:style-name="ro1">
          <table:table-cell office:value-type="float" office:value="3636" table:style-name="ce1">
            <text:p>3636</text:p>
          </table:table-cell>
          <table:table-cell office:value-type="float" office:value="25.69" table:style-name="ce1">
            <text:p>25,69</text:p>
          </table:table-cell>
          <table:table-cell office:value-type="float" office:value="84.8" table:style-name="ce1">
            <text:p>84,8</text:p>
          </table:table-cell>
          <table:table-cell office:value-type="float" office:value="6.75" table:formula="of:=[.B796]-[.$B$5]" table:style-name="ce2">
            <text:p>6,75</text:p>
          </table:table-cell>
          <table:table-cell office:value-type="float" office:value="5.4722836810243383" table:formula="of:=[.$D$2]*(1-EXP(-[.A796]/[.$D$1]))" table:style-name="ce1">
            <text:p>5,472283681</text:p>
          </table:table-cell>
          <table:table-cell office:value-type="float" office:value="1.2777163189756617" table:formula="of:=[.D796]-[.E796]" table:style-name="ce2">
            <text:p>1,28</text:p>
          </table:table-cell>
          <table:table-cell office:value-type="float" office:value="0.76268219030771889" table:formula="of:=1-EXP(-[.A796]/[.$D$1])" table:style-name="ce1">
            <text:p>0,76268219</text:p>
          </table:table-cell>
          <table:table-cell office:value-type="float" office:value="-17720767432.889751" table:formula="of:=([.$D$2]-[.$D$1]*[.$D$1])*[.A796]*[.G796]" table:style-name="ce1">
            <text:p>-17720767433</text:p>
          </table:table-cell>
          <table:table-cell table:number-columns-repeated="16376"/>
        </table:table-row>
        <table:table-row table:style-name="ro1">
          <table:table-cell office:value-type="float" office:value="3641" table:style-name="ce1">
            <text:p>3641</text:p>
          </table:table-cell>
          <table:table-cell office:value-type="float" office:value="25.69" table:style-name="ce1">
            <text:p>25,69</text:p>
          </table:table-cell>
          <table:table-cell office:value-type="float" office:value="84.5" table:style-name="ce1">
            <text:p>84,5</text:p>
          </table:table-cell>
          <table:table-cell office:value-type="float" office:value="6.75" table:formula="of:=[.B797]-[.$B$5]" table:style-name="ce2">
            <text:p>6,75</text:p>
          </table:table-cell>
          <table:table-cell office:value-type="float" office:value="5.4756483173860886" table:formula="of:=[.$D$2]*(1-EXP(-[.A797]/[.$D$1]))" table:style-name="ce1">
            <text:p>5,475648317</text:p>
          </table:table-cell>
          <table:table-cell office:value-type="float" office:value="1.2743516826139114" table:formula="of:=[.D797]-[.E797]" table:style-name="ce2">
            <text:p>1,27</text:p>
          </table:table-cell>
          <table:table-cell office:value-type="float" office:value="0.76315112583437417" table:formula="of:=1-EXP(-[.A797]/[.$D$1])" table:style-name="ce1">
            <text:p>0,763151126</text:p>
          </table:table-cell>
          <table:table-cell office:value-type="float" office:value="-17756046530.669254" table:formula="of:=([.$D$2]-[.$D$1]*[.$D$1])*[.A797]*[.G797]" table:style-name="ce1">
            <text:p>-17756046531</text:p>
          </table:table-cell>
          <table:table-cell table:number-columns-repeated="16376"/>
        </table:table-row>
        <table:table-row table:style-name="ro1">
          <table:table-cell office:value-type="float" office:value="3645" table:style-name="ce1">
            <text:p>3645</text:p>
          </table:table-cell>
          <table:table-cell office:value-type="float" office:value="25.75" table:style-name="ce1">
            <text:p>25,75</text:p>
          </table:table-cell>
          <table:table-cell office:value-type="float" office:value="83.5" table:style-name="ce1">
            <text:p>83,5</text:p>
          </table:table-cell>
          <table:table-cell office:value-type="float" office:value="6.8099999999999987" table:formula="of:=[.B798]-[.$B$5]" table:style-name="ce2">
            <text:p>6,81</text:p>
          </table:table-cell>
          <table:table-cell office:value-type="float" office:value="5.4783352389546627" table:formula="of:=[.$D$2]*(1-EXP(-[.A798]/[.$D$1]))" table:style-name="ce1">
            <text:p>5,478335239</text:p>
          </table:table-cell>
          <table:table-cell office:value-type="float" office:value="1.331664761045336" table:formula="of:=[.D798]-[.E798]" table:style-name="ce2">
            <text:p>1,33</text:p>
          </table:table-cell>
          <table:table-cell office:value-type="float" office:value="0.76352560701016037" table:formula="of:=1-EXP(-[.A798]/[.$D$1])" table:style-name="ce1">
            <text:p>0,763525607</text:p>
          </table:table-cell>
          <table:table-cell office:value-type="float" office:value="-17784275842.692867" table:formula="of:=([.$D$2]-[.$D$1]*[.$D$1])*[.A798]*[.G798]" table:style-name="ce1">
            <text:p>-17784275843</text:p>
          </table:table-cell>
          <table:table-cell table:number-columns-repeated="16376"/>
        </table:table-row>
        <table:table-row table:style-name="ro1">
          <table:table-cell office:value-type="float" office:value="3650" table:style-name="ce1">
            <text:p>3650</text:p>
          </table:table-cell>
          <table:table-cell office:value-type="float" office:value="25.75" table:style-name="ce1">
            <text:p>25,75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6.8099999999999987" table:formula="of:=[.B799]-[.$B$5]" table:style-name="ce2">
            <text:p>6,81</text:p>
          </table:table-cell>
          <table:table-cell office:value-type="float" office:value="5.4816879175518061" table:formula="of:=[.$D$2]*(1-EXP(-[.A799]/[.$D$1]))" table:style-name="ce1">
            <text:p>5,481687918</text:p>
          </table:table-cell>
          <table:table-cell office:value-type="float" office:value="1.3283120824481927" table:formula="of:=[.D799]-[.E799]" table:style-name="ce2">
            <text:p>1,33</text:p>
          </table:table-cell>
          <table:table-cell office:value-type="float" office:value="0.76399287596128107" table:formula="of:=1-EXP(-[.A799]/[.$D$1])" table:style-name="ce1">
            <text:p>0,763992876</text:p>
          </table:table-cell>
          <table:table-cell office:value-type="float" office:value="-17819569986.235195" table:formula="of:=([.$D$2]-[.$D$1]*[.$D$1])*[.A799]*[.G799]" table:style-name="ce1">
            <text:p>-17819569986</text:p>
          </table:table-cell>
          <table:table-cell table:number-columns-repeated="16376"/>
        </table:table-row>
        <table:table-row table:style-name="ro1">
          <table:table-cell office:value-type="float" office:value="3654" table:style-name="ce1">
            <text:p>3654</text:p>
          </table:table-cell>
          <table:table-cell office:value-type="float" office:value="25.75" table:style-name="ce1">
            <text:p>25,75</text:p>
          </table:table-cell>
          <table:table-cell office:value-type="float" office:value="78.7" table:style-name="ce1">
            <text:p>78,7</text:p>
          </table:table-cell>
          <table:table-cell office:value-type="float" office:value="6.8099999999999987" table:formula="of:=[.B800]-[.$B$5]" table:style-name="ce2">
            <text:p>6,81</text:p>
          </table:table-cell>
          <table:table-cell office:value-type="float" office:value="5.4843652899233284" table:formula="of:=[.$D$2]*(1-EXP(-[.A800]/[.$D$1]))" table:style-name="ce1">
            <text:p>5,48436529</text:p>
          </table:table-cell>
          <table:table-cell office:value-type="float" office:value="1.3256347100766703" table:formula="of:=[.D800]-[.E800]" table:style-name="ce2">
            <text:p>1,33</text:p>
          </table:table-cell>
          <table:table-cell office:value-type="float" office:value="0.76436602624799999" table:formula="of:=1-EXP(-[.A800]/[.$D$1])" table:style-name="ce1">
            <text:p>0,764366026</text:p>
          </table:table-cell>
          <table:table-cell office:value-type="float" office:value="-17847811275.187061" table:formula="of:=([.$D$2]-[.$D$1]*[.$D$1])*[.A800]*[.G800]" table:style-name="ce1">
            <text:p>-17847811275</text:p>
          </table:table-cell>
          <table:table-cell table:number-columns-repeated="16376"/>
        </table:table-row>
        <table:table-row table:style-name="ro1">
          <table:table-cell office:value-type="float" office:value="3659" table:style-name="ce1">
            <text:p>3659</text:p>
          </table:table-cell>
          <table:table-cell office:value-type="float" office:value="25.75" table:style-name="ce1">
            <text:p>25,75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6.8099999999999987" table:formula="of:=[.B801]-[.$B$5]" table:style-name="ce2">
            <text:p>6,81</text:p>
          </table:table-cell>
          <table:table-cell office:value-type="float" office:value="5.4877060532532163" table:formula="of:=[.$D$2]*(1-EXP(-[.A801]/[.$D$1]))" table:style-name="ce1">
            <text:p>5,487706053</text:p>
          </table:table-cell>
          <table:table-cell office:value-type="float" office:value="1.3222939467467825" table:formula="of:=[.D801]-[.E801]" table:style-name="ce2">
            <text:p>1,32</text:p>
          </table:table-cell>
          <table:table-cell office:value-type="float" office:value="0.7648316345465197" table:formula="of:=1-EXP(-[.A801]/[.$D$1])" table:style-name="ce1">
            <text:p>0,764831635</text:p>
          </table:table-cell>
          <table:table-cell office:value-type="float" office:value="-17883120315.513008" table:formula="of:=([.$D$2]-[.$D$1]*[.$D$1])*[.A801]*[.G801]" table:style-name="ce1">
            <text:p>-17883120316</text:p>
          </table:table-cell>
          <table:table-cell table:number-columns-repeated="16376"/>
        </table:table-row>
        <table:table-row table:style-name="ro1">
          <table:table-cell office:value-type="float" office:value="3664" table:style-name="ce1">
            <text:p>3664</text:p>
          </table:table-cell>
          <table:table-cell office:value-type="float" office:value="25.75" table:style-name="ce1">
            <text:p>25,75</text:p>
          </table:table-cell>
          <table:table-cell office:value-type="float" office:value="75.7" table:style-name="ce1">
            <text:p>75,7</text:p>
          </table:table-cell>
          <table:table-cell office:value-type="float" office:value="6.8099999999999987" table:formula="of:=[.B802]-[.$B$5]" table:style-name="ce2">
            <text:p>6,81</text:p>
          </table:table-cell>
          <table:table-cell office:value-type="float" office:value="5.4910402152976241" table:formula="of:=[.$D$2]*(1-EXP(-[.A802]/[.$D$1]))" table:style-name="ce1">
            <text:p>5,491040215</text:p>
          </table:table-cell>
          <table:table-cell office:value-type="float" office:value="1.3189597847023746" table:formula="of:=[.D802]-[.E802]" table:style-name="ce2">
            <text:p>1,32</text:p>
          </table:table-cell>
          <table:table-cell office:value-type="float" office:value="0.76529632281180238" table:formula="of:=1-EXP(-[.A802]/[.$D$1])" table:style-name="ce1">
            <text:p>0,765296323</text:p>
          </table:table-cell>
          <table:table-cell office:value-type="float" office:value="-17918437567.776123" table:formula="of:=([.$D$2]-[.$D$1]*[.$D$1])*[.A802]*[.G802]" table:style-name="ce1">
            <text:p>-17918437568</text:p>
          </table:table-cell>
          <table:table-cell table:number-columns-repeated="16376"/>
        </table:table-row>
        <table:table-row table:style-name="ro1">
          <table:table-cell office:value-type="float" office:value="3668" table:style-name="ce1">
            <text:p>3668</text:p>
          </table:table-cell>
          <table:table-cell office:value-type="float" office:value="25.75" table:style-name="ce1">
            <text:p>25,75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6.8099999999999987" table:formula="of:=[.B803]-[.$B$5]" table:style-name="ce2">
            <text:p>6,81</text:p>
          </table:table-cell>
          <table:table-cell office:value-type="float" office:value="5.4937028007740487" table:formula="of:=[.$D$2]*(1-EXP(-[.A803]/[.$D$1]))" table:style-name="ce1">
            <text:p>5,493702801</text:p>
          </table:table-cell>
          <table:table-cell office:value-type="float" office:value="1.31629719922595" table:formula="of:=[.D803]-[.E803]" table:style-name="ce2">
            <text:p>1,32</text:p>
          </table:table-cell>
          <table:table-cell office:value-type="float" office:value="0.76566741222189316" table:formula="of:=1-EXP(-[.A803]/[.$D$1])" table:style-name="ce1">
            <text:p>0,765667412</text:p>
          </table:table-cell>
          <table:table-cell office:value-type="float" office:value="-17946697251.557011" table:formula="of:=([.$D$2]-[.$D$1]*[.$D$1])*[.A803]*[.G803]" table:style-name="ce1">
            <text:p>-17946697252</text:p>
          </table:table-cell>
          <table:table-cell table:number-columns-repeated="16376"/>
        </table:table-row>
        <table:table-row table:style-name="ro1">
          <table:table-cell office:value-type="float" office:value="3673" table:style-name="ce1">
            <text:p>3673</text:p>
          </table:table-cell>
          <table:table-cell office:value-type="float" office:value="25.75" table:style-name="ce1">
            <text:p>25,75</text:p>
          </table:table-cell>
          <table:table-cell office:value-type="float" office:value="79.5" table:style-name="ce1">
            <text:p>79,5</text:p>
          </table:table-cell>
          <table:table-cell office:value-type="float" office:value="6.8099999999999987" table:formula="of:=[.B804]-[.$B$5]" table:style-name="ce2">
            <text:p>6,81</text:p>
          </table:table-cell>
          <table:table-cell office:value-type="float" office:value="5.4970251133581876" table:formula="of:=[.$D$2]*(1-EXP(-[.A804]/[.$D$1]))" table:style-name="ce1">
            <text:p>5,497025113</text:p>
          </table:table-cell>
          <table:table-cell office:value-type="float" office:value="1.3129748866418112" table:formula="of:=[.D804]-[.E804]" table:style-name="ce2">
            <text:p>1,31</text:p>
          </table:table-cell>
          <table:table-cell office:value-type="float" office:value="0.76613044900621496" table:formula="of:=1-EXP(-[.A804]/[.$D$1])" table:style-name="ce1">
            <text:p>0,766130449</text:p>
          </table:table-cell>
          <table:table-cell office:value-type="float" office:value="-17982029170.58379" table:formula="of:=([.$D$2]-[.$D$1]*[.$D$1])*[.A804]*[.G804]" table:style-name="ce1">
            <text:p>-17982029171</text:p>
          </table:table-cell>
          <table:table-cell table:number-columns-repeated="16376"/>
        </table:table-row>
        <table:table-row table:style-name="ro1">
          <table:table-cell office:value-type="float" office:value="3677" table:style-name="ce1">
            <text:p>3677</text:p>
          </table:table-cell>
          <table:table-cell office:value-type="float" office:value="25.75" table:style-name="ce1">
            <text:p>25,75</text:p>
          </table:table-cell>
          <table:table-cell office:value-type="float" office:value="82.6" table:style-name="ce1">
            <text:p>82,6</text:p>
          </table:table-cell>
          <table:table-cell office:value-type="float" office:value="6.8099999999999987" table:formula="of:=[.B805]-[.$B$5]" table:style-name="ce2">
            <text:p>6,81</text:p>
          </table:table-cell>
          <table:table-cell office:value-type="float" office:value="5.4996782361269236" table:formula="of:=[.$D$2]*(1-EXP(-[.A805]/[.$D$1]))" table:style-name="ce1">
            <text:p>5,499678236</text:p>
          </table:table-cell>
          <table:table-cell office:value-type="float" office:value="1.3103217638730751" table:formula="of:=[.D805]-[.E805]" table:style-name="ce2">
            <text:p>1,31</text:p>
          </table:table-cell>
          <table:table-cell office:value-type="float" office:value="0.76650021958141945" table:formula="of:=1-EXP(-[.A805]/[.$D$1])" table:style-name="ce1">
            <text:p>0,76650022</text:p>
          </table:table-cell>
          <table:table-cell office:value-type="float" office:value="-18010300528.979523" table:formula="of:=([.$D$2]-[.$D$1]*[.$D$1])*[.A805]*[.G805]" table:style-name="ce1">
            <text:p>-18010300529</text:p>
          </table:table-cell>
          <table:table-cell table:number-columns-repeated="16376"/>
        </table:table-row>
        <table:table-row table:style-name="ro1">
          <table:table-cell office:value-type="float" office:value="3682" table:style-name="ce1">
            <text:p>3682</text:p>
          </table:table-cell>
          <table:table-cell office:value-type="float" office:value="25.75" table:style-name="ce1">
            <text:p>25,75</text:p>
          </table:table-cell>
          <table:table-cell office:value-type="float" office:value="82.2" table:style-name="ce1">
            <text:p>82,2</text:p>
          </table:table-cell>
          <table:table-cell office:value-type="float" office:value="6.8099999999999987" table:formula="of:=[.B806]-[.$B$5]" table:style-name="ce2">
            <text:p>6,81</text:p>
          </table:table-cell>
          <table:table-cell office:value-type="float" office:value="5.5029887413632368" table:formula="of:=[.$D$2]*(1-EXP(-[.A806]/[.$D$1]))" table:style-name="ce1">
            <text:p>5,502988741</text:p>
          </table:table-cell>
          <table:table-cell office:value-type="float" office:value="1.3070112586367619" table:formula="of:=[.D806]-[.E806]" table:style-name="ce2">
            <text:p>1,31</text:p>
          </table:table-cell>
          <table:table-cell office:value-type="float" office:value="0.76696161075406866" table:formula="of:=1-EXP(-[.A806]/[.$D$1])" table:style-name="ce1">
            <text:p>0,766961611</text:p>
          </table:table-cell>
          <table:table-cell office:value-type="float" office:value="-18045646968.002735" table:formula="of:=([.$D$2]-[.$D$1]*[.$D$1])*[.A806]*[.G806]" table:style-name="ce1">
            <text:p>-18045646968</text:p>
          </table:table-cell>
          <table:table-cell table:number-columns-repeated="16376"/>
        </table:table-row>
        <table:table-row table:style-name="ro1">
          <table:table-cell office:value-type="float" office:value="3687" table:style-name="ce1">
            <text:p>3687</text:p>
          </table:table-cell>
          <table:table-cell office:value-type="float" office:value="25.75" table:style-name="ce1">
            <text:p>25,75</text:p>
          </table:table-cell>
          <table:table-cell office:value-type="float" office:value="84.1" table:style-name="ce1">
            <text:p>84,1</text:p>
          </table:table-cell>
          <table:table-cell office:value-type="float" office:value="6.8099999999999987" table:formula="of:=[.B807]-[.$B$5]" table:style-name="ce2">
            <text:p>6,81</text:p>
          </table:table-cell>
          <table:table-cell office:value-type="float" office:value="5.5062927051034931" table:formula="of:=[.$D$2]*(1-EXP(-[.A807]/[.$D$1]))" table:style-name="ce1">
            <text:p>5,506292705</text:p>
          </table:table-cell>
          <table:table-cell office:value-type="float" office:value="1.3037072948965056" table:formula="of:=[.D807]-[.E807]" table:style-name="ce2">
            <text:p>1,30</text:p>
          </table:table-cell>
          <table:table-cell office:value-type="float" office:value="0.76742209022644214" table:formula="of:=1-EXP(-[.A807]/[.$D$1])" table:style-name="ce1">
            <text:p>0,76742209</text:p>
          </table:table-cell>
          <table:table-cell office:value-type="float" office:value="-18081001410.588669" table:formula="of:=([.$D$2]-[.$D$1]*[.$D$1])*[.A807]*[.G807]" table:style-name="ce1">
            <text:p>-18081001411</text:p>
          </table:table-cell>
          <table:table-cell table:number-columns-repeated="16376"/>
        </table:table-row>
        <table:table-row table:style-name="ro1">
          <table:table-cell office:value-type="float" office:value="3691" table:style-name="ce1">
            <text:p>3691</text:p>
          </table:table-cell>
          <table:table-cell office:value-type="float" office:value="25.75" table:style-name="ce1">
            <text:p>25,75</text:p>
          </table:table-cell>
          <table:table-cell office:value-type="float" office:value="85.5" table:style-name="ce1">
            <text:p>85,5</text:p>
          </table:table-cell>
          <table:table-cell office:value-type="float" office:value="6.8099999999999987" table:formula="of:=[.B808]-[.$B$5]" table:style-name="ce2">
            <text:p>6,81</text:p>
          </table:table-cell>
          <table:table-cell office:value-type="float" office:value="5.508931174905582" table:formula="of:=[.$D$2]*(1-EXP(-[.A808]/[.$D$1]))" table:style-name="ce1">
            <text:p>5,508931175</text:p>
          </table:table-cell>
          <table:table-cell office:value-type="float" office:value="1.3010688250944167" table:formula="of:=[.D808]-[.E808]" table:style-name="ce2">
            <text:p>1,30</text:p>
          </table:table-cell>
          <table:table-cell office:value-type="float" office:value="0.7677898185908717" table:formula="of:=1-EXP(-[.A808]/[.$D$1])" table:style-name="ce1">
            <text:p>0,767789819</text:p>
          </table:table-cell>
          <table:table-cell office:value-type="float" office:value="-18109290697.053528" table:formula="of:=([.$D$2]-[.$D$1]*[.$D$1])*[.A808]*[.G808]" table:style-name="ce1">
            <text:p>-18109290697</text:p>
          </table:table-cell>
          <table:table-cell table:number-columns-repeated="16376"/>
        </table:table-row>
        <table:table-row table:style-name="ro1">
          <table:table-cell office:value-type="float" office:value="3696" table:style-name="ce1">
            <text:p>3696</text:p>
          </table:table-cell>
          <table:table-cell office:value-type="float" office:value="25.75" table:style-name="ce1">
            <text:p>25,75</text:p>
          </table:table-cell>
          <table:table-cell office:value-type="float" office:value="82.9" table:style-name="ce1">
            <text:p>82,9</text:p>
          </table:table-cell>
          <table:table-cell office:value-type="float" office:value="6.8099999999999987" table:formula="of:=[.B809]-[.$B$5]" table:style-name="ce2">
            <text:p>6,81</text:p>
          </table:table-cell>
          <table:table-cell office:value-type="float" office:value="5.5122233965089693" table:formula="of:=[.$D$2]*(1-EXP(-[.A809]/[.$D$1]))" table:style-name="ce1">
            <text:p>5,512223397</text:p>
          </table:table-cell>
          <table:table-cell office:value-type="float" office:value="1.2977766034910294" table:formula="of:=[.D809]-[.E809]" table:style-name="ce2">
            <text:p>1,30</text:p>
          </table:table-cell>
          <table:table-cell office:value-type="float" office:value="0.76824866154014293" table:formula="of:=1-EXP(-[.A809]/[.$D$1])" table:style-name="ce1">
            <text:p>0,768248662</text:p>
          </table:table-cell>
          <table:table-cell office:value-type="float" office:value="-18144659433.035076" table:formula="of:=([.$D$2]-[.$D$1]*[.$D$1])*[.A809]*[.G809]" table:style-name="ce1">
            <text:p>-18144659433</text:p>
          </table:table-cell>
          <table:table-cell table:number-columns-repeated="16376"/>
        </table:table-row>
        <table:table-row table:style-name="ro1">
          <table:table-cell office:value-type="float" office:value="3700" table:style-name="ce1">
            <text:p>3700</text:p>
          </table:table-cell>
          <table:table-cell office:value-type="float" office:value="25.75" table:style-name="ce1">
            <text:p>25,75</text:p>
          </table:table-cell>
          <table:table-cell office:value-type="float" office:value="78.2" table:style-name="ce1">
            <text:p>78,2</text:p>
          </table:table-cell>
          <table:table-cell office:value-type="float" office:value="6.8099999999999987" table:formula="of:=[.B810]-[.$B$5]" table:style-name="ce2">
            <text:p>6,81</text:p>
          </table:table-cell>
          <table:table-cell office:value-type="float" office:value="5.5148524893093791" table:formula="of:=[.$D$2]*(1-EXP(-[.A810]/[.$D$1]))" table:style-name="ce1">
            <text:p>5,514852489</text:p>
          </table:table-cell>
          <table:table-cell office:value-type="float" office:value="1.2951475106906196" table:formula="of:=[.D810]-[.E810]" table:style-name="ce2">
            <text:p>1,30</text:p>
          </table:table-cell>
          <table:table-cell office:value-type="float" office:value="0.76861508301468962" table:formula="of:=1-EXP(-[.A810]/[.$D$1])" table:style-name="ce1">
            <text:p>0,768615083</text:p>
          </table:table-cell>
          <table:table-cell office:value-type="float" office:value="-18172960096.295113" table:formula="of:=([.$D$2]-[.$D$1]*[.$D$1])*[.A810]*[.G810]" table:style-name="ce1">
            <text:p>-18172960096</text:p>
          </table:table-cell>
          <table:table-cell table:number-columns-repeated="16376"/>
        </table:table-row>
        <table:table-row table:style-name="ro1">
          <table:table-cell office:value-type="float" office:value="3705" table:style-name="ce1">
            <text:p>3705</text:p>
          </table:table-cell>
          <table:table-cell office:value-type="float" office:value="25.75" table:style-name="ce1">
            <text:p>25,75</text:p>
          </table:table-cell>
          <table:table-cell office:value-type="float" office:value="76.2" table:style-name="ce1">
            <text:p>76,2</text:p>
          </table:table-cell>
          <table:table-cell office:value-type="float" office:value="6.8099999999999987" table:formula="of:=[.B811]-[.$B$5]" table:style-name="ce2">
            <text:p>6,81</text:p>
          </table:table-cell>
          <table:table-cell office:value-type="float" office:value="5.5181330105069186" table:formula="of:=[.$D$2]*(1-EXP(-[.A811]/[.$D$1]))" table:style-name="ce1">
            <text:p>5,518133011</text:p>
          </table:table-cell>
          <table:table-cell office:value-type="float" office:value="1.2918669894930801" table:formula="of:=[.D811]-[.E811]" table:style-name="ce2">
            <text:p>1,29</text:p>
          </table:table-cell>
          <table:table-cell office:value-type="float" office:value="0.76907229525698728" table:formula="of:=1-EXP(-[.A811]/[.$D$1])" table:style-name="ce1">
            <text:p>0,769072295</text:p>
          </table:table-cell>
          <table:table-cell office:value-type="float" office:value="-18208342981.089176" table:formula="of:=([.$D$2]-[.$D$1]*[.$D$1])*[.A811]*[.G811]" table:style-name="ce1">
            <text:p>-18208342981</text:p>
          </table:table-cell>
          <table:table-cell table:number-columns-repeated="16376"/>
        </table:table-row>
        <table:table-row table:style-name="ro1">
          <table:table-cell office:value-type="float" office:value="3709" table:style-name="ce1">
            <text:p>3709</text:p>
          </table:table-cell>
          <table:table-cell office:value-type="float" office:value="25.75" table:style-name="ce1">
            <text:p>25,75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6.8099999999999987" table:formula="of:=[.B812]-[.$B$5]" table:style-name="ce2">
            <text:p>6,81</text:p>
          </table:table-cell>
          <table:table-cell office:value-type="float" office:value="5.5207527596310868" table:formula="of:=[.$D$2]*(1-EXP(-[.A812]/[.$D$1]))" table:style-name="ce1">
            <text:p>5,52075276</text:p>
          </table:table-cell>
          <table:table-cell office:value-type="float" office:value="1.2892472403689119" table:formula="of:=[.D812]-[.E812]" table:style-name="ce2">
            <text:p>1,29</text:p>
          </table:table-cell>
          <table:table-cell office:value-type="float" office:value="0.76943741448627834" table:formula="of:=1-EXP(-[.A812]/[.$D$1])" table:style-name="ce1">
            <text:p>0,769437414</text:p>
          </table:table-cell>
          <table:table-cell office:value-type="float" office:value="-18236654905.817215" table:formula="of:=([.$D$2]-[.$D$1]*[.$D$1])*[.A812]*[.G812]" table:style-name="ce1">
            <text:p>-18236654906</text:p>
          </table:table-cell>
          <table:table-cell table:number-columns-repeated="16376"/>
        </table:table-row>
        <table:table-row table:style-name="ro1">
          <table:table-cell office:value-type="float" office:value="3714" table:style-name="ce1">
            <text:p>3714</text:p>
          </table:table-cell>
          <table:table-cell office:value-type="float" office:value="25.75" table:style-name="ce1">
            <text:p>25,75</text:p>
          </table:table-cell>
          <table:table-cell office:value-type="float" office:value="75.5" table:style-name="ce1">
            <text:p>75,5</text:p>
          </table:table-cell>
          <table:table-cell office:value-type="float" office:value="6.8099999999999987" table:formula="of:=[.B813]-[.$B$5]" table:style-name="ce2">
            <text:p>6,81</text:p>
          </table:table-cell>
          <table:table-cell office:value-type="float" office:value="5.5240216220054883" table:formula="of:=[.$D$2]*(1-EXP(-[.A813]/[.$D$1]))" table:style-name="ce1">
            <text:p>5,524021622</text:p>
          </table:table-cell>
          <table:table-cell office:value-type="float" office:value="1.2859783779945104" table:formula="of:=[.D813]-[.E813]" table:style-name="ce2">
            <text:p>1,29</text:p>
          </table:table-cell>
          <table:table-cell office:value-type="float" office:value="0.76989300181706088" table:formula="of:=1-EXP(-[.A813]/[.$D$1])" table:style-name="ce1">
            <text:p>0,769893002</text:p>
          </table:table-cell>
          <table:table-cell office:value-type="float" office:value="-18272051795.68784" table:formula="of:=([.$D$2]-[.$D$1]*[.$D$1])*[.A813]*[.G813]" table:style-name="ce1">
            <text:p>-18272051796</text:p>
          </table:table-cell>
          <table:table-cell table:number-columns-repeated="16376"/>
        </table:table-row>
        <table:table-row table:style-name="ro1">
          <table:table-cell office:value-type="float" office:value="3719" table:style-name="ce1">
            <text:p>3719</text:p>
          </table:table-cell>
          <table:table-cell office:value-type="float" office:value="25.75" table:style-name="ce1">
            <text:p>25,75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6.8099999999999987" table:formula="of:=[.B814]-[.$B$5]" table:style-name="ce2">
            <text:p>6,81</text:p>
          </table:table-cell>
          <table:table-cell office:value-type="float" office:value="5.5272840251693429" table:formula="of:=[.$D$2]*(1-EXP(-[.A814]/[.$D$1]))" table:style-name="ce1">
            <text:p>5,527284025</text:p>
          </table:table-cell>
          <table:table-cell office:value-type="float" office:value="1.2827159748306558" table:formula="of:=[.D814]-[.E814]" table:style-name="ce2">
            <text:p>1,28</text:p>
          </table:table-cell>
          <table:table-cell office:value-type="float" office:value="0.77034768891584993" table:formula="of:=1-EXP(-[.A814]/[.$D$1])" table:style-name="ce1">
            <text:p>0,770347689</text:p>
          </table:table-cell>
          <table:table-cell office:value-type="float" office:value="-18307456404.358879" table:formula="of:=([.$D$2]-[.$D$1]*[.$D$1])*[.A814]*[.G814]" table:style-name="ce1">
            <text:p>-18307456404</text:p>
          </table:table-cell>
          <table:table-cell table:number-columns-repeated="16376"/>
        </table:table-row>
        <table:table-row table:style-name="ro1">
          <table:table-cell office:value-type="float" office:value="3723" table:style-name="ce1">
            <text:p>3723</text:p>
          </table:table-cell>
          <table:table-cell office:value-type="float" office:value="25.75" table:style-name="ce1">
            <text:p>25,75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6.8099999999999987" table:formula="of:=[.B815]-[.$B$5]" table:style-name="ce2">
            <text:p>6,81</text:p>
          </table:table-cell>
          <table:table-cell office:value-type="float" office:value="5.5298893056466056" table:formula="of:=[.$D$2]*(1-EXP(-[.A815]/[.$D$1]))" table:style-name="ce1">
            <text:p>5,529889306</text:p>
          </table:table-cell>
          <table:table-cell office:value-type="float" office:value="1.2801106943533931" table:formula="of:=[.D815]-[.E815]" table:style-name="ce2">
            <text:p>1,28</text:p>
          </table:table-cell>
          <table:table-cell office:value-type="float" office:value="0.77071079162334566" table:formula="of:=1-EXP(-[.A815]/[.$D$1])" table:style-name="ce1">
            <text:p>0,770710792</text:p>
          </table:table-cell>
          <table:table-cell office:value-type="float" office:value="-18335785619.286926" table:formula="of:=([.$D$2]-[.$D$1]*[.$D$1])*[.A815]*[.G815]" table:style-name="ce1">
            <text:p>-18335785619</text:p>
          </table:table-cell>
          <table:table-cell table:number-columns-repeated="16376"/>
        </table:table-row>
        <table:table-row table:style-name="ro1">
          <table:table-cell office:value-type="float" office:value="3728" table:style-name="ce1">
            <text:p>3728</text:p>
          </table:table-cell>
          <table:table-cell office:value-type="float" office:value="25.75" table:style-name="ce1">
            <text:p>25,75</text:p>
          </table:table-cell>
          <table:table-cell office:value-type="float" office:value="84.8" table:style-name="ce1">
            <text:p>84,8</text:p>
          </table:table-cell>
          <table:table-cell office:value-type="float" office:value="6.8099999999999987" table:formula="of:=[.B816]-[.$B$5]" table:style-name="ce2">
            <text:p>6,81</text:p>
          </table:table-cell>
          <table:table-cell office:value-type="float" office:value="5.5331401143779892" table:formula="of:=[.$D$2]*(1-EXP(-[.A816]/[.$D$1]))" table:style-name="ce1">
            <text:p>5,533140114</text:p>
          </table:table-cell>
          <table:table-cell office:value-type="float" office:value="1.2768598856220095" table:formula="of:=[.D816]-[.E816]" table:style-name="ce2">
            <text:p>1,28</text:p>
          </table:table-cell>
          <table:table-cell office:value-type="float" office:value="0.77116386278486471" table:formula="of:=1-EXP(-[.A816]/[.$D$1])" table:style-name="ce1">
            <text:p>0,771163863</text:p>
          </table:table-cell>
          <table:table-cell office:value-type="float" office:value="-18371204011.119236" table:formula="of:=([.$D$2]-[.$D$1]*[.$D$1])*[.A816]*[.G816]" table:style-name="ce1">
            <text:p>-18371204011</text:p>
          </table:table-cell>
          <table:table-cell table:number-columns-repeated="16376"/>
        </table:table-row>
        <table:table-row table:style-name="ro1">
          <table:table-cell office:value-type="float" office:value="3732" table:style-name="ce1">
            <text:p>3732</text:p>
          </table:table-cell>
          <table:table-cell office:value-type="float" office:value="25.75" table:style-name="ce1">
            <text:p>25,75</text:p>
          </table:table-cell>
          <table:table-cell office:value-type="float" office:value="85.3" table:style-name="ce1">
            <text:p>85,3</text:p>
          </table:table-cell>
          <table:table-cell office:value-type="float" office:value="6.8099999999999987" table:formula="of:=[.B817]-[.$B$5]" table:style-name="ce2">
            <text:p>6,81</text:p>
          </table:table-cell>
          <table:table-cell office:value-type="float" office:value="5.5357361358069239" table:formula="of:=[.$D$2]*(1-EXP(-[.A817]/[.$D$1]))" table:style-name="ce1">
            <text:p>5,535736136</text:p>
          </table:table-cell>
          <table:table-cell office:value-type="float" office:value="1.2742638641930748" table:formula="of:=[.D817]-[.E817]" table:style-name="ce2">
            <text:p>1,27</text:p>
          </table:table-cell>
          <table:table-cell office:value-type="float" office:value="0.77152567504185188" table:formula="of:=1-EXP(-[.A817]/[.$D$1])" table:style-name="ce1">
            <text:p>0,771525675</text:p>
          </table:table-cell>
          <table:table-cell office:value-type="float" office:value="-18399544195.85376" table:formula="of:=([.$D$2]-[.$D$1]*[.$D$1])*[.A817]*[.G817]" table:style-name="ce1">
            <text:p>-18399544196</text:p>
          </table:table-cell>
          <table:table-cell table:number-columns-repeated="16376"/>
        </table:table-row>
        <table:table-row table:style-name="ro1">
          <table:table-cell office:value-type="float" office:value="3737" table:style-name="ce1">
            <text:p>3737</text:p>
          </table:table-cell>
          <table:table-cell office:value-type="float" office:value="25.75" table:style-name="ce1">
            <text:p>25,75</text:p>
          </table:table-cell>
          <table:table-cell office:value-type="float" office:value="82.6" table:style-name="ce1">
            <text:p>82,6</text:p>
          </table:table-cell>
          <table:table-cell office:value-type="float" office:value="6.8099999999999987" table:formula="of:=[.B818]-[.$B$5]" table:style-name="ce2">
            <text:p>6,81</text:p>
          </table:table-cell>
          <table:table-cell office:value-type="float" office:value="5.538975391311924" table:formula="of:=[.$D$2]*(1-EXP(-[.A818]/[.$D$1]))" table:style-name="ce1">
            <text:p>5,538975391</text:p>
          </table:table-cell>
          <table:table-cell office:value-type="float" office:value="1.2710246086880748" table:formula="of:=[.D818]-[.E818]" table:style-name="ce2">
            <text:p>1,27</text:p>
          </table:table-cell>
          <table:table-cell office:value-type="float" office:value="0.77197713600906859" table:formula="of:=1-EXP(-[.A818]/[.$D$1])" table:style-name="ce1">
            <text:p>0,771977136</text:p>
          </table:table-cell>
          <table:table-cell office:value-type="float" office:value="-18434976229.257313" table:formula="of:=([.$D$2]-[.$D$1]*[.$D$1])*[.A818]*[.G818]" table:style-name="ce1">
            <text:p>-18434976229</text:p>
          </table:table-cell>
          <table:table-cell table:number-columns-repeated="16376"/>
        </table:table-row>
        <table:table-row table:style-name="ro1">
          <table:table-cell office:value-type="float" office:value="3741" table:style-name="ce1">
            <text:p>3741</text:p>
          </table:table-cell>
          <table:table-cell office:value-type="float" office:value="25.75" table:style-name="ce1">
            <text:p>25,75</text:p>
          </table:table-cell>
          <table:table-cell office:value-type="float" office:value="78.7" table:style-name="ce1">
            <text:p>78,7</text:p>
          </table:table-cell>
          <table:table-cell office:value-type="float" office:value="6.8099999999999987" table:formula="of:=[.B819]-[.$B$5]" table:style-name="ce2">
            <text:p>6,81</text:p>
          </table:table-cell>
          <table:table-cell office:value-type="float" office:value="5.5415621865987665" table:formula="of:=[.$D$2]*(1-EXP(-[.A819]/[.$D$1]))" table:style-name="ce1">
            <text:p>5,541562187</text:p>
          </table:table-cell>
          <table:table-cell office:value-type="float" office:value="1.2684378134012322" table:formula="of:=[.D819]-[.E819]" table:style-name="ce2">
            <text:p>1,27</text:p>
          </table:table-cell>
          <table:table-cell office:value-type="float" office:value="0.77233766240174961" table:formula="of:=1-EXP(-[.A819]/[.$D$1])" table:style-name="ce1">
            <text:p>0,772337662</text:p>
          </table:table-cell>
          <table:table-cell office:value-type="float" office:value="-18463327270.859642" table:formula="of:=([.$D$2]-[.$D$1]*[.$D$1])*[.A819]*[.G819]" table:style-name="ce1">
            <text:p>-18463327271</text:p>
          </table:table-cell>
          <table:table-cell table:number-columns-repeated="16376"/>
        </table:table-row>
        <table:table-row table:style-name="ro1">
          <table:table-cell office:value-type="float" office:value="3746" table:style-name="ce1">
            <text:p>3746</text:p>
          </table:table-cell>
          <table:table-cell office:value-type="float" office:value="25.75" table:style-name="ce1">
            <text:p>25,75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6.8099999999999987" table:formula="of:=[.B820]-[.$B$5]" table:style-name="ce2">
            <text:p>6,81</text:p>
          </table:table-cell>
          <table:table-cell office:value-type="float" office:value="5.5447899299370231" table:formula="of:=[.$D$2]*(1-EXP(-[.A820]/[.$D$1]))" table:style-name="ce1">
            <text:p>5,54478993</text:p>
          </table:table-cell>
          <table:table-cell office:value-type="float" office:value="1.2652100700629756" table:formula="of:=[.D820]-[.E820]" table:style-name="ce2">
            <text:p>1,27</text:p>
          </table:table-cell>
          <table:table-cell office:value-type="float" office:value="0.7727875188972213" table:formula="of:=1-EXP(-[.A820]/[.$D$1])" table:style-name="ce1">
            <text:p>0,772787519</text:p>
          </table:table-cell>
          <table:table-cell office:value-type="float" office:value="-18498772805.076736" table:formula="of:=([.$D$2]-[.$D$1]*[.$D$1])*[.A820]*[.G820]" table:style-name="ce1">
            <text:p>-18498772805</text:p>
          </table:table-cell>
          <table:table-cell table:number-columns-repeated="16376"/>
        </table:table-row>
        <table:table-row table:style-name="ro1">
          <table:table-cell office:value-type="float" office:value="3751" table:style-name="ce1">
            <text:p>3751</text:p>
          </table:table-cell>
          <table:table-cell office:value-type="float" office:value="25.75" table:style-name="ce1">
            <text:p>25,75</text:p>
          </table:table-cell>
          <table:table-cell office:value-type="float" office:value="72.7" table:style-name="ce1">
            <text:p>72,7</text:p>
          </table:table-cell>
          <table:table-cell office:value-type="float" office:value="6.8099999999999987" table:formula="of:=[.B821]-[.$B$5]" table:style-name="ce2">
            <text:p>6,81</text:p>
          </table:table-cell>
          <table:table-cell office:value-type="float" office:value="5.5480112953151748" table:formula="of:=[.$D$2]*(1-EXP(-[.A821]/[.$D$1]))" table:style-name="ce1">
            <text:p>5,548011295</text:p>
          </table:table-cell>
          <table:table-cell office:value-type="float" office:value="1.2619887046848239" table:formula="of:=[.D821]-[.E821]" table:style-name="ce2">
            <text:p>1,26</text:p>
          </table:table-cell>
          <table:table-cell office:value-type="float" office:value="0.77323648648472232" table:formula="of:=1-EXP(-[.A821]/[.$D$1])" table:style-name="ce1">
            <text:p>0,773236486</text:p>
          </table:table-cell>
          <table:table-cell office:value-type="float" office:value="-18534225779.229572" table:formula="of:=([.$D$2]-[.$D$1]*[.$D$1])*[.A821]*[.G821]" table:style-name="ce1">
            <text:p>-18534225779</text:p>
          </table:table-cell>
          <table:table-cell table:number-columns-repeated="16376"/>
        </table:table-row>
        <table:table-row table:style-name="ro1">
          <table:table-cell office:value-type="float" office:value="3755" table:style-name="ce1">
            <text:p>3755</text:p>
          </table:table-cell>
          <table:table-cell office:value-type="float" office:value="25.75" table:style-name="ce1">
            <text:p>25,75</text:p>
          </table:table-cell>
          <table:table-cell office:value-type="float" office:value="74.8" table:style-name="ce1">
            <text:p>74,8</text:p>
          </table:table-cell>
          <table:table-cell office:value-type="float" office:value="6.8099999999999987" table:formula="of:=[.B822]-[.$B$5]" table:style-name="ce2">
            <text:p>6,81</text:p>
          </table:table-cell>
          <table:table-cell office:value-type="float" office:value="5.5505838039562931" table:formula="of:=[.$D$2]*(1-EXP(-[.A822]/[.$D$1]))" table:style-name="ce1">
            <text:p>5,550583804</text:p>
          </table:table-cell>
          <table:table-cell office:value-type="float" office:value="1.2594161960437056" table:formula="of:=[.D822]-[.E822]" table:style-name="ce2">
            <text:p>1,26</text:p>
          </table:table-cell>
          <table:table-cell office:value-type="float" office:value="0.77359502172144567" table:formula="of:=1-EXP(-[.A822]/[.$D$1])" table:style-name="ce1">
            <text:p>0,773595022</text:p>
          </table:table-cell>
          <table:table-cell office:value-type="float" office:value="-18562593486.373524" table:formula="of:=([.$D$2]-[.$D$1]*[.$D$1])*[.A822]*[.G822]" table:style-name="ce1">
            <text:p>-18562593486</text:p>
          </table:table-cell>
          <table:table-cell table:number-columns-repeated="16376"/>
        </table:table-row>
        <table:table-row table:style-name="ro1">
          <table:table-cell office:value-type="float" office:value="3760" table:style-name="ce1">
            <text:p>3760</text:p>
          </table:table-cell>
          <table:table-cell office:value-type="float" office:value="25.75" table:style-name="ce1">
            <text:p>25,75</text:p>
          </table:table-cell>
          <table:table-cell office:value-type="float" office:value="78" table:style-name="ce1">
            <text:p>78</text:p>
          </table:table-cell>
          <table:table-cell office:value-type="float" office:value="6.8099999999999987" table:formula="of:=[.B823]-[.$B$5]" table:style-name="ce2">
            <text:p>6,81</text:p>
          </table:table-cell>
          <table:table-cell office:value-type="float" office:value="5.5537937207483994" table:formula="of:=[.$D$2]*(1-EXP(-[.A823]/[.$D$1]))" table:style-name="ce1">
            <text:p>5,553793721</text:p>
          </table:table-cell>
          <table:table-cell office:value-type="float" office:value="1.2562062792515993" table:formula="of:=[.D823]-[.E823]" table:style-name="ce2">
            <text:p>1,26</text:p>
          </table:table-cell>
          <table:table-cell office:value-type="float" office:value="0.77404239369855976" table:formula="of:=1-EXP(-[.A823]/[.$D$1])" table:style-name="ce1">
            <text:p>0,774042394</text:p>
          </table:table-cell>
          <table:table-cell office:value-type="float" office:value="-18598059744.028111" table:formula="of:=([.$D$2]-[.$D$1]*[.$D$1])*[.A823]*[.G823]" table:style-name="ce1">
            <text:p>-18598059744</text:p>
          </table:table-cell>
          <table:table-cell table:number-columns-repeated="16376"/>
        </table:table-row>
        <table:table-row table:style-name="ro1">
          <table:table-cell office:value-type="float" office:value="3764" table:style-name="ce1">
            <text:p>3764</text:p>
          </table:table-cell>
          <table:table-cell office:value-type="float" office:value="25.75" table:style-name="ce1">
            <text:p>25,75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6.8099999999999987" table:formula="of:=[.B824]-[.$B$5]" table:style-name="ce2">
            <text:p>6,81</text:p>
          </table:table-cell>
          <table:table-cell office:value-type="float" office:value="5.5563570868108041" table:formula="of:=[.$D$2]*(1-EXP(-[.A824]/[.$D$1]))" table:style-name="ce1">
            <text:p>5,556357087</text:p>
          </table:table-cell>
          <table:table-cell office:value-type="float" office:value="1.2536429131891946" table:formula="of:=[.D824]-[.E824]" table:style-name="ce2">
            <text:p>1,25</text:p>
          </table:table-cell>
          <table:table-cell office:value-type="float" office:value="0.77439965471735794" table:formula="of:=1-EXP(-[.A824]/[.$D$1])" table:style-name="ce1">
            <text:p>0,774399655</text:p>
          </table:table-cell>
          <table:table-cell office:value-type="float" office:value="-18626438022.428696" table:formula="of:=([.$D$2]-[.$D$1]*[.$D$1])*[.A824]*[.G824]" table:style-name="ce1">
            <text:p>-18626438022</text:p>
          </table:table-cell>
          <table:table-cell table:number-columns-repeated="16376"/>
        </table:table-row>
        <table:table-row table:style-name="ro1">
          <table:table-cell office:value-type="float" office:value="3769" table:style-name="ce1">
            <text:p>3769</text:p>
          </table:table-cell>
          <table:table-cell office:value-type="float" office:value="25.75" table:style-name="ce1">
            <text:p>25,75</text:p>
          </table:table-cell>
          <table:table-cell office:value-type="float" office:value="82.4" table:style-name="ce1">
            <text:p>82,4</text:p>
          </table:table-cell>
          <table:table-cell office:value-type="float" office:value="6.8099999999999987" table:formula="of:=[.B825]-[.$B$5]" table:style-name="ce2">
            <text:p>6,81</text:p>
          </table:table-cell>
          <table:table-cell office:value-type="float" office:value="5.5595555957046185" table:formula="of:=[.$D$2]*(1-EXP(-[.A825]/[.$D$1]))" table:style-name="ce1">
            <text:p>5,559555596</text:p>
          </table:table-cell>
          <table:table-cell office:value-type="float" office:value="1.2504444042953802" table:formula="of:=[.D825]-[.E825]" table:style-name="ce2">
            <text:p>1,25</text:p>
          </table:table-cell>
          <table:table-cell office:value-type="float" office:value="0.77484543675481188" table:formula="of:=1-EXP(-[.A825]/[.$D$1])" table:style-name="ce1">
            <text:p>0,774845437</text:p>
          </table:table-cell>
          <table:table-cell office:value-type="float" office:value="-18661917424.935646" table:formula="of:=([.$D$2]-[.$D$1]*[.$D$1])*[.A825]*[.G825]" table:style-name="ce1">
            <text:p>-18661917425</text:p>
          </table:table-cell>
          <table:table-cell table:number-columns-repeated="16376"/>
        </table:table-row>
        <table:table-row table:style-name="ro1">
          <table:table-cell office:value-type="float" office:value="3773" table:style-name="ce1">
            <text:p>3773</text:p>
          </table:table-cell>
          <table:table-cell office:value-type="float" office:value="25.75" table:style-name="ce1">
            <text:p>25,75</text:p>
          </table:table-cell>
          <table:table-cell office:value-type="float" office:value="83.1" table:style-name="ce1">
            <text:p>83,1</text:p>
          </table:table-cell>
          <table:table-cell office:value-type="float" office:value="6.8099999999999987" table:formula="of:=[.B826]-[.$B$5]" table:style-name="ce2">
            <text:p>6,81</text:p>
          </table:table-cell>
          <table:table-cell office:value-type="float" office:value="5.5621098516806189" table:formula="of:=[.$D$2]*(1-EXP(-[.A826]/[.$D$1]))" table:style-name="ce1">
            <text:p>5,562109852</text:p>
          </table:table-cell>
          <table:table-cell office:value-type="float" office:value="1.2478901483193798" table:formula="of:=[.D826]-[.E826]" table:style-name="ce2">
            <text:p>1,25</text:p>
          </table:table-cell>
          <table:table-cell office:value-type="float" office:value="0.77520142808419745" table:formula="of:=1-EXP(-[.A826]/[.$D$1])" table:style-name="ce1">
            <text:p>0,775201428</text:p>
          </table:table-cell>
          <table:table-cell office:value-type="float" office:value="-18690306164.000877" table:formula="of:=([.$D$2]-[.$D$1]*[.$D$1])*[.A826]*[.G826]" table:style-name="ce1">
            <text:p>-18690306164</text:p>
          </table:table-cell>
          <table:table-cell table:number-columns-repeated="16376"/>
        </table:table-row>
        <table:table-row table:style-name="ro1">
          <table:table-cell office:value-type="float" office:value="3778" table:style-name="ce1">
            <text:p>3778</text:p>
          </table:table-cell>
          <table:table-cell office:value-type="float" office:value="25.75" table:style-name="ce1">
            <text:p>25,75</text:p>
          </table:table-cell>
          <table:table-cell office:value-type="float" office:value="84" table:style-name="ce1">
            <text:p>84</text:p>
          </table:table-cell>
          <table:table-cell office:value-type="float" office:value="6.8099999999999987" table:formula="of:=[.B827]-[.$B$5]" table:style-name="ce2">
            <text:p>6,81</text:p>
          </table:table-cell>
          <table:table-cell office:value-type="float" office:value="5.5652969932192926" table:formula="of:=[.$D$2]*(1-EXP(-[.A827]/[.$D$1]))" table:style-name="ce1">
            <text:p>5,565296993</text:p>
          </table:table-cell>
          <table:table-cell office:value-type="float" office:value="1.2447030067807061" table:formula="of:=[.D827]-[.E827]" table:style-name="ce2">
            <text:p>1,24</text:p>
          </table:table-cell>
          <table:table-cell office:value-type="float" office:value="0.77564562583256436" table:formula="of:=1-EXP(-[.A827]/[.$D$1])" table:style-name="ce1">
            <text:p>0,775645626</text:p>
          </table:table-cell>
          <table:table-cell office:value-type="float" office:value="-18725798573.528545" table:formula="of:=([.$D$2]-[.$D$1]*[.$D$1])*[.A827]*[.G827]" table:style-name="ce1">
            <text:p>-18725798574</text:p>
          </table:table-cell>
          <table:table-cell table:number-columns-repeated="16376"/>
        </table:table-row>
        <table:table-row table:style-name="ro1">
          <table:table-cell office:value-type="float" office:value="3783" table:style-name="ce1">
            <text:p>3783</text:p>
          </table:table-cell>
          <table:table-cell office:value-type="float" office:value="25.75" table:style-name="ce1">
            <text:p>25,75</text:p>
          </table:table-cell>
          <table:table-cell office:value-type="float" office:value="84.7" table:style-name="ce1">
            <text:p>84,7</text:p>
          </table:table-cell>
          <table:table-cell office:value-type="float" office:value="6.8099999999999987" table:formula="of:=[.B828]-[.$B$5]" table:style-name="ce2">
            <text:p>6,81</text:p>
          </table:table-cell>
          <table:table-cell office:value-type="float" office:value="5.5684778370262533" table:formula="of:=[.$D$2]*(1-EXP(-[.A828]/[.$D$1]))" table:style-name="ce1">
            <text:p>5,568477837</text:p>
          </table:table-cell>
          <table:table-cell office:value-type="float" office:value="1.2415221629737454" table:formula="of:=[.D828]-[.E828]" table:style-name="ce2">
            <text:p>1,24</text:p>
          </table:table-cell>
          <table:table-cell office:value-type="float" office:value="0.77608894585453836" table:formula="of:=1-EXP(-[.A828]/[.$D$1])" table:style-name="ce1">
            <text:p>0,776088946</text:p>
          </table:table-cell>
          <table:table-cell office:value-type="float" office:value="-18761298149.921612" table:formula="of:=([.$D$2]-[.$D$1]*[.$D$1])*[.A828]*[.G828]" table:style-name="ce1">
            <text:p>-18761298150</text:p>
          </table:table-cell>
          <table:table-cell table:number-columns-repeated="16376"/>
        </table:table-row>
        <table:table-row table:style-name="ro1">
          <table:table-cell office:value-type="float" office:value="3787" table:style-name="ce1">
            <text:p>3787</text:p>
          </table:table-cell>
          <table:table-cell office:value-type="float" office:value="25.75" table:style-name="ce1">
            <text:p>25,75</text:p>
          </table:table-cell>
          <table:table-cell office:value-type="float" office:value="87.5" table:style-name="ce1">
            <text:p>87,5</text:p>
          </table:table-cell>
          <table:table-cell office:value-type="float" office:value="6.8099999999999987" table:formula="of:=[.B829]-[.$B$5]" table:style-name="ce2">
            <text:p>6,81</text:p>
          </table:table-cell>
          <table:table-cell office:value-type="float" office:value="5.5710179860683171" table:formula="of:=[.$D$2]*(1-EXP(-[.A829]/[.$D$1]))" table:style-name="ce1">
            <text:p>5,571017986</text:p>
          </table:table-cell>
          <table:table-cell office:value-type="float" office:value="1.2389820139316816" table:formula="of:=[.D829]-[.E829]" table:style-name="ce2">
            <text:p>1,24</text:p>
          </table:table-cell>
          <table:table-cell office:value-type="float" office:value="0.77644297107472704" table:formula="of:=1-EXP(-[.A829]/[.$D$1])" table:style-name="ce1">
            <text:p>0,776442971</text:p>
          </table:table-cell>
          <table:table-cell office:value-type="float" office:value="-18789702942.849392" table:formula="of:=([.$D$2]-[.$D$1]*[.$D$1])*[.A829]*[.G829]" table:style-name="ce1">
            <text:p>-18789702943</text:p>
          </table:table-cell>
          <table:table-cell table:number-columns-repeated="16376"/>
        </table:table-row>
        <table:table-row table:style-name="ro1">
          <table:table-cell office:value-type="float" office:value="3792" table:style-name="ce1">
            <text:p>3792</text:p>
          </table:table-cell>
          <table:table-cell office:value-type="float" office:value="25.75" table:style-name="ce1">
            <text:p>25,75</text:p>
          </table:table-cell>
          <table:table-cell office:value-type="float" office:value="85.7" table:style-name="ce1">
            <text:p>85,7</text:p>
          </table:table-cell>
          <table:table-cell office:value-type="float" office:value="6.8099999999999987" table:formula="of:=[.B830]-[.$B$5]" table:style-name="ce2">
            <text:p>6,81</text:p>
          </table:table-cell>
          <table:table-cell office:value-type="float" office:value="5.5741875253010535" table:formula="of:=[.$D$2]*(1-EXP(-[.A830]/[.$D$1]))" table:style-name="ce1">
            <text:p>5,574187525</text:p>
          </table:table-cell>
          <table:table-cell office:value-type="float" office:value="1.2358124746989452" table:formula="of:=[.D830]-[.E830]" table:style-name="ce2">
            <text:p>1,24</text:p>
          </table:table-cell>
          <table:table-cell office:value-type="float" office:value="0.77688471555750516" table:formula="of:=1-EXP(-[.A830]/[.$D$1])" table:style-name="ce1">
            <text:p>0,776884716</text:p>
          </table:table-cell>
          <table:table-cell office:value-type="float" office:value="-18825215313.47419" table:formula="of:=([.$D$2]-[.$D$1]*[.$D$1])*[.A830]*[.G830]" table:style-name="ce1">
            <text:p>-18825215313</text:p>
          </table:table-cell>
          <table:table-cell table:number-columns-repeated="16376"/>
        </table:table-row>
        <table:table-row table:style-name="ro1">
          <table:table-cell office:value-type="float" office:value="3796" table:style-name="ce1">
            <text:p>3796</text:p>
          </table:table-cell>
          <table:table-cell office:value-type="float" office:value="25.69" table:style-name="ce1">
            <text:p>25,69</text:p>
          </table:table-cell>
          <table:table-cell office:value-type="float" office:value="82" table:style-name="ce1">
            <text:p>82</text:p>
          </table:table-cell>
          <table:table-cell office:value-type="float" office:value="6.75" table:formula="of:=[.B831]-[.$B$5]" table:style-name="ce2">
            <text:p>6,75</text:p>
          </table:table-cell>
          <table:table-cell office:value-type="float" office:value="5.5767186467689482" table:formula="of:=[.$D$2]*(1-EXP(-[.A831]/[.$D$1]))" table:style-name="ce1">
            <text:p>5,576718647</text:p>
          </table:table-cell>
          <table:table-cell office:value-type="float" office:value="1.1732813532310518" table:formula="of:=[.D831]-[.E831]" table:style-name="ce2">
            <text:p>1,17</text:p>
          </table:table-cell>
          <table:table-cell office:value-type="float" office:value="0.77723748258816239" table:formula="of:=1-EXP(-[.A831]/[.$D$1])" table:style-name="ce1">
            <text:p>0,777237483</text:p>
          </table:table-cell>
          <table:table-cell office:value-type="float" office:value="-18853630287.399715" table:formula="of:=([.$D$2]-[.$D$1]*[.$D$1])*[.A831]*[.G831]" table:style-name="ce1">
            <text:p>-18853630287</text:p>
          </table:table-cell>
          <table:table-cell table:number-columns-repeated="16376"/>
        </table:table-row>
        <table:table-row table:style-name="ro1">
          <table:table-cell office:value-type="float" office:value="3801" table:style-name="ce1">
            <text:p>3801</text:p>
          </table:table-cell>
          <table:table-cell office:value-type="float" office:value="25.69" table:style-name="ce1">
            <text:p>25,69</text:p>
          </table:table-cell>
          <table:table-cell office:value-type="float" office:value="77.7" table:style-name="ce1">
            <text:p>77,7</text:p>
          </table:table-cell>
          <table:table-cell office:value-type="float" office:value="6.75" table:formula="of:=[.B832]-[.$B$5]" table:style-name="ce2">
            <text:p>6,75</text:p>
          </table:table-cell>
          <table:table-cell office:value-type="float" office:value="5.5798769216034012" table:formula="of:=[.$D$2]*(1-EXP(-[.A832]/[.$D$1]))" table:style-name="ce1">
            <text:p>5,579876922</text:p>
          </table:table-cell>
          <table:table-cell office:value-type="float" office:value="1.1701230783965988" table:formula="of:=[.D832]-[.E832]" table:style-name="ce2">
            <text:p>1,17</text:p>
          </table:table-cell>
          <table:table-cell office:value-type="float" office:value="0.77767765713113923" table:formula="of:=1-EXP(-[.A832]/[.$D$1])" table:style-name="ce1">
            <text:p>0,777677657</text:p>
          </table:table-cell>
          <table:table-cell office:value-type="float" office:value="-18889155316.495937" table:formula="of:=([.$D$2]-[.$D$1]*[.$D$1])*[.A832]*[.G832]" table:style-name="ce1">
            <text:p>-18889155316</text:p>
          </table:table-cell>
          <table:table-cell table:number-columns-repeated="16376"/>
        </table:table-row>
        <table:table-row table:style-name="ro1">
          <table:table-cell office:value-type="float" office:value="3805" table:style-name="ce1">
            <text:p>3805</text:p>
          </table:table-cell>
          <table:table-cell office:value-type="float" office:value="25.69" table:style-name="ce1">
            <text:p>25,69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6.75" table:formula="of:=[.B833]-[.$B$5]" table:style-name="ce2">
            <text:p>6,75</text:p>
          </table:table-cell>
          <table:table-cell office:value-type="float" office:value="5.582399047580715" table:formula="of:=[.$D$2]*(1-EXP(-[.A833]/[.$D$1]))" table:style-name="ce1">
            <text:p>5,582399048</text:p>
          </table:table-cell>
          <table:table-cell office:value-type="float" office:value="1.167600952419285" table:formula="of:=[.D833]-[.E833]" table:style-name="ce2">
            <text:p>1,17</text:p>
          </table:table-cell>
          <table:table-cell office:value-type="float" office:value="0.77802917044381337" table:formula="of:=1-EXP(-[.A833]/[.$D$1])" table:style-name="ce1">
            <text:p>0,77802917</text:p>
          </table:table-cell>
          <table:table-cell office:value-type="float" office:value="-18917580363.132721" table:formula="of:=([.$D$2]-[.$D$1]*[.$D$1])*[.A833]*[.G833]" table:style-name="ce1">
            <text:p>-18917580363</text:p>
          </table:table-cell>
          <table:table-cell table:number-columns-repeated="16376"/>
        </table:table-row>
        <table:table-row table:style-name="ro1">
          <table:table-cell office:value-type="float" office:value="3810" table:style-name="ce1">
            <text:p>3810</text:p>
          </table:table-cell>
          <table:table-cell office:value-type="float" office:value="25.75" table:style-name="ce1">
            <text:p>25,75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6.8099999999999987" table:formula="of:=[.B834]-[.$B$5]" table:style-name="ce2">
            <text:p>6,81</text:p>
          </table:table-cell>
          <table:table-cell office:value-type="float" office:value="5.5855460980500444" table:formula="of:=[.$D$2]*(1-EXP(-[.A834]/[.$D$1]))" table:style-name="ce1">
            <text:p>5,585546098</text:p>
          </table:table-cell>
          <table:table-cell office:value-type="float" office:value="1.2244539019499543" table:formula="of:=[.D834]-[.E834]" table:style-name="ce2">
            <text:p>1,22</text:p>
          </table:table-cell>
          <table:table-cell office:value-type="float" office:value="0.77846778062648359" table:formula="of:=1-EXP(-[.A834]/[.$D$1])" table:style-name="ce1">
            <text:p>0,778467781</text:p>
          </table:table-cell>
          <table:table-cell office:value-type="float" office:value="-18953117915.743439" table:formula="of:=([.$D$2]-[.$D$1]*[.$D$1])*[.A834]*[.G834]" table:style-name="ce1">
            <text:p>-18953117916</text:p>
          </table:table-cell>
          <table:table-cell table:number-columns-repeated="16376"/>
        </table:table-row>
        <table:table-row table:style-name="ro1">
          <table:table-cell office:value-type="float" office:value="3815" table:style-name="ce1">
            <text:p>3815</text:p>
          </table:table-cell>
          <table:table-cell office:value-type="float" office:value="25.69" table:style-name="ce1">
            <text:p>25,69</text:p>
          </table:table-cell>
          <table:table-cell office:value-type="float" office:value="75.7" table:style-name="ce1">
            <text:p>75,7</text:p>
          </table:table-cell>
          <table:table-cell office:value-type="float" office:value="6.75" table:formula="of:=[.B835]-[.$B$5]" table:style-name="ce2">
            <text:p>6,75</text:p>
          </table:table-cell>
          <table:table-cell office:value-type="float" office:value="5.58868693000686" table:formula="of:=[.$D$2]*(1-EXP(-[.A835]/[.$D$1]))" table:style-name="ce1">
            <text:p>5,58868693</text:p>
          </table:table-cell>
          <table:table-cell office:value-type="float" office:value="1.16131306999314" table:formula="of:=[.D835]-[.E835]" table:style-name="ce2">
            <text:p>1,16</text:p>
          </table:table-cell>
          <table:table-cell office:value-type="float" office:value="0.77890552412368552" table:formula="of:=1-EXP(-[.A835]/[.$D$1])" table:style-name="ce1">
            <text:p>0,778905524</text:p>
          </table:table-cell>
          <table:table-cell office:value-type="float" office:value="-18988662367.841888" table:formula="of:=([.$D$2]-[.$D$1]*[.$D$1])*[.A835]*[.G835]" table:style-name="ce1">
            <text:p>-18988662368</text:p>
          </table:table-cell>
          <table:table-cell table:number-columns-repeated="16376"/>
        </table:table-row>
        <table:table-row table:style-name="ro1">
          <table:table-cell office:value-type="float" office:value="3819" table:style-name="ce1">
            <text:p>3819</text:p>
          </table:table-cell>
          <table:table-cell office:value-type="float" office:value="25.69" table:style-name="ce1">
            <text:p>25,69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6.75" table:formula="of:=[.B836]-[.$B$5]" table:style-name="ce2">
            <text:p>6,75</text:p>
          </table:table-cell>
          <table:table-cell office:value-type="float" office:value="5.5911951265014306" table:formula="of:=[.$D$2]*(1-EXP(-[.A836]/[.$D$1]))" table:style-name="ce1">
            <text:p>5,591195127</text:p>
          </table:table-cell>
          <table:table-cell office:value-type="float" office:value="1.1588048734985694" table:formula="of:=[.D836]-[.E836]" table:style-name="ce2">
            <text:p>1,16</text:p>
          </table:table-cell>
          <table:table-cell office:value-type="float" office:value="0.77925509605886023" table:formula="of:=1-EXP(-[.A836]/[.$D$1])" table:style-name="ce1">
            <text:p>0,779255096</text:p>
          </table:table-cell>
          <table:table-cell office:value-type="float" office:value="-19017102869.413765" table:formula="of:=([.$D$2]-[.$D$1]*[.$D$1])*[.A836]*[.G836]" table:style-name="ce1">
            <text:p>-19017102869</text:p>
          </table:table-cell>
          <table:table-cell table:number-columns-repeated="16376"/>
        </table:table-row>
        <table:table-row table:style-name="ro1">
          <table:table-cell office:value-type="float" office:value="3824" table:style-name="ce1">
            <text:p>3824</text:p>
          </table:table-cell>
          <table:table-cell office:value-type="float" office:value="25.75" table:style-name="ce1">
            <text:p>25,75</text:p>
          </table:table-cell>
          <table:table-cell office:value-type="float" office:value="81.7" table:style-name="ce1">
            <text:p>81,7</text:p>
          </table:table-cell>
          <table:table-cell office:value-type="float" office:value="6.8099999999999987" table:formula="of:=[.B837]-[.$B$5]" table:style-name="ce2">
            <text:p>6,81</text:p>
          </table:table-cell>
          <table:table-cell office:value-type="float" office:value="5.594324796084317" table:formula="of:=[.$D$2]*(1-EXP(-[.A837]/[.$D$1]))" table:style-name="ce1">
            <text:p>5,594324796</text:p>
          </table:table-cell>
          <table:table-cell office:value-type="float" office:value="1.2156752039156817" table:formula="of:=[.D837]-[.E837]" table:style-name="ce2">
            <text:p>1,22</text:p>
          </table:table-cell>
          <table:table-cell office:value-type="float" office:value="0.77969128383558173" table:formula="of:=1-EXP(-[.A837]/[.$D$1])" table:style-name="ce1">
            <text:p>0,779691284</text:p>
          </table:table-cell>
          <table:table-cell office:value-type="float" office:value="-19052659636.681122" table:formula="of:=([.$D$2]-[.$D$1]*[.$D$1])*[.A837]*[.G837]" table:style-name="ce1">
            <text:p>-19052659637</text:p>
          </table:table-cell>
          <table:table-cell table:number-columns-repeated="16376"/>
        </table:table-row>
        <table:table-row table:style-name="ro1">
          <table:table-cell office:value-type="float" office:value="3828" table:style-name="ce1">
            <text:p>3828</text:p>
          </table:table-cell>
          <table:table-cell office:value-type="float" office:value="25.69" table:style-name="ce1">
            <text:p>25,69</text:p>
          </table:table-cell>
          <table:table-cell office:value-type="float" office:value="83.6" table:style-name="ce1">
            <text:p>83,6</text:p>
          </table:table-cell>
          <table:table-cell office:value-type="float" office:value="6.75" table:formula="of:=[.B838]-[.$B$5]" table:style-name="ce2">
            <text:p>6,75</text:p>
          </table:table-cell>
          <table:table-cell office:value-type="float" office:value="5.5968240785626167" table:formula="of:=[.$D$2]*(1-EXP(-[.A838]/[.$D$1]))" table:style-name="ce1">
            <text:p>5,596824079</text:p>
          </table:table-cell>
          <table:table-cell office:value-type="float" office:value="1.1531759214373833" table:formula="of:=[.D838]-[.E838]" table:style-name="ce2">
            <text:p>1,15</text:p>
          </table:table-cell>
          <table:table-cell office:value-type="float" office:value="0.78003961340799721" table:formula="of:=1-EXP(-[.A838]/[.$D$1])" table:style-name="ce1">
            <text:p>0,780039613</text:p>
          </table:table-cell>
          <table:table-cell office:value-type="float" office:value="-19081109937.137283" table:formula="of:=([.$D$2]-[.$D$1]*[.$D$1])*[.A838]*[.G838]" table:style-name="ce1">
            <text:p>-19081109937</text:p>
          </table:table-cell>
          <table:table-cell table:number-columns-repeated="16376"/>
        </table:table-row>
        <table:table-row table:style-name="ro1">
          <table:table-cell office:value-type="float" office:value="3833" table:style-name="ce1">
            <text:p>3833</text:p>
          </table:table-cell>
          <table:table-cell office:value-type="float" office:value="25.75" table:style-name="ce1">
            <text:p>25,75</text:p>
          </table:table-cell>
          <table:table-cell office:value-type="float" office:value="85.6" table:style-name="ce1">
            <text:p>85,6</text:p>
          </table:table-cell>
          <table:table-cell office:value-type="float" office:value="6.8099999999999987" table:formula="of:=[.B839]-[.$B$5]" table:style-name="ce2">
            <text:p>6,81</text:p>
          </table:table-cell>
          <table:table-cell office:value-type="float" office:value="5.5999426254421429" table:formula="of:=[.$D$2]*(1-EXP(-[.A839]/[.$D$1]))" table:style-name="ce1">
            <text:p>5,599942625</text:p>
          </table:table-cell>
          <table:table-cell office:value-type="float" office:value="1.2100573745578558" table:formula="of:=[.D839]-[.E839]" table:style-name="ce2">
            <text:p>1,21</text:p>
          </table:table-cell>
          <table:table-cell office:value-type="float" office:value="0.78047425099319812" table:formula="of:=1-EXP(-[.A839]/[.$D$1])" table:style-name="ce1">
            <text:p>0,780474251</text:p>
          </table:table-cell>
          <table:table-cell office:value-type="float" office:value="-19116678886.651573" table:formula="of:=([.$D$2]-[.$D$1]*[.$D$1])*[.A839]*[.G839]" table:style-name="ce1">
            <text:p>-19116678887</text:p>
          </table:table-cell>
          <table:table-cell table:number-columns-repeated="16376"/>
        </table:table-row>
        <table:table-row table:style-name="ro1">
          <table:table-cell office:value-type="float" office:value="3838" table:style-name="ce1">
            <text:p>3838</text:p>
          </table:table-cell>
          <table:table-cell office:value-type="float" office:value="25.69" table:style-name="ce1">
            <text:p>25,69</text:p>
          </table:table-cell>
          <table:table-cell office:value-type="float" office:value="82" table:style-name="ce1">
            <text:p>82</text:p>
          </table:table-cell>
          <table:table-cell office:value-type="float" office:value="6.75" table:formula="of:=[.B840]-[.$B$5]" table:style-name="ce2">
            <text:p>6,75</text:p>
          </table:table-cell>
          <table:table-cell office:value-type="float" office:value="5.6030550101317127" table:formula="of:=[.$D$2]*(1-EXP(-[.A840]/[.$D$1]))" table:style-name="ce1">
            <text:p>5,60305501</text:p>
          </table:table-cell>
          <table:table-cell office:value-type="float" office:value="1.1469449898682873" table:formula="of:=[.D840]-[.E840]" table:style-name="ce2">
            <text:p>1,15</text:p>
          </table:table-cell>
          <table:table-cell office:value-type="float" office:value="0.78090802974270856" table:formula="of:=1-EXP(-[.A840]/[.$D$1])" table:style-name="ce1">
            <text:p>0,78090803</text:p>
          </table:table-cell>
          <table:table-cell office:value-type="float" office:value="-19152254546.936073" table:formula="of:=([.$D$2]-[.$D$1]*[.$D$1])*[.A840]*[.G840]" table:style-name="ce1">
            <text:p>-19152254547</text:p>
          </table:table-cell>
          <table:table-cell table:number-columns-repeated="16376"/>
        </table:table-row>
        <table:table-row table:style-name="ro1">
          <table:table-cell office:value-type="float" office:value="3842" table:style-name="ce1">
            <text:p>3842</text:p>
          </table:table-cell>
          <table:table-cell office:value-type="float" office:value="25.69" table:style-name="ce1">
            <text:p>25,69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6.75" table:formula="of:=[.B841]-[.$B$5]" table:style-name="ce2">
            <text:p>6,75</text:p>
          </table:table-cell>
          <table:table-cell office:value-type="float" office:value="5.6055404892899316" table:formula="of:=[.$D$2]*(1-EXP(-[.A841]/[.$D$1]))" table:style-name="ce1">
            <text:p>5,605540489</text:p>
          </table:table-cell>
          <table:table-cell office:value-type="float" office:value="1.1444595107100684" table:formula="of:=[.D841]-[.E841]" table:style-name="ce2">
            <text:p>1,14</text:p>
          </table:table-cell>
          <table:table-cell office:value-type="float" office:value="0.78125443552114571" table:formula="of:=1-EXP(-[.A841]/[.$D$1])" table:style-name="ce1">
            <text:p>0,781254436</text:p>
          </table:table-cell>
          <table:table-cell office:value-type="float" office:value="-19180719879.599041" table:formula="of:=([.$D$2]-[.$D$1]*[.$D$1])*[.A841]*[.G841]" table:style-name="ce1">
            <text:p>-19180719880</text:p>
          </table:table-cell>
          <table:table-cell table:number-columns-repeated="16376"/>
        </table:table-row>
        <table:table-row table:style-name="ro1">
          <table:table-cell office:value-type="float" office:value="3847" table:style-name="ce1">
            <text:p>3847</text:p>
          </table:table-cell>
          <table:table-cell office:value-type="float" office:value="25.69" table:style-name="ce1">
            <text:p>25,69</text:p>
          </table:table-cell>
          <table:table-cell office:value-type="float" office:value="75.7" table:style-name="ce1">
            <text:p>75,7</text:p>
          </table:table-cell>
          <table:table-cell office:value-type="float" office:value="6.75" table:formula="of:=[.B842]-[.$B$5]" table:style-name="ce2">
            <text:p>6,75</text:p>
          </table:table-cell>
          <table:table-cell office:value-type="float" office:value="5.6086418127058648" table:formula="of:=[.$D$2]*(1-EXP(-[.A842]/[.$D$1]))" table:style-name="ce1">
            <text:p>5,608641813</text:p>
          </table:table-cell>
          <table:table-cell office:value-type="float" office:value="1.1413581872941352" table:formula="of:=[.D842]-[.E842]" table:style-name="ce2">
            <text:p>1,14</text:p>
          </table:table-cell>
          <table:table-cell office:value-type="float" office:value="0.78168667264070857" table:formula="of:=1-EXP(-[.A842]/[.$D$1])" table:style-name="ce1">
            <text:p>0,781686673</text:p>
          </table:table-cell>
          <table:table-cell office:value-type="float" office:value="-19216307516.93026" table:formula="of:=([.$D$2]-[.$D$1]*[.$D$1])*[.A842]*[.G842]" table:style-name="ce1">
            <text:p>-19216307517</text:p>
          </table:table-cell>
          <table:table-cell table:number-columns-repeated="16376"/>
        </table:table-row>
        <table:table-row table:style-name="ro1">
          <table:table-cell office:value-type="float" office:value="3851" table:style-name="ce1">
            <text:p>3851</text:p>
          </table:table-cell>
          <table:table-cell office:value-type="float" office:value="25.69" table:style-name="ce1">
            <text:p>25,69</text:p>
          </table:table-cell>
          <table:table-cell office:value-type="float" office:value="74.2" table:style-name="ce1">
            <text:p>74,2</text:p>
          </table:table-cell>
          <table:table-cell office:value-type="float" office:value="6.75" table:formula="of:=[.B843]-[.$B$5]" table:style-name="ce2">
            <text:p>6,75</text:p>
          </table:table-cell>
          <table:table-cell office:value-type="float" office:value="5.6111184585841949" table:formula="of:=[.$D$2]*(1-EXP(-[.A843]/[.$D$1]))" table:style-name="ce1">
            <text:p>5,611118459</text:p>
          </table:table-cell>
          <table:table-cell office:value-type="float" office:value="1.1388815414158051" table:formula="of:=[.D843]-[.E843]" table:style-name="ce2">
            <text:p>1,14</text:p>
          </table:table-cell>
          <table:table-cell office:value-type="float" office:value="0.78203184730876374" table:formula="of:=1-EXP(-[.A843]/[.$D$1])" table:style-name="ce1">
            <text:p>0,782031847</text:p>
          </table:table-cell>
          <table:table-cell office:value-type="float" office:value="-19244782378.78447" table:formula="of:=([.$D$2]-[.$D$1]*[.$D$1])*[.A843]*[.G843]" table:style-name="ce1">
            <text:p>-19244782379</text:p>
          </table:table-cell>
          <table:table-cell table:number-columns-repeated="16376"/>
        </table:table-row>
        <table:table-row table:style-name="ro1">
          <table:table-cell office:value-type="float" office:value="3856" table:style-name="ce1">
            <text:p>3856</text:p>
          </table:table-cell>
          <table:table-cell office:value-type="float" office:value="25.69" table:style-name="ce1">
            <text:p>25,69</text:p>
          </table:table-cell>
          <table:table-cell office:value-type="float" office:value="74" table:style-name="ce1">
            <text:p>74</text:p>
          </table:table-cell>
          <table:table-cell office:value-type="float" office:value="6.75" table:formula="of:=[.B844]-[.$B$5]" table:style-name="ce2">
            <text:p>6,75</text:p>
          </table:table-cell>
          <table:table-cell office:value-type="float" office:value="5.6142087600377559" table:formula="of:=[.$D$2]*(1-EXP(-[.A844]/[.$D$1]))" table:style-name="ce1">
            <text:p>5,61420876</text:p>
          </table:table-cell>
          <table:table-cell office:value-type="float" office:value="1.1357912399622441" table:formula="of:=[.D844]-[.E844]" table:style-name="ce2">
            <text:p>1,14</text:p>
          </table:table-cell>
          <table:table-cell office:value-type="float" office:value="0.7824625482772618" table:formula="of:=1-EXP(-[.A844]/[.$D$1])" table:style-name="ce1">
            <text:p>0,782462548</text:p>
          </table:table-cell>
          <table:table-cell office:value-type="float" office:value="-19280381862.249596" table:formula="of:=([.$D$2]-[.$D$1]*[.$D$1])*[.A844]*[.G844]" table:style-name="ce1">
            <text:p>-19280381862</text:p>
          </table:table-cell>
          <table:table-cell table:number-columns-repeated="16376"/>
        </table:table-row>
        <table:table-row table:style-name="ro1">
          <table:table-cell office:value-type="float" office:value="3860" table:style-name="ce1">
            <text:p>3860</text:p>
          </table:table-cell>
          <table:table-cell office:value-type="float" office:value="25.69" table:style-name="ce1">
            <text:p>25,69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6.75" table:formula="of:=[.B845]-[.$B$5]" table:style-name="ce2">
            <text:p>6,75</text:p>
          </table:table-cell>
          <table:table-cell office:value-type="float" office:value="5.616676604029271" table:formula="of:=[.$D$2]*(1-EXP(-[.A845]/[.$D$1]))" table:style-name="ce1">
            <text:p>5,616676604</text:p>
          </table:table-cell>
          <table:table-cell office:value-type="float" office:value="1.133323395970729" table:formula="of:=[.D845]-[.E845]" table:style-name="ce2">
            <text:p>1,13</text:p>
          </table:table-cell>
          <table:table-cell office:value-type="float" office:value="0.78280649621024512" table:formula="of:=1-EXP(-[.A845]/[.$D$1])" table:style-name="ce1">
            <text:p>0,782806496</text:p>
          </table:table-cell>
          <table:table-cell office:value-type="float" office:value="-19308866148.876884" table:formula="of:=([.$D$2]-[.$D$1]*[.$D$1])*[.A845]*[.G845]" table:style-name="ce1">
            <text:p>-19308866149</text:p>
          </table:table-cell>
          <table:table-cell table:number-columns-repeated="16376"/>
        </table:table-row>
        <table:table-row table:style-name="ro1">
          <table:table-cell office:value-type="float" office:value="3865" table:style-name="ce1">
            <text:p>3865</text:p>
          </table:table-cell>
          <table:table-cell office:value-type="float" office:value="25.69" table:style-name="ce1">
            <text:p>25,69</text:p>
          </table:table-cell>
          <table:table-cell office:value-type="float" office:value="78.2" table:style-name="ce1">
            <text:p>78,2</text:p>
          </table:table-cell>
          <table:table-cell office:value-type="float" office:value="6.75" table:formula="of:=[.B846]-[.$B$5]" table:style-name="ce2">
            <text:p>6,75</text:p>
          </table:table-cell>
          <table:table-cell office:value-type="float" office:value="5.6197559226920148" table:formula="of:=[.$D$2]*(1-EXP(-[.A846]/[.$D$1]))" table:style-name="ce1">
            <text:p>5,619755923</text:p>
          </table:table-cell>
          <table:table-cell office:value-type="float" office:value="1.1302440773079852" table:formula="of:=[.D846]-[.E846]" table:style-name="ce2">
            <text:p>1,13</text:p>
          </table:table-cell>
          <table:table-cell office:value-type="float" office:value="0.78323566648708953" table:formula="of:=1-EXP(-[.A846]/[.$D$1])" table:style-name="ce1">
            <text:p>0,783235666</text:p>
          </table:table-cell>
          <table:table-cell office:value-type="float" office:value="-19344477348.34235" table:formula="of:=([.$D$2]-[.$D$1]*[.$D$1])*[.A846]*[.G846]" table:style-name="ce1">
            <text:p>-19344477348</text:p>
          </table:table-cell>
          <table:table-cell table:number-columns-repeated="16376"/>
        </table:table-row>
        <table:table-row table:style-name="ro1">
          <table:table-cell office:value-type="float" office:value="3870" table:style-name="ce1">
            <text:p>3870</text:p>
          </table:table-cell>
          <table:table-cell office:value-type="float" office:value="25.69" table:style-name="ce1">
            <text:p>25,69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6.75" table:formula="of:=[.B847]-[.$B$5]" table:style-name="ce2">
            <text:p>6,75</text:p>
          </table:table-cell>
          <table:table-cell office:value-type="float" office:value="5.6228291566790194" table:formula="of:=[.$D$2]*(1-EXP(-[.A847]/[.$D$1]))" table:style-name="ce1">
            <text:p>5,622829157</text:p>
          </table:table-cell>
          <table:table-cell office:value-type="float" office:value="1.1271708433209806" table:formula="of:=[.D847]-[.E847]" table:style-name="ce2">
            <text:p>1,13</text:p>
          </table:table-cell>
          <table:table-cell office:value-type="float" office:value="0.78366398873154197" table:formula="of:=1-EXP(-[.A847]/[.$D$1])" table:style-name="ce1">
            <text:p>0,783663989</text:p>
          </table:table-cell>
          <table:table-cell office:value-type="float" office:value="-19380095000.751884" table:formula="of:=([.$D$2]-[.$D$1]*[.$D$1])*[.A847]*[.G847]" table:style-name="ce1">
            <text:p>-19380095001</text:p>
          </table:table-cell>
          <table:table-cell table:number-columns-repeated="16376"/>
        </table:table-row>
        <table:table-row table:style-name="ro1">
          <table:table-cell office:value-type="float" office:value="3874" table:style-name="ce1">
            <text:p>3874</text:p>
          </table:table-cell>
          <table:table-cell office:value-type="float" office:value="25.69" table:style-name="ce1">
            <text:p>25,69</text:p>
          </table:table-cell>
          <table:table-cell office:value-type="float" office:value="83.7" table:style-name="ce1">
            <text:p>83,7</text:p>
          </table:table-cell>
          <table:table-cell office:value-type="float" office:value="6.75" table:formula="of:=[.B848]-[.$B$5]" table:style-name="ce2">
            <text:p>6,75</text:p>
          </table:table-cell>
          <table:table-cell office:value-type="float" office:value="5.6252833709824843" table:formula="of:=[.$D$2]*(1-EXP(-[.A848]/[.$D$1]))" table:style-name="ce1">
            <text:p>5,625283371</text:p>
          </table:table-cell>
          <table:table-cell office:value-type="float" office:value="1.1247166290175157" table:formula="of:=[.D848]-[.E848]" table:style-name="ce2">
            <text:p>1,12</text:p>
          </table:table-cell>
          <table:table-cell office:value-type="float" office:value="0.78400603706996086" table:formula="of:=1-EXP(-[.A848]/[.$D$1])" table:style-name="ce1">
            <text:p>0,784006037</text:p>
          </table:table-cell>
          <table:table-cell office:value-type="float" office:value="-19408593742.053986" table:formula="of:=([.$D$2]-[.$D$1]*[.$D$1])*[.A848]*[.G848]" table:style-name="ce1">
            <text:p>-19408593742</text:p>
          </table:table-cell>
          <table:table-cell table:number-columns-repeated="16376"/>
        </table:table-row>
        <table:table-row table:style-name="ro1">
          <table:table-cell office:value-type="float" office:value="3879" table:style-name="ce1">
            <text:p>3879</text:p>
          </table:table-cell>
          <table:table-cell office:value-type="float" office:value="25.69" table:style-name="ce1">
            <text:p>25,69</text:p>
          </table:table-cell>
          <table:table-cell office:value-type="float" office:value="86.5" table:style-name="ce1">
            <text:p>86,5</text:p>
          </table:table-cell>
          <table:table-cell office:value-type="float" office:value="6.75" table:formula="of:=[.B849]-[.$B$5]" table:style-name="ce2">
            <text:p>6,75</text:p>
          </table:table-cell>
          <table:table-cell office:value-type="float" office:value="5.6283456828356693" table:formula="of:=[.$D$2]*(1-EXP(-[.A849]/[.$D$1]))" table:style-name="ce1">
            <text:p>5,628345683</text:p>
          </table:table-cell>
          <table:table-cell office:value-type="float" office:value="1.1216543171643307" table:formula="of:=[.D849]-[.E849]" table:style-name="ce2">
            <text:p>1,12</text:p>
          </table:table-cell>
          <table:table-cell office:value-type="float" office:value="0.78443283707663658" table:formula="of:=1-EXP(-[.A849]/[.$D$1])" table:style-name="ce1">
            <text:p>0,784432837</text:p>
          </table:table-cell>
          <table:table-cell office:value-type="float" office:value="-19444222909.573559" table:formula="of:=([.$D$2]-[.$D$1]*[.$D$1])*[.A849]*[.G849]" table:style-name="ce1">
            <text:p>-19444222910</text:p>
          </table:table-cell>
          <table:table-cell table:number-columns-repeated="16376"/>
        </table:table-row>
        <table:table-row table:style-name="ro1">
          <table:table-cell office:value-type="float" office:value="3883" table:style-name="ce1">
            <text:p>3883</text:p>
          </table:table-cell>
          <table:table-cell office:value-type="float" office:value="25.69" table:style-name="ce1">
            <text:p>25,69</text:p>
          </table:table-cell>
          <table:table-cell office:value-type="float" office:value="84.6" table:style-name="ce1">
            <text:p>84,6</text:p>
          </table:table-cell>
          <table:table-cell office:value-type="float" office:value="6.75" table:formula="of:=[.B850]-[.$B$5]" table:style-name="ce2">
            <text:p>6,75</text:p>
          </table:table-cell>
          <table:table-cell office:value-type="float" office:value="5.6307911749731172" table:formula="of:=[.$D$2]*(1-EXP(-[.A850]/[.$D$1]))" table:style-name="ce1">
            <text:p>5,630791175</text:p>
          </table:table-cell>
          <table:table-cell office:value-type="float" office:value="1.1192088250268828" table:formula="of:=[.D850]-[.E850]" table:style-name="ce2">
            <text:p>1,12</text:p>
          </table:table-cell>
          <table:table-cell office:value-type="float" office:value="0.78477366979081709" table:formula="of:=1-EXP(-[.A850]/[.$D$1])" table:style-name="ce1">
            <text:p>0,78477367</text:p>
          </table:table-cell>
          <table:table-cell office:value-type="float" office:value="-19472730811.620193" table:formula="of:=([.$D$2]-[.$D$1]*[.$D$1])*[.A850]*[.G850]" table:style-name="ce1">
            <text:p>-19472730812</text:p>
          </table:table-cell>
          <table:table-cell table:number-columns-repeated="16376"/>
        </table:table-row>
        <table:table-row table:style-name="ro1">
          <table:table-cell office:value-type="float" office:value="3888" table:style-name="ce1">
            <text:p>3888</text:p>
          </table:table-cell>
          <table:table-cell office:value-type="float" office:value="25.69" table:style-name="ce1">
            <text:p>25,69</text:p>
          </table:table-cell>
          <table:table-cell office:value-type="float" office:value="79" table:style-name="ce1">
            <text:p>79</text:p>
          </table:table-cell>
          <table:table-cell office:value-type="float" office:value="6.75" table:formula="of:=[.B851]-[.$B$5]" table:style-name="ce2">
            <text:p>6,75</text:p>
          </table:table-cell>
          <table:table-cell office:value-type="float" office:value="5.6338426035092501" table:formula="of:=[.$D$2]*(1-EXP(-[.A851]/[.$D$1]))" table:style-name="ce1">
            <text:p>5,633842604</text:p>
          </table:table-cell>
          <table:table-cell office:value-type="float" office:value="1.1161573964907499" table:formula="of:=[.D851]-[.E851]" table:style-name="ce2">
            <text:p>1,12</text:p>
          </table:table-cell>
          <table:table-cell office:value-type="float" office:value="0.7851989529696799" table:formula="of:=1-EXP(-[.A851]/[.$D$1])" table:style-name="ce1">
            <text:p>0,785198953</text:p>
          </table:table-cell>
          <table:table-cell office:value-type="float" office:value="-19508371366.090008" table:formula="of:=([.$D$2]-[.$D$1]*[.$D$1])*[.A851]*[.G851]" table:style-name="ce1">
            <text:p>-19508371366</text:p>
          </table:table-cell>
          <table:table-cell table:number-columns-repeated="16376"/>
        </table:table-row>
        <table:table-row table:style-name="ro1">
          <table:table-cell office:value-type="float" office:value="3892" table:style-name="ce1">
            <text:p>3892</text:p>
          </table:table-cell>
          <table:table-cell office:value-type="float" office:value="25.69" table:style-name="ce1">
            <text:p>25,69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6.75" table:formula="of:=[.B852]-[.$B$5]" table:style-name="ce2">
            <text:p>6,75</text:p>
          </table:table-cell>
          <table:table-cell office:value-type="float" office:value="5.6362794044788629" table:formula="of:=[.$D$2]*(1-EXP(-[.A852]/[.$D$1]))" table:style-name="ce1">
            <text:p>5,636279404</text:p>
          </table:table-cell>
          <table:table-cell office:value-type="float" office:value="1.1137205955211371" table:formula="of:=[.D852]-[.E852]" table:style-name="ce2">
            <text:p>1,11</text:p>
          </table:table-cell>
          <table:table-cell office:value-type="float" office:value="0.78553857437989527" table:formula="of:=1-EXP(-[.A852]/[.$D$1])" table:style-name="ce1">
            <text:p>0,785538574</text:p>
          </table:table-cell>
          <table:table-cell office:value-type="float" office:value="-19536888326.659939" table:formula="of:=([.$D$2]-[.$D$1]*[.$D$1])*[.A852]*[.G852]" table:style-name="ce1">
            <text:p>-19536888327</text:p>
          </table:table-cell>
          <table:table-cell table:number-columns-repeated="16376"/>
        </table:table-row>
        <table:table-row table:style-name="ro1">
          <table:table-cell office:value-type="float" office:value="3897" table:style-name="ce1">
            <text:p>3897</text:p>
          </table:table-cell>
          <table:table-cell office:value-type="float" office:value="25.69" table:style-name="ce1">
            <text:p>25,69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6.75" table:formula="of:=[.B853]-[.$B$5]" table:style-name="ce2">
            <text:p>6,75</text:p>
          </table:table-cell>
          <table:table-cell office:value-type="float" office:value="5.6393199883767577" table:formula="of:=[.$D$2]*(1-EXP(-[.A853]/[.$D$1]))" table:style-name="ce1">
            <text:p>5,639319988</text:p>
          </table:table-cell>
          <table:table-cell office:value-type="float" office:value="1.1106800116232423" table:formula="of:=[.D853]-[.E853]" table:style-name="ce2">
            <text:p>1,11</text:p>
          </table:table-cell>
          <table:table-cell office:value-type="float" office:value="0.78596234612168236" table:formula="of:=1-EXP(-[.A853]/[.$D$1])" table:style-name="ce1">
            <text:p>0,785962346</text:p>
          </table:table-cell>
          <table:table-cell office:value-type="float" office:value="-19572540140.685711" table:formula="of:=([.$D$2]-[.$D$1]*[.$D$1])*[.A853]*[.G853]" table:style-name="ce1">
            <text:p>-19572540141</text:p>
          </table:table-cell>
          <table:table-cell table:number-columns-repeated="16376"/>
        </table:table-row>
        <table:table-row table:style-name="ro1">
          <table:table-cell office:value-type="float" office:value="3902" table:style-name="ce1">
            <text:p>3902</text:p>
          </table:table-cell>
          <table:table-cell office:value-type="float" office:value="25.69" table:style-name="ce1">
            <text:p>25,69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6.75" table:formula="of:=[.B854]-[.$B$5]" table:style-name="ce2">
            <text:p>6,75</text:p>
          </table:table-cell>
          <table:table-cell office:value-type="float" office:value="5.6423545641380803" table:formula="of:=[.$D$2]*(1-EXP(-[.A854]/[.$D$1]))" table:style-name="ce1">
            <text:p>5,642354564</text:p>
          </table:table-cell>
          <table:table-cell office:value-type="float" office:value="1.1076454358619197" table:formula="of:=[.D854]-[.E854]" table:style-name="ce2">
            <text:p>1,11</text:p>
          </table:table-cell>
          <table:table-cell office:value-type="float" office:value="0.78638528049848122" table:formula="of:=1-EXP(-[.A854]/[.$D$1])" table:style-name="ce1">
            <text:p>0,78638528</text:p>
          </table:table-cell>
          <table:table-cell office:value-type="float" office:value="-19608198155.253956" table:formula="of:=([.$D$2]-[.$D$1]*[.$D$1])*[.A854]*[.G854]" table:style-name="ce1">
            <text:p>-19608198155</text:p>
          </table:table-cell>
          <table:table-cell table:number-columns-repeated="16376"/>
        </table:table-row>
        <table:table-row table:style-name="ro1">
          <table:table-cell office:value-type="float" office:value="3906" table:style-name="ce1">
            <text:p>3906</text:p>
          </table:table-cell>
          <table:table-cell office:value-type="float" office:value="25.69" table:style-name="ce1">
            <text:p>25,69</text:p>
          </table:table-cell>
          <table:table-cell office:value-type="float" office:value="74.099999999999994" table:style-name="ce1">
            <text:p>74,1</text:p>
          </table:table-cell>
          <table:table-cell office:value-type="float" office:value="6.75" table:formula="of:=[.B855]-[.$B$5]" table:style-name="ce2">
            <text:p>6,75</text:p>
          </table:table-cell>
          <table:table-cell office:value-type="float" office:value="5.6447779068675557" table:formula="of:=[.$D$2]*(1-EXP(-[.A855]/[.$D$1]))" table:style-name="ce1">
            <text:p>5,644777907</text:p>
          </table:table-cell>
          <table:table-cell office:value-type="float" office:value="1.1052220931324443" table:formula="of:=[.D855]-[.E855]" table:style-name="ce2">
            <text:p>1,11</text:p>
          </table:table-cell>
          <table:table-cell office:value-type="float" office:value="0.78672302620914158" table:formula="of:=1-EXP(-[.A855]/[.$D$1])" table:style-name="ce1">
            <text:p>0,786723026</text:p>
          </table:table-cell>
          <table:table-cell office:value-type="float" office:value="-19636729005.117695" table:formula="of:=([.$D$2]-[.$D$1]*[.$D$1])*[.A855]*[.G855]" table:style-name="ce1">
            <text:p>-19636729005</text:p>
          </table:table-cell>
          <table:table-cell table:number-columns-repeated="16376"/>
        </table:table-row>
        <table:table-row table:style-name="ro1">
          <table:table-cell office:value-type="float" office:value="3911" table:style-name="ce1">
            <text:p>3911</text:p>
          </table:table-cell>
          <table:table-cell office:value-type="float" office:value="25.69" table:style-name="ce1">
            <text:p>25,69</text:p>
          </table:table-cell>
          <table:table-cell office:value-type="float" office:value="78.2" table:style-name="ce1">
            <text:p>78,2</text:p>
          </table:table-cell>
          <table:table-cell office:value-type="float" office:value="6.75" table:formula="of:=[.B856]-[.$B$5]" table:style-name="ce2">
            <text:p>6,75</text:p>
          </table:table-cell>
          <table:table-cell office:value-type="float" office:value="5.6478016978846357" table:formula="of:=[.$D$2]*(1-EXP(-[.A856]/[.$D$1]))" table:style-name="ce1">
            <text:p>5,647801698</text:p>
          </table:table-cell>
          <table:table-cell office:value-type="float" office:value="1.1021983021153643" table:formula="of:=[.D856]-[.E856]" table:style-name="ce2">
            <text:p>1,10</text:p>
          </table:table-cell>
          <table:table-cell office:value-type="float" office:value="0.78714445749640038" table:formula="of:=1-EXP(-[.A856]/[.$D$1])" table:style-name="ce1">
            <text:p>0,787144457</text:p>
          </table:table-cell>
          <table:table-cell office:value-type="float" office:value="-19672398082.58556" table:formula="of:=([.$D$2]-[.$D$1]*[.$D$1])*[.A856]*[.G856]" table:style-name="ce1">
            <text:p>-19672398083</text:p>
          </table:table-cell>
          <table:table-cell table:number-columns-repeated="16376"/>
        </table:table-row>
        <table:table-row table:style-name="ro1">
          <table:table-cell office:value-type="float" office:value="3915" table:style-name="ce1">
            <text:p>3915</text:p>
          </table:table-cell>
          <table:table-cell office:value-type="float" office:value="25.69" table:style-name="ce1">
            <text:p>25,69</text:p>
          </table:table-cell>
          <table:table-cell office:value-type="float" office:value="81.5" table:style-name="ce1">
            <text:p>81,5</text:p>
          </table:table-cell>
          <table:table-cell office:value-type="float" office:value="6.75" table:formula="of:=[.B857]-[.$B$5]" table:style-name="ce2">
            <text:p>6,75</text:p>
          </table:table-cell>
          <table:table-cell office:value-type="float" office:value="5.6502164281642653" table:formula="of:=[.$D$2]*(1-EXP(-[.A857]/[.$D$1]))" table:style-name="ce1">
            <text:p>5,650216428</text:p>
          </table:table-cell>
          <table:table-cell office:value-type="float" office:value="1.0997835718357347" table:formula="of:=[.D857]-[.E857]" table:style-name="ce2">
            <text:p>1,10</text:p>
          </table:table-cell>
          <table:table-cell office:value-type="float" office:value="0.78748100287416578" table:formula="of:=1-EXP(-[.A857]/[.$D$1])" table:style-name="ce1">
            <text:p>0,787481003</text:p>
          </table:table-cell>
          <table:table-cell office:value-type="float" office:value="-19700937732.508686" table:formula="of:=([.$D$2]-[.$D$1]*[.$D$1])*[.A857]*[.G857]" table:style-name="ce1">
            <text:p>-19700937733</text:p>
          </table:table-cell>
          <table:table-cell table:number-columns-repeated="16376"/>
        </table:table-row>
        <table:table-row table:style-name="ro1">
          <table:table-cell office:value-type="float" office:value="3920" table:style-name="ce1">
            <text:p>3920</text:p>
          </table:table-cell>
          <table:table-cell office:value-type="float" office:value="25.69" table:style-name="ce1">
            <text:p>25,69</text:p>
          </table:table-cell>
          <table:table-cell office:value-type="float" office:value="83.5" table:style-name="ce1">
            <text:p>83,5</text:p>
          </table:table-cell>
          <table:table-cell office:value-type="float" office:value="6.75" table:formula="of:=[.B858]-[.$B$5]" table:style-name="ce2">
            <text:p>6,75</text:p>
          </table:table-cell>
          <table:table-cell office:value-type="float" office:value="5.6532294727655925" table:formula="of:=[.$D$2]*(1-EXP(-[.A858]/[.$D$1]))" table:style-name="ce1">
            <text:p>5,653229473</text:p>
          </table:table-cell>
          <table:table-cell office:value-type="float" office:value="1.0967705272344075" table:formula="of:=[.D858]-[.E858]" table:style-name="ce2">
            <text:p>1,10</text:p>
          </table:table-cell>
          <table:table-cell office:value-type="float" office:value="0.78790093641379633" table:formula="of:=1-EXP(-[.A858]/[.$D$1])" table:style-name="ce1">
            <text:p>0,787900936</text:p>
          </table:table-cell>
          <table:table-cell office:value-type="float" office:value="-19736617747.420853" table:formula="of:=([.$D$2]-[.$D$1]*[.$D$1])*[.A858]*[.G858]" table:style-name="ce1">
            <text:p>-19736617747</text:p>
          </table:table-cell>
          <table:table-cell table:number-columns-repeated="16376"/>
        </table:table-row>
        <table:table-row table:style-name="ro1">
          <table:table-cell office:value-type="float" office:value="3924" table:style-name="ce1">
            <text:p>3924</text:p>
          </table:table-cell>
          <table:table-cell office:value-type="float" office:value="25.69" table:style-name="ce1">
            <text:p>25,69</text:p>
          </table:table-cell>
          <table:table-cell office:value-type="float" office:value="83.3" table:style-name="ce1">
            <text:p>83,3</text:p>
          </table:table-cell>
          <table:table-cell office:value-type="float" office:value="6.75" table:formula="of:=[.B859]-[.$B$5]" table:style-name="ce2">
            <text:p>6,75</text:p>
          </table:table-cell>
          <table:table-cell office:value-type="float" office:value="5.6556356212036283" table:formula="of:=[.$D$2]*(1-EXP(-[.A859]/[.$D$1]))" table:style-name="ce1">
            <text:p>5,655635621</text:p>
          </table:table-cell>
          <table:table-cell office:value-type="float" office:value="1.0943643787963717" table:formula="of:=[.D859]-[.E859]" table:style-name="ce2">
            <text:p>1,09</text:p>
          </table:table-cell>
          <table:table-cell office:value-type="float" office:value="0.78823628572459514" table:formula="of:=1-EXP(-[.A859]/[.$D$1])" table:style-name="ce1">
            <text:p>0,788236286</text:p>
          </table:table-cell>
          <table:table-cell office:value-type="float" office:value="-19765166097.340298" table:formula="of:=([.$D$2]-[.$D$1]*[.$D$1])*[.A859]*[.G859]" table:style-name="ce1">
            <text:p>-19765166097</text:p>
          </table:table-cell>
          <table:table-cell table:number-columns-repeated="16376"/>
        </table:table-row>
        <table:table-row table:style-name="ro1">
          <table:table-cell office:value-type="float" office:value="3929" table:style-name="ce1">
            <text:p>3929</text:p>
          </table:table-cell>
          <table:table-cell office:value-type="float" office:value="25.69" table:style-name="ce1">
            <text:p>25,69</text:p>
          </table:table-cell>
          <table:table-cell office:value-type="float" office:value="83.2" table:style-name="ce1">
            <text:p>83,2</text:p>
          </table:table-cell>
          <table:table-cell office:value-type="float" office:value="6.75" table:formula="of:=[.B860]-[.$B$5]" table:style-name="ce2">
            <text:p>6,75</text:p>
          </table:table-cell>
          <table:table-cell office:value-type="float" office:value="5.658637957581476" table:formula="of:=[.$D$2]*(1-EXP(-[.A860]/[.$D$1]))" table:style-name="ce1">
            <text:p>5,658637958</text:p>
          </table:table-cell>
          <table:table-cell office:value-type="float" office:value="1.091362042418524" table:formula="of:=[.D860]-[.E860]" table:style-name="ce2">
            <text:p>1,09</text:p>
          </table:table-cell>
          <table:table-cell office:value-type="float" office:value="0.78865472683952442" table:formula="of:=1-EXP(-[.A860]/[.$D$1])" table:style-name="ce1">
            <text:p>0,788654727</text:p>
          </table:table-cell>
          <table:table-cell office:value-type="float" office:value="-19800856924.993439" table:formula="of:=([.$D$2]-[.$D$1]*[.$D$1])*[.A860]*[.G860]" table:style-name="ce1">
            <text:p>-19800856925</text:p>
          </table:table-cell>
          <table:table-cell table:number-columns-repeated="16376"/>
        </table:table-row>
        <table:table-row table:style-name="ro1">
          <table:table-cell office:value-type="float" office:value="3934" table:style-name="ce1">
            <text:p>3934</text:p>
          </table:table-cell>
          <table:table-cell office:value-type="float" office:value="25.69" table:style-name="ce1">
            <text:p>25,69</text:p>
          </table:table-cell>
          <table:table-cell office:value-type="float" office:value="86.4" table:style-name="ce1">
            <text:p>86,4</text:p>
          </table:table-cell>
          <table:table-cell office:value-type="float" office:value="6.75" table:formula="of:=[.B861]-[.$B$5]" table:style-name="ce2">
            <text:p>6,75</text:p>
          </table:table-cell>
          <table:table-cell office:value-type="float" office:value="5.6616343613991305" table:formula="of:=[.$D$2]*(1-EXP(-[.A861]/[.$D$1]))" table:style-name="ce1">
            <text:p>5,661634361</text:p>
          </table:table-cell>
          <table:table-cell office:value-type="float" office:value="1.0883656386008695" table:formula="of:=[.D861]-[.E861]" table:style-name="ce2">
            <text:p>1,09</text:p>
          </table:table-cell>
          <table:table-cell office:value-type="float" office:value="0.78907234112268376" table:formula="of:=1-EXP(-[.A861]/[.$D$1])" table:style-name="ce1">
            <text:p>0,789072341</text:p>
          </table:table-cell>
          <table:table-cell office:value-type="float" office:value="-19836553706.116306" table:formula="of:=([.$D$2]-[.$D$1]*[.$D$1])*[.A861]*[.G861]" table:style-name="ce1">
            <text:p>-19836553706</text:p>
          </table:table-cell>
          <table:table-cell table:number-columns-repeated="16376"/>
        </table:table-row>
        <table:table-row table:style-name="ro1">
          <table:table-cell office:value-type="float" office:value="3938" table:style-name="ce1">
            <text:p>3938</text:p>
          </table:table-cell>
          <table:table-cell office:value-type="float" office:value="25.69" table:style-name="ce1">
            <text:p>25,69</text:p>
          </table:table-cell>
          <table:table-cell office:value-type="float" office:value="88.5" table:style-name="ce1">
            <text:p>88,5</text:p>
          </table:table-cell>
          <table:table-cell office:value-type="float" office:value="6.75" table:formula="of:=[.B862]-[.$B$5]" table:style-name="ce2">
            <text:p>6,75</text:p>
          </table:table-cell>
          <table:table-cell office:value-type="float" office:value="5.6640272208883014" table:formula="of:=[.$D$2]*(1-EXP(-[.A862]/[.$D$1]))" table:style-name="ce1">
            <text:p>5,664027221</text:p>
          </table:table-cell>
          <table:table-cell office:value-type="float" office:value="1.0859727791116986" table:formula="of:=[.D862]-[.E862]" table:style-name="ce2">
            <text:p>1,09</text:p>
          </table:table-cell>
          <table:table-cell office:value-type="float" office:value="0.78940583832836175" table:formula="of:=1-EXP(-[.A862]/[.$D$1])" table:style-name="ce1">
            <text:p>0,789405838</text:p>
          </table:table-cell>
          <table:table-cell office:value-type="float" office:value="-19865115391.885239" table:formula="of:=([.$D$2]-[.$D$1]*[.$D$1])*[.A862]*[.G862]" table:style-name="ce1">
            <text:p>-19865115392</text:p>
          </table:table-cell>
          <table:table-cell table:number-columns-repeated="16376"/>
        </table:table-row>
        <table:table-row table:style-name="ro1">
          <table:table-cell office:value-type="float" office:value="3943" table:style-name="ce1">
            <text:p>3943</text:p>
          </table:table-cell>
          <table:table-cell office:value-type="float" office:value="25.69" table:style-name="ce1">
            <text:p>25,69</text:p>
          </table:table-cell>
          <table:table-cell office:value-type="float" office:value="81.3" table:style-name="ce1">
            <text:p>81,3</text:p>
          </table:table-cell>
          <table:table-cell office:value-type="float" office:value="6.75" table:formula="of:=[.B863]-[.$B$5]" table:style-name="ce2">
            <text:p>6,75</text:p>
          </table:table-cell>
          <table:table-cell office:value-type="float" office:value="5.6670129756230647" table:formula="of:=[.$D$2]*(1-EXP(-[.A863]/[.$D$1]))" table:style-name="ce1">
            <text:p>5,667012976</text:p>
          </table:table-cell>
          <table:table-cell office:value-type="float" office:value="1.0829870243769353" table:formula="of:=[.D863]-[.E863]" table:style-name="ce2">
            <text:p>1,08</text:p>
          </table:table-cell>
          <table:table-cell office:value-type="float" office:value="0.78982196842935193" table:formula="of:=1-EXP(-[.A863]/[.$D$1])" table:style-name="ce1">
            <text:p>0,789821968</text:p>
          </table:table-cell>
          <table:table-cell office:value-type="float" office:value="-19900822793.251976" table:formula="of:=([.$D$2]-[.$D$1]*[.$D$1])*[.A863]*[.G863]" table:style-name="ce1">
            <text:p>-19900822793</text:p>
          </table:table-cell>
          <table:table-cell table:number-columns-repeated="16376"/>
        </table:table-row>
        <table:table-row table:style-name="ro1">
          <table:table-cell office:value-type="float" office:value="3947" table:style-name="ce1">
            <text:p>3947</text:p>
          </table:table-cell>
          <table:table-cell office:value-type="float" office:value="25.69" table:style-name="ce1">
            <text:p>25,69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6.75" table:formula="of:=[.B864]-[.$B$5]" table:style-name="ce2">
            <text:p>6,75</text:p>
          </table:table-cell>
          <table:table-cell office:value-type="float" office:value="5.6693973309984385" table:formula="of:=[.$D$2]*(1-EXP(-[.A864]/[.$D$1]))" table:style-name="ce1">
            <text:p>5,669397331</text:p>
          </table:table-cell>
          <table:table-cell office:value-type="float" office:value="1.0806026690015615" table:formula="of:=[.D864]-[.E864]" table:style-name="ce2">
            <text:p>1,08</text:p>
          </table:table-cell>
          <table:table-cell office:value-type="float" office:value="0.79015428040112845" table:formula="of:=1-EXP(-[.A864]/[.$D$1])" table:style-name="ce1">
            <text:p>0,79015428</text:p>
          </table:table-cell>
          <table:table-cell office:value-type="float" office:value="-19929392926.019768" table:formula="of:=([.$D$2]-[.$D$1]*[.$D$1])*[.A864]*[.G864]" table:style-name="ce1">
            <text:p>-19929392926</text:p>
          </table:table-cell>
          <table:table-cell table:number-columns-repeated="16376"/>
        </table:table-row>
        <table:table-row table:style-name="ro1">
          <table:table-cell office:value-type="float" office:value="3952" table:style-name="ce1">
            <text:p>3952</text:p>
          </table:table-cell>
          <table:table-cell office:value-type="float" office:value="25.69" table:style-name="ce1">
            <text:p>25,69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6.75" table:formula="of:=[.B865]-[.$B$5]" table:style-name="ce2">
            <text:p>6,75</text:p>
          </table:table-cell>
          <table:table-cell office:value-type="float" office:value="5.672372474496667" table:formula="of:=[.$D$2]*(1-EXP(-[.A865]/[.$D$1]))" table:style-name="ce1">
            <text:p>5,672372474</text:p>
          </table:table-cell>
          <table:table-cell office:value-type="float" office:value="1.077627525503333" table:formula="of:=[.D865]-[.E865]" table:style-name="ce2">
            <text:p>1,08</text:p>
          </table:table-cell>
          <table:table-cell office:value-type="float" office:value="0.79056893159466524" table:formula="of:=1-EXP(-[.A865]/[.$D$1])" table:style-name="ce1">
            <text:p>0,790568932</text:p>
          </table:table-cell>
          <table:table-cell office:value-type="float" office:value="-19965110824.83176" table:formula="of:=([.$D$2]-[.$D$1]*[.$D$1])*[.A865]*[.G865]" table:style-name="ce1">
            <text:p>-19965110825</text:p>
          </table:table-cell>
          <table:table-cell table:number-columns-repeated="16376"/>
        </table:table-row>
        <table:table-row table:style-name="ro1">
          <table:table-cell office:value-type="float" office:value="3956" table:style-name="ce1">
            <text:p>3956</text:p>
          </table:table-cell>
          <table:table-cell office:value-type="float" office:value="25.69" table:style-name="ce1">
            <text:p>25,69</text:p>
          </table:table-cell>
          <table:table-cell office:value-type="float" office:value="73.7" table:style-name="ce1">
            <text:p>73,7</text:p>
          </table:table-cell>
          <table:table-cell office:value-type="float" office:value="6.75" table:formula="of:=[.B866]-[.$B$5]" table:style-name="ce2">
            <text:p>6,75</text:p>
          </table:table-cell>
          <table:table-cell office:value-type="float" office:value="5.6747483559814755" table:formula="of:=[.$D$2]*(1-EXP(-[.A866]/[.$D$1]))" table:style-name="ce1">
            <text:p>5,674748356</text:p>
          </table:table-cell>
          <table:table-cell office:value-type="float" office:value="1.0752516440185245" table:formula="of:=[.D866]-[.E866]" table:style-name="ce2">
            <text:p>1,08</text:p>
          </table:table-cell>
          <table:table-cell office:value-type="float" office:value="0.79090006254480749" table:formula="of:=1-EXP(-[.A866]/[.$D$1])" table:style-name="ce1">
            <text:p>0,790900063</text:p>
          </table:table-cell>
          <table:table-cell office:value-type="float" office:value="-19993689306.655376" table:formula="of:=([.$D$2]-[.$D$1]*[.$D$1])*[.A866]*[.G866]" table:style-name="ce1">
            <text:p>-19993689307</text:p>
          </table:table-cell>
          <table:table-cell table:number-columns-repeated="16376"/>
        </table:table-row>
        <table:table-row table:style-name="ro1">
          <table:table-cell office:value-type="float" office:value="3961" table:style-name="ce1">
            <text:p>3961</text:p>
          </table:table-cell>
          <table:table-cell office:value-type="float" office:value="25.69" table:style-name="ce1">
            <text:p>25,69</text:p>
          </table:table-cell>
          <table:table-cell office:value-type="float" office:value="73.2" table:style-name="ce1">
            <text:p>73,2</text:p>
          </table:table-cell>
          <table:table-cell office:value-type="float" office:value="6.75" table:formula="of:=[.B867]-[.$B$5]" table:style-name="ce2">
            <text:p>6,75</text:p>
          </table:table-cell>
          <table:table-cell office:value-type="float" office:value="5.6777129259550208" table:formula="of:=[.$D$2]*(1-EXP(-[.A867]/[.$D$1]))" table:style-name="ce1">
            <text:p>5,677712926</text:p>
          </table:table-cell>
          <table:table-cell office:value-type="float" office:value="1.0722870740449792" table:formula="of:=[.D867]-[.E867]" table:style-name="ce2">
            <text:p>1,07</text:p>
          </table:table-cell>
          <table:table-cell office:value-type="float" office:value="0.79131324008686077" table:formula="of:=1-EXP(-[.A867]/[.$D$1])" table:style-name="ce1">
            <text:p>0,79131324</text:p>
          </table:table-cell>
          <table:table-cell office:value-type="float" office:value="-20029417580.852722" table:formula="of:=([.$D$2]-[.$D$1]*[.$D$1])*[.A867]*[.G867]" table:style-name="ce1">
            <text:p>-20029417581</text:p>
          </table:table-cell>
          <table:table-cell table:number-columns-repeated="16376"/>
        </table:table-row>
        <table:table-row table:style-name="ro1">
          <table:table-cell office:value-type="float" office:value="3966" table:style-name="ce1">
            <text:p>3966</text:p>
          </table:table-cell>
          <table:table-cell office:value-type="float" office:value="25.69" table:style-name="ce1">
            <text:p>25,69</text:p>
          </table:table-cell>
          <table:table-cell office:value-type="float" office:value="72.8" table:style-name="ce1">
            <text:p>72,8</text:p>
          </table:table-cell>
          <table:table-cell office:value-type="float" office:value="6.75" table:formula="of:=[.B868]-[.$B$5]" table:style-name="ce2">
            <text:p>6,75</text:p>
          </table:table-cell>
          <table:table-cell office:value-type="float" office:value="5.6806716379940791" table:formula="of:=[.$D$2]*(1-EXP(-[.A868]/[.$D$1]))" table:style-name="ce1">
            <text:p>5,680671638</text:p>
          </table:table-cell>
          <table:table-cell office:value-type="float" office:value="1.0693283620059209" table:formula="of:=[.D868]-[.E868]" table:style-name="ce2">
            <text:p>1,07</text:p>
          </table:table-cell>
          <table:table-cell office:value-type="float" office:value="0.79172560119786528" table:formula="of:=1-EXP(-[.A868]/[.$D$1])" table:style-name="ce1">
            <text:p>0,791725601</text:p>
          </table:table-cell>
          <table:table-cell office:value-type="float" office:value="-20065151566.681797" table:formula="of:=([.$D$2]-[.$D$1]*[.$D$1])*[.A868]*[.G868]" table:style-name="ce1">
            <text:p>-20065151567</text:p>
          </table:table-cell>
          <table:table-cell table:number-columns-repeated="16376"/>
        </table:table-row>
        <table:table-row table:style-name="ro1">
          <table:table-cell office:value-type="float" office:value="3970" table:style-name="ce1">
            <text:p>3970</text:p>
          </table:table-cell>
          <table:table-cell office:value-type="float" office:value="25.69" table:style-name="ce1">
            <text:p>25,69</text:p>
          </table:table-cell>
          <table:table-cell office:value-type="float" office:value="73.2" table:style-name="ce1">
            <text:p>73,2</text:p>
          </table:table-cell>
          <table:table-cell office:value-type="float" office:value="6.75" table:formula="of:=[.B869]-[.$B$5]" table:style-name="ce2">
            <text:p>6,75</text:p>
          </table:table-cell>
          <table:table-cell office:value-type="float" office:value="5.6830343976917774" table:formula="of:=[.$D$2]*(1-EXP(-[.A869]/[.$D$1]))" table:style-name="ce1">
            <text:p>5,683034398</text:p>
          </table:table-cell>
          <table:table-cell office:value-type="float" office:value="1.0669656023082226" table:formula="of:=[.D869]-[.E869]" table:style-name="ce2">
            <text:p>1,07</text:p>
          </table:table-cell>
          <table:table-cell office:value-type="float" office:value="0.79205490334052642" table:formula="of:=1-EXP(-[.A869]/[.$D$1])" table:style-name="ce1">
            <text:p>0,792054903</text:p>
          </table:table-cell>
          <table:table-cell office:value-type="float" office:value="-20093742842.636417" table:formula="of:=([.$D$2]-[.$D$1]*[.$D$1])*[.A869]*[.G869]" table:style-name="ce1">
            <text:p>-20093742843</text:p>
          </table:table-cell>
          <table:table-cell table:number-columns-repeated="16376"/>
        </table:table-row>
        <table:table-row table:style-name="ro1">
          <table:table-cell office:value-type="float" office:value="3975" table:style-name="ce1">
            <text:p>3975</text:p>
          </table:table-cell>
          <table:table-cell office:value-type="float" office:value="25.69" table:style-name="ce1">
            <text:p>25,69</text:p>
          </table:table-cell>
          <table:table-cell office:value-type="float" office:value="72.2" table:style-name="ce1">
            <text:p>72,2</text:p>
          </table:table-cell>
          <table:table-cell office:value-type="float" office:value="6.75" table:formula="of:=[.B870]-[.$B$5]" table:style-name="ce2">
            <text:p>6,75</text:p>
          </table:table-cell>
          <table:table-cell office:value-type="float" office:value="5.6859825946028097" table:formula="of:=[.$D$2]*(1-EXP(-[.A870]/[.$D$1]))" table:style-name="ce1">
            <text:p>5,685982595</text:p>
          </table:table-cell>
          <table:table-cell office:value-type="float" office:value="1.0640174053971903" table:formula="of:=[.D870]-[.E870]" table:style-name="ce2">
            <text:p>1,06</text:p>
          </table:table-cell>
          <table:table-cell office:value-type="float" office:value="0.79246579893889635" table:formula="of:=1-EXP(-[.A870]/[.$D$1])" table:style-name="ce1">
            <text:p>0,792465799</text:p>
          </table:table-cell>
          <table:table-cell office:value-type="float" office:value="-20129487015.439442" table:formula="of:=([.$D$2]-[.$D$1]*[.$D$1])*[.A870]*[.G870]" table:style-name="ce1">
            <text:p>-20129487015</text:p>
          </table:table-cell>
          <table:table-cell table:number-columns-repeated="16376"/>
        </table:table-row>
        <table:table-row table:style-name="ro1">
          <table:table-cell office:value-type="float" office:value="3979" table:style-name="ce1">
            <text:p>3979</text:p>
          </table:table-cell>
          <table:table-cell office:value-type="float" office:value="25.69" table:style-name="ce1">
            <text:p>25,69</text:p>
          </table:table-cell>
          <table:table-cell office:value-type="float" office:value="74.3" table:style-name="ce1">
            <text:p>74,3</text:p>
          </table:table-cell>
          <table:table-cell office:value-type="float" office:value="6.75" table:formula="of:=[.B871]-[.$B$5]" table:style-name="ce2">
            <text:p>6,75</text:p>
          </table:table-cell>
          <table:table-cell office:value-type="float" office:value="5.6883369571599998" table:formula="of:=[.$D$2]*(1-EXP(-[.A871]/[.$D$1]))" table:style-name="ce1">
            <text:p>5,688336957</text:p>
          </table:table-cell>
          <table:table-cell office:value-type="float" office:value="1.0616630428400002" table:formula="of:=[.D871]-[.E871]" table:style-name="ce2">
            <text:p>1,06</text:p>
          </table:table-cell>
          <table:table-cell office:value-type="float" office:value="0.79279393075671911" table:formula="of:=1-EXP(-[.A871]/[.$D$1])" table:style-name="ce1">
            <text:p>0,792793931</text:p>
          </table:table-cell>
          <table:table-cell office:value-type="float" office:value="-20158086392.822227" table:formula="of:=([.$D$2]-[.$D$1]*[.$D$1])*[.A871]*[.G871]" table:style-name="ce1">
            <text:p>-20158086393</text:p>
          </table:table-cell>
          <table:table-cell table:number-columns-repeated="16376"/>
        </table:table-row>
        <table:table-row table:style-name="ro1">
          <table:table-cell office:value-type="float" office:value="3984" table:style-name="ce1">
            <text:p>3984</text:p>
          </table:table-cell>
          <table:table-cell office:value-type="float" office:value="25.69" table:style-name="ce1">
            <text:p>25,69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6.75" table:formula="of:=[.B872]-[.$B$5]" table:style-name="ce2">
            <text:p>6,75</text:p>
          </table:table-cell>
          <table:table-cell office:value-type="float" office:value="5.6912746763132951" table:formula="of:=[.$D$2]*(1-EXP(-[.A872]/[.$D$1]))" table:style-name="ce1">
            <text:p>5,691274676</text:p>
          </table:table-cell>
          <table:table-cell office:value-type="float" office:value="1.0587253236867049" table:formula="of:=[.D872]-[.E872]" table:style-name="ce2">
            <text:p>1,06</text:p>
          </table:table-cell>
          <table:table-cell office:value-type="float" office:value="0.79320336605082009" table:formula="of:=1-EXP(-[.A872]/[.$D$1])" table:style-name="ce1">
            <text:p>0,793203366</text:p>
          </table:table-cell>
          <table:table-cell office:value-type="float" office:value="-20193840632.410328" table:formula="of:=([.$D$2]-[.$D$1]*[.$D$1])*[.A872]*[.G872]" table:style-name="ce1">
            <text:p>-20193840632</text:p>
          </table:table-cell>
          <table:table-cell table:number-columns-repeated="16376"/>
        </table:table-row>
        <table:table-row table:style-name="ro1">
          <table:table-cell office:value-type="float" office:value="3988" table:style-name="ce1">
            <text:p>3988</text:p>
          </table:table-cell>
          <table:table-cell office:value-type="float" office:value="25.69" table:style-name="ce1">
            <text:p>25,69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6.75" table:formula="of:=[.B873]-[.$B$5]" table:style-name="ce2">
            <text:p>6,75</text:p>
          </table:table-cell>
          <table:table-cell office:value-type="float" office:value="5.6936206715730329" table:formula="of:=[.$D$2]*(1-EXP(-[.A873]/[.$D$1]))" table:style-name="ce1">
            <text:p>5,693620672</text:p>
          </table:table-cell>
          <table:table-cell office:value-type="float" office:value="1.0563793284269671" table:formula="of:=[.D873]-[.E873]" table:style-name="ce2">
            <text:p>1,06</text:p>
          </table:table-cell>
          <table:table-cell office:value-type="float" office:value="0.79353033170308573" table:formula="of:=1-EXP(-[.A873]/[.$D$1])" table:style-name="ce1">
            <text:p>0,793530332</text:p>
          </table:table-cell>
          <table:table-cell office:value-type="float" office:value="-20222448015.360806" table:formula="of:=([.$D$2]-[.$D$1]*[.$D$1])*[.A873]*[.G873]" table:style-name="ce1">
            <text:p>-20222448015</text:p>
          </table:table-cell>
          <table:table-cell table:number-columns-repeated="16376"/>
        </table:table-row>
        <table:table-row table:style-name="ro1">
          <table:table-cell office:value-type="float" office:value="3993" table:style-name="ce1">
            <text:p>3993</text:p>
          </table:table-cell>
          <table:table-cell office:value-type="float" office:value="25.69" table:style-name="ce1">
            <text:p>25,69</text:p>
          </table:table-cell>
          <table:table-cell office:value-type="float" office:value="82.8" table:style-name="ce1">
            <text:p>82,8</text:p>
          </table:table-cell>
          <table:table-cell office:value-type="float" office:value="6.75" table:formula="of:=[.B874]-[.$B$5]" table:style-name="ce2">
            <text:p>6,75</text:p>
          </table:table-cell>
          <table:table-cell office:value-type="float" office:value="5.6965479502060647" table:formula="of:=[.$D$2]*(1-EXP(-[.A874]/[.$D$1]))" table:style-name="ce1">
            <text:p>5,69654795</text:p>
          </table:table-cell>
          <table:table-cell office:value-type="float" office:value="1.0534520497939353" table:formula="of:=[.D874]-[.E874]" table:style-name="ce2">
            <text:p>1,05</text:p>
          </table:table-cell>
          <table:table-cell office:value-type="float" office:value="0.79393831188277253" table:formula="of:=1-EXP(-[.A874]/[.$D$1])" table:style-name="ce1">
            <text:p>0,793938312</text:p>
          </table:table-cell>
          <table:table-cell office:value-type="float" office:value="-20258212202.270714" table:formula="of:=([.$D$2]-[.$D$1]*[.$D$1])*[.A874]*[.G874]" table:style-name="ce1">
            <text:p>-20258212202</text:p>
          </table:table-cell>
          <table:table-cell table:number-columns-repeated="16376"/>
        </table:table-row>
        <table:table-row table:style-name="ro1">
          <table:table-cell office:value-type="float" office:value="3998" table:style-name="ce1">
            <text:p>3998</text:p>
          </table:table-cell>
          <table:table-cell office:value-type="float" office:value="25.69" table:style-name="ce1">
            <text:p>25,69</text:p>
          </table:table-cell>
          <table:table-cell office:value-type="float" office:value="87.2" table:style-name="ce1">
            <text:p>87,2</text:p>
          </table:table-cell>
          <table:table-cell office:value-type="float" office:value="6.75" table:formula="of:=[.B875]-[.$B$5]" table:style-name="ce2">
            <text:p>6,75</text:p>
          </table:table-cell>
          <table:table-cell office:value-type="float" office:value="5.6994694445915961" table:formula="of:=[.$D$2]*(1-EXP(-[.A875]/[.$D$1]))" table:style-name="ce1">
            <text:p>5,699469445</text:p>
          </table:table-cell>
          <table:table-cell office:value-type="float" office:value="1.0505305554084039" table:formula="of:=[.D875]-[.E875]" table:style-name="ce2">
            <text:p>1,05</text:p>
          </table:table-cell>
          <table:table-cell office:value-type="float" office:value="0.79434548590130072" table:formula="of:=1-EXP(-[.A875]/[.$D$1])" table:style-name="ce1">
            <text:p>0,794345486</text:p>
          </table:table-cell>
          <table:table-cell office:value-type="float" office:value="-20293981864.116486" table:formula="of:=([.$D$2]-[.$D$1]*[.$D$1])*[.A875]*[.G875]" table:style-name="ce1">
            <text:p>-20293981864</text:p>
          </table:table-cell>
          <table:table-cell table:number-columns-repeated="16376"/>
        </table:table-row>
        <table:table-row table:style-name="ro1">
          <table:table-cell office:value-type="float" office:value="4002" table:style-name="ce1">
            <text:p>4002</text:p>
          </table:table-cell>
          <table:table-cell office:value-type="float" office:value="25.69" table:style-name="ce1">
            <text:p>25,69</text:p>
          </table:table-cell>
          <table:table-cell office:value-type="float" office:value="87.9" table:style-name="ce1">
            <text:p>87,9</text:p>
          </table:table-cell>
          <table:table-cell office:value-type="float" office:value="6.75" table:formula="of:=[.B876]-[.$B$5]" table:style-name="ce2">
            <text:p>6,75</text:p>
          </table:table-cell>
          <table:table-cell office:value-type="float" office:value="5.7018024831232479" table:formula="of:=[.$D$2]*(1-EXP(-[.A876]/[.$D$1]))" table:style-name="ce1">
            <text:p>5,701802483</text:p>
          </table:table-cell>
          <table:table-cell office:value-type="float" office:value="1.0481975168767521" table:formula="of:=[.D876]-[.E876]" table:style-name="ce2">
            <text:p>1,05</text:p>
          </table:table-cell>
          <table:table-cell office:value-type="float" office:value="0.79467064575066348" table:formula="of:=1-EXP(-[.A876]/[.$D$1])" table:style-name="ce1">
            <text:p>0,794670646</text:p>
          </table:table-cell>
          <table:table-cell office:value-type="float" office:value="-20322601510.997887" table:formula="of:=([.$D$2]-[.$D$1]*[.$D$1])*[.A876]*[.G876]" table:style-name="ce1">
            <text:p>-20322601511</text:p>
          </table:table-cell>
          <table:table-cell table:number-columns-repeated="16376"/>
        </table:table-row>
        <table:table-row table:style-name="ro1">
          <table:table-cell office:value-type="float" office:value="4007" table:style-name="ce1">
            <text:p>4007</text:p>
          </table:table-cell>
          <table:table-cell office:value-type="float" office:value="25.69" table:style-name="ce1">
            <text:p>25,69</text:p>
          </table:table-cell>
          <table:table-cell office:value-type="float" office:value="82.2" table:style-name="ce1">
            <text:p>82,2</text:p>
          </table:table-cell>
          <table:table-cell office:value-type="float" office:value="6.75" table:formula="of:=[.B877]-[.$B$5]" table:style-name="ce2">
            <text:p>6,75</text:p>
          </table:table-cell>
          <table:table-cell office:value-type="float" office:value="5.7047135946506025" table:formula="of:=[.$D$2]*(1-EXP(-[.A877]/[.$D$1]))" table:style-name="ce1">
            <text:p>5,704713595</text:p>
          </table:table-cell>
          <table:table-cell office:value-type="float" office:value="1.0452864053493975" table:formula="of:=[.D877]-[.E877]" table:style-name="ce2">
            <text:p>1,05</text:p>
          </table:table-cell>
          <table:table-cell office:value-type="float" office:value="0.79507637269124809" table:formula="of:=1-EXP(-[.A877]/[.$D$1])" table:style-name="ce1">
            <text:p>0,795076373</text:p>
          </table:table-cell>
          <table:table-cell office:value-type="float" office:value="-20358380935.767452" table:formula="of:=([.$D$2]-[.$D$1]*[.$D$1])*[.A877]*[.G877]" table:style-name="ce1">
            <text:p>-20358380936</text:p>
          </table:table-cell>
          <table:table-cell table:number-columns-repeated="16376"/>
        </table:table-row>
        <table:table-row table:style-name="ro1">
          <table:table-cell office:value-type="float" office:value="4011" table:style-name="ce1">
            <text:p>4011</text:p>
          </table:table-cell>
          <table:table-cell office:value-type="float" office:value="25.69" table:style-name="ce1">
            <text:p>25,69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6.75" table:formula="of:=[.B878]-[.$B$5]" table:style-name="ce2">
            <text:p>6,75</text:p>
          </table:table-cell>
          <table:table-cell office:value-type="float" office:value="5.7070383416694188" table:formula="of:=[.$D$2]*(1-EXP(-[.A878]/[.$D$1]))" table:style-name="ce1">
            <text:p>5,707038342</text:p>
          </table:table-cell>
          <table:table-cell office:value-type="float" office:value="1.0429616583305812" table:formula="of:=[.D878]-[.E878]" table:style-name="ce2">
            <text:p>1,04</text:p>
          </table:table-cell>
          <table:table-cell office:value-type="float" office:value="0.79540037693729448" table:formula="of:=1-EXP(-[.A878]/[.$D$1])" table:style-name="ce1">
            <text:p>0,795400377</text:p>
          </table:table-cell>
          <table:table-cell office:value-type="float" office:value="-20387008345.863632" table:formula="of:=([.$D$2]-[.$D$1]*[.$D$1])*[.A878]*[.G878]" table:style-name="ce1">
            <text:p>-20387008346</text:p>
          </table:table-cell>
          <table:table-cell table:number-columns-repeated="16376"/>
        </table:table-row>
        <table:table-row table:style-name="ro1">
          <table:table-cell office:value-type="float" office:value="4016" table:style-name="ce1">
            <text:p>4016</text:p>
          </table:table-cell>
          <table:table-cell office:value-type="float" office:value="25.69" table:style-name="ce1">
            <text:p>25,69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6.75" table:formula="of:=[.B879]-[.$B$5]" table:style-name="ce2">
            <text:p>6,75</text:p>
          </table:table-cell>
          <table:table-cell office:value-type="float" office:value="5.7099391072388022" table:formula="of:=[.$D$2]*(1-EXP(-[.A879]/[.$D$1]))" table:style-name="ce1">
            <text:p>5,709939107</text:p>
          </table:table-cell>
          <table:table-cell office:value-type="float" office:value="1.0400608927611978" table:formula="of:=[.D879]-[.E879]" table:style-name="ce2">
            <text:p>1,04</text:p>
          </table:table-cell>
          <table:table-cell office:value-type="float" office:value="0.79580466194278465" table:formula="of:=1-EXP(-[.A879]/[.$D$1])" table:style-name="ce1">
            <text:p>0,795804662</text:p>
          </table:table-cell>
          <table:table-cell office:value-type="float" office:value="-20422797415.931606" table:formula="of:=([.$D$2]-[.$D$1]*[.$D$1])*[.A879]*[.G879]" table:style-name="ce1">
            <text:p>-20422797416</text:p>
          </table:table-cell>
          <table:table-cell table:number-columns-repeated="16376"/>
        </table:table-row>
        <table:table-row table:style-name="ro1">
          <table:table-cell office:value-type="float" office:value="4021" table:style-name="ce1">
            <text:p>4021</text:p>
          </table:table-cell>
          <table:table-cell office:value-type="float" office:value="25.69" table:style-name="ce1">
            <text:p>25,69</text:p>
          </table:table-cell>
          <table:table-cell office:value-type="float" office:value="72" table:style-name="ce1">
            <text:p>72</text:p>
          </table:table-cell>
          <table:table-cell office:value-type="float" office:value="6.75" table:formula="of:=[.B880]-[.$B$5]" table:style-name="ce2">
            <text:p>6,75</text:p>
          </table:table-cell>
          <table:table-cell office:value-type="float" office:value="5.712834140950001" table:formula="of:=[.$D$2]*(1-EXP(-[.A880]/[.$D$1]))" table:style-name="ce1">
            <text:p>5,712834141</text:p>
          </table:table-cell>
          <table:table-cell office:value-type="float" office:value="1.037165859049999" table:formula="of:=[.D880]-[.E880]" table:style-name="ce2">
            <text:p>1,04</text:p>
          </table:table-cell>
          <table:table-cell office:value-type="float" office:value="0.79620814808871088" table:formula="of:=1-EXP(-[.A880]/[.$D$1])" table:style-name="ce1">
            <text:p>0,796208148</text:p>
          </table:table-cell>
          <table:table-cell office:value-type="float" office:value="-20458591793.935417" table:formula="of:=([.$D$2]-[.$D$1]*[.$D$1])*[.A880]*[.G880]" table:style-name="ce1">
            <text:p>-20458591794</text:p>
          </table:table-cell>
          <table:table-cell table:number-columns-repeated="16376"/>
        </table:table-row>
        <table:table-row table:style-name="ro1">
          <table:table-cell office:value-type="float" office:value="4025" table:style-name="ce1">
            <text:p>4025</text:p>
          </table:table-cell>
          <table:table-cell office:value-type="float" office:value="25.69" table:style-name="ce1">
            <text:p>25,69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6.75" table:formula="of:=[.B881]-[.$B$5]" table:style-name="ce2">
            <text:p>6,75</text:p>
          </table:table-cell>
          <table:table-cell office:value-type="float" office:value="5.7151460485929206" table:formula="of:=[.$D$2]*(1-EXP(-[.A881]/[.$D$1]))" table:style-name="ce1">
            <text:p>5,715146049</text:p>
          </table:table-cell>
          <table:table-cell office:value-type="float" office:value="1.0348539514070794" table:formula="of:=[.D881]-[.E881]" table:style-name="ce2">
            <text:p>1,03</text:p>
          </table:table-cell>
          <table:table-cell office:value-type="float" office:value="0.79653036288744383" table:formula="of:=1-EXP(-[.A881]/[.$D$1])" table:style-name="ce1">
            <text:p>0,796530363</text:p>
          </table:table-cell>
          <table:table-cell office:value-type="float" office:value="-20487231093.881493" table:formula="of:=([.$D$2]-[.$D$1]*[.$D$1])*[.A881]*[.G881]" table:style-name="ce1">
            <text:p>-20487231094</text:p>
          </table:table-cell>
          <table:table-cell table:number-columns-repeated="16376"/>
        </table:table-row>
        <table:table-row table:style-name="ro1">
          <table:table-cell office:value-type="float" office:value="4030" table:style-name="ce1">
            <text:p>4030</text:p>
          </table:table-cell>
          <table:table-cell office:value-type="float" office:value="25.69" table:style-name="ce1">
            <text:p>25,69</text:p>
          </table:table-cell>
          <table:table-cell office:value-type="float" office:value="78.7" table:style-name="ce1">
            <text:p>78,7</text:p>
          </table:table-cell>
          <table:table-cell office:value-type="float" office:value="6.75" table:formula="of:=[.B882]-[.$B$5]" table:style-name="ce2">
            <text:p>6,75</text:p>
          </table:table-cell>
          <table:table-cell office:value-type="float" office:value="5.7180307934859762" table:formula="of:=[.$D$2]*(1-EXP(-[.A882]/[.$D$1]))" table:style-name="ce1">
            <text:p>5,718030793</text:p>
          </table:table-cell>
          <table:table-cell office:value-type="float" office:value="1.0319692065140238" table:formula="of:=[.D882]-[.E882]" table:style-name="ce2">
            <text:p>1,03</text:p>
          </table:table-cell>
          <table:table-cell office:value-type="float" office:value="0.79693241506195811" table:formula="of:=1-EXP(-[.A882]/[.$D$1])" table:style-name="ce1">
            <text:p>0,796932415</text:p>
          </table:table-cell>
          <table:table-cell office:value-type="float" office:value="-20523034935.626297" table:formula="of:=([.$D$2]-[.$D$1]*[.$D$1])*[.A882]*[.G882]" table:style-name="ce1">
            <text:p>-20523034936</text:p>
          </table:table-cell>
          <table:table-cell table:number-columns-repeated="16376"/>
        </table:table-row>
        <table:table-row table:style-name="ro1">
          <table:table-cell office:value-type="float" office:value="4034" table:style-name="ce1">
            <text:p>4034</text:p>
          </table:table-cell>
          <table:table-cell office:value-type="float" office:value="25.69" table:style-name="ce1">
            <text:p>25,69</text:p>
          </table:table-cell>
          <table:table-cell office:value-type="float" office:value="80.8" table:style-name="ce1">
            <text:p>80,8</text:p>
          </table:table-cell>
          <table:table-cell office:value-type="float" office:value="6.75" table:formula="of:=[.B883]-[.$B$5]" table:style-name="ce2">
            <text:p>6,75</text:p>
          </table:table-cell>
          <table:table-cell office:value-type="float" office:value="5.7203344847142779" table:formula="of:=[.$D$2]*(1-EXP(-[.A883]/[.$D$1]))" table:style-name="ce1">
            <text:p>5,720334485</text:p>
          </table:table-cell>
          <table:table-cell office:value-type="float" office:value="1.0296655152857221" table:formula="of:=[.D883]-[.E883]" table:style-name="ce2">
            <text:p>1,03</text:p>
          </table:table-cell>
          <table:table-cell office:value-type="float" office:value="0.79725348472395063" table:formula="of:=1-EXP(-[.A883]/[.$D$1])" table:style-name="ce1">
            <text:p>0,797253485</text:p>
          </table:table-cell>
          <table:table-cell office:value-type="float" office:value="-20551681760.167606" table:formula="of:=([.$D$2]-[.$D$1]*[.$D$1])*[.A883]*[.G883]" table:style-name="ce1">
            <text:p>-20551681760</text:p>
          </table:table-cell>
          <table:table-cell table:number-columns-repeated="16376"/>
        </table:table-row>
        <table:table-row table:style-name="ro1">
          <table:table-cell office:value-type="float" office:value="4039" table:style-name="ce1">
            <text:p>4039</text:p>
          </table:table-cell>
          <table:table-cell office:value-type="float" office:value="25.62" table:style-name="ce1">
            <text:p>25,62</text:p>
          </table:table-cell>
          <table:table-cell office:value-type="float" office:value="78.599999999999994" table:style-name="ce1">
            <text:p>78,6</text:p>
          </table:table-cell>
          <table:table-cell office:value-type="float" office:value="6.68" table:formula="of:=[.B884]-[.$B$5]" table:style-name="ce2">
            <text:p>6,68</text:p>
          </table:table-cell>
          <table:table-cell office:value-type="float" office:value="5.7232089773551813" table:formula="of:=[.$D$2]*(1-EXP(-[.A884]/[.$D$1]))" table:style-name="ce1">
            <text:p>5,723208977</text:p>
          </table:table-cell>
          <table:table-cell office:value-type="float" office:value="0.95679102264481841" table:formula="of:=[.D884]-[.E884]" table:style-name="ce2">
            <text:p>0,96</text:p>
          </table:table-cell>
          <table:table-cell office:value-type="float" office:value="0.79765410802332193" table:formula="of:=1-EXP(-[.A884]/[.$D$1])" table:style-name="ce1">
            <text:p>0,797654108</text:p>
          </table:table-cell>
          <table:table-cell office:value-type="float" office:value="-20587494949.842403" table:formula="of:=([.$D$2]-[.$D$1]*[.$D$1])*[.A884]*[.G884]" table:style-name="ce1">
            <text:p>-20587494950</text:p>
          </table:table-cell>
          <table:table-cell table:number-columns-repeated="16376"/>
        </table:table-row>
        <table:table-row table:style-name="ro1">
          <table:table-cell office:value-type="float" office:value="4043" table:style-name="ce1">
            <text:p>4043</text:p>
          </table:table-cell>
          <table:table-cell office:value-type="float" office:value="25.62" table:style-name="ce1">
            <text:p>25,62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6.68" table:formula="of:=[.B885]-[.$B$5]" table:style-name="ce2">
            <text:p>6,68</text:p>
          </table:table-cell>
          <table:table-cell office:value-type="float" office:value="5.7255044813696294" table:formula="of:=[.$D$2]*(1-EXP(-[.A885]/[.$D$1]))" table:style-name="ce1">
            <text:p>5,725504481</text:p>
          </table:table-cell>
          <table:table-cell office:value-type="float" office:value="0.9544955186303703" table:formula="of:=[.D885]-[.E885]" table:style-name="ce2">
            <text:p>0,95</text:p>
          </table:table-cell>
          <table:table-cell office:value-type="float" office:value="0.79797403661833799" table:formula="of:=1-EXP(-[.A885]/[.$D$1])" table:style-name="ce1">
            <text:p>0,797974037</text:p>
          </table:table-cell>
          <table:table-cell office:value-type="float" office:value="-20616149206.611977" table:formula="of:=([.$D$2]-[.$D$1]*[.$D$1])*[.A885]*[.G885]" table:style-name="ce1">
            <text:p>-20616149207</text:p>
          </table:table-cell>
          <table:table-cell table:number-columns-repeated="16376"/>
        </table:table-row>
        <table:table-row table:style-name="ro1">
          <table:table-cell office:value-type="float" office:value="4048" table:style-name="ce1">
            <text:p>4048</text:p>
          </table:table-cell>
          <table:table-cell office:value-type="float" office:value="25.69" table:style-name="ce1">
            <text:p>25,69</text:p>
          </table:table-cell>
          <table:table-cell office:value-type="float" office:value="85.5" table:style-name="ce1">
            <text:p>85,5</text:p>
          </table:table-cell>
          <table:table-cell office:value-type="float" office:value="6.75" table:formula="of:=[.B886]-[.$B$5]" table:style-name="ce2">
            <text:p>6,75</text:p>
          </table:table-cell>
          <table:table-cell office:value-type="float" office:value="5.7283687581944189" table:formula="of:=[.$D$2]*(1-EXP(-[.A886]/[.$D$1]))" table:style-name="ce1">
            <text:p>5,728368758</text:p>
          </table:table-cell>
          <table:table-cell office:value-type="float" office:value="1.0216312418055811" table:formula="of:=[.D886]-[.E886]" table:style-name="ce2">
            <text:p>1,02</text:p>
          </table:table-cell>
          <table:table-cell office:value-type="float" office:value="0.79837323612072364" table:formula="of:=1-EXP(-[.A886]/[.$D$1])" table:style-name="ce1">
            <text:p>0,798373236</text:p>
          </table:table-cell>
          <table:table-cell office:value-type="float" office:value="-20651971629.109406" table:formula="of:=([.$D$2]-[.$D$1]*[.$D$1])*[.A886]*[.G886]" table:style-name="ce1">
            <text:p>-20651971629</text:p>
          </table:table-cell>
          <table:table-cell table:number-columns-repeated="16376"/>
        </table:table-row>
        <table:table-row table:style-name="ro1">
          <table:table-cell office:value-type="float" office:value="4053" table:style-name="ce1">
            <text:p>4053</text:p>
          </table:table-cell>
          <table:table-cell office:value-type="float" office:value="25.69" table:style-name="ce1">
            <text:p>25,69</text:p>
          </table:table-cell>
          <table:table-cell office:value-type="float" office:value="88.4" table:style-name="ce1">
            <text:p>88,4</text:p>
          </table:table-cell>
          <table:table-cell office:value-type="float" office:value="6.75" table:formula="of:=[.B887]-[.$B$5]" table:style-name="ce2">
            <text:p>6,75</text:p>
          </table:table-cell>
          <table:table-cell office:value-type="float" office:value="5.7312273752620957" table:formula="of:=[.$D$2]*(1-EXP(-[.A887]/[.$D$1]))" table:style-name="ce1">
            <text:p>5,731227375</text:p>
          </table:table-cell>
          <table:table-cell office:value-type="float" office:value="1.0187726247379043" table:formula="of:=[.D887]-[.E887]" table:style-name="ce2">
            <text:p>1,02</text:p>
          </table:table-cell>
          <table:table-cell office:value-type="float" office:value="0.79877164681240376" table:formula="of:=1-EXP(-[.A887]/[.$D$1])" table:style-name="ce1">
            <text:p>0,798771647</text:p>
          </table:table-cell>
          <table:table-cell office:value-type="float" office:value="-20687799131.472836" table:formula="of:=([.$D$2]-[.$D$1]*[.$D$1])*[.A887]*[.G887]" table:style-name="ce1">
            <text:p>-20687799131</text:p>
          </table:table-cell>
          <table:table-cell table:number-columns-repeated="16376"/>
        </table:table-row>
        <table:table-row table:style-name="ro1">
          <table:table-cell office:value-type="float" office:value="4057" table:style-name="ce1">
            <text:p>4057</text:p>
          </table:table-cell>
          <table:table-cell office:value-type="float" office:value="25.69" table:style-name="ce1">
            <text:p>25,69</text:p>
          </table:table-cell>
          <table:table-cell office:value-type="float" office:value="83.7" table:style-name="ce1">
            <text:p>83,7</text:p>
          </table:table-cell>
          <table:table-cell office:value-type="float" office:value="6.75" table:formula="of:=[.B888]-[.$B$5]" table:style-name="ce2">
            <text:p>6,75</text:p>
          </table:table-cell>
          <table:table-cell office:value-type="float" office:value="5.7335102014072206" table:formula="of:=[.$D$2]*(1-EXP(-[.A888]/[.$D$1]))" table:style-name="ce1">
            <text:p>5,733510201</text:p>
          </table:table-cell>
          <table:table-cell office:value-type="float" office:value="1.0164897985927794" table:formula="of:=[.D888]-[.E888]" table:style-name="ce2">
            <text:p>1,02</text:p>
          </table:table-cell>
          <table:table-cell office:value-type="float" office:value="0.79908980846957312" table:formula="of:=1-EXP(-[.A888]/[.$D$1])" table:style-name="ce1">
            <text:p>0,799089808</text:p>
          </table:table-cell>
          <table:table-cell office:value-type="float" office:value="-20716464767.214573" table:formula="of:=([.$D$2]-[.$D$1]*[.$D$1])*[.A888]*[.G888]" table:style-name="ce1">
            <text:p>-20716464767</text:p>
          </table:table-cell>
          <table:table-cell table:number-columns-repeated="16376"/>
        </table:table-row>
        <table:table-row table:style-name="ro1">
          <table:table-cell office:value-type="float" office:value="4062" table:style-name="ce1">
            <text:p>4062</text:p>
          </table:table-cell>
          <table:table-cell office:value-type="float" office:value="25.62" table:style-name="ce1">
            <text:p>25,62</text:p>
          </table:table-cell>
          <table:table-cell office:value-type="float" office:value="77.599999999999994" table:style-name="ce1">
            <text:p>77,6</text:p>
          </table:table-cell>
          <table:table-cell office:value-type="float" office:value="6.68" table:formula="of:=[.B889]-[.$B$5]" table:style-name="ce2">
            <text:p>6,68</text:p>
          </table:table-cell>
          <table:table-cell office:value-type="float" office:value="5.7363586590798477" table:formula="of:=[.$D$2]*(1-EXP(-[.A889]/[.$D$1]))" table:style-name="ce1">
            <text:p>5,736358659</text:p>
          </table:table-cell>
          <table:table-cell office:value-type="float" office:value="0.94364134092015206" table:formula="of:=[.D889]-[.E889]" table:style-name="ce2">
            <text:p>0,94</text:p>
          </table:table-cell>
          <table:table-cell office:value-type="float" office:value="0.79948680322777466" table:formula="of:=1-EXP(-[.A889]/[.$D$1])" table:style-name="ce1">
            <text:p>0,799486803</text:p>
          </table:table-cell>
          <table:table-cell office:value-type="float" office:value="-20752301324.735008" table:formula="of:=([.$D$2]-[.$D$1]*[.$D$1])*[.A889]*[.G889]" table:style-name="ce1">
            <text:p>-20752301325</text:p>
          </table:table-cell>
          <table:table-cell table:number-columns-repeated="16376"/>
        </table:table-row>
        <table:table-row table:style-name="ro1">
          <table:table-cell office:value-type="float" office:value="4066" table:style-name="ce1">
            <text:p>4066</text:p>
          </table:table-cell>
          <table:table-cell office:value-type="float" office:value="25.62" table:style-name="ce1">
            <text:p>25,62</text:p>
          </table:table-cell>
          <table:table-cell office:value-type="float" office:value="76" table:style-name="ce1">
            <text:p>76</text:p>
          </table:table-cell>
          <table:table-cell office:value-type="float" office:value="6.68" table:formula="of:=[.B890]-[.$B$5]" table:style-name="ce2">
            <text:p>6,68</text:p>
          </table:table-cell>
          <table:table-cell office:value-type="float" office:value="5.7386333721646761" table:formula="of:=[.$D$2]*(1-EXP(-[.A890]/[.$D$1]))" table:style-name="ce1">
            <text:p>5,738633372</text:p>
          </table:table-cell>
          <table:table-cell office:value-type="float" office:value="0.94136662783532365" table:formula="of:=[.D890]-[.E890]" table:style-name="ce2">
            <text:p>0,94</text:p>
          </table:table-cell>
          <table:table-cell office:value-type="float" office:value="0.79980383415288447" table:formula="of:=1-EXP(-[.A890]/[.$D$1])" table:style-name="ce1">
            <text:p>0,799803834</text:p>
          </table:table-cell>
          <table:table-cell office:value-type="float" office:value="-20780974159.20042" table:formula="of:=([.$D$2]-[.$D$1]*[.$D$1])*[.A890]*[.G890]" table:style-name="ce1">
            <text:p>-20780974159</text:p>
          </table:table-cell>
          <table:table-cell table:number-columns-repeated="16376"/>
        </table:table-row>
        <table:table-row table:style-name="ro1">
          <table:table-cell office:value-type="float" office:value="4071" table:style-name="ce1">
            <text:p>4071</text:p>
          </table:table-cell>
          <table:table-cell office:value-type="float" office:value="25.69" table:style-name="ce1">
            <text:p>25,69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6.75" table:formula="of:=[.B891]-[.$B$5]" table:style-name="ce2">
            <text:p>6,75</text:p>
          </table:table-cell>
          <table:table-cell office:value-type="float" office:value="5.7414717065482836" table:formula="of:=[.$D$2]*(1-EXP(-[.A891]/[.$D$1]))" table:style-name="ce1">
            <text:p>5,741471707</text:p>
          </table:table-cell>
          <table:table-cell office:value-type="float" office:value="1.0085282934517164" table:formula="of:=[.D891]-[.E891]" table:style-name="ce2">
            <text:p>1,01</text:p>
          </table:table-cell>
          <table:table-cell office:value-type="float" office:value="0.80019941800977068" table:formula="of:=1-EXP(-[.A891]/[.$D$1])" table:style-name="ce1">
            <text:p>0,800199418</text:p>
          </table:table-cell>
          <table:table-cell office:value-type="float" office:value="-20816819658.552662" table:formula="of:=([.$D$2]-[.$D$1]*[.$D$1])*[.A891]*[.G891]" table:style-name="ce1">
            <text:p>-20816819659</text:p>
          </table:table-cell>
          <table:table-cell table:number-columns-repeated="16376"/>
        </table:table-row>
        <table:table-row table:style-name="ro1">
          <table:table-cell office:value-type="float" office:value="4075" table:style-name="ce1">
            <text:p>4075</text:p>
          </table:table-cell>
          <table:table-cell office:value-type="float" office:value="25.62" table:style-name="ce1">
            <text:p>25,62</text:p>
          </table:table-cell>
          <table:table-cell office:value-type="float" office:value="80.2" table:style-name="ce1">
            <text:p>80,2</text:p>
          </table:table-cell>
          <table:table-cell office:value-type="float" office:value="6.68" table:formula="of:=[.B892]-[.$B$5]" table:style-name="ce2">
            <text:p>6,68</text:p>
          </table:table-cell>
          <table:table-cell office:value-type="float" office:value="5.7437383354062623" table:formula="of:=[.$D$2]*(1-EXP(-[.A892]/[.$D$1]))" table:style-name="ce1">
            <text:p>5,743738335</text:p>
          </table:table-cell>
          <table:table-cell office:value-type="float" office:value="0.93626166459373739" table:formula="of:=[.D892]-[.E892]" table:style-name="ce2">
            <text:p>0,94</text:p>
          </table:table-cell>
          <table:table-cell office:value-type="float" office:value="0.80051532222139121" table:formula="of:=1-EXP(-[.A892]/[.$D$1])" table:style-name="ce1">
            <text:p>0,800515322</text:p>
          </table:table-cell>
          <table:table-cell office:value-type="float" office:value="-20845499601.358402" table:formula="of:=([.$D$2]-[.$D$1]*[.$D$1])*[.A892]*[.G892]" table:style-name="ce1">
            <text:p>-20845499601</text:p>
          </table:table-cell>
          <table:table-cell table:number-columns-repeated="16376"/>
        </table:table-row>
        <table:table-row table:style-name="ro1">
          <table:table-cell office:value-type="float" office:value="4080" table:style-name="ce1">
            <text:p>4080</text:p>
          </table:table-cell>
          <table:table-cell office:value-type="float" office:value="25.62" table:style-name="ce1">
            <text:p>25,62</text:p>
          </table:table-cell>
          <table:table-cell office:value-type="float" office:value="82.7" table:style-name="ce1">
            <text:p>82,7</text:p>
          </table:table-cell>
          <table:table-cell office:value-type="float" office:value="6.68" table:formula="of:=[.B893]-[.$B$5]" table:style-name="ce2">
            <text:p>6,68</text:p>
          </table:table-cell>
          <table:table-cell office:value-type="float" office:value="5.7465665824785566" table:formula="of:=[.$D$2]*(1-EXP(-[.A893]/[.$D$1]))" table:style-name="ce1">
            <text:p>5,746566582</text:p>
          </table:table-cell>
          <table:table-cell office:value-type="float" office:value="0.93343341752144315" table:formula="of:=[.D893]-[.E893]" table:style-name="ce2">
            <text:p>0,93</text:p>
          </table:table-cell>
          <table:table-cell office:value-type="float" office:value="0.80090950019124119" table:formula="of:=1-EXP(-[.A893]/[.$D$1])" table:style-name="ce1">
            <text:p>0,8009095</text:p>
          </table:table-cell>
          <table:table-cell office:value-type="float" office:value="-20881353929.908382" table:formula="of:=([.$D$2]-[.$D$1]*[.$D$1])*[.A893]*[.G893]" table:style-name="ce1">
            <text:p>-20881353930</text:p>
          </table:table-cell>
          <table:table-cell table:number-columns-repeated="16376"/>
        </table:table-row>
        <table:table-row table:style-name="ro1">
          <table:table-cell office:value-type="float" office:value="4085" table:style-name="ce1">
            <text:p>4085</text:p>
          </table:table-cell>
          <table:table-cell office:value-type="float" office:value="25.62" table:style-name="ce1">
            <text:p>25,62</text:p>
          </table:table-cell>
          <table:table-cell office:value-type="float" office:value="84.5" table:style-name="ce1">
            <text:p>84,5</text:p>
          </table:table-cell>
          <table:table-cell office:value-type="float" office:value="6.68" table:formula="of:=[.B894]-[.$B$5]" table:style-name="ce2">
            <text:p>6,68</text:p>
          </table:table-cell>
          <table:table-cell office:value-type="float" office:value="5.7493892409878526" table:formula="of:=[.$D$2]*(1-EXP(-[.A894]/[.$D$1]))" table:style-name="ce1">
            <text:p>5,749389241</text:p>
          </table:table-cell>
          <table:table-cell office:value-type="float" office:value="0.93061075901214707" table:formula="of:=[.D894]-[.E894]" table:style-name="ce2">
            <text:p>0,93</text:p>
          </table:table-cell>
          <table:table-cell office:value-type="float" office:value="0.80130289927283949" table:formula="of:=1-EXP(-[.A894]/[.$D$1])" table:style-name="ce1">
            <text:p>0,801302899</text:p>
          </table:table-cell>
          <table:table-cell office:value-type="float" office:value="-20917213115.152431" table:formula="of:=([.$D$2]-[.$D$1]*[.$D$1])*[.A894]*[.G894]" table:style-name="ce1">
            <text:p>-20917213115</text:p>
          </table:table-cell>
          <table:table-cell table:number-columns-repeated="16376"/>
        </table:table-row>
        <table:table-row table:style-name="ro1">
          <table:table-cell office:value-type="float" office:value="4089" table:style-name="ce1">
            <text:p>4089</text:p>
          </table:table-cell>
          <table:table-cell office:value-type="float" office:value="25.62" table:style-name="ce1">
            <text:p>25,62</text:p>
          </table:table-cell>
          <table:table-cell office:value-type="float" office:value="86.1" table:style-name="ce1">
            <text:p>86,1</text:p>
          </table:table-cell>
          <table:table-cell office:value-type="float" office:value="6.68" table:formula="of:=[.B895]-[.$B$5]" table:style-name="ce2">
            <text:p>6,68</text:p>
          </table:table-cell>
          <table:table-cell office:value-type="float" office:value="5.7516433514514889" table:formula="of:=[.$D$2]*(1-EXP(-[.A895]/[.$D$1]))" table:style-name="ce1">
            <text:p>5,751643351</text:p>
          </table:table-cell>
          <table:table-cell office:value-type="float" office:value="0.92835664854851085" table:formula="of:=[.D895]-[.E895]" table:style-name="ce2">
            <text:p>0,93</text:p>
          </table:table-cell>
          <table:table-cell office:value-type="float" office:value="0.80161705877293321" table:formula="of:=1-EXP(-[.A895]/[.$D$1])" table:style-name="ce1">
            <text:p>0,801617059</text:p>
          </table:table-cell>
          <table:table-cell office:value-type="float" office:value="-20945903937.023914" table:formula="of:=([.$D$2]-[.$D$1]*[.$D$1])*[.A895]*[.G895]" table:style-name="ce1">
            <text:p>-20945903937</text:p>
          </table:table-cell>
          <table:table-cell table:number-columns-repeated="16376"/>
        </table:table-row>
        <table:table-row table:style-name="ro1">
          <table:table-cell office:value-type="float" office:value="4094" table:style-name="ce1">
            <text:p>4094</text:p>
          </table:table-cell>
          <table:table-cell office:value-type="float" office:value="25.62" table:style-name="ce1">
            <text:p>25,62</text:p>
          </table:table-cell>
          <table:table-cell office:value-type="float" office:value="86.8" table:style-name="ce1">
            <text:p>86,8</text:p>
          </table:table-cell>
          <table:table-cell office:value-type="float" office:value="6.68" table:formula="of:=[.B896]-[.$B$5]" table:style-name="ce2">
            <text:p>6,68</text:p>
          </table:table-cell>
          <table:table-cell office:value-type="float" office:value="5.7544559783608173" table:formula="of:=[.$D$2]*(1-EXP(-[.A896]/[.$D$1]))" table:style-name="ce1">
            <text:p>5,754455978</text:p>
          </table:table-cell>
          <table:table-cell office:value-type="float" office:value="0.92554402163918237" table:formula="of:=[.D896]-[.E896]" table:style-name="ce2">
            <text:p>0,93</text:p>
          </table:table-cell>
          <table:table-cell office:value-type="float" office:value="0.80200905973208736" table:formula="of:=1-EXP(-[.A896]/[.$D$1])" table:style-name="ce1">
            <text:p>0,80200906</text:p>
          </table:table-cell>
          <table:table-cell office:value-type="float" office:value="-20981771777.622688" table:formula="of:=([.$D$2]-[.$D$1]*[.$D$1])*[.A896]*[.G896]" table:style-name="ce1">
            <text:p>-20981771778</text:p>
          </table:table-cell>
          <table:table-cell table:number-columns-repeated="16376"/>
        </table:table-row>
        <table:table-row table:style-name="ro1">
          <table:table-cell office:value-type="float" office:value="4098" table:style-name="ce1">
            <text:p>4098</text:p>
          </table:table-cell>
          <table:table-cell office:value-type="float" office:value="25.62" table:style-name="ce1">
            <text:p>25,62</text:p>
          </table:table-cell>
          <table:table-cell office:value-type="float" office:value="82" table:style-name="ce1">
            <text:p>82</text:p>
          </table:table-cell>
          <table:table-cell office:value-type="float" office:value="6.68" table:formula="of:=[.B897]-[.$B$5]" table:style-name="ce2">
            <text:p>6,68</text:p>
          </table:table-cell>
          <table:table-cell office:value-type="float" office:value="5.7567020778183826" table:formula="of:=[.$D$2]*(1-EXP(-[.A897]/[.$D$1]))" table:style-name="ce1">
            <text:p>5,756702078</text:p>
          </table:table-cell>
          <table:table-cell office:value-type="float" office:value="0.9232979221816171" table:formula="of:=[.D897]-[.E897]" table:style-name="ce2">
            <text:p>0,92</text:p>
          </table:table-cell>
          <table:table-cell office:value-type="float" office:value="0.80232210272360571" table:formula="of:=1-EXP(-[.A897]/[.$D$1])" table:style-name="ce1">
            <text:p>0,802322103</text:p>
          </table:table-cell>
          <table:table-cell office:value-type="float" office:value="-21010469479.353928" table:formula="of:=([.$D$2]-[.$D$1]*[.$D$1])*[.A897]*[.G897]" table:style-name="ce1">
            <text:p>-21010469479</text:p>
          </table:table-cell>
          <table:table-cell table:number-columns-repeated="16376"/>
        </table:table-row>
        <table:table-row table:style-name="ro1">
          <table:table-cell office:value-type="float" office:value="4103" table:style-name="ce1">
            <text:p>4103</text:p>
          </table:table-cell>
          <table:table-cell office:value-type="float" office:value="25.62" table:style-name="ce1">
            <text:p>25,62</text:p>
          </table:table-cell>
          <table:table-cell office:value-type="float" office:value="77.2" table:style-name="ce1">
            <text:p>77,2</text:p>
          </table:table-cell>
          <table:table-cell office:value-type="float" office:value="6.68" table:formula="of:=[.B898]-[.$B$5]" table:style-name="ce2">
            <text:p>6,68</text:p>
          </table:table-cell>
          <table:table-cell office:value-type="float" office:value="5.759504708779593" table:formula="of:=[.$D$2]*(1-EXP(-[.A898]/[.$D$1]))" table:style-name="ce1">
            <text:p>5,759504709</text:p>
          </table:table-cell>
          <table:table-cell office:value-type="float" office:value="0.92049529122040674" table:formula="of:=[.D898]-[.E898]" table:style-name="ce2">
            <text:p>0,92</text:p>
          </table:table-cell>
          <table:table-cell office:value-type="float" office:value="0.80271271052917914" table:formula="of:=1-EXP(-[.A898]/[.$D$1])" table:style-name="ce1">
            <text:p>0,802712711</text:p>
          </table:table-cell>
          <table:table-cell office:value-type="float" office:value="-21046345864.423813" table:formula="of:=([.$D$2]-[.$D$1]*[.$D$1])*[.A898]*[.G898]" table:style-name="ce1">
            <text:p>-21046345864</text:p>
          </table:table-cell>
          <table:table-cell table:number-columns-repeated="16376"/>
        </table:table-row>
        <table:table-row table:style-name="ro1">
          <table:table-cell office:value-type="float" office:value="4107" table:style-name="ce1">
            <text:p>4107</text:p>
          </table:table-cell>
          <table:table-cell office:value-type="float" office:value="25.62" table:style-name="ce1">
            <text:p>25,62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6.68" table:formula="of:=[.B899]-[.$B$5]" table:style-name="ce2">
            <text:p>6,68</text:p>
          </table:table-cell>
          <table:table-cell office:value-type="float" office:value="5.7617428257018393" table:formula="of:=[.$D$2]*(1-EXP(-[.A899]/[.$D$1]))" table:style-name="ce1">
            <text:p>5,761742826</text:p>
          </table:table-cell>
          <table:table-cell office:value-type="float" office:value="0.91825717429816045" table:formula="of:=[.D899]-[.E899]" table:style-name="ce2">
            <text:p>0,92</text:p>
          </table:table-cell>
          <table:table-cell office:value-type="float" office:value="0.80302464098014292" table:formula="of:=1-EXP(-[.A899]/[.$D$1])" table:style-name="ce1">
            <text:p>0,803024641</text:p>
          </table:table-cell>
          <table:table-cell office:value-type="float" office:value="-21075050357.579811" table:formula="of:=([.$D$2]-[.$D$1]*[.$D$1])*[.A899]*[.G899]" table:style-name="ce1">
            <text:p>-21075050358</text:p>
          </table:table-cell>
          <table:table-cell table:number-columns-repeated="16376"/>
        </table:table-row>
        <table:table-row table:style-name="ro1">
          <table:table-cell office:value-type="float" office:value="4112" table:style-name="ce1">
            <text:p>4112</text:p>
          </table:table-cell>
          <table:table-cell office:value-type="float" office:value="25.62" table:style-name="ce1">
            <text:p>25,62</text:p>
          </table:table-cell>
          <table:table-cell office:value-type="float" office:value="76.5" table:style-name="ce1">
            <text:p>76,5</text:p>
          </table:table-cell>
          <table:table-cell office:value-type="float" office:value="6.68" table:formula="of:=[.B900]-[.$B$5]" table:style-name="ce2">
            <text:p>6,68</text:p>
          </table:table-cell>
          <table:table-cell office:value-type="float" office:value="5.764535496240077" table:formula="of:=[.$D$2]*(1-EXP(-[.A900]/[.$D$1]))" table:style-name="ce1">
            <text:p>5,764535496</text:p>
          </table:table-cell>
          <table:table-cell office:value-type="float" office:value="0.91546450375992272" table:formula="of:=[.D900]-[.E900]" table:style-name="ce2">
            <text:p>0,92</text:p>
          </table:table-cell>
          <table:table-cell office:value-type="float" office:value="0.80341386058334008" table:formula="of:=1-EXP(-[.A900]/[.$D$1])" table:style-name="ce1">
            <text:p>0,803413861</text:p>
          </table:table-cell>
          <table:table-cell office:value-type="float" office:value="-21110935176.916012" table:formula="of:=([.$D$2]-[.$D$1]*[.$D$1])*[.A900]*[.G900]" table:style-name="ce1">
            <text:p>-21110935177</text:p>
          </table:table-cell>
          <table:table-cell table:number-columns-repeated="16376"/>
        </table:table-row>
        <table:table-row table:style-name="ro1">
          <table:table-cell office:value-type="float" office:value="4117" table:style-name="ce1">
            <text:p>4117</text:p>
          </table:table-cell>
          <table:table-cell office:value-type="float" office:value="25.62" table:style-name="ce1">
            <text:p>25,62</text:p>
          </table:table-cell>
          <table:table-cell office:value-type="float" office:value="77.2" table:style-name="ce1">
            <text:p>77,2</text:p>
          </table:table-cell>
          <table:table-cell office:value-type="float" office:value="6.68" table:formula="of:=[.B901]-[.$B$5]" table:style-name="ce2">
            <text:p>6,68</text:p>
          </table:table-cell>
          <table:table-cell office:value-type="float" office:value="5.7673226485138773" table:formula="of:=[.$D$2]*(1-EXP(-[.A901]/[.$D$1]))" table:style-name="ce1">
            <text:p>5,767322649</text:p>
          </table:table-cell>
          <table:table-cell office:value-type="float" office:value="0.91267735148612239" table:formula="of:=[.D901]-[.E901]" table:style-name="ce2">
            <text:p>0,91</text:p>
          </table:table-cell>
          <table:table-cell office:value-type="float" office:value="0.80380231109592493" table:formula="of:=1-EXP(-[.A901]/[.$D$1])" table:style-name="ce1">
            <text:p>0,803802311</text:p>
          </table:table-cell>
          <table:table-cell office:value-type="float" office:value="-21146824634.585121" table:formula="of:=([.$D$2]-[.$D$1]*[.$D$1])*[.A901]*[.G901]" table:style-name="ce1">
            <text:p>-21146824635</text:p>
          </table:table-cell>
          <table:table-cell table:number-columns-repeated="16376"/>
        </table:table-row>
        <table:table-row table:style-name="ro1">
          <table:table-cell office:value-type="float" office:value="4121" table:style-name="ce1">
            <text:p>4121</text:p>
          </table:table-cell>
          <table:table-cell office:value-type="float" office:value="25.62" table:style-name="ce1">
            <text:p>25,62</text:p>
          </table:table-cell>
          <table:table-cell office:value-type="float" office:value="77.7" table:style-name="ce1">
            <text:p>77,7</text:p>
          </table:table-cell>
          <table:table-cell office:value-type="float" office:value="6.68" table:formula="of:=[.B902]-[.$B$5]" table:style-name="ce2">
            <text:p>6,68</text:p>
          </table:table-cell>
          <table:table-cell office:value-type="float" office:value="5.7695484045107266" table:formula="of:=[.$D$2]*(1-EXP(-[.A902]/[.$D$1]))" table:style-name="ce1">
            <text:p>5,769548405</text:p>
          </table:table-cell>
          <table:table-cell office:value-type="float" office:value="0.91045159548927312" table:formula="of:=[.D902]-[.E902]" table:style-name="ce2">
            <text:p>0,91</text:p>
          </table:table-cell>
          <table:table-cell office:value-type="float" office:value="0.80411251878209689" table:formula="of:=1-EXP(-[.A902]/[.$D$1])" table:style-name="ce1">
            <text:p>0,804112519</text:p>
          </table:table-cell>
          <table:table-cell office:value-type="float" office:value="-21175539517.676586" table:formula="of:=([.$D$2]-[.$D$1]*[.$D$1])*[.A902]*[.G902]" table:style-name="ce1">
            <text:p>-21175539518</text:p>
          </table:table-cell>
          <table:table-cell table:number-columns-repeated="16376"/>
        </table:table-row>
        <table:table-row table:style-name="ro1">
          <table:table-cell office:value-type="float" office:value="4126" table:style-name="ce1">
            <text:p>4126</text:p>
          </table:table-cell>
          <table:table-cell office:value-type="float" office:value="25.62" table:style-name="ce1">
            <text:p>25,62</text:p>
          </table:table-cell>
          <table:table-cell office:value-type="float" office:value="78.7" table:style-name="ce1">
            <text:p>78,7</text:p>
          </table:table-cell>
          <table:table-cell office:value-type="float" office:value="6.68" table:formula="of:=[.B903]-[.$B$5]" table:style-name="ce2">
            <text:p>6,68</text:p>
          </table:table-cell>
          <table:table-cell office:value-type="float" office:value="5.7723256513721051" table:formula="of:=[.$D$2]*(1-EXP(-[.A903]/[.$D$1]))" table:style-name="ce1">
            <text:p>5,772325651</text:p>
          </table:table-cell>
          <table:table-cell office:value-type="float" office:value="0.90767434862789464" table:formula="of:=[.D903]-[.E903]" table:style-name="ce2">
            <text:p>0,91</text:p>
          </table:table-cell>
          <table:table-cell office:value-type="float" office:value="0.80449958875922667" table:formula="of:=1-EXP(-[.A903]/[.$D$1])" table:style-name="ce1">
            <text:p>0,804499589</text:p>
          </table:table-cell>
          <table:table-cell office:value-type="float" office:value="-21211437239.52356" table:formula="of:=([.$D$2]-[.$D$1]*[.$D$1])*[.A903]*[.G903]" table:style-name="ce1">
            <text:p>-21211437240</text:p>
          </table:table-cell>
          <table:table-cell table:number-columns-repeated="16376"/>
        </table:table-row>
        <table:table-row table:style-name="ro1">
          <table:table-cell office:value-type="float" office:value="4130" table:style-name="ce1">
            <text:p>4130</text:p>
          </table:table-cell>
          <table:table-cell office:value-type="float" office:value="25.62" table:style-name="ce1">
            <text:p>25,62</text:p>
          </table:table-cell>
          <table:table-cell office:value-type="float" office:value="82.3" table:style-name="ce1">
            <text:p>82,3</text:p>
          </table:table-cell>
          <table:table-cell office:value-type="float" office:value="6.68" table:formula="of:=[.B904]-[.$B$5]" table:style-name="ce2">
            <text:p>6,68</text:p>
          </table:table-cell>
          <table:table-cell office:value-type="float" office:value="5.7745434971333687" table:formula="of:=[.$D$2]*(1-EXP(-[.A904]/[.$D$1]))" table:style-name="ce1">
            <text:p>5,774543497</text:p>
          </table:table-cell>
          <table:table-cell office:value-type="float" office:value="0.90545650286663104" table:formula="of:=[.D904]-[.E904]" table:style-name="ce2">
            <text:p>0,91</text:p>
          </table:table-cell>
          <table:table-cell office:value-type="float" office:value="0.80480869398139021" table:formula="of:=1-EXP(-[.A904]/[.$D$1])" table:style-name="ce1">
            <text:p>0,804808694</text:p>
          </table:table-cell>
          <table:table-cell office:value-type="float" office:value="-21240158690.49379" table:formula="of:=([.$D$2]-[.$D$1]*[.$D$1])*[.A904]*[.G904]" table:style-name="ce1">
            <text:p>-21240158690</text:p>
          </table:table-cell>
          <table:table-cell table:number-columns-repeated="16376"/>
        </table:table-row>
        <table:table-row table:style-name="ro1">
          <table:table-cell office:value-type="float" office:value="4135" table:style-name="ce1">
            <text:p>4135</text:p>
          </table:table-cell>
          <table:table-cell office:value-type="float" office:value="25.62" table:style-name="ce1">
            <text:p>25,62</text:p>
          </table:table-cell>
          <table:table-cell office:value-type="float" office:value="85" table:style-name="ce1">
            <text:p>85</text:p>
          </table:table-cell>
          <table:table-cell office:value-type="float" office:value="6.68" table:formula="of:=[.B905]-[.$B$5]" table:style-name="ce2">
            <text:p>6,68</text:p>
          </table:table-cell>
          <table:table-cell office:value-type="float" office:value="5.7773108737857113" table:formula="of:=[.$D$2]*(1-EXP(-[.A905]/[.$D$1]))" table:style-name="ce1">
            <text:p>5,777310874</text:p>
          </table:table-cell>
          <table:table-cell office:value-type="float" office:value="0.90268912621428843" table:formula="of:=[.D905]-[.E905]" table:style-name="ce2">
            <text:p>0,90</text:p>
          </table:table-cell>
          <table:table-cell office:value-type="float" office:value="0.80519438832942514" table:formula="of:=1-EXP(-[.A905]/[.$D$1])" table:style-name="ce1">
            <text:p>0,805194388</text:p>
          </table:table-cell>
          <table:table-cell office:value-type="float" office:value="-21276064568.033096" table:formula="of:=([.$D$2]-[.$D$1]*[.$D$1])*[.A905]*[.G905]" table:style-name="ce1">
            <text:p>-21276064568</text:p>
          </table:table-cell>
          <table:table-cell table:number-columns-repeated="16376"/>
        </table:table-row>
        <table:table-row table:style-name="ro1">
          <table:table-cell office:value-type="float" office:value="4139" table:style-name="ce1">
            <text:p>4139</text:p>
          </table:table-cell>
          <table:table-cell office:value-type="float" office:value="25.62" table:style-name="ce1">
            <text:p>25,62</text:p>
          </table:table-cell>
          <table:table-cell office:value-type="float" office:value="86.1" table:style-name="ce1">
            <text:p>86,1</text:p>
          </table:table-cell>
          <table:table-cell office:value-type="float" office:value="6.68" table:formula="of:=[.B906]-[.$B$5]" table:style-name="ce2">
            <text:p>6,68</text:p>
          </table:table-cell>
          <table:table-cell office:value-type="float" office:value="5.7795208374240064" table:formula="of:=[.$D$2]*(1-EXP(-[.A906]/[.$D$1]))" table:style-name="ce1">
            <text:p>5,779520837</text:p>
          </table:table-cell>
          <table:table-cell office:value-type="float" office:value="0.90047916257599336" table:formula="of:=[.D906]-[.E906]" table:style-name="ce2">
            <text:p>0,90</text:p>
          </table:table-cell>
          <table:table-cell office:value-type="float" office:value="0.80550239500568721" table:formula="of:=1-EXP(-[.A906]/[.$D$1])" table:style-name="ce1">
            <text:p>0,805502395</text:p>
          </table:table-cell>
          <table:table-cell office:value-type="float" office:value="-21304792500.360703" table:formula="of:=([.$D$2]-[.$D$1]*[.$D$1])*[.A906]*[.G906]" table:style-name="ce1">
            <text:p>-21304792500</text:p>
          </table:table-cell>
          <table:table-cell table:number-columns-repeated="16376"/>
        </table:table-row>
        <table:table-row table:style-name="ro1">
          <table:table-cell office:value-type="float" office:value="4144" table:style-name="ce1">
            <text:p>4144</text:p>
          </table:table-cell>
          <table:table-cell office:value-type="float" office:value="25.62" table:style-name="ce1">
            <text:p>25,62</text:p>
          </table:table-cell>
          <table:table-cell office:value-type="float" office:value="82.2" table:style-name="ce1">
            <text:p>82,2</text:p>
          </table:table-cell>
          <table:table-cell office:value-type="float" office:value="6.68" table:formula="of:=[.B907]-[.$B$5]" table:style-name="ce2">
            <text:p>6,68</text:p>
          </table:table-cell>
          <table:table-cell office:value-type="float" office:value="5.7822783789455867" table:formula="of:=[.$D$2]*(1-EXP(-[.A907]/[.$D$1]))" table:style-name="ce1">
            <text:p>5,782278379</text:p>
          </table:table-cell>
          <table:table-cell office:value-type="float" office:value="0.897721621054413" table:formula="of:=[.D907]-[.E907]" table:style-name="ce2">
            <text:p>0,90</text:p>
          </table:table-cell>
          <table:table-cell office:value-type="float" office:value="0.80588671861355066" table:formula="of:=1-EXP(-[.A907]/[.$D$1])" table:style-name="ce1">
            <text:p>0,805886719</text:p>
          </table:table-cell>
          <table:table-cell office:value-type="float" office:value="-21340706425.773552" table:formula="of:=([.$D$2]-[.$D$1]*[.$D$1])*[.A907]*[.G907]" table:style-name="ce1">
            <text:p>-21340706426</text:p>
          </table:table-cell>
          <table:table-cell table:number-columns-repeated="16376"/>
        </table:table-row>
        <table:table-row table:style-name="ro1">
          <table:table-cell office:value-type="float" office:value="4149" table:style-name="ce1">
            <text:p>4149</text:p>
          </table:table-cell>
          <table:table-cell office:value-type="float" office:value="25.62" table:style-name="ce1">
            <text:p>25,62</text:p>
          </table:table-cell>
          <table:table-cell office:value-type="float" office:value="78.900000000000006" table:style-name="ce1">
            <text:p>78,9</text:p>
          </table:table-cell>
          <table:table-cell office:value-type="float" office:value="6.68" table:formula="of:=[.B908]-[.$B$5]" table:style-name="ce2">
            <text:p>6,68</text:p>
          </table:table-cell>
          <table:table-cell office:value-type="float" office:value="5.7850304716170058" table:formula="of:=[.$D$2]*(1-EXP(-[.A908]/[.$D$1]))" table:style-name="ce1">
            <text:p>5,785030472</text:p>
          </table:table-cell>
          <table:table-cell office:value-type="float" office:value="0.89496952838299393" table:formula="of:=[.D908]-[.E908]" table:style-name="ce2">
            <text:p>0,89</text:p>
          </table:table-cell>
          <table:table-cell office:value-type="float" office:value="0.8062702828051963" table:formula="of:=1-EXP(-[.A908]/[.$D$1])" table:style-name="ce1">
            <text:p>0,806270283</text:p>
          </table:table-cell>
          <table:table-cell office:value-type="float" office:value="-21376624775.883183" table:formula="of:=([.$D$2]-[.$D$1]*[.$D$1])*[.A908]*[.G908]" table:style-name="ce1">
            <text:p>-21376624776</text:p>
          </table:table-cell>
          <table:table-cell table:number-columns-repeated="16376"/>
        </table:table-row>
        <table:table-row table:style-name="ro1">
          <table:table-cell office:value-type="float" office:value="4153" table:style-name="ce1">
            <text:p>4153</text:p>
          </table:table-cell>
          <table:table-cell office:value-type="float" office:value="25.62" table:style-name="ce1">
            <text:p>25,62</text:p>
          </table:table-cell>
          <table:table-cell office:value-type="float" office:value="76.3" table:style-name="ce1">
            <text:p>76,3</text:p>
          </table:table-cell>
          <table:table-cell office:value-type="float" office:value="6.68" table:formula="of:=[.B909]-[.$B$5]" table:style-name="ce2">
            <text:p>6,68</text:p>
          </table:table-cell>
          <table:table-cell office:value-type="float" office:value="5.7872282298180462" table:formula="of:=[.$D$2]*(1-EXP(-[.A909]/[.$D$1]))" table:style-name="ce1">
            <text:p>5,78722823</text:p>
          </table:table-cell>
          <table:table-cell office:value-type="float" office:value="0.89277177018195353" table:formula="of:=[.D909]-[.E909]" table:style-name="ce2">
            <text:p>0,89</text:p>
          </table:table-cell>
          <table:table-cell office:value-type="float" office:value="0.80657658838733348" table:formula="of:=1-EXP(-[.A909]/[.$D$1])" table:style-name="ce1">
            <text:p>0,806576588</text:p>
          </table:table-cell>
          <table:table-cell office:value-type="float" office:value="-21405362619.600117" table:formula="of:=([.$D$2]-[.$D$1]*[.$D$1])*[.A909]*[.G909]" table:style-name="ce1">
            <text:p>-21405362620</text:p>
          </table:table-cell>
          <table:table-cell table:number-columns-repeated="16376"/>
        </table:table-row>
        <table:table-row table:style-name="ro1">
          <table:table-cell office:value-type="float" office:value="4158" table:style-name="ce1">
            <text:p>4158</text:p>
          </table:table-cell>
          <table:table-cell office:value-type="float" office:value="25.62" table:style-name="ce1">
            <text:p>25,62</text:p>
          </table:table-cell>
          <table:table-cell office:value-type="float" office:value="72.8" table:style-name="ce1">
            <text:p>72,8</text:p>
          </table:table-cell>
          <table:table-cell office:value-type="float" office:value="6.68" table:formula="of:=[.B910]-[.$B$5]" table:style-name="ce2">
            <text:p>6,68</text:p>
          </table:table-cell>
          <table:table-cell office:value-type="float" office:value="5.7899705416772758" table:formula="of:=[.$D$2]*(1-EXP(-[.A910]/[.$D$1]))" table:style-name="ce1">
            <text:p>5,789970542</text:p>
          </table:table-cell>
          <table:table-cell office:value-type="float" office:value="0.89002945832272395" table:formula="of:=[.D910]-[.E910]" table:style-name="ce2">
            <text:p>0,89</text:p>
          </table:table-cell>
          <table:table-cell office:value-type="float" office:value="0.80695878940928645" table:formula="of:=1-EXP(-[.A910]/[.$D$1])" table:style-name="ce1">
            <text:p>0,806958789</text:p>
          </table:table-cell>
          <table:table-cell office:value-type="float" office:value="-21441288851.182438" table:formula="of:=([.$D$2]-[.$D$1]*[.$D$1])*[.A910]*[.G910]" table:style-name="ce1">
            <text:p>-21441288851</text:p>
          </table:table-cell>
          <table:table-cell table:number-columns-repeated="16376"/>
        </table:table-row>
        <table:table-row table:style-name="ro1">
          <table:table-cell office:value-type="float" office:value="4162" table:style-name="ce1">
            <text:p>4162</text:p>
          </table:table-cell>
          <table:table-cell office:value-type="float" office:value="25.62" table:style-name="ce1">
            <text:p>25,62</text:p>
          </table:table-cell>
          <table:table-cell office:value-type="float" office:value="75.3" table:style-name="ce1">
            <text:p>75,3</text:p>
          </table:table-cell>
          <table:table-cell office:value-type="float" office:value="6.68" table:formula="of:=[.B911]-[.$B$5]" table:style-name="ce2">
            <text:p>6,68</text:p>
          </table:table-cell>
          <table:table-cell office:value-type="float" office:value="5.7921604891456235" table:formula="of:=[.$D$2]*(1-EXP(-[.A911]/[.$D$1]))" table:style-name="ce1">
            <text:p>5,792160489</text:p>
          </table:table-cell>
          <table:table-cell office:value-type="float" office:value="0.88783951085437618" table:formula="of:=[.D911]-[.E911]" table:style-name="ce2">
            <text:p>0,89</text:p>
          </table:table-cell>
          <table:table-cell office:value-type="float" office:value="0.80726400639531559" table:formula="of:=1-EXP(-[.A911]/[.$D$1])" table:style-name="ce1">
            <text:p>0,807264006</text:p>
          </table:table-cell>
          <table:table-cell office:value-type="float" office:value="-21470032957.557354" table:formula="of:=([.$D$2]-[.$D$1]*[.$D$1])*[.A911]*[.G911]" table:style-name="ce1">
            <text:p>-21470032958</text:p>
          </table:table-cell>
          <table:table-cell table:number-columns-repeated="16376"/>
        </table:table-row>
        <table:table-row table:style-name="ro1">
          <table:table-cell office:value-type="float" office:value="4167" table:style-name="ce1">
            <text:p>4167</text:p>
          </table:table-cell>
          <table:table-cell office:value-type="float" office:value="25.56" table:style-name="ce1">
            <text:p>25,56</text:p>
          </table:table-cell>
          <table:table-cell office:value-type="float" office:value="78.900000000000006" table:style-name="ce1">
            <text:p>78,9</text:p>
          </table:table-cell>
          <table:table-cell office:value-type="float" office:value="6.6199999999999974" table:formula="of:=[.B912]-[.$B$5]" table:style-name="ce2">
            <text:p>6,62</text:p>
          </table:table-cell>
          <table:table-cell office:value-type="float" office:value="5.794893054953226" table:formula="of:=[.$D$2]*(1-EXP(-[.A912]/[.$D$1]))" table:style-name="ce1">
            <text:p>5,794893055</text:p>
          </table:table-cell>
          <table:table-cell office:value-type="float" office:value="0.8251069450467714" table:formula="of:=[.D912]-[.E912]" table:style-name="ce2">
            <text:p>0,83</text:p>
          </table:table-cell>
          <table:table-cell office:value-type="float" office:value="0.80764484909221901" table:formula="of:=1-EXP(-[.A912]/[.$D$1])" table:style-name="ce1">
            <text:p>0,807644849</text:p>
          </table:table-cell>
          <table:table-cell office:value-type="float" office:value="-21505966964.482132" table:formula="of:=([.$D$2]-[.$D$1]*[.$D$1])*[.A912]*[.G912]" table:style-name="ce1">
            <text:p>-21505966964</text:p>
          </table:table-cell>
          <table:table-cell table:number-columns-repeated="16376"/>
        </table:table-row>
        <table:table-row table:style-name="ro1">
          <table:table-cell office:value-type="float" office:value="4171" table:style-name="ce1">
            <text:p>4171</text:p>
          </table:table-cell>
          <table:table-cell office:value-type="float" office:value="25.62" table:style-name="ce1">
            <text:p>25,62</text:p>
          </table:table-cell>
          <table:table-cell office:value-type="float" office:value="80.3" table:style-name="ce1">
            <text:p>80,3</text:p>
          </table:table-cell>
          <table:table-cell office:value-type="float" office:value="6.68" table:formula="of:=[.B913]-[.$B$5]" table:style-name="ce2">
            <text:p>6,68</text:p>
          </table:table-cell>
          <table:table-cell office:value-type="float" office:value="5.7970752194478701" table:formula="of:=[.$D$2]*(1-EXP(-[.A913]/[.$D$1]))" table:style-name="ce1">
            <text:p>5,797075219</text:p>
          </table:table-cell>
          <table:table-cell office:value-type="float" office:value="0.88292478055212964" table:formula="of:=[.D913]-[.E913]" table:style-name="ce2">
            <text:p>0,88</text:p>
          </table:table-cell>
          <table:table-cell office:value-type="float" office:value="0.80794898135096105" table:formula="of:=1-EXP(-[.A913]/[.$D$1])" table:style-name="ce1">
            <text:p>0,807948981</text:p>
          </table:table-cell>
          <table:table-cell office:value-type="float" office:value="-21534717248.873123" table:formula="of:=([.$D$2]-[.$D$1]*[.$D$1])*[.A913]*[.G913]" table:style-name="ce1">
            <text:p>-21534717249</text:p>
          </table:table-cell>
          <table:table-cell table:number-columns-repeated="16376"/>
        </table:table-row>
        <table:table-row table:style-name="ro1">
          <table:table-cell office:value-type="float" office:value="4176" table:style-name="ce1">
            <text:p>4176</text:p>
          </table:table-cell>
          <table:table-cell office:value-type="float" office:value="25.62" table:style-name="ce1">
            <text:p>25,62</text:p>
          </table:table-cell>
          <table:table-cell office:value-type="float" office:value="83" table:style-name="ce1">
            <text:p>83</text:p>
          </table:table-cell>
          <table:table-cell office:value-type="float" office:value="6.68" table:formula="of:=[.B914]-[.$B$5]" table:style-name="ce2">
            <text:p>6,68</text:p>
          </table:table-cell>
          <table:table-cell office:value-type="float" office:value="5.7997980738408694" table:formula="of:=[.$D$2]*(1-EXP(-[.A914]/[.$D$1]))" table:style-name="ce1">
            <text:p>5,799798074</text:p>
          </table:table-cell>
          <table:table-cell office:value-type="float" office:value="0.88020192615913029" table:formula="of:=[.D914]-[.E914]" table:style-name="ce2">
            <text:p>0,88</text:p>
          </table:table-cell>
          <table:table-cell office:value-type="float" office:value="0.80832847055024049" table:formula="of:=1-EXP(-[.A914]/[.$D$1])" table:style-name="ce1">
            <text:p>0,808328471</text:p>
          </table:table-cell>
          <table:table-cell office:value-type="float" office:value="-21570658925.664963" table:formula="of:=([.$D$2]-[.$D$1]*[.$D$1])*[.A914]*[.G914]" table:style-name="ce1">
            <text:p>-21570658926</text:p>
          </table:table-cell>
          <table:table-cell table:number-columns-repeated="16376"/>
        </table:table-row>
        <table:table-row table:style-name="ro1">
          <table:table-cell office:value-type="float" office:value="4181" table:style-name="ce1">
            <text:p>4181</text:p>
          </table:table-cell>
          <table:table-cell office:value-type="float" office:value="25.62" table:style-name="ce1">
            <text:p>25,62</text:p>
          </table:table-cell>
          <table:table-cell office:value-type="float" office:value="83.7" table:style-name="ce1">
            <text:p>83,7</text:p>
          </table:table-cell>
          <table:table-cell office:value-type="float" office:value="6.68" table:formula="of:=[.B915]-[.$B$5]" table:style-name="ce2">
            <text:p>6,68</text:p>
          </table:table-cell>
          <table:table-cell office:value-type="float" office:value="5.8025155479248207" table:formula="of:=[.$D$2]*(1-EXP(-[.A915]/[.$D$1]))" table:style-name="ce1">
            <text:p>5,802515548</text:p>
          </table:table-cell>
          <table:table-cell office:value-type="float" office:value="0.877484452075179" table:formula="of:=[.D915]-[.E915]" table:style-name="ce2">
            <text:p>0,88</text:p>
          </table:table-cell>
          <table:table-cell office:value-type="float" office:value="0.80870720988600242" table:formula="of:=1-EXP(-[.A915]/[.$D$1])" table:style-name="ce1">
            <text:p>0,80870721</text:p>
          </table:table-cell>
          <table:table-cell office:value-type="float" office:value="-21606604818.158203" table:formula="of:=([.$D$2]-[.$D$1]*[.$D$1])*[.A915]*[.G915]" table:style-name="ce1">
            <text:p>-21606604818</text:p>
          </table:table-cell>
          <table:table-cell table:number-columns-repeated="16376"/>
        </table:table-row>
        <table:table-row table:style-name="ro1">
          <table:table-cell office:value-type="float" office:value="4185" table:style-name="ce1">
            <text:p>4185</text:p>
          </table:table-cell>
          <table:table-cell office:value-type="float" office:value="25.62" table:style-name="ce1">
            <text:p>25,62</text:p>
          </table:table-cell>
          <table:table-cell office:value-type="float" office:value="86.1" table:style-name="ce1">
            <text:p>86,1</text:p>
          </table:table-cell>
          <table:table-cell office:value-type="float" office:value="6.68" table:formula="of:=[.B916]-[.$B$5]" table:style-name="ce2">
            <text:p>6,68</text:p>
          </table:table-cell>
          <table:table-cell office:value-type="float" office:value="5.8046856605144663" table:formula="of:=[.$D$2]*(1-EXP(-[.A916]/[.$D$1]))" table:style-name="ce1">
            <text:p>5,804685661</text:p>
          </table:table-cell>
          <table:table-cell office:value-type="float" office:value="0.87531433948553339" table:formula="of:=[.D916]-[.E916]" table:style-name="ce2">
            <text:p>0,88</text:p>
          </table:table-cell>
          <table:table-cell office:value-type="float" office:value="0.8090096624486911" table:formula="of:=1-EXP(-[.A916]/[.$D$1])" table:style-name="ce1">
            <text:p>0,809009662</text:p>
          </table:table-cell>
          <table:table-cell office:value-type="float" office:value="-21635364545.78764" table:formula="of:=([.$D$2]-[.$D$1]*[.$D$1])*[.A916]*[.G916]" table:style-name="ce1">
            <text:p>-21635364546</text:p>
          </table:table-cell>
          <table:table-cell table:number-columns-repeated="16376"/>
        </table:table-row>
        <table:table-row table:style-name="ro1">
          <table:table-cell office:value-type="float" office:value="4190" table:style-name="ce1">
            <text:p>4190</text:p>
          </table:table-cell>
          <table:table-cell office:value-type="float" office:value="25.62" table:style-name="ce1">
            <text:p>25,62</text:p>
          </table:table-cell>
          <table:table-cell office:value-type="float" office:value="88.6" table:style-name="ce1">
            <text:p>88,6</text:p>
          </table:table-cell>
          <table:table-cell office:value-type="float" office:value="6.68" table:formula="of:=[.B917]-[.$B$5]" table:style-name="ce2">
            <text:p>6,68</text:p>
          </table:table-cell>
          <table:table-cell office:value-type="float" office:value="5.8073934768191133" table:formula="of:=[.$D$2]*(1-EXP(-[.A917]/[.$D$1]))" table:style-name="ce1">
            <text:p>5,807393477</text:p>
          </table:table-cell>
          <table:table-cell office:value-type="float" office:value="0.87260652318088638" table:formula="of:=[.D917]-[.E917]" table:style-name="ce2">
            <text:p>0,87</text:p>
          </table:table-cell>
          <table:table-cell office:value-type="float" office:value="0.80938705576207881" table:formula="of:=1-EXP(-[.A917]/[.$D$1])" table:style-name="ce1">
            <text:p>0,809387056</text:p>
          </table:table-cell>
          <table:table-cell office:value-type="float" office:value="-21671317945.368832" table:formula="of:=([.$D$2]-[.$D$1]*[.$D$1])*[.A917]*[.G917]" table:style-name="ce1">
            <text:p>-21671317945</text:p>
          </table:table-cell>
          <table:table-cell table:number-columns-repeated="16376"/>
        </table:table-row>
        <table:table-row table:style-name="ro1">
          <table:table-cell office:value-type="float" office:value="4194" table:style-name="ce1">
            <text:p>4194</text:p>
          </table:table-cell>
          <table:table-cell office:value-type="float" office:value="25.62" table:style-name="ce1">
            <text:p>25,62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6.68" table:formula="of:=[.B918]-[.$B$5]" table:style-name="ce2">
            <text:p>6,68</text:p>
          </table:table-cell>
          <table:table-cell office:value-type="float" office:value="5.8095558769273126" table:formula="of:=[.$D$2]*(1-EXP(-[.A918]/[.$D$1]))" table:style-name="ce1">
            <text:p>5,809555877</text:p>
          </table:table-cell>
          <table:table-cell office:value-type="float" office:value="0.87044412307268715" table:formula="of:=[.D918]-[.E918]" table:style-name="ce2">
            <text:p>0,87</text:p>
          </table:table-cell>
          <table:table-cell office:value-type="float" office:value="0.80968843342211527" table:formula="of:=1-EXP(-[.A918]/[.$D$1])" table:style-name="ce1">
            <text:p>0,809688433</text:p>
          </table:table-cell>
          <table:table-cell office:value-type="float" office:value="-21700083637.074966" table:formula="of:=([.$D$2]-[.$D$1]*[.$D$1])*[.A918]*[.G918]" table:style-name="ce1">
            <text:p>-21700083637</text:p>
          </table:table-cell>
          <table:table-cell table:number-columns-repeated="16376"/>
        </table:table-row>
        <table:table-row table:style-name="ro1">
          <table:table-cell office:value-type="float" office:value="4199" table:style-name="ce1">
            <text:p>4199</text:p>
          </table:table-cell>
          <table:table-cell office:value-type="float" office:value="25.62" table:style-name="ce1">
            <text:p>25,62</text:p>
          </table:table-cell>
          <table:table-cell office:value-type="float" office:value="77.2" table:style-name="ce1">
            <text:p>77,2</text:p>
          </table:table-cell>
          <table:table-cell office:value-type="float" office:value="6.68" table:formula="of:=[.B919]-[.$B$5]" table:style-name="ce2">
            <text:p>6,68</text:p>
          </table:table-cell>
          <table:table-cell office:value-type="float" office:value="5.8122540697759639" table:formula="of:=[.$D$2]*(1-EXP(-[.A919]/[.$D$1]))" table:style-name="ce1">
            <text:p>5,81225407</text:p>
          </table:table-cell>
          <table:table-cell office:value-type="float" office:value="0.86774593022403579" table:formula="of:=[.D919]-[.E919]" table:style-name="ce2">
            <text:p>0,87</text:p>
          </table:table-cell>
          <table:table-cell office:value-type="float" office:value="0.81006448549683097" table:formula="of:=1-EXP(-[.A919]/[.$D$1])" table:style-name="ce1">
            <text:p>0,810064485</text:p>
          </table:table-cell>
          <table:table-cell office:value-type="float" office:value="-21736044439.927105" table:formula="of:=([.$D$2]-[.$D$1]*[.$D$1])*[.A919]*[.G919]" table:style-name="ce1">
            <text:p>-21736044440</text:p>
          </table:table-cell>
          <table:table-cell table:number-columns-repeated="16376"/>
        </table:table-row>
        <table:table-row table:style-name="ro1">
          <table:table-cell office:value-type="float" office:value="4204" table:style-name="ce1">
            <text:p>4204</text:p>
          </table:table-cell>
          <table:table-cell office:value-type="float" office:value="25.62" table:style-name="ce1">
            <text:p>25,62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6.68" table:formula="of:=[.B920]-[.$B$5]" table:style-name="ce2">
            <text:p>6,68</text:p>
          </table:table-cell>
          <table:table-cell office:value-type="float" office:value="5.8149469310463155" table:formula="of:=[.$D$2]*(1-EXP(-[.A920]/[.$D$1]))" table:style-name="ce1">
            <text:p>5,814946931</text:p>
          </table:table-cell>
          <table:table-cell office:value-type="float" office:value="0.86505306895368417" table:formula="of:=[.D920]-[.E920]" table:style-name="ce2">
            <text:p>0,87</text:p>
          </table:table-cell>
          <table:table-cell office:value-type="float" office:value="0.81043979449972281" table:formula="of:=1-EXP(-[.A920]/[.$D$1])" table:style-name="ce1">
            <text:p>0,810439794</text:p>
          </table:table-cell>
          <table:table-cell office:value-type="float" office:value="-21772009311.085201" table:formula="of:=([.$D$2]-[.$D$1]*[.$D$1])*[.A920]*[.G920]" table:style-name="ce1">
            <text:p>-21772009311</text:p>
          </table:table-cell>
          <table:table-cell table:number-columns-repeated="16376"/>
        </table:table-row>
        <table:table-row table:style-name="ro1">
          <table:table-cell office:value-type="float" office:value="4208" table:style-name="ce1">
            <text:p>4208</text:p>
          </table:table-cell>
          <table:table-cell office:value-type="float" office:value="25.56" table:style-name="ce1">
            <text:p>25,56</text:p>
          </table:table-cell>
          <table:table-cell office:value-type="float" office:value="70.8" table:style-name="ce1">
            <text:p>70,8</text:p>
          </table:table-cell>
          <table:table-cell office:value-type="float" office:value="6.6199999999999974" table:formula="of:=[.B921]-[.$B$5]" table:style-name="ce2">
            <text:p>6,62</text:p>
          </table:table-cell>
          <table:table-cell office:value-type="float" office:value="5.8170973884065047" table:formula="of:=[.$D$2]*(1-EXP(-[.A921]/[.$D$1]))" table:style-name="ce1">
            <text:p>5,817097388</text:p>
          </table:table-cell>
          <table:table-cell office:value-type="float" office:value="0.80290261159349274" table:formula="of:=[.D921]-[.E921]" table:style-name="ce2">
            <text:p>0,80</text:p>
          </table:table-cell>
          <table:table-cell office:value-type="float" office:value="0.81073950767711533" table:formula="of:=1-EXP(-[.A921]/[.$D$1])" table:style-name="ce1">
            <text:p>0,810739508</text:p>
          </table:table-cell>
          <table:table-cell office:value-type="float" office:value="-21800784115.863094" table:formula="of:=([.$D$2]-[.$D$1]*[.$D$1])*[.A921]*[.G921]" table:style-name="ce1">
            <text:p>-21800784116</text:p>
          </table:table-cell>
          <table:table-cell table:number-columns-repeated="16376"/>
        </table:table-row>
        <table:table-row table:style-name="ro1">
          <table:table-cell office:value-type="float" office:value="4213" table:style-name="ce1">
            <text:p>4213</text:p>
          </table:table-cell>
          <table:table-cell office:value-type="float" office:value="25.56" table:style-name="ce1">
            <text:p>25,56</text:p>
          </table:table-cell>
          <table:table-cell office:value-type="float" office:value="70.599999999999994" table:style-name="ce1">
            <text:p>70,6</text:p>
          </table:table-cell>
          <table:table-cell office:value-type="float" office:value="6.6199999999999974" table:formula="of:=[.B922]-[.$B$5]" table:style-name="ce2">
            <text:p>6,62</text:p>
          </table:table-cell>
          <table:table-cell office:value-type="float" office:value="5.819780679370373" table:formula="of:=[.$D$2]*(1-EXP(-[.A922]/[.$D$1]))" table:style-name="ce1">
            <text:p>5,819780679</text:p>
          </table:table-cell>
          <table:table-cell office:value-type="float" office:value="0.80021932062962442" table:formula="of:=[.D922]-[.E922]" table:style-name="ce2">
            <text:p>0,80</text:p>
          </table:table-cell>
          <table:table-cell office:value-type="float" office:value="0.81111348284887996" table:formula="of:=1-EXP(-[.A922]/[.$D$1])" table:style-name="ce1">
            <text:p>0,811113483</text:p>
          </table:table-cell>
          <table:table-cell office:value-type="float" office:value="-21836756230.076088" table:formula="of:=([.$D$2]-[.$D$1]*[.$D$1])*[.A922]*[.G922]" table:style-name="ce1">
            <text:p>-21836756230</text:p>
          </table:table-cell>
          <table:table-cell table:number-columns-repeated="16376"/>
        </table:table-row>
        <table:table-row table:style-name="ro1">
          <table:table-cell office:value-type="float" office:value="4217" table:style-name="ce1">
            <text:p>4217</text:p>
          </table:table-cell>
          <table:table-cell office:value-type="float" office:value="25.62" table:style-name="ce1">
            <text:p>25,62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6.68" table:formula="of:=[.B923]-[.$B$5]" table:style-name="ce2">
            <text:p>6,68</text:p>
          </table:table-cell>
          <table:table-cell office:value-type="float" office:value="5.8219234941029079" table:formula="of:=[.$D$2]*(1-EXP(-[.A923]/[.$D$1]))" table:style-name="ce1">
            <text:p>5,821923494</text:p>
          </table:table-cell>
          <table:table-cell office:value-type="float" office:value="0.85807650589709183" table:formula="of:=[.D923]-[.E923]" table:style-name="ce2">
            <text:p>0,86</text:p>
          </table:table-cell>
          <table:table-cell office:value-type="float" office:value="0.811412130859271" table:formula="of:=1-EXP(-[.A923]/[.$D$1])" table:style-name="ce1">
            <text:p>0,811412131</text:p>
          </table:table-cell>
          <table:table-cell office:value-type="float" office:value="-21865536788.359901" table:formula="of:=([.$D$2]-[.$D$1]*[.$D$1])*[.A923]*[.G923]" table:style-name="ce1">
            <text:p>-21865536788</text:p>
          </table:table-cell>
          <table:table-cell table:number-columns-repeated="16376"/>
        </table:table-row>
        <table:table-row table:style-name="ro1">
          <table:table-cell office:value-type="float" office:value="4222" table:style-name="ce1">
            <text:p>4222</text:p>
          </table:table-cell>
          <table:table-cell office:value-type="float" office:value="25.56" table:style-name="ce1">
            <text:p>25,56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6.6199999999999974" table:formula="of:=[.B924]-[.$B$5]" table:style-name="ce2">
            <text:p>6,62</text:p>
          </table:table-cell>
          <table:table-cell office:value-type="float" office:value="5.8245972487727258" table:formula="of:=[.$D$2]*(1-EXP(-[.A924]/[.$D$1]))" table:style-name="ce1">
            <text:p>5,824597249</text:p>
          </table:table-cell>
          <table:table-cell office:value-type="float" office:value="0.79540275122727166" table:formula="of:=[.D924]-[.E924]" table:style-name="ce2">
            <text:p>0,80</text:p>
          </table:table-cell>
          <table:table-cell office:value-type="float" office:value="0.8117847769402835" table:formula="of:=1-EXP(-[.A924]/[.$D$1])" table:style-name="ce1">
            <text:p>0,811784777</text:p>
          </table:table-cell>
          <table:table-cell office:value-type="float" office:value="-21901516043.447792" table:formula="of:=([.$D$2]-[.$D$1]*[.$D$1])*[.A924]*[.G924]" table:style-name="ce1">
            <text:p>-21901516043</text:p>
          </table:table-cell>
          <table:table-cell table:number-columns-repeated="16376"/>
        </table:table-row>
        <table:table-row table:style-name="ro1">
          <table:table-cell office:value-type="float" office:value="4226" table:style-name="ce1">
            <text:p>4226</text:p>
          </table:table-cell>
          <table:table-cell office:value-type="float" office:value="25.62" table:style-name="ce1">
            <text:p>25,62</text:p>
          </table:table-cell>
          <table:table-cell office:value-type="float" office:value="84.1" table:style-name="ce1">
            <text:p>84,1</text:p>
          </table:table-cell>
          <table:table-cell office:value-type="float" office:value="6.68" table:formula="of:=[.B925]-[.$B$5]" table:style-name="ce2">
            <text:p>6,68</text:p>
          </table:table-cell>
          <table:table-cell office:value-type="float" office:value="5.8267324480391567" table:formula="of:=[.$D$2]*(1-EXP(-[.A925]/[.$D$1]))" table:style-name="ce1">
            <text:p>5,826732448</text:p>
          </table:table-cell>
          <table:table-cell office:value-type="float" office:value="0.85326755196084303" table:formula="of:=[.D925]-[.E925]" table:style-name="ce2">
            <text:p>0,85</text:p>
          </table:table-cell>
          <table:table-cell office:value-type="float" office:value="0.81208236356922814" table:formula="of:=1-EXP(-[.A925]/[.$D$1])" table:style-name="ce1">
            <text:p>0,812082364</text:p>
          </table:table-cell>
          <table:table-cell office:value-type="float" office:value="-21930302273.747787" table:formula="of:=([.$D$2]-[.$D$1]*[.$D$1])*[.A925]*[.G925]" table:style-name="ce1">
            <text:p>-21930302274</text:p>
          </table:table-cell>
          <table:table-cell table:number-columns-repeated="16376"/>
        </table:table-row>
        <table:table-row table:style-name="ro1">
          <table:table-cell office:value-type="float" office:value="4231" table:style-name="ce1">
            <text:p>4231</text:p>
          </table:table-cell>
          <table:table-cell office:value-type="float" office:value="25.56" table:style-name="ce1">
            <text:p>25,56</text:p>
          </table:table-cell>
          <table:table-cell office:value-type="float" office:value="86.3" table:style-name="ce1">
            <text:p>86,3</text:p>
          </table:table-cell>
          <table:table-cell office:value-type="float" office:value="6.6199999999999974" table:formula="of:=[.B926]-[.$B$5]" table:style-name="ce2">
            <text:p>6,62</text:p>
          </table:table-cell>
          <table:table-cell office:value-type="float" office:value="5.8293967003064804" table:formula="of:=[.$D$2]*(1-EXP(-[.A926]/[.$D$1]))" table:style-name="ce1">
            <text:p>5,8293967</text:p>
          </table:table-cell>
          <table:table-cell office:value-type="float" office:value="0.79060329969351706" table:formula="of:=[.D926]-[.E926]" table:style-name="ce2">
            <text:p>0,79</text:p>
          </table:table-cell>
          <table:table-cell office:value-type="float" office:value="0.81245368528301665" table:formula="of:=1-EXP(-[.A926]/[.$D$1])" table:style-name="ce1">
            <text:p>0,812453685</text:p>
          </table:table-cell>
          <table:table-cell office:value-type="float" office:value="-21966288568.165382" table:formula="of:=([.$D$2]-[.$D$1]*[.$D$1])*[.A926]*[.G926]" table:style-name="ce1">
            <text:p>-21966288568</text:p>
          </table:table-cell>
          <table:table-cell table:number-columns-repeated="16376"/>
        </table:table-row>
        <table:table-row table:style-name="ro1">
          <table:table-cell office:value-type="float" office:value="4236" table:style-name="ce1">
            <text:p>4236</text:p>
          </table:table-cell>
          <table:table-cell office:value-type="float" office:value="25.56" table:style-name="ce1">
            <text:p>25,56</text:p>
          </table:table-cell>
          <table:table-cell office:value-type="float" office:value="81.5" table:style-name="ce1">
            <text:p>81,5</text:p>
          </table:table-cell>
          <table:table-cell office:value-type="float" office:value="6.6199999999999974" table:formula="of:=[.B927]-[.$B$5]" table:style-name="ce2">
            <text:p>6,62</text:p>
          </table:table-cell>
          <table:table-cell office:value-type="float" office:value="5.8320556880614536" table:formula="of:=[.$D$2]*(1-EXP(-[.A927]/[.$D$1]))" table:style-name="ce1">
            <text:p>5,832055688</text:p>
          </table:table-cell>
          <table:table-cell office:value-type="float" office:value="0.78794431193854386" table:formula="of:=[.D927]-[.E927]" table:style-name="ce2">
            <text:p>0,79</text:p>
          </table:table-cell>
          <table:table-cell office:value-type="float" office:value="0.81282427327208528" table:formula="of:=1-EXP(-[.A927]/[.$D$1])" table:style-name="ce1">
            <text:p>0,812824273</text:p>
          </table:table-cell>
          <table:table-cell office:value-type="float" office:value="-22002278729.676758" table:formula="of:=([.$D$2]-[.$D$1]*[.$D$1])*[.A927]*[.G927]" table:style-name="ce1">
            <text:p>-22002278730</text:p>
          </table:table-cell>
          <table:table-cell table:number-columns-repeated="16376"/>
        </table:table-row>
        <table:table-row table:style-name="ro1">
          <table:table-cell office:value-type="float" office:value="4240" table:style-name="ce1">
            <text:p>4240</text:p>
          </table:table-cell>
          <table:table-cell office:value-type="float" office:value="25.56" table:style-name="ce1">
            <text:p>25,56</text:p>
          </table:table-cell>
          <table:table-cell office:value-type="float" office:value="77.8" table:style-name="ce1">
            <text:p>77,8</text:p>
          </table:table-cell>
          <table:table-cell office:value-type="float" office:value="6.6199999999999974" table:formula="of:=[.B928]-[.$B$5]" table:style-name="ce2">
            <text:p>6,62</text:p>
          </table:table-cell>
          <table:table-cell office:value-type="float" office:value="5.8341790948077623" table:formula="of:=[.$D$2]*(1-EXP(-[.A928]/[.$D$1]))" table:style-name="ce1">
            <text:p>5,834179095</text:p>
          </table:table-cell>
          <table:table-cell office:value-type="float" office:value="0.78582090519223513" table:formula="of:=[.D928]-[.E928]" table:style-name="ce2">
            <text:p>0,79</text:p>
          </table:table-cell>
          <table:table-cell office:value-type="float" office:value="0.81312021635592158" table:formula="of:=1-EXP(-[.A928]/[.$D$1])" table:style-name="ce1">
            <text:p>0,813120216</text:p>
          </table:table-cell>
          <table:table-cell office:value-type="float" office:value="-22031073622.332062" table:formula="of:=([.$D$2]-[.$D$1]*[.$D$1])*[.A928]*[.G928]" table:style-name="ce1">
            <text:p>-22031073622</text:p>
          </table:table-cell>
          <table:table-cell table:number-columns-repeated="16376"/>
        </table:table-row>
        <table:table-row table:style-name="ro1">
          <table:table-cell office:value-type="float" office:value="4245" table:style-name="ce1">
            <text:p>4245</text:p>
          </table:table-cell>
          <table:table-cell office:value-type="float" office:value="25.62" table:style-name="ce1">
            <text:p>25,62</text:p>
          </table:table-cell>
          <table:table-cell office:value-type="float" office:value="75.3" table:style-name="ce1">
            <text:p>75,3</text:p>
          </table:table-cell>
          <table:table-cell office:value-type="float" office:value="6.68" table:formula="of:=[.B929]-[.$B$5]" table:style-name="ce2">
            <text:p>6,68</text:p>
          </table:table-cell>
          <table:table-cell office:value-type="float" office:value="5.8368286326411853" table:formula="of:=[.$D$2]*(1-EXP(-[.A929]/[.$D$1]))" table:style-name="ce1">
            <text:p>5,836828633</text:p>
          </table:table-cell>
          <table:table-cell office:value-type="float" office:value="0.84317136735881437" table:formula="of:=[.D929]-[.E929]" table:style-name="ce2">
            <text:p>0,84</text:p>
          </table:table-cell>
          <table:table-cell office:value-type="float" office:value="0.81348948729213144" table:formula="of:=1-EXP(-[.A929]/[.$D$1])" table:style-name="ce1">
            <text:p>0,813489487</text:p>
          </table:table-cell>
          <table:table-cell office:value-type="float" office:value="-22067070666.46814" table:formula="of:=([.$D$2]-[.$D$1]*[.$D$1])*[.A929]*[.G929]" table:style-name="ce1">
            <text:p>-22067070666</text:p>
          </table:table-cell>
          <table:table-cell table:number-columns-repeated="16376"/>
        </table:table-row>
        <table:table-row table:style-name="ro1">
          <table:table-cell office:value-type="float" office:value="4249" table:style-name="ce1">
            <text:p>4249</text:p>
          </table:table-cell>
          <table:table-cell office:value-type="float" office:value="25.56" table:style-name="ce1">
            <text:p>25,56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6.6199999999999974" table:formula="of:=[.B930]-[.$B$5]" table:style-name="ce2">
            <text:p>6,62</text:p>
          </table:table-cell>
          <table:table-cell office:value-type="float" office:value="5.8389444928964904" table:formula="of:=[.$D$2]*(1-EXP(-[.A930]/[.$D$1]))" table:style-name="ce1">
            <text:p>5,838944493</text:p>
          </table:table-cell>
          <table:table-cell office:value-type="float" office:value="0.78105550710350702" table:formula="of:=[.D930]-[.E930]" table:style-name="ce2">
            <text:p>0,78</text:p>
          </table:table-cell>
          <table:table-cell office:value-type="float" office:value="0.81378437860770725" table:formula="of:=1-EXP(-[.A930]/[.$D$1])" table:style-name="ce1">
            <text:p>0,813784379</text:p>
          </table:table-cell>
          <table:table-cell office:value-type="float" office:value="-22095871025.18338" table:formula="of:=([.$D$2]-[.$D$1]*[.$D$1])*[.A930]*[.G930]" table:style-name="ce1">
            <text:p>-22095871025</text:p>
          </table:table-cell>
          <table:table-cell table:number-columns-repeated="16376"/>
        </table:table-row>
        <table:table-row table:style-name="ro1">
          <table:table-cell office:value-type="float" office:value="4254" table:style-name="ce1">
            <text:p>4254</text:p>
          </table:table-cell>
          <table:table-cell office:value-type="float" office:value="25.56" table:style-name="ce1">
            <text:p>25,56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6.6199999999999974" table:formula="of:=[.B931]-[.$B$5]" table:style-name="ce2">
            <text:p>6,62</text:p>
          </table:table-cell>
          <table:table-cell office:value-type="float" office:value="5.8415846143929535" table:formula="of:=[.$D$2]*(1-EXP(-[.A931]/[.$D$1]))" table:style-name="ce1">
            <text:p>5,841584614</text:p>
          </table:table-cell>
          <table:table-cell office:value-type="float" office:value="0.77841538560704393" table:formula="of:=[.D931]-[.E931]" table:style-name="ce2">
            <text:p>0,78</text:p>
          </table:table-cell>
          <table:table-cell office:value-type="float" office:value="0.81415233717180424" table:formula="of:=1-EXP(-[.A931]/[.$D$1])" table:style-name="ce1">
            <text:p>0,814152337</text:p>
          </table:table-cell>
          <table:table-cell office:value-type="float" office:value="-22131874852.006641" table:formula="of:=([.$D$2]-[.$D$1]*[.$D$1])*[.A931]*[.G931]" table:style-name="ce1">
            <text:p>-22131874852</text:p>
          </table:table-cell>
          <table:table-cell table:number-columns-repeated="16376"/>
        </table:table-row>
        <table:table-row table:style-name="ro1">
          <table:table-cell office:value-type="float" office:value="4258" table:style-name="ce1">
            <text:p>4258</text:p>
          </table:table-cell>
          <table:table-cell office:value-type="float" office:value="25.56" table:style-name="ce1">
            <text:p>25,56</text:p>
          </table:table-cell>
          <table:table-cell office:value-type="float" office:value="80.3" table:style-name="ce1">
            <text:p>80,3</text:p>
          </table:table-cell>
          <table:table-cell office:value-type="float" office:value="6.6199999999999974" table:formula="of:=[.B932]-[.$B$5]" table:style-name="ce2">
            <text:p>6,62</text:p>
          </table:table-cell>
          <table:table-cell office:value-type="float" office:value="5.8436929549771408" table:formula="of:=[.$D$2]*(1-EXP(-[.A932]/[.$D$1]))" table:style-name="ce1">
            <text:p>5,843692955</text:p>
          </table:table-cell>
          <table:table-cell office:value-type="float" office:value="0.77630704502285663" table:formula="of:=[.D932]-[.E932]" table:style-name="ce2">
            <text:p>0,78</text:p>
          </table:table-cell>
          <table:table-cell office:value-type="float" office:value="0.81444618045705619" table:formula="of:=1-EXP(-[.A932]/[.$D$1])" table:style-name="ce1">
            <text:p>0,81444618</text:p>
          </table:table-cell>
          <table:table-cell office:value-type="float" office:value="-22160680597.081497" table:formula="of:=([.$D$2]-[.$D$1]*[.$D$1])*[.A932]*[.G932]" table:style-name="ce1">
            <text:p>-22160680597</text:p>
          </table:table-cell>
          <table:table-cell table:number-columns-repeated="16376"/>
        </table:table-row>
        <table:table-row table:style-name="ro1">
          <table:table-cell office:value-type="float" office:value="4263" table:style-name="ce1">
            <text:p>4263</text:p>
          </table:table-cell>
          <table:table-cell office:value-type="float" office:value="25.56" table:style-name="ce1">
            <text:p>25,56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6.6199999999999974" table:formula="of:=[.B933]-[.$B$5]" table:style-name="ce2">
            <text:p>6,62</text:p>
          </table:table-cell>
          <table:table-cell office:value-type="float" office:value="5.8463236936018781" table:formula="of:=[.$D$2]*(1-EXP(-[.A933]/[.$D$1]))" table:style-name="ce1">
            <text:p>5,846323694</text:p>
          </table:table-cell>
          <table:table-cell office:value-type="float" office:value="0.77367630639811935" table:formula="of:=[.D933]-[.E933]" table:style-name="ce2">
            <text:p>0,77</text:p>
          </table:table-cell>
          <table:table-cell office:value-type="float" office:value="0.81481283131315108" table:formula="of:=1-EXP(-[.A933]/[.$D$1])" table:style-name="ce1">
            <text:p>0,814812831</text:p>
          </table:table-cell>
          <table:table-cell office:value-type="float" office:value="-22196691107.277836" table:formula="of:=([.$D$2]-[.$D$1]*[.$D$1])*[.A933]*[.G933]" table:style-name="ce1">
            <text:p>-22196691107</text:p>
          </table:table-cell>
          <table:table-cell table:number-columns-repeated="16376"/>
        </table:table-row>
        <table:table-row table:style-name="ro1">
          <table:table-cell office:value-type="float" office:value="4268" table:style-name="ce1">
            <text:p>4268</text:p>
          </table:table-cell>
          <table:table-cell office:value-type="float" office:value="25.56" table:style-name="ce1">
            <text:p>25,56</text:p>
          </table:table-cell>
          <table:table-cell office:value-type="float" office:value="79.900000000000006" table:style-name="ce1">
            <text:p>79,9</text:p>
          </table:table-cell>
          <table:table-cell office:value-type="float" office:value="6.6199999999999974" table:formula="of:=[.B934]-[.$B$5]" table:style-name="ce2">
            <text:p>6,62</text:p>
          </table:table-cell>
          <table:table-cell office:value-type="float" office:value="5.8489492339365929" table:formula="of:=[.$D$2]*(1-EXP(-[.A934]/[.$D$1]))" table:style-name="ce1">
            <text:p>5,848949234</text:p>
          </table:table-cell>
          <table:table-cell office:value-type="float" office:value="0.7710507660634045" table:formula="of:=[.D934]-[.E934]" table:style-name="ce2">
            <text:p>0,77</text:p>
          </table:table-cell>
          <table:table-cell office:value-type="float" office:value="0.81517875767405323" table:formula="of:=1-EXP(-[.A934]/[.$D$1])" table:style-name="ce1">
            <text:p>0,815178758</text:p>
          </table:table-cell>
          <table:table-cell office:value-type="float" office:value="-22232705287.774147" table:formula="of:=([.$D$2]-[.$D$1]*[.$D$1])*[.A934]*[.G934]" table:style-name="ce1">
            <text:p>-22232705288</text:p>
          </table:table-cell>
          <table:table-cell table:number-columns-repeated="16376"/>
        </table:table-row>
        <table:table-row table:style-name="ro1">
          <table:table-cell office:value-type="float" office:value="4272" table:style-name="ce1">
            <text:p>4272</text:p>
          </table:table-cell>
          <table:table-cell office:value-type="float" office:value="25.56" table:style-name="ce1">
            <text:p>25,56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6.6199999999999974" table:formula="of:=[.B935]-[.$B$5]" table:style-name="ce2">
            <text:p>6,62</text:p>
          </table:table-cell>
          <table:table-cell office:value-type="float" office:value="5.8510459303388282" table:formula="of:=[.$D$2]*(1-EXP(-[.A935]/[.$D$1]))" table:style-name="ce1">
            <text:p>5,85104593</text:p>
          </table:table-cell>
          <table:table-cell office:value-type="float" office:value="0.76895406966116919" table:formula="of:=[.D935]-[.E935]" table:style-name="ce2">
            <text:p>0,77</text:p>
          </table:table-cell>
          <table:table-cell office:value-type="float" office:value="0.81547097808835889" table:formula="of:=1-EXP(-[.A935]/[.$D$1])" table:style-name="ce1">
            <text:p>0,815470978</text:p>
          </table:table-cell>
          <table:table-cell office:value-type="float" office:value="-22261519254.385006" table:formula="of:=([.$D$2]-[.$D$1]*[.$D$1])*[.A935]*[.G935]" table:style-name="ce1">
            <text:p>-22261519254</text:p>
          </table:table-cell>
          <table:table-cell table:number-columns-repeated="16376"/>
        </table:table-row>
        <table:table-row table:style-name="ro1">
          <table:table-cell office:value-type="float" office:value="4277" table:style-name="ce1">
            <text:p>4277</text:p>
          </table:table-cell>
          <table:table-cell office:value-type="float" office:value="25.56" table:style-name="ce1">
            <text:p>25,56</text:p>
          </table:table-cell>
          <table:table-cell office:value-type="float" office:value="83.7" table:style-name="ce1">
            <text:p>83,7</text:p>
          </table:table-cell>
          <table:table-cell office:value-type="float" office:value="6.6199999999999974" table:formula="of:=[.B936]-[.$B$5]" table:style-name="ce2">
            <text:p>6,62</text:p>
          </table:table-cell>
          <table:table-cell office:value-type="float" office:value="5.8536621396226023" table:formula="of:=[.$D$2]*(1-EXP(-[.A936]/[.$D$1]))" table:style-name="ce1">
            <text:p>5,85366214</text:p>
          </table:table-cell>
          <table:table-cell office:value-type="float" office:value="0.76633786037739515" table:formula="of:=[.D936]-[.E936]" table:style-name="ce2">
            <text:p>0,77</text:p>
          </table:table-cell>
          <table:table-cell office:value-type="float" office:value="0.81583560396361665" table:formula="of:=1-EXP(-[.A936]/[.$D$1])" table:style-name="ce1">
            <text:p>0,815835604</text:p>
          </table:table-cell>
          <table:table-cell office:value-type="float" office:value="-22297539964.997456" table:formula="of:=([.$D$2]-[.$D$1]*[.$D$1])*[.A936]*[.G936]" table:style-name="ce1">
            <text:p>-22297539965</text:p>
          </table:table-cell>
          <table:table-cell table:number-columns-repeated="16376"/>
        </table:table-row>
        <table:table-row table:style-name="ro1">
          <table:table-cell office:value-type="float" office:value="4281" table:style-name="ce1">
            <text:p>4281</text:p>
          </table:table-cell>
          <table:table-cell office:value-type="float" office:value="25.56" table:style-name="ce1">
            <text:p>25,56</text:p>
          </table:table-cell>
          <table:table-cell office:value-type="float" office:value="85.3" table:style-name="ce1">
            <text:p>85,3</text:p>
          </table:table-cell>
          <table:table-cell office:value-type="float" office:value="6.6199999999999974" table:formula="of:=[.B937]-[.$B$5]" table:style-name="ce2">
            <text:p>6,62</text:p>
          </table:table-cell>
          <table:table-cell office:value-type="float" office:value="5.8557513844611808" table:formula="of:=[.$D$2]*(1-EXP(-[.A937]/[.$D$1]))" table:style-name="ce1">
            <text:p>5,855751384</text:p>
          </table:table-cell>
          <table:table-cell office:value-type="float" office:value="0.76424861553881662" table:formula="of:=[.D937]-[.E937]" table:style-name="ce2">
            <text:p>0,76</text:p>
          </table:table-cell>
          <table:table-cell office:value-type="float" office:value="0.81612678583985998" table:formula="of:=1-EXP(-[.A937]/[.$D$1])" table:style-name="ce1">
            <text:p>0,816126786</text:p>
          </table:table-cell>
          <table:table-cell office:value-type="float" office:value="-22326359116.543457" table:formula="of:=([.$D$2]-[.$D$1]*[.$D$1])*[.A937]*[.G937]" table:style-name="ce1">
            <text:p>-22326359117</text:p>
          </table:table-cell>
          <table:table-cell table:number-columns-repeated="16376"/>
        </table:table-row>
        <table:table-row table:style-name="ro1">
          <table:table-cell office:value-type="float" office:value="4286" table:style-name="ce1">
            <text:p>4286</text:p>
          </table:table-cell>
          <table:table-cell office:value-type="float" office:value="25.56" table:style-name="ce1">
            <text:p>25,56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6.6199999999999974" table:formula="of:=[.B938]-[.$B$5]" table:style-name="ce2">
            <text:p>6,62</text:p>
          </table:table-cell>
          <table:table-cell office:value-type="float" office:value="5.8583582958561458" table:formula="of:=[.$D$2]*(1-EXP(-[.A938]/[.$D$1]))" table:style-name="ce1">
            <text:p>5,858358296</text:p>
          </table:table-cell>
          <table:table-cell office:value-type="float" office:value="0.76164170414385168" table:formula="of:=[.D938]-[.E938]" table:style-name="ce2">
            <text:p>0,76</text:p>
          </table:table-cell>
          <table:table-cell office:value-type="float" office:value="0.81649011585134024" table:formula="of:=1-EXP(-[.A938]/[.$D$1])" table:style-name="ce1">
            <text:p>0,816490116</text:p>
          </table:table-cell>
          <table:table-cell office:value-type="float" office:value="-22362386259.536751" table:formula="of:=([.$D$2]-[.$D$1]*[.$D$1])*[.A938]*[.G938]" table:style-name="ce1">
            <text:p>-22362386260</text:p>
          </table:table-cell>
          <table:table-cell table:number-columns-repeated="16376"/>
        </table:table-row>
        <table:table-row table:style-name="ro1">
          <table:table-cell office:value-type="float" office:value="4290" table:style-name="ce1">
            <text:p>4290</text:p>
          </table:table-cell>
          <table:table-cell office:value-type="float" office:value="25.56" table:style-name="ce1">
            <text:p>25,56</text:p>
          </table:table-cell>
          <table:table-cell office:value-type="float" office:value="78.7" table:style-name="ce1">
            <text:p>78,7</text:p>
          </table:table-cell>
          <table:table-cell office:value-type="float" office:value="6.6199999999999974" table:formula="of:=[.B939]-[.$B$5]" table:style-name="ce2">
            <text:p>6,62</text:p>
          </table:table-cell>
          <table:table-cell office:value-type="float" office:value="5.8604401156135877" table:formula="of:=[.$D$2]*(1-EXP(-[.A939]/[.$D$1]))" table:style-name="ce1">
            <text:p>5,860440116</text:p>
          </table:table-cell>
          <table:table-cell office:value-type="float" office:value="0.75955988438640976" table:formula="of:=[.D939]-[.E939]" table:style-name="ce2">
            <text:p>0,76</text:p>
          </table:table-cell>
          <table:table-cell office:value-type="float" office:value="0.81678026288043837" table:formula="of:=1-EXP(-[.A939]/[.$D$1])" table:style-name="ce1">
            <text:p>0,816780263</text:p>
          </table:table-cell>
          <table:table-cell office:value-type="float" office:value="-22391210518.074867" table:formula="of:=([.$D$2]-[.$D$1]*[.$D$1])*[.A939]*[.G939]" table:style-name="ce1">
            <text:p>-22391210518</text:p>
          </table:table-cell>
          <table:table-cell table:number-columns-repeated="16376"/>
        </table:table-row>
        <table:table-row table:style-name="ro1">
          <table:table-cell office:value-type="float" office:value="4295" table:style-name="ce1">
            <text:p>4295</text:p>
          </table:table-cell>
          <table:table-cell office:value-type="float" office:value="25.56" table:style-name="ce1">
            <text:p>25,56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6.6199999999999974" table:formula="of:=[.B940]-[.$B$5]" table:style-name="ce2">
            <text:p>6,62</text:p>
          </table:table-cell>
          <table:table-cell office:value-type="float" office:value="5.8630377621640175" table:formula="of:=[.$D$2]*(1-EXP(-[.A940]/[.$D$1]))" table:style-name="ce1">
            <text:p>5,863037762</text:p>
          </table:table-cell>
          <table:table-cell office:value-type="float" office:value="0.75696223783597993" table:formula="of:=[.D940]-[.E940]" table:style-name="ce2">
            <text:p>0,76</text:p>
          </table:table-cell>
          <table:table-cell office:value-type="float" office:value="0.81714230163358215" table:formula="of:=1-EXP(-[.A940]/[.$D$1])" table:style-name="ce1">
            <text:p>0,817142302</text:p>
          </table:table-cell>
          <table:table-cell office:value-type="float" office:value="-22427243996.325924" table:formula="of:=([.$D$2]-[.$D$1]*[.$D$1])*[.A940]*[.G940]" table:style-name="ce1">
            <text:p>-22427243996</text:p>
          </table:table-cell>
          <table:table-cell table:number-columns-repeated="16376"/>
        </table:table-row>
        <table:table-row table:style-name="ro1">
          <table:table-cell office:value-type="float" office:value="4300" table:style-name="ce1">
            <text:p>4300</text:p>
          </table:table-cell>
          <table:table-cell office:value-type="float" office:value="25.56" table:style-name="ce1">
            <text:p>25,56</text:p>
          </table:table-cell>
          <table:table-cell office:value-type="float" office:value="75.2" table:style-name="ce1">
            <text:p>75,2</text:p>
          </table:table-cell>
          <table:table-cell office:value-type="float" office:value="6.6199999999999974" table:formula="of:=[.B941]-[.$B$5]" table:style-name="ce2">
            <text:p>6,62</text:p>
          </table:table-cell>
          <table:table-cell office:value-type="float" office:value="5.8656302758137393" table:formula="of:=[.$D$2]*(1-EXP(-[.A941]/[.$D$1]))" table:style-name="ce1">
            <text:p>5,865630276</text:p>
          </table:table-cell>
          <table:table-cell office:value-type="float" office:value="0.75436972418625814" table:formula="of:=[.D941]-[.E941]" table:style-name="ce2">
            <text:p>0,75</text:p>
          </table:table-cell>
          <table:table-cell office:value-type="float" office:value="0.81750362500496165" table:formula="of:=1-EXP(-[.A941]/[.$D$1])" table:style-name="ce1">
            <text:p>0,817503625</text:p>
          </table:table-cell>
          <table:table-cell office:value-type="float" office:value="-22463280952.422188" table:formula="of:=([.$D$2]-[.$D$1]*[.$D$1])*[.A941]*[.G941]" table:style-name="ce1">
            <text:p>-22463280952</text:p>
          </table:table-cell>
          <table:table-cell table:number-columns-repeated="16376"/>
        </table:table-row>
        <table:table-row table:style-name="ro1">
          <table:table-cell office:value-type="float" office:value="4304" table:style-name="ce1">
            <text:p>4304</text:p>
          </table:table-cell>
          <table:table-cell office:value-type="float" office:value="25.56" table:style-name="ce1">
            <text:p>25,56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6.6199999999999974" table:formula="of:=[.B942]-[.$B$5]" table:style-name="ce2">
            <text:p>6,62</text:p>
          </table:table-cell>
          <table:table-cell office:value-type="float" office:value="5.8677005978614512" table:formula="of:=[.$D$2]*(1-EXP(-[.A942]/[.$D$1]))" table:style-name="ce1">
            <text:p>5,867700598</text:p>
          </table:table-cell>
          <table:table-cell office:value-type="float" office:value="0.75229940213854629" table:formula="of:=[.D942]-[.E942]" table:style-name="ce2">
            <text:p>0,75</text:p>
          </table:table-cell>
          <table:table-cell office:value-type="float" office:value="0.81779216957721523" table:formula="of:=1-EXP(-[.A942]/[.$D$1])" table:style-name="ce1">
            <text:p>0,81779217</text:p>
          </table:table-cell>
          <table:table-cell office:value-type="float" office:value="-22492113001.396488" table:formula="of:=([.$D$2]-[.$D$1]*[.$D$1])*[.A942]*[.G942]" table:style-name="ce1">
            <text:p>-22492113001</text:p>
          </table:table-cell>
          <table:table-cell table:number-columns-repeated="16376"/>
        </table:table-row>
        <table:table-row table:style-name="ro1">
          <table:table-cell office:value-type="float" office:value="4309" table:style-name="ce1">
            <text:p>4309</text:p>
          </table:table-cell>
          <table:table-cell office:value-type="float" office:value="25.56" table:style-name="ce1">
            <text:p>25,56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6.6199999999999974" table:formula="of:=[.B943]-[.$B$5]" table:style-name="ce2">
            <text:p>6,62</text:p>
          </table:table-cell>
          <table:table-cell office:value-type="float" office:value="5.87028389783557" table:formula="of:=[.$D$2]*(1-EXP(-[.A943]/[.$D$1]))" table:style-name="ce1">
            <text:p>5,870283898</text:p>
          </table:table-cell>
          <table:table-cell office:value-type="float" office:value="0.74971610216442741" table:formula="of:=[.D943]-[.E943]" table:style-name="ce2">
            <text:p>0,75</text:p>
          </table:table-cell>
          <table:table-cell office:value-type="float" office:value="0.81815220882176587" table:formula="of:=1-EXP(-[.A943]/[.$D$1])" table:style-name="ce1">
            <text:p>0,818152209</text:p>
          </table:table-cell>
          <table:table-cell office:value-type="float" office:value="-22528156142.879696" table:formula="of:=([.$D$2]-[.$D$1]*[.$D$1])*[.A943]*[.G943]" table:style-name="ce1">
            <text:p>-22528156143</text:p>
          </table:table-cell>
          <table:table-cell table:number-columns-repeated="16376"/>
        </table:table-row>
        <table:table-row table:style-name="ro1">
          <table:table-cell office:value-type="float" office:value="4313" table:style-name="ce1">
            <text:p>4313</text:p>
          </table:table-cell>
          <table:table-cell office:value-type="float" office:value="25.56" table:style-name="ce1">
            <text:p>25,56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6.6199999999999974" table:formula="of:=[.B944]-[.$B$5]" table:style-name="ce2">
            <text:p>6,62</text:p>
          </table:table-cell>
          <table:table-cell office:value-type="float" office:value="5.8723468620528836" table:formula="of:=[.$D$2]*(1-EXP(-[.A944]/[.$D$1]))" table:style-name="ce1">
            <text:p>5,872346862</text:p>
          </table:table-cell>
          <table:table-cell office:value-type="float" office:value="0.74765313794711385" table:formula="of:=[.D944]-[.E944]" table:style-name="ce2">
            <text:p>0,75</text:p>
          </table:table-cell>
          <table:table-cell office:value-type="float" office:value="0.81843972791973274" table:formula="of:=1-EXP(-[.A944]/[.$D$1])" table:style-name="ce1">
            <text:p>0,818439728</text:p>
          </table:table-cell>
          <table:table-cell office:value-type="float" office:value="-22556993101.871979" table:formula="of:=([.$D$2]-[.$D$1]*[.$D$1])*[.A944]*[.G944]" table:style-name="ce1">
            <text:p>-22556993102</text:p>
          </table:table-cell>
          <table:table-cell table:number-columns-repeated="16376"/>
        </table:table-row>
        <table:table-row table:style-name="ro1">
          <table:table-cell office:value-type="float" office:value="4318" table:style-name="ce1">
            <text:p>4318</text:p>
          </table:table-cell>
          <table:table-cell office:value-type="float" office:value="25.56" table:style-name="ce1">
            <text:p>25,56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6.6199999999999974" table:formula="of:=[.B945]-[.$B$5]" table:style-name="ce2">
            <text:p>6,62</text:p>
          </table:table-cell>
          <table:table-cell office:value-type="float" office:value="5.8749209810963823" table:formula="of:=[.$D$2]*(1-EXP(-[.A945]/[.$D$1]))" table:style-name="ce1">
            <text:p>5,874920981</text:p>
          </table:table-cell>
          <table:table-cell office:value-type="float" office:value="0.74507901890361516" table:formula="of:=[.D945]-[.E945]" table:style-name="ce2">
            <text:p>0,75</text:p>
          </table:table-cell>
          <table:table-cell office:value-type="float" office:value="0.81879848760118279" table:formula="of:=1-EXP(-[.A945]/[.$D$1])" table:style-name="ce1">
            <text:p>0,818798488</text:p>
          </table:table-cell>
          <table:table-cell office:value-type="float" office:value="-22593042333.169468" table:formula="of:=([.$D$2]-[.$D$1]*[.$D$1])*[.A945]*[.G945]" table:style-name="ce1">
            <text:p>-22593042333</text:p>
          </table:table-cell>
          <table:table-cell table:number-columns-repeated="16376"/>
        </table:table-row>
        <table:table-row table:style-name="ro1">
          <table:table-cell office:value-type="float" office:value="4322" table:style-name="ce1">
            <text:p>4322</text:p>
          </table:table-cell>
          <table:table-cell office:value-type="float" office:value="25.56" table:style-name="ce1">
            <text:p>25,56</text:p>
          </table:table-cell>
          <table:table-cell office:value-type="float" office:value="83.4" table:style-name="ce1">
            <text:p>83,4</text:p>
          </table:table-cell>
          <table:table-cell office:value-type="float" office:value="6.6199999999999974" table:formula="of:=[.B946]-[.$B$5]" table:style-name="ce2">
            <text:p>6,62</text:p>
          </table:table-cell>
          <table:table-cell office:value-type="float" office:value="5.8769766136326904" table:formula="of:=[.$D$2]*(1-EXP(-[.A946]/[.$D$1]))" table:style-name="ce1">
            <text:p>5,876976614</text:p>
          </table:table-cell>
          <table:table-cell office:value-type="float" office:value="0.74302338636730703" table:formula="of:=[.D946]-[.E946]" table:style-name="ce2">
            <text:p>0,74</text:p>
          </table:table-cell>
          <table:table-cell office:value-type="float" office:value="0.81908498486935177" table:formula="of:=1-EXP(-[.A946]/[.$D$1])" table:style-name="ce1">
            <text:p>0,819084985</text:p>
          </table:table-cell>
          <table:table-cell office:value-type="float" office:value="-22621884125.962402" table:formula="of:=([.$D$2]-[.$D$1]*[.$D$1])*[.A946]*[.G946]" table:style-name="ce1">
            <text:p>-22621884126</text:p>
          </table:table-cell>
          <table:table-cell table:number-columns-repeated="16376"/>
        </table:table-row>
        <table:table-row table:style-name="ro1">
          <table:table-cell office:value-type="float" office:value="4327" table:style-name="ce1">
            <text:p>4327</text:p>
          </table:table-cell>
          <table:table-cell office:value-type="float" office:value="25.56" table:style-name="ce1">
            <text:p>25,56</text:p>
          </table:table-cell>
          <table:table-cell office:value-type="float" office:value="83.3" table:style-name="ce1">
            <text:p>83,3</text:p>
          </table:table-cell>
          <table:table-cell office:value-type="float" office:value="6.6199999999999974" table:formula="of:=[.B947]-[.$B$5]" table:style-name="ce2">
            <text:p>6,62</text:p>
          </table:table-cell>
          <table:table-cell office:value-type="float" office:value="5.8795415843741798" table:formula="of:=[.$D$2]*(1-EXP(-[.A947]/[.$D$1]))" table:style-name="ce1">
            <text:p>5,879541584</text:p>
          </table:table-cell>
          <table:table-cell office:value-type="float" office:value="0.7404584156258176" table:formula="of:=[.D947]-[.E947]" table:style-name="ce2">
            <text:p>0,74</text:p>
          </table:table-cell>
          <table:table-cell office:value-type="float" office:value="0.81944246953521038" table:formula="of:=1-EXP(-[.A947]/[.$D$1])" table:style-name="ce1">
            <text:p>0,81944247</text:p>
          </table:table-cell>
          <table:table-cell office:value-type="float" office:value="-22657939352.102711" table:formula="of:=([.$D$2]-[.$D$1]*[.$D$1])*[.A947]*[.G947]" table:style-name="ce1">
            <text:p>-22657939352</text:p>
          </table:table-cell>
          <table:table-cell table:number-columns-repeated="16376"/>
        </table:table-row>
        <table:table-row table:style-name="ro1">
          <table:table-cell office:value-type="float" office:value="4332" table:style-name="ce1">
            <text:p>4332</text:p>
          </table:table-cell>
          <table:table-cell office:value-type="float" office:value="25.56" table:style-name="ce1">
            <text:p>25,56</text:p>
          </table:table-cell>
          <table:table-cell office:value-type="float" office:value="84.8" table:style-name="ce1">
            <text:p>84,8</text:p>
          </table:table-cell>
          <table:table-cell office:value-type="float" office:value="6.6199999999999974" table:formula="of:=[.B948]-[.$B$5]" table:style-name="ce2">
            <text:p>6,62</text:p>
          </table:table-cell>
          <table:table-cell office:value-type="float" office:value="5.882101486781746" table:formula="of:=[.$D$2]*(1-EXP(-[.A948]/[.$D$1]))" table:style-name="ce1">
            <text:p>5,882101487</text:p>
          </table:table-cell>
          <table:table-cell office:value-type="float" office:value="0.7378985132182514" table:formula="of:=[.D948]-[.E948]" table:style-name="ce2">
            <text:p>0,74</text:p>
          </table:table-cell>
          <table:table-cell office:value-type="float" office:value="0.81979924781809554" table:formula="of:=1-EXP(-[.A948]/[.$D$1])" table:style-name="ce1">
            <text:p>0,819799248</text:p>
          </table:table-cell>
          <table:table-cell office:value-type="float" office:value="-22693997867.894489" table:formula="of:=([.$D$2]-[.$D$1]*[.$D$1])*[.A948]*[.G948]" table:style-name="ce1">
            <text:p>-22693997868</text:p>
          </table:table-cell>
          <table:table-cell table:number-columns-repeated="16376"/>
        </table:table-row>
        <table:table-row table:style-name="ro1">
          <table:table-cell office:value-type="float" office:value="4336" table:style-name="ce1">
            <text:p>4336</text:p>
          </table:table-cell>
          <table:table-cell office:value-type="float" office:value="25.56" table:style-name="ce1">
            <text:p>25,56</text:p>
          </table:table-cell>
          <table:table-cell office:value-type="float" office:value="85" table:style-name="ce1">
            <text:p>85</text:p>
          </table:table-cell>
          <table:table-cell office:value-type="float" office:value="6.6199999999999974" table:formula="of:=[.B949]-[.$B$5]" table:style-name="ce2">
            <text:p>6,62</text:p>
          </table:table-cell>
          <table:table-cell office:value-type="float" office:value="5.8841457662380732" table:formula="of:=[.$D$2]*(1-EXP(-[.A949]/[.$D$1]))" table:style-name="ce1">
            <text:p>5,884145766</text:p>
          </table:table-cell>
          <table:table-cell office:value-type="float" office:value="0.73585423376192427" table:formula="of:=[.D949]-[.E949]" table:style-name="ce2">
            <text:p>0,74</text:p>
          </table:table-cell>
          <table:table-cell office:value-type="float" office:value="0.82008416278673268" table:formula="of:=1-EXP(-[.A949]/[.$D$1])" table:style-name="ce1">
            <text:p>0,820084163</text:p>
          </table:table-cell>
          <table:table-cell office:value-type="float" office:value="-22722847029.568489" table:formula="of:=([.$D$2]-[.$D$1]*[.$D$1])*[.A949]*[.G949]" table:style-name="ce1">
            <text:p>-22722847030</text:p>
          </table:table-cell>
          <table:table-cell table:number-columns-repeated="16376"/>
        </table:table-row>
        <table:table-row table:style-name="ro1">
          <table:table-cell office:value-type="float" office:value="4341" table:style-name="ce1">
            <text:p>4341</text:p>
          </table:table-cell>
          <table:table-cell office:value-type="float" office:value="25.56" table:style-name="ce1">
            <text:p>25,56</text:p>
          </table:table-cell>
          <table:table-cell office:value-type="float" office:value="85.2" table:style-name="ce1">
            <text:p>85,2</text:p>
          </table:table-cell>
          <table:table-cell office:value-type="float" office:value="6.6199999999999974" table:formula="of:=[.B950]-[.$B$5]" table:style-name="ce2">
            <text:p>6,62</text:p>
          </table:table-cell>
          <table:table-cell office:value-type="float" office:value="5.8866965708689065" table:formula="of:=[.$D$2]*(1-EXP(-[.A950]/[.$D$1]))" table:style-name="ce1">
            <text:p>5,886696571</text:p>
          </table:table-cell>
          <table:table-cell office:value-type="float" office:value="0.73330342913109092" table:formula="of:=[.D950]-[.E950]" table:style-name="ce2">
            <text:p>0,73</text:p>
          </table:table-cell>
          <table:table-cell office:value-type="float" office:value="0.82043967309582666" table:formula="of:=1-EXP(-[.A950]/[.$D$1])" table:style-name="ce1">
            <text:p>0,820439673</text:p>
          </table:table-cell>
          <table:table-cell office:value-type="float" office:value="-22758911393.65744" table:formula="of:=([.$D$2]-[.$D$1]*[.$D$1])*[.A950]*[.G950]" table:style-name="ce1">
            <text:p>-22758911394</text:p>
          </table:table-cell>
          <table:table-cell table:number-columns-repeated="16376"/>
        </table:table-row>
        <table:table-row table:style-name="ro1">
          <table:table-cell office:value-type="float" office:value="4345" table:style-name="ce1">
            <text:p>4345</text:p>
          </table:table-cell>
          <table:table-cell office:value-type="float" office:value="25.5" table:style-name="ce1">
            <text:p>25,5</text:p>
          </table:table-cell>
          <table:table-cell office:value-type="float" office:value="86.7" table:style-name="ce1">
            <text:p>86,7</text:p>
          </table:table-cell>
          <table:table-cell office:value-type="float" office:value="6.5599999999999987" table:formula="of:=[.B951]-[.$B$5]" table:style-name="ce2">
            <text:p>6,56</text:p>
          </table:table-cell>
          <table:table-cell office:value-type="float" office:value="5.8887335850490201" table:formula="of:=[.$D$2]*(1-EXP(-[.A951]/[.$D$1]))" table:style-name="ce1">
            <text:p>5,888733585</text:p>
          </table:table-cell>
          <table:table-cell office:value-type="float" office:value="0.67126641495097861" table:formula="of:=[.D951]-[.E951]" table:style-name="ce2">
            <text:p>0,67</text:p>
          </table:table-cell>
          <table:table-cell office:value-type="float" office:value="0.82072357548962327" table:formula="of:=1-EXP(-[.A951]/[.$D$1])" table:style-name="ce1">
            <text:p>0,820723575</text:p>
          </table:table-cell>
          <table:table-cell office:value-type="float" office:value="-22787765196.528221" table:formula="of:=([.$D$2]-[.$D$1]*[.$D$1])*[.A951]*[.G951]" table:style-name="ce1">
            <text:p>-22787765197</text:p>
          </table:table-cell>
          <table:table-cell table:number-columns-repeated="16376"/>
        </table:table-row>
        <table:table-row table:style-name="ro1">
          <table:table-cell office:value-type="float" office:value="4350" table:style-name="ce1">
            <text:p>4350</text:p>
          </table:table-cell>
          <table:table-cell office:value-type="float" office:value="25.56" table:style-name="ce1">
            <text:p>25,56</text:p>
          </table:table-cell>
          <table:table-cell office:value-type="float" office:value="87.3" table:style-name="ce1">
            <text:p>87,3</text:p>
          </table:table-cell>
          <table:table-cell office:value-type="float" office:value="6.6199999999999974" table:formula="of:=[.B952]-[.$B$5]" table:style-name="ce2">
            <text:p>6,62</text:p>
          </table:table-cell>
          <table:table-cell office:value-type="float" office:value="5.8912753242362061" table:formula="of:=[.$D$2]*(1-EXP(-[.A952]/[.$D$1]))" table:style-name="ce1">
            <text:p>5,891275324</text:p>
          </table:table-cell>
          <table:table-cell office:value-type="float" office:value="0.7287246757637913" table:formula="of:=[.D952]-[.E952]" table:style-name="ce2">
            <text:p>0,73</text:p>
          </table:table-cell>
          <table:table-cell office:value-type="float" office:value="0.82107782233124738" table:formula="of:=1-EXP(-[.A952]/[.$D$1])" table:style-name="ce1">
            <text:p>0,821077822</text:p>
          </table:table-cell>
          <table:table-cell office:value-type="float" office:value="-22823835315.465385" table:formula="of:=([.$D$2]-[.$D$1]*[.$D$1])*[.A952]*[.G952]" table:style-name="ce1">
            <text:p>-22823835315</text:p>
          </table:table-cell>
          <table:table-cell table:number-columns-repeated="16376"/>
        </table:table-row>
        <table:table-row table:style-name="ro1">
          <table:table-cell office:value-type="float" office:value="4354" table:style-name="ce1">
            <text:p>4354</text:p>
          </table:table-cell>
          <table:table-cell office:value-type="float" office:value="25.56" table:style-name="ce1">
            <text:p>25,56</text:p>
          </table:table-cell>
          <table:table-cell office:value-type="float" office:value="82" table:style-name="ce1">
            <text:p>82</text:p>
          </table:table-cell>
          <table:table-cell office:value-type="float" office:value="6.6199999999999974" table:formula="of:=[.B953]-[.$B$5]" table:style-name="ce2">
            <text:p>6,62</text:p>
          </table:table-cell>
          <table:table-cell office:value-type="float" office:value="5.8933050989605666" table:formula="of:=[.$D$2]*(1-EXP(-[.A953]/[.$D$1]))" table:style-name="ce1">
            <text:p>5,893305099</text:p>
          </table:table-cell>
          <table:table-cell office:value-type="float" office:value="0.7266949010394308" table:formula="of:=[.D953]-[.E953]" table:style-name="ce2">
            <text:p>0,73</text:p>
          </table:table-cell>
          <table:table-cell office:value-type="float" office:value="0.82136071574884828" table:formula="of:=1-EXP(-[.A953]/[.$D$1])" table:style-name="ce1">
            <text:p>0,821360716</text:p>
          </table:table-cell>
          <table:table-cell office:value-type="float" office:value="-22852693685.010223" table:formula="of:=([.$D$2]-[.$D$1]*[.$D$1])*[.A953]*[.G953]" table:style-name="ce1">
            <text:p>-22852693685</text:p>
          </table:table-cell>
          <table:table-cell table:number-columns-repeated="16376"/>
        </table:table-row>
        <table:table-row table:style-name="ro1">
          <table:table-cell office:value-type="float" office:value="4359" table:style-name="ce1">
            <text:p>4359</text:p>
          </table:table-cell>
          <table:table-cell office:value-type="float" office:value="25.5" table:style-name="ce1">
            <text:p>25,5</text:p>
          </table:table-cell>
          <table:table-cell office:value-type="float" office:value="78.3" table:style-name="ce1">
            <text:p>78,3</text:p>
          </table:table-cell>
          <table:table-cell office:value-type="float" office:value="6.5599999999999987" table:formula="of:=[.B954]-[.$B$5]" table:style-name="ce2">
            <text:p>6,56</text:p>
          </table:table-cell>
          <table:table-cell office:value-type="float" office:value="5.8958378049222793" table:formula="of:=[.$D$2]*(1-EXP(-[.A954]/[.$D$1]))" table:style-name="ce1">
            <text:p>5,895837805</text:p>
          </table:table-cell>
          <table:table-cell office:value-type="float" office:value="0.66416219507771945" table:formula="of:=[.D954]-[.E954]" table:style-name="ce2">
            <text:p>0,66</text:p>
          </table:table-cell>
          <table:table-cell office:value-type="float" office:value="0.82171370361330842" table:formula="of:=1-EXP(-[.A954]/[.$D$1])" table:style-name="ce1">
            <text:p>0,821713704</text:p>
          </table:table-cell>
          <table:table-cell office:value-type="float" office:value="-22888769465.936985" table:formula="of:=([.$D$2]-[.$D$1]*[.$D$1])*[.A954]*[.G954]" table:style-name="ce1">
            <text:p>-22888769466</text:p>
          </table:table-cell>
          <table:table-cell table:number-columns-repeated="16376"/>
        </table:table-row>
        <table:table-row table:style-name="ro1">
          <table:table-cell office:value-type="float" office:value="4364" table:style-name="ce1">
            <text:p>4364</text:p>
          </table:table-cell>
          <table:table-cell office:value-type="float" office:value="25.5" table:style-name="ce1">
            <text:p>25,5</text:p>
          </table:table-cell>
          <table:table-cell office:value-type="float" office:value="75.3" table:style-name="ce1">
            <text:p>75,3</text:p>
          </table:table-cell>
          <table:table-cell office:value-type="float" office:value="6.5599999999999987" table:formula="of:=[.B955]-[.$B$5]" table:style-name="ce2">
            <text:p>6,56</text:p>
          </table:table-cell>
          <table:table-cell office:value-type="float" office:value="5.8983655063046658" table:formula="of:=[.$D$2]*(1-EXP(-[.A955]/[.$D$1]))" table:style-name="ce1">
            <text:p>5,898365506</text:p>
          </table:table-cell>
          <table:table-cell office:value-type="float" office:value="0.66163449369533289" table:formula="of:=[.D955]-[.E955]" table:style-name="ce2">
            <text:p>0,66</text:p>
          </table:table-cell>
          <table:table-cell office:value-type="float" office:value="0.82206599398038993" table:formula="of:=1-EXP(-[.A955]/[.$D$1])" table:style-name="ce1">
            <text:p>0,822065994</text:p>
          </table:table-cell>
          <table:table-cell office:value-type="float" office:value="-22924848352.505745" table:formula="of:=([.$D$2]-[.$D$1]*[.$D$1])*[.A955]*[.G955]" table:style-name="ce1">
            <text:p>-22924848353</text:p>
          </table:table-cell>
          <table:table-cell table:number-columns-repeated="16376"/>
        </table:table-row>
        <table:table-row table:style-name="ro1">
          <table:table-cell office:value-type="float" office:value="4368" table:style-name="ce1">
            <text:p>4368</text:p>
          </table:table-cell>
          <table:table-cell office:value-type="float" office:value="25.56" table:style-name="ce1">
            <text:p>25,56</text:p>
          </table:table-cell>
          <table:table-cell office:value-type="float" office:value="71.8" table:style-name="ce1">
            <text:p>71,8</text:p>
          </table:table-cell>
          <table:table-cell office:value-type="float" office:value="6.6199999999999974" table:formula="of:=[.B956]-[.$B$5]" table:style-name="ce2">
            <text:p>6,62</text:p>
          </table:table-cell>
          <table:table-cell office:value-type="float" office:value="5.9003840707594959" table:formula="of:=[.$D$2]*(1-EXP(-[.A956]/[.$D$1]))" table:style-name="ce1">
            <text:p>5,900384071</text:p>
          </table:table-cell>
          <table:table-cell office:value-type="float" office:value="0.71961592924050155" table:formula="of:=[.D956]-[.E956]" table:style-name="ce2">
            <text:p>0,72</text:p>
          </table:table-cell>
          <table:table-cell office:value-type="float" office:value="0.82234732500221275" table:formula="of:=1-EXP(-[.A956]/[.$D$1])" table:style-name="ce1">
            <text:p>0,822347325</text:p>
          </table:table-cell>
          <table:table-cell office:value-type="float" office:value="-22953713678.749332" table:formula="of:=([.$D$2]-[.$D$1]*[.$D$1])*[.A956]*[.G956]" table:style-name="ce1">
            <text:p>-22953713679</text:p>
          </table:table-cell>
          <table:table-cell table:number-columns-repeated="16376"/>
        </table:table-row>
        <table:table-row table:style-name="ro1">
          <table:table-cell office:value-type="float" office:value="4373" table:style-name="ce1">
            <text:p>4373</text:p>
          </table:table-cell>
          <table:table-cell office:value-type="float" office:value="25.5" table:style-name="ce1">
            <text:p>25,5</text:p>
          </table:table-cell>
          <table:table-cell office:value-type="float" office:value="73.8" table:style-name="ce1">
            <text:p>73,8</text:p>
          </table:table-cell>
          <table:table-cell office:value-type="float" office:value="6.5599999999999987" table:formula="of:=[.B957]-[.$B$5]" table:style-name="ce2">
            <text:p>6,56</text:p>
          </table:table-cell>
          <table:table-cell office:value-type="float" office:value="5.9029027888061298" table:formula="of:=[.$D$2]*(1-EXP(-[.A957]/[.$D$1]))" table:style-name="ce1">
            <text:p>5,902902789</text:p>
          </table:table-cell>
          <table:table-cell office:value-type="float" office:value="0.65709721119386888" table:formula="of:=[.D957]-[.E957]" table:style-name="ce2">
            <text:p>0,66</text:p>
          </table:table-cell>
          <table:table-cell office:value-type="float" office:value="0.82269836334535196" table:formula="of:=1-EXP(-[.A957]/[.$D$1])" table:style-name="ce1">
            <text:p>0,822698363</text:p>
          </table:table-cell>
          <table:table-cell office:value-type="float" office:value="-22989798084.027294" table:formula="of:=([.$D$2]-[.$D$1]*[.$D$1])*[.A957]*[.G957]" table:style-name="ce1">
            <text:p>-22989798084</text:p>
          </table:table-cell>
          <table:table-cell table:number-columns-repeated="16376"/>
        </table:table-row>
        <table:table-row table:style-name="ro1">
          <table:table-cell office:value-type="float" office:value="4377" table:style-name="ce1">
            <text:p>4377</text:p>
          </table:table-cell>
          <table:table-cell office:value-type="float" office:value="25.5" table:style-name="ce1">
            <text:p>25,5</text:p>
          </table:table-cell>
          <table:table-cell office:value-type="float" office:value="77.099999999999994" table:style-name="ce1">
            <text:p>77,1</text:p>
          </table:table-cell>
          <table:table-cell office:value-type="float" office:value="6.5599999999999987" table:formula="of:=[.B958]-[.$B$5]" table:style-name="ce2">
            <text:p>6,56</text:p>
          </table:table-cell>
          <table:table-cell office:value-type="float" office:value="5.9049141793746909" table:formula="of:=[.$D$2]*(1-EXP(-[.A958]/[.$D$1]))" table:style-name="ce1">
            <text:p>5,904914179</text:p>
          </table:table-cell>
          <table:table-cell office:value-type="float" office:value="0.65508582062530785" table:formula="of:=[.D958]-[.E958]" table:style-name="ce2">
            <text:p>0,66</text:p>
          </table:table-cell>
          <table:table-cell office:value-type="float" office:value="0.82297869452951811" table:formula="of:=1-EXP(-[.A958]/[.$D$1])" table:style-name="ce1">
            <text:p>0,822978695</text:p>
          </table:table-cell>
          <table:table-cell office:value-type="float" office:value="-23018667788.632534" table:formula="of:=([.$D$2]-[.$D$1]*[.$D$1])*[.A958]*[.G958]" table:style-name="ce1">
            <text:p>-23018667789</text:p>
          </table:table-cell>
          <table:table-cell table:number-columns-repeated="16376"/>
        </table:table-row>
        <table:table-row table:style-name="ro1">
          <table:table-cell office:value-type="float" office:value="4382" table:style-name="ce1">
            <text:p>4382</text:p>
          </table:table-cell>
          <table:table-cell office:value-type="float" office:value="25.5" table:style-name="ce1">
            <text:p>25,5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6.5599999999999987" table:formula="of:=[.B959]-[.$B$5]" table:style-name="ce2">
            <text:p>6,56</text:p>
          </table:table-cell>
          <table:table-cell office:value-type="float" office:value="5.9074239460119378" table:formula="of:=[.$D$2]*(1-EXP(-[.A959]/[.$D$1]))" table:style-name="ce1">
            <text:p>5,907423946</text:p>
          </table:table-cell>
          <table:table-cell office:value-type="float" office:value="0.65257605398806096" table:formula="of:=[.D959]-[.E959]" table:style-name="ce2">
            <text:p>0,65</text:p>
          </table:table-cell>
          <table:table-cell office:value-type="float" office:value="0.8233284852983509" table:formula="of:=1-EXP(-[.A959]/[.$D$1])" table:style-name="ce1">
            <text:p>0,823328485</text:p>
          </table:table-cell>
          <table:table-cell office:value-type="float" office:value="-23054757621.256115" table:formula="of:=([.$D$2]-[.$D$1]*[.$D$1])*[.A959]*[.G959]" table:style-name="ce1">
            <text:p>-23054757621</text:p>
          </table:table-cell>
          <table:table-cell table:number-columns-repeated="16376"/>
        </table:table-row>
        <table:table-row table:style-name="ro1">
          <table:table-cell office:value-type="float" office:value="4387" table:style-name="ce1">
            <text:p>4387</text:p>
          </table:table-cell>
          <table:table-cell office:value-type="float" office:value="25.5" table:style-name="ce1">
            <text:p>25,5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6.5599999999999987" table:formula="of:=[.B960]-[.$B$5]" table:style-name="ce2">
            <text:p>6,56</text:p>
          </table:table-cell>
          <table:table-cell office:value-type="float" office:value="5.9099287533975335" table:formula="of:=[.$D$2]*(1-EXP(-[.A960]/[.$D$1]))" table:style-name="ce1">
            <text:p>5,909928753</text:p>
          </table:table-cell>
          <table:table-cell office:value-type="float" office:value="0.65007124660246518" table:formula="of:=[.D960]-[.E960]" table:style-name="ce2">
            <text:p>0,65</text:p>
          </table:table-cell>
          <table:table-cell office:value-type="float" office:value="0.8236775848872061" table:formula="of:=1-EXP(-[.A960]/[.$D$1])" table:style-name="ce1">
            <text:p>0,823677585</text:p>
          </table:table-cell>
          <table:table-cell office:value-type="float" office:value="-23090850429.80711" table:formula="of:=([.$D$2]-[.$D$1]*[.$D$1])*[.A960]*[.G960]" table:style-name="ce1">
            <text:p>-23090850430</text:p>
          </table:table-cell>
          <table:table-cell table:number-columns-repeated="16376"/>
        </table:table-row>
        <table:table-row table:style-name="ro1">
          <table:table-cell office:value-type="float" office:value="4391" table:style-name="ce1">
            <text:p>4391</text:p>
          </table:table-cell>
          <table:table-cell office:value-type="float" office:value="25.5" table:style-name="ce1">
            <text:p>25,5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6.5599999999999987" table:formula="of:=[.B961]-[.$B$5]" table:style-name="ce2">
            <text:p>6,56</text:p>
          </table:table-cell>
          <table:table-cell office:value-type="float" office:value="5.911929035230659" table:formula="of:=[.$D$2]*(1-EXP(-[.A961]/[.$D$1]))" table:style-name="ce1">
            <text:p>5,911929035</text:p>
          </table:table-cell>
          <table:table-cell office:value-type="float" office:value="0.64807096476933967" table:formula="of:=[.D961]-[.E961]" table:style-name="ce2">
            <text:p>0,65</text:p>
          </table:table-cell>
          <table:table-cell office:value-type="float" office:value="0.82395636782658688" table:formula="of:=1-EXP(-[.A961]/[.$D$1])" table:style-name="ce1">
            <text:p>0,823956368</text:p>
          </table:table-cell>
          <table:table-cell office:value-type="float" office:value="-23119726800.549641" table:formula="of:=([.$D$2]-[.$D$1]*[.$D$1])*[.A961]*[.G961]" table:style-name="ce1">
            <text:p>-23119726801</text:p>
          </table:table-cell>
          <table:table-cell table:number-columns-repeated="16376"/>
        </table:table-row>
        <table:table-row table:style-name="ro1">
          <table:table-cell office:value-type="float" office:value="4396" table:style-name="ce1">
            <text:p>4396</text:p>
          </table:table-cell>
          <table:table-cell office:value-type="float" office:value="25.5" table:style-name="ce1">
            <text:p>25,5</text:p>
          </table:table-cell>
          <table:table-cell office:value-type="float" office:value="83.1" table:style-name="ce1">
            <text:p>83,1</text:p>
          </table:table-cell>
          <table:table-cell office:value-type="float" office:value="6.5599999999999987" table:formula="of:=[.B962]-[.$B$5]" table:style-name="ce2">
            <text:p>6,56</text:p>
          </table:table-cell>
          <table:table-cell office:value-type="float" office:value="5.9144249406447251" table:formula="of:=[.$D$2]*(1-EXP(-[.A962]/[.$D$1]))" table:style-name="ce1">
            <text:p>5,914424941</text:p>
          </table:table-cell>
          <table:table-cell office:value-type="float" office:value="0.64557505935527359" table:formula="of:=[.D962]-[.E962]" table:style-name="ce2">
            <text:p>0,65</text:p>
          </table:table-cell>
          <table:table-cell office:value-type="float" office:value="0.82430422673138037" table:formula="of:=1-EXP(-[.A962]/[.$D$1])" table:style-name="ce1">
            <text:p>0,824304227</text:p>
          </table:table-cell>
          <table:table-cell office:value-type="float" office:value="-23155824895.476276" table:formula="of:=([.$D$2]-[.$D$1]*[.$D$1])*[.A962]*[.G962]" table:style-name="ce1">
            <text:p>-23155824895</text:p>
          </table:table-cell>
          <table:table-cell table:number-columns-repeated="16376"/>
        </table:table-row>
        <table:table-row table:style-name="ro1">
          <table:table-cell office:value-type="float" office:value="4400" table:style-name="ce1">
            <text:p>4400</text:p>
          </table:table-cell>
          <table:table-cell office:value-type="float" office:value="25.56" table:style-name="ce1">
            <text:p>25,56</text:p>
          </table:table-cell>
          <table:table-cell office:value-type="float" office:value="83.6" table:style-name="ce1">
            <text:p>83,6</text:p>
          </table:table-cell>
          <table:table-cell office:value-type="float" office:value="6.6199999999999974" table:formula="of:=[.B963]-[.$B$5]" table:style-name="ce2">
            <text:p>6,62</text:p>
          </table:table-cell>
          <table:table-cell office:value-type="float" office:value="5.9164181135671887" table:formula="of:=[.$D$2]*(1-EXP(-[.A963]/[.$D$1]))" table:style-name="ce1">
            <text:p>5,916418114</text:p>
          </table:table-cell>
          <table:table-cell office:value-type="float" office:value="0.70358188643280872" table:formula="of:=[.D963]-[.E963]" table:style-name="ce2">
            <text:p>0,70</text:p>
          </table:table-cell>
          <table:table-cell office:value-type="float" office:value="0.82458201888887361" table:formula="of:=1-EXP(-[.A963]/[.$D$1])" table:style-name="ce1">
            <text:p>0,824582019</text:p>
          </table:table-cell>
          <table:table-cell office:value-type="float" office:value="-23184705459.304623" table:formula="of:=([.$D$2]-[.$D$1]*[.$D$1])*[.A963]*[.G963]" table:style-name="ce1">
            <text:p>-23184705459</text:p>
          </table:table-cell>
          <table:table-cell table:number-columns-repeated="16376"/>
        </table:table-row>
        <table:table-row table:style-name="ro1">
          <table:table-cell office:value-type="float" office:value="4405" table:style-name="ce1">
            <text:p>4405</text:p>
          </table:table-cell>
          <table:table-cell office:value-type="float" office:value="25.5" table:style-name="ce1">
            <text:p>25,5</text:p>
          </table:table-cell>
          <table:table-cell office:value-type="float" office:value="84.1" table:style-name="ce1">
            <text:p>84,1</text:p>
          </table:table-cell>
          <table:table-cell office:value-type="float" office:value="6.5599999999999987" table:formula="of:=[.B964]-[.$B$5]" table:style-name="ce2">
            <text:p>6,56</text:p>
          </table:table-cell>
          <table:table-cell office:value-type="float" office:value="5.9189051486469255" table:formula="of:=[.$D$2]*(1-EXP(-[.A964]/[.$D$1]))" table:style-name="ce1">
            <text:p>5,918905149</text:p>
          </table:table-cell>
          <table:table-cell office:value-type="float" office:value="0.6410948513530732" table:formula="of:=[.D964]-[.E964]" table:style-name="ce2">
            <text:p>0,64</text:p>
          </table:table-cell>
          <table:table-cell office:value-type="float" office:value="0.82492864151893996" table:formula="of:=1-EXP(-[.A964]/[.$D$1])" table:style-name="ce1">
            <text:p>0,824928642</text:p>
          </table:table-cell>
          <table:table-cell office:value-type="float" office:value="-23220808750.718868" table:formula="of:=([.$D$2]-[.$D$1]*[.$D$1])*[.A964]*[.G964]" table:style-name="ce1">
            <text:p>-23220808751</text:p>
          </table:table-cell>
          <table:table-cell table:number-columns-repeated="16376"/>
        </table:table-row>
        <table:table-row table:style-name="ro1">
          <table:table-cell office:value-type="float" office:value="4409" table:style-name="ce1">
            <text:p>4409</text:p>
          </table:table-cell>
          <table:table-cell office:value-type="float" office:value="25.5" table:style-name="ce1">
            <text:p>25,5</text:p>
          </table:table-cell>
          <table:table-cell office:value-type="float" office:value="86.6" table:style-name="ce1">
            <text:p>86,6</text:p>
          </table:table-cell>
          <table:table-cell office:value-type="float" office:value="6.5599999999999987" table:formula="of:=[.B965]-[.$B$5]" table:style-name="ce2">
            <text:p>6,56</text:p>
          </table:table-cell>
          <table:table-cell office:value-type="float" office:value="5.920891237923473" table:formula="of:=[.$D$2]*(1-EXP(-[.A965]/[.$D$1]))" table:style-name="ce1">
            <text:p>5,920891238</text:p>
          </table:table-cell>
          <table:table-cell office:value-type="float" office:value="0.63910876207652567" table:formula="of:=[.D965]-[.E965]" table:style-name="ce2">
            <text:p>0,64</text:p>
          </table:table-cell>
          <table:table-cell office:value-type="float" office:value="0.82520544641573945" table:formula="of:=1-EXP(-[.A965]/[.$D$1])" table:style-name="ce1">
            <text:p>0,825205446</text:p>
          </table:table-cell>
          <table:table-cell office:value-type="float" office:value="-23249693435.951778" table:formula="of:=([.$D$2]-[.$D$1]*[.$D$1])*[.A965]*[.G965]" table:style-name="ce1">
            <text:p>-23249693436</text:p>
          </table:table-cell>
          <table:table-cell table:number-columns-repeated="16376"/>
        </table:table-row>
        <table:table-row table:style-name="ro1">
          <table:table-cell office:value-type="float" office:value="4414" table:style-name="ce1">
            <text:p>4414</text:p>
          </table:table-cell>
          <table:table-cell office:value-type="float" office:value="25.5" table:style-name="ce1">
            <text:p>25,5</text:p>
          </table:table-cell>
          <table:table-cell office:value-type="float" office:value="89" table:style-name="ce1">
            <text:p>89</text:p>
          </table:table-cell>
          <table:table-cell office:value-type="float" office:value="6.5599999999999987" table:formula="of:=[.B966]-[.$B$5]" table:style-name="ce2">
            <text:p>6,56</text:p>
          </table:table-cell>
          <table:table-cell office:value-type="float" office:value="5.9233694341936474" table:formula="of:=[.$D$2]*(1-EXP(-[.A966]/[.$D$1]))" table:style-name="ce1">
            <text:p>5,923369434</text:p>
          </table:table-cell>
          <table:table-cell office:value-type="float" office:value="0.63663056580635136" table:formula="of:=[.D966]-[.E966]" table:style-name="ce2">
            <text:p>0,64</text:p>
          </table:table-cell>
          <table:table-cell office:value-type="float" office:value="0.82555083716474309" table:formula="of:=1-EXP(-[.A966]/[.$D$1])" table:style-name="ce1">
            <text:p>0,825550837</text:p>
          </table:table-cell>
          <table:table-cell office:value-type="float" office:value="-23285801834.537769" table:formula="of:=([.$D$2]-[.$D$1]*[.$D$1])*[.A966]*[.G966]" table:style-name="ce1">
            <text:p>-23285801835</text:p>
          </table:table-cell>
          <table:table-cell table:number-columns-repeated="16376"/>
        </table:table-row>
        <table:table-row table:style-name="ro1">
          <table:table-cell office:value-type="float" office:value="4419" table:style-name="ce1">
            <text:p>4419</text:p>
          </table:table-cell>
          <table:table-cell office:value-type="float" office:value="25.5" table:style-name="ce1">
            <text:p>25,5</text:p>
          </table:table-cell>
          <table:table-cell office:value-type="float" office:value="83.5" table:style-name="ce1">
            <text:p>83,5</text:p>
          </table:table-cell>
          <table:table-cell office:value-type="float" office:value="6.5599999999999987" table:formula="of:=[.B967]-[.$B$5]" table:style-name="ce2">
            <text:p>6,56</text:p>
          </table:table-cell>
          <table:table-cell office:value-type="float" office:value="5.9258427335946209" table:formula="of:=[.$D$2]*(1-EXP(-[.A967]/[.$D$1]))" table:style-name="ce1">
            <text:p>5,925842734</text:p>
          </table:table-cell>
          <table:table-cell office:value-type="float" office:value="0.63415726640537784" table:formula="of:=[.D967]-[.E967]" table:style-name="ce2">
            <text:p>0,63</text:p>
          </table:table-cell>
          <table:table-cell office:value-type="float" office:value="0.82589554542812538" table:formula="of:=1-EXP(-[.A967]/[.$D$1])" table:style-name="ce1">
            <text:p>0,825895545</text:p>
          </table:table-cell>
          <table:table-cell office:value-type="float" office:value="-23321913032.057747" table:formula="of:=([.$D$2]-[.$D$1]*[.$D$1])*[.A967]*[.G967]" table:style-name="ce1">
            <text:p>-23321913032</text:p>
          </table:table-cell>
          <table:table-cell table:number-columns-repeated="16376"/>
        </table:table-row>
        <table:table-row table:style-name="ro1">
          <table:table-cell office:value-type="float" office:value="4423" table:style-name="ce1">
            <text:p>4423</text:p>
          </table:table-cell>
          <table:table-cell office:value-type="float" office:value="25.5" table:style-name="ce1">
            <text:p>25,5</text:p>
          </table:table-cell>
          <table:table-cell office:value-type="float" office:value="77.2" table:style-name="ce1">
            <text:p>77,2</text:p>
          </table:table-cell>
          <table:table-cell office:value-type="float" office:value="6.5599999999999987" table:formula="of:=[.B968]-[.$B$5]" table:style-name="ce2">
            <text:p>6,56</text:p>
          </table:table-cell>
          <table:table-cell office:value-type="float" office:value="5.927817853872571" table:formula="of:=[.$D$2]*(1-EXP(-[.A968]/[.$D$1]))" table:style-name="ce1">
            <text:p>5,927817854</text:p>
          </table:table-cell>
          <table:table-cell office:value-type="float" office:value="0.63218214612742774" table:formula="of:=[.D968]-[.E968]" table:style-name="ce2">
            <text:p>0,63</text:p>
          </table:table-cell>
          <table:table-cell office:value-type="float" office:value="0.82617082155551835" table:formula="of:=1-EXP(-[.A968]/[.$D$1])" table:style-name="ce1">
            <text:p>0,826170822</text:p>
          </table:table-cell>
          <table:table-cell office:value-type="float" office:value="-23350803986.961594" table:formula="of:=([.$D$2]-[.$D$1]*[.$D$1])*[.A968]*[.G968]" table:style-name="ce1">
            <text:p>-23350803987</text:p>
          </table:table-cell>
          <table:table-cell table:number-columns-repeated="16376"/>
        </table:table-row>
        <table:table-row table:style-name="ro1">
          <table:table-cell office:value-type="float" office:value="4428" table:style-name="ce1">
            <text:p>4428</text:p>
          </table:table-cell>
          <table:table-cell office:value-type="float" office:value="25.5" table:style-name="ce1">
            <text:p>25,5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6.5599999999999987" table:formula="of:=[.B969]-[.$B$5]" table:style-name="ce2">
            <text:p>6,56</text:p>
          </table:table-cell>
          <table:table-cell office:value-type="float" office:value="5.9302823632799582" table:formula="of:=[.$D$2]*(1-EXP(-[.A969]/[.$D$1]))" table:style-name="ce1">
            <text:p>5,930282363</text:p>
          </table:table-cell>
          <table:table-cell office:value-type="float" office:value="0.62971763672004055" table:formula="of:=[.D969]-[.E969]" table:style-name="ce2">
            <text:p>0,63</text:p>
          </table:table-cell>
          <table:table-cell office:value-type="float" office:value="0.82651430474140986" table:formula="of:=1-EXP(-[.A969]/[.$D$1])" table:style-name="ce1">
            <text:p>0,826514305</text:p>
          </table:table-cell>
          <table:table-cell office:value-type="float" office:value="-23386920153.847832" table:formula="of:=([.$D$2]-[.$D$1]*[.$D$1])*[.A969]*[.G969]" table:style-name="ce1">
            <text:p>-23386920154</text:p>
          </table:table-cell>
          <table:table-cell table:number-columns-repeated="16376"/>
        </table:table-row>
        <table:table-row table:style-name="ro1">
          <table:table-cell office:value-type="float" office:value="4432" table:style-name="ce1">
            <text:p>4432</text:p>
          </table:table-cell>
          <table:table-cell office:value-type="float" office:value="25.5" table:style-name="ce1">
            <text:p>25,5</text:p>
          </table:table-cell>
          <table:table-cell office:value-type="float" office:value="74.8" table:style-name="ce1">
            <text:p>74,8</text:p>
          </table:table-cell>
          <table:table-cell office:value-type="float" office:value="6.5599999999999987" table:formula="of:=[.B970]-[.$B$5]" table:style-name="ce2">
            <text:p>6,56</text:p>
          </table:table-cell>
          <table:table-cell office:value-type="float" office:value="5.9322504640702691" table:formula="of:=[.$D$2]*(1-EXP(-[.A970]/[.$D$1]))" table:style-name="ce1">
            <text:p>5,932250464</text:p>
          </table:table-cell>
          <table:table-cell office:value-type="float" office:value="0.6277495359297296" table:formula="of:=[.D970]-[.E970]" table:style-name="ce2">
            <text:p>0,63</text:p>
          </table:table-cell>
          <table:table-cell office:value-type="float" office:value="0.82678860254996567" table:formula="of:=1-EXP(-[.A970]/[.$D$1])" table:style-name="ce1">
            <text:p>0,826788603</text:p>
          </table:table-cell>
          <table:table-cell office:value-type="float" office:value="-23415815049.039471" table:formula="of:=([.$D$2]-[.$D$1]*[.$D$1])*[.A970]*[.G970]" table:style-name="ce1">
            <text:p>-23415815049</text:p>
          </table:table-cell>
          <table:table-cell table:number-columns-repeated="16376"/>
        </table:table-row>
        <table:table-row table:style-name="ro1">
          <table:table-cell office:value-type="float" office:value="4437" table:style-name="ce1">
            <text:p>4437</text:p>
          </table:table-cell>
          <table:table-cell office:value-type="float" office:value="25.5" table:style-name="ce1">
            <text:p>25,5</text:p>
          </table:table-cell>
          <table:table-cell office:value-type="float" office:value="77" table:style-name="ce1">
            <text:p>77</text:p>
          </table:table-cell>
          <table:table-cell office:value-type="float" office:value="6.5599999999999987" table:formula="of:=[.B971]-[.$B$5]" table:style-name="ce2">
            <text:p>6,56</text:p>
          </table:table-cell>
          <table:table-cell office:value-type="float" office:value="5.9347062147233087" table:formula="of:=[.$D$2]*(1-EXP(-[.A971]/[.$D$1]))" table:style-name="ce1">
            <text:p>5,934706215</text:p>
          </table:table-cell>
          <table:table-cell office:value-type="float" office:value="0.62529378527669" table:formula="of:=[.D971]-[.E971]" table:style-name="ce2">
            <text:p>0,63</text:p>
          </table:table-cell>
          <table:table-cell office:value-type="float" office:value="0.82713086501223609" table:formula="of:=1-EXP(-[.A971]/[.$D$1])" table:style-name="ce1">
            <text:p>0,827130865</text:p>
          </table:table-cell>
          <table:table-cell office:value-type="float" office:value="-23451936097.424965" table:formula="of:=([.$D$2]-[.$D$1]*[.$D$1])*[.A971]*[.G971]" table:style-name="ce1">
            <text:p>-23451936097</text:p>
          </table:table-cell>
          <table:table-cell table:number-columns-repeated="16376"/>
        </table:table-row>
        <table:table-row table:style-name="ro1">
          <table:table-cell office:value-type="float" office:value="4441" table:style-name="ce1">
            <text:p>4441</text:p>
          </table:table-cell>
          <table:table-cell office:value-type="float" office:value="25.5" table:style-name="ce1">
            <text:p>25,5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6.5599999999999987" table:formula="of:=[.B972]-[.$B$5]" table:style-name="ce2">
            <text:p>6,56</text:p>
          </table:table-cell>
          <table:table-cell office:value-type="float" office:value="5.9366673209729202" table:formula="of:=[.$D$2]*(1-EXP(-[.A972]/[.$D$1]))" table:style-name="ce1">
            <text:p>5,936667321</text:p>
          </table:table-cell>
          <table:table-cell office:value-type="float" office:value="0.62333267902707856" table:formula="of:=[.D972]-[.E972]" table:style-name="ce2">
            <text:p>0,62</text:p>
          </table:table-cell>
          <table:table-cell office:value-type="float" office:value="0.8274041879788554" table:formula="of:=1-EXP(-[.A972]/[.$D$1])" table:style-name="ce1">
            <text:p>0,827404188</text:p>
          </table:table-cell>
          <table:table-cell office:value-type="float" office:value="-23480834862.835804" table:formula="of:=([.$D$2]-[.$D$1]*[.$D$1])*[.A972]*[.G972]" table:style-name="ce1">
            <text:p>-23480834863</text:p>
          </table:table-cell>
          <table:table-cell table:number-columns-repeated="16376"/>
        </table:table-row>
        <table:table-row table:style-name="ro1">
          <table:table-cell office:value-type="float" office:value="4446" table:style-name="ce1">
            <text:p>4446</text:p>
          </table:table-cell>
          <table:table-cell office:value-type="float" office:value="25.5" table:style-name="ce1">
            <text:p>25,5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6.5599999999999987" table:formula="of:=[.B973]-[.$B$5]" table:style-name="ce2">
            <text:p>6,56</text:p>
          </table:table-cell>
          <table:table-cell office:value-type="float" office:value="5.9391143439998269" table:formula="of:=[.$D$2]*(1-EXP(-[.A973]/[.$D$1]))" table:style-name="ce1">
            <text:p>5,939114344</text:p>
          </table:table-cell>
          <table:table-cell office:value-type="float" office:value="0.62088565600017187" table:formula="of:=[.D973]-[.E973]" table:style-name="ce2">
            <text:p>0,62</text:p>
          </table:table-cell>
          <table:table-cell office:value-type="float" office:value="0.82774523405590106" table:formula="of:=1-EXP(-[.A973]/[.$D$1])" table:style-name="ce1">
            <text:p>0,827745234</text:p>
          </table:table-cell>
          <table:table-cell office:value-type="float" office:value="-23516960705.415321" table:formula="of:=([.$D$2]-[.$D$1]*[.$D$1])*[.A973]*[.G973]" table:style-name="ce1">
            <text:p>-23516960705</text:p>
          </table:table-cell>
          <table:table-cell table:number-columns-repeated="16376"/>
        </table:table-row>
        <table:table-row table:style-name="ro1">
          <table:table-cell office:value-type="float" office:value="4451" table:style-name="ce1">
            <text:p>4451</text:p>
          </table:table-cell>
          <table:table-cell office:value-type="float" office:value="25.5" table:style-name="ce1">
            <text:p>25,5</text:p>
          </table:table-cell>
          <table:table-cell office:value-type="float" office:value="82.2" table:style-name="ce1">
            <text:p>82,2</text:p>
          </table:table-cell>
          <table:table-cell office:value-type="float" office:value="6.5599999999999987" table:formula="of:=[.B974]-[.$B$5]" table:style-name="ce2">
            <text:p>6,56</text:p>
          </table:table-cell>
          <table:table-cell office:value-type="float" office:value="5.9415565317552739" table:formula="of:=[.$D$2]*(1-EXP(-[.A974]/[.$D$1]))" table:style-name="ce1">
            <text:p>5,941556532</text:p>
          </table:table-cell>
          <table:table-cell office:value-type="float" office:value="0.61844346824472485" table:formula="of:=[.D974]-[.E974]" table:style-name="ce2">
            <text:p>0,62</text:p>
          </table:table-cell>
          <table:table-cell office:value-type="float" office:value="0.82808560623231542" table:formula="of:=1-EXP(-[.A974]/[.$D$1])" table:style-name="ce1">
            <text:p>0,828085606</text:p>
          </table:table-cell>
          <table:table-cell office:value-type="float" office:value="-23553089173.91732" table:formula="of:=([.$D$2]-[.$D$1]*[.$D$1])*[.A974]*[.G974]" table:style-name="ce1">
            <text:p>-23553089174</text:p>
          </table:table-cell>
          <table:table-cell table:number-columns-repeated="16376"/>
        </table:table-row>
        <table:table-row table:style-name="ro1">
          <table:table-cell office:value-type="float" office:value="4455" table:style-name="ce1">
            <text:p>4455</text:p>
          </table:table-cell>
          <table:table-cell office:value-type="float" office:value="25.5" table:style-name="ce1">
            <text:p>25,5</text:p>
          </table:table-cell>
          <table:table-cell office:value-type="float" office:value="83.4" table:style-name="ce1">
            <text:p>83,4</text:p>
          </table:table-cell>
          <table:table-cell office:value-type="float" office:value="6.5599999999999987" table:formula="of:=[.B975]-[.$B$5]" table:style-name="ce2">
            <text:p>6,56</text:p>
          </table:table-cell>
          <table:table-cell office:value-type="float" office:value="5.9435068069853765" table:formula="of:=[.$D$2]*(1-EXP(-[.A975]/[.$D$1]))" table:style-name="ce1">
            <text:p>5,943506807</text:p>
          </table:table-cell>
          <table:table-cell office:value-type="float" office:value="0.61649319301462224" table:formula="of:=[.D975]-[.E975]" table:style-name="ce2">
            <text:p>0,62</text:p>
          </table:table-cell>
          <table:table-cell office:value-type="float" office:value="0.82835741965992615" table:formula="of:=1-EXP(-[.A975]/[.$D$1])" table:style-name="ce1">
            <text:p>0,82835742</text:p>
          </table:table-cell>
          <table:table-cell office:value-type="float" office:value="-23581993821.452255" table:formula="of:=([.$D$2]-[.$D$1]*[.$D$1])*[.A975]*[.G975]" table:style-name="ce1">
            <text:p>-23581993821</text:p>
          </table:table-cell>
          <table:table-cell table:number-columns-repeated="16376"/>
        </table:table-row>
        <table:table-row table:style-name="ro1">
          <table:table-cell office:value-type="float" office:value="4460" table:style-name="ce1">
            <text:p>4460</text:p>
          </table:table-cell>
          <table:table-cell office:value-type="float" office:value="25.5" table:style-name="ce1">
            <text:p>25,5</text:p>
          </table:table-cell>
          <table:table-cell office:value-type="float" office:value="84.4" table:style-name="ce1">
            <text:p>84,4</text:p>
          </table:table-cell>
          <table:table-cell office:value-type="float" office:value="6.5599999999999987" table:formula="of:=[.B976]-[.$B$5]" table:style-name="ce2">
            <text:p>6,56</text:p>
          </table:table-cell>
          <table:table-cell office:value-type="float" office:value="5.9459403153166122" table:formula="of:=[.$D$2]*(1-EXP(-[.A976]/[.$D$1]))" table:style-name="ce1">
            <text:p>5,945940315</text:p>
          </table:table-cell>
          <table:table-cell office:value-type="float" office:value="0.61405968468338656" table:formula="of:=[.D976]-[.E976]" table:style-name="ce2">
            <text:p>0,61</text:p>
          </table:table-cell>
          <table:table-cell office:value-type="float" office:value="0.8286965821691058" table:formula="of:=1-EXP(-[.A976]/[.$D$1])" table:style-name="ce1">
            <text:p>0,828696582</text:p>
          </table:table-cell>
          <table:table-cell office:value-type="float" office:value="-23618126949.449997" table:formula="of:=([.$D$2]-[.$D$1]*[.$D$1])*[.A976]*[.G976]" table:style-name="ce1">
            <text:p>-23618126949</text:p>
          </table:table-cell>
          <table:table-cell table:number-columns-repeated="16376"/>
        </table:table-row>
        <table:table-row table:style-name="ro1">
          <table:table-cell office:value-type="float" office:value="4464" table:style-name="ce1">
            <text:p>4464</text:p>
          </table:table-cell>
          <table:table-cell office:value-type="float" office:value="25.5" table:style-name="ce1">
            <text:p>25,5</text:p>
          </table:table-cell>
          <table:table-cell office:value-type="float" office:value="82.5" table:style-name="ce1">
            <text:p>82,5</text:p>
          </table:table-cell>
          <table:table-cell office:value-type="float" office:value="6.5599999999999987" table:formula="of:=[.B977]-[.$B$5]" table:style-name="ce2">
            <text:p>6,56</text:p>
          </table:table-cell>
          <table:table-cell office:value-type="float" office:value="5.9478836593572462" table:formula="of:=[.$D$2]*(1-EXP(-[.A977]/[.$D$1]))" table:style-name="ce1">
            <text:p>5,947883659</text:p>
          </table:table-cell>
          <table:table-cell office:value-type="float" office:value="0.61211634064275255" table:formula="of:=[.D977]-[.E977]" table:style-name="ce2">
            <text:p>0,61</text:p>
          </table:table-cell>
          <table:table-cell office:value-type="float" office:value="0.82896742958415692" table:formula="of:=1-EXP(-[.A977]/[.$D$1])" table:style-name="ce1">
            <text:p>0,82896743</text:p>
          </table:table-cell>
          <table:table-cell office:value-type="float" office:value="-23647035290.171131" table:formula="of:=([.$D$2]-[.$D$1]*[.$D$1])*[.A977]*[.G977]" table:style-name="ce1">
            <text:p>-23647035290</text:p>
          </table:table-cell>
          <table:table-cell table:number-columns-repeated="16376"/>
        </table:table-row>
        <table:table-row table:style-name="ro1">
          <table:table-cell office:value-type="float" office:value="4469" table:style-name="ce1">
            <text:p>4469</text:p>
          </table:table-cell>
          <table:table-cell office:value-type="float" office:value="25.5" table:style-name="ce1">
            <text:p>25,5</text:p>
          </table:table-cell>
          <table:table-cell office:value-type="float" office:value="83.6" table:style-name="ce1">
            <text:p>83,6</text:p>
          </table:table-cell>
          <table:table-cell office:value-type="float" office:value="6.5599999999999987" table:formula="of:=[.B978]-[.$B$5]" table:style-name="ce2">
            <text:p>6,56</text:p>
          </table:table-cell>
          <table:table-cell office:value-type="float" office:value="5.9503085191105471" table:formula="of:=[.$D$2]*(1-EXP(-[.A978]/[.$D$1]))" table:style-name="ce1">
            <text:p>5,950308519</text:p>
          </table:table-cell>
          <table:table-cell office:value-type="float" office:value="0.60969148088945158" table:formula="of:=[.D978]-[.E978]" table:style-name="ce2">
            <text:p>0,61</text:p>
          </table:table-cell>
          <table:table-cell office:value-type="float" office:value="0.82930538672520393" table:formula="of:=1-EXP(-[.A978]/[.$D$1])" table:style-name="ce1">
            <text:p>0,829305387</text:p>
          </table:table-cell>
          <table:table-cell office:value-type="float" office:value="-23683172991.78199" table:formula="of:=([.$D$2]-[.$D$1]*[.$D$1])*[.A978]*[.G978]" table:style-name="ce1">
            <text:p>-23683172992</text:p>
          </table:table-cell>
          <table:table-cell table:number-columns-repeated="16376"/>
        </table:table-row>
        <table:table-row table:style-name="ro1">
          <table:table-cell office:value-type="float" office:value="4473" table:style-name="ce1">
            <text:p>4473</text:p>
          </table:table-cell>
          <table:table-cell office:value-type="float" office:value="25.5" table:style-name="ce1">
            <text:p>25,5</text:p>
          </table:table-cell>
          <table:table-cell office:value-type="float" office:value="85.5" table:style-name="ce1">
            <text:p>85,5</text:p>
          </table:table-cell>
          <table:table-cell office:value-type="float" office:value="6.5599999999999987" table:formula="of:=[.B979]-[.$B$5]" table:style-name="ce2">
            <text:p>6,56</text:p>
          </table:table-cell>
          <table:table-cell office:value-type="float" office:value="5.9522449565948437" table:formula="of:=[.$D$2]*(1-EXP(-[.A979]/[.$D$1]))" table:style-name="ce1">
            <text:p>5,952244957</text:p>
          </table:table-cell>
          <table:table-cell office:value-type="float" office:value="0.60775504340515507" table:formula="of:=[.D979]-[.E979]" table:style-name="ce2">
            <text:p>0,61</text:p>
          </table:table-cell>
          <table:table-cell office:value-type="float" office:value="0.82957527156086008" table:formula="of:=1-EXP(-[.A979]/[.$D$1])" table:style-name="ce1">
            <text:p>0,829575272</text:p>
          </table:table-cell>
          <table:table-cell office:value-type="float" office:value="-23712084957.204147" table:formula="of:=([.$D$2]-[.$D$1]*[.$D$1])*[.A979]*[.G979]" table:style-name="ce1">
            <text:p>-23712084957</text:p>
          </table:table-cell>
          <table:table-cell table:number-columns-repeated="16376"/>
        </table:table-row>
        <table:table-row table:style-name="ro1">
          <table:table-cell office:value-type="float" office:value="4478" table:style-name="ce1">
            <text:p>4478</text:p>
          </table:table-cell>
          <table:table-cell office:value-type="float" office:value="25.5" table:style-name="ce1">
            <text:p>25,5</text:p>
          </table:table-cell>
          <table:table-cell office:value-type="float" office:value="87.8" table:style-name="ce1">
            <text:p>87,8</text:p>
          </table:table-cell>
          <table:table-cell office:value-type="float" office:value="6.5599999999999987" table:formula="of:=[.B980]-[.$B$5]" table:style-name="ce2">
            <text:p>6,56</text:p>
          </table:table-cell>
          <table:table-cell office:value-type="float" office:value="5.9546611985068649" table:formula="of:=[.$D$2]*(1-EXP(-[.A980]/[.$D$1]))" table:style-name="ce1">
            <text:p>5,954661199</text:p>
          </table:table-cell>
          <table:table-cell office:value-type="float" office:value="0.60533880149313379" table:formula="of:=[.D980]-[.E980]" table:style-name="ce2">
            <text:p>0,61</text:p>
          </table:table-cell>
          <table:table-cell office:value-type="float" office:value="0.82991202761759808" table:formula="of:=1-EXP(-[.A980]/[.$D$1])" table:style-name="ce1">
            <text:p>0,829912028</text:p>
          </table:table-cell>
          <table:table-cell office:value-type="float" office:value="-23748227147.097099" table:formula="of:=([.$D$2]-[.$D$1]*[.$D$1])*[.A980]*[.G980]" table:style-name="ce1">
            <text:p>-23748227147</text:p>
          </table:table-cell>
          <table:table-cell table:number-columns-repeated="16376"/>
        </table:table-row>
        <table:table-row table:style-name="ro1">
          <table:table-cell office:value-type="float" office:value="4483" table:style-name="ce1">
            <text:p>4483</text:p>
          </table:table-cell>
          <table:table-cell office:value-type="float" office:value="25.5" table:style-name="ce1">
            <text:p>25,5</text:p>
          </table:table-cell>
          <table:table-cell office:value-type="float" office:value="84.1" table:style-name="ce1">
            <text:p>84,1</text:p>
          </table:table-cell>
          <table:table-cell office:value-type="float" office:value="6.5599999999999987" table:formula="of:=[.B981]-[.$B$5]" table:style-name="ce2">
            <text:p>6,56</text:p>
          </table:table-cell>
          <table:table-cell office:value-type="float" office:value="5.9570726659703315" table:formula="of:=[.$D$2]*(1-EXP(-[.A981]/[.$D$1]))" table:style-name="ce1">
            <text:p>5,957072666</text:p>
          </table:table-cell>
          <table:table-cell office:value-type="float" office:value="0.60292733402966725" table:formula="of:=[.D981]-[.E981]" table:style-name="ce2">
            <text:p>0,60</text:p>
          </table:table-cell>
          <table:table-cell office:value-type="float" office:value="0.83024811825070433" table:formula="of:=1-EXP(-[.A981]/[.$D$1])" table:style-name="ce1">
            <text:p>0,830248118</text:p>
          </table:table-cell>
          <table:table-cell office:value-type="float" office:value="-23784371793.810772" table:formula="of:=([.$D$2]-[.$D$1]*[.$D$1])*[.A981]*[.G981]" table:style-name="ce1">
            <text:p>-23784371794</text:p>
          </table:table-cell>
          <table:table-cell table:number-columns-repeated="16376"/>
        </table:table-row>
        <table:table-row table:style-name="ro1">
          <table:table-cell office:value-type="float" office:value="4487" table:style-name="ce1">
            <text:p>4487</text:p>
          </table:table-cell>
          <table:table-cell office:value-type="float" office:value="25.5" table:style-name="ce1">
            <text:p>25,5</text:p>
          </table:table-cell>
          <table:table-cell office:value-type="float" office:value="79.900000000000006" table:style-name="ce1">
            <text:p>79,9</text:p>
          </table:table-cell>
          <table:table-cell office:value-type="float" office:value="6.5599999999999987" table:formula="of:=[.B982]-[.$B$5]" table:style-name="ce2">
            <text:p>6,56</text:p>
          </table:table-cell>
          <table:table-cell office:value-type="float" office:value="5.9589984086785677" table:formula="of:=[.$D$2]*(1-EXP(-[.A982]/[.$D$1]))" table:style-name="ce1">
            <text:p>5,958998409</text:p>
          </table:table-cell>
          <table:table-cell office:value-type="float" office:value="0.60100159132143105" table:formula="of:=[.D982]-[.E982]" table:style-name="ce2">
            <text:p>0,60</text:p>
          </table:table-cell>
          <table:table-cell office:value-type="float" office:value="0.83051651253585068" table:formula="of:=1-EXP(-[.A982]/[.$D$1])" table:style-name="ce1">
            <text:p>0,830516513</text:p>
          </table:table-cell>
          <table:table-cell office:value-type="float" office:value="-23813289262.568031" table:formula="of:=([.$D$2]-[.$D$1]*[.$D$1])*[.A982]*[.G982]" table:style-name="ce1">
            <text:p>-23813289263</text:p>
          </table:table-cell>
          <table:table-cell table:number-columns-repeated="16376"/>
        </table:table-row>
        <table:table-row table:style-name="ro1">
          <table:table-cell office:value-type="float" office:value="4492" table:style-name="ce1">
            <text:p>4492</text:p>
          </table:table-cell>
          <table:table-cell office:value-type="float" office:value="25.5" table:style-name="ce1">
            <text:p>25,5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6.5599999999999987" table:formula="of:=[.B983]-[.$B$5]" table:style-name="ce2">
            <text:p>6,56</text:p>
          </table:table-cell>
          <table:table-cell office:value-type="float" office:value="5.9614013058963424" table:formula="of:=[.$D$2]*(1-EXP(-[.A983]/[.$D$1]))" table:style-name="ce1">
            <text:p>5,961401306</text:p>
          </table:table-cell>
          <table:table-cell office:value-type="float" office:value="0.59859869410365629" table:formula="of:=[.D983]-[.E983]" table:style-name="ce2">
            <text:p>0,60</text:p>
          </table:table-cell>
          <table:table-cell office:value-type="float" office:value="0.83085140871813223" table:formula="of:=1-EXP(-[.A983]/[.$D$1])" table:style-name="ce1">
            <text:p>0,830851409</text:p>
          </table:table-cell>
          <table:table-cell office:value-type="float" office:value="-23849438265.916344" table:formula="of:=([.$D$2]-[.$D$1]*[.$D$1])*[.A983]*[.G983]" table:style-name="ce1">
            <text:p>-23849438266</text:p>
          </table:table-cell>
          <table:table-cell table:number-columns-repeated="16376"/>
        </table:table-row>
        <table:table-row table:style-name="ro1">
          <table:table-cell office:value-type="float" office:value="4496" table:style-name="ce1">
            <text:p>4496</text:p>
          </table:table-cell>
          <table:table-cell office:value-type="float" office:value="25.44" table:style-name="ce1">
            <text:p>25,44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6.5" table:formula="of:=[.B984]-[.$B$5]" table:style-name="ce2">
            <text:p>6,50</text:p>
          </table:table-cell>
          <table:table-cell office:value-type="float" office:value="5.9633202046025762" table:formula="of:=[.$D$2]*(1-EXP(-[.A984]/[.$D$1]))" table:style-name="ce1">
            <text:p>5,963320205</text:p>
          </table:table-cell>
          <table:table-cell office:value-type="float" office:value="0.53667979539742383" table:formula="of:=[.D984]-[.E984]" table:style-name="ce2">
            <text:p>0,54</text:p>
          </table:table-cell>
          <table:table-cell office:value-type="float" office:value="0.8311188491421958" table:formula="of:=1-EXP(-[.A984]/[.$D$1])" table:style-name="ce1">
            <text:p>0,831118849</text:p>
          </table:table-cell>
          <table:table-cell office:value-type="float" office:value="-23878359186.351299" table:formula="of:=([.$D$2]-[.$D$1]*[.$D$1])*[.A984]*[.G984]" table:style-name="ce1">
            <text:p>-23878359186</text:p>
          </table:table-cell>
          <table:table-cell table:number-columns-repeated="16376"/>
        </table:table-row>
        <table:table-row table:style-name="ro1">
          <table:table-cell office:value-type="float" office:value="4501" table:style-name="ce1">
            <text:p>4501</text:p>
          </table:table-cell>
          <table:table-cell office:value-type="float" office:value="25.5" table:style-name="ce1">
            <text:p>25,5</text:p>
          </table:table-cell>
          <table:table-cell office:value-type="float" office:value="72" table:style-name="ce1">
            <text:p>72</text:p>
          </table:table-cell>
          <table:table-cell office:value-type="float" office:value="6.5599999999999987" table:formula="of:=[.B985]-[.$B$5]" table:style-name="ce2">
            <text:p>6,56</text:p>
          </table:table-cell>
          <table:table-cell office:value-type="float" office:value="5.9657145620329226" table:formula="of:=[.$D$2]*(1-EXP(-[.A985]/[.$D$1]))" table:style-name="ce1">
            <text:p>5,965714562</text:p>
          </table:table-cell>
          <table:table-cell office:value-type="float" office:value="0.59428543796707611" table:formula="of:=[.D985]-[.E985]" table:style-name="ce2">
            <text:p>0,59</text:p>
          </table:table-cell>
          <table:table-cell office:value-type="float" office:value="0.83145255511867666" table:formula="of:=1-EXP(-[.A985]/[.$D$1])" table:style-name="ce1">
            <text:p>0,831452555</text:p>
          </table:table-cell>
          <table:table-cell office:value-type="float" office:value="-23914512462.399998" table:formula="of:=([.$D$2]-[.$D$1]*[.$D$1])*[.A985]*[.G985]" table:style-name="ce1">
            <text:p>-23914512462</text:p>
          </table:table-cell>
          <table:table-cell table:number-columns-repeated="16376"/>
        </table:table-row>
        <table:table-row table:style-name="ro1">
          <table:table-cell office:value-type="float" office:value="4505" table:style-name="ce1">
            <text:p>4505</text:p>
          </table:table-cell>
          <table:table-cell office:value-type="float" office:value="25.44" table:style-name="ce1">
            <text:p>25,44</text:p>
          </table:table-cell>
          <table:table-cell office:value-type="float" office:value="75.7" table:style-name="ce1">
            <text:p>75,7</text:p>
          </table:table-cell>
          <table:table-cell office:value-type="float" office:value="6.5" table:formula="of:=[.B986]-[.$B$5]" table:style-name="ce2">
            <text:p>6,50</text:p>
          </table:table-cell>
          <table:table-cell office:value-type="float" office:value="5.9676266410604262" table:formula="of:=[.$D$2]*(1-EXP(-[.A986]/[.$D$1]))" table:style-name="ce1">
            <text:p>5,967626641</text:p>
          </table:table-cell>
          <table:table-cell office:value-type="float" office:value="0.53237335893957383" table:formula="of:=[.D986]-[.E986]" table:style-name="ce2">
            <text:p>0,53</text:p>
          </table:table-cell>
          <table:table-cell office:value-type="float" office:value="0.83171904507163619" table:formula="of:=1-EXP(-[.A986]/[.$D$1])" table:style-name="ce1">
            <text:p>0,831719045</text:p>
          </table:table-cell>
          <table:table-cell office:value-type="float" office:value="-23943436767.582172" table:formula="of:=([.$D$2]-[.$D$1]*[.$D$1])*[.A986]*[.G986]" table:style-name="ce1">
            <text:p>-23943436768</text:p>
          </table:table-cell>
          <table:table-cell table:number-columns-repeated="16376"/>
        </table:table-row>
        <table:table-row table:style-name="ro1">
          <table:table-cell office:value-type="float" office:value="4510" table:style-name="ce1">
            <text:p>4510</text:p>
          </table:table-cell>
          <table:table-cell office:value-type="float" office:value="25.5" table:style-name="ce1">
            <text:p>25,5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6.5599999999999987" table:formula="of:=[.B987]-[.$B$5]" table:style-name="ce2">
            <text:p>6,56</text:p>
          </table:table-cell>
          <table:table-cell office:value-type="float" office:value="5.9700124890533601" table:formula="of:=[.$D$2]*(1-EXP(-[.A987]/[.$D$1]))" table:style-name="ce1">
            <text:p>5,970012489</text:p>
          </table:table-cell>
          <table:table-cell office:value-type="float" office:value="0.58998751094663859" table:formula="of:=[.D987]-[.E987]" table:style-name="ce2">
            <text:p>0,59</text:p>
          </table:table-cell>
          <table:table-cell office:value-type="float" office:value="0.83205156507225353" table:formula="of:=1-EXP(-[.A987]/[.$D$1])" table:style-name="ce1">
            <text:p>0,832051565</text:p>
          </table:table-cell>
          <table:table-cell office:value-type="float" office:value="-23979594232.938568" table:formula="of:=([.$D$2]-[.$D$1]*[.$D$1])*[.A987]*[.G987]" table:style-name="ce1">
            <text:p>-23979594233</text:p>
          </table:table-cell>
          <table:table-cell table:number-columns-repeated="16376"/>
        </table:table-row>
        <table:table-row table:style-name="ro1">
          <table:table-cell office:value-type="float" office:value="4515" table:style-name="ce1">
            <text:p>4515</text:p>
          </table:table-cell>
          <table:table-cell office:value-type="float" office:value="25.44" table:style-name="ce1">
            <text:p>25,44</text:p>
          </table:table-cell>
          <table:table-cell office:value-type="float" office:value="82.4" table:style-name="ce1">
            <text:p>82,4</text:p>
          </table:table-cell>
          <table:table-cell office:value-type="float" office:value="6.5" table:formula="of:=[.B988]-[.$B$5]" table:style-name="ce2">
            <text:p>6,50</text:p>
          </table:table-cell>
          <table:table-cell office:value-type="float" office:value="5.9723936226555514" table:formula="of:=[.$D$2]*(1-EXP(-[.A988]/[.$D$1]))" table:style-name="ce1">
            <text:p>5,972393623</text:p>
          </table:table-cell>
          <table:table-cell office:value-type="float" office:value="0.5276063773444486" table:formula="of:=[.D988]-[.E988]" table:style-name="ce2">
            <text:p>0,53</text:p>
          </table:table-cell>
          <table:table-cell office:value-type="float" office:value="0.83238342801960619" table:formula="of:=1-EXP(-[.A988]/[.$D$1])" table:style-name="ce1">
            <text:p>0,832383428</text:p>
          </table:table-cell>
          <table:table-cell office:value-type="float" office:value="-24015753989.852684" table:formula="of:=([.$D$2]-[.$D$1]*[.$D$1])*[.A988]*[.G988]" table:style-name="ce1">
            <text:p>-24015753990</text:p>
          </table:table-cell>
          <table:table-cell table:number-columns-repeated="16376"/>
        </table:table-row>
        <table:table-row table:style-name="ro1">
          <table:table-cell office:value-type="float" office:value="4519" table:style-name="ce1">
            <text:p>4519</text:p>
          </table:table-cell>
          <table:table-cell office:value-type="float" office:value="25.5" table:style-name="ce1">
            <text:p>25,5</text:p>
          </table:table-cell>
          <table:table-cell office:value-type="float" office:value="83.3" table:style-name="ce1">
            <text:p>83,3</text:p>
          </table:table-cell>
          <table:table-cell office:value-type="float" office:value="6.5599999999999987" table:formula="of:=[.B989]-[.$B$5]" table:style-name="ce2">
            <text:p>6,56</text:p>
          </table:table-cell>
          <table:table-cell office:value-type="float" office:value="5.9742951414366363" table:formula="of:=[.$D$2]*(1-EXP(-[.A989]/[.$D$1]))" table:style-name="ce1">
            <text:p>5,974295141</text:p>
          </table:table-cell>
          <table:table-cell office:value-type="float" office:value="0.58570485856336241" table:formula="of:=[.D989]-[.E989]" table:style-name="ce2">
            <text:p>0,59</text:p>
          </table:table-cell>
          <table:table-cell office:value-type="float" office:value="0.83264844617169831" table:formula="of:=1-EXP(-[.A989]/[.$D$1])" table:style-name="ce1">
            <text:p>0,832648446</text:p>
          </table:table-cell>
          <table:table-cell office:value-type="float" office:value="-24044683428.179806" table:formula="of:=([.$D$2]-[.$D$1]*[.$D$1])*[.A989]*[.G989]" table:style-name="ce1">
            <text:p>-24044683428</text:p>
          </table:table-cell>
          <table:table-cell table:number-columns-repeated="16376"/>
        </table:table-row>
        <table:table-row table:style-name="ro1">
          <table:table-cell office:value-type="float" office:value="4524" table:style-name="ce1">
            <text:p>4524</text:p>
          </table:table-cell>
          <table:table-cell office:value-type="float" office:value="25.5" table:style-name="ce1">
            <text:p>25,5</text:p>
          </table:table-cell>
          <table:table-cell office:value-type="float" office:value="85.5" table:style-name="ce1">
            <text:p>85,5</text:p>
          </table:table-cell>
          <table:table-cell office:value-type="float" office:value="6.5599999999999987" table:formula="of:=[.B990]-[.$B$5]" table:style-name="ce2">
            <text:p>6,56</text:p>
          </table:table-cell>
          <table:table-cell office:value-type="float" office:value="5.9766678125982997" table:formula="of:=[.$D$2]*(1-EXP(-[.A990]/[.$D$1]))" table:style-name="ce1">
            <text:p>5,976667813</text:p>
          </table:table-cell>
          <table:table-cell office:value-type="float" office:value="0.58333218740169901" table:formula="of:=[.D990]-[.E990]" table:style-name="ce2">
            <text:p>0,58</text:p>
          </table:table-cell>
          <table:table-cell office:value-type="float" office:value="0.83297912969322929" table:formula="of:=1-EXP(-[.A990]/[.$D$1])" table:style-name="ce1">
            <text:p>0,83297913</text:p>
          </table:table-cell>
          <table:table-cell office:value-type="float" office:value="-24080847245.749561" table:formula="of:=([.$D$2]-[.$D$1]*[.$D$1])*[.A990]*[.G990]" table:style-name="ce1">
            <text:p>-24080847246</text:p>
          </table:table-cell>
          <table:table-cell table:number-columns-repeated="16376"/>
        </table:table-row>
        <table:table-row table:style-name="ro1">
          <table:table-cell office:value-type="float" office:value="4528" table:style-name="ce1">
            <text:p>4528</text:p>
          </table:table-cell>
          <table:table-cell office:value-type="float" office:value="25.5" table:style-name="ce1">
            <text:p>25,5</text:p>
          </table:table-cell>
          <table:table-cell office:value-type="float" office:value="86.1" table:style-name="ce1">
            <text:p>86,1</text:p>
          </table:table-cell>
          <table:table-cell office:value-type="float" office:value="6.5599999999999987" table:formula="of:=[.B991]-[.$B$5]" table:style-name="ce2">
            <text:p>6,56</text:p>
          </table:table-cell>
          <table:table-cell office:value-type="float" office:value="5.9785625734681176" table:formula="of:=[.$D$2]*(1-EXP(-[.A991]/[.$D$1]))" table:style-name="ce1">
            <text:p>5,978562573</text:p>
          </table:table-cell>
          <table:table-cell office:value-type="float" office:value="0.58143742653188113" table:formula="of:=[.D991]-[.E991]" table:style-name="ce2">
            <text:p>0,58</text:p>
          </table:table-cell>
          <table:table-cell office:value-type="float" office:value="0.83324320598286183" table:formula="of:=1-EXP(-[.A991]/[.$D$1])" table:style-name="ce1">
            <text:p>0,833243206</text:p>
          </table:table-cell>
          <table:table-cell office:value-type="float" office:value="-24109779899.737381" table:formula="of:=([.$D$2]-[.$D$1]*[.$D$1])*[.A991]*[.G991]" table:style-name="ce1">
            <text:p>-24109779900</text:p>
          </table:table-cell>
          <table:table-cell table:number-columns-repeated="16376"/>
        </table:table-row>
        <table:table-row table:style-name="ro1">
          <table:table-cell office:value-type="float" office:value="4533" table:style-name="ce1">
            <text:p>4533</text:p>
          </table:table-cell>
          <table:table-cell office:value-type="float" office:value="25.5" table:style-name="ce1">
            <text:p>25,5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6.5599999999999987" table:formula="of:=[.B992]-[.$B$5]" table:style-name="ce2">
            <text:p>6,56</text:p>
          </table:table-cell>
          <table:table-cell office:value-type="float" office:value="5.9809268122643813" table:formula="of:=[.$D$2]*(1-EXP(-[.A992]/[.$D$1]))" table:style-name="ce1">
            <text:p>5,980926812</text:p>
          </table:table-cell>
          <table:table-cell office:value-type="float" office:value="0.57907318773561745" table:formula="of:=[.D992]-[.E992]" table:style-name="ce2">
            <text:p>0,58</text:p>
          </table:table-cell>
          <table:table-cell office:value-type="float" office:value="0.83357271427019675" table:formula="of:=1-EXP(-[.A992]/[.$D$1])" table:style-name="ce1">
            <text:p>0,833572714</text:p>
          </table:table-cell>
          <table:table-cell office:value-type="float" office:value="-24145947695.941463" table:formula="of:=([.$D$2]-[.$D$1]*[.$D$1])*[.A992]*[.G992]" table:style-name="ce1">
            <text:p>-24145947696</text:p>
          </table:table-cell>
          <table:table-cell table:number-columns-repeated="16376"/>
        </table:table-row>
        <table:table-row table:style-name="ro1">
          <table:table-cell office:value-type="float" office:value="4538" table:style-name="ce1">
            <text:p>4538</text:p>
          </table:table-cell>
          <table:table-cell office:value-type="float" office:value="25.44" table:style-name="ce1">
            <text:p>25,44</text:p>
          </table:table-cell>
          <table:table-cell office:value-type="float" office:value="78.5" table:style-name="ce1">
            <text:p>78,5</text:p>
          </table:table-cell>
          <table:table-cell office:value-type="float" office:value="6.5" table:formula="of:=[.B993]-[.$B$5]" table:style-name="ce2">
            <text:p>6,50</text:p>
          </table:table-cell>
          <table:table-cell office:value-type="float" office:value="5.9832863793692681" table:formula="of:=[.$D$2]*(1-EXP(-[.A993]/[.$D$1]))" table:style-name="ce1">
            <text:p>5,983286379</text:p>
          </table:table-cell>
          <table:table-cell office:value-type="float" office:value="0.5167136206307319" table:formula="of:=[.D993]-[.E993]" table:style-name="ce2">
            <text:p>0,52</text:p>
          </table:table-cell>
          <table:table-cell office:value-type="float" office:value="0.83390157145535571" table:formula="of:=1-EXP(-[.A993]/[.$D$1])" table:style-name="ce1">
            <text:p>0,833901571</text:p>
          </table:table-cell>
          <table:table-cell office:value-type="float" office:value="-24182117667.25246" table:formula="of:=([.$D$2]-[.$D$1]*[.$D$1])*[.A993]*[.G993]" table:style-name="ce1">
            <text:p>-24182117667</text:p>
          </table:table-cell>
          <table:table-cell table:number-columns-repeated="16376"/>
        </table:table-row>
        <table:table-row table:style-name="ro1">
          <table:table-cell office:value-type="float" office:value="4542" table:style-name="ce1">
            <text:p>4542</text:p>
          </table:table-cell>
          <table:table-cell office:value-type="float" office:value="25.44" table:style-name="ce1">
            <text:p>25,44</text:p>
          </table:table-cell>
          <table:table-cell office:value-type="float" office:value="75.8" table:style-name="ce1">
            <text:p>75,8</text:p>
          </table:table-cell>
          <table:table-cell office:value-type="float" office:value="6.5" table:formula="of:=[.B994]-[.$B$5]" table:style-name="ce2">
            <text:p>6,50</text:p>
          </table:table-cell>
          <table:table-cell office:value-type="float" office:value="5.985170675639349" table:formula="of:=[.$D$2]*(1-EXP(-[.A994]/[.$D$1]))" table:style-name="ce1">
            <text:p>5,985170676</text:p>
          </table:table-cell>
          <table:table-cell office:value-type="float" office:value="0.51482932436065099" table:formula="of:=[.D994]-[.E994]" table:style-name="ce2">
            <text:p>0,51</text:p>
          </table:table-cell>
          <table:table-cell office:value-type="float" office:value="0.83416418927457392" table:formula="of:=1-EXP(-[.A994]/[.$D$1])" table:style-name="ce1">
            <text:p>0,834164189</text:p>
          </table:table-cell>
          <table:table-cell office:value-type="float" office:value="-24211055193.534714" table:formula="of:=([.$D$2]-[.$D$1]*[.$D$1])*[.A994]*[.G994]" table:style-name="ce1">
            <text:p>-24211055194</text:p>
          </table:table-cell>
          <table:table-cell table:number-columns-repeated="16376"/>
        </table:table-row>
        <table:table-row table:style-name="ro1">
          <table:table-cell office:value-type="float" office:value="4547" table:style-name="ce1">
            <text:p>4547</text:p>
          </table:table-cell>
          <table:table-cell office:value-type="float" office:value="25.44" table:style-name="ce1">
            <text:p>25,44</text:p>
          </table:table-cell>
          <table:table-cell office:value-type="float" office:value="73.7" table:style-name="ce1">
            <text:p>73,7</text:p>
          </table:table-cell>
          <table:table-cell office:value-type="float" office:value="6.5" table:formula="of:=[.B995]-[.$B$5]" table:style-name="ce2">
            <text:p>6,50</text:p>
          </table:table-cell>
          <table:table-cell office:value-type="float" office:value="5.9875218569500586" table:formula="of:=[.$D$2]*(1-EXP(-[.A995]/[.$D$1]))" table:style-name="ce1">
            <text:p>5,987521857</text:p>
          </table:table-cell>
          <table:table-cell office:value-type="float" office:value="0.51247814304994144" table:formula="of:=[.D995]-[.E995]" table:style-name="ce2">
            <text:p>0,51</text:p>
          </table:table-cell>
          <table:table-cell office:value-type="float" office:value="0.83449187771625333" table:formula="of:=1-EXP(-[.A995]/[.$D$1])" table:style-name="ce1">
            <text:p>0,834491878</text:p>
          </table:table-cell>
          <table:table-cell office:value-type="float" office:value="-24247229016.947178" table:formula="of:=([.$D$2]-[.$D$1]*[.$D$1])*[.A995]*[.G995]" table:style-name="ce1">
            <text:p>-24247229017</text:p>
          </table:table-cell>
          <table:table-cell table:number-columns-repeated="16376"/>
        </table:table-row>
        <table:table-row table:style-name="ro1">
          <table:table-cell office:value-type="float" office:value="4551" table:style-name="ce1">
            <text:p>4551</text:p>
          </table:table-cell>
          <table:table-cell office:value-type="float" office:value="25.44" table:style-name="ce1">
            <text:p>25,44</text:p>
          </table:table-cell>
          <table:table-cell office:value-type="float" office:value="71.900000000000006" table:style-name="ce1">
            <text:p>71,9</text:p>
          </table:table-cell>
          <table:table-cell office:value-type="float" office:value="6.5" table:formula="of:=[.B996]-[.$B$5]" table:style-name="ce2">
            <text:p>6,50</text:p>
          </table:table-cell>
          <table:table-cell office:value-type="float" office:value="5.9893994565168924" table:formula="of:=[.$D$2]*(1-EXP(-[.A996]/[.$D$1]))" table:style-name="ce1">
            <text:p>5,989399457</text:p>
          </table:table-cell>
          <table:table-cell office:value-type="float" office:value="0.51060054348310757" table:formula="of:=[.D996]-[.E996]" table:style-name="ce2">
            <text:p>0,51</text:p>
          </table:table-cell>
          <table:table-cell office:value-type="float" office:value="0.83475356220368579" table:formula="of:=1-EXP(-[.A996]/[.$D$1])" table:style-name="ce1">
            <text:p>0,834753562</text:p>
          </table:table-cell>
          <table:table-cell office:value-type="float" office:value="-24276169592.588863" table:formula="of:=([.$D$2]-[.$D$1]*[.$D$1])*[.A996]*[.G996]" table:style-name="ce1">
            <text:p>-24276169593</text:p>
          </table:table-cell>
          <table:table-cell table:number-columns-repeated="16376"/>
        </table:table-row>
        <table:table-row table:style-name="ro1">
          <table:table-cell office:value-type="float" office:value="4556" table:style-name="ce1">
            <text:p>4556</text:p>
          </table:table-cell>
          <table:table-cell office:value-type="float" office:value="25.44" table:style-name="ce1">
            <text:p>25,44</text:p>
          </table:table-cell>
          <table:table-cell office:value-type="float" office:value="72.5" table:style-name="ce1">
            <text:p>72,5</text:p>
          </table:table-cell>
          <table:table-cell office:value-type="float" office:value="6.5" table:formula="of:=[.B997]-[.$B$5]" table:style-name="ce2">
            <text:p>6,50</text:p>
          </table:table-cell>
          <table:table-cell office:value-type="float" office:value="5.9917422818361556" table:formula="of:=[.$D$2]*(1-EXP(-[.A997]/[.$D$1]))" table:style-name="ce1">
            <text:p>5,991742282</text:p>
          </table:table-cell>
          <table:table-cell office:value-type="float" office:value="0.50825771816384435" table:formula="of:=[.D997]-[.E997]" table:style-name="ce2">
            <text:p>0,51</text:p>
          </table:table-cell>
          <table:table-cell office:value-type="float" office:value="0.83508008605554673" table:formula="of:=1-EXP(-[.A997]/[.$D$1])" table:style-name="ce1">
            <text:p>0,835080086</text:p>
          </table:table-cell>
          <table:table-cell office:value-type="float" office:value="-24312347187.434856" table:formula="of:=([.$D$2]-[.$D$1]*[.$D$1])*[.A997]*[.G997]" table:style-name="ce1">
            <text:p>-24312347187</text:p>
          </table:table-cell>
          <table:table-cell table:number-columns-repeated="16376"/>
        </table:table-row>
        <table:table-row table:style-name="ro1">
          <table:table-cell office:value-type="float" office:value="4560" table:style-name="ce1">
            <text:p>4560</text:p>
          </table:table-cell>
          <table:table-cell office:value-type="float" office:value="25.44" table:style-name="ce1">
            <text:p>25,44</text:p>
          </table:table-cell>
          <table:table-cell office:value-type="float" office:value="76.3" table:style-name="ce1">
            <text:p>76,3</text:p>
          </table:table-cell>
          <table:table-cell office:value-type="float" office:value="6.5" table:formula="of:=[.B998]-[.$B$5]" table:style-name="ce2">
            <text:p>6,50</text:p>
          </table:table-cell>
          <table:table-cell office:value-type="float" office:value="5.9936132084995224" table:formula="of:=[.$D$2]*(1-EXP(-[.A998]/[.$D$1]))" table:style-name="ce1">
            <text:p>5,993613208</text:p>
          </table:table-cell>
          <table:table-cell office:value-type="float" office:value="0.50638679150047761" table:formula="of:=[.D998]-[.E998]" table:style-name="ce2">
            <text:p>0,51</text:p>
          </table:table-cell>
          <table:table-cell office:value-type="float" office:value="0.83534084052821223" table:formula="of:=1-EXP(-[.A998]/[.$D$1])" table:style-name="ce1">
            <text:p>0,835340841</text:p>
          </table:table-cell>
          <table:table-cell office:value-type="float" office:value="-24341290748.111794" table:formula="of:=([.$D$2]-[.$D$1]*[.$D$1])*[.A998]*[.G998]" table:style-name="ce1">
            <text:p>-24341290748</text:p>
          </table:table-cell>
          <table:table-cell table:number-columns-repeated="16376"/>
        </table:table-row>
        <table:table-row table:style-name="ro1">
          <table:table-cell office:value-type="float" office:value="4565" table:style-name="ce1">
            <text:p>4565</text:p>
          </table:table-cell>
          <table:table-cell office:value-type="float" office:value="25.44" table:style-name="ce1">
            <text:p>25,44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6.5" table:formula="of:=[.B999]-[.$B$5]" table:style-name="ce2">
            <text:p>6,50</text:p>
          </table:table-cell>
          <table:table-cell office:value-type="float" office:value="5.9959477075241514" table:formula="of:=[.$D$2]*(1-EXP(-[.A999]/[.$D$1]))" table:style-name="ce1">
            <text:p>5,995947708</text:p>
          </table:table-cell>
          <table:table-cell office:value-type="float" office:value="0.5040522924758486" table:formula="of:=[.D999]-[.E999]" table:style-name="ce2">
            <text:p>0,50</text:p>
          </table:table-cell>
          <table:table-cell office:value-type="float" office:value="0.83566620392915392" table:formula="of:=1-EXP(-[.A999]/[.$D$1])" table:style-name="ce1">
            <text:p>0,835666204</text:p>
          </table:table-cell>
          <table:table-cell office:value-type="float" office:value="-24377472034.248093" table:formula="of:=([.$D$2]-[.$D$1]*[.$D$1])*[.A999]*[.G999]" table:style-name="ce1">
            <text:p>-24377472034</text:p>
          </table:table-cell>
          <table:table-cell table:number-columns-repeated="16376"/>
        </table:table-row>
        <table:table-row table:style-name="ro1">
          <table:table-cell office:value-type="float" office:value="4570" table:style-name="ce1">
            <text:p>4570</text:p>
          </table:table-cell>
          <table:table-cell office:value-type="float" office:value="25.44" table:style-name="ce1">
            <text:p>25,44</text:p>
          </table:table-cell>
          <table:table-cell office:value-type="float" office:value="79.8" table:style-name="ce1">
            <text:p>79,8</text:p>
          </table:table-cell>
          <table:table-cell office:value-type="float" office:value="6.5" table:formula="of:=[.B1000]-[.$B$5]" table:style-name="ce2">
            <text:p>6,50</text:p>
          </table:table-cell>
          <table:table-cell office:value-type="float" office:value="5.9982775936226336" table:formula="of:=[.$D$2]*(1-EXP(-[.A1000]/[.$D$1]))" table:style-name="ce1">
            <text:p>5,998277594</text:p>
          </table:table-cell>
          <table:table-cell office:value-type="float" office:value="0.50172240637736643" table:formula="of:=[.D1000]-[.E1000]" table:style-name="ce2">
            <text:p>0,50</text:p>
          </table:table-cell>
          <table:table-cell office:value-type="float" office:value="0.83599092441813727" table:formula="of:=1-EXP(-[.A1000]/[.$D$1])" table:style-name="ce1">
            <text:p>0,835990924</text:p>
          </table:table-cell>
          <table:table-cell office:value-type="float" office:value="-24413655336.6637" table:formula="of:=([.$D$2]-[.$D$1]*[.$D$1])*[.A1000]*[.G1000]" table:style-name="ce1">
            <text:p>-24413655337</text:p>
          </table:table-cell>
          <table:table-cell table:number-columns-repeated="16376"/>
        </table:table-row>
        <table:table-row table:style-name="ro1">
          <table:table-cell office:value-type="float" office:value="4574" table:style-name="ce1">
            <text:p>4574</text:p>
          </table:table-cell>
          <table:table-cell office:value-type="float" office:value="25.44" table:style-name="ce1">
            <text:p>25,44</text:p>
          </table:table-cell>
          <table:table-cell office:value-type="float" office:value="80.5" table:style-name="ce1">
            <text:p>80,5</text:p>
          </table:table-cell>
          <table:table-cell office:value-type="float" office:value="6.5" table:formula="of:=[.B1001]-[.$B$5]" table:style-name="ce2">
            <text:p>6,50</text:p>
          </table:table-cell>
          <table:table-cell office:value-type="float" office:value="6.0001381873205162" table:formula="of:=[.$D$2]*(1-EXP(-[.A1001]/[.$D$1]))" table:style-name="ce1">
            <text:p>6,000138187</text:p>
          </table:table-cell>
          <table:table-cell office:value-type="float" office:value="0.49986181267948382" table:formula="of:=[.D1001]-[.E1001]" table:style-name="ce2">
            <text:p>0,50</text:p>
          </table:table-cell>
          <table:table-cell office:value-type="float" office:value="0.83625023876649496" table:formula="of:=1-EXP(-[.A1001]/[.$D$1])" table:style-name="ce1">
            <text:p>0,836250239</text:p>
          </table:table-cell>
          <table:table-cell office:value-type="float" office:value="-24442603413.86021" table:formula="of:=([.$D$2]-[.$D$1]*[.$D$1])*[.A1001]*[.G1001]" table:style-name="ce1">
            <text:p>-24442603414</text:p>
          </table:table-cell>
          <table:table-cell table:number-columns-repeated="16376"/>
        </table:table-row>
        <table:table-row table:style-name="ro1">
          <table:table-cell office:value-type="float" office:value="4579" table:style-name="ce1">
            <text:p>4579</text:p>
          </table:table-cell>
          <table:table-cell office:value-type="float" office:value="25.44" table:style-name="ce1">
            <text:p>25,44</text:p>
          </table:table-cell>
          <table:table-cell office:value-type="float" office:value="82.5" table:style-name="ce1">
            <text:p>82,5</text:p>
          </table:table-cell>
          <table:table-cell office:value-type="float" office:value="6.5" table:formula="of:=[.B1002]-[.$B$5]" table:style-name="ce2">
            <text:p>6,50</text:p>
          </table:table-cell>
          <table:table-cell office:value-type="float" office:value="6.0024597931097663" table:formula="of:=[.$D$2]*(1-EXP(-[.A1002]/[.$D$1]))" table:style-name="ce1">
            <text:p>6,002459793</text:p>
          </table:table-cell>
          <table:table-cell office:value-type="float" office:value="0.4975402068902337" table:formula="of:=[.D1002]-[.E1002]" table:style-name="ce2">
            <text:p>0,50</text:p>
          </table:table-cell>
          <table:table-cell office:value-type="float" office:value="0.83657380521362867" table:formula="of:=1-EXP(-[.A1002]/[.$D$1])" table:style-name="ce1">
            <text:p>0,836573805</text:p>
          </table:table-cell>
          <table:table-cell office:value-type="float" office:value="-24478790283.93549" table:formula="of:=([.$D$2]-[.$D$1]*[.$D$1])*[.A1002]*[.G1002]" table:style-name="ce1">
            <text:p>-24478790284</text:p>
          </table:table-cell>
          <table:table-cell table:number-columns-repeated="16376"/>
        </table:table-row>
        <table:table-row table:style-name="ro1">
          <table:table-cell office:value-type="float" office:value="4583" table:style-name="ce1">
            <text:p>4583</text:p>
          </table:table-cell>
          <table:table-cell office:value-type="float" office:value="25.44" table:style-name="ce1">
            <text:p>25,44</text:p>
          </table:table-cell>
          <table:table-cell office:value-type="float" office:value="85" table:style-name="ce1">
            <text:p>85</text:p>
          </table:table-cell>
          <table:table-cell office:value-type="float" office:value="6.5" table:formula="of:=[.B1003]-[.$B$5]" table:style-name="ce2">
            <text:p>6,50</text:p>
          </table:table-cell>
          <table:table-cell office:value-type="float" office:value="6.0043137743422657" table:formula="of:=[.$D$2]*(1-EXP(-[.A1003]/[.$D$1]))" table:style-name="ce1">
            <text:p>6,004313774</text:p>
          </table:table-cell>
          <table:table-cell office:value-type="float" office:value="0.49568622565773435" table:formula="of:=[.D1003]-[.E1003]" table:style-name="ce2">
            <text:p>0,50</text:p>
          </table:table-cell>
          <table:table-cell office:value-type="float" office:value="0.83683219797058594" table:formula="of:=1-EXP(-[.A1003]/[.$D$1])" table:style-name="ce1">
            <text:p>0,836832198</text:p>
          </table:table-cell>
          <table:table-cell office:value-type="float" office:value="-24507741183.68037" table:formula="of:=([.$D$2]-[.$D$1]*[.$D$1])*[.A1003]*[.G1003]" table:style-name="ce1">
            <text:p>-24507741184</text:p>
          </table:table-cell>
          <table:table-cell table:number-columns-repeated="16376"/>
        </table:table-row>
        <table:table-row table:style-name="ro1">
          <table:table-cell office:value-type="float" office:value="4588" table:style-name="ce1">
            <text:p>4588</text:p>
          </table:table-cell>
          <table:table-cell office:value-type="float" office:value="25.44" table:style-name="ce1">
            <text:p>25,44</text:p>
          </table:table-cell>
          <table:table-cell office:value-type="float" office:value="86.6" table:style-name="ce1">
            <text:p>86,6</text:p>
          </table:table-cell>
          <table:table-cell office:value-type="float" office:value="6.5" table:formula="of:=[.B1004]-[.$B$5]" table:style-name="ce2">
            <text:p>6,50</text:p>
          </table:table-cell>
          <table:table-cell office:value-type="float" office:value="6.0066271292501296" table:formula="of:=[.$D$2]*(1-EXP(-[.A1004]/[.$D$1]))" table:style-name="ce1">
            <text:p>6,006627129</text:p>
          </table:table-cell>
          <table:table-cell office:value-type="float" office:value="0.49337287074987035" table:formula="of:=[.D1004]-[.E1004]" table:style-name="ce2">
            <text:p>0,49</text:p>
          </table:table-cell>
          <table:table-cell office:value-type="float" office:value="0.83715461447728245" table:formula="of:=1-EXP(-[.A1004]/[.$D$1])" table:style-name="ce1">
            <text:p>0,837154614</text:p>
          </table:table-cell>
          <table:table-cell office:value-type="float" office:value="-24543931542.600792" table:formula="of:=([.$D$2]-[.$D$1]*[.$D$1])*[.A1004]*[.G1004]" table:style-name="ce1">
            <text:p>-24543931543</text:p>
          </table:table-cell>
          <table:table-cell table:number-columns-repeated="16376"/>
        </table:table-row>
        <table:table-row table:style-name="ro1">
          <table:table-cell office:value-type="float" office:value="4592" table:style-name="ce1">
            <text:p>4592</text:p>
          </table:table-cell>
          <table:table-cell office:value-type="float" office:value="25.44" table:style-name="ce1">
            <text:p>25,44</text:p>
          </table:table-cell>
          <table:table-cell office:value-type="float" office:value="85.8" table:style-name="ce1">
            <text:p>85,8</text:p>
          </table:table-cell>
          <table:table-cell office:value-type="float" office:value="6.5" table:formula="of:=[.B1005]-[.$B$5]" table:style-name="ce2">
            <text:p>6,50</text:p>
          </table:table-cell>
          <table:table-cell office:value-type="float" office:value="6.0084745215176474" table:formula="of:=[.$D$2]*(1-EXP(-[.A1005]/[.$D$1]))" table:style-name="ce1">
            <text:p>6,008474522</text:p>
          </table:table-cell>
          <table:table-cell office:value-type="float" office:value="0.49152547848235262" table:formula="of:=[.D1005]-[.E1005]" table:style-name="ce2">
            <text:p>0,49</text:p>
          </table:table-cell>
          <table:table-cell office:value-type="float" office:value="0.83741208891813312" table:formula="of:=1-EXP(-[.A1005]/[.$D$1])" table:style-name="ce1">
            <text:p>0,837412089</text:p>
          </table:table-cell>
          <table:table-cell office:value-type="float" office:value="-24572885202.04874" table:formula="of:=([.$D$2]-[.$D$1]*[.$D$1])*[.A1005]*[.G1005]" table:style-name="ce1">
            <text:p>-24572885202</text:p>
          </table:table-cell>
          <table:table-cell table:number-columns-repeated="16376"/>
        </table:table-row>
        <table:table-row table:style-name="ro1">
          <table:table-cell office:value-type="float" office:value="4597" table:style-name="ce1">
            <text:p>4597</text:p>
          </table:table-cell>
          <table:table-cell office:value-type="float" office:value="25.44" table:style-name="ce1">
            <text:p>25,44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6.5" table:formula="of:=[.B1006]-[.$B$5]" table:style-name="ce2">
            <text:p>6,50</text:p>
          </table:table-cell>
          <table:table-cell office:value-type="float" office:value="6.0107796548673784" table:formula="of:=[.$D$2]*(1-EXP(-[.A1006]/[.$D$1]))" table:style-name="ce1">
            <text:p>6,010779655</text:p>
          </table:table-cell>
          <table:table-cell office:value-type="float" office:value="0.48922034513262158" table:formula="of:=[.D1006]-[.E1006]" table:style-name="ce2">
            <text:p>0,49</text:p>
          </table:table-cell>
          <table:table-cell office:value-type="float" office:value="0.8377333595712283" table:formula="of:=1-EXP(-[.A1006]/[.$D$1])" table:style-name="ce1">
            <text:p>0,83773336</text:p>
          </table:table-cell>
          <table:table-cell office:value-type="float" office:value="-24609078971.514912" table:formula="of:=([.$D$2]-[.$D$1]*[.$D$1])*[.A1006]*[.G1006]" table:style-name="ce1">
            <text:p>-24609078972</text:p>
          </table:table-cell>
          <table:table-cell table:number-columns-repeated="16376"/>
        </table:table-row>
        <table:table-row table:style-name="ro1">
          <table:table-cell office:value-type="float" office:value="4602" table:style-name="ce1">
            <text:p>4602</text:p>
          </table:table-cell>
          <table:table-cell office:value-type="float" office:value="25.44" table:style-name="ce1">
            <text:p>25,44</text:p>
          </table:table-cell>
          <table:table-cell office:value-type="float" office:value="77.5" table:style-name="ce1">
            <text:p>77,5</text:p>
          </table:table-cell>
          <table:table-cell office:value-type="float" office:value="6.5" table:formula="of:=[.B1007]-[.$B$5]" table:style-name="ce2">
            <text:p>6,50</text:p>
          </table:table-cell>
          <table:table-cell office:value-type="float" office:value="6.0130802333169839" table:formula="of:=[.$D$2]*(1-EXP(-[.A1007]/[.$D$1]))" table:style-name="ce1">
            <text:p>6,013080233</text:p>
          </table:table-cell>
          <table:table-cell office:value-type="float" office:value="0.48691976668301606" table:formula="of:=[.D1007]-[.E1007]" table:style-name="ce2">
            <text:p>0,49</text:p>
          </table:table-cell>
          <table:table-cell office:value-type="float" office:value="0.83805399539955783" table:formula="of:=1-EXP(-[.A1007]/[.$D$1])" table:style-name="ce1">
            <text:p>0,838053995</text:p>
          </table:table-cell>
          <table:table-cell office:value-type="float" office:value="-24645274602.084396" table:formula="of:=([.$D$2]-[.$D$1]*[.$D$1])*[.A1007]*[.G1007]" table:style-name="ce1">
            <text:p>-24645274602</text:p>
          </table:table-cell>
          <table:table-cell table:number-columns-repeated="16376"/>
        </table:table-row>
        <table:table-row table:style-name="ro1">
          <table:table-cell office:value-type="float" office:value="4606" table:style-name="ce1">
            <text:p>4606</text:p>
          </table:table-cell>
          <table:table-cell office:value-type="float" office:value="25.44" table:style-name="ce1">
            <text:p>25,44</text:p>
          </table:table-cell>
          <table:table-cell office:value-type="float" office:value="76.3" table:style-name="ce1">
            <text:p>76,3</text:p>
          </table:table-cell>
          <table:table-cell office:value-type="float" office:value="6.5" table:formula="of:=[.B1008]-[.$B$5]" table:style-name="ce2">
            <text:p>6,50</text:p>
          </table:table-cell>
          <table:table-cell office:value-type="float" office:value="6.0149174225974411" table:formula="of:=[.$D$2]*(1-EXP(-[.A1008]/[.$D$1]))" table:style-name="ce1">
            <text:p>6,014917423</text:p>
          </table:table-cell>
          <table:table-cell office:value-type="float" office:value="0.48508257740255889" table:formula="of:=[.D1008]-[.E1008]" table:style-name="ce2">
            <text:p>0,49</text:p>
          </table:table-cell>
          <table:table-cell office:value-type="float" office:value="0.83831004783143159" table:formula="of:=1-EXP(-[.A1008]/[.$D$1])" table:style-name="ce1">
            <text:p>0,838310048</text:p>
          </table:table-cell>
          <table:table-cell office:value-type="float" office:value="-24674232430.456696" table:formula="of:=([.$D$2]-[.$D$1]*[.$D$1])*[.A1008]*[.G1008]" table:style-name="ce1">
            <text:p>-24674232430</text:p>
          </table:table-cell>
          <table:table-cell table:number-columns-repeated="16376"/>
        </table:table-row>
        <table:table-row table:style-name="ro1">
          <table:table-cell office:value-type="float" office:value="4611" table:style-name="ce1">
            <text:p>4611</text:p>
          </table:table-cell>
          <table:table-cell office:value-type="float" office:value="25.44" table:style-name="ce1">
            <text:p>25,44</text:p>
          </table:table-cell>
          <table:table-cell office:value-type="float" office:value="73.900000000000006" table:style-name="ce1">
            <text:p>73,9</text:p>
          </table:table-cell>
          <table:table-cell office:value-type="float" office:value="6.5" table:formula="of:=[.B1009]-[.$B$5]" table:style-name="ce2">
            <text:p>6,50</text:p>
          </table:table-cell>
          <table:table-cell office:value-type="float" office:value="6.0172098248958665" table:formula="of:=[.$D$2]*(1-EXP(-[.A1009]/[.$D$1]))" table:style-name="ce1">
            <text:p>6,017209825</text:p>
          </table:table-cell>
          <table:table-cell office:value-type="float" office:value="0.48279017510413347" table:formula="of:=[.D1009]-[.E1009]" table:style-name="ce2">
            <text:p>0,48</text:p>
          </table:table-cell>
          <table:table-cell office:value-type="float" office:value="0.83862954413460977" table:formula="of:=1-EXP(-[.A1009]/[.$D$1])" table:style-name="ce1">
            <text:p>0,838629544</text:p>
          </table:table-cell>
          <table:table-cell office:value-type="float" office:value="-24710431350.790531" table:formula="of:=([.$D$2]-[.$D$1]*[.$D$1])*[.A1009]*[.G1009]" table:style-name="ce1">
            <text:p>-24710431351</text:p>
          </table:table-cell>
          <table:table-cell table:number-columns-repeated="16376"/>
        </table:table-row>
        <table:table-row table:style-name="ro1">
          <table:table-cell office:value-type="float" office:value="4615" table:style-name="ce1">
            <text:p>4615</text:p>
          </table:table-cell>
          <table:table-cell office:value-type="float" office:value="25.44" table:style-name="ce1">
            <text:p>25,44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6.5" table:formula="of:=[.B1010]-[.$B$5]" table:style-name="ce2">
            <text:p>6,50</text:p>
          </table:table-cell>
          <table:table-cell office:value-type="float" office:value="6.0190404848891772" table:formula="of:=[.$D$2]*(1-EXP(-[.A1010]/[.$D$1]))" table:style-name="ce1">
            <text:p>6,019040485</text:p>
          </table:table-cell>
          <table:table-cell office:value-type="float" office:value="0.4809595151108228" table:formula="of:=[.D1010]-[.E1010]" table:style-name="ce2">
            <text:p>0,48</text:p>
          </table:table-cell>
          <table:table-cell office:value-type="float" office:value="0.83888468656778592" table:formula="of:=1-EXP(-[.A1010]/[.$D$1])" table:style-name="ce1">
            <text:p>0,838884687</text:p>
          </table:table-cell>
          <table:table-cell office:value-type="float" office:value="-24739391780.123734" table:formula="of:=([.$D$2]-[.$D$1]*[.$D$1])*[.A1010]*[.G1010]" table:style-name="ce1">
            <text:p>-24739391780</text:p>
          </table:table-cell>
          <table:table-cell table:number-columns-repeated="16376"/>
        </table:table-row>
        <table:table-row table:style-name="ro1">
          <table:table-cell office:value-type="float" office:value="4620" table:style-name="ce1">
            <text:p>4620</text:p>
          </table:table-cell>
          <table:table-cell office:value-type="float" office:value="25.44" table:style-name="ce1">
            <text:p>25,44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6.5" table:formula="of:=[.B1011]-[.$B$5]" table:style-name="ce2">
            <text:p>6,50</text:p>
          </table:table-cell>
          <table:table-cell office:value-type="float" office:value="6.0213247400940917" table:formula="of:=[.$D$2]*(1-EXP(-[.A1011]/[.$D$1]))" table:style-name="ce1">
            <text:p>6,02132474</text:p>
          </table:table-cell>
          <table:table-cell office:value-type="float" office:value="0.47867525990590831" table:formula="of:=[.D1011]-[.E1011]" table:style-name="ce2">
            <text:p>0,48</text:p>
          </table:table-cell>
          <table:table-cell office:value-type="float" office:value="0.83920304739563323" table:formula="of:=1-EXP(-[.A1011]/[.$D$1])" table:style-name="ce1">
            <text:p>0,839203047</text:p>
          </table:table-cell>
          <table:table-cell office:value-type="float" office:value="-24775593913.226925" table:formula="of:=([.$D$2]-[.$D$1]*[.$D$1])*[.A1011]*[.G1011]" table:style-name="ce1">
            <text:p>-24775593913</text:p>
          </table:table-cell>
          <table:table-cell table:number-columns-repeated="16376"/>
        </table:table-row>
        <table:table-row table:style-name="ro1">
          <table:table-cell office:value-type="float" office:value="4624" table:style-name="ce1">
            <text:p>4624</text:p>
          </table:table-cell>
          <table:table-cell office:value-type="float" office:value="25.44" table:style-name="ce1">
            <text:p>25,44</text:p>
          </table:table-cell>
          <table:table-cell office:value-type="float" office:value="83.1" table:style-name="ce1">
            <text:p>83,1</text:p>
          </table:table-cell>
          <table:table-cell office:value-type="float" office:value="6.5" table:formula="of:=[.B1012]-[.$B$5]" table:style-name="ce2">
            <text:p>6,50</text:p>
          </table:table-cell>
          <table:table-cell office:value-type="float" office:value="6.0231488940050442" table:formula="of:=[.$D$2]*(1-EXP(-[.A1012]/[.$D$1]))" table:style-name="ce1">
            <text:p>6,023148894</text:p>
          </table:table-cell>
          <table:table-cell office:value-type="float" office:value="0.47685110599495584" table:formula="of:=[.D1012]-[.E1012]" table:style-name="ce2">
            <text:p>0,48</text:p>
          </table:table-cell>
          <table:table-cell office:value-type="float" office:value="0.83945728306420575" table:formula="of:=1-EXP(-[.A1012]/[.$D$1])" table:style-name="ce1">
            <text:p>0,839457283</text:p>
          </table:table-cell>
          <table:table-cell office:value-type="float" office:value="-24804556882.127598" table:formula="of:=([.$D$2]-[.$D$1]*[.$D$1])*[.A1012]*[.G1012]" table:style-name="ce1">
            <text:p>-24804556882</text:p>
          </table:table-cell>
          <table:table-cell table:number-columns-repeated="16376"/>
        </table:table-row>
        <table:table-row table:style-name="ro1">
          <table:table-cell office:value-type="float" office:value="4629" table:style-name="ce1">
            <text:p>4629</text:p>
          </table:table-cell>
          <table:table-cell office:value-type="float" office:value="25.44" table:style-name="ce1">
            <text:p>25,44</text:p>
          </table:table-cell>
          <table:table-cell office:value-type="float" office:value="85" table:style-name="ce1">
            <text:p>85</text:p>
          </table:table-cell>
          <table:table-cell office:value-type="float" office:value="6.5" table:formula="of:=[.B1013]-[.$B$5]" table:style-name="ce2">
            <text:p>6,50</text:p>
          </table:table-cell>
          <table:table-cell office:value-type="float" office:value="6.0254250310708493" table:formula="of:=[.$D$2]*(1-EXP(-[.A1013]/[.$D$1]))" table:style-name="ce1">
            <text:p>6,025425031</text:p>
          </table:table-cell>
          <table:table-cell office:value-type="float" office:value="0.47457496892915074" table:formula="of:=[.D1013]-[.E1013]" table:style-name="ce2">
            <text:p>0,47</text:p>
          </table:table-cell>
          <table:table-cell office:value-type="float" office:value="0.83977451245214996" table:formula="of:=1-EXP(-[.A1013]/[.$D$1])" table:style-name="ce1">
            <text:p>0,839774512</text:p>
          </table:table-cell>
          <table:table-cell office:value-type="float" office:value="-24840762151.510876" table:formula="of:=([.$D$2]-[.$D$1]*[.$D$1])*[.A1013]*[.G1013]" table:style-name="ce1">
            <text:p>-24840762152</text:p>
          </table:table-cell>
          <table:table-cell table:number-columns-repeated="16376"/>
        </table:table-row>
        <table:table-row table:style-name="ro1">
          <table:table-cell office:value-type="float" office:value="4634" table:style-name="ce1">
            <text:p>4634</text:p>
          </table:table-cell>
          <table:table-cell office:value-type="float" office:value="25.44" table:style-name="ce1">
            <text:p>25,44</text:p>
          </table:table-cell>
          <table:table-cell office:value-type="float" office:value="85.1" table:style-name="ce1">
            <text:p>85,1</text:p>
          </table:table-cell>
          <table:table-cell office:value-type="float" office:value="6.5" table:formula="of:=[.B1014]-[.$B$5]" table:style-name="ce2">
            <text:p>6,50</text:p>
          </table:table-cell>
          <table:table-cell office:value-type="float" office:value="6.0276966705326389" table:formula="of:=[.$D$2]*(1-EXP(-[.A1014]/[.$D$1]))" table:style-name="ce1">
            <text:p>6,027696671</text:p>
          </table:table-cell>
          <table:table-cell office:value-type="float" office:value="0.47230332946736109" table:formula="of:=[.D1014]-[.E1014]" table:style-name="ce2">
            <text:p>0,47</text:p>
          </table:table-cell>
          <table:table-cell office:value-type="float" office:value="0.84009111500079248" table:formula="of:=1-EXP(-[.A1014]/[.$D$1])" table:style-name="ce1">
            <text:p>0,840091115</text:p>
          </table:table-cell>
          <table:table-cell office:value-type="float" office:value="-24876969130.406353" table:formula="of:=([.$D$2]-[.$D$1]*[.$D$1])*[.A1014]*[.G1014]" table:style-name="ce1">
            <text:p>-24876969130</text:p>
          </table:table-cell>
          <table:table-cell table:number-columns-repeated="16376"/>
        </table:table-row>
        <table:table-row table:style-name="ro1">
          <table:table-cell office:value-type="float" office:value="4638" table:style-name="ce1">
            <text:p>4638</text:p>
          </table:table-cell>
          <table:table-cell office:value-type="float" office:value="25.44" table:style-name="ce1">
            <text:p>25,44</text:p>
          </table:table-cell>
          <table:table-cell office:value-type="float" office:value="84.3" table:style-name="ce1">
            <text:p>84,3</text:p>
          </table:table-cell>
          <table:table-cell office:value-type="float" office:value="6.5" table:formula="of:=[.B1015]-[.$B$5]" table:style-name="ce2">
            <text:p>6,50</text:p>
          </table:table-cell>
          <table:table-cell office:value-type="float" office:value="6.0295107497999556" table:formula="of:=[.$D$2]*(1-EXP(-[.A1015]/[.$D$1]))" table:style-name="ce1">
            <text:p>6,02951075</text:p>
          </table:table-cell>
          <table:table-cell office:value-type="float" office:value="0.4704892502000444" table:formula="of:=[.D1015]-[.E1015]" table:style-name="ce2">
            <text:p>0,47</text:p>
          </table:table-cell>
          <table:table-cell office:value-type="float" office:value="0.84034394654784594" table:formula="of:=1-EXP(-[.A1015]/[.$D$1])" table:style-name="ce1">
            <text:p>0,840343947</text:p>
          </table:table-cell>
          <table:table-cell office:value-type="float" office:value="-24905935928.666309" table:formula="of:=([.$D$2]-[.$D$1]*[.$D$1])*[.A1015]*[.G1015]" table:style-name="ce1">
            <text:p>-24905935929</text:p>
          </table:table-cell>
          <table:table-cell table:number-columns-repeated="16376"/>
        </table:table-row>
        <table:table-row table:style-name="ro1">
          <table:table-cell office:value-type="float" office:value="4643" table:style-name="ce1">
            <text:p>4643</text:p>
          </table:table-cell>
          <table:table-cell office:value-type="float" office:value="25.44" table:style-name="ce1">
            <text:p>25,44</text:p>
          </table:table-cell>
          <table:table-cell office:value-type="float" office:value="85.4" table:style-name="ce1">
            <text:p>85,4</text:p>
          </table:table-cell>
          <table:table-cell office:value-type="float" office:value="6.5" table:formula="of:=[.B1016]-[.$B$5]" table:style-name="ce2">
            <text:p>6,50</text:p>
          </table:table-cell>
          <table:table-cell office:value-type="float" office:value="6.0317743159584118" table:formula="of:=[.$D$2]*(1-EXP(-[.A1016]/[.$D$1]))" table:style-name="ce1">
            <text:p>6,031774316</text:p>
          </table:table-cell>
          <table:table-cell office:value-type="float" office:value="0.46822568404158815" table:formula="of:=[.D1016]-[.E1016]" table:style-name="ce2">
            <text:p>0,47</text:p>
          </table:table-cell>
          <table:table-cell office:value-type="float" office:value="0.84065942390542969" table:formula="of:=1-EXP(-[.A1016]/[.$D$1])" table:style-name="ce1">
            <text:p>0,840659424</text:p>
          </table:table-cell>
          <table:table-cell office:value-type="float" office:value="-24942145925.85759" table:formula="of:=([.$D$2]-[.$D$1]*[.$D$1])*[.A1016]*[.G1016]" table:style-name="ce1">
            <text:p>-24942145926</text:p>
          </table:table-cell>
          <table:table-cell table:number-columns-repeated="16376"/>
        </table:table-row>
        <table:table-row table:style-name="ro1">
          <table:table-cell office:value-type="float" office:value="4647" table:style-name="ce1">
            <text:p>4647</text:p>
          </table:table-cell>
          <table:table-cell office:value-type="float" office:value="25.44" table:style-name="ce1">
            <text:p>25,44</text:p>
          </table:table-cell>
          <table:table-cell office:value-type="float" office:value="84.8" table:style-name="ce1">
            <text:p>84,8</text:p>
          </table:table-cell>
          <table:table-cell office:value-type="float" office:value="6.5" table:formula="of:=[.B1017]-[.$B$5]" table:style-name="ce2">
            <text:p>6,50</text:p>
          </table:table-cell>
          <table:table-cell office:value-type="float" office:value="6.0335819480705171" table:formula="of:=[.$D$2]*(1-EXP(-[.A1017]/[.$D$1]))" table:style-name="ce1">
            <text:p>6,033581948</text:p>
          </table:table-cell>
          <table:table-cell office:value-type="float" office:value="0.46641805192948294" table:formula="of:=[.D1017]-[.E1017]" table:style-name="ce2">
            <text:p>0,47</text:p>
          </table:table-cell>
          <table:table-cell office:value-type="float" office:value="0.84091135690066376" table:formula="of:=1-EXP(-[.A1017]/[.$D$1])" table:style-name="ce1">
            <text:p>0,840911357</text:p>
          </table:table-cell>
          <table:table-cell office:value-type="float" office:value="-24971115108.619068" table:formula="of:=([.$D$2]-[.$D$1]*[.$D$1])*[.A1017]*[.G1017]" table:style-name="ce1">
            <text:p>-24971115109</text:p>
          </table:table-cell>
          <table:table-cell table:number-columns-repeated="16376"/>
        </table:table-row>
        <table:table-row table:style-name="ro1">
          <table:table-cell office:value-type="float" office:value="4652" table:style-name="ce1">
            <text:p>4652</text:p>
          </table:table-cell>
          <table:table-cell office:value-type="float" office:value="25.44" table:style-name="ce1">
            <text:p>25,44</text:p>
          </table:table-cell>
          <table:table-cell office:value-type="float" office:value="81.7" table:style-name="ce1">
            <text:p>81,7</text:p>
          </table:table-cell>
          <table:table-cell office:value-type="float" office:value="6.5" table:formula="of:=[.B1018]-[.$B$5]" table:style-name="ce2">
            <text:p>6,50</text:p>
          </table:table-cell>
          <table:table-cell office:value-type="float" office:value="6.0358374696177934" table:formula="of:=[.$D$2]*(1-EXP(-[.A1018]/[.$D$1]))" table:style-name="ce1">
            <text:p>6,03583747</text:p>
          </table:table-cell>
          <table:table-cell office:value-type="float" office:value="0.46416253038220656" table:formula="of:=[.D1018]-[.E1018]" table:style-name="ce2">
            <text:p>0,46</text:p>
          </table:table-cell>
          <table:table-cell office:value-type="float" office:value="0.84122571306606653" table:formula="of:=1-EXP(-[.A1018]/[.$D$1])" table:style-name="ce1">
            <text:p>0,841225713</text:p>
          </table:table-cell>
          <table:table-cell office:value-type="float" office:value="-25007328048.8974" table:formula="of:=([.$D$2]-[.$D$1]*[.$D$1])*[.A1018]*[.G1018]" table:style-name="ce1">
            <text:p>-25007328049</text:p>
          </table:table-cell>
          <table:table-cell table:number-columns-repeated="16376"/>
        </table:table-row>
        <table:table-row table:style-name="ro1">
          <table:table-cell office:value-type="float" office:value="4656" table:style-name="ce1">
            <text:p>4656</text:p>
          </table:table-cell>
          <table:table-cell office:value-type="float" office:value="25.44" table:style-name="ce1">
            <text:p>25,44</text:p>
          </table:table-cell>
          <table:table-cell office:value-type="float" office:value="78.2" table:style-name="ce1">
            <text:p>78,2</text:p>
          </table:table-cell>
          <table:table-cell office:value-type="float" office:value="6.5" table:formula="of:=[.B1019]-[.$B$5]" table:style-name="ce2">
            <text:p>6,50</text:p>
          </table:table-cell>
          <table:table-cell office:value-type="float" office:value="6.0376386774875836" table:formula="of:=[.$D$2]*(1-EXP(-[.A1019]/[.$D$1]))" table:style-name="ce1">
            <text:p>6,037638677</text:p>
          </table:table-cell>
          <table:table-cell office:value-type="float" office:value="0.46236132251241635" table:formula="of:=[.D1019]-[.E1019]" table:style-name="ce2">
            <text:p>0,46</text:p>
          </table:table-cell>
          <table:table-cell office:value-type="float" office:value="0.84147675070289341" table:formula="of:=1-EXP(-[.A1019]/[.$D$1])" table:style-name="ce1">
            <text:p>0,841476751</text:p>
          </table:table-cell>
          <table:table-cell office:value-type="float" office:value="-25036299556.192242" table:formula="of:=([.$D$2]-[.$D$1]*[.$D$1])*[.A1019]*[.G1019]" table:style-name="ce1">
            <text:p>-25036299556</text:p>
          </table:table-cell>
          <table:table-cell table:number-columns-repeated="16376"/>
        </table:table-row>
        <table:table-row table:style-name="ro1">
          <table:table-cell office:value-type="float" office:value="4661" table:style-name="ce1">
            <text:p>4661</text:p>
          </table:table-cell>
          <table:table-cell office:value-type="float" office:value="25.44" table:style-name="ce1">
            <text:p>25,44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6.5" table:formula="of:=[.B1020]-[.$B$5]" table:style-name="ce2">
            <text:p>6,50</text:p>
          </table:table-cell>
          <table:table-cell office:value-type="float" office:value="6.0398861830138619" table:formula="of:=[.$D$2]*(1-EXP(-[.A1020]/[.$D$1]))" table:style-name="ce1">
            <text:p>6,039886183</text:p>
          </table:table-cell>
          <table:table-cell office:value-type="float" office:value="0.46011381698613807" table:formula="of:=[.D1020]-[.E1020]" table:style-name="ce2">
            <text:p>0,46</text:p>
          </table:table-cell>
          <table:table-cell office:value-type="float" office:value="0.84178998966078122" table:formula="of:=1-EXP(-[.A1020]/[.$D$1])" table:style-name="ce1">
            <text:p>0,84178999</text:p>
          </table:table-cell>
          <table:table-cell office:value-type="float" office:value="-25072515364.845325" table:formula="of:=([.$D$2]-[.$D$1]*[.$D$1])*[.A1020]*[.G1020]" table:style-name="ce1">
            <text:p>-25072515365</text:p>
          </table:table-cell>
          <table:table-cell table:number-columns-repeated="16376"/>
        </table:table-row>
        <table:table-row table:style-name="ro1">
          <table:table-cell office:value-type="float" office:value="4666" table:style-name="ce1">
            <text:p>4666</text:p>
          </table:table-cell>
          <table:table-cell office:value-type="float" office:value="25.44" table:style-name="ce1">
            <text:p>25,44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6.5" table:formula="of:=[.B1021]-[.$B$5]" table:style-name="ce2">
            <text:p>6,50</text:p>
          </table:table-cell>
          <table:table-cell office:value-type="float" office:value="6.0421292475115083" table:formula="of:=[.$D$2]*(1-EXP(-[.A1021]/[.$D$1]))" table:style-name="ce1">
            <text:p>6,042129248</text:p>
          </table:table-cell>
          <table:table-cell office:value-type="float" office:value="0.45787075248849174" table:formula="of:=[.D1021]-[.E1021]" table:style-name="ce2">
            <text:p>0,46</text:p>
          </table:table-cell>
          <table:table-cell office:value-type="float" office:value="0.84210260966438211" table:formula="of:=1-EXP(-[.A1021]/[.$D$1])" table:style-name="ce1">
            <text:p>0,84210261</text:p>
          </table:table-cell>
          <table:table-cell office:value-type="float" office:value="-25108732734.938732" table:formula="of:=([.$D$2]-[.$D$1]*[.$D$1])*[.A1021]*[.G1021]" table:style-name="ce1">
            <text:p>-25108732735</text:p>
          </table:table-cell>
          <table:table-cell table:number-columns-repeated="16376"/>
        </table:table-row>
        <table:table-row table:style-name="ro1">
          <table:table-cell office:value-type="float" office:value="4670" table:style-name="ce1">
            <text:p>4670</text:p>
          </table:table-cell>
          <table:table-cell office:value-type="float" office:value="25.44" table:style-name="ce1">
            <text:p>25,44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6.5" table:formula="of:=[.B1022]-[.$B$5]" table:style-name="ce2">
            <text:p>6,50</text:p>
          </table:table-cell>
          <table:table-cell office:value-type="float" office:value="6.0439205074666553" table:formula="of:=[.$D$2]*(1-EXP(-[.A1022]/[.$D$1]))" table:style-name="ce1">
            <text:p>6,043920507</text:p>
          </table:table-cell>
          <table:table-cell office:value-type="float" office:value="0.45607949253334468" table:formula="of:=[.D1022]-[.E1022]" table:style-name="ce2">
            <text:p>0,46</text:p>
          </table:table-cell>
          <table:table-cell office:value-type="float" office:value="0.84235226084214165" table:formula="of:=1-EXP(-[.A1022]/[.$D$1])" table:style-name="ce1">
            <text:p>0,842352261</text:p>
          </table:table-cell>
          <table:table-cell office:value-type="float" office:value="-25137707739.910919" table:formula="of:=([.$D$2]-[.$D$1]*[.$D$1])*[.A1022]*[.G1022]" table:style-name="ce1">
            <text:p>-25137707740</text:p>
          </table:table-cell>
          <table:table-cell table:number-columns-repeated="16376"/>
        </table:table-row>
        <table:table-row table:style-name="ro1">
          <table:table-cell office:value-type="float" office:value="4675" table:style-name="ce1">
            <text:p>4675</text:p>
          </table:table-cell>
          <table:table-cell office:value-type="float" office:value="25.44" table:style-name="ce1">
            <text:p>25,44</text:p>
          </table:table-cell>
          <table:table-cell office:value-type="float" office:value="78.599999999999994" table:style-name="ce1">
            <text:p>78,6</text:p>
          </table:table-cell>
          <table:table-cell office:value-type="float" office:value="6.5" table:formula="of:=[.B1023]-[.$B$5]" table:style-name="ce2">
            <text:p>6,50</text:p>
          </table:table-cell>
          <table:table-cell office:value-type="float" office:value="6.0461556002150925" table:formula="of:=[.$D$2]*(1-EXP(-[.A1023]/[.$D$1]))" table:style-name="ce1">
            <text:p>6,0461556</text:p>
          </table:table-cell>
          <table:table-cell office:value-type="float" office:value="0.45384439978490754" table:formula="of:=[.D1023]-[.E1023]" table:style-name="ce2">
            <text:p>0,45</text:p>
          </table:table-cell>
          <table:table-cell office:value-type="float" office:value="0.84266376980846769" table:formula="of:=1-EXP(-[.A1023]/[.$D$1])" table:style-name="ce1">
            <text:p>0,84266377</text:p>
          </table:table-cell>
          <table:table-cell office:value-type="float" office:value="-25173927863.140648" table:formula="of:=([.$D$2]-[.$D$1]*[.$D$1])*[.A1023]*[.G1023]" table:style-name="ce1">
            <text:p>-25173927863</text:p>
          </table:table-cell>
          <table:table-cell table:number-columns-repeated="16376"/>
        </table:table-row>
        <table:table-row table:style-name="ro1">
          <table:table-cell office:value-type="float" office:value="4679" table:style-name="ce1">
            <text:p>4679</text:p>
          </table:table-cell>
          <table:table-cell office:value-type="float" office:value="25.44" table:style-name="ce1">
            <text:p>25,44</text:p>
          </table:table-cell>
          <table:table-cell office:value-type="float" office:value="82.8" table:style-name="ce1">
            <text:p>82,8</text:p>
          </table:table-cell>
          <table:table-cell office:value-type="float" office:value="6.5" table:formula="of:=[.B1024]-[.$B$5]" table:style-name="ce2">
            <text:p>6,50</text:p>
          </table:table-cell>
          <table:table-cell office:value-type="float" office:value="6.0479404941138251" table:formula="of:=[.$D$2]*(1-EXP(-[.A1024]/[.$D$1]))" table:style-name="ce1">
            <text:p>6,047940494</text:p>
          </table:table-cell>
          <table:table-cell office:value-type="float" office:value="0.45205950588617494" table:formula="of:=[.D1024]-[.E1024]" table:style-name="ce2">
            <text:p>0,45</text:p>
          </table:table-cell>
          <table:table-cell office:value-type="float" office:value="0.84291253373729558" table:formula="of:=1-EXP(-[.A1024]/[.$D$1])" table:style-name="ce1">
            <text:p>0,842912534</text:p>
          </table:table-cell>
          <table:table-cell office:value-type="float" office:value="-25202905041.189114" table:formula="of:=([.$D$2]-[.$D$1]*[.$D$1])*[.A1024]*[.G1024]" table:style-name="ce1">
            <text:p>-25202905041</text:p>
          </table:table-cell>
          <table:table-cell table:number-columns-repeated="16376"/>
        </table:table-row>
        <table:table-row table:style-name="ro1">
          <table:table-cell office:value-type="float" office:value="4684" table:style-name="ce1">
            <text:p>4684</text:p>
          </table:table-cell>
          <table:table-cell office:value-type="float" office:value="25.44" table:style-name="ce1">
            <text:p>25,44</text:p>
          </table:table-cell>
          <table:table-cell office:value-type="float" office:value="84.2" table:style-name="ce1">
            <text:p>84,2</text:p>
          </table:table-cell>
          <table:table-cell office:value-type="float" office:value="6.5" table:formula="of:=[.B1025]-[.$B$5]" table:style-name="ce2">
            <text:p>6,50</text:p>
          </table:table-cell>
          <table:table-cell office:value-type="float" office:value="6.0501676434442855" table:formula="of:=[.$D$2]*(1-EXP(-[.A1025]/[.$D$1]))" table:style-name="ce1">
            <text:p>6,050167643</text:p>
          </table:table-cell>
          <table:table-cell office:value-type="float" office:value="0.44983235655571452" table:formula="of:=[.D1025]-[.E1025]" table:style-name="ce2">
            <text:p>0,45</text:p>
          </table:table-cell>
          <table:table-cell office:value-type="float" office:value="0.84322293561492268" table:formula="of:=1-EXP(-[.A1025]/[.$D$1])" table:style-name="ce1">
            <text:p>0,843222936</text:p>
          </table:table-cell>
          <table:table-cell office:value-type="float" office:value="-25239127844.099892" table:formula="of:=([.$D$2]-[.$D$1]*[.$D$1])*[.A1025]*[.G1025]" table:style-name="ce1">
            <text:p>-25239127844</text:p>
          </table:table-cell>
          <table:table-cell table:number-columns-repeated="16376"/>
        </table:table-row>
        <table:table-row table:style-name="ro1">
          <table:table-cell office:value-type="float" office:value="4688" table:style-name="ce1">
            <text:p>4688</text:p>
          </table:table-cell>
          <table:table-cell office:value-type="float" office:value="25.37" table:style-name="ce1">
            <text:p>25,37</text:p>
          </table:table-cell>
          <table:table-cell office:value-type="float" office:value="81.2" table:style-name="ce1">
            <text:p>81,2</text:p>
          </table:table-cell>
          <table:table-cell office:value-type="float" office:value="6.43" table:formula="of:=[.B1026]-[.$B$5]" table:style-name="ce2">
            <text:p>6,43</text:p>
          </table:table-cell>
          <table:table-cell office:value-type="float" office:value="6.0519461939112791" table:formula="of:=[.$D$2]*(1-EXP(-[.A1026]/[.$D$1]))" table:style-name="ce1">
            <text:p>6,051946194</text:p>
          </table:table-cell>
          <table:table-cell office:value-type="float" office:value="0.37805380608872063" table:formula="of:=[.D1026]-[.E1026]" table:style-name="ce2">
            <text:p>0,38</text:p>
          </table:table-cell>
          <table:table-cell office:value-type="float" office:value="0.84347081544806124" table:formula="of:=1-EXP(-[.A1026]/[.$D$1])" table:style-name="ce1">
            <text:p>0,843470815</text:p>
          </table:table-cell>
          <table:table-cell office:value-type="float" office:value="-25268107136.655617" table:formula="of:=([.$D$2]-[.$D$1]*[.$D$1])*[.A1026]*[.G1026]" table:style-name="ce1">
            <text:p>-25268107137</text:p>
          </table:table-cell>
          <table:table-cell table:number-columns-repeated="16376"/>
        </table:table-row>
        <table:table-row table:style-name="ro1">
          <table:table-cell office:value-type="float" office:value="4693" table:style-name="ce1">
            <text:p>4693</text:p>
          </table:table-cell>
          <table:table-cell office:value-type="float" office:value="25.37" table:style-name="ce1">
            <text:p>25,37</text:p>
          </table:table-cell>
          <table:table-cell office:value-type="float" office:value="79.3" table:style-name="ce1">
            <text:p>79,3</text:p>
          </table:table-cell>
          <table:table-cell office:value-type="float" office:value="6.43" table:formula="of:=[.B1027]-[.$B$5]" table:style-name="ce2">
            <text:p>6,43</text:p>
          </table:table-cell>
          <table:table-cell office:value-type="float" office:value="6.0541654280543105" table:formula="of:=[.$D$2]*(1-EXP(-[.A1027]/[.$D$1]))" table:style-name="ce1">
            <text:p>6,054165428</text:p>
          </table:table-cell>
          <table:table-cell office:value-type="float" office:value="0.37583457194568926" table:formula="of:=[.D1027]-[.E1027]" table:style-name="ce2">
            <text:p>0,38</text:p>
          </table:table-cell>
          <table:table-cell office:value-type="float" office:value="0.84378011417153242" table:formula="of:=1-EXP(-[.A1027]/[.$D$1])" table:style-name="ce1">
            <text:p>0,843780114</text:p>
          </table:table-cell>
          <table:table-cell office:value-type="float" office:value="-25304332546.279514" table:formula="of:=([.$D$2]-[.$D$1]*[.$D$1])*[.A1027]*[.G1027]" table:style-name="ce1">
            <text:p>-25304332546</text:p>
          </table:table-cell>
          <table:table-cell table:number-columns-repeated="16376"/>
        </table:table-row>
        <table:table-row table:style-name="ro1">
          <table:table-cell office:value-type="float" office:value="4698" table:style-name="ce1">
            <text:p>4698</text:p>
          </table:table-cell>
          <table:table-cell office:value-type="float" office:value="25.37" table:style-name="ce1">
            <text:p>25,37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6.43" table:formula="of:=[.B1028]-[.$B$5]" table:style-name="ce2">
            <text:p>6,43</text:p>
          </table:table-cell>
          <table:table-cell office:value-type="float" office:value="6.0563802770324306" table:formula="of:=[.$D$2]*(1-EXP(-[.A1028]/[.$D$1]))" table:style-name="ce1">
            <text:p>6,056380277</text:p>
          </table:table-cell>
          <table:table-cell office:value-type="float" office:value="0.37361972296756907" table:formula="of:=[.D1028]-[.E1028]" table:style-name="ce2">
            <text:p>0,37</text:p>
          </table:table-cell>
          <table:table-cell office:value-type="float" office:value="0.84408880172654555" table:formula="of:=1-EXP(-[.A1028]/[.$D$1])" table:style-name="ce1">
            <text:p>0,844088802</text:p>
          </table:table-cell>
          <table:table-cell office:value-type="float" office:value="-25340559372.726559" table:formula="of:=([.$D$2]-[.$D$1]*[.$D$1])*[.A1028]*[.G1028]" table:style-name="ce1">
            <text:p>-25340559373</text:p>
          </table:table-cell>
          <table:table-cell table:number-columns-repeated="16376"/>
        </table:table-row>
        <table:table-row table:style-name="ro1">
          <table:table-cell office:value-type="float" office:value="4702" table:style-name="ce1">
            <text:p>4702</text:p>
          </table:table-cell>
          <table:table-cell office:value-type="float" office:value="25.37" table:style-name="ce1">
            <text:p>25,37</text:p>
          </table:table-cell>
          <table:table-cell office:value-type="float" office:value="75.8" table:style-name="ce1">
            <text:p>75,8</text:p>
          </table:table-cell>
          <table:table-cell office:value-type="float" office:value="6.43" table:formula="of:=[.B1029]-[.$B$5]" table:style-name="ce2">
            <text:p>6,43</text:p>
          </table:table-cell>
          <table:table-cell office:value-type="float" office:value="6.0581490047196498" table:formula="of:=[.$D$2]*(1-EXP(-[.A1029]/[.$D$1]))" table:style-name="ce1">
            <text:p>6,058149005</text:p>
          </table:table-cell>
          <table:table-cell office:value-type="float" office:value="0.37185099528034993" table:formula="of:=[.D1029]-[.E1029]" table:style-name="ce2">
            <text:p>0,37</text:p>
          </table:table-cell>
          <table:table-cell office:value-type="float" office:value="0.84433531254089234" table:formula="of:=1-EXP(-[.A1029]/[.$D$1])" table:style-name="ce1">
            <text:p>0,844335313</text:p>
          </table:table-cell>
          <table:table-cell office:value-type="float" office:value="-25369541839.01622" table:formula="of:=([.$D$2]-[.$D$1]*[.$D$1])*[.A1029]*[.G1029]" table:style-name="ce1">
            <text:p>-25369541839</text:p>
          </table:table-cell>
          <table:table-cell table:number-columns-repeated="16376"/>
        </table:table-row>
        <table:table-row table:style-name="ro1">
          <table:table-cell office:value-type="float" office:value="4707" table:style-name="ce1">
            <text:p>4707</text:p>
          </table:table-cell>
          <table:table-cell office:value-type="float" office:value="25.37" table:style-name="ce1">
            <text:p>25,37</text:p>
          </table:table-cell>
          <table:table-cell office:value-type="float" office:value="75.7" table:style-name="ce1">
            <text:p>75,7</text:p>
          </table:table-cell>
          <table:table-cell office:value-type="float" office:value="6.43" table:formula="of:=[.B1030]-[.$B$5]" table:style-name="ce2">
            <text:p>6,43</text:p>
          </table:table-cell>
          <table:table-cell office:value-type="float" office:value="6.0603559822252331" table:formula="of:=[.$D$2]*(1-EXP(-[.A1030]/[.$D$1]))" table:style-name="ce1">
            <text:p>6,060355982</text:p>
          </table:table-cell>
          <table:table-cell office:value-type="float" office:value="0.36964401777476663" table:formula="of:=[.D1030]-[.E1030]" table:style-name="ce2">
            <text:p>0,37</text:p>
          </table:table-cell>
          <table:table-cell office:value-type="float" office:value="0.84464290303437406" table:formula="of:=1-EXP(-[.A1030]/[.$D$1])" table:style-name="ce1">
            <text:p>0,844642903</text:p>
          </table:table-cell>
          <table:table-cell office:value-type="float" office:value="-25405771159.633404" table:formula="of:=([.$D$2]-[.$D$1]*[.$D$1])*[.A1030]*[.G1030]" table:style-name="ce1">
            <text:p>-25405771160</text:p>
          </table:table-cell>
          <table:table-cell table:number-columns-repeated="16376"/>
        </table:table-row>
        <table:table-row table:style-name="ro1">
          <table:table-cell office:value-type="float" office:value="4711" table:style-name="ce1">
            <text:p>4711</text:p>
          </table:table-cell>
          <table:table-cell office:value-type="float" office:value="25.37" table:style-name="ce1">
            <text:p>25,37</text:p>
          </table:table-cell>
          <table:table-cell office:value-type="float" office:value="76.2" table:style-name="ce1">
            <text:p>76,2</text:p>
          </table:table-cell>
          <table:table-cell office:value-type="float" office:value="6.43" table:formula="of:=[.B1031]-[.$B$5]" table:style-name="ce2">
            <text:p>6,43</text:p>
          </table:table-cell>
          <table:table-cell office:value-type="float" office:value="6.0621184239346935" table:formula="of:=[.$D$2]*(1-EXP(-[.A1031]/[.$D$1]))" table:style-name="ce1">
            <text:p>6,062118424</text:p>
          </table:table-cell>
          <table:table-cell office:value-type="float" office:value="0.36788157606530625" table:formula="of:=[.D1031]-[.E1031]" table:style-name="ce2">
            <text:p>0,37</text:p>
          </table:table-cell>
          <table:table-cell office:value-type="float" office:value="0.84488853776049799" table:formula="of:=1-EXP(-[.A1031]/[.$D$1])" table:style-name="ce1">
            <text:p>0,844888538</text:p>
          </table:table-cell>
          <table:table-cell office:value-type="float" office:value="-25434755592.515827" table:formula="of:=([.$D$2]-[.$D$1]*[.$D$1])*[.A1031]*[.G1031]" table:style-name="ce1">
            <text:p>-25434755593</text:p>
          </table:table-cell>
          <table:table-cell table:number-columns-repeated="16376"/>
        </table:table-row>
        <table:table-row table:style-name="ro1">
          <table:table-cell office:value-type="float" office:value="4716" table:style-name="ce1">
            <text:p>4716</text:p>
          </table:table-cell>
          <table:table-cell office:value-type="float" office:value="25.37" table:style-name="ce1">
            <text:p>25,37</text:p>
          </table:table-cell>
          <table:table-cell office:value-type="float" office:value="79" table:style-name="ce1">
            <text:p>79</text:p>
          </table:table-cell>
          <table:table-cell office:value-type="float" office:value="6.43" table:formula="of:=[.B1032]-[.$B$5]" table:style-name="ce2">
            <text:p>6,43</text:p>
          </table:table-cell>
          <table:table-cell office:value-type="float" office:value="6.0643175579425952" table:formula="of:=[.$D$2]*(1-EXP(-[.A1032]/[.$D$1]))" table:style-name="ce1">
            <text:p>6,064317558</text:p>
          </table:table-cell>
          <table:table-cell office:value-type="float" office:value="0.36568244205740452" table:formula="of:=[.D1032]-[.E1032]" table:style-name="ce2">
            <text:p>0,37</text:p>
          </table:table-cell>
          <table:table-cell office:value-type="float" office:value="0.84519503509135507" table:formula="of:=1-EXP(-[.A1032]/[.$D$1])" table:style-name="ce1">
            <text:p>0,845195035</text:p>
          </table:table-cell>
          <table:table-cell office:value-type="float" office:value="-25470987335.569145" table:formula="of:=([.$D$2]-[.$D$1]*[.$D$1])*[.A1032]*[.G1032]" table:style-name="ce1">
            <text:p>-25470987336</text:p>
          </table:table-cell>
          <table:table-cell table:number-columns-repeated="16376"/>
        </table:table-row>
        <table:table-row table:style-name="ro1">
          <table:table-cell office:value-type="float" office:value="4721" table:style-name="ce1">
            <text:p>4721</text:p>
          </table:table-cell>
          <table:table-cell office:value-type="float" office:value="25.37" table:style-name="ce1">
            <text:p>25,37</text:p>
          </table:table-cell>
          <table:table-cell office:value-type="float" office:value="79.2" table:style-name="ce1">
            <text:p>79,2</text:p>
          </table:table-cell>
          <table:table-cell office:value-type="float" office:value="6.43" table:formula="of:=[.B1033]-[.$B$5]" table:style-name="ce2">
            <text:p>6,43</text:p>
          </table:table-cell>
          <table:table-cell office:value-type="float" office:value="6.0665123465030764" table:formula="of:=[.$D$2]*(1-EXP(-[.A1033]/[.$D$1]))" table:style-name="ce1">
            <text:p>6,066512347</text:p>
          </table:table-cell>
          <table:table-cell office:value-type="float" office:value="0.36348765349692336" table:formula="of:=[.D1033]-[.E1033]" table:style-name="ce2">
            <text:p>0,36</text:p>
          </table:table-cell>
          <table:table-cell office:value-type="float" office:value="0.84550092678925348" table:formula="of:=1-EXP(-[.A1033]/[.$D$1])" table:style-name="ce1">
            <text:p>0,845500927</text:p>
          </table:table-cell>
          <table:table-cell office:value-type="float" office:value="-25507220393.600327" table:formula="of:=([.$D$2]-[.$D$1]*[.$D$1])*[.A1033]*[.G1033]" table:style-name="ce1">
            <text:p>-25507220394</text:p>
          </table:table-cell>
          <table:table-cell table:number-columns-repeated="16376"/>
        </table:table-row>
        <table:table-row table:style-name="ro1">
          <table:table-cell office:value-type="float" office:value="4725" table:style-name="ce1">
            <text:p>4725</text:p>
          </table:table-cell>
          <table:table-cell office:value-type="float" office:value="25.44" table:style-name="ce1">
            <text:p>25,44</text:p>
          </table:table-cell>
          <table:table-cell office:value-type="float" office:value="78.900000000000006" table:style-name="ce1">
            <text:p>78,9</text:p>
          </table:table-cell>
          <table:table-cell office:value-type="float" office:value="6.5" table:formula="of:=[.B1034]-[.$B$5]" table:style-name="ce2">
            <text:p>6,50</text:p>
          </table:table-cell>
          <table:table-cell office:value-type="float" office:value="6.0682650544000305" table:formula="of:=[.$D$2]*(1-EXP(-[.A1034]/[.$D$1]))" table:style-name="ce1">
            <text:p>6,068265054</text:p>
          </table:table-cell>
          <table:table-cell office:value-type="float" office:value="0.4317349455999695" table:formula="of:=[.D1034]-[.E1034]" table:style-name="ce2">
            <text:p>0,43</text:p>
          </table:table-cell>
          <table:table-cell office:value-type="float" office:value="0.8457452048961166" table:formula="of:=1-EXP(-[.A1034]/[.$D$1])" table:style-name="ce1">
            <text:p>0,845745205</text:p>
          </table:table-cell>
          <table:table-cell office:value-type="float" office:value="-25536207772.082569" table:formula="of:=([.$D$2]-[.$D$1]*[.$D$1])*[.A1034]*[.G1034]" table:style-name="ce1">
            <text:p>-25536207772</text:p>
          </table:table-cell>
          <table:table-cell table:number-columns-repeated="16376"/>
        </table:table-row>
        <table:table-row table:style-name="ro1">
          <table:table-cell office:value-type="float" office:value="4730" table:style-name="ce1">
            <text:p>4730</text:p>
          </table:table-cell>
          <table:table-cell office:value-type="float" office:value="25.37" table:style-name="ce1">
            <text:p>25,37</text:p>
          </table:table-cell>
          <table:table-cell office:value-type="float" office:value="80.2" table:style-name="ce1">
            <text:p>80,2</text:p>
          </table:table-cell>
          <table:table-cell office:value-type="float" office:value="6.43" table:formula="of:=[.B1035]-[.$B$5]" table:style-name="ce2">
            <text:p>6,43</text:p>
          </table:table-cell>
          <table:table-cell office:value-type="float" office:value="6.0704520427817856" table:formula="of:=[.$D$2]*(1-EXP(-[.A1035]/[.$D$1]))" table:style-name="ce1">
            <text:p>6,070452043</text:p>
          </table:table-cell>
          <table:table-cell office:value-type="float" office:value="0.35954795721821409" table:formula="of:=[.D1035]-[.E1035]" table:style-name="ce2">
            <text:p>0,36</text:p>
          </table:table-cell>
          <table:table-cell office:value-type="float" office:value="0.84605000946883246" table:formula="of:=1-EXP(-[.A1035]/[.$D$1])" table:style-name="ce1">
            <text:p>0,846050009</text:p>
          </table:table-cell>
          <table:table-cell office:value-type="float" office:value="-25572443141.913578" table:formula="of:=([.$D$2]-[.$D$1]*[.$D$1])*[.A1035]*[.G1035]" table:style-name="ce1">
            <text:p>-25572443142</text:p>
          </table:table-cell>
          <table:table-cell table:number-columns-repeated="16376"/>
        </table:table-row>
        <table:table-row table:style-name="ro1">
          <table:table-cell office:value-type="float" office:value="4734" table:style-name="ce1">
            <text:p>4734</text:p>
          </table:table-cell>
          <table:table-cell office:value-type="float" office:value="25.37" table:style-name="ce1">
            <text:p>25,37</text:p>
          </table:table-cell>
          <table:table-cell office:value-type="float" office:value="84.6" table:style-name="ce1">
            <text:p>84,6</text:p>
          </table:table-cell>
          <table:table-cell office:value-type="float" office:value="6.43" table:formula="of:=[.B1036]-[.$B$5]" table:style-name="ce2">
            <text:p>6,43</text:p>
          </table:table-cell>
          <table:table-cell office:value-type="float" office:value="6.0721985216345882" table:formula="of:=[.$D$2]*(1-EXP(-[.A1036]/[.$D$1]))" table:style-name="ce1">
            <text:p>6,072198522</text:p>
          </table:table-cell>
          <table:table-cell office:value-type="float" office:value="0.35780147836541154" table:formula="of:=[.D1036]-[.E1036]" table:style-name="ce2">
            <text:p>0,36</text:p>
          </table:table-cell>
          <table:table-cell office:value-type="float" office:value="0.84629341942241365" table:formula="of:=1-EXP(-[.A1036]/[.$D$1])" table:style-name="ce1">
            <text:p>0,846293419</text:p>
          </table:table-cell>
          <table:table-cell office:value-type="float" office:value="-25601432341.580032" table:formula="of:=([.$D$2]-[.$D$1]*[.$D$1])*[.A1036]*[.G1036]" table:style-name="ce1">
            <text:p>-25601432342</text:p>
          </table:table-cell>
          <table:table-cell table:number-columns-repeated="16376"/>
        </table:table-row>
        <table:table-row table:style-name="ro1">
          <table:table-cell office:value-type="float" office:value="4739" table:style-name="ce1">
            <text:p>4739</text:p>
          </table:table-cell>
          <table:table-cell office:value-type="float" office:value="25.37" table:style-name="ce1">
            <text:p>25,37</text:p>
          </table:table-cell>
          <table:table-cell office:value-type="float" office:value="83.7" table:style-name="ce1">
            <text:p>83,7</text:p>
          </table:table-cell>
          <table:table-cell office:value-type="float" office:value="6.43" table:formula="of:=[.B1037]-[.$B$5]" table:style-name="ce2">
            <text:p>6,43</text:p>
          </table:table-cell>
          <table:table-cell office:value-type="float" office:value="6.0743777375590993" table:formula="of:=[.$D$2]*(1-EXP(-[.A1037]/[.$D$1]))" table:style-name="ce1">
            <text:p>6,074377738</text:p>
          </table:table-cell>
          <table:table-cell office:value-type="float" office:value="0.35562226244090045" table:formula="of:=[.D1037]-[.E1037]" table:style-name="ce2">
            <text:p>0,36</text:p>
          </table:table-cell>
          <table:table-cell office:value-type="float" office:value="0.84659714073354064" table:formula="of:=1-EXP(-[.A1037]/[.$D$1])" table:style-name="ce1">
            <text:p>0,846597141</text:p>
          </table:table-cell>
          <table:table-cell office:value-type="float" office:value="-25637669952.694431" table:formula="of:=([.$D$2]-[.$D$1]*[.$D$1])*[.A1037]*[.G1037]" table:style-name="ce1">
            <text:p>-25637669953</text:p>
          </table:table-cell>
          <table:table-cell table:number-columns-repeated="16376"/>
        </table:table-row>
        <table:table-row table:style-name="ro1">
          <table:table-cell office:value-type="float" office:value="4743" table:style-name="ce1">
            <text:p>4743</text:p>
          </table:table-cell>
          <table:table-cell office:value-type="float" office:value="25.37" table:style-name="ce1">
            <text:p>25,37</text:p>
          </table:table-cell>
          <table:table-cell office:value-type="float" office:value="81.3" table:style-name="ce1">
            <text:p>81,3</text:p>
          </table:table-cell>
          <table:table-cell office:value-type="float" office:value="6.43" table:formula="of:=[.B1038]-[.$B$5]" table:style-name="ce2">
            <text:p>6,43</text:p>
          </table:table-cell>
          <table:table-cell office:value-type="float" office:value="6.0761180095054881" table:formula="of:=[.$D$2]*(1-EXP(-[.A1038]/[.$D$1]))" table:style-name="ce1">
            <text:p>6,07611801</text:p>
          </table:table-cell>
          <table:table-cell office:value-type="float" office:value="0.35388199049451163" table:formula="of:=[.D1038]-[.E1038]" table:style-name="ce2">
            <text:p>0,35</text:p>
          </table:table-cell>
          <table:table-cell office:value-type="float" office:value="0.84683968561921708" table:formula="of:=1-EXP(-[.A1038]/[.$D$1])" table:style-name="ce1">
            <text:p>0,846839686</text:p>
          </table:table-cell>
          <table:table-cell office:value-type="float" office:value="-25666660917.321014" table:formula="of:=([.$D$2]-[.$D$1]*[.$D$1])*[.A1038]*[.G1038]" table:style-name="ce1">
            <text:p>-25666660917</text:p>
          </table:table-cell>
          <table:table-cell table:number-columns-repeated="16376"/>
        </table:table-row>
        <table:table-row table:style-name="ro1">
          <table:table-cell office:value-type="float" office:value="4748" table:style-name="ce1">
            <text:p>4748</text:p>
          </table:table-cell>
          <table:table-cell office:value-type="float" office:value="25.37" table:style-name="ce1">
            <text:p>25,37</text:p>
          </table:table-cell>
          <table:table-cell office:value-type="float" office:value="76.3" table:style-name="ce1">
            <text:p>76,3</text:p>
          </table:table-cell>
          <table:table-cell office:value-type="float" office:value="6.43" table:formula="of:=[.B1039]-[.$B$5]" table:style-name="ce2">
            <text:p>6,43</text:p>
          </table:table-cell>
          <table:table-cell office:value-type="float" office:value="6.0782894805957142" table:formula="of:=[.$D$2]*(1-EXP(-[.A1039]/[.$D$1]))" table:style-name="ce1">
            <text:p>6,078289481</text:p>
          </table:table-cell>
          <table:table-cell office:value-type="float" office:value="0.35171051940428555" table:formula="of:=[.D1039]-[.E1039]" table:style-name="ce2">
            <text:p>0,35</text:p>
          </table:table-cell>
          <table:table-cell office:value-type="float" office:value="0.84714232751861751" table:formula="of:=1-EXP(-[.A1039]/[.$D$1])" table:style-name="ce1">
            <text:p>0,847142328</text:p>
          </table:table-cell>
          <table:table-cell office:value-type="float" office:value="-25702900699.674389" table:formula="of:=([.$D$2]-[.$D$1]*[.$D$1])*[.A1039]*[.G1039]" table:style-name="ce1">
            <text:p>-25702900700</text:p>
          </table:table-cell>
          <table:table-cell table:number-columns-repeated="16376"/>
        </table:table-row>
        <table:table-row table:style-name="ro1">
          <table:table-cell office:value-type="float" office:value="4753" table:style-name="ce1">
            <text:p>4753</text:p>
          </table:table-cell>
          <table:table-cell office:value-type="float" office:value="25.37" table:style-name="ce1">
            <text:p>25,37</text:p>
          </table:table-cell>
          <table:table-cell office:value-type="float" office:value="74.8" table:style-name="ce1">
            <text:p>74,8</text:p>
          </table:table-cell>
          <table:table-cell office:value-type="float" office:value="6.43" table:formula="of:=[.B1040]-[.$B$5]" table:style-name="ce2">
            <text:p>6,43</text:p>
          </table:table-cell>
          <table:table-cell office:value-type="float" office:value="6.0804566608999231" table:formula="of:=[.$D$2]*(1-EXP(-[.A1040]/[.$D$1]))" table:style-name="ce1">
            <text:p>6,080456661</text:p>
          </table:table-cell>
          <table:table-cell office:value-type="float" office:value="0.34954333910007662" table:formula="of:=[.D1040]-[.E1040]" table:style-name="ce2">
            <text:p>0,35</text:p>
          </table:table-cell>
          <table:table-cell office:value-type="float" office:value="0.84744437140331919" table:formula="of:=1-EXP(-[.A1040]/[.$D$1])" table:style-name="ce1">
            <text:p>0,847444371</text:p>
          </table:table-cell>
          <table:table-cell office:value-type="float" office:value="-25739141658.178471" table:formula="of:=([.$D$2]-[.$D$1]*[.$D$1])*[.A1040]*[.G1040]" table:style-name="ce1">
            <text:p>-25739141658</text:p>
          </table:table-cell>
          <table:table-cell table:number-columns-repeated="16376"/>
        </table:table-row>
        <table:table-row table:style-name="ro1">
          <table:table-cell office:value-type="float" office:value="4757" table:style-name="ce1">
            <text:p>4757</text:p>
          </table:table-cell>
          <table:table-cell office:value-type="float" office:value="25.37" table:style-name="ce1">
            <text:p>25,37</text:p>
          </table:table-cell>
          <table:table-cell office:value-type="float" office:value="75.3" table:style-name="ce1">
            <text:p>75,3</text:p>
          </table:table-cell>
          <table:table-cell office:value-type="float" office:value="6.43" table:formula="of:=[.B1041]-[.$B$5]" table:style-name="ce2">
            <text:p>6,43</text:p>
          </table:table-cell>
          <table:table-cell office:value-type="float" office:value="6.082187321475482" table:formula="of:=[.$D$2]*(1-EXP(-[.A1041]/[.$D$1]))" table:style-name="ce1">
            <text:p>6,082187321</text:p>
          </table:table-cell>
          <table:table-cell office:value-type="float" office:value="0.34781267852451769" table:formula="of:=[.D1041]-[.E1041]" table:style-name="ce2">
            <text:p>0,35</text:p>
          </table:table-cell>
          <table:table-cell office:value-type="float" office:value="0.84768557673465528" table:formula="of:=1-EXP(-[.A1041]/[.$D$1])" table:style-name="ce1">
            <text:p>0,847685577</text:p>
          </table:table-cell>
          <table:table-cell office:value-type="float" office:value="-25768135257.431137" table:formula="of:=([.$D$2]-[.$D$1]*[.$D$1])*[.A1041]*[.G1041]" table:style-name="ce1">
            <text:p>-25768135257</text:p>
          </table:table-cell>
          <table:table-cell table:number-columns-repeated="16376"/>
        </table:table-row>
        <table:table-row table:style-name="ro1">
          <table:table-cell office:value-type="float" office:value="4762" table:style-name="ce1">
            <text:p>4762</text:p>
          </table:table-cell>
          <table:table-cell office:value-type="float" office:value="25.37" table:style-name="ce1">
            <text:p>25,37</text:p>
          </table:table-cell>
          <table:table-cell office:value-type="float" office:value="75.3" table:style-name="ce1">
            <text:p>75,3</text:p>
          </table:table-cell>
          <table:table-cell office:value-type="float" office:value="6.43" table:formula="of:=[.B1042]-[.$B$5]" table:style-name="ce2">
            <text:p>6,43</text:p>
          </table:table-cell>
          <table:table-cell office:value-type="float" office:value="6.0843467997194542" table:formula="of:=[.$D$2]*(1-EXP(-[.A1042]/[.$D$1]))" table:style-name="ce1">
            <text:p>6,0843468</text:p>
          </table:table-cell>
          <table:table-cell office:value-type="float" office:value="0.34565320028054547" table:formula="of:=[.D1042]-[.E1042]" table:style-name="ce2">
            <text:p>0,35</text:p>
          </table:table-cell>
          <table:table-cell office:value-type="float" office:value="0.84798654716912769" table:formula="of:=1-EXP(-[.A1042]/[.$D$1])" table:style-name="ce1">
            <text:p>0,847986547</text:p>
          </table:table-cell>
          <table:table-cell office:value-type="float" office:value="-25804378279.148636" table:formula="of:=([.$D$2]-[.$D$1]*[.$D$1])*[.A1042]*[.G1042]" table:style-name="ce1">
            <text:p>-25804378279</text:p>
          </table:table-cell>
          <table:table-cell table:number-columns-repeated="16376"/>
        </table:table-row>
        <table:table-row table:style-name="ro1">
          <table:table-cell office:value-type="float" office:value="4766" table:style-name="ce1">
            <text:p>4766</text:p>
          </table:table-cell>
          <table:table-cell office:value-type="float" office:value="25.37" table:style-name="ce1">
            <text:p>25,37</text:p>
          </table:table-cell>
          <table:table-cell office:value-type="float" office:value="73.2" table:style-name="ce1">
            <text:p>73,2</text:p>
          </table:table-cell>
          <table:table-cell office:value-type="float" office:value="6.43" table:formula="of:=[.B1043]-[.$B$5]" table:style-name="ce2">
            <text:p>6,43</text:p>
          </table:table-cell>
          <table:table-cell office:value-type="float" office:value="6.0860713096060373" table:formula="of:=[.$D$2]*(1-EXP(-[.A1043]/[.$D$1]))" table:style-name="ce1">
            <text:p>6,08607131</text:p>
          </table:table-cell>
          <table:table-cell office:value-type="float" office:value="0.34392869039396246" table:formula="of:=[.D1043]-[.E1043]" table:style-name="ce2">
            <text:p>0,34</text:p>
          </table:table-cell>
          <table:table-cell office:value-type="float" office:value="0.84822689526768613" table:formula="of:=1-EXP(-[.A1043]/[.$D$1])" table:style-name="ce1">
            <text:p>0,848226895</text:p>
          </table:table-cell>
          <table:table-cell office:value-type="float" office:value="-25833373501.384136" table:formula="of:=([.$D$2]-[.$D$1]*[.$D$1])*[.A1043]*[.G1043]" table:style-name="ce1">
            <text:p>-25833373501</text:p>
          </table:table-cell>
          <table:table-cell table:number-columns-repeated="16376"/>
        </table:table-row>
        <table:table-row table:style-name="ro1">
          <table:table-cell office:value-type="float" office:value="4771" table:style-name="ce1">
            <text:p>4771</text:p>
          </table:table-cell>
          <table:table-cell office:value-type="float" office:value="25.37" table:style-name="ce1">
            <text:p>25,37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6.43" table:formula="of:=[.B1044]-[.$B$5]" table:style-name="ce2">
            <text:p>6,43</text:p>
          </table:table-cell>
          <table:table-cell office:value-type="float" office:value="6.0882231131625435" table:formula="of:=[.$D$2]*(1-EXP(-[.A1044]/[.$D$1]))" table:style-name="ce1">
            <text:p>6,088223113</text:p>
          </table:table-cell>
          <table:table-cell office:value-type="float" office:value="0.34177688683745622" table:formula="of:=[.D1044]-[.E1044]" table:style-name="ce2">
            <text:p>0,34</text:p>
          </table:table-cell>
          <table:table-cell office:value-type="float" office:value="0.84852679606692261" table:formula="of:=1-EXP(-[.A1044]/[.$D$1])" table:style-name="ce1">
            <text:p>0,848526796</text:p>
          </table:table-cell>
          <table:table-cell office:value-type="float" office:value="-25869618517.465755" table:formula="of:=([.$D$2]-[.$D$1]*[.$D$1])*[.A1044]*[.G1044]" table:style-name="ce1">
            <text:p>-25869618517</text:p>
          </table:table-cell>
          <table:table-cell table:number-columns-repeated="16376"/>
        </table:table-row>
        <table:table-row table:style-name="ro1">
          <table:table-cell office:value-type="float" office:value="4775" table:style-name="ce1">
            <text:p>4775</text:p>
          </table:table-cell>
          <table:table-cell office:value-type="float" office:value="25.37" table:style-name="ce1">
            <text:p>25,37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6.43" table:formula="of:=[.B1045]-[.$B$5]" table:style-name="ce2">
            <text:p>6,43</text:p>
          </table:table-cell>
          <table:table-cell office:value-type="float" office:value="6.0899414942194205" table:formula="of:=[.$D$2]*(1-EXP(-[.A1045]/[.$D$1]))" table:style-name="ce1">
            <text:p>6,089941494</text:p>
          </table:table-cell>
          <table:table-cell office:value-type="float" office:value="0.34005850578057917" table:formula="of:=[.D1045]-[.E1045]" table:style-name="ce2">
            <text:p>0,34</text:p>
          </table:table-cell>
          <table:table-cell office:value-type="float" office:value="0.84876628997926984" table:formula="of:=1-EXP(-[.A1045]/[.$D$1])" table:style-name="ce1">
            <text:p>0,84876629</text:p>
          </table:table-cell>
          <table:table-cell office:value-type="float" office:value="-25898615307.790234" table:formula="of:=([.$D$2]-[.$D$1]*[.$D$1])*[.A1045]*[.G1045]" table:style-name="ce1">
            <text:p>-25898615308</text:p>
          </table:table-cell>
          <table:table-cell table:number-columns-repeated="16376"/>
        </table:table-row>
        <table:table-row table:style-name="ro1">
          <table:table-cell office:value-type="float" office:value="4780" table:style-name="ce1">
            <text:p>4780</text:p>
          </table:table-cell>
          <table:table-cell office:value-type="float" office:value="25.37" table:style-name="ce1">
            <text:p>25,37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6.43" table:formula="of:=[.B1046]-[.$B$5]" table:style-name="ce2">
            <text:p>6,43</text:p>
          </table:table-cell>
          <table:table-cell office:value-type="float" office:value="6.0920856503639493" table:formula="of:=[.$D$2]*(1-EXP(-[.A1046]/[.$D$1]))" table:style-name="ce1">
            <text:p>6,09208565</text:p>
          </table:table-cell>
          <table:table-cell office:value-type="float" office:value="0.33791434963605038" table:formula="of:=[.D1046]-[.E1046]" table:style-name="ce2">
            <text:p>0,34</text:p>
          </table:table-cell>
          <table:table-cell office:value-type="float" office:value="0.84906512494470521" table:formula="of:=1-EXP(-[.A1046]/[.$D$1])" table:style-name="ce1">
            <text:p>0,849065125</text:p>
          </table:table-cell>
          <table:table-cell office:value-type="float" office:value="-25934862249.849987" table:formula="of:=([.$D$2]-[.$D$1]*[.$D$1])*[.A1046]*[.G1046]" table:style-name="ce1">
            <text:p>-25934862250</text:p>
          </table:table-cell>
          <table:table-cell table:number-columns-repeated="16376"/>
        </table:table-row>
        <table:table-row table:style-name="ro1">
          <table:table-cell office:value-type="float" office:value="4785" table:style-name="ce1">
            <text:p>4785</text:p>
          </table:table-cell>
          <table:table-cell office:value-type="float" office:value="25.37" table:style-name="ce1">
            <text:p>25,37</text:p>
          </table:table-cell>
          <table:table-cell office:value-type="float" office:value="82.1" table:style-name="ce1">
            <text:p>82,1</text:p>
          </table:table-cell>
          <table:table-cell office:value-type="float" office:value="6.43" table:formula="of:=[.B1047]-[.$B$5]" table:style-name="ce2">
            <text:p>6,43</text:p>
          </table:table-cell>
          <table:table-cell office:value-type="float" office:value="6.0942255696962819" table:formula="of:=[.$D$2]*(1-EXP(-[.A1047]/[.$D$1]))" table:style-name="ce1">
            <text:p>6,09422557</text:p>
          </table:table-cell>
          <table:table-cell office:value-type="float" office:value="0.33577443030371779" table:formula="of:=[.D1047]-[.E1047]" table:style-name="ce2">
            <text:p>0,34</text:p>
          </table:table-cell>
          <table:table-cell office:value-type="float" office:value="0.84936336941787172" table:formula="of:=1-EXP(-[.A1047]/[.$D$1])" table:style-name="ce1">
            <text:p>0,849363369</text:p>
          </table:table-cell>
          <table:table-cell office:value-type="float" office:value="-25971110232.517838" table:formula="of:=([.$D$2]-[.$D$1]*[.$D$1])*[.A1047]*[.G1047]" table:style-name="ce1">
            <text:p>-25971110233</text:p>
          </table:table-cell>
          <table:table-cell table:number-columns-repeated="16376"/>
        </table:table-row>
        <table:table-row table:style-name="ro1">
          <table:table-cell office:value-type="float" office:value="4789" table:style-name="ce1">
            <text:p>4789</text:p>
          </table:table-cell>
          <table:table-cell office:value-type="float" office:value="25.31" table:style-name="ce1">
            <text:p>25,31</text:p>
          </table:table-cell>
          <table:table-cell office:value-type="float" office:value="84.9" table:style-name="ce1">
            <text:p>84,9</text:p>
          </table:table-cell>
          <table:table-cell office:value-type="float" office:value="6.3699999999999974" table:formula="of:=[.B1048]-[.$B$5]" table:style-name="ce2">
            <text:p>6,37</text:p>
          </table:table-cell>
          <table:table-cell office:value-type="float" office:value="6.0959344602838117" table:formula="of:=[.$D$2]*(1-EXP(-[.A1048]/[.$D$1]))" table:style-name="ce1">
            <text:p>6,09593446</text:p>
          </table:table-cell>
          <table:table-cell office:value-type="float" office:value="0.27406553971618575" table:formula="of:=[.D1048]-[.E1048]" table:style-name="ce2">
            <text:p>0,27</text:p>
          </table:table-cell>
          <table:table-cell office:value-type="float" office:value="0.84960154062613946" table:formula="of:=1-EXP(-[.A1048]/[.$D$1])" table:style-name="ce1">
            <text:p>0,849601541</text:p>
          </table:table-cell>
          <table:table-cell office:value-type="float" office:value="-26000109353.852062" table:formula="of:=([.$D$2]-[.$D$1]*[.$D$1])*[.A1048]*[.G1048]" table:style-name="ce1">
            <text:p>-26000109354</text:p>
          </table:table-cell>
          <table:table-cell table:number-columns-repeated="16376"/>
        </table:table-row>
        <table:table-row table:style-name="ro1">
          <table:table-cell office:value-type="float" office:value="4794" table:style-name="ce1">
            <text:p>4794</text:p>
          </table:table-cell>
          <table:table-cell office:value-type="float" office:value="25.37" table:style-name="ce1">
            <text:p>25,37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6.43" table:formula="of:=[.B1049]-[.$B$5]" table:style-name="ce2">
            <text:p>6,43</text:p>
          </table:table-cell>
          <table:table-cell office:value-type="float" office:value="6.0980667744401602" table:formula="of:=[.$D$2]*(1-EXP(-[.A1049]/[.$D$1]))" table:style-name="ce1">
            <text:p>6,098066774</text:p>
          </table:table-cell>
          <table:table-cell office:value-type="float" office:value="0.33193322555983951" table:formula="of:=[.D1049]-[.E1049]" table:style-name="ce2">
            <text:p>0,33</text:p>
          </table:table-cell>
          <table:table-cell office:value-type="float" office:value="0.84989872515201248" table:formula="of:=1-EXP(-[.A1049]/[.$D$1])" table:style-name="ce1">
            <text:p>0,849898725</text:p>
          </table:table-cell>
          <table:table-cell office:value-type="float" office:value="-26036359157.035053" table:formula="of:=([.$D$2]-[.$D$1]*[.$D$1])*[.A1049]*[.G1049]" table:style-name="ce1">
            <text:p>-26036359157</text:p>
          </table:table-cell>
          <table:table-cell table:number-columns-repeated="16376"/>
        </table:table-row>
        <table:table-row table:style-name="ro1">
          <table:table-cell office:value-type="float" office:value="4798" table:style-name="ce1">
            <text:p>4798</text:p>
          </table:table-cell>
          <table:table-cell office:value-type="float" office:value="25.37" table:style-name="ce1">
            <text:p>25,37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6.43" table:formula="of:=[.B1050]-[.$B$5]" table:style-name="ce2">
            <text:p>6,43</text:p>
          </table:table-cell>
          <table:table-cell office:value-type="float" office:value="6.0997695917082613" table:formula="of:=[.$D$2]*(1-EXP(-[.A1050]/[.$D$1]))" table:style-name="ce1">
            <text:p>6,099769592</text:p>
          </table:table-cell>
          <table:table-cell office:value-type="float" office:value="0.33023040829173844" table:formula="of:=[.D1050]-[.E1050]" table:style-name="ce2">
            <text:p>0,33</text:p>
          </table:table-cell>
          <table:table-cell office:value-type="float" office:value="0.85013604991063796" table:formula="of:=1-EXP(-[.A1050]/[.$D$1])" table:style-name="ce1">
            <text:p>0,85013605</text:p>
          </table:table-cell>
          <table:table-cell office:value-type="float" office:value="-26065359707.848927" table:formula="of:=([.$D$2]-[.$D$1]*[.$D$1])*[.A1050]*[.G1050]" table:style-name="ce1">
            <text:p>-26065359708</text:p>
          </table:table-cell>
          <table:table-cell table:number-columns-repeated="16376"/>
        </table:table-row>
        <table:table-row table:style-name="ro1">
          <table:table-cell office:value-type="float" office:value="4803" table:style-name="ce1">
            <text:p>4803</text:p>
          </table:table-cell>
          <table:table-cell office:value-type="float" office:value="25.37" table:style-name="ce1">
            <text:p>25,37</text:p>
          </table:table-cell>
          <table:table-cell office:value-type="float" office:value="77.599999999999994" table:style-name="ce1">
            <text:p>77,6</text:p>
          </table:table-cell>
          <table:table-cell office:value-type="float" office:value="6.43" table:formula="of:=[.B1051]-[.$B$5]" table:style-name="ce2">
            <text:p>6,43</text:p>
          </table:table-cell>
          <table:table-cell office:value-type="float" office:value="6.1018943277170754" table:formula="of:=[.$D$2]*(1-EXP(-[.A1051]/[.$D$1]))" table:style-name="ce1">
            <text:p>6,101894328</text:p>
          </table:table-cell>
          <table:table-cell office:value-type="float" office:value="0.32810567228292431" table:formula="of:=[.D1051]-[.E1051]" table:style-name="ce2">
            <text:p>0,33</text:p>
          </table:table-cell>
          <table:table-cell office:value-type="float" office:value="0.85043217825622197" table:formula="of:=1-EXP(-[.A1051]/[.$D$1])" table:style-name="ce1">
            <text:p>0,850432178</text:p>
          </table:table-cell>
          <table:table-cell office:value-type="float" office:value="-26101611264.334118" table:formula="of:=([.$D$2]-[.$D$1]*[.$D$1])*[.A1051]*[.G1051]" table:style-name="ce1">
            <text:p>-26101611264</text:p>
          </table:table-cell>
          <table:table-cell table:number-columns-repeated="16376"/>
        </table:table-row>
        <table:table-row table:style-name="ro1">
          <table:table-cell office:value-type="float" office:value="4807" table:style-name="ce1">
            <text:p>4807</text:p>
          </table:table-cell>
          <table:table-cell office:value-type="float" office:value="25.31" table:style-name="ce1">
            <text:p>25,31</text:p>
          </table:table-cell>
          <table:table-cell office:value-type="float" office:value="74.7" table:style-name="ce1">
            <text:p>74,7</text:p>
          </table:table-cell>
          <table:table-cell office:value-type="float" office:value="6.3699999999999974" table:formula="of:=[.B1052]-[.$B$5]" table:style-name="ce2">
            <text:p>6,37</text:p>
          </table:table-cell>
          <table:table-cell office:value-type="float" office:value="6.103591093250051" table:formula="of:=[.$D$2]*(1-EXP(-[.A1052]/[.$D$1]))" table:style-name="ce1">
            <text:p>6,103591093</text:p>
          </table:table-cell>
          <table:table-cell office:value-type="float" office:value="0.26640890674994644" table:formula="of:=[.D1052]-[.E1052]" table:style-name="ce2">
            <text:p>0,27</text:p>
          </table:table-cell>
          <table:table-cell office:value-type="float" office:value="0.85066865957344895" table:formula="of:=1-EXP(-[.A1052]/[.$D$1])" table:style-name="ce1">
            <text:p>0,85066866</text:p>
          </table:table-cell>
          <table:table-cell office:value-type="float" office:value="-26130613191.039448" table:formula="of:=([.$D$2]-[.$D$1]*[.$D$1])*[.A1052]*[.G1052]" table:style-name="ce1">
            <text:p>-26130613191</text:p>
          </table:table-cell>
          <table:table-cell table:number-columns-repeated="16376"/>
        </table:table-row>
        <table:table-row table:style-name="ro1">
          <table:table-cell office:value-type="float" office:value="4812" table:style-name="ce1">
            <text:p>4812</text:p>
          </table:table-cell>
          <table:table-cell office:value-type="float" office:value="25.31" table:style-name="ce1">
            <text:p>25,31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6.3699999999999974" table:formula="of:=[.B1053]-[.$B$5]" table:style-name="ce2">
            <text:p>6,37</text:p>
          </table:table-cell>
          <table:table-cell office:value-type="float" office:value="6.1057082780437213" table:formula="of:=[.$D$2]*(1-EXP(-[.A1053]/[.$D$1]))" table:style-name="ce1">
            <text:p>6,105708278</text:p>
          </table:table-cell>
          <table:table-cell office:value-type="float" office:value="0.26429172195627615" table:formula="of:=[.D1053]-[.E1053]" table:style-name="ce2">
            <text:p>0,26</text:p>
          </table:table-cell>
          <table:table-cell office:value-type="float" office:value="0.85096373549236048" table:formula="of:=1-EXP(-[.A1053]/[.$D$1])" table:style-name="ce1">
            <text:p>0,850963735</text:p>
          </table:table-cell>
          <table:table-cell office:value-type="float" office:value="-26166866434.068642" table:formula="of:=([.$D$2]-[.$D$1]*[.$D$1])*[.A1053]*[.G1053]" table:style-name="ce1">
            <text:p>-26166866434</text:p>
          </table:table-cell>
          <table:table-cell table:number-columns-repeated="16376"/>
        </table:table-row>
        <table:table-row table:style-name="ro1">
          <table:table-cell office:value-type="float" office:value="4817" table:style-name="ce1">
            <text:p>4817</text:p>
          </table:table-cell>
          <table:table-cell office:value-type="float" office:value="25.37" table:style-name="ce1">
            <text:p>25,37</text:p>
          </table:table-cell>
          <table:table-cell office:value-type="float" office:value="78.2" table:style-name="ce1">
            <text:p>78,2</text:p>
          </table:table-cell>
          <table:table-cell office:value-type="float" office:value="6.43" table:formula="of:=[.B1054]-[.$B$5]" table:style-name="ce2">
            <text:p>6,43</text:p>
          </table:table-cell>
          <table:table-cell office:value-type="float" office:value="6.1078212793200777" table:formula="of:=[.$D$2]*(1-EXP(-[.A1054]/[.$D$1]))" table:style-name="ce1">
            <text:p>6,107821279</text:p>
          </table:table-cell>
          <table:table-cell office:value-type="float" office:value="0.32217872067992204" table:formula="of:=[.D1054]-[.E1054]" table:style-name="ce2">
            <text:p>0,32</text:p>
          </table:table-cell>
          <table:table-cell office:value-type="float" office:value="0.85125822834680853" table:formula="of:=1-EXP(-[.A1054]/[.$D$1])" table:style-name="ce1">
            <text:p>0,851258228</text:p>
          </table:table-cell>
          <table:table-cell office:value-type="float" office:value="-26203120585.387211" table:formula="of:=([.$D$2]-[.$D$1]*[.$D$1])*[.A1054]*[.G1054]" table:style-name="ce1">
            <text:p>-26203120585</text:p>
          </table:table-cell>
          <table:table-cell table:number-columns-repeated="16376"/>
        </table:table-row>
        <table:table-row table:style-name="ro1">
          <table:table-cell office:value-type="float" office:value="4821" table:style-name="ce1">
            <text:p>4821</text:p>
          </table:table-cell>
          <table:table-cell office:value-type="float" office:value="25.31" table:style-name="ce1">
            <text:p>25,31</text:p>
          </table:table-cell>
          <table:table-cell office:value-type="float" office:value="77.2" table:style-name="ce1">
            <text:p>77,2</text:p>
          </table:table-cell>
          <table:table-cell office:value-type="float" office:value="6.3699999999999974" table:formula="of:=[.B1055]-[.$B$5]" table:style-name="ce2">
            <text:p>6,37</text:p>
          </table:table-cell>
          <table:table-cell office:value-type="float" office:value="6.1095086737643651" table:formula="of:=[.$D$2]*(1-EXP(-[.A1055]/[.$D$1]))" table:style-name="ce1">
            <text:p>6,109508674</text:p>
          </table:table-cell>
          <table:table-cell office:value-type="float" office:value="0.26049132623563231" table:formula="of:=[.D1055]-[.E1055]" table:style-name="ce2">
            <text:p>0,26</text:p>
          </table:table-cell>
          <table:table-cell office:value-type="float" office:value="0.85149340359825709" table:formula="of:=1-EXP(-[.A1055]/[.$D$1])" table:style-name="ce1">
            <text:p>0,851493404</text:p>
          </table:table-cell>
          <table:table-cell office:value-type="float" office:value="-26232124546.707439" table:formula="of:=([.$D$2]-[.$D$1]*[.$D$1])*[.A1055]*[.G1055]" table:style-name="ce1">
            <text:p>-26232124547</text:p>
          </table:table-cell>
          <table:table-cell table:number-columns-repeated="16376"/>
        </table:table-row>
        <table:table-row table:style-name="ro1">
          <table:table-cell office:value-type="float" office:value="4826" table:style-name="ce1">
            <text:p>4826</text:p>
          </table:table-cell>
          <table:table-cell office:value-type="float" office:value="25.37" table:style-name="ce1">
            <text:p>25,37</text:p>
          </table:table-cell>
          <table:table-cell office:value-type="float" office:value="79.8" table:style-name="ce1">
            <text:p>79,8</text:p>
          </table:table-cell>
          <table:table-cell office:value-type="float" office:value="6.43" table:formula="of:=[.B1056]-[.$B$5]" table:style-name="ce2">
            <text:p>6,43</text:p>
          </table:table-cell>
          <table:table-cell office:value-type="float" office:value="6.1116141655302849" table:formula="of:=[.$D$2]*(1-EXP(-[.A1056]/[.$D$1]))" table:style-name="ce1">
            <text:p>6,111614166</text:p>
          </table:table-cell>
          <table:table-cell office:value-type="float" office:value="0.3183858344697148" table:formula="of:=[.D1056]-[.E1056]" table:style-name="ce2">
            <text:p>0,32</text:p>
          </table:table-cell>
          <table:table-cell office:value-type="float" office:value="0.85178684983849395" table:formula="of:=1-EXP(-[.A1056]/[.$D$1])" table:style-name="ce1">
            <text:p>0,85178685</text:p>
          </table:table-cell>
          <table:table-cell office:value-type="float" office:value="-26268380281.622215" table:formula="of:=([.$D$2]-[.$D$1]*[.$D$1])*[.A1056]*[.G1056]" table:style-name="ce1">
            <text:p>-26268380282</text:p>
          </table:table-cell>
          <table:table-cell table:number-columns-repeated="16376"/>
        </table:table-row>
        <table:table-row table:style-name="ro1">
          <table:table-cell office:value-type="float" office:value="4830" table:style-name="ce1">
            <text:p>4830</text:p>
          </table:table-cell>
          <table:table-cell office:value-type="float" office:value="25.31" table:style-name="ce1">
            <text:p>25,31</text:p>
          </table:table-cell>
          <table:table-cell office:value-type="float" office:value="82.6" table:style-name="ce1">
            <text:p>82,6</text:p>
          </table:table-cell>
          <table:table-cell office:value-type="float" office:value="6.3699999999999974" table:formula="of:=[.B1057]-[.$B$5]" table:style-name="ce2">
            <text:p>6,37</text:p>
          </table:table-cell>
          <table:table-cell office:value-type="float" office:value="6.1132955630514605" table:formula="of:=[.$D$2]*(1-EXP(-[.A1057]/[.$D$1]))" table:style-name="ce1">
            <text:p>6,113295563</text:p>
          </table:table-cell>
          <table:table-cell office:value-type="float" office:value="0.25670443694853695" table:formula="of:=[.D1057]-[.E1057]" table:style-name="ce2">
            <text:p>0,26</text:p>
          </table:table-cell>
          <table:table-cell office:value-type="float" office:value="0.85202118928779458" table:formula="of:=1-EXP(-[.A1057]/[.$D$1])" table:style-name="ce1">
            <text:p>0,852021189</text:p>
          </table:table-cell>
          <table:table-cell office:value-type="float" office:value="-26297385483.530254" table:formula="of:=([.$D$2]-[.$D$1]*[.$D$1])*[.A1057]*[.G1057]" table:style-name="ce1">
            <text:p>-26297385484</text:p>
          </table:table-cell>
          <table:table-cell table:number-columns-repeated="16376"/>
        </table:table-row>
        <table:table-row table:style-name="ro1">
          <table:table-cell office:value-type="float" office:value="4835" table:style-name="ce1">
            <text:p>4835</text:p>
          </table:table-cell>
          <table:table-cell office:value-type="float" office:value="25.31" table:style-name="ce1">
            <text:p>25,31</text:p>
          </table:table-cell>
          <table:table-cell office:value-type="float" office:value="84.7" table:style-name="ce1">
            <text:p>84,7</text:p>
          </table:table-cell>
          <table:table-cell office:value-type="float" office:value="6.3699999999999974" table:formula="of:=[.B1058]-[.$B$5]" table:style-name="ce2">
            <text:p>6,37</text:p>
          </table:table-cell>
          <table:table-cell office:value-type="float" office:value="6.1153935719954005" table:formula="of:=[.$D$2]*(1-EXP(-[.A1058]/[.$D$1]))" table:style-name="ce1">
            <text:p>6,115393572</text:p>
          </table:table-cell>
          <table:table-cell office:value-type="float" office:value="0.25460642800459699" table:formula="of:=[.D1058]-[.E1058]" table:style-name="ce2">
            <text:p>0,25</text:p>
          </table:table-cell>
          <table:table-cell office:value-type="float" office:value="0.85231359263343953" table:formula="of:=1-EXP(-[.A1058]/[.$D$1])" table:style-name="ce1">
            <text:p>0,852313593</text:p>
          </table:table-cell>
          <table:table-cell office:value-type="float" office:value="-26333642736.434383" table:formula="of:=([.$D$2]-[.$D$1]*[.$D$1])*[.A1058]*[.G1058]" table:style-name="ce1">
            <text:p>-26333642736</text:p>
          </table:table-cell>
          <table:table-cell table:number-columns-repeated="16376"/>
        </table:table-row>
        <table:table-row table:style-name="ro1">
          <table:table-cell office:value-type="float" office:value="4839" table:style-name="ce1">
            <text:p>4839</text:p>
          </table:table-cell>
          <table:table-cell office:value-type="float" office:value="25.31" table:style-name="ce1">
            <text:p>25,31</text:p>
          </table:table-cell>
          <table:table-cell office:value-type="float" office:value="80" table:style-name="ce1">
            <text:p>80</text:p>
          </table:table-cell>
          <table:table-cell office:value-type="float" office:value="6.3699999999999974" table:formula="of:=[.B1059]-[.$B$5]" table:style-name="ce2">
            <text:p>6,37</text:p>
          </table:table-cell>
          <table:table-cell office:value-type="float" office:value="6.1170689939062566" table:formula="of:=[.$D$2]*(1-EXP(-[.A1059]/[.$D$1]))" table:style-name="ce1">
            <text:p>6,117068994</text:p>
          </table:table-cell>
          <table:table-cell office:value-type="float" office:value="0.25293100609374086" table:formula="of:=[.D1059]-[.E1059]" table:style-name="ce2">
            <text:p>0,25</text:p>
          </table:table-cell>
          <table:table-cell office:value-type="float" office:value="0.85254709925099514" table:formula="of:=1-EXP(-[.A1059]/[.$D$1])" table:style-name="ce1">
            <text:p>0,852547099</text:p>
          </table:table-cell>
          <table:table-cell office:value-type="float" office:value="-26362649126.623528" table:formula="of:=([.$D$2]-[.$D$1]*[.$D$1])*[.A1059]*[.G1059]" table:style-name="ce1">
            <text:p>-26362649127</text:p>
          </table:table-cell>
          <table:table-cell table:number-columns-repeated="16376"/>
        </table:table-row>
        <table:table-row table:style-name="ro1">
          <table:table-cell office:value-type="float" office:value="4844" table:style-name="ce1">
            <text:p>4844</text:p>
          </table:table-cell>
          <table:table-cell office:value-type="float" office:value="25.31" table:style-name="ce1">
            <text:p>25,31</text:p>
          </table:table-cell>
          <table:table-cell office:value-type="float" office:value="78.3" table:style-name="ce1">
            <text:p>78,3</text:p>
          </table:table-cell>
          <table:table-cell office:value-type="float" office:value="6.3699999999999974" table:formula="of:=[.B1060]-[.$B$5]" table:style-name="ce2">
            <text:p>6,37</text:p>
          </table:table-cell>
          <table:table-cell office:value-type="float" office:value="6.1191595466218276" table:formula="of:=[.$D$2]*(1-EXP(-[.A1060]/[.$D$1]))" table:style-name="ce1">
            <text:p>6,119159547</text:p>
          </table:table-cell>
          <table:table-cell office:value-type="float" office:value="0.25084045337816985" table:formula="of:=[.D1060]-[.E1060]" table:style-name="ce2">
            <text:p>0,25</text:p>
          </table:table-cell>
          <table:table-cell office:value-type="float" office:value="0.85283846340844816" table:formula="of:=1-EXP(-[.A1060]/[.$D$1])" table:style-name="ce1">
            <text:p>0,852838463</text:p>
          </table:table-cell>
          <table:table-cell office:value-type="float" office:value="-26398907832.356472" table:formula="of:=([.$D$2]-[.$D$1]*[.$D$1])*[.A1060]*[.G1060]" table:style-name="ce1">
            <text:p>-26398907832</text:p>
          </table:table-cell>
          <table:table-cell table:number-columns-repeated="16376"/>
        </table:table-row>
        <table:table-row table:style-name="ro1">
          <table:table-cell office:value-type="float" office:value="4849" table:style-name="ce1">
            <text:p>4849</text:p>
          </table:table-cell>
          <table:table-cell office:value-type="float" office:value="25.31" table:style-name="ce1">
            <text:p>25,31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6.3699999999999974" table:formula="of:=[.B1061]-[.$B$5]" table:style-name="ce2">
            <text:p>6,37</text:p>
          </table:table-cell>
          <table:table-cell office:value-type="float" office:value="6.1212459684445673" table:formula="of:=[.$D$2]*(1-EXP(-[.A1061]/[.$D$1]))" table:style-name="ce1">
            <text:p>6,121245968</text:p>
          </table:table-cell>
          <table:table-cell office:value-type="float" office:value="0.24875403155543019" table:formula="of:=[.D1061]-[.E1061]" table:style-name="ce2">
            <text:p>0,25</text:p>
          </table:table-cell>
          <table:table-cell office:value-type="float" office:value="0.85312925183580823" table:formula="of:=1-EXP(-[.A1061]/[.$D$1])" table:style-name="ce1">
            <text:p>0,853129252</text:p>
          </table:table-cell>
          <table:table-cell office:value-type="float" office:value="-26435167317.224274" table:formula="of:=([.$D$2]-[.$D$1]*[.$D$1])*[.A1061]*[.G1061]" table:style-name="ce1">
            <text:p>-26435167317</text:p>
          </table:table-cell>
          <table:table-cell table:number-columns-repeated="16376"/>
        </table:table-row>
        <table:table-row table:style-name="ro1">
          <table:table-cell office:value-type="float" office:value="4853" table:style-name="ce1">
            <text:p>4853</text:p>
          </table:table-cell>
          <table:table-cell office:value-type="float" office:value="25.31" table:style-name="ce1">
            <text:p>25,31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6.3699999999999974" table:formula="of:=[.B1062]-[.$B$5]" table:style-name="ce2">
            <text:p>6,37</text:p>
          </table:table-cell>
          <table:table-cell office:value-type="float" office:value="6.1229121371457076" table:formula="of:=[.$D$2]*(1-EXP(-[.A1062]/[.$D$1]))" table:style-name="ce1">
            <text:p>6,122912137</text:p>
          </table:table-cell>
          <table:table-cell office:value-type="float" office:value="0.24708786285428985" table:formula="of:=[.D1062]-[.E1062]" table:style-name="ce2">
            <text:p>0,25</text:p>
          </table:table-cell>
          <table:table-cell office:value-type="float" office:value="0.85336146881659347" table:formula="of:=1-EXP(-[.A1062]/[.$D$1])" table:style-name="ce1">
            <text:p>0,853361469</text:p>
          </table:table-cell>
          <table:table-cell office:value-type="float" office:value="-26464175452.721348" table:formula="of:=([.$D$2]-[.$D$1]*[.$D$1])*[.A1062]*[.G1062]" table:style-name="ce1">
            <text:p>-26464175453</text:p>
          </table:table-cell>
          <table:table-cell table:number-columns-repeated="16376"/>
        </table:table-row>
        <table:table-row table:style-name="ro1">
          <table:table-cell office:value-type="float" office:value="4858" table:style-name="ce1">
            <text:p>4858</text:p>
          </table:table-cell>
          <table:table-cell office:value-type="float" office:value="25.31" table:style-name="ce1">
            <text:p>25,31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6.3699999999999974" table:formula="of:=[.B1063]-[.$B$5]" table:style-name="ce2">
            <text:p>6,37</text:p>
          </table:table-cell>
          <table:table-cell office:value-type="float" office:value="6.1249911439201803" table:formula="of:=[.$D$2]*(1-EXP(-[.A1063]/[.$D$1]))" table:style-name="ce1">
            <text:p>6,124991144</text:p>
          </table:table-cell>
          <table:table-cell office:value-type="float" office:value="0.24500885607981715" table:formula="of:=[.D1063]-[.E1063]" table:style-name="ce2">
            <text:p>0,25</text:p>
          </table:table-cell>
          <table:table-cell office:value-type="float" office:value="0.85365122379510772" table:formula="of:=1-EXP(-[.A1063]/[.$D$1])" table:style-name="ce1">
            <text:p>0,853651224</text:p>
          </table:table-cell>
          <table:table-cell office:value-type="float" office:value="-26500436289.938763" table:formula="of:=([.$D$2]-[.$D$1]*[.$D$1])*[.A1063]*[.G1063]" table:style-name="ce1">
            <text:p>-26500436290</text:p>
          </table:table-cell>
          <table:table-cell table:number-columns-repeated="16376"/>
        </table:table-row>
        <table:table-row table:style-name="ro1">
          <table:table-cell office:value-type="float" office:value="4862" table:style-name="ce1">
            <text:p>4862</text:p>
          </table:table-cell>
          <table:table-cell office:value-type="float" office:value="25.31" table:style-name="ce1">
            <text:p>25,31</text:p>
          </table:table-cell>
          <table:table-cell office:value-type="float" office:value="79.900000000000006" table:style-name="ce1">
            <text:p>79,9</text:p>
          </table:table-cell>
          <table:table-cell office:value-type="float" office:value="6.3699999999999974" table:formula="of:=[.B1064]-[.$B$5]" table:style-name="ce2">
            <text:p>6,37</text:p>
          </table:table-cell>
          <table:table-cell office:value-type="float" office:value="6.1266513911335343" table:formula="of:=[.$D$2]*(1-EXP(-[.A1064]/[.$D$1]))" table:style-name="ce1">
            <text:p>6,126651391</text:p>
          </table:table-cell>
          <table:table-cell office:value-type="float" office:value="0.24334860886646315" table:formula="of:=[.D1064]-[.E1064]" table:style-name="ce2">
            <text:p>0,24</text:p>
          </table:table-cell>
          <table:table-cell office:value-type="float" office:value="0.8538826154873046" table:formula="of:=1-EXP(-[.A1064]/[.$D$1])" table:style-name="ce1">
            <text:p>0,853882615</text:p>
          </table:table-cell>
          <table:table-cell office:value-type="float" office:value="-26529445481.657776" table:formula="of:=([.$D$2]-[.$D$1]*[.$D$1])*[.A1064]*[.G1064]" table:style-name="ce1">
            <text:p>-26529445482</text:p>
          </table:table-cell>
          <table:table-cell table:number-columns-repeated="16376"/>
        </table:table-row>
        <table:table-row table:style-name="ro1">
          <table:table-cell office:value-type="float" office:value="4867" table:style-name="ce1">
            <text:p>4867</text:p>
          </table:table-cell>
          <table:table-cell office:value-type="float" office:value="25.31" table:style-name="ce1">
            <text:p>25,31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6.3699999999999974" table:formula="of:=[.B1065]-[.$B$5]" table:style-name="ce2">
            <text:p>6,37</text:p>
          </table:table-cell>
          <table:table-cell office:value-type="float" office:value="6.128723009212484" table:formula="of:=[.$D$2]*(1-EXP(-[.A1065]/[.$D$1]))" table:style-name="ce1">
            <text:p>6,128723009</text:p>
          </table:table-cell>
          <table:table-cell office:value-type="float" office:value="0.24127699078751341" table:formula="of:=[.D1065]-[.E1065]" table:style-name="ce2">
            <text:p>0,24</text:p>
          </table:table-cell>
          <table:table-cell office:value-type="float" office:value="0.85417134068980327" table:formula="of:=1-EXP(-[.A1065]/[.$D$1])" table:style-name="ce1">
            <text:p>0,854171341</text:p>
          </table:table-cell>
          <table:table-cell office:value-type="float" office:value="-26565707607.194267" table:formula="of:=([.$D$2]-[.$D$1]*[.$D$1])*[.A1065]*[.G1065]" table:style-name="ce1">
            <text:p>-26565707607</text:p>
          </table:table-cell>
          <table:table-cell table:number-columns-repeated="16376"/>
        </table:table-row>
        <table:table-row table:style-name="ro1">
          <table:table-cell office:value-type="float" office:value="4871" table:style-name="ce1">
            <text:p>4871</text:p>
          </table:table-cell>
          <table:table-cell office:value-type="float" office:value="25.31" table:style-name="ce1">
            <text:p>25,31</text:p>
          </table:table-cell>
          <table:table-cell office:value-type="float" office:value="82.8" table:style-name="ce1">
            <text:p>82,8</text:p>
          </table:table-cell>
          <table:table-cell office:value-type="float" office:value="6.3699999999999974" table:formula="of:=[.B1066]-[.$B$5]" table:style-name="ce2">
            <text:p>6,37</text:p>
          </table:table-cell>
          <table:table-cell office:value-type="float" office:value="6.1303773559827492" table:formula="of:=[.$D$2]*(1-EXP(-[.A1066]/[.$D$1]))" table:style-name="ce1">
            <text:p>6,130377356</text:p>
          </table:table-cell>
          <table:table-cell office:value-type="float" office:value="0.2396226440172482" table:formula="of:=[.D1066]-[.E1066]" table:style-name="ce2">
            <text:p>0,24</text:p>
          </table:table-cell>
          <table:table-cell office:value-type="float" office:value="0.85440191002644972" table:formula="of:=1-EXP(-[.A1066]/[.$D$1])" table:style-name="ce1">
            <text:p>0,85440191</text:p>
          </table:table-cell>
          <table:table-cell office:value-type="float" office:value="-26594717804.086231" table:formula="of:=([.$D$2]-[.$D$1]*[.$D$1])*[.A1066]*[.G1066]" table:style-name="ce1">
            <text:p>-26594717804</text:p>
          </table:table-cell>
          <table:table-cell table:number-columns-repeated="16376"/>
        </table:table-row>
        <table:table-row table:style-name="ro1">
          <table:table-cell office:value-type="float" office:value="4876" table:style-name="ce1">
            <text:p>4876</text:p>
          </table:table-cell>
          <table:table-cell office:value-type="float" office:value="25.31" table:style-name="ce1">
            <text:p>25,31</text:p>
          </table:table-cell>
          <table:table-cell office:value-type="float" office:value="85.6" table:style-name="ce1">
            <text:p>85,6</text:p>
          </table:table-cell>
          <table:table-cell office:value-type="float" office:value="6.3699999999999974" table:formula="of:=[.B1067]-[.$B$5]" table:style-name="ce2">
            <text:p>6,37</text:p>
          </table:table-cell>
          <table:table-cell office:value-type="float" office:value="6.1324416116252625" table:formula="of:=[.$D$2]*(1-EXP(-[.A1067]/[.$D$1]))" table:style-name="ce1">
            <text:p>6,132441612</text:p>
          </table:table-cell>
          <table:table-cell office:value-type="float" office:value="0.23755838837473497" table:formula="of:=[.D1067]-[.E1067]" table:style-name="ce2">
            <text:p>0,24</text:p>
          </table:table-cell>
          <table:table-cell office:value-type="float" office:value="0.85468960911270986" table:formula="of:=1-EXP(-[.A1067]/[.$D$1])" table:style-name="ce1">
            <text:p>0,854689609</text:p>
          </table:table-cell>
          <table:table-cell office:value-type="float" office:value="-26630981154.349297" table:formula="of:=([.$D$2]-[.$D$1]*[.$D$1])*[.A1067]*[.G1067]" table:style-name="ce1">
            <text:p>-26630981154</text:p>
          </table:table-cell>
          <table:table-cell table:number-columns-repeated="16376"/>
        </table:table-row>
        <table:table-row table:style-name="ro1">
          <table:table-cell office:value-type="float" office:value="4881" table:style-name="ce1">
            <text:p>4881</text:p>
          </table:table-cell>
          <table:table-cell office:value-type="float" office:value="25.31" table:style-name="ce1">
            <text:p>25,31</text:p>
          </table:table-cell>
          <table:table-cell office:value-type="float" office:value="87.5" table:style-name="ce1">
            <text:p>87,5</text:p>
          </table:table-cell>
          <table:table-cell office:value-type="float" office:value="6.3699999999999974" table:formula="of:=[.B1068]-[.$B$5]" table:style-name="ce2">
            <text:p>6,37</text:p>
          </table:table-cell>
          <table:table-cell office:value-type="float" office:value="6.1345017883374666" table:formula="of:=[.$D$2]*(1-EXP(-[.A1068]/[.$D$1]))" table:style-name="ce1">
            <text:p>6,134501788</text:p>
          </table:table-cell>
          <table:table-cell office:value-type="float" office:value="0.23549821166253082" table:formula="of:=[.D1068]-[.E1068]" table:style-name="ce2">
            <text:p>0,24</text:p>
          </table:table-cell>
          <table:table-cell office:value-type="float" office:value="0.85497673971098886" table:formula="of:=1-EXP(-[.A1068]/[.$D$1])" table:style-name="ce1">
            <text:p>0,85497674</text:p>
          </table:table-cell>
          <table:table-cell office:value-type="float" office:value="-26667245157.698257" table:formula="of:=([.$D$2]-[.$D$1]*[.$D$1])*[.A1068]*[.G1068]" table:style-name="ce1">
            <text:p>-26667245158</text:p>
          </table:table-cell>
          <table:table-cell table:number-columns-repeated="16376"/>
        </table:table-row>
        <table:table-row table:style-name="ro1">
          <table:table-cell office:value-type="float" office:value="4885" table:style-name="ce1">
            <text:p>4885</text:p>
          </table:table-cell>
          <table:table-cell office:value-type="float" office:value="25.31" table:style-name="ce1">
            <text:p>25,31</text:p>
          </table:table-cell>
          <table:table-cell office:value-type="float" office:value="87.5" table:style-name="ce1">
            <text:p>87,5</text:p>
          </table:table-cell>
          <table:table-cell office:value-type="float" office:value="6.3699999999999974" table:formula="of:=[.B1069]-[.$B$5]" table:style-name="ce2">
            <text:p>6,37</text:p>
          </table:table-cell>
          <table:table-cell office:value-type="float" office:value="6.1361469982941887" table:formula="of:=[.$D$2]*(1-EXP(-[.A1069]/[.$D$1]))" table:style-name="ce1">
            <text:p>6,136146998</text:p>
          </table:table-cell>
          <table:table-cell office:value-type="float" office:value="0.23385300170580869" table:formula="of:=[.D1069]-[.E1069]" table:style-name="ce2">
            <text:p>0,23</text:p>
          </table:table-cell>
          <table:table-cell office:value-type="float" office:value="0.85520603563321229" table:formula="of:=1-EXP(-[.A1069]/[.$D$1])" table:style-name="ce1">
            <text:p>0,855206036</text:p>
          </table:table-cell>
          <table:table-cell office:value-type="float" office:value="-26696256817.547626" table:formula="of:=([.$D$2]-[.$D$1]*[.$D$1])*[.A1069]*[.G1069]" table:style-name="ce1">
            <text:p>-26696256818</text:p>
          </table:table-cell>
          <table:table-cell table:number-columns-repeated="16376"/>
        </table:table-row>
        <table:table-row table:style-name="ro1">
          <table:table-cell office:value-type="float" office:value="4890" table:style-name="ce1">
            <text:p>4890</text:p>
          </table:table-cell>
          <table:table-cell office:value-type="float" office:value="25.31" table:style-name="ce1">
            <text:p>25,31</text:p>
          </table:table-cell>
          <table:table-cell office:value-type="float" office:value="83" table:style-name="ce1">
            <text:p>83</text:p>
          </table:table-cell>
          <table:table-cell office:value-type="float" office:value="6.3699999999999974" table:formula="of:=[.B1070]-[.$B$5]" table:style-name="ce2">
            <text:p>6,37</text:p>
          </table:table-cell>
          <table:table-cell office:value-type="float" office:value="6.1381998532320541" table:formula="of:=[.$D$2]*(1-EXP(-[.A1070]/[.$D$1]))" table:style-name="ce1">
            <text:p>6,138199853</text:p>
          </table:table-cell>
          <table:table-cell office:value-type="float" office:value="0.23180014676794336" table:formula="of:=[.D1070]-[.E1070]" table:style-name="ce2">
            <text:p>0,23</text:p>
          </table:table-cell>
          <table:table-cell office:value-type="float" office:value="0.85549214578240362" table:formula="of:=1-EXP(-[.A1070]/[.$D$1])" table:style-name="ce1">
            <text:p>0,855492146</text:p>
          </table:table-cell>
          <table:table-cell office:value-type="float" office:value="-26732521947.566746" table:formula="of:=([.$D$2]-[.$D$1]*[.$D$1])*[.A1070]*[.G1070]" table:style-name="ce1">
            <text:p>-26732521948</text:p>
          </table:table-cell>
          <table:table-cell table:number-columns-repeated="16376"/>
        </table:table-row>
        <table:table-row table:style-name="ro1">
          <table:table-cell office:value-type="float" office:value="4894" table:style-name="ce1">
            <text:p>4894</text:p>
          </table:table-cell>
          <table:table-cell office:value-type="float" office:value="25.31" table:style-name="ce1">
            <text:p>25,31</text:p>
          </table:table-cell>
          <table:table-cell office:value-type="float" office:value="78.8" table:style-name="ce1">
            <text:p>78,8</text:p>
          </table:table-cell>
          <table:table-cell office:value-type="float" office:value="6.3699999999999974" table:formula="of:=[.B1071]-[.$B$5]" table:style-name="ce2">
            <text:p>6,37</text:p>
          </table:table-cell>
          <table:table-cell office:value-type="float" office:value="6.1398392161874149" table:formula="of:=[.$D$2]*(1-EXP(-[.A1071]/[.$D$1]))" table:style-name="ce1">
            <text:p>6,139839216</text:p>
          </table:table-cell>
          <table:table-cell office:value-type="float" office:value="0.23016078381258254" table:formula="of:=[.D1071]-[.E1071]" table:style-name="ce2">
            <text:p>0,23</text:p>
          </table:table-cell>
          <table:table-cell office:value-type="float" office:value="0.85572062679734795" table:formula="of:=1-EXP(-[.A1071]/[.$D$1])" table:style-name="ce1">
            <text:p>0,855720627</text:p>
          </table:table-cell>
          <table:table-cell office:value-type="float" office:value="-26761534483.714138" table:formula="of:=([.$D$2]-[.$D$1]*[.$D$1])*[.A1071]*[.G1071]" table:style-name="ce1">
            <text:p>-26761534484</text:p>
          </table:table-cell>
          <table:table-cell table:number-columns-repeated="16376"/>
        </table:table-row>
        <table:table-row table:style-name="ro1">
          <table:table-cell office:value-type="float" office:value="4899" table:style-name="ce1">
            <text:p>4899</text:p>
          </table:table-cell>
          <table:table-cell office:value-type="float" office:value="25.31" table:style-name="ce1">
            <text:p>25,31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6.3699999999999974" table:formula="of:=[.B1072]-[.$B$5]" table:style-name="ce2">
            <text:p>6,37</text:p>
          </table:table-cell>
          <table:table-cell office:value-type="float" office:value="6.141884775372195" table:formula="of:=[.$D$2]*(1-EXP(-[.A1072]/[.$D$1]))" table:style-name="ce1">
            <text:p>6,141884775</text:p>
          </table:table-cell>
          <table:table-cell office:value-type="float" office:value="0.22811522462780243" table:formula="of:=[.D1072]-[.E1072]" table:style-name="ce2">
            <text:p>0,23</text:p>
          </table:table-cell>
          <table:table-cell office:value-type="float" office:value="0.85600572012408138" table:formula="of:=1-EXP(-[.A1072]/[.$D$1])" table:style-name="ce1">
            <text:p>0,85600572</text:p>
          </table:table-cell>
          <table:table-cell office:value-type="float" office:value="-26797800677.919914" table:formula="of:=([.$D$2]-[.$D$1]*[.$D$1])*[.A1072]*[.G1072]" table:style-name="ce1">
            <text:p>-26797800678</text:p>
          </table:table-cell>
          <table:table-cell table:number-columns-repeated="16376"/>
        </table:table-row>
        <table:table-row table:style-name="ro1">
          <table:table-cell office:value-type="float" office:value="4904" table:style-name="ce1">
            <text:p>4904</text:p>
          </table:table-cell>
          <table:table-cell office:value-type="float" office:value="25.31" table:style-name="ce1">
            <text:p>25,31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6.3699999999999974" table:formula="of:=[.B1073]-[.$B$5]" table:style-name="ce2">
            <text:p>6,37</text:p>
          </table:table-cell>
          <table:table-cell office:value-type="float" office:value="6.1439262925705149" table:formula="of:=[.$D$2]*(1-EXP(-[.A1073]/[.$D$1]))" table:style-name="ce1">
            <text:p>6,143926293</text:p>
          </table:table-cell>
          <table:table-cell office:value-type="float" office:value="0.22607370742948252" table:formula="of:=[.D1073]-[.E1073]" table:style-name="ce2">
            <text:p>0,23</text:p>
          </table:table-cell>
          <table:table-cell office:value-type="float" office:value="0.85629025011176541" table:formula="of:=1-EXP(-[.A1073]/[.$D$1])" table:style-name="ce1">
            <text:p>0,85629025</text:p>
          </table:table-cell>
          <table:table-cell office:value-type="float" office:value="-26834067436.499783" table:formula="of:=([.$D$2]-[.$D$1]*[.$D$1])*[.A1073]*[.G1073]" table:style-name="ce1">
            <text:p>-26834067436</text:p>
          </table:table-cell>
          <table:table-cell table:number-columns-repeated="16376"/>
        </table:table-row>
        <table:table-row table:style-name="ro1">
          <table:table-cell office:value-type="float" office:value="4908" table:style-name="ce1">
            <text:p>4908</text:p>
          </table:table-cell>
          <table:table-cell office:value-type="float" office:value="25.31" table:style-name="ce1">
            <text:p>25,31</text:p>
          </table:table-cell>
          <table:table-cell office:value-type="float" office:value="72" table:style-name="ce1">
            <text:p>72</text:p>
          </table:table-cell>
          <table:table-cell office:value-type="float" office:value="6.3699999999999974" table:formula="of:=[.B1074]-[.$B$5]" table:style-name="ce2">
            <text:p>6,37</text:p>
          </table:table-cell>
          <table:table-cell office:value-type="float" office:value="6.1455566014666392" table:formula="of:=[.$D$2]*(1-EXP(-[.A1074]/[.$D$1]))" table:style-name="ce1">
            <text:p>6,145556601</text:p>
          </table:table-cell>
          <table:table-cell office:value-type="float" office:value="0.22444339853335826" table:formula="of:=[.D1074]-[.E1074]" table:style-name="ce2">
            <text:p>0,22</text:p>
          </table:table-cell>
          <table:table-cell office:value-type="float" office:value="0.8565174692459061" table:formula="of:=1-EXP(-[.A1074]/[.$D$1])" table:style-name="ce1">
            <text:p>0,856517469</text:p>
          </table:table-cell>
          <table:table-cell office:value-type="float" office:value="-26863081236.889545" table:formula="of:=([.$D$2]-[.$D$1]*[.$D$1])*[.A1074]*[.G1074]" table:style-name="ce1">
            <text:p>-26863081237</text:p>
          </table:table-cell>
          <table:table-cell table:number-columns-repeated="16376"/>
        </table:table-row>
        <table:table-row table:style-name="ro1">
          <table:table-cell office:value-type="float" office:value="4913" table:style-name="ce1">
            <text:p>4913</text:p>
          </table:table-cell>
          <table:table-cell office:value-type="float" office:value="25.31" table:style-name="ce1">
            <text:p>25,31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6.3699999999999974" table:formula="of:=[.B1075]-[.$B$5]" table:style-name="ce2">
            <text:p>6,37</text:p>
          </table:table-cell>
          <table:table-cell office:value-type="float" office:value="6.1475908632056839" table:formula="of:=[.$D$2]*(1-EXP(-[.A1075]/[.$D$1]))" table:style-name="ce1">
            <text:p>6,147590863</text:p>
          </table:table-cell>
          <table:table-cell office:value-type="float" office:value="0.22240913679431351" table:formula="of:=[.D1075]-[.E1075]" table:style-name="ce2">
            <text:p>0,22</text:p>
          </table:table-cell>
          <table:table-cell office:value-type="float" office:value="0.85680098802695426" table:formula="of:=1-EXP(-[.A1075]/[.$D$1])" table:style-name="ce1">
            <text:p>0,856800988</text:p>
          </table:table-cell>
          <table:table-cell office:value-type="float" office:value="-26899348963.313152" table:formula="of:=([.$D$2]-[.$D$1]*[.$D$1])*[.A1075]*[.G1075]" table:style-name="ce1">
            <text:p>-26899348963</text:p>
          </table:table-cell>
          <table:table-cell table:number-columns-repeated="16376"/>
        </table:table-row>
        <table:table-row table:style-name="ro1">
          <table:table-cell office:value-type="float" office:value="4917" table:style-name="ce1">
            <text:p>4917</text:p>
          </table:table-cell>
          <table:table-cell office:value-type="float" office:value="25.31" table:style-name="ce1">
            <text:p>25,31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6.3699999999999974" table:formula="of:=[.B1076]-[.$B$5]" table:style-name="ce2">
            <text:p>6,37</text:p>
          </table:table-cell>
          <table:table-cell office:value-type="float" office:value="6.1492153780581384" table:formula="of:=[.$D$2]*(1-EXP(-[.A1076]/[.$D$1]))" table:style-name="ce1">
            <text:p>6,149215378</text:p>
          </table:table-cell>
          <table:table-cell office:value-type="float" office:value="0.22078462194185899" table:formula="of:=[.D1076]-[.E1076]" table:style-name="ce2">
            <text:p>0,22</text:p>
          </table:table-cell>
          <table:table-cell office:value-type="float" office:value="0.85702739963462615" table:formula="of:=1-EXP(-[.A1076]/[.$D$1])" table:style-name="ce1">
            <text:p>0,8570274</text:p>
          </table:table-cell>
          <table:table-cell office:value-type="float" office:value="-26928363513.378063" table:formula="of:=([.$D$2]-[.$D$1]*[.$D$1])*[.A1076]*[.G1076]" table:style-name="ce1">
            <text:p>-26928363513</text:p>
          </table:table-cell>
          <table:table-cell table:number-columns-repeated="16376"/>
        </table:table-row>
        <table:table-row table:style-name="ro1">
          <table:table-cell office:value-type="float" office:value="4922" table:style-name="ce1">
            <text:p>4922</text:p>
          </table:table-cell>
          <table:table-cell office:value-type="float" office:value="25.31" table:style-name="ce1">
            <text:p>25,31</text:p>
          </table:table-cell>
          <table:table-cell office:value-type="float" office:value="83.1" table:style-name="ce1">
            <text:p>83,1</text:p>
          </table:table-cell>
          <table:table-cell office:value-type="float" office:value="6.3699999999999974" table:formula="of:=[.B1077]-[.$B$5]" table:style-name="ce2">
            <text:p>6,37</text:p>
          </table:table-cell>
          <table:table-cell office:value-type="float" office:value="6.1512424101234808" table:formula="of:=[.$D$2]*(1-EXP(-[.A1077]/[.$D$1]))" table:style-name="ce1">
            <text:p>6,15124241</text:p>
          </table:table-cell>
          <table:table-cell office:value-type="float" office:value="0.21875758987651661" table:formula="of:=[.D1077]-[.E1077]" table:style-name="ce2">
            <text:p>0,22</text:p>
          </table:table-cell>
          <table:table-cell office:value-type="float" office:value="0.85730991080282093" table:formula="of:=1-EXP(-[.A1077]/[.$D$1])" table:style-name="ce1">
            <text:p>0,857309911</text:p>
          </table:table-cell>
          <table:table-cell office:value-type="float" office:value="-26964632146.256035" table:formula="of:=([.$D$2]-[.$D$1]*[.$D$1])*[.A1077]*[.G1077]" table:style-name="ce1">
            <text:p>-26964632146</text:p>
          </table:table-cell>
          <table:table-cell table:number-columns-repeated="16376"/>
        </table:table-row>
        <table:table-row table:style-name="ro1">
          <table:table-cell office:value-type="float" office:value="4926" table:style-name="ce1">
            <text:p>4926</text:p>
          </table:table-cell>
          <table:table-cell office:value-type="float" office:value="25.31" table:style-name="ce1">
            <text:p>25,31</text:p>
          </table:table-cell>
          <table:table-cell office:value-type="float" office:value="85" table:style-name="ce1">
            <text:p>85</text:p>
          </table:table-cell>
          <table:table-cell office:value-type="float" office:value="6.3699999999999974" table:formula="of:=[.B1078]-[.$B$5]" table:style-name="ce2">
            <text:p>6,37</text:p>
          </table:table-cell>
          <table:table-cell office:value-type="float" office:value="6.152861151524033" table:formula="of:=[.$D$2]*(1-EXP(-[.A1078]/[.$D$1]))" table:style-name="ce1">
            <text:p>6,152861152</text:p>
          </table:table-cell>
          <table:table-cell office:value-type="float" office:value="0.21713884847596443" table:formula="of:=[.D1078]-[.E1078]" table:style-name="ce2">
            <text:p>0,22</text:p>
          </table:table-cell>
          <table:table-cell office:value-type="float" office:value="0.85753551775393633" table:formula="of:=1-EXP(-[.A1078]/[.$D$1])" table:style-name="ce1">
            <text:p>0,857535518</text:p>
          </table:table-cell>
          <table:table-cell office:value-type="float" office:value="-26993647397.054462" table:formula="of:=([.$D$2]-[.$D$1]*[.$D$1])*[.A1078]*[.G1078]" table:style-name="ce1">
            <text:p>-26993647397</text:p>
          </table:table-cell>
          <table:table-cell table:number-columns-repeated="16376"/>
        </table:table-row>
        <table:table-row table:style-name="ro1">
          <table:table-cell office:value-type="float" office:value="4931" table:style-name="ce1">
            <text:p>4931</text:p>
          </table:table-cell>
          <table:table-cell office:value-type="float" office:value="25.31" table:style-name="ce1">
            <text:p>25,31</text:p>
          </table:table-cell>
          <table:table-cell office:value-type="float" office:value="87.2" table:style-name="ce1">
            <text:p>87,2</text:p>
          </table:table-cell>
          <table:table-cell office:value-type="float" office:value="6.3699999999999974" table:formula="of:=[.B1079]-[.$B$5]" table:style-name="ce2">
            <text:p>6,37</text:p>
          </table:table-cell>
          <table:table-cell office:value-type="float" office:value="6.1548809796096045" table:formula="of:=[.$D$2]*(1-EXP(-[.A1079]/[.$D$1]))" table:style-name="ce1">
            <text:p>6,15488098</text:p>
          </table:table-cell>
          <table:table-cell office:value-type="float" office:value="0.21511902039039299" table:formula="of:=[.D1079]-[.E1079]" table:style-name="ce2">
            <text:p>0,22</text:p>
          </table:table-cell>
          <table:table-cell office:value-type="float" office:value="0.85781702489028799" table:formula="of:=1-EXP(-[.A1079]/[.$D$1])" table:style-name="ce1">
            <text:p>0,857817025</text:p>
          </table:table-cell>
          <table:table-cell office:value-type="float" office:value="-27029916875.421543" table:formula="of:=([.$D$2]-[.$D$1]*[.$D$1])*[.A1079]*[.G1079]" table:style-name="ce1">
            <text:p>-27029916875</text:p>
          </table:table-cell>
          <table:table-cell table:number-columns-repeated="16376"/>
        </table:table-row>
        <table:table-row table:style-name="ro1">
          <table:table-cell office:value-type="float" office:value="4936" table:style-name="ce1">
            <text:p>4936</text:p>
          </table:table-cell>
          <table:table-cell office:value-type="float" office:value="25.31" table:style-name="ce1">
            <text:p>25,31</text:p>
          </table:table-cell>
          <table:table-cell office:value-type="float" office:value="89.5" table:style-name="ce1">
            <text:p>89,5</text:p>
          </table:table-cell>
          <table:table-cell office:value-type="float" office:value="6.3699999999999974" table:formula="of:=[.B1080]-[.$B$5]" table:style-name="ce2">
            <text:p>6,37</text:p>
          </table:table-cell>
          <table:table-cell office:value-type="float" office:value="6.1568968165528837" table:formula="of:=[.$D$2]*(1-EXP(-[.A1080]/[.$D$1]))" table:style-name="ce1">
            <text:p>6,156896817</text:p>
          </table:table-cell>
          <table:table-cell office:value-type="float" office:value="0.21310318344711376" table:formula="of:=[.D1080]-[.E1080]" table:style-name="ce2">
            <text:p>0,21</text:p>
          </table:table-cell>
          <table:table-cell office:value-type="float" office:value="0.85809797577383495" table:formula="of:=1-EXP(-[.A1080]/[.$D$1])" table:style-name="ce1">
            <text:p>0,858097976</text:p>
          </table:table-cell>
          <table:table-cell office:value-type="float" office:value="-27066186797.317162" table:formula="of:=([.$D$2]-[.$D$1]*[.$D$1])*[.A1080]*[.G1080]" table:style-name="ce1">
            <text:p>-27066186797</text:p>
          </table:table-cell>
          <table:table-cell table:number-columns-repeated="16376"/>
        </table:table-row>
        <table:table-row table:style-name="ro1">
          <table:table-cell office:value-type="float" office:value="4940" table:style-name="ce1">
            <text:p>4940</text:p>
          </table:table-cell>
          <table:table-cell office:value-type="float" office:value="25.31" table:style-name="ce1">
            <text:p>25,31</text:p>
          </table:table-cell>
          <table:table-cell office:value-type="float" office:value="83" table:style-name="ce1">
            <text:p>83</text:p>
          </table:table-cell>
          <table:table-cell office:value-type="float" office:value="6.3699999999999974" table:formula="of:=[.B1081]-[.$B$5]" table:style-name="ce2">
            <text:p>6,37</text:p>
          </table:table-cell>
          <table:table-cell office:value-type="float" office:value="6.1585066177852559" table:formula="of:=[.$D$2]*(1-EXP(-[.A1081]/[.$D$1]))" table:style-name="ce1">
            <text:p>6,158506618</text:p>
          </table:table-cell>
          <table:table-cell office:value-type="float" office:value="0.21149338221474157" table:formula="of:=[.D1081]-[.E1081]" table:style-name="ce2">
            <text:p>0,21</text:p>
          </table:table-cell>
          <table:table-cell office:value-type="float" office:value="0.85832233671735159" table:formula="of:=1-EXP(-[.A1081]/[.$D$1])" table:style-name="ce1">
            <text:p>0,858322337</text:p>
          </table:table-cell>
          <table:table-cell office:value-type="float" office:value="-27095203041.663086" table:formula="of:=([.$D$2]-[.$D$1]*[.$D$1])*[.A1081]*[.G1081]" table:style-name="ce1">
            <text:p>-27095203042</text:p>
          </table:table-cell>
          <table:table-cell table:number-columns-repeated="16376"/>
        </table:table-row>
        <table:table-row table:style-name="ro1">
          <table:table-cell office:value-type="float" office:value="4945" table:style-name="ce1">
            <text:p>4945</text:p>
          </table:table-cell>
          <table:table-cell office:value-type="float" office:value="25.31" table:style-name="ce1">
            <text:p>25,31</text:p>
          </table:table-cell>
          <table:table-cell office:value-type="float" office:value="80" table:style-name="ce1">
            <text:p>80</text:p>
          </table:table-cell>
          <table:table-cell office:value-type="float" office:value="6.3699999999999974" table:formula="of:=[.B1082]-[.$B$5]" table:style-name="ce2">
            <text:p>6,37</text:p>
          </table:table-cell>
          <table:table-cell office:value-type="float" office:value="6.1605152905357183" table:formula="of:=[.$D$2]*(1-EXP(-[.A1082]/[.$D$1]))" table:style-name="ce1">
            <text:p>6,160515291</text:p>
          </table:table-cell>
          <table:table-cell office:value-type="float" office:value="0.20948470946427911" table:formula="of:=[.D1082]-[.E1082]" table:style-name="ce2">
            <text:p>0,21</text:p>
          </table:table-cell>
          <table:table-cell office:value-type="float" office:value="0.85860228911423608" table:formula="of:=1-EXP(-[.A1082]/[.$D$1])" table:style-name="ce1">
            <text:p>0,858602289</text:p>
          </table:table-cell>
          <table:table-cell office:value-type="float" office:value="-27131473715.050716" table:formula="of:=([.$D$2]-[.$D$1]*[.$D$1])*[.A1082]*[.G1082]" table:style-name="ce1">
            <text:p>-27131473715</text:p>
          </table:table-cell>
          <table:table-cell table:number-columns-repeated="16376"/>
        </table:table-row>
        <table:table-row table:style-name="ro1">
          <table:table-cell office:value-type="float" office:value="4949" table:style-name="ce1">
            <text:p>4949</text:p>
          </table:table-cell>
          <table:table-cell office:value-type="float" office:value="25.31" table:style-name="ce1">
            <text:p>25,31</text:p>
          </table:table-cell>
          <table:table-cell office:value-type="float" office:value="71.900000000000006" table:style-name="ce1">
            <text:p>71,9</text:p>
          </table:table-cell>
          <table:table-cell office:value-type="float" office:value="6.3699999999999974" table:formula="of:=[.B1083]-[.$B$5]" table:style-name="ce2">
            <text:p>6,37</text:p>
          </table:table-cell>
          <table:table-cell office:value-type="float" office:value="6.1621193706077246" table:formula="of:=[.$D$2]*(1-EXP(-[.A1083]/[.$D$1]))" table:style-name="ce1">
            <text:p>6,162119371</text:p>
          </table:table-cell>
          <table:table-cell office:value-type="float" office:value="0.20788062939227281" table:formula="of:=[.D1083]-[.E1083]" table:style-name="ce2">
            <text:p>0,21</text:p>
          </table:table-cell>
          <table:table-cell office:value-type="float" office:value="0.85882585268916345" table:formula="of:=1-EXP(-[.A1083]/[.$D$1])" table:style-name="ce1">
            <text:p>0,858825853</text:p>
          </table:table-cell>
          <table:table-cell office:value-type="float" office:value="-27160490536.590359" table:formula="of:=([.$D$2]-[.$D$1]*[.$D$1])*[.A1083]*[.G1083]" table:style-name="ce1">
            <text:p>-27160490537</text:p>
          </table:table-cell>
          <table:table-cell table:number-columns-repeated="16376"/>
        </table:table-row>
        <table:table-row table:style-name="ro1">
          <table:table-cell office:value-type="float" office:value="4954" table:style-name="ce1">
            <text:p>4954</text:p>
          </table:table-cell>
          <table:table-cell office:value-type="float" office:value="25.31" table:style-name="ce1">
            <text:p>25,31</text:p>
          </table:table-cell>
          <table:table-cell office:value-type="float" office:value="69.7" table:style-name="ce1">
            <text:p>69,7</text:p>
          </table:table-cell>
          <table:table-cell office:value-type="float" office:value="6.3699999999999974" table:formula="of:=[.B1084]-[.$B$5]" table:style-name="ce2">
            <text:p>6,37</text:p>
          </table:table-cell>
          <table:table-cell office:value-type="float" office:value="6.1641209046265875" table:formula="of:=[.$D$2]*(1-EXP(-[.A1084]/[.$D$1]))" table:style-name="ce1">
            <text:p>6,164120905</text:p>
          </table:table-cell>
          <table:table-cell office:value-type="float" office:value="0.20587909537340998" table:formula="of:=[.D1084]-[.E1084]" table:style-name="ce2">
            <text:p>0,21</text:p>
          </table:table-cell>
          <table:table-cell office:value-type="float" office:value="0.85910481014796169" table:formula="of:=1-EXP(-[.A1084]/[.$D$1])" table:style-name="ce1">
            <text:p>0,85910481</text:p>
          </table:table-cell>
          <table:table-cell office:value-type="float" office:value="-27196761901.578476" table:formula="of:=([.$D$2]-[.$D$1]*[.$D$1])*[.A1084]*[.G1084]" table:style-name="ce1">
            <text:p>-27196761902</text:p>
          </table:table-cell>
          <table:table-cell table:number-columns-repeated="16376"/>
        </table:table-row>
        <table:table-row table:style-name="ro1">
          <table:table-cell office:value-type="float" office:value="4958" table:style-name="ce1">
            <text:p>4958</text:p>
          </table:table-cell>
          <table:table-cell office:value-type="float" office:value="25.31" table:style-name="ce1">
            <text:p>25,31</text:p>
          </table:table-cell>
          <table:table-cell office:value-type="float" office:value="71.7" table:style-name="ce1">
            <text:p>71,7</text:p>
          </table:table-cell>
          <table:table-cell office:value-type="float" office:value="6.3699999999999974" table:formula="of:=[.B1085]-[.$B$5]" table:style-name="ce2">
            <text:p>6,37</text:p>
          </table:table-cell>
          <table:table-cell office:value-type="float" office:value="6.1657192838709713" table:formula="of:=[.$D$2]*(1-EXP(-[.A1085]/[.$D$1]))" table:style-name="ce1">
            <text:p>6,165719284</text:p>
          </table:table-cell>
          <table:table-cell office:value-type="float" office:value="0.2042807161290261" table:formula="of:=[.D1085]-[.E1085]" table:style-name="ce2">
            <text:p>0,20</text:p>
          </table:table-cell>
          <table:table-cell office:value-type="float" office:value="0.85932757918811142" table:formula="of:=1-EXP(-[.A1085]/[.$D$1])" table:style-name="ce1">
            <text:p>0,859327579</text:p>
          </table:table-cell>
          <table:table-cell office:value-type="float" office:value="-27225779252.565327" table:formula="of:=([.$D$2]-[.$D$1]*[.$D$1])*[.A1085]*[.G1085]" table:style-name="ce1">
            <text:p>-27225779253</text:p>
          </table:table-cell>
          <table:table-cell table:number-columns-repeated="16376"/>
        </table:table-row>
        <table:table-row table:style-name="ro1">
          <table:table-cell office:value-type="float" office:value="4963" table:style-name="ce1">
            <text:p>4963</text:p>
          </table:table-cell>
          <table:table-cell office:value-type="float" office:value="25.31" table:style-name="ce1">
            <text:p>25,31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6.3699999999999974" table:formula="of:=[.B1086]-[.$B$5]" table:style-name="ce2">
            <text:p>6,37</text:p>
          </table:table-cell>
          <table:table-cell office:value-type="float" office:value="6.1677137045289596" table:formula="of:=[.$D$2]*(1-EXP(-[.A1086]/[.$D$1]))" table:style-name="ce1">
            <text:p>6,167713705</text:p>
          </table:table-cell>
          <table:table-cell office:value-type="float" office:value="0.20228629547103782" table:formula="of:=[.D1086]-[.E1086]" table:style-name="ce2">
            <text:p>0,20</text:p>
          </table:table-cell>
          <table:table-cell office:value-type="float" office:value="0.85960554524478794" table:formula="of:=1-EXP(-[.A1086]/[.$D$1])" table:style-name="ce1">
            <text:p>0,859605545</text:p>
          </table:table-cell>
          <table:table-cell office:value-type="float" office:value="-27262051249.6786" table:formula="of:=([.$D$2]-[.$D$1]*[.$D$1])*[.A1086]*[.G1086]" table:style-name="ce1">
            <text:p>-27262051250</text:p>
          </table:table-cell>
          <table:table-cell table:number-columns-repeated="16376"/>
        </table:table-row>
        <table:table-row table:style-name="ro1">
          <table:table-cell office:value-type="float" office:value="4968" table:style-name="ce1">
            <text:p>4968</text:p>
          </table:table-cell>
          <table:table-cell office:value-type="float" office:value="25.31" table:style-name="ce1">
            <text:p>25,31</text:p>
          </table:table-cell>
          <table:table-cell office:value-type="float" office:value="77.5" table:style-name="ce1">
            <text:p>77,5</text:p>
          </table:table-cell>
          <table:table-cell office:value-type="float" office:value="6.3699999999999974" table:formula="of:=[.B1087]-[.$B$5]" table:style-name="ce2">
            <text:p>6,37</text:p>
          </table:table-cell>
          <table:table-cell office:value-type="float" office:value="6.1697041842492544" table:formula="of:=[.$D$2]*(1-EXP(-[.A1087]/[.$D$1]))" table:style-name="ce1">
            <text:p>6,169704184</text:p>
          </table:table-cell>
          <table:table-cell office:value-type="float" office:value="0.20029581575074307" table:formula="of:=[.D1087]-[.E1087]" table:style-name="ce2">
            <text:p>0,20</text:p>
          </table:table-cell>
          <table:table-cell office:value-type="float" office:value="0.85988296204576664" table:formula="of:=1-EXP(-[.A1087]/[.$D$1])" table:style-name="ce1">
            <text:p>0,859882962</text:p>
          </table:table-cell>
          <table:table-cell office:value-type="float" office:value="-27298323572.425797" table:formula="of:=([.$D$2]-[.$D$1]*[.$D$1])*[.A1087]*[.G1087]" table:style-name="ce1">
            <text:p>-27298323572</text:p>
          </table:table-cell>
          <table:table-cell table:number-columns-repeated="16376"/>
        </table:table-row>
        <table:table-row table:style-name="ro1">
          <table:table-cell office:value-type="float" office:value="4972" table:style-name="ce1">
            <text:p>4972</text:p>
          </table:table-cell>
          <table:table-cell office:value-type="float" office:value="25.31" table:style-name="ce1">
            <text:p>25,31</text:p>
          </table:table-cell>
          <table:table-cell office:value-type="float" office:value="79.8" table:style-name="ce1">
            <text:p>79,8</text:p>
          </table:table-cell>
          <table:table-cell office:value-type="float" office:value="6.3699999999999974" table:formula="of:=[.B1088]-[.$B$5]" table:style-name="ce2">
            <text:p>6,37</text:p>
          </table:table-cell>
          <table:table-cell office:value-type="float" office:value="6.1712937357838795" table:formula="of:=[.$D$2]*(1-EXP(-[.A1088]/[.$D$1]))" table:style-name="ce1">
            <text:p>6,171293736</text:p>
          </table:table-cell>
          <table:table-cell office:value-type="float" office:value="0.19870626421611792" table:formula="of:=[.D1088]-[.E1088]" table:style-name="ce2">
            <text:p>0,20</text:p>
          </table:table-cell>
          <table:table-cell office:value-type="float" office:value="0.86010450075185363" table:formula="of:=1-EXP(-[.A1088]/[.$D$1])" table:style-name="ce1">
            <text:p>0,860104501</text:p>
          </table:table-cell>
          <table:table-cell office:value-type="float" office:value="-27327341652.875389" table:formula="of:=([.$D$2]-[.$D$1]*[.$D$1])*[.A1088]*[.G1088]" table:style-name="ce1">
            <text:p>-27327341653</text:p>
          </table:table-cell>
          <table:table-cell table:number-columns-repeated="16376"/>
        </table:table-row>
        <table:table-row table:style-name="ro1">
          <table:table-cell office:value-type="float" office:value="4977" table:style-name="ce1">
            <text:p>4977</text:p>
          </table:table-cell>
          <table:table-cell office:value-type="float" office:value="25.31" table:style-name="ce1">
            <text:p>25,31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6.3699999999999974" table:formula="of:=[.B1089]-[.$B$5]" table:style-name="ce2">
            <text:p>6,37</text:p>
          </table:table-cell>
          <table:table-cell office:value-type="float" office:value="6.1732771414297751" table:formula="of:=[.$D$2]*(1-EXP(-[.A1089]/[.$D$1]))" table:style-name="ce1">
            <text:p>6,173277141</text:p>
          </table:table-cell>
          <table:table-cell office:value-type="float" office:value="0.19672285857022231" table:formula="of:=[.D1089]-[.E1089]" table:style-name="ce2">
            <text:p>0,20</text:p>
          </table:table-cell>
          <table:table-cell office:value-type="float" office:value="0.86038093162613849" table:formula="of:=1-EXP(-[.A1089]/[.$D$1])" table:style-name="ce1">
            <text:p>0,860380932</text:p>
          </table:table-cell>
          <table:table-cell office:value-type="float" office:value="-27363614516.052692" table:formula="of:=([.$D$2]-[.$D$1]*[.$D$1])*[.A1089]*[.G1089]" table:style-name="ce1">
            <text:p>-27363614516</text:p>
          </table:table-cell>
          <table:table-cell table:number-columns-repeated="16376"/>
        </table:table-row>
        <table:table-row table:style-name="ro1">
          <table:table-cell office:value-type="float" office:value="4981" table:style-name="ce1">
            <text:p>4981</text:p>
          </table:table-cell>
          <table:table-cell office:value-type="float" office:value="25.31" table:style-name="ce1">
            <text:p>25,31</text:p>
          </table:table-cell>
          <table:table-cell office:value-type="float" office:value="84.8" table:style-name="ce1">
            <text:p>84,8</text:p>
          </table:table-cell>
          <table:table-cell office:value-type="float" office:value="6.3699999999999974" table:formula="of:=[.B1090]-[.$B$5]" table:style-name="ce2">
            <text:p>6,37</text:p>
          </table:table-cell>
          <table:table-cell office:value-type="float" office:value="6.1748610437705391" table:formula="of:=[.$D$2]*(1-EXP(-[.A1090]/[.$D$1]))" table:style-name="ce1">
            <text:p>6,174861044</text:p>
          </table:table-cell>
          <table:table-cell office:value-type="float" office:value="0.19513895622945832" table:formula="of:=[.D1090]-[.E1090]" table:style-name="ce2">
            <text:p>0,20</text:p>
          </table:table-cell>
          <table:table-cell office:value-type="float" office:value="0.86060168299373951" table:formula="of:=1-EXP(-[.A1090]/[.$D$1])" table:style-name="ce1">
            <text:p>0,860601683</text:p>
          </table:table-cell>
          <table:table-cell office:value-type="float" office:value="-27392633005.435246" table:formula="of:=([.$D$2]-[.$D$1]*[.$D$1])*[.A1090]*[.G1090]" table:style-name="ce1">
            <text:p>-27392633005</text:p>
          </table:table-cell>
          <table:table-cell table:number-columns-repeated="16376"/>
        </table:table-row>
        <table:table-row table:style-name="ro1">
          <table:table-cell office:value-type="float" office:value="4986" table:style-name="ce1">
            <text:p>4986</text:p>
          </table:table-cell>
          <table:table-cell office:value-type="float" office:value="25.25" table:style-name="ce1">
            <text:p>25,25</text:p>
          </table:table-cell>
          <table:table-cell office:value-type="float" office:value="86.3" table:style-name="ce1">
            <text:p>86,3</text:p>
          </table:table-cell>
          <table:table-cell office:value-type="float" office:value="6.3099999999999987" table:formula="of:=[.B1091]-[.$B$5]" table:style-name="ce2">
            <text:p>6,31</text:p>
          </table:table-cell>
          <table:table-cell office:value-type="float" office:value="6.1768374004829747" table:formula="of:=[.$D$2]*(1-EXP(-[.A1091]/[.$D$1]))" table:style-name="ce1">
            <text:p>6,1768374</text:p>
          </table:table-cell>
          <table:table-cell office:value-type="float" office:value="0.13316259951702403" table:formula="of:=[.D1091]-[.E1091]" table:style-name="ce2">
            <text:p>0,13</text:p>
          </table:table-cell>
          <table:table-cell office:value-type="float" office:value="0.86087713144526934" table:formula="of:=1-EXP(-[.A1091]/[.$D$1])" table:style-name="ce1">
            <text:p>0,860877131</text:p>
          </table:table-cell>
          <table:table-cell office:value-type="float" office:value="-27428906350.621017" table:formula="of:=([.$D$2]-[.$D$1]*[.$D$1])*[.A1091]*[.G1091]" table:style-name="ce1">
            <text:p>-27428906351</text:p>
          </table:table-cell>
          <table:table-cell table:number-columns-repeated="16376"/>
        </table:table-row>
        <table:table-row table:style-name="ro1">
          <table:table-cell office:value-type="float" office:value="4990" table:style-name="ce1">
            <text:p>4990</text:p>
          </table:table-cell>
          <table:table-cell office:value-type="float" office:value="25.31" table:style-name="ce1">
            <text:p>25,31</text:p>
          </table:table-cell>
          <table:table-cell office:value-type="float" office:value="83" table:style-name="ce1">
            <text:p>83</text:p>
          </table:table-cell>
          <table:table-cell office:value-type="float" office:value="6.3699999999999974" table:formula="of:=[.B1092]-[.$B$5]" table:style-name="ce2">
            <text:p>6,37</text:p>
          </table:table-cell>
          <table:table-cell office:value-type="float" office:value="6.1784156737068558" table:formula="of:=[.$D$2]*(1-EXP(-[.A1092]/[.$D$1]))" table:style-name="ce1">
            <text:p>6,178415674</text:p>
          </table:table-cell>
          <table:table-cell office:value-type="float" office:value="0.19158432629314159" table:formula="of:=[.D1092]-[.E1092]" table:style-name="ce2">
            <text:p>0,19</text:p>
          </table:table-cell>
          <table:table-cell office:value-type="float" office:value="0.86109709827254977" table:formula="of:=1-EXP(-[.A1092]/[.$D$1])" table:style-name="ce1">
            <text:p>0,861097098</text:p>
          </table:table-cell>
          <table:table-cell office:value-type="float" office:value="-27457925202.36282" table:formula="of:=([.$D$2]-[.$D$1]*[.$D$1])*[.A1092]*[.G1092]" table:style-name="ce1">
            <text:p>-27457925202</text:p>
          </table:table-cell>
          <table:table-cell table:number-columns-repeated="16376"/>
        </table:table-row>
        <table:table-row table:style-name="ro1">
          <table:table-cell office:value-type="float" office:value="4995" table:style-name="ce1">
            <text:p>4995</text:p>
          </table:table-cell>
          <table:table-cell office:value-type="float" office:value="25.25" table:style-name="ce1">
            <text:p>25,25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6.3099999999999987" table:formula="of:=[.B1093]-[.$B$5]" table:style-name="ce2">
            <text:p>6,31</text:p>
          </table:table-cell>
          <table:table-cell office:value-type="float" office:value="6.1803850065374197" table:formula="of:=[.$D$2]*(1-EXP(-[.A1093]/[.$D$1]))" table:style-name="ce1">
            <text:p>6,180385007</text:p>
          </table:table-cell>
          <table:table-cell office:value-type="float" office:value="0.12961499346257899" table:formula="of:=[.D1093]-[.E1093]" table:style-name="ce2">
            <text:p>0,13</text:p>
          </table:table-cell>
          <table:table-cell office:value-type="float" office:value="0.86137156779281021" table:formula="of:=1-EXP(-[.A1093]/[.$D$1])" table:style-name="ce1">
            <text:p>0,861371568</text:p>
          </table:table-cell>
          <table:table-cell office:value-type="float" office:value="-27494198971.543846" table:formula="of:=([.$D$2]-[.$D$1]*[.$D$1])*[.A1093]*[.G1093]" table:style-name="ce1">
            <text:p>-27494198972</text:p>
          </table:table-cell>
          <table:table-cell table:number-columns-repeated="16376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25.31" table:style-name="ce1">
            <text:p>25,31</text:p>
          </table:table-cell>
          <table:table-cell office:value-type="float" office:value="73" table:style-name="ce1">
            <text:p>73</text:p>
          </table:table-cell>
          <table:table-cell office:value-type="float" office:value="6.3699999999999974" table:formula="of:=[.B1094]-[.$B$5]" table:style-name="ce2">
            <text:p>6,37</text:p>
          </table:table-cell>
          <table:table-cell office:value-type="float" office:value="6.1823504480033655" table:formula="of:=[.$D$2]*(1-EXP(-[.A1094]/[.$D$1]))" table:style-name="ce1">
            <text:p>6,182350448</text:p>
          </table:table-cell>
          <table:table-cell office:value-type="float" office:value="0.18764955199663191" table:formula="of:=[.D1094]-[.E1094]" table:style-name="ce2">
            <text:p>0,19</text:p>
          </table:table-cell>
          <table:table-cell office:value-type="float" office:value="0.86164549496646292" table:formula="of:=1-EXP(-[.A1094]/[.$D$1])" table:style-name="ce1">
            <text:p>0,861645495</text:p>
          </table:table-cell>
          <table:table-cell office:value-type="float" office:value="-27530472951.359982" table:formula="of:=([.$D$2]-[.$D$1]*[.$D$1])*[.A1094]*[.G1094]" table:style-name="ce1">
            <text:p>-27530472951</text:p>
          </table:table-cell>
          <table:table-cell table:number-columns-repeated="16376"/>
        </table:table-row>
        <table:table-row table:style-name="ro1">
          <table:table-cell office:value-type="float" office:value="5004" table:style-name="ce1">
            <text:p>5004</text:p>
          </table:table-cell>
          <table:table-cell office:value-type="float" office:value="25.25" table:style-name="ce1">
            <text:p>25,25</text:p>
          </table:table-cell>
          <table:table-cell office:value-type="float" office:value="70.599999999999994" table:style-name="ce1">
            <text:p>70,6</text:p>
          </table:table-cell>
          <table:table-cell office:value-type="float" office:value="6.3099999999999987" table:formula="of:=[.B1095]-[.$B$5]" table:style-name="ce2">
            <text:p>6,31</text:p>
          </table:table-cell>
          <table:table-cell office:value-type="float" office:value="6.1839200045612923" table:formula="of:=[.$D$2]*(1-EXP(-[.A1095]/[.$D$1]))" table:style-name="ce1">
            <text:p>6,183920005</text:p>
          </table:table-cell>
          <table:table-cell office:value-type="float" office:value="0.1260799954387064" table:formula="of:=[.D1095]-[.E1095]" table:style-name="ce2">
            <text:p>0,13</text:p>
          </table:table-cell>
          <table:table-cell office:value-type="float" office:value="0.86186424693605879" table:formula="of:=1-EXP(-[.A1095]/[.$D$1])" table:style-name="ce1">
            <text:p>0,861864247</text:p>
          </table:table-cell>
          <table:table-cell office:value-type="float" office:value="-27559492274.966381" table:formula="of:=([.$D$2]-[.$D$1]*[.$D$1])*[.A1095]*[.G1095]" table:style-name="ce1">
            <text:p>-27559492275</text:p>
          </table:table-cell>
          <table:table-cell table:number-columns-repeated="16376"/>
        </table:table-row>
        <table:table-row table:style-name="ro1">
          <table:table-cell office:value-type="float" office:value="5009" table:style-name="ce1">
            <text:p>5009</text:p>
          </table:table-cell>
          <table:table-cell office:value-type="float" office:value="25.25" table:style-name="ce1">
            <text:p>25,25</text:p>
          </table:table-cell>
          <table:table-cell office:value-type="float" office:value="77.2" table:style-name="ce1">
            <text:p>77,2</text:p>
          </table:table-cell>
          <table:table-cell office:value-type="float" office:value="6.3099999999999987" table:formula="of:=[.B1096]-[.$B$5]" table:style-name="ce2">
            <text:p>6,31</text:p>
          </table:table-cell>
          <table:table-cell office:value-type="float" office:value="6.1858784609376558" table:formula="of:=[.$D$2]*(1-EXP(-[.A1096]/[.$D$1]))" table:style-name="ce1">
            <text:p>6,185878461</text:p>
          </table:table-cell>
          <table:table-cell office:value-type="float" office:value="0.12412153906234291" table:formula="of:=[.D1096]-[.E1096]" table:style-name="ce2">
            <text:p>0,12</text:p>
          </table:table-cell>
          <table:table-cell office:value-type="float" office:value="0.86213720058499455" table:formula="of:=1-EXP(-[.A1096]/[.$D$1])" table:style-name="ce1">
            <text:p>0,862137201</text:p>
          </table:table-cell>
          <table:table-cell office:value-type="float" office:value="-27595766589.341721" table:formula="of:=([.$D$2]-[.$D$1]*[.$D$1])*[.A1096]*[.G1096]" table:style-name="ce1">
            <text:p>-27595766589</text:p>
          </table:table-cell>
          <table:table-cell table:number-columns-repeated="16376"/>
        </table:table-row>
        <table:table-row table:style-name="ro1">
          <table:table-cell office:value-type="float" office:value="5013" table:style-name="ce1">
            <text:p>5013</text:p>
          </table:table-cell>
          <table:table-cell office:value-type="float" office:value="25.25" table:style-name="ce1">
            <text:p>25,25</text:p>
          </table:table-cell>
          <table:table-cell office:value-type="float" office:value="82.2" table:style-name="ce1">
            <text:p>82,2</text:p>
          </table:table-cell>
          <table:table-cell office:value-type="float" office:value="6.3099999999999987" table:formula="of:=[.B1097]-[.$B$5]" table:style-name="ce2">
            <text:p>6,31</text:p>
          </table:table-cell>
          <table:table-cell office:value-type="float" office:value="6.1874424393629592" table:formula="of:=[.$D$2]*(1-EXP(-[.A1097]/[.$D$1]))" table:style-name="ce1">
            <text:p>6,187442439</text:p>
          </table:table-cell>
          <table:table-cell office:value-type="float" office:value="0.12255756063703949" table:formula="of:=[.D1097]-[.E1097]" table:style-name="ce2">
            <text:p>0,12</text:p>
          </table:table-cell>
          <table:table-cell office:value-type="float" office:value="0.86235517512003934" table:formula="of:=1-EXP(-[.A1097]/[.$D$1])" table:style-name="ce1">
            <text:p>0,862355175</text:p>
          </table:table-cell>
          <table:table-cell office:value-type="float" office:value="-27624786157.762104" table:formula="of:=([.$D$2]-[.$D$1]*[.$D$1])*[.A1097]*[.G1097]" table:style-name="ce1">
            <text:p>-27624786158</text:p>
          </table:table-cell>
          <table:table-cell table:number-columns-repeated="16376"/>
        </table:table-row>
        <table:table-row table:style-name="ro1">
          <table:table-cell office:value-type="float" office:value="5018" table:style-name="ce1">
            <text:p>5018</text:p>
          </table:table-cell>
          <table:table-cell office:value-type="float" office:value="25.25" table:style-name="ce1">
            <text:p>25,25</text:p>
          </table:table-cell>
          <table:table-cell office:value-type="float" office:value="85.6" table:style-name="ce1">
            <text:p>85,6</text:p>
          </table:table-cell>
          <table:table-cell office:value-type="float" office:value="6.3099999999999987" table:formula="of:=[.B1098]-[.$B$5]" table:style-name="ce2">
            <text:p>6,31</text:p>
          </table:table-cell>
          <table:table-cell office:value-type="float" office:value="6.1893939354744321" table:formula="of:=[.$D$2]*(1-EXP(-[.A1098]/[.$D$1]))" table:style-name="ce1">
            <text:p>6,189393935</text:p>
          </table:table-cell>
          <table:table-cell office:value-type="float" office:value="0.12060606452556666" table:formula="of:=[.D1098]-[.E1098]" table:style-name="ce2">
            <text:p>0,12</text:p>
          </table:table-cell>
          <table:table-cell office:value-type="float" office:value="0.86262715870412066" table:formula="of:=1-EXP(-[.A1098]/[.$D$1])" table:style-name="ce1">
            <text:p>0,862627159</text:p>
          </table:table-cell>
          <table:table-cell office:value-type="float" office:value="-27661060749.717381" table:formula="of:=([.$D$2]-[.$D$1]*[.$D$1])*[.A1098]*[.G1098]" table:style-name="ce1">
            <text:p>-27661060750</text:p>
          </table:table-cell>
          <table:table-cell table:number-columns-repeated="16376"/>
        </table:table-row>
        <table:table-row table:style-name="ro1">
          <table:table-cell office:value-type="float" office:value="5022" table:style-name="ce1">
            <text:p>5022</text:p>
          </table:table-cell>
          <table:table-cell office:value-type="float" office:value="25.31" table:style-name="ce1">
            <text:p>25,31</text:p>
          </table:table-cell>
          <table:table-cell office:value-type="float" office:value="86.8" table:style-name="ce1">
            <text:p>86,8</text:p>
          </table:table-cell>
          <table:table-cell office:value-type="float" office:value="6.3699999999999974" table:formula="of:=[.B1099]-[.$B$5]" table:style-name="ce2">
            <text:p>6,37</text:p>
          </table:table-cell>
          <table:table-cell office:value-type="float" office:value="6.1909523555915413" table:formula="of:=[.$D$2]*(1-EXP(-[.A1099]/[.$D$1]))" table:style-name="ce1">
            <text:p>6,190952356</text:p>
          </table:table-cell>
          <table:table-cell office:value-type="float" office:value="0.17904764440845611" table:formula="of:=[.D1099]-[.E1099]" table:style-name="ce2">
            <text:p>0,18</text:p>
          </table:table-cell>
          <table:table-cell office:value-type="float" office:value="0.86284435856758135" table:formula="of:=1-EXP(-[.A1099]/[.$D$1])" table:style-name="ce1">
            <text:p>0,862844359</text:p>
          </table:table-cell>
          <table:table-cell office:value-type="float" office:value="-27690080517.528873" table:formula="of:=([.$D$2]-[.$D$1]*[.$D$1])*[.A1099]*[.G1099]" table:style-name="ce1">
            <text:p>-27690080518</text:p>
          </table:table-cell>
          <table:table-cell table:number-columns-repeated="16376"/>
        </table:table-row>
        <table:table-row table:style-name="ro1">
          <table:table-cell office:value-type="float" office:value="5027" table:style-name="ce1">
            <text:p>5027</text:p>
          </table:table-cell>
          <table:table-cell office:value-type="float" office:value="25.25" table:style-name="ce1">
            <text:p>25,25</text:p>
          </table:table-cell>
          <table:table-cell office:value-type="float" office:value="86.6" table:style-name="ce1">
            <text:p>86,6</text:p>
          </table:table-cell>
          <table:table-cell office:value-type="float" office:value="6.3099999999999987" table:formula="of:=[.B1100]-[.$B$5]" table:style-name="ce2">
            <text:p>6,31</text:p>
          </table:table-cell>
          <table:table-cell office:value-type="float" office:value="6.192896916174587" table:formula="of:=[.$D$2]*(1-EXP(-[.A1100]/[.$D$1]))" table:style-name="ce1">
            <text:p>6,192896916</text:p>
          </table:table-cell>
          <table:table-cell office:value-type="float" office:value="0.11710308382541168" table:formula="of:=[.D1100]-[.E1100]" table:style-name="ce2">
            <text:p>0,12</text:p>
          </table:table-cell>
          <table:table-cell office:value-type="float" office:value="0.86311537553437467" table:formula="of:=1-EXP(-[.A1100]/[.$D$1])" table:style-name="ce1">
            <text:p>0,863115376</text:p>
          </table:table-cell>
          <table:table-cell office:value-type="float" office:value="-27726355330.485603" table:formula="of:=([.$D$2]-[.$D$1]*[.$D$1])*[.A1100]*[.G1100]" table:style-name="ce1">
            <text:p>-27726355330</text:p>
          </table:table-cell>
          <table:table-cell table:number-columns-repeated="16376"/>
        </table:table-row>
        <table:table-row table:style-name="ro1">
          <table:table-cell office:value-type="float" office:value="5032" table:style-name="ce1">
            <text:p>5032</text:p>
          </table:table-cell>
          <table:table-cell office:value-type="float" office:value="25.25" table:style-name="ce1">
            <text:p>25,25</text:p>
          </table:table-cell>
          <table:table-cell office:value-type="float" office:value="81.7" table:style-name="ce1">
            <text:p>81,7</text:p>
          </table:table-cell>
          <table:table-cell office:value-type="float" office:value="6.3099999999999987" table:formula="of:=[.B1101]-[.$B$5]" table:style-name="ce2">
            <text:p>6,31</text:p>
          </table:table-cell>
          <table:table-cell office:value-type="float" office:value="6.1948376343425098" table:formula="of:=[.$D$2]*(1-EXP(-[.A1101]/[.$D$1]))" table:style-name="ce1">
            <text:p>6,194837634</text:p>
          </table:table-cell>
          <table:table-cell office:value-type="float" office:value="0.11516236565748894" table:formula="of:=[.D1101]-[.E1101]" table:style-name="ce2">
            <text:p>0,12</text:p>
          </table:table-cell>
          <table:table-cell office:value-type="float" office:value="0.86338585697674097" table:formula="of:=1-EXP(-[.A1101]/[.$D$1])" table:style-name="ce1">
            <text:p>0,863385857</text:p>
          </table:table-cell>
          <table:table-cell office:value-type="float" office:value="-27762630241.920254" table:formula="of:=([.$D$2]-[.$D$1]*[.$D$1])*[.A1101]*[.G1101]" table:style-name="ce1">
            <text:p>-27762630242</text:p>
          </table:table-cell>
          <table:table-cell table:number-columns-repeated="16376"/>
        </table:table-row>
        <table:table-row table:style-name="ro1">
          <table:table-cell office:value-type="float" office:value="5036" table:style-name="ce1">
            <text:p>5036</text:p>
          </table:table-cell>
          <table:table-cell office:value-type="float" office:value="25.25" table:style-name="ce1">
            <text:p>25,25</text:p>
          </table:table-cell>
          <table:table-cell office:value-type="float" office:value="76.8" table:style-name="ce1">
            <text:p>76,8</text:p>
          </table:table-cell>
          <table:table-cell office:value-type="float" office:value="6.3099999999999987" table:formula="of:=[.B1102]-[.$B$5]" table:style-name="ce2">
            <text:p>6,31</text:p>
          </table:table-cell>
          <table:table-cell office:value-type="float" office:value="6.1963874474406504" table:formula="of:=[.$D$2]*(1-EXP(-[.A1102]/[.$D$1]))" table:style-name="ce1">
            <text:p>6,196387447</text:p>
          </table:table-cell>
          <table:table-cell office:value-type="float" office:value="0.11361255255934832" table:formula="of:=[.D1102]-[.E1102]" table:style-name="ce2">
            <text:p>0,11</text:p>
          </table:table-cell>
          <table:table-cell office:value-type="float" office:value="0.86360185726421801" table:formula="of:=1-EXP(-[.A1102]/[.$D$1])" table:style-name="ce1">
            <text:p>0,863601857</text:p>
          </table:table-cell>
          <table:table-cell office:value-type="float" office:value="-27791650230.363449" table:formula="of:=([.$D$2]-[.$D$1]*[.$D$1])*[.A1102]*[.G1102]" table:style-name="ce1">
            <text:p>-27791650230</text:p>
          </table:table-cell>
          <table:table-cell table:number-columns-repeated="16376"/>
        </table:table-row>
        <table:table-row table:style-name="ro1">
          <table:table-cell office:value-type="float" office:value="5041" table:style-name="ce1">
            <text:p>5041</text:p>
          </table:table-cell>
          <table:table-cell office:value-type="float" office:value="25.25" table:style-name="ce1">
            <text:p>25,25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6.3099999999999987" table:formula="of:=[.B1103]-[.$B$5]" table:style-name="ce2">
            <text:p>6,31</text:p>
          </table:table-cell>
          <table:table-cell office:value-type="float" office:value="6.1983212683844684" table:formula="of:=[.$D$2]*(1-EXP(-[.A1103]/[.$D$1]))" table:style-name="ce1">
            <text:p>6,198321268</text:p>
          </table:table-cell>
          <table:table-cell office:value-type="float" office:value="0.11167873161553032" table:formula="of:=[.D1103]-[.E1103]" table:style-name="ce2">
            <text:p>0,11</text:p>
          </table:table-cell>
          <table:table-cell office:value-type="float" office:value="0.8638713774278397" table:formula="of:=1-EXP(-[.A1103]/[.$D$1])" table:style-name="ce1">
            <text:p>0,863871377</text:p>
          </table:table-cell>
          <table:table-cell office:value-type="float" office:value="-27827925275.580177" table:formula="of:=([.$D$2]-[.$D$1]*[.$D$1])*[.A1103]*[.G1103]" table:style-name="ce1">
            <text:p>-27827925276</text:p>
          </table:table-cell>
          <table:table-cell table:number-columns-repeated="16376"/>
        </table:table-row>
        <table:table-row table:style-name="ro1">
          <table:table-cell office:value-type="float" office:value="5045" table:style-name="ce1">
            <text:p>5045</text:p>
          </table:table-cell>
          <table:table-cell office:value-type="float" office:value="25.25" table:style-name="ce1">
            <text:p>25,25</text:p>
          </table:table-cell>
          <table:table-cell office:value-type="float" office:value="74" table:style-name="ce1">
            <text:p>74</text:p>
          </table:table-cell>
          <table:table-cell office:value-type="float" office:value="6.3099999999999987" table:formula="of:=[.B1104]-[.$B$5]" table:style-name="ce2">
            <text:p>6,31</text:p>
          </table:table-cell>
          <table:table-cell office:value-type="float" office:value="6.1998655735173429" table:formula="of:=[.$D$2]*(1-EXP(-[.A1104]/[.$D$1]))" table:style-name="ce1">
            <text:p>6,199865574</text:p>
          </table:table-cell>
          <table:table-cell office:value-type="float" office:value="0.11013442648265581" table:formula="of:=[.D1104]-[.E1104]" table:style-name="ce2">
            <text:p>0,11</text:p>
          </table:table-cell>
          <table:table-cell office:value-type="float" office:value="0.86408661006011878" table:formula="of:=1-EXP(-[.A1104]/[.$D$1])" table:style-name="ce1">
            <text:p>0,86408661</text:p>
          </table:table-cell>
          <table:table-cell office:value-type="float" office:value="-27856945348.782581" table:formula="of:=([.$D$2]-[.$D$1]*[.$D$1])*[.A1104]*[.G1104]" table:style-name="ce1">
            <text:p>-27856945349</text:p>
          </table:table-cell>
          <table:table-cell table:number-columns-repeated="16376"/>
        </table:table-row>
        <table:table-row table:style-name="ro1">
          <table:table-cell office:value-type="float" office:value="5050" table:style-name="ce1">
            <text:p>5050</text:p>
          </table:table-cell>
          <table:table-cell office:value-type="float" office:value="25.25" table:style-name="ce1">
            <text:p>25,25</text:p>
          </table:table-cell>
          <table:table-cell office:value-type="float" office:value="76.8" table:style-name="ce1">
            <text:p>76,8</text:p>
          </table:table-cell>
          <table:table-cell office:value-type="float" office:value="6.3099999999999987" table:formula="of:=[.B1105]-[.$B$5]" table:style-name="ce2">
            <text:p>6,31</text:p>
          </table:table-cell>
          <table:table-cell office:value-type="float" office:value="6.2017925217494758" table:formula="of:=[.$D$2]*(1-EXP(-[.A1105]/[.$D$1]))" table:style-name="ce1">
            <text:p>6,201792522</text:p>
          </table:table-cell>
          <table:table-cell office:value-type="float" office:value="0.1082074782505229" table:formula="of:=[.D1105]-[.E1105]" table:style-name="ce2">
            <text:p>0,11</text:p>
          </table:table-cell>
          <table:table-cell office:value-type="float" office:value="0.86435517236133663" table:formula="of:=1-EXP(-[.A1105]/[.$D$1])" table:style-name="ce1">
            <text:p>0,864355172</text:p>
          </table:table-cell>
          <table:table-cell office:value-type="float" office:value="-27893220472.217464" table:formula="of:=([.$D$2]-[.$D$1]*[.$D$1])*[.A1105]*[.G1105]" table:style-name="ce1">
            <text:p>-27893220472</text:p>
          </table:table-cell>
          <table:table-cell table:number-columns-repeated="16376"/>
        </table:table-row>
        <table:table-row table:style-name="ro1">
          <table:table-cell office:value-type="float" office:value="5054" table:style-name="ce1">
            <text:p>5054</text:p>
          </table:table-cell>
          <table:table-cell office:value-type="float" office:value="25.25" table:style-name="ce1">
            <text:p>25,25</text:p>
          </table:table-cell>
          <table:table-cell office:value-type="float" office:value="81" table:style-name="ce1">
            <text:p>81</text:p>
          </table:table-cell>
          <table:table-cell office:value-type="float" office:value="6.3099999999999987" table:formula="of:=[.B1106]-[.$B$5]" table:style-name="ce2">
            <text:p>6,31</text:p>
          </table:table-cell>
          <table:table-cell office:value-type="float" office:value="6.2033313384921431" table:formula="of:=[.$D$2]*(1-EXP(-[.A1106]/[.$D$1]))" table:style-name="ce1">
            <text:p>6,203331338</text:p>
          </table:table-cell>
          <table:table-cell office:value-type="float" office:value="0.10666866150785559" table:formula="of:=[.D1106]-[.E1106]" table:style-name="ce2">
            <text:p>0,11</text:p>
          </table:table-cell>
          <table:table-cell office:value-type="float" office:value="0.86456964006662929" table:formula="of:=1-EXP(-[.A1106]/[.$D$1])" table:style-name="ce1">
            <text:p>0,86456964</text:p>
          </table:table-cell>
          <table:table-cell office:value-type="float" office:value="-27922240585.885445" table:formula="of:=([.$D$2]-[.$D$1]*[.$D$1])*[.A1106]*[.G1106]" table:style-name="ce1">
            <text:p>-27922240586</text:p>
          </table:table-cell>
          <table:table-cell table:number-columns-repeated="16376"/>
        </table:table-row>
        <table:table-row table:style-name="ro1">
          <table:table-cell office:value-type="float" office:value="5059" table:style-name="ce1">
            <text:p>5059</text:p>
          </table:table-cell>
          <table:table-cell office:value-type="float" office:value="25.25" table:style-name="ce1">
            <text:p>25,25</text:p>
          </table:table-cell>
          <table:table-cell office:value-type="float" office:value="82.6" table:style-name="ce1">
            <text:p>82,6</text:p>
          </table:table-cell>
          <table:table-cell office:value-type="float" office:value="6.3099999999999987" table:formula="of:=[.B1107]-[.$B$5]" table:style-name="ce2">
            <text:p>6,31</text:p>
          </table:table-cell>
          <table:table-cell office:value-type="float" office:value="6.2052514384378981" table:formula="of:=[.$D$2]*(1-EXP(-[.A1107]/[.$D$1]))" table:style-name="ce1">
            <text:p>6,205251438</text:p>
          </table:table-cell>
          <table:table-cell office:value-type="float" office:value="0.10474856156210066" table:formula="of:=[.D1107]-[.E1107]" table:style-name="ce2">
            <text:p>0,10</text:p>
          </table:table-cell>
          <table:table-cell office:value-type="float" office:value="0.86483724790964289" table:formula="of:=1-EXP(-[.A1107]/[.$D$1])" table:style-name="ce1">
            <text:p>0,864837248</text:p>
          </table:table-cell>
          <table:table-cell office:value-type="float" office:value="-27958515732.367821" table:formula="of:=([.$D$2]-[.$D$1]*[.$D$1])*[.A1107]*[.G1107]" table:style-name="ce1">
            <text:p>-27958515732</text:p>
          </table:table-cell>
          <table:table-cell table:number-columns-repeated="16376"/>
        </table:table-row>
        <table:table-row table:style-name="ro1">
          <table:table-cell office:value-type="float" office:value="5064" table:style-name="ce1">
            <text:p>5064</text:p>
          </table:table-cell>
          <table:table-cell office:value-type="float" office:value="25.25" table:style-name="ce1">
            <text:p>25,25</text:p>
          </table:table-cell>
          <table:table-cell office:value-type="float" office:value="81.5" table:style-name="ce1">
            <text:p>81,5</text:p>
          </table:table-cell>
          <table:table-cell office:value-type="float" office:value="6.3099999999999987" table:formula="of:=[.B1108]-[.$B$5]" table:style-name="ce2">
            <text:p>6,31</text:p>
          </table:table-cell>
          <table:table-cell office:value-type="float" office:value="6.2071677443022875" table:formula="of:=[.$D$2]*(1-EXP(-[.A1108]/[.$D$1]))" table:style-name="ce1">
            <text:p>6,207167744</text:p>
          </table:table-cell>
          <table:table-cell office:value-type="float" office:value="0.10283225569771126" table:formula="of:=[.D1108]-[.E1108]" table:style-name="ce2">
            <text:p>0,10</text:p>
          </table:table-cell>
          <table:table-cell office:value-type="float" office:value="0.86510432696459394" table:formula="of:=1-EXP(-[.A1108]/[.$D$1])" table:style-name="ce1">
            <text:p>0,865104327</text:p>
          </table:table-cell>
          <table:table-cell office:value-type="float" office:value="-27994790867.959244" table:formula="of:=([.$D$2]-[.$D$1]*[.$D$1])*[.A1108]*[.G1108]" table:style-name="ce1">
            <text:p>-27994790868</text:p>
          </table:table-cell>
          <table:table-cell table:number-columns-repeated="16376"/>
        </table:table-row>
        <table:table-row table:style-name="ro1">
          <table:table-cell office:value-type="float" office:value="5068" table:style-name="ce1">
            <text:p>5068</text:p>
          </table:table-cell>
          <table:table-cell office:value-type="float" office:value="25.25" table:style-name="ce1">
            <text:p>25,25</text:p>
          </table:table-cell>
          <table:table-cell office:value-type="float" office:value="84.7" table:style-name="ce1">
            <text:p>84,7</text:p>
          </table:table-cell>
          <table:table-cell office:value-type="float" office:value="6.3099999999999987" table:formula="of:=[.B1109]-[.$B$5]" table:style-name="ce2">
            <text:p>6,31</text:p>
          </table:table-cell>
          <table:table-cell office:value-type="float" office:value="6.2086980622937205" table:formula="of:=[.$D$2]*(1-EXP(-[.A1109]/[.$D$1]))" table:style-name="ce1">
            <text:p>6,208698062</text:p>
          </table:table-cell>
          <table:table-cell office:value-type="float" office:value="0.10130193770627827" table:formula="of:=[.D1109]-[.E1109]" table:style-name="ce2">
            <text:p>0,10</text:p>
          </table:table-cell>
          <table:table-cell office:value-type="float" office:value="0.86531761018337527" table:formula="of:=1-EXP(-[.A1109]/[.$D$1])" table:style-name="ce1">
            <text:p>0,86531761</text:p>
          </table:table-cell>
          <table:table-cell office:value-type="float" office:value="-28023810957.271889" table:formula="of:=([.$D$2]-[.$D$1]*[.$D$1])*[.A1109]*[.G1109]" table:style-name="ce1">
            <text:p>-28023810957</text:p>
          </table:table-cell>
          <table:table-cell table:number-columns-repeated="16376"/>
        </table:table-row>
        <table:table-row table:style-name="ro1">
          <table:table-cell office:value-type="float" office:value="5073" table:style-name="ce1">
            <text:p>5073</text:p>
          </table:table-cell>
          <table:table-cell office:value-type="float" office:value="25.25" table:style-name="ce1">
            <text:p>25,25</text:p>
          </table:table-cell>
          <table:table-cell office:value-type="float" office:value="87.3" table:style-name="ce1">
            <text:p>87,3</text:p>
          </table:table-cell>
          <table:table-cell office:value-type="float" office:value="6.3099999999999987" table:formula="of:=[.B1110]-[.$B$5]" table:style-name="ce2">
            <text:p>6,31</text:p>
          </table:table-cell>
          <table:table-cell office:value-type="float" office:value="6.210607557694221" table:formula="of:=[.$D$2]*(1-EXP(-[.A1110]/[.$D$1]))" table:style-name="ce1">
            <text:p>6,210607558</text:p>
          </table:table-cell>
          <table:table-cell office:value-type="float" office:value="9.9392442305777706E-2" table:formula="of:=[.D1110]-[.E1110]" table:style-name="ce2">
            <text:p>0,10</text:p>
          </table:table-cell>
          <table:table-cell office:value-type="float" office:value="0.86558374005151173" table:formula="of:=1-EXP(-[.A1110]/[.$D$1])" table:style-name="ce1">
            <text:p>0,86558374</text:p>
          </table:table-cell>
          <table:table-cell office:value-type="float" office:value="-28060086030.866482" table:formula="of:=([.$D$2]-[.$D$1]*[.$D$1])*[.A1110]*[.G1110]" table:style-name="ce1">
            <text:p>-28060086031</text:p>
          </table:table-cell>
          <table:table-cell table:number-columns-repeated="16376"/>
        </table:table-row>
        <table:table-row table:style-name="ro1">
          <table:table-cell office:value-type="float" office:value="5077" table:style-name="ce1">
            <text:p>5077</text:p>
          </table:table-cell>
          <table:table-cell office:value-type="float" office:value="25.25" table:style-name="ce1">
            <text:p>25,25</text:p>
          </table:table-cell>
          <table:table-cell office:value-type="float" office:value="87.8" table:style-name="ce1">
            <text:p>87,8</text:p>
          </table:table-cell>
          <table:table-cell office:value-type="float" office:value="6.3099999999999987" table:formula="of:=[.B1111]-[.$B$5]" table:style-name="ce2">
            <text:p>6,31</text:p>
          </table:table-cell>
          <table:table-cell office:value-type="float" office:value="6.2121324370051108" table:formula="of:=[.$D$2]*(1-EXP(-[.A1111]/[.$D$1]))" table:style-name="ce1">
            <text:p>6,212132437</text:p>
          </table:table-cell>
          <table:table-cell office:value-type="float" office:value="9.7867562994887969E-2" table:formula="of:=[.D1111]-[.E1111]" table:style-name="ce2">
            <text:p>0,10</text:p>
          </table:table-cell>
          <table:table-cell office:value-type="float" office:value="0.86579626527143361" table:formula="of:=1-EXP(-[.A1111]/[.$D$1])" table:style-name="ce1">
            <text:p>0,865796265</text:p>
          </table:table-cell>
          <table:table-cell office:value-type="float" office:value="-28089106048.871471" table:formula="of:=([.$D$2]-[.$D$1]*[.$D$1])*[.A1111]*[.G1111]" table:style-name="ce1">
            <text:p>-28089106049</text:p>
          </table:table-cell>
          <table:table-cell table:number-columns-repeated="16376"/>
        </table:table-row>
        <table:table-row table:style-name="ro1">
          <table:table-cell office:value-type="float" office:value="5082" table:style-name="ce1">
            <text:p>5082</text:p>
          </table:table-cell>
          <table:table-cell office:value-type="float" office:value="25.25" table:style-name="ce1">
            <text:p>25,25</text:p>
          </table:table-cell>
          <table:table-cell office:value-type="float" office:value="81.8" table:style-name="ce1">
            <text:p>81,8</text:p>
          </table:table-cell>
          <table:table-cell office:value-type="float" office:value="6.3099999999999987" table:formula="of:=[.B1112]-[.$B$5]" table:style-name="ce2">
            <text:p>6,31</text:p>
          </table:table-cell>
          <table:table-cell office:value-type="float" office:value="6.2140351461458021" table:formula="of:=[.$D$2]*(1-EXP(-[.A1112]/[.$D$1]))" table:style-name="ce1">
            <text:p>6,214035146</text:p>
          </table:table-cell>
          <table:table-cell office:value-type="float" office:value="9.5964853854196619E-2" table:formula="of:=[.D1112]-[.E1112]" table:style-name="ce2">
            <text:p>0,10</text:p>
          </table:table-cell>
          <table:table-cell office:value-type="float" office:value="0.86606144932612228" table:formula="of:=1-EXP(-[.A1112]/[.$D$1])" table:style-name="ce1">
            <text:p>0,866061449</text:p>
          </table:table-cell>
          <table:table-cell office:value-type="float" office:value="-28125381006.294064" table:formula="of:=([.$D$2]-[.$D$1]*[.$D$1])*[.A1112]*[.G1112]" table:style-name="ce1">
            <text:p>-28125381006</text:p>
          </table:table-cell>
          <table:table-cell table:number-columns-repeated="16376"/>
        </table:table-row>
        <table:table-row table:style-name="ro1">
          <table:table-cell office:value-type="float" office:value="5087" table:style-name="ce1">
            <text:p>5087</text:p>
          </table:table-cell>
          <table:table-cell office:value-type="float" office:value="25.25" table:style-name="ce1">
            <text:p>25,25</text:p>
          </table:table-cell>
          <table:table-cell office:value-type="float" office:value="78" table:style-name="ce1">
            <text:p>78</text:p>
          </table:table-cell>
          <table:table-cell office:value-type="float" office:value="6.3099999999999987" table:formula="of:=[.B1113]-[.$B$5]" table:style-name="ce2">
            <text:p>6,31</text:p>
          </table:table-cell>
          <table:table-cell office:value-type="float" office:value="6.2159340955690316" table:formula="of:=[.$D$2]*(1-EXP(-[.A1113]/[.$D$1]))" table:style-name="ce1">
            <text:p>6,215934096</text:p>
          </table:table-cell>
          <table:table-cell office:value-type="float" office:value="9.4065904430967073E-2" table:formula="of:=[.D1113]-[.E1113]" table:style-name="ce2">
            <text:p>0,09</text:p>
          </table:table-cell>
          <table:table-cell office:value-type="float" office:value="0.86632610938210852" table:formula="of:=1-EXP(-[.A1113]/[.$D$1])" table:style-name="ce1">
            <text:p>0,866326109</text:p>
          </table:table-cell>
          <table:table-cell office:value-type="float" office:value="-28161655875.90974" table:formula="of:=([.$D$2]-[.$D$1]*[.$D$1])*[.A1113]*[.G1113]" table:style-name="ce1">
            <text:p>-28161655876</text:p>
          </table:table-cell>
          <table:table-cell table:number-columns-repeated="16376"/>
        </table:table-row>
        <table:table-row table:style-name="ro1">
          <table:table-cell office:value-type="float" office:value="5091" table:style-name="ce1">
            <text:p>5091</text:p>
          </table:table-cell>
          <table:table-cell office:value-type="float" office:value="25.25" table:style-name="ce1">
            <text:p>25,25</text:p>
          </table:table-cell>
          <table:table-cell office:value-type="float" office:value="74.2" table:style-name="ce1">
            <text:p>74,2</text:p>
          </table:table-cell>
          <table:table-cell office:value-type="float" office:value="6.3099999999999987" table:formula="of:=[.B1114]-[.$B$5]" table:style-name="ce2">
            <text:p>6,31</text:p>
          </table:table-cell>
          <table:table-cell office:value-type="float" office:value="6.2174505531039124" table:formula="of:=[.$D$2]*(1-EXP(-[.A1114]/[.$D$1]))" table:style-name="ce1">
            <text:p>6,217450553</text:p>
          </table:table-cell>
          <table:table-cell office:value-type="float" office:value="9.2549446896086351E-2" table:formula="of:=[.D1114]-[.E1114]" table:style-name="ce2">
            <text:p>0,09</text:p>
          </table:table-cell>
          <table:table-cell office:value-type="float" office:value="0.86653746084369709" table:formula="of:=1-EXP(-[.A1114]/[.$D$1])" table:style-name="ce1">
            <text:p>0,866537461</text:p>
          </table:table-cell>
          <table:table-cell office:value-type="float" office:value="-28190675697.26709" table:formula="of:=([.$D$2]-[.$D$1]*[.$D$1])*[.A1114]*[.G1114]" table:style-name="ce1">
            <text:p>-28190675697</text:p>
          </table:table-cell>
          <table:table-cell table:number-columns-repeated="16376"/>
        </table:table-row>
        <table:table-row table:style-name="ro1">
          <table:table-cell office:value-type="float" office:value="5096" table:style-name="ce1">
            <text:p>5096</text:p>
          </table:table-cell>
          <table:table-cell office:value-type="float" office:value="25.25" table:style-name="ce1">
            <text:p>25,25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6.3099999999999987" table:formula="of:=[.B1115]-[.$B$5]" table:style-name="ce2">
            <text:p>6,31</text:p>
          </table:table-cell>
          <table:table-cell office:value-type="float" office:value="6.2193427537472568" table:formula="of:=[.$D$2]*(1-EXP(-[.A1115]/[.$D$1]))" table:style-name="ce1">
            <text:p>6,219342754</text:p>
          </table:table-cell>
          <table:table-cell office:value-type="float" office:value="9.0657246252741963E-2" table:formula="of:=[.D1115]-[.E1115]" table:style-name="ce2">
            <text:p>0,09</text:p>
          </table:table-cell>
          <table:table-cell office:value-type="float" office:value="0.86680118030988118" table:formula="of:=1-EXP(-[.A1115]/[.$D$1])" table:style-name="ce1">
            <text:p>0,86680118</text:p>
          </table:table-cell>
          <table:table-cell office:value-type="float" office:value="-28226950367.20446" table:formula="of:=([.$D$2]-[.$D$1]*[.$D$1])*[.A1115]*[.G1115]" table:style-name="ce1">
            <text:p>-28226950367</text:p>
          </table:table-cell>
          <table:table-cell table:number-columns-repeated="16376"/>
        </table:table-row>
        <table:table-row table:style-name="ro1">
          <table:table-cell office:value-type="float" office:value="5100" table:style-name="ce1">
            <text:p>5100</text:p>
          </table:table-cell>
          <table:table-cell office:value-type="float" office:value="25.25" table:style-name="ce1">
            <text:p>25,25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6.3099999999999987" table:formula="of:=[.B1116]-[.$B$5]" table:style-name="ce2">
            <text:p>6,31</text:p>
          </table:table-cell>
          <table:table-cell office:value-type="float" office:value="6.2208538218610281" table:formula="of:=[.$D$2]*(1-EXP(-[.A1116]/[.$D$1]))" table:style-name="ce1">
            <text:p>6,220853822</text:p>
          </table:table-cell>
          <table:table-cell office:value-type="float" office:value="8.9146178138970633E-2" table:formula="of:=[.D1116]-[.E1116]" table:style-name="ce2">
            <text:p>0,09</text:p>
          </table:table-cell>
          <table:table-cell office:value-type="float" office:value="0.86701178063798756" table:formula="of:=1-EXP(-[.A1116]/[.$D$1])" table:style-name="ce1">
            <text:p>0,867011781</text:p>
          </table:table-cell>
          <table:table-cell office:value-type="float" office:value="-28255970007.502316" table:formula="of:=([.$D$2]-[.$D$1]*[.$D$1])*[.A1116]*[.G1116]" table:style-name="ce1">
            <text:p>-28255970008</text:p>
          </table:table-cell>
          <table:table-cell table:number-columns-repeated="16376"/>
        </table:table-row>
        <table:table-row table:style-name="ro1">
          <table:table-cell office:value-type="float" office:value="5105" table:style-name="ce1">
            <text:p>5105</text:p>
          </table:table-cell>
          <table:table-cell office:value-type="float" office:value="25.25" table:style-name="ce1">
            <text:p>25,25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6.3099999999999987" table:formula="of:=[.B1117]-[.$B$5]" table:style-name="ce2">
            <text:p>6,31</text:p>
          </table:table-cell>
          <table:table-cell office:value-type="float" office:value="6.2227392977093423" table:formula="of:=[.$D$2]*(1-EXP(-[.A1117]/[.$D$1]))" table:style-name="ce1">
            <text:p>6,222739298</text:p>
          </table:table-cell>
          <table:table-cell office:value-type="float" office:value="8.7260702290656411E-2" table:formula="of:=[.D1117]-[.E1117]" table:style-name="ce2">
            <text:p>0,09</text:p>
          </table:table-cell>
          <table:table-cell office:value-type="float" office:value="0.86727456285718263" table:formula="of:=1-EXP(-[.A1117]/[.$D$1])" table:style-name="ce1">
            <text:p>0,867274563</text:p>
          </table:table-cell>
          <table:table-cell office:value-type="float" office:value="-28292244424.568188" table:formula="of:=([.$D$2]-[.$D$1]*[.$D$1])*[.A1117]*[.G1117]" table:style-name="ce1">
            <text:p>-28292244425</text:p>
          </table:table-cell>
          <table:table-cell table:number-columns-repeated="16376"/>
        </table:table-row>
        <table:table-row table:style-name="ro1">
          <table:table-cell office:value-type="float" office:value="5109" table:style-name="ce1">
            <text:p>5109</text:p>
          </table:table-cell>
          <table:table-cell office:value-type="float" office:value="25.25" table:style-name="ce1">
            <text:p>25,25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6.3099999999999987" table:formula="of:=[.B1118]-[.$B$5]" table:style-name="ce2">
            <text:p>6,31</text:p>
          </table:table-cell>
          <table:table-cell office:value-type="float" office:value="6.2242449955557602" table:formula="of:=[.$D$2]*(1-EXP(-[.A1118]/[.$D$1]))" table:style-name="ce1">
            <text:p>6,224244996</text:p>
          </table:table-cell>
          <table:table-cell office:value-type="float" office:value="8.5755004444238558E-2" table:formula="of:=[.D1118]-[.E1118]" table:style-name="ce2">
            <text:p>0,09</text:p>
          </table:table-cell>
          <table:table-cell office:value-type="float" office:value="0.867484414721301" table:formula="of:=1-EXP(-[.A1118]/[.$D$1])" table:style-name="ce1">
            <text:p>0,867484415</text:p>
          </table:table-cell>
          <table:table-cell office:value-type="float" office:value="-28321263841.404446" table:formula="of:=([.$D$2]-[.$D$1]*[.$D$1])*[.A1118]*[.G1118]" table:style-name="ce1">
            <text:p>-28321263841</text:p>
          </table:table-cell>
          <table:table-cell table:number-columns-repeated="16376"/>
        </table:table-row>
        <table:table-row table:style-name="ro1">
          <table:table-cell office:value-type="float" office:value="5114" table:style-name="ce1">
            <text:p>5114</text:p>
          </table:table-cell>
          <table:table-cell office:value-type="float" office:value="25.25" table:style-name="ce1">
            <text:p>25,25</text:p>
          </table:table-cell>
          <table:table-cell office:value-type="float" office:value="80.3" table:style-name="ce1">
            <text:p>80,3</text:p>
          </table:table-cell>
          <table:table-cell office:value-type="float" office:value="6.3099999999999987" table:formula="of:=[.B1119]-[.$B$5]" table:style-name="ce2">
            <text:p>6,31</text:p>
          </table:table-cell>
          <table:table-cell office:value-type="float" office:value="6.2261237705086607" table:formula="of:=[.$D$2]*(1-EXP(-[.A1119]/[.$D$1]))" table:style-name="ce1">
            <text:p>6,226123771</text:p>
          </table:table-cell>
          <table:table-cell office:value-type="float" office:value="8.3876229491337995E-2" table:formula="of:=[.D1119]-[.E1119]" table:style-name="ce2">
            <text:p>0,08</text:p>
          </table:table-cell>
          <table:table-cell office:value-type="float" office:value="0.86774626302444036" table:formula="of:=1-EXP(-[.A1119]/[.$D$1])" table:style-name="ce1">
            <text:p>0,867746263</text:p>
          </table:table-cell>
          <table:table-cell office:value-type="float" office:value="-28357537952.786255" table:formula="of:=([.$D$2]-[.$D$1]*[.$D$1])*[.A1119]*[.G1119]" table:style-name="ce1">
            <text:p>-28357537953</text:p>
          </table:table-cell>
          <table:table-cell table:number-columns-repeated="16376"/>
        </table:table-row>
        <table:table-row table:style-name="ro1">
          <table:table-cell office:value-type="float" office:value="5119" table:style-name="ce1">
            <text:p>5119</text:p>
          </table:table-cell>
          <table:table-cell office:value-type="float" office:value="25.25" table:style-name="ce1">
            <text:p>25,25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6.3099999999999987" table:formula="of:=[.B1120]-[.$B$5]" table:style-name="ce2">
            <text:p>6,31</text:p>
          </table:table-cell>
          <table:table-cell office:value-type="float" office:value="6.2279988330376055" table:formula="of:=[.$D$2]*(1-EXP(-[.A1120]/[.$D$1]))" table:style-name="ce1">
            <text:p>6,227998833</text:p>
          </table:table-cell>
          <table:table-cell office:value-type="float" office:value="8.2001166962393235E-2" table:formula="of:=[.D1120]-[.E1120]" table:style-name="ce2">
            <text:p>0,08</text:p>
          </table:table-cell>
          <table:table-cell office:value-type="float" office:value="0.86800759392025972" table:formula="of:=1-EXP(-[.A1120]/[.$D$1])" table:style-name="ce1">
            <text:p>0,868007594</text:p>
          </table:table-cell>
          <table:table-cell office:value-type="float" office:value="-28393811871.662766" table:formula="of:=([.$D$2]-[.$D$1]*[.$D$1])*[.A1120]*[.G1120]" table:style-name="ce1">
            <text:p>-28393811872</text:p>
          </table:table-cell>
          <table:table-cell table:number-columns-repeated="16376"/>
        </table:table-row>
        <table:table-row table:style-name="ro1">
          <table:table-cell office:value-type="float" office:value="5123" table:style-name="ce1">
            <text:p>5123</text:p>
          </table:table-cell>
          <table:table-cell office:value-type="float" office:value="25.25" table:style-name="ce1">
            <text:p>25,25</text:p>
          </table:table-cell>
          <table:table-cell office:value-type="float" office:value="80.8" table:style-name="ce1">
            <text:p>80,8</text:p>
          </table:table-cell>
          <table:table-cell office:value-type="float" office:value="6.3099999999999987" table:formula="of:=[.B1121]-[.$B$5]" table:style-name="ce2">
            <text:p>6,31</text:p>
          </table:table-cell>
          <table:table-cell office:value-type="float" office:value="6.2294962150455762" table:formula="of:=[.$D$2]*(1-EXP(-[.A1121]/[.$D$1]))" table:style-name="ce1">
            <text:p>6,229496215</text:p>
          </table:table-cell>
          <table:table-cell office:value-type="float" office:value="8.0503784954422564E-2" table:formula="of:=[.D1121]-[.E1121]" table:style-name="ce2">
            <text:p>0,08</text:p>
          </table:table-cell>
          <table:table-cell office:value-type="float" office:value="0.86821628679075669" table:formula="of:=1-EXP(-[.A1121]/[.$D$1])" table:style-name="ce1">
            <text:p>0,868216287</text:p>
          </table:table-cell>
          <table:table-cell office:value-type="float" office:value="-28422830857.326256" table:formula="of:=([.$D$2]-[.$D$1]*[.$D$1])*[.A1121]*[.G1121]" table:style-name="ce1">
            <text:p>-28422830857</text:p>
          </table:table-cell>
          <table:table-cell table:number-columns-repeated="16376"/>
        </table:table-row>
        <table:table-row table:style-name="ro1">
          <table:table-cell office:value-type="float" office:value="5128" table:style-name="ce1">
            <text:p>5128</text:p>
          </table:table-cell>
          <table:table-cell office:value-type="float" office:value="25.25" table:style-name="ce1">
            <text:p>25,25</text:p>
          </table:table-cell>
          <table:table-cell office:value-type="float" office:value="83.5" table:style-name="ce1">
            <text:p>83,5</text:p>
          </table:table-cell>
          <table:table-cell office:value-type="float" office:value="6.3099999999999987" table:formula="of:=[.B1122]-[.$B$5]" table:style-name="ce2">
            <text:p>6,31</text:p>
          </table:table-cell>
          <table:table-cell office:value-type="float" office:value="6.2313646136875711" table:formula="of:=[.$D$2]*(1-EXP(-[.A1122]/[.$D$1]))" table:style-name="ce1">
            <text:p>6,231364614</text:p>
          </table:table-cell>
          <table:table-cell office:value-type="float" office:value="7.8635386312427613E-2" table:formula="of:=[.D1122]-[.E1122]" table:style-name="ce2">
            <text:p>0,08</text:p>
          </table:table-cell>
          <table:table-cell office:value-type="float" office:value="0.86847668892845753" table:formula="of:=1-EXP(-[.A1122]/[.$D$1])" table:style-name="ce1">
            <text:p>0,868476689</text:p>
          </table:table-cell>
          <table:table-cell office:value-type="float" office:value="-28459104389.11755" table:formula="of:=([.$D$2]-[.$D$1]*[.$D$1])*[.A1122]*[.G1122]" table:style-name="ce1">
            <text:p>-28459104389</text:p>
          </table:table-cell>
          <table:table-cell table:number-columns-repeated="16376"/>
        </table:table-row>
        <table:table-row table:style-name="ro1">
          <table:table-cell office:value-type="float" office:value="5132" table:style-name="ce1">
            <text:p>5132</text:p>
          </table:table-cell>
          <table:table-cell office:value-type="float" office:value="25.25" table:style-name="ce1">
            <text:p>25,25</text:p>
          </table:table-cell>
          <table:table-cell office:value-type="float" office:value="85.7" table:style-name="ce1">
            <text:p>85,7</text:p>
          </table:table-cell>
          <table:table-cell office:value-type="float" office:value="6.3099999999999987" table:formula="of:=[.B1123]-[.$B$5]" table:style-name="ce2">
            <text:p>6,31</text:p>
          </table:table-cell>
          <table:table-cell office:value-type="float" office:value="6.2328566740679863" table:formula="of:=[.$D$2]*(1-EXP(-[.A1123]/[.$D$1]))" table:style-name="ce1">
            <text:p>6,232856674</text:p>
          </table:table-cell>
          <table:table-cell office:value-type="float" office:value="7.7143325932012452E-2" table:formula="of:=[.D1123]-[.E1123]" table:style-name="ce2">
            <text:p>0,08</text:p>
          </table:table-cell>
          <table:table-cell office:value-type="float" office:value="0.86868464011398405" table:formula="of:=1-EXP(-[.A1123]/[.$D$1])" table:style-name="ce1">
            <text:p>0,86868464</text:p>
          </table:table-cell>
          <table:table-cell office:value-type="float" office:value="-28488123044.334389" table:formula="of:=([.$D$2]-[.$D$1]*[.$D$1])*[.A1123]*[.G1123]" table:style-name="ce1">
            <text:p>-28488123044</text:p>
          </table:table-cell>
          <table:table-cell table:number-columns-repeated="16376"/>
        </table:table-row>
        <table:table-row table:style-name="ro1">
          <table:table-cell office:value-type="float" office:value="5137" table:style-name="ce1">
            <text:p>5137</text:p>
          </table:table-cell>
          <table:table-cell office:value-type="float" office:value="25.25" table:style-name="ce1">
            <text:p>25,25</text:p>
          </table:table-cell>
          <table:table-cell office:value-type="float" office:value="84.1" table:style-name="ce1">
            <text:p>84,1</text:p>
          </table:table-cell>
          <table:table-cell office:value-type="float" office:value="6.3099999999999987" table:formula="of:=[.B1124]-[.$B$5]" table:style-name="ce2">
            <text:p>6,31</text:p>
          </table:table-cell>
          <table:table-cell office:value-type="float" office:value="6.234718432506182" table:formula="of:=[.$D$2]*(1-EXP(-[.A1124]/[.$D$1]))" table:style-name="ce1">
            <text:p>6,234718433</text:p>
          </table:table-cell>
          <table:table-cell office:value-type="float" office:value="7.5281567493816759E-2" table:formula="of:=[.D1124]-[.E1124]" table:style-name="ce2">
            <text:p>0,08</text:p>
          </table:table-cell>
          <table:table-cell office:value-type="float" office:value="0.8689441167943307" table:formula="of:=1-EXP(-[.A1124]/[.$D$1])" table:style-name="ce1">
            <text:p>0,868944117</text:p>
          </table:table-cell>
          <table:table-cell office:value-type="float" office:value="-28524396137.19136" table:formula="of:=([.$D$2]-[.$D$1]*[.$D$1])*[.A1124]*[.G1124]" table:style-name="ce1">
            <text:p>-28524396137</text:p>
          </table:table-cell>
          <table:table-cell table:number-columns-repeated="16376"/>
        </table:table-row>
        <table:table-row table:style-name="ro1">
          <table:table-cell office:value-type="float" office:value="5141" table:style-name="ce1">
            <text:p>5141</text:p>
          </table:table-cell>
          <table:table-cell office:value-type="float" office:value="25.25" table:style-name="ce1">
            <text:p>25,25</text:p>
          </table:table-cell>
          <table:table-cell office:value-type="float" office:value="84.2" table:style-name="ce1">
            <text:p>84,2</text:p>
          </table:table-cell>
          <table:table-cell office:value-type="float" office:value="6.3099999999999987" table:formula="of:=[.B1125]-[.$B$5]" table:style-name="ce2">
            <text:p>6,31</text:p>
          </table:table-cell>
          <table:table-cell office:value-type="float" office:value="6.236205190171864" table:formula="of:=[.$D$2]*(1-EXP(-[.A1125]/[.$D$1]))" table:style-name="ce1">
            <text:p>6,23620519</text:p>
          </table:table-cell>
          <table:table-cell office:value-type="float" office:value="7.3794809828134689E-2" table:formula="of:=[.D1125]-[.E1125]" table:style-name="ce2">
            <text:p>0,07</text:p>
          </table:table-cell>
          <table:table-cell office:value-type="float" office:value="0.86915132893080149" table:formula="of:=1-EXP(-[.A1125]/[.$D$1])" table:style-name="ce1">
            <text:p>0,869151329</text:p>
          </table:table-cell>
          <table:table-cell office:value-type="float" office:value="-28553414420.631851" table:formula="of:=([.$D$2]-[.$D$1]*[.$D$1])*[.A1125]*[.G1125]" table:style-name="ce1">
            <text:p>-28553414421</text:p>
          </table:table-cell>
          <table:table-cell table:number-columns-repeated="16376"/>
        </table:table-row>
        <table:table-row table:style-name="ro1">
          <table:table-cell office:value-type="float" office:value="5146" table:style-name="ce1">
            <text:p>5146</text:p>
          </table:table-cell>
          <table:table-cell office:value-type="float" office:value="25.19" table:style-name="ce1">
            <text:p>25,19</text:p>
          </table:table-cell>
          <table:table-cell office:value-type="float" office:value="87" table:style-name="ce1">
            <text:p>87</text:p>
          </table:table-cell>
          <table:table-cell office:value-type="float" office:value="6.25" table:formula="of:=[.B1126]-[.$B$5]" table:style-name="ce2">
            <text:p>6,25</text:p>
          </table:table-cell>
          <table:table-cell office:value-type="float" office:value="6.2380603320052437" table:formula="of:=[.$D$2]*(1-EXP(-[.A1126]/[.$D$1]))" table:style-name="ce1">
            <text:p>6,238060332</text:p>
          </table:table-cell>
          <table:table-cell office:value-type="float" office:value="1.193966799475632E-2" table:formula="of:=[.D1126]-[.E1126]" table:style-name="ce2">
            <text:p>0,01</text:p>
          </table:table-cell>
          <table:table-cell office:value-type="float" office:value="0.8694098834428271" table:formula="of:=1-EXP(-[.A1126]/[.$D$1])" table:style-name="ce1">
            <text:p>0,869409883</text:p>
          </table:table-cell>
          <table:table-cell office:value-type="float" office:value="-28589687023.078812" table:formula="of:=([.$D$2]-[.$D$1]*[.$D$1])*[.A1126]*[.G1126]" table:style-name="ce1">
            <text:p>-28589687023</text:p>
          </table:table-cell>
          <table:table-cell table:number-columns-repeated="16376"/>
        </table:table-row>
        <table:table-row table:style-name="ro1">
          <table:table-cell office:value-type="float" office:value="5151" table:style-name="ce1">
            <text:p>5151</text:p>
          </table:table-cell>
          <table:table-cell office:value-type="float" office:value="25.19" table:style-name="ce1">
            <text:p>25,19</text:p>
          </table:table-cell>
          <table:table-cell office:value-type="float" office:value="88.9" table:style-name="ce1">
            <text:p>88,9</text:p>
          </table:table-cell>
          <table:table-cell office:value-type="float" office:value="6.25" table:formula="of:=[.B1127]-[.$B$5]" table:style-name="ce2">
            <text:p>6,25</text:p>
          </table:table-cell>
          <table:table-cell office:value-type="float" office:value="6.2399118081132645" table:formula="of:=[.$D$2]*(1-EXP(-[.A1127]/[.$D$1]))" table:style-name="ce1">
            <text:p>6,239911808</text:p>
          </table:table-cell>
          <table:table-cell office:value-type="float" office:value="1.0088191886735487E-2" table:formula="of:=[.D1127]-[.E1127]" table:style-name="ce2">
            <text:p>0,01</text:p>
          </table:table-cell>
          <table:table-cell office:value-type="float" office:value="0.86966792705600171" table:formula="of:=1-EXP(-[.A1127]/[.$D$1])" table:style-name="ce1">
            <text:p>0,869667927</text:p>
          </table:table-cell>
          <table:table-cell office:value-type="float" office:value="-28625959330.96999" table:formula="of:=([.$D$2]-[.$D$1]*[.$D$1])*[.A1127]*[.G1127]" table:style-name="ce1">
            <text:p>-28625959331</text:p>
          </table:table-cell>
          <table:table-cell table:number-columns-repeated="16376"/>
        </table:table-row>
        <table:table-row table:style-name="ro1">
          <table:table-cell office:value-type="float" office:value="5155" table:style-name="ce1">
            <text:p>5155</text:p>
          </table:table-cell>
          <table:table-cell office:value-type="float" office:value="25.25" table:style-name="ce1">
            <text:p>25,25</text:p>
          </table:table-cell>
          <table:table-cell office:value-type="float" office:value="83.8" table:style-name="ce1">
            <text:p>83,8</text:p>
          </table:table-cell>
          <table:table-cell office:value-type="float" office:value="6.3099999999999987" table:formula="of:=[.B1128]-[.$B$5]" table:style-name="ce2">
            <text:p>6,31</text:p>
          </table:table-cell>
          <table:table-cell office:value-type="float" office:value="6.2413903545454739" table:formula="of:=[.$D$2]*(1-EXP(-[.A1128]/[.$D$1]))" table:style-name="ce1">
            <text:p>6,241390355</text:p>
          </table:table-cell>
          <table:table-cell office:value-type="float" office:value="6.8609645454524859E-2" table:formula="of:=[.D1128]-[.E1128]" table:style-name="ce2">
            <text:p>0,07</text:p>
          </table:table-cell>
          <table:table-cell office:value-type="float" office:value="0.86987399477783778" table:formula="of:=1-EXP(-[.A1128]/[.$D$1])" table:style-name="ce1">
            <text:p>0,869873995</text:p>
          </table:table-cell>
          <table:table-cell office:value-type="float" office:value="-28654976954.64389" table:formula="of:=([.$D$2]-[.$D$1]*[.$D$1])*[.A1128]*[.G1128]" table:style-name="ce1">
            <text:p>-28654976955</text:p>
          </table:table-cell>
          <table:table-cell table:number-columns-repeated="16376"/>
        </table:table-row>
        <table:table-row table:style-name="ro1">
          <table:table-cell office:value-type="float" office:value="5160" table:style-name="ce1">
            <text:p>5160</text:p>
          </table:table-cell>
          <table:table-cell office:value-type="float" office:value="25.19" table:style-name="ce1">
            <text:p>25,19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6.25" table:formula="of:=[.B1129]-[.$B$5]" table:style-name="ce2">
            <text:p>6,25</text:p>
          </table:table-cell>
          <table:table-cell office:value-type="float" office:value="6.2432352505916135" table:formula="of:=[.$D$2]*(1-EXP(-[.A1129]/[.$D$1]))" table:style-name="ce1">
            <text:p>6,243235251</text:p>
          </table:table-cell>
          <table:table-cell office:value-type="float" office:value="6.7647494083864501E-3" table:formula="of:=[.D1129]-[.E1129]" table:style-name="ce2">
            <text:p>0,01</text:p>
          </table:table-cell>
          <table:table-cell office:value-type="float" office:value="0.8701311213157471" table:formula="of:=1-EXP(-[.A1129]/[.$D$1])" table:style-name="ce1">
            <text:p>0,870131121</text:p>
          </table:table-cell>
          <table:table-cell office:value-type="float" office:value="-28691248692.789322" table:formula="of:=([.$D$2]-[.$D$1]*[.$D$1])*[.A1129]*[.G1129]" table:style-name="ce1">
            <text:p>-28691248693</text:p>
          </table:table-cell>
          <table:table-cell table:number-columns-repeated="16376"/>
        </table:table-row>
        <table:table-row table:style-name="ro1">
          <table:table-cell office:value-type="float" office:value="5164" table:style-name="ce1">
            <text:p>5164</text:p>
          </table:table-cell>
          <table:table-cell office:value-type="float" office:value="25.19" table:style-name="ce1">
            <text:p>25,19</text:p>
          </table:table-cell>
          <table:table-cell office:value-type="float" office:value="74.099999999999994" table:style-name="ce1">
            <text:p>74,1</text:p>
          </table:table-cell>
          <table:table-cell office:value-type="float" office:value="6.25" table:formula="of:=[.B1130]-[.$B$5]" table:style-name="ce2">
            <text:p>6,25</text:p>
          </table:table-cell>
          <table:table-cell office:value-type="float" office:value="6.2447085423370465" table:formula="of:=[.$D$2]*(1-EXP(-[.A1130]/[.$D$1]))" table:style-name="ce1">
            <text:p>6,244708542</text:p>
          </table:table-cell>
          <table:table-cell office:value-type="float" office:value="5.2914576629534693E-3" table:formula="of:=[.D1130]-[.E1130]" table:style-name="ce2">
            <text:p>0,01</text:p>
          </table:table-cell>
          <table:table-cell office:value-type="float" office:value="0.87033645668227166" table:formula="of:=1-EXP(-[.A1130]/[.$D$1])" table:style-name="ce1">
            <text:p>0,870336457</text:p>
          </table:table-cell>
          <table:table-cell office:value-type="float" office:value="-28720265840.416359" table:formula="of:=([.$D$2]-[.$D$1]*[.$D$1])*[.A1130]*[.G1130]" table:style-name="ce1">
            <text:p>-28720265840</text:p>
          </table:table-cell>
          <table:table-cell table:number-columns-repeated="16376"/>
        </table:table-row>
        <table:table-row table:style-name="ro1">
          <table:table-cell office:value-type="float" office:value="5169" table:style-name="ce1">
            <text:p>5169</text:p>
          </table:table-cell>
          <table:table-cell office:value-type="float" office:value="25.19" table:style-name="ce1">
            <text:p>25,19</text:p>
          </table:table-cell>
          <table:table-cell office:value-type="float" office:value="72.2" table:style-name="ce1">
            <text:p>72,2</text:p>
          </table:table-cell>
          <table:table-cell office:value-type="float" office:value="6.25" table:formula="of:=[.B1131]-[.$B$5]" table:style-name="ce2">
            <text:p>6,25</text:p>
          </table:table-cell>
          <table:table-cell office:value-type="float" office:value="6.2465468817065428" table:formula="of:=[.$D$2]*(1-EXP(-[.A1131]/[.$D$1]))" table:style-name="ce1">
            <text:p>6,246546882</text:p>
          </table:table-cell>
          <table:table-cell office:value-type="float" office:value="3.4531182934571802E-3" table:formula="of:=[.D1131]-[.E1131]" table:style-name="ce2">
            <text:p>0,00</text:p>
          </table:table-cell>
          <table:table-cell office:value-type="float" office:value="0.87059266940415925" table:formula="of:=1-EXP(-[.A1131]/[.$D$1])" table:style-name="ce1">
            <text:p>0,870592669</text:p>
          </table:table-cell>
          <table:table-cell office:value-type="float" office:value="-28756536958.285614" table:formula="of:=([.$D$2]-[.$D$1]*[.$D$1])*[.A1131]*[.G1131]" table:style-name="ce1">
            <text:p>-28756536958</text:p>
          </table:table-cell>
          <table:table-cell table:number-columns-repeated="16376"/>
        </table:table-row>
        <table:table-row table:style-name="ro1">
          <table:table-cell office:value-type="float" office:value="5173" table:style-name="ce1">
            <text:p>5173</text:p>
          </table:table-cell>
          <table:table-cell office:value-type="float" office:value="25.19" table:style-name="ce1">
            <text:p>25,19</text:p>
          </table:table-cell>
          <table:table-cell office:value-type="float" office:value="74" table:style-name="ce1">
            <text:p>74</text:p>
          </table:table-cell>
          <table:table-cell office:value-type="float" office:value="6.25" table:formula="of:=[.B1132]-[.$B$5]" table:style-name="ce2">
            <text:p>6,25</text:p>
          </table:table-cell>
          <table:table-cell office:value-type="float" office:value="6.2480149374401188" table:formula="of:=[.$D$2]*(1-EXP(-[.A1132]/[.$D$1]))" table:style-name="ce1">
            <text:p>6,248014937</text:p>
          </table:table-cell>
          <table:table-cell office:value-type="float" office:value="1.9850625598811789E-3" table:formula="of:=[.D1132]-[.E1132]" table:style-name="ce2">
            <text:p>0,00</text:p>
          </table:table-cell>
          <table:table-cell office:value-type="float" office:value="0.87079727501812987" table:formula="of:=1-EXP(-[.A1132]/[.$D$1])" table:style-name="ce1">
            <text:p>0,870797275</text:p>
          </table:table-cell>
          <table:table-cell office:value-type="float" office:value="-28785553589.588192" table:formula="of:=([.$D$2]-[.$D$1]*[.$D$1])*[.A1132]*[.G1132]" table:style-name="ce1">
            <text:p>-28785553590</text:p>
          </table:table-cell>
          <table:table-cell table:number-columns-repeated="16376"/>
        </table:table-row>
        <table:table-row table:style-name="ro1">
          <table:table-cell office:value-type="float" office:value="5178" table:style-name="ce1">
            <text:p>5178</text:p>
          </table:table-cell>
          <table:table-cell office:value-type="float" office:value="25.19" table:style-name="ce1">
            <text:p>25,19</text:p>
          </table:table-cell>
          <table:table-cell office:value-type="float" office:value="78.3" table:style-name="ce1">
            <text:p>78,3</text:p>
          </table:table-cell>
          <table:table-cell office:value-type="float" office:value="6.25" table:formula="of:=[.B1133]-[.$B$5]" table:style-name="ce2">
            <text:p>6,25</text:p>
          </table:table-cell>
          <table:table-cell office:value-type="float" office:value="6.2498467434351044" table:formula="of:=[.$D$2]*(1-EXP(-[.A1133]/[.$D$1]))" table:style-name="ce1">
            <text:p>6,249846743</text:p>
          </table:table-cell>
          <table:table-cell office:value-type="float" office:value="1.5325656489562078E-4" table:formula="of:=[.D1133]-[.E1133]" table:style-name="ce2">
            <text:p>0,00</text:p>
          </table:table-cell>
          <table:table-cell office:value-type="float" office:value="0.87105257717165652" table:formula="of:=1-EXP(-[.A1133]/[.$D$1])" table:style-name="ce1">
            <text:p>0,871052577</text:p>
          </table:table-cell>
          <table:table-cell office:value-type="float" office:value="-28821824037.01722" table:formula="of:=([.$D$2]-[.$D$1]*[.$D$1])*[.A1133]*[.G1133]" table:style-name="ce1">
            <text:p>-28821824037</text:p>
          </table:table-cell>
          <table:table-cell table:number-columns-repeated="16376"/>
        </table:table-row>
        <table:table-row table:style-name="ro1">
          <table:table-cell office:value-type="float" office:value="5183" table:style-name="ce1">
            <text:p>5183</text:p>
          </table:table-cell>
          <table:table-cell office:value-type="float" office:value="25.19" table:style-name="ce1">
            <text:p>25,19</text:p>
          </table:table-cell>
          <table:table-cell office:value-type="float" office:value="80" table:style-name="ce1">
            <text:p>80</text:p>
          </table:table-cell>
          <table:table-cell office:value-type="float" office:value="6.25" table:formula="of:=[.B1134]-[.$B$5]" table:style-name="ce2">
            <text:p>6,25</text:p>
          </table:table-cell>
          <table:table-cell office:value-type="float" office:value="6.25167492981591" table:formula="of:=[.$D$2]*(1-EXP(-[.A1134]/[.$D$1]))" table:style-name="ce1">
            <text:p>6,25167493</text:p>
          </table:table-cell>
          <table:table-cell office:value-type="float" office:value="-1.6749298159099979E-3" table:formula="of:=[.D1134]-[.E1134]" table:style-name="ce2">
            <text:p>0,00</text:p>
          </table:table-cell>
          <table:table-cell office:value-type="float" office:value="0.87130737485293142" table:formula="of:=1-EXP(-[.A1134]/[.$D$1])" table:style-name="ce1">
            <text:p>0,871307375</text:p>
          </table:table-cell>
          <table:table-cell office:value-type="float" office:value="-28858094090.43782" table:formula="of:=([.$D$2]-[.$D$1]*[.$D$1])*[.A1134]*[.G1134]" table:style-name="ce1">
            <text:p>-28858094090</text:p>
          </table:table-cell>
          <table:table-cell table:number-columns-repeated="16376"/>
        </table:table-row>
        <table:table-row table:style-name="ro1">
          <table:table-cell office:value-type="float" office:value="5187" table:style-name="ce1">
            <text:p>5187</text:p>
          </table:table-cell>
          <table:table-cell office:value-type="float" office:value="25.19" table:style-name="ce1">
            <text:p>25,19</text:p>
          </table:table-cell>
          <table:table-cell office:value-type="float" office:value="82.9" table:style-name="ce1">
            <text:p>82,9</text:p>
          </table:table-cell>
          <table:table-cell office:value-type="float" office:value="6.25" table:formula="of:=[.B1135]-[.$B$5]" table:style-name="ce2">
            <text:p>6,25</text:p>
          </table:table-cell>
          <table:table-cell office:value-type="float" office:value="6.2531348776051585" table:formula="of:=[.$D$2]*(1-EXP(-[.A1135]/[.$D$1]))" table:style-name="ce1">
            <text:p>6,253134878</text:p>
          </table:table-cell>
          <table:table-cell office:value-type="float" office:value="-3.1348776051585148E-3" table:formula="of:=[.D1135]-[.E1135]" table:style-name="ce2">
            <text:p>0,00</text:p>
          </table:table-cell>
          <table:table-cell office:value-type="float" office:value="0.87151085044786458" table:formula="of:=1-EXP(-[.A1135]/[.$D$1])" table:style-name="ce1">
            <text:p>0,87151085</text:p>
          </table:table-cell>
          <table:table-cell office:value-type="float" office:value="-28887109839.199169" table:formula="of:=([.$D$2]-[.$D$1]*[.$D$1])*[.A1135]*[.G1135]" table:style-name="ce1">
            <text:p>-28887109839</text:p>
          </table:table-cell>
          <table:table-cell table:number-columns-repeated="16376"/>
        </table:table-row>
        <table:table-row table:style-name="ro1">
          <table:table-cell office:value-type="float" office:value="5192" table:style-name="ce1">
            <text:p>5192</text:p>
          </table:table-cell>
          <table:table-cell office:value-type="float" office:value="25.19" table:style-name="ce1">
            <text:p>25,19</text:p>
          </table:table-cell>
          <table:table-cell office:value-type="float" office:value="85.3" table:style-name="ce1">
            <text:p>85,3</text:p>
          </table:table-cell>
          <table:table-cell office:value-type="float" office:value="6.25" table:formula="of:=[.B1136]-[.$B$5]" table:style-name="ce2">
            <text:p>6,25</text:p>
          </table:table-cell>
          <table:table-cell office:value-type="float" office:value="6.2549565666947133" table:formula="of:=[.$D$2]*(1-EXP(-[.A1136]/[.$D$1]))" table:style-name="ce1">
            <text:p>6,254956567</text:p>
          </table:table-cell>
          <table:table-cell office:value-type="float" office:value="-4.956566694713338E-3" table:formula="of:=[.D1136]-[.E1136]" table:style-name="ce2">
            <text:p>0,00</text:p>
          </table:table-cell>
          <table:table-cell office:value-type="float" office:value="0.87176474258976855" table:formula="of:=1-EXP(-[.A1136]/[.$D$1])" table:style-name="ce1">
            <text:p>0,871764743</text:p>
          </table:table-cell>
          <table:table-cell office:value-type="float" office:value="-28923379144.870125" table:formula="of:=([.$D$2]-[.$D$1]*[.$D$1])*[.A1136]*[.G1136]" table:style-name="ce1">
            <text:p>-28923379145</text:p>
          </table:table-cell>
          <table:table-cell table:number-columns-repeated="16376"/>
        </table:table-row>
        <table:table-row table:style-name="ro1">
          <table:table-cell office:value-type="float" office:value="5196" table:style-name="ce1">
            <text:p>5196</text:p>
          </table:table-cell>
          <table:table-cell office:value-type="float" office:value="25.19" table:style-name="ce1">
            <text:p>25,19</text:p>
          </table:table-cell>
          <table:table-cell office:value-type="float" office:value="86.8" table:style-name="ce1">
            <text:p>86,8</text:p>
          </table:table-cell>
          <table:table-cell office:value-type="float" office:value="6.25" table:formula="of:=[.B1137]-[.$B$5]" table:style-name="ce2">
            <text:p>6,25</text:p>
          </table:table-cell>
          <table:table-cell office:value-type="float" office:value="6.2564113258959182" table:formula="of:=[.$D$2]*(1-EXP(-[.A1137]/[.$D$1]))" table:style-name="ce1">
            <text:p>6,256411326</text:p>
          </table:table-cell>
          <table:table-cell office:value-type="float" office:value="-6.4113258959181962E-3" table:formula="of:=[.D1137]-[.E1137]" table:style-name="ce2">
            <text:p>-0,01</text:p>
          </table:table-cell>
          <table:table-cell office:value-type="float" office:value="0.87196749504169135" table:formula="of:=1-EXP(-[.A1137]/[.$D$1])" table:style-name="ce1">
            <text:p>0,871967495</text:p>
          </table:table-cell>
          <table:table-cell office:value-type="float" office:value="-28952394275.699696" table:formula="of:=([.$D$2]-[.$D$1]*[.$D$1])*[.A1137]*[.G1137]" table:style-name="ce1">
            <text:p>-28952394276</text:p>
          </table:table-cell>
          <table:table-cell table:number-columns-repeated="16376"/>
        </table:table-row>
        <table:table-row table:style-name="ro1">
          <table:table-cell office:value-type="float" office:value="5201" table:style-name="ce1">
            <text:p>5201</text:p>
          </table:table-cell>
          <table:table-cell office:value-type="float" office:value="25.19" table:style-name="ce1">
            <text:p>25,19</text:p>
          </table:table-cell>
          <table:table-cell office:value-type="float" office:value="87.1" table:style-name="ce1">
            <text:p>87,1</text:p>
          </table:table-cell>
          <table:table-cell office:value-type="float" office:value="6.25" table:formula="of:=[.B1138]-[.$B$5]" table:style-name="ce2">
            <text:p>6,25</text:p>
          </table:table-cell>
          <table:table-cell office:value-type="float" office:value="6.2582265407852988" table:formula="of:=[.$D$2]*(1-EXP(-[.A1138]/[.$D$1]))" table:style-name="ce1">
            <text:p>6,258226541</text:p>
          </table:table-cell>
          <table:table-cell office:value-type="float" office:value="-8.2265407852988304E-3" table:formula="of:=[.D1138]-[.E1138]" table:style-name="ce2">
            <text:p>-0,01</text:p>
          </table:table-cell>
          <table:table-cell office:value-type="float" office:value="0.87222048486246995" table:formula="of:=1-EXP(-[.A1138]/[.$D$1])" table:style-name="ce1">
            <text:p>0,872220485</text:p>
          </table:table-cell>
          <table:table-cell office:value-type="float" office:value="-28988662784.384281" table:formula="of:=([.$D$2]-[.$D$1]*[.$D$1])*[.A1138]*[.G1138]" table:style-name="ce1">
            <text:p>-28988662784</text:p>
          </table:table-cell>
          <table:table-cell table:number-columns-repeated="16376"/>
        </table:table-row>
        <table:table-row table:style-name="ro1">
          <table:table-cell office:value-type="float" office:value="5205" table:style-name="ce1">
            <text:p>5205</text:p>
          </table:table-cell>
          <table:table-cell office:value-type="float" office:value="25.19" table:style-name="ce1">
            <text:p>25,19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6.25" table:formula="of:=[.B1139]-[.$B$5]" table:style-name="ce2">
            <text:p>6,25</text:p>
          </table:table-cell>
          <table:table-cell office:value-type="float" office:value="6.2596761298384642" table:formula="of:=[.$D$2]*(1-EXP(-[.A1139]/[.$D$1]))" table:style-name="ce1">
            <text:p>6,25967613</text:p>
          </table:table-cell>
          <table:table-cell office:value-type="float" office:value="-9.6761298384642203E-3" table:formula="of:=[.D1139]-[.E1139]" table:style-name="ce2">
            <text:p>-0,01</text:p>
          </table:table-cell>
          <table:table-cell office:value-type="float" office:value="0.87242251674139981" table:formula="of:=1-EXP(-[.A1139]/[.$D$1])" table:style-name="ce1">
            <text:p>0,872422517</text:p>
          </table:table-cell>
          <table:table-cell office:value-type="float" office:value="-29017677258.036663" table:formula="of:=([.$D$2]-[.$D$1]*[.$D$1])*[.A1139]*[.G1139]" table:style-name="ce1">
            <text:p>-29017677258</text:p>
          </table:table-cell>
          <table:table-cell table:number-columns-repeated="16376"/>
        </table:table-row>
        <table:table-row table:style-name="ro1">
          <table:table-cell office:value-type="float" office:value="5210" table:style-name="ce1">
            <text:p>5210</text:p>
          </table:table-cell>
          <table:table-cell office:value-type="float" office:value="25.19" table:style-name="ce1">
            <text:p>25,19</text:p>
          </table:table-cell>
          <table:table-cell office:value-type="float" office:value="75.2" table:style-name="ce1">
            <text:p>75,2</text:p>
          </table:table-cell>
          <table:table-cell office:value-type="float" office:value="6.25" table:formula="of:=[.B1140]-[.$B$5]" table:style-name="ce2">
            <text:p>6,25</text:p>
          </table:table-cell>
          <table:table-cell office:value-type="float" office:value="6.261484893536684" table:formula="of:=[.$D$2]*(1-EXP(-[.A1140]/[.$D$1]))" table:style-name="ce1">
            <text:p>6,261484894</text:p>
          </table:table-cell>
          <table:table-cell office:value-type="float" office:value="-1.1484893536684027E-2" table:formula="of:=[.D1140]-[.E1140]" table:style-name="ce2">
            <text:p>-0,01</text:p>
          </table:table-cell>
          <table:table-cell office:value-type="float" office:value="0.87267460744786129" table:formula="of:=1-EXP(-[.A1140]/[.$D$1])" table:style-name="ce1">
            <text:p>0,872674607</text:p>
          </table:table-cell>
          <table:table-cell office:value-type="float" office:value="-29053944920.857582" table:formula="of:=([.$D$2]-[.$D$1]*[.$D$1])*[.A1140]*[.G1140]" table:style-name="ce1">
            <text:p>-29053944921</text:p>
          </table:table-cell>
          <table:table-cell table:number-columns-repeated="16376"/>
        </table:table-row>
        <table:table-row table:style-name="ro1">
          <table:table-cell office:value-type="float" office:value="5215" table:style-name="ce1">
            <text:p>5215</text:p>
          </table:table-cell>
          <table:table-cell office:value-type="float" office:value="25.19" table:style-name="ce1">
            <text:p>25,19</text:p>
          </table:table-cell>
          <table:table-cell office:value-type="float" office:value="73.900000000000006" table:style-name="ce1">
            <text:p>73,9</text:p>
          </table:table-cell>
          <table:table-cell office:value-type="float" office:value="6.25" table:formula="of:=[.B1141]-[.$B$5]" table:style-name="ce2">
            <text:p>6,25</text:p>
          </table:table-cell>
          <table:table-cell office:value-type="float" office:value="6.263290083151869" table:formula="of:=[.$D$2]*(1-EXP(-[.A1141]/[.$D$1]))" table:style-name="ce1">
            <text:p>6,263290083</text:p>
          </table:table-cell>
          <table:table-cell office:value-type="float" office:value="-1.329008315186897E-2" table:formula="of:=[.D1141]-[.E1141]" table:style-name="ce2">
            <text:p>-0,01</text:p>
          </table:table-cell>
          <table:table-cell office:value-type="float" office:value="0.87292620002783006" table:formula="of:=1-EXP(-[.A1141]/[.$D$1])" table:style-name="ce1">
            <text:p>0,8729262</text:p>
          </table:table-cell>
          <table:table-cell office:value-type="float" office:value="-29090212092.766079" table:formula="of:=([.$D$2]-[.$D$1]*[.$D$1])*[.A1141]*[.G1141]" table:style-name="ce1">
            <text:p>-29090212093</text:p>
          </table:table-cell>
          <table:table-cell table:number-columns-repeated="16376"/>
        </table:table-row>
        <table:table-row table:style-name="ro1">
          <table:table-cell office:value-type="float" office:value="5219" table:style-name="ce1">
            <text:p>5219</text:p>
          </table:table-cell>
          <table:table-cell office:value-type="float" office:value="25.19" table:style-name="ce1">
            <text:p>25,19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6.25" table:formula="of:=[.B1142]-[.$B$5]" table:style-name="ce2">
            <text:p>6,25</text:p>
          </table:table-cell>
          <table:table-cell office:value-type="float" office:value="6.2647316662505803" table:formula="of:=[.$D$2]*(1-EXP(-[.A1142]/[.$D$1]))" table:style-name="ce1">
            <text:p>6,264731666</text:p>
          </table:table-cell>
          <table:table-cell office:value-type="float" office:value="-1.4731666250580311E-2" table:formula="of:=[.D1142]-[.E1142]" table:style-name="ce2">
            <text:p>-0,01</text:p>
          </table:table-cell>
          <table:table-cell office:value-type="float" office:value="0.87312711610223759" table:formula="of:=1-EXP(-[.A1142]/[.$D$1])" table:style-name="ce1">
            <text:p>0,873127116</text:p>
          </table:table-cell>
          <table:table-cell office:value-type="float" office:value="-29119225466.811562" table:formula="of:=([.$D$2]-[.$D$1]*[.$D$1])*[.A1142]*[.G1142]" table:style-name="ce1">
            <text:p>-29119225467</text:p>
          </table:table-cell>
          <table:table-cell table:number-columns-repeated="16376"/>
        </table:table-row>
        <table:table-row table:style-name="ro1">
          <table:table-cell office:value-type="float" office:value="5224" table:style-name="ce1">
            <text:p>5224</text:p>
          </table:table-cell>
          <table:table-cell office:value-type="float" office:value="25.19" table:style-name="ce1">
            <text:p>25,19</text:p>
          </table:table-cell>
          <table:table-cell office:value-type="float" office:value="78.2" table:style-name="ce1">
            <text:p>78,2</text:p>
          </table:table-cell>
          <table:table-cell office:value-type="float" office:value="6.25" table:formula="of:=[.B1143]-[.$B$5]" table:style-name="ce2">
            <text:p>6,25</text:p>
          </table:table-cell>
          <table:table-cell office:value-type="float" office:value="6.2665304403039732" table:formula="of:=[.$D$2]*(1-EXP(-[.A1143]/[.$D$1]))" table:style-name="ce1">
            <text:p>6,26653044</text:p>
          </table:table-cell>
          <table:table-cell office:value-type="float" office:value="-1.6530440303973215E-2" table:formula="of:=[.D1143]-[.E1143]" table:style-name="ce2">
            <text:p>-0,02</text:p>
          </table:table-cell>
          <table:table-cell office:value-type="float" office:value="0.87337781453361962" table:formula="of:=1-EXP(-[.A1143]/[.$D$1])" table:style-name="ce1">
            <text:p>0,873377815</text:p>
          </table:table-cell>
          <table:table-cell office:value-type="float" office:value="-29155491717.534878" table:formula="of:=([.$D$2]-[.$D$1]*[.$D$1])*[.A1143]*[.G1143]" table:style-name="ce1">
            <text:p>-29155491718</text:p>
          </table:table-cell>
          <table:table-cell table:number-columns-repeated="16376"/>
        </table:table-row>
        <table:table-row table:style-name="ro1">
          <table:table-cell office:value-type="float" office:value="5228" table:style-name="ce1">
            <text:p>5228</text:p>
          </table:table-cell>
          <table:table-cell office:value-type="float" office:value="25.19" table:style-name="ce1">
            <text:p>25,19</text:p>
          </table:table-cell>
          <table:table-cell office:value-type="float" office:value="81" table:style-name="ce1">
            <text:p>81</text:p>
          </table:table-cell>
          <table:table-cell office:value-type="float" office:value="6.25" table:formula="of:=[.B1144]-[.$B$5]" table:style-name="ce2">
            <text:p>6,25</text:p>
          </table:table-cell>
          <table:table-cell office:value-type="float" office:value="6.2679669000819143" table:formula="of:=[.$D$2]*(1-EXP(-[.A1144]/[.$D$1]))" table:style-name="ce1">
            <text:p>6,2679669</text:p>
          </table:table-cell>
          <table:table-cell office:value-type="float" office:value="-1.7966900081914261E-2" table:formula="of:=[.D1144]-[.E1144]" table:style-name="ce2">
            <text:p>-0,02</text:p>
          </table:table-cell>
          <table:table-cell office:value-type="float" office:value="0.8735780165614363" table:formula="of:=1-EXP(-[.A1144]/[.$D$1])" table:style-name="ce1">
            <text:p>0,873578017</text:p>
          </table:table-cell>
          <table:table-cell office:value-type="float" office:value="-29184504335.408524" table:formula="of:=([.$D$2]-[.$D$1]*[.$D$1])*[.A1144]*[.G1144]" table:style-name="ce1">
            <text:p>-29184504335</text:p>
          </table:table-cell>
          <table:table-cell table:number-columns-repeated="16376"/>
        </table:table-row>
        <table:table-row table:style-name="ro1">
          <table:table-cell office:value-type="float" office:value="5233" table:style-name="ce1">
            <text:p>5233</text:p>
          </table:table-cell>
          <table:table-cell office:value-type="float" office:value="25.19" table:style-name="ce1">
            <text:p>25,19</text:p>
          </table:table-cell>
          <table:table-cell office:value-type="float" office:value="83.9" table:style-name="ce1">
            <text:p>83,9</text:p>
          </table:table-cell>
          <table:table-cell office:value-type="float" office:value="6.25" table:formula="of:=[.B1145]-[.$B$5]" table:style-name="ce2">
            <text:p>6,25</text:p>
          </table:table-cell>
          <table:table-cell office:value-type="float" office:value="6.2697592813741299" table:formula="of:=[.$D$2]*(1-EXP(-[.A1145]/[.$D$1]))" table:style-name="ce1">
            <text:p>6,269759281</text:p>
          </table:table-cell>
          <table:table-cell office:value-type="float" office:value="-1.9759281374129856E-2" table:formula="of:=[.D1145]-[.E1145]" table:style-name="ce2">
            <text:p>-0,02</text:p>
          </table:table-cell>
          <table:table-cell office:value-type="float" office:value="0.87382782402199499" table:formula="of:=1-EXP(-[.A1145]/[.$D$1])" table:style-name="ce1">
            <text:p>0,873827824</text:p>
          </table:table-cell>
          <table:table-cell office:value-type="float" office:value="-29220769616.979111" table:formula="of:=([.$D$2]-[.$D$1]*[.$D$1])*[.A1145]*[.G1145]" table:style-name="ce1">
            <text:p>-29220769617</text:p>
          </table:table-cell>
          <table:table-cell table:number-columns-repeated="16376"/>
        </table:table-row>
        <table:table-row table:style-name="ro1">
          <table:table-cell office:value-type="float" office:value="5237" table:style-name="ce1">
            <text:p>5237</text:p>
          </table:table-cell>
          <table:table-cell office:value-type="float" office:value="25.19" table:style-name="ce1">
            <text:p>25,19</text:p>
          </table:table-cell>
          <table:table-cell office:value-type="float" office:value="84.2" table:style-name="ce1">
            <text:p>84,2</text:p>
          </table:table-cell>
          <table:table-cell office:value-type="float" office:value="6.25" table:formula="of:=[.B1146]-[.$B$5]" table:style-name="ce2">
            <text:p>6,25</text:p>
          </table:table-cell>
          <table:table-cell office:value-type="float" office:value="6.2711906360393508" table:formula="of:=[.$D$2]*(1-EXP(-[.A1146]/[.$D$1]))" table:style-name="ce1">
            <text:p>6,271190636</text:p>
          </table:table-cell>
          <table:table-cell office:value-type="float" office:value="-2.1190636039350785E-2" table:formula="of:=[.D1146]-[.E1146]" table:style-name="ce2">
            <text:p>-0,02</text:p>
          </table:table-cell>
          <table:table-cell office:value-type="float" office:value="0.87402731454091009" table:formula="of:=1-EXP(-[.A1146]/[.$D$1])" table:style-name="ce1">
            <text:p>0,874027315</text:p>
          </table:table-cell>
          <table:table-cell office:value-type="float" office:value="-29249781440.448116" table:formula="of:=([.$D$2]-[.$D$1]*[.$D$1])*[.A1146]*[.G1146]" table:style-name="ce1">
            <text:p>-29249781440</text:p>
          </table:table-cell>
          <table:table-cell table:number-columns-repeated="16376"/>
        </table:table-row>
        <table:table-row table:style-name="ro1">
          <table:table-cell office:value-type="float" office:value="5242" table:style-name="ce1">
            <text:p>5242</text:p>
          </table:table-cell>
          <table:table-cell office:value-type="float" office:value="25.19" table:style-name="ce1">
            <text:p>25,19</text:p>
          </table:table-cell>
          <table:table-cell office:value-type="float" office:value="82.6" table:style-name="ce1">
            <text:p>82,6</text:p>
          </table:table-cell>
          <table:table-cell office:value-type="float" office:value="6.25" table:formula="of:=[.B1147]-[.$B$5]" table:style-name="ce2">
            <text:p>6,25</text:p>
          </table:table-cell>
          <table:table-cell office:value-type="float" office:value="6.2729766472899708" table:formula="of:=[.$D$2]*(1-EXP(-[.A1147]/[.$D$1]))" table:style-name="ce1">
            <text:p>6,272976647</text:p>
          </table:table-cell>
          <table:table-cell office:value-type="float" office:value="-2.2976647289970842E-2" table:formula="of:=[.D1147]-[.E1147]" table:style-name="ce2">
            <text:p>-0,02</text:p>
          </table:table-cell>
          <table:table-cell office:value-type="float" office:value="0.87427623419711509" table:formula="of:=1-EXP(-[.A1147]/[.$D$1])" table:style-name="ce1">
            <text:p>0,874276234</text:p>
          </table:table-cell>
          <table:table-cell office:value-type="float" office:value="-29286045705.250984" table:formula="of:=([.$D$2]-[.$D$1]*[.$D$1])*[.A1147]*[.G1147]" table:style-name="ce1">
            <text:p>-29286045705</text:p>
          </table:table-cell>
          <table:table-cell table:number-columns-repeated="16376"/>
        </table:table-row>
        <table:table-row table:style-name="ro1">
          <table:table-cell office:value-type="float" office:value="5247" table:style-name="ce1">
            <text:p>5247</text:p>
          </table:table-cell>
          <table:table-cell office:value-type="float" office:value="25.19" table:style-name="ce1">
            <text:p>25,19</text:p>
          </table:table-cell>
          <table:table-cell office:value-type="float" office:value="84" table:style-name="ce1">
            <text:p>84</text:p>
          </table:table-cell>
          <table:table-cell office:value-type="float" office:value="6.25" table:formula="of:=[.B1148]-[.$B$5]" table:style-name="ce2">
            <text:p>6,25</text:p>
          </table:table-cell>
          <table:table-cell office:value-type="float" office:value="6.2747591294159637" table:formula="of:=[.$D$2]*(1-EXP(-[.A1148]/[.$D$1]))" table:style-name="ce1">
            <text:p>6,274759129</text:p>
          </table:table-cell>
          <table:table-cell office:value-type="float" office:value="-2.4759129415963699E-2" table:formula="of:=[.D1148]-[.E1148]" table:style-name="ce2">
            <text:p>-0,02</text:p>
          </table:table-cell>
          <table:table-cell office:value-type="float" office:value="0.87452466199276302" table:formula="of:=1-EXP(-[.A1148]/[.$D$1])" table:style-name="ce1">
            <text:p>0,874524662</text:p>
          </table:table-cell>
          <table:table-cell office:value-type="float" office:value="-29322309384.737694" table:formula="of:=([.$D$2]-[.$D$1]*[.$D$1])*[.A1148]*[.G1148]" table:style-name="ce1">
            <text:p>-29322309385</text:p>
          </table:table-cell>
          <table:table-cell table:number-columns-repeated="16376"/>
        </table:table-row>
        <table:table-row table:style-name="ro1">
          <table:table-cell office:value-type="float" office:value="5251" table:style-name="ce1">
            <text:p>5251</text:p>
          </table:table-cell>
          <table:table-cell office:value-type="float" office:value="25.19" table:style-name="ce1">
            <text:p>25,19</text:p>
          </table:table-cell>
          <table:table-cell office:value-type="float" office:value="86.5" table:style-name="ce1">
            <text:p>86,5</text:p>
          </table:table-cell>
          <table:table-cell office:value-type="float" office:value="6.25" table:formula="of:=[.B1149]-[.$B$5]" table:style-name="ce2">
            <text:p>6,25</text:p>
          </table:table-cell>
          <table:table-cell office:value-type="float" office:value="6.276182578833672" table:formula="of:=[.$D$2]*(1-EXP(-[.A1149]/[.$D$1]))" table:style-name="ce1">
            <text:p>6,276182579</text:p>
          </table:table-cell>
          <table:table-cell office:value-type="float" office:value="-2.6182578833672032E-2" table:formula="of:=[.D1149]-[.E1149]" table:style-name="ce2">
            <text:p>-0,03</text:p>
          </table:table-cell>
          <table:table-cell office:value-type="float" office:value="0.87472305074286649" table:formula="of:=1-EXP(-[.A1149]/[.$D$1])" table:style-name="ce1">
            <text:p>0,874723051</text:p>
          </table:table-cell>
          <table:table-cell office:value-type="float" office:value="-29351319897.134712" table:formula="of:=([.$D$2]-[.$D$1]*[.$D$1])*[.A1149]*[.G1149]" table:style-name="ce1">
            <text:p>-29351319897</text:p>
          </table:table-cell>
          <table:table-cell table:number-columns-repeated="16376"/>
        </table:table-row>
        <table:table-row table:style-name="ro1">
          <table:table-cell office:value-type="float" office:value="5256" table:style-name="ce1">
            <text:p>5256</text:p>
          </table:table-cell>
          <table:table-cell office:value-type="float" office:value="25.19" table:style-name="ce1">
            <text:p>25,19</text:p>
          </table:table-cell>
          <table:table-cell office:value-type="float" office:value="87.4" table:style-name="ce1">
            <text:p>87,4</text:p>
          </table:table-cell>
          <table:table-cell office:value-type="float" office:value="6.25" table:formula="of:=[.B1150]-[.$B$5]" table:style-name="ce2">
            <text:p>6,25</text:p>
          </table:table-cell>
          <table:table-cell office:value-type="float" office:value="6.2779587260992571" table:formula="of:=[.$D$2]*(1-EXP(-[.A1150]/[.$D$1]))" table:style-name="ce1">
            <text:p>6,277958726</text:p>
          </table:table-cell>
          <table:table-cell office:value-type="float" office:value="-2.7958726099257092E-2" table:formula="of:=[.D1150]-[.E1150]" table:style-name="ce2">
            <text:p>-0,03</text:p>
          </table:table-cell>
          <table:table-cell office:value-type="float" office:value="0.87497059563742718" table:formula="of:=1-EXP(-[.A1150]/[.$D$1])" table:style-name="ce1">
            <text:p>0,874970596</text:p>
          </table:table-cell>
          <table:table-cell office:value-type="float" office:value="-29387582486.482319" table:formula="of:=([.$D$2]-[.$D$1]*[.$D$1])*[.A1150]*[.G1150]" table:style-name="ce1">
            <text:p>-29387582486</text:p>
          </table:table-cell>
          <table:table-cell table:number-columns-repeated="16376"/>
        </table:table-row>
        <table:table-row table:style-name="ro1">
          <table:table-cell office:value-type="float" office:value="5260" table:style-name="ce1">
            <text:p>5260</text:p>
          </table:table-cell>
          <table:table-cell office:value-type="float" office:value="25.19" table:style-name="ce1">
            <text:p>25,19</text:p>
          </table:table-cell>
          <table:table-cell office:value-type="float" office:value="82.1" table:style-name="ce1">
            <text:p>82,1</text:p>
          </table:table-cell>
          <table:table-cell office:value-type="float" office:value="6.25" table:formula="of:=[.B1151]-[.$B$5]" table:style-name="ce2">
            <text:p>6,25</text:p>
          </table:table-cell>
          <table:table-cell office:value-type="float" office:value="6.2793771166424737" table:formula="of:=[.$D$2]*(1-EXP(-[.A1151]/[.$D$1]))" table:style-name="ce1">
            <text:p>6,279377117</text:p>
          </table:table-cell>
          <table:table-cell office:value-type="float" office:value="-2.9377116642473666E-2" table:formula="of:=[.D1151]-[.E1151]" table:style-name="ce2">
            <text:p>-0,03</text:p>
          </table:table-cell>
          <table:table-cell office:value-type="float" office:value="0.87516827932293551" table:formula="of:=1-EXP(-[.A1151]/[.$D$1])" table:style-name="ce1">
            <text:p>0,875168279</text:p>
          </table:table-cell>
          <table:table-cell office:value-type="float" office:value="-29416592108.043079" table:formula="of:=([.$D$2]-[.$D$1]*[.$D$1])*[.A1151]*[.G1151]" table:style-name="ce1">
            <text:p>-29416592108</text:p>
          </table:table-cell>
          <table:table-cell table:number-columns-repeated="16376"/>
        </table:table-row>
        <table:table-row table:style-name="ro1">
          <table:table-cell office:value-type="float" office:value="5265" table:style-name="ce1">
            <text:p>5265</text:p>
          </table:table-cell>
          <table:table-cell office:value-type="float" office:value="25.19" table:style-name="ce1">
            <text:p>25,19</text:p>
          </table:table-cell>
          <table:table-cell office:value-type="float" office:value="77.2" table:style-name="ce1">
            <text:p>77,2</text:p>
          </table:table-cell>
          <table:table-cell office:value-type="float" office:value="6.25" table:formula="of:=[.B1152]-[.$B$5]" table:style-name="ce2">
            <text:p>6,25</text:p>
          </table:table-cell>
          <table:table-cell office:value-type="float" office:value="6.2811469515614551" table:formula="of:=[.$D$2]*(1-EXP(-[.A1152]/[.$D$1]))" table:style-name="ce1">
            <text:p>6,281146952</text:p>
          </table:table-cell>
          <table:table-cell office:value-type="float" office:value="-3.1146951561455083E-2" table:formula="of:=[.D1152]-[.E1152]" table:style-name="ce2">
            <text:p>-0,03</text:p>
          </table:table-cell>
          <table:table-cell office:value-type="float" office:value="0.87541494445419921" table:formula="of:=1-EXP(-[.A1152]/[.$D$1])" table:style-name="ce1">
            <text:p>0,875414944</text:p>
          </table:table-cell>
          <table:table-cell office:value-type="float" office:value="-29452853560.529049" table:formula="of:=([.$D$2]-[.$D$1]*[.$D$1])*[.A1152]*[.G1152]" table:style-name="ce1">
            <text:p>-29452853561</text:p>
          </table:table-cell>
          <table:table-cell table:number-columns-repeated="16376"/>
        </table:table-row>
        <table:table-row table:style-name="ro1">
          <table:table-cell office:value-type="float" office:value="5270" table:style-name="ce1">
            <text:p>5270</text:p>
          </table:table-cell>
          <table:table-cell office:value-type="float" office:value="25.19" table:style-name="ce1">
            <text:p>25,19</text:p>
          </table:table-cell>
          <table:table-cell office:value-type="float" office:value="73.900000000000006" table:style-name="ce1">
            <text:p>73,9</text:p>
          </table:table-cell>
          <table:table-cell office:value-type="float" office:value="6.25" table:formula="of:=[.B1153]-[.$B$5]" table:style-name="ce2">
            <text:p>6,25</text:p>
          </table:table-cell>
          <table:table-cell office:value-type="float" office:value="6.2829132893199384" table:formula="of:=[.$D$2]*(1-EXP(-[.A1153]/[.$D$1]))" table:style-name="ce1">
            <text:p>6,282913289</text:p>
          </table:table-cell>
          <table:table-cell office:value-type="float" office:value="-3.2913289319938421E-2" table:formula="of:=[.D1153]-[.E1153]" table:style-name="ce2">
            <text:p>-0,03</text:p>
          </table:table-cell>
          <table:table-cell office:value-type="float" office:value="0.87566112217980485" table:formula="of:=1-EXP(-[.A1153]/[.$D$1])" table:style-name="ce1">
            <text:p>0,875661122</text:p>
          </table:table-cell>
          <table:table-cell office:value-type="float" office:value="-29489114361.363861" table:formula="of:=([.$D$2]-[.$D$1]*[.$D$1])*[.A1153]*[.G1153]" table:style-name="ce1">
            <text:p>-29489114361</text:p>
          </table:table-cell>
          <table:table-cell table:number-columns-repeated="16376"/>
        </table:table-row>
        <table:table-row table:style-name="ro1">
          <table:table-cell office:value-type="float" office:value="5274" table:style-name="ce1">
            <text:p>5274</text:p>
          </table:table-cell>
          <table:table-cell office:value-type="float" office:value="25.19" table:style-name="ce1">
            <text:p>25,19</text:p>
          </table:table-cell>
          <table:table-cell office:value-type="float" office:value="74.7" table:style-name="ce1">
            <text:p>74,7</text:p>
          </table:table-cell>
          <table:table-cell office:value-type="float" office:value="6.25" table:formula="of:=[.B1154]-[.$B$5]" table:style-name="ce2">
            <text:p>6,25</text:p>
          </table:table-cell>
          <table:table-cell office:value-type="float" office:value="6.2843238462153614" table:formula="of:=[.$D$2]*(1-EXP(-[.A1154]/[.$D$1]))" table:style-name="ce1">
            <text:p>6,284323846</text:p>
          </table:table-cell>
          <table:table-cell office:value-type="float" office:value="-3.4323846215361442E-2" table:formula="of:=[.D1154]-[.E1154]" table:style-name="ce2">
            <text:p>-0,03</text:p>
          </table:table-cell>
          <table:table-cell office:value-type="float" office:value="0.87585771407548552" table:formula="of:=1-EXP(-[.A1154]/[.$D$1])" table:style-name="ce1">
            <text:p>0,875857714</text:p>
          </table:table-cell>
          <table:table-cell office:value-type="float" office:value="-29518122523.261734" table:formula="of:=([.$D$2]-[.$D$1]*[.$D$1])*[.A1154]*[.G1154]" table:style-name="ce1">
            <text:p>-29518122523</text:p>
          </table:table-cell>
          <table:table-cell table:number-columns-repeated="16376"/>
        </table:table-row>
        <table:table-row table:style-name="ro1">
          <table:table-cell office:value-type="float" office:value="5279" table:style-name="ce1">
            <text:p>5279</text:p>
          </table:table-cell>
          <table:table-cell office:value-type="float" office:value="25.19" table:style-name="ce1">
            <text:p>25,19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6.25" table:formula="of:=[.B1155]-[.$B$5]" table:style-name="ce2">
            <text:p>6,25</text:p>
          </table:table-cell>
          <table:table-cell office:value-type="float" office:value="6.2860839064897833" table:formula="of:=[.$D$2]*(1-EXP(-[.A1155]/[.$D$1]))" table:style-name="ce1">
            <text:p>6,286083906</text:p>
          </table:table-cell>
          <table:table-cell office:value-type="float" office:value="-3.6083906489783324E-2" table:formula="of:=[.D1155]-[.E1155]" table:style-name="ce2">
            <text:p>-0,04</text:p>
          </table:table-cell>
          <table:table-cell office:value-type="float" office:value="0.87610301689665038" table:formula="of:=1-EXP(-[.A1155]/[.$D$1])" table:style-name="ce1">
            <text:p>0,876103017</text:p>
          </table:table-cell>
          <table:table-cell office:value-type="float" office:value="-29554382115.242184" table:formula="of:=([.$D$2]-[.$D$1]*[.$D$1])*[.A1155]*[.G1155]" table:style-name="ce1">
            <text:p>-29554382115</text:p>
          </table:table-cell>
          <table:table-cell table:number-columns-repeated="16376"/>
        </table:table-row>
        <table:table-row table:style-name="ro1">
          <table:table-cell office:value-type="float" office:value="5283" table:style-name="ce1">
            <text:p>5283</text:p>
          </table:table-cell>
          <table:table-cell office:value-type="float" office:value="25.12" table:style-name="ce1">
            <text:p>25,12</text:p>
          </table:table-cell>
          <table:table-cell office:value-type="float" office:value="78.5" table:style-name="ce1">
            <text:p>78,5</text:p>
          </table:table-cell>
          <table:table-cell office:value-type="float" office:value="6.18" table:formula="of:=[.B1156]-[.$B$5]" table:style-name="ce2">
            <text:p>6,18</text:p>
          </table:table-cell>
          <table:table-cell office:value-type="float" office:value="6.2874894503301526" table:formula="of:=[.$D$2]*(1-EXP(-[.A1156]/[.$D$1]))" table:style-name="ce1">
            <text:p>6,28748945</text:p>
          </table:table-cell>
          <table:table-cell office:value-type="float" office:value="-0.10748945033015289" table:formula="of:=[.D1156]-[.E1156]" table:style-name="ce2">
            <text:p>-0,11</text:p>
          </table:table-cell>
          <table:table-cell office:value-type="float" office:value="0.87629891011367478" table:formula="of:=1-EXP(-[.A1156]/[.$D$1])" table:style-name="ce1">
            <text:p>0,87629891</text:p>
          </table:table-cell>
          <table:table-cell office:value-type="float" office:value="-29583389291.684158" table:formula="of:=([.$D$2]-[.$D$1]*[.$D$1])*[.A1156]*[.G1156]" table:style-name="ce1">
            <text:p>-29583389292</text:p>
          </table:table-cell>
          <table:table-cell table:number-columns-repeated="16376"/>
        </table:table-row>
        <table:table-row table:style-name="ro1">
          <table:table-cell office:value-type="float" office:value="5288" table:style-name="ce1">
            <text:p>5288</text:p>
          </table:table-cell>
          <table:table-cell office:value-type="float" office:value="25.19" table:style-name="ce1">
            <text:p>25,19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6.25" table:formula="of:=[.B1157]-[.$B$5]" table:style-name="ce2">
            <text:p>6,25</text:p>
          </table:table-cell>
          <table:table-cell office:value-type="float" office:value="6.2892432554304074" table:formula="of:=[.$D$2]*(1-EXP(-[.A1157]/[.$D$1]))" table:style-name="ce1">
            <text:p>6,289243255</text:p>
          </table:table-cell>
          <table:table-cell office:value-type="float" office:value="-3.9243255430407409E-2" table:formula="of:=[.D1157]-[.E1157]" table:style-name="ce2">
            <text:p>-0,04</text:p>
          </table:table-cell>
          <table:table-cell office:value-type="float" office:value="0.87654334113976973" table:formula="of:=1-EXP(-[.A1157]/[.$D$1])" table:style-name="ce1">
            <text:p>0,876543341</text:p>
          </table:table-cell>
          <table:table-cell office:value-type="float" office:value="-29619647628.967896" table:formula="of:=([.$D$2]-[.$D$1]*[.$D$1])*[.A1157]*[.G1157]" table:style-name="ce1">
            <text:p>-29619647629</text:p>
          </table:table-cell>
          <table:table-cell table:number-columns-repeated="16376"/>
        </table:table-row>
        <table:table-row table:style-name="ro1">
          <table:table-cell office:value-type="float" office:value="5292" table:style-name="ce1">
            <text:p>5292</text:p>
          </table:table-cell>
          <table:table-cell office:value-type="float" office:value="25.19" table:style-name="ce1">
            <text:p>25,19</text:p>
          </table:table-cell>
          <table:table-cell office:value-type="float" office:value="80" table:style-name="ce1">
            <text:p>80</text:p>
          </table:table-cell>
          <table:table-cell office:value-type="float" office:value="6.25" table:formula="of:=[.B1158]-[.$B$5]" table:style-name="ce2">
            <text:p>6,25</text:p>
          </table:table-cell>
          <table:table-cell office:value-type="float" office:value="6.2906438040318919" table:formula="of:=[.$D$2]*(1-EXP(-[.A1158]/[.$D$1]))" table:style-name="ce1">
            <text:p>6,290643804</text:p>
          </table:table-cell>
          <table:table-cell office:value-type="float" office:value="-4.0643804031891939E-2" table:formula="of:=[.D1158]-[.E1158]" table:style-name="ce2">
            <text:p>-0,04</text:p>
          </table:table-cell>
          <table:table-cell office:value-type="float" office:value="0.87673853816121006" table:formula="of:=1-EXP(-[.A1158]/[.$D$1])" table:style-name="ce1">
            <text:p>0,876738538</text:p>
          </table:table-cell>
          <table:table-cell office:value-type="float" office:value="-29648653783.416718" table:formula="of:=([.$D$2]-[.$D$1]*[.$D$1])*[.A1158]*[.G1158]" table:style-name="ce1">
            <text:p>-29648653783</text:p>
          </table:table-cell>
          <table:table-cell table:number-columns-repeated="16376"/>
        </table:table-row>
        <table:table-row table:style-name="ro1">
          <table:table-cell office:value-type="float" office:value="5297" table:style-name="ce1">
            <text:p>5297</text:p>
          </table:table-cell>
          <table:table-cell office:value-type="float" office:value="25.19" table:style-name="ce1">
            <text:p>25,19</text:p>
          </table:table-cell>
          <table:table-cell office:value-type="float" office:value="83.7" table:style-name="ce1">
            <text:p>83,7</text:p>
          </table:table-cell>
          <table:table-cell office:value-type="float" office:value="6.25" table:formula="of:=[.B1159]-[.$B$5]" table:style-name="ce2">
            <text:p>6,25</text:p>
          </table:table-cell>
          <table:table-cell office:value-type="float" office:value="6.2923913761885837" table:formula="of:=[.$D$2]*(1-EXP(-[.A1159]/[.$D$1]))" table:style-name="ce1">
            <text:p>6,292391376</text:p>
          </table:table-cell>
          <table:table-cell office:value-type="float" office:value="-4.2391376188583685E-2" table:formula="of:=[.D1159]-[.E1159]" table:style-name="ce2">
            <text:p>-0,04</text:p>
          </table:table-cell>
          <table:table-cell office:value-type="float" office:value="0.87698210049055492" table:formula="of:=1-EXP(-[.A1159]/[.$D$1])" table:style-name="ce1">
            <text:p>0,8769821</text:p>
          </table:table-cell>
          <table:table-cell office:value-type="float" office:value="-29684910820.502491" table:formula="of:=([.$D$2]-[.$D$1]*[.$D$1])*[.A1159]*[.G1159]" table:style-name="ce1">
            <text:p>-29684910821</text:p>
          </table:table-cell>
          <table:table-cell table:number-columns-repeated="16376"/>
        </table:table-row>
        <table:table-row table:style-name="ro1">
          <table:table-cell office:value-type="float" office:value="5302" table:style-name="ce1">
            <text:p>5302</text:p>
          </table:table-cell>
          <table:table-cell office:value-type="float" office:value="25.19" table:style-name="ce1">
            <text:p>25,19</text:p>
          </table:table-cell>
          <table:table-cell office:value-type="float" office:value="85.6" table:style-name="ce1">
            <text:p>85,6</text:p>
          </table:table-cell>
          <table:table-cell office:value-type="float" office:value="6.25" table:formula="of:=[.B1160]-[.$B$5]" table:style-name="ce2">
            <text:p>6,25</text:p>
          </table:table-cell>
          <table:table-cell office:value-type="float" office:value="6.2941354951755741" table:formula="of:=[.$D$2]*(1-EXP(-[.A1160]/[.$D$1]))" table:style-name="ce1">
            <text:p>6,294135495</text:p>
          </table:table-cell>
          <table:table-cell office:value-type="float" office:value="-4.4135495175574135E-2" table:formula="of:=[.D1160]-[.E1160]" table:style-name="ce2">
            <text:p>-0,04</text:p>
          </table:table-cell>
          <table:table-cell office:value-type="float" office:value="0.8772251815453197" table:formula="of:=1-EXP(-[.A1160]/[.$D$1])" table:style-name="ce1">
            <text:p>0,877225182</text:p>
          </table:table-cell>
          <table:table-cell office:value-type="float" office:value="-29721167115.719982" table:formula="of:=([.$D$2]-[.$D$1]*[.$D$1])*[.A1160]*[.G1160]" table:style-name="ce1">
            <text:p>-29721167116</text:p>
          </table:table-cell>
          <table:table-cell table:number-columns-repeated="16376"/>
        </table:table-row>
        <table:table-row table:style-name="ro1">
          <table:table-cell office:value-type="float" office:value="5306" table:style-name="ce1">
            <text:p>5306</text:p>
          </table:table-cell>
          <table:table-cell office:value-type="float" office:value="25.12" table:style-name="ce1">
            <text:p>25,12</text:p>
          </table:table-cell>
          <table:table-cell office:value-type="float" office:value="83.3" table:style-name="ce1">
            <text:p>83,3</text:p>
          </table:table-cell>
          <table:table-cell office:value-type="float" office:value="6.18" table:formula="of:=[.B1161]-[.$B$5]" table:style-name="ce2">
            <text:p>6,18</text:p>
          </table:table-cell>
          <table:table-cell office:value-type="float" office:value="6.2955283086687599" table:formula="of:=[.$D$2]*(1-EXP(-[.A1161]/[.$D$1]))" table:style-name="ce1">
            <text:p>6,295528309</text:p>
          </table:table-cell>
          <table:table-cell office:value-type="float" office:value="-0.11552830866876018" table:formula="of:=[.D1161]-[.E1161]" table:style-name="ce2">
            <text:p>-0,12</text:p>
          </table:table-cell>
          <table:table-cell office:value-type="float" office:value="0.87741930051056205" table:formula="of:=1-EXP(-[.A1161]/[.$D$1])" table:style-name="ce1">
            <text:p>0,877419301</text:p>
          </table:table-cell>
          <table:table-cell office:value-type="float" office:value="-29750171608.418888" table:formula="of:=([.$D$2]-[.$D$1]*[.$D$1])*[.A1161]*[.G1161]" table:style-name="ce1">
            <text:p>-29750171608</text:p>
          </table:table-cell>
          <table:table-cell table:number-columns-repeated="16376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25.19" table:style-name="ce1">
            <text:p>25,19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6.25" table:formula="of:=[.B1162]-[.$B$5]" table:style-name="ce2">
            <text:p>6,25</text:p>
          </table:table-cell>
          <table:table-cell office:value-type="float" office:value="6.297266229136194" table:formula="of:=[.$D$2]*(1-EXP(-[.A1162]/[.$D$1]))" table:style-name="ce1">
            <text:p>6,297266229</text:p>
          </table:table-cell>
          <table:table-cell office:value-type="float" office:value="-4.7266229136194049E-2" table:formula="of:=[.D1162]-[.E1162]" table:style-name="ce2">
            <text:p>-0,05</text:p>
          </table:table-cell>
          <table:table-cell office:value-type="float" office:value="0.87766151766631362" table:formula="of:=1-EXP(-[.A1162]/[.$D$1])" table:style-name="ce1">
            <text:p>0,877661518</text:p>
          </table:table-cell>
          <table:table-cell office:value-type="float" office:value="-29786426533.332371" table:formula="of:=([.$D$2]-[.$D$1]*[.$D$1])*[.A1162]*[.G1162]" table:style-name="ce1">
            <text:p>-29786426533</text:p>
          </table:table-cell>
          <table:table-cell table:number-columns-repeated="16376"/>
        </table:table-row>
        <table:table-row table:style-name="ro1">
          <table:table-cell office:value-type="float" office:value="5315" table:style-name="ce1">
            <text:p>5315</text:p>
          </table:table-cell>
          <table:table-cell office:value-type="float" office:value="25.19" table:style-name="ce1">
            <text:p>25,19</text:p>
          </table:table-cell>
          <table:table-cell office:value-type="float" office:value="75.7" table:style-name="ce1">
            <text:p>75,7</text:p>
          </table:table-cell>
          <table:table-cell office:value-type="float" office:value="6.25" table:formula="of:=[.B1163]-[.$B$5]" table:style-name="ce2">
            <text:p>6,25</text:p>
          </table:table-cell>
          <table:table-cell office:value-type="float" office:value="6.2986540926335701" table:formula="of:=[.$D$2]*(1-EXP(-[.A1163]/[.$D$1]))" table:style-name="ce1">
            <text:p>6,298654093</text:p>
          </table:table-cell>
          <table:table-cell office:value-type="float" office:value="-4.8654092633570123E-2" table:formula="of:=[.D1163]-[.E1163]" table:style-name="ce2">
            <text:p>-0,05</text:p>
          </table:table-cell>
          <table:table-cell office:value-type="float" office:value="0.87785494674158204" table:formula="of:=1-EXP(-[.A1163]/[.$D$1])" table:style-name="ce1">
            <text:p>0,877854947</text:p>
          </table:table-cell>
          <table:table-cell office:value-type="float" office:value="-29815429911.898125" table:formula="of:=([.$D$2]-[.$D$1]*[.$D$1])*[.A1163]*[.G1163]" table:style-name="ce1">
            <text:p>-29815429912</text:p>
          </table:table-cell>
          <table:table-cell table:number-columns-repeated="16376"/>
        </table:table-row>
        <table:table-row table:style-name="ro1">
          <table:table-cell office:value-type="float" office:value="5320" table:style-name="ce1">
            <text:p>5320</text:p>
          </table:table-cell>
          <table:table-cell office:value-type="float" office:value="25.12" table:style-name="ce1">
            <text:p>25,12</text:p>
          </table:table-cell>
          <table:table-cell office:value-type="float" office:value="72.5" table:style-name="ce1">
            <text:p>72,5</text:p>
          </table:table-cell>
          <table:table-cell office:value-type="float" office:value="6.18" table:formula="of:=[.B1164]-[.$B$5]" table:style-name="ce2">
            <text:p>6,18</text:p>
          </table:table-cell>
          <table:table-cell office:value-type="float" office:value="6.3003858366107046" table:formula="of:=[.$D$2]*(1-EXP(-[.A1164]/[.$D$1]))" table:style-name="ce1">
            <text:p>6,300385837</text:p>
          </table:table-cell>
          <table:table-cell office:value-type="float" office:value="-0.1203858366107049" table:formula="of:=[.D1164]-[.E1164]" table:style-name="ce2">
            <text:p>-0,12</text:p>
          </table:table-cell>
          <table:table-cell office:value-type="float" office:value="0.87809630306857811" table:formula="of:=1-EXP(-[.A1164]/[.$D$1])" table:style-name="ce1">
            <text:p>0,878096303</text:p>
          </table:table-cell>
          <table:table-cell office:value-type="float" office:value="-29851683421.869713" table:formula="of:=([.$D$2]-[.$D$1]*[.$D$1])*[.A1164]*[.G1164]" table:style-name="ce1">
            <text:p>-29851683422</text:p>
          </table:table-cell>
          <table:table-cell table:number-columns-repeated="16376"/>
        </table:table-row>
        <table:table-row table:style-name="ro1">
          <table:table-cell office:value-type="float" office:value="5324" table:style-name="ce1">
            <text:p>5324</text:p>
          </table:table-cell>
          <table:table-cell office:value-type="float" office:value="25.19" table:style-name="ce1">
            <text:p>25,19</text:p>
          </table:table-cell>
          <table:table-cell office:value-type="float" office:value="75.7" table:style-name="ce1">
            <text:p>75,7</text:p>
          </table:table-cell>
          <table:table-cell office:value-type="float" office:value="6.25" table:formula="of:=[.B1165]-[.$B$5]" table:style-name="ce2">
            <text:p>6,25</text:p>
          </table:table-cell>
          <table:table-cell office:value-type="float" office:value="6.3017687677043304" table:formula="of:=[.$D$2]*(1-EXP(-[.A1165]/[.$D$1]))" table:style-name="ce1">
            <text:p>6,301768768</text:p>
          </table:table-cell>
          <table:table-cell office:value-type="float" office:value="-5.1768767704330365E-2" table:formula="of:=[.D1165]-[.E1165]" table:style-name="ce2">
            <text:p>-0,05</text:p>
          </table:table-cell>
          <table:table-cell office:value-type="float" office:value="0.87828904470571012" table:formula="of:=1-EXP(-[.A1165]/[.$D$1])" table:style-name="ce1">
            <text:p>0,878289045</text:p>
          </table:table-cell>
          <table:table-cell office:value-type="float" office:value="-29880685650.726028" table:formula="of:=([.$D$2]-[.$D$1]*[.$D$1])*[.A1165]*[.G1165]" table:style-name="ce1">
            <text:p>-29880685651</text:p>
          </table:table-cell>
          <table:table-cell table:number-columns-repeated="16376"/>
        </table:table-row>
        <table:table-row table:style-name="ro1">
          <table:table-cell office:value-type="float" office:value="5329" table:style-name="ce1">
            <text:p>5329</text:p>
          </table:table-cell>
          <table:table-cell office:value-type="float" office:value="25.12" table:style-name="ce1">
            <text:p>25,12</text:p>
          </table:table-cell>
          <table:table-cell office:value-type="float" office:value="78.5" table:style-name="ce1">
            <text:p>78,5</text:p>
          </table:table-cell>
          <table:table-cell office:value-type="float" office:value="6.18" table:formula="of:=[.B1166]-[.$B$5]" table:style-name="ce2">
            <text:p>6,18</text:p>
          </table:table-cell>
          <table:table-cell office:value-type="float" office:value="6.3034943571421289" table:formula="of:=[.$D$2]*(1-EXP(-[.A1166]/[.$D$1]))" table:style-name="ce1">
            <text:p>6,303494357</text:p>
          </table:table-cell>
          <table:table-cell office:value-type="float" office:value="-0.1234943571421292" table:formula="of:=[.D1166]-[.E1166]" table:style-name="ce2">
            <text:p>-0,12</text:p>
          </table:table-cell>
          <table:table-cell office:value-type="float" office:value="0.87852954326329691" table:formula="of:=1-EXP(-[.A1166]/[.$D$1])" table:style-name="ce1">
            <text:p>0,878529543</text:p>
          </table:table-cell>
          <table:table-cell office:value-type="float" office:value="-29916937701.452431" table:formula="of:=([.$D$2]-[.$D$1]*[.$D$1])*[.A1166]*[.G1166]" table:style-name="ce1">
            <text:p>-29916937701</text:p>
          </table:table-cell>
          <table:table-cell table:number-columns-repeated="16376"/>
        </table:table-row>
        <table:table-row table:style-name="ro1">
          <table:table-cell office:value-type="float" office:value="5334" table:style-name="ce1">
            <text:p>5334</text:p>
          </table:table-cell>
          <table:table-cell office:value-type="float" office:value="25.12" table:style-name="ce1">
            <text:p>25,12</text:p>
          </table:table-cell>
          <table:table-cell office:value-type="float" office:value="81.8" table:style-name="ce1">
            <text:p>81,8</text:p>
          </table:table-cell>
          <table:table-cell office:value-type="float" office:value="6.18" table:formula="of:=[.B1167]-[.$B$5]" table:style-name="ce2">
            <text:p>6,18</text:p>
          </table:table-cell>
          <table:table-cell office:value-type="float" office:value="6.3052165368476656" table:formula="of:=[.$D$2]*(1-EXP(-[.A1167]/[.$D$1]))" table:style-name="ce1">
            <text:p>6,305216537</text:p>
          </table:table-cell>
          <table:table-cell office:value-type="float" office:value="-0.12521653684766587" table:formula="of:=[.D1167]-[.E1167]" table:style-name="ce2">
            <text:p>-0,13</text:p>
          </table:table-cell>
          <table:table-cell office:value-type="float" office:value="0.87876956660025896" table:formula="of:=1-EXP(-[.A1167]/[.$D$1])" table:style-name="ce1">
            <text:p>0,878769567</text:p>
          </table:table-cell>
          <table:table-cell office:value-type="float" office:value="-29953188922.466225" table:formula="of:=([.$D$2]-[.$D$1]*[.$D$1])*[.A1167]*[.G1167]" table:style-name="ce1">
            <text:p>-29953188922</text:p>
          </table:table-cell>
          <table:table-cell table:number-columns-repeated="16376"/>
        </table:table-row>
        <table:table-row table:style-name="ro1">
          <table:table-cell office:value-type="float" office:value="5338" table:style-name="ce1">
            <text:p>5338</text:p>
          </table:table-cell>
          <table:table-cell office:value-type="float" office:value="25.12" table:style-name="ce1">
            <text:p>25,12</text:p>
          </table:table-cell>
          <table:table-cell office:value-type="float" office:value="82.3" table:style-name="ce1">
            <text:p>82,3</text:p>
          </table:table-cell>
          <table:table-cell office:value-type="float" office:value="6.18" table:formula="of:=[.B1168]-[.$B$5]" table:style-name="ce2">
            <text:p>6,18</text:p>
          </table:table-cell>
          <table:table-cell office:value-type="float" office:value="6.3065918301329598" table:formula="of:=[.$D$2]*(1-EXP(-[.A1168]/[.$D$1]))" table:style-name="ce1">
            <text:p>6,30659183</text:p>
          </table:table-cell>
          <table:table-cell office:value-type="float" office:value="-0.12659183013296005" table:formula="of:=[.D1168]-[.E1168]" table:style-name="ce2">
            <text:p>-0,13</text:p>
          </table:table-cell>
          <table:table-cell office:value-type="float" office:value="0.87896124374206741" table:formula="of:=1-EXP(-[.A1168]/[.$D$1])" table:style-name="ce1">
            <text:p>0,878961244</text:p>
          </table:table-cell>
          <table:table-cell office:value-type="float" office:value="-29982189292.800674" table:formula="of:=([.$D$2]-[.$D$1]*[.$D$1])*[.A1168]*[.G1168]" table:style-name="ce1">
            <text:p>-29982189293</text:p>
          </table:table-cell>
          <table:table-cell table:number-columns-repeated="16376"/>
        </table:table-row>
        <table:table-row table:style-name="ro1">
          <table:table-cell office:value-type="float" office:value="5343" table:style-name="ce1">
            <text:p>5343</text:p>
          </table:table-cell>
          <table:table-cell office:value-type="float" office:value="25.12" table:style-name="ce1">
            <text:p>25,12</text:p>
          </table:table-cell>
          <table:table-cell office:value-type="float" office:value="84.2" table:style-name="ce1">
            <text:p>84,2</text:p>
          </table:table-cell>
          <table:table-cell office:value-type="float" office:value="6.18" table:formula="of:=[.B1169]-[.$B$5]" table:style-name="ce2">
            <text:p>6,18</text:p>
          </table:table-cell>
          <table:table-cell office:value-type="float" office:value="6.3083078892901492" table:formula="of:=[.$D$2]*(1-EXP(-[.A1169]/[.$D$1]))" table:style-name="ce1">
            <text:p>6,308307889</text:p>
          </table:table-cell>
          <table:table-cell office:value-type="float" office:value="-0.12830788929014947" table:formula="of:=[.D1169]-[.E1169]" table:style-name="ce2">
            <text:p>-0,13</text:p>
          </table:table-cell>
          <table:table-cell office:value-type="float" office:value="0.87920041404700622" table:formula="of:=1-EXP(-[.A1169]/[.$D$1])" table:style-name="ce1">
            <text:p>0,879200414</text:p>
          </table:table-cell>
          <table:table-cell office:value-type="float" office:value="-30018438986.313835" table:formula="of:=([.$D$2]-[.$D$1]*[.$D$1])*[.A1169]*[.G1169]" table:style-name="ce1">
            <text:p>-30018438986</text:p>
          </table:table-cell>
          <table:table-cell table:number-columns-repeated="16376"/>
        </table:table-row>
        <table:table-row table:style-name="ro1">
          <table:table-cell office:value-type="float" office:value="5347" table:style-name="ce1">
            <text:p>5347</text:p>
          </table:table-cell>
          <table:table-cell office:value-type="float" office:value="25.12" table:style-name="ce1">
            <text:p>25,12</text:p>
          </table:table-cell>
          <table:table-cell office:value-type="float" office:value="86.5" table:style-name="ce1">
            <text:p>86,5</text:p>
          </table:table-cell>
          <table:table-cell office:value-type="float" office:value="6.18" table:formula="of:=[.B1170]-[.$B$5]" table:style-name="ce2">
            <text:p>6,18</text:p>
          </table:table-cell>
          <table:table-cell office:value-type="float" office:value="6.3096782948456553" table:formula="of:=[.$D$2]*(1-EXP(-[.A1170]/[.$D$1]))" table:style-name="ce1">
            <text:p>6,309678295</text:p>
          </table:table-cell>
          <table:table-cell office:value-type="float" office:value="-0.12967829484565563" table:formula="of:=[.D1170]-[.E1170]" table:style-name="ce2">
            <text:p>-0,13</text:p>
          </table:table-cell>
          <table:table-cell office:value-type="float" office:value="0.87939140997697018" table:formula="of:=1-EXP(-[.A1170]/[.$D$1])" table:style-name="ce1">
            <text:p>0,87939141</text:p>
          </table:table-cell>
          <table:table-cell office:value-type="float" office:value="-30047438117.231068" table:formula="of:=([.$D$2]-[.$D$1]*[.$D$1])*[.A1170]*[.G1170]" table:style-name="ce1">
            <text:p>-30047438117</text:p>
          </table:table-cell>
          <table:table-cell table:number-columns-repeated="16376"/>
        </table:table-row>
        <table:table-row table:style-name="ro1">
          <table:table-cell office:value-type="float" office:value="5352" table:style-name="ce1">
            <text:p>5352</text:p>
          </table:table-cell>
          <table:table-cell office:value-type="float" office:value="25.12" table:style-name="ce1">
            <text:p>25,12</text:p>
          </table:table-cell>
          <table:table-cell office:value-type="float" office:value="88.4" table:style-name="ce1">
            <text:p>88,4</text:p>
          </table:table-cell>
          <table:table-cell office:value-type="float" office:value="6.18" table:formula="of:=[.B1171]-[.$B$5]" table:style-name="ce2">
            <text:p>6,18</text:p>
          </table:table-cell>
          <table:table-cell office:value-type="float" office:value="6.3113882552066451" table:formula="of:=[.$D$2]*(1-EXP(-[.A1171]/[.$D$1]))" table:style-name="ce1">
            <text:p>6,311388255</text:p>
          </table:table-cell>
          <table:table-cell office:value-type="float" office:value="-0.13138825520664543" table:formula="of:=[.D1171]-[.E1171]" table:style-name="ce2">
            <text:p>-0,13</text:p>
          </table:table-cell>
          <table:table-cell office:value-type="float" office:value="0.87962973028152258" table:formula="of:=1-EXP(-[.A1171]/[.$D$1])" table:style-name="ce1">
            <text:p>0,87962973</text:p>
          </table:table-cell>
          <table:table-cell office:value-type="float" office:value="-30083686239.787132" table:formula="of:=([.$D$2]-[.$D$1]*[.$D$1])*[.A1171]*[.G1171]" table:style-name="ce1">
            <text:p>-30083686240</text:p>
          </table:table-cell>
          <table:table-cell table:number-columns-repeated="16376"/>
        </table:table-row>
        <table:table-row table:style-name="ro1">
          <table:table-cell office:value-type="float" office:value="5356" table:style-name="ce1">
            <text:p>5356</text:p>
          </table:table-cell>
          <table:table-cell office:value-type="float" office:value="25.12" table:style-name="ce1">
            <text:p>25,12</text:p>
          </table:table-cell>
          <table:table-cell office:value-type="float" office:value="82.1" table:style-name="ce1">
            <text:p>82,1</text:p>
          </table:table-cell>
          <table:table-cell office:value-type="float" office:value="6.18" table:formula="of:=[.B1172]-[.$B$5]" table:style-name="ce2">
            <text:p>6,18</text:p>
          </table:table-cell>
          <table:table-cell office:value-type="float" office:value="6.3127537904031339" table:formula="of:=[.$D$2]*(1-EXP(-[.A1172]/[.$D$1]))" table:style-name="ce1">
            <text:p>6,31275379</text:p>
          </table:table-cell>
          <table:table-cell office:value-type="float" office:value="-0.13275379040313418" table:formula="of:=[.D1172]-[.E1172]" table:style-name="ce2">
            <text:p>-0,13</text:p>
          </table:table-cell>
          <table:table-cell office:value-type="float" office:value="0.87982004742063791" table:formula="of:=1-EXP(-[.A1172]/[.$D$1])" table:style-name="ce1">
            <text:p>0,879820047</text:p>
          </table:table-cell>
          <table:table-cell office:value-type="float" office:value="-30112684096.653442" table:formula="of:=([.$D$2]-[.$D$1]*[.$D$1])*[.A1172]*[.G1172]" table:style-name="ce1">
            <text:p>-30112684097</text:p>
          </table:table-cell>
          <table:table-cell table:number-columns-repeated="16376"/>
        </table:table-row>
        <table:table-row table:style-name="ro1">
          <table:table-cell office:value-type="float" office:value="5361" table:style-name="ce1">
            <text:p>5361</text:p>
          </table:table-cell>
          <table:table-cell office:value-type="float" office:value="25.12" table:style-name="ce1">
            <text:p>25,12</text:p>
          </table:table-cell>
          <table:table-cell office:value-type="float" office:value="76.5" table:style-name="ce1">
            <text:p>76,5</text:p>
          </table:table-cell>
          <table:table-cell office:value-type="float" office:value="6.18" table:formula="of:=[.B1173]-[.$B$5]" table:style-name="ce2">
            <text:p>6,18</text:p>
          </table:table-cell>
          <table:table-cell office:value-type="float" office:value="6.3144576736427691" table:formula="of:=[.$D$2]*(1-EXP(-[.A1173]/[.$D$1]))" table:style-name="ce1">
            <text:p>6,314457674</text:p>
          </table:table-cell>
          <table:table-cell office:value-type="float" office:value="-0.13445767364276939" table:formula="of:=[.D1173]-[.E1173]" table:style-name="ce2">
            <text:p>-0,13</text:p>
          </table:table-cell>
          <table:table-cell office:value-type="float" office:value="0.88005752074566679" table:formula="of:=1-EXP(-[.A1173]/[.$D$1])" table:style-name="ce1">
            <text:p>0,880057521</text:p>
          </table:table-cell>
          <table:table-cell office:value-type="float" office:value="-30148930605.124146" table:formula="of:=([.$D$2]-[.$D$1]*[.$D$1])*[.A1173]*[.G1173]" table:style-name="ce1">
            <text:p>-30148930605</text:p>
          </table:table-cell>
          <table:table-cell table:number-columns-repeated="16376"/>
        </table:table-row>
        <table:table-row table:style-name="ro1">
          <table:table-cell office:value-type="float" office:value="5366" table:style-name="ce1">
            <text:p>5366</text:p>
          </table:table-cell>
          <table:table-cell office:value-type="float" office:value="25.12" table:style-name="ce1">
            <text:p>25,12</text:p>
          </table:table-cell>
          <table:table-cell office:value-type="float" office:value="70.7" table:style-name="ce1">
            <text:p>70,7</text:p>
          </table:table-cell>
          <table:table-cell office:value-type="float" office:value="6.18" table:formula="of:=[.B1174]-[.$B$5]" table:style-name="ce2">
            <text:p>6,18</text:p>
          </table:table-cell>
          <table:table-cell office:value-type="float" office:value="6.3161581900411843" table:formula="of:=[.$D$2]*(1-EXP(-[.A1174]/[.$D$1]))" table:style-name="ce1">
            <text:p>6,31615819</text:p>
          </table:table-cell>
          <table:table-cell office:value-type="float" office:value="-0.13615819004118457" table:formula="of:=[.D1174]-[.E1174]" table:style-name="ce2">
            <text:p>-0,14</text:p>
          </table:table-cell>
          <table:table-cell office:value-type="float" office:value="0.88029452482787374" table:formula="of:=1-EXP(-[.A1174]/[.$D$1])" table:style-name="ce1">
            <text:p>0,880294525</text:p>
          </table:table-cell>
          <table:table-cell office:value-type="float" office:value="-30185176198.365299" table:formula="of:=([.$D$2]-[.$D$1]*[.$D$1])*[.A1174]*[.G1174]" table:style-name="ce1">
            <text:p>-30185176198</text:p>
          </table:table-cell>
          <table:table-cell table:number-columns-repeated="16376"/>
        </table:table-row>
        <table:table-row table:style-name="ro1">
          <table:table-cell office:value-type="float" office:value="5370" table:style-name="ce1">
            <text:p>5370</text:p>
          </table:table-cell>
          <table:table-cell office:value-type="float" office:value="25.12" table:style-name="ce1">
            <text:p>25,12</text:p>
          </table:table-cell>
          <table:table-cell office:value-type="float" office:value="73.8" table:style-name="ce1">
            <text:p>73,8</text:p>
          </table:table-cell>
          <table:table-cell office:value-type="float" office:value="6.18" table:formula="of:=[.B1175]-[.$B$5]" table:style-name="ce2">
            <text:p>6,18</text:p>
          </table:table-cell>
          <table:table-cell office:value-type="float" office:value="6.3175161835053695" table:formula="of:=[.$D$2]*(1-EXP(-[.A1175]/[.$D$1]))" table:style-name="ce1">
            <text:p>6,317516184</text:p>
          </table:table-cell>
          <table:table-cell office:value-type="float" office:value="-0.13751618350536976" table:formula="of:=[.D1175]-[.E1175]" table:style-name="ce2">
            <text:p>-0,14</text:p>
          </table:table-cell>
          <table:table-cell office:value-type="float" office:value="0.88048379086195738" table:formula="of:=1-EXP(-[.A1175]/[.$D$1])" table:style-name="ce1">
            <text:p>0,880483791</text:p>
          </table:table-cell>
          <table:table-cell office:value-type="float" office:value="-30214172005.151119" table:formula="of:=([.$D$2]-[.$D$1]*[.$D$1])*[.A1175]*[.G1175]" table:style-name="ce1">
            <text:p>-30214172005</text:p>
          </table:table-cell>
          <table:table-cell table:number-columns-repeated="16376"/>
        </table:table-row>
        <table:table-row table:style-name="ro1">
          <table:table-cell office:value-type="float" office:value="5375" table:style-name="ce1">
            <text:p>5375</text:p>
          </table:table-cell>
          <table:table-cell office:value-type="float" office:value="25.12" table:style-name="ce1">
            <text:p>25,12</text:p>
          </table:table-cell>
          <table:table-cell office:value-type="float" office:value="77.7" table:style-name="ce1">
            <text:p>77,7</text:p>
          </table:table-cell>
          <table:table-cell office:value-type="float" office:value="6.18" table:formula="of:=[.B1176]-[.$B$5]" table:style-name="ce2">
            <text:p>6,18</text:p>
          </table:table-cell>
          <table:table-cell office:value-type="float" office:value="6.3192106563458434" table:formula="of:=[.$D$2]*(1-EXP(-[.A1176]/[.$D$1]))" table:style-name="ce1">
            <text:p>6,319210656</text:p>
          </table:table-cell>
          <table:table-cell office:value-type="float" office:value="-0.13921065634584373" table:formula="of:=[.D1176]-[.E1176]" table:style-name="ce2">
            <text:p>-0,14</text:p>
          </table:table-cell>
          <table:table-cell office:value-type="float" office:value="0.88071995264243508" table:formula="of:=1-EXP(-[.A1176]/[.$D$1])" table:style-name="ce1">
            <text:p>0,880719953</text:p>
          </table:table-cell>
          <table:table-cell office:value-type="float" office:value="-30250415917.866585" table:formula="of:=([.$D$2]-[.$D$1]*[.$D$1])*[.A1176]*[.G1176]" table:style-name="ce1">
            <text:p>-30250415918</text:p>
          </table:table-cell>
          <table:table-cell table:number-columns-repeated="16376"/>
        </table:table-row>
        <table:table-row table:style-name="ro1">
          <table:table-cell office:value-type="float" office:value="5379" table:style-name="ce1">
            <text:p>5379</text:p>
          </table:table-cell>
          <table:table-cell office:value-type="float" office:value="25.12" table:style-name="ce1">
            <text:p>25,12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6.18" table:formula="of:=[.B1177]-[.$B$5]" table:style-name="ce2">
            <text:p>6,18</text:p>
          </table:table-cell>
          <table:table-cell office:value-type="float" office:value="6.3205638235630186" table:formula="of:=[.$D$2]*(1-EXP(-[.A1177]/[.$D$1]))" table:style-name="ce1">
            <text:p>6,320563824</text:p>
          </table:table-cell>
          <table:table-cell office:value-type="float" office:value="-0.14056382356301889" table:formula="of:=[.D1177]-[.E1177]" table:style-name="ce2">
            <text:p>-0,14</text:p>
          </table:table-cell>
          <table:table-cell office:value-type="float" office:value="0.88090854603364144" table:formula="of:=1-EXP(-[.A1177]/[.$D$1])" table:style-name="ce1">
            <text:p>0,880908546</text:p>
          </table:table-cell>
          <table:table-cell office:value-type="float" office:value="-30279410363.279316" table:formula="of:=([.$D$2]-[.$D$1]*[.$D$1])*[.A1177]*[.G1177]" table:style-name="ce1">
            <text:p>-30279410363</text:p>
          </table:table-cell>
          <table:table-cell table:number-columns-repeated="16376"/>
        </table:table-row>
        <table:table-row table:style-name="ro1">
          <table:table-cell office:value-type="float" office:value="5384" table:style-name="ce1">
            <text:p>5384</text:p>
          </table:table-cell>
          <table:table-cell office:value-type="float" office:value="25.12" table:style-name="ce1">
            <text:p>25,12</text:p>
          </table:table-cell>
          <table:table-cell office:value-type="float" office:value="83.2" table:style-name="ce1">
            <text:p>83,2</text:p>
          </table:table-cell>
          <table:table-cell office:value-type="float" office:value="6.18" table:formula="of:=[.B1178]-[.$B$5]" table:style-name="ce2">
            <text:p>6,18</text:p>
          </table:table-cell>
          <table:table-cell office:value-type="float" office:value="6.3222522743240814" table:formula="of:=[.$D$2]*(1-EXP(-[.A1178]/[.$D$1]))" table:style-name="ce1">
            <text:p>6,322252274</text:p>
          </table:table-cell>
          <table:table-cell office:value-type="float" office:value="-0.14225227432408172" table:formula="of:=[.D1178]-[.E1178]" table:style-name="ce2">
            <text:p>-0,14</text:p>
          </table:table-cell>
          <table:table-cell office:value-type="float" office:value="0.88114386850589188" table:formula="of:=1-EXP(-[.A1178]/[.$D$1])" table:style-name="ce1">
            <text:p>0,881143869</text:p>
          </table:table-cell>
          <table:table-cell office:value-type="float" office:value="-30315652553.171417" table:formula="of:=([.$D$2]-[.$D$1]*[.$D$1])*[.A1178]*[.G1178]" table:style-name="ce1">
            <text:p>-30315652553</text:p>
          </table:table-cell>
          <table:table-cell table:number-columns-repeated="16376"/>
        </table:table-row>
        <table:table-row table:style-name="ro1">
          <table:table-cell office:value-type="float" office:value="5388" table:style-name="ce1">
            <text:p>5388</text:p>
          </table:table-cell>
          <table:table-cell office:value-type="float" office:value="25.12" table:style-name="ce1">
            <text:p>25,12</text:p>
          </table:table-cell>
          <table:table-cell office:value-type="float" office:value="86.1" table:style-name="ce1">
            <text:p>86,1</text:p>
          </table:table-cell>
          <table:table-cell office:value-type="float" office:value="6.18" table:formula="of:=[.B1179]-[.$B$5]" table:style-name="ce2">
            <text:p>6,18</text:p>
          </table:table-cell>
          <table:table-cell office:value-type="float" office:value="6.3236006324465084" table:formula="of:=[.$D$2]*(1-EXP(-[.A1179]/[.$D$1]))" table:style-name="ce1">
            <text:p>6,323600632</text:p>
          </table:table-cell>
          <table:table-cell office:value-type="float" office:value="-0.14360063244650867" table:formula="of:=[.D1179]-[.E1179]" table:style-name="ce2">
            <text:p>-0,14</text:p>
          </table:table-cell>
          <table:table-cell office:value-type="float" office:value="0.88133179164476305" table:formula="of:=1-EXP(-[.A1179]/[.$D$1])" table:style-name="ce1">
            <text:p>0,881331792</text:p>
          </table:table-cell>
          <table:table-cell office:value-type="float" office:value="-30344645603.501835" table:formula="of:=([.$D$2]-[.$D$1]*[.$D$1])*[.A1179]*[.G1179]" table:style-name="ce1">
            <text:p>-30344645604</text:p>
          </table:table-cell>
          <table:table-cell table:number-columns-repeated="16376"/>
        </table:table-row>
        <table:table-row table:style-name="ro1">
          <table:table-cell office:value-type="float" office:value="5393" table:style-name="ce1">
            <text:p>5393</text:p>
          </table:table-cell>
          <table:table-cell office:value-type="float" office:value="25.12" table:style-name="ce1">
            <text:p>25,12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6.18" table:formula="of:=[.B1180]-[.$B$5]" table:style-name="ce2">
            <text:p>6,18</text:p>
          </table:table-cell>
          <table:table-cell office:value-type="float" office:value="6.3252830825303574" table:formula="of:=[.$D$2]*(1-EXP(-[.A1180]/[.$D$1]))" table:style-name="ce1">
            <text:p>6,325283083</text:p>
          </table:table-cell>
          <table:table-cell office:value-type="float" office:value="-0.14528308253035771" table:formula="of:=[.D1180]-[.E1180]" table:style-name="ce2">
            <text:p>-0,15</text:p>
          </table:table-cell>
          <table:table-cell office:value-type="float" office:value="0.88156627779164964" table:formula="of:=1-EXP(-[.A1180]/[.$D$1])" table:style-name="ce1">
            <text:p>0,881566278</text:p>
          </table:table-cell>
          <table:table-cell office:value-type="float" office:value="-30380886028.594765" table:formula="of:=([.$D$2]-[.$D$1]*[.$D$1])*[.A1180]*[.G1180]" table:style-name="ce1">
            <text:p>-30380886029</text:p>
          </table:table-cell>
          <table:table-cell table:number-columns-repeated="16376"/>
        </table:table-row>
        <table:table-row table:style-name="ro1">
          <table:table-cell office:value-type="float" office:value="5398" table:style-name="ce1">
            <text:p>5398</text:p>
          </table:table-cell>
          <table:table-cell office:value-type="float" office:value="25.12" table:style-name="ce1">
            <text:p>25,12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6.18" table:formula="of:=[.B1181]-[.$B$5]" table:style-name="ce2">
            <text:p>6,18</text:p>
          </table:table-cell>
          <table:table-cell office:value-type="float" office:value="6.3269622081244972" table:formula="of:=[.$D$2]*(1-EXP(-[.A1181]/[.$D$1]))" table:style-name="ce1">
            <text:p>6,326962208</text:p>
          </table:table-cell>
          <table:table-cell office:value-type="float" office:value="-0.14696220812449745" table:formula="of:=[.D1181]-[.E1181]" table:style-name="ce2">
            <text:p>-0,15</text:p>
          </table:table-cell>
          <table:table-cell office:value-type="float" office:value="0.88180030059832193" table:formula="of:=1-EXP(-[.A1181]/[.$D$1])" table:style-name="ce1">
            <text:p>0,881800301</text:p>
          </table:table-cell>
          <table:table-cell office:value-type="float" office:value="-30417125455.223915" table:formula="of:=([.$D$2]-[.$D$1]*[.$D$1])*[.A1181]*[.G1181]" table:style-name="ce1">
            <text:p>-30417125455</text:p>
          </table:table-cell>
          <table:table-cell table:number-columns-repeated="16376"/>
        </table:table-row>
        <table:table-row table:style-name="ro1">
          <table:table-cell office:value-type="float" office:value="5402" table:style-name="ce1">
            <text:p>5402</text:p>
          </table:table-cell>
          <table:table-cell office:value-type="float" office:value="25.12" table:style-name="ce1">
            <text:p>25,12</text:p>
          </table:table-cell>
          <table:table-cell office:value-type="float" office:value="75.3" table:style-name="ce1">
            <text:p>75,3</text:p>
          </table:table-cell>
          <table:table-cell office:value-type="float" office:value="6.18" table:formula="of:=[.B1182]-[.$B$5]" table:style-name="ce2">
            <text:p>6,18</text:p>
          </table:table-cell>
          <table:table-cell office:value-type="float" office:value="6.3283031193821095" table:formula="of:=[.$D$2]*(1-EXP(-[.A1182]/[.$D$1]))" table:style-name="ce1">
            <text:p>6,328303119</text:p>
          </table:table-cell>
          <table:table-cell office:value-type="float" office:value="-0.14830311938210983" table:formula="of:=[.D1182]-[.E1182]" table:style-name="ce2">
            <text:p>-0,15</text:p>
          </table:table-cell>
          <table:table-cell office:value-type="float" office:value="0.88198718585401692" table:formula="of:=1-EXP(-[.A1182]/[.$D$1])" table:style-name="ce1">
            <text:p>0,881987186</text:p>
          </table:table-cell>
          <table:table-cell office:value-type="float" office:value="-30446116269.028538" table:formula="of:=([.$D$2]-[.$D$1]*[.$D$1])*[.A1182]*[.G1182]" table:style-name="ce1">
            <text:p>-30446116269</text:p>
          </table:table-cell>
          <table:table-cell table:number-columns-repeated="16376"/>
        </table:table-row>
        <table:table-row table:style-name="ro1">
          <table:table-cell office:value-type="float" office:value="5407" table:style-name="ce1">
            <text:p>5407</text:p>
          </table:table-cell>
          <table:table-cell office:value-type="float" office:value="25.12" table:style-name="ce1">
            <text:p>25,12</text:p>
          </table:table-cell>
          <table:table-cell office:value-type="float" office:value="73.5" table:style-name="ce1">
            <text:p>73,5</text:p>
          </table:table-cell>
          <table:table-cell office:value-type="float" office:value="6.18" table:formula="of:=[.B1183]-[.$B$5]" table:style-name="ce2">
            <text:p>6,18</text:p>
          </table:table-cell>
          <table:table-cell office:value-type="float" office:value="6.3299762774402542" table:formula="of:=[.$D$2]*(1-EXP(-[.A1183]/[.$D$1]))" table:style-name="ce1">
            <text:p>6,329976277</text:p>
          </table:table-cell>
          <table:table-cell office:value-type="float" office:value="-0.14997627744025444" table:formula="of:=[.D1183]-[.E1183]" table:style-name="ce2">
            <text:p>-0,15</text:p>
          </table:table-cell>
          <table:table-cell office:value-type="float" office:value="0.88222037695427769" table:formula="of:=1-EXP(-[.A1183]/[.$D$1])" table:style-name="ce1">
            <text:p>0,882220377</text:p>
          </table:table-cell>
          <table:table-cell office:value-type="float" office:value="-30482353866.198463" table:formula="of:=([.$D$2]-[.$D$1]*[.$D$1])*[.A1183]*[.G1183]" table:style-name="ce1">
            <text:p>-30482353866</text:p>
          </table:table-cell>
          <table:table-cell table:number-columns-repeated="16376"/>
        </table:table-row>
        <table:table-row table:style-name="ro1">
          <table:table-cell office:value-type="float" office:value="5411" table:style-name="ce1">
            <text:p>5411</text:p>
          </table:table-cell>
          <table:table-cell office:value-type="float" office:value="25.12" table:style-name="ce1">
            <text:p>25,12</text:p>
          </table:table-cell>
          <table:table-cell office:value-type="float" office:value="76.5" table:style-name="ce1">
            <text:p>76,5</text:p>
          </table:table-cell>
          <table:table-cell office:value-type="float" office:value="6.18" table:formula="of:=[.B1184]-[.$B$5]" table:style-name="ce2">
            <text:p>6,18</text:p>
          </table:table-cell>
          <table:table-cell office:value-type="float" office:value="6.3313124231602425" table:formula="of:=[.$D$2]*(1-EXP(-[.A1184]/[.$D$1]))" table:style-name="ce1">
            <text:p>6,331312423</text:p>
          </table:table-cell>
          <table:table-cell office:value-type="float" office:value="-0.15131242316024274" table:formula="of:=[.D1184]-[.E1184]" table:style-name="ce2">
            <text:p>-0,15</text:p>
          </table:table-cell>
          <table:table-cell office:value-type="float" office:value="0.88240659802827359" table:formula="of:=1-EXP(-[.A1184]/[.$D$1])" table:style-name="ce1">
            <text:p>0,882406598</text:p>
          </table:table-cell>
          <table:table-cell office:value-type="float" office:value="-30511343199.9384" table:formula="of:=([.$D$2]-[.$D$1]*[.$D$1])*[.A1184]*[.G1184]" table:style-name="ce1">
            <text:p>-30511343200</text:p>
          </table:table-cell>
          <table:table-cell table:number-columns-repeated="16376"/>
        </table:table-row>
        <table:table-row table:style-name="ro1">
          <table:table-cell office:value-type="float" office:value="5416" table:style-name="ce1">
            <text:p>5416</text:p>
          </table:table-cell>
          <table:table-cell office:value-type="float" office:value="25.12" table:style-name="ce1">
            <text:p>25,12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6.18" table:formula="of:=[.B1185]-[.$B$5]" table:style-name="ce2">
            <text:p>6,18</text:p>
          </table:table-cell>
          <table:table-cell office:value-type="float" office:value="6.3329796348907426" table:formula="of:=[.$D$2]*(1-EXP(-[.A1185]/[.$D$1]))" table:style-name="ce1">
            <text:p>6,332979635</text:p>
          </table:table-cell>
          <table:table-cell office:value-type="float" office:value="-0.15297963489074284" table:formula="of:=[.D1185]-[.E1185]" table:style-name="ce2">
            <text:p>-0,15</text:p>
          </table:table-cell>
          <table:table-cell office:value-type="float" office:value="0.88263896037796941" table:formula="of:=1-EXP(-[.A1185]/[.$D$1])" table:style-name="ce1">
            <text:p>0,88263896</text:p>
          </table:table-cell>
          <table:table-cell office:value-type="float" office:value="-30547578926.487904" table:formula="of:=([.$D$2]-[.$D$1]*[.$D$1])*[.A1185]*[.G1185]" table:style-name="ce1">
            <text:p>-30547578926</text:p>
          </table:table-cell>
          <table:table-cell table:number-columns-repeated="16376"/>
        </table:table-row>
        <table:table-row table:style-name="ro1">
          <table:table-cell office:value-type="float" office:value="5420" table:style-name="ce1">
            <text:p>5420</text:p>
          </table:table-cell>
          <table:table-cell office:value-type="float" office:value="25.12" table:style-name="ce1">
            <text:p>25,12</text:p>
          </table:table-cell>
          <table:table-cell office:value-type="float" office:value="81.7" table:style-name="ce1">
            <text:p>81,7</text:p>
          </table:table-cell>
          <table:table-cell office:value-type="float" office:value="6.18" table:formula="of:=[.B1186]-[.$B$5]" table:style-name="ce2">
            <text:p>6,18</text:p>
          </table:table-cell>
          <table:table-cell office:value-type="float" office:value="6.3343110320096097" table:formula="of:=[.$D$2]*(1-EXP(-[.A1186]/[.$D$1]))" table:style-name="ce1">
            <text:p>6,334311032</text:p>
          </table:table-cell>
          <table:table-cell office:value-type="float" office:value="-0.15431103200960994" table:formula="of:=[.D1186]-[.E1186]" table:style-name="ce2">
            <text:p>-0,15</text:p>
          </table:table-cell>
          <table:table-cell office:value-type="float" office:value="0.8828245196307376" table:formula="of:=1-EXP(-[.A1186]/[.$D$1])" table:style-name="ce1">
            <text:p>0,88282452</text:p>
          </table:table-cell>
          <table:table-cell office:value-type="float" office:value="-30576566747.360657" table:formula="of:=([.$D$2]-[.$D$1]*[.$D$1])*[.A1186]*[.G1186]" table:style-name="ce1">
            <text:p>-30576566747</text:p>
          </table:table-cell>
          <table:table-cell table:number-columns-repeated="16376"/>
        </table:table-row>
        <table:table-row table:style-name="ro1">
          <table:table-cell office:value-type="float" office:value="5425" table:style-name="ce1">
            <text:p>5425</text:p>
          </table:table-cell>
          <table:table-cell office:value-type="float" office:value="25.12" table:style-name="ce1">
            <text:p>25,12</text:p>
          </table:table-cell>
          <table:table-cell office:value-type="float" office:value="84.5" table:style-name="ce1">
            <text:p>84,5</text:p>
          </table:table-cell>
          <table:table-cell office:value-type="float" office:value="6.18" table:formula="of:=[.B1187]-[.$B$5]" table:style-name="ce2">
            <text:p>6,18</text:p>
          </table:table-cell>
          <table:table-cell office:value-type="float" office:value="6.3359723185454451" table:formula="of:=[.$D$2]*(1-EXP(-[.A1187]/[.$D$1]))" table:style-name="ce1">
            <text:p>6,335972319</text:p>
          </table:table-cell>
          <table:table-cell office:value-type="float" office:value="-0.15597231854544535" table:formula="of:=[.D1187]-[.E1187]" table:style-name="ce2">
            <text:p>-0,16</text:p>
          </table:table-cell>
          <table:table-cell office:value-type="float" office:value="0.88305605617521055" table:formula="of:=1-EXP(-[.A1187]/[.$D$1])" table:style-name="ce1">
            <text:p>0,883056056</text:p>
          </table:table-cell>
          <table:table-cell office:value-type="float" office:value="-30612800562.444248" table:formula="of:=([.$D$2]-[.$D$1]*[.$D$1])*[.A1187]*[.G1187]" table:style-name="ce1">
            <text:p>-30612800562</text:p>
          </table:table-cell>
          <table:table-cell table:number-columns-repeated="16376"/>
        </table:table-row>
        <table:table-row table:style-name="ro1">
          <table:table-cell office:value-type="float" office:value="5430" table:style-name="ce1">
            <text:p>5430</text:p>
          </table:table-cell>
          <table:table-cell office:value-type="float" office:value="25.12" table:style-name="ce1">
            <text:p>25,12</text:p>
          </table:table-cell>
          <table:table-cell office:value-type="float" office:value="85.7" table:style-name="ce1">
            <text:p>85,7</text:p>
          </table:table-cell>
          <table:table-cell office:value-type="float" office:value="6.18" table:formula="of:=[.B1188]-[.$B$5]" table:style-name="ce2">
            <text:p>6,18</text:p>
          </table:table-cell>
          <table:table-cell office:value-type="float" office:value="6.3376303224103454" table:formula="of:=[.$D$2]*(1-EXP(-[.A1188]/[.$D$1]))" table:style-name="ce1">
            <text:p>6,337630322</text:p>
          </table:table-cell>
          <table:table-cell office:value-type="float" office:value="-0.15763032241034569" table:formula="of:=[.D1188]-[.E1188]" table:style-name="ce2">
            <text:p>-0,16</text:p>
          </table:table-cell>
          <table:table-cell office:value-type="float" office:value="0.8832871352078282" table:formula="of:=1-EXP(-[.A1188]/[.$D$1])" table:style-name="ce1">
            <text:p>0,883287135</text:p>
          </table:table-cell>
          <table:table-cell office:value-type="float" office:value="-30649033298.068661" table:formula="of:=([.$D$2]-[.$D$1]*[.$D$1])*[.A1188]*[.G1188]" table:style-name="ce1">
            <text:p>-30649033298</text:p>
          </table:table-cell>
          <table:table-cell table:number-columns-repeated="16376"/>
        </table:table-row>
        <table:table-row table:style-name="ro1">
          <table:table-cell office:value-type="float" office:value="5434" table:style-name="ce1">
            <text:p>5434</text:p>
          </table:table-cell>
          <table:table-cell office:value-type="float" office:value="25.12" table:style-name="ce1">
            <text:p>25,12</text:p>
          </table:table-cell>
          <table:table-cell office:value-type="float" office:value="82.3" table:style-name="ce1">
            <text:p>82,3</text:p>
          </table:table-cell>
          <table:table-cell office:value-type="float" office:value="6.18" table:formula="of:=[.B1189]-[.$B$5]" table:style-name="ce2">
            <text:p>6,18</text:p>
          </table:table-cell>
          <table:table-cell office:value-type="float" office:value="6.3389543663385464" table:formula="of:=[.$D$2]*(1-EXP(-[.A1189]/[.$D$1]))" table:style-name="ce1">
            <text:p>6,338954366</text:p>
          </table:table-cell>
          <table:table-cell office:value-type="float" office:value="-0.15895436633854665" table:formula="of:=[.D1189]-[.E1189]" table:style-name="ce2">
            <text:p>-0,16</text:p>
          </table:table-cell>
          <table:table-cell office:value-type="float" office:value="0.88347166963295787" table:formula="of:=1-EXP(-[.A1189]/[.$D$1])" table:style-name="ce1">
            <text:p>0,88347167</text:p>
          </table:table-cell>
          <table:table-cell office:value-type="float" office:value="-30678018700.985275" table:formula="of:=([.$D$2]-[.$D$1]*[.$D$1])*[.A1189]*[.G1189]" table:style-name="ce1">
            <text:p>-30678018701</text:p>
          </table:table-cell>
          <table:table-cell table:number-columns-repeated="16376"/>
        </table:table-row>
        <table:table-row table:style-name="ro1">
          <table:table-cell office:value-type="float" office:value="5439" table:style-name="ce1">
            <text:p>5439</text:p>
          </table:table-cell>
          <table:table-cell office:value-type="float" office:value="25.12" table:style-name="ce1">
            <text:p>25,12</text:p>
          </table:table-cell>
          <table:table-cell office:value-type="float" office:value="78.2" table:style-name="ce1">
            <text:p>78,2</text:p>
          </table:table-cell>
          <table:table-cell office:value-type="float" office:value="6.18" table:formula="of:=[.B1190]-[.$B$5]" table:style-name="ce2">
            <text:p>6,18</text:p>
          </table:table-cell>
          <table:table-cell office:value-type="float" office:value="6.3406064777331155" table:formula="of:=[.$D$2]*(1-EXP(-[.A1190]/[.$D$1]))" table:style-name="ce1">
            <text:p>6,340606478</text:p>
          </table:table-cell>
          <table:table-cell office:value-type="float" office:value="-0.16060647773311576" table:formula="of:=[.D1190]-[.E1190]" table:style-name="ce2">
            <text:p>-0,16</text:p>
          </table:table-cell>
          <table:table-cell office:value-type="float" office:value="0.8837019274212029" table:formula="of:=1-EXP(-[.A1190]/[.$D$1])" table:style-name="ce1">
            <text:p>0,883701927</text:p>
          </table:table-cell>
          <table:table-cell office:value-type="float" office:value="-30714249462.229694" table:formula="of:=([.$D$2]-[.$D$1]*[.$D$1])*[.A1190]*[.G1190]" table:style-name="ce1">
            <text:p>-30714249462</text:p>
          </table:table-cell>
          <table:table-cell table:number-columns-repeated="16376"/>
        </table:table-row>
        <table:table-row table:style-name="ro1">
          <table:table-cell office:value-type="float" office:value="5443" table:style-name="ce1">
            <text:p>5443</text:p>
          </table:table-cell>
          <table:table-cell office:value-type="float" office:value="25.06" table:style-name="ce1">
            <text:p>25,06</text:p>
          </table:table-cell>
          <table:table-cell office:value-type="float" office:value="73.8" table:style-name="ce1">
            <text:p>73,8</text:p>
          </table:table-cell>
          <table:table-cell office:value-type="float" office:value="6.1199999999999974" table:formula="of:=[.B1191]-[.$B$5]" table:style-name="ce2">
            <text:p>6,12</text:p>
          </table:table-cell>
          <table:table-cell office:value-type="float" office:value="6.3419258160694145" table:formula="of:=[.$D$2]*(1-EXP(-[.A1191]/[.$D$1]))" table:style-name="ce1">
            <text:p>6,341925816</text:p>
          </table:table-cell>
          <table:table-cell office:value-type="float" office:value="-0.22192581606941708" table:formula="of:=[.D1191]-[.E1191]" table:style-name="ce2">
            <text:p>-0,22</text:p>
          </table:table-cell>
          <table:table-cell office:value-type="float" office:value="0.88388580601937838" table:formula="of:=1-EXP(-[.A1191]/[.$D$1])" table:style-name="ce1">
            <text:p>0,883885806</text:p>
          </table:table-cell>
          <table:table-cell office:value-type="float" office:value="-30743233269.591499" table:formula="of:=([.$D$2]-[.$D$1]*[.$D$1])*[.A1191]*[.G1191]" table:style-name="ce1">
            <text:p>-30743233270</text:p>
          </table:table-cell>
          <table:table-cell table:number-columns-repeated="16376"/>
        </table:table-row>
        <table:table-row table:style-name="ro1">
          <table:table-cell office:value-type="float" office:value="5448" table:style-name="ce1">
            <text:p>5448</text:p>
          </table:table-cell>
          <table:table-cell office:value-type="float" office:value="25.12" table:style-name="ce1">
            <text:p>25,12</text:p>
          </table:table-cell>
          <table:table-cell office:value-type="float" office:value="69.5" table:style-name="ce1">
            <text:p>69,5</text:p>
          </table:table-cell>
          <table:table-cell office:value-type="float" office:value="6.18" table:formula="of:=[.B1192]-[.$B$5]" table:style-name="ce2">
            <text:p>6,18</text:p>
          </table:table-cell>
          <table:table-cell office:value-type="float" office:value="6.3435720559352244" table:formula="of:=[.$D$2]*(1-EXP(-[.A1192]/[.$D$1]))" table:style-name="ce1">
            <text:p>6,343572056</text:p>
          </table:table-cell>
          <table:table-cell office:value-type="float" office:value="-0.16357205593522472" table:formula="of:=[.D1192]-[.E1192]" table:style-name="ce2">
            <text:p>-0,16</text:p>
          </table:table-cell>
          <table:table-cell office:value-type="float" office:value="0.88411524548191611" table:formula="of:=1-EXP(-[.A1192]/[.$D$1])" table:style-name="ce1">
            <text:p>0,884115245</text:p>
          </table:table-cell>
          <table:table-cell office:value-type="float" office:value="-30779462016.40934" table:formula="of:=([.$D$2]-[.$D$1]*[.$D$1])*[.A1192]*[.G1192]" table:style-name="ce1">
            <text:p>-30779462016</text:p>
          </table:table-cell>
          <table:table-cell table:number-columns-repeated="16376"/>
        </table:table-row>
        <table:table-row table:style-name="ro1">
          <table:table-cell office:value-type="float" office:value="5453" table:style-name="ce1">
            <text:p>5453</text:p>
          </table:table-cell>
          <table:table-cell office:value-type="float" office:value="25.06" table:style-name="ce1">
            <text:p>25,06</text:p>
          </table:table-cell>
          <table:table-cell office:value-type="float" office:value="71.3" table:style-name="ce1">
            <text:p>71,3</text:p>
          </table:table-cell>
          <table:table-cell office:value-type="float" office:value="6.1199999999999974" table:formula="of:=[.B1193]-[.$B$5]" table:style-name="ce2">
            <text:p>6,12</text:p>
          </table:table-cell>
          <table:table-cell office:value-type="float" office:value="6.3452150428620362" table:formula="of:=[.$D$2]*(1-EXP(-[.A1193]/[.$D$1]))" table:style-name="ce1">
            <text:p>6,345215043</text:p>
          </table:table-cell>
          <table:table-cell office:value-type="float" office:value="-0.22521504286203875" table:formula="of:=[.D1193]-[.E1193]" table:style-name="ce2">
            <text:p>-0,23</text:p>
          </table:table-cell>
          <table:table-cell office:value-type="float" office:value="0.88434423157639308" table:formula="of:=1-EXP(-[.A1193]/[.$D$1])" table:style-name="ce1">
            <text:p>0,884344232</text:p>
          </table:table-cell>
          <table:table-cell office:value-type="float" office:value="-30815689626.911255" table:formula="of:=([.$D$2]-[.$D$1]*[.$D$1])*[.A1193]*[.G1193]" table:style-name="ce1">
            <text:p>-30815689627</text:p>
          </table:table-cell>
          <table:table-cell table:number-columns-repeated="16376"/>
        </table:table-row>
        <table:table-row table:style-name="ro1">
          <table:table-cell office:value-type="float" office:value="5457" table:style-name="ce1">
            <text:p>5457</text:p>
          </table:table-cell>
          <table:table-cell office:value-type="float" office:value="25.06" table:style-name="ce1">
            <text:p>25,06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6.1199999999999974" table:formula="of:=[.B1194]-[.$B$5]" table:style-name="ce2">
            <text:p>6,12</text:p>
          </table:table-cell>
          <table:table-cell office:value-type="float" office:value="6.3465270946072776" table:formula="of:=[.$D$2]*(1-EXP(-[.A1194]/[.$D$1]))" table:style-name="ce1">
            <text:p>6,346527095</text:p>
          </table:table-cell>
          <table:table-cell office:value-type="float" office:value="-0.22652709460728016" table:formula="of:=[.D1194]-[.E1194]" table:style-name="ce2">
            <text:p>-0,23</text:p>
          </table:table-cell>
          <table:table-cell office:value-type="float" office:value="0.88452709462903922" table:formula="of:=1-EXP(-[.A1194]/[.$D$1])" table:style-name="ce1">
            <text:p>0,884527095</text:p>
          </table:table-cell>
          <table:table-cell office:value-type="float" office:value="-30844670888.957321" table:formula="of:=([.$D$2]-[.$D$1]*[.$D$1])*[.A1194]*[.G1194]" table:style-name="ce1">
            <text:p>-30844670889</text:p>
          </table:table-cell>
          <table:table-cell table:number-columns-repeated="16376"/>
        </table:table-row>
        <table:table-row table:style-name="ro1">
          <table:table-cell office:value-type="float" office:value="5462" table:style-name="ce1">
            <text:p>5462</text:p>
          </table:table-cell>
          <table:table-cell office:value-type="float" office:value="25.12" table:style-name="ce1">
            <text:p>25,12</text:p>
          </table:table-cell>
          <table:table-cell office:value-type="float" office:value="79.8" table:style-name="ce1">
            <text:p>79,8</text:p>
          </table:table-cell>
          <table:table-cell office:value-type="float" office:value="6.18" table:formula="of:=[.B1195]-[.$B$5]" table:style-name="ce2">
            <text:p>6,18</text:p>
          </table:table-cell>
          <table:table-cell office:value-type="float" office:value="6.348164242433274" table:formula="of:=[.$D$2]*(1-EXP(-[.A1195]/[.$D$1]))" table:style-name="ce1">
            <text:p>6,348164242</text:p>
          </table:table-cell>
          <table:table-cell office:value-type="float" office:value="-0.16816424243327432" table:formula="of:=[.D1195]-[.E1195]" table:style-name="ce2">
            <text:p>-0,17</text:p>
          </table:table-cell>
          <table:table-cell office:value-type="float" office:value="0.88475526691735062" table:formula="of:=1-EXP(-[.A1195]/[.$D$1])" table:style-name="ce1">
            <text:p>0,884755267</text:p>
          </table:table-cell>
          <table:table-cell office:value-type="float" office:value="-30880896423.352673" table:formula="of:=([.$D$2]-[.$D$1]*[.$D$1])*[.A1195]*[.G1195]" table:style-name="ce1">
            <text:p>-30880896423</text:p>
          </table:table-cell>
          <table:table-cell table:number-columns-repeated="16376"/>
        </table:table-row>
        <table:table-row table:style-name="ro1">
          <table:table-cell office:value-type="float" office:value="5466" table:style-name="ce1">
            <text:p>5466</text:p>
          </table:table-cell>
          <table:table-cell office:value-type="float" office:value="25.06" table:style-name="ce1">
            <text:p>25,06</text:p>
          </table:table-cell>
          <table:table-cell office:value-type="float" office:value="83.3" table:style-name="ce1">
            <text:p>83,3</text:p>
          </table:table-cell>
          <table:table-cell office:value-type="float" office:value="6.1199999999999974" table:formula="of:=[.B1196]-[.$B$5]" table:style-name="ce2">
            <text:p>6,12</text:p>
          </table:table-cell>
          <table:table-cell office:value-type="float" office:value="6.3494716312062858" table:formula="of:=[.$D$2]*(1-EXP(-[.A1196]/[.$D$1]))" table:style-name="ce1">
            <text:p>6,349471631</text:p>
          </table:table-cell>
          <table:table-cell office:value-type="float" office:value="-0.22947163120628833" table:formula="of:=[.D1196]-[.E1196]" table:style-name="ce2">
            <text:p>-0,23</text:p>
          </table:table-cell>
          <table:table-cell office:value-type="float" office:value="0.88493748008302431" table:formula="of:=1-EXP(-[.A1196]/[.$D$1])" table:style-name="ce1">
            <text:p>0,88493748</text:p>
          </table:table-cell>
          <table:table-cell office:value-type="float" office:value="-30909876008.778236" table:formula="of:=([.$D$2]-[.$D$1]*[.$D$1])*[.A1196]*[.G1196]" table:style-name="ce1">
            <text:p>-30909876009</text:p>
          </table:table-cell>
          <table:table-cell table:number-columns-repeated="16376"/>
        </table:table-row>
        <table:table-row table:style-name="ro1">
          <table:table-cell office:value-type="float" office:value="5471" table:style-name="ce1">
            <text:p>5471</text:p>
          </table:table-cell>
          <table:table-cell office:value-type="float" office:value="25.12" table:style-name="ce1">
            <text:p>25,12</text:p>
          </table:table-cell>
          <table:table-cell office:value-type="float" office:value="84" table:style-name="ce1">
            <text:p>84</text:p>
          </table:table-cell>
          <table:table-cell office:value-type="float" office:value="6.18" table:formula="of:=[.B1197]-[.$B$5]" table:style-name="ce2">
            <text:p>6,18</text:p>
          </table:table-cell>
          <table:table-cell office:value-type="float" office:value="6.3511029606833658" table:formula="of:=[.$D$2]*(1-EXP(-[.A1197]/[.$D$1]))" table:style-name="ce1">
            <text:p>6,351102961</text:p>
          </table:table-cell>
          <table:table-cell office:value-type="float" office:value="-0.17110296068336606" table:formula="of:=[.D1197]-[.E1197]" table:style-name="ce2">
            <text:p>-0,17</text:p>
          </table:table-cell>
          <table:table-cell office:value-type="float" office:value="0.88516484145740038" table:formula="of:=1-EXP(-[.A1197]/[.$D$1])" table:style-name="ce1">
            <text:p>0,885164841</text:p>
          </table:table-cell>
          <table:table-cell office:value-type="float" office:value="-30946099427.808243" table:formula="of:=([.$D$2]-[.$D$1]*[.$D$1])*[.A1197]*[.G1197]" table:style-name="ce1">
            <text:p>-30946099428</text:p>
          </table:table-cell>
          <table:table-cell table:number-columns-repeated="16376"/>
        </table:table-row>
        <table:table-row table:style-name="ro1">
          <table:table-cell office:value-type="float" office:value="5475" table:style-name="ce1">
            <text:p>5475</text:p>
          </table:table-cell>
          <table:table-cell office:value-type="float" office:value="25.06" table:style-name="ce1">
            <text:p>25,06</text:p>
          </table:table-cell>
          <table:table-cell office:value-type="float" office:value="84.8" table:style-name="ce1">
            <text:p>84,8</text:p>
          </table:table-cell>
          <table:table-cell office:value-type="float" office:value="6.1199999999999974" table:formula="of:=[.B1198]-[.$B$5]" table:style-name="ce2">
            <text:p>6,12</text:p>
          </table:table-cell>
          <table:table-cell office:value-type="float" office:value="6.3524057030561378" table:formula="of:=[.$D$2]*(1-EXP(-[.A1198]/[.$D$1]))" table:style-name="ce1">
            <text:p>6,352405703</text:p>
          </table:table-cell>
          <table:table-cell office:value-type="float" office:value="-0.23240570305614039" table:formula="of:=[.D1198]-[.E1198]" table:style-name="ce2">
            <text:p>-0,23</text:p>
          </table:table-cell>
          <table:table-cell office:value-type="float" office:value="0.88534640704577028" table:formula="of:=1-EXP(-[.A1198]/[.$D$1])" table:style-name="ce1">
            <text:p>0,885346407</text:p>
          </table:table-cell>
          <table:table-cell office:value-type="float" office:value="-30975077305.328552" table:formula="of:=([.$D$2]-[.$D$1]*[.$D$1])*[.A1198]*[.G1198]" table:style-name="ce1">
            <text:p>-30975077305</text:p>
          </table:table-cell>
          <table:table-cell table:number-columns-repeated="16376"/>
        </table:table-row>
        <table:table-row table:style-name="ro1">
          <table:table-cell office:value-type="float" office:value="5480" table:style-name="ce1">
            <text:p>5480</text:p>
          </table:table-cell>
          <table:table-cell office:value-type="float" office:value="25.12" table:style-name="ce1">
            <text:p>25,12</text:p>
          </table:table-cell>
          <table:table-cell office:value-type="float" office:value="86.3" table:style-name="ce1">
            <text:p>86,3</text:p>
          </table:table-cell>
          <table:table-cell office:value-type="float" office:value="6.18" table:formula="of:=[.B1199]-[.$B$5]" table:style-name="ce2">
            <text:p>6,18</text:p>
          </table:table-cell>
          <table:table-cell office:value-type="float" office:value="6.3540312348624495" table:formula="of:=[.$D$2]*(1-EXP(-[.A1199]/[.$D$1]))" table:style-name="ce1">
            <text:p>6,354031235</text:p>
          </table:table-cell>
          <table:table-cell office:value-type="float" office:value="-0.17403123486244976" table:formula="of:=[.D1199]-[.E1199]" table:style-name="ce2">
            <text:p>-0,17</text:p>
          </table:table-cell>
          <table:table-cell office:value-type="float" office:value="0.88557296038816213" table:formula="of:=1-EXP(-[.A1199]/[.$D$1])" table:style-name="ce1">
            <text:p>0,88557296</text:p>
          </table:table-cell>
          <table:table-cell office:value-type="float" office:value="-31011298570.03968" table:formula="of:=([.$D$2]-[.$D$1]*[.$D$1])*[.A1199]*[.G1199]" table:style-name="ce1">
            <text:p>-31011298570</text:p>
          </table:table-cell>
          <table:table-cell table:number-columns-repeated="16376"/>
        </table:table-row>
        <table:table-row table:style-name="ro1">
          <table:table-cell office:value-type="float" office:value="5485" table:style-name="ce1">
            <text:p>5485</text:p>
          </table:table-cell>
          <table:table-cell office:value-type="float" office:value="25.12" table:style-name="ce1">
            <text:p>25,12</text:p>
          </table:table-cell>
          <table:table-cell office:value-type="float" office:value="88.1" table:style-name="ce1">
            <text:p>88,1</text:p>
          </table:table-cell>
          <table:table-cell office:value-type="float" office:value="6.18" table:formula="of:=[.B1200]-[.$B$5]" table:style-name="ce2">
            <text:p>6,18</text:p>
          </table:table-cell>
          <table:table-cell office:value-type="float" office:value="6.3556535546484971" table:formula="of:=[.$D$2]*(1-EXP(-[.A1200]/[.$D$1]))" table:style-name="ce1">
            <text:p>6,355653555</text:p>
          </table:table-cell>
          <table:table-cell office:value-type="float" office:value="-0.17565355464849741" table:formula="of:=[.D1200]-[.E1200]" table:style-name="ce2">
            <text:p>-0,18</text:p>
          </table:table-cell>
          <table:table-cell office:value-type="float" office:value="0.88579906606541214" table:formula="of:=1-EXP(-[.A1200]/[.$D$1])" table:style-name="ce1">
            <text:p>0,885799066</text:p>
          </table:table-cell>
          <table:table-cell office:value-type="float" office:value="-31047518621.187038" table:formula="of:=([.$D$2]-[.$D$1]*[.$D$1])*[.A1200]*[.G1200]" table:style-name="ce1">
            <text:p>-31047518621</text:p>
          </table:table-cell>
          <table:table-cell table:number-columns-repeated="16376"/>
        </table:table-row>
        <table:table-row table:style-name="ro1">
          <table:table-cell office:value-type="float" office:value="5489" table:style-name="ce1">
            <text:p>5489</text:p>
          </table:table-cell>
          <table:table-cell office:value-type="float" office:value="25.12" table:style-name="ce1">
            <text:p>25,12</text:p>
          </table:table-cell>
          <table:table-cell office:value-type="float" office:value="82.2" table:style-name="ce1">
            <text:p>82,2</text:p>
          </table:table-cell>
          <table:table-cell office:value-type="float" office:value="6.18" table:formula="of:=[.B1201]-[.$B$5]" table:style-name="ce2">
            <text:p>6,18</text:p>
          </table:table-cell>
          <table:table-cell office:value-type="float" office:value="6.3569491020882785" table:formula="of:=[.$D$2]*(1-EXP(-[.A1201]/[.$D$1]))" table:style-name="ce1">
            <text:p>6,356949102</text:p>
          </table:table-cell>
          <table:table-cell office:value-type="float" office:value="-0.17694910208827874" table:formula="of:=[.D1201]-[.E1201]" table:style-name="ce2">
            <text:p>-0,18</text:p>
          </table:table-cell>
          <table:table-cell office:value-type="float" office:value="0.88597962888280524" table:formula="of:=1-EXP(-[.A1201]/[.$D$1])" table:style-name="ce1">
            <text:p>0,885979629</text:p>
          </table:table-cell>
          <table:table-cell office:value-type="float" office:value="-31076493780.355843" table:formula="of:=([.$D$2]-[.$D$1]*[.$D$1])*[.A1201]*[.G1201]" table:style-name="ce1">
            <text:p>-31076493780</text:p>
          </table:table-cell>
          <table:table-cell table:number-columns-repeated="16376"/>
        </table:table-row>
        <table:table-row table:style-name="ro1">
          <table:table-cell office:value-type="float" office:value="5494" table:style-name="ce1">
            <text:p>5494</text:p>
          </table:table-cell>
          <table:table-cell office:value-type="float" office:value="25.12" table:style-name="ce1">
            <text:p>25,12</text:p>
          </table:table-cell>
          <table:table-cell office:value-type="float" office:value="78.900000000000006" table:style-name="ce1">
            <text:p>78,9</text:p>
          </table:table-cell>
          <table:table-cell office:value-type="float" office:value="6.18" table:formula="of:=[.B1202]-[.$B$5]" table:style-name="ce2">
            <text:p>6,18</text:p>
          </table:table-cell>
          <table:table-cell office:value-type="float" office:value="6.3585656562235888" table:formula="of:=[.$D$2]*(1-EXP(-[.A1202]/[.$D$1]))" table:style-name="ce1">
            <text:p>6,358565656</text:p>
          </table:table-cell>
          <table:table-cell office:value-type="float" office:value="-0.17856565622358911" table:formula="of:=[.D1202]-[.E1202]" table:style-name="ce2">
            <text:p>-0,18</text:p>
          </table:table-cell>
          <table:table-cell office:value-type="float" office:value="0.88620493099076159" table:formula="of:=1-EXP(-[.A1202]/[.$D$1])" table:style-name="ce1">
            <text:p>0,886204931</text:p>
          </table:table-cell>
          <table:table-cell office:value-type="float" office:value="-31112711617.192783" table:formula="of:=([.$D$2]-[.$D$1]*[.$D$1])*[.A1202]*[.G1202]" table:style-name="ce1">
            <text:p>-31112711617</text:p>
          </table:table-cell>
          <table:table-cell table:number-columns-repeated="16376"/>
        </table:table-row>
        <table:table-row table:style-name="ro1">
          <table:table-cell office:value-type="float" office:value="5498" table:style-name="ce1">
            <text:p>5498</text:p>
          </table:table-cell>
          <table:table-cell office:value-type="float" office:value="25.06" table:style-name="ce1">
            <text:p>25,06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6.1199999999999974" table:formula="of:=[.B1203]-[.$B$5]" table:style-name="ce2">
            <text:p>6,12</text:p>
          </table:table-cell>
          <table:table-cell office:value-type="float" office:value="6.3598565993466902" table:formula="of:=[.$D$2]*(1-EXP(-[.A1203]/[.$D$1]))" table:style-name="ce1">
            <text:p>6,359856599</text:p>
          </table:table-cell>
          <table:table-cell office:value-type="float" office:value="-0.23985659934669279" table:formula="of:=[.D1203]-[.E1203]" table:style-name="ce2">
            <text:p>-0,24</text:p>
          </table:table-cell>
          <table:table-cell office:value-type="float" office:value="0.88638485209611362" table:formula="of:=1-EXP(-[.A1203]/[.$D$1])" table:style-name="ce1">
            <text:p>0,886384852</text:p>
          </table:table-cell>
          <table:table-cell office:value-type="float" office:value="-31141684989.609734" table:formula="of:=([.$D$2]-[.$D$1]*[.$D$1])*[.A1203]*[.G1203]" table:style-name="ce1">
            <text:p>-31141684990</text:p>
          </table:table-cell>
          <table:table-cell table:number-columns-repeated="16376"/>
        </table:table-row>
        <table:table-row table:style-name="ro1">
          <table:table-cell office:value-type="float" office:value="5503" table:style-name="ce1">
            <text:p>5503</text:p>
          </table:table-cell>
          <table:table-cell office:value-type="float" office:value="25.06" table:style-name="ce1">
            <text:p>25,06</text:p>
          </table:table-cell>
          <table:table-cell office:value-type="float" office:value="73.8" table:style-name="ce1">
            <text:p>73,8</text:p>
          </table:table-cell>
          <table:table-cell office:value-type="float" office:value="6.1199999999999974" table:formula="of:=[.B1204]-[.$B$5]" table:style-name="ce2">
            <text:p>6,12</text:p>
          </table:table-cell>
          <table:table-cell office:value-type="float" office:value="6.3614674083221256" table:formula="of:=[.$D$2]*(1-EXP(-[.A1204]/[.$D$1]))" table:style-name="ce1">
            <text:p>6,361467408</text:p>
          </table:table-cell>
          <table:table-cell office:value-type="float" office:value="-0.24146740832212821" table:formula="of:=[.D1204]-[.E1204]" table:style-name="ce2">
            <text:p>-0,24</text:p>
          </table:table-cell>
          <table:table-cell office:value-type="float" office:value="0.88660935349062509" table:formula="of:=1-EXP(-[.A1204]/[.$D$1])" table:style-name="ce1">
            <text:p>0,886609353</text:p>
          </table:table-cell>
          <table:table-cell office:value-type="float" office:value="-31177900573.955288" table:formula="of:=([.$D$2]-[.$D$1]*[.$D$1])*[.A1204]*[.G1204]" table:style-name="ce1">
            <text:p>-31177900574</text:p>
          </table:table-cell>
          <table:table-cell table:number-columns-repeated="16376"/>
        </table:table-row>
        <table:table-row table:style-name="ro1">
          <table:table-cell office:value-type="float" office:value="5507" table:style-name="ce1">
            <text:p>5507</text:p>
          </table:table-cell>
          <table:table-cell office:value-type="float" office:value="25.06" table:style-name="ce1">
            <text:p>25,06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6.1199999999999974" table:formula="of:=[.B1205]-[.$B$5]" table:style-name="ce2">
            <text:p>6,12</text:p>
          </table:table-cell>
          <table:table-cell office:value-type="float" office:value="6.3627537634920799" table:formula="of:=[.$D$2]*(1-EXP(-[.A1205]/[.$D$1]))" table:style-name="ce1">
            <text:p>6,362753763</text:p>
          </table:table-cell>
          <table:table-cell office:value-type="float" office:value="-0.24275376349208244" table:formula="of:=[.D1205]-[.E1205]" table:style-name="ce2">
            <text:p>-0,24</text:p>
          </table:table-cell>
          <table:table-cell office:value-type="float" office:value="0.88678863516455153" table:formula="of:=1-EXP(-[.A1205]/[.$D$1])" table:style-name="ce1">
            <text:p>0,886788635</text:p>
          </table:table-cell>
          <table:table-cell office:value-type="float" office:value="-31206872129.195526" table:formula="of:=([.$D$2]-[.$D$1]*[.$D$1])*[.A1205]*[.G1205]" table:style-name="ce1">
            <text:p>-31206872129</text:p>
          </table:table-cell>
          <table:table-cell table:number-columns-repeated="16376"/>
        </table:table-row>
        <table:table-row table:style-name="ro1">
          <table:table-cell office:value-type="float" office:value="5512" table:style-name="ce1">
            <text:p>5512</text:p>
          </table:table-cell>
          <table:table-cell office:value-type="float" office:value="25.06" table:style-name="ce1">
            <text:p>25,06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6.1199999999999974" table:formula="of:=[.B1206]-[.$B$5]" table:style-name="ce2">
            <text:p>6,12</text:p>
          </table:table-cell>
          <table:table-cell office:value-type="float" office:value="6.3643588477256756" table:formula="of:=[.$D$2]*(1-EXP(-[.A1206]/[.$D$1]))" table:style-name="ce1">
            <text:p>6,364358848</text:p>
          </table:table-cell>
          <table:table-cell office:value-type="float" office:value="-0.24435884772567817" table:formula="of:=[.D1206]-[.E1206]" table:style-name="ce2">
            <text:p>-0,24</text:p>
          </table:table-cell>
          <table:table-cell office:value-type="float" office:value="0.88701233869131713" table:formula="of:=1-EXP(-[.A1206]/[.$D$1])" table:style-name="ce1">
            <text:p>0,887012339</text:p>
          </table:table-cell>
          <table:table-cell office:value-type="float" office:value="-31243085423.16806" table:formula="of:=([.$D$2]-[.$D$1]*[.$D$1])*[.A1206]*[.G1206]" table:style-name="ce1">
            <text:p>-31243085423</text:p>
          </table:table-cell>
          <table:table-cell table:number-columns-repeated="16376"/>
        </table:table-row>
        <table:table-row table:style-name="ro1">
          <table:table-cell office:value-type="float" office:value="5517" table:style-name="ce1">
            <text:p>5517</text:p>
          </table:table-cell>
          <table:table-cell office:value-type="float" office:value="25.06" table:style-name="ce1">
            <text:p>25,06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6.1199999999999974" table:formula="of:=[.B1207]-[.$B$5]" table:style-name="ce2">
            <text:p>6,12</text:p>
          </table:table-cell>
          <table:table-cell office:value-type="float" office:value="6.365960760343027" table:formula="of:=[.$D$2]*(1-EXP(-[.A1207]/[.$D$1]))" table:style-name="ce1">
            <text:p>6,36596076</text:p>
          </table:table-cell>
          <table:table-cell office:value-type="float" office:value="-0.24596076034302961" table:formula="of:=[.D1207]-[.E1207]" table:style-name="ce2">
            <text:p>-0,25</text:p>
          </table:table-cell>
          <table:table-cell office:value-type="float" office:value="0.88723560018412306" table:formula="of:=1-EXP(-[.A1207]/[.$D$1])" table:style-name="ce1">
            <text:p>0,8872356</text:p>
          </table:table-cell>
          <table:table-cell office:value-type="float" office:value="-31279297428.452198" table:formula="of:=([.$D$2]-[.$D$1]*[.$D$1])*[.A1207]*[.G1207]" table:style-name="ce1">
            <text:p>-31279297428</text:p>
          </table:table-cell>
          <table:table-cell table:number-columns-repeated="16376"/>
        </table:table-row>
        <table:table-row table:style-name="ro1">
          <table:table-cell office:value-type="float" office:value="5521" table:style-name="ce1">
            <text:p>5521</text:p>
          </table:table-cell>
          <table:table-cell office:value-type="float" office:value="25.06" table:style-name="ce1">
            <text:p>25,06</text:p>
          </table:table-cell>
          <table:table-cell office:value-type="float" office:value="81.3" table:style-name="ce1">
            <text:p>81,3</text:p>
          </table:table-cell>
          <table:table-cell office:value-type="float" office:value="6.1199999999999974" table:formula="of:=[.B1208]-[.$B$5]" table:style-name="ce2">
            <text:p>6,12</text:p>
          </table:table-cell>
          <table:table-cell office:value-type="float" office:value="6.3672400110850882" table:formula="of:=[.$D$2]*(1-EXP(-[.A1208]/[.$D$1]))" table:style-name="ce1">
            <text:p>6,367240011</text:p>
          </table:table-cell>
          <table:table-cell office:value-type="float" office:value="-0.24724001108509075" table:formula="of:=[.D1208]-[.E1208]" table:style-name="ce2">
            <text:p>-0,25</text:p>
          </table:table-cell>
          <table:table-cell office:value-type="float" office:value="0.88741389170093377" table:formula="of:=1-EXP(-[.A1208]/[.$D$1])" table:style-name="ce1">
            <text:p>0,887413892</text:p>
          </table:table-cell>
          <table:table-cell office:value-type="float" office:value="-31308266097.061142" table:formula="of:=([.$D$2]-[.$D$1]*[.$D$1])*[.A1208]*[.G1208]" table:style-name="ce1">
            <text:p>-31308266097</text:p>
          </table:table-cell>
          <table:table-cell table:number-columns-repeated="16376"/>
        </table:table-row>
        <table:table-row table:style-name="ro1">
          <table:table-cell office:value-type="float" office:value="5526" table:style-name="ce1">
            <text:p>5526</text:p>
          </table:table-cell>
          <table:table-cell office:value-type="float" office:value="25.06" table:style-name="ce1">
            <text:p>25,06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6.1199999999999974" table:formula="of:=[.B1209]-[.$B$5]" table:style-name="ce2">
            <text:p>6,12</text:p>
          </table:table-cell>
          <table:table-cell office:value-type="float" office:value="6.3688362305778528" table:formula="of:=[.$D$2]*(1-EXP(-[.A1209]/[.$D$1]))" table:style-name="ce1">
            <text:p>6,368836231</text:p>
          </table:table-cell>
          <table:table-cell office:value-type="float" office:value="-0.24883623057785531" table:formula="of:=[.D1209]-[.E1209]" table:style-name="ce2">
            <text:p>-0,25</text:p>
          </table:table-cell>
          <table:table-cell office:value-type="float" office:value="0.88763635973254817" table:formula="of:=1-EXP(-[.A1209]/[.$D$1])" table:style-name="ce1">
            <text:p>0,88763636</text:p>
          </table:table-cell>
          <table:table-cell office:value-type="float" office:value="-31344475753.63644" table:formula="of:=([.$D$2]-[.$D$1]*[.$D$1])*[.A1209]*[.G1209]" table:style-name="ce1">
            <text:p>-31344475754</text:p>
          </table:table-cell>
          <table:table-cell table:number-columns-repeated="16376"/>
        </table:table-row>
        <table:table-row table:style-name="ro1">
          <table:table-cell office:value-type="float" office:value="5530" table:style-name="ce1">
            <text:p>5530</text:p>
          </table:table-cell>
          <table:table-cell office:value-type="float" office:value="25.06" table:style-name="ce1">
            <text:p>25,06</text:p>
          </table:table-cell>
          <table:table-cell office:value-type="float" office:value="83.4" table:style-name="ce1">
            <text:p>83,4</text:p>
          </table:table-cell>
          <table:table-cell office:value-type="float" office:value="6.1199999999999974" table:formula="of:=[.B1210]-[.$B$5]" table:style-name="ce2">
            <text:p>6,12</text:p>
          </table:table-cell>
          <table:table-cell office:value-type="float" office:value="6.3701109349209561" table:formula="of:=[.$D$2]*(1-EXP(-[.A1210]/[.$D$1]))" table:style-name="ce1">
            <text:p>6,370110935</text:p>
          </table:table-cell>
          <table:table-cell office:value-type="float" office:value="-0.25011093492095871" table:formula="of:=[.D1210]-[.E1210]" table:style-name="ce2">
            <text:p>-0,25</text:p>
          </table:table-cell>
          <table:table-cell office:value-type="float" office:value="0.88781401760941669" table:formula="of:=1-EXP(-[.A1210]/[.$D$1])" table:style-name="ce1">
            <text:p>0,887814018</text:p>
          </table:table-cell>
          <table:table-cell office:value-type="float" office:value="-31373442528.398167" table:formula="of:=([.$D$2]-[.$D$1]*[.$D$1])*[.A1210]*[.G1210]" table:style-name="ce1">
            <text:p>-31373442528</text:p>
          </table:table-cell>
          <table:table-cell table:number-columns-repeated="16376"/>
        </table:table-row>
        <table:table-row table:style-name="ro1">
          <table:table-cell office:value-type="float" office:value="5535" table:style-name="ce1">
            <text:p>5535</text:p>
          </table:table-cell>
          <table:table-cell office:value-type="float" office:value="25.06" table:style-name="ce1">
            <text:p>25,06</text:p>
          </table:table-cell>
          <table:table-cell office:value-type="float" office:value="85.7" table:style-name="ce1">
            <text:p>85,7</text:p>
          </table:table-cell>
          <table:table-cell office:value-type="float" office:value="6.1199999999999974" table:formula="of:=[.B1211]-[.$B$5]" table:style-name="ce2">
            <text:p>6,12</text:p>
          </table:table-cell>
          <table:table-cell office:value-type="float" office:value="6.3717014815222388" table:formula="of:=[.$D$2]*(1-EXP(-[.A1211]/[.$D$1]))" table:style-name="ce1">
            <text:p>6,371701482</text:p>
          </table:table-cell>
          <table:table-cell office:value-type="float" office:value="-0.25170148152224137" table:formula="of:=[.D1211]-[.E1211]" table:style-name="ce2">
            <text:p>-0,25</text:p>
          </table:table-cell>
          <table:table-cell office:value-type="float" office:value="0.88803569499976465" table:formula="of:=1-EXP(-[.A1211]/[.$D$1])" table:style-name="ce1">
            <text:p>0,888035695</text:p>
          </table:table-cell>
          <table:table-cell office:value-type="float" office:value="-31409649799.140568" table:formula="of:=([.$D$2]-[.$D$1]*[.$D$1])*[.A1211]*[.G1211]" table:style-name="ce1">
            <text:p>-31409649799</text:p>
          </table:table-cell>
          <table:table-cell table:number-columns-repeated="16376"/>
        </table:table-row>
        <table:table-row table:style-name="ro1">
          <table:table-cell office:value-type="float" office:value="5539" table:style-name="ce1">
            <text:p>5539</text:p>
          </table:table-cell>
          <table:table-cell office:value-type="float" office:value="25.06" table:style-name="ce1">
            <text:p>25,06</text:p>
          </table:table-cell>
          <table:table-cell office:value-type="float" office:value="87.2" table:style-name="ce1">
            <text:p>87,2</text:p>
          </table:table-cell>
          <table:table-cell office:value-type="float" office:value="6.1199999999999974" table:formula="of:=[.B1212]-[.$B$5]" table:style-name="ce2">
            <text:p>6,12</text:p>
          </table:table-cell>
          <table:table-cell office:value-type="float" office:value="6.372971655624081" table:formula="of:=[.$D$2]*(1-EXP(-[.A1212]/[.$D$1]))" table:style-name="ce1">
            <text:p>6,372971656</text:p>
          </table:table-cell>
          <table:table-cell office:value-type="float" office:value="-0.25297165562408352" table:formula="of:=[.D1212]-[.E1212]" table:style-name="ce2">
            <text:p>-0,25</text:p>
          </table:table-cell>
          <table:table-cell office:value-type="float" office:value="0.88821272148861863" table:formula="of:=1-EXP(-[.A1212]/[.$D$1])" table:style-name="ce1">
            <text:p>0,888212721</text:p>
          </table:table-cell>
          <table:table-cell office:value-type="float" office:value="-31438614650.473404" table:formula="of:=([.$D$2]-[.$D$1]*[.$D$1])*[.A1212]*[.G1212]" table:style-name="ce1">
            <text:p>-31438614650</text:p>
          </table:table-cell>
          <table:table-cell table:number-columns-repeated="16376"/>
        </table:table-row>
        <table:table-row table:style-name="ro1">
          <table:table-cell office:value-type="float" office:value="5544" table:style-name="ce1">
            <text:p>5544</text:p>
          </table:table-cell>
          <table:table-cell office:value-type="float" office:value="25.06" table:style-name="ce1">
            <text:p>25,06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6.1199999999999974" table:formula="of:=[.B1213]-[.$B$5]" table:style-name="ce2">
            <text:p>6,12</text:p>
          </table:table-cell>
          <table:table-cell office:value-type="float" office:value="6.3745565494950815" table:formula="of:=[.$D$2]*(1-EXP(-[.A1213]/[.$D$1]))" table:style-name="ce1">
            <text:p>6,374556549</text:p>
          </table:table-cell>
          <table:table-cell office:value-type="float" office:value="-0.25455654949508411" table:formula="of:=[.D1213]-[.E1213]" table:style-name="ce2">
            <text:p>-0,25</text:p>
          </table:table-cell>
          <table:table-cell office:value-type="float" office:value="0.88843361104760321" table:formula="of:=1-EXP(-[.A1213]/[.$D$1])" table:style-name="ce1">
            <text:p>0,888433611</text:p>
          </table:table-cell>
          <table:table-cell office:value-type="float" office:value="-31474819498.552383" table:formula="of:=([.$D$2]-[.$D$1]*[.$D$1])*[.A1213]*[.G1213]" table:style-name="ce1">
            <text:p>-31474819499</text:p>
          </table:table-cell>
          <table:table-cell table:number-columns-repeated="16376"/>
        </table:table-row>
        <table:table-row table:style-name="ro1">
          <table:table-cell office:value-type="float" office:value="5549" table:style-name="ce1">
            <text:p>5549</text:p>
          </table:table-cell>
          <table:table-cell office:value-type="float" office:value="25.06" table:style-name="ce1">
            <text:p>25,06</text:p>
          </table:table-cell>
          <table:table-cell office:value-type="float" office:value="75.8" table:style-name="ce1">
            <text:p>75,8</text:p>
          </table:table-cell>
          <table:table-cell office:value-type="float" office:value="6.1199999999999974" table:formula="of:=[.B1214]-[.$B$5]" table:style-name="ce2">
            <text:p>6,12</text:p>
          </table:table-cell>
          <table:table-cell office:value-type="float" office:value="6.3761383116456125" table:formula="of:=[.$D$2]*(1-EXP(-[.A1214]/[.$D$1]))" table:style-name="ce1">
            <text:p>6,376138312</text:p>
          </table:table-cell>
          <table:table-cell office:value-type="float" office:value="-0.25613831164561507" table:formula="of:=[.D1214]-[.E1214]" table:style-name="ce2">
            <text:p>-0,26</text:p>
          </table:table-cell>
          <table:table-cell office:value-type="float" office:value="0.88865406413297521" table:formula="of:=1-EXP(-[.A1214]/[.$D$1])" table:style-name="ce1">
            <text:p>0,888654064</text:p>
          </table:table-cell>
          <table:table-cell office:value-type="float" office:value="-31511022984.90033" table:formula="of:=([.$D$2]-[.$D$1]*[.$D$1])*[.A1214]*[.G1214]" table:style-name="ce1">
            <text:p>-31511022985</text:p>
          </table:table-cell>
          <table:table-cell table:number-columns-repeated="16376"/>
        </table:table-row>
        <table:table-row table:style-name="ro1">
          <table:table-cell office:value-type="float" office:value="5553" table:style-name="ce1">
            <text:p>5553</text:p>
          </table:table-cell>
          <table:table-cell office:value-type="float" office:value="25.06" table:style-name="ce1">
            <text:p>25,06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6.1199999999999974" table:formula="of:=[.B1215]-[.$B$5]" table:style-name="ce2">
            <text:p>6,12</text:p>
          </table:table-cell>
          <table:table-cell office:value-type="float" office:value="6.3774014706861957" table:formula="of:=[.$D$2]*(1-EXP(-[.A1215]/[.$D$1]))" table:style-name="ce1">
            <text:p>6,377401471</text:p>
          </table:table-cell>
          <table:table-cell office:value-type="float" office:value="-0.25740147068619823" table:formula="of:=[.D1215]-[.E1215]" table:style-name="ce2">
            <text:p>-0,26</text:p>
          </table:table-cell>
          <table:table-cell office:value-type="float" office:value="0.88883011291990488" table:formula="of:=1-EXP(-[.A1215]/[.$D$1])" table:style-name="ce1">
            <text:p>0,888830113</text:p>
          </table:table-cell>
          <table:table-cell office:value-type="float" office:value="-31539984785.985817" table:formula="of:=([.$D$2]-[.$D$1]*[.$D$1])*[.A1215]*[.G1215]" table:style-name="ce1">
            <text:p>-31539984786</text:p>
          </table:table-cell>
          <table:table-cell table:number-columns-repeated="16376"/>
        </table:table-row>
        <table:table-row table:style-name="ro1">
          <table:table-cell office:value-type="float" office:value="5558" table:style-name="ce1">
            <text:p>5558</text:p>
          </table:table-cell>
          <table:table-cell office:value-type="float" office:value="25.06" table:style-name="ce1">
            <text:p>25,06</text:p>
          </table:table-cell>
          <table:table-cell office:value-type="float" office:value="74.2" table:style-name="ce1">
            <text:p>74,2</text:p>
          </table:table-cell>
          <table:table-cell office:value-type="float" office:value="6.1199999999999974" table:formula="of:=[.B1216]-[.$B$5]" table:style-name="ce2">
            <text:p>6,12</text:p>
          </table:table-cell>
          <table:table-cell office:value-type="float" office:value="6.3789776113259826" table:formula="of:=[.$D$2]*(1-EXP(-[.A1216]/[.$D$1]))" table:style-name="ce1">
            <text:p>6,378977611</text:p>
          </table:table-cell>
          <table:table-cell office:value-type="float" office:value="-0.25897761132598518" table:formula="of:=[.D1216]-[.E1216]" table:style-name="ce2">
            <text:p>-0,26</text:p>
          </table:table-cell>
          <table:table-cell office:value-type="float" office:value="0.88904978252503775" table:formula="of:=1-EXP(-[.A1216]/[.$D$1])" table:style-name="ce1">
            <text:p>0,889049783</text:p>
          </table:table-cell>
          <table:table-cell office:value-type="float" office:value="-31576185792.95808" table:formula="of:=([.$D$2]-[.$D$1]*[.$D$1])*[.A1216]*[.G1216]" table:style-name="ce1">
            <text:p>-31576185793</text:p>
          </table:table-cell>
          <table:table-cell table:number-columns-repeated="16376"/>
        </table:table-row>
        <table:table-row table:style-name="ro1">
          <table:table-cell office:value-type="float" office:value="5562" table:style-name="ce1">
            <text:p>5562</text:p>
          </table:table-cell>
          <table:table-cell office:value-type="float" office:value="25.06" table:style-name="ce1">
            <text:p>25,06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6.1199999999999974" table:formula="of:=[.B1217]-[.$B$5]" table:style-name="ce2">
            <text:p>6,12</text:p>
          </table:table-cell>
          <table:table-cell office:value-type="float" office:value="6.3802362811567841" table:formula="of:=[.$D$2]*(1-EXP(-[.A1217]/[.$D$1]))" table:style-name="ce1">
            <text:p>6,380236281</text:p>
          </table:table-cell>
          <table:table-cell office:value-type="float" office:value="-0.26023628115678665" table:formula="of:=[.D1217]-[.E1217]" table:style-name="ce2">
            <text:p>-0,26</text:p>
          </table:table-cell>
          <table:table-cell office:value-type="float" office:value="0.88922520564258534" table:formula="of:=1-EXP(-[.A1217]/[.$D$1])" table:style-name="ce1">
            <text:p>0,889225206</text:p>
          </table:table-cell>
          <table:table-cell office:value-type="float" office:value="-31605145596.078007" table:formula="of:=([.$D$2]-[.$D$1]*[.$D$1])*[.A1217]*[.G1217]" table:style-name="ce1">
            <text:p>-31605145596</text:p>
          </table:table-cell>
          <table:table-cell table:number-columns-repeated="16376"/>
        </table:table-row>
        <table:table-row table:style-name="ro1">
          <table:table-cell office:value-type="float" office:value="5567" table:style-name="ce1">
            <text:p>5567</text:p>
          </table:table-cell>
          <table:table-cell office:value-type="float" office:value="25.06" table:style-name="ce1">
            <text:p>25,06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6.1199999999999974" table:formula="of:=[.B1218]-[.$B$5]" table:style-name="ce2">
            <text:p>6,12</text:p>
          </table:table-cell>
          <table:table-cell office:value-type="float" office:value="6.3818068202644209" table:formula="of:=[.$D$2]*(1-EXP(-[.A1218]/[.$D$1]))" table:style-name="ce1">
            <text:p>6,38180682</text:p>
          </table:table-cell>
          <table:table-cell office:value-type="float" office:value="-0.26180682026442348" table:formula="of:=[.D1218]-[.E1218]" table:style-name="ce2">
            <text:p>-0,26</text:p>
          </table:table-cell>
          <table:table-cell office:value-type="float" office:value="0.88944409455193219" table:formula="of:=1-EXP(-[.A1218]/[.$D$1])" table:style-name="ce1">
            <text:p>0,889444095</text:p>
          </table:table-cell>
          <table:table-cell office:value-type="float" office:value="-31641344087.58688" table:formula="of:=([.$D$2]-[.$D$1]*[.$D$1])*[.A1218]*[.G1218]" table:style-name="ce1">
            <text:p>-31641344088</text:p>
          </table:table-cell>
          <table:table-cell table:number-columns-repeated="16376"/>
        </table:table-row>
        <table:table-row table:style-name="ro1">
          <table:table-cell office:value-type="float" office:value="5571" table:style-name="ce1">
            <text:p>5571</text:p>
          </table:table-cell>
          <table:table-cell office:value-type="float" office:value="25.06" table:style-name="ce1">
            <text:p>25,06</text:p>
          </table:table-cell>
          <table:table-cell office:value-type="float" office:value="84" table:style-name="ce1">
            <text:p>84</text:p>
          </table:table-cell>
          <table:table-cell office:value-type="float" office:value="6.1199999999999974" table:formula="of:=[.B1219]-[.$B$5]" table:style-name="ce2">
            <text:p>6,12</text:p>
          </table:table-cell>
          <table:table-cell office:value-type="float" office:value="6.3830610168398882" table:formula="of:=[.$D$2]*(1-EXP(-[.A1219]/[.$D$1]))" table:style-name="ce1">
            <text:p>6,383061017</text:p>
          </table:table-cell>
          <table:table-cell office:value-type="float" office:value="-0.2630610168398908" table:formula="of:=[.D1219]-[.E1219]" table:style-name="ce2">
            <text:p>-0,26</text:p>
          </table:table-cell>
          <table:table-cell office:value-type="float" office:value="0.88961889422369822" table:formula="of:=1-EXP(-[.A1219]/[.$D$1])" table:style-name="ce1">
            <text:p>0,889618894</text:p>
          </table:table-cell>
          <table:table-cell office:value-type="float" office:value="-31670301863.986382" table:formula="of:=([.$D$2]-[.$D$1]*[.$D$1])*[.A1219]*[.G1219]" table:style-name="ce1">
            <text:p>-31670301864</text:p>
          </table:table-cell>
          <table:table-cell table:number-columns-repeated="16376"/>
        </table:table-row>
        <table:table-row table:style-name="ro1">
          <table:table-cell office:value-type="float" office:value="5576" table:style-name="ce1">
            <text:p>5576</text:p>
          </table:table-cell>
          <table:table-cell office:value-type="float" office:value="25.06" table:style-name="ce1">
            <text:p>25,06</text:p>
          </table:table-cell>
          <table:table-cell office:value-type="float" office:value="86.6" table:style-name="ce1">
            <text:p>86,6</text:p>
          </table:table-cell>
          <table:table-cell office:value-type="float" office:value="6.1199999999999974" table:formula="of:=[.B1220]-[.$B$5]" table:style-name="ce2">
            <text:p>6,12</text:p>
          </table:table-cell>
          <table:table-cell office:value-type="float" office:value="6.3846259743229634" table:formula="of:=[.$D$2]*(1-EXP(-[.A1220]/[.$D$1]))" table:style-name="ce1">
            <text:p>6,384625974</text:p>
          </table:table-cell>
          <table:table-cell office:value-type="float" office:value="-0.26462597432296597" table:formula="of:=[.D1220]-[.E1220]" table:style-name="ce2">
            <text:p>-0,26</text:p>
          </table:table-cell>
          <table:table-cell office:value-type="float" office:value="0.8898370052118163" table:formula="of:=1-EXP(-[.A1220]/[.$D$1])" table:style-name="ce1">
            <text:p>0,889837005</text:p>
          </table:table-cell>
          <table:table-cell office:value-type="float" office:value="-31706497804.232002" table:formula="of:=([.$D$2]-[.$D$1]*[.$D$1])*[.A1220]*[.G1220]" table:style-name="ce1">
            <text:p>-31706497804</text:p>
          </table:table-cell>
          <table:table-cell table:number-columns-repeated="16376"/>
        </table:table-row>
        <table:table-row table:style-name="ro1">
          <table:table-cell office:value-type="float" office:value="5581" table:style-name="ce1">
            <text:p>5581</text:p>
          </table:table-cell>
          <table:table-cell office:value-type="float" office:value="25.06" table:style-name="ce1">
            <text:p>25,06</text:p>
          </table:table-cell>
          <table:table-cell office:value-type="float" office:value="87.1" table:style-name="ce1">
            <text:p>87,1</text:p>
          </table:table-cell>
          <table:table-cell office:value-type="float" office:value="6.1199999999999974" table:formula="of:=[.B1221]-[.$B$5]" table:style-name="ce2">
            <text:p>6,12</text:p>
          </table:table-cell>
          <table:table-cell office:value-type="float" office:value="6.386187839479498" table:formula="of:=[.$D$2]*(1-EXP(-[.A1221]/[.$D$1]))" table:style-name="ce1">
            <text:p>6,386187839</text:p>
          </table:table-cell>
          <table:table-cell office:value-type="float" office:value="-0.26618783947950053" table:formula="of:=[.D1221]-[.E1221]" table:style-name="ce2">
            <text:p>-0,27</text:p>
          </table:table-cell>
          <table:table-cell office:value-type="float" office:value="0.89005468521672571" table:formula="of:=1-EXP(-[.A1221]/[.$D$1])" table:style-name="ce1">
            <text:p>0,890054685</text:p>
          </table:table-cell>
          <table:table-cell office:value-type="float" office:value="-31742692311.745491" table:formula="of:=([.$D$2]-[.$D$1]*[.$D$1])*[.A1221]*[.G1221]" table:style-name="ce1">
            <text:p>-31742692312</text:p>
          </table:table-cell>
          <table:table-cell table:number-columns-repeated="16376"/>
        </table:table-row>
        <table:table-row table:style-name="ro1">
          <table:table-cell office:value-type="float" office:value="5585" table:style-name="ce1">
            <text:p>5585</text:p>
          </table:table-cell>
          <table:table-cell office:value-type="float" office:value="25.06" table:style-name="ce1">
            <text:p>25,06</text:p>
          </table:table-cell>
          <table:table-cell office:value-type="float" office:value="80.2" table:style-name="ce1">
            <text:p>80,2</text:p>
          </table:table-cell>
          <table:table-cell office:value-type="float" office:value="6.1199999999999974" table:formula="of:=[.B1222]-[.$B$5]" table:style-name="ce2">
            <text:p>6,12</text:p>
          </table:table-cell>
          <table:table-cell office:value-type="float" office:value="6.387435109236197" table:formula="of:=[.$D$2]*(1-EXP(-[.A1222]/[.$D$1]))" table:style-name="ce1">
            <text:p>6,387435109</text:p>
          </table:table-cell>
          <table:table-cell office:value-type="float" office:value="-0.26743510923619951" table:formula="of:=[.D1222]-[.E1222]" table:style-name="ce2">
            <text:p>-0,27</text:p>
          </table:table-cell>
          <table:table-cell office:value-type="float" office:value="0.89022851948508475" table:formula="of:=1-EXP(-[.A1222]/[.$D$1])" table:style-name="ce1">
            <text:p>0,890228519</text:p>
          </table:table-cell>
          <table:table-cell office:value-type="float" office:value="-31771646878.854584" table:formula="of:=([.$D$2]-[.$D$1]*[.$D$1])*[.A1222]*[.G1222]" table:style-name="ce1">
            <text:p>-31771646879</text:p>
          </table:table-cell>
          <table:table-cell table:number-columns-repeated="16376"/>
        </table:table-row>
        <table:table-row table:style-name="ro1">
          <table:table-cell office:value-type="float" office:value="5590" table:style-name="ce1">
            <text:p>5590</text:p>
          </table:table-cell>
          <table:table-cell office:value-type="float" office:value="25.06" table:style-name="ce1">
            <text:p>25,06</text:p>
          </table:table-cell>
          <table:table-cell office:value-type="float" office:value="76.7" table:style-name="ce1">
            <text:p>76,7</text:p>
          </table:table-cell>
          <table:table-cell office:value-type="float" office:value="6.1199999999999974" table:formula="of:=[.B1223]-[.$B$5]" table:style-name="ce2">
            <text:p>6,12</text:p>
          </table:table-cell>
          <table:table-cell office:value-type="float" office:value="6.3889914235949998" table:formula="of:=[.$D$2]*(1-EXP(-[.A1223]/[.$D$1]))" table:style-name="ce1">
            <text:p>6,388991424</text:p>
          </table:table-cell>
          <table:table-cell office:value-type="float" office:value="-0.26899142359500239" table:formula="of:=[.D1223]-[.E1223]" table:style-name="ce2">
            <text:p>-0,27</text:p>
          </table:table-cell>
          <table:table-cell office:value-type="float" office:value="0.89044542586515685" table:formula="of:=1-EXP(-[.A1223]/[.$D$1])" table:style-name="ce1">
            <text:p>0,890445426</text:p>
          </table:table-cell>
          <table:table-cell office:value-type="float" office:value="-31807838779.984486" table:formula="of:=([.$D$2]-[.$D$1]*[.$D$1])*[.A1223]*[.G1223]" table:style-name="ce1">
            <text:p>-31807838780</text:p>
          </table:table-cell>
          <table:table-cell table:number-columns-repeated="16376"/>
        </table:table-row>
        <table:table-row table:style-name="ro1">
          <table:table-cell office:value-type="float" office:value="5594" table:style-name="ce1">
            <text:p>5594</text:p>
          </table:table-cell>
          <table:table-cell office:value-type="float" office:value="25.06" table:style-name="ce1">
            <text:p>25,06</text:p>
          </table:table-cell>
          <table:table-cell office:value-type="float" office:value="73.8" table:style-name="ce1">
            <text:p>73,8</text:p>
          </table:table-cell>
          <table:table-cell office:value-type="float" office:value="6.1199999999999974" table:formula="of:=[.B1224]-[.$B$5]" table:style-name="ce2">
            <text:p>6,12</text:p>
          </table:table-cell>
          <table:table-cell office:value-type="float" office:value="6.3902342606117086" table:formula="of:=[.$D$2]*(1-EXP(-[.A1224]/[.$D$1]))" table:style-name="ce1">
            <text:p>6,390234261</text:p>
          </table:table-cell>
          <table:table-cell office:value-type="float" office:value="-0.27023426061171119" table:formula="of:=[.D1224]-[.E1224]" table:style-name="ce2">
            <text:p>-0,27</text:p>
          </table:table-cell>
          <table:table-cell office:value-type="float" office:value="0.890618642334432" table:formula="of:=1-EXP(-[.A1224]/[.$D$1])" table:style-name="ce1">
            <text:p>0,890618642</text:p>
          </table:table-cell>
          <table:table-cell office:value-type="float" office:value="-31836791247.928741" table:formula="of:=([.$D$2]-[.$D$1]*[.$D$1])*[.A1224]*[.G1224]" table:style-name="ce1">
            <text:p>-31836791248</text:p>
          </table:table-cell>
          <table:table-cell table:number-columns-repeated="16376"/>
        </table:table-row>
        <table:table-row table:style-name="ro1">
          <table:table-cell office:value-type="float" office:value="5599" table:style-name="ce1">
            <text:p>5599</text:p>
          </table:table-cell>
          <table:table-cell office:value-type="float" office:value="25.06" table:style-name="ce1">
            <text:p>25,06</text:p>
          </table:table-cell>
          <table:table-cell office:value-type="float" office:value="73.2" table:style-name="ce1">
            <text:p>73,2</text:p>
          </table:table-cell>
          <table:table-cell office:value-type="float" office:value="6.1199999999999974" table:formula="of:=[.B1225]-[.$B$5]" table:style-name="ce2">
            <text:p>6,12</text:p>
          </table:table-cell>
          <table:table-cell office:value-type="float" office:value="6.3917850439000601" table:formula="of:=[.$D$2]*(1-EXP(-[.A1225]/[.$D$1]))" table:style-name="ce1">
            <text:p>6,391785044</text:p>
          </table:table-cell>
          <table:table-cell office:value-type="float" office:value="-0.27178504390006264" table:formula="of:=[.D1225]-[.E1225]" table:style-name="ce2">
            <text:p>-0,27</text:p>
          </table:table-cell>
          <table:table-cell office:value-type="float" office:value="0.89083477783909415" table:formula="of:=1-EXP(-[.A1225]/[.$D$1])" table:style-name="ce1">
            <text:p>0,890834778</text:p>
          </table:table-cell>
          <table:table-cell office:value-type="float" office:value="-31872980507.603531" table:formula="of:=([.$D$2]-[.$D$1]*[.$D$1])*[.A1225]*[.G1225]" table:style-name="ce1">
            <text:p>-31872980508</text:p>
          </table:table-cell>
          <table:table-cell table:number-columns-repeated="16376"/>
        </table:table-row>
        <table:table-row table:style-name="ro1">
          <table:table-cell office:value-type="float" office:value="5603" table:style-name="ce1">
            <text:p>5603</text:p>
          </table:table-cell>
          <table:table-cell office:value-type="float" office:value="25.06" table:style-name="ce1">
            <text:p>25,06</text:p>
          </table:table-cell>
          <table:table-cell office:value-type="float" office:value="76.2" table:style-name="ce1">
            <text:p>76,2</text:p>
          </table:table-cell>
          <table:table-cell office:value-type="float" office:value="6.1199999999999974" table:formula="of:=[.B1226]-[.$B$5]" table:style-name="ce2">
            <text:p>6,12</text:p>
          </table:table-cell>
          <table:table-cell office:value-type="float" office:value="6.393023463930537" table:formula="of:=[.$D$2]*(1-EXP(-[.A1226]/[.$D$1]))" table:style-name="ce1">
            <text:p>6,393023464</text:p>
          </table:table-cell>
          <table:table-cell office:value-type="float" office:value="-0.27302346393053956" table:formula="of:=[.D1226]-[.E1226]" table:style-name="ce2">
            <text:p>-0,27</text:p>
          </table:table-cell>
          <table:table-cell office:value-type="float" office:value="0.89100737870491553" table:formula="of:=1-EXP(-[.A1226]/[.$D$1])" table:style-name="ce1">
            <text:p>0,891007379</text:p>
          </table:table-cell>
          <table:table-cell office:value-type="float" office:value="-31901930848.438789" table:formula="of:=([.$D$2]-[.$D$1]*[.$D$1])*[.A1226]*[.G1226]" table:style-name="ce1">
            <text:p>-31901930848</text:p>
          </table:table-cell>
          <table:table-cell table:number-columns-repeated="16376"/>
        </table:table-row>
        <table:table-row table:style-name="ro1">
          <table:table-cell office:value-type="float" office:value="5608" table:style-name="ce1">
            <text:p>5608</text:p>
          </table:table-cell>
          <table:table-cell office:value-type="float" office:value="25.06" table:style-name="ce1">
            <text:p>25,06</text:p>
          </table:table-cell>
          <table:table-cell office:value-type="float" office:value="78.2" table:style-name="ce1">
            <text:p>78,2</text:p>
          </table:table-cell>
          <table:table-cell office:value-type="float" office:value="6.1199999999999974" table:formula="of:=[.B1227]-[.$B$5]" table:style-name="ce2">
            <text:p>6,12</text:p>
          </table:table-cell>
          <table:table-cell office:value-type="float" office:value="6.3945687358056116" table:formula="of:=[.$D$2]*(1-EXP(-[.A1227]/[.$D$1]))" table:style-name="ce1">
            <text:p>6,394568736</text:p>
          </table:table-cell>
          <table:table-cell office:value-type="float" office:value="-0.27456873580561414" table:formula="of:=[.D1227]-[.E1227]" table:style-name="ce2">
            <text:p>-0,27</text:p>
          </table:table-cell>
          <table:table-cell office:value-type="float" office:value="0.89122274607382401" table:formula="of:=1-EXP(-[.A1227]/[.$D$1])" table:style-name="ce1">
            <text:p>0,891222746</text:p>
          </table:table-cell>
          <table:table-cell office:value-type="float" office:value="-31938117431.869152" table:formula="of:=([.$D$2]-[.$D$1]*[.$D$1])*[.A1227]*[.G1227]" table:style-name="ce1">
            <text:p>-31938117432</text:p>
          </table:table-cell>
          <table:table-cell table:number-columns-repeated="16376"/>
        </table:table-row>
        <table:table-row table:style-name="ro1">
          <table:table-cell office:value-type="float" office:value="5613" table:style-name="ce1">
            <text:p>5613</text:p>
          </table:table-cell>
          <table:table-cell office:value-type="float" office:value="25.06" table:style-name="ce1">
            <text:p>25,06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6.1199999999999974" table:formula="of:=[.B1228]-[.$B$5]" table:style-name="ce2">
            <text:p>6,12</text:p>
          </table:table-cell>
          <table:table-cell office:value-type="float" office:value="6.3961109542525367" table:formula="of:=[.$D$2]*(1-EXP(-[.A1228]/[.$D$1]))" table:style-name="ce1">
            <text:p>6,396110954</text:p>
          </table:table-cell>
          <table:table-cell office:value-type="float" office:value="-0.27611095425253929" table:formula="of:=[.D1228]-[.E1228]" table:style-name="ce2">
            <text:p>-0,28</text:p>
          </table:table-cell>
          <table:table-cell office:value-type="float" office:value="0.89143768788086375" table:formula="of:=1-EXP(-[.A1228]/[.$D$1])" table:style-name="ce1">
            <text:p>0,891437688</text:p>
          </table:table-cell>
          <table:table-cell office:value-type="float" office:value="-31974302513.567997" table:formula="of:=([.$D$2]-[.$D$1]*[.$D$1])*[.A1228]*[.G1228]" table:style-name="ce1">
            <text:p>-31974302514</text:p>
          </table:table-cell>
          <table:table-cell table:number-columns-repeated="16376"/>
        </table:table-row>
        <table:table-row table:style-name="ro1">
          <table:table-cell office:value-type="float" office:value="5617" table:style-name="ce1">
            <text:p>5617</text:p>
          </table:table-cell>
          <table:table-cell office:value-type="float" office:value="25.06" table:style-name="ce1">
            <text:p>25,06</text:p>
          </table:table-cell>
          <table:table-cell office:value-type="float" office:value="83" table:style-name="ce1">
            <text:p>83</text:p>
          </table:table-cell>
          <table:table-cell office:value-type="float" office:value="6.1199999999999974" table:formula="of:=[.B1229]-[.$B$5]" table:style-name="ce2">
            <text:p>6,12</text:p>
          </table:table-cell>
          <table:table-cell office:value-type="float" office:value="6.3973425345967314" table:formula="of:=[.$D$2]*(1-EXP(-[.A1229]/[.$D$1]))" table:style-name="ce1">
            <text:p>6,397342535</text:p>
          </table:table-cell>
          <table:table-cell office:value-type="float" office:value="-0.27734253459673397" table:formula="of:=[.D1229]-[.E1229]" table:style-name="ce2">
            <text:p>-0,28</text:p>
          </table:table-cell>
          <table:table-cell office:value-type="float" office:value="0.8916093354870922" table:formula="of:=1-EXP(-[.A1229]/[.$D$1])" table:style-name="ce1">
            <text:p>0,891609335</text:p>
          </table:table-cell>
          <table:table-cell office:value-type="float" office:value="-32003249490.553623" table:formula="of:=([.$D$2]-[.$D$1]*[.$D$1])*[.A1229]*[.G1229]" table:style-name="ce1">
            <text:p>-32003249491</text:p>
          </table:table-cell>
          <table:table-cell table:number-columns-repeated="16376"/>
        </table:table-row>
        <table:table-row table:style-name="ro1">
          <table:table-cell office:value-type="float" office:value="5622" table:style-name="ce1">
            <text:p>5622</text:p>
          </table:table-cell>
          <table:table-cell office:value-type="float" office:value="25.06" table:style-name="ce1">
            <text:p>25,06</text:p>
          </table:table-cell>
          <table:table-cell office:value-type="float" office:value="84.7" table:style-name="ce1">
            <text:p>84,7</text:p>
          </table:table-cell>
          <table:table-cell office:value-type="float" office:value="6.1199999999999974" table:formula="of:=[.B1230]-[.$B$5]" table:style-name="ce2">
            <text:p>6,12</text:p>
          </table:table-cell>
          <table:table-cell office:value-type="float" office:value="6.3988792720694372" table:formula="of:=[.$D$2]*(1-EXP(-[.A1230]/[.$D$1]))" table:style-name="ce1">
            <text:p>6,398879272</text:p>
          </table:table-cell>
          <table:table-cell office:value-type="float" office:value="-0.27887927206943974" table:formula="of:=[.D1230]-[.E1230]" table:style-name="ce2">
            <text:p>-0,28</text:p>
          </table:table-cell>
          <table:table-cell office:value-type="float" office:value="0.89182351340072541" table:formula="of:=1-EXP(-[.A1230]/[.$D$1])" table:style-name="ce1">
            <text:p>0,891823513</text:p>
          </table:table-cell>
          <table:table-cell office:value-type="float" office:value="-32039431842.448563" table:formula="of:=([.$D$2]-[.$D$1]*[.$D$1])*[.A1230]*[.G1230]" table:style-name="ce1">
            <text:p>-32039431842</text:p>
          </table:table-cell>
          <table:table-cell table:number-columns-repeated="16376"/>
        </table:table-row>
        <table:table-row table:style-name="ro1">
          <table:table-cell office:value-type="float" office:value="5626" table:style-name="ce1">
            <text:p>5626</text:p>
          </table:table-cell>
          <table:table-cell office:value-type="float" office:value="25.06" table:style-name="ce1">
            <text:p>25,06</text:p>
          </table:table-cell>
          <table:table-cell office:value-type="float" office:value="85.6" table:style-name="ce1">
            <text:p>85,6</text:p>
          </table:table-cell>
          <table:table-cell office:value-type="float" office:value="6.1199999999999974" table:formula="of:=[.B1231]-[.$B$5]" table:style-name="ce2">
            <text:p>6,12</text:p>
          </table:table-cell>
          <table:table-cell office:value-type="float" office:value="6.4001064754331018" table:formula="of:=[.$D$2]*(1-EXP(-[.A1231]/[.$D$1]))" table:style-name="ce1">
            <text:p>6,400106475</text:p>
          </table:table-cell>
          <table:table-cell office:value-type="float" office:value="-0.28010647543310441" table:formula="of:=[.D1231]-[.E1231]" table:style-name="ce2">
            <text:p>-0,28</text:p>
          </table:table-cell>
          <table:table-cell office:value-type="float" office:value="0.89199455097916791" table:formula="of:=1-EXP(-[.A1231]/[.$D$1])" table:style-name="ce1">
            <text:p>0,891994551</text:p>
          </table:table-cell>
          <table:table-cell office:value-type="float" office:value="-32068376621.932217" table:formula="of:=([.$D$2]-[.$D$1]*[.$D$1])*[.A1231]*[.G1231]" table:style-name="ce1">
            <text:p>-32068376622</text:p>
          </table:table-cell>
          <table:table-cell table:number-columns-repeated="16376"/>
        </table:table-row>
        <table:table-row table:style-name="ro1">
          <table:table-cell office:value-type="float" office:value="5631" table:style-name="ce1">
            <text:p>5631</text:p>
          </table:table-cell>
          <table:table-cell office:value-type="float" office:value="25" table:style-name="ce1">
            <text:p>25</text:p>
          </table:table-cell>
          <table:table-cell office:value-type="float" office:value="84.7" table:style-name="ce1">
            <text:p>84,7</text:p>
          </table:table-cell>
          <table:table-cell office:value-type="float" office:value="6.0599999999999987" table:formula="of:=[.B1232]-[.$B$5]" table:style-name="ce2">
            <text:p>6,06</text:p>
          </table:table-cell>
          <table:table-cell office:value-type="float" office:value="6.4016377514107186" table:formula="of:=[.$D$2]*(1-EXP(-[.A1232]/[.$D$1]))" table:style-name="ce1">
            <text:p>6,401637751</text:p>
          </table:table-cell>
          <table:table-cell office:value-type="float" office:value="-0.34163775141071984" table:formula="of:=[.D1232]-[.E1232]" table:style-name="ce2">
            <text:p>-0,34</text:p>
          </table:table-cell>
          <table:table-cell office:value-type="float" office:value="0.89220796771423672" table:formula="of:=1-EXP(-[.A1232]/[.$D$1])" table:style-name="ce1">
            <text:p>0,892207968</text:p>
          </table:table-cell>
          <table:table-cell office:value-type="float" office:value="-32104556209.948036" table:formula="of:=([.$D$2]-[.$D$1]*[.$D$1])*[.A1232]*[.G1232]" table:style-name="ce1">
            <text:p>-32104556210</text:p>
          </table:table-cell>
          <table:table-cell table:number-columns-repeated="16376"/>
        </table:table-row>
        <table:table-row table:style-name="ro1">
          <table:table-cell office:value-type="float" office:value="5636" table:style-name="ce1">
            <text:p>5636</text:p>
          </table:table-cell>
          <table:table-cell office:value-type="float" office:value="25.06" table:style-name="ce1">
            <text:p>25,06</text:p>
          </table:table-cell>
          <table:table-cell office:value-type="float" office:value="84.6" table:style-name="ce1">
            <text:p>84,6</text:p>
          </table:table-cell>
          <table:table-cell office:value-type="float" office:value="6.1199999999999974" table:formula="of:=[.B1233]-[.$B$5]" table:style-name="ce2">
            <text:p>6,12</text:p>
          </table:table-cell>
          <table:table-cell office:value-type="float" office:value="6.4031660016158165" table:formula="of:=[.$D$2]*(1-EXP(-[.A1233]/[.$D$1]))" table:style-name="ce1">
            <text:p>6,403166002</text:p>
          </table:table-cell>
          <table:table-cell office:value-type="float" office:value="-0.28316600161581906" table:formula="of:=[.D1233]-[.E1233]" table:style-name="ce2">
            <text:p>-0,28</text:p>
          </table:table-cell>
          <table:table-cell office:value-type="float" office:value="0.89242096274185267" table:formula="of:=1-EXP(-[.A1233]/[.$D$1])" table:style-name="ce1">
            <text:p>0,892420963</text:p>
          </table:table-cell>
          <table:table-cell office:value-type="float" office:value="-32140734247.853516" table:formula="of:=([.$D$2]-[.$D$1]*[.$D$1])*[.A1233]*[.G1233]" table:style-name="ce1">
            <text:p>-32140734248</text:p>
          </table:table-cell>
          <table:table-cell table:number-columns-repeated="16376"/>
        </table:table-row>
        <table:table-row table:style-name="ro1">
          <table:table-cell office:value-type="float" office:value="5640" table:style-name="ce1">
            <text:p>5640</text:p>
          </table:table-cell>
          <table:table-cell office:value-type="float" office:value="25" table:style-name="ce1">
            <text:p>25</text:p>
          </table:table-cell>
          <table:table-cell office:value-type="float" office:value="86.2" table:style-name="ce1">
            <text:p>86,2</text:p>
          </table:table-cell>
          <table:table-cell office:value-type="float" office:value="6.0599999999999987" table:formula="of:=[.B1234]-[.$B$5]" table:style-name="ce2">
            <text:p>6,06</text:p>
          </table:table-cell>
          <table:table-cell office:value-type="float" office:value="6.404386427241878" table:formula="of:=[.$D$2]*(1-EXP(-[.A1234]/[.$D$1]))" table:style-name="ce1">
            <text:p>6,404386427</text:p>
          </table:table-cell>
          <table:table-cell office:value-type="float" office:value="-0.34438642724187929" table:formula="of:=[.D1234]-[.E1234]" table:style-name="ce2">
            <text:p>-0,34</text:p>
          </table:table-cell>
          <table:table-cell office:value-type="float" office:value="0.89259105569460284" table:formula="of:=1-EXP(-[.A1234]/[.$D$1])" table:style-name="ce1">
            <text:p>0,892591056</text:p>
          </table:table-cell>
          <table:table-cell office:value-type="float" office:value="-32169675555.118565" table:formula="of:=([.$D$2]-[.$D$1]*[.$D$1])*[.A1234]*[.G1234]" table:style-name="ce1">
            <text:p>-32169675555</text:p>
          </table:table-cell>
          <table:table-cell table:number-columns-repeated="16376"/>
        </table:table-row>
        <table:table-row table:style-name="ro1">
          <table:table-cell office:value-type="float" office:value="5645" table:style-name="ce1">
            <text:p>5645</text:p>
          </table:table-cell>
          <table:table-cell office:value-type="float" office:value="25" table:style-name="ce1">
            <text:p>25</text:p>
          </table:table-cell>
          <table:table-cell office:value-type="float" office:value="86.7" table:style-name="ce1">
            <text:p>86,7</text:p>
          </table:table-cell>
          <table:table-cell office:value-type="float" office:value="6.0599999999999987" table:formula="of:=[.B1235]-[.$B$5]" table:style-name="ce2">
            <text:p>6,06</text:p>
          </table:table-cell>
          <table:table-cell office:value-type="float" office:value="6.4059092461152511" table:formula="of:=[.$D$2]*(1-EXP(-[.A1235]/[.$D$1]))" table:style-name="ce1">
            <text:p>6,405909246</text:p>
          </table:table-cell>
          <table:table-cell office:value-type="float" office:value="-0.34590924611525242" table:formula="of:=[.D1235]-[.E1235]" table:style-name="ce2">
            <text:p>-0,35</text:p>
          </table:table-cell>
          <table:table-cell office:value-type="float" office:value="0.89280329374757761" table:formula="of:=1-EXP(-[.A1235]/[.$D$1])" table:style-name="ce1">
            <text:p>0,892803294</text:p>
          </table:table-cell>
          <table:table-cell office:value-type="float" office:value="-32205850776.688431" table:formula="of:=([.$D$2]-[.$D$1]*[.$D$1])*[.A1235]*[.G1235]" table:style-name="ce1">
            <text:p>-32205850777</text:p>
          </table:table-cell>
          <table:table-cell table:number-columns-repeated="16376"/>
        </table:table-row>
        <table:table-row table:style-name="ro1">
          <table:table-cell office:value-type="float" office:value="5649" table:style-name="ce1">
            <text:p>5649</text:p>
          </table:table-cell>
          <table:table-cell office:value-type="float" office:value="25" table:style-name="ce1">
            <text:p>25</text:p>
          </table:table-cell>
          <table:table-cell office:value-type="float" office:value="82.1" table:style-name="ce1">
            <text:p>82,1</text:p>
          </table:table-cell>
          <table:table-cell office:value-type="float" office:value="6.0599999999999987" table:formula="of:=[.B1236]-[.$B$5]" table:style-name="ce2">
            <text:p>6,06</text:p>
          </table:table-cell>
          <table:table-cell office:value-type="float" office:value="6.4071253344041423" table:formula="of:=[.$D$2]*(1-EXP(-[.A1236]/[.$D$1]))" table:style-name="ce1">
            <text:p>6,407125334</text:p>
          </table:table-cell>
          <table:table-cell office:value-type="float" office:value="-0.34712533440414362" table:formula="of:=[.D1236]-[.E1236]" table:style-name="ce2">
            <text:p>-0,35</text:p>
          </table:table-cell>
          <table:table-cell office:value-type="float" office:value="0.89297278219770959" table:formula="of:=1-EXP(-[.A1236]/[.$D$1])" table:style-name="ce1">
            <text:p>0,892972782</text:p>
          </table:table-cell>
          <table:table-cell office:value-type="float" office:value="-32234789817.508148" table:formula="of:=([.$D$2]-[.$D$1]*[.$D$1])*[.A1236]*[.G1236]" table:style-name="ce1">
            <text:p>-32234789818</text:p>
          </table:table-cell>
          <table:table-cell table:number-columns-repeated="16376"/>
        </table:table-row>
        <table:table-row table:style-name="ro1">
          <table:table-cell office:value-type="float" office:value="5654" table:style-name="ce1">
            <text:p>5654</text:p>
          </table:table-cell>
          <table:table-cell office:value-type="float" office:value="25" table:style-name="ce1">
            <text:p>25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6.0599999999999987" table:formula="of:=[.B1237]-[.$B$5]" table:style-name="ce2">
            <text:p>6,06</text:p>
          </table:table-cell>
          <table:table-cell office:value-type="float" office:value="6.4086427412484968" table:formula="of:=[.$D$2]*(1-EXP(-[.A1237]/[.$D$1]))" table:style-name="ce1">
            <text:p>6,408642741</text:p>
          </table:table-cell>
          <table:table-cell office:value-type="float" office:value="-0.34864274124849803" table:formula="of:=[.D1237]-[.E1237]" table:style-name="ce2">
            <text:p>-0,35</text:p>
          </table:table-cell>
          <table:table-cell office:value-type="float" office:value="0.89318426596629663" table:formula="of:=1-EXP(-[.A1237]/[.$D$1])" table:style-name="ce1">
            <text:p>0,893184266</text:p>
          </table:table-cell>
          <table:table-cell office:value-type="float" office:value="-32270962189.371216" table:formula="of:=([.$D$2]-[.$D$1]*[.$D$1])*[.A1237]*[.G1237]" table:style-name="ce1">
            <text:p>-32270962189</text:p>
          </table:table-cell>
          <table:table-cell table:number-columns-repeated="16376"/>
        </table:table-row>
        <table:table-row table:style-name="ro1">
          <table:table-cell office:value-type="float" office:value="5658" table:style-name="ce1">
            <text:p>5658</text:p>
          </table:table-cell>
          <table:table-cell office:value-type="float" office:value="25" table:style-name="ce1">
            <text:p>25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6.0599999999999987" table:formula="of:=[.B1238]-[.$B$5]" table:style-name="ce2">
            <text:p>6,06</text:p>
          </table:table-cell>
          <table:table-cell office:value-type="float" office:value="6.4098545076149174" table:formula="of:=[.$D$2]*(1-EXP(-[.A1238]/[.$D$1]))" table:style-name="ce1">
            <text:p>6,409854508</text:p>
          </table:table-cell>
          <table:table-cell office:value-type="float" office:value="-0.34985450761491865" table:formula="of:=[.D1238]-[.E1238]" table:style-name="ce2">
            <text:p>-0,35</text:p>
          </table:table-cell>
          <table:table-cell office:value-type="float" office:value="0.89335315206218513" table:formula="of:=1-EXP(-[.A1238]/[.$D$1])" table:style-name="ce1">
            <text:p>0,893353152</text:p>
          </table:table-cell>
          <table:table-cell office:value-type="float" office:value="-32299898937.157921" table:formula="of:=([.$D$2]-[.$D$1]*[.$D$1])*[.A1238]*[.G1238]" table:style-name="ce1">
            <text:p>-32299898937</text:p>
          </table:table-cell>
          <table:table-cell table:number-columns-repeated="16376"/>
        </table:table-row>
        <table:table-row table:style-name="ro1">
          <table:table-cell office:value-type="float" office:value="5663" table:style-name="ce1">
            <text:p>5663</text:p>
          </table:table-cell>
          <table:table-cell office:value-type="float" office:value="25" table:style-name="ce1">
            <text:p>25</text:p>
          </table:table-cell>
          <table:table-cell office:value-type="float" office:value="70.8" table:style-name="ce1">
            <text:p>70,8</text:p>
          </table:table-cell>
          <table:table-cell office:value-type="float" office:value="6.0599999999999987" table:formula="of:=[.B1239]-[.$B$5]" table:style-name="ce2">
            <text:p>6,06</text:p>
          </table:table-cell>
          <table:table-cell office:value-type="float" office:value="6.4113665216643598" table:formula="of:=[.$D$2]*(1-EXP(-[.A1239]/[.$D$1]))" table:style-name="ce1">
            <text:p>6,411366522</text:p>
          </table:table-cell>
          <table:table-cell office:value-type="float" office:value="-0.35136652166436111" table:formula="of:=[.D1239]-[.E1239]" table:style-name="ce2">
            <text:p>-0,35</text:p>
          </table:table-cell>
          <table:table-cell office:value-type="float" office:value="0.893563884227077" table:formula="of:=1-EXP(-[.A1239]/[.$D$1])" table:style-name="ce1">
            <text:p>0,893563884</text:p>
          </table:table-cell>
          <table:table-cell office:value-type="float" office:value="-32336068426.21579" table:formula="of:=([.$D$2]-[.$D$1]*[.$D$1])*[.A1239]*[.G1239]" table:style-name="ce1">
            <text:p>-32336068426</text:p>
          </table:table-cell>
          <table:table-cell table:number-columns-repeated="16376"/>
        </table:table-row>
        <table:table-row table:style-name="ro1">
          <table:table-cell office:value-type="float" office:value="5668" table:style-name="ce1">
            <text:p>5668</text:p>
          </table:table-cell>
          <table:table-cell office:value-type="float" office:value="25" table:style-name="ce1">
            <text:p>25</text:p>
          </table:table-cell>
          <table:table-cell office:value-type="float" office:value="72" table:style-name="ce1">
            <text:p>72</text:p>
          </table:table-cell>
          <table:table-cell office:value-type="float" office:value="6.0599999999999987" table:formula="of:=[.B1240]-[.$B$5]" table:style-name="ce2">
            <text:p>6,06</text:p>
          </table:table-cell>
          <table:table-cell office:value-type="float" office:value="6.4128755480024893" table:formula="of:=[.$D$2]*(1-EXP(-[.A1240]/[.$D$1]))" table:style-name="ce1">
            <text:p>6,412875548</text:p>
          </table:table-cell>
          <table:table-cell office:value-type="float" office:value="-0.35287554800249055" table:formula="of:=[.D1240]-[.E1240]" table:style-name="ce2">
            <text:p>-0,35</text:p>
          </table:table-cell>
          <table:table-cell office:value-type="float" office:value="0.89377419998917607" table:formula="of:=1-EXP(-[.A1240]/[.$D$1])" table:style-name="ce1">
            <text:p>0,8937742</text:p>
          </table:table-cell>
          <table:table-cell office:value-type="float" office:value="-32372236299.513325" table:formula="of:=([.$D$2]-[.$D$1]*[.$D$1])*[.A1240]*[.G1240]" table:style-name="ce1">
            <text:p>-32372236300</text:p>
          </table:table-cell>
          <table:table-cell table:number-columns-repeated="16376"/>
        </table:table-row>
        <table:table-row table:style-name="ro1">
          <table:table-cell office:value-type="float" office:value="5672" table:style-name="ce1">
            <text:p>5672</text:p>
          </table:table-cell>
          <table:table-cell office:value-type="float" office:value="25" table:style-name="ce1">
            <text:p>25</text:p>
          </table:table-cell>
          <table:table-cell office:value-type="float" office:value="76" table:style-name="ce1">
            <text:p>76</text:p>
          </table:table-cell>
          <table:table-cell office:value-type="float" office:value="6.0599999999999987" table:formula="of:=[.B1241]-[.$B$5]" table:style-name="ce2">
            <text:p>6,06</text:p>
          </table:table-cell>
          <table:table-cell office:value-type="float" office:value="6.4140806218885009" table:formula="of:=[.$D$2]*(1-EXP(-[.A1241]/[.$D$1]))" table:style-name="ce1">
            <text:p>6,414080622</text:p>
          </table:table-cell>
          <table:table-cell office:value-type="float" office:value="-0.3540806218885022" table:formula="of:=[.D1241]-[.E1241]" table:style-name="ce2">
            <text:p>-0,35</text:p>
          </table:table-cell>
          <table:table-cell office:value-type="float" office:value="0.89394215334182348" table:formula="of:=1-EXP(-[.A1241]/[.$D$1])" table:style-name="ce1">
            <text:p>0,893942153</text:p>
          </table:table-cell>
          <table:table-cell office:value-type="float" office:value="-32401169428.024906" table:formula="of:=([.$D$2]-[.$D$1]*[.$D$1])*[.A1241]*[.G1241]" table:style-name="ce1">
            <text:p>-32401169428</text:p>
          </table:table-cell>
          <table:table-cell table:number-columns-repeated="16376"/>
        </table:table-row>
        <table:table-row table:style-name="ro1">
          <table:table-cell office:value-type="float" office:value="5677" table:style-name="ce1">
            <text:p>5677</text:p>
          </table:table-cell>
          <table:table-cell office:value-type="float" office:value="25.06" table:style-name="ce1">
            <text:p>25,06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6.1199999999999974" table:formula="of:=[.B1242]-[.$B$5]" table:style-name="ce2">
            <text:p>6,12</text:p>
          </table:table-cell>
          <table:table-cell office:value-type="float" office:value="6.4155842852156555" table:formula="of:=[.$D$2]*(1-EXP(-[.A1242]/[.$D$1]))" table:style-name="ce1">
            <text:p>6,415584285</text:p>
          </table:table-cell>
          <table:table-cell office:value-type="float" office:value="-0.29558428521565805" table:formula="of:=[.D1242]-[.E1242]" table:style-name="ce2">
            <text:p>-0,30</text:p>
          </table:table-cell>
          <table:table-cell office:value-type="float" office:value="0.89415172165126922" table:formula="of:=1-EXP(-[.A1242]/[.$D$1])" table:style-name="ce1">
            <text:p>0,894151722</text:p>
          </table:table-cell>
          <table:table-cell office:value-type="float" office:value="-32437334367.56942" table:formula="of:=([.$D$2]-[.$D$1]*[.$D$1])*[.A1242]*[.G1242]" table:style-name="ce1">
            <text:p>-32437334368</text:p>
          </table:table-cell>
          <table:table-cell table:number-columns-repeated="16376"/>
        </table:table-row>
        <table:table-row table:style-name="ro1">
          <table:table-cell office:value-type="float" office:value="5681" table:style-name="ce1">
            <text:p>5681</text:p>
          </table:table-cell>
          <table:table-cell office:value-type="float" office:value="25" table:style-name="ce1">
            <text:p>25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6.0599999999999987" table:formula="of:=[.B1243]-[.$B$5]" table:style-name="ce2">
            <text:p>6,06</text:p>
          </table:table-cell>
          <table:table-cell office:value-type="float" office:value="6.4167850763238832" table:formula="of:=[.$D$2]*(1-EXP(-[.A1243]/[.$D$1]))" table:style-name="ce1">
            <text:p>6,416785076</text:p>
          </table:table-cell>
          <table:table-cell office:value-type="float" office:value="-0.35678507632388445" table:formula="of:=[.D1243]-[.E1243]" table:style-name="ce2">
            <text:p>-0,36</text:p>
          </table:table-cell>
          <table:table-cell office:value-type="float" office:value="0.89431907810533984" table:formula="of:=1-EXP(-[.A1243]/[.$D$1])" table:style-name="ce1">
            <text:p>0,894319078</text:p>
          </table:table-cell>
          <table:table-cell office:value-type="float" office:value="-32466265136.08749" table:formula="of:=([.$D$2]-[.$D$1]*[.$D$1])*[.A1243]*[.G1243]" table:style-name="ce1">
            <text:p>-32466265136</text:p>
          </table:table-cell>
          <table:table-cell table:number-columns-repeated="16376"/>
        </table:table-row>
        <table:table-row table:style-name="ro1">
          <table:table-cell office:value-type="float" office:value="5686" table:style-name="ce1">
            <text:p>5686</text:p>
          </table:table-cell>
          <table:table-cell office:value-type="float" office:value="25" table:style-name="ce1">
            <text:p>25</text:p>
          </table:table-cell>
          <table:table-cell office:value-type="float" office:value="81.7" table:style-name="ce1">
            <text:p>81,7</text:p>
          </table:table-cell>
          <table:table-cell office:value-type="float" office:value="6.0599999999999987" table:formula="of:=[.B1244]-[.$B$5]" table:style-name="ce2">
            <text:p>6,06</text:p>
          </table:table-cell>
          <table:table-cell office:value-type="float" office:value="6.4182833956999596" table:formula="of:=[.$D$2]*(1-EXP(-[.A1244]/[.$D$1]))" table:style-name="ce1">
            <text:p>6,418283396</text:p>
          </table:table-cell>
          <table:table-cell office:value-type="float" office:value="-0.35828339569996093" table:formula="of:=[.D1244]-[.E1244]" table:style-name="ce2">
            <text:p>-0,36</text:p>
          </table:table-cell>
          <table:table-cell office:value-type="float" office:value="0.89452790161854501" table:formula="of:=1-EXP(-[.A1244]/[.$D$1])" table:style-name="ce1">
            <text:p>0,894527902</text:p>
          </table:table-cell>
          <table:table-cell office:value-type="float" office:value="-32502427109.470776" table:formula="of:=([.$D$2]-[.$D$1]*[.$D$1])*[.A1244]*[.G1244]" table:style-name="ce1">
            <text:p>-32502427109</text:p>
          </table:table-cell>
          <table:table-cell table:number-columns-repeated="16376"/>
        </table:table-row>
        <table:table-row table:style-name="ro1">
          <table:table-cell office:value-type="float" office:value="5690" table:style-name="ce1">
            <text:p>5690</text:p>
          </table:table-cell>
          <table:table-cell office:value-type="float" office:value="25" table:style-name="ce1">
            <text:p>25</text:p>
          </table:table-cell>
          <table:table-cell office:value-type="float" office:value="82.8" table:style-name="ce1">
            <text:p>82,8</text:p>
          </table:table-cell>
          <table:table-cell office:value-type="float" office:value="6.0599999999999987" table:formula="of:=[.B1245]-[.$B$5]" table:style-name="ce2">
            <text:p>6,06</text:p>
          </table:table-cell>
          <table:table-cell office:value-type="float" office:value="6.4194799192512004" table:formula="of:=[.$D$2]*(1-EXP(-[.A1245]/[.$D$1]))" table:style-name="ce1">
            <text:p>6,419479919</text:p>
          </table:table-cell>
          <table:table-cell office:value-type="float" office:value="-0.35947991925120171" table:formula="of:=[.D1245]-[.E1245]" table:style-name="ce2">
            <text:p>-0,36</text:p>
          </table:table-cell>
          <table:table-cell office:value-type="float" office:value="0.89469466329538927" table:formula="of:=1-EXP(-[.A1245]/[.$D$1])" table:style-name="ce1">
            <text:p>0,894694663</text:p>
          </table:table-cell>
          <table:table-cell office:value-type="float" office:value="-32531355492.175896" table:formula="of:=([.$D$2]-[.$D$1]*[.$D$1])*[.A1245]*[.G1245]" table:style-name="ce1">
            <text:p>-32531355492</text:p>
          </table:table-cell>
          <table:table-cell table:number-columns-repeated="16376"/>
        </table:table-row>
        <table:table-row table:style-name="ro1">
          <table:table-cell office:value-type="float" office:value="5695" table:style-name="ce1">
            <text:p>5695</text:p>
          </table:table-cell>
          <table:table-cell office:value-type="float" office:value="25" table:style-name="ce1">
            <text:p>25</text:p>
          </table:table-cell>
          <table:table-cell office:value-type="float" office:value="83.9" table:style-name="ce1">
            <text:p>83,9</text:p>
          </table:table-cell>
          <table:table-cell office:value-type="float" office:value="6.0599999999999987" table:formula="of:=[.B1246]-[.$B$5]" table:style-name="ce2">
            <text:p>6,06</text:p>
          </table:table-cell>
          <table:table-cell office:value-type="float" office:value="6.4209729136683569" table:formula="of:=[.$D$2]*(1-EXP(-[.A1246]/[.$D$1]))" table:style-name="ce1">
            <text:p>6,420972914</text:p>
          </table:table-cell>
          <table:table-cell office:value-type="float" office:value="-0.36097291366835815" table:formula="of:=[.D1246]-[.E1246]" table:style-name="ce2">
            <text:p>-0,36</text:p>
          </table:table-cell>
          <table:table-cell office:value-type="float" office:value="0.89490274465932562" table:formula="of:=1-EXP(-[.A1246]/[.$D$1])" table:style-name="ce1">
            <text:p>0,894902745</text:p>
          </table:table-cell>
          <table:table-cell office:value-type="float" office:value="-32567514467.257145" table:formula="of:=([.$D$2]-[.$D$1]*[.$D$1])*[.A1246]*[.G1246]" table:style-name="ce1">
            <text:p>-32567514467</text:p>
          </table:table-cell>
          <table:table-cell table:number-columns-repeated="16376"/>
        </table:table-row>
        <table:table-row table:style-name="ro1">
          <table:table-cell office:value-type="float" office:value="5700" table:style-name="ce1">
            <text:p>5700</text:p>
          </table:table-cell>
          <table:table-cell office:value-type="float" office:value="25" table:style-name="ce1">
            <text:p>25</text:p>
          </table:table-cell>
          <table:table-cell office:value-type="float" office:value="86.1" table:style-name="ce1">
            <text:p>86,1</text:p>
          </table:table-cell>
          <table:table-cell office:value-type="float" office:value="6.0599999999999987" table:formula="of:=[.B1247]-[.$B$5]" table:style-name="ce2">
            <text:p>6,06</text:p>
          </table:table-cell>
          <table:table-cell office:value-type="float" office:value="6.4224629579566379" table:formula="of:=[.$D$2]*(1-EXP(-[.A1247]/[.$D$1]))" table:style-name="ce1">
            <text:p>6,422462958</text:p>
          </table:table-cell>
          <table:table-cell office:value-type="float" office:value="-0.36246295795663919" table:formula="of:=[.D1247]-[.E1247]" table:style-name="ce2">
            <text:p>-0,36</text:p>
          </table:table-cell>
          <table:table-cell office:value-type="float" office:value="0.89511041485840215" table:formula="of:=1-EXP(-[.A1247]/[.$D$1])" table:style-name="ce1">
            <text:p>0,895110415</text:p>
          </table:table-cell>
          <table:table-cell office:value-type="float" office:value="-32603671762.824993" table:formula="of:=([.$D$2]-[.$D$1]*[.$D$1])*[.A1247]*[.G1247]" table:style-name="ce1">
            <text:p>-32603671763</text:p>
          </table:table-cell>
          <table:table-cell table:number-columns-repeated="16376"/>
        </table:table-row>
        <table:table-row table:style-name="ro1">
          <table:table-cell office:value-type="float" office:value="5704" table:style-name="ce1">
            <text:p>5704</text:p>
          </table:table-cell>
          <table:table-cell office:value-type="float" office:value="25" table:style-name="ce1">
            <text:p>25</text:p>
          </table:table-cell>
          <table:table-cell office:value-type="float" office:value="88.4" table:style-name="ce1">
            <text:p>88,4</text:p>
          </table:table-cell>
          <table:table-cell office:value-type="float" office:value="6.0599999999999987" table:formula="of:=[.B1248]-[.$B$5]" table:style-name="ce2">
            <text:p>6,06</text:p>
          </table:table-cell>
          <table:table-cell office:value-type="float" office:value="6.4236528732122151" table:formula="of:=[.$D$2]*(1-EXP(-[.A1248]/[.$D$1]))" table:style-name="ce1">
            <text:p>6,423652873</text:p>
          </table:table-cell>
          <table:table-cell office:value-type="float" office:value="-0.3636528732122164" table:formula="of:=[.D1248]-[.E1248]" table:style-name="ce2">
            <text:p>-0,36</text:p>
          </table:table-cell>
          <table:table-cell office:value-type="float" office:value="0.89527625552498735" table:formula="of:=1-EXP(-[.A1248]/[.$D$1])" table:style-name="ce1">
            <text:p>0,895276256</text:p>
          </table:table-cell>
          <table:table-cell office:value-type="float" office:value="-32632596383.44754" table:formula="of:=([.$D$2]-[.$D$1]*[.$D$1])*[.A1248]*[.G1248]" table:style-name="ce1">
            <text:p>-32632596383</text:p>
          </table:table-cell>
          <table:table-cell table:number-columns-repeated="16376"/>
        </table:table-row>
        <table:table-row table:style-name="ro1">
          <table:table-cell office:value-type="float" office:value="5709" table:style-name="ce1">
            <text:p>5709</text:p>
          </table:table-cell>
          <table:table-cell office:value-type="float" office:value="25" table:style-name="ce1">
            <text:p>25</text:p>
          </table:table-cell>
          <table:table-cell office:value-type="float" office:value="82.5" table:style-name="ce1">
            <text:p>82,5</text:p>
          </table:table-cell>
          <table:table-cell office:value-type="float" office:value="6.0599999999999987" table:formula="of:=[.B1249]-[.$B$5]" table:style-name="ce2">
            <text:p>6,06</text:p>
          </table:table-cell>
          <table:table-cell office:value-type="float" office:value="6.4251376219508627" table:formula="of:=[.$D$2]*(1-EXP(-[.A1249]/[.$D$1]))" table:style-name="ce1">
            <text:p>6,425137622</text:p>
          </table:table-cell>
          <table:table-cell office:value-type="float" office:value="-0.36513762195086397" table:formula="of:=[.D1249]-[.E1249]" table:style-name="ce2">
            <text:p>-0,37</text:p>
          </table:table-cell>
          <table:table-cell office:value-type="float" office:value="0.89548318767362112" table:formula="of:=1-EXP(-[.A1249]/[.$D$1])" table:style-name="ce1">
            <text:p>0,895483188</text:p>
          </table:table-cell>
          <table:table-cell office:value-type="float" office:value="-32668750631.244572" table:formula="of:=([.$D$2]-[.$D$1]*[.$D$1])*[.A1249]*[.G1249]" table:style-name="ce1">
            <text:p>-32668750631</text:p>
          </table:table-cell>
          <table:table-cell table:number-columns-repeated="16376"/>
        </table:table-row>
        <table:table-row table:style-name="ro1">
          <table:table-cell office:value-type="float" office:value="5713" table:style-name="ce1">
            <text:p>5713</text:p>
          </table:table-cell>
          <table:table-cell office:value-type="float" office:value="25" table:style-name="ce1">
            <text:p>25</text:p>
          </table:table-cell>
          <table:table-cell office:value-type="float" office:value="79.900000000000006" table:style-name="ce1">
            <text:p>79,9</text:p>
          </table:table-cell>
          <table:table-cell office:value-type="float" office:value="6.0599999999999987" table:formula="of:=[.B1250]-[.$B$5]" table:style-name="ce2">
            <text:p>6,06</text:p>
          </table:table-cell>
          <table:table-cell office:value-type="float" office:value="6.4263233083017388" table:formula="of:=[.$D$2]*(1-EXP(-[.A1250]/[.$D$1]))" table:style-name="ce1">
            <text:p>6,426323308</text:p>
          </table:table-cell>
          <table:table-cell office:value-type="float" office:value="-0.36632330830174009" table:formula="of:=[.D1250]-[.E1250]" table:style-name="ce2">
            <text:p>-0,37</text:p>
          </table:table-cell>
          <table:table-cell office:value-type="float" office:value="0.89564843895001967" table:formula="of:=1-EXP(-[.A1250]/[.$D$1])" table:style-name="ce1">
            <text:p>0,895648439</text:p>
          </table:table-cell>
          <table:table-cell office:value-type="float" office:value="-32697672801.037533" table:formula="of:=([.$D$2]-[.$D$1]*[.$D$1])*[.A1250]*[.G1250]" table:style-name="ce1">
            <text:p>-32697672801</text:p>
          </table:table-cell>
          <table:table-cell table:number-columns-repeated="16376"/>
        </table:table-row>
        <table:table-row table:style-name="ro1">
          <table:table-cell office:value-type="float" office:value="5718" table:style-name="ce1">
            <text:p>5718</text:p>
          </table:table-cell>
          <table:table-cell office:value-type="float" office:value="25" table:style-name="ce1">
            <text:p>25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6.0599999999999987" table:formula="of:=[.B1251]-[.$B$5]" table:style-name="ce2">
            <text:p>6,06</text:p>
          </table:table-cell>
          <table:table-cell office:value-type="float" office:value="6.4278027803108948" table:formula="of:=[.$D$2]*(1-EXP(-[.A1251]/[.$D$1]))" table:style-name="ce1">
            <text:p>6,42780278</text:p>
          </table:table-cell>
          <table:table-cell office:value-type="float" office:value="-0.36780278031089608" table:formula="of:=[.D1251]-[.E1251]" table:style-name="ce2">
            <text:p>-0,37</text:p>
          </table:table-cell>
          <table:table-cell office:value-type="float" office:value="0.89585463567120849" table:formula="of:=1-EXP(-[.A1251]/[.$D$1])" table:style-name="ce1">
            <text:p>0,895854636</text:p>
          </table:table-cell>
          <table:table-cell office:value-type="float" office:value="-32733823969.599583" table:formula="of:=([.$D$2]-[.$D$1]*[.$D$1])*[.A1251]*[.G1251]" table:style-name="ce1">
            <text:p>-32733823970</text:p>
          </table:table-cell>
          <table:table-cell table:number-columns-repeated="16376"/>
        </table:table-row>
        <table:table-row table:style-name="ro1">
          <table:table-cell office:value-type="float" office:value="5722" table:style-name="ce1">
            <text:p>5722</text:p>
          </table:table-cell>
          <table:table-cell office:value-type="float" office:value="25" table:style-name="ce1">
            <text:p>25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6.0599999999999987" table:formula="of:=[.B1252]-[.$B$5]" table:style-name="ce2">
            <text:p>6,06</text:p>
          </table:table-cell>
          <table:table-cell office:value-type="float" office:value="6.4289842527864041" table:formula="of:=[.$D$2]*(1-EXP(-[.A1252]/[.$D$1]))" table:style-name="ce1">
            <text:p>6,428984253</text:p>
          </table:table-cell>
          <table:table-cell office:value-type="float" office:value="-0.36898425278640534" table:formula="of:=[.D1252]-[.E1252]" table:style-name="ce2">
            <text:p>-0,37</text:p>
          </table:table-cell>
          <table:table-cell office:value-type="float" office:value="0.89601929965208627" table:formula="of:=1-EXP(-[.A1252]/[.$D$1])" table:style-name="ce1">
            <text:p>0,8960193</text:p>
          </table:table-cell>
          <table:table-cell office:value-type="float" office:value="-32762743663.496624" table:formula="of:=([.$D$2]-[.$D$1]*[.$D$1])*[.A1252]*[.G1252]" table:style-name="ce1">
            <text:p>-32762743663</text:p>
          </table:table-cell>
          <table:table-cell table:number-columns-repeated="16376"/>
        </table:table-row>
        <table:table-row table:style-name="ro1">
          <table:table-cell office:value-type="float" office:value="5727" table:style-name="ce1">
            <text:p>5727</text:p>
          </table:table-cell>
          <table:table-cell office:value-type="float" office:value="25" table:style-name="ce1">
            <text:p>25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6.0599999999999987" table:formula="of:=[.B1253]-[.$B$5]" table:style-name="ce2">
            <text:p>6,06</text:p>
          </table:table-cell>
          <table:table-cell office:value-type="float" office:value="6.430458466819327" table:formula="of:=[.$D$2]*(1-EXP(-[.A1253]/[.$D$1]))" table:style-name="ce1">
            <text:p>6,430458467</text:p>
          </table:table-cell>
          <table:table-cell office:value-type="float" office:value="-0.37045846681932826" table:formula="of:=[.D1253]-[.E1253]" table:style-name="ce2">
            <text:p>-0,37</text:p>
          </table:table-cell>
          <table:table-cell office:value-type="float" office:value="0.89622476355950587" table:formula="of:=1-EXP(-[.A1253]/[.$D$1])" table:style-name="ce1">
            <text:p>0,896224764</text:p>
          </table:table-cell>
          <table:table-cell office:value-type="float" office:value="-32798891721.621643" table:formula="of:=([.$D$2]-[.$D$1]*[.$D$1])*[.A1253]*[.G1253]" table:style-name="ce1">
            <text:p>-32798891722</text:p>
          </table:table-cell>
          <table:table-cell table:number-columns-repeated="16376"/>
        </table:table-row>
        <table:table-row table:style-name="ro1">
          <table:table-cell office:value-type="float" office:value="5732" table:style-name="ce1">
            <text:p>5732</text:p>
          </table:table-cell>
          <table:table-cell office:value-type="float" office:value="25" table:style-name="ce1">
            <text:p>25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6.0599999999999987" table:formula="of:=[.B1254]-[.$B$5]" table:style-name="ce2">
            <text:p>6,06</text:p>
          </table:table-cell>
          <table:table-cell office:value-type="float" office:value="6.4319297678330578" table:formula="of:=[.$D$2]*(1-EXP(-[.A1254]/[.$D$1]))" table:style-name="ce1">
            <text:p>6,431929768</text:p>
          </table:table-cell>
          <table:table-cell office:value-type="float" office:value="-0.37192976783305909" table:formula="of:=[.D1254]-[.E1254]" table:style-name="ce2">
            <text:p>-0,37</text:p>
          </table:table-cell>
          <table:table-cell office:value-type="float" office:value="0.89642982147411021" table:formula="of:=1-EXP(-[.A1254]/[.$D$1])" table:style-name="ce1">
            <text:p>0,896429821</text:p>
          </table:table-cell>
          <table:table-cell office:value-type="float" office:value="-32835038038.339737" table:formula="of:=([.$D$2]-[.$D$1]*[.$D$1])*[.A1254]*[.G1254]" table:style-name="ce1">
            <text:p>-32835038038</text:p>
          </table:table-cell>
          <table:table-cell table:number-columns-repeated="16376"/>
        </table:table-row>
        <table:table-row table:style-name="ro1">
          <table:table-cell office:value-type="float" office:value="5736" table:style-name="ce1">
            <text:p>5736</text:p>
          </table:table-cell>
          <table:table-cell office:value-type="float" office:value="25" table:style-name="ce1">
            <text:p>25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6.0599999999999987" table:formula="of:=[.B1255]-[.$B$5]" table:style-name="ce2">
            <text:p>6,06</text:p>
          </table:table-cell>
          <table:table-cell office:value-type="float" office:value="6.433104715138688" table:formula="of:=[.$D$2]*(1-EXP(-[.A1255]/[.$D$1]))" table:style-name="ce1">
            <text:p>6,433104715</text:p>
          </table:table-cell>
          <table:table-cell office:value-type="float" office:value="-0.37310471513868926" table:formula="of:=[.D1255]-[.E1255]" table:style-name="ce2">
            <text:p>-0,37</text:p>
          </table:table-cell>
          <table:table-cell office:value-type="float" office:value="0.89659357603012158" table:formula="of:=1-EXP(-[.A1255]/[.$D$1])" table:style-name="ce1">
            <text:p>0,896593576</text:p>
          </table:table-cell>
          <table:table-cell office:value-type="float" office:value="-32863953831.512192" table:formula="of:=([.$D$2]-[.$D$1]*[.$D$1])*[.A1255]*[.G1255]" table:style-name="ce1">
            <text:p>-32863953832</text:p>
          </table:table-cell>
          <table:table-cell table:number-columns-repeated="16376"/>
        </table:table-row>
        <table:table-row table:style-name="ro1">
          <table:table-cell office:value-type="float" office:value="5741" table:style-name="ce1">
            <text:p>5741</text:p>
          </table:table-cell>
          <table:table-cell office:value-type="float" office:value="25" table:style-name="ce1">
            <text:p>25</text:p>
          </table:table-cell>
          <table:table-cell office:value-type="float" office:value="83" table:style-name="ce1">
            <text:p>83</text:p>
          </table:table-cell>
          <table:table-cell office:value-type="float" office:value="6.0599999999999987" table:formula="of:=[.B1256]-[.$B$5]" table:style-name="ce2">
            <text:p>6,06</text:p>
          </table:table-cell>
          <table:table-cell office:value-type="float" office:value="6.4345707872155318" table:formula="of:=[.$D$2]*(1-EXP(-[.A1256]/[.$D$1]))" table:style-name="ce1">
            <text:p>6,434570787</text:p>
          </table:table-cell>
          <table:table-cell office:value-type="float" office:value="-0.37457078721553305" table:formula="of:=[.D1256]-[.E1256]" table:style-name="ce2">
            <text:p>-0,37</text:p>
          </table:table-cell>
          <table:table-cell office:value-type="float" office:value="0.89679790517822355" table:formula="of:=1-EXP(-[.A1256]/[.$D$1])" table:style-name="ce1">
            <text:p>0,896797905</text:p>
          </table:table-cell>
          <table:table-cell office:value-type="float" office:value="-32900096989.774353" table:formula="of:=([.$D$2]-[.$D$1]*[.$D$1])*[.A1256]*[.G1256]" table:style-name="ce1">
            <text:p>-32900096990</text:p>
          </table:table-cell>
          <table:table-cell table:number-columns-repeated="16376"/>
        </table:table-row>
        <table:table-row table:style-name="ro1">
          <table:table-cell office:value-type="float" office:value="5745" table:style-name="ce1">
            <text:p>5745</text:p>
          </table:table-cell>
          <table:table-cell office:value-type="float" office:value="25" table:style-name="ce1">
            <text:p>25</text:p>
          </table:table-cell>
          <table:table-cell office:value-type="float" office:value="84.7" table:style-name="ce1">
            <text:p>84,7</text:p>
          </table:table-cell>
          <table:table-cell office:value-type="float" office:value="6.0599999999999987" table:formula="of:=[.B1257]-[.$B$5]" table:style-name="ce2">
            <text:p>6,06</text:p>
          </table:table-cell>
          <table:table-cell office:value-type="float" office:value="6.4357415588118743" table:formula="of:=[.$D$2]*(1-EXP(-[.A1257]/[.$D$1]))" table:style-name="ce1">
            <text:p>6,435741559</text:p>
          </table:table-cell>
          <table:table-cell office:value-type="float" office:value="-0.37574155881187554" table:formula="of:=[.D1257]-[.E1257]" table:style-name="ce2">
            <text:p>-0,38</text:p>
          </table:table-cell>
          <table:table-cell office:value-type="float" office:value="0.89696107775799039" table:formula="of:=1-EXP(-[.A1257]/[.$D$1])" table:style-name="ce1">
            <text:p>0,896961078</text:p>
          </table:table-cell>
          <table:table-cell office:value-type="float" office:value="-32929010243.939842" table:formula="of:=([.$D$2]-[.$D$1]*[.$D$1])*[.A1257]*[.G1257]" table:style-name="ce1">
            <text:p>-32929010244</text:p>
          </table:table-cell>
          <table:table-cell table:number-columns-repeated="16376"/>
        </table:table-row>
        <table:table-row table:style-name="ro1">
          <table:table-cell office:value-type="float" office:value="5750" table:style-name="ce1">
            <text:p>5750</text:p>
          </table:table-cell>
          <table:table-cell office:value-type="float" office:value="25" table:style-name="ce1">
            <text:p>25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6.0599999999999987" table:formula="of:=[.B1258]-[.$B$5]" table:style-name="ce2">
            <text:p>6,06</text:p>
          </table:table-cell>
          <table:table-cell office:value-type="float" office:value="6.4372024205352334" table:formula="of:=[.$D$2]*(1-EXP(-[.A1258]/[.$D$1]))" table:style-name="ce1">
            <text:p>6,437202421</text:p>
          </table:table-cell>
          <table:table-cell office:value-type="float" office:value="-0.37720242053523467" table:formula="of:=[.D1258]-[.E1258]" table:style-name="ce2">
            <text:p>-0,38</text:p>
          </table:table-cell>
          <table:table-cell office:value-type="float" office:value="0.89716468072959277" table:formula="of:=1-EXP(-[.A1258]/[.$D$1])" table:style-name="ce1">
            <text:p>0,897164681</text:p>
          </table:table-cell>
          <table:table-cell office:value-type="float" office:value="-32965150213.207298" table:formula="of:=([.$D$2]-[.$D$1]*[.$D$1])*[.A1258]*[.G1258]" table:style-name="ce1">
            <text:p>-32965150213</text:p>
          </table:table-cell>
          <table:table-cell table:number-columns-repeated="16376"/>
        </table:table-row>
        <table:table-row table:style-name="ro1">
          <table:table-cell office:value-type="float" office:value="5754" table:style-name="ce1">
            <text:p>5754</text:p>
          </table:table-cell>
          <table:table-cell office:value-type="float" office:value="25" table:style-name="ce1">
            <text:p>25</text:p>
          </table:table-cell>
          <table:table-cell office:value-type="float" office:value="77.8" table:style-name="ce1">
            <text:p>77,8</text:p>
          </table:table-cell>
          <table:table-cell office:value-type="float" office:value="6.0599999999999987" table:formula="of:=[.B1259]-[.$B$5]" table:style-name="ce2">
            <text:p>6,06</text:p>
          </table:table-cell>
          <table:table-cell office:value-type="float" office:value="6.4383690312625692" table:formula="of:=[.$D$2]*(1-EXP(-[.A1259]/[.$D$1]))" table:style-name="ce1">
            <text:p>6,438369031</text:p>
          </table:table-cell>
          <table:table-cell office:value-type="float" office:value="-0.37836903126257049" table:formula="of:=[.D1259]-[.E1259]" table:style-name="ce2">
            <text:p>-0,38</text:p>
          </table:table-cell>
          <table:table-cell office:value-type="float" office:value="0.89732727340143226" table:formula="of:=1-EXP(-[.A1259]/[.$D$1])" table:style-name="ce1">
            <text:p>0,897327273</text:p>
          </table:table-cell>
          <table:table-cell office:value-type="float" office:value="-32994060904.037727" table:formula="of:=([.$D$2]-[.$D$1]*[.$D$1])*[.A1259]*[.G1259]" table:style-name="ce1">
            <text:p>-32994060904</text:p>
          </table:table-cell>
          <table:table-cell table:number-columns-repeated="16376"/>
        </table:table-row>
        <table:table-row table:style-name="ro1">
          <table:table-cell office:value-type="float" office:value="5759" table:style-name="ce1">
            <text:p>5759</text:p>
          </table:table-cell>
          <table:table-cell office:value-type="float" office:value="25" table:style-name="ce1">
            <text:p>25</text:p>
          </table:table-cell>
          <table:table-cell office:value-type="float" office:value="75.8" table:style-name="ce1">
            <text:p>75,8</text:p>
          </table:table-cell>
          <table:table-cell office:value-type="float" office:value="6.0599999999999987" table:formula="of:=[.B1260]-[.$B$5]" table:style-name="ce2">
            <text:p>6,06</text:p>
          </table:table-cell>
          <table:table-cell office:value-type="float" office:value="6.4398247011498038" table:formula="of:=[.$D$2]*(1-EXP(-[.A1260]/[.$D$1]))" table:style-name="ce1">
            <text:p>6,439824701</text:p>
          </table:table-cell>
          <table:table-cell office:value-type="float" office:value="-0.37982470114980504" table:formula="of:=[.D1260]-[.E1260]" table:style-name="ce2">
            <text:p>-0,38</text:p>
          </table:table-cell>
          <table:table-cell office:value-type="float" office:value="0.8975301527773335" table:formula="of:=1-EXP(-[.A1260]/[.$D$1])" table:style-name="ce1">
            <text:p>0,897530153</text:p>
          </table:table-cell>
          <table:table-cell office:value-type="float" office:value="-33030197654.028683" table:formula="of:=([.$D$2]-[.$D$1]*[.$D$1])*[.A1260]*[.G1260]" table:style-name="ce1">
            <text:p>-33030197654</text:p>
          </table:table-cell>
          <table:table-cell table:number-columns-repeated="16376"/>
        </table:table-row>
        <table:table-row table:style-name="ro1">
          <table:table-cell office:value-type="float" office:value="5764" table:style-name="ce1">
            <text:p>5764</text:p>
          </table:table-cell>
          <table:table-cell office:value-type="float" office:value="25" table:style-name="ce1">
            <text:p>25</text:p>
          </table:table-cell>
          <table:table-cell office:value-type="float" office:value="76.2" table:style-name="ce1">
            <text:p>76,2</text:p>
          </table:table-cell>
          <table:table-cell office:value-type="float" office:value="6.0599999999999987" table:formula="of:=[.B1261]-[.$B$5]" table:style-name="ce2">
            <text:p>6,06</text:p>
          </table:table-cell>
          <table:table-cell office:value-type="float" office:value="6.4412774946607305" table:formula="of:=[.$D$2]*(1-EXP(-[.A1261]/[.$D$1]))" table:style-name="ce1">
            <text:p>6,441277495</text:p>
          </table:table-cell>
          <table:table-cell office:value-type="float" office:value="-0.3812774946607318" table:formula="of:=[.D1261]-[.E1261]" table:style-name="ce2">
            <text:p>-0,38</text:p>
          </table:table-cell>
          <table:table-cell office:value-type="float" office:value="0.89773263126740532" table:formula="of:=1-EXP(-[.A1261]/[.$D$1])" table:style-name="ce1">
            <text:p>0,897732631</text:p>
          </table:table-cell>
          <table:table-cell office:value-type="float" office:value="-33066332602.542072" table:formula="of:=([.$D$2]-[.$D$1]*[.$D$1])*[.A1261]*[.G1261]" table:style-name="ce1">
            <text:p>-33066332603</text:p>
          </table:table-cell>
          <table:table-cell table:number-columns-repeated="16376"/>
        </table:table-row>
        <table:table-row table:style-name="ro1">
          <table:table-cell office:value-type="float" office:value="5768" table:style-name="ce1">
            <text:p>5768</text:p>
          </table:table-cell>
          <table:table-cell office:value-type="float" office:value="25" table:style-name="ce1">
            <text:p>25</text:p>
          </table:table-cell>
          <table:table-cell office:value-type="float" office:value="75.8" table:style-name="ce1">
            <text:p>75,8</text:p>
          </table:table-cell>
          <table:table-cell office:value-type="float" office:value="6.0599999999999987" table:formula="of:=[.B1262]-[.$B$5]" table:style-name="ce2">
            <text:p>6,06</text:p>
          </table:table-cell>
          <table:table-cell office:value-type="float" office:value="6.4424376622983308" table:formula="of:=[.$D$2]*(1-EXP(-[.A1262]/[.$D$1]))" table:style-name="ce1">
            <text:p>6,442437662</text:p>
          </table:table-cell>
          <table:table-cell office:value-type="float" office:value="-0.38243766229833209" table:formula="of:=[.D1262]-[.E1262]" table:style-name="ce2">
            <text:p>-0,38</text:p>
          </table:table-cell>
          <table:table-cell office:value-type="float" office:value="0.89789432595403817" table:formula="of:=1-EXP(-[.A1262]/[.$D$1])" table:style-name="ce1">
            <text:p>0,897894326</text:p>
          </table:table-cell>
          <table:table-cell office:value-type="float" office:value="-33095239258.089134" table:formula="of:=([.$D$2]-[.$D$1]*[.$D$1])*[.A1262]*[.G1262]" table:style-name="ce1">
            <text:p>-33095239258</text:p>
          </table:table-cell>
          <table:table-cell table:number-columns-repeated="16376"/>
        </table:table-row>
        <table:table-row table:style-name="ro1">
          <table:table-cell office:value-type="float" office:value="5773" table:style-name="ce1">
            <text:p>5773</text:p>
          </table:table-cell>
          <table:table-cell office:value-type="float" office:value="25" table:style-name="ce1">
            <text:p>25</text:p>
          </table:table-cell>
          <table:table-cell office:value-type="float" office:value="77.5" table:style-name="ce1">
            <text:p>77,5</text:p>
          </table:table-cell>
          <table:table-cell office:value-type="float" office:value="6.0599999999999987" table:formula="of:=[.B1263]-[.$B$5]" table:style-name="ce2">
            <text:p>6,06</text:p>
          </table:table-cell>
          <table:table-cell office:value-type="float" office:value="6.4438852926471926" table:formula="of:=[.$D$2]*(1-EXP(-[.A1263]/[.$D$1]))" table:style-name="ce1">
            <text:p>6,443885293</text:p>
          </table:table-cell>
          <table:table-cell office:value-type="float" office:value="-0.38388529264719384" table:formula="of:=[.D1263]-[.E1263]" table:style-name="ce2">
            <text:p>-0,38</text:p>
          </table:table-cell>
          <table:table-cell office:value-type="float" office:value="0.898096084844765" table:formula="of:=1-EXP(-[.A1263]/[.$D$1])" table:style-name="ce1">
            <text:p>0,898096085</text:p>
          </table:table-cell>
          <table:table-cell office:value-type="float" office:value="-33131370940.728344" table:formula="of:=([.$D$2]-[.$D$1]*[.$D$1])*[.A1263]*[.G1263]" table:style-name="ce1">
            <text:p>-33131370941</text:p>
          </table:table-cell>
          <table:table-cell table:number-columns-repeated="16376"/>
        </table:table-row>
        <table:table-row table:style-name="ro1">
          <table:table-cell office:value-type="float" office:value="5777" table:style-name="ce1">
            <text:p>5777</text:p>
          </table:table-cell>
          <table:table-cell office:value-type="float" office:value="25" table:style-name="ce1">
            <text:p>25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6.0599999999999987" table:formula="of:=[.B1264]-[.$B$5]" table:style-name="ce2">
            <text:p>6,06</text:p>
          </table:table-cell>
          <table:table-cell office:value-type="float" office:value="6.445041337101773" table:formula="of:=[.$D$2]*(1-EXP(-[.A1264]/[.$D$1]))" table:style-name="ce1">
            <text:p>6,445041337</text:p>
          </table:table-cell>
          <table:table-cell office:value-type="float" office:value="-0.38504133710177424" table:formula="of:=[.D1264]-[.E1264]" table:style-name="ce2">
            <text:p>-0,39</text:p>
          </table:table-cell>
          <table:table-cell office:value-type="float" office:value="0.89825720487583527" table:formula="of:=1-EXP(-[.A1264]/[.$D$1])" table:style-name="ce1">
            <text:p>0,898257205</text:p>
          </table:table-cell>
          <table:table-cell office:value-type="float" office:value="-33160274971.697189" table:formula="of:=([.$D$2]-[.$D$1]*[.$D$1])*[.A1264]*[.G1264]" table:style-name="ce1">
            <text:p>-33160274972</text:p>
          </table:table-cell>
          <table:table-cell table:number-columns-repeated="16376"/>
        </table:table-row>
        <table:table-row table:style-name="ro1">
          <table:table-cell office:value-type="float" office:value="5782" table:style-name="ce1">
            <text:p>5782</text:p>
          </table:table-cell>
          <table:table-cell office:value-type="float" office:value="25" table:style-name="ce1">
            <text:p>25</text:p>
          </table:table-cell>
          <table:table-cell office:value-type="float" office:value="82" table:style-name="ce1">
            <text:p>82</text:p>
          </table:table-cell>
          <table:table-cell office:value-type="float" office:value="6.0599999999999987" table:formula="of:=[.B1265]-[.$B$5]" table:style-name="ce2">
            <text:p>6,06</text:p>
          </table:table-cell>
          <table:table-cell office:value-type="float" office:value="6.4464838226382133" table:formula="of:=[.$D$2]*(1-EXP(-[.A1265]/[.$D$1]))" table:style-name="ce1">
            <text:p>6,446483823</text:p>
          </table:table-cell>
          <table:table-cell office:value-type="float" office:value="-0.38648382263821457" table:formula="of:=[.D1265]-[.E1265]" table:style-name="ce2">
            <text:p>-0,39</text:p>
          </table:table-cell>
          <table:table-cell office:value-type="float" office:value="0.89845824672464047" table:formula="of:=1-EXP(-[.A1265]/[.$D$1])" table:style-name="ce1">
            <text:p>0,898458247</text:p>
          </table:table-cell>
          <table:table-cell office:value-type="float" office:value="-33196403358.830559" table:formula="of:=([.$D$2]-[.$D$1]*[.$D$1])*[.A1265]*[.G1265]" table:style-name="ce1">
            <text:p>-33196403359</text:p>
          </table:table-cell>
          <table:table-cell table:number-columns-repeated="16376"/>
        </table:table-row>
        <table:table-row table:style-name="ro1">
          <table:table-cell office:value-type="float" office:value="5787" table:style-name="ce1">
            <text:p>5787</text:p>
          </table:table-cell>
          <table:table-cell office:value-type="float" office:value="25" table:style-name="ce1">
            <text:p>25</text:p>
          </table:table-cell>
          <table:table-cell office:value-type="float" office:value="84.7" table:style-name="ce1">
            <text:p>84,7</text:p>
          </table:table-cell>
          <table:table-cell office:value-type="float" office:value="6.0599999999999987" table:formula="of:=[.B1266]-[.$B$5]" table:style-name="ce2">
            <text:p>6,06</text:p>
          </table:table-cell>
          <table:table-cell office:value-type="float" office:value="6.4479234578503748" table:formula="of:=[.$D$2]*(1-EXP(-[.A1266]/[.$D$1]))" table:style-name="ce1">
            <text:p>6,447923458</text:p>
          </table:table-cell>
          <table:table-cell office:value-type="float" office:value="-0.38792345785037607" table:formula="of:=[.D1266]-[.E1266]" table:style-name="ce2">
            <text:p>-0,39</text:p>
          </table:table-cell>
          <table:table-cell office:value-type="float" office:value="0.89865889131853516" table:formula="of:=1-EXP(-[.A1266]/[.$D$1])" table:style-name="ce1">
            <text:p>0,898658891</text:p>
          </table:table-cell>
          <table:table-cell office:value-type="float" office:value="-33232529902.416309" table:formula="of:=([.$D$2]-[.$D$1]*[.$D$1])*[.A1266]*[.G1266]" table:style-name="ce1">
            <text:p>-33232529902</text:p>
          </table:table-cell>
          <table:table-cell table:number-columns-repeated="16376"/>
        </table:table-row>
        <table:table-row table:style-name="ro1">
          <table:table-cell office:value-type="float" office:value="5791" table:style-name="ce1">
            <text:p>5791</text:p>
          </table:table-cell>
          <table:table-cell office:value-type="float" office:value="25" table:style-name="ce1">
            <text:p>25</text:p>
          </table:table-cell>
          <table:table-cell office:value-type="float" office:value="86.9" table:style-name="ce1">
            <text:p>86,9</text:p>
          </table:table-cell>
          <table:table-cell office:value-type="float" office:value="6.0599999999999987" table:formula="of:=[.B1267]-[.$B$5]" table:style-name="ce2">
            <text:p>6,06</text:p>
          </table:table-cell>
          <table:table-cell office:value-type="float" office:value="6.4490731175718272" table:formula="of:=[.$D$2]*(1-EXP(-[.A1267]/[.$D$1]))" table:style-name="ce1">
            <text:p>6,449073118</text:p>
          </table:table-cell>
          <table:table-cell office:value-type="float" office:value="-0.3890731175718285" table:formula="of:=[.D1267]-[.E1267]" table:style-name="ce2">
            <text:p>-0,39</text:p>
          </table:table-cell>
          <table:table-cell office:value-type="float" office:value="0.89881912149766607" table:formula="of:=1-EXP(-[.A1267]/[.$D$1])" table:style-name="ce1">
            <text:p>0,898819121</text:p>
          </table:table-cell>
          <table:table-cell office:value-type="float" office:value="-33261429803.86451" table:formula="of:=([.$D$2]-[.$D$1]*[.$D$1])*[.A1267]*[.G1267]" table:style-name="ce1">
            <text:p>-33261429804</text:p>
          </table:table-cell>
          <table:table-cell table:number-columns-repeated="16376"/>
        </table:table-row>
        <table:table-row table:style-name="ro1">
          <table:table-cell office:value-type="float" office:value="5796" table:style-name="ce1">
            <text:p>5796</text:p>
          </table:table-cell>
          <table:table-cell office:value-type="float" office:value="25" table:style-name="ce1">
            <text:p>25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6.0599999999999987" table:formula="of:=[.B1268]-[.$B$5]" table:style-name="ce2">
            <text:p>6,06</text:p>
          </table:table-cell>
          <table:table-cell office:value-type="float" office:value="6.4505076363859191" table:formula="of:=[.$D$2]*(1-EXP(-[.A1268]/[.$D$1]))" table:style-name="ce1">
            <text:p>6,450507636</text:p>
          </table:table-cell>
          <table:table-cell office:value-type="float" office:value="-0.39050763638592034" table:formula="of:=[.D1268]-[.E1268]" table:style-name="ce2">
            <text:p>-0,39</text:p>
          </table:table-cell>
          <table:table-cell office:value-type="float" office:value="0.89901905300979934" table:formula="of:=1-EXP(-[.A1268]/[.$D$1])" table:style-name="ce1">
            <text:p>0,899019053</text:p>
          </table:table-cell>
          <table:table-cell office:value-type="float" office:value="-33297553006.35083" table:formula="of:=([.$D$2]-[.$D$1]*[.$D$1])*[.A1268]*[.G1268]" table:style-name="ce1">
            <text:p>-33297553006</text:p>
          </table:table-cell>
          <table:table-cell table:number-columns-repeated="16376"/>
        </table:table-row>
        <table:table-row table:style-name="ro1">
          <table:table-cell office:value-type="float" office:value="5800" table:style-name="ce1">
            <text:p>5800</text:p>
          </table:table-cell>
          <table:table-cell office:value-type="float" office:value="25" table:style-name="ce1">
            <text:p>25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6.0599999999999987" table:formula="of:=[.B1269]-[.$B$5]" table:style-name="ce2">
            <text:p>6,06</text:p>
          </table:table-cell>
          <table:table-cell office:value-type="float" office:value="6.4516532102690087" table:formula="of:=[.$D$2]*(1-EXP(-[.A1269]/[.$D$1]))" table:style-name="ce1">
            <text:p>6,45165321</text:p>
          </table:table-cell>
          <table:table-cell office:value-type="float" office:value="-0.39165321026901001" table:formula="of:=[.D1269]-[.E1269]" table:style-name="ce2">
            <text:p>-0,39</text:p>
          </table:table-cell>
          <table:table-cell office:value-type="float" office:value="0.89917871373816094" table:formula="of:=1-EXP(-[.A1269]/[.$D$1])" table:style-name="ce1">
            <text:p>0,899178714</text:p>
          </table:table-cell>
          <table:table-cell office:value-type="float" office:value="-33326450223.297356" table:formula="of:=([.$D$2]-[.$D$1]*[.$D$1])*[.A1269]*[.G1269]" table:style-name="ce1">
            <text:p>-33326450223</text:p>
          </table:table-cell>
          <table:table-cell table:number-columns-repeated="16376"/>
        </table:table-row>
        <table:table-row table:style-name="ro1">
          <table:table-cell office:value-type="float" office:value="5805" table:style-name="ce1">
            <text:p>5805</text:p>
          </table:table-cell>
          <table:table-cell office:value-type="float" office:value="25" table:style-name="ce1">
            <text:p>25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6.0599999999999987" table:formula="of:=[.B1270]-[.$B$5]" table:style-name="ce2">
            <text:p>6,06</text:p>
          </table:table-cell>
          <table:table-cell office:value-type="float" office:value="6.4530826308684768" table:formula="of:=[.$D$2]*(1-EXP(-[.A1270]/[.$D$1]))" table:style-name="ce1">
            <text:p>6,453082631</text:p>
          </table:table-cell>
          <table:table-cell office:value-type="float" office:value="-0.39308263086847806" table:formula="of:=[.D1270]-[.E1270]" table:style-name="ce2">
            <text:p>-0,39</text:p>
          </table:table-cell>
          <table:table-cell office:value-type="float" office:value="0.89937793470279292" table:formula="of:=1-EXP(-[.A1270]/[.$D$1])" table:style-name="ce1">
            <text:p>0,899377935</text:p>
          </table:table-cell>
          <table:table-cell office:value-type="float" office:value="-33362570055.693443" table:formula="of:=([.$D$2]-[.$D$1]*[.$D$1])*[.A1270]*[.G1270]" table:style-name="ce1">
            <text:p>-33362570056</text:p>
          </table:table-cell>
          <table:table-cell table:number-columns-repeated="16376"/>
        </table:table-row>
        <table:table-row table:style-name="ro1">
          <table:table-cell office:value-type="float" office:value="5809" table:style-name="ce1">
            <text:p>5809</text:p>
          </table:table-cell>
          <table:table-cell office:value-type="float" office:value="25" table:style-name="ce1">
            <text:p>25</text:p>
          </table:table-cell>
          <table:table-cell office:value-type="float" office:value="74.3" table:style-name="ce1">
            <text:p>74,3</text:p>
          </table:table-cell>
          <table:table-cell office:value-type="float" office:value="6.0599999999999987" table:formula="of:=[.B1271]-[.$B$5]" table:style-name="ce2">
            <text:p>6,06</text:p>
          </table:table-cell>
          <table:table-cell office:value-type="float" office:value="6.4542241334340851" table:formula="of:=[.$D$2]*(1-EXP(-[.A1271]/[.$D$1]))" table:style-name="ce1">
            <text:p>6,454224133</text:p>
          </table:table-cell>
          <table:table-cell office:value-type="float" office:value="-0.39422413343408635" table:formula="of:=[.D1271]-[.E1271]" table:style-name="ce2">
            <text:p>-0,39</text:p>
          </table:table-cell>
          <table:table-cell office:value-type="float" office:value="0.89953702800418722" table:formula="of:=1-EXP(-[.A1271]/[.$D$1])" table:style-name="ce1">
            <text:p>0,899537028</text:p>
          </table:table-cell>
          <table:table-cell office:value-type="float" office:value="-33391464565.045078" table:formula="of:=([.$D$2]-[.$D$1]*[.$D$1])*[.A1271]*[.G1271]" table:style-name="ce1">
            <text:p>-33391464565</text:p>
          </table:table-cell>
          <table:table-cell table:number-columns-repeated="16376"/>
        </table:table-row>
        <table:table-row table:style-name="ro1">
          <table:table-cell office:value-type="float" office:value="5814" table:style-name="ce1">
            <text:p>5814</text:p>
          </table:table-cell>
          <table:table-cell office:value-type="float" office:value="25" table:style-name="ce1">
            <text:p>25</text:p>
          </table:table-cell>
          <table:table-cell office:value-type="float" office:value="75.7" table:style-name="ce1">
            <text:p>75,7</text:p>
          </table:table-cell>
          <table:table-cell office:value-type="float" office:value="6.0599999999999987" table:formula="of:=[.B1272]-[.$B$5]" table:style-name="ce2">
            <text:p>6,06</text:p>
          </table:table-cell>
          <table:table-cell office:value-type="float" office:value="6.4556484739377531" table:formula="of:=[.$D$2]*(1-EXP(-[.A1272]/[.$D$1]))" table:style-name="ce1">
            <text:p>6,455648474</text:p>
          </table:table-cell>
          <table:table-cell office:value-type="float" office:value="-0.39564847393775437" table:formula="of:=[.D1272]-[.E1272]" table:style-name="ce2">
            <text:p>-0,40</text:p>
          </table:table-cell>
          <table:table-cell office:value-type="float" office:value="0.89973554094657149" table:formula="of:=1-EXP(-[.A1272]/[.$D$1])" table:style-name="ce1">
            <text:p>0,899735541</text:p>
          </table:table-cell>
          <table:table-cell office:value-type="float" office:value="-33427580998.608391" table:formula="of:=([.$D$2]-[.$D$1]*[.$D$1])*[.A1272]*[.G1272]" table:style-name="ce1">
            <text:p>-33427580999</text:p>
          </table:table-cell>
          <table:table-cell table:number-columns-repeated="16376"/>
        </table:table-row>
        <table:table-row table:style-name="ro1">
          <table:table-cell office:value-type="float" office:value="5819" table:style-name="ce1">
            <text:p>5819</text:p>
          </table:table-cell>
          <table:table-cell office:value-type="float" office:value="24.94" table:style-name="ce1">
            <text:p>24,94</text:p>
          </table:table-cell>
          <table:table-cell office:value-type="float" office:value="76" table:style-name="ce1">
            <text:p>76</text:p>
          </table:table-cell>
          <table:table-cell office:value-type="float" office:value="6" table:formula="of:=[.B1273]-[.$B$5]" table:style-name="ce2">
            <text:p>6,00</text:p>
          </table:table-cell>
          <table:table-cell office:value-type="float" office:value="6.4570699999713863" table:formula="of:=[.$D$2]*(1-EXP(-[.A1273]/[.$D$1]))" table:style-name="ce1">
            <text:p>6,45707</text:p>
          </table:table-cell>
          <table:table-cell office:value-type="float" office:value="-0.45706999997138631" table:formula="of:=[.D1273]-[.E1273]" table:style-name="ce2">
            <text:p>-0,46</text:p>
          </table:table-cell>
          <table:table-cell office:value-type="float" office:value="0.89993366163111677" table:formula="of:=1-EXP(-[.A1273]/[.$D$1])" table:style-name="ce1">
            <text:p>0,899933662</text:p>
          </table:table-cell>
          <table:table-cell office:value-type="float" office:value="-33463695531.602581" table:formula="of:=([.$D$2]-[.$D$1]*[.$D$1])*[.A1273]*[.G1273]" table:style-name="ce1">
            <text:p>-33463695532</text:p>
          </table:table-cell>
          <table:table-cell table:number-columns-repeated="16376"/>
        </table:table-row>
        <table:table-row table:style-name="ro1">
          <table:table-cell office:value-type="float" office:value="5823" table:style-name="ce1">
            <text:p>5823</text:p>
          </table:table-cell>
          <table:table-cell office:value-type="float" office:value="25" table:style-name="ce1">
            <text:p>25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6.0599999999999987" table:formula="of:=[.B1274]-[.$B$5]" table:style-name="ce2">
            <text:p>6,06</text:p>
          </table:table-cell>
          <table:table-cell office:value-type="float" office:value="6.4582051981174571" table:formula="of:=[.$D$2]*(1-EXP(-[.A1274]/[.$D$1]))" table:style-name="ce1">
            <text:p>6,458205198</text:p>
          </table:table-cell>
          <table:table-cell office:value-type="float" office:value="-0.39820519811745836" table:formula="of:=[.D1274]-[.E1274]" table:style-name="ce2">
            <text:p>-0,40</text:p>
          </table:table-cell>
          <table:table-cell office:value-type="float" office:value="0.90009187627402365" table:formula="of:=1-EXP(-[.A1274]/[.$D$1])" table:style-name="ce1">
            <text:p>0,900091876</text:p>
          </table:table-cell>
          <table:table-cell office:value-type="float" office:value="-33492585783.70488" table:formula="of:=([.$D$2]-[.$D$1]*[.$D$1])*[.A1274]*[.G1274]" table:style-name="ce1">
            <text:p>-33492585784</text:p>
          </table:table-cell>
          <table:table-cell table:number-columns-repeated="16376"/>
        </table:table-row>
        <table:table-row table:style-name="ro1">
          <table:table-cell office:value-type="float" office:value="5828" table:style-name="ce1">
            <text:p>5828</text:p>
          </table:table-cell>
          <table:table-cell office:value-type="float" office:value="24.94" table:style-name="ce1">
            <text:p>24,94</text:p>
          </table:table-cell>
          <table:table-cell office:value-type="float" office:value="81.2" table:style-name="ce1">
            <text:p>81,2</text:p>
          </table:table-cell>
          <table:table-cell office:value-type="float" office:value="6" table:formula="of:=[.B1275]-[.$B$5]" table:style-name="ce2">
            <text:p>6,00</text:p>
          </table:table-cell>
          <table:table-cell office:value-type="float" office:value="6.4596216721122168" table:formula="of:=[.$D$2]*(1-EXP(-[.A1275]/[.$D$1]))" table:style-name="ce1">
            <text:p>6,459621672</text:p>
          </table:table-cell>
          <table:table-cell office:value-type="float" office:value="-0.45962167211221683" table:formula="of:=[.D1275]-[.E1275]" table:style-name="ce2">
            <text:p>-0,46</text:p>
          </table:table-cell>
          <table:table-cell office:value-type="float" office:value="0.90028929284666659" table:formula="of:=1-EXP(-[.A1275]/[.$D$1])" table:style-name="ce1">
            <text:p>0,900289293</text:p>
          </table:table-cell>
          <table:table-cell office:value-type="float" office:value="-33528696873.64584" table:formula="of:=([.$D$2]-[.$D$1]*[.$D$1])*[.A1275]*[.G1275]" table:style-name="ce1">
            <text:p>-33528696874</text:p>
          </table:table-cell>
          <table:table-cell table:number-columns-repeated="16376"/>
        </table:table-row>
        <table:table-row table:style-name="ro1">
          <table:table-cell office:value-type="float" office:value="5832" table:style-name="ce1">
            <text:p>5832</text:p>
          </table:table-cell>
          <table:table-cell office:value-type="float" office:value="24.94" table:style-name="ce1">
            <text:p>24,94</text:p>
          </table:table-cell>
          <table:table-cell office:value-type="float" office:value="84" table:style-name="ce1">
            <text:p>84</text:p>
          </table:table-cell>
          <table:table-cell office:value-type="float" office:value="6" table:formula="of:=[.B1276]-[.$B$5]" table:style-name="ce2">
            <text:p>6,00</text:p>
          </table:table-cell>
          <table:table-cell office:value-type="float" office:value="6.4607528358157049" table:formula="of:=[.$D$2]*(1-EXP(-[.A1276]/[.$D$1]))" table:style-name="ce1">
            <text:p>6,460752836</text:p>
          </table:table-cell>
          <table:table-cell office:value-type="float" office:value="-0.46075283581570492" table:formula="of:=[.D1276]-[.E1276]" table:style-name="ce2">
            <text:p>-0,46</text:p>
          </table:table-cell>
          <table:table-cell office:value-type="float" office:value="0.90044694520192814" table:formula="of:=1-EXP(-[.A1276]/[.$D$1])" table:style-name="ce1">
            <text:p>0,900446945</text:p>
          </table:table-cell>
          <table:table-cell office:value-type="float" office:value="-33557584360.034473" table:formula="of:=([.$D$2]-[.$D$1]*[.$D$1])*[.A1276]*[.G1276]" table:style-name="ce1">
            <text:p>-33557584360</text:p>
          </table:table-cell>
          <table:table-cell table:number-columns-repeated="16376"/>
        </table:table-row>
        <table:table-row table:style-name="ro1">
          <table:table-cell office:value-type="float" office:value="5837" table:style-name="ce1">
            <text:p>5837</text:p>
          </table:table-cell>
          <table:table-cell office:value-type="float" office:value="24.94" table:style-name="ce1">
            <text:p>24,94</text:p>
          </table:table-cell>
          <table:table-cell office:value-type="float" office:value="85.3" table:style-name="ce1">
            <text:p>85,3</text:p>
          </table:table-cell>
          <table:table-cell office:value-type="float" office:value="6" table:formula="of:=[.B1277]-[.$B$5]" table:style-name="ce2">
            <text:p>6,00</text:p>
          </table:table-cell>
          <table:table-cell office:value-type="float" office:value="6.4621642757263089" table:formula="of:=[.$D$2]*(1-EXP(-[.A1277]/[.$D$1]))" table:style-name="ce1">
            <text:p>6,462164276</text:p>
          </table:table-cell>
          <table:table-cell office:value-type="float" office:value="-0.46216427572630892" table:formula="of:=[.D1277]-[.E1277]" table:style-name="ce2">
            <text:p>-0,46</text:p>
          </table:table-cell>
          <table:table-cell office:value-type="float" office:value="0.90064366016505037" table:formula="of:=1-EXP(-[.A1277]/[.$D$1])" table:style-name="ce1">
            <text:p>0,90064366</text:p>
          </table:table-cell>
          <table:table-cell office:value-type="float" office:value="-33593691978.807781" table:formula="of:=([.$D$2]-[.$D$1]*[.$D$1])*[.A1277]*[.G1277]" table:style-name="ce1">
            <text:p>-33593691979</text:p>
          </table:table-cell>
          <table:table-cell table:number-columns-repeated="16376"/>
        </table:table-row>
        <table:table-row table:style-name="ro1">
          <table:table-cell office:value-type="float" office:value="5841" table:style-name="ce1">
            <text:p>5841</text:p>
          </table:table-cell>
          <table:table-cell office:value-type="float" office:value="24.94" table:style-name="ce1">
            <text:p>24,94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6" table:formula="of:=[.B1278]-[.$B$5]" table:style-name="ce2">
            <text:p>6,00</text:p>
          </table:table-cell>
          <table:table-cell office:value-type="float" office:value="6.4632914193254409" table:formula="of:=[.$D$2]*(1-EXP(-[.A1278]/[.$D$1]))" table:style-name="ce1">
            <text:p>6,463291419</text:p>
          </table:table-cell>
          <table:table-cell office:value-type="float" office:value="-0.46329141932544093" table:formula="of:=[.D1278]-[.E1278]" table:style-name="ce2">
            <text:p>-0,46</text:p>
          </table:table-cell>
          <table:table-cell office:value-type="float" office:value="0.90080075223101141" table:formula="of:=1-EXP(-[.A1278]/[.$D$1])" table:style-name="ce1">
            <text:p>0,900800752</text:p>
          </table:table-cell>
          <table:table-cell office:value-type="float" office:value="-33622576677.088688" table:formula="of:=([.$D$2]-[.$D$1]*[.$D$1])*[.A1278]*[.G1278]" table:style-name="ce1">
            <text:p>-33622576677</text:p>
          </table:table-cell>
          <table:table-cell table:number-columns-repeated="16376"/>
        </table:table-row>
        <table:table-row table:style-name="ro1">
          <table:table-cell office:value-type="float" office:value="5846" table:style-name="ce1">
            <text:p>5846</text:p>
          </table:table-cell>
          <table:table-cell office:value-type="float" office:value="25" table:style-name="ce1">
            <text:p>25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6.0599999999999987" table:formula="of:=[.B1279]-[.$B$5]" table:style-name="ce2">
            <text:p>6,06</text:p>
          </table:table-cell>
          <table:table-cell office:value-type="float" office:value="6.4646978430427939" table:formula="of:=[.$D$2]*(1-EXP(-[.A1279]/[.$D$1]))" table:style-name="ce1">
            <text:p>6,464697843</text:p>
          </table:table-cell>
          <table:table-cell office:value-type="float" office:value="-0.40469784304279521" table:formula="of:=[.D1279]-[.E1279]" table:style-name="ce2">
            <text:p>-0,40</text:p>
          </table:table-cell>
          <table:table-cell office:value-type="float" office:value="0.90099676807810125" table:formula="of:=1-EXP(-[.A1279]/[.$D$1])" table:style-name="ce1">
            <text:p>0,900996768</text:p>
          </table:table-cell>
          <table:table-cell office:value-type="float" office:value="-33658680796.823235" table:formula="of:=([.$D$2]-[.$D$1]*[.$D$1])*[.A1279]*[.G1279]" table:style-name="ce1">
            <text:p>-33658680797</text:p>
          </table:table-cell>
          <table:table-cell table:number-columns-repeated="16376"/>
        </table:table-row>
        <table:table-row table:style-name="ro1">
          <table:table-cell office:value-type="float" office:value="5851" table:style-name="ce1">
            <text:p>5851</text:p>
          </table:table-cell>
          <table:table-cell office:value-type="float" office:value="24.94" table:style-name="ce1">
            <text:p>24,94</text:p>
          </table:table-cell>
          <table:table-cell office:value-type="float" office:value="74.2" table:style-name="ce1">
            <text:p>74,2</text:p>
          </table:table-cell>
          <table:table-cell office:value-type="float" office:value="6" table:formula="of:=[.B1280]-[.$B$5]" table:style-name="ce2">
            <text:p>6,00</text:p>
          </table:table-cell>
          <table:table-cell office:value-type="float" office:value="6.4661014876933463" table:formula="of:=[.$D$2]*(1-EXP(-[.A1280]/[.$D$1]))" table:style-name="ce1">
            <text:p>6,466101488</text:p>
          </table:table-cell>
          <table:table-cell office:value-type="float" office:value="-0.46610148769334625" table:formula="of:=[.D1280]-[.E1280]" table:style-name="ce2">
            <text:p>-0,47</text:p>
          </table:table-cell>
          <table:table-cell office:value-type="float" office:value="0.90119239660156558" table:formula="of:=1-EXP(-[.A1280]/[.$D$1])" table:style-name="ce1">
            <text:p>0,901192397</text:p>
          </table:table-cell>
          <table:table-cell office:value-type="float" office:value="-33694782960.693417" table:formula="of:=([.$D$2]-[.$D$1]*[.$D$1])*[.A1280]*[.G1280]" table:style-name="ce1">
            <text:p>-33694782961</text:p>
          </table:table-cell>
          <table:table-cell table:number-columns-repeated="16376"/>
        </table:table-row>
        <table:table-row table:style-name="ro1">
          <table:table-cell office:value-type="float" office:value="5855" table:style-name="ce1">
            <text:p>5855</text:p>
          </table:table-cell>
          <table:table-cell office:value-type="float" office:value="24.94" table:style-name="ce1">
            <text:p>24,94</text:p>
          </table:table-cell>
          <table:table-cell office:value-type="float" office:value="75" table:style-name="ce1">
            <text:p>75</text:p>
          </table:table-cell>
          <table:table-cell office:value-type="float" office:value="6" table:formula="of:=[.B1281]-[.$B$5]" table:style-name="ce2">
            <text:p>6,00</text:p>
          </table:table-cell>
          <table:table-cell office:value-type="float" office:value="6.4672224061762638" table:formula="of:=[.$D$2]*(1-EXP(-[.A1281]/[.$D$1]))" table:style-name="ce1">
            <text:p>6,467222406</text:p>
          </table:table-cell>
          <table:table-cell office:value-type="float" office:value="-0.46722240617626376" table:formula="of:=[.D1281]-[.E1281]" table:style-name="ce2">
            <text:p>-0,47</text:p>
          </table:table-cell>
          <table:table-cell office:value-type="float" office:value="0.90134862106168856" table:formula="of:=1-EXP(-[.A1281]/[.$D$1])" table:style-name="ce1">
            <text:p>0,901348621</text:p>
          </table:table-cell>
          <table:table-cell office:value-type="float" office:value="-33723663277.863094" table:formula="of:=([.$D$2]-[.$D$1]*[.$D$1])*[.A1281]*[.G1281]" table:style-name="ce1">
            <text:p>-33723663278</text:p>
          </table:table-cell>
          <table:table-cell table:number-columns-repeated="16376"/>
        </table:table-row>
        <table:table-row table:style-name="ro1">
          <table:table-cell office:value-type="float" office:value="5860" table:style-name="ce1">
            <text:p>5860</text:p>
          </table:table-cell>
          <table:table-cell office:value-type="float" office:value="24.94" table:style-name="ce1">
            <text:p>24,94</text:p>
          </table:table-cell>
          <table:table-cell office:value-type="float" office:value="77.599999999999994" table:style-name="ce1">
            <text:p>77,6</text:p>
          </table:table-cell>
          <table:table-cell office:value-type="float" office:value="6" table:formula="of:=[.B1282]-[.$B$5]" table:style-name="ce2">
            <text:p>6,00</text:p>
          </table:table-cell>
          <table:table-cell office:value-type="float" office:value="6.4686210623375642" table:formula="of:=[.$D$2]*(1-EXP(-[.A1282]/[.$D$1]))" table:style-name="ce1">
            <text:p>6,468621062</text:p>
          </table:table-cell>
          <table:table-cell office:value-type="float" office:value="-0.46862106233756418" table:formula="of:=[.D1282]-[.E1282]" table:style-name="ce2">
            <text:p>-0,47</text:p>
          </table:table-cell>
          <table:table-cell office:value-type="float" office:value="0.90154355433027755" table:formula="of:=1-EXP(-[.A1282]/[.$D$1])" table:style-name="ce1">
            <text:p>0,901543554</text:p>
          </table:table-cell>
          <table:table-cell office:value-type="float" office:value="-33759761899.819862" table:formula="of:=([.$D$2]-[.$D$1]*[.$D$1])*[.A1282]*[.G1282]" table:style-name="ce1">
            <text:p>-33759761900</text:p>
          </table:table-cell>
          <table:table-cell table:number-columns-repeated="16376"/>
        </table:table-row>
        <table:table-row table:style-name="ro1">
          <table:table-cell office:value-type="float" office:value="5864" table:style-name="ce1">
            <text:p>5864</text:p>
          </table:table-cell>
          <table:table-cell office:value-type="float" office:value="24.94" table:style-name="ce1">
            <text:p>24,94</text:p>
          </table:table-cell>
          <table:table-cell office:value-type="float" office:value="79.900000000000006" table:style-name="ce1">
            <text:p>79,9</text:p>
          </table:table-cell>
          <table:table-cell office:value-type="float" office:value="6" table:formula="of:=[.B1283]-[.$B$5]" table:style-name="ce2">
            <text:p>6,00</text:p>
          </table:table-cell>
          <table:table-cell office:value-type="float" office:value="6.4697379971271731" table:formula="of:=[.$D$2]*(1-EXP(-[.A1283]/[.$D$1]))" table:style-name="ce1">
            <text:p>6,469737997</text:p>
          </table:table-cell>
          <table:table-cell office:value-type="float" office:value="-0.46973799712717312" table:formula="of:=[.D1283]-[.E1283]" table:style-name="ce2">
            <text:p>-0,47</text:p>
          </table:table-cell>
          <table:table-cell office:value-type="float" office:value="0.90169922357577437" table:formula="of:=1-EXP(-[.A1283]/[.$D$1])" table:style-name="ce1">
            <text:p>0,901699224</text:p>
          </table:table-cell>
          <table:table-cell office:value-type="float" office:value="-33788639372.531815" table:formula="of:=([.$D$2]-[.$D$1]*[.$D$1])*[.A1283]*[.G1283]" table:style-name="ce1">
            <text:p>-33788639373</text:p>
          </table:table-cell>
          <table:table-cell table:number-columns-repeated="16376"/>
        </table:table-row>
        <table:table-row table:style-name="ro1">
          <table:table-cell office:value-type="float" office:value="5869" table:style-name="ce1">
            <text:p>5869</text:p>
          </table:table-cell>
          <table:table-cell office:value-type="float" office:value="24.94" table:style-name="ce1">
            <text:p>24,94</text:p>
          </table:table-cell>
          <table:table-cell office:value-type="float" office:value="79.2" table:style-name="ce1">
            <text:p>79,2</text:p>
          </table:table-cell>
          <table:table-cell office:value-type="float" office:value="6" table:formula="of:=[.B1284]-[.$B$5]" table:style-name="ce2">
            <text:p>6,00</text:p>
          </table:table-cell>
          <table:table-cell office:value-type="float" office:value="6.471131682528088" table:formula="of:=[.$D$2]*(1-EXP(-[.A1284]/[.$D$1]))" table:style-name="ce1">
            <text:p>6,471131683</text:p>
          </table:table-cell>
          <table:table-cell office:value-type="float" office:value="-0.47113168252808801" table:formula="of:=[.D1284]-[.E1284]" table:style-name="ce2">
            <text:p>-0,47</text:p>
          </table:table-cell>
          <table:table-cell office:value-type="float" office:value="0.90189346406039239" table:formula="of:=1-EXP(-[.A1284]/[.$D$1])" table:style-name="ce1">
            <text:p>0,901893464</text:p>
          </table:table-cell>
          <table:table-cell office:value-type="float" office:value="-33824734425.319668" table:formula="of:=([.$D$2]-[.$D$1]*[.$D$1])*[.A1284]*[.G1284]" table:style-name="ce1">
            <text:p>-33824734425</text:p>
          </table:table-cell>
          <table:table-cell table:number-columns-repeated="16376"/>
        </table:table-row>
        <table:table-row table:style-name="ro1">
          <table:table-cell office:value-type="float" office:value="5873" table:style-name="ce1">
            <text:p>5873</text:p>
          </table:table-cell>
          <table:table-cell office:value-type="float" office:value="24.94" table:style-name="ce1">
            <text:p>24,94</text:p>
          </table:table-cell>
          <table:table-cell office:value-type="float" office:value="82.1" table:style-name="ce1">
            <text:p>82,1</text:p>
          </table:table-cell>
          <table:table-cell office:value-type="float" office:value="6" table:formula="of:=[.B1285]-[.$B$5]" table:style-name="ce2">
            <text:p>6,00</text:p>
          </table:table-cell>
          <table:table-cell office:value-type="float" office:value="6.4722446477822517" table:formula="of:=[.$D$2]*(1-EXP(-[.A1285]/[.$D$1]))" table:style-name="ce1">
            <text:p>6,472244648</text:p>
          </table:table-cell>
          <table:table-cell office:value-type="float" office:value="-0.47224464778225173" table:formula="of:=[.D1285]-[.E1285]" table:style-name="ce2">
            <text:p>-0,47</text:p>
          </table:table-cell>
          <table:table-cell office:value-type="float" office:value="0.90204858006447053" table:formula="of:=1-EXP(-[.A1285]/[.$D$1])" table:style-name="ce1">
            <text:p>0,90204858</text:p>
          </table:table-cell>
          <table:table-cell office:value-type="float" office:value="-33853609031.865021" table:formula="of:=([.$D$2]-[.$D$1]*[.$D$1])*[.A1285]*[.G1285]" table:style-name="ce1">
            <text:p>-33853609032</text:p>
          </table:table-cell>
          <table:table-cell table:number-columns-repeated="16376"/>
        </table:table-row>
        <table:table-row table:style-name="ro1">
          <table:table-cell office:value-type="float" office:value="5878" table:style-name="ce1">
            <text:p>5878</text:p>
          </table:table-cell>
          <table:table-cell office:value-type="float" office:value="24.94" table:style-name="ce1">
            <text:p>24,94</text:p>
          </table:table-cell>
          <table:table-cell office:value-type="float" office:value="83.5" table:style-name="ce1">
            <text:p>83,5</text:p>
          </table:table-cell>
          <table:table-cell office:value-type="float" office:value="6" table:formula="of:=[.B1286]-[.$B$5]" table:style-name="ce2">
            <text:p>6,00</text:p>
          </table:table-cell>
          <table:table-cell office:value-type="float" office:value="6.4736333800886365" table:formula="of:=[.$D$2]*(1-EXP(-[.A1286]/[.$D$1]))" table:style-name="ce1">
            <text:p>6,47363338</text:p>
          </table:table-cell>
          <table:table-cell office:value-type="float" office:value="-0.47363338008863654" table:formula="of:=[.D1286]-[.E1286]" table:style-name="ce2">
            <text:p>-0,47</text:p>
          </table:table-cell>
          <table:table-cell office:value-type="float" office:value="0.90224213022724031" table:formula="of:=1-EXP(-[.A1286]/[.$D$1])" table:style-name="ce1">
            <text:p>0,90224213</text:p>
          </table:table-cell>
          <table:table-cell office:value-type="float" office:value="-33889700488.466923" table:formula="of:=([.$D$2]-[.$D$1]*[.$D$1])*[.A1286]*[.G1286]" table:style-name="ce1">
            <text:p>-33889700488</text:p>
          </table:table-cell>
          <table:table-cell table:number-columns-repeated="16376"/>
        </table:table-row>
        <table:table-row table:style-name="ro1">
          <table:table-cell office:value-type="float" office:value="5883" table:style-name="ce1">
            <text:p>5883</text:p>
          </table:table-cell>
          <table:table-cell office:value-type="float" office:value="24.94" table:style-name="ce1">
            <text:p>24,94</text:p>
          </table:table-cell>
          <table:table-cell office:value-type="float" office:value="85.1" table:style-name="ce1">
            <text:p>85,1</text:p>
          </table:table-cell>
          <table:table-cell office:value-type="float" office:value="6" table:formula="of:=[.B1287]-[.$B$5]" table:style-name="ce2">
            <text:p>6,00</text:p>
          </table:table-cell>
          <table:table-cell office:value-type="float" office:value="6.4750193682861141" table:formula="of:=[.$D$2]*(1-EXP(-[.A1287]/[.$D$1]))" table:style-name="ce1">
            <text:p>6,475019368</text:p>
          </table:table-cell>
          <table:table-cell office:value-type="float" office:value="-0.47501936828611413" table:formula="of:=[.D1287]-[.E1287]" table:style-name="ce2">
            <text:p>-0,48</text:p>
          </table:table-cell>
          <table:table-cell office:value-type="float" office:value="0.90243529793853017" table:formula="of:=1-EXP(-[.A1287]/[.$D$1])" table:style-name="ce1">
            <text:p>0,902435298</text:p>
          </table:table-cell>
          <table:table-cell office:value-type="float" office:value="-33925789935.601036" table:formula="of:=([.$D$2]-[.$D$1]*[.$D$1])*[.A1287]*[.G1287]" table:style-name="ce1">
            <text:p>-33925789936</text:p>
          </table:table-cell>
          <table:table-cell table:number-columns-repeated="16376"/>
        </table:table-row>
        <table:table-row table:style-name="ro1">
          <table:table-cell office:value-type="float" office:value="5887" table:style-name="ce1">
            <text:p>5887</text:p>
          </table:table-cell>
          <table:table-cell office:value-type="float" office:value="24.94" table:style-name="ce1">
            <text:p>24,94</text:p>
          </table:table-cell>
          <table:table-cell office:value-type="float" office:value="86.7" table:style-name="ce1">
            <text:p>86,7</text:p>
          </table:table-cell>
          <table:table-cell office:value-type="float" office:value="6" table:formula="of:=[.B1288]-[.$B$5]" table:style-name="ce2">
            <text:p>6,00</text:p>
          </table:table-cell>
          <table:table-cell office:value-type="float" office:value="6.4761261867298323" table:formula="of:=[.$D$2]*(1-EXP(-[.A1288]/[.$D$1]))" table:style-name="ce1">
            <text:p>6,476126187</text:p>
          </table:table-cell>
          <table:table-cell office:value-type="float" office:value="-0.47612618672983231" table:formula="of:=[.D1288]-[.E1288]" table:style-name="ce2">
            <text:p>-0,48</text:p>
          </table:table-cell>
          <table:table-cell office:value-type="float" office:value="0.90258955725038847" table:formula="of:=1-EXP(-[.A1288]/[.$D$1])" table:style-name="ce1">
            <text:p>0,902589557</text:p>
          </table:table-cell>
          <table:table-cell office:value-type="float" office:value="-33954660040.963024" table:formula="of:=([.$D$2]-[.$D$1]*[.$D$1])*[.A1288]*[.G1288]" table:style-name="ce1">
            <text:p>-33954660041</text:p>
          </table:table-cell>
          <table:table-cell table:number-columns-repeated="16376"/>
        </table:table-row>
        <table:table-row table:style-name="ro1">
          <table:table-cell office:value-type="float" office:value="5892" table:style-name="ce1">
            <text:p>5892</text:p>
          </table:table-cell>
          <table:table-cell office:value-type="float" office:value="24.94" table:style-name="ce1">
            <text:p>24,94</text:p>
          </table:table-cell>
          <table:table-cell office:value-type="float" office:value="87.6" table:style-name="ce1">
            <text:p>87,6</text:p>
          </table:table-cell>
          <table:table-cell office:value-type="float" office:value="6" table:formula="of:=[.B1289]-[.$B$5]" table:style-name="ce2">
            <text:p>6,00</text:p>
          </table:table-cell>
          <table:table-cell office:value-type="float" office:value="6.4775072491882897" table:formula="of:=[.$D$2]*(1-EXP(-[.A1289]/[.$D$1]))" table:style-name="ce1">
            <text:p>6,477507249</text:p>
          </table:table-cell>
          <table:table-cell office:value-type="float" office:value="-0.47750724918828968" table:formula="of:=[.D1289]-[.E1289]" table:style-name="ce2">
            <text:p>-0,48</text:p>
          </table:table-cell>
          <table:table-cell office:value-type="float" office:value="0.90278203845241767" table:formula="of:=1-EXP(-[.A1289]/[.$D$1])" table:style-name="ce1">
            <text:p>0,902782038</text:p>
          </table:table-cell>
          <table:table-cell office:value-type="float" office:value="-33990745850.355484" table:formula="of:=([.$D$2]-[.$D$1]*[.$D$1])*[.A1289]*[.G1289]" table:style-name="ce1">
            <text:p>-33990745850</text:p>
          </table:table-cell>
          <table:table-cell table:number-columns-repeated="16376"/>
        </table:table-row>
        <table:table-row table:style-name="ro1">
          <table:table-cell office:value-type="float" office:value="5896" table:style-name="ce1">
            <text:p>5896</text:p>
          </table:table-cell>
          <table:table-cell office:value-type="float" office:value="24.94" table:style-name="ce1">
            <text:p>24,94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6" table:formula="of:=[.B1290]-[.$B$5]" table:style-name="ce2">
            <text:p>6,00</text:p>
          </table:table-cell>
          <table:table-cell office:value-type="float" office:value="6.4786101340495987" table:formula="of:=[.$D$2]*(1-EXP(-[.A1290]/[.$D$1]))" table:style-name="ce1">
            <text:p>6,478610134</text:p>
          </table:table-cell>
          <table:table-cell office:value-type="float" office:value="-0.47861013404959873" table:formula="of:=[.D1290]-[.E1290]" table:style-name="ce2">
            <text:p>-0,48</text:p>
          </table:table-cell>
          <table:table-cell office:value-type="float" office:value="0.90293574953369748" table:formula="of:=1-EXP(-[.A1290]/[.$D$1])" table:style-name="ce1">
            <text:p>0,90293575</text:p>
          </table:table-cell>
          <table:table-cell office:value-type="float" office:value="-34019613034.934349" table:formula="of:=([.$D$2]-[.$D$1]*[.$D$1])*[.A1290]*[.G1290]" table:style-name="ce1">
            <text:p>-34019613035</text:p>
          </table:table-cell>
          <table:table-cell table:number-columns-repeated="16376"/>
        </table:table-row>
        <table:table-row table:style-name="ro1">
          <table:table-cell office:value-type="float" office:value="5901" table:style-name="ce1">
            <text:p>5901</text:p>
          </table:table-cell>
          <table:table-cell office:value-type="float" office:value="24.94" table:style-name="ce1">
            <text:p>24,94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6" table:formula="of:=[.B1291]-[.$B$5]" table:style-name="ce2">
            <text:p>6,00</text:p>
          </table:table-cell>
          <table:table-cell office:value-type="float" office:value="6.4799862882748895" table:formula="of:=[.$D$2]*(1-EXP(-[.A1291]/[.$D$1]))" table:style-name="ce1">
            <text:p>6,479986288</text:p>
          </table:table-cell>
          <table:table-cell office:value-type="float" office:value="-0.47998628827488954" table:formula="of:=[.D1291]-[.E1291]" table:style-name="ce2">
            <text:p>-0,48</text:p>
          </table:table-cell>
          <table:table-cell office:value-type="float" office:value="0.90312754666628869" table:formula="of:=1-EXP(-[.A1291]/[.$D$1])" table:style-name="ce1">
            <text:p>0,903127547</text:p>
          </table:table-cell>
          <table:table-cell office:value-type="float" office:value="-34055695180.171398" table:formula="of:=([.$D$2]-[.$D$1]*[.$D$1])*[.A1291]*[.G1291]" table:style-name="ce1">
            <text:p>-34055695180</text:p>
          </table:table-cell>
          <table:table-cell table:number-columns-repeated="16376"/>
        </table:table-row>
        <table:table-row table:style-name="ro1">
          <table:table-cell office:value-type="float" office:value="5905" table:style-name="ce1">
            <text:p>5905</text:p>
          </table:table-cell>
          <table:table-cell office:value-type="float" office:value="24.94" table:style-name="ce1">
            <text:p>24,94</text:p>
          </table:table-cell>
          <table:table-cell office:value-type="float" office:value="75" table:style-name="ce1">
            <text:p>75</text:p>
          </table:table-cell>
          <table:table-cell office:value-type="float" office:value="6" table:formula="of:=[.B1292]-[.$B$5]" table:style-name="ce2">
            <text:p>6,00</text:p>
          </table:table-cell>
          <table:table-cell office:value-type="float" office:value="6.4810852535335597" table:formula="of:=[.$D$2]*(1-EXP(-[.A1292]/[.$D$1]))" table:style-name="ce1">
            <text:p>6,481085254</text:p>
          </table:table-cell>
          <table:table-cell office:value-type="float" office:value="-0.48108525353355969" table:formula="of:=[.D1292]-[.E1292]" table:style-name="ce2">
            <text:p>-0,48</text:p>
          </table:table-cell>
          <table:table-cell office:value-type="float" office:value="0.90328071146537625" table:formula="of:=1-EXP(-[.A1292]/[.$D$1])" table:style-name="ce1">
            <text:p>0,903280711</text:p>
          </table:table-cell>
          <table:table-cell office:value-type="float" office:value="-34084559422.929749" table:formula="of:=([.$D$2]-[.$D$1]*[.$D$1])*[.A1292]*[.G1292]" table:style-name="ce1">
            <text:p>-34084559423</text:p>
          </table:table-cell>
          <table:table-cell table:number-columns-repeated="16376"/>
        </table:table-row>
        <table:table-row table:style-name="ro1">
          <table:table-cell office:value-type="float" office:value="5910" table:style-name="ce1">
            <text:p>5910</text:p>
          </table:table-cell>
          <table:table-cell office:value-type="float" office:value="24.94" table:style-name="ce1">
            <text:p>24,94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6" table:formula="of:=[.B1293]-[.$B$5]" table:style-name="ce2">
            <text:p>6,00</text:p>
          </table:table-cell>
          <table:table-cell office:value-type="float" office:value="6.4824565169693216" table:formula="of:=[.$D$2]*(1-EXP(-[.A1293]/[.$D$1]))" table:style-name="ce1">
            <text:p>6,482456517</text:p>
          </table:table-cell>
          <table:table-cell office:value-type="float" office:value="-0.48245651696932157" table:formula="of:=[.D1293]-[.E1293]" table:style-name="ce2">
            <text:p>-0,48</text:p>
          </table:table-cell>
          <table:table-cell office:value-type="float" office:value="0.9034718269596812" table:formula="of:=1-EXP(-[.A1293]/[.$D$1])" table:style-name="ce1">
            <text:p>0,903471827</text:p>
          </table:table-cell>
          <table:table-cell office:value-type="float" office:value="-34120637877.831333" table:formula="of:=([.$D$2]-[.$D$1]*[.$D$1])*[.A1293]*[.G1293]" table:style-name="ce1">
            <text:p>-34120637878</text:p>
          </table:table-cell>
          <table:table-cell table:number-columns-repeated="16376"/>
        </table:table-row>
        <table:table-row table:style-name="ro1">
          <table:table-cell office:value-type="float" office:value="5915" table:style-name="ce1">
            <text:p>5915</text:p>
          </table:table-cell>
          <table:table-cell office:value-type="float" office:value="24.94" table:style-name="ce1">
            <text:p>24,94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6" table:formula="of:=[.B1294]-[.$B$5]" table:style-name="ce2">
            <text:p>6,00</text:p>
          </table:table-cell>
          <table:table-cell office:value-type="float" office:value="6.4838250708143352" table:formula="of:=[.$D$2]*(1-EXP(-[.A1294]/[.$D$1]))" table:style-name="ce1">
            <text:p>6,483825071</text:p>
          </table:table-cell>
          <table:table-cell office:value-type="float" office:value="-0.48382507081433523" table:formula="of:=[.D1294]-[.E1294]" table:style-name="ce2">
            <text:p>-0,48</text:p>
          </table:table-cell>
          <table:table-cell office:value-type="float" office:value="0.90366256481336538" table:formula="of:=1-EXP(-[.A1294]/[.$D$1])" table:style-name="ce1">
            <text:p>0,903662565</text:p>
          </table:table-cell>
          <table:table-cell office:value-type="float" office:value="-34156714271.319763" table:formula="of:=([.$D$2]-[.$D$1]*[.$D$1])*[.A1294]*[.G1294]" table:style-name="ce1">
            <text:p>-34156714271</text:p>
          </table:table-cell>
          <table:table-cell table:number-columns-repeated="16376"/>
        </table:table-row>
        <table:table-row table:style-name="ro1">
          <table:table-cell office:value-type="float" office:value="5919" table:style-name="ce1">
            <text:p>5919</text:p>
          </table:table-cell>
          <table:table-cell office:value-type="float" office:value="24.94" table:style-name="ce1">
            <text:p>24,94</text:p>
          </table:table-cell>
          <table:table-cell office:value-type="float" office:value="78.5" table:style-name="ce1">
            <text:p>78,5</text:p>
          </table:table-cell>
          <table:table-cell office:value-type="float" office:value="6" table:formula="of:=[.B1295]-[.$B$5]" table:style-name="ce2">
            <text:p>6,00</text:p>
          </table:table-cell>
          <table:table-cell office:value-type="float" office:value="6.4849179665833194" table:formula="of:=[.$D$2]*(1-EXP(-[.A1295]/[.$D$1]))" table:style-name="ce1">
            <text:p>6,484917967</text:p>
          </table:table-cell>
          <table:table-cell office:value-type="float" office:value="-0.48491796658331943" table:formula="of:=[.D1295]-[.E1295]" table:style-name="ce2">
            <text:p>-0,48</text:p>
          </table:table-cell>
          <table:table-cell office:value-type="float" office:value="0.90381488369656893" table:formula="of:=1-EXP(-[.A1295]/[.$D$1])" table:style-name="ce1">
            <text:p>0,903814884</text:p>
          </table:table-cell>
          <table:table-cell office:value-type="float" office:value="-34185573896.536633" table:formula="of:=([.$D$2]-[.$D$1]*[.$D$1])*[.A1295]*[.G1295]" table:style-name="ce1">
            <text:p>-34185573897</text:p>
          </table:table-cell>
          <table:table-cell table:number-columns-repeated="16376"/>
        </table:table-row>
        <table:table-row table:style-name="ro1">
          <table:table-cell office:value-type="float" office:value="5924" table:style-name="ce1">
            <text:p>5924</text:p>
          </table:table-cell>
          <table:table-cell office:value-type="float" office:value="24.94" table:style-name="ce1">
            <text:p>24,94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6" table:formula="of:=[.B1296]-[.$B$5]" table:style-name="ce2">
            <text:p>6,00</text:p>
          </table:table-cell>
          <table:table-cell office:value-type="float" office:value="6.4862816566502097" table:formula="of:=[.$D$2]*(1-EXP(-[.A1296]/[.$D$1]))" table:style-name="ce1">
            <text:p>6,486281657</text:p>
          </table:table-cell>
          <table:table-cell office:value-type="float" office:value="-0.48628165665020973" table:formula="of:=[.D1296]-[.E1296]" table:style-name="ce2">
            <text:p>-0,49</text:p>
          </table:table-cell>
          <table:table-cell office:value-type="float" office:value="0.90400494367659578" table:formula="of:=1-EXP(-[.A1296]/[.$D$1])" table:style-name="ce1">
            <text:p>0,904004944</text:p>
          </table:table-cell>
          <table:table-cell office:value-type="float" office:value="-34221646559.426441" table:formula="of:=([.$D$2]-[.$D$1]*[.$D$1])*[.A1296]*[.G1296]" table:style-name="ce1">
            <text:p>-34221646559</text:p>
          </table:table-cell>
          <table:table-cell table:number-columns-repeated="16376"/>
        </table:table-row>
        <table:table-row table:style-name="ro1">
          <table:table-cell office:value-type="float" office:value="5928" table:style-name="ce1">
            <text:p>5928</text:p>
          </table:table-cell>
          <table:table-cell office:value-type="float" office:value="24.87" table:style-name="ce1">
            <text:p>24,87</text:p>
          </table:table-cell>
          <table:table-cell office:value-type="float" office:value="82.1" table:style-name="ce1">
            <text:p>82,1</text:p>
          </table:table-cell>
          <table:table-cell office:value-type="float" office:value="5.93" table:formula="of:=[.B1297]-[.$B$5]" table:style-name="ce2">
            <text:p>5,93</text:p>
          </table:table-cell>
          <table:table-cell office:value-type="float" office:value="6.487370668317336" table:formula="of:=[.$D$2]*(1-EXP(-[.A1297]/[.$D$1]))" table:style-name="ce1">
            <text:p>6,487370668</text:p>
          </table:table-cell>
          <table:table-cell office:value-type="float" office:value="-0.55737066831733628" table:formula="of:=[.D1297]-[.E1297]" table:style-name="ce2">
            <text:p>-0,56</text:p>
          </table:table-cell>
          <table:table-cell office:value-type="float" office:value="0.9041567212254159" table:formula="of:=1-EXP(-[.A1297]/[.$D$1])" table:style-name="ce1">
            <text:p>0,904156721</text:p>
          </table:table-cell>
          <table:table-cell office:value-type="float" office:value="-34250503189.90506" table:formula="of:=([.$D$2]-[.$D$1]*[.$D$1])*[.A1297]*[.G1297]" table:style-name="ce1">
            <text:p>-34250503190</text:p>
          </table:table-cell>
          <table:table-cell table:number-columns-repeated="16376"/>
        </table:table-row>
        <table:table-row table:style-name="ro1">
          <table:table-cell office:value-type="float" office:value="5933" table:style-name="ce1">
            <text:p>5933</text:p>
          </table:table-cell>
          <table:table-cell office:value-type="float" office:value="24.94" table:style-name="ce1">
            <text:p>24,94</text:p>
          </table:table-cell>
          <table:table-cell office:value-type="float" office:value="83" table:style-name="ce1">
            <text:p>83</text:p>
          </table:table-cell>
          <table:table-cell office:value-type="float" office:value="6" table:formula="of:=[.B1298]-[.$B$5]" table:style-name="ce2">
            <text:p>6,00</text:p>
          </table:table-cell>
          <table:table-cell office:value-type="float" office:value="6.4887295118917487" table:formula="of:=[.$D$2]*(1-EXP(-[.A1298]/[.$D$1]))" table:style-name="ce1">
            <text:p>6,488729512</text:p>
          </table:table-cell>
          <table:table-cell office:value-type="float" office:value="-0.48872951189174874" table:formula="of:=[.D1298]-[.E1298]" table:style-name="ce2">
            <text:p>-0,49</text:p>
          </table:table-cell>
          <table:table-cell office:value-type="float" office:value="0.90434610574091767" table:formula="of:=1-EXP(-[.A1298]/[.$D$1])" table:style-name="ce1">
            <text:p>0,904346106</text:p>
          </table:table-cell>
          <table:table-cell office:value-type="float" office:value="-34286572096.607391" table:formula="of:=([.$D$2]-[.$D$1]*[.$D$1])*[.A1298]*[.G1298]" table:style-name="ce1">
            <text:p>-34286572097</text:p>
          </table:table-cell>
          <table:table-cell table:number-columns-repeated="16376"/>
        </table:table-row>
        <table:table-row table:style-name="ro1">
          <table:table-cell office:value-type="float" office:value="5937" table:style-name="ce1">
            <text:p>5937</text:p>
          </table:table-cell>
          <table:table-cell office:value-type="float" office:value="24.94" table:style-name="ce1">
            <text:p>24,94</text:p>
          </table:table-cell>
          <table:table-cell office:value-type="float" office:value="82.3" table:style-name="ce1">
            <text:p>82,3</text:p>
          </table:table-cell>
          <table:table-cell office:value-type="float" office:value="6" table:formula="of:=[.B1299]-[.$B$5]" table:style-name="ce2">
            <text:p>6,00</text:p>
          </table:table-cell>
          <table:table-cell office:value-type="float" office:value="6.4898146532609386" table:formula="of:=[.$D$2]*(1-EXP(-[.A1299]/[.$D$1]))" table:style-name="ce1">
            <text:p>6,489814653</text:p>
          </table:table-cell>
          <table:table-cell office:value-type="float" office:value="-0.48981465326093865" table:formula="of:=[.D1299]-[.E1299]" table:style-name="ce2">
            <text:p>-0,49</text:p>
          </table:table-cell>
          <table:table-cell office:value-type="float" office:value="0.9044973438792322" table:formula="of:=1-EXP(-[.A1299]/[.$D$1])" table:style-name="ce1">
            <text:p>0,904497344</text:p>
          </table:table-cell>
          <table:table-cell office:value-type="float" office:value="-34315425711.968407" table:formula="of:=([.$D$2]-[.$D$1]*[.$D$1])*[.A1299]*[.G1299]" table:style-name="ce1">
            <text:p>-34315425712</text:p>
          </table:table-cell>
          <table:table-cell table:number-columns-repeated="16376"/>
        </table:table-row>
        <table:table-row table:style-name="ro1">
          <table:table-cell office:value-type="float" office:value="5942" table:style-name="ce1">
            <text:p>5942</text:p>
          </table:table-cell>
          <table:table-cell office:value-type="float" office:value="24.94" table:style-name="ce1">
            <text:p>24,94</text:p>
          </table:table-cell>
          <table:table-cell office:value-type="float" office:value="83.1" table:style-name="ce1">
            <text:p>83,1</text:p>
          </table:table-cell>
          <table:table-cell office:value-type="float" office:value="6" table:formula="of:=[.B1300]-[.$B$5]" table:style-name="ce2">
            <text:p>6,00</text:p>
          </table:table-cell>
          <table:table-cell office:value-type="float" office:value="6.4911686675670879" table:formula="of:=[.$D$2]*(1-EXP(-[.A1300]/[.$D$1]))" table:style-name="ce1">
            <text:p>6,491168668</text:p>
          </table:table-cell>
          <table:table-cell office:value-type="float" office:value="-0.49116866756708788" table:formula="of:=[.D1300]-[.E1300]" table:style-name="ce2">
            <text:p>-0,49</text:p>
          </table:table-cell>
          <table:table-cell office:value-type="float" office:value="0.90468605533077906" table:formula="of:=1-EXP(-[.A1300]/[.$D$1])" table:style-name="ce1">
            <text:p>0,904686055</text:p>
          </table:table-cell>
          <table:table-cell office:value-type="float" office:value="-34351490837.123405" table:formula="of:=([.$D$2]-[.$D$1]*[.$D$1])*[.A1300]*[.G1300]" table:style-name="ce1">
            <text:p>-34351490837</text:p>
          </table:table-cell>
          <table:table-cell table:number-columns-repeated="16376"/>
        </table:table-row>
        <table:table-row table:style-name="ro1">
          <table:table-cell office:value-type="float" office:value="5947" table:style-name="ce1">
            <text:p>5947</text:p>
          </table:table-cell>
          <table:table-cell office:value-type="float" office:value="24.87" table:style-name="ce1">
            <text:p>24,87</text:p>
          </table:table-cell>
          <table:table-cell office:value-type="float" office:value="83.3" table:style-name="ce1">
            <text:p>83,3</text:p>
          </table:table-cell>
          <table:table-cell office:value-type="float" office:value="5.93" table:formula="of:=[.B1301]-[.$B$5]" table:style-name="ce2">
            <text:p>5,93</text:p>
          </table:table-cell>
          <table:table-cell office:value-type="float" office:value="6.4925200063664468" table:formula="of:=[.$D$2]*(1-EXP(-[.A1301]/[.$D$1]))" table:style-name="ce1">
            <text:p>6,492520006</text:p>
          </table:table-cell>
          <table:table-cell office:value-type="float" office:value="-0.56252000636644706" table:formula="of:=[.D1301]-[.E1301]" table:style-name="ce2">
            <text:p>-0,56</text:p>
          </table:table-cell>
          <table:table-cell office:value-type="float" office:value="0.90487439389204849" table:formula="of:=1-EXP(-[.A1301]/[.$D$1])" table:style-name="ce1">
            <text:p>0,904874394</text:p>
          </table:table-cell>
          <table:table-cell office:value-type="float" office:value="-34387553850.544685" table:formula="of:=([.$D$2]-[.$D$1]*[.$D$1])*[.A1301]*[.G1301]" table:style-name="ce1">
            <text:p>-34387553851</text:p>
          </table:table-cell>
          <table:table-cell table:number-columns-repeated="16376"/>
        </table:table-row>
        <table:table-row table:style-name="ro1">
          <table:table-cell office:value-type="float" office:value="5951" table:style-name="ce1">
            <text:p>5951</text:p>
          </table:table-cell>
          <table:table-cell office:value-type="float" office:value="24.94" table:style-name="ce1">
            <text:p>24,94</text:p>
          </table:table-cell>
          <table:table-cell office:value-type="float" office:value="83.4" table:style-name="ce1">
            <text:p>83,4</text:p>
          </table:table-cell>
          <table:table-cell office:value-type="float" office:value="6" table:formula="of:=[.B1302]-[.$B$5]" table:style-name="ce2">
            <text:p>6,00</text:p>
          </table:table-cell>
          <table:table-cell office:value-type="float" office:value="6.4935991545940901" table:formula="of:=[.$D$2]*(1-EXP(-[.A1302]/[.$D$1]))" table:style-name="ce1">
            <text:p>6,493599155</text:p>
          </table:table-cell>
          <table:table-cell office:value-type="float" office:value="-0.49359915459409009" table:formula="of:=[.D1302]-[.E1302]" table:style-name="ce2">
            <text:p>-0,49</text:p>
          </table:table-cell>
          <table:table-cell office:value-type="float" office:value="0.90502479675525893" table:formula="of:=1-EXP(-[.A1302]/[.$D$1])" table:style-name="ce1">
            <text:p>0,905024797</text:p>
          </table:table-cell>
          <table:table-cell office:value-type="float" office:value="-34416402735.64566" table:formula="of:=([.$D$2]-[.$D$1]*[.$D$1])*[.A1302]*[.G1302]" table:style-name="ce1">
            <text:p>-34416402736</text:p>
          </table:table-cell>
          <table:table-cell table:number-columns-repeated="16376"/>
        </table:table-row>
        <table:table-row table:style-name="ro1">
          <table:table-cell office:value-type="float" office:value="5956" table:style-name="ce1">
            <text:p>5956</text:p>
          </table:table-cell>
          <table:table-cell office:value-type="float" office:value="24.94" table:style-name="ce1">
            <text:p>24,94</text:p>
          </table:table-cell>
          <table:table-cell office:value-type="float" office:value="85.4" table:style-name="ce1">
            <text:p>85,4</text:p>
          </table:table-cell>
          <table:table-cell office:value-type="float" office:value="6" table:formula="of:=[.B1303]-[.$B$5]" table:style-name="ce2">
            <text:p>6,00</text:p>
          </table:table-cell>
          <table:table-cell office:value-type="float" office:value="6.4949456907968139" table:formula="of:=[.$D$2]*(1-EXP(-[.A1303]/[.$D$1]))" table:style-name="ce1">
            <text:p>6,494945691</text:p>
          </table:table-cell>
          <table:table-cell office:value-type="float" office:value="-0.49494569079681394" table:formula="of:=[.D1303]-[.E1303]" table:style-name="ce2">
            <text:p>-0,49</text:p>
          </table:table-cell>
          <table:table-cell office:value-type="float" office:value="0.90521246596984728" table:formula="of:=1-EXP(-[.A1303]/[.$D$1])" table:style-name="ce1">
            <text:p>0,905212466</text:p>
          </table:table-cell>
          <table:table-cell office:value-type="float" office:value="-34452461928.523064" table:formula="of:=([.$D$2]-[.$D$1]*[.$D$1])*[.A1303]*[.G1303]" table:style-name="ce1">
            <text:p>-34452461929</text:p>
          </table:table-cell>
          <table:table-cell table:number-columns-repeated="16376"/>
        </table:table-row>
        <table:table-row table:style-name="ro1">
          <table:table-cell office:value-type="float" office:value="5960" table:style-name="ce1">
            <text:p>5960</text:p>
          </table:table-cell>
          <table:table-cell office:value-type="float" office:value="24.94" table:style-name="ce1">
            <text:p>24,94</text:p>
          </table:table-cell>
          <table:table-cell office:value-type="float" office:value="86.6" table:style-name="ce1">
            <text:p>86,6</text:p>
          </table:table-cell>
          <table:table-cell office:value-type="float" office:value="6" table:formula="of:=[.B1304]-[.$B$5]" table:style-name="ce2">
            <text:p>6,00</text:p>
          </table:table-cell>
          <table:table-cell office:value-type="float" office:value="6.4960210037807364" table:formula="of:=[.$D$2]*(1-EXP(-[.A1304]/[.$D$1]))" table:style-name="ce1">
            <text:p>6,496021004</text:p>
          </table:table-cell>
          <table:table-cell office:value-type="float" office:value="-0.49602100378073644" table:formula="of:=[.D1304]-[.E1304]" table:style-name="ce2">
            <text:p>-0,50</text:p>
          </table:table-cell>
          <table:table-cell office:value-type="float" office:value="0.90536233430812219" table:formula="of:=1-EXP(-[.A1304]/[.$D$1])" table:style-name="ce1">
            <text:p>0,905362334</text:p>
          </table:table-cell>
          <table:table-cell office:value-type="float" office:value="-34481307747.25338" table:formula="of:=([.$D$2]-[.$D$1]*[.$D$1])*[.A1304]*[.G1304]" table:style-name="ce1">
            <text:p>-34481307747</text:p>
          </table:table-cell>
          <table:table-cell table:number-columns-repeated="16376"/>
        </table:table-row>
        <table:table-row table:style-name="ro1">
          <table:table-cell office:value-type="float" office:value="5965" table:style-name="ce1">
            <text:p>5965</text:p>
          </table:table-cell>
          <table:table-cell office:value-type="float" office:value="24.94" table:style-name="ce1">
            <text:p>24,94</text:p>
          </table:table-cell>
          <table:table-cell office:value-type="float" office:value="82.9" table:style-name="ce1">
            <text:p>82,9</text:p>
          </table:table-cell>
          <table:table-cell office:value-type="float" office:value="6" table:formula="of:=[.B1305]-[.$B$5]" table:style-name="ce2">
            <text:p>6,00</text:p>
          </table:table-cell>
          <table:table-cell office:value-type="float" office:value="6.4973627544550361" table:formula="of:=[.$D$2]*(1-EXP(-[.A1305]/[.$D$1]))" table:style-name="ce1">
            <text:p>6,497362754</text:p>
          </table:table-cell>
          <table:table-cell office:value-type="float" office:value="-0.49736275445503608" table:formula="of:=[.D1305]-[.E1305]" table:style-name="ce2">
            <text:p>-0,50</text:p>
          </table:table-cell>
          <table:table-cell office:value-type="float" office:value="0.90554933655485703" table:formula="of:=1-EXP(-[.A1305]/[.$D$1])" table:style-name="ce1">
            <text:p>0,905549337</text:p>
          </table:table-cell>
          <table:table-cell office:value-type="float" office:value="-34517363094.806358" table:formula="of:=([.$D$2]-[.$D$1]*[.$D$1])*[.A1305]*[.G1305]" table:style-name="ce1">
            <text:p>-34517363095</text:p>
          </table:table-cell>
          <table:table-cell table:number-columns-repeated="16376"/>
        </table:table-row>
        <table:table-row table:style-name="ro1">
          <table:table-cell office:value-type="float" office:value="5970" table:style-name="ce1">
            <text:p>5970</text:p>
          </table:table-cell>
          <table:table-cell office:value-type="float" office:value="24.94" table:style-name="ce1">
            <text:p>24,94</text:p>
          </table:table-cell>
          <table:table-cell office:value-type="float" office:value="78.2" table:style-name="ce1">
            <text:p>78,2</text:p>
          </table:table-cell>
          <table:table-cell office:value-type="float" office:value="6" table:formula="of:=[.B1306]-[.$B$5]" table:style-name="ce2">
            <text:p>6,00</text:p>
          </table:table-cell>
          <table:table-cell office:value-type="float" office:value="6.4987018538552492" table:formula="of:=[.$D$2]*(1-EXP(-[.A1306]/[.$D$1]))" table:style-name="ce1">
            <text:p>6,498701854</text:p>
          </table:table-cell>
          <table:table-cell office:value-type="float" office:value="-0.49870185385524923" table:formula="of:=[.D1306]-[.E1306]" table:style-name="ce2">
            <text:p>-0,50</text:p>
          </table:table-cell>
          <table:table-cell office:value-type="float" office:value="0.90573596928867084" table:formula="of:=1-EXP(-[.A1306]/[.$D$1])" table:style-name="ce1">
            <text:p>0,905735969</text:p>
          </table:table-cell>
          <table:table-cell office:value-type="float" office:value="-34553416295.443001" table:formula="of:=([.$D$2]-[.$D$1]*[.$D$1])*[.A1306]*[.G1306]" table:style-name="ce1">
            <text:p>-34553416295</text:p>
          </table:table-cell>
          <table:table-cell table:number-columns-repeated="16376"/>
        </table:table-row>
        <table:table-row table:style-name="ro1">
          <table:table-cell office:value-type="float" office:value="5974" table:style-name="ce1">
            <text:p>5974</text:p>
          </table:table-cell>
          <table:table-cell office:value-type="float" office:value="24.94" table:style-name="ce1">
            <text:p>24,94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6" table:formula="of:=[.B1307]-[.$B$5]" table:style-name="ce2">
            <text:p>6,00</text:p>
          </table:table-cell>
          <table:table-cell office:value-type="float" office:value="6.499771227978945" table:formula="of:=[.$D$2]*(1-EXP(-[.A1307]/[.$D$1]))" table:style-name="ce1">
            <text:p>6,499771228</text:p>
          </table:table-cell>
          <table:table-cell office:value-type="float" office:value="-0.49977122797894502" table:formula="of:=[.D1307]-[.E1307]" table:style-name="ce2">
            <text:p>-0,50</text:p>
          </table:table-cell>
          <table:table-cell office:value-type="float" office:value="0.9058850099171285" table:formula="of:=1-EXP(-[.A1307]/[.$D$1])" table:style-name="ce1">
            <text:p>0,90588501</text:p>
          </table:table-cell>
          <table:table-cell office:value-type="float" office:value="-34582257305.103897" table:formula="of:=([.$D$2]-[.$D$1]*[.$D$1])*[.A1307]*[.G1307]" table:style-name="ce1">
            <text:p>-34582257305</text:p>
          </table:table-cell>
          <table:table-cell table:number-columns-repeated="16376"/>
        </table:table-row>
        <table:table-row table:style-name="ro1">
          <table:table-cell office:value-type="float" office:value="5979" table:style-name="ce1">
            <text:p>5979</text:p>
          </table:table-cell>
          <table:table-cell office:value-type="float" office:value="24.87" table:style-name="ce1">
            <text:p>24,87</text:p>
          </table:table-cell>
          <table:table-cell office:value-type="float" office:value="71.7" table:style-name="ce1">
            <text:p>71,7</text:p>
          </table:table-cell>
          <table:table-cell office:value-type="float" office:value="5.93" table:formula="of:=[.B1308]-[.$B$5]" table:style-name="ce2">
            <text:p>5,93</text:p>
          </table:table-cell>
          <table:table-cell office:value-type="float" office:value="6.5011055682807912" table:formula="of:=[.$D$2]*(1-EXP(-[.A1308]/[.$D$1]))" table:style-name="ce1">
            <text:p>6,501105568</text:p>
          </table:table-cell>
          <table:table-cell office:value-type="float" office:value="-0.57110556828079151" table:formula="of:=[.D1308]-[.E1308]" table:style-name="ce2">
            <text:p>-0,57</text:p>
          </table:table-cell>
          <table:table-cell office:value-type="float" office:value="0.90607097936669434" table:formula="of:=1-EXP(-[.A1308]/[.$D$1])" table:style-name="ce1">
            <text:p>0,906070979</text:p>
          </table:table-cell>
          <table:table-cell office:value-type="float" office:value="-34618306622.314163" table:formula="of:=([.$D$2]-[.$D$1]*[.$D$1])*[.A1308]*[.G1308]" table:style-name="ce1">
            <text:p>-34618306622</text:p>
          </table:table-cell>
          <table:table-cell table:number-columns-repeated="16376"/>
        </table:table-row>
        <table:table-row table:style-name="ro1">
          <table:table-cell office:value-type="float" office:value="5983" table:style-name="ce1">
            <text:p>5983</text:p>
          </table:table-cell>
          <table:table-cell office:value-type="float" office:value="24.94" table:style-name="ce1">
            <text:p>24,94</text:p>
          </table:table-cell>
          <table:table-cell office:value-type="float" office:value="73.7" table:style-name="ce1">
            <text:p>73,7</text:p>
          </table:table-cell>
          <table:table-cell office:value-type="float" office:value="6" table:formula="of:=[.B1309]-[.$B$5]" table:style-name="ce2">
            <text:p>6,00</text:p>
          </table:table-cell>
          <table:table-cell office:value-type="float" office:value="6.5021711418974864" table:formula="of:=[.$D$2]*(1-EXP(-[.A1309]/[.$D$1]))" table:style-name="ce1">
            <text:p>6,502171142</text:p>
          </table:table-cell>
          <table:table-cell office:value-type="float" office:value="-0.50217114189748635" table:formula="of:=[.D1309]-[.E1309]" table:style-name="ce2">
            <text:p>-0,50</text:p>
          </table:table-cell>
          <table:table-cell office:value-type="float" office:value="0.90621949031153681" table:formula="of:=1-EXP(-[.A1309]/[.$D$1])" table:style-name="ce1">
            <text:p>0,90621949</text:p>
          </table:table-cell>
          <table:table-cell office:value-type="float" office:value="-34647144515.527122" table:formula="of:=([.$D$2]-[.$D$1]*[.$D$1])*[.A1309]*[.G1309]" table:style-name="ce1">
            <text:p>-34647144516</text:p>
          </table:table-cell>
          <table:table-cell table:number-columns-repeated="16376"/>
        </table:table-row>
        <table:table-row table:style-name="ro1">
          <table:table-cell office:value-type="float" office:value="5988" table:style-name="ce1">
            <text:p>5988</text:p>
          </table:table-cell>
          <table:table-cell office:value-type="float" office:value="24.94" table:style-name="ce1">
            <text:p>24,94</text:p>
          </table:table-cell>
          <table:table-cell office:value-type="float" office:value="76.7" table:style-name="ce1">
            <text:p>76,7</text:p>
          </table:table-cell>
          <table:table-cell office:value-type="float" office:value="6" table:formula="of:=[.B1310]-[.$B$5]" table:style-name="ce2">
            <text:p>6,00</text:p>
          </table:table-cell>
          <table:table-cell office:value-type="float" office:value="6.5035007400145863" table:formula="of:=[.$D$2]*(1-EXP(-[.A1310]/[.$D$1]))" table:style-name="ce1">
            <text:p>6,50350074</text:p>
          </table:table-cell>
          <table:table-cell office:value-type="float" office:value="-0.50350074001458633" table:formula="of:=[.D1310]-[.E1310]" table:style-name="ce2">
            <text:p>-0,50</text:p>
          </table:table-cell>
          <table:table-cell office:value-type="float" office:value="0.90640479883413683" table:formula="of:=1-EXP(-[.A1310]/[.$D$1])" table:style-name="ce1">
            <text:p>0,906404799</text:p>
          </table:table-cell>
          <table:table-cell office:value-type="float" office:value="-34683189925.101387" table:formula="of:=([.$D$2]-[.$D$1]*[.$D$1])*[.A1310]*[.G1310]" table:style-name="ce1">
            <text:p>-34683189925</text:p>
          </table:table-cell>
          <table:table-cell table:number-columns-repeated="16376"/>
        </table:table-row>
        <table:table-row table:style-name="ro1">
          <table:table-cell office:value-type="float" office:value="5992" table:style-name="ce1">
            <text:p>5992</text:p>
          </table:table-cell>
          <table:table-cell office:value-type="float" office:value="24.94" table:style-name="ce1">
            <text:p>24,94</text:p>
          </table:table-cell>
          <table:table-cell office:value-type="float" office:value="81" table:style-name="ce1">
            <text:p>81</text:p>
          </table:table-cell>
          <table:table-cell office:value-type="float" office:value="6" table:formula="of:=[.B1311]-[.$B$5]" table:style-name="ce2">
            <text:p>6,00</text:p>
          </table:table-cell>
          <table:table-cell office:value-type="float" office:value="6.5045625266311102" table:formula="of:=[.$D$2]*(1-EXP(-[.A1311]/[.$D$1]))" table:style-name="ce1">
            <text:p>6,504562527</text:p>
          </table:table-cell>
          <table:table-cell office:value-type="float" office:value="-0.50456252663111023" table:formula="of:=[.D1311]-[.E1311]" table:style-name="ce2">
            <text:p>-0,50</text:p>
          </table:table-cell>
          <table:table-cell office:value-type="float" office:value="0.90655278197783573" table:formula="of:=1-EXP(-[.A1311]/[.$D$1])" table:style-name="ce1">
            <text:p>0,906552782</text:p>
          </table:table-cell>
          <table:table-cell office:value-type="float" office:value="-34712024682.587273" table:formula="of:=([.$D$2]-[.$D$1]*[.$D$1])*[.A1311]*[.G1311]" table:style-name="ce1">
            <text:p>-34712024683</text:p>
          </table:table-cell>
          <table:table-cell table:number-columns-repeated="16376"/>
        </table:table-row>
        <table:table-row table:style-name="ro1">
          <table:table-cell office:value-type="float" office:value="5997" table:style-name="ce1">
            <text:p>5997</text:p>
          </table:table-cell>
          <table:table-cell office:value-type="float" office:value="24.94" table:style-name="ce1">
            <text:p>24,94</text:p>
          </table:table-cell>
          <table:table-cell office:value-type="float" office:value="83.9" table:style-name="ce1">
            <text:p>83,9</text:p>
          </table:table-cell>
          <table:table-cell office:value-type="float" office:value="6" table:formula="of:=[.B1312]-[.$B$5]" table:style-name="ce2">
            <text:p>6,00</text:p>
          </table:table-cell>
          <table:table-cell office:value-type="float" office:value="6.5058873994169719" table:formula="of:=[.$D$2]*(1-EXP(-[.A1312]/[.$D$1]))" table:style-name="ce1">
            <text:p>6,505887399</text:p>
          </table:table-cell>
          <table:table-cell office:value-type="float" office:value="-0.50588739941697192" table:formula="of:=[.D1312]-[.E1312]" table:style-name="ce2">
            <text:p>-0,51</text:p>
          </table:table-cell>
          <table:table-cell office:value-type="float" office:value="0.90673743192237422" table:formula="of:=1-EXP(-[.A1312]/[.$D$1])" table:style-name="ce1">
            <text:p>0,906737432</text:p>
          </table:table-cell>
          <table:table-cell office:value-type="float" office:value="-34748066160.537025" table:formula="of:=([.$D$2]-[.$D$1]*[.$D$1])*[.A1312]*[.G1312]" table:style-name="ce1">
            <text:p>-34748066161</text:p>
          </table:table-cell>
          <table:table-cell table:number-columns-repeated="16376"/>
        </table:table-row>
        <table:table-row table:style-name="ro1">
          <table:table-cell office:value-type="float" office:value="6002" table:style-name="ce1">
            <text:p>6002</text:p>
          </table:table-cell>
          <table:table-cell office:value-type="float" office:value="24.87" table:style-name="ce1">
            <text:p>24,87</text:p>
          </table:table-cell>
          <table:table-cell office:value-type="float" office:value="85.7" table:style-name="ce1">
            <text:p>85,7</text:p>
          </table:table-cell>
          <table:table-cell office:value-type="float" office:value="5.93" table:formula="of:=[.B1313]-[.$B$5]" table:style-name="ce2">
            <text:p>5,93</text:p>
          </table:table-cell>
          <table:table-cell office:value-type="float" office:value="6.507209654279138" table:formula="of:=[.$D$2]*(1-EXP(-[.A1313]/[.$D$1]))" table:style-name="ce1">
            <text:p>6,507209654</text:p>
          </table:table-cell>
          <table:table-cell office:value-type="float" office:value="-0.57720965427913828" table:formula="of:=[.D1313]-[.E1313]" table:style-name="ce2">
            <text:p>-0,58</text:p>
          </table:table-cell>
          <table:table-cell office:value-type="float" office:value="0.90692171700209667" table:formula="of:=1-EXP(-[.A1313]/[.$D$1])" table:style-name="ce1">
            <text:p>0,906921717</text:p>
          </table:table-cell>
          <table:table-cell office:value-type="float" office:value="-34784105443.96653" table:formula="of:=([.$D$2]-[.$D$1]*[.$D$1])*[.A1313]*[.G1313]" table:style-name="ce1">
            <text:p>-34784105444</text:p>
          </table:table-cell>
          <table:table-cell table:number-columns-repeated="16376"/>
        </table:table-row>
        <table:table-row table:style-name="ro1">
          <table:table-cell office:value-type="float" office:value="6006" table:style-name="ce1">
            <text:p>6006</text:p>
          </table:table-cell>
          <table:table-cell office:value-type="float" office:value="24.87" table:style-name="ce1">
            <text:p>24,87</text:p>
          </table:table-cell>
          <table:table-cell office:value-type="float" office:value="86.4" table:style-name="ce1">
            <text:p>86,4</text:p>
          </table:table-cell>
          <table:table-cell office:value-type="float" office:value="5.93" table:formula="of:=[.B1314]-[.$B$5]" table:style-name="ce2">
            <text:p>5,93</text:p>
          </table:table-cell>
          <table:table-cell office:value-type="float" office:value="6.5082655767403867" table:formula="of:=[.$D$2]*(1-EXP(-[.A1314]/[.$D$1]))" table:style-name="ce1">
            <text:p>6,508265577</text:p>
          </table:table-cell>
          <table:table-cell office:value-type="float" office:value="-0.57826557674038703" table:formula="of:=[.D1314]-[.E1314]" table:style-name="ce2">
            <text:p>-0,58</text:p>
          </table:table-cell>
          <table:table-cell office:value-type="float" office:value="0.90706888284774412" table:formula="of:=1-EXP(-[.A1314]/[.$D$1])" table:style-name="ce1">
            <text:p>0,907068883</text:p>
          </table:table-cell>
          <table:table-cell office:value-type="float" office:value="-34812935285.749733" table:formula="of:=([.$D$2]-[.$D$1]*[.$D$1])*[.A1314]*[.G1314]" table:style-name="ce1">
            <text:p>-34812935286</text:p>
          </table:table-cell>
          <table:table-cell table:number-columns-repeated="16376"/>
        </table:table-row>
        <table:table-row table:style-name="ro1">
          <table:table-cell office:value-type="float" office:value="6011" table:style-name="ce1">
            <text:p>6011</text:p>
          </table:table-cell>
          <table:table-cell office:value-type="float" office:value="24.87" table:style-name="ce1">
            <text:p>24,87</text:p>
          </table:table-cell>
          <table:table-cell office:value-type="float" office:value="82" table:style-name="ce1">
            <text:p>82</text:p>
          </table:table-cell>
          <table:table-cell office:value-type="float" office:value="5.93" table:formula="of:=[.B1315]-[.$B$5]" table:style-name="ce2">
            <text:p>5,93</text:p>
          </table:table-cell>
          <table:table-cell office:value-type="float" office:value="6.5095831323689088" table:formula="of:=[.$D$2]*(1-EXP(-[.A1315]/[.$D$1]))" table:style-name="ce1">
            <text:p>6,509583132</text:p>
          </table:table-cell>
          <table:table-cell office:value-type="float" office:value="-0.57958313236890913" table:formula="of:=[.D1315]-[.E1315]" table:style-name="ce2">
            <text:p>-0,58</text:p>
          </table:table-cell>
          <table:table-cell office:value-type="float" office:value="0.90725251298667453" table:formula="of:=1-EXP(-[.A1315]/[.$D$1])" table:style-name="ce1">
            <text:p>0,907252513</text:p>
          </table:table-cell>
          <table:table-cell office:value-type="float" office:value="-34848970600.675842" table:formula="of:=([.$D$2]-[.$D$1]*[.$D$1])*[.A1315]*[.G1315]" table:style-name="ce1">
            <text:p>-34848970601</text:p>
          </table:table-cell>
          <table:table-cell table:number-columns-repeated="16376"/>
        </table:table-row>
        <table:table-row table:style-name="ro1">
          <table:table-cell office:value-type="float" office:value="6015" table:style-name="ce1">
            <text:p>6015</text:p>
          </table:table-cell>
          <table:table-cell office:value-type="float" office:value="24.87" table:style-name="ce1">
            <text:p>24,87</text:p>
          </table:table-cell>
          <table:table-cell office:value-type="float" office:value="77.8" table:style-name="ce1">
            <text:p>77,8</text:p>
          </table:table-cell>
          <table:table-cell office:value-type="float" office:value="5.93" table:formula="of:=[.B1316]-[.$B$5]" table:style-name="ce2">
            <text:p>5,93</text:p>
          </table:table-cell>
          <table:table-cell office:value-type="float" office:value="6.5106353021297538" table:formula="of:=[.$D$2]*(1-EXP(-[.A1316]/[.$D$1]))" table:style-name="ce1">
            <text:p>6,510635302</text:p>
          </table:table-cell>
          <table:table-cell office:value-type="float" office:value="-0.58063530212975412" table:formula="of:=[.D1316]-[.E1316]" table:style-name="ce2">
            <text:p>-0,58</text:p>
          </table:table-cell>
          <table:table-cell office:value-type="float" office:value="0.90739915581159958" table:formula="of:=1-EXP(-[.A1316]/[.$D$1])" table:style-name="ce1">
            <text:p>0,907399156</text:p>
          </table:table-cell>
          <table:table-cell office:value-type="float" office:value="-34877797258.262138" table:formula="of:=([.$D$2]-[.$D$1]*[.$D$1])*[.A1316]*[.G1316]" table:style-name="ce1">
            <text:p>-34877797258</text:p>
          </table:table-cell>
          <table:table-cell table:number-columns-repeated="16376"/>
        </table:table-row>
        <table:table-row table:style-name="ro1">
          <table:table-cell office:value-type="float" office:value="6020" table:style-name="ce1">
            <text:p>6020</text:p>
          </table:table-cell>
          <table:table-cell office:value-type="float" office:value="24.87" table:style-name="ce1">
            <text:p>24,87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5.93" table:formula="of:=[.B1317]-[.$B$5]" table:style-name="ce2">
            <text:p>5,93</text:p>
          </table:table-cell>
          <table:table-cell office:value-type="float" office:value="6.5119481752254931" table:formula="of:=[.$D$2]*(1-EXP(-[.A1317]/[.$D$1]))" table:style-name="ce1">
            <text:p>6,511948175</text:p>
          </table:table-cell>
          <table:table-cell office:value-type="float" office:value="-0.58194817522549336" table:formula="of:=[.D1317]-[.E1317]" table:style-name="ce2">
            <text:p>-0,58</text:p>
          </table:table-cell>
          <table:table-cell office:value-type="float" office:value="0.9075821333373677" table:formula="of:=1-EXP(-[.A1317]/[.$D$1])" table:style-name="ce1">
            <text:p>0,907582133</text:p>
          </table:table-cell>
          <table:table-cell office:value-type="float" office:value="-34913828581.255714" table:formula="of:=([.$D$2]-[.$D$1]*[.$D$1])*[.A1317]*[.G1317]" table:style-name="ce1">
            <text:p>-34913828581</text:p>
          </table:table-cell>
          <table:table-cell table:number-columns-repeated="16376"/>
        </table:table-row>
        <table:table-row table:style-name="ro1">
          <table:table-cell office:value-type="float" office:value="6024" table:style-name="ce1">
            <text:p>6024</text:p>
          </table:table-cell>
          <table:table-cell office:value-type="float" office:value="24.87" table:style-name="ce1">
            <text:p>24,87</text:p>
          </table:table-cell>
          <table:table-cell office:value-type="float" office:value="73.8" table:style-name="ce1">
            <text:p>73,8</text:p>
          </table:table-cell>
          <table:table-cell office:value-type="float" office:value="5.93" table:formula="of:=[.B1318]-[.$B$5]" table:style-name="ce2">
            <text:p>5,93</text:p>
          </table:table-cell>
          <table:table-cell office:value-type="float" office:value="6.5129966056228605" table:formula="of:=[.$D$2]*(1-EXP(-[.A1318]/[.$D$1]))" table:style-name="ce1">
            <text:p>6,512996606</text:p>
          </table:table-cell>
          <table:table-cell office:value-type="float" office:value="-0.58299660562286082" table:formula="of:=[.D1318]-[.E1318]" table:style-name="ce2">
            <text:p>-0,58</text:p>
          </table:table-cell>
          <table:table-cell office:value-type="float" office:value="0.90772825500036225" table:formula="of:=1-EXP(-[.A1318]/[.$D$1])" table:style-name="ce1">
            <text:p>0,907728255</text:p>
          </table:table-cell>
          <table:table-cell office:value-type="float" office:value="-34942652035.988586" table:formula="of:=([.$D$2]-[.$D$1]*[.$D$1])*[.A1318]*[.G1318]" table:style-name="ce1">
            <text:p>-34942652036</text:p>
          </table:table-cell>
          <table:table-cell table:number-columns-repeated="16376"/>
        </table:table-row>
        <table:table-row table:style-name="ro1">
          <table:table-cell office:value-type="float" office:value="6029" table:style-name="ce1">
            <text:p>6029</text:p>
          </table:table-cell>
          <table:table-cell office:value-type="float" office:value="24.87" table:style-name="ce1">
            <text:p>24,87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5.93" table:formula="of:=[.B1319]-[.$B$5]" table:style-name="ce2">
            <text:p>5,93</text:p>
          </table:table-cell>
          <table:table-cell office:value-type="float" office:value="6.5143048128273282" table:formula="of:=[.$D$2]*(1-EXP(-[.A1319]/[.$D$1]))" table:style-name="ce1">
            <text:p>6,514304813</text:p>
          </table:table-cell>
          <table:table-cell office:value-type="float" office:value="-0.58430481282732849" table:formula="of:=[.D1319]-[.E1319]" table:style-name="ce2">
            <text:p>-0,58</text:p>
          </table:table-cell>
          <table:table-cell office:value-type="float" office:value="0.90791058223232568" table:formula="of:=1-EXP(-[.A1319]/[.$D$1])" table:style-name="ce1">
            <text:p>0,907910582</text:p>
          </table:table-cell>
          <table:table-cell office:value-type="float" office:value="-34978679343.837158" table:formula="of:=([.$D$2]-[.$D$1]*[.$D$1])*[.A1319]*[.G1319]" table:style-name="ce1">
            <text:p>-34978679344</text:p>
          </table:table-cell>
          <table:table-cell table:number-columns-repeated="16376"/>
        </table:table-row>
        <table:table-row table:style-name="ro1">
          <table:table-cell office:value-type="float" office:value="6034" table:style-name="ce1">
            <text:p>6034</text:p>
          </table:table-cell>
          <table:table-cell office:value-type="float" office:value="24.87" table:style-name="ce1">
            <text:p>24,87</text:p>
          </table:table-cell>
          <table:table-cell office:value-type="float" office:value="76.7" table:style-name="ce1">
            <text:p>76,7</text:p>
          </table:table-cell>
          <table:table-cell office:value-type="float" office:value="5.93" table:formula="of:=[.B1320]-[.$B$5]" table:style-name="ce2">
            <text:p>5,93</text:p>
          </table:table-cell>
          <table:table-cell office:value-type="float" office:value="6.5156104350389743" table:formula="of:=[.$D$2]*(1-EXP(-[.A1320]/[.$D$1]))" table:style-name="ce1">
            <text:p>6,515610435</text:p>
          </table:table-cell>
          <table:table-cell office:value-type="float" office:value="-0.58561043503897459" table:formula="of:=[.D1320]-[.E1320]" table:style-name="ce2">
            <text:p>-0,59</text:p>
          </table:table-cell>
          <table:table-cell office:value-type="float" office:value="0.90809254918910931" table:formula="of:=1-EXP(-[.A1320]/[.$D$1])" table:style-name="ce1">
            <text:p>0,908092549</text:p>
          </table:table-cell>
          <table:table-cell office:value-type="float" office:value="-35014704411.098877" table:formula="of:=([.$D$2]-[.$D$1]*[.$D$1])*[.A1320]*[.G1320]" table:style-name="ce1">
            <text:p>-35014704411</text:p>
          </table:table-cell>
          <table:table-cell table:number-columns-repeated="16376"/>
        </table:table-row>
        <table:table-row table:style-name="ro1">
          <table:table-cell office:value-type="float" office:value="6038" table:style-name="ce1">
            <text:p>6038</text:p>
          </table:table-cell>
          <table:table-cell office:value-type="float" office:value="24.87" table:style-name="ce1">
            <text:p>24,87</text:p>
          </table:table-cell>
          <table:table-cell office:value-type="float" office:value="80.3" table:style-name="ce1">
            <text:p>80,3</text:p>
          </table:table-cell>
          <table:table-cell office:value-type="float" office:value="5.93" table:formula="of:=[.B1321]-[.$B$5]" table:style-name="ce2">
            <text:p>5,93</text:p>
          </table:table-cell>
          <table:table-cell office:value-type="float" office:value="6.5166530750463068" table:formula="of:=[.$D$2]*(1-EXP(-[.A1321]/[.$D$1]))" table:style-name="ce1">
            <text:p>6,516653075</text:p>
          </table:table-cell>
          <table:table-cell office:value-type="float" office:value="-0.58665307504630704" table:formula="of:=[.D1321]-[.E1321]" table:style-name="ce2">
            <text:p>-0,59</text:p>
          </table:table-cell>
          <table:table-cell office:value-type="float" office:value="0.90823786383484884" table:formula="of:=1-EXP(-[.A1321]/[.$D$1])" table:style-name="ce1">
            <text:p>0,908237864</text:p>
          </table:table-cell>
          <table:table-cell office:value-type="float" office:value="-35043522846.939461" table:formula="of:=([.$D$2]-[.$D$1]*[.$D$1])*[.A1321]*[.G1321]" table:style-name="ce1">
            <text:p>-35043522847</text:p>
          </table:table-cell>
          <table:table-cell table:number-columns-repeated="16376"/>
        </table:table-row>
        <table:table-row table:style-name="ro1">
          <table:table-cell office:value-type="float" office:value="6043" table:style-name="ce1">
            <text:p>6043</text:p>
          </table:table-cell>
          <table:table-cell office:value-type="float" office:value="24.94" table:style-name="ce1">
            <text:p>24,94</text:p>
          </table:table-cell>
          <table:table-cell office:value-type="float" office:value="81.2" table:style-name="ce1">
            <text:p>81,2</text:p>
          </table:table-cell>
          <table:table-cell office:value-type="float" office:value="6" table:formula="of:=[.B1322]-[.$B$5]" table:style-name="ce2">
            <text:p>6,00</text:p>
          </table:table-cell>
          <table:table-cell office:value-type="float" office:value="6.5179540571359915" table:formula="of:=[.$D$2]*(1-EXP(-[.A1322]/[.$D$1]))" table:style-name="ce1">
            <text:p>6,517954057</text:p>
          </table:table-cell>
          <table:table-cell office:value-type="float" office:value="-0.51795405713599152" table:formula="of:=[.D1322]-[.E1322]" table:style-name="ce2">
            <text:p>-0,52</text:p>
          </table:table-cell>
          <table:table-cell office:value-type="float" office:value="0.90841918408934386" table:formula="of:=1-EXP(-[.A1322]/[.$D$1])" table:style-name="ce1">
            <text:p>0,908419184</text:p>
          </table:table-cell>
          <table:table-cell office:value-type="float" office:value="-35079543863.375595" table:formula="of:=([.$D$2]-[.$D$1]*[.$D$1])*[.A1322]*[.G1322]" table:style-name="ce1">
            <text:p>-35079543863</text:p>
          </table:table-cell>
          <table:table-cell table:number-columns-repeated="16376"/>
        </table:table-row>
        <table:table-row table:style-name="ro1">
          <table:table-cell office:value-type="float" office:value="6047" table:style-name="ce1">
            <text:p>6047</text:p>
          </table:table-cell>
          <table:table-cell office:value-type="float" office:value="24.87" table:style-name="ce1">
            <text:p>24,87</text:p>
          </table:table-cell>
          <table:table-cell office:value-type="float" office:value="82.8" table:style-name="ce1">
            <text:p>82,8</text:p>
          </table:table-cell>
          <table:table-cell office:value-type="float" office:value="5.93" table:formula="of:=[.B1323]-[.$B$5]" table:style-name="ce2">
            <text:p>5,93</text:p>
          </table:table-cell>
          <table:table-cell office:value-type="float" office:value="6.5189929916481573" table:formula="of:=[.$D$2]*(1-EXP(-[.A1323]/[.$D$1]))" table:style-name="ce1">
            <text:p>6,518992992</text:p>
          </table:table-cell>
          <table:table-cell office:value-type="float" office:value="-0.58899299164815755" table:formula="of:=[.D1323]-[.E1323]" table:style-name="ce2">
            <text:p>-0,59</text:p>
          </table:table-cell>
          <table:table-cell office:value-type="float" office:value="0.90856398229344137" table:formula="of:=1-EXP(-[.A1323]/[.$D$1])" table:style-name="ce1">
            <text:p>0,908563982</text:p>
          </table:table-cell>
          <table:table-cell office:value-type="float" office:value="-35108359049.467857" table:formula="of:=([.$D$2]-[.$D$1]*[.$D$1])*[.A1323]*[.G1323]" table:style-name="ce1">
            <text:p>-35108359049</text:p>
          </table:table-cell>
          <table:table-cell table:number-columns-repeated="16376"/>
        </table:table-row>
        <table:table-row table:style-name="ro1">
          <table:table-cell office:value-type="float" office:value="6052" table:style-name="ce1">
            <text:p>6052</text:p>
          </table:table-cell>
          <table:table-cell office:value-type="float" office:value="24.87" table:style-name="ce1">
            <text:p>24,87</text:p>
          </table:table-cell>
          <table:table-cell office:value-type="float" office:value="83.6" table:style-name="ce1">
            <text:p>83,6</text:p>
          </table:table-cell>
          <table:table-cell office:value-type="float" office:value="5.93" table:formula="of:=[.B1324]-[.$B$5]" table:style-name="ce2">
            <text:p>5,93</text:p>
          </table:table-cell>
          <table:table-cell office:value-type="float" office:value="6.5202893501066637" table:formula="of:=[.$D$2]*(1-EXP(-[.A1324]/[.$D$1]))" table:style-name="ce1">
            <text:p>6,52028935</text:p>
          </table:table-cell>
          <table:table-cell office:value-type="float" office:value="-0.59028935010666395" table:formula="of:=[.D1324]-[.E1324]" table:style-name="ce2">
            <text:p>-0,59</text:p>
          </table:table-cell>
          <table:table-cell office:value-type="float" office:value="0.9087446581439983" table:formula="of:=1-EXP(-[.A1324]/[.$D$1])" table:style-name="ce1">
            <text:p>0,908744658</text:p>
          </table:table-cell>
          <table:table-cell office:value-type="float" office:value="-35144375992.413971" table:formula="of:=([.$D$2]-[.$D$1]*[.$D$1])*[.A1324]*[.G1324]" table:style-name="ce1">
            <text:p>-35144375992</text:p>
          </table:table-cell>
          <table:table-cell table:number-columns-repeated="16376"/>
        </table:table-row>
        <table:table-row table:style-name="ro1">
          <table:table-cell office:value-type="float" office:value="6056" table:style-name="ce1">
            <text:p>6056</text:p>
          </table:table-cell>
          <table:table-cell office:value-type="float" office:value="24.87" table:style-name="ce1">
            <text:p>24,87</text:p>
          </table:table-cell>
          <table:table-cell office:value-type="float" office:value="79.5" table:style-name="ce1">
            <text:p>79,5</text:p>
          </table:table-cell>
          <table:table-cell office:value-type="float" office:value="5.93" table:formula="of:=[.B1325]-[.$B$5]" table:style-name="ce2">
            <text:p>5,93</text:p>
          </table:table-cell>
          <table:table-cell office:value-type="float" office:value="6.5213245922928236" table:formula="of:=[.$D$2]*(1-EXP(-[.A1325]/[.$D$1]))" table:style-name="ce1">
            <text:p>6,521324592</text:p>
          </table:table-cell>
          <table:table-cell office:value-type="float" office:value="-0.59132459229282386" table:formula="of:=[.D1325]-[.E1325]" table:style-name="ce2">
            <text:p>-0,59</text:p>
          </table:table-cell>
          <table:table-cell office:value-type="float" office:value="0.90888894174186385" table:formula="of:=1-EXP(-[.A1325]/[.$D$1])" table:style-name="ce1">
            <text:p>0,908888942</text:p>
          </table:table-cell>
          <table:table-cell office:value-type="float" office:value="-35173187910.711403" table:formula="of:=([.$D$2]-[.$D$1]*[.$D$1])*[.A1325]*[.G1325]" table:style-name="ce1">
            <text:p>-35173187911</text:p>
          </table:table-cell>
          <table:table-cell table:number-columns-repeated="16376"/>
        </table:table-row>
        <table:table-row table:style-name="ro1">
          <table:table-cell office:value-type="float" office:value="6061" table:style-name="ce1">
            <text:p>6061</text:p>
          </table:table-cell>
          <table:table-cell office:value-type="float" office:value="24.87" table:style-name="ce1">
            <text:p>24,87</text:p>
          </table:table-cell>
          <table:table-cell office:value-type="float" office:value="75.8" table:style-name="ce1">
            <text:p>75,8</text:p>
          </table:table-cell>
          <table:table-cell office:value-type="float" office:value="5.93" table:formula="of:=[.B1326]-[.$B$5]" table:style-name="ce2">
            <text:p>5,93</text:p>
          </table:table-cell>
          <table:table-cell office:value-type="float" office:value="6.5226163435523281" table:formula="of:=[.$D$2]*(1-EXP(-[.A1326]/[.$D$1]))" table:style-name="ce1">
            <text:p>6,522616344</text:p>
          </table:table-cell>
          <table:table-cell office:value-type="float" office:value="-0.5926163435523284" table:formula="of:=[.D1326]-[.E1326]" table:style-name="ce2">
            <text:p>-0,59</text:p>
          </table:table-cell>
          <table:table-cell office:value-type="float" office:value="0.90906897547866516" table:formula="of:=1-EXP(-[.A1326]/[.$D$1])" table:style-name="ce1">
            <text:p>0,909068975</text:p>
          </table:table-cell>
          <table:table-cell office:value-type="float" office:value="-35209200757.715355" table:formula="of:=([.$D$2]-[.$D$1]*[.$D$1])*[.A1326]*[.G1326]" table:style-name="ce1">
            <text:p>-35209200758</text:p>
          </table:table-cell>
          <table:table-cell table:number-columns-repeated="16376"/>
        </table:table-row>
        <table:table-row table:style-name="ro1">
          <table:table-cell office:value-type="float" office:value="6066" table:style-name="ce1">
            <text:p>6066</text:p>
          </table:table-cell>
          <table:table-cell office:value-type="float" office:value="24.87" table:style-name="ce1">
            <text:p>24,87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5.93" table:formula="of:=[.B1327]-[.$B$5]" table:style-name="ce2">
            <text:p>5,93</text:p>
          </table:table-cell>
          <table:table-cell office:value-type="float" office:value="6.5239055423356485" table:formula="of:=[.$D$2]*(1-EXP(-[.A1327]/[.$D$1]))" table:style-name="ce1">
            <text:p>6,523905542</text:p>
          </table:table-cell>
          <table:table-cell office:value-type="float" office:value="-0.59390554233564874" table:formula="of:=[.D1327]-[.E1327]" table:style-name="ce2">
            <text:p>-0,59</text:p>
          </table:table-cell>
          <table:table-cell office:value-type="float" office:value="0.90924865347218997" table:formula="of:=1-EXP(-[.A1327]/[.$D$1])" table:style-name="ce1">
            <text:p>0,909248653</text:p>
          </table:table-cell>
          <table:table-cell office:value-type="float" office:value="-35245211319.572037" table:formula="of:=([.$D$2]-[.$D$1]*[.$D$1])*[.A1327]*[.G1327]" table:style-name="ce1">
            <text:p>-35245211320</text:p>
          </table:table-cell>
          <table:table-cell table:number-columns-repeated="16376"/>
        </table:table-row>
        <table:table-row table:style-name="ro1">
          <table:table-cell office:value-type="float" office:value="6070" table:style-name="ce1">
            <text:p>6070</text:p>
          </table:table-cell>
          <table:table-cell office:value-type="float" office:value="24.87" table:style-name="ce1">
            <text:p>24,87</text:p>
          </table:table-cell>
          <table:table-cell office:value-type="float" office:value="76.7" table:style-name="ce1">
            <text:p>76,7</text:p>
          </table:table-cell>
          <table:table-cell office:value-type="float" office:value="5.93" table:formula="of:=[.B1328]-[.$B$5]" table:style-name="ce2">
            <text:p>5,93</text:p>
          </table:table-cell>
          <table:table-cell office:value-type="float" office:value="6.5249350669691166" table:formula="of:=[.$D$2]*(1-EXP(-[.A1328]/[.$D$1]))" table:style-name="ce1">
            <text:p>6,524935067</text:p>
          </table:table-cell>
          <table:table-cell office:value-type="float" office:value="-0.59493506696911691" table:formula="of:=[.D1328]-[.E1328]" table:style-name="ce2">
            <text:p>-0,59</text:p>
          </table:table-cell>
          <table:table-cell office:value-type="float" office:value="0.9093921402042745" table:formula="of:=1-EXP(-[.A1328]/[.$D$1])" table:style-name="ce1">
            <text:p>0,90939214</text:p>
          </table:table-cell>
          <table:table-cell office:value-type="float" office:value="-35274018119.161392" table:formula="of:=([.$D$2]-[.$D$1]*[.$D$1])*[.A1328]*[.G1328]" table:style-name="ce1">
            <text:p>-35274018119</text:p>
          </table:table-cell>
          <table:table-cell table:number-columns-repeated="16376"/>
        </table:table-row>
        <table:table-row table:style-name="ro1">
          <table:table-cell office:value-type="float" office:value="6075" table:style-name="ce1">
            <text:p>6075</text:p>
          </table:table-cell>
          <table:table-cell office:value-type="float" office:value="24.87" table:style-name="ce1">
            <text:p>24,87</text:p>
          </table:table-cell>
          <table:table-cell office:value-type="float" office:value="80.2" table:style-name="ce1">
            <text:p>80,2</text:p>
          </table:table-cell>
          <table:table-cell office:value-type="float" office:value="5.93" table:formula="of:=[.B1329]-[.$B$5]" table:style-name="ce2">
            <text:p>5,93</text:p>
          </table:table-cell>
          <table:table-cell office:value-type="float" office:value="6.526219683998594" table:formula="of:=[.$D$2]*(1-EXP(-[.A1329]/[.$D$1]))" table:style-name="ce1">
            <text:p>6,526219684</text:p>
          </table:table-cell>
          <table:table-cell office:value-type="float" office:value="-0.59621968399859426" table:formula="of:=[.D1329]-[.E1329]" table:style-name="ce2">
            <text:p>-0,60</text:p>
          </table:table-cell>
          <table:table-cell office:value-type="float" office:value="0.90957117963038203" table:formula="of:=1-EXP(-[.A1329]/[.$D$1])" table:style-name="ce1">
            <text:p>0,90957118</text:p>
          </table:table-cell>
          <table:table-cell office:value-type="float" office:value="-35310024550.569313" table:formula="of:=([.$D$2]-[.$D$1]*[.$D$1])*[.A1329]*[.G1329]" table:style-name="ce1">
            <text:p>-35310024551</text:p>
          </table:table-cell>
          <table:table-cell table:number-columns-repeated="16376"/>
        </table:table-row>
        <table:table-row table:style-name="ro1">
          <table:table-cell office:value-type="float" office:value="6079" table:style-name="ce1">
            <text:p>6079</text:p>
          </table:table-cell>
          <table:table-cell office:value-type="float" office:value="24.87" table:style-name="ce1">
            <text:p>24,87</text:p>
          </table:table-cell>
          <table:table-cell office:value-type="float" office:value="83" table:style-name="ce1">
            <text:p>83</text:p>
          </table:table-cell>
          <table:table-cell office:value-type="float" office:value="5.93" table:formula="of:=[.B1330]-[.$B$5]" table:style-name="ce2">
            <text:p>5,93</text:p>
          </table:table-cell>
          <table:table-cell office:value-type="float" office:value="6.5272455497483381" table:formula="of:=[.$D$2]*(1-EXP(-[.A1330]/[.$D$1]))" table:style-name="ce1">
            <text:p>6,52724555</text:p>
          </table:table-cell>
          <table:table-cell office:value-type="float" office:value="-0.59724554974833843" table:formula="of:=[.D1330]-[.E1330]" table:style-name="ce2">
            <text:p>-0,60</text:p>
          </table:table-cell>
          <table:table-cell office:value-type="float" office:value="0.90971415641714648" table:formula="of:=1-EXP(-[.A1330]/[.$D$1])" table:style-name="ce1">
            <text:p>0,909714156</text:p>
          </table:table-cell>
          <table:table-cell office:value-type="float" office:value="-35338828037.011925" table:formula="of:=([.$D$2]-[.$D$1]*[.$D$1])*[.A1330]*[.G1330]" table:style-name="ce1">
            <text:p>-35338828037</text:p>
          </table:table-cell>
          <table:table-cell table:number-columns-repeated="16376"/>
        </table:table-row>
        <table:table-row table:style-name="ro1">
          <table:table-cell office:value-type="float" office:value="6084" table:style-name="ce1">
            <text:p>6084</text:p>
          </table:table-cell>
          <table:table-cell office:value-type="float" office:value="24.87" table:style-name="ce1">
            <text:p>24,87</text:p>
          </table:table-cell>
          <table:table-cell office:value-type="float" office:value="83.2" table:style-name="ce1">
            <text:p>83,2</text:p>
          </table:table-cell>
          <table:table-cell office:value-type="float" office:value="5.93" table:formula="of:=[.B1331]-[.$B$5]" table:style-name="ce2">
            <text:p>5,93</text:p>
          </table:table-cell>
          <table:table-cell office:value-type="float" office:value="6.528525601307317" table:formula="of:=[.$D$2]*(1-EXP(-[.A1331]/[.$D$1]))" table:style-name="ce1">
            <text:p>6,528525601</text:p>
          </table:table-cell>
          <table:table-cell office:value-type="float" office:value="-0.59852560130731725" table:formula="of:=[.D1331]-[.E1331]" table:style-name="ce2">
            <text:p>-0,60</text:p>
          </table:table-cell>
          <table:table-cell office:value-type="float" office:value="0.90989255954527637" table:formula="of:=1-EXP(-[.A1331]/[.$D$1])" table:style-name="ce1">
            <text:p>0,90989256</text:p>
          </table:table-cell>
          <table:table-cell office:value-type="float" office:value="-35374830316.055824" table:formula="of:=([.$D$2]-[.$D$1]*[.$D$1])*[.A1331]*[.G1331]" table:style-name="ce1">
            <text:p>-35374830316</text:p>
          </table:table-cell>
          <table:table-cell table:number-columns-repeated="16376"/>
        </table:table-row>
        <table:table-row table:style-name="ro1">
          <table:table-cell office:value-type="float" office:value="6088" table:style-name="ce1">
            <text:p>6088</text:p>
          </table:table-cell>
          <table:table-cell office:value-type="float" office:value="24.87" table:style-name="ce1">
            <text:p>24,87</text:p>
          </table:table-cell>
          <table:table-cell office:value-type="float" office:value="84.6" table:style-name="ce1">
            <text:p>84,6</text:p>
          </table:table-cell>
          <table:table-cell office:value-type="float" office:value="5.93" table:formula="of:=[.B1332]-[.$B$5]" table:style-name="ce2">
            <text:p>5,93</text:p>
          </table:table-cell>
          <table:table-cell office:value-type="float" office:value="6.529547821176843" table:formula="of:=[.$D$2]*(1-EXP(-[.A1332]/[.$D$1]))" table:style-name="ce1">
            <text:p>6,529547821</text:p>
          </table:table-cell>
          <table:table-cell office:value-type="float" office:value="-0.59954782117684324" table:formula="of:=[.D1332]-[.E1332]" table:style-name="ce2">
            <text:p>-0,60</text:p>
          </table:table-cell>
          <table:table-cell office:value-type="float" office:value="0.91003502819904325" table:formula="of:=1-EXP(-[.A1332]/[.$D$1])" table:style-name="ce1">
            <text:p>0,910035028</text:p>
          </table:table-cell>
          <table:table-cell office:value-type="float" office:value="-35403630471.902802" table:formula="of:=([.$D$2]-[.$D$1]*[.$D$1])*[.A1332]*[.G1332]" table:style-name="ce1">
            <text:p>-35403630472</text:p>
          </table:table-cell>
          <table:table-cell table:number-columns-repeated="16376"/>
        </table:table-row>
        <table:table-row table:style-name="ro1">
          <table:table-cell office:value-type="float" office:value="6093" table:style-name="ce1">
            <text:p>6093</text:p>
          </table:table-cell>
          <table:table-cell office:value-type="float" office:value="24.87" table:style-name="ce1">
            <text:p>24,87</text:p>
          </table:table-cell>
          <table:table-cell office:value-type="float" office:value="86.6" table:style-name="ce1">
            <text:p>86,6</text:p>
          </table:table-cell>
          <table:table-cell office:value-type="float" office:value="5.93" table:formula="of:=[.B1333]-[.$B$5]" table:style-name="ce2">
            <text:p>5,93</text:p>
          </table:table-cell>
          <table:table-cell office:value-type="float" office:value="6.5308233234907984" table:formula="of:=[.$D$2]*(1-EXP(-[.A1333]/[.$D$1]))" table:style-name="ce1">
            <text:p>6,530823323</text:p>
          </table:table-cell>
          <table:table-cell office:value-type="float" office:value="-0.6008233234907987" table:formula="of:=[.D1333]-[.E1333]" table:style-name="ce2">
            <text:p>-0,60</text:p>
          </table:table-cell>
          <table:table-cell office:value-type="float" office:value="0.91021279729056959" table:formula="of:=1-EXP(-[.A1333]/[.$D$1])" table:style-name="ce1">
            <text:p>0,910212797</text:p>
          </table:table-cell>
          <table:table-cell office:value-type="float" office:value="-35439628576.875359" table:formula="of:=([.$D$2]-[.$D$1]*[.$D$1])*[.A1333]*[.G1333]" table:style-name="ce1">
            <text:p>-35439628577</text:p>
          </table:table-cell>
          <table:table-cell table:number-columns-repeated="16376"/>
        </table:table-row>
        <table:table-row table:style-name="ro1">
          <table:table-cell office:value-type="float" office:value="6098" table:style-name="ce1">
            <text:p>6098</text:p>
          </table:table-cell>
          <table:table-cell office:value-type="float" office:value="24.87" table:style-name="ce1">
            <text:p>24,87</text:p>
          </table:table-cell>
          <table:table-cell office:value-type="float" office:value="87.7" table:style-name="ce1">
            <text:p>87,7</text:p>
          </table:table-cell>
          <table:table-cell office:value-type="float" office:value="5.93" table:formula="of:=[.B1334]-[.$B$5]" table:style-name="ce2">
            <text:p>5,93</text:p>
          </table:table-cell>
          <table:table-cell office:value-type="float" office:value="6.5320963054361796" table:formula="of:=[.$D$2]*(1-EXP(-[.A1334]/[.$D$1]))" table:style-name="ce1">
            <text:p>6,532096305</text:p>
          </table:table-cell>
          <table:table-cell office:value-type="float" office:value="-0.60209630543617987" table:formula="of:=[.D1334]-[.E1334]" table:style-name="ce2">
            <text:p>-0,60</text:p>
          </table:table-cell>
          <table:table-cell office:value-type="float" office:value="0.91039021511371576" table:formula="of:=1-EXP(-[.A1334]/[.$D$1])" table:style-name="ce1">
            <text:p>0,910390215</text:p>
          </table:table-cell>
          <table:table-cell office:value-type="float" office:value="-35475624353.615822" table:formula="of:=([.$D$2]-[.$D$1]*[.$D$1])*[.A1334]*[.G1334]" table:style-name="ce1">
            <text:p>-35475624354</text:p>
          </table:table-cell>
          <table:table-cell table:number-columns-repeated="16376"/>
        </table:table-row>
        <table:table-row table:style-name="ro1">
          <table:table-cell office:value-type="float" office:value="6102" table:style-name="ce1">
            <text:p>6102</text:p>
          </table:table-cell>
          <table:table-cell office:value-type="float" office:value="24.87" table:style-name="ce1">
            <text:p>24,87</text:p>
          </table:table-cell>
          <table:table-cell office:value-type="float" office:value="81.5" table:style-name="ce1">
            <text:p>81,5</text:p>
          </table:table-cell>
          <table:table-cell office:value-type="float" office:value="5.93" table:formula="of:=[.B1335]-[.$B$5]" table:style-name="ce2">
            <text:p>5,93</text:p>
          </table:table-cell>
          <table:table-cell office:value-type="float" office:value="6.5331128796741389" table:formula="of:=[.$D$2]*(1-EXP(-[.A1335]/[.$D$1]))" table:style-name="ce1">
            <text:p>6,53311288</text:p>
          </table:table-cell>
          <table:table-cell office:value-type="float" office:value="-0.60311287967413918" table:formula="of:=[.D1335]-[.E1335]" table:style-name="ce2">
            <text:p>-0,60</text:p>
          </table:table-cell>
          <table:table-cell office:value-type="float" office:value="0.91053189692548031" table:formula="of:=1-EXP(-[.A1335]/[.$D$1])" table:style-name="ce1">
            <text:p>0,910531897</text:p>
          </table:table-cell>
          <table:table-cell office:value-type="float" office:value="-35504419294.244255" table:formula="of:=([.$D$2]-[.$D$1]*[.$D$1])*[.A1335]*[.G1335]" table:style-name="ce1">
            <text:p>-35504419294</text:p>
          </table:table-cell>
          <table:table-cell table:number-columns-repeated="16376"/>
        </table:table-row>
        <table:table-row table:style-name="ro1">
          <table:table-cell office:value-type="float" office:value="6107" table:style-name="ce1">
            <text:p>6107</text:p>
          </table:table-cell>
          <table:table-cell office:value-type="float" office:value="24.87" table:style-name="ce1">
            <text:p>24,87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5.93" table:formula="of:=[.B1336]-[.$B$5]" table:style-name="ce2">
            <text:p>5,93</text:p>
          </table:table-cell>
          <table:table-cell office:value-type="float" office:value="6.5343813374995818" table:formula="of:=[.$D$2]*(1-EXP(-[.A1336]/[.$D$1]))" table:style-name="ce1">
            <text:p>6,534381337</text:p>
          </table:table-cell>
          <table:table-cell office:value-type="float" office:value="-0.60438133749958212" table:formula="of:=[.D1336]-[.E1336]" table:style-name="ce2">
            <text:p>-0,60</text:p>
          </table:table-cell>
          <table:table-cell office:value-type="float" office:value="0.91070868421375206" table:formula="of:=1-EXP(-[.A1336]/[.$D$1])" table:style-name="ce1">
            <text:p>0,910708684</text:p>
          </table:table-cell>
          <table:table-cell office:value-type="float" office:value="-35540410863.556915" table:formula="of:=([.$D$2]-[.$D$1]*[.$D$1])*[.A1336]*[.G1336]" table:style-name="ce1">
            <text:p>-35540410864</text:p>
          </table:table-cell>
          <table:table-cell table:number-columns-repeated="16376"/>
        </table:table-row>
        <table:table-row table:style-name="ro1">
          <table:table-cell office:value-type="float" office:value="6111" table:style-name="ce1">
            <text:p>6111</text:p>
          </table:table-cell>
          <table:table-cell office:value-type="float" office:value="24.87" table:style-name="ce1">
            <text:p>24,87</text:p>
          </table:table-cell>
          <table:table-cell office:value-type="float" office:value="75.8" table:style-name="ce1">
            <text:p>75,8</text:p>
          </table:table-cell>
          <table:table-cell office:value-type="float" office:value="5.93" table:formula="of:=[.B1337]-[.$B$5]" table:style-name="ce2">
            <text:p>5,93</text:p>
          </table:table-cell>
          <table:table-cell office:value-type="float" office:value="6.5353942988789333" table:formula="of:=[.$D$2]*(1-EXP(-[.A1337]/[.$D$1]))" table:style-name="ce1">
            <text:p>6,535394299</text:p>
          </table:table-cell>
          <table:table-cell office:value-type="float" office:value="-0.60539429887893359" table:formula="of:=[.D1337]-[.E1337]" table:style-name="ce2">
            <text:p>-0,61</text:p>
          </table:table-cell>
          <table:table-cell office:value-type="float" office:value="0.91084986249480127" table:formula="of:=1-EXP(-[.A1337]/[.$D$1])" table:style-name="ce1">
            <text:p>0,910849862</text:p>
          </table:table-cell>
          <table:table-cell office:value-type="float" office:value="-35569202429.749382" table:formula="of:=([.$D$2]-[.$D$1]*[.$D$1])*[.A1337]*[.G1337]" table:style-name="ce1">
            <text:p>-35569202430</text:p>
          </table:table-cell>
          <table:table-cell table:number-columns-repeated="16376"/>
        </table:table-row>
        <table:table-row table:style-name="ro1">
          <table:table-cell office:value-type="float" office:value="6116" table:style-name="ce1">
            <text:p>6116</text:p>
          </table:table-cell>
          <table:table-cell office:value-type="float" office:value="24.87" table:style-name="ce1">
            <text:p>24,87</text:p>
          </table:table-cell>
          <table:table-cell office:value-type="float" office:value="74" table:style-name="ce1">
            <text:p>74</text:p>
          </table:table-cell>
          <table:table-cell office:value-type="float" office:value="5.93" table:formula="of:=[.B1338]-[.$B$5]" table:style-name="ce2">
            <text:p>5,93</text:p>
          </table:table-cell>
          <table:table-cell office:value-type="float" office:value="6.5366582486629552" table:formula="of:=[.$D$2]*(1-EXP(-[.A1338]/[.$D$1]))" table:style-name="ce1">
            <text:p>6,536658249</text:p>
          </table:table-cell>
          <table:table-cell office:value-type="float" office:value="-0.60665824866295548" table:formula="of:=[.D1338]-[.E1338]" table:style-name="ce2">
            <text:p>-0,61</text:p>
          </table:table-cell>
          <table:table-cell office:value-type="float" office:value="0.91102602148909084" table:formula="of:=1-EXP(-[.A1338]/[.$D$1])" table:style-name="ce1">
            <text:p>0,911026021</text:p>
          </table:table-cell>
          <table:table-cell office:value-type="float" office:value="-35605189770.452888" table:formula="of:=([.$D$2]-[.$D$1]*[.$D$1])*[.A1338]*[.G1338]" table:style-name="ce1">
            <text:p>-35605189770</text:p>
          </table:table-cell>
          <table:table-cell table:number-columns-repeated="16376"/>
        </table:table-row>
        <table:table-row table:style-name="ro1">
          <table:table-cell office:value-type="float" office:value="6120" table:style-name="ce1">
            <text:p>6120</text:p>
          </table:table-cell>
          <table:table-cell office:value-type="float" office:value="24.87" table:style-name="ce1">
            <text:p>24,87</text:p>
          </table:table-cell>
          <table:table-cell office:value-type="float" office:value="75.3" table:style-name="ce1">
            <text:p>75,3</text:p>
          </table:table-cell>
          <table:table-cell office:value-type="float" office:value="5.93" table:formula="of:=[.B1339]-[.$B$5]" table:style-name="ce2">
            <text:p>5,93</text:p>
          </table:table-cell>
          <table:table-cell office:value-type="float" office:value="6.5376676100236324" table:formula="of:=[.$D$2]*(1-EXP(-[.A1339]/[.$D$1]))" table:style-name="ce1">
            <text:p>6,53766761</text:p>
          </table:table-cell>
          <table:table-cell office:value-type="float" office:value="-0.60766761002363268" table:formula="of:=[.D1339]-[.E1339]" table:style-name="ce2">
            <text:p>-0,61</text:p>
          </table:table-cell>
          <table:table-cell office:value-type="float" office:value="0.9111666980289499" table:formula="of:=1-EXP(-[.A1339]/[.$D$1])" table:style-name="ce1">
            <text:p>0,911166698</text:p>
          </table:table-cell>
          <table:table-cell office:value-type="float" office:value="-35633977945.345886" table:formula="of:=([.$D$2]-[.$D$1]*[.$D$1])*[.A1339]*[.G1339]" table:style-name="ce1">
            <text:p>-35633977945</text:p>
          </table:table-cell>
          <table:table-cell table:number-columns-repeated="16376"/>
        </table:table-row>
        <table:table-row table:style-name="ro1">
          <table:table-cell office:value-type="float" office:value="6125" table:style-name="ce1">
            <text:p>6125</text:p>
          </table:table-cell>
          <table:table-cell office:value-type="float" office:value="24.87" table:style-name="ce1">
            <text:p>24,87</text:p>
          </table:table-cell>
          <table:table-cell office:value-type="float" office:value="77.5" table:style-name="ce1">
            <text:p>77,5</text:p>
          </table:table-cell>
          <table:table-cell office:value-type="float" office:value="5.93" table:formula="of:=[.B1340]-[.$B$5]" table:style-name="ce2">
            <text:p>5,93</text:p>
          </table:table-cell>
          <table:table-cell office:value-type="float" office:value="6.5389270677876059" table:formula="of:=[.$D$2]*(1-EXP(-[.A1340]/[.$D$1]))" table:style-name="ce1">
            <text:p>6,538927068</text:p>
          </table:table-cell>
          <table:table-cell office:value-type="float" office:value="-0.60892706778760619" table:formula="of:=[.D1340]-[.E1340]" table:style-name="ce2">
            <text:p>-0,61</text:p>
          </table:table-cell>
          <table:table-cell office:value-type="float" office:value="0.91134223096218547" table:formula="of:=1-EXP(-[.A1340]/[.$D$1])" table:style-name="ce1">
            <text:p>0,911342231</text:p>
          </table:table-cell>
          <table:table-cell office:value-type="float" office:value="-35669961036.462555" table:formula="of:=([.$D$2]-[.$D$1]*[.$D$1])*[.A1340]*[.G1340]" table:style-name="ce1">
            <text:p>-35669961036</text:p>
          </table:table-cell>
          <table:table-cell table:number-columns-repeated="16376"/>
        </table:table-row>
        <table:table-row table:style-name="ro1">
          <table:table-cell office:value-type="float" office:value="6130" table:style-name="ce1">
            <text:p>6130</text:p>
          </table:table-cell>
          <table:table-cell office:value-type="float" office:value="24.87" table:style-name="ce1">
            <text:p>24,87</text:p>
          </table:table-cell>
          <table:table-cell office:value-type="float" office:value="79.2" table:style-name="ce1">
            <text:p>79,2</text:p>
          </table:table-cell>
          <table:table-cell office:value-type="float" office:value="5.93" table:formula="of:=[.B1341]-[.$B$5]" table:style-name="ce2">
            <text:p>5,93</text:p>
          </table:table-cell>
          <table:table-cell office:value-type="float" office:value="6.5401840368867354" table:formula="of:=[.$D$2]*(1-EXP(-[.A1341]/[.$D$1]))" table:style-name="ce1">
            <text:p>6,540184037</text:p>
          </table:table-cell>
          <table:table-cell office:value-type="float" office:value="-0.61018403688673573" table:formula="of:=[.D1341]-[.E1341]" table:style-name="ce2">
            <text:p>-0,61</text:p>
          </table:table-cell>
          <table:table-cell office:value-type="float" office:value="0.9115174170456477" table:formula="of:=1-EXP(-[.A1341]/[.$D$1])" table:style-name="ce1">
            <text:p>0,911517417</text:p>
          </table:table-cell>
          <table:table-cell office:value-type="float" office:value="-35705941757.707817" table:formula="of:=([.$D$2]-[.$D$1]*[.$D$1])*[.A1341]*[.G1341]" table:style-name="ce1">
            <text:p>-35705941758</text:p>
          </table:table-cell>
          <table:table-cell table:number-columns-repeated="16376"/>
        </table:table-row>
        <table:table-row table:style-name="ro1">
          <table:table-cell office:value-type="float" office:value="6134" table:style-name="ce1">
            <text:p>6134</text:p>
          </table:table-cell>
          <table:table-cell office:value-type="float" office:value="24.87" table:style-name="ce1">
            <text:p>24,87</text:p>
          </table:table-cell>
          <table:table-cell office:value-type="float" office:value="80.5" table:style-name="ce1">
            <text:p>80,5</text:p>
          </table:table-cell>
          <table:table-cell office:value-type="float" office:value="5.93" table:formula="of:=[.B1342]-[.$B$5]" table:style-name="ce2">
            <text:p>5,93</text:p>
          </table:table-cell>
          <table:table-cell office:value-type="float" office:value="6.5411878236322734" table:formula="of:=[.$D$2]*(1-EXP(-[.A1342]/[.$D$1]))" table:style-name="ce1">
            <text:p>6,541187824</text:p>
          </table:table-cell>
          <table:table-cell office:value-type="float" office:value="-0.61118782363227364" table:formula="of:=[.D1342]-[.E1342]" table:style-name="ce2">
            <text:p>-0,61</text:p>
          </table:table-cell>
          <table:table-cell office:value-type="float" office:value="0.91165731664119387" table:formula="of:=1-EXP(-[.A1342]/[.$D$1])" table:style-name="ce1">
            <text:p>0,911657317</text:p>
          </table:table-cell>
          <table:table-cell office:value-type="float" office:value="-35734724624.109787" table:formula="of:=([.$D$2]-[.$D$1]*[.$D$1])*[.A1342]*[.G1342]" table:style-name="ce1">
            <text:p>-35734724624</text:p>
          </table:table-cell>
          <table:table-cell table:number-columns-repeated="16376"/>
        </table:table-row>
        <table:table-row table:style-name="ro1">
          <table:table-cell office:value-type="float" office:value="6139" table:style-name="ce1">
            <text:p>6139</text:p>
          </table:table-cell>
          <table:table-cell office:value-type="float" office:value="24.87" table:style-name="ce1">
            <text:p>24,87</text:p>
          </table:table-cell>
          <table:table-cell office:value-type="float" office:value="82.6" table:style-name="ce1">
            <text:p>82,6</text:p>
          </table:table-cell>
          <table:table-cell office:value-type="float" office:value="5.93" table:formula="of:=[.B1343]-[.$B$5]" table:style-name="ce2">
            <text:p>5,93</text:p>
          </table:table-cell>
          <table:table-cell office:value-type="float" office:value="6.5424403255203911" table:formula="of:=[.$D$2]*(1-EXP(-[.A1343]/[.$D$1]))" table:style-name="ce1">
            <text:p>6,542440326</text:p>
          </table:table-cell>
          <table:table-cell office:value-type="float" office:value="-0.6124403255203914" table:formula="of:=[.D1343]-[.E1343]" table:style-name="ce2">
            <text:p>-0,61</text:p>
          </table:table-cell>
          <table:table-cell office:value-type="float" office:value="0.91183188012128291" table:formula="of:=1-EXP(-[.A1343]/[.$D$1])" table:style-name="ce1">
            <text:p>0,91183188</text:p>
          </table:table-cell>
          <table:table-cell office:value-type="float" office:value="-35770701063.538406" table:formula="of:=([.$D$2]-[.$D$1]*[.$D$1])*[.A1343]*[.G1343]" table:style-name="ce1">
            <text:p>-35770701064</text:p>
          </table:table-cell>
          <table:table-cell table:number-columns-repeated="16376"/>
        </table:table-row>
        <table:table-row table:style-name="ro1">
          <table:table-cell office:value-type="float" office:value="6143" table:style-name="ce1">
            <text:p>6143</text:p>
          </table:table-cell>
          <table:table-cell office:value-type="float" office:value="24.87" table:style-name="ce1">
            <text:p>24,87</text:p>
          </table:table-cell>
          <table:table-cell office:value-type="float" office:value="84.8" table:style-name="ce1">
            <text:p>84,8</text:p>
          </table:table-cell>
          <table:table-cell office:value-type="float" office:value="5.93" table:formula="of:=[.B1344]-[.$B$5]" table:style-name="ce2">
            <text:p>5,93</text:p>
          </table:table-cell>
          <table:table-cell office:value-type="float" office:value="6.5434405448534889" table:formula="of:=[.$D$2]*(1-EXP(-[.A1344]/[.$D$1]))" table:style-name="ce1">
            <text:p>6,543440545</text:p>
          </table:table-cell>
          <table:table-cell office:value-type="float" office:value="-0.6134405448534892" table:formula="of:=[.D1344]-[.E1344]" table:style-name="ce2">
            <text:p>-0,61</text:p>
          </table:table-cell>
          <table:table-cell office:value-type="float" office:value="0.91197128252002924" table:formula="of:=1-EXP(-[.A1344]/[.$D$1])" table:style-name="ce1">
            <text:p>0,911971283</text:p>
          </table:table-cell>
          <table:table-cell office:value-type="float" office:value="-35799480496.281326" table:formula="of:=([.$D$2]-[.$D$1]*[.$D$1])*[.A1344]*[.G1344]" table:style-name="ce1">
            <text:p>-35799480496</text:p>
          </table:table-cell>
          <table:table-cell table:number-columns-repeated="16376"/>
        </table:table-row>
        <table:table-row table:style-name="ro1">
          <table:table-cell office:value-type="float" office:value="6148" table:style-name="ce1">
            <text:p>6148</text:p>
          </table:table-cell>
          <table:table-cell office:value-type="float" office:value="24.87" table:style-name="ce1">
            <text:p>24,87</text:p>
          </table:table-cell>
          <table:table-cell office:value-type="float" office:value="86.9" table:style-name="ce1">
            <text:p>86,9</text:p>
          </table:table-cell>
          <table:table-cell office:value-type="float" office:value="5.93" table:formula="of:=[.B1345]-[.$B$5]" table:style-name="ce2">
            <text:p>5,93</text:p>
          </table:table-cell>
          <table:table-cell office:value-type="float" office:value="6.5446885954068605" table:formula="of:=[.$D$2]*(1-EXP(-[.A1345]/[.$D$1]))" table:style-name="ce1">
            <text:p>6,544688595</text:p>
          </table:table-cell>
          <table:table-cell office:value-type="float" office:value="-0.61468859540686083" table:formula="of:=[.D1345]-[.E1345]" table:style-name="ce2">
            <text:p>-0,61</text:p>
          </table:table-cell>
          <table:table-cell office:value-type="float" office:value="0.91214522560944922" table:formula="of:=1-EXP(-[.A1345]/[.$D$1])" table:style-name="ce1">
            <text:p>0,912145226</text:p>
          </table:table-cell>
          <table:table-cell office:value-type="float" office:value="-35835452633.430847" table:formula="of:=([.$D$2]-[.$D$1]*[.$D$1])*[.A1345]*[.G1345]" table:style-name="ce1">
            <text:p>-35835452633</text:p>
          </table:table-cell>
          <table:table-cell table:number-columns-repeated="16376"/>
        </table:table-row>
        <table:table-row table:style-name="ro1">
          <table:table-cell office:value-type="float" office:value="6153" table:style-name="ce1">
            <text:p>6153</text:p>
          </table:table-cell>
          <table:table-cell office:value-type="float" office:value="24.87" table:style-name="ce1">
            <text:p>24,87</text:p>
          </table:table-cell>
          <table:table-cell office:value-type="float" office:value="87.7" table:style-name="ce1">
            <text:p>87,7</text:p>
          </table:table-cell>
          <table:table-cell office:value-type="float" office:value="5.93" table:formula="of:=[.B1346]-[.$B$5]" table:style-name="ce2">
            <text:p>5,93</text:p>
          </table:table-cell>
          <table:table-cell office:value-type="float" office:value="6.5459341798358208" table:formula="of:=[.$D$2]*(1-EXP(-[.A1346]/[.$D$1]))" table:style-name="ce1">
            <text:p>6,54593418</text:p>
          </table:table-cell>
          <table:table-cell office:value-type="float" office:value="-0.61593417983582111" table:formula="of:=[.D1346]-[.E1346]" table:style-name="ce2">
            <text:p>-0,62</text:p>
          </table:table-cell>
          <table:table-cell office:value-type="float" office:value="0.91231882499059735" table:formula="of:=1-EXP(-[.A1346]/[.$D$1])" table:style-name="ce1">
            <text:p>0,912318825</text:p>
          </table:table-cell>
          <table:table-cell office:value-type="float" office:value="-35871422371.657005" table:formula="of:=([.$D$2]-[.$D$1]*[.$D$1])*[.A1346]*[.G1346]" table:style-name="ce1">
            <text:p>-35871422372</text:p>
          </table:table-cell>
          <table:table-cell table:number-columns-repeated="16376"/>
        </table:table-row>
        <table:table-row table:style-name="ro1">
          <table:table-cell office:value-type="float" office:value="6157" table:style-name="ce1">
            <text:p>6157</text:p>
          </table:table-cell>
          <table:table-cell office:value-type="float" office:value="24.81" table:style-name="ce1">
            <text:p>24,81</text:p>
          </table:table-cell>
          <table:table-cell office:value-type="float" office:value="80.400000000000006" table:style-name="ce1">
            <text:p>80,4</text:p>
          </table:table-cell>
          <table:table-cell office:value-type="float" office:value="5.8699999999999974" table:formula="of:=[.B1347]-[.$B$5]" table:style-name="ce2">
            <text:p>5,87</text:p>
          </table:table-cell>
          <table:table-cell office:value-type="float" office:value="6.5469288750444035" table:formula="of:=[.$D$2]*(1-EXP(-[.A1347]/[.$D$1]))" table:style-name="ce1">
            <text:p>6,546928875</text:p>
          </table:table-cell>
          <table:table-cell office:value-type="float" office:value="-0.67692887504440602" table:formula="of:=[.D1347]-[.E1347]" table:style-name="ce2">
            <text:p>-0,68</text:p>
          </table:table-cell>
          <table:table-cell office:value-type="float" office:value="0.91245745748200147" table:formula="of:=1-EXP(-[.A1347]/[.$D$1])" table:style-name="ce1">
            <text:p>0,912457457</text:p>
          </table:table-cell>
          <table:table-cell office:value-type="float" office:value="-35900196430.832184" table:formula="of:=([.$D$2]-[.$D$1]*[.$D$1])*[.A1347]*[.G1347]" table:style-name="ce1">
            <text:p>-35900196431</text:p>
          </table:table-cell>
          <table:table-cell table:number-columns-repeated="16376"/>
        </table:table-row>
        <table:table-row table:style-name="ro1">
          <table:table-cell office:value-type="float" office:value="6162" table:style-name="ce1">
            <text:p>6162</text:p>
          </table:table-cell>
          <table:table-cell office:value-type="float" office:value="24.87" table:style-name="ce1">
            <text:p>24,87</text:p>
          </table:table-cell>
          <table:table-cell office:value-type="float" office:value="78.2" table:style-name="ce1">
            <text:p>78,2</text:p>
          </table:table-cell>
          <table:table-cell office:value-type="float" office:value="5.93" table:formula="of:=[.B1348]-[.$B$5]" table:style-name="ce2">
            <text:p>5,93</text:p>
          </table:table-cell>
          <table:table-cell office:value-type="float" office:value="6.5481700327229531" table:formula="of:=[.$D$2]*(1-EXP(-[.A1348]/[.$D$1]))" table:style-name="ce1">
            <text:p>6,548170033</text:p>
          </table:table-cell>
          <table:table-cell office:value-type="float" office:value="-0.61817003272295334" table:formula="of:=[.D1348]-[.E1348]" table:style-name="ce2">
            <text:p>-0,62</text:p>
          </table:table-cell>
          <table:table-cell office:value-type="float" office:value="0.91263043989884429" table:formula="of:=1-EXP(-[.A1348]/[.$D$1])" table:style-name="ce1">
            <text:p>0,91263044</text:p>
          </table:table-cell>
          <table:table-cell office:value-type="float" office:value="-35936161835.344925" table:formula="of:=([.$D$2]-[.$D$1]*[.$D$1])*[.A1348]*[.G1348]" table:style-name="ce1">
            <text:p>-35936161835</text:p>
          </table:table-cell>
          <table:table-cell table:number-columns-repeated="16376"/>
        </table:table-row>
        <table:table-row table:style-name="ro1">
          <table:table-cell office:value-type="float" office:value="6166" table:style-name="ce1">
            <text:p>6166</text:p>
          </table:table-cell>
          <table:table-cell office:value-type="float" office:value="24.81" table:style-name="ce1">
            <text:p>24,81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5.8699999999999974" table:formula="of:=[.B1349]-[.$B$5]" table:style-name="ce2">
            <text:p>5,87</text:p>
          </table:table-cell>
          <table:table-cell office:value-type="float" office:value="6.5491611928300024" table:formula="of:=[.$D$2]*(1-EXP(-[.A1349]/[.$D$1]))" table:style-name="ce1">
            <text:p>6,549161193</text:p>
          </table:table-cell>
          <table:table-cell office:value-type="float" office:value="-0.67916119283000498" table:formula="of:=[.D1349]-[.E1349]" table:style-name="ce2">
            <text:p>-0,68</text:p>
          </table:table-cell>
          <table:table-cell office:value-type="float" office:value="0.91276857969667891" table:formula="of:=1-EXP(-[.A1349]/[.$D$1])" table:style-name="ce1">
            <text:p>0,91276858</text:p>
          </table:table-cell>
          <table:table-cell office:value-type="float" office:value="-35964932419.546997" table:formula="of:=([.$D$2]-[.$D$1]*[.$D$1])*[.A1349]*[.G1349]" table:style-name="ce1">
            <text:p>-35964932420</text:p>
          </table:table-cell>
          <table:table-cell table:number-columns-repeated="16376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24.81" table:style-name="ce1">
            <text:p>24,81</text:p>
          </table:table-cell>
          <table:table-cell office:value-type="float" office:value="71.900000000000006" table:style-name="ce1">
            <text:p>71,9</text:p>
          </table:table-cell>
          <table:table-cell office:value-type="float" office:value="5.8699999999999974" table:formula="of:=[.B1350]-[.$B$5]" table:style-name="ce2">
            <text:p>5,87</text:p>
          </table:table-cell>
          <table:table-cell office:value-type="float" office:value="6.5503979394906109" table:formula="of:=[.$D$2]*(1-EXP(-[.A1350]/[.$D$1]))" table:style-name="ce1">
            <text:p>6,550397939</text:p>
          </table:table-cell>
          <table:table-cell office:value-type="float" office:value="-0.68039793949061345" table:formula="of:=[.D1350]-[.E1350]" table:style-name="ce2">
            <text:p>-0,68</text:p>
          </table:table-cell>
          <table:table-cell office:value-type="float" office:value="0.91294094734187958" table:formula="of:=1-EXP(-[.A1350]/[.$D$1])" table:style-name="ce1">
            <text:p>0,912940947</text:p>
          </table:table-cell>
          <table:table-cell office:value-type="float" office:value="-36000893470.391472" table:formula="of:=([.$D$2]-[.$D$1]*[.$D$1])*[.A1350]*[.G1350]" table:style-name="ce1">
            <text:p>-36000893470</text:p>
          </table:table-cell>
          <table:table-cell table:number-columns-repeated="16376"/>
        </table:table-row>
        <table:table-row table:style-name="ro1">
          <table:table-cell office:value-type="float" office:value="6175" table:style-name="ce1">
            <text:p>6175</text:p>
          </table:table-cell>
          <table:table-cell office:value-type="float" office:value="24.81" table:style-name="ce1">
            <text:p>24,81</text:p>
          </table:table-cell>
          <table:table-cell office:value-type="float" office:value="72.3" table:style-name="ce1">
            <text:p>72,3</text:p>
          </table:table-cell>
          <table:table-cell office:value-type="float" office:value="5.8699999999999974" table:formula="of:=[.B1351]-[.$B$5]" table:style-name="ce2">
            <text:p>5,87</text:p>
          </table:table-cell>
          <table:table-cell office:value-type="float" office:value="6.5513855770597189" table:formula="of:=[.$D$2]*(1-EXP(-[.A1351]/[.$D$1]))" table:style-name="ce1">
            <text:p>6,551385577</text:p>
          </table:table-cell>
          <table:table-cell office:value-type="float" office:value="-0.68138557705972147" table:formula="of:=[.D1351]-[.E1351]" table:style-name="ce2">
            <text:p>-0,68</text:p>
          </table:table-cell>
          <table:table-cell office:value-type="float" office:value="0.91307859619715537" table:formula="of:=1-EXP(-[.A1351]/[.$D$1])" table:style-name="ce1">
            <text:p>0,913078596</text:p>
          </table:table-cell>
          <table:table-cell office:value-type="float" office:value="-36029660563.735283" table:formula="of:=([.$D$2]-[.$D$1]*[.$D$1])*[.A1351]*[.G1351]" table:style-name="ce1">
            <text:p>-36029660564</text:p>
          </table:table-cell>
          <table:table-cell table:number-columns-repeated="16376"/>
        </table:table-row>
        <table:table-row table:style-name="ro1">
          <table:table-cell office:value-type="float" office:value="6180" table:style-name="ce1">
            <text:p>6180</text:p>
          </table:table-cell>
          <table:table-cell office:value-type="float" office:value="24.87" table:style-name="ce1">
            <text:p>24,87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5.93" table:formula="of:=[.B1352]-[.$B$5]" table:style-name="ce2">
            <text:p>5,93</text:p>
          </table:table-cell>
          <table:table-cell office:value-type="float" office:value="6.5526179283789414" table:formula="of:=[.$D$2]*(1-EXP(-[.A1352]/[.$D$1]))" table:style-name="ce1">
            <text:p>6,552617928</text:p>
          </table:table-cell>
          <table:table-cell office:value-type="float" office:value="-0.6226179283789417" table:formula="of:=[.D1352]-[.E1352]" table:style-name="ce2">
            <text:p>-0,62</text:p>
          </table:table-cell>
          <table:table-cell office:value-type="float" office:value="0.91325035125558418" table:formula="of:=1-EXP(-[.A1352]/[.$D$1])" table:style-name="ce1">
            <text:p>0,913250351</text:p>
          </table:table-cell>
          <table:table-cell office:value-type="float" office:value="-36065617241.153221" table:formula="of:=([.$D$2]-[.$D$1]*[.$D$1])*[.A1352]*[.G1352]" table:style-name="ce1">
            <text:p>-36065617241</text:p>
          </table:table-cell>
          <table:table-cell table:number-columns-repeated="16376"/>
        </table:table-row>
        <table:table-row table:style-name="ro1">
          <table:table-cell office:value-type="float" office:value="6185" table:style-name="ce1">
            <text:p>6185</text:p>
          </table:table-cell>
          <table:table-cell office:value-type="float" office:value="24.81" table:style-name="ce1">
            <text:p>24,81</text:p>
          </table:table-cell>
          <table:table-cell office:value-type="float" office:value="75.8" table:style-name="ce1">
            <text:p>75,8</text:p>
          </table:table-cell>
          <table:table-cell office:value-type="float" office:value="5.8699999999999974" table:formula="of:=[.B1353]-[.$B$5]" table:style-name="ce2">
            <text:p>5,87</text:p>
          </table:table-cell>
          <table:table-cell office:value-type="float" office:value="6.5538478445951451" table:formula="of:=[.$D$2]*(1-EXP(-[.A1353]/[.$D$1]))" table:style-name="ce1">
            <text:p>6,553847845</text:p>
          </table:table-cell>
          <table:table-cell office:value-type="float" office:value="-0.68384784459514769" table:formula="of:=[.D1353]-[.E1353]" table:style-name="ce2">
            <text:p>-0,68</text:p>
          </table:table-cell>
          <table:table-cell office:value-type="float" office:value="0.91342176692924926" table:formula="of:=1-EXP(-[.A1353]/[.$D$1])" table:style-name="ce1">
            <text:p>0,913421767</text:p>
          </table:table-cell>
          <table:table-cell office:value-type="float" office:value="-36101571480.424194" table:formula="of:=([.$D$2]-[.$D$1]*[.$D$1])*[.A1353]*[.G1353]" table:style-name="ce1">
            <text:p>-36101571480</text:p>
          </table:table-cell>
          <table:table-cell table:number-columns-repeated="16376"/>
        </table:table-row>
        <table:table-row table:style-name="ro1">
          <table:table-cell office:value-type="float" office:value="6189" table:style-name="ce1">
            <text:p>6189</text:p>
          </table:table-cell>
          <table:table-cell office:value-type="float" office:value="24.87" table:style-name="ce1">
            <text:p>24,87</text:p>
          </table:table-cell>
          <table:table-cell office:value-type="float" office:value="75.400000000000006" table:style-name="ce1">
            <text:p>75,4</text:p>
          </table:table-cell>
          <table:table-cell office:value-type="float" office:value="5.93" table:formula="of:=[.B1354]-[.$B$5]" table:style-name="ce2">
            <text:p>5,93</text:p>
          </table:table-cell>
          <table:table-cell office:value-type="float" office:value="6.5548300275277276" table:formula="of:=[.$D$2]*(1-EXP(-[.A1354]/[.$D$1]))" table:style-name="ce1">
            <text:p>6,554830028</text:p>
          </table:table-cell>
          <table:table-cell office:value-type="float" office:value="-0.62483002752772787" table:formula="of:=[.D1354]-[.E1354]" table:style-name="ce2">
            <text:p>-0,62</text:p>
          </table:table-cell>
          <table:table-cell office:value-type="float" office:value="0.91355865556185112" table:formula="of:=1-EXP(-[.A1354]/[.$D$1])" table:style-name="ce1">
            <text:p>0,913558656</text:p>
          </table:table-cell>
          <table:table-cell office:value-type="float" office:value="-36130333112.338989" table:formula="of:=([.$D$2]-[.$D$1]*[.$D$1])*[.A1354]*[.G1354]" table:style-name="ce1">
            <text:p>-36130333112</text:p>
          </table:table-cell>
          <table:table-cell table:number-columns-repeated="16376"/>
        </table:table-row>
        <table:table-row table:style-name="ro1">
          <table:table-cell office:value-type="float" office:value="6194" table:style-name="ce1">
            <text:p>6194</text:p>
          </table:table-cell>
          <table:table-cell office:value-type="float" office:value="24.81" table:style-name="ce1">
            <text:p>24,81</text:p>
          </table:table-cell>
          <table:table-cell office:value-type="float" office:value="75.8" table:style-name="ce1">
            <text:p>75,8</text:p>
          </table:table-cell>
          <table:table-cell office:value-type="float" office:value="5.8699999999999974" table:formula="of:=[.B1355]-[.$B$5]" table:style-name="ce2">
            <text:p>5,87</text:p>
          </table:table-cell>
          <table:table-cell office:value-type="float" office:value="6.5560555726776348" table:formula="of:=[.$D$2]*(1-EXP(-[.A1355]/[.$D$1]))" table:style-name="ce1">
            <text:p>6,556055573</text:p>
          </table:table-cell>
          <table:table-cell office:value-type="float" office:value="-0.68605557267763739" table:formula="of:=[.D1355]-[.E1355]" table:style-name="ce2">
            <text:p>-0,69</text:p>
          </table:table-cell>
          <table:table-cell office:value-type="float" office:value="0.91372946203200789" table:formula="of:=1-EXP(-[.A1355]/[.$D$1])" table:style-name="ce1">
            <text:p>0,913729462</text:p>
          </table:table-cell>
          <table:table-cell office:value-type="float" office:value="-36166282947.836342" table:formula="of:=([.$D$2]-[.$D$1]*[.$D$1])*[.A1355]*[.G1355]" table:style-name="ce1">
            <text:p>-36166282948</text:p>
          </table:table-cell>
          <table:table-cell table:number-columns-repeated="16376"/>
        </table:table-row>
        <table:table-row table:style-name="ro1">
          <table:table-cell office:value-type="float" office:value="6198" table:style-name="ce1">
            <text:p>6198</text:p>
          </table:table-cell>
          <table:table-cell office:value-type="float" office:value="24.81" table:style-name="ce1">
            <text:p>24,81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5.8699999999999974" table:formula="of:=[.B1356]-[.$B$5]" table:style-name="ce2">
            <text:p>5,87</text:p>
          </table:table-cell>
          <table:table-cell office:value-type="float" office:value="6.5570342649767452" table:formula="of:=[.$D$2]*(1-EXP(-[.A1356]/[.$D$1]))" table:style-name="ce1">
            <text:p>6,557034265</text:p>
          </table:table-cell>
          <table:table-cell office:value-type="float" office:value="-0.6870342649767478" table:formula="of:=[.D1356]-[.E1356]" table:style-name="ce2">
            <text:p>-0,69</text:p>
          </table:table-cell>
          <table:table-cell office:value-type="float" office:value="0.91386586416863524" table:formula="of:=1-EXP(-[.A1356]/[.$D$1])" table:style-name="ce1">
            <text:p>0,913865864</text:p>
          </table:table-cell>
          <table:table-cell office:value-type="float" office:value="-36195041049.00779" table:formula="of:=([.$D$2]-[.$D$1]*[.$D$1])*[.A1356]*[.G1356]" table:style-name="ce1">
            <text:p>-36195041049</text:p>
          </table:table-cell>
          <table:table-cell table:number-columns-repeated="16376"/>
        </table:table-row>
        <table:table-row table:style-name="ro1">
          <table:table-cell office:value-type="float" office:value="6203" table:style-name="ce1">
            <text:p>6203</text:p>
          </table:table-cell>
          <table:table-cell office:value-type="float" office:value="24.81" table:style-name="ce1">
            <text:p>24,81</text:p>
          </table:table-cell>
          <table:table-cell office:value-type="float" office:value="80.2" table:style-name="ce1">
            <text:p>80,2</text:p>
          </table:table-cell>
          <table:table-cell office:value-type="float" office:value="5.8699999999999974" table:formula="of:=[.B1357]-[.$B$5]" table:style-name="ce2">
            <text:p>5,87</text:p>
          </table:table-cell>
          <table:table-cell office:value-type="float" office:value="6.5582554545949279" table:formula="of:=[.$D$2]*(1-EXP(-[.A1357]/[.$D$1]))" table:style-name="ce1">
            <text:p>6,558255455</text:p>
          </table:table-cell>
          <table:table-cell office:value-type="float" office:value="-0.68825545459493043" table:formula="of:=[.D1357]-[.E1357]" table:style-name="ce2">
            <text:p>-0,69</text:p>
          </table:table-cell>
          <table:table-cell office:value-type="float" office:value="0.91403606360036549" table:formula="of:=1-EXP(-[.A1357]/[.$D$1])" table:style-name="ce1">
            <text:p>0,914036064</text:p>
          </table:table-cell>
          <table:table-cell office:value-type="float" office:value="-36230986461.470428" table:formula="of:=([.$D$2]-[.$D$1]*[.$D$1])*[.A1357]*[.G1357]" table:style-name="ce1">
            <text:p>-36230986461</text:p>
          </table:table-cell>
          <table:table-cell table:number-columns-repeated="16376"/>
        </table:table-row>
        <table:table-row table:style-name="ro1">
          <table:table-cell office:value-type="float" office:value="6207" table:style-name="ce1">
            <text:p>6207</text:p>
          </table:table-cell>
          <table:table-cell office:value-type="float" office:value="24.81" table:style-name="ce1">
            <text:p>24,81</text:p>
          </table:table-cell>
          <table:table-cell office:value-type="float" office:value="82.5" table:style-name="ce1">
            <text:p>82,5</text:p>
          </table:table-cell>
          <table:table-cell office:value-type="float" office:value="5.8699999999999974" table:formula="of:=[.B1358]-[.$B$5]" table:style-name="ce2">
            <text:p>5,87</text:p>
          </table:table-cell>
          <table:table-cell office:value-type="float" office:value="6.5592306686661175" table:formula="of:=[.$D$2]*(1-EXP(-[.A1358]/[.$D$1]))" table:style-name="ce1">
            <text:p>6,559230669</text:p>
          </table:table-cell>
          <table:table-cell office:value-type="float" office:value="-0.68923066866612004" table:formula="of:=[.D1358]-[.E1358]" table:style-name="ce2">
            <text:p>-0,69</text:p>
          </table:table-cell>
          <table:table-cell office:value-type="float" office:value="0.91417198097000274" table:formula="of:=1-EXP(-[.A1358]/[.$D$1])" table:style-name="ce1">
            <text:p>0,914171981</text:p>
          </table:table-cell>
          <table:table-cell office:value-type="float" office:value="-36259741016.56675" table:formula="of:=([.$D$2]-[.$D$1]*[.$D$1])*[.A1358]*[.G1358]" table:style-name="ce1">
            <text:p>-36259741017</text:p>
          </table:table-cell>
          <table:table-cell table:number-columns-repeated="16376"/>
        </table:table-row>
        <table:table-row table:style-name="ro1">
          <table:table-cell office:value-type="float" office:value="6212" table:style-name="ce1">
            <text:p>6212</text:p>
          </table:table-cell>
          <table:table-cell office:value-type="float" office:value="24.81" table:style-name="ce1">
            <text:p>24,81</text:p>
          </table:table-cell>
          <table:table-cell office:value-type="float" office:value="83.7" table:style-name="ce1">
            <text:p>83,7</text:p>
          </table:table-cell>
          <table:table-cell office:value-type="float" office:value="5.8699999999999974" table:formula="of:=[.B1359]-[.$B$5]" table:style-name="ce2">
            <text:p>5,87</text:p>
          </table:table-cell>
          <table:table-cell office:value-type="float" office:value="6.5604475182319373" table:formula="of:=[.$D$2]*(1-EXP(-[.A1359]/[.$D$1]))" table:style-name="ce1">
            <text:p>6,560447518</text:p>
          </table:table-cell>
          <table:table-cell office:value-type="float" office:value="-0.69044751823193984" table:formula="of:=[.D1359]-[.E1359]" table:style-name="ce2">
            <text:p>-0,69</text:p>
          </table:table-cell>
          <table:table-cell office:value-type="float" office:value="0.91434157552069328" table:formula="of:=1-EXP(-[.A1359]/[.$D$1])" table:style-name="ce1">
            <text:p>0,914341576</text:p>
          </table:table-cell>
          <table:table-cell office:value-type="float" office:value="-36295681986.926079" table:formula="of:=([.$D$2]-[.$D$1]*[.$D$1])*[.A1359]*[.G1359]" table:style-name="ce1">
            <text:p>-36295681987</text:p>
          </table:table-cell>
          <table:table-cell table:number-columns-repeated="16376"/>
        </table:table-row>
        <table:table-row table:style-name="ro1">
          <table:table-cell office:value-type="float" office:value="6217" table:style-name="ce1">
            <text:p>6217</text:p>
          </table:table-cell>
          <table:table-cell office:value-type="float" office:value="24.81" table:style-name="ce1">
            <text:p>24,81</text:p>
          </table:table-cell>
          <table:table-cell office:value-type="float" office:value="82.9" table:style-name="ce1">
            <text:p>82,9</text:p>
          </table:table-cell>
          <table:table-cell office:value-type="float" office:value="5.8699999999999974" table:formula="of:=[.B1360]-[.$B$5]" table:style-name="ce2">
            <text:p>5,87</text:p>
          </table:table-cell>
          <table:table-cell office:value-type="float" office:value="6.5616619633259106" table:formula="of:=[.$D$2]*(1-EXP(-[.A1360]/[.$D$1]))" table:style-name="ce1">
            <text:p>6,561661963</text:p>
          </table:table-cell>
          <table:table-cell office:value-type="float" office:value="-0.69166196332591312" table:formula="of:=[.D1360]-[.E1360]" table:style-name="ce2">
            <text:p>-0,69</text:p>
          </table:table-cell>
          <table:table-cell office:value-type="float" office:value="0.91451083495574259" table:formula="of:=1-EXP(-[.A1360]/[.$D$1])" table:style-name="ce1">
            <text:p>0,914510835</text:p>
          </table:table-cell>
          <table:table-cell office:value-type="float" office:value="-36331620481.281227" table:formula="of:=([.$D$2]-[.$D$1]*[.$D$1])*[.A1360]*[.G1360]" table:style-name="ce1">
            <text:p>-36331620481</text:p>
          </table:table-cell>
          <table:table-cell table:number-columns-repeated="16376"/>
        </table:table-row>
        <table:table-row table:style-name="ro1">
          <table:table-cell office:value-type="float" office:value="6221" table:style-name="ce1">
            <text:p>6221</text:p>
          </table:table-cell>
          <table:table-cell office:value-type="float" office:value="24.81" table:style-name="ce1">
            <text:p>24,81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5.8699999999999974" table:formula="of:=[.B1361]-[.$B$5]" table:style-name="ce2">
            <text:p>5,87</text:p>
          </table:table-cell>
          <table:table-cell office:value-type="float" office:value="6.5626317913744758" table:formula="of:=[.$D$2]*(1-EXP(-[.A1361]/[.$D$1]))" table:style-name="ce1">
            <text:p>6,562631791</text:p>
          </table:table-cell>
          <table:table-cell office:value-type="float" office:value="-0.69263179137447839" table:formula="of:=[.D1361]-[.E1361]" table:style-name="ce2">
            <text:p>-0,69</text:p>
          </table:table-cell>
          <table:table-cell office:value-type="float" office:value="0.91464600166555088" table:formula="of:=1-EXP(-[.A1361]/[.$D$1])" table:style-name="ce1">
            <text:p>0,914646002</text:p>
          </table:table-cell>
          <table:table-cell office:value-type="float" office:value="-36360369490.147949" table:formula="of:=([.$D$2]-[.$D$1]*[.$D$1])*[.A1361]*[.G1361]" table:style-name="ce1">
            <text:p>-36360369490</text:p>
          </table:table-cell>
          <table:table-cell table:number-columns-repeated="16376"/>
        </table:table-row>
        <table:table-row table:style-name="ro1">
          <table:table-cell office:value-type="float" office:value="6226" table:style-name="ce1">
            <text:p>6226</text:p>
          </table:table-cell>
          <table:table-cell office:value-type="float" office:value="24.81" table:style-name="ce1">
            <text:p>24,81</text:p>
          </table:table-cell>
          <table:table-cell office:value-type="float" office:value="82.4" table:style-name="ce1">
            <text:p>82,4</text:p>
          </table:table-cell>
          <table:table-cell office:value-type="float" office:value="5.8699999999999974" table:formula="of:=[.B1362]-[.$B$5]" table:style-name="ce2">
            <text:p>5,87</text:p>
          </table:table-cell>
          <table:table-cell office:value-type="float" office:value="6.5638419203858174" table:formula="of:=[.$D$2]*(1-EXP(-[.A1362]/[.$D$1]))" table:style-name="ce1">
            <text:p>6,56384192</text:p>
          </table:table-cell>
          <table:table-cell office:value-type="float" office:value="-0.69384192038581993" table:formula="of:=[.D1362]-[.E1362]" table:style-name="ce2">
            <text:p>-0,69</text:p>
          </table:table-cell>
          <table:table-cell office:value-type="float" office:value="0.91481465956026586" table:formula="of:=1-EXP(-[.A1362]/[.$D$1])" table:style-name="ce1">
            <text:p>0,91481466</text:p>
          </table:table-cell>
          <table:table-cell office:value-type="float" office:value="-36396303513.117584" table:formula="of:=([.$D$2]-[.$D$1]*[.$D$1])*[.A1362]*[.G1362]" table:style-name="ce1">
            <text:p>-36396303513</text:p>
          </table:table-cell>
          <table:table-cell table:number-columns-repeated="16376"/>
        </table:table-row>
        <table:table-row table:style-name="ro1">
          <table:table-cell office:value-type="float" office:value="6230" table:style-name="ce1">
            <text:p>6230</text:p>
          </table:table-cell>
          <table:table-cell office:value-type="float" office:value="24.81" table:style-name="ce1">
            <text:p>24,81</text:p>
          </table:table-cell>
          <table:table-cell office:value-type="float" office:value="83.4" table:style-name="ce1">
            <text:p>83,4</text:p>
          </table:table-cell>
          <table:table-cell office:value-type="float" office:value="5.8699999999999974" table:formula="of:=[.B1363]-[.$B$5]" table:style-name="ce2">
            <text:p>5,87</text:p>
          </table:table-cell>
          <table:table-cell office:value-type="float" office:value="6.5648083017096059" table:formula="of:=[.$D$2]*(1-EXP(-[.A1363]/[.$D$1]))" table:style-name="ce1">
            <text:p>6,564808302</text:p>
          </table:table-cell>
          <table:table-cell office:value-type="float" office:value="-0.6948083017096085" table:formula="of:=[.D1363]-[.E1363]" table:style-name="ce2">
            <text:p>-0,69</text:p>
          </table:table-cell>
          <table:table-cell office:value-type="float" office:value="0.91494934589373489" table:formula="of:=1-EXP(-[.A1363]/[.$D$1])" table:style-name="ce1">
            <text:p>0,914949346</text:p>
          </table:table-cell>
          <table:table-cell office:value-type="float" office:value="-36425048937.423615" table:formula="of:=([.$D$2]-[.$D$1]*[.$D$1])*[.A1363]*[.G1363]" table:style-name="ce1">
            <text:p>-36425048937</text:p>
          </table:table-cell>
          <table:table-cell table:number-columns-repeated="16376"/>
        </table:table-row>
        <table:table-row table:style-name="ro1">
          <table:table-cell office:value-type="float" office:value="6235" table:style-name="ce1">
            <text:p>6235</text:p>
          </table:table-cell>
          <table:table-cell office:value-type="float" office:value="24.81" table:style-name="ce1">
            <text:p>24,81</text:p>
          </table:table-cell>
          <table:table-cell office:value-type="float" office:value="86.5" table:style-name="ce1">
            <text:p>86,5</text:p>
          </table:table-cell>
          <table:table-cell office:value-type="float" office:value="5.8699999999999974" table:formula="of:=[.B1364]-[.$B$5]" table:style-name="ce2">
            <text:p>5,87</text:p>
          </table:table-cell>
          <table:table-cell office:value-type="float" office:value="6.5660141299774777" table:formula="of:=[.$D$2]*(1-EXP(-[.A1364]/[.$D$1]))" table:style-name="ce1">
            <text:p>6,56601413</text:p>
          </table:table-cell>
          <table:table-cell office:value-type="float" office:value="-0.69601412997748024" table:formula="of:=[.D1364]-[.E1364]" table:style-name="ce2">
            <text:p>-0,70</text:p>
          </table:table-cell>
          <table:table-cell office:value-type="float" office:value="0.91511740438596267" table:formula="of:=1-EXP(-[.A1364]/[.$D$1])" table:style-name="ce1">
            <text:p>0,915117404</text:p>
          </table:table-cell>
          <table:table-cell office:value-type="float" office:value="-36460978470.426079" table:formula="of:=([.$D$2]-[.$D$1]*[.$D$1])*[.A1364]*[.G1364]" table:style-name="ce1">
            <text:p>-36460978470</text:p>
          </table:table-cell>
          <table:table-cell table:number-columns-repeated="16376"/>
        </table:table-row>
        <table:table-row table:style-name="ro1">
          <table:table-cell office:value-type="float" office:value="6239" table:style-name="ce1">
            <text:p>6239</text:p>
          </table:table-cell>
          <table:table-cell office:value-type="float" office:value="24.81" table:style-name="ce1">
            <text:p>24,81</text:p>
          </table:table-cell>
          <table:table-cell office:value-type="float" office:value="87.8" table:style-name="ce1">
            <text:p>87,8</text:p>
          </table:table-cell>
          <table:table-cell office:value-type="float" office:value="5.8699999999999974" table:formula="of:=[.B1365]-[.$B$5]" table:style-name="ce2">
            <text:p>5,87</text:p>
          </table:table-cell>
          <table:table-cell office:value-type="float" office:value="6.5669770768259932" table:formula="of:=[.$D$2]*(1-EXP(-[.A1365]/[.$D$1]))" table:style-name="ce1">
            <text:p>6,566977077</text:p>
          </table:table-cell>
          <table:table-cell office:value-type="float" office:value="-0.69697707682599574" table:formula="of:=[.D1365]-[.E1365]" table:style-name="ce2">
            <text:p>-0,70</text:p>
          </table:table-cell>
          <table:table-cell office:value-type="float" office:value="0.91525161205032812" table:formula="of:=1-EXP(-[.A1365]/[.$D$1])" table:style-name="ce1">
            <text:p>0,915251612</text:p>
          </table:table-cell>
          <table:table-cell office:value-type="float" office:value="-36489720295.38163" table:formula="of:=([.$D$2]-[.$D$1]*[.$D$1])*[.A1365]*[.G1365]" table:style-name="ce1">
            <text:p>-36489720295</text:p>
          </table:table-cell>
          <table:table-cell table:number-columns-repeated="16376"/>
        </table:table-row>
        <table:table-row table:style-name="ro1">
          <table:table-cell office:value-type="float" office:value="6244" table:style-name="ce1">
            <text:p>6244</text:p>
          </table:table-cell>
          <table:table-cell office:value-type="float" office:value="24.81" table:style-name="ce1">
            <text:p>24,81</text:p>
          </table:table-cell>
          <table:table-cell office:value-type="float" office:value="82" table:style-name="ce1">
            <text:p>82</text:p>
          </table:table-cell>
          <table:table-cell office:value-type="float" office:value="5.8699999999999974" table:formula="of:=[.B1366]-[.$B$5]" table:style-name="ce2">
            <text:p>5,87</text:p>
          </table:table-cell>
          <table:table-cell office:value-type="float" office:value="6.5681786196350416" table:formula="of:=[.$D$2]*(1-EXP(-[.A1366]/[.$D$1]))" table:style-name="ce1">
            <text:p>6,56817862</text:p>
          </table:table-cell>
          <table:table-cell office:value-type="float" office:value="-0.69817861963504413" table:formula="of:=[.D1366]-[.E1366]" table:style-name="ce2">
            <text:p>-0,70</text:p>
          </table:table-cell>
          <table:table-cell office:value-type="float" office:value="0.9154190732703178" table:formula="of:=1-EXP(-[.A1366]/[.$D$1])" table:style-name="ce1">
            <text:p>0,915419073</text:p>
          </table:table-cell>
          <table:table-cell office:value-type="float" office:value="-36525645320.023811" table:formula="of:=([.$D$2]-[.$D$1]*[.$D$1])*[.A1366]*[.G1366]" table:style-name="ce1">
            <text:p>-36525645320</text:p>
          </table:table-cell>
          <table:table-cell table:number-columns-repeated="16376"/>
        </table:table-row>
        <table:table-row table:style-name="ro1">
          <table:table-cell office:value-type="float" office:value="6249" table:style-name="ce1">
            <text:p>6249</text:p>
          </table:table-cell>
          <table:table-cell office:value-type="float" office:value="24.81" table:style-name="ce1">
            <text:p>24,81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5.8699999999999974" table:formula="of:=[.B1367]-[.$B$5]" table:style-name="ce2">
            <text:p>5,87</text:p>
          </table:table-cell>
          <table:table-cell office:value-type="float" office:value="6.5693777882181088" table:formula="of:=[.$D$2]*(1-EXP(-[.A1367]/[.$D$1]))" table:style-name="ce1">
            <text:p>6,569377788</text:p>
          </table:table-cell>
          <table:table-cell office:value-type="float" office:value="-0.69937778821811136" table:formula="of:=[.D1367]-[.E1367]" table:style-name="ce2">
            <text:p>-0,70</text:p>
          </table:table-cell>
          <table:table-cell office:value-type="float" office:value="0.9155862035900878" table:formula="of:=1-EXP(-[.A1367]/[.$D$1])" table:style-name="ce1">
            <text:p>0,915586204</text:p>
          </table:table-cell>
          <table:table-cell office:value-type="float" office:value="-36561567832.142807" table:formula="of:=([.$D$2]-[.$D$1]*[.$D$1])*[.A1367]*[.G1367]" table:style-name="ce1">
            <text:p>-36561567832</text:p>
          </table:table-cell>
          <table:table-cell table:number-columns-repeated="16376"/>
        </table:table-row>
        <table:table-row table:style-name="ro1">
          <table:table-cell office:value-type="float" office:value="6253" table:style-name="ce1">
            <text:p>6253</text:p>
          </table:table-cell>
          <table:table-cell office:value-type="float" office:value="24.81" table:style-name="ce1">
            <text:p>24,81</text:p>
          </table:table-cell>
          <table:table-cell office:value-type="float" office:value="75.2" table:style-name="ce1">
            <text:p>75,2</text:p>
          </table:table-cell>
          <table:table-cell office:value-type="float" office:value="5.8699999999999974" table:formula="of:=[.B1368]-[.$B$5]" table:style-name="ce2">
            <text:p>5,87</text:p>
          </table:table-cell>
          <table:table-cell office:value-type="float" office:value="6.570335416794804" table:formula="of:=[.$D$2]*(1-EXP(-[.A1368]/[.$D$1]))" table:style-name="ce1">
            <text:p>6,570335417</text:p>
          </table:table-cell>
          <table:table-cell office:value-type="float" office:value="-0.7003354167948066" table:formula="of:=[.D1368]-[.E1368]" table:style-name="ce2">
            <text:p>-0,70</text:p>
          </table:table-cell>
          <table:table-cell office:value-type="float" office:value="0.9157196700371778" table:formula="of:=1-EXP(-[.A1368]/[.$D$1])" table:style-name="ce1">
            <text:p>0,91571967</text:p>
          </table:table-cell>
          <table:table-cell office:value-type="float" office:value="-36590304029.065735" table:formula="of:=([.$D$2]-[.$D$1]*[.$D$1])*[.A1368]*[.G1368]" table:style-name="ce1">
            <text:p>-36590304029</text:p>
          </table:table-cell>
          <table:table-cell table:number-columns-repeated="16376"/>
        </table:table-row>
        <table:table-row table:style-name="ro1">
          <table:table-cell office:value-type="float" office:value="6258" table:style-name="ce1">
            <text:p>6258</text:p>
          </table:table-cell>
          <table:table-cell office:value-type="float" office:value="24.81" table:style-name="ce1">
            <text:p>24,81</text:p>
          </table:table-cell>
          <table:table-cell office:value-type="float" office:value="75.400000000000006" table:style-name="ce1">
            <text:p>75,4</text:p>
          </table:table-cell>
          <table:table-cell office:value-type="float" office:value="5.8699999999999974" table:formula="of:=[.B1369]-[.$B$5]" table:style-name="ce2">
            <text:p>5,87</text:p>
          </table:table-cell>
          <table:table-cell office:value-type="float" office:value="6.5715303235872646" table:formula="of:=[.$D$2]*(1-EXP(-[.A1369]/[.$D$1]))" table:style-name="ce1">
            <text:p>6,571530324</text:p>
          </table:table-cell>
          <table:table-cell office:value-type="float" office:value="-0.70153032358726719" table:formula="of:=[.D1369]-[.E1369]" table:style-name="ce2">
            <text:p>-0,70</text:p>
          </table:table-cell>
          <table:table-cell office:value-type="float" office:value="0.91588620638339235" table:formula="of:=1-EXP(-[.A1369]/[.$D$1])" table:style-name="ce1">
            <text:p>0,915886206</text:p>
          </table:table-cell>
          <table:table-cell office:value-type="float" office:value="-36626222004.585106" table:formula="of:=([.$D$2]-[.$D$1]*[.$D$1])*[.A1369]*[.G1369]" table:style-name="ce1">
            <text:p>-36626222005</text:p>
          </table:table-cell>
          <table:table-cell table:number-columns-repeated="16376"/>
        </table:table-row>
        <table:table-row table:style-name="ro1">
          <table:table-cell office:value-type="float" office:value="6262" table:style-name="ce1">
            <text:p>6262</text:p>
          </table:table-cell>
          <table:table-cell office:value-type="float" office:value="24.81" table:style-name="ce1">
            <text:p>24,81</text:p>
          </table:table-cell>
          <table:table-cell office:value-type="float" office:value="76" table:style-name="ce1">
            <text:p>76</text:p>
          </table:table-cell>
          <table:table-cell office:value-type="float" office:value="5.8699999999999974" table:formula="of:=[.B1370]-[.$B$5]" table:style-name="ce2">
            <text:p>5,87</text:p>
          </table:table-cell>
          <table:table-cell office:value-type="float" office:value="6.5724845487955506" table:formula="of:=[.$D$2]*(1-EXP(-[.A1370]/[.$D$1]))" table:style-name="ce1">
            <text:p>6,572484549</text:p>
          </table:table-cell>
          <table:table-cell office:value-type="float" office:value="-0.70248454879555311" table:formula="of:=[.D1370]-[.E1370]" table:style-name="ce2">
            <text:p>-0,70</text:p>
          </table:table-cell>
          <table:table-cell office:value-type="float" office:value="0.91601919849679947" table:formula="of:=1-EXP(-[.A1370]/[.$D$1])" table:style-name="ce1">
            <text:p>0,916019198</text:p>
          </table:table-cell>
          <table:table-cell office:value-type="float" office:value="-36654954565.042641" table:formula="of:=([.$D$2]-[.$D$1]*[.$D$1])*[.A1370]*[.G1370]" table:style-name="ce1">
            <text:p>-36654954565</text:p>
          </table:table-cell>
          <table:table-cell table:number-columns-repeated="16376"/>
        </table:table-row>
        <table:table-row table:style-name="ro1">
          <table:table-cell office:value-type="float" office:value="6267" table:style-name="ce1">
            <text:p>6267</text:p>
          </table:table-cell>
          <table:table-cell office:value-type="float" office:value="24.81" table:style-name="ce1">
            <text:p>24,81</text:p>
          </table:table-cell>
          <table:table-cell office:value-type="float" office:value="76.5" table:style-name="ce1">
            <text:p>76,5</text:p>
          </table:table-cell>
          <table:table-cell office:value-type="float" office:value="5.8699999999999974" table:formula="of:=[.B1371]-[.$B$5]" table:style-name="ce2">
            <text:p>5,87</text:p>
          </table:table-cell>
          <table:table-cell office:value-type="float" office:value="6.573675208943615" table:formula="of:=[.$D$2]*(1-EXP(-[.A1371]/[.$D$1]))" table:style-name="ce1">
            <text:p>6,573675209</text:p>
          </table:table-cell>
          <table:table-cell office:value-type="float" office:value="-0.70367520894361757" table:formula="of:=[.D1371]-[.E1371]" table:style-name="ce2">
            <text:p>-0,70</text:p>
          </table:table-cell>
          <table:table-cell office:value-type="float" office:value="0.91618514298041365" table:formula="of:=1-EXP(-[.A1371]/[.$D$1])" table:style-name="ce1">
            <text:p>0,916185143</text:p>
          </table:table-cell>
          <table:table-cell office:value-type="float" office:value="-36690867986.046143" table:formula="of:=([.$D$2]-[.$D$1]*[.$D$1])*[.A1371]*[.G1371]" table:style-name="ce1">
            <text:p>-36690867986</text:p>
          </table:table-cell>
          <table:table-cell table:number-columns-repeated="16376"/>
        </table:table-row>
        <table:table-row table:style-name="ro1">
          <table:table-cell office:value-type="float" office:value="6271" table:style-name="ce1">
            <text:p>6271</text:p>
          </table:table-cell>
          <table:table-cell office:value-type="float" office:value="24.81" table:style-name="ce1">
            <text:p>24,81</text:p>
          </table:table-cell>
          <table:table-cell office:value-type="float" office:value="77.5" table:style-name="ce1">
            <text:p>77,5</text:p>
          </table:table-cell>
          <table:table-cell office:value-type="float" office:value="5.8699999999999974" table:formula="of:=[.B1372]-[.$B$5]" table:style-name="ce2">
            <text:p>5,87</text:p>
          </table:table-cell>
          <table:table-cell office:value-type="float" office:value="6.5746260428789096" table:formula="of:=[.$D$2]*(1-EXP(-[.A1372]/[.$D$1]))" table:style-name="ce1">
            <text:p>6,574626043</text:p>
          </table:table-cell>
          <table:table-cell office:value-type="float" office:value="-0.70462604287891217" table:formula="of:=[.D1372]-[.E1372]" table:style-name="ce2">
            <text:p>-0,70</text:p>
          </table:table-cell>
          <table:table-cell office:value-type="float" office:value="0.9163176624458983" table:formula="of:=1-EXP(-[.A1372]/[.$D$1])" table:style-name="ce1">
            <text:p>0,916317662</text:p>
          </table:table-cell>
          <table:table-cell office:value-type="float" office:value="-36719596895.779251" table:formula="of:=([.$D$2]-[.$D$1]*[.$D$1])*[.A1372]*[.G1372]" table:style-name="ce1">
            <text:p>-36719596896</text:p>
          </table:table-cell>
          <table:table-cell table:number-columns-repeated="16376"/>
        </table:table-row>
        <table:table-row table:style-name="ro1">
          <table:table-cell office:value-type="float" office:value="6276" table:style-name="ce1">
            <text:p>6276</text:p>
          </table:table-cell>
          <table:table-cell office:value-type="float" office:value="24.81" table:style-name="ce1">
            <text:p>24,81</text:p>
          </table:table-cell>
          <table:table-cell office:value-type="float" office:value="79.3" table:style-name="ce1">
            <text:p>79,3</text:p>
          </table:table-cell>
          <table:table-cell office:value-type="float" office:value="5.8699999999999974" table:formula="of:=[.B1373]-[.$B$5]" table:style-name="ce2">
            <text:p>5,87</text:p>
          </table:table-cell>
          <table:table-cell office:value-type="float" office:value="6.5758124714749595" table:formula="of:=[.$D$2]*(1-EXP(-[.A1373]/[.$D$1]))" table:style-name="ce1">
            <text:p>6,575812471</text:p>
          </table:table-cell>
          <table:table-cell office:value-type="float" office:value="-0.70581247147496207" table:formula="of:=[.D1373]-[.E1373]" table:style-name="ce2">
            <text:p>-0,71</text:p>
          </table:table-cell>
          <table:table-cell office:value-type="float" office:value="0.91648301717036484" table:formula="of:=1-EXP(-[.A1373]/[.$D$1])" table:style-name="ce1">
            <text:p>0,916483017</text:p>
          </table:table-cell>
          <table:table-cell office:value-type="float" office:value="-36755505744.535271" table:formula="of:=([.$D$2]-[.$D$1]*[.$D$1])*[.A1373]*[.G1373]" table:style-name="ce1">
            <text:p>-36755505745</text:p>
          </table:table-cell>
          <table:table-cell table:number-columns-repeated="16376"/>
        </table:table-row>
        <table:table-row table:style-name="ro1">
          <table:table-cell office:value-type="float" office:value="6281" table:style-name="ce1">
            <text:p>6281</text:p>
          </table:table-cell>
          <table:table-cell office:value-type="float" office:value="24.81" table:style-name="ce1">
            <text:p>24,81</text:p>
          </table:table-cell>
          <table:table-cell office:value-type="float" office:value="80.7" table:style-name="ce1">
            <text:p>80,7</text:p>
          </table:table-cell>
          <table:table-cell office:value-type="float" office:value="5.8699999999999974" table:formula="of:=[.B1374]-[.$B$5]" table:style-name="ce2">
            <text:p>5,87</text:p>
          </table:table-cell>
          <table:table-cell office:value-type="float" office:value="6.5769965557104255" table:formula="of:=[.$D$2]*(1-EXP(-[.A1374]/[.$D$1]))" table:style-name="ce1">
            <text:p>6,576996556</text:p>
          </table:table-cell>
          <table:table-cell office:value-type="float" office:value="-0.70699655571042808" table:formula="of:=[.D1374]-[.E1374]" table:style-name="ce2">
            <text:p>-0,71</text:p>
          </table:table-cell>
          <table:table-cell office:value-type="float" office:value="0.91664804515700704" table:formula="of:=1-EXP(-[.A1374]/[.$D$1])" table:style-name="ce1">
            <text:p>0,916648045</text:p>
          </table:table-cell>
          <table:table-cell office:value-type="float" office:value="-36791412045.559593" table:formula="of:=([.$D$2]-[.$D$1]*[.$D$1])*[.A1374]*[.G1374]" table:style-name="ce1">
            <text:p>-36791412046</text:p>
          </table:table-cell>
          <table:table-cell table:number-columns-repeated="16376"/>
        </table:table-row>
        <table:table-row table:style-name="ro1">
          <table:table-cell office:value-type="float" office:value="6285" table:style-name="ce1">
            <text:p>6285</text:p>
          </table:table-cell>
          <table:table-cell office:value-type="float" office:value="24.81" table:style-name="ce1">
            <text:p>24,81</text:p>
          </table:table-cell>
          <table:table-cell office:value-type="float" office:value="82.6" table:style-name="ce1">
            <text:p>82,6</text:p>
          </table:table-cell>
          <table:table-cell office:value-type="float" office:value="5.8699999999999974" table:formula="of:=[.B1375]-[.$B$5]" table:style-name="ce2">
            <text:p>5,87</text:p>
          </table:table-cell>
          <table:table-cell office:value-type="float" office:value="6.5779421382724692" table:formula="of:=[.$D$2]*(1-EXP(-[.A1375]/[.$D$1]))" table:style-name="ce1">
            <text:p>6,577942138</text:p>
          </table:table-cell>
          <table:table-cell office:value-type="float" office:value="-0.70794213827247177" table:formula="of:=[.D1375]-[.E1375]" table:style-name="ce2">
            <text:p>-0,71</text:p>
          </table:table-cell>
          <table:table-cell office:value-type="float" office:value="0.91677983272899222" table:formula="of:=1-EXP(-[.A1375]/[.$D$1])" table:style-name="ce1">
            <text:p>0,916779833</text:p>
          </table:table-cell>
          <table:table-cell office:value-type="float" office:value="-36820135248.392654" table:formula="of:=([.$D$2]-[.$D$1]*[.$D$1])*[.A1375]*[.G1375]" table:style-name="ce1">
            <text:p>-36820135248</text:p>
          </table:table-cell>
          <table:table-cell table:number-columns-repeated="16376"/>
        </table:table-row>
        <table:table-row table:style-name="ro1">
          <table:table-cell office:value-type="float" office:value="6290" table:style-name="ce1">
            <text:p>6290</text:p>
          </table:table-cell>
          <table:table-cell office:value-type="float" office:value="24.81" table:style-name="ce1">
            <text:p>24,81</text:p>
          </table:table-cell>
          <table:table-cell office:value-type="float" office:value="84.9" table:style-name="ce1">
            <text:p>84,9</text:p>
          </table:table-cell>
          <table:table-cell office:value-type="float" office:value="5.8699999999999974" table:formula="of:=[.B1376]-[.$B$5]" table:style-name="ce2">
            <text:p>5,87</text:p>
          </table:table-cell>
          <table:table-cell office:value-type="float" office:value="6.5791220143264146" table:formula="of:=[.$D$2]*(1-EXP(-[.A1376]/[.$D$1]))" table:style-name="ce1">
            <text:p>6,579122014</text:p>
          </table:table-cell>
          <table:table-cell office:value-type="float" office:value="-0.70912201432641719" table:formula="of:=[.D1376]-[.E1376]" table:style-name="ce2">
            <text:p>-0,71</text:p>
          </table:table-cell>
          <table:table-cell office:value-type="float" office:value="0.9169442742136753" table:formula="of:=1-EXP(-[.A1376]/[.$D$1])" table:style-name="ce1">
            <text:p>0,916944274</text:p>
          </table:table-cell>
          <table:table-cell office:value-type="float" office:value="-36856036949.951431" table:formula="of:=([.$D$2]-[.$D$1]*[.$D$1])*[.A1376]*[.G1376]" table:style-name="ce1">
            <text:p>-36856036950</text:p>
          </table:table-cell>
          <table:table-cell table:number-columns-repeated="16376"/>
        </table:table-row>
        <table:table-row table:style-name="ro1">
          <table:table-cell office:value-type="float" office:value="6294" table:style-name="ce1">
            <text:p>6294</text:p>
          </table:table-cell>
          <table:table-cell office:value-type="float" office:value="24.81" table:style-name="ce1">
            <text:p>24,81</text:p>
          </table:table-cell>
          <table:table-cell office:value-type="float" office:value="86.4" table:style-name="ce1">
            <text:p>86,4</text:p>
          </table:table-cell>
          <table:table-cell office:value-type="float" office:value="5.8699999999999974" table:formula="of:=[.B1377]-[.$B$5]" table:style-name="ce2">
            <text:p>5,87</text:p>
          </table:table-cell>
          <table:table-cell office:value-type="float" office:value="6.5800642363310384" table:formula="of:=[.$D$2]*(1-EXP(-[.A1377]/[.$D$1]))" table:style-name="ce1">
            <text:p>6,580064236</text:p>
          </table:table-cell>
          <table:table-cell office:value-type="float" office:value="-0.71006423633104099" table:formula="of:=[.D1377]-[.E1377]" table:style-name="ce2">
            <text:p>-0,71</text:p>
          </table:table-cell>
          <table:table-cell office:value-type="float" office:value="0.91707559341862332" table:formula="of:=1-EXP(-[.A1377]/[.$D$1])" table:style-name="ce1">
            <text:p>0,917075593</text:p>
          </table:table-cell>
          <table:table-cell office:value-type="float" office:value="-36884756466.287399" table:formula="of:=([.$D$2]-[.$D$1]*[.$D$1])*[.A1377]*[.G1377]" table:style-name="ce1">
            <text:p>-36884756466</text:p>
          </table:table-cell>
          <table:table-cell table:number-columns-repeated="16376"/>
        </table:table-row>
        <table:table-row table:style-name="ro1">
          <table:table-cell office:value-type="float" office:value="6299" table:style-name="ce1">
            <text:p>6299</text:p>
          </table:table-cell>
          <table:table-cell office:value-type="float" office:value="24.81" table:style-name="ce1">
            <text:p>24,81</text:p>
          </table:table-cell>
          <table:table-cell office:value-type="float" office:value="88.3" table:style-name="ce1">
            <text:p>88,3</text:p>
          </table:table-cell>
          <table:table-cell office:value-type="float" office:value="5.8699999999999974" table:formula="of:=[.B1378]-[.$B$5]" table:style-name="ce2">
            <text:p>5,87</text:p>
          </table:table-cell>
          <table:table-cell office:value-type="float" office:value="6.5812399191591489" table:formula="of:=[.$D$2]*(1-EXP(-[.A1378]/[.$D$1]))" table:style-name="ce1">
            <text:p>6,581239919</text:p>
          </table:table-cell>
          <table:table-cell office:value-type="float" office:value="-0.71123991915915141" table:formula="of:=[.D1378]-[.E1378]" table:style-name="ce2">
            <text:p>-0,71</text:p>
          </table:table-cell>
          <table:table-cell office:value-type="float" office:value="0.91723945048574873" table:formula="of:=1-EXP(-[.A1378]/[.$D$1])" table:style-name="ce1">
            <text:p>0,91723945</text:p>
          </table:table-cell>
          <table:table-cell office:value-type="float" office:value="-36920653551.115982" table:formula="of:=([.$D$2]-[.$D$1]*[.$D$1])*[.A1378]*[.G1378]" table:style-name="ce1">
            <text:p>-36920653551</text:p>
          </table:table-cell>
          <table:table-cell table:number-columns-repeated="16376"/>
        </table:table-row>
        <table:table-row table:style-name="ro1">
          <table:table-cell office:value-type="float" office:value="6303" table:style-name="ce1">
            <text:p>6303</text:p>
          </table:table-cell>
          <table:table-cell office:value-type="float" office:value="24.81" table:style-name="ce1">
            <text:p>24,81</text:p>
          </table:table-cell>
          <table:table-cell office:value-type="float" office:value="82.3" table:style-name="ce1">
            <text:p>82,3</text:p>
          </table:table-cell>
          <table:table-cell office:value-type="float" office:value="5.8699999999999974" table:formula="of:=[.B1379]-[.$B$5]" table:style-name="ce2">
            <text:p>5,87</text:p>
          </table:table-cell>
          <table:table-cell office:value-type="float" office:value="6.5821787925496196" table:formula="of:=[.$D$2]*(1-EXP(-[.A1379]/[.$D$1]))" table:style-name="ce1">
            <text:p>6,582178793</text:p>
          </table:table-cell>
          <table:table-cell office:value-type="float" office:value="-0.71217879254962213" table:formula="of:=[.D1379]-[.E1379]" table:style-name="ce2">
            <text:p>-0,71</text:p>
          </table:table-cell>
          <table:table-cell office:value-type="float" office:value="0.91737030298821476" table:formula="of:=1-EXP(-[.A1379]/[.$D$1])" table:style-name="ce1">
            <text:p>0,917370303</text:p>
          </table:table-cell>
          <table:table-cell office:value-type="float" office:value="-36949369367.215553" table:formula="of:=([.$D$2]-[.$D$1]*[.$D$1])*[.A1379]*[.G1379]" table:style-name="ce1">
            <text:p>-36949369367</text:p>
          </table:table-cell>
          <table:table-cell table:number-columns-repeated="16376"/>
        </table:table-row>
        <table:table-row table:style-name="ro1">
          <table:table-cell office:value-type="float" office:value="6308" table:style-name="ce1">
            <text:p>6308</text:p>
          </table:table-cell>
          <table:table-cell office:value-type="float" office:value="24.81" table:style-name="ce1">
            <text:p>24,81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5.8699999999999974" table:formula="of:=[.B1380]-[.$B$5]" table:style-name="ce2">
            <text:p>5,87</text:p>
          </table:table-cell>
          <table:table-cell office:value-type="float" office:value="6.5833502970544293" table:formula="of:=[.$D$2]*(1-EXP(-[.A1380]/[.$D$1]))" table:style-name="ce1">
            <text:p>6,583350297</text:p>
          </table:table-cell>
          <table:table-cell office:value-type="float" office:value="-0.71335029705443187" table:formula="of:=[.D1380]-[.E1380]" table:style-name="ce2">
            <text:p>-0,71</text:p>
          </table:table-cell>
          <table:table-cell office:value-type="float" office:value="0.91753357771477573" table:formula="of:=1-EXP(-[.A1380]/[.$D$1])" table:style-name="ce1">
            <text:p>0,917533578</text:p>
          </table:table-cell>
          <table:table-cell office:value-type="float" office:value="-36985261818.23008" table:formula="of:=([.$D$2]-[.$D$1]*[.$D$1])*[.A1380]*[.G1380]" table:style-name="ce1">
            <text:p>-36985261818</text:p>
          </table:table-cell>
          <table:table-cell table:number-columns-repeated="16376"/>
        </table:table-row>
        <table:table-row table:style-name="ro1">
          <table:table-cell office:value-type="float" office:value="6313" table:style-name="ce1">
            <text:p>6313</text:p>
          </table:table-cell>
          <table:table-cell office:value-type="float" office:value="24.81" table:style-name="ce1">
            <text:p>24,81</text:p>
          </table:table-cell>
          <table:table-cell office:value-type="float" office:value="73.2" table:style-name="ce1">
            <text:p>73,2</text:p>
          </table:table-cell>
          <table:table-cell office:value-type="float" office:value="5.8699999999999974" table:formula="of:=[.B1381]-[.$B$5]" table:style-name="ce2">
            <text:p>5,87</text:p>
          </table:table-cell>
          <table:table-cell office:value-type="float" office:value="6.5845194866883814" table:formula="of:=[.$D$2]*(1-EXP(-[.A1381]/[.$D$1]))" table:style-name="ce1">
            <text:p>6,584519487</text:p>
          </table:table-cell>
          <table:table-cell office:value-type="float" office:value="-0.71451948668838394" table:formula="of:=[.D1381]-[.E1381]" table:style-name="ce2">
            <text:p>-0,71</text:p>
          </table:table-cell>
          <table:table-cell office:value-type="float" office:value="0.91769652981354932" table:formula="of:=1-EXP(-[.A1381]/[.$D$1])" table:style-name="ce1">
            <text:p>0,91769653</text:p>
          </table:table-cell>
          <table:table-cell office:value-type="float" office:value="-37021151687.587769" table:formula="of:=([.$D$2]-[.$D$1]*[.$D$1])*[.A1381]*[.G1381]" table:style-name="ce1">
            <text:p>-37021151688</text:p>
          </table:table-cell>
          <table:table-cell table:number-columns-repeated="16376"/>
        </table:table-row>
        <table:table-row table:style-name="ro1">
          <table:table-cell office:value-type="float" office:value="6317" table:style-name="ce1">
            <text:p>6317</text:p>
          </table:table-cell>
          <table:table-cell office:value-type="float" office:value="24.81" table:style-name="ce1">
            <text:p>24,81</text:p>
          </table:table-cell>
          <table:table-cell office:value-type="float" office:value="69.2" table:style-name="ce1">
            <text:p>69,2</text:p>
          </table:table-cell>
          <table:table-cell office:value-type="float" office:value="5.8699999999999974" table:formula="of:=[.B1382]-[.$B$5]" table:style-name="ce2">
            <text:p>5,87</text:p>
          </table:table-cell>
          <table:table-cell office:value-type="float" office:value="6.5854531747626508" table:formula="of:=[.$D$2]*(1-EXP(-[.A1382]/[.$D$1]))" table:style-name="ce1">
            <text:p>6,585453175</text:p>
          </table:table-cell>
          <table:table-cell office:value-type="float" office:value="-0.71545317476265335" table:formula="of:=[.D1382]-[.E1382]" table:style-name="ce2">
            <text:p>-0,72</text:p>
          </table:table-cell>
          <table:table-cell office:value-type="float" office:value="0.91782665962900778" table:formula="of:=1-EXP(-[.A1382]/[.$D$1])" table:style-name="ce1">
            <text:p>0,91782666</text:p>
          </table:table-cell>
          <table:table-cell office:value-type="float" office:value="-37049861720.794556" table:formula="of:=([.$D$2]-[.$D$1]*[.$D$1])*[.A1382]*[.G1382]" table:style-name="ce1">
            <text:p>-37049861721</text:p>
          </table:table-cell>
          <table:table-cell table:number-columns-repeated="16376"/>
        </table:table-row>
        <table:table-row table:style-name="ro1">
          <table:table-cell office:value-type="float" office:value="6322" table:style-name="ce1">
            <text:p>6322</text:p>
          </table:table-cell>
          <table:table-cell office:value-type="float" office:value="24.81" table:style-name="ce1">
            <text:p>24,81</text:p>
          </table:table-cell>
          <table:table-cell office:value-type="float" office:value="73.3" table:style-name="ce1">
            <text:p>73,3</text:p>
          </table:table-cell>
          <table:table-cell office:value-type="float" office:value="5.8699999999999974" table:formula="of:=[.B1383]-[.$B$5]" table:style-name="ce2">
            <text:p>5,87</text:p>
          </table:table-cell>
          <table:table-cell office:value-type="float" office:value="6.586618209149818" table:formula="of:=[.$D$2]*(1-EXP(-[.A1383]/[.$D$1]))" table:style-name="ce1">
            <text:p>6,586618209</text:p>
          </table:table-cell>
          <table:table-cell office:value-type="float" office:value="-0.71661820914982055" table:formula="of:=[.D1383]-[.E1383]" table:style-name="ce2">
            <text:p>-0,72</text:p>
          </table:table-cell>
          <table:table-cell office:value-type="float" office:value="0.91798903260343334" table:formula="of:=1-EXP(-[.A1383]/[.$D$1])" table:style-name="ce1">
            <text:p>0,917989033</text:p>
          </table:table-cell>
          <table:table-cell office:value-type="float" office:value="-37085746930.120186" table:formula="of:=([.$D$2]-[.$D$1]*[.$D$1])*[.A1383]*[.G1383]" table:style-name="ce1">
            <text:p>-37085746930</text:p>
          </table:table-cell>
          <table:table-cell table:number-columns-repeated="16376"/>
        </table:table-row>
        <table:table-row table:style-name="ro1">
          <table:table-cell office:value-type="float" office:value="6326" table:style-name="ce1">
            <text:p>6326</text:p>
          </table:table-cell>
          <table:table-cell office:value-type="float" office:value="24.81" table:style-name="ce1">
            <text:p>24,81</text:p>
          </table:table-cell>
          <table:table-cell office:value-type="float" office:value="79.3" table:style-name="ce1">
            <text:p>79,3</text:p>
          </table:table-cell>
          <table:table-cell office:value-type="float" office:value="5.8699999999999974" table:formula="of:=[.B1384]-[.$B$5]" table:style-name="ce2">
            <text:p>5,87</text:p>
          </table:table-cell>
          <table:table-cell office:value-type="float" office:value="6.5875485789391348" table:formula="of:=[.$D$2]*(1-EXP(-[.A1384]/[.$D$1]))" table:style-name="ce1">
            <text:p>6,587548579</text:p>
          </table:table-cell>
          <table:table-cell office:value-type="float" office:value="-0.71754857893913737" table:formula="of:=[.D1384]-[.E1384]" table:style-name="ce2">
            <text:p>-0,72</text:p>
          </table:table-cell>
          <table:table-cell office:value-type="float" office:value="0.91811869994344597" table:formula="of:=1-EXP(-[.A1384]/[.$D$1])" table:style-name="ce1">
            <text:p>0,9181187</text:p>
          </table:table-cell>
          <table:table-cell office:value-type="float" office:value="-37114453228.632271" table:formula="of:=([.$D$2]-[.$D$1]*[.$D$1])*[.A1384]*[.G1384]" table:style-name="ce1">
            <text:p>-37114453229</text:p>
          </table:table-cell>
          <table:table-cell table:number-columns-repeated="16376"/>
        </table:table-row>
        <table:table-row table:style-name="ro1">
          <table:table-cell office:value-type="float" office:value="6331" table:style-name="ce1">
            <text:p>6331</text:p>
          </table:table-cell>
          <table:table-cell office:value-type="float" office:value="24.81" table:style-name="ce1">
            <text:p>24,81</text:p>
          </table:table-cell>
          <table:table-cell office:value-type="float" office:value="82.4" table:style-name="ce1">
            <text:p>82,4</text:p>
          </table:table-cell>
          <table:table-cell office:value-type="float" office:value="5.8699999999999974" table:formula="of:=[.B1385]-[.$B$5]" table:style-name="ce2">
            <text:p>5,87</text:p>
          </table:table-cell>
          <table:table-cell office:value-type="float" office:value="6.588709472847075" table:formula="of:=[.$D$2]*(1-EXP(-[.A1385]/[.$D$1]))" table:style-name="ce1">
            <text:p>6,588709473</text:p>
          </table:table-cell>
          <table:table-cell office:value-type="float" office:value="-0.71870947284707754" table:formula="of:=[.D1385]-[.E1385]" table:style-name="ce2">
            <text:p>-0,72</text:p>
          </table:table-cell>
          <table:table-cell office:value-type="float" office:value="0.91828049585170501" table:formula="of:=1-EXP(-[.A1385]/[.$D$1])" table:style-name="ce1">
            <text:p>0,918280496</text:p>
          </table:table-cell>
          <table:table-cell office:value-type="float" office:value="-37150333761.299225" table:formula="of:=([.$D$2]-[.$D$1]*[.$D$1])*[.A1385]*[.G1385]" table:style-name="ce1">
            <text:p>-37150333761</text:p>
          </table:table-cell>
          <table:table-cell table:number-columns-repeated="16376"/>
        </table:table-row>
        <table:table-row table:style-name="ro1">
          <table:table-cell office:value-type="float" office:value="6336" table:style-name="ce1">
            <text:p>6336</text:p>
          </table:table-cell>
          <table:table-cell office:value-type="float" office:value="24.81" table:style-name="ce1">
            <text:p>24,81</text:p>
          </table:table-cell>
          <table:table-cell office:value-type="float" office:value="82.8" table:style-name="ce1">
            <text:p>82,8</text:p>
          </table:table-cell>
          <table:table-cell office:value-type="float" office:value="5.8699999999999974" table:formula="of:=[.B1386]-[.$B$5]" table:style-name="ce2">
            <text:p>5,87</text:p>
          </table:table-cell>
          <table:table-cell office:value-type="float" office:value="6.5898680728504972" table:formula="of:=[.$D$2]*(1-EXP(-[.A1386]/[.$D$1]))" table:style-name="ce1">
            <text:p>6,589868073</text:p>
          </table:table-cell>
          <table:table-cell office:value-type="float" office:value="-0.71986807285049981" table:formula="of:=[.D1386]-[.E1386]" table:style-name="ce2">
            <text:p>-0,72</text:p>
          </table:table-cell>
          <table:table-cell office:value-type="float" office:value="0.91844197205429379" table:formula="of:=1-EXP(-[.A1386]/[.$D$1])" table:style-name="ce1">
            <text:p>0,918441972</text:p>
          </table:table-cell>
          <table:table-cell office:value-type="float" office:value="-37186211688.703346" table:formula="of:=([.$D$2]-[.$D$1]*[.$D$1])*[.A1386]*[.G1386]" table:style-name="ce1">
            <text:p>-37186211689</text:p>
          </table:table-cell>
          <table:table-cell table:number-columns-repeated="16376"/>
        </table:table-row>
        <table:table-row table:style-name="ro1">
          <table:table-cell office:value-type="float" office:value="6340" table:style-name="ce1">
            <text:p>6340</text:p>
          </table:table-cell>
          <table:table-cell office:value-type="float" office:value="24.81" table:style-name="ce1">
            <text:p>24,81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5.8699999999999974" table:formula="of:=[.B1387]-[.$B$5]" table:style-name="ce2">
            <text:p>5,87</text:p>
          </table:table-cell>
          <table:table-cell office:value-type="float" office:value="6.5907933042882636" table:formula="of:=[.$D$2]*(1-EXP(-[.A1387]/[.$D$1]))" table:style-name="ce1">
            <text:p>6,590793304</text:p>
          </table:table-cell>
          <table:table-cell office:value-type="float" office:value="-0.72079330428826616" table:formula="of:=[.D1387]-[.E1387]" table:style-name="ce2">
            <text:p>-0,72</text:p>
          </table:table-cell>
          <table:table-cell office:value-type="float" office:value="0.91857092325284817" table:formula="of:=1-EXP(-[.A1387]/[.$D$1])" table:style-name="ce1">
            <text:p>0,918570923</text:p>
          </table:table-cell>
          <table:table-cell office:value-type="float" office:value="-37214912151.444939" table:formula="of:=([.$D$2]-[.$D$1]*[.$D$1])*[.A1387]*[.G1387]" table:style-name="ce1">
            <text:p>-37214912151</text:p>
          </table:table-cell>
          <table:table-cell table:number-columns-repeated="16376"/>
        </table:table-row>
        <table:table-row table:style-name="ro1">
          <table:table-cell office:value-type="float" office:value="6345" table:style-name="ce1">
            <text:p>6345</text:p>
          </table:table-cell>
          <table:table-cell office:value-type="float" office:value="24.81" table:style-name="ce1">
            <text:p>24,81</text:p>
          </table:table-cell>
          <table:table-cell office:value-type="float" office:value="78.8" table:style-name="ce1">
            <text:p>78,8</text:p>
          </table:table-cell>
          <table:table-cell office:value-type="float" office:value="5.8699999999999974" table:formula="of:=[.B1388]-[.$B$5]" table:style-name="ce2">
            <text:p>5,87</text:p>
          </table:table-cell>
          <table:table-cell office:value-type="float" office:value="6.5919477866799667" table:formula="of:=[.$D$2]*(1-EXP(-[.A1388]/[.$D$1]))" table:style-name="ce1">
            <text:p>6,591947787</text:p>
          </table:table-cell>
          <table:table-cell office:value-type="float" office:value="-0.72194778667996928" table:formula="of:=[.D1388]-[.E1388]" table:style-name="ce2">
            <text:p>-0,72</text:p>
          </table:table-cell>
          <table:table-cell office:value-type="float" office:value="0.91873182557635691" table:formula="of:=1-EXP(-[.A1388]/[.$D$1])" table:style-name="ce1">
            <text:p>0,918731826</text:p>
          </table:table-cell>
          <table:table-cell office:value-type="float" office:value="-37250785376.678268" table:formula="of:=([.$D$2]-[.$D$1]*[.$D$1])*[.A1388]*[.G1388]" table:style-name="ce1">
            <text:p>-37250785377</text:p>
          </table:table-cell>
          <table:table-cell table:number-columns-repeated="16376"/>
        </table:table-row>
        <table:table-row table:style-name="ro1">
          <table:table-cell office:value-type="float" office:value="6349" table:style-name="ce1">
            <text:p>6349</text:p>
          </table:table-cell>
          <table:table-cell office:value-type="float" office:value="24.75" table:style-name="ce1">
            <text:p>24,75</text:p>
          </table:table-cell>
          <table:table-cell office:value-type="float" office:value="74.7" table:style-name="ce1">
            <text:p>74,7</text:p>
          </table:table-cell>
          <table:table-cell office:value-type="float" office:value="5.8099999999999987" table:formula="of:=[.B1389]-[.$B$5]" table:style-name="ce2">
            <text:p>5,81</text:p>
          </table:table-cell>
          <table:table-cell office:value-type="float" office:value="6.5928697298872834" table:formula="of:=[.$D$2]*(1-EXP(-[.A1389]/[.$D$1]))" table:style-name="ce1">
            <text:p>6,59286973</text:p>
          </table:table-cell>
          <table:table-cell office:value-type="float" office:value="-0.78286972988728465" table:formula="of:=[.D1389]-[.E1389]" table:style-name="ce2">
            <text:p>-0,78</text:p>
          </table:table-cell>
          <table:table-cell office:value-type="float" office:value="0.91886031848821625" table:formula="of:=1-EXP(-[.A1389]/[.$D$1])" table:style-name="ce1">
            <text:p>0,918860318</text:p>
          </table:table-cell>
          <table:table-cell office:value-type="float" office:value="-37279482071.19458" table:formula="of:=([.$D$2]-[.$D$1]*[.$D$1])*[.A1389]*[.G1389]" table:style-name="ce1">
            <text:p>-37279482071</text:p>
          </table:table-cell>
          <table:table-cell table:number-columns-repeated="16376"/>
        </table:table-row>
        <table:table-row table:style-name="ro1">
          <table:table-cell office:value-type="float" office:value="6354" table:style-name="ce1">
            <text:p>6354</text:p>
          </table:table-cell>
          <table:table-cell office:value-type="float" office:value="24.75" table:style-name="ce1">
            <text:p>24,75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5.8099999999999987" table:formula="of:=[.B1390]-[.$B$5]" table:style-name="ce2">
            <text:p>5,81</text:p>
          </table:table-cell>
          <table:table-cell office:value-type="float" office:value="6.5940201093010717" table:formula="of:=[.$D$2]*(1-EXP(-[.A1390]/[.$D$1]))" table:style-name="ce1">
            <text:p>6,594020109</text:p>
          </table:table-cell>
          <table:table-cell office:value-type="float" office:value="-0.78402010930107302" table:formula="of:=[.D1390]-[.E1390]" table:style-name="ce2">
            <text:p>-0,78</text:p>
          </table:table-cell>
          <table:table-cell office:value-type="float" office:value="0.91902064897218505" table:formula="of:=1-EXP(-[.A1390]/[.$D$1])" table:style-name="ce1">
            <text:p>0,919020649</text:p>
          </table:table-cell>
          <table:table-cell office:value-type="float" office:value="-37315350578.080856" table:formula="of:=([.$D$2]-[.$D$1]*[.$D$1])*[.A1390]*[.G1390]" table:style-name="ce1">
            <text:p>-37315350578</text:p>
          </table:table-cell>
          <table:table-cell table:number-columns-repeated="16376"/>
        </table:table-row>
        <table:table-row table:style-name="ro1">
          <table:table-cell office:value-type="float" office:value="6358" table:style-name="ce1">
            <text:p>6358</text:p>
          </table:table-cell>
          <table:table-cell office:value-type="float" office:value="24.75" table:style-name="ce1">
            <text:p>24,75</text:p>
          </table:table-cell>
          <table:table-cell office:value-type="float" office:value="73.900000000000006" table:style-name="ce1">
            <text:p>73,9</text:p>
          </table:table-cell>
          <table:table-cell office:value-type="float" office:value="5.8099999999999987" table:formula="of:=[.B1391]-[.$B$5]" table:style-name="ce2">
            <text:p>5,81</text:p>
          </table:table-cell>
          <table:table-cell office:value-type="float" office:value="6.5949387759641587" table:formula="of:=[.$D$2]*(1-EXP(-[.A1391]/[.$D$1]))" table:style-name="ce1">
            <text:p>6,594938776</text:p>
          </table:table-cell>
          <table:table-cell office:value-type="float" office:value="-0.78493877596415995" table:formula="of:=[.D1391]-[.E1391]" table:style-name="ce2">
            <text:p>-0,78</text:p>
          </table:table-cell>
          <table:table-cell office:value-type="float" office:value="0.91914868522607951" table:formula="of:=1-EXP(-[.A1391]/[.$D$1])" table:style-name="ce1">
            <text:p>0,919148685</text:p>
          </table:table-cell>
          <table:table-cell office:value-type="float" office:value="-37344043491.500732" table:formula="of:=([.$D$2]-[.$D$1]*[.$D$1])*[.A1391]*[.G1391]" table:style-name="ce1">
            <text:p>-37344043492</text:p>
          </table:table-cell>
          <table:table-cell table:number-columns-repeated="16376"/>
        </table:table-row>
        <table:table-row table:style-name="ro1">
          <table:table-cell office:value-type="float" office:value="6363" table:style-name="ce1">
            <text:p>6363</text:p>
          </table:table-cell>
          <table:table-cell office:value-type="float" office:value="24.75" table:style-name="ce1">
            <text:p>24,75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5.8099999999999987" table:formula="of:=[.B1392]-[.$B$5]" table:style-name="ce2">
            <text:p>5,81</text:p>
          </table:table-cell>
          <table:table-cell office:value-type="float" office:value="6.5960850669818303" table:formula="of:=[.$D$2]*(1-EXP(-[.A1392]/[.$D$1]))" table:style-name="ce1">
            <text:p>6,596085067</text:p>
          </table:table-cell>
          <table:table-cell office:value-type="float" office:value="-0.78608506698183156" table:formula="of:=[.D1392]-[.E1392]" table:style-name="ce2">
            <text:p>-0,79</text:p>
          </table:table-cell>
          <table:table-cell office:value-type="float" office:value="0.91930844590280014" table:formula="of:=1-EXP(-[.A1392]/[.$D$1])" table:style-name="ce1">
            <text:p>0,919308446</text:p>
          </table:table-cell>
          <table:table-cell office:value-type="float" office:value="-37379907264.038055" table:formula="of:=([.$D$2]-[.$D$1]*[.$D$1])*[.A1392]*[.G1392]" table:style-name="ce1">
            <text:p>-37379907264</text:p>
          </table:table-cell>
          <table:table-cell table:number-columns-repeated="16376"/>
        </table:table-row>
        <table:table-row table:style-name="ro1">
          <table:table-cell office:value-type="float" office:value="6368" table:style-name="ce1">
            <text:p>6368</text:p>
          </table:table-cell>
          <table:table-cell office:value-type="float" office:value="24.75" table:style-name="ce1">
            <text:p>24,75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5.8099999999999987" table:formula="of:=[.B1393]-[.$B$5]" table:style-name="ce2">
            <text:p>5,81</text:p>
          </table:table-cell>
          <table:table-cell office:value-type="float" office:value="6.5972290929500188" table:formula="of:=[.$D$2]*(1-EXP(-[.A1393]/[.$D$1]))" table:style-name="ce1">
            <text:p>6,597229093</text:p>
          </table:table-cell>
          <table:table-cell office:value-type="float" office:value="-0.78722909295002008" table:formula="of:=[.D1393]-[.E1393]" table:style-name="ce2">
            <text:p>-0,79</text:p>
          </table:table-cell>
          <table:table-cell office:value-type="float" office:value="0.91946789089542946" table:formula="of:=1-EXP(-[.A1393]/[.$D$1])" table:style-name="ce1">
            <text:p>0,919467891</text:p>
          </table:table-cell>
          <table:table-cell office:value-type="float" office:value="-37415768399.530952" table:formula="of:=([.$D$2]-[.$D$1]*[.$D$1])*[.A1393]*[.G1393]" table:style-name="ce1">
            <text:p>-37415768400</text:p>
          </table:table-cell>
          <table:table-cell table:number-columns-repeated="16376"/>
        </table:table-row>
        <table:table-row table:style-name="ro1">
          <table:table-cell office:value-type="float" office:value="6372" table:style-name="ce1">
            <text:p>6372</text:p>
          </table:table-cell>
          <table:table-cell office:value-type="float" office:value="24.75" table:style-name="ce1">
            <text:p>24,75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5.8099999999999987" table:formula="of:=[.B1394]-[.$B$5]" table:style-name="ce2">
            <text:p>5,81</text:p>
          </table:table-cell>
          <table:table-cell office:value-type="float" office:value="6.5981426858969057" table:formula="of:=[.$D$2]*(1-EXP(-[.A1394]/[.$D$1]))" table:style-name="ce1">
            <text:p>6,598142686</text:p>
          </table:table-cell>
          <table:table-cell office:value-type="float" office:value="-0.78814268589690695" table:formula="of:=[.D1394]-[.E1394]" table:style-name="ce2">
            <text:p>-0,79</text:p>
          </table:table-cell>
          <table:table-cell office:value-type="float" office:value="0.91959522001621274" table:formula="of:=1-EXP(-[.A1394]/[.$D$1])" table:style-name="ce1">
            <text:p>0,91959522</text:p>
          </table:table-cell>
          <table:table-cell office:value-type="float" office:value="-37444455405.989227" table:formula="of:=([.$D$2]-[.$D$1]*[.$D$1])*[.A1394]*[.G1394]" table:style-name="ce1">
            <text:p>-37444455406</text:p>
          </table:table-cell>
          <table:table-cell table:number-columns-repeated="16376"/>
        </table:table-row>
        <table:table-row table:style-name="ro1">
          <table:table-cell office:value-type="float" office:value="6377" table:style-name="ce1">
            <text:p>6377</text:p>
          </table:table-cell>
          <table:table-cell office:value-type="float" office:value="24.75" table:style-name="ce1">
            <text:p>24,75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5.8099999999999987" table:formula="of:=[.B1395]-[.$B$5]" table:style-name="ce2">
            <text:p>5,81</text:p>
          </table:table-cell>
          <table:table-cell office:value-type="float" office:value="6.5992826460488336" table:formula="of:=[.$D$2]*(1-EXP(-[.A1395]/[.$D$1]))" table:style-name="ce1">
            <text:p>6,599282646</text:p>
          </table:table-cell>
          <table:table-cell office:value-type="float" office:value="-0.78928264604883491" table:formula="of:=[.D1395]-[.E1395]" table:style-name="ce2">
            <text:p>-0,79</text:p>
          </table:table-cell>
          <table:table-cell office:value-type="float" office:value="0.9197540983485899" table:formula="of:=1-EXP(-[.A1395]/[.$D$1])" table:style-name="ce1">
            <text:p>0,919754098</text:p>
          </table:table-cell>
          <table:table-cell office:value-type="float" office:value="-37480311782.585495" table:formula="of:=([.$D$2]-[.$D$1]*[.$D$1])*[.A1395]*[.G1395]" table:style-name="ce1">
            <text:p>-37480311783</text:p>
          </table:table-cell>
          <table:table-cell table:number-columns-repeated="16376"/>
        </table:table-row>
        <table:table-row table:style-name="ro1">
          <table:table-cell office:value-type="float" office:value="6381" table:style-name="ce1">
            <text:p>6381</text:p>
          </table:table-cell>
          <table:table-cell office:value-type="float" office:value="24.75" table:style-name="ce1">
            <text:p>24,75</text:p>
          </table:table-cell>
          <table:table-cell office:value-type="float" office:value="82.1" table:style-name="ce1">
            <text:p>82,1</text:p>
          </table:table-cell>
          <table:table-cell office:value-type="float" office:value="5.8099999999999987" table:formula="of:=[.B1396]-[.$B$5]" table:style-name="ce2">
            <text:p>5,81</text:p>
          </table:table-cell>
          <table:table-cell office:value-type="float" office:value="6.6001929921279379" table:formula="of:=[.$D$2]*(1-EXP(-[.A1396]/[.$D$1]))" table:style-name="ce1">
            <text:p>6,600192992</text:p>
          </table:table-cell>
          <table:table-cell office:value-type="float" office:value="-0.79019299212793914" table:formula="of:=[.D1396]-[.E1396]" table:style-name="ce2">
            <text:p>-0,79</text:p>
          </table:table-cell>
          <table:table-cell office:value-type="float" office:value="0.9198809749474689" table:formula="of:=1-EXP(-[.A1396]/[.$D$1])" table:style-name="ce1">
            <text:p>0,919880975</text:p>
          </table:table-cell>
          <table:table-cell office:value-type="float" office:value="-37508994975.684326" table:formula="of:=([.$D$2]-[.$D$1]*[.$D$1])*[.A1396]*[.G1396]" table:style-name="ce1">
            <text:p>-37508994976</text:p>
          </table:table-cell>
          <table:table-cell table:number-columns-repeated="16376"/>
        </table:table-row>
        <table:table-row table:style-name="ro1">
          <table:table-cell office:value-type="float" office:value="6386" table:style-name="ce1">
            <text:p>6386</text:p>
          </table:table-cell>
          <table:table-cell office:value-type="float" office:value="24.75" table:style-name="ce1">
            <text:p>24,75</text:p>
          </table:table-cell>
          <table:table-cell office:value-type="float" office:value="84.2" table:style-name="ce1">
            <text:p>84,2</text:p>
          </table:table-cell>
          <table:table-cell office:value-type="float" office:value="5.8099999999999987" table:formula="of:=[.B1397]-[.$B$5]" table:style-name="ce2">
            <text:p>5,81</text:p>
          </table:table-cell>
          <table:table-cell office:value-type="float" office:value="6.6013289009133302" table:formula="of:=[.$D$2]*(1-EXP(-[.A1397]/[.$D$1]))" table:style-name="ce1">
            <text:p>6,601328901</text:p>
          </table:table-cell>
          <table:table-cell office:value-type="float" office:value="-0.79132890091333152" table:formula="of:=[.D1397]-[.E1397]" table:style-name="ce2">
            <text:p>-0,79</text:p>
          </table:table-cell>
          <table:table-cell office:value-type="float" office:value="0.9200392886334785" table:formula="of:=1-EXP(-[.A1397]/[.$D$1])" table:style-name="ce1">
            <text:p>0,920039289</text:p>
          </table:table-cell>
          <table:table-cell office:value-type="float" office:value="-37544846577.822983" table:formula="of:=([.$D$2]-[.$D$1]*[.$D$1])*[.A1397]*[.G1397]" table:style-name="ce1">
            <text:p>-37544846578</text:p>
          </table:table-cell>
          <table:table-cell table:number-columns-repeated="16376"/>
        </table:table-row>
        <table:table-row table:style-name="ro1">
          <table:table-cell office:value-type="float" office:value="6390" table:style-name="ce1">
            <text:p>6390</text:p>
          </table:table-cell>
          <table:table-cell office:value-type="float" office:value="24.75" table:style-name="ce1">
            <text:p>24,75</text:p>
          </table:table-cell>
          <table:table-cell office:value-type="float" office:value="79.5" table:style-name="ce1">
            <text:p>79,5</text:p>
          </table:table-cell>
          <table:table-cell office:value-type="float" office:value="5.8099999999999987" table:formula="of:=[.B1398]-[.$B$5]" table:style-name="ce2">
            <text:p>5,81</text:p>
          </table:table-cell>
          <table:table-cell office:value-type="float" office:value="6.6022360116638721" table:formula="of:=[.$D$2]*(1-EXP(-[.A1398]/[.$D$1]))" table:style-name="ce1">
            <text:p>6,602236012</text:p>
          </table:table-cell>
          <table:table-cell office:value-type="float" office:value="-0.79223601166387336" table:formula="of:=[.D1398]-[.E1398]" table:style-name="ce2">
            <text:p>-0,79</text:p>
          </table:table-cell>
          <table:table-cell office:value-type="float" office:value="0.92016571431869543" table:formula="of:=1-EXP(-[.A1398]/[.$D$1])" table:style-name="ce1">
            <text:p>0,920165714</text:p>
          </table:table-cell>
          <table:table-cell office:value-type="float" office:value="-37573525945.181969" table:formula="of:=([.$D$2]-[.$D$1]*[.$D$1])*[.A1398]*[.G1398]" table:style-name="ce1">
            <text:p>-37573525945</text:p>
          </table:table-cell>
          <table:table-cell table:number-columns-repeated="16376"/>
        </table:table-row>
        <table:table-row table:style-name="ro1">
          <table:table-cell office:value-type="float" office:value="6395" table:style-name="ce1">
            <text:p>6395</text:p>
          </table:table-cell>
          <table:table-cell office:value-type="float" office:value="24.75" table:style-name="ce1">
            <text:p>24,75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5.8099999999999987" table:formula="of:=[.B1399]-[.$B$5]" table:style-name="ce2">
            <text:p>5,81</text:p>
          </table:table-cell>
          <table:table-cell office:value-type="float" office:value="6.603367883481102" table:formula="of:=[.$D$2]*(1-EXP(-[.A1399]/[.$D$1]))" table:style-name="ce1">
            <text:p>6,603367883</text:p>
          </table:table-cell>
          <table:table-cell office:value-type="float" office:value="-0.79336788348110332" table:formula="of:=[.D1399]-[.E1399]" table:style-name="ce2">
            <text:p>-0,79</text:p>
          </table:table-cell>
          <table:table-cell office:value-type="float" office:value="0.92032346536506493" table:formula="of:=1-EXP(-[.A1399]/[.$D$1])" table:style-name="ce1">
            <text:p>0,920323465</text:p>
          </table:table-cell>
          <table:table-cell office:value-type="float" office:value="-37609372757.472755" table:formula="of:=([.$D$2]-[.$D$1]*[.$D$1])*[.A1399]*[.G1399]" table:style-name="ce1">
            <text:p>-37609372757</text:p>
          </table:table-cell>
          <table:table-cell table:number-columns-repeated="16376"/>
        </table:table-row>
        <table:table-row table:style-name="ro1">
          <table:table-cell office:value-type="float" office:value="6400" table:style-name="ce1">
            <text:p>6400</text:p>
          </table:table-cell>
          <table:table-cell office:value-type="float" office:value="24.75" table:style-name="ce1">
            <text:p>24,75</text:p>
          </table:table-cell>
          <table:table-cell office:value-type="float" office:value="76.2" table:style-name="ce1">
            <text:p>76,2</text:p>
          </table:table-cell>
          <table:table-cell office:value-type="float" office:value="5.8099999999999987" table:formula="of:=[.B1400]-[.$B$5]" table:style-name="ce2">
            <text:p>5,81</text:p>
          </table:table-cell>
          <table:table-cell office:value-type="float" office:value="6.6044975187409198" table:formula="of:=[.$D$2]*(1-EXP(-[.A1400]/[.$D$1]))" table:style-name="ce1">
            <text:p>6,604497519</text:p>
          </table:table-cell>
          <table:table-cell office:value-type="float" office:value="-0.79449751874092112" table:formula="of:=[.D1400]-[.E1400]" table:style-name="ce2">
            <text:p>-0,79</text:p>
          </table:table-cell>
          <table:table-cell office:value-type="float" office:value="0.92048090469833521" table:formula="of:=1-EXP(-[.A1400]/[.$D$1])" table:style-name="ce1">
            <text:p>0,920480905</text:p>
          </table:table-cell>
          <table:table-cell office:value-type="float" office:value="-37645216902.149345" table:formula="of:=([.$D$2]-[.$D$1]*[.$D$1])*[.A1400]*[.G1400]" table:style-name="ce1">
            <text:p>-37645216902</text:p>
          </table:table-cell>
          <table:table-cell table:number-columns-repeated="16376"/>
        </table:table-row>
        <table:table-row table:style-name="ro1">
          <table:table-cell office:value-type="float" office:value="6404" table:style-name="ce1">
            <text:p>6404</text:p>
          </table:table-cell>
          <table:table-cell office:value-type="float" office:value="24.75" table:style-name="ce1">
            <text:p>24,75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5.8099999999999987" table:formula="of:=[.B1401]-[.$B$5]" table:style-name="ce2">
            <text:p>5,81</text:p>
          </table:table-cell>
          <table:table-cell office:value-type="float" office:value="6.6053996195975619" table:formula="of:=[.$D$2]*(1-EXP(-[.A1401]/[.$D$1]))" table:style-name="ce1">
            <text:p>6,60539962</text:p>
          </table:table-cell>
          <table:table-cell office:value-type="float" office:value="-0.79539961959756322" table:formula="of:=[.D1401]-[.E1401]" table:style-name="ce2">
            <text:p>-0,80</text:p>
          </table:table-cell>
          <table:table-cell office:value-type="float" office:value="0.92060663214547178" table:formula="of:=1-EXP(-[.A1401]/[.$D$1])" table:style-name="ce1">
            <text:p>0,920606632</text:p>
          </table:table-cell>
          <table:table-cell office:value-type="float" office:value="-37673890294.070038" table:formula="of:=([.$D$2]-[.$D$1]*[.$D$1])*[.A1401]*[.G1401]" table:style-name="ce1">
            <text:p>-37673890294</text:p>
          </table:table-cell>
          <table:table-cell table:number-columns-repeated="16376"/>
        </table:table-row>
        <table:table-row table:style-name="ro1">
          <table:table-cell office:value-type="float" office:value="6409" table:style-name="ce1">
            <text:p>6409</text:p>
          </table:table-cell>
          <table:table-cell office:value-type="float" office:value="24.75" table:style-name="ce1">
            <text:p>24,75</text:p>
          </table:table-cell>
          <table:table-cell office:value-type="float" office:value="73.400000000000006" table:style-name="ce1">
            <text:p>73,4</text:p>
          </table:table-cell>
          <table:table-cell office:value-type="float" office:value="5.8099999999999987" table:formula="of:=[.B1402]-[.$B$5]" table:style-name="ce2">
            <text:p>5,81</text:p>
          </table:table-cell>
          <table:table-cell office:value-type="float" office:value="6.6065252401850412" table:formula="of:=[.$D$2]*(1-EXP(-[.A1402]/[.$D$1]))" table:style-name="ce1">
            <text:p>6,60652524</text:p>
          </table:table-cell>
          <table:table-cell office:value-type="float" office:value="-0.79652524018504245" table:formula="of:=[.D1402]-[.E1402]" table:style-name="ce2">
            <text:p>-0,80</text:p>
          </table:table-cell>
          <table:table-cell office:value-type="float" office:value="0.92076351194651196" table:formula="of:=1-EXP(-[.A1402]/[.$D$1])" table:style-name="ce1">
            <text:p>0,920763512</text:p>
          </table:table-cell>
          <table:table-cell office:value-type="float" office:value="-37709729625.295303" table:formula="of:=([.$D$2]-[.$D$1]*[.$D$1])*[.A1402]*[.G1402]" table:style-name="ce1">
            <text:p>-37709729625</text:p>
          </table:table-cell>
          <table:table-cell table:number-columns-repeated="16376"/>
        </table:table-row>
        <table:table-row table:style-name="ro1">
          <table:table-cell office:value-type="float" office:value="6413" table:style-name="ce1">
            <text:p>6413</text:p>
          </table:table-cell>
          <table:table-cell office:value-type="float" office:value="24.75" table:style-name="ce1">
            <text:p>24,75</text:p>
          </table:table-cell>
          <table:table-cell office:value-type="float" office:value="76.3" table:style-name="ce1">
            <text:p>76,3</text:p>
          </table:table-cell>
          <table:table-cell office:value-type="float" office:value="5.8099999999999987" table:formula="of:=[.B1403]-[.$B$5]" table:style-name="ce2">
            <text:p>5,81</text:p>
          </table:table-cell>
          <table:table-cell office:value-type="float" office:value="6.6074241350162666" table:formula="of:=[.$D$2]*(1-EXP(-[.A1403]/[.$D$1]))" table:style-name="ce1">
            <text:p>6,607424135</text:p>
          </table:table-cell>
          <table:table-cell office:value-type="float" office:value="-0.79742413501626785" table:formula="of:=[.D1403]-[.E1403]" table:style-name="ce2">
            <text:p>-0,80</text:p>
          </table:table-cell>
          <table:table-cell office:value-type="float" office:value="0.92088879256401945" table:formula="of:=1-EXP(-[.A1403]/[.$D$1])" table:style-name="ce1">
            <text:p>0,920888793</text:p>
          </table:table-cell>
          <table:table-cell office:value-type="float" office:value="-37738399160.454094" table:formula="of:=([.$D$2]-[.$D$1]*[.$D$1])*[.A1403]*[.G1403]" table:style-name="ce1">
            <text:p>-37738399160</text:p>
          </table:table-cell>
          <table:table-cell table:number-columns-repeated="16376"/>
        </table:table-row>
        <table:table-row table:style-name="ro1">
          <table:table-cell office:value-type="float" office:value="6418" table:style-name="ce1">
            <text:p>6418</text:p>
          </table:table-cell>
          <table:table-cell office:value-type="float" office:value="24.75" table:style-name="ce1">
            <text:p>24,75</text:p>
          </table:table-cell>
          <table:table-cell office:value-type="float" office:value="79.900000000000006" table:style-name="ce1">
            <text:p>79,9</text:p>
          </table:table-cell>
          <table:table-cell office:value-type="float" office:value="5.8099999999999987" table:formula="of:=[.B1404]-[.$B$5]" table:style-name="ce2">
            <text:p>5,81</text:p>
          </table:table-cell>
          <table:table-cell office:value-type="float" office:value="6.6085457551993709" table:formula="of:=[.$D$2]*(1-EXP(-[.A1404]/[.$D$1]))" table:style-name="ce1">
            <text:p>6,608545755</text:p>
          </table:table-cell>
          <table:table-cell office:value-type="float" office:value="-0.79854575519937221" table:formula="of:=[.D1404]-[.E1404]" table:style-name="ce2">
            <text:p>-0,80</text:p>
          </table:table-cell>
          <table:table-cell office:value-type="float" office:value="0.92104511482138163" table:formula="of:=1-EXP(-[.A1404]/[.$D$1])" table:style-name="ce1">
            <text:p>0,921045115</text:p>
          </table:table-cell>
          <table:table-cell office:value-type="float" office:value="-37774233663.269417" table:formula="of:=([.$D$2]-[.$D$1]*[.$D$1])*[.A1404]*[.G1404]" table:style-name="ce1">
            <text:p>-37774233663</text:p>
          </table:table-cell>
          <table:table-cell table:number-columns-repeated="16376"/>
        </table:table-row>
        <table:table-row table:style-name="ro1">
          <table:table-cell office:value-type="float" office:value="6422" table:style-name="ce1">
            <text:p>6422</text:p>
          </table:table-cell>
          <table:table-cell office:value-type="float" office:value="24.75" table:style-name="ce1">
            <text:p>24,75</text:p>
          </table:table-cell>
          <table:table-cell office:value-type="float" office:value="83.5" table:style-name="ce1">
            <text:p>83,5</text:p>
          </table:table-cell>
          <table:table-cell office:value-type="float" office:value="5.8099999999999987" table:formula="of:=[.B1405]-[.$B$5]" table:style-name="ce2">
            <text:p>5,81</text:p>
          </table:table-cell>
          <table:table-cell office:value-type="float" office:value="6.6094414553992484" table:formula="of:=[.$D$2]*(1-EXP(-[.A1405]/[.$D$1]))" table:style-name="ce1">
            <text:p>6,609441455</text:p>
          </table:table-cell>
          <table:table-cell office:value-type="float" office:value="-0.79944145539924971" table:formula="of:=[.D1405]-[.E1405]" table:style-name="ce2">
            <text:p>-0,80</text:p>
          </table:table-cell>
          <table:table-cell office:value-type="float" office:value="0.92116995019727232" table:formula="of:=1-EXP(-[.A1405]/[.$D$1])" table:style-name="ce1">
            <text:p>0,92116995</text:p>
          </table:table-cell>
          <table:table-cell office:value-type="float" office:value="-37802899329.766396" table:formula="of:=([.$D$2]-[.$D$1]*[.$D$1])*[.A1405]*[.G1405]" table:style-name="ce1">
            <text:p>-37802899330</text:p>
          </table:table-cell>
          <table:table-cell table:number-columns-repeated="16376"/>
        </table:table-row>
        <table:table-row table:style-name="ro1">
          <table:table-cell office:value-type="float" office:value="6427" table:style-name="ce1">
            <text:p>6427</text:p>
          </table:table-cell>
          <table:table-cell office:value-type="float" office:value="24.75" table:style-name="ce1">
            <text:p>24,75</text:p>
          </table:table-cell>
          <table:table-cell office:value-type="float" office:value="83.2" table:style-name="ce1">
            <text:p>83,2</text:p>
          </table:table-cell>
          <table:table-cell office:value-type="float" office:value="5.8099999999999987" table:formula="of:=[.B1406]-[.$B$5]" table:style-name="ce2">
            <text:p>5,81</text:p>
          </table:table-cell>
          <table:table-cell office:value-type="float" office:value="6.6105590893952328" table:formula="of:=[.$D$2]*(1-EXP(-[.A1406]/[.$D$1]))" table:style-name="ce1">
            <text:p>6,610559089</text:p>
          </table:table-cell>
          <table:table-cell office:value-type="float" office:value="-0.80055908939523412" table:formula="of:=[.D1406]-[.E1406]" table:style-name="ce2">
            <text:p>-0,80</text:p>
          </table:table-cell>
          <table:table-cell office:value-type="float" office:value="0.92132571689244125" table:formula="of:=1-EXP(-[.A1406]/[.$D$1])" table:style-name="ce1">
            <text:p>0,921325717</text:p>
          </table:table-cell>
          <table:table-cell office:value-type="float" office:value="-37838728989.380295" table:formula="of:=([.$D$2]-[.$D$1]*[.$D$1])*[.A1406]*[.G1406]" table:style-name="ce1">
            <text:p>-37838728989</text:p>
          </table:table-cell>
          <table:table-cell table:number-columns-repeated="16376"/>
        </table:table-row>
        <table:table-row table:style-name="ro1">
          <table:table-cell office:value-type="float" office:value="6432" table:style-name="ce1">
            <text:p>6432</text:p>
          </table:table-cell>
          <table:table-cell office:value-type="float" office:value="24.75" table:style-name="ce1">
            <text:p>24,75</text:p>
          </table:table-cell>
          <table:table-cell office:value-type="float" office:value="84.1" table:style-name="ce1">
            <text:p>84,1</text:p>
          </table:table-cell>
          <table:table-cell office:value-type="float" office:value="5.8099999999999987" table:formula="of:=[.B1407]-[.$B$5]" table:style-name="ce2">
            <text:p>5,81</text:p>
          </table:table-cell>
          <table:table-cell office:value-type="float" office:value="6.6116745149674703" table:formula="of:=[.$D$2]*(1-EXP(-[.A1407]/[.$D$1]))" table:style-name="ce1">
            <text:p>6,611674515</text:p>
          </table:table-cell>
          <table:table-cell office:value-type="float" office:value="-0.80167451496747155" table:formula="of:=[.D1407]-[.E1407]" table:style-name="ce2">
            <text:p>-0,80</text:p>
          </table:table-cell>
          <table:table-cell office:value-type="float" office:value="0.92148117579555133" table:formula="of:=1-EXP(-[.A1407]/[.$D$1])" table:style-name="ce1">
            <text:p>0,921481176</text:p>
          </table:table-cell>
          <table:table-cell office:value-type="float" office:value="-37874555951.996544" table:formula="of:=([.$D$2]-[.$D$1]*[.$D$1])*[.A1407]*[.G1407]" table:style-name="ce1">
            <text:p>-37874555952</text:p>
          </table:table-cell>
          <table:table-cell table:number-columns-repeated="16376"/>
        </table:table-row>
        <table:table-row table:style-name="ro1">
          <table:table-cell office:value-type="float" office:value="6436" table:style-name="ce1">
            <text:p>6436</text:p>
          </table:table-cell>
          <table:table-cell office:value-type="float" office:value="24.75" table:style-name="ce1">
            <text:p>24,75</text:p>
          </table:table-cell>
          <table:table-cell office:value-type="float" office:value="85.6" table:style-name="ce1">
            <text:p>85,6</text:p>
          </table:table-cell>
          <table:table-cell office:value-type="float" office:value="5.8099999999999987" table:formula="of:=[.B1408]-[.$B$5]" table:style-name="ce2">
            <text:p>5,81</text:p>
          </table:table-cell>
          <table:table-cell office:value-type="float" office:value="6.6125652682929292" table:formula="of:=[.$D$2]*(1-EXP(-[.A1408]/[.$D$1]))" table:style-name="ce1">
            <text:p>6,612565268</text:p>
          </table:table-cell>
          <table:table-cell office:value-type="float" office:value="-0.80256526829293051" table:formula="of:=[.D1408]-[.E1408]" table:style-name="ce2">
            <text:p>-0,80</text:p>
          </table:table-cell>
          <table:table-cell office:value-type="float" office:value="0.92160532171650211" table:formula="of:=1-EXP(-[.A1408]/[.$D$1])" table:style-name="ce1">
            <text:p>0,921605322</text:p>
          </table:table-cell>
          <table:table-cell office:value-type="float" office:value="-37903215577.235962" table:formula="of:=([.$D$2]-[.$D$1]*[.$D$1])*[.A1408]*[.G1408]" table:style-name="ce1">
            <text:p>-37903215577</text:p>
          </table:table-cell>
          <table:table-cell table:number-columns-repeated="16376"/>
        </table:table-row>
        <table:table-row table:style-name="ro1">
          <table:table-cell office:value-type="float" office:value="6441" table:style-name="ce1">
            <text:p>6441</text:p>
          </table:table-cell>
          <table:table-cell office:value-type="float" office:value="24.75" table:style-name="ce1">
            <text:p>24,75</text:p>
          </table:table-cell>
          <table:table-cell office:value-type="float" office:value="87.7" table:style-name="ce1">
            <text:p>87,7</text:p>
          </table:table-cell>
          <table:table-cell office:value-type="float" office:value="5.8099999999999987" table:formula="of:=[.B1409]-[.$B$5]" table:style-name="ce2">
            <text:p>5,81</text:p>
          </table:table-cell>
          <table:table-cell office:value-type="float" office:value="6.6136767296934131" table:formula="of:=[.$D$2]*(1-EXP(-[.A1409]/[.$D$1]))" table:style-name="ce1">
            <text:p>6,61367673</text:p>
          </table:table-cell>
          <table:table-cell office:value-type="float" office:value="-0.80367672969341442" table:formula="of:=[.D1409]-[.E1409]" table:style-name="ce2">
            <text:p>-0,80</text:p>
          </table:table-cell>
          <table:table-cell office:value-type="float" office:value="0.92176022812574088" table:formula="of:=1-EXP(-[.A1409]/[.$D$1])" table:style-name="ce1">
            <text:p>0,921760228</text:p>
          </table:table-cell>
          <table:table-cell office:value-type="float" office:value="-37939037673.971664" table:formula="of:=([.$D$2]-[.$D$1]*[.$D$1])*[.A1409]*[.G1409]" table:style-name="ce1">
            <text:p>-37939037674</text:p>
          </table:table-cell>
          <table:table-cell table:number-columns-repeated="16376"/>
        </table:table-row>
        <table:table-row table:style-name="ro1">
          <table:table-cell office:value-type="float" office:value="6445" table:style-name="ce1">
            <text:p>6445</text:p>
          </table:table-cell>
          <table:table-cell office:value-type="float" office:value="24.75" table:style-name="ce1">
            <text:p>24,75</text:p>
          </table:table-cell>
          <table:table-cell office:value-type="float" office:value="88.5" table:style-name="ce1">
            <text:p>88,5</text:p>
          </table:table-cell>
          <table:table-cell office:value-type="float" office:value="5.8099999999999987" table:formula="of:=[.B1410]-[.$B$5]" table:style-name="ce2">
            <text:p>5,81</text:p>
          </table:table-cell>
          <table:table-cell office:value-type="float" office:value="6.6145643173220643" table:formula="of:=[.$D$2]*(1-EXP(-[.A1410]/[.$D$1]))" table:style-name="ce1">
            <text:p>6,614564317</text:p>
          </table:table-cell>
          <table:table-cell office:value-type="float" office:value="-0.80456431732206557" table:formula="of:=[.D1410]-[.E1410]" table:style-name="ce2">
            <text:p>-0,80</text:p>
          </table:table-cell>
          <table:table-cell office:value-type="float" office:value="0.92188393283773473" table:formula="of:=1-EXP(-[.A1410]/[.$D$1])" table:style-name="ce1">
            <text:p>0,921883933</text:p>
          </table:table-cell>
          <table:table-cell office:value-type="float" office:value="-37967693400.742058" table:formula="of:=([.$D$2]-[.$D$1]*[.$D$1])*[.A1410]*[.G1410]" table:style-name="ce1">
            <text:p>-37967693401</text:p>
          </table:table-cell>
          <table:table-cell table:number-columns-repeated="16376"/>
        </table:table-row>
        <table:table-row table:style-name="ro1">
          <table:table-cell office:value-type="float" office:value="6450" table:style-name="ce1">
            <text:p>6450</text:p>
          </table:table-cell>
          <table:table-cell office:value-type="float" office:value="24.75" table:style-name="ce1">
            <text:p>24,75</text:p>
          </table:table-cell>
          <table:table-cell office:value-type="float" office:value="82.9" table:style-name="ce1">
            <text:p>82,9</text:p>
          </table:table-cell>
          <table:table-cell office:value-type="float" office:value="5.8099999999999987" table:formula="of:=[.B1411]-[.$B$5]" table:style-name="ce2">
            <text:p>5,81</text:p>
          </table:table-cell>
          <table:table-cell office:value-type="float" office:value="6.6156718286392797" table:formula="of:=[.$D$2]*(1-EXP(-[.A1411]/[.$D$1]))" table:style-name="ce1">
            <text:p>6,615671829</text:p>
          </table:table-cell>
          <table:table-cell office:value-type="float" office:value="-0.805671828639281" table:formula="of:=[.D1411]-[.E1411]" table:style-name="ce2">
            <text:p>-0,81</text:p>
          </table:table-cell>
          <table:table-cell office:value-type="float" office:value="0.92203828871664018" table:formula="of:=1-EXP(-[.A1411]/[.$D$1])" table:style-name="ce1">
            <text:p>0,922038289</text:p>
          </table:table-cell>
          <table:table-cell office:value-type="float" office:value="-38003510617.228294" table:formula="of:=([.$D$2]-[.$D$1]*[.$D$1])*[.A1411]*[.G1411]" table:style-name="ce1">
            <text:p>-38003510617</text:p>
          </table:table-cell>
          <table:table-cell table:number-columns-repeated="16376"/>
        </table:table-row>
        <table:table-row table:style-name="ro1">
          <table:table-cell office:value-type="float" office:value="6454" table:style-name="ce1">
            <text:p>6454</text:p>
          </table:table-cell>
          <table:table-cell office:value-type="float" office:value="24.75" table:style-name="ce1">
            <text:p>24,75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5.8099999999999987" table:formula="of:=[.B1412]-[.$B$5]" table:style-name="ce2">
            <text:p>5,81</text:p>
          </table:table-cell>
          <table:table-cell office:value-type="float" office:value="6.6165562618218656" table:formula="of:=[.$D$2]*(1-EXP(-[.A1412]/[.$D$1]))" table:style-name="ce1">
            <text:p>6,616556262</text:p>
          </table:table-cell>
          <table:table-cell office:value-type="float" office:value="-0.8065562618218669" table:formula="of:=[.D1412]-[.E1412]" table:style-name="ce2">
            <text:p>-0,81</text:p>
          </table:table-cell>
          <table:table-cell office:value-type="float" office:value="0.92216155378771369" table:formula="of:=1-EXP(-[.A1412]/[.$D$1])" table:style-name="ce1">
            <text:p>0,922161554</text:p>
          </table:table-cell>
          <table:table-cell office:value-type="float" office:value="-38032162434.100067" table:formula="of:=([.$D$2]-[.$D$1]*[.$D$1])*[.A1412]*[.G1412]" table:style-name="ce1">
            <text:p>-38032162434</text:p>
          </table:table-cell>
          <table:table-cell table:number-columns-repeated="16376"/>
        </table:table-row>
        <table:table-row table:style-name="ro1">
          <table:table-cell office:value-type="float" office:value="6459" table:style-name="ce1">
            <text:p>6459</text:p>
          </table:table-cell>
          <table:table-cell office:value-type="float" office:value="24.75" table:style-name="ce1">
            <text:p>24,75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5.8099999999999987" table:formula="of:=[.B1413]-[.$B$5]" table:style-name="ce2">
            <text:p>5,81</text:p>
          </table:table-cell>
          <table:table-cell office:value-type="float" office:value="6.6176598370942292" table:formula="of:=[.$D$2]*(1-EXP(-[.A1413]/[.$D$1]))" table:style-name="ce1">
            <text:p>6,617659837</text:p>
          </table:table-cell>
          <table:table-cell office:value-type="float" office:value="-0.8076598370942305" table:formula="of:=[.D1413]-[.E1413]" table:style-name="ce2">
            <text:p>-0,81</text:p>
          </table:table-cell>
          <table:table-cell office:value-type="float" office:value="0.92231536109284562" table:formula="of:=1-EXP(-[.A1413]/[.$D$1])" table:style-name="ce1">
            <text:p>0,922315361</text:p>
          </table:table-cell>
          <table:table-cell office:value-type="float" office:value="-38067974756.131523" table:formula="of:=([.$D$2]-[.$D$1]*[.$D$1])*[.A1413]*[.G1413]" table:style-name="ce1">
            <text:p>-38067974756</text:p>
          </table:table-cell>
          <table:table-cell table:number-columns-repeated="16376"/>
        </table:table-row>
        <table:table-row table:style-name="ro1">
          <table:table-cell office:value-type="float" office:value="6464" table:style-name="ce1">
            <text:p>6464</text:p>
          </table:table-cell>
          <table:table-cell office:value-type="float" office:value="24.75" table:style-name="ce1">
            <text:p>24,75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5.8099999999999987" table:formula="of:=[.B1414]-[.$B$5]" table:style-name="ce2">
            <text:p>5,81</text:p>
          </table:table-cell>
          <table:table-cell office:value-type="float" office:value="6.6187612317226199" table:formula="of:=[.$D$2]*(1-EXP(-[.A1414]/[.$D$1]))" table:style-name="ce1">
            <text:p>6,618761232</text:p>
          </table:table-cell>
          <table:table-cell office:value-type="float" office:value="-0.80876123172262115" table:formula="of:=[.D1414]-[.E1414]" table:style-name="ce2">
            <text:p>-0,81</text:p>
          </table:table-cell>
          <table:table-cell office:value-type="float" office:value="0.92246886447763665" table:formula="of:=1-EXP(-[.A1414]/[.$D$1])" table:style-name="ce1">
            <text:p>0,922468864</text:p>
          </table:table-cell>
          <table:table-cell office:value-type="float" office:value="-38103784352.943222" table:formula="of:=([.$D$2]-[.$D$1]*[.$D$1])*[.A1414]*[.G1414]" table:style-name="ce1">
            <text:p>-38103784353</text:p>
          </table:table-cell>
          <table:table-cell table:number-columns-repeated="16376"/>
        </table:table-row>
        <table:table-row table:style-name="ro1">
          <table:table-cell office:value-type="float" office:value="6468" table:style-name="ce1">
            <text:p>6468</text:p>
          </table:table-cell>
          <table:table-cell office:value-type="float" office:value="24.75" table:style-name="ce1">
            <text:p>24,75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5.8099999999999987" table:formula="of:=[.B1415]-[.$B$5]" table:style-name="ce2">
            <text:p>5,81</text:p>
          </table:table-cell>
          <table:table-cell office:value-type="float" office:value="6.6196407802575452" table:formula="of:=[.$D$2]*(1-EXP(-[.A1415]/[.$D$1]))" table:style-name="ce1">
            <text:p>6,61964078</text:p>
          </table:table-cell>
          <table:table-cell office:value-type="float" office:value="-0.80964078025754649" table:formula="of:=[.D1415]-[.E1415]" table:style-name="ce2">
            <text:p>-0,81</text:p>
          </table:table-cell>
          <table:table-cell office:value-type="float" office:value="0.92259144876642729" table:formula="of:=1-EXP(-[.A1415]/[.$D$1])" table:style-name="ce1">
            <text:p>0,922591449</text:p>
          </table:table-cell>
          <table:table-cell office:value-type="float" office:value="-38132430065.339516" table:formula="of:=([.$D$2]-[.$D$1]*[.$D$1])*[.A1415]*[.G1415]" table:style-name="ce1">
            <text:p>-38132430065</text:p>
          </table:table-cell>
          <table:table-cell table:number-columns-repeated="16376"/>
        </table:table-row>
        <table:table-row table:style-name="ro1">
          <table:table-cell office:value-type="float" office:value="6473" table:style-name="ce1">
            <text:p>6473</text:p>
          </table:table-cell>
          <table:table-cell office:value-type="float" office:value="24.75" table:style-name="ce1">
            <text:p>24,75</text:p>
          </table:table-cell>
          <table:table-cell office:value-type="float" office:value="77.8" table:style-name="ce1">
            <text:p>77,8</text:p>
          </table:table-cell>
          <table:table-cell office:value-type="float" office:value="5.8099999999999987" table:formula="of:=[.B1416]-[.$B$5]" table:style-name="ce2">
            <text:p>5,81</text:p>
          </table:table-cell>
          <table:table-cell office:value-type="float" office:value="6.6207382605795182" table:formula="of:=[.$D$2]*(1-EXP(-[.A1416]/[.$D$1]))" table:style-name="ce1">
            <text:p>6,620738261</text:p>
          </table:table-cell>
          <table:table-cell office:value-type="float" office:value="-0.81073826057951948" table:formula="of:=[.D1416]-[.E1416]" table:style-name="ce2">
            <text:p>-0,81</text:p>
          </table:table-cell>
          <table:table-cell office:value-type="float" office:value="0.92274440660717005" table:formula="of:=1-EXP(-[.A1416]/[.$D$1])" table:style-name="ce1">
            <text:p>0,922744407</text:p>
          </table:table-cell>
          <table:table-cell office:value-type="float" office:value="-38168234745.922112" table:formula="of:=([.$D$2]-[.$D$1]*[.$D$1])*[.A1416]*[.G1416]" table:style-name="ce1">
            <text:p>-38168234746</text:p>
          </table:table-cell>
          <table:table-cell table:number-columns-repeated="16376"/>
        </table:table-row>
        <table:table-row table:style-name="ro1">
          <table:table-cell office:value-type="float" office:value="6477" table:style-name="ce1">
            <text:p>6477</text:p>
          </table:table-cell>
          <table:table-cell office:value-type="float" office:value="24.75" table:style-name="ce1">
            <text:p>24,75</text:p>
          </table:table-cell>
          <table:table-cell office:value-type="float" office:value="79.8" table:style-name="ce1">
            <text:p>79,8</text:p>
          </table:table-cell>
          <table:table-cell office:value-type="float" office:value="5.8099999999999987" table:formula="of:=[.B1417]-[.$B$5]" table:style-name="ce2">
            <text:p>5,81</text:p>
          </table:table-cell>
          <table:table-cell office:value-type="float" office:value="6.6216146832389517" table:formula="of:=[.$D$2]*(1-EXP(-[.A1417]/[.$D$1]))" table:style-name="ce1">
            <text:p>6,621614683</text:p>
          </table:table-cell>
          <table:table-cell office:value-type="float" office:value="-0.81161468323895303" table:formula="of:=[.D1417]-[.E1417]" table:style-name="ce2">
            <text:p>-0,81</text:p>
          </table:table-cell>
          <table:table-cell office:value-type="float" office:value="0.92286655523697347" table:formula="of:=1-EXP(-[.A1417]/[.$D$1])" table:style-name="ce1">
            <text:p>0,922866555</text:p>
          </table:table-cell>
          <table:table-cell office:value-type="float" office:value="-38196876519.801781" table:formula="of:=([.$D$2]-[.$D$1]*[.$D$1])*[.A1417]*[.G1417]" table:style-name="ce1">
            <text:p>-38196876520</text:p>
          </table:table-cell>
          <table:table-cell table:number-columns-repeated="16376"/>
        </table:table-row>
        <table:table-row table:style-name="ro1">
          <table:table-cell office:value-type="float" office:value="6482" table:style-name="ce1">
            <text:p>6482</text:p>
          </table:table-cell>
          <table:table-cell office:value-type="float" office:value="24.75" table:style-name="ce1">
            <text:p>24,75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5.8099999999999987" table:formula="of:=[.B1418]-[.$B$5]" table:style-name="ce2">
            <text:p>5,81</text:p>
          </table:table-cell>
          <table:table-cell office:value-type="float" office:value="6.622708263165773" table:formula="of:=[.$D$2]*(1-EXP(-[.A1418]/[.$D$1]))" table:style-name="ce1">
            <text:p>6,622708263</text:p>
          </table:table-cell>
          <table:table-cell office:value-type="float" office:value="-0.81270826316577427" table:formula="of:=[.D1418]-[.E1418]" table:style-name="ce2">
            <text:p>-0,81</text:p>
          </table:table-cell>
          <table:table-cell office:value-type="float" office:value="0.92301896947250672" table:formula="of:=1-EXP(-[.A1418]/[.$D$1])" table:style-name="ce1">
            <text:p>0,923018969</text:p>
          </table:table-cell>
          <table:table-cell office:value-type="float" office:value="-38232676270.363564" table:formula="of:=([.$D$2]-[.$D$1]*[.$D$1])*[.A1418]*[.G1418]" table:style-name="ce1">
            <text:p>-38232676270</text:p>
          </table:table-cell>
          <table:table-cell table:number-columns-repeated="16376"/>
        </table:table-row>
        <table:table-row table:style-name="ro1">
          <table:table-cell office:value-type="float" office:value="6486" table:style-name="ce1">
            <text:p>6486</text:p>
          </table:table-cell>
          <table:table-cell office:value-type="float" office:value="24.75" table:style-name="ce1">
            <text:p>24,75</text:p>
          </table:table-cell>
          <table:table-cell office:value-type="float" office:value="81.2" table:style-name="ce1">
            <text:p>81,2</text:p>
          </table:table-cell>
          <table:table-cell office:value-type="float" office:value="5.8099999999999987" table:formula="of:=[.B1419]-[.$B$5]" table:style-name="ce2">
            <text:p>5,81</text:p>
          </table:table-cell>
          <table:table-cell office:value-type="float" office:value="6.6235815710589359" table:formula="of:=[.$D$2]*(1-EXP(-[.A1419]/[.$D$1]))" table:style-name="ce1">
            <text:p>6,623581571</text:p>
          </table:table-cell>
          <table:table-cell office:value-type="float" office:value="-0.81358157105893714" table:formula="of:=[.D1419]-[.E1419]" table:style-name="ce2">
            <text:p>-0,81</text:p>
          </table:table-cell>
          <table:table-cell office:value-type="float" office:value="0.92314068399163518" table:formula="of:=1-EXP(-[.A1419]/[.$D$1])" table:style-name="ce1">
            <text:p>0,923140684</text:p>
          </table:table-cell>
          <table:table-cell office:value-type="float" office:value="-38261314094.757416" table:formula="of:=([.$D$2]-[.$D$1]*[.$D$1])*[.A1419]*[.G1419]" table:style-name="ce1">
            <text:p>-38261314095</text:p>
          </table:table-cell>
          <table:table-cell table:number-columns-repeated="16376"/>
        </table:table-row>
        <table:table-row table:style-name="ro1">
          <table:table-cell office:value-type="float" office:value="6491" table:style-name="ce1">
            <text:p>6491</text:p>
          </table:table-cell>
          <table:table-cell office:value-type="float" office:value="24.75" table:style-name="ce1">
            <text:p>24,75</text:p>
          </table:table-cell>
          <table:table-cell office:value-type="float" office:value="83.1" table:style-name="ce1">
            <text:p>83,1</text:p>
          </table:table-cell>
          <table:table-cell office:value-type="float" office:value="5.8099999999999987" table:formula="of:=[.B1420]-[.$B$5]" table:style-name="ce2">
            <text:p>5,81</text:p>
          </table:table-cell>
          <table:table-cell office:value-type="float" office:value="6.6246712644524326" table:formula="of:=[.$D$2]*(1-EXP(-[.A1420]/[.$D$1]))" table:style-name="ce1">
            <text:p>6,624671264</text:p>
          </table:table-cell>
          <table:table-cell office:value-type="float" office:value="-0.81467126445243387" table:formula="of:=[.D1420]-[.E1420]" table:style-name="ce2">
            <text:p>-0,81</text:p>
          </table:table-cell>
          <table:table-cell office:value-type="float" office:value="0.92329255655390707" table:formula="of:=1-EXP(-[.A1420]/[.$D$1])" table:style-name="ce1">
            <text:p>0,923292557</text:p>
          </table:table-cell>
          <table:table-cell office:value-type="float" office:value="-38297108901.666809" table:formula="of:=([.$D$2]-[.$D$1]*[.$D$1])*[.A1420]*[.G1420]" table:style-name="ce1">
            <text:p>-38297108902</text:p>
          </table:table-cell>
          <table:table-cell table:number-columns-repeated="16376"/>
        </table:table-row>
        <table:table-row table:style-name="ro1">
          <table:table-cell office:value-type="float" office:value="6496" table:style-name="ce1">
            <text:p>6496</text:p>
          </table:table-cell>
          <table:table-cell office:value-type="float" office:value="24.75" table:style-name="ce1">
            <text:p>24,75</text:p>
          </table:table-cell>
          <table:table-cell office:value-type="float" office:value="83.8" table:style-name="ce1">
            <text:p>83,8</text:p>
          </table:table-cell>
          <table:table-cell office:value-type="float" office:value="5.8099999999999987" table:formula="of:=[.B1421]-[.$B$5]" table:style-name="ce2">
            <text:p>5,81</text:p>
          </table:table-cell>
          <table:table-cell office:value-type="float" office:value="6.6257588046322882" table:formula="of:=[.$D$2]*(1-EXP(-[.A1421]/[.$D$1]))" table:style-name="ce1">
            <text:p>6,625758805</text:p>
          </table:table-cell>
          <table:table-cell office:value-type="float" office:value="-0.81575880463228945" table:formula="of:=[.D1421]-[.E1421]" table:style-name="ce2">
            <text:p>-0,82</text:p>
          </table:table-cell>
          <table:table-cell office:value-type="float" office:value="0.92344412901885364" table:formula="of:=1-EXP(-[.A1421]/[.$D$1])" table:style-name="ce1">
            <text:p>0,923444129</text:p>
          </table:table-cell>
          <table:table-cell office:value-type="float" office:value="-38332900956.271103" table:formula="of:=([.$D$2]-[.$D$1]*[.$D$1])*[.A1421]*[.G1421]" table:style-name="ce1">
            <text:p>-38332900956</text:p>
          </table:table-cell>
          <table:table-cell table:number-columns-repeated="16376"/>
        </table:table-row>
        <table:table-row table:style-name="ro1">
          <table:table-cell office:value-type="float" office:value="6500" table:style-name="ce1">
            <text:p>6500</text:p>
          </table:table-cell>
          <table:table-cell office:value-type="float" office:value="24.75" table:style-name="ce1">
            <text:p>24,75</text:p>
          </table:table-cell>
          <table:table-cell office:value-type="float" office:value="85.1" table:style-name="ce1">
            <text:p>85,1</text:p>
          </table:table-cell>
          <table:table-cell office:value-type="float" office:value="5.8099999999999987" table:formula="of:=[.B1422]-[.$B$5]" table:style-name="ce2">
            <text:p>5,81</text:p>
          </table:table-cell>
          <table:table-cell office:value-type="float" office:value="6.6266272893217968" table:formula="of:=[.$D$2]*(1-EXP(-[.A1422]/[.$D$1]))" table:style-name="ce1">
            <text:p>6,626627289</text:p>
          </table:table-cell>
          <table:table-cell office:value-type="float" office:value="-0.81662728932179807" table:formula="of:=[.D1422]-[.E1422]" table:style-name="ce2">
            <text:p>-0,82</text:p>
          </table:table-cell>
          <table:table-cell office:value-type="float" office:value="0.92356517131926297" table:formula="of:=1-EXP(-[.A1422]/[.$D$1])" table:style-name="ce1">
            <text:p>0,923565171</text:p>
          </table:table-cell>
          <table:table-cell office:value-type="float" office:value="-38361532615.517921" table:formula="of:=([.$D$2]-[.$D$1]*[.$D$1])*[.A1422]*[.G1422]" table:style-name="ce1">
            <text:p>-38361532616</text:p>
          </table:table-cell>
          <table:table-cell table:number-columns-repeated="16376"/>
        </table:table-row>
        <table:table-row table:style-name="ro1">
          <table:table-cell office:value-type="float" office:value="6505" table:style-name="ce1">
            <text:p>6505</text:p>
          </table:table-cell>
          <table:table-cell office:value-type="float" office:value="24.75" table:style-name="ce1">
            <text:p>24,75</text:p>
          </table:table-cell>
          <table:table-cell office:value-type="float" office:value="86.9" table:style-name="ce1">
            <text:p>86,9</text:p>
          </table:table-cell>
          <table:table-cell office:value-type="float" office:value="5.8099999999999987" table:formula="of:=[.B1423]-[.$B$5]" table:style-name="ce2">
            <text:p>5,81</text:p>
          </table:table-cell>
          <table:table-cell office:value-type="float" office:value="6.6277109644333141" table:formula="of:=[.$D$2]*(1-EXP(-[.A1423]/[.$D$1]))" table:style-name="ce1">
            <text:p>6,627710964</text:p>
          </table:table-cell>
          <table:table-cell office:value-type="float" office:value="-0.81771096443331537" table:formula="of:=[.D1423]-[.E1423]" table:style-name="ce2">
            <text:p>-0,82</text:p>
          </table:table-cell>
          <table:table-cell office:value-type="float" office:value="0.92371620510256258" table:formula="of:=1-EXP(-[.A1423]/[.$D$1])" table:style-name="ce1">
            <text:p>0,923716205</text:p>
          </table:table-cell>
          <table:table-cell office:value-type="float" office:value="-38397319705.581154" table:formula="of:=([.$D$2]-[.$D$1]*[.$D$1])*[.A1423]*[.G1423]" table:style-name="ce1">
            <text:p>-38397319706</text:p>
          </table:table-cell>
          <table:table-cell table:number-columns-repeated="16376"/>
        </table:table-row>
        <table:table-row table:style-name="ro1">
          <table:table-cell office:value-type="float" office:value="6509" table:style-name="ce1">
            <text:p>6509</text:p>
          </table:table-cell>
          <table:table-cell office:value-type="float" office:value="24.75" table:style-name="ce1">
            <text:p>24,75</text:p>
          </table:table-cell>
          <table:table-cell office:value-type="float" office:value="89" table:style-name="ce1">
            <text:p>89</text:p>
          </table:table-cell>
          <table:table-cell office:value-type="float" office:value="5.8099999999999987" table:formula="of:=[.B1424]-[.$B$5]" table:style-name="ce2">
            <text:p>5,81</text:p>
          </table:table-cell>
          <table:table-cell office:value-type="float" office:value="6.6285763625677356" table:formula="of:=[.$D$2]*(1-EXP(-[.A1424]/[.$D$1]))" table:style-name="ce1">
            <text:p>6,628576363</text:p>
          </table:table-cell>
          <table:table-cell office:value-type="float" office:value="-0.81857636256773691" table:formula="of:=[.D1424]-[.E1424]" table:style-name="ce2">
            <text:p>-0,82</text:p>
          </table:table-cell>
          <table:table-cell office:value-type="float" office:value="0.92383681722414124" table:formula="of:=1-EXP(-[.A1424]/[.$D$1])" table:style-name="ce1">
            <text:p>0,923836817</text:p>
          </table:table-cell>
          <table:table-cell office:value-type="float" office:value="-38425947387.888138" table:formula="of:=([.$D$2]-[.$D$1]*[.$D$1])*[.A1424]*[.G1424]" table:style-name="ce1">
            <text:p>-38425947388</text:p>
          </table:table-cell>
          <table:table-cell table:number-columns-repeated="16376"/>
        </table:table-row>
        <table:table-row table:style-name="ro1">
          <table:table-cell office:value-type="float" office:value="6514" table:style-name="ce1">
            <text:p>6514</text:p>
          </table:table-cell>
          <table:table-cell office:value-type="float" office:value="24.75" table:style-name="ce1">
            <text:p>24,75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5.8099999999999987" table:formula="of:=[.B1425]-[.$B$5]" table:style-name="ce2">
            <text:p>5,81</text:p>
          </table:table-cell>
          <table:table-cell office:value-type="float" office:value="6.6296561863471917" table:formula="of:=[.$D$2]*(1-EXP(-[.A1425]/[.$D$1]))" table:style-name="ce1">
            <text:p>6,629656186</text:p>
          </table:table-cell>
          <table:table-cell office:value-type="float" office:value="-0.81965618634719295" table:formula="of:=[.D1425]-[.E1425]" table:style-name="ce2">
            <text:p>-0,82</text:p>
          </table:table-cell>
          <table:table-cell office:value-type="float" office:value="0.92398731424024405" table:formula="of:=1-EXP(-[.A1425]/[.$D$1])" table:style-name="ce1">
            <text:p>0,923987314</text:p>
          </table:table-cell>
          <table:table-cell office:value-type="float" office:value="-38461729500.183578" table:formula="of:=([.$D$2]-[.$D$1]*[.$D$1])*[.A1425]*[.G1425]" table:style-name="ce1">
            <text:p>-38461729500</text:p>
          </table:table-cell>
          <table:table-cell table:number-columns-repeated="16376"/>
        </table:table-row>
        <table:table-row table:style-name="ro1">
          <table:table-cell office:value-type="float" office:value="6519" table:style-name="ce1">
            <text:p>6519</text:p>
          </table:table-cell>
          <table:table-cell office:value-type="float" office:value="24.75" table:style-name="ce1">
            <text:p>24,75</text:p>
          </table:table-cell>
          <table:table-cell office:value-type="float" office:value="78.8" table:style-name="ce1">
            <text:p>78,8</text:p>
          </table:table-cell>
          <table:table-cell office:value-type="float" office:value="5.8099999999999987" table:formula="of:=[.B1426]-[.$B$5]" table:style-name="ce2">
            <text:p>5,81</text:p>
          </table:table-cell>
          <table:table-cell office:value-type="float" office:value="6.6307338764151771" table:formula="of:=[.$D$2]*(1-EXP(-[.A1426]/[.$D$1]))" table:style-name="ce1">
            <text:p>6,630733876</text:p>
          </table:table-cell>
          <table:table-cell office:value-type="float" office:value="-0.82073387641517836" table:formula="of:=[.D1426]-[.E1426]" table:style-name="ce2">
            <text:p>-0,82</text:p>
          </table:table-cell>
          <table:table-cell office:value-type="float" office:value="0.92413751387707466" table:formula="of:=1-EXP(-[.A1426]/[.$D$1])" table:style-name="ce1">
            <text:p>0,924137514</text:p>
          </table:table-cell>
          <table:table-cell office:value-type="float" office:value="-38497508841.394936" table:formula="of:=([.$D$2]-[.$D$1]*[.$D$1])*[.A1426]*[.G1426]" table:style-name="ce1">
            <text:p>-38497508841</text:p>
          </table:table-cell>
          <table:table-cell table:number-columns-repeated="16376"/>
        </table:table-row>
        <table:table-row table:style-name="ro1">
          <table:table-cell office:value-type="float" office:value="6523" table:style-name="ce1">
            <text:p>6523</text:p>
          </table:table-cell>
          <table:table-cell office:value-type="float" office:value="24.75" table:style-name="ce1">
            <text:p>24,75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5.8099999999999987" table:formula="of:=[.B1427]-[.$B$5]" table:style-name="ce2">
            <text:p>5,81</text:p>
          </table:table-cell>
          <table:table-cell office:value-type="float" office:value="6.6315944950308561" table:formula="of:=[.$D$2]*(1-EXP(-[.A1427]/[.$D$1]))" table:style-name="ce1">
            <text:p>6,631594495</text:p>
          </table:table-cell>
          <table:table-cell office:value-type="float" office:value="-0.82159449503085735" table:formula="of:=[.D1427]-[.E1427]" table:style-name="ce2">
            <text:p>-0,82</text:p>
          </table:table-cell>
          <table:table-cell office:value-type="float" office:value="0.92425745986838015" table:formula="of:=1-EXP(-[.A1427]/[.$D$1])" table:style-name="ce1">
            <text:p>0,92425746</text:p>
          </table:table-cell>
          <table:table-cell office:value-type="float" office:value="-38526130316.489746" table:formula="of:=([.$D$2]-[.$D$1]*[.$D$1])*[.A1427]*[.G1427]" table:style-name="ce1">
            <text:p>-38526130316</text:p>
          </table:table-cell>
          <table:table-cell table:number-columns-repeated="16376"/>
        </table:table-row>
        <table:table-row table:style-name="ro1">
          <table:table-cell office:value-type="float" office:value="6528" table:style-name="ce1">
            <text:p>6528</text:p>
          </table:table-cell>
          <table:table-cell office:value-type="float" office:value="24.75" table:style-name="ce1">
            <text:p>24,75</text:p>
          </table:table-cell>
          <table:table-cell office:value-type="float" office:value="73.2" table:style-name="ce1">
            <text:p>73,2</text:p>
          </table:table-cell>
          <table:table-cell office:value-type="float" office:value="5.8099999999999987" table:formula="of:=[.B1428]-[.$B$5]" table:style-name="ce2">
            <text:p>5,81</text:p>
          </table:table-cell>
          <table:table-cell office:value-type="float" office:value="6.6326683550373531" table:formula="of:=[.$D$2]*(1-EXP(-[.A1428]/[.$D$1]))" table:style-name="ce1">
            <text:p>6,632668355</text:p>
          </table:table-cell>
          <table:table-cell office:value-type="float" office:value="-0.82266835503735436" table:formula="of:=[.D1428]-[.E1428]" table:style-name="ce2">
            <text:p>-0,82</text:p>
          </table:table-cell>
          <table:table-cell office:value-type="float" office:value="0.92440712570253258" table:formula="of:=1-EXP(-[.A1428]/[.$D$1])" table:style-name="ce1">
            <text:p>0,924407126</text:p>
          </table:table-cell>
          <table:table-cell office:value-type="float" office:value="-38561904659.669533" table:formula="of:=([.$D$2]-[.$D$1]*[.$D$1])*[.A1428]*[.G1428]" table:style-name="ce1">
            <text:p>-38561904660</text:p>
          </table:table-cell>
          <table:table-cell table:number-columns-repeated="16376"/>
        </table:table-row>
        <table:table-row table:style-name="ro1">
          <table:table-cell office:value-type="float" office:value="6532" table:style-name="ce1">
            <text:p>6532</text:p>
          </table:table-cell>
          <table:table-cell office:value-type="float" office:value="24.75" table:style-name="ce1">
            <text:p>24,75</text:p>
          </table:table-cell>
          <table:table-cell office:value-type="float" office:value="72.2" table:style-name="ce1">
            <text:p>72,2</text:p>
          </table:table-cell>
          <table:table-cell office:value-type="float" office:value="5.8099999999999987" table:formula="of:=[.B1429]-[.$B$5]" table:style-name="ce2">
            <text:p>5,81</text:p>
          </table:table-cell>
          <table:table-cell office:value-type="float" office:value="6.6335259150536121" table:formula="of:=[.$D$2]*(1-EXP(-[.A1429]/[.$D$1]))" table:style-name="ce1">
            <text:p>6,633525915</text:p>
          </table:table-cell>
          <table:table-cell office:value-type="float" office:value="-0.82352591505361339" table:formula="of:=[.D1429]-[.E1429]" table:style-name="ce2">
            <text:p>-0,82</text:p>
          </table:table-cell>
          <table:table-cell office:value-type="float" office:value="0.92452664541124008" table:formula="of:=1-EXP(-[.A1429]/[.$D$1])" table:style-name="ce1">
            <text:p>0,924526645</text:p>
          </table:table-cell>
          <table:table-cell office:value-type="float" office:value="-38590522131.191803" table:formula="of:=([.$D$2]-[.$D$1]*[.$D$1])*[.A1429]*[.G1429]" table:style-name="ce1">
            <text:p>-38590522131</text:p>
          </table:table-cell>
          <table:table-cell table:number-columns-repeated="16376"/>
        </table:table-row>
        <table:table-row table:style-name="ro1">
          <table:table-cell office:value-type="float" office:value="6537" table:style-name="ce1">
            <text:p>6537</text:p>
          </table:table-cell>
          <table:table-cell office:value-type="float" office:value="24.75" table:style-name="ce1">
            <text:p>24,75</text:p>
          </table:table-cell>
          <table:table-cell office:value-type="float" office:value="74.2" table:style-name="ce1">
            <text:p>74,2</text:p>
          </table:table-cell>
          <table:table-cell office:value-type="float" office:value="5.8099999999999987" table:formula="of:=[.B1430]-[.$B$5]" table:style-name="ce2">
            <text:p>5,81</text:p>
          </table:table-cell>
          <table:table-cell office:value-type="float" office:value="6.6345959586104861" table:formula="of:=[.$D$2]*(1-EXP(-[.A1430]/[.$D$1]))" table:style-name="ce1">
            <text:p>6,634595959</text:p>
          </table:table-cell>
          <table:table-cell office:value-type="float" office:value="-0.8245959586104874" table:formula="of:=[.D1430]-[.E1430]" table:style-name="ce2">
            <text:p>-0,82</text:p>
          </table:table-cell>
          <table:table-cell office:value-type="float" office:value="0.92467577933982481" table:formula="of:=1-EXP(-[.A1430]/[.$D$1])" table:style-name="ce1">
            <text:p>0,924675779</text:p>
          </table:table-cell>
          <table:table-cell office:value-type="float" office:value="-38626291463.511917" table:formula="of:=([.$D$2]-[.$D$1]*[.$D$1])*[.A1430]*[.G1430]" table:style-name="ce1">
            <text:p>-38626291464</text:p>
          </table:table-cell>
          <table:table-cell table:number-columns-repeated="16376"/>
        </table:table-row>
        <table:table-row table:style-name="ro1">
          <table:table-cell office:value-type="float" office:value="6541" table:style-name="ce1">
            <text:p>6541</text:p>
          </table:table-cell>
          <table:table-cell office:value-type="float" office:value="24.75" table:style-name="ce1">
            <text:p>24,75</text:p>
          </table:table-cell>
          <table:table-cell office:value-type="float" office:value="76.3" table:style-name="ce1">
            <text:p>76,3</text:p>
          </table:table-cell>
          <table:table-cell office:value-type="float" office:value="5.8099999999999987" table:formula="of:=[.B1431]-[.$B$5]" table:style-name="ce2">
            <text:p>5,81</text:p>
          </table:table-cell>
          <table:table-cell office:value-type="float" office:value="6.6354504708974495" table:formula="of:=[.$D$2]*(1-EXP(-[.A1431]/[.$D$1]))" table:style-name="ce1">
            <text:p>6,635450471</text:p>
          </table:table-cell>
          <table:table-cell office:value-type="float" office:value="-0.82545047089745083" table:formula="of:=[.D1431]-[.E1431]" table:style-name="ce2">
            <text:p>-0,83</text:p>
          </table:table-cell>
          <table:table-cell office:value-type="float" office:value="0.92479487428092333" table:formula="of:=1-EXP(-[.A1431]/[.$D$1])" table:style-name="ce1">
            <text:p>0,924794874</text:p>
          </table:table-cell>
          <table:table-cell office:value-type="float" office:value="-38654904921.260979" table:formula="of:=([.$D$2]-[.$D$1]*[.$D$1])*[.A1431]*[.G1431]" table:style-name="ce1">
            <text:p>-38654904921</text:p>
          </table:table-cell>
          <table:table-cell table:number-columns-repeated="16376"/>
        </table:table-row>
        <table:table-row table:style-name="ro1">
          <table:table-cell office:value-type="float" office:value="6546" table:style-name="ce1">
            <text:p>6546</text:p>
          </table:table-cell>
          <table:table-cell office:value-type="float" office:value="24.75" table:style-name="ce1">
            <text:p>24,75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5.8099999999999987" table:formula="of:=[.B1432]-[.$B$5]" table:style-name="ce2">
            <text:p>5,81</text:p>
          </table:table-cell>
          <table:table-cell office:value-type="float" office:value="6.6365167115681869" table:formula="of:=[.$D$2]*(1-EXP(-[.A1432]/[.$D$1]))" table:style-name="ce1">
            <text:p>6,636516712</text:p>
          </table:table-cell>
          <table:table-cell office:value-type="float" office:value="-0.82651671156818818" table:formula="of:=[.D1432]-[.E1432]" table:style-name="ce2">
            <text:p>-0,83</text:p>
          </table:table-cell>
          <table:table-cell office:value-type="float" office:value="0.92494347819430833" table:formula="of:=1-EXP(-[.A1432]/[.$D$1])" table:style-name="ce1">
            <text:p>0,924943478</text:p>
          </table:table-cell>
          <table:table-cell office:value-type="float" office:value="-38690669230.047615" table:formula="of:=([.$D$2]-[.$D$1]*[.$D$1])*[.A1432]*[.G1432]" table:style-name="ce1">
            <text:p>-38690669230</text:p>
          </table:table-cell>
          <table:table-cell table:number-columns-repeated="16376"/>
        </table:table-row>
        <table:table-row table:style-name="ro1">
          <table:table-cell office:value-type="float" office:value="6551" table:style-name="ce1">
            <text:p>6551</text:p>
          </table:table-cell>
          <table:table-cell office:value-type="float" office:value="24.75" table:style-name="ce1">
            <text:p>24,75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5.8099999999999987" table:formula="of:=[.B1433]-[.$B$5]" table:style-name="ce2">
            <text:p>5,81</text:p>
          </table:table-cell>
          <table:table-cell office:value-type="float" office:value="6.6375808453674221" table:formula="of:=[.$D$2]*(1-EXP(-[.A1433]/[.$D$1]))" table:style-name="ce1">
            <text:p>6,637580845</text:p>
          </table:table-cell>
          <table:table-cell office:value-type="float" office:value="-0.82758084536742338" table:formula="of:=[.D1433]-[.E1433]" table:style-name="ce2">
            <text:p>-0,83</text:p>
          </table:table-cell>
          <table:table-cell office:value-type="float" office:value="0.92509178846915674" table:formula="of:=1-EXP(-[.A1433]/[.$D$1])" table:style-name="ce1">
            <text:p>0,925091788</text:p>
          </table:table-cell>
          <table:table-cell office:value-type="float" office:value="-38726430742.562492" table:formula="of:=([.$D$2]-[.$D$1]*[.$D$1])*[.A1433]*[.G1433]" table:style-name="ce1">
            <text:p>-38726430743</text:p>
          </table:table-cell>
          <table:table-cell table:number-columns-repeated="16376"/>
        </table:table-row>
        <table:table-row table:style-name="ro1">
          <table:table-cell office:value-type="float" office:value="6555" table:style-name="ce1">
            <text:p>6555</text:p>
          </table:table-cell>
          <table:table-cell office:value-type="float" office:value="24.69" table:style-name="ce1">
            <text:p>24,69</text:p>
          </table:table-cell>
          <table:table-cell office:value-type="float" office:value="82.4" table:style-name="ce1">
            <text:p>82,4</text:p>
          </table:table-cell>
          <table:table-cell office:value-type="float" office:value="5.75" table:formula="of:=[.B1434]-[.$B$5]" table:style-name="ce2">
            <text:p>5,75</text:p>
          </table:table-cell>
          <table:table-cell office:value-type="float" office:value="6.6384306382572325" table:formula="of:=[.$D$2]*(1-EXP(-[.A1434]/[.$D$1]))" table:style-name="ce1">
            <text:p>6,638430638</text:p>
          </table:table-cell>
          <table:table-cell office:value-type="float" office:value="-0.88843063825723245" table:formula="of:=[.D1434]-[.E1434]" table:style-name="ce2">
            <text:p>-0,89</text:p>
          </table:table-cell>
          <table:table-cell office:value-type="float" office:value="0.92521022565923805" table:formula="of:=1-EXP(-[.A1434]/[.$D$1])" table:style-name="ce1">
            <text:p>0,925210226</text:p>
          </table:table-cell>
          <table:table-cell office:value-type="float" office:value="-38755037936.678596" table:formula="of:=([.$D$2]-[.$D$1]*[.$D$1])*[.A1434]*[.G1434]" table:style-name="ce1">
            <text:p>-38755037937</text:p>
          </table:table-cell>
          <table:table-cell table:number-columns-repeated="16376"/>
        </table:table-row>
        <table:table-row table:style-name="ro1">
          <table:table-cell office:value-type="float" office:value="6560" table:style-name="ce1">
            <text:p>6560</text:p>
          </table:table-cell>
          <table:table-cell office:value-type="float" office:value="24.69" table:style-name="ce1">
            <text:p>24,69</text:p>
          </table:table-cell>
          <table:table-cell office:value-type="float" office:value="83" table:style-name="ce1">
            <text:p>83</text:p>
          </table:table-cell>
          <table:table-cell office:value-type="float" office:value="5.75" table:formula="of:=[.B1435]-[.$B$5]" table:style-name="ce2">
            <text:p>5,75</text:p>
          </table:table-cell>
          <table:table-cell office:value-type="float" office:value="6.639490990173341" table:formula="of:=[.$D$2]*(1-EXP(-[.A1435]/[.$D$1]))" table:style-name="ce1">
            <text:p>6,63949099</text:p>
          </table:table-cell>
          <table:table-cell office:value-type="float" office:value="-0.88949099017334099" table:formula="of:=[.D1435]-[.E1435]" table:style-name="ce2">
            <text:p>-0,89</text:p>
          </table:table-cell>
          <table:table-cell office:value-type="float" office:value="0.92535800884611474" table:formula="of:=1-EXP(-[.A1435]/[.$D$1])" table:style-name="ce1">
            <text:p>0,925358009</text:p>
          </table:table-cell>
          <table:table-cell office:value-type="float" office:value="-38790794406.249702" table:formula="of:=([.$D$2]-[.$D$1]*[.$D$1])*[.A1435]*[.G1435]" table:style-name="ce1">
            <text:p>-38790794406</text:p>
          </table:table-cell>
          <table:table-cell table:number-columns-repeated="16376"/>
        </table:table-row>
        <table:table-row table:style-name="ro1">
          <table:table-cell office:value-type="float" office:value="6564" table:style-name="ce1">
            <text:p>6564</text:p>
          </table:table-cell>
          <table:table-cell office:value-type="float" office:value="24.69" table:style-name="ce1">
            <text:p>24,69</text:p>
          </table:table-cell>
          <table:table-cell office:value-type="float" office:value="83.7" table:style-name="ce1">
            <text:p>83,7</text:p>
          </table:table-cell>
          <table:table-cell office:value-type="float" office:value="5.75" table:formula="of:=[.B1436]-[.$B$5]" table:style-name="ce2">
            <text:p>5,75</text:p>
          </table:table-cell>
          <table:table-cell office:value-type="float" office:value="6.6403377629378699" table:formula="of:=[.$D$2]*(1-EXP(-[.A1436]/[.$D$1]))" table:style-name="ce1">
            <text:p>6,640337763</text:p>
          </table:table-cell>
          <table:table-cell office:value-type="float" office:value="-0.89033776293786993" table:formula="of:=[.D1436]-[.E1436]" table:style-name="ce2">
            <text:p>-0,89</text:p>
          </table:table-cell>
          <table:table-cell office:value-type="float" office:value="0.92547602511580906" table:formula="of:=1-EXP(-[.A1436]/[.$D$1])" table:style-name="ce1">
            <text:p>0,925476025</text:p>
          </table:table-cell>
          <table:table-cell office:value-type="float" office:value="-38819397561.081619" table:formula="of:=([.$D$2]-[.$D$1]*[.$D$1])*[.A1436]*[.G1436]" table:style-name="ce1">
            <text:p>-38819397561</text:p>
          </table:table-cell>
          <table:table-cell table:number-columns-repeated="16376"/>
        </table:table-row>
        <table:table-row table:style-name="ro1">
          <table:table-cell office:value-type="float" office:value="6569" table:style-name="ce1">
            <text:p>6569</text:p>
          </table:table-cell>
          <table:table-cell office:value-type="float" office:value="24.69" table:style-name="ce1">
            <text:p>24,69</text:p>
          </table:table-cell>
          <table:table-cell office:value-type="float" office:value="86.1" table:style-name="ce1">
            <text:p>86,1</text:p>
          </table:table-cell>
          <table:table-cell office:value-type="float" office:value="5.75" table:formula="of:=[.B1437]-[.$B$5]" table:style-name="ce2">
            <text:p>5,75</text:p>
          </table:table-cell>
          <table:table-cell office:value-type="float" office:value="6.6413943464114933" table:formula="of:=[.$D$2]*(1-EXP(-[.A1437]/[.$D$1]))" table:style-name="ce1">
            <text:p>6,641394346</text:p>
          </table:table-cell>
          <table:table-cell office:value-type="float" office:value="-0.89139434641149329" table:formula="of:=[.D1437]-[.E1437]" table:style-name="ce2">
            <text:p>-0,89</text:p>
          </table:table-cell>
          <table:table-cell office:value-type="float" office:value="0.92562328308796071" table:formula="of:=1-EXP(-[.A1437]/[.$D$1])" table:style-name="ce1">
            <text:p>0,925623283</text:p>
          </table:table-cell>
          <table:table-cell office:value-type="float" office:value="-38855148975.425262" table:formula="of:=([.$D$2]-[.$D$1]*[.$D$1])*[.A1437]*[.G1437]" table:style-name="ce1">
            <text:p>-38855148975</text:p>
          </table:table-cell>
          <table:table-cell table:number-columns-repeated="16376"/>
        </table:table-row>
        <table:table-row table:style-name="ro1">
          <table:table-cell office:value-type="float" office:value="6573" table:style-name="ce1">
            <text:p>6573</text:p>
          </table:table-cell>
          <table:table-cell office:value-type="float" office:value="24.69" table:style-name="ce1">
            <text:p>24,69</text:p>
          </table:table-cell>
          <table:table-cell office:value-type="float" office:value="87.7" table:style-name="ce1">
            <text:p>87,7</text:p>
          </table:table-cell>
          <table:table-cell office:value-type="float" office:value="5.75" table:formula="of:=[.B1438]-[.$B$5]" table:style-name="ce2">
            <text:p>5,75</text:p>
          </table:table-cell>
          <table:table-cell office:value-type="float" office:value="6.6422381097841283" table:formula="of:=[.$D$2]*(1-EXP(-[.A1438]/[.$D$1]))" table:style-name="ce1">
            <text:p>6,64223811</text:p>
          </table:table-cell>
          <table:table-cell office:value-type="float" office:value="-0.89223810978412832" table:formula="of:=[.D1438]-[.E1438]" table:style-name="ce2">
            <text:p>-0,89</text:p>
          </table:table-cell>
          <table:table-cell office:value-type="float" office:value="0.92574087993319998" table:formula="of:=1-EXP(-[.A1438]/[.$D$1])" table:style-name="ce1">
            <text:p>0,92574088</text:p>
          </table:table-cell>
          <table:table-cell office:value-type="float" office:value="-38883748081.20652" table:formula="of:=([.$D$2]-[.$D$1]*[.$D$1])*[.A1438]*[.G1438]" table:style-name="ce1">
            <text:p>-38883748081</text:p>
          </table:table-cell>
          <table:table-cell table:number-columns-repeated="16376"/>
        </table:table-row>
        <table:table-row table:style-name="ro1">
          <table:table-cell office:value-type="float" office:value="6578" table:style-name="ce1">
            <text:p>6578</text:p>
          </table:table-cell>
          <table:table-cell office:value-type="float" office:value="24.69" table:style-name="ce1">
            <text:p>24,69</text:p>
          </table:table-cell>
          <table:table-cell office:value-type="float" office:value="82.9" table:style-name="ce1">
            <text:p>82,9</text:p>
          </table:table-cell>
          <table:table-cell office:value-type="float" office:value="5.75" table:formula="of:=[.B1439]-[.$B$5]" table:style-name="ce2">
            <text:p>5,75</text:p>
          </table:table-cell>
          <table:table-cell office:value-type="float" office:value="6.6432909382081409" table:formula="of:=[.$D$2]*(1-EXP(-[.A1439]/[.$D$1]))" table:style-name="ce1">
            <text:p>6,643290938</text:p>
          </table:table-cell>
          <table:table-cell office:value-type="float" office:value="-0.89329093820814087" table:formula="of:=[.D1439]-[.E1439]" table:style-name="ce2">
            <text:p>-0,89</text:p>
          </table:table-cell>
          <table:table-cell office:value-type="float" office:value="0.92588761455721591" table:formula="of:=1-EXP(-[.A1439]/[.$D$1])" table:style-name="ce1">
            <text:p>0,925887615</text:p>
          </table:table-cell>
          <table:table-cell office:value-type="float" office:value="-38919494428.190018" table:formula="of:=([.$D$2]-[.$D$1]*[.$D$1])*[.A1439]*[.G1439]" table:style-name="ce1">
            <text:p>-38919494428</text:p>
          </table:table-cell>
          <table:table-cell table:number-columns-repeated="16376"/>
        </table:table-row>
        <table:table-row table:style-name="ro1">
          <table:table-cell office:value-type="float" office:value="6583" table:style-name="ce1">
            <text:p>6583</text:p>
          </table:table-cell>
          <table:table-cell office:value-type="float" office:value="24.69" table:style-name="ce1">
            <text:p>24,69</text:p>
          </table:table-cell>
          <table:table-cell office:value-type="float" office:value="78.7" table:style-name="ce1">
            <text:p>78,7</text:p>
          </table:table-cell>
          <table:table-cell office:value-type="float" office:value="5.75" table:formula="of:=[.B1440]-[.$B$5]" table:style-name="ce2">
            <text:p>5,75</text:p>
          </table:table-cell>
          <table:table-cell office:value-type="float" office:value="6.6443416862629956" table:formula="of:=[.$D$2]*(1-EXP(-[.A1440]/[.$D$1]))" table:style-name="ce1">
            <text:p>6,644341686</text:p>
          </table:table-cell>
          <table:table-cell office:value-type="float" office:value="-0.89434168626299559" table:formula="of:=[.D1440]-[.E1440]" table:style-name="ce2">
            <text:p>-0,89</text:p>
          </table:table-cell>
          <table:table-cell office:value-type="float" office:value="0.92603405923637561" table:formula="of:=1-EXP(-[.A1440]/[.$D$1])" table:style-name="ce1">
            <text:p>0,926034059</text:p>
          </table:table-cell>
          <table:table-cell office:value-type="float" office:value="-38955237954.786194" table:formula="of:=([.$D$2]-[.$D$1]*[.$D$1])*[.A1440]*[.G1440]" table:style-name="ce1">
            <text:p>-38955237955</text:p>
          </table:table-cell>
          <table:table-cell table:number-columns-repeated="16376"/>
        </table:table-row>
        <table:table-row table:style-name="ro1">
          <table:table-cell office:value-type="float" office:value="6587" table:style-name="ce1">
            <text:p>6587</text:p>
          </table:table-cell>
          <table:table-cell office:value-type="float" office:value="24.69" table:style-name="ce1">
            <text:p>24,69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5.75" table:formula="of:=[.B1441]-[.$B$5]" table:style-name="ce2">
            <text:p>5,75</text:p>
          </table:table-cell>
          <table:table-cell office:value-type="float" office:value="6.6451807896037991" table:formula="of:=[.$D$2]*(1-EXP(-[.A1441]/[.$D$1]))" table:style-name="ce1">
            <text:p>6,64518079</text:p>
          </table:table-cell>
          <table:table-cell office:value-type="float" office:value="-0.8951807896037991" table:formula="of:=[.D1441]-[.E1441]" table:style-name="ce2">
            <text:p>-0,90</text:p>
          </table:table-cell>
          <table:table-cell office:value-type="float" office:value="0.92615100660445115" table:formula="of:=1-EXP(-[.A1441]/[.$D$1])" table:style-name="ce1">
            <text:p>0,926151007</text:p>
          </table:table-cell>
          <table:table-cell office:value-type="float" office:value="-38983830742.915359" table:formula="of:=([.$D$2]-[.$D$1]*[.$D$1])*[.A1441]*[.G1441]" table:style-name="ce1">
            <text:p>-38983830743</text:p>
          </table:table-cell>
          <table:table-cell table:number-columns-repeated="16376"/>
        </table:table-row>
        <table:table-row table:style-name="ro1">
          <table:table-cell office:value-type="float" office:value="6592" table:style-name="ce1">
            <text:p>6592</text:p>
          </table:table-cell>
          <table:table-cell office:value-type="float" office:value="24.69" table:style-name="ce1">
            <text:p>24,69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5.75" table:formula="of:=[.B1442]-[.$B$5]" table:style-name="ce2">
            <text:p>5,75</text:p>
          </table:table-cell>
          <table:table-cell office:value-type="float" office:value="6.6462278033478555" table:formula="of:=[.$D$2]*(1-EXP(-[.A1442]/[.$D$1]))" table:style-name="ce1">
            <text:p>6,646227803</text:p>
          </table:table-cell>
          <table:table-cell office:value-type="float" office:value="-0.89622780334785546" table:formula="of:=[.D1442]-[.E1442]" table:style-name="ce2">
            <text:p>-0,90</text:p>
          </table:table-cell>
          <table:table-cell office:value-type="float" office:value="0.92629693082588149" table:formula="of:=1-EXP(-[.A1442]/[.$D$1])" table:style-name="ce1">
            <text:p>0,926296931</text:p>
          </table:table-cell>
          <table:table-cell office:value-type="float" office:value="-39019569183.576309" table:formula="of:=([.$D$2]-[.$D$1]*[.$D$1])*[.A1442]*[.G1442]" table:style-name="ce1">
            <text:p>-39019569184</text:p>
          </table:table-cell>
          <table:table-cell table:number-columns-repeated="16376"/>
        </table:table-row>
        <table:table-row table:style-name="ro1">
          <table:table-cell office:value-type="float" office:value="6596" table:style-name="ce1">
            <text:p>6596</text:p>
          </table:table-cell>
          <table:table-cell office:value-type="float" office:value="24.69" table:style-name="ce1">
            <text:p>24,69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5.75" table:formula="of:=[.B1443]-[.$B$5]" table:style-name="ce2">
            <text:p>5,75</text:p>
          </table:table-cell>
          <table:table-cell office:value-type="float" office:value="6.6470639245535477" table:formula="of:=[.$D$2]*(1-EXP(-[.A1443]/[.$D$1]))" table:style-name="ce1">
            <text:p>6,647063925</text:p>
          </table:table-cell>
          <table:table-cell office:value-type="float" office:value="-0.89706392455354766" table:formula="of:=[.D1443]-[.E1443]" table:style-name="ce2">
            <text:p>-0,90</text:p>
          </table:table-cell>
          <table:table-cell office:value-type="float" office:value="0.92641346256832957" table:formula="of:=1-EXP(-[.A1443]/[.$D$1])" table:style-name="ce1">
            <text:p>0,926413463</text:p>
          </table:table-cell>
          <table:table-cell office:value-type="float" office:value="-39048157898.241547" table:formula="of:=([.$D$2]-[.$D$1]*[.$D$1])*[.A1443]*[.G1443]" table:style-name="ce1">
            <text:p>-39048157898</text:p>
          </table:table-cell>
          <table:table-cell table:number-columns-repeated="16376"/>
        </table:table-row>
        <table:table-row table:style-name="ro1">
          <table:table-cell office:value-type="float" office:value="6601" table:style-name="ce1">
            <text:p>6601</text:p>
          </table:table-cell>
          <table:table-cell office:value-type="float" office:value="24.69" table:style-name="ce1">
            <text:p>24,69</text:p>
          </table:table-cell>
          <table:table-cell office:value-type="float" office:value="75.400000000000006" table:style-name="ce1">
            <text:p>75,4</text:p>
          </table:table-cell>
          <table:table-cell office:value-type="float" office:value="5.75" table:formula="of:=[.B1444]-[.$B$5]" table:style-name="ce2">
            <text:p>5,75</text:p>
          </table:table-cell>
          <table:table-cell office:value-type="float" office:value="6.6481072172583762" table:formula="of:=[.$D$2]*(1-EXP(-[.A1444]/[.$D$1]))" table:style-name="ce1">
            <text:p>6,648107217</text:p>
          </table:table-cell>
          <table:table-cell office:value-type="float" office:value="-0.89810721725837617" table:formula="of:=[.D1444]-[.E1444]" table:style-name="ce2">
            <text:p>-0,90</text:p>
          </table:table-cell>
          <table:table-cell office:value-type="float" office:value="0.92655886818171351" table:formula="of:=1-EXP(-[.A1444]/[.$D$1])" table:style-name="ce1">
            <text:p>0,926558868</text:p>
          </table:table-cell>
          <table:table-cell office:value-type="float" office:value="-39083891241.216331" table:formula="of:=([.$D$2]-[.$D$1]*[.$D$1])*[.A1444]*[.G1444]" table:style-name="ce1">
            <text:p>-39083891241</text:p>
          </table:table-cell>
          <table:table-cell table:number-columns-repeated="16376"/>
        </table:table-row>
        <table:table-row table:style-name="ro1">
          <table:table-cell office:value-type="float" office:value="6605" table:style-name="ce1">
            <text:p>6605</text:p>
          </table:table-cell>
          <table:table-cell office:value-type="float" office:value="24.69" table:style-name="ce1">
            <text:p>24,69</text:p>
          </table:table-cell>
          <table:table-cell office:value-type="float" office:value="78" table:style-name="ce1">
            <text:p>78</text:p>
          </table:table-cell>
          <table:table-cell office:value-type="float" office:value="5.75" table:formula="of:=[.B1445]-[.$B$5]" table:style-name="ce2">
            <text:p>5,75</text:p>
          </table:table-cell>
          <table:table-cell office:value-type="float" office:value="6.6489403669273299" table:formula="of:=[.$D$2]*(1-EXP(-[.A1445]/[.$D$1]))" table:style-name="ce1">
            <text:p>6,648940367</text:p>
          </table:table-cell>
          <table:table-cell office:value-type="float" office:value="-0.89894036692732993" table:formula="of:=[.D1445]-[.E1445]" table:style-name="ce2">
            <text:p>-0,90</text:p>
          </table:table-cell>
          <table:table-cell office:value-type="float" office:value="0.92667498577564877" table:formula="of:=1-EXP(-[.A1445]/[.$D$1])" table:style-name="ce1">
            <text:p>0,926674986</text:p>
          </table:table-cell>
          <table:table-cell office:value-type="float" office:value="-39112475873.07608" table:formula="of:=([.$D$2]-[.$D$1]*[.$D$1])*[.A1445]*[.G1445]" table:style-name="ce1">
            <text:p>-39112475873</text:p>
          </table:table-cell>
          <table:table-cell table:number-columns-repeated="16376"/>
        </table:table-row>
        <table:table-row table:style-name="ro1">
          <table:table-cell office:value-type="float" office:value="6610" table:style-name="ce1">
            <text:p>6610</text:p>
          </table:table-cell>
          <table:table-cell office:value-type="float" office:value="24.69" table:style-name="ce1">
            <text:p>24,69</text:p>
          </table:table-cell>
          <table:table-cell office:value-type="float" office:value="80.3" table:style-name="ce1">
            <text:p>80,3</text:p>
          </table:table-cell>
          <table:table-cell office:value-type="float" office:value="5.75" table:formula="of:=[.B1446]-[.$B$5]" table:style-name="ce2">
            <text:p>5,75</text:p>
          </table:table-cell>
          <table:table-cell office:value-type="float" office:value="6.6499799518173344" table:formula="of:=[.$D$2]*(1-EXP(-[.A1446]/[.$D$1]))" table:style-name="ce1">
            <text:p>6,649979952</text:p>
          </table:table-cell>
          <table:table-cell office:value-type="float" office:value="-0.89997995181733437" table:formula="of:=[.D1446]-[.E1446]" table:style-name="ce2">
            <text:p>-0,90</text:p>
          </table:table-cell>
          <table:table-cell office:value-type="float" office:value="0.92681987462409587" table:formula="of:=1-EXP(-[.A1446]/[.$D$1])" table:style-name="ce1">
            <text:p>0,926819875</text:p>
          </table:table-cell>
          <table:table-cell office:value-type="float" office:value="-39148204106.761528" table:formula="of:=([.$D$2]-[.$D$1]*[.$D$1])*[.A1446]*[.G1446]" table:style-name="ce1">
            <text:p>-39148204107</text:p>
          </table:table-cell>
          <table:table-cell table:number-columns-repeated="16376"/>
        </table:table-row>
        <table:table-row table:style-name="ro1">
          <table:table-cell office:value-type="float" office:value="6615" table:style-name="ce1">
            <text:p>6615</text:p>
          </table:table-cell>
          <table:table-cell office:value-type="float" office:value="24.75" table:style-name="ce1">
            <text:p>24,75</text:p>
          </table:table-cell>
          <table:table-cell office:value-type="float" office:value="82.8" table:style-name="ce1">
            <text:p>82,8</text:p>
          </table:table-cell>
          <table:table-cell office:value-type="float" office:value="5.8099999999999987" table:formula="of:=[.B1447]-[.$B$5]" table:style-name="ce2">
            <text:p>5,81</text:p>
          </table:table-cell>
          <table:table-cell office:value-type="float" office:value="6.6510174825071564" table:formula="of:=[.$D$2]*(1-EXP(-[.A1447]/[.$D$1]))" table:style-name="ce1">
            <text:p>6,651017483</text:p>
          </table:table-cell>
          <table:table-cell office:value-type="float" office:value="-0.84101748250715769" table:formula="of:=[.D1447]-[.E1447]" table:style-name="ce2">
            <text:p>-0,84</text:p>
          </table:table-cell>
          <table:table-cell office:value-type="float" office:value="0.9269644771749046" table:formula="of:=1-EXP(-[.A1447]/[.$D$1])" table:style-name="ce1">
            <text:p>0,926964477</text:p>
          </table:table-cell>
          <table:table-cell office:value-type="float" office:value="-39183929496.993263" table:formula="of:=([.$D$2]-[.$D$1]*[.$D$1])*[.A1447]*[.G1447]" table:style-name="ce1">
            <text:p>-39183929497</text:p>
          </table:table-cell>
          <table:table-cell table:number-columns-repeated="16376"/>
        </table:table-row>
        <table:table-row table:style-name="ro1">
          <table:table-cell office:value-type="float" office:value="6619" table:style-name="ce1">
            <text:p>6619</text:p>
          </table:table-cell>
          <table:table-cell office:value-type="float" office:value="24.69" table:style-name="ce1">
            <text:p>24,69</text:p>
          </table:table-cell>
          <table:table-cell office:value-type="float" office:value="83.1" table:style-name="ce1">
            <text:p>83,1</text:p>
          </table:table-cell>
          <table:table-cell office:value-type="float" office:value="5.75" table:formula="of:=[.B1448]-[.$B$5]" table:style-name="ce2">
            <text:p>5,75</text:p>
          </table:table-cell>
          <table:table-cell office:value-type="float" office:value="6.651846030762842" table:formula="of:=[.$D$2]*(1-EXP(-[.A1448]/[.$D$1]))" table:style-name="ce1">
            <text:p>6,651846031</text:p>
          </table:table-cell>
          <table:table-cell office:value-type="float" office:value="-0.90184603076284198" table:formula="of:=[.D1448]-[.E1448]" table:style-name="ce2">
            <text:p>-0,90</text:p>
          </table:table-cell>
          <table:table-cell office:value-type="float" office:value="0.92707995346145255" table:formula="of:=1-EXP(-[.A1448]/[.$D$1])" table:style-name="ce1">
            <text:p>0,927079953</text:p>
          </table:table-cell>
          <table:table-cell office:value-type="float" office:value="-39212507759.531876" table:formula="of:=([.$D$2]-[.$D$1]*[.$D$1])*[.A1448]*[.G1448]" table:style-name="ce1">
            <text:p>-39212507760</text:p>
          </table:table-cell>
          <table:table-cell table:number-columns-repeated="16376"/>
        </table:table-row>
        <table:table-row table:number-rows-repeated="10471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meta:initial-creator>André</meta:initial-creator>
    <dc:creator>sony</dc:creator>
    <meta:creation-date>2017-03-08T15:47:48Z</meta:creation-date>
    <dc:date>2017-03-19T16:49:1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1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4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G1S0">
      <style:chart-properties chart:symbol-type="automatic" chart:connect-bars="false" chart:solid-type="cuboid"/>
      <style:graphic-properties draw:fill="none" draw:stroke="none"/>
    </style:style>
  </office:automatic-styles>
  <office:body>
    <office:chart>
      <chart:chart chart:class="chart:scatter" svg:height="210.0pt" svg:width="301.0pt" chart:style-name="Crt0">
        <chart:plot-area svg:x="26.2255905511811pt" svg:y="6.050314960629922pt" svg:width="249.6970866141732pt" svg:height="186.054094488189pt" chart:style-name="Plt0">
          <chart:axis chart:dimension="y" chart:name="primary-y" chart:style-name="Axs0">
            <chart:title chart:style-name="AT00">
              <text:p text:style-name="a0" text:class-names="" text:cond-style-name="">T-T0 (°C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empo (s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2" text:class-names="" text:cond-style-name="">Hr (%)</text:p>
            </chart:title>
          </chart:axis>
          <chart:axis chart:dimension="x" chart:name="secondary-X" chart:style-name="Axs3"/>
          <chart:series chart:values-cell-range-address="Folha1.$D$5:.$D$1326" chart:class="chart:scatter" chart:attached-axis="primary-y" chart:style-name="G0S0">
            <chart:domain table:cell-range-address="Folha1.$A$5:.$A$1326"/>
            <chart:data-point chart:repeated="1322"/>
          </chart:series>
          <chart:series chart:values-cell-range-address="Folha1.$E$5:.$E$1326" chart:class="chart:scatter" chart:attached-axis="primary-y" chart:style-name="G0S1">
            <chart:domain table:cell-range-address="Folha1.$A$5:.$A$1326"/>
            <chart:data-point chart:repeated="1322"/>
          </chart:series>
          <chart:series chart:values-cell-range-address="Folha1.$C$5:.$C$1326" chart:class="chart:scatter" chart:attached-axis="secondary-y" chart:style-name="G1S0">
            <chart:domain table:cell-range-address="Folha1.$A$5:.$A$1326"/>
            <chart:data-point chart:repeated="132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88.6257480314961pt" svg:width="302.6246456692913pt" chart:style-name="Crt0">
        <chart:title chart:style-name="CT00">
          <text:p text:style-name="a0" text:class-names="" text:cond-style-name="">Humidad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olha1.$C$5:.$C$477" chart:class="chart:scatter" chart:attached-axis="primary-y" chart:style-name="G0S0">
            <chart:domain table:cell-range-address="Folha1.$A$5:.$A$477"/>
            <chart:data-point chart:repeated="47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